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0.841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Лист1.B2"/>
    </style:style>
    <style:style style:name="ce2" style:family="table-cell" style:parent-style-name="Default">
      <style:map style:condition="cell-content()=1" style:apply-style-name="Good" style:base-cell-address="Лист1.B2"/>
    </style:style>
    <style:style style:name="ce3" style:family="table-cell" style:parent-style-name="Default">
      <style:map style:condition="cell-content()=1" style:apply-style-name="Good" style:base-cell-address="Лист1.B2"/>
    </style:style>
    <style:style style:name="ce4" style:family="table-cell" style:parent-style-name="Default">
      <style:map style:condition="cell-content()=1" style:apply-style-name="Good" style:base-cell-address="Лист1.B2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number-columns-repeated="65" table:default-cell-style-name="Default"/>
        <table:table-column table:style-name="co1" table:number-columns-repeated="16319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IF([$д.B2]=0;IF(AND(INDEX([$д.$B$2:.$BM$64];[.$A2]*3;[.B$1])&gt;0;INDEX([$д.$B$2:.$BM$64];[.$A2];[.B$1]*3)&gt;0;INDEX([$д.$B$2:.$BM$64];[.$A2];[.B$1]+1)&gt;0;INDEX([$д.$B$2:.$BM$64];[.$A2]+1;[.B$1])&gt;0);-2;0);[$д.B2])" office:value-type="float" office:value="0" calcext:value-type="float">
            <text:p>0</text:p>
          </table:table-cell>
          <table:table-cell table:style-name="ce1" table:formula="of:=IF([$д.C2]=0;IF(AND(INDEX([$д.$B$2:.$BM$64];[.$A2]*3;[.C$1])&gt;0;INDEX([$д.$B$2:.$BM$64];[.$A2];[.C$1]*3)&gt;0;INDEX([$д.$B$2:.$BM$64];[.$A2];[.C$1]+1)&gt;0;INDEX([$д.$B$2:.$BM$64];[.$A2]+1;[.C$1])&gt;0);-2;0);[$д.C2])" office:value-type="float" office:value="0" calcext:value-type="float">
            <text:p>0</text:p>
          </table:table-cell>
          <table:table-cell table:style-name="ce1" table:formula="of:=IF([$д.D2]=0;IF(AND(INDEX([$д.$B$2:.$BM$64];[.$A2]*3;[.D$1])&gt;0;INDEX([$д.$B$2:.$BM$64];[.$A2];[.D$1]*3)&gt;0;INDEX([$д.$B$2:.$BM$64];[.$A2];[.D$1]+1)&gt;0;INDEX([$д.$B$2:.$BM$64];[.$A2]+1;[.D$1])&gt;0);-2;0);[$д.D2])" office:value-type="float" office:value="0" calcext:value-type="float">
            <text:p>0</text:p>
          </table:table-cell>
          <table:table-cell table:style-name="ce1" table:formula="of:=IF([$д.E2]=0;IF(AND(INDEX([$д.$B$2:.$BM$64];[.$A2]*3;[.E$1])&gt;0;INDEX([$д.$B$2:.$BM$64];[.$A2];[.E$1]*3)&gt;0;INDEX([$д.$B$2:.$BM$64];[.$A2];[.E$1]+1)&gt;0;INDEX([$д.$B$2:.$BM$64];[.$A2]+1;[.E$1])&gt;0);-2;0);[$д.E2])" office:value-type="float" office:value="0" calcext:value-type="float">
            <text:p>0</text:p>
          </table:table-cell>
          <table:table-cell table:style-name="ce1" table:formula="of:=IF([$д.F2]=0;IF(AND(INDEX([$д.$B$2:.$BM$64];[.$A2]*3;[.F$1])&gt;0;INDEX([$д.$B$2:.$BM$64];[.$A2];[.F$1]*3)&gt;0;INDEX([$д.$B$2:.$BM$64];[.$A2];[.F$1]+1)&gt;0;INDEX([$д.$B$2:.$BM$64];[.$A2]+1;[.F$1])&gt;0);-2;0);[$д.F2])" office:value-type="float" office:value="0" calcext:value-type="float">
            <text:p>0</text:p>
          </table:table-cell>
          <table:table-cell table:style-name="ce1" table:formula="of:=IF([$д.G2]=0;IF(AND(INDEX([$д.$B$2:.$BM$64];[.$A2]*3;[.G$1])&gt;0;INDEX([$д.$B$2:.$BM$64];[.$A2];[.G$1]*3)&gt;0;INDEX([$д.$B$2:.$BM$64];[.$A2];[.G$1]+1)&gt;0;INDEX([$д.$B$2:.$BM$64];[.$A2]+1;[.G$1])&gt;0);-2;0);[$д.G2])" office:value-type="float" office:value="0" calcext:value-type="float">
            <text:p>0</text:p>
          </table:table-cell>
          <table:table-cell table:style-name="ce1" table:formula="of:=IF([$д.H2]=0;IF(AND(INDEX([$д.$B$2:.$BM$64];[.$A2]*3;[.H$1])&gt;0;INDEX([$д.$B$2:.$BM$64];[.$A2];[.H$1]*3)&gt;0;INDEX([$д.$B$2:.$BM$64];[.$A2];[.H$1]+1)&gt;0;INDEX([$д.$B$2:.$BM$64];[.$A2]+1;[.H$1])&gt;0);-2;0);[$д.H2])" office:value-type="float" office:value="2" calcext:value-type="float">
            <text:p>2</text:p>
          </table:table-cell>
          <table:table-cell table:style-name="ce1" table:formula="of:=IF([$д.I2]=0;IF(AND(INDEX([$д.$B$2:.$BM$64];[.$A2]*3;[.I$1])&gt;0;INDEX([$д.$B$2:.$BM$64];[.$A2];[.I$1]*3)&gt;0;INDEX([$д.$B$2:.$BM$64];[.$A2];[.I$1]+1)&gt;0;INDEX([$д.$B$2:.$BM$64];[.$A2]+1;[.I$1])&gt;0);-2;0);[$д.I2])" office:value-type="float" office:value="0" calcext:value-type="float">
            <text:p>0</text:p>
          </table:table-cell>
          <table:table-cell table:style-name="ce1" table:formula="of:=IF([$д.J2]=0;IF(AND(INDEX([$д.$B$2:.$BM$64];[.$A2]*3;[.J$1])&gt;0;INDEX([$д.$B$2:.$BM$64];[.$A2];[.J$1]*3)&gt;0;INDEX([$д.$B$2:.$BM$64];[.$A2];[.J$1]+1)&gt;0;INDEX([$д.$B$2:.$BM$64];[.$A2]+1;[.J$1])&gt;0);-2;0);[$д.J2])" office:value-type="float" office:value="0" calcext:value-type="float">
            <text:p>0</text:p>
          </table:table-cell>
          <table:table-cell table:style-name="ce1" table:formula="of:=IF([$д.K2]=0;IF(AND(INDEX([$д.$B$2:.$BM$64];[.$A2]*3;[.K$1])&gt;0;INDEX([$д.$B$2:.$BM$64];[.$A2];[.K$1]*3)&gt;0;INDEX([$д.$B$2:.$BM$64];[.$A2];[.K$1]+1)&gt;0;INDEX([$д.$B$2:.$BM$64];[.$A2]+1;[.K$1])&gt;0);-2;0);[$д.K2])" office:value-type="float" office:value="0" calcext:value-type="float">
            <text:p>0</text:p>
          </table:table-cell>
          <table:table-cell table:style-name="ce1" table:formula="of:=IF([$д.L2]=0;IF(AND(INDEX([$д.$B$2:.$BM$64];[.$A2]*3;[.L$1])&gt;0;INDEX([$д.$B$2:.$BM$64];[.$A2];[.L$1]*3)&gt;0;INDEX([$д.$B$2:.$BM$64];[.$A2];[.L$1]+1)&gt;0;INDEX([$д.$B$2:.$BM$64];[.$A2]+1;[.L$1])&gt;0);-2;0);[$д.L2])" office:value-type="float" office:value="0" calcext:value-type="float">
            <text:p>0</text:p>
          </table:table-cell>
          <table:table-cell table:style-name="ce1" table:formula="of:=IF([$д.M2]=0;IF(AND(INDEX([$д.$B$2:.$BM$64];[.$A2]*3;[.M$1])&gt;0;INDEX([$д.$B$2:.$BM$64];[.$A2];[.M$1]*3)&gt;0;INDEX([$д.$B$2:.$BM$64];[.$A2];[.M$1]+1)&gt;0;INDEX([$д.$B$2:.$BM$64];[.$A2]+1;[.M$1])&gt;0);-2;0);[$д.M2])" office:value-type="float" office:value="0" calcext:value-type="float">
            <text:p>0</text:p>
          </table:table-cell>
          <table:table-cell table:style-name="ce1" table:formula="of:=IF([$д.N2]=0;IF(AND(INDEX([$д.$B$2:.$BM$64];[.$A2]*3;[.N$1])&gt;0;INDEX([$д.$B$2:.$BM$64];[.$A2];[.N$1]*3)&gt;0;INDEX([$д.$B$2:.$BM$64];[.$A2];[.N$1]+1)&gt;0;INDEX([$д.$B$2:.$BM$64];[.$A2]+1;[.N$1])&gt;0);-2;0);[$д.N2])" office:value-type="float" office:value="0" calcext:value-type="float">
            <text:p>0</text:p>
          </table:table-cell>
          <table:table-cell table:style-name="ce1" table:formula="of:=IF([$д.O2]=0;IF(AND(INDEX([$д.$B$2:.$BM$64];[.$A2]*3;[.O$1])&gt;0;INDEX([$д.$B$2:.$BM$64];[.$A2];[.O$1]*3)&gt;0;INDEX([$д.$B$2:.$BM$64];[.$A2];[.O$1]+1)&gt;0;INDEX([$д.$B$2:.$BM$64];[.$A2]+1;[.O$1])&gt;0);-2;0);[$д.O2])" office:value-type="float" office:value="0" calcext:value-type="float">
            <text:p>0</text:p>
          </table:table-cell>
          <table:table-cell table:style-name="ce1" table:formula="of:=IF([$д.P2]=0;IF(AND(INDEX([$д.$B$2:.$BM$64];[.$A2]*3;[.P$1])&gt;0;INDEX([$д.$B$2:.$BM$64];[.$A2];[.P$1]*3)&gt;0;INDEX([$д.$B$2:.$BM$64];[.$A2];[.P$1]+1)&gt;0;INDEX([$д.$B$2:.$BM$64];[.$A2]+1;[.P$1])&gt;0);-2;0);[$д.P2])" office:value-type="float" office:value="0" calcext:value-type="float">
            <text:p>0</text:p>
          </table:table-cell>
          <table:table-cell table:style-name="ce1" table:formula="of:=IF([$д.Q2]=0;IF(AND(INDEX([$д.$B$2:.$BM$64];[.$A2]*3;[.Q$1])&gt;0;INDEX([$д.$B$2:.$BM$64];[.$A2];[.Q$1]*3)&gt;0;INDEX([$д.$B$2:.$BM$64];[.$A2];[.Q$1]+1)&gt;0;INDEX([$д.$B$2:.$BM$64];[.$A2]+1;[.Q$1])&gt;0);-2;0);[$д.Q2])" office:value-type="float" office:value="0" calcext:value-type="float">
            <text:p>0</text:p>
          </table:table-cell>
          <table:table-cell table:style-name="ce1" table:formula="of:=IF([$д.R2]=0;IF(AND(INDEX([$д.$B$2:.$BM$64];[.$A2]*3;[.R$1])&gt;0;INDEX([$д.$B$2:.$BM$64];[.$A2];[.R$1]*3)&gt;0;INDEX([$д.$B$2:.$BM$64];[.$A2];[.R$1]+1)&gt;0;INDEX([$д.$B$2:.$BM$64];[.$A2]+1;[.R$1])&gt;0);-2;0);[$д.R2])" office:value-type="float" office:value="0" calcext:value-type="float">
            <text:p>0</text:p>
          </table:table-cell>
          <table:table-cell table:style-name="ce1" table:formula="of:=IF([$д.S2]=0;IF(AND(INDEX([$д.$B$2:.$BM$64];[.$A2]*3;[.S$1])&gt;0;INDEX([$д.$B$2:.$BM$64];[.$A2];[.S$1]*3)&gt;0;INDEX([$д.$B$2:.$BM$64];[.$A2];[.S$1]+1)&gt;0;INDEX([$д.$B$2:.$BM$64];[.$A2]+1;[.S$1])&gt;0);-2;0);[$д.S2])" office:value-type="float" office:value="0" calcext:value-type="float">
            <text:p>0</text:p>
          </table:table-cell>
          <table:table-cell table:style-name="ce1" table:formula="of:=IF([$д.T2]=0;IF(AND(INDEX([$д.$B$2:.$BM$64];[.$A2]*3;[.T$1])&gt;0;INDEX([$д.$B$2:.$BM$64];[.$A2];[.T$1]*3)&gt;0;INDEX([$д.$B$2:.$BM$64];[.$A2];[.T$1]+1)&gt;0;INDEX([$д.$B$2:.$BM$64];[.$A2]+1;[.T$1])&gt;0);-2;0);[$д.T2])" office:value-type="float" office:value="0" calcext:value-type="float">
            <text:p>0</text:p>
          </table:table-cell>
          <table:table-cell table:style-name="ce1" table:formula="of:=IF([$д.U2]=0;IF(AND(INDEX([$д.$B$2:.$BM$64];[.$A2]*3;[.U$1])&gt;0;INDEX([$д.$B$2:.$BM$64];[.$A2];[.U$1]*3)&gt;0;INDEX([$д.$B$2:.$BM$64];[.$A2];[.U$1]+1)&gt;0;INDEX([$д.$B$2:.$BM$64];[.$A2]+1;[.U$1])&gt;0);-2;0);[$д.U2])" office:value-type="float" office:value="2" calcext:value-type="float">
            <text:p>2</text:p>
          </table:table-cell>
          <table:table-cell table:style-name="ce2" table:formula="of:=IF([$д.V2]=0;IF(OR(INDEX([$д.$B$2:.$BM$64];[.$A2]*3;[.V$1])&lt;0;INDEX([$д.$B$2:.$BM$64];[.$A2];[.V$1]*3)&lt;0;INDEX([$д.$B$2:.$BM$64];[.$A2];[.V$1]+1)&lt;0;INDEX([$д.$B$2:.$BM$64];[.$A2]+1;[.V$1])&lt;0);2;0);[$д.V2])" office:value-type="float" office:value="-1" calcext:value-type="float">
            <text:p>-1</text:p>
          </table:table-cell>
          <table:table-cell table:style-name="ce3" table:formula="of:=IF([$д.W2]=0;IF(AND(INDEX([$д.$B$2:.$BM$64];[.$A2]*3;[.W$1])&gt;0;INDEX([$д.$B$2:.$BM$64];[.$A2];[.W$1]*3)&gt;0;INDEX([$д.$B$2:.$BM$64];[.$A2];[.W$1]+1)&gt;0;INDEX([$д.$B$2:.$BM$64];[.$A2]+1;[.W$1])&gt;0);-1;0);[$д.W2])" office:value-type="float" office:value="1" calcext:value-type="float">
            <text:p>1</text:p>
          </table:table-cell>
          <table:table-cell table:style-name="ce4" table:formula="of:=IF([$д.X2]=0;IF(OR(INDEX([$д.$B$2:.$BM$64];[.$A2]*3;[.X$1])&gt;0;INDEX([$д.$B$2:.$BM$64];[.$A2];[.X$1]*3)&gt;0;INDEX([$д.$B$2:.$BM$64];[.$A2];[.X$1]+1)&gt;0;INDEX([$д.$B$2:.$BM$64];[.$A2]+1;[.X$1])&gt;0);-1;0);[$д.X2])" office:value-type="float" office:value="1" calcext:value-type="float">
            <text:p>1</text:p>
          </table:table-cell>
          <table:table-cell table:style-name="ce4" table:formula="of:=IF([$д.Y2]=0;IF(OR(INDEX([$д.$B$2:.$BM$64];[.$A2]*3;[.Y$1])&gt;0;INDEX([$д.$B$2:.$BM$64];[.$A2];[.Y$1]*3)&gt;0;INDEX([$д.$B$2:.$BM$64];[.$A2];[.Y$1]+1)&gt;0;INDEX([$д.$B$2:.$BM$64];[.$A2]+1;[.Y$1])&gt;0);-1;0);[$д.Y2])" office:value-type="float" office:value="1" calcext:value-type="float">
            <text:p>1</text:p>
          </table:table-cell>
          <table:table-cell table:style-name="ce4" table:formula="of:=IF([$д.Z2]=0;IF(OR(INDEX([$д.$B$2:.$BM$64];[.$A2]*3;[.Z$1])&gt;0;INDEX([$д.$B$2:.$BM$64];[.$A2];[.Z$1]*3)&gt;0;INDEX([$д.$B$2:.$BM$64];[.$A2];[.Z$1]+1)&gt;0;INDEX([$д.$B$2:.$BM$64];[.$A2]+1;[.Z$1])&gt;0);-1;0);[$д.Z2])" office:value-type="float" office:value="1" calcext:value-type="float">
            <text:p>1</text:p>
          </table:table-cell>
          <table:table-cell table:style-name="ce4" table:formula="of:=IF([$д.AA2]=0;IF(OR(INDEX([$д.$B$2:.$BM$64];[.$A2]*3;[.AA$1])&gt;0;INDEX([$д.$B$2:.$BM$64];[.$A2];[.AA$1]*3)&gt;0;INDEX([$д.$B$2:.$BM$64];[.$A2];[.AA$1]+1)&gt;0;INDEX([$д.$B$2:.$BM$64];[.$A2]+1;[.AA$1])&gt;0);-1;0);[$д.AA2])" office:value-type="float" office:value="1" calcext:value-type="float">
            <text:p>1</text:p>
          </table:table-cell>
          <table:table-cell table:style-name="ce4" table:formula="of:=IF([$д.AB2]=0;IF(OR(INDEX([$д.$B$2:.$BM$64];[.$A2]*3;[.AB$1])&gt;0;INDEX([$д.$B$2:.$BM$64];[.$A2];[.AB$1]*3)&gt;0;INDEX([$д.$B$2:.$BM$64];[.$A2];[.AB$1]+1)&gt;0;INDEX([$д.$B$2:.$BM$64];[.$A2]+1;[.AB$1])&gt;0);-1;0);[$д.AB2])" office:value-type="float" office:value="1" calcext:value-type="float">
            <text:p>1</text:p>
          </table:table-cell>
          <table:table-cell table:style-name="ce4" table:formula="of:=IF([$д.AC2]=0;IF(OR(INDEX([$д.$B$2:.$BM$64];[.$A2]*3;[.AC$1])&gt;0;INDEX([$д.$B$2:.$BM$64];[.$A2];[.AC$1]*3)&gt;0;INDEX([$д.$B$2:.$BM$64];[.$A2];[.AC$1]+1)&gt;0;INDEX([$д.$B$2:.$BM$64];[.$A2]+1;[.AC$1])&gt;0);-1;0);[$д.AC2])" office:value-type="float" office:value="1" calcext:value-type="float">
            <text:p>1</text:p>
          </table:table-cell>
          <table:table-cell table:style-name="ce4" table:formula="of:=IF(MAX([.AD$1];[.$A2])*3+MIN([.AD$1];[.$A2])&gt;=65;1;0)" office:value-type="float" office:value="1" calcext:value-type="float">
            <text:p>1</text:p>
          </table:table-cell>
          <table:table-cell table:style-name="ce4" table:formula="of:=IF(MAX([.AE$1];[.$A2])*3+MIN([.AE$1];[.$A2])&gt;=65;1;0)" office:value-type="float" office:value="1" calcext:value-type="float">
            <text:p>1</text:p>
          </table:table-cell>
          <table:table-cell table:style-name="ce4" table:formula="of:=IF(MAX([.AF$1];[.$A2])*3+MIN([.AF$1];[.$A2])&gt;=65;1;0)" office:value-type="float" office:value="1" calcext:value-type="float">
            <text:p>1</text:p>
          </table:table-cell>
          <table:table-cell table:style-name="ce4" table:formula="of:=IF(MAX([.AG$1];[.$A2])*3+MIN([.AG$1];[.$A2])&gt;=65;1;0)" office:value-type="float" office:value="1" calcext:value-type="float">
            <text:p>1</text:p>
          </table:table-cell>
          <table:table-cell table:style-name="ce4" table:formula="of:=IF(MAX([.AH$1];[.$A2])*3+MIN([.AH$1];[.$A2])&gt;=65;1;0)" office:value-type="float" office:value="1" calcext:value-type="float">
            <text:p>1</text:p>
          </table:table-cell>
          <table:table-cell table:style-name="ce4" table:formula="of:=IF(MAX([.AI$1];[.$A2])*3+MIN([.AI$1];[.$A2])&gt;=65;1;0)" office:value-type="float" office:value="1" calcext:value-type="float">
            <text:p>1</text:p>
          </table:table-cell>
          <table:table-cell table:style-name="ce4" table:formula="of:=IF(MAX([.AJ$1];[.$A2])*3+MIN([.AJ$1];[.$A2])&gt;=65;1;0)" office:value-type="float" office:value="1" calcext:value-type="float">
            <text:p>1</text:p>
          </table:table-cell>
          <table:table-cell table:style-name="ce4" table:formula="of:=IF(MAX([.AK$1];[.$A2])*3+MIN([.AK$1];[.$A2])&gt;=65;1;0)" office:value-type="float" office:value="1" calcext:value-type="float">
            <text:p>1</text:p>
          </table:table-cell>
          <table:table-cell table:style-name="ce4" table:formula="of:=IF(MAX([.AL$1];[.$A2])*3+MIN([.AL$1];[.$A2])&gt;=65;1;0)" office:value-type="float" office:value="1" calcext:value-type="float">
            <text:p>1</text:p>
          </table:table-cell>
          <table:table-cell table:style-name="ce4" table:formula="of:=IF(MAX([.AM$1];[.$A2])*3+MIN([.AM$1];[.$A2])&gt;=65;1;0)" office:value-type="float" office:value="1" calcext:value-type="float">
            <text:p>1</text:p>
          </table:table-cell>
          <table:table-cell table:style-name="ce4" table:formula="of:=IF(MAX([.AN$1];[.$A2])*3+MIN([.AN$1];[.$A2])&gt;=65;1;0)" office:value-type="float" office:value="1" calcext:value-type="float">
            <text:p>1</text:p>
          </table:table-cell>
          <table:table-cell table:style-name="ce4" table:formula="of:=IF(MAX([.AO$1];[.$A2])*3+MIN([.AO$1];[.$A2])&gt;=65;1;0)" office:value-type="float" office:value="1" calcext:value-type="float">
            <text:p>1</text:p>
          </table:table-cell>
          <table:table-cell table:style-name="ce4" table:formula="of:=IF(MAX([.AP$1];[.$A2])*3+MIN([.AP$1];[.$A2])&gt;=65;1;0)" office:value-type="float" office:value="1" calcext:value-type="float">
            <text:p>1</text:p>
          </table:table-cell>
          <table:table-cell table:style-name="ce4" table:formula="of:=IF(MAX([.AQ$1];[.$A2])*3+MIN([.AQ$1];[.$A2])&gt;=65;1;0)" office:value-type="float" office:value="1" calcext:value-type="float">
            <text:p>1</text:p>
          </table:table-cell>
          <table:table-cell table:style-name="ce4" table:formula="of:=IF(MAX([.AR$1];[.$A2])*3+MIN([.AR$1];[.$A2])&gt;=65;1;0)" office:value-type="float" office:value="1" calcext:value-type="float">
            <text:p>1</text:p>
          </table:table-cell>
          <table:table-cell table:style-name="ce4" table:formula="of:=IF(MAX([.AS$1];[.$A2])*3+MIN([.AS$1];[.$A2])&gt;=65;1;0)" office:value-type="float" office:value="1" calcext:value-type="float">
            <text:p>1</text:p>
          </table:table-cell>
          <table:table-cell table:style-name="ce4" table:formula="of:=IF(MAX([.AT$1];[.$A2])*3+MIN([.AT$1];[.$A2])&gt;=65;1;0)" office:value-type="float" office:value="1" calcext:value-type="float">
            <text:p>1</text:p>
          </table:table-cell>
          <table:table-cell table:style-name="ce4" table:formula="of:=IF(MAX([.AU$1];[.$A2])*3+MIN([.AU$1];[.$A2])&gt;=65;1;0)" office:value-type="float" office:value="1" calcext:value-type="float">
            <text:p>1</text:p>
          </table:table-cell>
          <table:table-cell table:style-name="ce4" table:formula="of:=IF(MAX([.AV$1];[.$A2])*3+MIN([.AV$1];[.$A2])&gt;=65;1;0)" office:value-type="float" office:value="1" calcext:value-type="float">
            <text:p>1</text:p>
          </table:table-cell>
          <table:table-cell table:style-name="ce4" table:formula="of:=IF(MAX([.AW$1];[.$A2])*3+MIN([.AW$1];[.$A2])&gt;=65;1;0)" office:value-type="float" office:value="1" calcext:value-type="float">
            <text:p>1</text:p>
          </table:table-cell>
          <table:table-cell table:style-name="ce4" table:formula="of:=IF(MAX([.AX$1];[.$A2])*3+MIN([.AX$1];[.$A2])&gt;=65;1;0)" office:value-type="float" office:value="1" calcext:value-type="float">
            <text:p>1</text:p>
          </table:table-cell>
          <table:table-cell table:style-name="ce4" table:formula="of:=IF(MAX([.AY$1];[.$A2])*3+MIN([.AY$1];[.$A2])&gt;=65;1;0)" office:value-type="float" office:value="1" calcext:value-type="float">
            <text:p>1</text:p>
          </table:table-cell>
          <table:table-cell table:style-name="ce4" table:formula="of:=IF(MAX([.AZ$1];[.$A2])*3+MIN([.AZ$1];[.$A2])&gt;=65;1;0)" office:value-type="float" office:value="1" calcext:value-type="float">
            <text:p>1</text:p>
          </table:table-cell>
          <table:table-cell table:style-name="ce4" table:formula="of:=IF(MAX([.BA$1];[.$A2])*3+MIN([.BA$1];[.$A2])&gt;=65;1;0)" office:value-type="float" office:value="1" calcext:value-type="float">
            <text:p>1</text:p>
          </table:table-cell>
          <table:table-cell table:style-name="ce4" table:formula="of:=IF(MAX([.BB$1];[.$A2])*3+MIN([.BB$1];[.$A2])&gt;=65;1;0)" office:value-type="float" office:value="1" calcext:value-type="float">
            <text:p>1</text:p>
          </table:table-cell>
          <table:table-cell table:style-name="ce4" table:formula="of:=IF(MAX([.BC$1];[.$A2])*3+MIN([.BC$1];[.$A2])&gt;=65;1;0)" office:value-type="float" office:value="1" calcext:value-type="float">
            <text:p>1</text:p>
          </table:table-cell>
          <table:table-cell table:style-name="ce4" table:formula="of:=IF(MAX([.BD$1];[.$A2])*3+MIN([.BD$1];[.$A2])&gt;=65;1;0)" office:value-type="float" office:value="1" calcext:value-type="float">
            <text:p>1</text:p>
          </table:table-cell>
          <table:table-cell table:style-name="ce4" table:formula="of:=IF(MAX([.BE$1];[.$A2])*3+MIN([.BE$1];[.$A2])&gt;=65;1;0)" office:value-type="float" office:value="1" calcext:value-type="float">
            <text:p>1</text:p>
          </table:table-cell>
          <table:table-cell table:style-name="ce4" table:formula="of:=IF(MAX([.BF$1];[.$A2])*3+MIN([.BF$1];[.$A2])&gt;=65;1;0)" office:value-type="float" office:value="1" calcext:value-type="float">
            <text:p>1</text:p>
          </table:table-cell>
          <table:table-cell table:style-name="ce4" table:formula="of:=IF(MAX([.BG$1];[.$A2])*3+MIN([.BG$1];[.$A2])&gt;=65;1;0)" office:value-type="float" office:value="1" calcext:value-type="float">
            <text:p>1</text:p>
          </table:table-cell>
          <table:table-cell table:style-name="ce4" table:formula="of:=IF(MAX([.BH$1];[.$A2])*3+MIN([.BH$1];[.$A2])&gt;=65;1;0)" office:value-type="float" office:value="1" calcext:value-type="float">
            <text:p>1</text:p>
          </table:table-cell>
          <table:table-cell table:style-name="ce4" table:formula="of:=IF(MAX([.BI$1];[.$A2])*3+MIN([.BI$1];[.$A2])&gt;=65;1;0)" office:value-type="float" office:value="1" calcext:value-type="float">
            <text:p>1</text:p>
          </table:table-cell>
          <table:table-cell table:style-name="ce4" table:formula="of:=IF(MAX([.BJ$1];[.$A2])*3+MIN([.BJ$1];[.$A2])&gt;=65;1;0)" office:value-type="float" office:value="1" calcext:value-type="float">
            <text:p>1</text:p>
          </table:table-cell>
          <table:table-cell table:style-name="ce4" table:formula="of:=IF(MAX([.BK$1];[.$A2])*3+MIN([.BK$1];[.$A2])&gt;=65;1;0)" office:value-type="float" office:value="1" calcext:value-type="float">
            <text:p>1</text:p>
          </table:table-cell>
          <table:table-cell table:style-name="ce4" table:formula="of:=IF(MAX([.BL$1];[.$A2])*3+MIN([.BL$1];[.$A2])&gt;=65;1;0)" office:value-type="float" office:value="1" calcext:value-type="float">
            <text:p>1</text:p>
          </table:table-cell>
          <table:table-cell table:style-name="ce4" table:formula="of:=IF(MAX([.BM$1];[.$A2])*3+MIN([.BM$1];[.$A2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IF([$д.B3]=0;IF(AND(INDEX([$д.$B$2:.$BM$64];[.$A3]*3;[.B$1])&gt;0;INDEX([$д.$B$2:.$BM$64];[.$A3];[.B$1]*3)&gt;0;INDEX([$д.$B$2:.$BM$64];[.$A3];[.B$1]+1)&gt;0;INDEX([$д.$B$2:.$BM$64];[.$A3]+1;[.B$1])&gt;0);-2;0);[$д.B3])" office:value-type="float" office:value="0" calcext:value-type="float">
            <text:p>0</text:p>
          </table:table-cell>
          <table:table-cell table:style-name="ce1" table:formula="of:=IF([$д.C3]=0;IF(AND(INDEX([$д.$B$2:.$BM$64];[.$A3]*3;[.C$1])&gt;0;INDEX([$д.$B$2:.$BM$64];[.$A3];[.C$1]*3)&gt;0;INDEX([$д.$B$2:.$BM$64];[.$A3];[.C$1]+1)&gt;0;INDEX([$д.$B$2:.$BM$64];[.$A3]+1;[.C$1])&gt;0);-2;0);[$д.C3])" office:value-type="float" office:value="0" calcext:value-type="float">
            <text:p>0</text:p>
          </table:table-cell>
          <table:table-cell table:style-name="ce1" table:formula="of:=IF([$д.D3]=0;IF(AND(INDEX([$д.$B$2:.$BM$64];[.$A3]*3;[.D$1])&gt;0;INDEX([$д.$B$2:.$BM$64];[.$A3];[.D$1]*3)&gt;0;INDEX([$д.$B$2:.$BM$64];[.$A3];[.D$1]+1)&gt;0;INDEX([$д.$B$2:.$BM$64];[.$A3]+1;[.D$1])&gt;0);-2;0);[$д.D3])" office:value-type="float" office:value="0" calcext:value-type="float">
            <text:p>0</text:p>
          </table:table-cell>
          <table:table-cell table:style-name="ce1" table:formula="of:=IF([$д.E3]=0;IF(AND(INDEX([$д.$B$2:.$BM$64];[.$A3]*3;[.E$1])&gt;0;INDEX([$д.$B$2:.$BM$64];[.$A3];[.E$1]*3)&gt;0;INDEX([$д.$B$2:.$BM$64];[.$A3];[.E$1]+1)&gt;0;INDEX([$д.$B$2:.$BM$64];[.$A3]+1;[.E$1])&gt;0);-2;0);[$д.E3])" office:value-type="float" office:value="0" calcext:value-type="float">
            <text:p>0</text:p>
          </table:table-cell>
          <table:table-cell table:style-name="ce1" table:formula="of:=IF([$д.F3]=0;IF(AND(INDEX([$д.$B$2:.$BM$64];[.$A3]*3;[.F$1])&gt;0;INDEX([$д.$B$2:.$BM$64];[.$A3];[.F$1]*3)&gt;0;INDEX([$д.$B$2:.$BM$64];[.$A3];[.F$1]+1)&gt;0;INDEX([$д.$B$2:.$BM$64];[.$A3]+1;[.F$1])&gt;0);-2;0);[$д.F3])" office:value-type="float" office:value="0" calcext:value-type="float">
            <text:p>0</text:p>
          </table:table-cell>
          <table:table-cell table:style-name="ce1" table:formula="of:=IF([$д.G3]=0;IF(AND(INDEX([$д.$B$2:.$BM$64];[.$A3]*3;[.G$1])&gt;0;INDEX([$д.$B$2:.$BM$64];[.$A3];[.G$1]*3)&gt;0;INDEX([$д.$B$2:.$BM$64];[.$A3];[.G$1]+1)&gt;0;INDEX([$д.$B$2:.$BM$64];[.$A3]+1;[.G$1])&gt;0);-2;0);[$д.G3])" office:value-type="float" office:value="0" calcext:value-type="float">
            <text:p>0</text:p>
          </table:table-cell>
          <table:table-cell table:style-name="ce1" table:formula="of:=IF([$д.H3]=0;IF(AND(INDEX([$д.$B$2:.$BM$64];[.$A3]*3;[.H$1])&gt;0;INDEX([$д.$B$2:.$BM$64];[.$A3];[.H$1]*3)&gt;0;INDEX([$д.$B$2:.$BM$64];[.$A3];[.H$1]+1)&gt;0;INDEX([$д.$B$2:.$BM$64];[.$A3]+1;[.H$1])&gt;0);-2;0);[$д.H3])" office:value-type="float" office:value="0" calcext:value-type="float">
            <text:p>0</text:p>
          </table:table-cell>
          <table:table-cell table:style-name="ce1" table:formula="of:=IF([$д.I3]=0;IF(AND(INDEX([$д.$B$2:.$BM$64];[.$A3]*3;[.I$1])&gt;0;INDEX([$д.$B$2:.$BM$64];[.$A3];[.I$1]*3)&gt;0;INDEX([$д.$B$2:.$BM$64];[.$A3];[.I$1]+1)&gt;0;INDEX([$д.$B$2:.$BM$64];[.$A3]+1;[.I$1])&gt;0);-2;0);[$д.I3])" office:value-type="float" office:value="0" calcext:value-type="float">
            <text:p>0</text:p>
          </table:table-cell>
          <table:table-cell table:style-name="ce1" table:formula="of:=IF([$д.J3]=0;IF(AND(INDEX([$д.$B$2:.$BM$64];[.$A3]*3;[.J$1])&gt;0;INDEX([$д.$B$2:.$BM$64];[.$A3];[.J$1]*3)&gt;0;INDEX([$д.$B$2:.$BM$64];[.$A3];[.J$1]+1)&gt;0;INDEX([$д.$B$2:.$BM$64];[.$A3]+1;[.J$1])&gt;0);-2;0);[$д.J3])" office:value-type="float" office:value="0" calcext:value-type="float">
            <text:p>0</text:p>
          </table:table-cell>
          <table:table-cell table:style-name="ce1" table:formula="of:=IF([$д.K3]=0;IF(AND(INDEX([$д.$B$2:.$BM$64];[.$A3]*3;[.K$1])&gt;0;INDEX([$д.$B$2:.$BM$64];[.$A3];[.K$1]*3)&gt;0;INDEX([$д.$B$2:.$BM$64];[.$A3];[.K$1]+1)&gt;0;INDEX([$д.$B$2:.$BM$64];[.$A3]+1;[.K$1])&gt;0);-2;0);[$д.K3])" office:value-type="float" office:value="0" calcext:value-type="float">
            <text:p>0</text:p>
          </table:table-cell>
          <table:table-cell table:style-name="ce1" table:formula="of:=IF([$д.L3]=0;IF(AND(INDEX([$д.$B$2:.$BM$64];[.$A3]*3;[.L$1])&gt;0;INDEX([$д.$B$2:.$BM$64];[.$A3];[.L$1]*3)&gt;0;INDEX([$д.$B$2:.$BM$64];[.$A3];[.L$1]+1)&gt;0;INDEX([$д.$B$2:.$BM$64];[.$A3]+1;[.L$1])&gt;0);-2;0);[$д.L3])" office:value-type="float" office:value="0" calcext:value-type="float">
            <text:p>0</text:p>
          </table:table-cell>
          <table:table-cell table:style-name="ce1" table:formula="of:=IF([$д.M3]=0;IF(AND(INDEX([$д.$B$2:.$BM$64];[.$A3]*3;[.M$1])&gt;0;INDEX([$д.$B$2:.$BM$64];[.$A3];[.M$1]*3)&gt;0;INDEX([$д.$B$2:.$BM$64];[.$A3];[.M$1]+1)&gt;0;INDEX([$д.$B$2:.$BM$64];[.$A3]+1;[.M$1])&gt;0);-2;0);[$д.M3])" office:value-type="float" office:value="0" calcext:value-type="float">
            <text:p>0</text:p>
          </table:table-cell>
          <table:table-cell table:style-name="ce1" table:formula="of:=IF([$д.N3]=0;IF(AND(INDEX([$д.$B$2:.$BM$64];[.$A3]*3;[.N$1])&gt;0;INDEX([$д.$B$2:.$BM$64];[.$A3];[.N$1]*3)&gt;0;INDEX([$д.$B$2:.$BM$64];[.$A3];[.N$1]+1)&gt;0;INDEX([$д.$B$2:.$BM$64];[.$A3]+1;[.N$1])&gt;0);-2;0);[$д.N3])" office:value-type="float" office:value="0" calcext:value-type="float">
            <text:p>0</text:p>
          </table:table-cell>
          <table:table-cell table:style-name="ce1" table:formula="of:=IF([$д.O3]=0;IF(AND(INDEX([$д.$B$2:.$BM$64];[.$A3]*3;[.O$1])&gt;0;INDEX([$д.$B$2:.$BM$64];[.$A3];[.O$1]*3)&gt;0;INDEX([$д.$B$2:.$BM$64];[.$A3];[.O$1]+1)&gt;0;INDEX([$д.$B$2:.$BM$64];[.$A3]+1;[.O$1])&gt;0);-2;0);[$д.O3])" office:value-type="float" office:value="0" calcext:value-type="float">
            <text:p>0</text:p>
          </table:table-cell>
          <table:table-cell table:style-name="ce1" table:formula="of:=IF([$д.P3]=0;IF(AND(INDEX([$д.$B$2:.$BM$64];[.$A3]*3;[.P$1])&gt;0;INDEX([$д.$B$2:.$BM$64];[.$A3];[.P$1]*3)&gt;0;INDEX([$д.$B$2:.$BM$64];[.$A3];[.P$1]+1)&gt;0;INDEX([$д.$B$2:.$BM$64];[.$A3]+1;[.P$1])&gt;0);-2;0);[$д.P3])" office:value-type="float" office:value="0" calcext:value-type="float">
            <text:p>0</text:p>
          </table:table-cell>
          <table:table-cell table:style-name="ce1" table:formula="of:=IF([$д.Q3]=0;IF(AND(INDEX([$д.$B$2:.$BM$64];[.$A3]*3;[.Q$1])&gt;0;INDEX([$д.$B$2:.$BM$64];[.$A3];[.Q$1]*3)&gt;0;INDEX([$д.$B$2:.$BM$64];[.$A3];[.Q$1]+1)&gt;0;INDEX([$д.$B$2:.$BM$64];[.$A3]+1;[.Q$1])&gt;0);-2;0);[$д.Q3])" office:value-type="float" office:value="0" calcext:value-type="float">
            <text:p>0</text:p>
          </table:table-cell>
          <table:table-cell table:style-name="ce1" table:formula="of:=IF([$д.R3]=0;IF(AND(INDEX([$д.$B$2:.$BM$64];[.$A3]*3;[.R$1])&gt;0;INDEX([$д.$B$2:.$BM$64];[.$A3];[.R$1]*3)&gt;0;INDEX([$д.$B$2:.$BM$64];[.$A3];[.R$1]+1)&gt;0;INDEX([$д.$B$2:.$BM$64];[.$A3]+1;[.R$1])&gt;0);-2;0);[$д.R3])" office:value-type="float" office:value="0" calcext:value-type="float">
            <text:p>0</text:p>
          </table:table-cell>
          <table:table-cell table:style-name="ce1" table:formula="of:=IF([$д.S3]=0;IF(AND(INDEX([$д.$B$2:.$BM$64];[.$A3]*3;[.S$1])&gt;0;INDEX([$д.$B$2:.$BM$64];[.$A3];[.S$1]*3)&gt;0;INDEX([$д.$B$2:.$BM$64];[.$A3];[.S$1]+1)&gt;0;INDEX([$д.$B$2:.$BM$64];[.$A3]+1;[.S$1])&gt;0);-2;0);[$д.S3])" office:value-type="float" office:value="0" calcext:value-type="float">
            <text:p>0</text:p>
          </table:table-cell>
          <table:table-cell table:style-name="ce1" table:formula="of:=IF([$д.T3]=0;IF(AND(INDEX([$д.$B$2:.$BM$64];[.$A3]*3;[.T$1])&gt;0;INDEX([$д.$B$2:.$BM$64];[.$A3];[.T$1]*3)&gt;0;INDEX([$д.$B$2:.$BM$64];[.$A3];[.T$1]+1)&gt;0;INDEX([$д.$B$2:.$BM$64];[.$A3]+1;[.T$1])&gt;0);-2;0);[$д.T3])" office:value-type="float" office:value="0" calcext:value-type="float">
            <text:p>0</text:p>
          </table:table-cell>
          <table:table-cell table:style-name="ce1" table:formula="of:=IF([$д.U3]=0;IF(AND(INDEX([$д.$B$2:.$BM$64];[.$A3]*3;[.U$1])&gt;0;INDEX([$д.$B$2:.$BM$64];[.$A3];[.U$1]*3)&gt;0;INDEX([$д.$B$2:.$BM$64];[.$A3];[.U$1]+1)&gt;0;INDEX([$д.$B$2:.$BM$64];[.$A3]+1;[.U$1])&gt;0);-2;0);[$д.U3])" office:value-type="float" office:value="-2" calcext:value-type="float">
            <text:p>-2</text:p>
          </table:table-cell>
          <table:table-cell table:style-name="ce2" table:formula="of:=IF([$д.V3]=0;IF(OR(INDEX([$д.$B$2:.$BM$64];[.$A3]*3;[.V$1])&lt;0;INDEX([$д.$B$2:.$BM$64];[.$A3];[.V$1]*3)&lt;0;INDEX([$д.$B$2:.$BM$64];[.$A3];[.V$1]+1)&lt;0;INDEX([$д.$B$2:.$BM$64];[.$A3]+1;[.V$1])&lt;0);2;0);[$д.V3])" office:value-type="float" office:value="1" calcext:value-type="float">
            <text:p>1</text:p>
          </table:table-cell>
          <table:table-cell table:style-name="ce3" table:formula="of:=IF([$д.W3]=0;IF(AND(INDEX([$д.$B$2:.$BM$64];[.$A3]*3;[.W$1])&gt;0;INDEX([$д.$B$2:.$BM$64];[.$A3];[.W$1]*3)&gt;0;INDEX([$д.$B$2:.$BM$64];[.$A3];[.W$1]+1)&gt;0;INDEX([$д.$B$2:.$BM$64];[.$A3]+1;[.W$1])&gt;0);-1;0);[$д.W3])" office:value-type="float" office:value="1" calcext:value-type="float">
            <text:p>1</text:p>
          </table:table-cell>
          <table:table-cell table:style-name="ce4" table:formula="of:=IF([$д.X3]=0;IF(OR(INDEX([$д.$B$2:.$BM$64];[.$A3]*3;[.X$1])&gt;0;INDEX([$д.$B$2:.$BM$64];[.$A3];[.X$1]*3)&gt;0;INDEX([$д.$B$2:.$BM$64];[.$A3];[.X$1]+1)&gt;0;INDEX([$д.$B$2:.$BM$64];[.$A3]+1;[.X$1])&gt;0);-1;0);[$д.X3])" office:value-type="float" office:value="1" calcext:value-type="float">
            <text:p>1</text:p>
          </table:table-cell>
          <table:table-cell table:style-name="ce4" table:formula="of:=IF([$д.Y3]=0;IF(OR(INDEX([$д.$B$2:.$BM$64];[.$A3]*3;[.Y$1])&gt;0;INDEX([$д.$B$2:.$BM$64];[.$A3];[.Y$1]*3)&gt;0;INDEX([$д.$B$2:.$BM$64];[.$A3];[.Y$1]+1)&gt;0;INDEX([$д.$B$2:.$BM$64];[.$A3]+1;[.Y$1])&gt;0);-1;0);[$д.Y3])" office:value-type="float" office:value="1" calcext:value-type="float">
            <text:p>1</text:p>
          </table:table-cell>
          <table:table-cell table:style-name="ce4" table:formula="of:=IF([$д.Z3]=0;IF(OR(INDEX([$д.$B$2:.$BM$64];[.$A3]*3;[.Z$1])&gt;0;INDEX([$д.$B$2:.$BM$64];[.$A3];[.Z$1]*3)&gt;0;INDEX([$д.$B$2:.$BM$64];[.$A3];[.Z$1]+1)&gt;0;INDEX([$д.$B$2:.$BM$64];[.$A3]+1;[.Z$1])&gt;0);-1;0);[$д.Z3])" office:value-type="float" office:value="1" calcext:value-type="float">
            <text:p>1</text:p>
          </table:table-cell>
          <table:table-cell table:style-name="ce4" table:formula="of:=IF([$д.AA3]=0;IF(OR(INDEX([$д.$B$2:.$BM$64];[.$A3]*3;[.AA$1])&gt;0;INDEX([$д.$B$2:.$BM$64];[.$A3];[.AA$1]*3)&gt;0;INDEX([$д.$B$2:.$BM$64];[.$A3];[.AA$1]+1)&gt;0;INDEX([$д.$B$2:.$BM$64];[.$A3]+1;[.AA$1])&gt;0);-1;0);[$д.AA3])" office:value-type="float" office:value="1" calcext:value-type="float">
            <text:p>1</text:p>
          </table:table-cell>
          <table:table-cell table:style-name="ce4" table:formula="of:=IF([$д.AB3]=0;IF(OR(INDEX([$д.$B$2:.$BM$64];[.$A3]*3;[.AB$1])&gt;0;INDEX([$д.$B$2:.$BM$64];[.$A3];[.AB$1]*3)&gt;0;INDEX([$д.$B$2:.$BM$64];[.$A3];[.AB$1]+1)&gt;0;INDEX([$д.$B$2:.$BM$64];[.$A3]+1;[.AB$1])&gt;0);-1;0);[$д.AB3])" office:value-type="float" office:value="1" calcext:value-type="float">
            <text:p>1</text:p>
          </table:table-cell>
          <table:table-cell table:style-name="ce4" table:formula="of:=IF([$д.AC3]=0;IF(OR(INDEX([$д.$B$2:.$BM$64];[.$A3]*3;[.AC$1])&gt;0;INDEX([$д.$B$2:.$BM$64];[.$A3];[.AC$1]*3)&gt;0;INDEX([$д.$B$2:.$BM$64];[.$A3];[.AC$1]+1)&gt;0;INDEX([$д.$B$2:.$BM$64];[.$A3]+1;[.AC$1])&gt;0);-1;0);[$д.AC3])" office:value-type="float" office:value="1" calcext:value-type="float">
            <text:p>1</text:p>
          </table:table-cell>
          <table:table-cell table:style-name="ce4" table:formula="of:=IF(MAX([.AD$1];[.$A3])*3+MIN([.AD$1];[.$A3])&gt;=65;1;0)" office:value-type="float" office:value="1" calcext:value-type="float">
            <text:p>1</text:p>
          </table:table-cell>
          <table:table-cell table:style-name="ce4" table:formula="of:=IF(MAX([.AE$1];[.$A3])*3+MIN([.AE$1];[.$A3])&gt;=65;1;0)" office:value-type="float" office:value="1" calcext:value-type="float">
            <text:p>1</text:p>
          </table:table-cell>
          <table:table-cell table:style-name="ce4" table:formula="of:=IF(MAX([.AF$1];[.$A3])*3+MIN([.AF$1];[.$A3])&gt;=65;1;0)" office:value-type="float" office:value="1" calcext:value-type="float">
            <text:p>1</text:p>
          </table:table-cell>
          <table:table-cell table:style-name="ce4" table:formula="of:=IF(MAX([.AG$1];[.$A3])*3+MIN([.AG$1];[.$A3])&gt;=65;1;0)" office:value-type="float" office:value="1" calcext:value-type="float">
            <text:p>1</text:p>
          </table:table-cell>
          <table:table-cell table:style-name="ce4" table:formula="of:=IF(MAX([.AH$1];[.$A3])*3+MIN([.AH$1];[.$A3])&gt;=65;1;0)" office:value-type="float" office:value="1" calcext:value-type="float">
            <text:p>1</text:p>
          </table:table-cell>
          <table:table-cell table:style-name="ce4" table:formula="of:=IF(MAX([.AI$1];[.$A3])*3+MIN([.AI$1];[.$A3])&gt;=65;1;0)" office:value-type="float" office:value="1" calcext:value-type="float">
            <text:p>1</text:p>
          </table:table-cell>
          <table:table-cell table:style-name="ce4" table:formula="of:=IF(MAX([.AJ$1];[.$A3])*3+MIN([.AJ$1];[.$A3])&gt;=65;1;0)" office:value-type="float" office:value="1" calcext:value-type="float">
            <text:p>1</text:p>
          </table:table-cell>
          <table:table-cell table:style-name="ce4" table:formula="of:=IF(MAX([.AK$1];[.$A3])*3+MIN([.AK$1];[.$A3])&gt;=65;1;0)" office:value-type="float" office:value="1" calcext:value-type="float">
            <text:p>1</text:p>
          </table:table-cell>
          <table:table-cell table:style-name="ce4" table:formula="of:=IF(MAX([.AL$1];[.$A3])*3+MIN([.AL$1];[.$A3])&gt;=65;1;0)" office:value-type="float" office:value="1" calcext:value-type="float">
            <text:p>1</text:p>
          </table:table-cell>
          <table:table-cell table:style-name="ce4" table:formula="of:=IF(MAX([.AM$1];[.$A3])*3+MIN([.AM$1];[.$A3])&gt;=65;1;0)" office:value-type="float" office:value="1" calcext:value-type="float">
            <text:p>1</text:p>
          </table:table-cell>
          <table:table-cell table:style-name="ce4" table:formula="of:=IF(MAX([.AN$1];[.$A3])*3+MIN([.AN$1];[.$A3])&gt;=65;1;0)" office:value-type="float" office:value="1" calcext:value-type="float">
            <text:p>1</text:p>
          </table:table-cell>
          <table:table-cell table:style-name="ce4" table:formula="of:=IF(MAX([.AO$1];[.$A3])*3+MIN([.AO$1];[.$A3])&gt;=65;1;0)" office:value-type="float" office:value="1" calcext:value-type="float">
            <text:p>1</text:p>
          </table:table-cell>
          <table:table-cell table:style-name="ce4" table:formula="of:=IF(MAX([.AP$1];[.$A3])*3+MIN([.AP$1];[.$A3])&gt;=65;1;0)" office:value-type="float" office:value="1" calcext:value-type="float">
            <text:p>1</text:p>
          </table:table-cell>
          <table:table-cell table:style-name="ce4" table:formula="of:=IF(MAX([.AQ$1];[.$A3])*3+MIN([.AQ$1];[.$A3])&gt;=65;1;0)" office:value-type="float" office:value="1" calcext:value-type="float">
            <text:p>1</text:p>
          </table:table-cell>
          <table:table-cell table:style-name="ce4" table:formula="of:=IF(MAX([.AR$1];[.$A3])*3+MIN([.AR$1];[.$A3])&gt;=65;1;0)" office:value-type="float" office:value="1" calcext:value-type="float">
            <text:p>1</text:p>
          </table:table-cell>
          <table:table-cell table:style-name="ce4" table:formula="of:=IF(MAX([.AS$1];[.$A3])*3+MIN([.AS$1];[.$A3])&gt;=65;1;0)" office:value-type="float" office:value="1" calcext:value-type="float">
            <text:p>1</text:p>
          </table:table-cell>
          <table:table-cell table:style-name="ce4" table:formula="of:=IF(MAX([.AT$1];[.$A3])*3+MIN([.AT$1];[.$A3])&gt;=65;1;0)" office:value-type="float" office:value="1" calcext:value-type="float">
            <text:p>1</text:p>
          </table:table-cell>
          <table:table-cell table:style-name="ce4" table:formula="of:=IF(MAX([.AU$1];[.$A3])*3+MIN([.AU$1];[.$A3])&gt;=65;1;0)" office:value-type="float" office:value="1" calcext:value-type="float">
            <text:p>1</text:p>
          </table:table-cell>
          <table:table-cell table:style-name="ce4" table:formula="of:=IF(MAX([.AV$1];[.$A3])*3+MIN([.AV$1];[.$A3])&gt;=65;1;0)" office:value-type="float" office:value="1" calcext:value-type="float">
            <text:p>1</text:p>
          </table:table-cell>
          <table:table-cell table:style-name="ce4" table:formula="of:=IF(MAX([.AW$1];[.$A3])*3+MIN([.AW$1];[.$A3])&gt;=65;1;0)" office:value-type="float" office:value="1" calcext:value-type="float">
            <text:p>1</text:p>
          </table:table-cell>
          <table:table-cell table:style-name="ce4" table:formula="of:=IF(MAX([.AX$1];[.$A3])*3+MIN([.AX$1];[.$A3])&gt;=65;1;0)" office:value-type="float" office:value="1" calcext:value-type="float">
            <text:p>1</text:p>
          </table:table-cell>
          <table:table-cell table:style-name="ce4" table:formula="of:=IF(MAX([.AY$1];[.$A3])*3+MIN([.AY$1];[.$A3])&gt;=65;1;0)" office:value-type="float" office:value="1" calcext:value-type="float">
            <text:p>1</text:p>
          </table:table-cell>
          <table:table-cell table:style-name="ce4" table:formula="of:=IF(MAX([.AZ$1];[.$A3])*3+MIN([.AZ$1];[.$A3])&gt;=65;1;0)" office:value-type="float" office:value="1" calcext:value-type="float">
            <text:p>1</text:p>
          </table:table-cell>
          <table:table-cell table:style-name="ce4" table:formula="of:=IF(MAX([.BA$1];[.$A3])*3+MIN([.BA$1];[.$A3])&gt;=65;1;0)" office:value-type="float" office:value="1" calcext:value-type="float">
            <text:p>1</text:p>
          </table:table-cell>
          <table:table-cell table:style-name="ce4" table:formula="of:=IF(MAX([.BB$1];[.$A3])*3+MIN([.BB$1];[.$A3])&gt;=65;1;0)" office:value-type="float" office:value="1" calcext:value-type="float">
            <text:p>1</text:p>
          </table:table-cell>
          <table:table-cell table:style-name="ce4" table:formula="of:=IF(MAX([.BC$1];[.$A3])*3+MIN([.BC$1];[.$A3])&gt;=65;1;0)" office:value-type="float" office:value="1" calcext:value-type="float">
            <text:p>1</text:p>
          </table:table-cell>
          <table:table-cell table:style-name="ce4" table:formula="of:=IF(MAX([.BD$1];[.$A3])*3+MIN([.BD$1];[.$A3])&gt;=65;1;0)" office:value-type="float" office:value="1" calcext:value-type="float">
            <text:p>1</text:p>
          </table:table-cell>
          <table:table-cell table:style-name="ce4" table:formula="of:=IF(MAX([.BE$1];[.$A3])*3+MIN([.BE$1];[.$A3])&gt;=65;1;0)" office:value-type="float" office:value="1" calcext:value-type="float">
            <text:p>1</text:p>
          </table:table-cell>
          <table:table-cell table:style-name="ce4" table:formula="of:=IF(MAX([.BF$1];[.$A3])*3+MIN([.BF$1];[.$A3])&gt;=65;1;0)" office:value-type="float" office:value="1" calcext:value-type="float">
            <text:p>1</text:p>
          </table:table-cell>
          <table:table-cell table:style-name="ce4" table:formula="of:=IF(MAX([.BG$1];[.$A3])*3+MIN([.BG$1];[.$A3])&gt;=65;1;0)" office:value-type="float" office:value="1" calcext:value-type="float">
            <text:p>1</text:p>
          </table:table-cell>
          <table:table-cell table:style-name="ce4" table:formula="of:=IF(MAX([.BH$1];[.$A3])*3+MIN([.BH$1];[.$A3])&gt;=65;1;0)" office:value-type="float" office:value="1" calcext:value-type="float">
            <text:p>1</text:p>
          </table:table-cell>
          <table:table-cell table:style-name="ce4" table:formula="of:=IF(MAX([.BI$1];[.$A3])*3+MIN([.BI$1];[.$A3])&gt;=65;1;0)" office:value-type="float" office:value="1" calcext:value-type="float">
            <text:p>1</text:p>
          </table:table-cell>
          <table:table-cell table:style-name="ce4" table:formula="of:=IF(MAX([.BJ$1];[.$A3])*3+MIN([.BJ$1];[.$A3])&gt;=65;1;0)" office:value-type="float" office:value="1" calcext:value-type="float">
            <text:p>1</text:p>
          </table:table-cell>
          <table:table-cell table:style-name="ce4" table:formula="of:=IF(MAX([.BK$1];[.$A3])*3+MIN([.BK$1];[.$A3])&gt;=65;1;0)" office:value-type="float" office:value="1" calcext:value-type="float">
            <text:p>1</text:p>
          </table:table-cell>
          <table:table-cell table:style-name="ce4" table:formula="of:=IF(MAX([.BL$1];[.$A3])*3+MIN([.BL$1];[.$A3])&gt;=65;1;0)" office:value-type="float" office:value="1" calcext:value-type="float">
            <text:p>1</text:p>
          </table:table-cell>
          <table:table-cell table:style-name="ce4" table:formula="of:=IF(MAX([.BM$1];[.$A3])*3+MIN([.BM$1];[.$A3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IF([$д.B4]=0;IF(AND(INDEX([$д.$B$2:.$BM$64];[.$A4]*3;[.B$1])&gt;0;INDEX([$д.$B$2:.$BM$64];[.$A4];[.B$1]*3)&gt;0;INDEX([$д.$B$2:.$BM$64];[.$A4];[.B$1]+1)&gt;0;INDEX([$д.$B$2:.$BM$64];[.$A4]+1;[.B$1])&gt;0);-2;0);[$д.B4])" office:value-type="float" office:value="0" calcext:value-type="float">
            <text:p>0</text:p>
          </table:table-cell>
          <table:table-cell table:style-name="ce1" table:formula="of:=IF([$д.C4]=0;IF(AND(INDEX([$д.$B$2:.$BM$64];[.$A4]*3;[.C$1])&gt;0;INDEX([$д.$B$2:.$BM$64];[.$A4];[.C$1]*3)&gt;0;INDEX([$д.$B$2:.$BM$64];[.$A4];[.C$1]+1)&gt;0;INDEX([$д.$B$2:.$BM$64];[.$A4]+1;[.C$1])&gt;0);-2;0);[$д.C4])" office:value-type="float" office:value="0" calcext:value-type="float">
            <text:p>0</text:p>
          </table:table-cell>
          <table:table-cell table:style-name="ce1" table:formula="of:=IF([$д.D4]=0;IF(AND(INDEX([$д.$B$2:.$BM$64];[.$A4]*3;[.D$1])&gt;0;INDEX([$д.$B$2:.$BM$64];[.$A4];[.D$1]*3)&gt;0;INDEX([$д.$B$2:.$BM$64];[.$A4];[.D$1]+1)&gt;0;INDEX([$д.$B$2:.$BM$64];[.$A4]+1;[.D$1])&gt;0);-2;0);[$д.D4])" office:value-type="float" office:value="0" calcext:value-type="float">
            <text:p>0</text:p>
          </table:table-cell>
          <table:table-cell table:style-name="ce1" table:formula="of:=IF([$д.E4]=0;IF(AND(INDEX([$д.$B$2:.$BM$64];[.$A4]*3;[.E$1])&gt;0;INDEX([$д.$B$2:.$BM$64];[.$A4];[.E$1]*3)&gt;0;INDEX([$д.$B$2:.$BM$64];[.$A4];[.E$1]+1)&gt;0;INDEX([$д.$B$2:.$BM$64];[.$A4]+1;[.E$1])&gt;0);-2;0);[$д.E4])" office:value-type="float" office:value="0" calcext:value-type="float">
            <text:p>0</text:p>
          </table:table-cell>
          <table:table-cell table:style-name="ce1" table:formula="of:=IF([$д.F4]=0;IF(AND(INDEX([$д.$B$2:.$BM$64];[.$A4]*3;[.F$1])&gt;0;INDEX([$д.$B$2:.$BM$64];[.$A4];[.F$1]*3)&gt;0;INDEX([$д.$B$2:.$BM$64];[.$A4];[.F$1]+1)&gt;0;INDEX([$д.$B$2:.$BM$64];[.$A4]+1;[.F$1])&gt;0);-2;0);[$д.F4])" office:value-type="float" office:value="0" calcext:value-type="float">
            <text:p>0</text:p>
          </table:table-cell>
          <table:table-cell table:style-name="ce1" table:formula="of:=IF([$д.G4]=0;IF(AND(INDEX([$д.$B$2:.$BM$64];[.$A4]*3;[.G$1])&gt;0;INDEX([$д.$B$2:.$BM$64];[.$A4];[.G$1]*3)&gt;0;INDEX([$д.$B$2:.$BM$64];[.$A4];[.G$1]+1)&gt;0;INDEX([$д.$B$2:.$BM$64];[.$A4]+1;[.G$1])&gt;0);-2;0);[$д.G4])" office:value-type="float" office:value="0" calcext:value-type="float">
            <text:p>0</text:p>
          </table:table-cell>
          <table:table-cell table:style-name="ce1" table:formula="of:=IF([$д.H4]=0;IF(AND(INDEX([$д.$B$2:.$BM$64];[.$A4]*3;[.H$1])&gt;0;INDEX([$д.$B$2:.$BM$64];[.$A4];[.H$1]*3)&gt;0;INDEX([$д.$B$2:.$BM$64];[.$A4];[.H$1]+1)&gt;0;INDEX([$д.$B$2:.$BM$64];[.$A4]+1;[.H$1])&gt;0);-2;0);[$д.H4])" office:value-type="float" office:value="0" calcext:value-type="float">
            <text:p>0</text:p>
          </table:table-cell>
          <table:table-cell table:style-name="ce1" table:formula="of:=IF([$д.I4]=0;IF(AND(INDEX([$д.$B$2:.$BM$64];[.$A4]*3;[.I$1])&gt;0;INDEX([$д.$B$2:.$BM$64];[.$A4];[.I$1]*3)&gt;0;INDEX([$д.$B$2:.$BM$64];[.$A4];[.I$1]+1)&gt;0;INDEX([$д.$B$2:.$BM$64];[.$A4]+1;[.I$1])&gt;0);-2;0);[$д.I4])" office:value-type="float" office:value="0" calcext:value-type="float">
            <text:p>0</text:p>
          </table:table-cell>
          <table:table-cell table:style-name="ce1" table:formula="of:=IF([$д.J4]=0;IF(AND(INDEX([$д.$B$2:.$BM$64];[.$A4]*3;[.J$1])&gt;0;INDEX([$д.$B$2:.$BM$64];[.$A4];[.J$1]*3)&gt;0;INDEX([$д.$B$2:.$BM$64];[.$A4];[.J$1]+1)&gt;0;INDEX([$д.$B$2:.$BM$64];[.$A4]+1;[.J$1])&gt;0);-2;0);[$д.J4])" office:value-type="float" office:value="0" calcext:value-type="float">
            <text:p>0</text:p>
          </table:table-cell>
          <table:table-cell table:style-name="ce1" table:formula="of:=IF([$д.K4]=0;IF(AND(INDEX([$д.$B$2:.$BM$64];[.$A4]*3;[.K$1])&gt;0;INDEX([$д.$B$2:.$BM$64];[.$A4];[.K$1]*3)&gt;0;INDEX([$д.$B$2:.$BM$64];[.$A4];[.K$1]+1)&gt;0;INDEX([$д.$B$2:.$BM$64];[.$A4]+1;[.K$1])&gt;0);-2;0);[$д.K4])" office:value-type="float" office:value="0" calcext:value-type="float">
            <text:p>0</text:p>
          </table:table-cell>
          <table:table-cell table:style-name="ce1" table:formula="of:=IF([$д.L4]=0;IF(AND(INDEX([$д.$B$2:.$BM$64];[.$A4]*3;[.L$1])&gt;0;INDEX([$д.$B$2:.$BM$64];[.$A4];[.L$1]*3)&gt;0;INDEX([$д.$B$2:.$BM$64];[.$A4];[.L$1]+1)&gt;0;INDEX([$д.$B$2:.$BM$64];[.$A4]+1;[.L$1])&gt;0);-2;0);[$д.L4])" office:value-type="float" office:value="0" calcext:value-type="float">
            <text:p>0</text:p>
          </table:table-cell>
          <table:table-cell table:style-name="ce1" table:formula="of:=IF([$д.M4]=0;IF(AND(INDEX([$д.$B$2:.$BM$64];[.$A4]*3;[.M$1])&gt;0;INDEX([$д.$B$2:.$BM$64];[.$A4];[.M$1]*3)&gt;0;INDEX([$д.$B$2:.$BM$64];[.$A4];[.M$1]+1)&gt;0;INDEX([$д.$B$2:.$BM$64];[.$A4]+1;[.M$1])&gt;0);-2;0);[$д.M4])" office:value-type="float" office:value="0" calcext:value-type="float">
            <text:p>0</text:p>
          </table:table-cell>
          <table:table-cell table:style-name="ce1" table:formula="of:=IF([$д.N4]=0;IF(AND(INDEX([$д.$B$2:.$BM$64];[.$A4]*3;[.N$1])&gt;0;INDEX([$д.$B$2:.$BM$64];[.$A4];[.N$1]*3)&gt;0;INDEX([$д.$B$2:.$BM$64];[.$A4];[.N$1]+1)&gt;0;INDEX([$д.$B$2:.$BM$64];[.$A4]+1;[.N$1])&gt;0);-2;0);[$д.N4])" office:value-type="float" office:value="0" calcext:value-type="float">
            <text:p>0</text:p>
          </table:table-cell>
          <table:table-cell table:style-name="ce1" table:formula="of:=IF([$д.O4]=0;IF(AND(INDEX([$д.$B$2:.$BM$64];[.$A4]*3;[.O$1])&gt;0;INDEX([$д.$B$2:.$BM$64];[.$A4];[.O$1]*3)&gt;0;INDEX([$д.$B$2:.$BM$64];[.$A4];[.O$1]+1)&gt;0;INDEX([$д.$B$2:.$BM$64];[.$A4]+1;[.O$1])&gt;0);-2;0);[$д.O4])" office:value-type="float" office:value="0" calcext:value-type="float">
            <text:p>0</text:p>
          </table:table-cell>
          <table:table-cell table:style-name="ce1" table:formula="of:=IF([$д.P4]=0;IF(AND(INDEX([$д.$B$2:.$BM$64];[.$A4]*3;[.P$1])&gt;0;INDEX([$д.$B$2:.$BM$64];[.$A4];[.P$1]*3)&gt;0;INDEX([$д.$B$2:.$BM$64];[.$A4];[.P$1]+1)&gt;0;INDEX([$д.$B$2:.$BM$64];[.$A4]+1;[.P$1])&gt;0);-2;0);[$д.P4])" office:value-type="float" office:value="0" calcext:value-type="float">
            <text:p>0</text:p>
          </table:table-cell>
          <table:table-cell table:style-name="ce1" table:formula="of:=IF([$д.Q4]=0;IF(AND(INDEX([$д.$B$2:.$BM$64];[.$A4]*3;[.Q$1])&gt;0;INDEX([$д.$B$2:.$BM$64];[.$A4];[.Q$1]*3)&gt;0;INDEX([$д.$B$2:.$BM$64];[.$A4];[.Q$1]+1)&gt;0;INDEX([$д.$B$2:.$BM$64];[.$A4]+1;[.Q$1])&gt;0);-2;0);[$д.Q4])" office:value-type="float" office:value="0" calcext:value-type="float">
            <text:p>0</text:p>
          </table:table-cell>
          <table:table-cell table:style-name="ce1" table:formula="of:=IF([$д.R4]=0;IF(AND(INDEX([$д.$B$2:.$BM$64];[.$A4]*3;[.R$1])&gt;0;INDEX([$д.$B$2:.$BM$64];[.$A4];[.R$1]*3)&gt;0;INDEX([$д.$B$2:.$BM$64];[.$A4];[.R$1]+1)&gt;0;INDEX([$д.$B$2:.$BM$64];[.$A4]+1;[.R$1])&gt;0);-2;0);[$д.R4])" office:value-type="float" office:value="0" calcext:value-type="float">
            <text:p>0</text:p>
          </table:table-cell>
          <table:table-cell table:style-name="ce1" table:formula="of:=IF([$д.S4]=0;IF(AND(INDEX([$д.$B$2:.$BM$64];[.$A4]*3;[.S$1])&gt;0;INDEX([$д.$B$2:.$BM$64];[.$A4];[.S$1]*3)&gt;0;INDEX([$д.$B$2:.$BM$64];[.$A4];[.S$1]+1)&gt;0;INDEX([$д.$B$2:.$BM$64];[.$A4]+1;[.S$1])&gt;0);-2;0);[$д.S4])" office:value-type="float" office:value="0" calcext:value-type="float">
            <text:p>0</text:p>
          </table:table-cell>
          <table:table-cell table:style-name="ce1" table:formula="of:=IF([$д.T4]=0;IF(AND(INDEX([$д.$B$2:.$BM$64];[.$A4]*3;[.T$1])&gt;0;INDEX([$д.$B$2:.$BM$64];[.$A4];[.T$1]*3)&gt;0;INDEX([$д.$B$2:.$BM$64];[.$A4];[.T$1]+1)&gt;0;INDEX([$д.$B$2:.$BM$64];[.$A4]+1;[.T$1])&gt;0);-2;0);[$д.T4])" office:value-type="float" office:value="-2" calcext:value-type="float">
            <text:p>-2</text:p>
          </table:table-cell>
          <table:table-cell table:style-name="ce1" table:formula="of:=IF([$д.U4]=0;IF(AND(INDEX([$д.$B$2:.$BM$64];[.$A4]*3;[.U$1])&gt;0;INDEX([$д.$B$2:.$BM$64];[.$A4];[.U$1]*3)&gt;0;INDEX([$д.$B$2:.$BM$64];[.$A4];[.U$1]+1)&gt;0;INDEX([$д.$B$2:.$BM$64];[.$A4]+1;[.U$1])&gt;0);-2;0);[$д.U4])" office:value-type="float" office:value="2" calcext:value-type="float">
            <text:p>2</text:p>
          </table:table-cell>
          <table:table-cell table:style-name="ce2" table:formula="of:=IF([$д.V4]=0;IF(OR(INDEX([$д.$B$2:.$BM$64];[.$A4]*3;[.V$1])&lt;0;INDEX([$д.$B$2:.$BM$64];[.$A4];[.V$1]*3)&lt;0;INDEX([$д.$B$2:.$BM$64];[.$A4];[.V$1]+1)&lt;0;INDEX([$д.$B$2:.$BM$64];[.$A4]+1;[.V$1])&lt;0);2;0);[$д.V4])" office:value-type="float" office:value="1" calcext:value-type="float">
            <text:p>1</text:p>
          </table:table-cell>
          <table:table-cell table:style-name="ce3" table:formula="of:=IF([$д.W4]=0;IF(AND(INDEX([$д.$B$2:.$BM$64];[.$A4]*3;[.W$1])&gt;0;INDEX([$д.$B$2:.$BM$64];[.$A4];[.W$1]*3)&gt;0;INDEX([$д.$B$2:.$BM$64];[.$A4];[.W$1]+1)&gt;0;INDEX([$д.$B$2:.$BM$64];[.$A4]+1;[.W$1])&gt;0);-1;0);[$д.W4])" office:value-type="float" office:value="1" calcext:value-type="float">
            <text:p>1</text:p>
          </table:table-cell>
          <table:table-cell table:style-name="ce4" table:formula="of:=IF([$д.X4]=0;IF(OR(INDEX([$д.$B$2:.$BM$64];[.$A4]*3;[.X$1])&gt;0;INDEX([$д.$B$2:.$BM$64];[.$A4];[.X$1]*3)&gt;0;INDEX([$д.$B$2:.$BM$64];[.$A4];[.X$1]+1)&gt;0;INDEX([$д.$B$2:.$BM$64];[.$A4]+1;[.X$1])&gt;0);-1;0);[$д.X4])" office:value-type="float" office:value="1" calcext:value-type="float">
            <text:p>1</text:p>
          </table:table-cell>
          <table:table-cell table:style-name="ce4" table:formula="of:=IF([$д.Y4]=0;IF(OR(INDEX([$д.$B$2:.$BM$64];[.$A4]*3;[.Y$1])&gt;0;INDEX([$д.$B$2:.$BM$64];[.$A4];[.Y$1]*3)&gt;0;INDEX([$д.$B$2:.$BM$64];[.$A4];[.Y$1]+1)&gt;0;INDEX([$д.$B$2:.$BM$64];[.$A4]+1;[.Y$1])&gt;0);-1;0);[$д.Y4])" office:value-type="float" office:value="1" calcext:value-type="float">
            <text:p>1</text:p>
          </table:table-cell>
          <table:table-cell table:style-name="ce4" table:formula="of:=IF([$д.Z4]=0;IF(OR(INDEX([$д.$B$2:.$BM$64];[.$A4]*3;[.Z$1])&gt;0;INDEX([$д.$B$2:.$BM$64];[.$A4];[.Z$1]*3)&gt;0;INDEX([$д.$B$2:.$BM$64];[.$A4];[.Z$1]+1)&gt;0;INDEX([$д.$B$2:.$BM$64];[.$A4]+1;[.Z$1])&gt;0);-1;0);[$д.Z4])" office:value-type="float" office:value="1" calcext:value-type="float">
            <text:p>1</text:p>
          </table:table-cell>
          <table:table-cell table:style-name="ce4" table:formula="of:=IF([$д.AA4]=0;IF(OR(INDEX([$д.$B$2:.$BM$64];[.$A4]*3;[.AA$1])&gt;0;INDEX([$д.$B$2:.$BM$64];[.$A4];[.AA$1]*3)&gt;0;INDEX([$д.$B$2:.$BM$64];[.$A4];[.AA$1]+1)&gt;0;INDEX([$д.$B$2:.$BM$64];[.$A4]+1;[.AA$1])&gt;0);-1;0);[$д.AA4])" office:value-type="float" office:value="1" calcext:value-type="float">
            <text:p>1</text:p>
          </table:table-cell>
          <table:table-cell table:style-name="ce4" table:formula="of:=IF([$д.AB4]=0;IF(OR(INDEX([$д.$B$2:.$BM$64];[.$A4]*3;[.AB$1])&gt;0;INDEX([$д.$B$2:.$BM$64];[.$A4];[.AB$1]*3)&gt;0;INDEX([$д.$B$2:.$BM$64];[.$A4];[.AB$1]+1)&gt;0;INDEX([$д.$B$2:.$BM$64];[.$A4]+1;[.AB$1])&gt;0);-1;0);[$д.AB4])" office:value-type="float" office:value="1" calcext:value-type="float">
            <text:p>1</text:p>
          </table:table-cell>
          <table:table-cell table:style-name="ce4" table:formula="of:=IF([$д.AC4]=0;IF(OR(INDEX([$д.$B$2:.$BM$64];[.$A4]*3;[.AC$1])&gt;0;INDEX([$д.$B$2:.$BM$64];[.$A4];[.AC$1]*3)&gt;0;INDEX([$д.$B$2:.$BM$64];[.$A4];[.AC$1]+1)&gt;0;INDEX([$д.$B$2:.$BM$64];[.$A4]+1;[.AC$1])&gt;0);-1;0);[$д.AC4])" office:value-type="float" office:value="1" calcext:value-type="float">
            <text:p>1</text:p>
          </table:table-cell>
          <table:table-cell table:style-name="ce4" table:formula="of:=IF(MAX([.AD$1];[.$A4])*3+MIN([.AD$1];[.$A4])&gt;=65;1;0)" office:value-type="float" office:value="1" calcext:value-type="float">
            <text:p>1</text:p>
          </table:table-cell>
          <table:table-cell table:style-name="ce4" table:formula="of:=IF(MAX([.AE$1];[.$A4])*3+MIN([.AE$1];[.$A4])&gt;=65;1;0)" office:value-type="float" office:value="1" calcext:value-type="float">
            <text:p>1</text:p>
          </table:table-cell>
          <table:table-cell table:style-name="ce4" table:formula="of:=IF(MAX([.AF$1];[.$A4])*3+MIN([.AF$1];[.$A4])&gt;=65;1;0)" office:value-type="float" office:value="1" calcext:value-type="float">
            <text:p>1</text:p>
          </table:table-cell>
          <table:table-cell table:style-name="ce4" table:formula="of:=IF(MAX([.AG$1];[.$A4])*3+MIN([.AG$1];[.$A4])&gt;=65;1;0)" office:value-type="float" office:value="1" calcext:value-type="float">
            <text:p>1</text:p>
          </table:table-cell>
          <table:table-cell table:style-name="ce4" table:formula="of:=IF(MAX([.AH$1];[.$A4])*3+MIN([.AH$1];[.$A4])&gt;=65;1;0)" office:value-type="float" office:value="1" calcext:value-type="float">
            <text:p>1</text:p>
          </table:table-cell>
          <table:table-cell table:style-name="ce4" table:formula="of:=IF(MAX([.AI$1];[.$A4])*3+MIN([.AI$1];[.$A4])&gt;=65;1;0)" office:value-type="float" office:value="1" calcext:value-type="float">
            <text:p>1</text:p>
          </table:table-cell>
          <table:table-cell table:style-name="ce4" table:formula="of:=IF(MAX([.AJ$1];[.$A4])*3+MIN([.AJ$1];[.$A4])&gt;=65;1;0)" office:value-type="float" office:value="1" calcext:value-type="float">
            <text:p>1</text:p>
          </table:table-cell>
          <table:table-cell table:style-name="ce4" table:formula="of:=IF(MAX([.AK$1];[.$A4])*3+MIN([.AK$1];[.$A4])&gt;=65;1;0)" office:value-type="float" office:value="1" calcext:value-type="float">
            <text:p>1</text:p>
          </table:table-cell>
          <table:table-cell table:style-name="ce4" table:formula="of:=IF(MAX([.AL$1];[.$A4])*3+MIN([.AL$1];[.$A4])&gt;=65;1;0)" office:value-type="float" office:value="1" calcext:value-type="float">
            <text:p>1</text:p>
          </table:table-cell>
          <table:table-cell table:style-name="ce4" table:formula="of:=IF(MAX([.AM$1];[.$A4])*3+MIN([.AM$1];[.$A4])&gt;=65;1;0)" office:value-type="float" office:value="1" calcext:value-type="float">
            <text:p>1</text:p>
          </table:table-cell>
          <table:table-cell table:style-name="ce4" table:formula="of:=IF(MAX([.AN$1];[.$A4])*3+MIN([.AN$1];[.$A4])&gt;=65;1;0)" office:value-type="float" office:value="1" calcext:value-type="float">
            <text:p>1</text:p>
          </table:table-cell>
          <table:table-cell table:style-name="ce4" table:formula="of:=IF(MAX([.AO$1];[.$A4])*3+MIN([.AO$1];[.$A4])&gt;=65;1;0)" office:value-type="float" office:value="1" calcext:value-type="float">
            <text:p>1</text:p>
          </table:table-cell>
          <table:table-cell table:style-name="ce4" table:formula="of:=IF(MAX([.AP$1];[.$A4])*3+MIN([.AP$1];[.$A4])&gt;=65;1;0)" office:value-type="float" office:value="1" calcext:value-type="float">
            <text:p>1</text:p>
          </table:table-cell>
          <table:table-cell table:style-name="ce4" table:formula="of:=IF(MAX([.AQ$1];[.$A4])*3+MIN([.AQ$1];[.$A4])&gt;=65;1;0)" office:value-type="float" office:value="1" calcext:value-type="float">
            <text:p>1</text:p>
          </table:table-cell>
          <table:table-cell table:style-name="ce4" table:formula="of:=IF(MAX([.AR$1];[.$A4])*3+MIN([.AR$1];[.$A4])&gt;=65;1;0)" office:value-type="float" office:value="1" calcext:value-type="float">
            <text:p>1</text:p>
          </table:table-cell>
          <table:table-cell table:style-name="ce4" table:formula="of:=IF(MAX([.AS$1];[.$A4])*3+MIN([.AS$1];[.$A4])&gt;=65;1;0)" office:value-type="float" office:value="1" calcext:value-type="float">
            <text:p>1</text:p>
          </table:table-cell>
          <table:table-cell table:style-name="ce4" table:formula="of:=IF(MAX([.AT$1];[.$A4])*3+MIN([.AT$1];[.$A4])&gt;=65;1;0)" office:value-type="float" office:value="1" calcext:value-type="float">
            <text:p>1</text:p>
          </table:table-cell>
          <table:table-cell table:style-name="ce4" table:formula="of:=IF(MAX([.AU$1];[.$A4])*3+MIN([.AU$1];[.$A4])&gt;=65;1;0)" office:value-type="float" office:value="1" calcext:value-type="float">
            <text:p>1</text:p>
          </table:table-cell>
          <table:table-cell table:style-name="ce4" table:formula="of:=IF(MAX([.AV$1];[.$A4])*3+MIN([.AV$1];[.$A4])&gt;=65;1;0)" office:value-type="float" office:value="1" calcext:value-type="float">
            <text:p>1</text:p>
          </table:table-cell>
          <table:table-cell table:style-name="ce4" table:formula="of:=IF(MAX([.AW$1];[.$A4])*3+MIN([.AW$1];[.$A4])&gt;=65;1;0)" office:value-type="float" office:value="1" calcext:value-type="float">
            <text:p>1</text:p>
          </table:table-cell>
          <table:table-cell table:style-name="ce4" table:formula="of:=IF(MAX([.AX$1];[.$A4])*3+MIN([.AX$1];[.$A4])&gt;=65;1;0)" office:value-type="float" office:value="1" calcext:value-type="float">
            <text:p>1</text:p>
          </table:table-cell>
          <table:table-cell table:style-name="ce4" table:formula="of:=IF(MAX([.AY$1];[.$A4])*3+MIN([.AY$1];[.$A4])&gt;=65;1;0)" office:value-type="float" office:value="1" calcext:value-type="float">
            <text:p>1</text:p>
          </table:table-cell>
          <table:table-cell table:style-name="ce4" table:formula="of:=IF(MAX([.AZ$1];[.$A4])*3+MIN([.AZ$1];[.$A4])&gt;=65;1;0)" office:value-type="float" office:value="1" calcext:value-type="float">
            <text:p>1</text:p>
          </table:table-cell>
          <table:table-cell table:style-name="ce4" table:formula="of:=IF(MAX([.BA$1];[.$A4])*3+MIN([.BA$1];[.$A4])&gt;=65;1;0)" office:value-type="float" office:value="1" calcext:value-type="float">
            <text:p>1</text:p>
          </table:table-cell>
          <table:table-cell table:style-name="ce4" table:formula="of:=IF(MAX([.BB$1];[.$A4])*3+MIN([.BB$1];[.$A4])&gt;=65;1;0)" office:value-type="float" office:value="1" calcext:value-type="float">
            <text:p>1</text:p>
          </table:table-cell>
          <table:table-cell table:style-name="ce4" table:formula="of:=IF(MAX([.BC$1];[.$A4])*3+MIN([.BC$1];[.$A4])&gt;=65;1;0)" office:value-type="float" office:value="1" calcext:value-type="float">
            <text:p>1</text:p>
          </table:table-cell>
          <table:table-cell table:style-name="ce4" table:formula="of:=IF(MAX([.BD$1];[.$A4])*3+MIN([.BD$1];[.$A4])&gt;=65;1;0)" office:value-type="float" office:value="1" calcext:value-type="float">
            <text:p>1</text:p>
          </table:table-cell>
          <table:table-cell table:style-name="ce4" table:formula="of:=IF(MAX([.BE$1];[.$A4])*3+MIN([.BE$1];[.$A4])&gt;=65;1;0)" office:value-type="float" office:value="1" calcext:value-type="float">
            <text:p>1</text:p>
          </table:table-cell>
          <table:table-cell table:style-name="ce4" table:formula="of:=IF(MAX([.BF$1];[.$A4])*3+MIN([.BF$1];[.$A4])&gt;=65;1;0)" office:value-type="float" office:value="1" calcext:value-type="float">
            <text:p>1</text:p>
          </table:table-cell>
          <table:table-cell table:style-name="ce4" table:formula="of:=IF(MAX([.BG$1];[.$A4])*3+MIN([.BG$1];[.$A4])&gt;=65;1;0)" office:value-type="float" office:value="1" calcext:value-type="float">
            <text:p>1</text:p>
          </table:table-cell>
          <table:table-cell table:style-name="ce4" table:formula="of:=IF(MAX([.BH$1];[.$A4])*3+MIN([.BH$1];[.$A4])&gt;=65;1;0)" office:value-type="float" office:value="1" calcext:value-type="float">
            <text:p>1</text:p>
          </table:table-cell>
          <table:table-cell table:style-name="ce4" table:formula="of:=IF(MAX([.BI$1];[.$A4])*3+MIN([.BI$1];[.$A4])&gt;=65;1;0)" office:value-type="float" office:value="1" calcext:value-type="float">
            <text:p>1</text:p>
          </table:table-cell>
          <table:table-cell table:style-name="ce4" table:formula="of:=IF(MAX([.BJ$1];[.$A4])*3+MIN([.BJ$1];[.$A4])&gt;=65;1;0)" office:value-type="float" office:value="1" calcext:value-type="float">
            <text:p>1</text:p>
          </table:table-cell>
          <table:table-cell table:style-name="ce4" table:formula="of:=IF(MAX([.BK$1];[.$A4])*3+MIN([.BK$1];[.$A4])&gt;=65;1;0)" office:value-type="float" office:value="1" calcext:value-type="float">
            <text:p>1</text:p>
          </table:table-cell>
          <table:table-cell table:style-name="ce4" table:formula="of:=IF(MAX([.BL$1];[.$A4])*3+MIN([.BL$1];[.$A4])&gt;=65;1;0)" office:value-type="float" office:value="1" calcext:value-type="float">
            <text:p>1</text:p>
          </table:table-cell>
          <table:table-cell table:style-name="ce4" table:formula="of:=IF(MAX([.BM$1];[.$A4])*3+MIN([.BM$1];[.$A4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IF([$д.B5]=0;IF(AND(INDEX([$д.$B$2:.$BM$64];[.$A5]*3;[.B$1])&gt;0;INDEX([$д.$B$2:.$BM$64];[.$A5];[.B$1]*3)&gt;0;INDEX([$д.$B$2:.$BM$64];[.$A5];[.B$1]+1)&gt;0;INDEX([$д.$B$2:.$BM$64];[.$A5]+1;[.B$1])&gt;0);-2;0);[$д.B5])" office:value-type="float" office:value="0" calcext:value-type="float">
            <text:p>0</text:p>
          </table:table-cell>
          <table:table-cell table:style-name="ce1" table:formula="of:=IF([$д.C5]=0;IF(AND(INDEX([$д.$B$2:.$BM$64];[.$A5]*3;[.C$1])&gt;0;INDEX([$д.$B$2:.$BM$64];[.$A5];[.C$1]*3)&gt;0;INDEX([$д.$B$2:.$BM$64];[.$A5];[.C$1]+1)&gt;0;INDEX([$д.$B$2:.$BM$64];[.$A5]+1;[.C$1])&gt;0);-2;0);[$д.C5])" office:value-type="float" office:value="0" calcext:value-type="float">
            <text:p>0</text:p>
          </table:table-cell>
          <table:table-cell table:style-name="ce1" table:formula="of:=IF([$д.D5]=0;IF(AND(INDEX([$д.$B$2:.$BM$64];[.$A5]*3;[.D$1])&gt;0;INDEX([$д.$B$2:.$BM$64];[.$A5];[.D$1]*3)&gt;0;INDEX([$д.$B$2:.$BM$64];[.$A5];[.D$1]+1)&gt;0;INDEX([$д.$B$2:.$BM$64];[.$A5]+1;[.D$1])&gt;0);-2;0);[$д.D5])" office:value-type="float" office:value="0" calcext:value-type="float">
            <text:p>0</text:p>
          </table:table-cell>
          <table:table-cell table:style-name="ce1" table:formula="of:=IF([$д.E5]=0;IF(AND(INDEX([$д.$B$2:.$BM$64];[.$A5]*3;[.E$1])&gt;0;INDEX([$д.$B$2:.$BM$64];[.$A5];[.E$1]*3)&gt;0;INDEX([$д.$B$2:.$BM$64];[.$A5];[.E$1]+1)&gt;0;INDEX([$д.$B$2:.$BM$64];[.$A5]+1;[.E$1])&gt;0);-2;0);[$д.E5])" office:value-type="float" office:value="0" calcext:value-type="float">
            <text:p>0</text:p>
          </table:table-cell>
          <table:table-cell table:style-name="ce1" table:formula="of:=IF([$д.F5]=0;IF(AND(INDEX([$д.$B$2:.$BM$64];[.$A5]*3;[.F$1])&gt;0;INDEX([$д.$B$2:.$BM$64];[.$A5];[.F$1]*3)&gt;0;INDEX([$д.$B$2:.$BM$64];[.$A5];[.F$1]+1)&gt;0;INDEX([$д.$B$2:.$BM$64];[.$A5]+1;[.F$1])&gt;0);-2;0);[$д.F5])" office:value-type="float" office:value="0" calcext:value-type="float">
            <text:p>0</text:p>
          </table:table-cell>
          <table:table-cell table:style-name="ce1" table:formula="of:=IF([$д.G5]=0;IF(AND(INDEX([$д.$B$2:.$BM$64];[.$A5]*3;[.G$1])&gt;0;INDEX([$д.$B$2:.$BM$64];[.$A5];[.G$1]*3)&gt;0;INDEX([$д.$B$2:.$BM$64];[.$A5];[.G$1]+1)&gt;0;INDEX([$д.$B$2:.$BM$64];[.$A5]+1;[.G$1])&gt;0);-2;0);[$д.G5])" office:value-type="float" office:value="0" calcext:value-type="float">
            <text:p>0</text:p>
          </table:table-cell>
          <table:table-cell table:style-name="ce1" table:formula="of:=IF([$д.H5]=0;IF(AND(INDEX([$д.$B$2:.$BM$64];[.$A5]*3;[.H$1])&gt;0;INDEX([$д.$B$2:.$BM$64];[.$A5];[.H$1]*3)&gt;0;INDEX([$д.$B$2:.$BM$64];[.$A5];[.H$1]+1)&gt;0;INDEX([$д.$B$2:.$BM$64];[.$A5]+1;[.H$1])&gt;0);-2;0);[$д.H5])" office:value-type="float" office:value="0" calcext:value-type="float">
            <text:p>0</text:p>
          </table:table-cell>
          <table:table-cell table:style-name="ce1" table:formula="of:=IF([$д.I5]=0;IF(AND(INDEX([$д.$B$2:.$BM$64];[.$A5]*3;[.I$1])&gt;0;INDEX([$д.$B$2:.$BM$64];[.$A5];[.I$1]*3)&gt;0;INDEX([$д.$B$2:.$BM$64];[.$A5];[.I$1]+1)&gt;0;INDEX([$д.$B$2:.$BM$64];[.$A5]+1;[.I$1])&gt;0);-2;0);[$д.I5])" office:value-type="float" office:value="0" calcext:value-type="float">
            <text:p>0</text:p>
          </table:table-cell>
          <table:table-cell table:style-name="ce1" table:formula="of:=IF([$д.J5]=0;IF(AND(INDEX([$д.$B$2:.$BM$64];[.$A5]*3;[.J$1])&gt;0;INDEX([$д.$B$2:.$BM$64];[.$A5];[.J$1]*3)&gt;0;INDEX([$д.$B$2:.$BM$64];[.$A5];[.J$1]+1)&gt;0;INDEX([$д.$B$2:.$BM$64];[.$A5]+1;[.J$1])&gt;0);-2;0);[$д.J5])" office:value-type="float" office:value="0" calcext:value-type="float">
            <text:p>0</text:p>
          </table:table-cell>
          <table:table-cell table:style-name="ce1" table:formula="of:=IF([$д.K5]=0;IF(AND(INDEX([$д.$B$2:.$BM$64];[.$A5]*3;[.K$1])&gt;0;INDEX([$д.$B$2:.$BM$64];[.$A5];[.K$1]*3)&gt;0;INDEX([$д.$B$2:.$BM$64];[.$A5];[.K$1]+1)&gt;0;INDEX([$д.$B$2:.$BM$64];[.$A5]+1;[.K$1])&gt;0);-2;0);[$д.K5])" office:value-type="float" office:value="0" calcext:value-type="float">
            <text:p>0</text:p>
          </table:table-cell>
          <table:table-cell table:style-name="ce1" table:formula="of:=IF([$д.L5]=0;IF(AND(INDEX([$д.$B$2:.$BM$64];[.$A5]*3;[.L$1])&gt;0;INDEX([$д.$B$2:.$BM$64];[.$A5];[.L$1]*3)&gt;0;INDEX([$д.$B$2:.$BM$64];[.$A5];[.L$1]+1)&gt;0;INDEX([$д.$B$2:.$BM$64];[.$A5]+1;[.L$1])&gt;0);-2;0);[$д.L5])" office:value-type="float" office:value="0" calcext:value-type="float">
            <text:p>0</text:p>
          </table:table-cell>
          <table:table-cell table:style-name="ce1" table:formula="of:=IF([$д.M5]=0;IF(AND(INDEX([$д.$B$2:.$BM$64];[.$A5]*3;[.M$1])&gt;0;INDEX([$д.$B$2:.$BM$64];[.$A5];[.M$1]*3)&gt;0;INDEX([$д.$B$2:.$BM$64];[.$A5];[.M$1]+1)&gt;0;INDEX([$д.$B$2:.$BM$64];[.$A5]+1;[.M$1])&gt;0);-2;0);[$д.M5])" office:value-type="float" office:value="0" calcext:value-type="float">
            <text:p>0</text:p>
          </table:table-cell>
          <table:table-cell table:style-name="ce1" table:formula="of:=IF([$д.N5]=0;IF(AND(INDEX([$д.$B$2:.$BM$64];[.$A5]*3;[.N$1])&gt;0;INDEX([$д.$B$2:.$BM$64];[.$A5];[.N$1]*3)&gt;0;INDEX([$д.$B$2:.$BM$64];[.$A5];[.N$1]+1)&gt;0;INDEX([$д.$B$2:.$BM$64];[.$A5]+1;[.N$1])&gt;0);-2;0);[$д.N5])" office:value-type="float" office:value="0" calcext:value-type="float">
            <text:p>0</text:p>
          </table:table-cell>
          <table:table-cell table:style-name="ce1" table:formula="of:=IF([$д.O5]=0;IF(AND(INDEX([$д.$B$2:.$BM$64];[.$A5]*3;[.O$1])&gt;0;INDEX([$д.$B$2:.$BM$64];[.$A5];[.O$1]*3)&gt;0;INDEX([$д.$B$2:.$BM$64];[.$A5];[.O$1]+1)&gt;0;INDEX([$д.$B$2:.$BM$64];[.$A5]+1;[.O$1])&gt;0);-2;0);[$д.O5])" office:value-type="float" office:value="0" calcext:value-type="float">
            <text:p>0</text:p>
          </table:table-cell>
          <table:table-cell table:style-name="ce1" table:formula="of:=IF([$д.P5]=0;IF(AND(INDEX([$д.$B$2:.$BM$64];[.$A5]*3;[.P$1])&gt;0;INDEX([$д.$B$2:.$BM$64];[.$A5];[.P$1]*3)&gt;0;INDEX([$д.$B$2:.$BM$64];[.$A5];[.P$1]+1)&gt;0;INDEX([$д.$B$2:.$BM$64];[.$A5]+1;[.P$1])&gt;0);-2;0);[$д.P5])" office:value-type="float" office:value="0" calcext:value-type="float">
            <text:p>0</text:p>
          </table:table-cell>
          <table:table-cell table:style-name="ce1" table:formula="of:=IF([$д.Q5]=0;IF(AND(INDEX([$д.$B$2:.$BM$64];[.$A5]*3;[.Q$1])&gt;0;INDEX([$д.$B$2:.$BM$64];[.$A5];[.Q$1]*3)&gt;0;INDEX([$д.$B$2:.$BM$64];[.$A5];[.Q$1]+1)&gt;0;INDEX([$д.$B$2:.$BM$64];[.$A5]+1;[.Q$1])&gt;0);-2;0);[$д.Q5])" office:value-type="float" office:value="0" calcext:value-type="float">
            <text:p>0</text:p>
          </table:table-cell>
          <table:table-cell table:style-name="ce1" table:formula="of:=IF([$д.R5]=0;IF(AND(INDEX([$д.$B$2:.$BM$64];[.$A5]*3;[.R$1])&gt;0;INDEX([$д.$B$2:.$BM$64];[.$A5];[.R$1]*3)&gt;0;INDEX([$д.$B$2:.$BM$64];[.$A5];[.R$1]+1)&gt;0;INDEX([$д.$B$2:.$BM$64];[.$A5]+1;[.R$1])&gt;0);-2;0);[$д.R5])" office:value-type="float" office:value="0" calcext:value-type="float">
            <text:p>0</text:p>
          </table:table-cell>
          <table:table-cell table:style-name="ce1" table:formula="of:=IF([$д.S5]=0;IF(AND(INDEX([$д.$B$2:.$BM$64];[.$A5]*3;[.S$1])&gt;0;INDEX([$д.$B$2:.$BM$64];[.$A5];[.S$1]*3)&gt;0;INDEX([$д.$B$2:.$BM$64];[.$A5];[.S$1]+1)&gt;0;INDEX([$д.$B$2:.$BM$64];[.$A5]+1;[.S$1])&gt;0);-2;0);[$д.S5])" office:value-type="float" office:value="0" calcext:value-type="float">
            <text:p>0</text:p>
          </table:table-cell>
          <table:table-cell table:style-name="ce1" table:formula="of:=IF([$д.T5]=0;IF(AND(INDEX([$д.$B$2:.$BM$64];[.$A5]*3;[.T$1])&gt;0;INDEX([$д.$B$2:.$BM$64];[.$A5];[.T$1]*3)&gt;0;INDEX([$д.$B$2:.$BM$64];[.$A5];[.T$1]+1)&gt;0;INDEX([$д.$B$2:.$BM$64];[.$A5]+1;[.T$1])&gt;0);-2;0);[$д.T5])" office:value-type="float" office:value="2" calcext:value-type="float">
            <text:p>2</text:p>
          </table:table-cell>
          <table:table-cell table:style-name="ce1" table:formula="of:=IF([$д.U5]=0;IF(AND(INDEX([$д.$B$2:.$BM$64];[.$A5]*3;[.U$1])&gt;0;INDEX([$д.$B$2:.$BM$64];[.$A5];[.U$1]*3)&gt;0;INDEX([$д.$B$2:.$BM$64];[.$A5];[.U$1]+1)&gt;0;INDEX([$д.$B$2:.$BM$64];[.$A5]+1;[.U$1])&gt;0);-2;0);[$д.U5])" office:value-type="float" office:value="-1" calcext:value-type="float">
            <text:p>-1</text:p>
          </table:table-cell>
          <table:table-cell table:style-name="ce2" table:formula="of:=IF([$д.V5]=0;IF(OR(INDEX([$д.$B$2:.$BM$64];[.$A5]*3;[.V$1])&lt;0;INDEX([$д.$B$2:.$BM$64];[.$A5];[.V$1]*3)&lt;0;INDEX([$д.$B$2:.$BM$64];[.$A5];[.V$1]+1)&lt;0;INDEX([$д.$B$2:.$BM$64];[.$A5]+1;[.V$1])&lt;0);2;0);[$д.V5])" office:value-type="float" office:value="1" calcext:value-type="float">
            <text:p>1</text:p>
          </table:table-cell>
          <table:table-cell table:style-name="ce3" table:formula="of:=IF([$д.W5]=0;IF(AND(INDEX([$д.$B$2:.$BM$64];[.$A5]*3;[.W$1])&gt;0;INDEX([$д.$B$2:.$BM$64];[.$A5];[.W$1]*3)&gt;0;INDEX([$д.$B$2:.$BM$64];[.$A5];[.W$1]+1)&gt;0;INDEX([$д.$B$2:.$BM$64];[.$A5]+1;[.W$1])&gt;0);-1;0);[$д.W5])" office:value-type="float" office:value="1" calcext:value-type="float">
            <text:p>1</text:p>
          </table:table-cell>
          <table:table-cell table:style-name="ce4" table:formula="of:=IF([$д.X5]=0;IF(OR(INDEX([$д.$B$2:.$BM$64];[.$A5]*3;[.X$1])&gt;0;INDEX([$д.$B$2:.$BM$64];[.$A5];[.X$1]*3)&gt;0;INDEX([$д.$B$2:.$BM$64];[.$A5];[.X$1]+1)&gt;0;INDEX([$д.$B$2:.$BM$64];[.$A5]+1;[.X$1])&gt;0);-1;0);[$д.X5])" office:value-type="float" office:value="1" calcext:value-type="float">
            <text:p>1</text:p>
          </table:table-cell>
          <table:table-cell table:style-name="ce4" table:formula="of:=IF([$д.Y5]=0;IF(OR(INDEX([$д.$B$2:.$BM$64];[.$A5]*3;[.Y$1])&gt;0;INDEX([$д.$B$2:.$BM$64];[.$A5];[.Y$1]*3)&gt;0;INDEX([$д.$B$2:.$BM$64];[.$A5];[.Y$1]+1)&gt;0;INDEX([$д.$B$2:.$BM$64];[.$A5]+1;[.Y$1])&gt;0);-1;0);[$д.Y5])" office:value-type="float" office:value="1" calcext:value-type="float">
            <text:p>1</text:p>
          </table:table-cell>
          <table:table-cell table:style-name="ce4" table:formula="of:=IF([$д.Z5]=0;IF(OR(INDEX([$д.$B$2:.$BM$64];[.$A5]*3;[.Z$1])&gt;0;INDEX([$д.$B$2:.$BM$64];[.$A5];[.Z$1]*3)&gt;0;INDEX([$д.$B$2:.$BM$64];[.$A5];[.Z$1]+1)&gt;0;INDEX([$д.$B$2:.$BM$64];[.$A5]+1;[.Z$1])&gt;0);-1;0);[$д.Z5])" office:value-type="float" office:value="1" calcext:value-type="float">
            <text:p>1</text:p>
          </table:table-cell>
          <table:table-cell table:style-name="ce4" table:formula="of:=IF([$д.AA5]=0;IF(OR(INDEX([$д.$B$2:.$BM$64];[.$A5]*3;[.AA$1])&gt;0;INDEX([$д.$B$2:.$BM$64];[.$A5];[.AA$1]*3)&gt;0;INDEX([$д.$B$2:.$BM$64];[.$A5];[.AA$1]+1)&gt;0;INDEX([$д.$B$2:.$BM$64];[.$A5]+1;[.AA$1])&gt;0);-1;0);[$д.AA5])" office:value-type="float" office:value="1" calcext:value-type="float">
            <text:p>1</text:p>
          </table:table-cell>
          <table:table-cell table:style-name="ce4" table:formula="of:=IF([$д.AB5]=0;IF(OR(INDEX([$д.$B$2:.$BM$64];[.$A5]*3;[.AB$1])&gt;0;INDEX([$д.$B$2:.$BM$64];[.$A5];[.AB$1]*3)&gt;0;INDEX([$д.$B$2:.$BM$64];[.$A5];[.AB$1]+1)&gt;0;INDEX([$д.$B$2:.$BM$64];[.$A5]+1;[.AB$1])&gt;0);-1;0);[$д.AB5])" office:value-type="float" office:value="1" calcext:value-type="float">
            <text:p>1</text:p>
          </table:table-cell>
          <table:table-cell table:style-name="ce4" table:formula="of:=IF([$д.AC5]=0;IF(OR(INDEX([$д.$B$2:.$BM$64];[.$A5]*3;[.AC$1])&gt;0;INDEX([$д.$B$2:.$BM$64];[.$A5];[.AC$1]*3)&gt;0;INDEX([$д.$B$2:.$BM$64];[.$A5];[.AC$1]+1)&gt;0;INDEX([$д.$B$2:.$BM$64];[.$A5]+1;[.AC$1])&gt;0);-1;0);[$д.AC5])" office:value-type="float" office:value="1" calcext:value-type="float">
            <text:p>1</text:p>
          </table:table-cell>
          <table:table-cell table:style-name="ce4" table:formula="of:=IF(MAX([.AD$1];[.$A5])*3+MIN([.AD$1];[.$A5])&gt;=65;1;0)" office:value-type="float" office:value="1" calcext:value-type="float">
            <text:p>1</text:p>
          </table:table-cell>
          <table:table-cell table:style-name="ce4" table:formula="of:=IF(MAX([.AE$1];[.$A5])*3+MIN([.AE$1];[.$A5])&gt;=65;1;0)" office:value-type="float" office:value="1" calcext:value-type="float">
            <text:p>1</text:p>
          </table:table-cell>
          <table:table-cell table:style-name="ce4" table:formula="of:=IF(MAX([.AF$1];[.$A5])*3+MIN([.AF$1];[.$A5])&gt;=65;1;0)" office:value-type="float" office:value="1" calcext:value-type="float">
            <text:p>1</text:p>
          </table:table-cell>
          <table:table-cell table:style-name="ce4" table:formula="of:=IF(MAX([.AG$1];[.$A5])*3+MIN([.AG$1];[.$A5])&gt;=65;1;0)" office:value-type="float" office:value="1" calcext:value-type="float">
            <text:p>1</text:p>
          </table:table-cell>
          <table:table-cell table:style-name="ce4" table:formula="of:=IF(MAX([.AH$1];[.$A5])*3+MIN([.AH$1];[.$A5])&gt;=65;1;0)" office:value-type="float" office:value="1" calcext:value-type="float">
            <text:p>1</text:p>
          </table:table-cell>
          <table:table-cell table:style-name="ce4" table:formula="of:=IF(MAX([.AI$1];[.$A5])*3+MIN([.AI$1];[.$A5])&gt;=65;1;0)" office:value-type="float" office:value="1" calcext:value-type="float">
            <text:p>1</text:p>
          </table:table-cell>
          <table:table-cell table:style-name="ce4" table:formula="of:=IF(MAX([.AJ$1];[.$A5])*3+MIN([.AJ$1];[.$A5])&gt;=65;1;0)" office:value-type="float" office:value="1" calcext:value-type="float">
            <text:p>1</text:p>
          </table:table-cell>
          <table:table-cell table:style-name="ce4" table:formula="of:=IF(MAX([.AK$1];[.$A5])*3+MIN([.AK$1];[.$A5])&gt;=65;1;0)" office:value-type="float" office:value="1" calcext:value-type="float">
            <text:p>1</text:p>
          </table:table-cell>
          <table:table-cell table:style-name="ce4" table:formula="of:=IF(MAX([.AL$1];[.$A5])*3+MIN([.AL$1];[.$A5])&gt;=65;1;0)" office:value-type="float" office:value="1" calcext:value-type="float">
            <text:p>1</text:p>
          </table:table-cell>
          <table:table-cell table:style-name="ce4" table:formula="of:=IF(MAX([.AM$1];[.$A5])*3+MIN([.AM$1];[.$A5])&gt;=65;1;0)" office:value-type="float" office:value="1" calcext:value-type="float">
            <text:p>1</text:p>
          </table:table-cell>
          <table:table-cell table:style-name="ce4" table:formula="of:=IF(MAX([.AN$1];[.$A5])*3+MIN([.AN$1];[.$A5])&gt;=65;1;0)" office:value-type="float" office:value="1" calcext:value-type="float">
            <text:p>1</text:p>
          </table:table-cell>
          <table:table-cell table:style-name="ce4" table:formula="of:=IF(MAX([.AO$1];[.$A5])*3+MIN([.AO$1];[.$A5])&gt;=65;1;0)" office:value-type="float" office:value="1" calcext:value-type="float">
            <text:p>1</text:p>
          </table:table-cell>
          <table:table-cell table:style-name="ce4" table:formula="of:=IF(MAX([.AP$1];[.$A5])*3+MIN([.AP$1];[.$A5])&gt;=65;1;0)" office:value-type="float" office:value="1" calcext:value-type="float">
            <text:p>1</text:p>
          </table:table-cell>
          <table:table-cell table:style-name="ce4" table:formula="of:=IF(MAX([.AQ$1];[.$A5])*3+MIN([.AQ$1];[.$A5])&gt;=65;1;0)" office:value-type="float" office:value="1" calcext:value-type="float">
            <text:p>1</text:p>
          </table:table-cell>
          <table:table-cell table:style-name="ce4" table:formula="of:=IF(MAX([.AR$1];[.$A5])*3+MIN([.AR$1];[.$A5])&gt;=65;1;0)" office:value-type="float" office:value="1" calcext:value-type="float">
            <text:p>1</text:p>
          </table:table-cell>
          <table:table-cell table:style-name="ce4" table:formula="of:=IF(MAX([.AS$1];[.$A5])*3+MIN([.AS$1];[.$A5])&gt;=65;1;0)" office:value-type="float" office:value="1" calcext:value-type="float">
            <text:p>1</text:p>
          </table:table-cell>
          <table:table-cell table:style-name="ce4" table:formula="of:=IF(MAX([.AT$1];[.$A5])*3+MIN([.AT$1];[.$A5])&gt;=65;1;0)" office:value-type="float" office:value="1" calcext:value-type="float">
            <text:p>1</text:p>
          </table:table-cell>
          <table:table-cell table:style-name="ce4" table:formula="of:=IF(MAX([.AU$1];[.$A5])*3+MIN([.AU$1];[.$A5])&gt;=65;1;0)" office:value-type="float" office:value="1" calcext:value-type="float">
            <text:p>1</text:p>
          </table:table-cell>
          <table:table-cell table:style-name="ce4" table:formula="of:=IF(MAX([.AV$1];[.$A5])*3+MIN([.AV$1];[.$A5])&gt;=65;1;0)" office:value-type="float" office:value="1" calcext:value-type="float">
            <text:p>1</text:p>
          </table:table-cell>
          <table:table-cell table:style-name="ce4" table:formula="of:=IF(MAX([.AW$1];[.$A5])*3+MIN([.AW$1];[.$A5])&gt;=65;1;0)" office:value-type="float" office:value="1" calcext:value-type="float">
            <text:p>1</text:p>
          </table:table-cell>
          <table:table-cell table:style-name="ce4" table:formula="of:=IF(MAX([.AX$1];[.$A5])*3+MIN([.AX$1];[.$A5])&gt;=65;1;0)" office:value-type="float" office:value="1" calcext:value-type="float">
            <text:p>1</text:p>
          </table:table-cell>
          <table:table-cell table:style-name="ce4" table:formula="of:=IF(MAX([.AY$1];[.$A5])*3+MIN([.AY$1];[.$A5])&gt;=65;1;0)" office:value-type="float" office:value="1" calcext:value-type="float">
            <text:p>1</text:p>
          </table:table-cell>
          <table:table-cell table:style-name="ce4" table:formula="of:=IF(MAX([.AZ$1];[.$A5])*3+MIN([.AZ$1];[.$A5])&gt;=65;1;0)" office:value-type="float" office:value="1" calcext:value-type="float">
            <text:p>1</text:p>
          </table:table-cell>
          <table:table-cell table:style-name="ce4" table:formula="of:=IF(MAX([.BA$1];[.$A5])*3+MIN([.BA$1];[.$A5])&gt;=65;1;0)" office:value-type="float" office:value="1" calcext:value-type="float">
            <text:p>1</text:p>
          </table:table-cell>
          <table:table-cell table:style-name="ce4" table:formula="of:=IF(MAX([.BB$1];[.$A5])*3+MIN([.BB$1];[.$A5])&gt;=65;1;0)" office:value-type="float" office:value="1" calcext:value-type="float">
            <text:p>1</text:p>
          </table:table-cell>
          <table:table-cell table:style-name="ce4" table:formula="of:=IF(MAX([.BC$1];[.$A5])*3+MIN([.BC$1];[.$A5])&gt;=65;1;0)" office:value-type="float" office:value="1" calcext:value-type="float">
            <text:p>1</text:p>
          </table:table-cell>
          <table:table-cell table:style-name="ce4" table:formula="of:=IF(MAX([.BD$1];[.$A5])*3+MIN([.BD$1];[.$A5])&gt;=65;1;0)" office:value-type="float" office:value="1" calcext:value-type="float">
            <text:p>1</text:p>
          </table:table-cell>
          <table:table-cell table:style-name="ce4" table:formula="of:=IF(MAX([.BE$1];[.$A5])*3+MIN([.BE$1];[.$A5])&gt;=65;1;0)" office:value-type="float" office:value="1" calcext:value-type="float">
            <text:p>1</text:p>
          </table:table-cell>
          <table:table-cell table:style-name="ce4" table:formula="of:=IF(MAX([.BF$1];[.$A5])*3+MIN([.BF$1];[.$A5])&gt;=65;1;0)" office:value-type="float" office:value="1" calcext:value-type="float">
            <text:p>1</text:p>
          </table:table-cell>
          <table:table-cell table:style-name="ce4" table:formula="of:=IF(MAX([.BG$1];[.$A5])*3+MIN([.BG$1];[.$A5])&gt;=65;1;0)" office:value-type="float" office:value="1" calcext:value-type="float">
            <text:p>1</text:p>
          </table:table-cell>
          <table:table-cell table:style-name="ce4" table:formula="of:=IF(MAX([.BH$1];[.$A5])*3+MIN([.BH$1];[.$A5])&gt;=65;1;0)" office:value-type="float" office:value="1" calcext:value-type="float">
            <text:p>1</text:p>
          </table:table-cell>
          <table:table-cell table:style-name="ce4" table:formula="of:=IF(MAX([.BI$1];[.$A5])*3+MIN([.BI$1];[.$A5])&gt;=65;1;0)" office:value-type="float" office:value="1" calcext:value-type="float">
            <text:p>1</text:p>
          </table:table-cell>
          <table:table-cell table:style-name="ce4" table:formula="of:=IF(MAX([.BJ$1];[.$A5])*3+MIN([.BJ$1];[.$A5])&gt;=65;1;0)" office:value-type="float" office:value="1" calcext:value-type="float">
            <text:p>1</text:p>
          </table:table-cell>
          <table:table-cell table:style-name="ce4" table:formula="of:=IF(MAX([.BK$1];[.$A5])*3+MIN([.BK$1];[.$A5])&gt;=65;1;0)" office:value-type="float" office:value="1" calcext:value-type="float">
            <text:p>1</text:p>
          </table:table-cell>
          <table:table-cell table:style-name="ce4" table:formula="of:=IF(MAX([.BL$1];[.$A5])*3+MIN([.BL$1];[.$A5])&gt;=65;1;0)" office:value-type="float" office:value="1" calcext:value-type="float">
            <text:p>1</text:p>
          </table:table-cell>
          <table:table-cell table:style-name="ce4" table:formula="of:=IF(MAX([.BM$1];[.$A5])*3+MIN([.BM$1];[.$A5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IF([$д.B6]=0;IF(AND(INDEX([$д.$B$2:.$BM$64];[.$A6]*3;[.B$1])&gt;0;INDEX([$д.$B$2:.$BM$64];[.$A6];[.B$1]*3)&gt;0;INDEX([$д.$B$2:.$BM$64];[.$A6];[.B$1]+1)&gt;0;INDEX([$д.$B$2:.$BM$64];[.$A6]+1;[.B$1])&gt;0);-2;0);[$д.B6])" office:value-type="float" office:value="0" calcext:value-type="float">
            <text:p>0</text:p>
          </table:table-cell>
          <table:table-cell table:style-name="ce1" table:formula="of:=IF([$д.C6]=0;IF(AND(INDEX([$д.$B$2:.$BM$64];[.$A6]*3;[.C$1])&gt;0;INDEX([$д.$B$2:.$BM$64];[.$A6];[.C$1]*3)&gt;0;INDEX([$д.$B$2:.$BM$64];[.$A6];[.C$1]+1)&gt;0;INDEX([$д.$B$2:.$BM$64];[.$A6]+1;[.C$1])&gt;0);-2;0);[$д.C6])" office:value-type="float" office:value="0" calcext:value-type="float">
            <text:p>0</text:p>
          </table:table-cell>
          <table:table-cell table:style-name="ce1" table:formula="of:=IF([$д.D6]=0;IF(AND(INDEX([$д.$B$2:.$BM$64];[.$A6]*3;[.D$1])&gt;0;INDEX([$д.$B$2:.$BM$64];[.$A6];[.D$1]*3)&gt;0;INDEX([$д.$B$2:.$BM$64];[.$A6];[.D$1]+1)&gt;0;INDEX([$д.$B$2:.$BM$64];[.$A6]+1;[.D$1])&gt;0);-2;0);[$д.D6])" office:value-type="float" office:value="0" calcext:value-type="float">
            <text:p>0</text:p>
          </table:table-cell>
          <table:table-cell table:style-name="ce1" table:formula="of:=IF([$д.E6]=0;IF(AND(INDEX([$д.$B$2:.$BM$64];[.$A6]*3;[.E$1])&gt;0;INDEX([$д.$B$2:.$BM$64];[.$A6];[.E$1]*3)&gt;0;INDEX([$д.$B$2:.$BM$64];[.$A6];[.E$1]+1)&gt;0;INDEX([$д.$B$2:.$BM$64];[.$A6]+1;[.E$1])&gt;0);-2;0);[$д.E6])" office:value-type="float" office:value="0" calcext:value-type="float">
            <text:p>0</text:p>
          </table:table-cell>
          <table:table-cell table:style-name="ce1" table:formula="of:=IF([$д.F6]=0;IF(AND(INDEX([$д.$B$2:.$BM$64];[.$A6]*3;[.F$1])&gt;0;INDEX([$д.$B$2:.$BM$64];[.$A6];[.F$1]*3)&gt;0;INDEX([$д.$B$2:.$BM$64];[.$A6];[.F$1]+1)&gt;0;INDEX([$д.$B$2:.$BM$64];[.$A6]+1;[.F$1])&gt;0);-2;0);[$д.F6])" office:value-type="float" office:value="0" calcext:value-type="float">
            <text:p>0</text:p>
          </table:table-cell>
          <table:table-cell table:style-name="ce1" table:formula="of:=IF([$д.G6]=0;IF(AND(INDEX([$д.$B$2:.$BM$64];[.$A6]*3;[.G$1])&gt;0;INDEX([$д.$B$2:.$BM$64];[.$A6];[.G$1]*3)&gt;0;INDEX([$д.$B$2:.$BM$64];[.$A6];[.G$1]+1)&gt;0;INDEX([$д.$B$2:.$BM$64];[.$A6]+1;[.G$1])&gt;0);-2;0);[$д.G6])" office:value-type="float" office:value="0" calcext:value-type="float">
            <text:p>0</text:p>
          </table:table-cell>
          <table:table-cell table:style-name="ce1" table:formula="of:=IF([$д.H6]=0;IF(AND(INDEX([$д.$B$2:.$BM$64];[.$A6]*3;[.H$1])&gt;0;INDEX([$д.$B$2:.$BM$64];[.$A6];[.H$1]*3)&gt;0;INDEX([$д.$B$2:.$BM$64];[.$A6];[.H$1]+1)&gt;0;INDEX([$д.$B$2:.$BM$64];[.$A6]+1;[.H$1])&gt;0);-2;0);[$д.H6])" office:value-type="float" office:value="0" calcext:value-type="float">
            <text:p>0</text:p>
          </table:table-cell>
          <table:table-cell table:style-name="ce1" table:formula="of:=IF([$д.I6]=0;IF(AND(INDEX([$д.$B$2:.$BM$64];[.$A6]*3;[.I$1])&gt;0;INDEX([$д.$B$2:.$BM$64];[.$A6];[.I$1]*3)&gt;0;INDEX([$д.$B$2:.$BM$64];[.$A6];[.I$1]+1)&gt;0;INDEX([$д.$B$2:.$BM$64];[.$A6]+1;[.I$1])&gt;0);-2;0);[$д.I6])" office:value-type="float" office:value="0" calcext:value-type="float">
            <text:p>0</text:p>
          </table:table-cell>
          <table:table-cell table:style-name="ce1" table:formula="of:=IF([$д.J6]=0;IF(AND(INDEX([$д.$B$2:.$BM$64];[.$A6]*3;[.J$1])&gt;0;INDEX([$д.$B$2:.$BM$64];[.$A6];[.J$1]*3)&gt;0;INDEX([$д.$B$2:.$BM$64];[.$A6];[.J$1]+1)&gt;0;INDEX([$д.$B$2:.$BM$64];[.$A6]+1;[.J$1])&gt;0);-2;0);[$д.J6])" office:value-type="float" office:value="0" calcext:value-type="float">
            <text:p>0</text:p>
          </table:table-cell>
          <table:table-cell table:style-name="ce1" table:formula="of:=IF([$д.K6]=0;IF(AND(INDEX([$д.$B$2:.$BM$64];[.$A6]*3;[.K$1])&gt;0;INDEX([$д.$B$2:.$BM$64];[.$A6];[.K$1]*3)&gt;0;INDEX([$д.$B$2:.$BM$64];[.$A6];[.K$1]+1)&gt;0;INDEX([$д.$B$2:.$BM$64];[.$A6]+1;[.K$1])&gt;0);-2;0);[$д.K6])" office:value-type="float" office:value="0" calcext:value-type="float">
            <text:p>0</text:p>
          </table:table-cell>
          <table:table-cell table:style-name="ce1" table:formula="of:=IF([$д.L6]=0;IF(AND(INDEX([$д.$B$2:.$BM$64];[.$A6]*3;[.L$1])&gt;0;INDEX([$д.$B$2:.$BM$64];[.$A6];[.L$1]*3)&gt;0;INDEX([$д.$B$2:.$BM$64];[.$A6];[.L$1]+1)&gt;0;INDEX([$д.$B$2:.$BM$64];[.$A6]+1;[.L$1])&gt;0);-2;0);[$д.L6])" office:value-type="float" office:value="0" calcext:value-type="float">
            <text:p>0</text:p>
          </table:table-cell>
          <table:table-cell table:style-name="ce1" table:formula="of:=IF([$д.M6]=0;IF(AND(INDEX([$д.$B$2:.$BM$64];[.$A6]*3;[.M$1])&gt;0;INDEX([$д.$B$2:.$BM$64];[.$A6];[.M$1]*3)&gt;0;INDEX([$д.$B$2:.$BM$64];[.$A6];[.M$1]+1)&gt;0;INDEX([$д.$B$2:.$BM$64];[.$A6]+1;[.M$1])&gt;0);-2;0);[$д.M6])" office:value-type="float" office:value="0" calcext:value-type="float">
            <text:p>0</text:p>
          </table:table-cell>
          <table:table-cell table:style-name="ce1" table:formula="of:=IF([$д.N6]=0;IF(AND(INDEX([$д.$B$2:.$BM$64];[.$A6]*3;[.N$1])&gt;0;INDEX([$д.$B$2:.$BM$64];[.$A6];[.N$1]*3)&gt;0;INDEX([$д.$B$2:.$BM$64];[.$A6];[.N$1]+1)&gt;0;INDEX([$д.$B$2:.$BM$64];[.$A6]+1;[.N$1])&gt;0);-2;0);[$д.N6])" office:value-type="float" office:value="0" calcext:value-type="float">
            <text:p>0</text:p>
          </table:table-cell>
          <table:table-cell table:style-name="ce1" table:formula="of:=IF([$д.O6]=0;IF(AND(INDEX([$д.$B$2:.$BM$64];[.$A6]*3;[.O$1])&gt;0;INDEX([$д.$B$2:.$BM$64];[.$A6];[.O$1]*3)&gt;0;INDEX([$д.$B$2:.$BM$64];[.$A6];[.O$1]+1)&gt;0;INDEX([$д.$B$2:.$BM$64];[.$A6]+1;[.O$1])&gt;0);-2;0);[$д.O6])" office:value-type="float" office:value="0" calcext:value-type="float">
            <text:p>0</text:p>
          </table:table-cell>
          <table:table-cell table:style-name="ce1" table:formula="of:=IF([$д.P6]=0;IF(AND(INDEX([$д.$B$2:.$BM$64];[.$A6]*3;[.P$1])&gt;0;INDEX([$д.$B$2:.$BM$64];[.$A6];[.P$1]*3)&gt;0;INDEX([$д.$B$2:.$BM$64];[.$A6];[.P$1]+1)&gt;0;INDEX([$д.$B$2:.$BM$64];[.$A6]+1;[.P$1])&gt;0);-2;0);[$д.P6])" office:value-type="float" office:value="0" calcext:value-type="float">
            <text:p>0</text:p>
          </table:table-cell>
          <table:table-cell table:style-name="ce1" table:formula="of:=IF([$д.Q6]=0;IF(AND(INDEX([$д.$B$2:.$BM$64];[.$A6]*3;[.Q$1])&gt;0;INDEX([$д.$B$2:.$BM$64];[.$A6];[.Q$1]*3)&gt;0;INDEX([$д.$B$2:.$BM$64];[.$A6];[.Q$1]+1)&gt;0;INDEX([$д.$B$2:.$BM$64];[.$A6]+1;[.Q$1])&gt;0);-2;0);[$д.Q6])" office:value-type="float" office:value="0" calcext:value-type="float">
            <text:p>0</text:p>
          </table:table-cell>
          <table:table-cell table:style-name="ce1" table:formula="of:=IF([$д.R6]=0;IF(AND(INDEX([$д.$B$2:.$BM$64];[.$A6]*3;[.R$1])&gt;0;INDEX([$д.$B$2:.$BM$64];[.$A6];[.R$1]*3)&gt;0;INDEX([$д.$B$2:.$BM$64];[.$A6];[.R$1]+1)&gt;0;INDEX([$д.$B$2:.$BM$64];[.$A6]+1;[.R$1])&gt;0);-2;0);[$д.R6])" office:value-type="float" office:value="0" calcext:value-type="float">
            <text:p>0</text:p>
          </table:table-cell>
          <table:table-cell table:style-name="ce1" table:formula="of:=IF([$д.S6]=0;IF(AND(INDEX([$д.$B$2:.$BM$64];[.$A6]*3;[.S$1])&gt;0;INDEX([$д.$B$2:.$BM$64];[.$A6];[.S$1]*3)&gt;0;INDEX([$д.$B$2:.$BM$64];[.$A6];[.S$1]+1)&gt;0;INDEX([$д.$B$2:.$BM$64];[.$A6]+1;[.S$1])&gt;0);-2;0);[$д.S6])" office:value-type="float" office:value="0" calcext:value-type="float">
            <text:p>0</text:p>
          </table:table-cell>
          <table:table-cell table:style-name="ce1" table:formula="of:=IF([$д.T6]=0;IF(AND(INDEX([$д.$B$2:.$BM$64];[.$A6]*3;[.T$1])&gt;0;INDEX([$д.$B$2:.$BM$64];[.$A6];[.T$1]*3)&gt;0;INDEX([$д.$B$2:.$BM$64];[.$A6];[.T$1]+1)&gt;0;INDEX([$д.$B$2:.$BM$64];[.$A6]+1;[.T$1])&gt;0);-2;0);[$д.T6])" office:value-type="float" office:value="-2" calcext:value-type="float">
            <text:p>-2</text:p>
          </table:table-cell>
          <table:table-cell table:style-name="ce1" table:formula="of:=IF([$д.U6]=0;IF(AND(INDEX([$д.$B$2:.$BM$64];[.$A6]*3;[.U$1])&gt;0;INDEX([$д.$B$2:.$BM$64];[.$A6];[.U$1]*3)&gt;0;INDEX([$д.$B$2:.$BM$64];[.$A6];[.U$1]+1)&gt;0;INDEX([$д.$B$2:.$BM$64];[.$A6]+1;[.U$1])&gt;0);-2;0);[$д.U6])" office:value-type="float" office:value="1" calcext:value-type="float">
            <text:p>1</text:p>
          </table:table-cell>
          <table:table-cell table:style-name="ce2" table:formula="of:=IF([$д.V6]=0;IF(OR(INDEX([$д.$B$2:.$BM$64];[.$A6]*3;[.V$1])&lt;0;INDEX([$д.$B$2:.$BM$64];[.$A6];[.V$1]*3)&lt;0;INDEX([$д.$B$2:.$BM$64];[.$A6];[.V$1]+1)&lt;0;INDEX([$д.$B$2:.$BM$64];[.$A6]+1;[.V$1])&lt;0);2;0);[$д.V6])" office:value-type="float" office:value="1" calcext:value-type="float">
            <text:p>1</text:p>
          </table:table-cell>
          <table:table-cell table:style-name="ce3" table:formula="of:=IF([$д.W6]=0;IF(AND(INDEX([$д.$B$2:.$BM$64];[.$A6]*3;[.W$1])&gt;0;INDEX([$д.$B$2:.$BM$64];[.$A6];[.W$1]*3)&gt;0;INDEX([$д.$B$2:.$BM$64];[.$A6];[.W$1]+1)&gt;0;INDEX([$д.$B$2:.$BM$64];[.$A6]+1;[.W$1])&gt;0);-1;0);[$д.W6])" office:value-type="float" office:value="1" calcext:value-type="float">
            <text:p>1</text:p>
          </table:table-cell>
          <table:table-cell table:style-name="ce4" table:formula="of:=IF([$д.X6]=0;IF(OR(INDEX([$д.$B$2:.$BM$64];[.$A6]*3;[.X$1])&gt;0;INDEX([$д.$B$2:.$BM$64];[.$A6];[.X$1]*3)&gt;0;INDEX([$д.$B$2:.$BM$64];[.$A6];[.X$1]+1)&gt;0;INDEX([$д.$B$2:.$BM$64];[.$A6]+1;[.X$1])&gt;0);-1;0);[$д.X6])" office:value-type="float" office:value="1" calcext:value-type="float">
            <text:p>1</text:p>
          </table:table-cell>
          <table:table-cell table:style-name="ce4" table:formula="of:=IF([$д.Y6]=0;IF(OR(INDEX([$д.$B$2:.$BM$64];[.$A6]*3;[.Y$1])&gt;0;INDEX([$д.$B$2:.$BM$64];[.$A6];[.Y$1]*3)&gt;0;INDEX([$д.$B$2:.$BM$64];[.$A6];[.Y$1]+1)&gt;0;INDEX([$д.$B$2:.$BM$64];[.$A6]+1;[.Y$1])&gt;0);-1;0);[$д.Y6])" office:value-type="float" office:value="1" calcext:value-type="float">
            <text:p>1</text:p>
          </table:table-cell>
          <table:table-cell table:style-name="ce4" table:formula="of:=IF([$д.Z6]=0;IF(OR(INDEX([$д.$B$2:.$BM$64];[.$A6]*3;[.Z$1])&gt;0;INDEX([$д.$B$2:.$BM$64];[.$A6];[.Z$1]*3)&gt;0;INDEX([$д.$B$2:.$BM$64];[.$A6];[.Z$1]+1)&gt;0;INDEX([$д.$B$2:.$BM$64];[.$A6]+1;[.Z$1])&gt;0);-1;0);[$д.Z6])" office:value-type="float" office:value="1" calcext:value-type="float">
            <text:p>1</text:p>
          </table:table-cell>
          <table:table-cell table:style-name="ce4" table:formula="of:=IF([$д.AA6]=0;IF(OR(INDEX([$д.$B$2:.$BM$64];[.$A6]*3;[.AA$1])&gt;0;INDEX([$д.$B$2:.$BM$64];[.$A6];[.AA$1]*3)&gt;0;INDEX([$д.$B$2:.$BM$64];[.$A6];[.AA$1]+1)&gt;0;INDEX([$д.$B$2:.$BM$64];[.$A6]+1;[.AA$1])&gt;0);-1;0);[$д.AA6])" office:value-type="float" office:value="1" calcext:value-type="float">
            <text:p>1</text:p>
          </table:table-cell>
          <table:table-cell table:style-name="ce4" table:formula="of:=IF([$д.AB6]=0;IF(OR(INDEX([$д.$B$2:.$BM$64];[.$A6]*3;[.AB$1])&gt;0;INDEX([$д.$B$2:.$BM$64];[.$A6];[.AB$1]*3)&gt;0;INDEX([$д.$B$2:.$BM$64];[.$A6];[.AB$1]+1)&gt;0;INDEX([$д.$B$2:.$BM$64];[.$A6]+1;[.AB$1])&gt;0);-1;0);[$д.AB6])" office:value-type="float" office:value="1" calcext:value-type="float">
            <text:p>1</text:p>
          </table:table-cell>
          <table:table-cell table:style-name="ce4" table:formula="of:=IF([$д.AC6]=0;IF(OR(INDEX([$д.$B$2:.$BM$64];[.$A6]*3;[.AC$1])&gt;0;INDEX([$д.$B$2:.$BM$64];[.$A6];[.AC$1]*3)&gt;0;INDEX([$д.$B$2:.$BM$64];[.$A6];[.AC$1]+1)&gt;0;INDEX([$д.$B$2:.$BM$64];[.$A6]+1;[.AC$1])&gt;0);-1;0);[$д.AC6])" office:value-type="float" office:value="1" calcext:value-type="float">
            <text:p>1</text:p>
          </table:table-cell>
          <table:table-cell table:style-name="ce4" table:formula="of:=IF(MAX([.AD$1];[.$A6])*3+MIN([.AD$1];[.$A6])&gt;=65;1;0)" office:value-type="float" office:value="1" calcext:value-type="float">
            <text:p>1</text:p>
          </table:table-cell>
          <table:table-cell table:style-name="ce4" table:formula="of:=IF(MAX([.AE$1];[.$A6])*3+MIN([.AE$1];[.$A6])&gt;=65;1;0)" office:value-type="float" office:value="1" calcext:value-type="float">
            <text:p>1</text:p>
          </table:table-cell>
          <table:table-cell table:style-name="ce4" table:formula="of:=IF(MAX([.AF$1];[.$A6])*3+MIN([.AF$1];[.$A6])&gt;=65;1;0)" office:value-type="float" office:value="1" calcext:value-type="float">
            <text:p>1</text:p>
          </table:table-cell>
          <table:table-cell table:style-name="ce4" table:formula="of:=IF(MAX([.AG$1];[.$A6])*3+MIN([.AG$1];[.$A6])&gt;=65;1;0)" office:value-type="float" office:value="1" calcext:value-type="float">
            <text:p>1</text:p>
          </table:table-cell>
          <table:table-cell table:style-name="ce4" table:formula="of:=IF(MAX([.AH$1];[.$A6])*3+MIN([.AH$1];[.$A6])&gt;=65;1;0)" office:value-type="float" office:value="1" calcext:value-type="float">
            <text:p>1</text:p>
          </table:table-cell>
          <table:table-cell table:style-name="ce4" table:formula="of:=IF(MAX([.AI$1];[.$A6])*3+MIN([.AI$1];[.$A6])&gt;=65;1;0)" office:value-type="float" office:value="1" calcext:value-type="float">
            <text:p>1</text:p>
          </table:table-cell>
          <table:table-cell table:style-name="ce4" table:formula="of:=IF(MAX([.AJ$1];[.$A6])*3+MIN([.AJ$1];[.$A6])&gt;=65;1;0)" office:value-type="float" office:value="1" calcext:value-type="float">
            <text:p>1</text:p>
          </table:table-cell>
          <table:table-cell table:style-name="ce4" table:formula="of:=IF(MAX([.AK$1];[.$A6])*3+MIN([.AK$1];[.$A6])&gt;=65;1;0)" office:value-type="float" office:value="1" calcext:value-type="float">
            <text:p>1</text:p>
          </table:table-cell>
          <table:table-cell table:style-name="ce4" table:formula="of:=IF(MAX([.AL$1];[.$A6])*3+MIN([.AL$1];[.$A6])&gt;=65;1;0)" office:value-type="float" office:value="1" calcext:value-type="float">
            <text:p>1</text:p>
          </table:table-cell>
          <table:table-cell table:style-name="ce4" table:formula="of:=IF(MAX([.AM$1];[.$A6])*3+MIN([.AM$1];[.$A6])&gt;=65;1;0)" office:value-type="float" office:value="1" calcext:value-type="float">
            <text:p>1</text:p>
          </table:table-cell>
          <table:table-cell table:style-name="ce4" table:formula="of:=IF(MAX([.AN$1];[.$A6])*3+MIN([.AN$1];[.$A6])&gt;=65;1;0)" office:value-type="float" office:value="1" calcext:value-type="float">
            <text:p>1</text:p>
          </table:table-cell>
          <table:table-cell table:style-name="ce4" table:formula="of:=IF(MAX([.AO$1];[.$A6])*3+MIN([.AO$1];[.$A6])&gt;=65;1;0)" office:value-type="float" office:value="1" calcext:value-type="float">
            <text:p>1</text:p>
          </table:table-cell>
          <table:table-cell table:style-name="ce4" table:formula="of:=IF(MAX([.AP$1];[.$A6])*3+MIN([.AP$1];[.$A6])&gt;=65;1;0)" office:value-type="float" office:value="1" calcext:value-type="float">
            <text:p>1</text:p>
          </table:table-cell>
          <table:table-cell table:style-name="ce4" table:formula="of:=IF(MAX([.AQ$1];[.$A6])*3+MIN([.AQ$1];[.$A6])&gt;=65;1;0)" office:value-type="float" office:value="1" calcext:value-type="float">
            <text:p>1</text:p>
          </table:table-cell>
          <table:table-cell table:style-name="ce4" table:formula="of:=IF(MAX([.AR$1];[.$A6])*3+MIN([.AR$1];[.$A6])&gt;=65;1;0)" office:value-type="float" office:value="1" calcext:value-type="float">
            <text:p>1</text:p>
          </table:table-cell>
          <table:table-cell table:style-name="ce4" table:formula="of:=IF(MAX([.AS$1];[.$A6])*3+MIN([.AS$1];[.$A6])&gt;=65;1;0)" office:value-type="float" office:value="1" calcext:value-type="float">
            <text:p>1</text:p>
          </table:table-cell>
          <table:table-cell table:style-name="ce4" table:formula="of:=IF(MAX([.AT$1];[.$A6])*3+MIN([.AT$1];[.$A6])&gt;=65;1;0)" office:value-type="float" office:value="1" calcext:value-type="float">
            <text:p>1</text:p>
          </table:table-cell>
          <table:table-cell table:style-name="ce4" table:formula="of:=IF(MAX([.AU$1];[.$A6])*3+MIN([.AU$1];[.$A6])&gt;=65;1;0)" office:value-type="float" office:value="1" calcext:value-type="float">
            <text:p>1</text:p>
          </table:table-cell>
          <table:table-cell table:style-name="ce4" table:formula="of:=IF(MAX([.AV$1];[.$A6])*3+MIN([.AV$1];[.$A6])&gt;=65;1;0)" office:value-type="float" office:value="1" calcext:value-type="float">
            <text:p>1</text:p>
          </table:table-cell>
          <table:table-cell table:style-name="ce4" table:formula="of:=IF(MAX([.AW$1];[.$A6])*3+MIN([.AW$1];[.$A6])&gt;=65;1;0)" office:value-type="float" office:value="1" calcext:value-type="float">
            <text:p>1</text:p>
          </table:table-cell>
          <table:table-cell table:style-name="ce4" table:formula="of:=IF(MAX([.AX$1];[.$A6])*3+MIN([.AX$1];[.$A6])&gt;=65;1;0)" office:value-type="float" office:value="1" calcext:value-type="float">
            <text:p>1</text:p>
          </table:table-cell>
          <table:table-cell table:style-name="ce4" table:formula="of:=IF(MAX([.AY$1];[.$A6])*3+MIN([.AY$1];[.$A6])&gt;=65;1;0)" office:value-type="float" office:value="1" calcext:value-type="float">
            <text:p>1</text:p>
          </table:table-cell>
          <table:table-cell table:style-name="ce4" table:formula="of:=IF(MAX([.AZ$1];[.$A6])*3+MIN([.AZ$1];[.$A6])&gt;=65;1;0)" office:value-type="float" office:value="1" calcext:value-type="float">
            <text:p>1</text:p>
          </table:table-cell>
          <table:table-cell table:style-name="ce4" table:formula="of:=IF(MAX([.BA$1];[.$A6])*3+MIN([.BA$1];[.$A6])&gt;=65;1;0)" office:value-type="float" office:value="1" calcext:value-type="float">
            <text:p>1</text:p>
          </table:table-cell>
          <table:table-cell table:style-name="ce4" table:formula="of:=IF(MAX([.BB$1];[.$A6])*3+MIN([.BB$1];[.$A6])&gt;=65;1;0)" office:value-type="float" office:value="1" calcext:value-type="float">
            <text:p>1</text:p>
          </table:table-cell>
          <table:table-cell table:style-name="ce4" table:formula="of:=IF(MAX([.BC$1];[.$A6])*3+MIN([.BC$1];[.$A6])&gt;=65;1;0)" office:value-type="float" office:value="1" calcext:value-type="float">
            <text:p>1</text:p>
          </table:table-cell>
          <table:table-cell table:style-name="ce4" table:formula="of:=IF(MAX([.BD$1];[.$A6])*3+MIN([.BD$1];[.$A6])&gt;=65;1;0)" office:value-type="float" office:value="1" calcext:value-type="float">
            <text:p>1</text:p>
          </table:table-cell>
          <table:table-cell table:style-name="ce4" table:formula="of:=IF(MAX([.BE$1];[.$A6])*3+MIN([.BE$1];[.$A6])&gt;=65;1;0)" office:value-type="float" office:value="1" calcext:value-type="float">
            <text:p>1</text:p>
          </table:table-cell>
          <table:table-cell table:style-name="ce4" table:formula="of:=IF(MAX([.BF$1];[.$A6])*3+MIN([.BF$1];[.$A6])&gt;=65;1;0)" office:value-type="float" office:value="1" calcext:value-type="float">
            <text:p>1</text:p>
          </table:table-cell>
          <table:table-cell table:style-name="ce4" table:formula="of:=IF(MAX([.BG$1];[.$A6])*3+MIN([.BG$1];[.$A6])&gt;=65;1;0)" office:value-type="float" office:value="1" calcext:value-type="float">
            <text:p>1</text:p>
          </table:table-cell>
          <table:table-cell table:style-name="ce4" table:formula="of:=IF(MAX([.BH$1];[.$A6])*3+MIN([.BH$1];[.$A6])&gt;=65;1;0)" office:value-type="float" office:value="1" calcext:value-type="float">
            <text:p>1</text:p>
          </table:table-cell>
          <table:table-cell table:style-name="ce4" table:formula="of:=IF(MAX([.BI$1];[.$A6])*3+MIN([.BI$1];[.$A6])&gt;=65;1;0)" office:value-type="float" office:value="1" calcext:value-type="float">
            <text:p>1</text:p>
          </table:table-cell>
          <table:table-cell table:style-name="ce4" table:formula="of:=IF(MAX([.BJ$1];[.$A6])*3+MIN([.BJ$1];[.$A6])&gt;=65;1;0)" office:value-type="float" office:value="1" calcext:value-type="float">
            <text:p>1</text:p>
          </table:table-cell>
          <table:table-cell table:style-name="ce4" table:formula="of:=IF(MAX([.BK$1];[.$A6])*3+MIN([.BK$1];[.$A6])&gt;=65;1;0)" office:value-type="float" office:value="1" calcext:value-type="float">
            <text:p>1</text:p>
          </table:table-cell>
          <table:table-cell table:style-name="ce4" table:formula="of:=IF(MAX([.BL$1];[.$A6])*3+MIN([.BL$1];[.$A6])&gt;=65;1;0)" office:value-type="float" office:value="1" calcext:value-type="float">
            <text:p>1</text:p>
          </table:table-cell>
          <table:table-cell table:style-name="ce4" table:formula="of:=IF(MAX([.BM$1];[.$A6])*3+MIN([.BM$1];[.$A6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IF([$д.B7]=0;IF(AND(INDEX([$д.$B$2:.$BM$64];[.$A7]*3;[.B$1])&gt;0;INDEX([$д.$B$2:.$BM$64];[.$A7];[.B$1]*3)&gt;0;INDEX([$д.$B$2:.$BM$64];[.$A7];[.B$1]+1)&gt;0;INDEX([$д.$B$2:.$BM$64];[.$A7]+1;[.B$1])&gt;0);-2;0);[$д.B7])" office:value-type="float" office:value="0" calcext:value-type="float">
            <text:p>0</text:p>
          </table:table-cell>
          <table:table-cell table:style-name="ce1" table:formula="of:=IF([$д.C7]=0;IF(AND(INDEX([$д.$B$2:.$BM$64];[.$A7]*3;[.C$1])&gt;0;INDEX([$д.$B$2:.$BM$64];[.$A7];[.C$1]*3)&gt;0;INDEX([$д.$B$2:.$BM$64];[.$A7];[.C$1]+1)&gt;0;INDEX([$д.$B$2:.$BM$64];[.$A7]+1;[.C$1])&gt;0);-2;0);[$д.C7])" office:value-type="float" office:value="0" calcext:value-type="float">
            <text:p>0</text:p>
          </table:table-cell>
          <table:table-cell table:style-name="ce1" table:formula="of:=IF([$д.D7]=0;IF(AND(INDEX([$д.$B$2:.$BM$64];[.$A7]*3;[.D$1])&gt;0;INDEX([$д.$B$2:.$BM$64];[.$A7];[.D$1]*3)&gt;0;INDEX([$д.$B$2:.$BM$64];[.$A7];[.D$1]+1)&gt;0;INDEX([$д.$B$2:.$BM$64];[.$A7]+1;[.D$1])&gt;0);-2;0);[$д.D7])" office:value-type="float" office:value="0" calcext:value-type="float">
            <text:p>0</text:p>
          </table:table-cell>
          <table:table-cell table:style-name="ce1" table:formula="of:=IF([$д.E7]=0;IF(AND(INDEX([$д.$B$2:.$BM$64];[.$A7]*3;[.E$1])&gt;0;INDEX([$д.$B$2:.$BM$64];[.$A7];[.E$1]*3)&gt;0;INDEX([$д.$B$2:.$BM$64];[.$A7];[.E$1]+1)&gt;0;INDEX([$д.$B$2:.$BM$64];[.$A7]+1;[.E$1])&gt;0);-2;0);[$д.E7])" office:value-type="float" office:value="0" calcext:value-type="float">
            <text:p>0</text:p>
          </table:table-cell>
          <table:table-cell table:style-name="ce1" table:formula="of:=IF([$д.F7]=0;IF(AND(INDEX([$д.$B$2:.$BM$64];[.$A7]*3;[.F$1])&gt;0;INDEX([$д.$B$2:.$BM$64];[.$A7];[.F$1]*3)&gt;0;INDEX([$д.$B$2:.$BM$64];[.$A7];[.F$1]+1)&gt;0;INDEX([$д.$B$2:.$BM$64];[.$A7]+1;[.F$1])&gt;0);-2;0);[$д.F7])" office:value-type="float" office:value="0" calcext:value-type="float">
            <text:p>0</text:p>
          </table:table-cell>
          <table:table-cell table:style-name="ce1" table:formula="of:=IF([$д.G7]=0;IF(AND(INDEX([$д.$B$2:.$BM$64];[.$A7]*3;[.G$1])&gt;0;INDEX([$д.$B$2:.$BM$64];[.$A7];[.G$1]*3)&gt;0;INDEX([$д.$B$2:.$BM$64];[.$A7];[.G$1]+1)&gt;0;INDEX([$д.$B$2:.$BM$64];[.$A7]+1;[.G$1])&gt;0);-2;0);[$д.G7])" office:value-type="float" office:value="0" calcext:value-type="float">
            <text:p>0</text:p>
          </table:table-cell>
          <table:table-cell table:style-name="ce1" table:formula="of:=IF([$д.H7]=0;IF(AND(INDEX([$д.$B$2:.$BM$64];[.$A7]*3;[.H$1])&gt;0;INDEX([$д.$B$2:.$BM$64];[.$A7];[.H$1]*3)&gt;0;INDEX([$д.$B$2:.$BM$64];[.$A7];[.H$1]+1)&gt;0;INDEX([$д.$B$2:.$BM$64];[.$A7]+1;[.H$1])&gt;0);-2;0);[$д.H7])" office:value-type="float" office:value="0" calcext:value-type="float">
            <text:p>0</text:p>
          </table:table-cell>
          <table:table-cell table:style-name="ce1" table:formula="of:=IF([$д.I7]=0;IF(AND(INDEX([$д.$B$2:.$BM$64];[.$A7]*3;[.I$1])&gt;0;INDEX([$д.$B$2:.$BM$64];[.$A7];[.I$1]*3)&gt;0;INDEX([$д.$B$2:.$BM$64];[.$A7];[.I$1]+1)&gt;0;INDEX([$д.$B$2:.$BM$64];[.$A7]+1;[.I$1])&gt;0);-2;0);[$д.I7])" office:value-type="float" office:value="0" calcext:value-type="float">
            <text:p>0</text:p>
          </table:table-cell>
          <table:table-cell table:style-name="ce1" table:formula="of:=IF([$д.J7]=0;IF(AND(INDEX([$д.$B$2:.$BM$64];[.$A7]*3;[.J$1])&gt;0;INDEX([$д.$B$2:.$BM$64];[.$A7];[.J$1]*3)&gt;0;INDEX([$д.$B$2:.$BM$64];[.$A7];[.J$1]+1)&gt;0;INDEX([$д.$B$2:.$BM$64];[.$A7]+1;[.J$1])&gt;0);-2;0);[$д.J7])" office:value-type="float" office:value="0" calcext:value-type="float">
            <text:p>0</text:p>
          </table:table-cell>
          <table:table-cell table:style-name="ce1" table:formula="of:=IF([$д.K7]=0;IF(AND(INDEX([$д.$B$2:.$BM$64];[.$A7]*3;[.K$1])&gt;0;INDEX([$д.$B$2:.$BM$64];[.$A7];[.K$1]*3)&gt;0;INDEX([$д.$B$2:.$BM$64];[.$A7];[.K$1]+1)&gt;0;INDEX([$д.$B$2:.$BM$64];[.$A7]+1;[.K$1])&gt;0);-2;0);[$д.K7])" office:value-type="float" office:value="2" calcext:value-type="float">
            <text:p>2</text:p>
          </table:table-cell>
          <table:table-cell table:style-name="ce1" table:formula="of:=IF([$д.L7]=0;IF(AND(INDEX([$д.$B$2:.$BM$64];[.$A7]*3;[.L$1])&gt;0;INDEX([$д.$B$2:.$BM$64];[.$A7];[.L$1]*3)&gt;0;INDEX([$д.$B$2:.$BM$64];[.$A7];[.L$1]+1)&gt;0;INDEX([$д.$B$2:.$BM$64];[.$A7]+1;[.L$1])&gt;0);-2;0);[$д.L7])" office:value-type="float" office:value="0" calcext:value-type="float">
            <text:p>0</text:p>
          </table:table-cell>
          <table:table-cell table:style-name="ce1" table:formula="of:=IF([$д.M7]=0;IF(AND(INDEX([$д.$B$2:.$BM$64];[.$A7]*3;[.M$1])&gt;0;INDEX([$д.$B$2:.$BM$64];[.$A7];[.M$1]*3)&gt;0;INDEX([$д.$B$2:.$BM$64];[.$A7];[.M$1]+1)&gt;0;INDEX([$д.$B$2:.$BM$64];[.$A7]+1;[.M$1])&gt;0);-2;0);[$д.M7])" office:value-type="float" office:value="0" calcext:value-type="float">
            <text:p>0</text:p>
          </table:table-cell>
          <table:table-cell table:style-name="ce1" table:formula="of:=IF([$д.N7]=0;IF(AND(INDEX([$д.$B$2:.$BM$64];[.$A7]*3;[.N$1])&gt;0;INDEX([$д.$B$2:.$BM$64];[.$A7];[.N$1]*3)&gt;0;INDEX([$д.$B$2:.$BM$64];[.$A7];[.N$1]+1)&gt;0;INDEX([$д.$B$2:.$BM$64];[.$A7]+1;[.N$1])&gt;0);-2;0);[$д.N7])" office:value-type="float" office:value="0" calcext:value-type="float">
            <text:p>0</text:p>
          </table:table-cell>
          <table:table-cell table:style-name="ce1" table:formula="of:=IF([$д.O7]=0;IF(AND(INDEX([$д.$B$2:.$BM$64];[.$A7]*3;[.O$1])&gt;0;INDEX([$д.$B$2:.$BM$64];[.$A7];[.O$1]*3)&gt;0;INDEX([$д.$B$2:.$BM$64];[.$A7];[.O$1]+1)&gt;0;INDEX([$д.$B$2:.$BM$64];[.$A7]+1;[.O$1])&gt;0);-2;0);[$д.O7])" office:value-type="float" office:value="0" calcext:value-type="float">
            <text:p>0</text:p>
          </table:table-cell>
          <table:table-cell table:style-name="ce1" table:formula="of:=IF([$д.P7]=0;IF(AND(INDEX([$д.$B$2:.$BM$64];[.$A7]*3;[.P$1])&gt;0;INDEX([$д.$B$2:.$BM$64];[.$A7];[.P$1]*3)&gt;0;INDEX([$д.$B$2:.$BM$64];[.$A7];[.P$1]+1)&gt;0;INDEX([$д.$B$2:.$BM$64];[.$A7]+1;[.P$1])&gt;0);-2;0);[$д.P7])" office:value-type="float" office:value="0" calcext:value-type="float">
            <text:p>0</text:p>
          </table:table-cell>
          <table:table-cell table:style-name="ce1" table:formula="of:=IF([$д.Q7]=0;IF(AND(INDEX([$д.$B$2:.$BM$64];[.$A7]*3;[.Q$1])&gt;0;INDEX([$д.$B$2:.$BM$64];[.$A7];[.Q$1]*3)&gt;0;INDEX([$д.$B$2:.$BM$64];[.$A7];[.Q$1]+1)&gt;0;INDEX([$д.$B$2:.$BM$64];[.$A7]+1;[.Q$1])&gt;0);-2;0);[$д.Q7])" office:value-type="float" office:value="0" calcext:value-type="float">
            <text:p>0</text:p>
          </table:table-cell>
          <table:table-cell table:style-name="ce1" table:formula="of:=IF([$д.R7]=0;IF(AND(INDEX([$д.$B$2:.$BM$64];[.$A7]*3;[.R$1])&gt;0;INDEX([$д.$B$2:.$BM$64];[.$A7];[.R$1]*3)&gt;0;INDEX([$д.$B$2:.$BM$64];[.$A7];[.R$1]+1)&gt;0;INDEX([$д.$B$2:.$BM$64];[.$A7]+1;[.R$1])&gt;0);-2;0);[$д.R7])" office:value-type="float" office:value="0" calcext:value-type="float">
            <text:p>0</text:p>
          </table:table-cell>
          <table:table-cell table:style-name="ce1" table:formula="of:=IF([$д.S7]=0;IF(AND(INDEX([$д.$B$2:.$BM$64];[.$A7]*3;[.S$1])&gt;0;INDEX([$д.$B$2:.$BM$64];[.$A7];[.S$1]*3)&gt;0;INDEX([$д.$B$2:.$BM$64];[.$A7];[.S$1]+1)&gt;0;INDEX([$д.$B$2:.$BM$64];[.$A7]+1;[.S$1])&gt;0);-2;0);[$д.S7])" office:value-type="float" office:value="-2" calcext:value-type="float">
            <text:p>-2</text:p>
          </table:table-cell>
          <table:table-cell table:style-name="ce1" table:formula="of:=IF([$д.T7]=0;IF(AND(INDEX([$д.$B$2:.$BM$64];[.$A7]*3;[.T$1])&gt;0;INDEX([$д.$B$2:.$BM$64];[.$A7];[.T$1]*3)&gt;0;INDEX([$д.$B$2:.$BM$64];[.$A7];[.T$1]+1)&gt;0;INDEX([$д.$B$2:.$BM$64];[.$A7]+1;[.T$1])&gt;0);-2;0);[$д.T7])" office:value-type="float" office:value="2" calcext:value-type="float">
            <text:p>2</text:p>
          </table:table-cell>
          <table:table-cell table:style-name="ce1" table:formula="of:=IF([$д.U7]=0;IF(AND(INDEX([$д.$B$2:.$BM$64];[.$A7]*3;[.U$1])&gt;0;INDEX([$д.$B$2:.$BM$64];[.$A7];[.U$1]*3)&gt;0;INDEX([$д.$B$2:.$BM$64];[.$A7];[.U$1]+1)&gt;0;INDEX([$д.$B$2:.$BM$64];[.$A7]+1;[.U$1])&gt;0);-2;0);[$д.U7])" office:value-type="float" office:value="1" calcext:value-type="float">
            <text:p>1</text:p>
          </table:table-cell>
          <table:table-cell table:style-name="ce2" table:formula="of:=IF([$д.V7]=0;IF(OR(INDEX([$д.$B$2:.$BM$64];[.$A7]*3;[.V$1])&lt;0;INDEX([$д.$B$2:.$BM$64];[.$A7];[.V$1]*3)&lt;0;INDEX([$д.$B$2:.$BM$64];[.$A7];[.V$1]+1)&lt;0;INDEX([$д.$B$2:.$BM$64];[.$A7]+1;[.V$1])&lt;0);2;0);[$д.V7])" office:value-type="float" office:value="1" calcext:value-type="float">
            <text:p>1</text:p>
          </table:table-cell>
          <table:table-cell table:style-name="ce3" table:formula="of:=IF([$д.W7]=0;IF(AND(INDEX([$д.$B$2:.$BM$64];[.$A7]*3;[.W$1])&gt;0;INDEX([$д.$B$2:.$BM$64];[.$A7];[.W$1]*3)&gt;0;INDEX([$д.$B$2:.$BM$64];[.$A7];[.W$1]+1)&gt;0;INDEX([$д.$B$2:.$BM$64];[.$A7]+1;[.W$1])&gt;0);-1;0);[$д.W7])" office:value-type="float" office:value="1" calcext:value-type="float">
            <text:p>1</text:p>
          </table:table-cell>
          <table:table-cell table:style-name="ce4" table:formula="of:=IF([$д.X7]=0;IF(OR(INDEX([$д.$B$2:.$BM$64];[.$A7]*3;[.X$1])&gt;0;INDEX([$д.$B$2:.$BM$64];[.$A7];[.X$1]*3)&gt;0;INDEX([$д.$B$2:.$BM$64];[.$A7];[.X$1]+1)&gt;0;INDEX([$д.$B$2:.$BM$64];[.$A7]+1;[.X$1])&gt;0);-1;0);[$д.X7])" office:value-type="float" office:value="1" calcext:value-type="float">
            <text:p>1</text:p>
          </table:table-cell>
          <table:table-cell table:style-name="ce4" table:formula="of:=IF([$д.Y7]=0;IF(OR(INDEX([$д.$B$2:.$BM$64];[.$A7]*3;[.Y$1])&gt;0;INDEX([$д.$B$2:.$BM$64];[.$A7];[.Y$1]*3)&gt;0;INDEX([$д.$B$2:.$BM$64];[.$A7];[.Y$1]+1)&gt;0;INDEX([$д.$B$2:.$BM$64];[.$A7]+1;[.Y$1])&gt;0);-1;0);[$д.Y7])" office:value-type="float" office:value="1" calcext:value-type="float">
            <text:p>1</text:p>
          </table:table-cell>
          <table:table-cell table:style-name="ce4" table:formula="of:=IF([$д.Z7]=0;IF(OR(INDEX([$д.$B$2:.$BM$64];[.$A7]*3;[.Z$1])&gt;0;INDEX([$д.$B$2:.$BM$64];[.$A7];[.Z$1]*3)&gt;0;INDEX([$д.$B$2:.$BM$64];[.$A7];[.Z$1]+1)&gt;0;INDEX([$д.$B$2:.$BM$64];[.$A7]+1;[.Z$1])&gt;0);-1;0);[$д.Z7])" office:value-type="float" office:value="1" calcext:value-type="float">
            <text:p>1</text:p>
          </table:table-cell>
          <table:table-cell table:style-name="ce4" table:formula="of:=IF([$д.AA7]=0;IF(OR(INDEX([$д.$B$2:.$BM$64];[.$A7]*3;[.AA$1])&gt;0;INDEX([$д.$B$2:.$BM$64];[.$A7];[.AA$1]*3)&gt;0;INDEX([$д.$B$2:.$BM$64];[.$A7];[.AA$1]+1)&gt;0;INDEX([$д.$B$2:.$BM$64];[.$A7]+1;[.AA$1])&gt;0);-1;0);[$д.AA7])" office:value-type="float" office:value="1" calcext:value-type="float">
            <text:p>1</text:p>
          </table:table-cell>
          <table:table-cell table:style-name="ce4" table:formula="of:=IF([$д.AB7]=0;IF(OR(INDEX([$д.$B$2:.$BM$64];[.$A7]*3;[.AB$1])&gt;0;INDEX([$д.$B$2:.$BM$64];[.$A7];[.AB$1]*3)&gt;0;INDEX([$д.$B$2:.$BM$64];[.$A7];[.AB$1]+1)&gt;0;INDEX([$д.$B$2:.$BM$64];[.$A7]+1;[.AB$1])&gt;0);-1;0);[$д.AB7])" office:value-type="float" office:value="1" calcext:value-type="float">
            <text:p>1</text:p>
          </table:table-cell>
          <table:table-cell table:style-name="ce4" table:formula="of:=IF([$д.AC7]=0;IF(OR(INDEX([$д.$B$2:.$BM$64];[.$A7]*3;[.AC$1])&gt;0;INDEX([$д.$B$2:.$BM$64];[.$A7];[.AC$1]*3)&gt;0;INDEX([$д.$B$2:.$BM$64];[.$A7];[.AC$1]+1)&gt;0;INDEX([$д.$B$2:.$BM$64];[.$A7]+1;[.AC$1])&gt;0);-1;0);[$д.AC7])" office:value-type="float" office:value="1" calcext:value-type="float">
            <text:p>1</text:p>
          </table:table-cell>
          <table:table-cell table:style-name="ce4" table:formula="of:=IF(MAX([.AD$1];[.$A7])*3+MIN([.AD$1];[.$A7])&gt;=65;1;0)" office:value-type="float" office:value="1" calcext:value-type="float">
            <text:p>1</text:p>
          </table:table-cell>
          <table:table-cell table:style-name="ce4" table:formula="of:=IF(MAX([.AE$1];[.$A7])*3+MIN([.AE$1];[.$A7])&gt;=65;1;0)" office:value-type="float" office:value="1" calcext:value-type="float">
            <text:p>1</text:p>
          </table:table-cell>
          <table:table-cell table:style-name="ce4" table:formula="of:=IF(MAX([.AF$1];[.$A7])*3+MIN([.AF$1];[.$A7])&gt;=65;1;0)" office:value-type="float" office:value="1" calcext:value-type="float">
            <text:p>1</text:p>
          </table:table-cell>
          <table:table-cell table:style-name="ce4" table:formula="of:=IF(MAX([.AG$1];[.$A7])*3+MIN([.AG$1];[.$A7])&gt;=65;1;0)" office:value-type="float" office:value="1" calcext:value-type="float">
            <text:p>1</text:p>
          </table:table-cell>
          <table:table-cell table:style-name="ce4" table:formula="of:=IF(MAX([.AH$1];[.$A7])*3+MIN([.AH$1];[.$A7])&gt;=65;1;0)" office:value-type="float" office:value="1" calcext:value-type="float">
            <text:p>1</text:p>
          </table:table-cell>
          <table:table-cell table:style-name="ce4" table:formula="of:=IF(MAX([.AI$1];[.$A7])*3+MIN([.AI$1];[.$A7])&gt;=65;1;0)" office:value-type="float" office:value="1" calcext:value-type="float">
            <text:p>1</text:p>
          </table:table-cell>
          <table:table-cell table:style-name="ce4" table:formula="of:=IF(MAX([.AJ$1];[.$A7])*3+MIN([.AJ$1];[.$A7])&gt;=65;1;0)" office:value-type="float" office:value="1" calcext:value-type="float">
            <text:p>1</text:p>
          </table:table-cell>
          <table:table-cell table:style-name="ce4" table:formula="of:=IF(MAX([.AK$1];[.$A7])*3+MIN([.AK$1];[.$A7])&gt;=65;1;0)" office:value-type="float" office:value="1" calcext:value-type="float">
            <text:p>1</text:p>
          </table:table-cell>
          <table:table-cell table:style-name="ce4" table:formula="of:=IF(MAX([.AL$1];[.$A7])*3+MIN([.AL$1];[.$A7])&gt;=65;1;0)" office:value-type="float" office:value="1" calcext:value-type="float">
            <text:p>1</text:p>
          </table:table-cell>
          <table:table-cell table:style-name="ce4" table:formula="of:=IF(MAX([.AM$1];[.$A7])*3+MIN([.AM$1];[.$A7])&gt;=65;1;0)" office:value-type="float" office:value="1" calcext:value-type="float">
            <text:p>1</text:p>
          </table:table-cell>
          <table:table-cell table:style-name="ce4" table:formula="of:=IF(MAX([.AN$1];[.$A7])*3+MIN([.AN$1];[.$A7])&gt;=65;1;0)" office:value-type="float" office:value="1" calcext:value-type="float">
            <text:p>1</text:p>
          </table:table-cell>
          <table:table-cell table:style-name="ce4" table:formula="of:=IF(MAX([.AO$1];[.$A7])*3+MIN([.AO$1];[.$A7])&gt;=65;1;0)" office:value-type="float" office:value="1" calcext:value-type="float">
            <text:p>1</text:p>
          </table:table-cell>
          <table:table-cell table:style-name="ce4" table:formula="of:=IF(MAX([.AP$1];[.$A7])*3+MIN([.AP$1];[.$A7])&gt;=65;1;0)" office:value-type="float" office:value="1" calcext:value-type="float">
            <text:p>1</text:p>
          </table:table-cell>
          <table:table-cell table:style-name="ce4" table:formula="of:=IF(MAX([.AQ$1];[.$A7])*3+MIN([.AQ$1];[.$A7])&gt;=65;1;0)" office:value-type="float" office:value="1" calcext:value-type="float">
            <text:p>1</text:p>
          </table:table-cell>
          <table:table-cell table:style-name="ce4" table:formula="of:=IF(MAX([.AR$1];[.$A7])*3+MIN([.AR$1];[.$A7])&gt;=65;1;0)" office:value-type="float" office:value="1" calcext:value-type="float">
            <text:p>1</text:p>
          </table:table-cell>
          <table:table-cell table:style-name="ce4" table:formula="of:=IF(MAX([.AS$1];[.$A7])*3+MIN([.AS$1];[.$A7])&gt;=65;1;0)" office:value-type="float" office:value="1" calcext:value-type="float">
            <text:p>1</text:p>
          </table:table-cell>
          <table:table-cell table:style-name="ce4" table:formula="of:=IF(MAX([.AT$1];[.$A7])*3+MIN([.AT$1];[.$A7])&gt;=65;1;0)" office:value-type="float" office:value="1" calcext:value-type="float">
            <text:p>1</text:p>
          </table:table-cell>
          <table:table-cell table:style-name="ce4" table:formula="of:=IF(MAX([.AU$1];[.$A7])*3+MIN([.AU$1];[.$A7])&gt;=65;1;0)" office:value-type="float" office:value="1" calcext:value-type="float">
            <text:p>1</text:p>
          </table:table-cell>
          <table:table-cell table:style-name="ce4" table:formula="of:=IF(MAX([.AV$1];[.$A7])*3+MIN([.AV$1];[.$A7])&gt;=65;1;0)" office:value-type="float" office:value="1" calcext:value-type="float">
            <text:p>1</text:p>
          </table:table-cell>
          <table:table-cell table:style-name="ce4" table:formula="of:=IF(MAX([.AW$1];[.$A7])*3+MIN([.AW$1];[.$A7])&gt;=65;1;0)" office:value-type="float" office:value="1" calcext:value-type="float">
            <text:p>1</text:p>
          </table:table-cell>
          <table:table-cell table:style-name="ce4" table:formula="of:=IF(MAX([.AX$1];[.$A7])*3+MIN([.AX$1];[.$A7])&gt;=65;1;0)" office:value-type="float" office:value="1" calcext:value-type="float">
            <text:p>1</text:p>
          </table:table-cell>
          <table:table-cell table:style-name="ce4" table:formula="of:=IF(MAX([.AY$1];[.$A7])*3+MIN([.AY$1];[.$A7])&gt;=65;1;0)" office:value-type="float" office:value="1" calcext:value-type="float">
            <text:p>1</text:p>
          </table:table-cell>
          <table:table-cell table:style-name="ce4" table:formula="of:=IF(MAX([.AZ$1];[.$A7])*3+MIN([.AZ$1];[.$A7])&gt;=65;1;0)" office:value-type="float" office:value="1" calcext:value-type="float">
            <text:p>1</text:p>
          </table:table-cell>
          <table:table-cell table:style-name="ce4" table:formula="of:=IF(MAX([.BA$1];[.$A7])*3+MIN([.BA$1];[.$A7])&gt;=65;1;0)" office:value-type="float" office:value="1" calcext:value-type="float">
            <text:p>1</text:p>
          </table:table-cell>
          <table:table-cell table:style-name="ce4" table:formula="of:=IF(MAX([.BB$1];[.$A7])*3+MIN([.BB$1];[.$A7])&gt;=65;1;0)" office:value-type="float" office:value="1" calcext:value-type="float">
            <text:p>1</text:p>
          </table:table-cell>
          <table:table-cell table:style-name="ce4" table:formula="of:=IF(MAX([.BC$1];[.$A7])*3+MIN([.BC$1];[.$A7])&gt;=65;1;0)" office:value-type="float" office:value="1" calcext:value-type="float">
            <text:p>1</text:p>
          </table:table-cell>
          <table:table-cell table:style-name="ce4" table:formula="of:=IF(MAX([.BD$1];[.$A7])*3+MIN([.BD$1];[.$A7])&gt;=65;1;0)" office:value-type="float" office:value="1" calcext:value-type="float">
            <text:p>1</text:p>
          </table:table-cell>
          <table:table-cell table:style-name="ce4" table:formula="of:=IF(MAX([.BE$1];[.$A7])*3+MIN([.BE$1];[.$A7])&gt;=65;1;0)" office:value-type="float" office:value="1" calcext:value-type="float">
            <text:p>1</text:p>
          </table:table-cell>
          <table:table-cell table:style-name="ce4" table:formula="of:=IF(MAX([.BF$1];[.$A7])*3+MIN([.BF$1];[.$A7])&gt;=65;1;0)" office:value-type="float" office:value="1" calcext:value-type="float">
            <text:p>1</text:p>
          </table:table-cell>
          <table:table-cell table:style-name="ce4" table:formula="of:=IF(MAX([.BG$1];[.$A7])*3+MIN([.BG$1];[.$A7])&gt;=65;1;0)" office:value-type="float" office:value="1" calcext:value-type="float">
            <text:p>1</text:p>
          </table:table-cell>
          <table:table-cell table:style-name="ce4" table:formula="of:=IF(MAX([.BH$1];[.$A7])*3+MIN([.BH$1];[.$A7])&gt;=65;1;0)" office:value-type="float" office:value="1" calcext:value-type="float">
            <text:p>1</text:p>
          </table:table-cell>
          <table:table-cell table:style-name="ce4" table:formula="of:=IF(MAX([.BI$1];[.$A7])*3+MIN([.BI$1];[.$A7])&gt;=65;1;0)" office:value-type="float" office:value="1" calcext:value-type="float">
            <text:p>1</text:p>
          </table:table-cell>
          <table:table-cell table:style-name="ce4" table:formula="of:=IF(MAX([.BJ$1];[.$A7])*3+MIN([.BJ$1];[.$A7])&gt;=65;1;0)" office:value-type="float" office:value="1" calcext:value-type="float">
            <text:p>1</text:p>
          </table:table-cell>
          <table:table-cell table:style-name="ce4" table:formula="of:=IF(MAX([.BK$1];[.$A7])*3+MIN([.BK$1];[.$A7])&gt;=65;1;0)" office:value-type="float" office:value="1" calcext:value-type="float">
            <text:p>1</text:p>
          </table:table-cell>
          <table:table-cell table:style-name="ce4" table:formula="of:=IF(MAX([.BL$1];[.$A7])*3+MIN([.BL$1];[.$A7])&gt;=65;1;0)" office:value-type="float" office:value="1" calcext:value-type="float">
            <text:p>1</text:p>
          </table:table-cell>
          <table:table-cell table:style-name="ce4" table:formula="of:=IF(MAX([.BM$1];[.$A7])*3+MIN([.BM$1];[.$A7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IF([$д.B8]=0;IF(AND(INDEX([$д.$B$2:.$BM$64];[.$A8]*3;[.B$1])&gt;0;INDEX([$д.$B$2:.$BM$64];[.$A8];[.B$1]*3)&gt;0;INDEX([$д.$B$2:.$BM$64];[.$A8];[.B$1]+1)&gt;0;INDEX([$д.$B$2:.$BM$64];[.$A8]+1;[.B$1])&gt;0);-2;0);[$д.B8])" office:value-type="float" office:value="2" calcext:value-type="float">
            <text:p>2</text:p>
          </table:table-cell>
          <table:table-cell table:style-name="ce1" table:formula="of:=IF([$д.C8]=0;IF(AND(INDEX([$д.$B$2:.$BM$64];[.$A8]*3;[.C$1])&gt;0;INDEX([$д.$B$2:.$BM$64];[.$A8];[.C$1]*3)&gt;0;INDEX([$д.$B$2:.$BM$64];[.$A8];[.C$1]+1)&gt;0;INDEX([$д.$B$2:.$BM$64];[.$A8]+1;[.C$1])&gt;0);-2;0);[$д.C8])" office:value-type="float" office:value="0" calcext:value-type="float">
            <text:p>0</text:p>
          </table:table-cell>
          <table:table-cell table:style-name="ce1" table:formula="of:=IF([$д.D8]=0;IF(AND(INDEX([$д.$B$2:.$BM$64];[.$A8]*3;[.D$1])&gt;0;INDEX([$д.$B$2:.$BM$64];[.$A8];[.D$1]*3)&gt;0;INDEX([$д.$B$2:.$BM$64];[.$A8];[.D$1]+1)&gt;0;INDEX([$д.$B$2:.$BM$64];[.$A8]+1;[.D$1])&gt;0);-2;0);[$д.D8])" office:value-type="float" office:value="0" calcext:value-type="float">
            <text:p>0</text:p>
          </table:table-cell>
          <table:table-cell table:style-name="ce1" table:formula="of:=IF([$д.E8]=0;IF(AND(INDEX([$д.$B$2:.$BM$64];[.$A8]*3;[.E$1])&gt;0;INDEX([$д.$B$2:.$BM$64];[.$A8];[.E$1]*3)&gt;0;INDEX([$д.$B$2:.$BM$64];[.$A8];[.E$1]+1)&gt;0;INDEX([$д.$B$2:.$BM$64];[.$A8]+1;[.E$1])&gt;0);-2;0);[$д.E8])" office:value-type="float" office:value="0" calcext:value-type="float">
            <text:p>0</text:p>
          </table:table-cell>
          <table:table-cell table:style-name="ce1" table:formula="of:=IF([$д.F8]=0;IF(AND(INDEX([$д.$B$2:.$BM$64];[.$A8]*3;[.F$1])&gt;0;INDEX([$д.$B$2:.$BM$64];[.$A8];[.F$1]*3)&gt;0;INDEX([$д.$B$2:.$BM$64];[.$A8];[.F$1]+1)&gt;0;INDEX([$д.$B$2:.$BM$64];[.$A8]+1;[.F$1])&gt;0);-2;0);[$д.F8])" office:value-type="float" office:value="0" calcext:value-type="float">
            <text:p>0</text:p>
          </table:table-cell>
          <table:table-cell table:style-name="ce1" table:formula="of:=IF([$д.G8]=0;IF(AND(INDEX([$д.$B$2:.$BM$64];[.$A8]*3;[.G$1])&gt;0;INDEX([$д.$B$2:.$BM$64];[.$A8];[.G$1]*3)&gt;0;INDEX([$д.$B$2:.$BM$64];[.$A8];[.G$1]+1)&gt;0;INDEX([$д.$B$2:.$BM$64];[.$A8]+1;[.G$1])&gt;0);-2;0);[$д.G8])" office:value-type="float" office:value="0" calcext:value-type="float">
            <text:p>0</text:p>
          </table:table-cell>
          <table:table-cell table:style-name="ce1" table:formula="of:=IF([$д.H8]=0;IF(AND(INDEX([$д.$B$2:.$BM$64];[.$A8]*3;[.H$1])&gt;0;INDEX([$д.$B$2:.$BM$64];[.$A8];[.H$1]*3)&gt;0;INDEX([$д.$B$2:.$BM$64];[.$A8];[.H$1]+1)&gt;0;INDEX([$д.$B$2:.$BM$64];[.$A8]+1;[.H$1])&gt;0);-2;0);[$д.H8])" office:value-type="float" office:value="0" calcext:value-type="float">
            <text:p>0</text:p>
          </table:table-cell>
          <table:table-cell table:style-name="ce1" table:formula="of:=IF([$д.I8]=0;IF(AND(INDEX([$д.$B$2:.$BM$64];[.$A8]*3;[.I$1])&gt;0;INDEX([$д.$B$2:.$BM$64];[.$A8];[.I$1]*3)&gt;0;INDEX([$д.$B$2:.$BM$64];[.$A8];[.I$1]+1)&gt;0;INDEX([$д.$B$2:.$BM$64];[.$A8]+1;[.I$1])&gt;0);-2;0);[$д.I8])" office:value-type="float" office:value="0" calcext:value-type="float">
            <text:p>0</text:p>
          </table:table-cell>
          <table:table-cell table:style-name="ce1" table:formula="of:=IF([$д.J8]=0;IF(AND(INDEX([$д.$B$2:.$BM$64];[.$A8]*3;[.J$1])&gt;0;INDEX([$д.$B$2:.$BM$64];[.$A8];[.J$1]*3)&gt;0;INDEX([$д.$B$2:.$BM$64];[.$A8];[.J$1]+1)&gt;0;INDEX([$д.$B$2:.$BM$64];[.$A8]+1;[.J$1])&gt;0);-2;0);[$д.J8])" office:value-type="float" office:value="0" calcext:value-type="float">
            <text:p>0</text:p>
          </table:table-cell>
          <table:table-cell table:style-name="ce1" table:formula="of:=IF([$д.K8]=0;IF(AND(INDEX([$д.$B$2:.$BM$64];[.$A8]*3;[.K$1])&gt;0;INDEX([$д.$B$2:.$BM$64];[.$A8];[.K$1]*3)&gt;0;INDEX([$д.$B$2:.$BM$64];[.$A8];[.K$1]+1)&gt;0;INDEX([$д.$B$2:.$BM$64];[.$A8]+1;[.K$1])&gt;0);-2;0);[$д.K8])" office:value-type="float" office:value="0" calcext:value-type="float">
            <text:p>0</text:p>
          </table:table-cell>
          <table:table-cell table:style-name="ce1" table:formula="of:=IF([$д.L8]=0;IF(AND(INDEX([$д.$B$2:.$BM$64];[.$A8]*3;[.L$1])&gt;0;INDEX([$д.$B$2:.$BM$64];[.$A8];[.L$1]*3)&gt;0;INDEX([$д.$B$2:.$BM$64];[.$A8];[.L$1]+1)&gt;0;INDEX([$д.$B$2:.$BM$64];[.$A8]+1;[.L$1])&gt;0);-2;0);[$д.L8])" office:value-type="float" office:value="0" calcext:value-type="float">
            <text:p>0</text:p>
          </table:table-cell>
          <table:table-cell table:style-name="ce1" table:formula="of:=IF([$д.M8]=0;IF(AND(INDEX([$д.$B$2:.$BM$64];[.$A8]*3;[.M$1])&gt;0;INDEX([$д.$B$2:.$BM$64];[.$A8];[.M$1]*3)&gt;0;INDEX([$д.$B$2:.$BM$64];[.$A8];[.M$1]+1)&gt;0;INDEX([$д.$B$2:.$BM$64];[.$A8]+1;[.M$1])&gt;0);-2;0);[$д.M8])" office:value-type="float" office:value="0" calcext:value-type="float">
            <text:p>0</text:p>
          </table:table-cell>
          <table:table-cell table:style-name="ce1" table:formula="of:=IF([$д.N8]=0;IF(AND(INDEX([$д.$B$2:.$BM$64];[.$A8]*3;[.N$1])&gt;0;INDEX([$д.$B$2:.$BM$64];[.$A8];[.N$1]*3)&gt;0;INDEX([$д.$B$2:.$BM$64];[.$A8];[.N$1]+1)&gt;0;INDEX([$д.$B$2:.$BM$64];[.$A8]+1;[.N$1])&gt;0);-2;0);[$д.N8])" office:value-type="float" office:value="0" calcext:value-type="float">
            <text:p>0</text:p>
          </table:table-cell>
          <table:table-cell table:style-name="ce1" table:formula="of:=IF([$д.O8]=0;IF(AND(INDEX([$д.$B$2:.$BM$64];[.$A8]*3;[.O$1])&gt;0;INDEX([$д.$B$2:.$BM$64];[.$A8];[.O$1]*3)&gt;0;INDEX([$д.$B$2:.$BM$64];[.$A8];[.O$1]+1)&gt;0;INDEX([$д.$B$2:.$BM$64];[.$A8]+1;[.O$1])&gt;0);-2;0);[$д.O8])" office:value-type="float" office:value="0" calcext:value-type="float">
            <text:p>0</text:p>
          </table:table-cell>
          <table:table-cell table:style-name="ce1" table:formula="of:=IF([$д.P8]=0;IF(AND(INDEX([$д.$B$2:.$BM$64];[.$A8]*3;[.P$1])&gt;0;INDEX([$д.$B$2:.$BM$64];[.$A8];[.P$1]*3)&gt;0;INDEX([$д.$B$2:.$BM$64];[.$A8];[.P$1]+1)&gt;0;INDEX([$д.$B$2:.$BM$64];[.$A8]+1;[.P$1])&gt;0);-2;0);[$д.P8])" office:value-type="float" office:value="0" calcext:value-type="float">
            <text:p>0</text:p>
          </table:table-cell>
          <table:table-cell table:style-name="ce1" table:formula="of:=IF([$д.Q8]=0;IF(AND(INDEX([$д.$B$2:.$BM$64];[.$A8]*3;[.Q$1])&gt;0;INDEX([$д.$B$2:.$BM$64];[.$A8];[.Q$1]*3)&gt;0;INDEX([$д.$B$2:.$BM$64];[.$A8];[.Q$1]+1)&gt;0;INDEX([$д.$B$2:.$BM$64];[.$A8]+1;[.Q$1])&gt;0);-2;0);[$д.Q8])" office:value-type="float" office:value="0" calcext:value-type="float">
            <text:p>0</text:p>
          </table:table-cell>
          <table:table-cell table:style-name="ce1" table:formula="of:=IF([$д.R8]=0;IF(AND(INDEX([$д.$B$2:.$BM$64];[.$A8]*3;[.R$1])&gt;0;INDEX([$д.$B$2:.$BM$64];[.$A8];[.R$1]*3)&gt;0;INDEX([$д.$B$2:.$BM$64];[.$A8];[.R$1]+1)&gt;0;INDEX([$д.$B$2:.$BM$64];[.$A8]+1;[.R$1])&gt;0);-2;0);[$д.R8])" office:value-type="float" office:value="0" calcext:value-type="float">
            <text:p>0</text:p>
          </table:table-cell>
          <table:table-cell table:style-name="ce1" table:formula="of:=IF([$д.S8]=0;IF(AND(INDEX([$д.$B$2:.$BM$64];[.$A8]*3;[.S$1])&gt;0;INDEX([$д.$B$2:.$BM$64];[.$A8];[.S$1]*3)&gt;0;INDEX([$д.$B$2:.$BM$64];[.$A8];[.S$1]+1)&gt;0;INDEX([$д.$B$2:.$BM$64];[.$A8]+1;[.S$1])&gt;0);-2;0);[$д.S8])" office:value-type="float" office:value="2" calcext:value-type="float">
            <text:p>2</text:p>
          </table:table-cell>
          <table:table-cell table:style-name="ce1" table:formula="of:=IF([$д.T8]=0;IF(AND(INDEX([$д.$B$2:.$BM$64];[.$A8]*3;[.T$1])&gt;0;INDEX([$д.$B$2:.$BM$64];[.$A8];[.T$1]*3)&gt;0;INDEX([$д.$B$2:.$BM$64];[.$A8];[.T$1]+1)&gt;0;INDEX([$д.$B$2:.$BM$64];[.$A8]+1;[.T$1])&gt;0);-2;0);[$д.T8])" office:value-type="float" office:value="-1" calcext:value-type="float">
            <text:p>-1</text:p>
          </table:table-cell>
          <table:table-cell table:style-name="ce1" table:formula="of:=IF([$д.U8]=0;IF(AND(INDEX([$д.$B$2:.$BM$64];[.$A8]*3;[.U$1])&gt;0;INDEX([$д.$B$2:.$BM$64];[.$A8];[.U$1]*3)&gt;0;INDEX([$д.$B$2:.$BM$64];[.$A8];[.U$1]+1)&gt;0;INDEX([$д.$B$2:.$BM$64];[.$A8]+1;[.U$1])&gt;0);-2;0);[$д.U8])" office:value-type="float" office:value="1" calcext:value-type="float">
            <text:p>1</text:p>
          </table:table-cell>
          <table:table-cell table:style-name="ce2" table:formula="of:=IF([$д.V8]=0;IF(OR(INDEX([$д.$B$2:.$BM$64];[.$A8]*3;[.V$1])&lt;0;INDEX([$д.$B$2:.$BM$64];[.$A8];[.V$1]*3)&lt;0;INDEX([$д.$B$2:.$BM$64];[.$A8];[.V$1]+1)&lt;0;INDEX([$д.$B$2:.$BM$64];[.$A8]+1;[.V$1])&lt;0);2;0);[$д.V8])" office:value-type="float" office:value="1" calcext:value-type="float">
            <text:p>1</text:p>
          </table:table-cell>
          <table:table-cell table:style-name="ce3" table:formula="of:=IF([$д.W8]=0;IF(AND(INDEX([$д.$B$2:.$BM$64];[.$A8]*3;[.W$1])&gt;0;INDEX([$д.$B$2:.$BM$64];[.$A8];[.W$1]*3)&gt;0;INDEX([$д.$B$2:.$BM$64];[.$A8];[.W$1]+1)&gt;0;INDEX([$д.$B$2:.$BM$64];[.$A8]+1;[.W$1])&gt;0);-1;0);[$д.W8])" office:value-type="float" office:value="1" calcext:value-type="float">
            <text:p>1</text:p>
          </table:table-cell>
          <table:table-cell table:style-name="ce4" table:formula="of:=IF([$д.X8]=0;IF(OR(INDEX([$д.$B$2:.$BM$64];[.$A8]*3;[.X$1])&gt;0;INDEX([$д.$B$2:.$BM$64];[.$A8];[.X$1]*3)&gt;0;INDEX([$д.$B$2:.$BM$64];[.$A8];[.X$1]+1)&gt;0;INDEX([$д.$B$2:.$BM$64];[.$A8]+1;[.X$1])&gt;0);-1;0);[$д.X8])" office:value-type="float" office:value="1" calcext:value-type="float">
            <text:p>1</text:p>
          </table:table-cell>
          <table:table-cell table:style-name="ce4" table:formula="of:=IF([$д.Y8]=0;IF(OR(INDEX([$д.$B$2:.$BM$64];[.$A8]*3;[.Y$1])&gt;0;INDEX([$д.$B$2:.$BM$64];[.$A8];[.Y$1]*3)&gt;0;INDEX([$д.$B$2:.$BM$64];[.$A8];[.Y$1]+1)&gt;0;INDEX([$д.$B$2:.$BM$64];[.$A8]+1;[.Y$1])&gt;0);-1;0);[$д.Y8])" office:value-type="float" office:value="1" calcext:value-type="float">
            <text:p>1</text:p>
          </table:table-cell>
          <table:table-cell table:style-name="ce4" table:formula="of:=IF([$д.Z8]=0;IF(OR(INDEX([$д.$B$2:.$BM$64];[.$A8]*3;[.Z$1])&gt;0;INDEX([$д.$B$2:.$BM$64];[.$A8];[.Z$1]*3)&gt;0;INDEX([$д.$B$2:.$BM$64];[.$A8];[.Z$1]+1)&gt;0;INDEX([$д.$B$2:.$BM$64];[.$A8]+1;[.Z$1])&gt;0);-1;0);[$д.Z8])" office:value-type="float" office:value="1" calcext:value-type="float">
            <text:p>1</text:p>
          </table:table-cell>
          <table:table-cell table:style-name="ce4" table:formula="of:=IF([$д.AA8]=0;IF(OR(INDEX([$д.$B$2:.$BM$64];[.$A8]*3;[.AA$1])&gt;0;INDEX([$д.$B$2:.$BM$64];[.$A8];[.AA$1]*3)&gt;0;INDEX([$д.$B$2:.$BM$64];[.$A8];[.AA$1]+1)&gt;0;INDEX([$д.$B$2:.$BM$64];[.$A8]+1;[.AA$1])&gt;0);-1;0);[$д.AA8])" office:value-type="float" office:value="1" calcext:value-type="float">
            <text:p>1</text:p>
          </table:table-cell>
          <table:table-cell table:style-name="ce4" table:formula="of:=IF([$д.AB8]=0;IF(OR(INDEX([$д.$B$2:.$BM$64];[.$A8]*3;[.AB$1])&gt;0;INDEX([$д.$B$2:.$BM$64];[.$A8];[.AB$1]*3)&gt;0;INDEX([$д.$B$2:.$BM$64];[.$A8];[.AB$1]+1)&gt;0;INDEX([$д.$B$2:.$BM$64];[.$A8]+1;[.AB$1])&gt;0);-1;0);[$д.AB8])" office:value-type="float" office:value="1" calcext:value-type="float">
            <text:p>1</text:p>
          </table:table-cell>
          <table:table-cell table:style-name="ce4" table:formula="of:=IF([$д.AC8]=0;IF(OR(INDEX([$д.$B$2:.$BM$64];[.$A8]*3;[.AC$1])&gt;0;INDEX([$д.$B$2:.$BM$64];[.$A8];[.AC$1]*3)&gt;0;INDEX([$д.$B$2:.$BM$64];[.$A8];[.AC$1]+1)&gt;0;INDEX([$д.$B$2:.$BM$64];[.$A8]+1;[.AC$1])&gt;0);-1;0);[$д.AC8])" office:value-type="float" office:value="1" calcext:value-type="float">
            <text:p>1</text:p>
          </table:table-cell>
          <table:table-cell table:style-name="ce4" table:formula="of:=IF(MAX([.AD$1];[.$A8])*3+MIN([.AD$1];[.$A8])&gt;=65;1;0)" office:value-type="float" office:value="1" calcext:value-type="float">
            <text:p>1</text:p>
          </table:table-cell>
          <table:table-cell table:style-name="ce4" table:formula="of:=IF(MAX([.AE$1];[.$A8])*3+MIN([.AE$1];[.$A8])&gt;=65;1;0)" office:value-type="float" office:value="1" calcext:value-type="float">
            <text:p>1</text:p>
          </table:table-cell>
          <table:table-cell table:style-name="ce4" table:formula="of:=IF(MAX([.AF$1];[.$A8])*3+MIN([.AF$1];[.$A8])&gt;=65;1;0)" office:value-type="float" office:value="1" calcext:value-type="float">
            <text:p>1</text:p>
          </table:table-cell>
          <table:table-cell table:style-name="ce4" table:formula="of:=IF(MAX([.AG$1];[.$A8])*3+MIN([.AG$1];[.$A8])&gt;=65;1;0)" office:value-type="float" office:value="1" calcext:value-type="float">
            <text:p>1</text:p>
          </table:table-cell>
          <table:table-cell table:style-name="ce4" table:formula="of:=IF(MAX([.AH$1];[.$A8])*3+MIN([.AH$1];[.$A8])&gt;=65;1;0)" office:value-type="float" office:value="1" calcext:value-type="float">
            <text:p>1</text:p>
          </table:table-cell>
          <table:table-cell table:style-name="ce4" table:formula="of:=IF(MAX([.AI$1];[.$A8])*3+MIN([.AI$1];[.$A8])&gt;=65;1;0)" office:value-type="float" office:value="1" calcext:value-type="float">
            <text:p>1</text:p>
          </table:table-cell>
          <table:table-cell table:style-name="ce4" table:formula="of:=IF(MAX([.AJ$1];[.$A8])*3+MIN([.AJ$1];[.$A8])&gt;=65;1;0)" office:value-type="float" office:value="1" calcext:value-type="float">
            <text:p>1</text:p>
          </table:table-cell>
          <table:table-cell table:style-name="ce4" table:formula="of:=IF(MAX([.AK$1];[.$A8])*3+MIN([.AK$1];[.$A8])&gt;=65;1;0)" office:value-type="float" office:value="1" calcext:value-type="float">
            <text:p>1</text:p>
          </table:table-cell>
          <table:table-cell table:style-name="ce4" table:formula="of:=IF(MAX([.AL$1];[.$A8])*3+MIN([.AL$1];[.$A8])&gt;=65;1;0)" office:value-type="float" office:value="1" calcext:value-type="float">
            <text:p>1</text:p>
          </table:table-cell>
          <table:table-cell table:style-name="ce4" table:formula="of:=IF(MAX([.AM$1];[.$A8])*3+MIN([.AM$1];[.$A8])&gt;=65;1;0)" office:value-type="float" office:value="1" calcext:value-type="float">
            <text:p>1</text:p>
          </table:table-cell>
          <table:table-cell table:style-name="ce4" table:formula="of:=IF(MAX([.AN$1];[.$A8])*3+MIN([.AN$1];[.$A8])&gt;=65;1;0)" office:value-type="float" office:value="1" calcext:value-type="float">
            <text:p>1</text:p>
          </table:table-cell>
          <table:table-cell table:style-name="ce4" table:formula="of:=IF(MAX([.AO$1];[.$A8])*3+MIN([.AO$1];[.$A8])&gt;=65;1;0)" office:value-type="float" office:value="1" calcext:value-type="float">
            <text:p>1</text:p>
          </table:table-cell>
          <table:table-cell table:style-name="ce4" table:formula="of:=IF(MAX([.AP$1];[.$A8])*3+MIN([.AP$1];[.$A8])&gt;=65;1;0)" office:value-type="float" office:value="1" calcext:value-type="float">
            <text:p>1</text:p>
          </table:table-cell>
          <table:table-cell table:style-name="ce4" table:formula="of:=IF(MAX([.AQ$1];[.$A8])*3+MIN([.AQ$1];[.$A8])&gt;=65;1;0)" office:value-type="float" office:value="1" calcext:value-type="float">
            <text:p>1</text:p>
          </table:table-cell>
          <table:table-cell table:style-name="ce4" table:formula="of:=IF(MAX([.AR$1];[.$A8])*3+MIN([.AR$1];[.$A8])&gt;=65;1;0)" office:value-type="float" office:value="1" calcext:value-type="float">
            <text:p>1</text:p>
          </table:table-cell>
          <table:table-cell table:style-name="ce4" table:formula="of:=IF(MAX([.AS$1];[.$A8])*3+MIN([.AS$1];[.$A8])&gt;=65;1;0)" office:value-type="float" office:value="1" calcext:value-type="float">
            <text:p>1</text:p>
          </table:table-cell>
          <table:table-cell table:style-name="ce4" table:formula="of:=IF(MAX([.AT$1];[.$A8])*3+MIN([.AT$1];[.$A8])&gt;=65;1;0)" office:value-type="float" office:value="1" calcext:value-type="float">
            <text:p>1</text:p>
          </table:table-cell>
          <table:table-cell table:style-name="ce4" table:formula="of:=IF(MAX([.AU$1];[.$A8])*3+MIN([.AU$1];[.$A8])&gt;=65;1;0)" office:value-type="float" office:value="1" calcext:value-type="float">
            <text:p>1</text:p>
          </table:table-cell>
          <table:table-cell table:style-name="ce4" table:formula="of:=IF(MAX([.AV$1];[.$A8])*3+MIN([.AV$1];[.$A8])&gt;=65;1;0)" office:value-type="float" office:value="1" calcext:value-type="float">
            <text:p>1</text:p>
          </table:table-cell>
          <table:table-cell table:style-name="ce4" table:formula="of:=IF(MAX([.AW$1];[.$A8])*3+MIN([.AW$1];[.$A8])&gt;=65;1;0)" office:value-type="float" office:value="1" calcext:value-type="float">
            <text:p>1</text:p>
          </table:table-cell>
          <table:table-cell table:style-name="ce4" table:formula="of:=IF(MAX([.AX$1];[.$A8])*3+MIN([.AX$1];[.$A8])&gt;=65;1;0)" office:value-type="float" office:value="1" calcext:value-type="float">
            <text:p>1</text:p>
          </table:table-cell>
          <table:table-cell table:style-name="ce4" table:formula="of:=IF(MAX([.AY$1];[.$A8])*3+MIN([.AY$1];[.$A8])&gt;=65;1;0)" office:value-type="float" office:value="1" calcext:value-type="float">
            <text:p>1</text:p>
          </table:table-cell>
          <table:table-cell table:style-name="ce4" table:formula="of:=IF(MAX([.AZ$1];[.$A8])*3+MIN([.AZ$1];[.$A8])&gt;=65;1;0)" office:value-type="float" office:value="1" calcext:value-type="float">
            <text:p>1</text:p>
          </table:table-cell>
          <table:table-cell table:style-name="ce4" table:formula="of:=IF(MAX([.BA$1];[.$A8])*3+MIN([.BA$1];[.$A8])&gt;=65;1;0)" office:value-type="float" office:value="1" calcext:value-type="float">
            <text:p>1</text:p>
          </table:table-cell>
          <table:table-cell table:style-name="ce4" table:formula="of:=IF(MAX([.BB$1];[.$A8])*3+MIN([.BB$1];[.$A8])&gt;=65;1;0)" office:value-type="float" office:value="1" calcext:value-type="float">
            <text:p>1</text:p>
          </table:table-cell>
          <table:table-cell table:style-name="ce4" table:formula="of:=IF(MAX([.BC$1];[.$A8])*3+MIN([.BC$1];[.$A8])&gt;=65;1;0)" office:value-type="float" office:value="1" calcext:value-type="float">
            <text:p>1</text:p>
          </table:table-cell>
          <table:table-cell table:style-name="ce4" table:formula="of:=IF(MAX([.BD$1];[.$A8])*3+MIN([.BD$1];[.$A8])&gt;=65;1;0)" office:value-type="float" office:value="1" calcext:value-type="float">
            <text:p>1</text:p>
          </table:table-cell>
          <table:table-cell table:style-name="ce4" table:formula="of:=IF(MAX([.BE$1];[.$A8])*3+MIN([.BE$1];[.$A8])&gt;=65;1;0)" office:value-type="float" office:value="1" calcext:value-type="float">
            <text:p>1</text:p>
          </table:table-cell>
          <table:table-cell table:style-name="ce4" table:formula="of:=IF(MAX([.BF$1];[.$A8])*3+MIN([.BF$1];[.$A8])&gt;=65;1;0)" office:value-type="float" office:value="1" calcext:value-type="float">
            <text:p>1</text:p>
          </table:table-cell>
          <table:table-cell table:style-name="ce4" table:formula="of:=IF(MAX([.BG$1];[.$A8])*3+MIN([.BG$1];[.$A8])&gt;=65;1;0)" office:value-type="float" office:value="1" calcext:value-type="float">
            <text:p>1</text:p>
          </table:table-cell>
          <table:table-cell table:style-name="ce4" table:formula="of:=IF(MAX([.BH$1];[.$A8])*3+MIN([.BH$1];[.$A8])&gt;=65;1;0)" office:value-type="float" office:value="1" calcext:value-type="float">
            <text:p>1</text:p>
          </table:table-cell>
          <table:table-cell table:style-name="ce4" table:formula="of:=IF(MAX([.BI$1];[.$A8])*3+MIN([.BI$1];[.$A8])&gt;=65;1;0)" office:value-type="float" office:value="1" calcext:value-type="float">
            <text:p>1</text:p>
          </table:table-cell>
          <table:table-cell table:style-name="ce4" table:formula="of:=IF(MAX([.BJ$1];[.$A8])*3+MIN([.BJ$1];[.$A8])&gt;=65;1;0)" office:value-type="float" office:value="1" calcext:value-type="float">
            <text:p>1</text:p>
          </table:table-cell>
          <table:table-cell table:style-name="ce4" table:formula="of:=IF(MAX([.BK$1];[.$A8])*3+MIN([.BK$1];[.$A8])&gt;=65;1;0)" office:value-type="float" office:value="1" calcext:value-type="float">
            <text:p>1</text:p>
          </table:table-cell>
          <table:table-cell table:style-name="ce4" table:formula="of:=IF(MAX([.BL$1];[.$A8])*3+MIN([.BL$1];[.$A8])&gt;=65;1;0)" office:value-type="float" office:value="1" calcext:value-type="float">
            <text:p>1</text:p>
          </table:table-cell>
          <table:table-cell table:style-name="ce4" table:formula="of:=IF(MAX([.BM$1];[.$A8])*3+MIN([.BM$1];[.$A8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IF([$д.B9]=0;IF(AND(INDEX([$д.$B$2:.$BM$64];[.$A9]*3;[.B$1])&gt;0;INDEX([$д.$B$2:.$BM$64];[.$A9];[.B$1]*3)&gt;0;INDEX([$д.$B$2:.$BM$64];[.$A9];[.B$1]+1)&gt;0;INDEX([$д.$B$2:.$BM$64];[.$A9]+1;[.B$1])&gt;0);-2;0);[$д.B9])" office:value-type="float" office:value="0" calcext:value-type="float">
            <text:p>0</text:p>
          </table:table-cell>
          <table:table-cell table:style-name="ce1" table:formula="of:=IF([$д.C9]=0;IF(AND(INDEX([$д.$B$2:.$BM$64];[.$A9]*3;[.C$1])&gt;0;INDEX([$д.$B$2:.$BM$64];[.$A9];[.C$1]*3)&gt;0;INDEX([$д.$B$2:.$BM$64];[.$A9];[.C$1]+1)&gt;0;INDEX([$д.$B$2:.$BM$64];[.$A9]+1;[.C$1])&gt;0);-2;0);[$д.C9])" office:value-type="float" office:value="0" calcext:value-type="float">
            <text:p>0</text:p>
          </table:table-cell>
          <table:table-cell table:style-name="ce1" table:formula="of:=IF([$д.D9]=0;IF(AND(INDEX([$д.$B$2:.$BM$64];[.$A9]*3;[.D$1])&gt;0;INDEX([$д.$B$2:.$BM$64];[.$A9];[.D$1]*3)&gt;0;INDEX([$д.$B$2:.$BM$64];[.$A9];[.D$1]+1)&gt;0;INDEX([$д.$B$2:.$BM$64];[.$A9]+1;[.D$1])&gt;0);-2;0);[$д.D9])" office:value-type="float" office:value="0" calcext:value-type="float">
            <text:p>0</text:p>
          </table:table-cell>
          <table:table-cell table:style-name="ce1" table:formula="of:=IF([$д.E9]=0;IF(AND(INDEX([$д.$B$2:.$BM$64];[.$A9]*3;[.E$1])&gt;0;INDEX([$д.$B$2:.$BM$64];[.$A9];[.E$1]*3)&gt;0;INDEX([$д.$B$2:.$BM$64];[.$A9];[.E$1]+1)&gt;0;INDEX([$д.$B$2:.$BM$64];[.$A9]+1;[.E$1])&gt;0);-2;0);[$д.E9])" office:value-type="float" office:value="0" calcext:value-type="float">
            <text:p>0</text:p>
          </table:table-cell>
          <table:table-cell table:style-name="ce1" table:formula="of:=IF([$д.F9]=0;IF(AND(INDEX([$д.$B$2:.$BM$64];[.$A9]*3;[.F$1])&gt;0;INDEX([$д.$B$2:.$BM$64];[.$A9];[.F$1]*3)&gt;0;INDEX([$д.$B$2:.$BM$64];[.$A9];[.F$1]+1)&gt;0;INDEX([$д.$B$2:.$BM$64];[.$A9]+1;[.F$1])&gt;0);-2;0);[$д.F9])" office:value-type="float" office:value="0" calcext:value-type="float">
            <text:p>0</text:p>
          </table:table-cell>
          <table:table-cell table:style-name="ce1" table:formula="of:=IF([$д.G9]=0;IF(AND(INDEX([$д.$B$2:.$BM$64];[.$A9]*3;[.G$1])&gt;0;INDEX([$д.$B$2:.$BM$64];[.$A9];[.G$1]*3)&gt;0;INDEX([$д.$B$2:.$BM$64];[.$A9];[.G$1]+1)&gt;0;INDEX([$д.$B$2:.$BM$64];[.$A9]+1;[.G$1])&gt;0);-2;0);[$д.G9])" office:value-type="float" office:value="0" calcext:value-type="float">
            <text:p>0</text:p>
          </table:table-cell>
          <table:table-cell table:style-name="ce1" table:formula="of:=IF([$д.H9]=0;IF(AND(INDEX([$д.$B$2:.$BM$64];[.$A9]*3;[.H$1])&gt;0;INDEX([$д.$B$2:.$BM$64];[.$A9];[.H$1]*3)&gt;0;INDEX([$д.$B$2:.$BM$64];[.$A9];[.H$1]+1)&gt;0;INDEX([$д.$B$2:.$BM$64];[.$A9]+1;[.H$1])&gt;0);-2;0);[$д.H9])" office:value-type="float" office:value="0" calcext:value-type="float">
            <text:p>0</text:p>
          </table:table-cell>
          <table:table-cell table:style-name="ce1" table:formula="of:=IF([$д.I9]=0;IF(AND(INDEX([$д.$B$2:.$BM$64];[.$A9]*3;[.I$1])&gt;0;INDEX([$д.$B$2:.$BM$64];[.$A9];[.I$1]*3)&gt;0;INDEX([$д.$B$2:.$BM$64];[.$A9];[.I$1]+1)&gt;0;INDEX([$д.$B$2:.$BM$64];[.$A9]+1;[.I$1])&gt;0);-2;0);[$д.I9])" office:value-type="float" office:value="0" calcext:value-type="float">
            <text:p>0</text:p>
          </table:table-cell>
          <table:table-cell table:style-name="ce1" table:formula="of:=IF([$д.J9]=0;IF(AND(INDEX([$д.$B$2:.$BM$64];[.$A9]*3;[.J$1])&gt;0;INDEX([$д.$B$2:.$BM$64];[.$A9];[.J$1]*3)&gt;0;INDEX([$д.$B$2:.$BM$64];[.$A9];[.J$1]+1)&gt;0;INDEX([$д.$B$2:.$BM$64];[.$A9]+1;[.J$1])&gt;0);-2;0);[$д.J9])" office:value-type="float" office:value="0" calcext:value-type="float">
            <text:p>0</text:p>
          </table:table-cell>
          <table:table-cell table:style-name="ce1" table:formula="of:=IF([$д.K9]=0;IF(AND(INDEX([$д.$B$2:.$BM$64];[.$A9]*3;[.K$1])&gt;0;INDEX([$д.$B$2:.$BM$64];[.$A9];[.K$1]*3)&gt;0;INDEX([$д.$B$2:.$BM$64];[.$A9];[.K$1]+1)&gt;0;INDEX([$д.$B$2:.$BM$64];[.$A9]+1;[.K$1])&gt;0);-2;0);[$д.K9])" office:value-type="float" office:value="0" calcext:value-type="float">
            <text:p>0</text:p>
          </table:table-cell>
          <table:table-cell table:style-name="ce1" table:formula="of:=IF([$д.L9]=0;IF(AND(INDEX([$д.$B$2:.$BM$64];[.$A9]*3;[.L$1])&gt;0;INDEX([$д.$B$2:.$BM$64];[.$A9];[.L$1]*3)&gt;0;INDEX([$д.$B$2:.$BM$64];[.$A9];[.L$1]+1)&gt;0;INDEX([$д.$B$2:.$BM$64];[.$A9]+1;[.L$1])&gt;0);-2;0);[$д.L9])" office:value-type="float" office:value="0" calcext:value-type="float">
            <text:p>0</text:p>
          </table:table-cell>
          <table:table-cell table:style-name="ce1" table:formula="of:=IF([$д.M9]=0;IF(AND(INDEX([$д.$B$2:.$BM$64];[.$A9]*3;[.M$1])&gt;0;INDEX([$д.$B$2:.$BM$64];[.$A9];[.M$1]*3)&gt;0;INDEX([$д.$B$2:.$BM$64];[.$A9];[.M$1]+1)&gt;0;INDEX([$д.$B$2:.$BM$64];[.$A9]+1;[.M$1])&gt;0);-2;0);[$д.M9])" office:value-type="float" office:value="0" calcext:value-type="float">
            <text:p>0</text:p>
          </table:table-cell>
          <table:table-cell table:style-name="ce1" table:formula="of:=IF([$д.N9]=0;IF(AND(INDEX([$д.$B$2:.$BM$64];[.$A9]*3;[.N$1])&gt;0;INDEX([$д.$B$2:.$BM$64];[.$A9];[.N$1]*3)&gt;0;INDEX([$д.$B$2:.$BM$64];[.$A9];[.N$1]+1)&gt;0;INDEX([$д.$B$2:.$BM$64];[.$A9]+1;[.N$1])&gt;0);-2;0);[$д.N9])" office:value-type="float" office:value="0" calcext:value-type="float">
            <text:p>0</text:p>
          </table:table-cell>
          <table:table-cell table:style-name="ce1" table:formula="of:=IF([$д.O9]=0;IF(AND(INDEX([$д.$B$2:.$BM$64];[.$A9]*3;[.O$1])&gt;0;INDEX([$д.$B$2:.$BM$64];[.$A9];[.O$1]*3)&gt;0;INDEX([$д.$B$2:.$BM$64];[.$A9];[.O$1]+1)&gt;0;INDEX([$д.$B$2:.$BM$64];[.$A9]+1;[.O$1])&gt;0);-2;0);[$д.O9])" office:value-type="float" office:value="0" calcext:value-type="float">
            <text:p>0</text:p>
          </table:table-cell>
          <table:table-cell table:style-name="ce1" table:formula="of:=IF([$д.P9]=0;IF(AND(INDEX([$д.$B$2:.$BM$64];[.$A9]*3;[.P$1])&gt;0;INDEX([$д.$B$2:.$BM$64];[.$A9];[.P$1]*3)&gt;0;INDEX([$д.$B$2:.$BM$64];[.$A9];[.P$1]+1)&gt;0;INDEX([$д.$B$2:.$BM$64];[.$A9]+1;[.P$1])&gt;0);-2;0);[$д.P9])" office:value-type="float" office:value="0" calcext:value-type="float">
            <text:p>0</text:p>
          </table:table-cell>
          <table:table-cell table:style-name="ce1" table:formula="of:=IF([$д.Q9]=0;IF(AND(INDEX([$д.$B$2:.$BM$64];[.$A9]*3;[.Q$1])&gt;0;INDEX([$д.$B$2:.$BM$64];[.$A9];[.Q$1]*3)&gt;0;INDEX([$д.$B$2:.$BM$64];[.$A9];[.Q$1]+1)&gt;0;INDEX([$д.$B$2:.$BM$64];[.$A9]+1;[.Q$1])&gt;0);-2;0);[$д.Q9])" office:value-type="float" office:value="0" calcext:value-type="float">
            <text:p>0</text:p>
          </table:table-cell>
          <table:table-cell table:style-name="ce1" table:formula="of:=IF([$д.R9]=0;IF(AND(INDEX([$д.$B$2:.$BM$64];[.$A9]*3;[.R$1])&gt;0;INDEX([$д.$B$2:.$BM$64];[.$A9];[.R$1]*3)&gt;0;INDEX([$д.$B$2:.$BM$64];[.$A9];[.R$1]+1)&gt;0;INDEX([$д.$B$2:.$BM$64];[.$A9]+1;[.R$1])&gt;0);-2;0);[$д.R9])" office:value-type="float" office:value="0" calcext:value-type="float">
            <text:p>0</text:p>
          </table:table-cell>
          <table:table-cell table:style-name="ce1" table:formula="of:=IF([$д.S9]=0;IF(AND(INDEX([$д.$B$2:.$BM$64];[.$A9]*3;[.S$1])&gt;0;INDEX([$д.$B$2:.$BM$64];[.$A9];[.S$1]*3)&gt;0;INDEX([$д.$B$2:.$BM$64];[.$A9];[.S$1]+1)&gt;0;INDEX([$д.$B$2:.$BM$64];[.$A9]+1;[.S$1])&gt;0);-2;0);[$д.S9])" office:value-type="float" office:value="-2" calcext:value-type="float">
            <text:p>-2</text:p>
          </table:table-cell>
          <table:table-cell table:style-name="ce1" table:formula="of:=IF([$д.T9]=0;IF(AND(INDEX([$д.$B$2:.$BM$64];[.$A9]*3;[.T$1])&gt;0;INDEX([$д.$B$2:.$BM$64];[.$A9];[.T$1]*3)&gt;0;INDEX([$д.$B$2:.$BM$64];[.$A9];[.T$1]+1)&gt;0;INDEX([$д.$B$2:.$BM$64];[.$A9]+1;[.T$1])&gt;0);-2;0);[$д.T9])" office:value-type="float" office:value="1" calcext:value-type="float">
            <text:p>1</text:p>
          </table:table-cell>
          <table:table-cell table:style-name="ce1" table:formula="of:=IF([$д.U9]=0;IF(AND(INDEX([$д.$B$2:.$BM$64];[.$A9]*3;[.U$1])&gt;0;INDEX([$д.$B$2:.$BM$64];[.$A9];[.U$1]*3)&gt;0;INDEX([$д.$B$2:.$BM$64];[.$A9];[.U$1]+1)&gt;0;INDEX([$д.$B$2:.$BM$64];[.$A9]+1;[.U$1])&gt;0);-2;0);[$д.U9])" office:value-type="float" office:value="1" calcext:value-type="float">
            <text:p>1</text:p>
          </table:table-cell>
          <table:table-cell table:style-name="ce2" table:formula="of:=IF([$д.V9]=0;IF(OR(INDEX([$д.$B$2:.$BM$64];[.$A9]*3;[.V$1])&lt;0;INDEX([$д.$B$2:.$BM$64];[.$A9];[.V$1]*3)&lt;0;INDEX([$д.$B$2:.$BM$64];[.$A9];[.V$1]+1)&lt;0;INDEX([$д.$B$2:.$BM$64];[.$A9]+1;[.V$1])&lt;0);2;0);[$д.V9])" office:value-type="float" office:value="1" calcext:value-type="float">
            <text:p>1</text:p>
          </table:table-cell>
          <table:table-cell table:style-name="ce3" table:formula="of:=IF([$д.W9]=0;IF(AND(INDEX([$д.$B$2:.$BM$64];[.$A9]*3;[.W$1])&gt;0;INDEX([$д.$B$2:.$BM$64];[.$A9];[.W$1]*3)&gt;0;INDEX([$д.$B$2:.$BM$64];[.$A9];[.W$1]+1)&gt;0;INDEX([$д.$B$2:.$BM$64];[.$A9]+1;[.W$1])&gt;0);-1;0);[$д.W9])" office:value-type="float" office:value="1" calcext:value-type="float">
            <text:p>1</text:p>
          </table:table-cell>
          <table:table-cell table:style-name="ce4" table:formula="of:=IF([$д.X9]=0;IF(OR(INDEX([$д.$B$2:.$BM$64];[.$A9]*3;[.X$1])&gt;0;INDEX([$д.$B$2:.$BM$64];[.$A9];[.X$1]*3)&gt;0;INDEX([$д.$B$2:.$BM$64];[.$A9];[.X$1]+1)&gt;0;INDEX([$д.$B$2:.$BM$64];[.$A9]+1;[.X$1])&gt;0);-1;0);[$д.X9])" office:value-type="float" office:value="1" calcext:value-type="float">
            <text:p>1</text:p>
          </table:table-cell>
          <table:table-cell table:style-name="ce4" table:formula="of:=IF([$д.Y9]=0;IF(OR(INDEX([$д.$B$2:.$BM$64];[.$A9]*3;[.Y$1])&gt;0;INDEX([$д.$B$2:.$BM$64];[.$A9];[.Y$1]*3)&gt;0;INDEX([$д.$B$2:.$BM$64];[.$A9];[.Y$1]+1)&gt;0;INDEX([$д.$B$2:.$BM$64];[.$A9]+1;[.Y$1])&gt;0);-1;0);[$д.Y9])" office:value-type="float" office:value="1" calcext:value-type="float">
            <text:p>1</text:p>
          </table:table-cell>
          <table:table-cell table:style-name="ce4" table:formula="of:=IF([$д.Z9]=0;IF(OR(INDEX([$д.$B$2:.$BM$64];[.$A9]*3;[.Z$1])&gt;0;INDEX([$д.$B$2:.$BM$64];[.$A9];[.Z$1]*3)&gt;0;INDEX([$д.$B$2:.$BM$64];[.$A9];[.Z$1]+1)&gt;0;INDEX([$д.$B$2:.$BM$64];[.$A9]+1;[.Z$1])&gt;0);-1;0);[$д.Z9])" office:value-type="float" office:value="1" calcext:value-type="float">
            <text:p>1</text:p>
          </table:table-cell>
          <table:table-cell table:style-name="ce4" table:formula="of:=IF([$д.AA9]=0;IF(OR(INDEX([$д.$B$2:.$BM$64];[.$A9]*3;[.AA$1])&gt;0;INDEX([$д.$B$2:.$BM$64];[.$A9];[.AA$1]*3)&gt;0;INDEX([$д.$B$2:.$BM$64];[.$A9];[.AA$1]+1)&gt;0;INDEX([$д.$B$2:.$BM$64];[.$A9]+1;[.AA$1])&gt;0);-1;0);[$д.AA9])" office:value-type="float" office:value="1" calcext:value-type="float">
            <text:p>1</text:p>
          </table:table-cell>
          <table:table-cell table:style-name="ce4" table:formula="of:=IF([$д.AB9]=0;IF(OR(INDEX([$д.$B$2:.$BM$64];[.$A9]*3;[.AB$1])&gt;0;INDEX([$д.$B$2:.$BM$64];[.$A9];[.AB$1]*3)&gt;0;INDEX([$д.$B$2:.$BM$64];[.$A9];[.AB$1]+1)&gt;0;INDEX([$д.$B$2:.$BM$64];[.$A9]+1;[.AB$1])&gt;0);-1;0);[$д.AB9])" office:value-type="float" office:value="1" calcext:value-type="float">
            <text:p>1</text:p>
          </table:table-cell>
          <table:table-cell table:style-name="ce4" table:formula="of:=IF([$д.AC9]=0;IF(OR(INDEX([$д.$B$2:.$BM$64];[.$A9]*3;[.AC$1])&gt;0;INDEX([$д.$B$2:.$BM$64];[.$A9];[.AC$1]*3)&gt;0;INDEX([$д.$B$2:.$BM$64];[.$A9];[.AC$1]+1)&gt;0;INDEX([$д.$B$2:.$BM$64];[.$A9]+1;[.AC$1])&gt;0);-1;0);[$д.AC9])" office:value-type="float" office:value="1" calcext:value-type="float">
            <text:p>1</text:p>
          </table:table-cell>
          <table:table-cell table:style-name="ce4" table:formula="of:=IF(MAX([.AD$1];[.$A9])*3+MIN([.AD$1];[.$A9])&gt;=65;1;0)" office:value-type="float" office:value="1" calcext:value-type="float">
            <text:p>1</text:p>
          </table:table-cell>
          <table:table-cell table:style-name="ce4" table:formula="of:=IF(MAX([.AE$1];[.$A9])*3+MIN([.AE$1];[.$A9])&gt;=65;1;0)" office:value-type="float" office:value="1" calcext:value-type="float">
            <text:p>1</text:p>
          </table:table-cell>
          <table:table-cell table:style-name="ce4" table:formula="of:=IF(MAX([.AF$1];[.$A9])*3+MIN([.AF$1];[.$A9])&gt;=65;1;0)" office:value-type="float" office:value="1" calcext:value-type="float">
            <text:p>1</text:p>
          </table:table-cell>
          <table:table-cell table:style-name="ce4" table:formula="of:=IF(MAX([.AG$1];[.$A9])*3+MIN([.AG$1];[.$A9])&gt;=65;1;0)" office:value-type="float" office:value="1" calcext:value-type="float">
            <text:p>1</text:p>
          </table:table-cell>
          <table:table-cell table:style-name="ce4" table:formula="of:=IF(MAX([.AH$1];[.$A9])*3+MIN([.AH$1];[.$A9])&gt;=65;1;0)" office:value-type="float" office:value="1" calcext:value-type="float">
            <text:p>1</text:p>
          </table:table-cell>
          <table:table-cell table:style-name="ce4" table:formula="of:=IF(MAX([.AI$1];[.$A9])*3+MIN([.AI$1];[.$A9])&gt;=65;1;0)" office:value-type="float" office:value="1" calcext:value-type="float">
            <text:p>1</text:p>
          </table:table-cell>
          <table:table-cell table:style-name="ce4" table:formula="of:=IF(MAX([.AJ$1];[.$A9])*3+MIN([.AJ$1];[.$A9])&gt;=65;1;0)" office:value-type="float" office:value="1" calcext:value-type="float">
            <text:p>1</text:p>
          </table:table-cell>
          <table:table-cell table:style-name="ce4" table:formula="of:=IF(MAX([.AK$1];[.$A9])*3+MIN([.AK$1];[.$A9])&gt;=65;1;0)" office:value-type="float" office:value="1" calcext:value-type="float">
            <text:p>1</text:p>
          </table:table-cell>
          <table:table-cell table:style-name="ce4" table:formula="of:=IF(MAX([.AL$1];[.$A9])*3+MIN([.AL$1];[.$A9])&gt;=65;1;0)" office:value-type="float" office:value="1" calcext:value-type="float">
            <text:p>1</text:p>
          </table:table-cell>
          <table:table-cell table:style-name="ce4" table:formula="of:=IF(MAX([.AM$1];[.$A9])*3+MIN([.AM$1];[.$A9])&gt;=65;1;0)" office:value-type="float" office:value="1" calcext:value-type="float">
            <text:p>1</text:p>
          </table:table-cell>
          <table:table-cell table:style-name="ce4" table:formula="of:=IF(MAX([.AN$1];[.$A9])*3+MIN([.AN$1];[.$A9])&gt;=65;1;0)" office:value-type="float" office:value="1" calcext:value-type="float">
            <text:p>1</text:p>
          </table:table-cell>
          <table:table-cell table:style-name="ce4" table:formula="of:=IF(MAX([.AO$1];[.$A9])*3+MIN([.AO$1];[.$A9])&gt;=65;1;0)" office:value-type="float" office:value="1" calcext:value-type="float">
            <text:p>1</text:p>
          </table:table-cell>
          <table:table-cell table:style-name="ce4" table:formula="of:=IF(MAX([.AP$1];[.$A9])*3+MIN([.AP$1];[.$A9])&gt;=65;1;0)" office:value-type="float" office:value="1" calcext:value-type="float">
            <text:p>1</text:p>
          </table:table-cell>
          <table:table-cell table:style-name="ce4" table:formula="of:=IF(MAX([.AQ$1];[.$A9])*3+MIN([.AQ$1];[.$A9])&gt;=65;1;0)" office:value-type="float" office:value="1" calcext:value-type="float">
            <text:p>1</text:p>
          </table:table-cell>
          <table:table-cell table:style-name="ce4" table:formula="of:=IF(MAX([.AR$1];[.$A9])*3+MIN([.AR$1];[.$A9])&gt;=65;1;0)" office:value-type="float" office:value="1" calcext:value-type="float">
            <text:p>1</text:p>
          </table:table-cell>
          <table:table-cell table:style-name="ce4" table:formula="of:=IF(MAX([.AS$1];[.$A9])*3+MIN([.AS$1];[.$A9])&gt;=65;1;0)" office:value-type="float" office:value="1" calcext:value-type="float">
            <text:p>1</text:p>
          </table:table-cell>
          <table:table-cell table:style-name="ce4" table:formula="of:=IF(MAX([.AT$1];[.$A9])*3+MIN([.AT$1];[.$A9])&gt;=65;1;0)" office:value-type="float" office:value="1" calcext:value-type="float">
            <text:p>1</text:p>
          </table:table-cell>
          <table:table-cell table:style-name="ce4" table:formula="of:=IF(MAX([.AU$1];[.$A9])*3+MIN([.AU$1];[.$A9])&gt;=65;1;0)" office:value-type="float" office:value="1" calcext:value-type="float">
            <text:p>1</text:p>
          </table:table-cell>
          <table:table-cell table:style-name="ce4" table:formula="of:=IF(MAX([.AV$1];[.$A9])*3+MIN([.AV$1];[.$A9])&gt;=65;1;0)" office:value-type="float" office:value="1" calcext:value-type="float">
            <text:p>1</text:p>
          </table:table-cell>
          <table:table-cell table:style-name="ce4" table:formula="of:=IF(MAX([.AW$1];[.$A9])*3+MIN([.AW$1];[.$A9])&gt;=65;1;0)" office:value-type="float" office:value="1" calcext:value-type="float">
            <text:p>1</text:p>
          </table:table-cell>
          <table:table-cell table:style-name="ce4" table:formula="of:=IF(MAX([.AX$1];[.$A9])*3+MIN([.AX$1];[.$A9])&gt;=65;1;0)" office:value-type="float" office:value="1" calcext:value-type="float">
            <text:p>1</text:p>
          </table:table-cell>
          <table:table-cell table:style-name="ce4" table:formula="of:=IF(MAX([.AY$1];[.$A9])*3+MIN([.AY$1];[.$A9])&gt;=65;1;0)" office:value-type="float" office:value="1" calcext:value-type="float">
            <text:p>1</text:p>
          </table:table-cell>
          <table:table-cell table:style-name="ce4" table:formula="of:=IF(MAX([.AZ$1];[.$A9])*3+MIN([.AZ$1];[.$A9])&gt;=65;1;0)" office:value-type="float" office:value="1" calcext:value-type="float">
            <text:p>1</text:p>
          </table:table-cell>
          <table:table-cell table:style-name="ce4" table:formula="of:=IF(MAX([.BA$1];[.$A9])*3+MIN([.BA$1];[.$A9])&gt;=65;1;0)" office:value-type="float" office:value="1" calcext:value-type="float">
            <text:p>1</text:p>
          </table:table-cell>
          <table:table-cell table:style-name="ce4" table:formula="of:=IF(MAX([.BB$1];[.$A9])*3+MIN([.BB$1];[.$A9])&gt;=65;1;0)" office:value-type="float" office:value="1" calcext:value-type="float">
            <text:p>1</text:p>
          </table:table-cell>
          <table:table-cell table:style-name="ce4" table:formula="of:=IF(MAX([.BC$1];[.$A9])*3+MIN([.BC$1];[.$A9])&gt;=65;1;0)" office:value-type="float" office:value="1" calcext:value-type="float">
            <text:p>1</text:p>
          </table:table-cell>
          <table:table-cell table:style-name="ce4" table:formula="of:=IF(MAX([.BD$1];[.$A9])*3+MIN([.BD$1];[.$A9])&gt;=65;1;0)" office:value-type="float" office:value="1" calcext:value-type="float">
            <text:p>1</text:p>
          </table:table-cell>
          <table:table-cell table:style-name="ce4" table:formula="of:=IF(MAX([.BE$1];[.$A9])*3+MIN([.BE$1];[.$A9])&gt;=65;1;0)" office:value-type="float" office:value="1" calcext:value-type="float">
            <text:p>1</text:p>
          </table:table-cell>
          <table:table-cell table:style-name="ce4" table:formula="of:=IF(MAX([.BF$1];[.$A9])*3+MIN([.BF$1];[.$A9])&gt;=65;1;0)" office:value-type="float" office:value="1" calcext:value-type="float">
            <text:p>1</text:p>
          </table:table-cell>
          <table:table-cell table:style-name="ce4" table:formula="of:=IF(MAX([.BG$1];[.$A9])*3+MIN([.BG$1];[.$A9])&gt;=65;1;0)" office:value-type="float" office:value="1" calcext:value-type="float">
            <text:p>1</text:p>
          </table:table-cell>
          <table:table-cell table:style-name="ce4" table:formula="of:=IF(MAX([.BH$1];[.$A9])*3+MIN([.BH$1];[.$A9])&gt;=65;1;0)" office:value-type="float" office:value="1" calcext:value-type="float">
            <text:p>1</text:p>
          </table:table-cell>
          <table:table-cell table:style-name="ce4" table:formula="of:=IF(MAX([.BI$1];[.$A9])*3+MIN([.BI$1];[.$A9])&gt;=65;1;0)" office:value-type="float" office:value="1" calcext:value-type="float">
            <text:p>1</text:p>
          </table:table-cell>
          <table:table-cell table:style-name="ce4" table:formula="of:=IF(MAX([.BJ$1];[.$A9])*3+MIN([.BJ$1];[.$A9])&gt;=65;1;0)" office:value-type="float" office:value="1" calcext:value-type="float">
            <text:p>1</text:p>
          </table:table-cell>
          <table:table-cell table:style-name="ce4" table:formula="of:=IF(MAX([.BK$1];[.$A9])*3+MIN([.BK$1];[.$A9])&gt;=65;1;0)" office:value-type="float" office:value="1" calcext:value-type="float">
            <text:p>1</text:p>
          </table:table-cell>
          <table:table-cell table:style-name="ce4" table:formula="of:=IF(MAX([.BL$1];[.$A9])*3+MIN([.BL$1];[.$A9])&gt;=65;1;0)" office:value-type="float" office:value="1" calcext:value-type="float">
            <text:p>1</text:p>
          </table:table-cell>
          <table:table-cell table:style-name="ce4" table:formula="of:=IF(MAX([.BM$1];[.$A9])*3+MIN([.BM$1];[.$A9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IF([$д.B10]=0;IF(AND(INDEX([$д.$B$2:.$BM$64];[.$A10]*3;[.B$1])&gt;0;INDEX([$д.$B$2:.$BM$64];[.$A10];[.B$1]*3)&gt;0;INDEX([$д.$B$2:.$BM$64];[.$A10];[.B$1]+1)&gt;0;INDEX([$д.$B$2:.$BM$64];[.$A10]+1;[.B$1])&gt;0);-2;0);[$д.B10])" office:value-type="float" office:value="0" calcext:value-type="float">
            <text:p>0</text:p>
          </table:table-cell>
          <table:table-cell table:style-name="ce1" table:formula="of:=IF([$д.C10]=0;IF(AND(INDEX([$д.$B$2:.$BM$64];[.$A10]*3;[.C$1])&gt;0;INDEX([$д.$B$2:.$BM$64];[.$A10];[.C$1]*3)&gt;0;INDEX([$д.$B$2:.$BM$64];[.$A10];[.C$1]+1)&gt;0;INDEX([$д.$B$2:.$BM$64];[.$A10]+1;[.C$1])&gt;0);-2;0);[$д.C10])" office:value-type="float" office:value="0" calcext:value-type="float">
            <text:p>0</text:p>
          </table:table-cell>
          <table:table-cell table:style-name="ce1" table:formula="of:=IF([$д.D10]=0;IF(AND(INDEX([$д.$B$2:.$BM$64];[.$A10]*3;[.D$1])&gt;0;INDEX([$д.$B$2:.$BM$64];[.$A10];[.D$1]*3)&gt;0;INDEX([$д.$B$2:.$BM$64];[.$A10];[.D$1]+1)&gt;0;INDEX([$д.$B$2:.$BM$64];[.$A10]+1;[.D$1])&gt;0);-2;0);[$д.D10])" office:value-type="float" office:value="0" calcext:value-type="float">
            <text:p>0</text:p>
          </table:table-cell>
          <table:table-cell table:style-name="ce1" table:formula="of:=IF([$д.E10]=0;IF(AND(INDEX([$д.$B$2:.$BM$64];[.$A10]*3;[.E$1])&gt;0;INDEX([$д.$B$2:.$BM$64];[.$A10];[.E$1]*3)&gt;0;INDEX([$д.$B$2:.$BM$64];[.$A10];[.E$1]+1)&gt;0;INDEX([$д.$B$2:.$BM$64];[.$A10]+1;[.E$1])&gt;0);-2;0);[$д.E10])" office:value-type="float" office:value="0" calcext:value-type="float">
            <text:p>0</text:p>
          </table:table-cell>
          <table:table-cell table:style-name="ce1" table:formula="of:=IF([$д.F10]=0;IF(AND(INDEX([$д.$B$2:.$BM$64];[.$A10]*3;[.F$1])&gt;0;INDEX([$д.$B$2:.$BM$64];[.$A10];[.F$1]*3)&gt;0;INDEX([$д.$B$2:.$BM$64];[.$A10];[.F$1]+1)&gt;0;INDEX([$д.$B$2:.$BM$64];[.$A10]+1;[.F$1])&gt;0);-2;0);[$д.F10])" office:value-type="float" office:value="0" calcext:value-type="float">
            <text:p>0</text:p>
          </table:table-cell>
          <table:table-cell table:style-name="ce1" table:formula="of:=IF([$д.G10]=0;IF(AND(INDEX([$д.$B$2:.$BM$64];[.$A10]*3;[.G$1])&gt;0;INDEX([$д.$B$2:.$BM$64];[.$A10];[.G$1]*3)&gt;0;INDEX([$д.$B$2:.$BM$64];[.$A10];[.G$1]+1)&gt;0;INDEX([$д.$B$2:.$BM$64];[.$A10]+1;[.G$1])&gt;0);-2;0);[$д.G10])" office:value-type="float" office:value="0" calcext:value-type="float">
            <text:p>0</text:p>
          </table:table-cell>
          <table:table-cell table:style-name="ce1" table:formula="of:=IF([$д.H10]=0;IF(AND(INDEX([$д.$B$2:.$BM$64];[.$A10]*3;[.H$1])&gt;0;INDEX([$д.$B$2:.$BM$64];[.$A10];[.H$1]*3)&gt;0;INDEX([$д.$B$2:.$BM$64];[.$A10];[.H$1]+1)&gt;0;INDEX([$д.$B$2:.$BM$64];[.$A10]+1;[.H$1])&gt;0);-2;0);[$д.H10])" office:value-type="float" office:value="0" calcext:value-type="float">
            <text:p>0</text:p>
          </table:table-cell>
          <table:table-cell table:style-name="ce1" table:formula="of:=IF([$д.I10]=0;IF(AND(INDEX([$д.$B$2:.$BM$64];[.$A10]*3;[.I$1])&gt;0;INDEX([$д.$B$2:.$BM$64];[.$A10];[.I$1]*3)&gt;0;INDEX([$д.$B$2:.$BM$64];[.$A10];[.I$1]+1)&gt;0;INDEX([$д.$B$2:.$BM$64];[.$A10]+1;[.I$1])&gt;0);-2;0);[$д.I10])" office:value-type="float" office:value="0" calcext:value-type="float">
            <text:p>0</text:p>
          </table:table-cell>
          <table:table-cell table:style-name="ce1" table:formula="of:=IF([$д.J10]=0;IF(AND(INDEX([$д.$B$2:.$BM$64];[.$A10]*3;[.J$1])&gt;0;INDEX([$д.$B$2:.$BM$64];[.$A10];[.J$1]*3)&gt;0;INDEX([$д.$B$2:.$BM$64];[.$A10];[.J$1]+1)&gt;0;INDEX([$д.$B$2:.$BM$64];[.$A10]+1;[.J$1])&gt;0);-2;0);[$д.J10])" office:value-type="float" office:value="0" calcext:value-type="float">
            <text:p>0</text:p>
          </table:table-cell>
          <table:table-cell table:style-name="ce1" table:formula="of:=IF([$д.K10]=0;IF(AND(INDEX([$д.$B$2:.$BM$64];[.$A10]*3;[.K$1])&gt;0;INDEX([$д.$B$2:.$BM$64];[.$A10];[.K$1]*3)&gt;0;INDEX([$д.$B$2:.$BM$64];[.$A10];[.K$1]+1)&gt;0;INDEX([$д.$B$2:.$BM$64];[.$A10]+1;[.K$1])&gt;0);-2;0);[$д.K10])" office:value-type="float" office:value="0" calcext:value-type="float">
            <text:p>0</text:p>
          </table:table-cell>
          <table:table-cell table:style-name="ce1" table:formula="of:=IF([$д.L10]=0;IF(AND(INDEX([$д.$B$2:.$BM$64];[.$A10]*3;[.L$1])&gt;0;INDEX([$д.$B$2:.$BM$64];[.$A10];[.L$1]*3)&gt;0;INDEX([$д.$B$2:.$BM$64];[.$A10];[.L$1]+1)&gt;0;INDEX([$д.$B$2:.$BM$64];[.$A10]+1;[.L$1])&gt;0);-2;0);[$д.L10])" office:value-type="float" office:value="0" calcext:value-type="float">
            <text:p>0</text:p>
          </table:table-cell>
          <table:table-cell table:style-name="ce1" table:formula="of:=IF([$д.M10]=0;IF(AND(INDEX([$д.$B$2:.$BM$64];[.$A10]*3;[.M$1])&gt;0;INDEX([$д.$B$2:.$BM$64];[.$A10];[.M$1]*3)&gt;0;INDEX([$д.$B$2:.$BM$64];[.$A10];[.M$1]+1)&gt;0;INDEX([$д.$B$2:.$BM$64];[.$A10]+1;[.M$1])&gt;0);-2;0);[$д.M10])" office:value-type="float" office:value="0" calcext:value-type="float">
            <text:p>0</text:p>
          </table:table-cell>
          <table:table-cell table:style-name="ce1" table:formula="of:=IF([$д.N10]=0;IF(AND(INDEX([$д.$B$2:.$BM$64];[.$A10]*3;[.N$1])&gt;0;INDEX([$д.$B$2:.$BM$64];[.$A10];[.N$1]*3)&gt;0;INDEX([$д.$B$2:.$BM$64];[.$A10];[.N$1]+1)&gt;0;INDEX([$д.$B$2:.$BM$64];[.$A10]+1;[.N$1])&gt;0);-2;0);[$д.N10])" office:value-type="float" office:value="0" calcext:value-type="float">
            <text:p>0</text:p>
          </table:table-cell>
          <table:table-cell table:style-name="ce1" table:formula="of:=IF([$д.O10]=0;IF(AND(INDEX([$д.$B$2:.$BM$64];[.$A10]*3;[.O$1])&gt;0;INDEX([$д.$B$2:.$BM$64];[.$A10];[.O$1]*3)&gt;0;INDEX([$д.$B$2:.$BM$64];[.$A10];[.O$1]+1)&gt;0;INDEX([$д.$B$2:.$BM$64];[.$A10]+1;[.O$1])&gt;0);-2;0);[$д.O10])" office:value-type="float" office:value="0" calcext:value-type="float">
            <text:p>0</text:p>
          </table:table-cell>
          <table:table-cell table:style-name="ce1" table:formula="of:=IF([$д.P10]=0;IF(AND(INDEX([$д.$B$2:.$BM$64];[.$A10]*3;[.P$1])&gt;0;INDEX([$д.$B$2:.$BM$64];[.$A10];[.P$1]*3)&gt;0;INDEX([$д.$B$2:.$BM$64];[.$A10];[.P$1]+1)&gt;0;INDEX([$д.$B$2:.$BM$64];[.$A10]+1;[.P$1])&gt;0);-2;0);[$д.P10])" office:value-type="float" office:value="0" calcext:value-type="float">
            <text:p>0</text:p>
          </table:table-cell>
          <table:table-cell table:style-name="ce1" table:formula="of:=IF([$д.Q10]=0;IF(AND(INDEX([$д.$B$2:.$BM$64];[.$A10]*3;[.Q$1])&gt;0;INDEX([$д.$B$2:.$BM$64];[.$A10];[.Q$1]*3)&gt;0;INDEX([$д.$B$2:.$BM$64];[.$A10];[.Q$1]+1)&gt;0;INDEX([$д.$B$2:.$BM$64];[.$A10]+1;[.Q$1])&gt;0);-2;0);[$д.Q10])" office:value-type="float" office:value="0" calcext:value-type="float">
            <text:p>0</text:p>
          </table:table-cell>
          <table:table-cell table:style-name="ce1" table:formula="of:=IF([$д.R10]=0;IF(AND(INDEX([$д.$B$2:.$BM$64];[.$A10]*3;[.R$1])&gt;0;INDEX([$д.$B$2:.$BM$64];[.$A10];[.R$1]*3)&gt;0;INDEX([$д.$B$2:.$BM$64];[.$A10];[.R$1]+1)&gt;0;INDEX([$д.$B$2:.$BM$64];[.$A10]+1;[.R$1])&gt;0);-2;0);[$д.R10])" office:value-type="float" office:value="-2" calcext:value-type="float">
            <text:p>-2</text:p>
          </table:table-cell>
          <table:table-cell table:style-name="ce1" table:formula="of:=IF([$д.S10]=0;IF(AND(INDEX([$д.$B$2:.$BM$64];[.$A10]*3;[.S$1])&gt;0;INDEX([$д.$B$2:.$BM$64];[.$A10];[.S$1]*3)&gt;0;INDEX([$д.$B$2:.$BM$64];[.$A10];[.S$1]+1)&gt;0;INDEX([$д.$B$2:.$BM$64];[.$A10]+1;[.S$1])&gt;0);-2;0);[$д.S10])" office:value-type="float" office:value="2" calcext:value-type="float">
            <text:p>2</text:p>
          </table:table-cell>
          <table:table-cell table:style-name="ce1" table:formula="of:=IF([$д.T10]=0;IF(AND(INDEX([$д.$B$2:.$BM$64];[.$A10]*3;[.T$1])&gt;0;INDEX([$д.$B$2:.$BM$64];[.$A10];[.T$1]*3)&gt;0;INDEX([$д.$B$2:.$BM$64];[.$A10];[.T$1]+1)&gt;0;INDEX([$д.$B$2:.$BM$64];[.$A10]+1;[.T$1])&gt;0);-2;0);[$д.T10])" office:value-type="float" office:value="1" calcext:value-type="float">
            <text:p>1</text:p>
          </table:table-cell>
          <table:table-cell table:style-name="ce1" table:formula="of:=IF([$д.U10]=0;IF(AND(INDEX([$д.$B$2:.$BM$64];[.$A10]*3;[.U$1])&gt;0;INDEX([$д.$B$2:.$BM$64];[.$A10];[.U$1]*3)&gt;0;INDEX([$д.$B$2:.$BM$64];[.$A10];[.U$1]+1)&gt;0;INDEX([$д.$B$2:.$BM$64];[.$A10]+1;[.U$1])&gt;0);-2;0);[$д.U10])" office:value-type="float" office:value="1" calcext:value-type="float">
            <text:p>1</text:p>
          </table:table-cell>
          <table:table-cell table:style-name="ce2" table:formula="of:=IF([$д.V10]=0;IF(OR(INDEX([$д.$B$2:.$BM$64];[.$A10]*3;[.V$1])&lt;0;INDEX([$д.$B$2:.$BM$64];[.$A10];[.V$1]*3)&lt;0;INDEX([$д.$B$2:.$BM$64];[.$A10];[.V$1]+1)&lt;0;INDEX([$д.$B$2:.$BM$64];[.$A10]+1;[.V$1])&lt;0);2;0);[$д.V10])" office:value-type="float" office:value="1" calcext:value-type="float">
            <text:p>1</text:p>
          </table:table-cell>
          <table:table-cell table:style-name="ce3" table:formula="of:=IF([$д.W10]=0;IF(AND(INDEX([$д.$B$2:.$BM$64];[.$A10]*3;[.W$1])&gt;0;INDEX([$д.$B$2:.$BM$64];[.$A10];[.W$1]*3)&gt;0;INDEX([$д.$B$2:.$BM$64];[.$A10];[.W$1]+1)&gt;0;INDEX([$д.$B$2:.$BM$64];[.$A10]+1;[.W$1])&gt;0);-1;0);[$д.W10])" office:value-type="float" office:value="1" calcext:value-type="float">
            <text:p>1</text:p>
          </table:table-cell>
          <table:table-cell table:style-name="ce4" table:formula="of:=IF([$д.X10]=0;IF(OR(INDEX([$д.$B$2:.$BM$64];[.$A10]*3;[.X$1])&gt;0;INDEX([$д.$B$2:.$BM$64];[.$A10];[.X$1]*3)&gt;0;INDEX([$д.$B$2:.$BM$64];[.$A10];[.X$1]+1)&gt;0;INDEX([$д.$B$2:.$BM$64];[.$A10]+1;[.X$1])&gt;0);-1;0);[$д.X10])" office:value-type="float" office:value="1" calcext:value-type="float">
            <text:p>1</text:p>
          </table:table-cell>
          <table:table-cell table:style-name="ce4" table:formula="of:=IF([$д.Y10]=0;IF(OR(INDEX([$д.$B$2:.$BM$64];[.$A10]*3;[.Y$1])&gt;0;INDEX([$д.$B$2:.$BM$64];[.$A10];[.Y$1]*3)&gt;0;INDEX([$д.$B$2:.$BM$64];[.$A10];[.Y$1]+1)&gt;0;INDEX([$д.$B$2:.$BM$64];[.$A10]+1;[.Y$1])&gt;0);-1;0);[$д.Y10])" office:value-type="float" office:value="1" calcext:value-type="float">
            <text:p>1</text:p>
          </table:table-cell>
          <table:table-cell table:style-name="ce4" table:formula="of:=IF([$д.Z10]=0;IF(OR(INDEX([$д.$B$2:.$BM$64];[.$A10]*3;[.Z$1])&gt;0;INDEX([$д.$B$2:.$BM$64];[.$A10];[.Z$1]*3)&gt;0;INDEX([$д.$B$2:.$BM$64];[.$A10];[.Z$1]+1)&gt;0;INDEX([$д.$B$2:.$BM$64];[.$A10]+1;[.Z$1])&gt;0);-1;0);[$д.Z10])" office:value-type="float" office:value="1" calcext:value-type="float">
            <text:p>1</text:p>
          </table:table-cell>
          <table:table-cell table:style-name="ce4" table:formula="of:=IF([$д.AA10]=0;IF(OR(INDEX([$д.$B$2:.$BM$64];[.$A10]*3;[.AA$1])&gt;0;INDEX([$д.$B$2:.$BM$64];[.$A10];[.AA$1]*3)&gt;0;INDEX([$д.$B$2:.$BM$64];[.$A10];[.AA$1]+1)&gt;0;INDEX([$д.$B$2:.$BM$64];[.$A10]+1;[.AA$1])&gt;0);-1;0);[$д.AA10])" office:value-type="float" office:value="1" calcext:value-type="float">
            <text:p>1</text:p>
          </table:table-cell>
          <table:table-cell table:style-name="ce4" table:formula="of:=IF([$д.AB10]=0;IF(OR(INDEX([$д.$B$2:.$BM$64];[.$A10]*3;[.AB$1])&gt;0;INDEX([$д.$B$2:.$BM$64];[.$A10];[.AB$1]*3)&gt;0;INDEX([$д.$B$2:.$BM$64];[.$A10];[.AB$1]+1)&gt;0;INDEX([$д.$B$2:.$BM$64];[.$A10]+1;[.AB$1])&gt;0);-1;0);[$д.AB10])" office:value-type="float" office:value="1" calcext:value-type="float">
            <text:p>1</text:p>
          </table:table-cell>
          <table:table-cell table:style-name="ce4" table:formula="of:=IF([$д.AC10]=0;IF(OR(INDEX([$д.$B$2:.$BM$64];[.$A10]*3;[.AC$1])&gt;0;INDEX([$д.$B$2:.$BM$64];[.$A10];[.AC$1]*3)&gt;0;INDEX([$д.$B$2:.$BM$64];[.$A10];[.AC$1]+1)&gt;0;INDEX([$д.$B$2:.$BM$64];[.$A10]+1;[.AC$1])&gt;0);-1;0);[$д.AC10])" office:value-type="float" office:value="1" calcext:value-type="float">
            <text:p>1</text:p>
          </table:table-cell>
          <table:table-cell table:style-name="ce4" table:formula="of:=IF(MAX([.AD$1];[.$A10])*3+MIN([.AD$1];[.$A10])&gt;=65;1;0)" office:value-type="float" office:value="1" calcext:value-type="float">
            <text:p>1</text:p>
          </table:table-cell>
          <table:table-cell table:style-name="ce4" table:formula="of:=IF(MAX([.AE$1];[.$A10])*3+MIN([.AE$1];[.$A10])&gt;=65;1;0)" office:value-type="float" office:value="1" calcext:value-type="float">
            <text:p>1</text:p>
          </table:table-cell>
          <table:table-cell table:style-name="ce4" table:formula="of:=IF(MAX([.AF$1];[.$A10])*3+MIN([.AF$1];[.$A10])&gt;=65;1;0)" office:value-type="float" office:value="1" calcext:value-type="float">
            <text:p>1</text:p>
          </table:table-cell>
          <table:table-cell table:style-name="ce4" table:formula="of:=IF(MAX([.AG$1];[.$A10])*3+MIN([.AG$1];[.$A10])&gt;=65;1;0)" office:value-type="float" office:value="1" calcext:value-type="float">
            <text:p>1</text:p>
          </table:table-cell>
          <table:table-cell table:style-name="ce4" table:formula="of:=IF(MAX([.AH$1];[.$A10])*3+MIN([.AH$1];[.$A10])&gt;=65;1;0)" office:value-type="float" office:value="1" calcext:value-type="float">
            <text:p>1</text:p>
          </table:table-cell>
          <table:table-cell table:style-name="ce4" table:formula="of:=IF(MAX([.AI$1];[.$A10])*3+MIN([.AI$1];[.$A10])&gt;=65;1;0)" office:value-type="float" office:value="1" calcext:value-type="float">
            <text:p>1</text:p>
          </table:table-cell>
          <table:table-cell table:style-name="ce4" table:formula="of:=IF(MAX([.AJ$1];[.$A10])*3+MIN([.AJ$1];[.$A10])&gt;=65;1;0)" office:value-type="float" office:value="1" calcext:value-type="float">
            <text:p>1</text:p>
          </table:table-cell>
          <table:table-cell table:style-name="ce4" table:formula="of:=IF(MAX([.AK$1];[.$A10])*3+MIN([.AK$1];[.$A10])&gt;=65;1;0)" office:value-type="float" office:value="1" calcext:value-type="float">
            <text:p>1</text:p>
          </table:table-cell>
          <table:table-cell table:style-name="ce4" table:formula="of:=IF(MAX([.AL$1];[.$A10])*3+MIN([.AL$1];[.$A10])&gt;=65;1;0)" office:value-type="float" office:value="1" calcext:value-type="float">
            <text:p>1</text:p>
          </table:table-cell>
          <table:table-cell table:style-name="ce4" table:formula="of:=IF(MAX([.AM$1];[.$A10])*3+MIN([.AM$1];[.$A10])&gt;=65;1;0)" office:value-type="float" office:value="1" calcext:value-type="float">
            <text:p>1</text:p>
          </table:table-cell>
          <table:table-cell table:style-name="ce4" table:formula="of:=IF(MAX([.AN$1];[.$A10])*3+MIN([.AN$1];[.$A10])&gt;=65;1;0)" office:value-type="float" office:value="1" calcext:value-type="float">
            <text:p>1</text:p>
          </table:table-cell>
          <table:table-cell table:style-name="ce4" table:formula="of:=IF(MAX([.AO$1];[.$A10])*3+MIN([.AO$1];[.$A10])&gt;=65;1;0)" office:value-type="float" office:value="1" calcext:value-type="float">
            <text:p>1</text:p>
          </table:table-cell>
          <table:table-cell table:style-name="ce4" table:formula="of:=IF(MAX([.AP$1];[.$A10])*3+MIN([.AP$1];[.$A10])&gt;=65;1;0)" office:value-type="float" office:value="1" calcext:value-type="float">
            <text:p>1</text:p>
          </table:table-cell>
          <table:table-cell table:style-name="ce4" table:formula="of:=IF(MAX([.AQ$1];[.$A10])*3+MIN([.AQ$1];[.$A10])&gt;=65;1;0)" office:value-type="float" office:value="1" calcext:value-type="float">
            <text:p>1</text:p>
          </table:table-cell>
          <table:table-cell table:style-name="ce4" table:formula="of:=IF(MAX([.AR$1];[.$A10])*3+MIN([.AR$1];[.$A10])&gt;=65;1;0)" office:value-type="float" office:value="1" calcext:value-type="float">
            <text:p>1</text:p>
          </table:table-cell>
          <table:table-cell table:style-name="ce4" table:formula="of:=IF(MAX([.AS$1];[.$A10])*3+MIN([.AS$1];[.$A10])&gt;=65;1;0)" office:value-type="float" office:value="1" calcext:value-type="float">
            <text:p>1</text:p>
          </table:table-cell>
          <table:table-cell table:style-name="ce4" table:formula="of:=IF(MAX([.AT$1];[.$A10])*3+MIN([.AT$1];[.$A10])&gt;=65;1;0)" office:value-type="float" office:value="1" calcext:value-type="float">
            <text:p>1</text:p>
          </table:table-cell>
          <table:table-cell table:style-name="ce4" table:formula="of:=IF(MAX([.AU$1];[.$A10])*3+MIN([.AU$1];[.$A10])&gt;=65;1;0)" office:value-type="float" office:value="1" calcext:value-type="float">
            <text:p>1</text:p>
          </table:table-cell>
          <table:table-cell table:style-name="ce4" table:formula="of:=IF(MAX([.AV$1];[.$A10])*3+MIN([.AV$1];[.$A10])&gt;=65;1;0)" office:value-type="float" office:value="1" calcext:value-type="float">
            <text:p>1</text:p>
          </table:table-cell>
          <table:table-cell table:style-name="ce4" table:formula="of:=IF(MAX([.AW$1];[.$A10])*3+MIN([.AW$1];[.$A10])&gt;=65;1;0)" office:value-type="float" office:value="1" calcext:value-type="float">
            <text:p>1</text:p>
          </table:table-cell>
          <table:table-cell table:style-name="ce4" table:formula="of:=IF(MAX([.AX$1];[.$A10])*3+MIN([.AX$1];[.$A10])&gt;=65;1;0)" office:value-type="float" office:value="1" calcext:value-type="float">
            <text:p>1</text:p>
          </table:table-cell>
          <table:table-cell table:style-name="ce4" table:formula="of:=IF(MAX([.AY$1];[.$A10])*3+MIN([.AY$1];[.$A10])&gt;=65;1;0)" office:value-type="float" office:value="1" calcext:value-type="float">
            <text:p>1</text:p>
          </table:table-cell>
          <table:table-cell table:style-name="ce4" table:formula="of:=IF(MAX([.AZ$1];[.$A10])*3+MIN([.AZ$1];[.$A10])&gt;=65;1;0)" office:value-type="float" office:value="1" calcext:value-type="float">
            <text:p>1</text:p>
          </table:table-cell>
          <table:table-cell table:style-name="ce4" table:formula="of:=IF(MAX([.BA$1];[.$A10])*3+MIN([.BA$1];[.$A10])&gt;=65;1;0)" office:value-type="float" office:value="1" calcext:value-type="float">
            <text:p>1</text:p>
          </table:table-cell>
          <table:table-cell table:style-name="ce4" table:formula="of:=IF(MAX([.BB$1];[.$A10])*3+MIN([.BB$1];[.$A10])&gt;=65;1;0)" office:value-type="float" office:value="1" calcext:value-type="float">
            <text:p>1</text:p>
          </table:table-cell>
          <table:table-cell table:style-name="ce4" table:formula="of:=IF(MAX([.BC$1];[.$A10])*3+MIN([.BC$1];[.$A10])&gt;=65;1;0)" office:value-type="float" office:value="1" calcext:value-type="float">
            <text:p>1</text:p>
          </table:table-cell>
          <table:table-cell table:style-name="ce4" table:formula="of:=IF(MAX([.BD$1];[.$A10])*3+MIN([.BD$1];[.$A10])&gt;=65;1;0)" office:value-type="float" office:value="1" calcext:value-type="float">
            <text:p>1</text:p>
          </table:table-cell>
          <table:table-cell table:style-name="ce4" table:formula="of:=IF(MAX([.BE$1];[.$A10])*3+MIN([.BE$1];[.$A10])&gt;=65;1;0)" office:value-type="float" office:value="1" calcext:value-type="float">
            <text:p>1</text:p>
          </table:table-cell>
          <table:table-cell table:style-name="ce4" table:formula="of:=IF(MAX([.BF$1];[.$A10])*3+MIN([.BF$1];[.$A10])&gt;=65;1;0)" office:value-type="float" office:value="1" calcext:value-type="float">
            <text:p>1</text:p>
          </table:table-cell>
          <table:table-cell table:style-name="ce4" table:formula="of:=IF(MAX([.BG$1];[.$A10])*3+MIN([.BG$1];[.$A10])&gt;=65;1;0)" office:value-type="float" office:value="1" calcext:value-type="float">
            <text:p>1</text:p>
          </table:table-cell>
          <table:table-cell table:style-name="ce4" table:formula="of:=IF(MAX([.BH$1];[.$A10])*3+MIN([.BH$1];[.$A10])&gt;=65;1;0)" office:value-type="float" office:value="1" calcext:value-type="float">
            <text:p>1</text:p>
          </table:table-cell>
          <table:table-cell table:style-name="ce4" table:formula="of:=IF(MAX([.BI$1];[.$A10])*3+MIN([.BI$1];[.$A10])&gt;=65;1;0)" office:value-type="float" office:value="1" calcext:value-type="float">
            <text:p>1</text:p>
          </table:table-cell>
          <table:table-cell table:style-name="ce4" table:formula="of:=IF(MAX([.BJ$1];[.$A10])*3+MIN([.BJ$1];[.$A10])&gt;=65;1;0)" office:value-type="float" office:value="1" calcext:value-type="float">
            <text:p>1</text:p>
          </table:table-cell>
          <table:table-cell table:style-name="ce4" table:formula="of:=IF(MAX([.BK$1];[.$A10])*3+MIN([.BK$1];[.$A10])&gt;=65;1;0)" office:value-type="float" office:value="1" calcext:value-type="float">
            <text:p>1</text:p>
          </table:table-cell>
          <table:table-cell table:style-name="ce4" table:formula="of:=IF(MAX([.BL$1];[.$A10])*3+MIN([.BL$1];[.$A10])&gt;=65;1;0)" office:value-type="float" office:value="1" calcext:value-type="float">
            <text:p>1</text:p>
          </table:table-cell>
          <table:table-cell table:style-name="ce4" table:formula="of:=IF(MAX([.BM$1];[.$A10])*3+MIN([.BM$1];[.$A10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IF([$д.B11]=0;IF(AND(INDEX([$д.$B$2:.$BM$64];[.$A11]*3;[.B$1])&gt;0;INDEX([$д.$B$2:.$BM$64];[.$A11];[.B$1]*3)&gt;0;INDEX([$д.$B$2:.$BM$64];[.$A11];[.B$1]+1)&gt;0;INDEX([$д.$B$2:.$BM$64];[.$A11]+1;[.B$1])&gt;0);-2;0);[$д.B11])" office:value-type="float" office:value="0" calcext:value-type="float">
            <text:p>0</text:p>
          </table:table-cell>
          <table:table-cell table:style-name="ce1" table:formula="of:=IF([$д.C11]=0;IF(AND(INDEX([$д.$B$2:.$BM$64];[.$A11]*3;[.C$1])&gt;0;INDEX([$д.$B$2:.$BM$64];[.$A11];[.C$1]*3)&gt;0;INDEX([$д.$B$2:.$BM$64];[.$A11];[.C$1]+1)&gt;0;INDEX([$д.$B$2:.$BM$64];[.$A11]+1;[.C$1])&gt;0);-2;0);[$д.C11])" office:value-type="float" office:value="0" calcext:value-type="float">
            <text:p>0</text:p>
          </table:table-cell>
          <table:table-cell table:style-name="ce1" table:formula="of:=IF([$д.D11]=0;IF(AND(INDEX([$д.$B$2:.$BM$64];[.$A11]*3;[.D$1])&gt;0;INDEX([$д.$B$2:.$BM$64];[.$A11];[.D$1]*3)&gt;0;INDEX([$д.$B$2:.$BM$64];[.$A11];[.D$1]+1)&gt;0;INDEX([$д.$B$2:.$BM$64];[.$A11]+1;[.D$1])&gt;0);-2;0);[$д.D11])" office:value-type="float" office:value="0" calcext:value-type="float">
            <text:p>0</text:p>
          </table:table-cell>
          <table:table-cell table:style-name="ce1" table:formula="of:=IF([$д.E11]=0;IF(AND(INDEX([$д.$B$2:.$BM$64];[.$A11]*3;[.E$1])&gt;0;INDEX([$д.$B$2:.$BM$64];[.$A11];[.E$1]*3)&gt;0;INDEX([$д.$B$2:.$BM$64];[.$A11];[.E$1]+1)&gt;0;INDEX([$д.$B$2:.$BM$64];[.$A11]+1;[.E$1])&gt;0);-2;0);[$д.E11])" office:value-type="float" office:value="0" calcext:value-type="float">
            <text:p>0</text:p>
          </table:table-cell>
          <table:table-cell table:style-name="ce1" table:formula="of:=IF([$д.F11]=0;IF(AND(INDEX([$д.$B$2:.$BM$64];[.$A11]*3;[.F$1])&gt;0;INDEX([$д.$B$2:.$BM$64];[.$A11];[.F$1]*3)&gt;0;INDEX([$д.$B$2:.$BM$64];[.$A11];[.F$1]+1)&gt;0;INDEX([$д.$B$2:.$BM$64];[.$A11]+1;[.F$1])&gt;0);-2;0);[$д.F11])" office:value-type="float" office:value="0" calcext:value-type="float">
            <text:p>0</text:p>
          </table:table-cell>
          <table:table-cell table:style-name="ce1" table:formula="of:=IF([$д.G11]=0;IF(AND(INDEX([$д.$B$2:.$BM$64];[.$A11]*3;[.G$1])&gt;0;INDEX([$д.$B$2:.$BM$64];[.$A11];[.G$1]*3)&gt;0;INDEX([$д.$B$2:.$BM$64];[.$A11];[.G$1]+1)&gt;0;INDEX([$д.$B$2:.$BM$64];[.$A11]+1;[.G$1])&gt;0);-2;0);[$д.G11])" office:value-type="float" office:value="2" calcext:value-type="float">
            <text:p>2</text:p>
          </table:table-cell>
          <table:table-cell table:style-name="ce1" table:formula="of:=IF([$д.H11]=0;IF(AND(INDEX([$д.$B$2:.$BM$64];[.$A11]*3;[.H$1])&gt;0;INDEX([$д.$B$2:.$BM$64];[.$A11];[.H$1]*3)&gt;0;INDEX([$д.$B$2:.$BM$64];[.$A11];[.H$1]+1)&gt;0;INDEX([$д.$B$2:.$BM$64];[.$A11]+1;[.H$1])&gt;0);-2;0);[$д.H11])" office:value-type="float" office:value="0" calcext:value-type="float">
            <text:p>0</text:p>
          </table:table-cell>
          <table:table-cell table:style-name="ce1" table:formula="of:=IF([$д.I11]=0;IF(AND(INDEX([$д.$B$2:.$BM$64];[.$A11]*3;[.I$1])&gt;0;INDEX([$д.$B$2:.$BM$64];[.$A11];[.I$1]*3)&gt;0;INDEX([$д.$B$2:.$BM$64];[.$A11];[.I$1]+1)&gt;0;INDEX([$д.$B$2:.$BM$64];[.$A11]+1;[.I$1])&gt;0);-2;0);[$д.I11])" office:value-type="float" office:value="0" calcext:value-type="float">
            <text:p>0</text:p>
          </table:table-cell>
          <table:table-cell table:style-name="ce1" table:formula="of:=IF([$д.J11]=0;IF(AND(INDEX([$д.$B$2:.$BM$64];[.$A11]*3;[.J$1])&gt;0;INDEX([$д.$B$2:.$BM$64];[.$A11];[.J$1]*3)&gt;0;INDEX([$д.$B$2:.$BM$64];[.$A11];[.J$1]+1)&gt;0;INDEX([$д.$B$2:.$BM$64];[.$A11]+1;[.J$1])&gt;0);-2;0);[$д.J11])" office:value-type="float" office:value="0" calcext:value-type="float">
            <text:p>0</text:p>
          </table:table-cell>
          <table:table-cell table:style-name="ce1" table:formula="of:=IF([$д.K11]=0;IF(AND(INDEX([$д.$B$2:.$BM$64];[.$A11]*3;[.K$1])&gt;0;INDEX([$д.$B$2:.$BM$64];[.$A11];[.K$1]*3)&gt;0;INDEX([$д.$B$2:.$BM$64];[.$A11];[.K$1]+1)&gt;0;INDEX([$д.$B$2:.$BM$64];[.$A11]+1;[.K$1])&gt;0);-2;0);[$д.K11])" office:value-type="float" office:value="0" calcext:value-type="float">
            <text:p>0</text:p>
          </table:table-cell>
          <table:table-cell table:style-name="ce1" table:formula="of:=IF([$д.L11]=0;IF(AND(INDEX([$д.$B$2:.$BM$64];[.$A11]*3;[.L$1])&gt;0;INDEX([$д.$B$2:.$BM$64];[.$A11];[.L$1]*3)&gt;0;INDEX([$д.$B$2:.$BM$64];[.$A11];[.L$1]+1)&gt;0;INDEX([$д.$B$2:.$BM$64];[.$A11]+1;[.L$1])&gt;0);-2;0);[$д.L11])" office:value-type="float" office:value="0" calcext:value-type="float">
            <text:p>0</text:p>
          </table:table-cell>
          <table:table-cell table:style-name="ce1" table:formula="of:=IF([$д.M11]=0;IF(AND(INDEX([$д.$B$2:.$BM$64];[.$A11]*3;[.M$1])&gt;0;INDEX([$д.$B$2:.$BM$64];[.$A11];[.M$1]*3)&gt;0;INDEX([$д.$B$2:.$BM$64];[.$A11];[.M$1]+1)&gt;0;INDEX([$д.$B$2:.$BM$64];[.$A11]+1;[.M$1])&gt;0);-2;0);[$д.M11])" office:value-type="float" office:value="0" calcext:value-type="float">
            <text:p>0</text:p>
          </table:table-cell>
          <table:table-cell table:style-name="ce1" table:formula="of:=IF([$д.N11]=0;IF(AND(INDEX([$д.$B$2:.$BM$64];[.$A11]*3;[.N$1])&gt;0;INDEX([$д.$B$2:.$BM$64];[.$A11];[.N$1]*3)&gt;0;INDEX([$д.$B$2:.$BM$64];[.$A11];[.N$1]+1)&gt;0;INDEX([$д.$B$2:.$BM$64];[.$A11]+1;[.N$1])&gt;0);-2;0);[$д.N11])" office:value-type="float" office:value="0" calcext:value-type="float">
            <text:p>0</text:p>
          </table:table-cell>
          <table:table-cell table:style-name="ce1" table:formula="of:=IF([$д.O11]=0;IF(AND(INDEX([$д.$B$2:.$BM$64];[.$A11]*3;[.O$1])&gt;0;INDEX([$д.$B$2:.$BM$64];[.$A11];[.O$1]*3)&gt;0;INDEX([$д.$B$2:.$BM$64];[.$A11];[.O$1]+1)&gt;0;INDEX([$д.$B$2:.$BM$64];[.$A11]+1;[.O$1])&gt;0);-2;0);[$д.O11])" office:value-type="float" office:value="0" calcext:value-type="float">
            <text:p>0</text:p>
          </table:table-cell>
          <table:table-cell table:style-name="ce1" table:formula="of:=IF([$д.P11]=0;IF(AND(INDEX([$д.$B$2:.$BM$64];[.$A11]*3;[.P$1])&gt;0;INDEX([$д.$B$2:.$BM$64];[.$A11];[.P$1]*3)&gt;0;INDEX([$д.$B$2:.$BM$64];[.$A11];[.P$1]+1)&gt;0;INDEX([$д.$B$2:.$BM$64];[.$A11]+1;[.P$1])&gt;0);-2;0);[$д.P11])" office:value-type="float" office:value="0" calcext:value-type="float">
            <text:p>0</text:p>
          </table:table-cell>
          <table:table-cell table:style-name="ce1" table:formula="of:=IF([$д.Q11]=0;IF(AND(INDEX([$д.$B$2:.$BM$64];[.$A11]*3;[.Q$1])&gt;0;INDEX([$д.$B$2:.$BM$64];[.$A11];[.Q$1]*3)&gt;0;INDEX([$д.$B$2:.$BM$64];[.$A11];[.Q$1]+1)&gt;0;INDEX([$д.$B$2:.$BM$64];[.$A11]+1;[.Q$1])&gt;0);-2;0);[$д.Q11])" office:value-type="float" office:value="0" calcext:value-type="float">
            <text:p>0</text:p>
          </table:table-cell>
          <table:table-cell table:style-name="ce1" table:formula="of:=IF([$д.R11]=0;IF(AND(INDEX([$д.$B$2:.$BM$64];[.$A11]*3;[.R$1])&gt;0;INDEX([$д.$B$2:.$BM$64];[.$A11];[.R$1]*3)&gt;0;INDEX([$д.$B$2:.$BM$64];[.$A11];[.R$1]+1)&gt;0;INDEX([$д.$B$2:.$BM$64];[.$A11]+1;[.R$1])&gt;0);-2;0);[$д.R11])" office:value-type="float" office:value="2" calcext:value-type="float">
            <text:p>2</text:p>
          </table:table-cell>
          <table:table-cell table:style-name="ce1" table:formula="of:=IF([$д.S11]=0;IF(AND(INDEX([$д.$B$2:.$BM$64];[.$A11]*3;[.S$1])&gt;0;INDEX([$д.$B$2:.$BM$64];[.$A11];[.S$1]*3)&gt;0;INDEX([$д.$B$2:.$BM$64];[.$A11];[.S$1]+1)&gt;0;INDEX([$д.$B$2:.$BM$64];[.$A11]+1;[.S$1])&gt;0);-2;0);[$д.S11])" office:value-type="float" office:value="-1" calcext:value-type="float">
            <text:p>-1</text:p>
          </table:table-cell>
          <table:table-cell table:style-name="ce1" table:formula="of:=IF([$д.T11]=0;IF(AND(INDEX([$д.$B$2:.$BM$64];[.$A11]*3;[.T$1])&gt;0;INDEX([$д.$B$2:.$BM$64];[.$A11];[.T$1]*3)&gt;0;INDEX([$д.$B$2:.$BM$64];[.$A11];[.T$1]+1)&gt;0;INDEX([$д.$B$2:.$BM$64];[.$A11]+1;[.T$1])&gt;0);-2;0);[$д.T11])" office:value-type="float" office:value="1" calcext:value-type="float">
            <text:p>1</text:p>
          </table:table-cell>
          <table:table-cell table:style-name="ce1" table:formula="of:=IF([$д.U11]=0;IF(AND(INDEX([$д.$B$2:.$BM$64];[.$A11]*3;[.U$1])&gt;0;INDEX([$д.$B$2:.$BM$64];[.$A11];[.U$1]*3)&gt;0;INDEX([$д.$B$2:.$BM$64];[.$A11];[.U$1]+1)&gt;0;INDEX([$д.$B$2:.$BM$64];[.$A11]+1;[.U$1])&gt;0);-2;0);[$д.U11])" office:value-type="float" office:value="1" calcext:value-type="float">
            <text:p>1</text:p>
          </table:table-cell>
          <table:table-cell table:style-name="ce2" table:formula="of:=IF([$д.V11]=0;IF(OR(INDEX([$д.$B$2:.$BM$64];[.$A11]*3;[.V$1])&lt;0;INDEX([$д.$B$2:.$BM$64];[.$A11];[.V$1]*3)&lt;0;INDEX([$д.$B$2:.$BM$64];[.$A11];[.V$1]+1)&lt;0;INDEX([$д.$B$2:.$BM$64];[.$A11]+1;[.V$1])&lt;0);2;0);[$д.V11])" office:value-type="float" office:value="1" calcext:value-type="float">
            <text:p>1</text:p>
          </table:table-cell>
          <table:table-cell table:style-name="ce3" table:formula="of:=IF([$д.W11]=0;IF(AND(INDEX([$д.$B$2:.$BM$64];[.$A11]*3;[.W$1])&gt;0;INDEX([$д.$B$2:.$BM$64];[.$A11];[.W$1]*3)&gt;0;INDEX([$д.$B$2:.$BM$64];[.$A11];[.W$1]+1)&gt;0;INDEX([$д.$B$2:.$BM$64];[.$A11]+1;[.W$1])&gt;0);-1;0);[$д.W11])" office:value-type="float" office:value="1" calcext:value-type="float">
            <text:p>1</text:p>
          </table:table-cell>
          <table:table-cell table:style-name="ce4" table:formula="of:=IF([$д.X11]=0;IF(OR(INDEX([$д.$B$2:.$BM$64];[.$A11]*3;[.X$1])&gt;0;INDEX([$д.$B$2:.$BM$64];[.$A11];[.X$1]*3)&gt;0;INDEX([$д.$B$2:.$BM$64];[.$A11];[.X$1]+1)&gt;0;INDEX([$д.$B$2:.$BM$64];[.$A11]+1;[.X$1])&gt;0);-1;0);[$д.X11])" office:value-type="float" office:value="1" calcext:value-type="float">
            <text:p>1</text:p>
          </table:table-cell>
          <table:table-cell table:style-name="ce4" table:formula="of:=IF([$д.Y11]=0;IF(OR(INDEX([$д.$B$2:.$BM$64];[.$A11]*3;[.Y$1])&gt;0;INDEX([$д.$B$2:.$BM$64];[.$A11];[.Y$1]*3)&gt;0;INDEX([$д.$B$2:.$BM$64];[.$A11];[.Y$1]+1)&gt;0;INDEX([$д.$B$2:.$BM$64];[.$A11]+1;[.Y$1])&gt;0);-1;0);[$д.Y11])" office:value-type="float" office:value="1" calcext:value-type="float">
            <text:p>1</text:p>
          </table:table-cell>
          <table:table-cell table:style-name="ce4" table:formula="of:=IF([$д.Z11]=0;IF(OR(INDEX([$д.$B$2:.$BM$64];[.$A11]*3;[.Z$1])&gt;0;INDEX([$д.$B$2:.$BM$64];[.$A11];[.Z$1]*3)&gt;0;INDEX([$д.$B$2:.$BM$64];[.$A11];[.Z$1]+1)&gt;0;INDEX([$д.$B$2:.$BM$64];[.$A11]+1;[.Z$1])&gt;0);-1;0);[$д.Z11])" office:value-type="float" office:value="1" calcext:value-type="float">
            <text:p>1</text:p>
          </table:table-cell>
          <table:table-cell table:style-name="ce4" table:formula="of:=IF([$д.AA11]=0;IF(OR(INDEX([$д.$B$2:.$BM$64];[.$A11]*3;[.AA$1])&gt;0;INDEX([$д.$B$2:.$BM$64];[.$A11];[.AA$1]*3)&gt;0;INDEX([$д.$B$2:.$BM$64];[.$A11];[.AA$1]+1)&gt;0;INDEX([$д.$B$2:.$BM$64];[.$A11]+1;[.AA$1])&gt;0);-1;0);[$д.AA11])" office:value-type="float" office:value="1" calcext:value-type="float">
            <text:p>1</text:p>
          </table:table-cell>
          <table:table-cell table:style-name="ce4" table:formula="of:=IF([$д.AB11]=0;IF(OR(INDEX([$д.$B$2:.$BM$64];[.$A11]*3;[.AB$1])&gt;0;INDEX([$д.$B$2:.$BM$64];[.$A11];[.AB$1]*3)&gt;0;INDEX([$д.$B$2:.$BM$64];[.$A11];[.AB$1]+1)&gt;0;INDEX([$д.$B$2:.$BM$64];[.$A11]+1;[.AB$1])&gt;0);-1;0);[$д.AB11])" office:value-type="float" office:value="1" calcext:value-type="float">
            <text:p>1</text:p>
          </table:table-cell>
          <table:table-cell table:style-name="ce4" table:formula="of:=IF([$д.AC11]=0;IF(OR(INDEX([$д.$B$2:.$BM$64];[.$A11]*3;[.AC$1])&gt;0;INDEX([$д.$B$2:.$BM$64];[.$A11];[.AC$1]*3)&gt;0;INDEX([$д.$B$2:.$BM$64];[.$A11];[.AC$1]+1)&gt;0;INDEX([$д.$B$2:.$BM$64];[.$A11]+1;[.AC$1])&gt;0);-1;0);[$д.AC11])" office:value-type="float" office:value="1" calcext:value-type="float">
            <text:p>1</text:p>
          </table:table-cell>
          <table:table-cell table:style-name="ce4" table:formula="of:=IF(MAX([.AD$1];[.$A11])*3+MIN([.AD$1];[.$A11])&gt;=65;1;0)" office:value-type="float" office:value="1" calcext:value-type="float">
            <text:p>1</text:p>
          </table:table-cell>
          <table:table-cell table:style-name="ce4" table:formula="of:=IF(MAX([.AE$1];[.$A11])*3+MIN([.AE$1];[.$A11])&gt;=65;1;0)" office:value-type="float" office:value="1" calcext:value-type="float">
            <text:p>1</text:p>
          </table:table-cell>
          <table:table-cell table:style-name="ce4" table:formula="of:=IF(MAX([.AF$1];[.$A11])*3+MIN([.AF$1];[.$A11])&gt;=65;1;0)" office:value-type="float" office:value="1" calcext:value-type="float">
            <text:p>1</text:p>
          </table:table-cell>
          <table:table-cell table:style-name="ce4" table:formula="of:=IF(MAX([.AG$1];[.$A11])*3+MIN([.AG$1];[.$A11])&gt;=65;1;0)" office:value-type="float" office:value="1" calcext:value-type="float">
            <text:p>1</text:p>
          </table:table-cell>
          <table:table-cell table:style-name="ce4" table:formula="of:=IF(MAX([.AH$1];[.$A11])*3+MIN([.AH$1];[.$A11])&gt;=65;1;0)" office:value-type="float" office:value="1" calcext:value-type="float">
            <text:p>1</text:p>
          </table:table-cell>
          <table:table-cell table:style-name="ce4" table:formula="of:=IF(MAX([.AI$1];[.$A11])*3+MIN([.AI$1];[.$A11])&gt;=65;1;0)" office:value-type="float" office:value="1" calcext:value-type="float">
            <text:p>1</text:p>
          </table:table-cell>
          <table:table-cell table:style-name="ce4" table:formula="of:=IF(MAX([.AJ$1];[.$A11])*3+MIN([.AJ$1];[.$A11])&gt;=65;1;0)" office:value-type="float" office:value="1" calcext:value-type="float">
            <text:p>1</text:p>
          </table:table-cell>
          <table:table-cell table:style-name="ce4" table:formula="of:=IF(MAX([.AK$1];[.$A11])*3+MIN([.AK$1];[.$A11])&gt;=65;1;0)" office:value-type="float" office:value="1" calcext:value-type="float">
            <text:p>1</text:p>
          </table:table-cell>
          <table:table-cell table:style-name="ce4" table:formula="of:=IF(MAX([.AL$1];[.$A11])*3+MIN([.AL$1];[.$A11])&gt;=65;1;0)" office:value-type="float" office:value="1" calcext:value-type="float">
            <text:p>1</text:p>
          </table:table-cell>
          <table:table-cell table:style-name="ce4" table:formula="of:=IF(MAX([.AM$1];[.$A11])*3+MIN([.AM$1];[.$A11])&gt;=65;1;0)" office:value-type="float" office:value="1" calcext:value-type="float">
            <text:p>1</text:p>
          </table:table-cell>
          <table:table-cell table:style-name="ce4" table:formula="of:=IF(MAX([.AN$1];[.$A11])*3+MIN([.AN$1];[.$A11])&gt;=65;1;0)" office:value-type="float" office:value="1" calcext:value-type="float">
            <text:p>1</text:p>
          </table:table-cell>
          <table:table-cell table:style-name="ce4" table:formula="of:=IF(MAX([.AO$1];[.$A11])*3+MIN([.AO$1];[.$A11])&gt;=65;1;0)" office:value-type="float" office:value="1" calcext:value-type="float">
            <text:p>1</text:p>
          </table:table-cell>
          <table:table-cell table:style-name="ce4" table:formula="of:=IF(MAX([.AP$1];[.$A11])*3+MIN([.AP$1];[.$A11])&gt;=65;1;0)" office:value-type="float" office:value="1" calcext:value-type="float">
            <text:p>1</text:p>
          </table:table-cell>
          <table:table-cell table:style-name="ce4" table:formula="of:=IF(MAX([.AQ$1];[.$A11])*3+MIN([.AQ$1];[.$A11])&gt;=65;1;0)" office:value-type="float" office:value="1" calcext:value-type="float">
            <text:p>1</text:p>
          </table:table-cell>
          <table:table-cell table:style-name="ce4" table:formula="of:=IF(MAX([.AR$1];[.$A11])*3+MIN([.AR$1];[.$A11])&gt;=65;1;0)" office:value-type="float" office:value="1" calcext:value-type="float">
            <text:p>1</text:p>
          </table:table-cell>
          <table:table-cell table:style-name="ce4" table:formula="of:=IF(MAX([.AS$1];[.$A11])*3+MIN([.AS$1];[.$A11])&gt;=65;1;0)" office:value-type="float" office:value="1" calcext:value-type="float">
            <text:p>1</text:p>
          </table:table-cell>
          <table:table-cell table:style-name="ce4" table:formula="of:=IF(MAX([.AT$1];[.$A11])*3+MIN([.AT$1];[.$A11])&gt;=65;1;0)" office:value-type="float" office:value="1" calcext:value-type="float">
            <text:p>1</text:p>
          </table:table-cell>
          <table:table-cell table:style-name="ce4" table:formula="of:=IF(MAX([.AU$1];[.$A11])*3+MIN([.AU$1];[.$A11])&gt;=65;1;0)" office:value-type="float" office:value="1" calcext:value-type="float">
            <text:p>1</text:p>
          </table:table-cell>
          <table:table-cell table:style-name="ce4" table:formula="of:=IF(MAX([.AV$1];[.$A11])*3+MIN([.AV$1];[.$A11])&gt;=65;1;0)" office:value-type="float" office:value="1" calcext:value-type="float">
            <text:p>1</text:p>
          </table:table-cell>
          <table:table-cell table:style-name="ce4" table:formula="of:=IF(MAX([.AW$1];[.$A11])*3+MIN([.AW$1];[.$A11])&gt;=65;1;0)" office:value-type="float" office:value="1" calcext:value-type="float">
            <text:p>1</text:p>
          </table:table-cell>
          <table:table-cell table:style-name="ce4" table:formula="of:=IF(MAX([.AX$1];[.$A11])*3+MIN([.AX$1];[.$A11])&gt;=65;1;0)" office:value-type="float" office:value="1" calcext:value-type="float">
            <text:p>1</text:p>
          </table:table-cell>
          <table:table-cell table:style-name="ce4" table:formula="of:=IF(MAX([.AY$1];[.$A11])*3+MIN([.AY$1];[.$A11])&gt;=65;1;0)" office:value-type="float" office:value="1" calcext:value-type="float">
            <text:p>1</text:p>
          </table:table-cell>
          <table:table-cell table:style-name="ce4" table:formula="of:=IF(MAX([.AZ$1];[.$A11])*3+MIN([.AZ$1];[.$A11])&gt;=65;1;0)" office:value-type="float" office:value="1" calcext:value-type="float">
            <text:p>1</text:p>
          </table:table-cell>
          <table:table-cell table:style-name="ce4" table:formula="of:=IF(MAX([.BA$1];[.$A11])*3+MIN([.BA$1];[.$A11])&gt;=65;1;0)" office:value-type="float" office:value="1" calcext:value-type="float">
            <text:p>1</text:p>
          </table:table-cell>
          <table:table-cell table:style-name="ce4" table:formula="of:=IF(MAX([.BB$1];[.$A11])*3+MIN([.BB$1];[.$A11])&gt;=65;1;0)" office:value-type="float" office:value="1" calcext:value-type="float">
            <text:p>1</text:p>
          </table:table-cell>
          <table:table-cell table:style-name="ce4" table:formula="of:=IF(MAX([.BC$1];[.$A11])*3+MIN([.BC$1];[.$A11])&gt;=65;1;0)" office:value-type="float" office:value="1" calcext:value-type="float">
            <text:p>1</text:p>
          </table:table-cell>
          <table:table-cell table:style-name="ce4" table:formula="of:=IF(MAX([.BD$1];[.$A11])*3+MIN([.BD$1];[.$A11])&gt;=65;1;0)" office:value-type="float" office:value="1" calcext:value-type="float">
            <text:p>1</text:p>
          </table:table-cell>
          <table:table-cell table:style-name="ce4" table:formula="of:=IF(MAX([.BE$1];[.$A11])*3+MIN([.BE$1];[.$A11])&gt;=65;1;0)" office:value-type="float" office:value="1" calcext:value-type="float">
            <text:p>1</text:p>
          </table:table-cell>
          <table:table-cell table:style-name="ce4" table:formula="of:=IF(MAX([.BF$1];[.$A11])*3+MIN([.BF$1];[.$A11])&gt;=65;1;0)" office:value-type="float" office:value="1" calcext:value-type="float">
            <text:p>1</text:p>
          </table:table-cell>
          <table:table-cell table:style-name="ce4" table:formula="of:=IF(MAX([.BG$1];[.$A11])*3+MIN([.BG$1];[.$A11])&gt;=65;1;0)" office:value-type="float" office:value="1" calcext:value-type="float">
            <text:p>1</text:p>
          </table:table-cell>
          <table:table-cell table:style-name="ce4" table:formula="of:=IF(MAX([.BH$1];[.$A11])*3+MIN([.BH$1];[.$A11])&gt;=65;1;0)" office:value-type="float" office:value="1" calcext:value-type="float">
            <text:p>1</text:p>
          </table:table-cell>
          <table:table-cell table:style-name="ce4" table:formula="of:=IF(MAX([.BI$1];[.$A11])*3+MIN([.BI$1];[.$A11])&gt;=65;1;0)" office:value-type="float" office:value="1" calcext:value-type="float">
            <text:p>1</text:p>
          </table:table-cell>
          <table:table-cell table:style-name="ce4" table:formula="of:=IF(MAX([.BJ$1];[.$A11])*3+MIN([.BJ$1];[.$A11])&gt;=65;1;0)" office:value-type="float" office:value="1" calcext:value-type="float">
            <text:p>1</text:p>
          </table:table-cell>
          <table:table-cell table:style-name="ce4" table:formula="of:=IF(MAX([.BK$1];[.$A11])*3+MIN([.BK$1];[.$A11])&gt;=65;1;0)" office:value-type="float" office:value="1" calcext:value-type="float">
            <text:p>1</text:p>
          </table:table-cell>
          <table:table-cell table:style-name="ce4" table:formula="of:=IF(MAX([.BL$1];[.$A11])*3+MIN([.BL$1];[.$A11])&gt;=65;1;0)" office:value-type="float" office:value="1" calcext:value-type="float">
            <text:p>1</text:p>
          </table:table-cell>
          <table:table-cell table:style-name="ce4" table:formula="of:=IF(MAX([.BM$1];[.$A11])*3+MIN([.BM$1];[.$A11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IF([$д.B12]=0;IF(AND(INDEX([$д.$B$2:.$BM$64];[.$A12]*3;[.B$1])&gt;0;INDEX([$д.$B$2:.$BM$64];[.$A12];[.B$1]*3)&gt;0;INDEX([$д.$B$2:.$BM$64];[.$A12];[.B$1]+1)&gt;0;INDEX([$д.$B$2:.$BM$64];[.$A12]+1;[.B$1])&gt;0);-2;0);[$д.B12])" office:value-type="float" office:value="0" calcext:value-type="float">
            <text:p>0</text:p>
          </table:table-cell>
          <table:table-cell table:style-name="ce1" table:formula="of:=IF([$д.C12]=0;IF(AND(INDEX([$д.$B$2:.$BM$64];[.$A12]*3;[.C$1])&gt;0;INDEX([$д.$B$2:.$BM$64];[.$A12];[.C$1]*3)&gt;0;INDEX([$д.$B$2:.$BM$64];[.$A12];[.C$1]+1)&gt;0;INDEX([$д.$B$2:.$BM$64];[.$A12]+1;[.C$1])&gt;0);-2;0);[$д.C12])" office:value-type="float" office:value="0" calcext:value-type="float">
            <text:p>0</text:p>
          </table:table-cell>
          <table:table-cell table:style-name="ce1" table:formula="of:=IF([$д.D12]=0;IF(AND(INDEX([$д.$B$2:.$BM$64];[.$A12]*3;[.D$1])&gt;0;INDEX([$д.$B$2:.$BM$64];[.$A12];[.D$1]*3)&gt;0;INDEX([$д.$B$2:.$BM$64];[.$A12];[.D$1]+1)&gt;0;INDEX([$д.$B$2:.$BM$64];[.$A12]+1;[.D$1])&gt;0);-2;0);[$д.D12])" office:value-type="float" office:value="0" calcext:value-type="float">
            <text:p>0</text:p>
          </table:table-cell>
          <table:table-cell table:style-name="ce1" table:formula="of:=IF([$д.E12]=0;IF(AND(INDEX([$д.$B$2:.$BM$64];[.$A12]*3;[.E$1])&gt;0;INDEX([$д.$B$2:.$BM$64];[.$A12];[.E$1]*3)&gt;0;INDEX([$д.$B$2:.$BM$64];[.$A12];[.E$1]+1)&gt;0;INDEX([$д.$B$2:.$BM$64];[.$A12]+1;[.E$1])&gt;0);-2;0);[$д.E12])" office:value-type="float" office:value="0" calcext:value-type="float">
            <text:p>0</text:p>
          </table:table-cell>
          <table:table-cell table:style-name="ce1" table:formula="of:=IF([$д.F12]=0;IF(AND(INDEX([$д.$B$2:.$BM$64];[.$A12]*3;[.F$1])&gt;0;INDEX([$д.$B$2:.$BM$64];[.$A12];[.F$1]*3)&gt;0;INDEX([$д.$B$2:.$BM$64];[.$A12];[.F$1]+1)&gt;0;INDEX([$д.$B$2:.$BM$64];[.$A12]+1;[.F$1])&gt;0);-2;0);[$д.F12])" office:value-type="float" office:value="0" calcext:value-type="float">
            <text:p>0</text:p>
          </table:table-cell>
          <table:table-cell table:style-name="ce1" table:formula="of:=IF([$д.G12]=0;IF(AND(INDEX([$д.$B$2:.$BM$64];[.$A12]*3;[.G$1])&gt;0;INDEX([$д.$B$2:.$BM$64];[.$A12];[.G$1]*3)&gt;0;INDEX([$д.$B$2:.$BM$64];[.$A12];[.G$1]+1)&gt;0;INDEX([$д.$B$2:.$BM$64];[.$A12]+1;[.G$1])&gt;0);-2;0);[$д.G12])" office:value-type="float" office:value="0" calcext:value-type="float">
            <text:p>0</text:p>
          </table:table-cell>
          <table:table-cell table:style-name="ce1" table:formula="of:=IF([$д.H12]=0;IF(AND(INDEX([$д.$B$2:.$BM$64];[.$A12]*3;[.H$1])&gt;0;INDEX([$д.$B$2:.$BM$64];[.$A12];[.H$1]*3)&gt;0;INDEX([$д.$B$2:.$BM$64];[.$A12];[.H$1]+1)&gt;0;INDEX([$д.$B$2:.$BM$64];[.$A12]+1;[.H$1])&gt;0);-2;0);[$д.H12])" office:value-type="float" office:value="0" calcext:value-type="float">
            <text:p>0</text:p>
          </table:table-cell>
          <table:table-cell table:style-name="ce1" table:formula="of:=IF([$д.I12]=0;IF(AND(INDEX([$д.$B$2:.$BM$64];[.$A12]*3;[.I$1])&gt;0;INDEX([$д.$B$2:.$BM$64];[.$A12];[.I$1]*3)&gt;0;INDEX([$д.$B$2:.$BM$64];[.$A12];[.I$1]+1)&gt;0;INDEX([$д.$B$2:.$BM$64];[.$A12]+1;[.I$1])&gt;0);-2;0);[$д.I12])" office:value-type="float" office:value="0" calcext:value-type="float">
            <text:p>0</text:p>
          </table:table-cell>
          <table:table-cell table:style-name="ce1" table:formula="of:=IF([$д.J12]=0;IF(AND(INDEX([$д.$B$2:.$BM$64];[.$A12]*3;[.J$1])&gt;0;INDEX([$д.$B$2:.$BM$64];[.$A12];[.J$1]*3)&gt;0;INDEX([$д.$B$2:.$BM$64];[.$A12];[.J$1]+1)&gt;0;INDEX([$д.$B$2:.$BM$64];[.$A12]+1;[.J$1])&gt;0);-2;0);[$д.J12])" office:value-type="float" office:value="0" calcext:value-type="float">
            <text:p>0</text:p>
          </table:table-cell>
          <table:table-cell table:style-name="ce1" table:formula="of:=IF([$д.K12]=0;IF(AND(INDEX([$д.$B$2:.$BM$64];[.$A12]*3;[.K$1])&gt;0;INDEX([$д.$B$2:.$BM$64];[.$A12];[.K$1]*3)&gt;0;INDEX([$д.$B$2:.$BM$64];[.$A12];[.K$1]+1)&gt;0;INDEX([$д.$B$2:.$BM$64];[.$A12]+1;[.K$1])&gt;0);-2;0);[$д.K12])" office:value-type="float" office:value="0" calcext:value-type="float">
            <text:p>0</text:p>
          </table:table-cell>
          <table:table-cell table:style-name="ce1" table:formula="of:=IF([$д.L12]=0;IF(AND(INDEX([$д.$B$2:.$BM$64];[.$A12]*3;[.L$1])&gt;0;INDEX([$д.$B$2:.$BM$64];[.$A12];[.L$1]*3)&gt;0;INDEX([$д.$B$2:.$BM$64];[.$A12];[.L$1]+1)&gt;0;INDEX([$д.$B$2:.$BM$64];[.$A12]+1;[.L$1])&gt;0);-2;0);[$д.L12])" office:value-type="float" office:value="0" calcext:value-type="float">
            <text:p>0</text:p>
          </table:table-cell>
          <table:table-cell table:style-name="ce1" table:formula="of:=IF([$д.M12]=0;IF(AND(INDEX([$д.$B$2:.$BM$64];[.$A12]*3;[.M$1])&gt;0;INDEX([$д.$B$2:.$BM$64];[.$A12];[.M$1]*3)&gt;0;INDEX([$д.$B$2:.$BM$64];[.$A12];[.M$1]+1)&gt;0;INDEX([$д.$B$2:.$BM$64];[.$A12]+1;[.M$1])&gt;0);-2;0);[$д.M12])" office:value-type="float" office:value="0" calcext:value-type="float">
            <text:p>0</text:p>
          </table:table-cell>
          <table:table-cell table:style-name="ce1" table:formula="of:=IF([$д.N12]=0;IF(AND(INDEX([$д.$B$2:.$BM$64];[.$A12]*3;[.N$1])&gt;0;INDEX([$д.$B$2:.$BM$64];[.$A12];[.N$1]*3)&gt;0;INDEX([$д.$B$2:.$BM$64];[.$A12];[.N$1]+1)&gt;0;INDEX([$д.$B$2:.$BM$64];[.$A12]+1;[.N$1])&gt;0);-2;0);[$д.N12])" office:value-type="float" office:value="0" calcext:value-type="float">
            <text:p>0</text:p>
          </table:table-cell>
          <table:table-cell table:style-name="ce1" table:formula="of:=IF([$д.O12]=0;IF(AND(INDEX([$д.$B$2:.$BM$64];[.$A12]*3;[.O$1])&gt;0;INDEX([$д.$B$2:.$BM$64];[.$A12];[.O$1]*3)&gt;0;INDEX([$д.$B$2:.$BM$64];[.$A12];[.O$1]+1)&gt;0;INDEX([$д.$B$2:.$BM$64];[.$A12]+1;[.O$1])&gt;0);-2;0);[$д.O12])" office:value-type="float" office:value="0" calcext:value-type="float">
            <text:p>0</text:p>
          </table:table-cell>
          <table:table-cell table:style-name="ce1" table:formula="of:=IF([$д.P12]=0;IF(AND(INDEX([$д.$B$2:.$BM$64];[.$A12]*3;[.P$1])&gt;0;INDEX([$д.$B$2:.$BM$64];[.$A12];[.P$1]*3)&gt;0;INDEX([$д.$B$2:.$BM$64];[.$A12];[.P$1]+1)&gt;0;INDEX([$д.$B$2:.$BM$64];[.$A12]+1;[.P$1])&gt;0);-2;0);[$д.P12])" office:value-type="float" office:value="0" calcext:value-type="float">
            <text:p>0</text:p>
          </table:table-cell>
          <table:table-cell table:style-name="ce1" table:formula="of:=IF([$д.Q12]=0;IF(AND(INDEX([$д.$B$2:.$BM$64];[.$A12]*3;[.Q$1])&gt;0;INDEX([$д.$B$2:.$BM$64];[.$A12];[.Q$1]*3)&gt;0;INDEX([$д.$B$2:.$BM$64];[.$A12];[.Q$1]+1)&gt;0;INDEX([$д.$B$2:.$BM$64];[.$A12]+1;[.Q$1])&gt;0);-2;0);[$д.Q12])" office:value-type="float" office:value="0" calcext:value-type="float">
            <text:p>0</text:p>
          </table:table-cell>
          <table:table-cell table:style-name="ce1" table:formula="of:=IF([$д.R12]=0;IF(AND(INDEX([$д.$B$2:.$BM$64];[.$A12]*3;[.R$1])&gt;0;INDEX([$д.$B$2:.$BM$64];[.$A12];[.R$1]*3)&gt;0;INDEX([$д.$B$2:.$BM$64];[.$A12];[.R$1]+1)&gt;0;INDEX([$д.$B$2:.$BM$64];[.$A12]+1;[.R$1])&gt;0);-2;0);[$д.R12])" office:value-type="float" office:value="-2" calcext:value-type="float">
            <text:p>-2</text:p>
          </table:table-cell>
          <table:table-cell table:style-name="ce1" table:formula="of:=IF([$д.S12]=0;IF(AND(INDEX([$д.$B$2:.$BM$64];[.$A12]*3;[.S$1])&gt;0;INDEX([$д.$B$2:.$BM$64];[.$A12];[.S$1]*3)&gt;0;INDEX([$д.$B$2:.$BM$64];[.$A12];[.S$1]+1)&gt;0;INDEX([$д.$B$2:.$BM$64];[.$A12]+1;[.S$1])&gt;0);-2;0);[$д.S12])" office:value-type="float" office:value="1" calcext:value-type="float">
            <text:p>1</text:p>
          </table:table-cell>
          <table:table-cell table:style-name="ce1" table:formula="of:=IF([$д.T12]=0;IF(AND(INDEX([$д.$B$2:.$BM$64];[.$A12]*3;[.T$1])&gt;0;INDEX([$д.$B$2:.$BM$64];[.$A12];[.T$1]*3)&gt;0;INDEX([$д.$B$2:.$BM$64];[.$A12];[.T$1]+1)&gt;0;INDEX([$д.$B$2:.$BM$64];[.$A12]+1;[.T$1])&gt;0);-2;0);[$д.T12])" office:value-type="float" office:value="1" calcext:value-type="float">
            <text:p>1</text:p>
          </table:table-cell>
          <table:table-cell table:style-name="ce1" table:formula="of:=IF([$д.U12]=0;IF(AND(INDEX([$д.$B$2:.$BM$64];[.$A12]*3;[.U$1])&gt;0;INDEX([$д.$B$2:.$BM$64];[.$A12];[.U$1]*3)&gt;0;INDEX([$д.$B$2:.$BM$64];[.$A12];[.U$1]+1)&gt;0;INDEX([$д.$B$2:.$BM$64];[.$A12]+1;[.U$1])&gt;0);-2;0);[$д.U12])" office:value-type="float" office:value="1" calcext:value-type="float">
            <text:p>1</text:p>
          </table:table-cell>
          <table:table-cell table:style-name="ce2" table:formula="of:=IF([$д.V12]=0;IF(OR(INDEX([$д.$B$2:.$BM$64];[.$A12]*3;[.V$1])&lt;0;INDEX([$д.$B$2:.$BM$64];[.$A12];[.V$1]*3)&lt;0;INDEX([$д.$B$2:.$BM$64];[.$A12];[.V$1]+1)&lt;0;INDEX([$д.$B$2:.$BM$64];[.$A12]+1;[.V$1])&lt;0);2;0);[$д.V12])" office:value-type="float" office:value="1" calcext:value-type="float">
            <text:p>1</text:p>
          </table:table-cell>
          <table:table-cell table:style-name="ce3" table:formula="of:=IF([$д.W12]=0;IF(AND(INDEX([$д.$B$2:.$BM$64];[.$A12]*3;[.W$1])&gt;0;INDEX([$д.$B$2:.$BM$64];[.$A12];[.W$1]*3)&gt;0;INDEX([$д.$B$2:.$BM$64];[.$A12];[.W$1]+1)&gt;0;INDEX([$д.$B$2:.$BM$64];[.$A12]+1;[.W$1])&gt;0);-1;0);[$д.W12])" office:value-type="float" office:value="1" calcext:value-type="float">
            <text:p>1</text:p>
          </table:table-cell>
          <table:table-cell table:style-name="ce4" table:formula="of:=IF([$д.X12]=0;IF(OR(INDEX([$д.$B$2:.$BM$64];[.$A12]*3;[.X$1])&gt;0;INDEX([$д.$B$2:.$BM$64];[.$A12];[.X$1]*3)&gt;0;INDEX([$д.$B$2:.$BM$64];[.$A12];[.X$1]+1)&gt;0;INDEX([$д.$B$2:.$BM$64];[.$A12]+1;[.X$1])&gt;0);-1;0);[$д.X12])" office:value-type="float" office:value="1" calcext:value-type="float">
            <text:p>1</text:p>
          </table:table-cell>
          <table:table-cell table:style-name="ce4" table:formula="of:=IF([$д.Y12]=0;IF(OR(INDEX([$д.$B$2:.$BM$64];[.$A12]*3;[.Y$1])&gt;0;INDEX([$д.$B$2:.$BM$64];[.$A12];[.Y$1]*3)&gt;0;INDEX([$д.$B$2:.$BM$64];[.$A12];[.Y$1]+1)&gt;0;INDEX([$д.$B$2:.$BM$64];[.$A12]+1;[.Y$1])&gt;0);-1;0);[$д.Y12])" office:value-type="float" office:value="1" calcext:value-type="float">
            <text:p>1</text:p>
          </table:table-cell>
          <table:table-cell table:style-name="ce4" table:formula="of:=IF([$д.Z12]=0;IF(OR(INDEX([$д.$B$2:.$BM$64];[.$A12]*3;[.Z$1])&gt;0;INDEX([$д.$B$2:.$BM$64];[.$A12];[.Z$1]*3)&gt;0;INDEX([$д.$B$2:.$BM$64];[.$A12];[.Z$1]+1)&gt;0;INDEX([$д.$B$2:.$BM$64];[.$A12]+1;[.Z$1])&gt;0);-1;0);[$д.Z12])" office:value-type="float" office:value="1" calcext:value-type="float">
            <text:p>1</text:p>
          </table:table-cell>
          <table:table-cell table:style-name="ce4" table:formula="of:=IF([$д.AA12]=0;IF(OR(INDEX([$д.$B$2:.$BM$64];[.$A12]*3;[.AA$1])&gt;0;INDEX([$д.$B$2:.$BM$64];[.$A12];[.AA$1]*3)&gt;0;INDEX([$д.$B$2:.$BM$64];[.$A12];[.AA$1]+1)&gt;0;INDEX([$д.$B$2:.$BM$64];[.$A12]+1;[.AA$1])&gt;0);-1;0);[$д.AA12])" office:value-type="float" office:value="1" calcext:value-type="float">
            <text:p>1</text:p>
          </table:table-cell>
          <table:table-cell table:style-name="ce4" table:formula="of:=IF([$д.AB12]=0;IF(OR(INDEX([$д.$B$2:.$BM$64];[.$A12]*3;[.AB$1])&gt;0;INDEX([$д.$B$2:.$BM$64];[.$A12];[.AB$1]*3)&gt;0;INDEX([$д.$B$2:.$BM$64];[.$A12];[.AB$1]+1)&gt;0;INDEX([$д.$B$2:.$BM$64];[.$A12]+1;[.AB$1])&gt;0);-1;0);[$д.AB12])" office:value-type="float" office:value="1" calcext:value-type="float">
            <text:p>1</text:p>
          </table:table-cell>
          <table:table-cell table:style-name="ce4" table:formula="of:=IF([$д.AC12]=0;IF(OR(INDEX([$д.$B$2:.$BM$64];[.$A12]*3;[.AC$1])&gt;0;INDEX([$д.$B$2:.$BM$64];[.$A12];[.AC$1]*3)&gt;0;INDEX([$д.$B$2:.$BM$64];[.$A12];[.AC$1]+1)&gt;0;INDEX([$д.$B$2:.$BM$64];[.$A12]+1;[.AC$1])&gt;0);-1;0);[$д.AC12])" office:value-type="float" office:value="1" calcext:value-type="float">
            <text:p>1</text:p>
          </table:table-cell>
          <table:table-cell table:style-name="ce4" table:formula="of:=IF(MAX([.AD$1];[.$A12])*3+MIN([.AD$1];[.$A12])&gt;=65;1;0)" office:value-type="float" office:value="1" calcext:value-type="float">
            <text:p>1</text:p>
          </table:table-cell>
          <table:table-cell table:style-name="ce4" table:formula="of:=IF(MAX([.AE$1];[.$A12])*3+MIN([.AE$1];[.$A12])&gt;=65;1;0)" office:value-type="float" office:value="1" calcext:value-type="float">
            <text:p>1</text:p>
          </table:table-cell>
          <table:table-cell table:style-name="ce4" table:formula="of:=IF(MAX([.AF$1];[.$A12])*3+MIN([.AF$1];[.$A12])&gt;=65;1;0)" office:value-type="float" office:value="1" calcext:value-type="float">
            <text:p>1</text:p>
          </table:table-cell>
          <table:table-cell table:style-name="ce4" table:formula="of:=IF(MAX([.AG$1];[.$A12])*3+MIN([.AG$1];[.$A12])&gt;=65;1;0)" office:value-type="float" office:value="1" calcext:value-type="float">
            <text:p>1</text:p>
          </table:table-cell>
          <table:table-cell table:style-name="ce4" table:formula="of:=IF(MAX([.AH$1];[.$A12])*3+MIN([.AH$1];[.$A12])&gt;=65;1;0)" office:value-type="float" office:value="1" calcext:value-type="float">
            <text:p>1</text:p>
          </table:table-cell>
          <table:table-cell table:style-name="ce4" table:formula="of:=IF(MAX([.AI$1];[.$A12])*3+MIN([.AI$1];[.$A12])&gt;=65;1;0)" office:value-type="float" office:value="1" calcext:value-type="float">
            <text:p>1</text:p>
          </table:table-cell>
          <table:table-cell table:style-name="ce4" table:formula="of:=IF(MAX([.AJ$1];[.$A12])*3+MIN([.AJ$1];[.$A12])&gt;=65;1;0)" office:value-type="float" office:value="1" calcext:value-type="float">
            <text:p>1</text:p>
          </table:table-cell>
          <table:table-cell table:style-name="ce4" table:formula="of:=IF(MAX([.AK$1];[.$A12])*3+MIN([.AK$1];[.$A12])&gt;=65;1;0)" office:value-type="float" office:value="1" calcext:value-type="float">
            <text:p>1</text:p>
          </table:table-cell>
          <table:table-cell table:style-name="ce4" table:formula="of:=IF(MAX([.AL$1];[.$A12])*3+MIN([.AL$1];[.$A12])&gt;=65;1;0)" office:value-type="float" office:value="1" calcext:value-type="float">
            <text:p>1</text:p>
          </table:table-cell>
          <table:table-cell table:style-name="ce4" table:formula="of:=IF(MAX([.AM$1];[.$A12])*3+MIN([.AM$1];[.$A12])&gt;=65;1;0)" office:value-type="float" office:value="1" calcext:value-type="float">
            <text:p>1</text:p>
          </table:table-cell>
          <table:table-cell table:style-name="ce4" table:formula="of:=IF(MAX([.AN$1];[.$A12])*3+MIN([.AN$1];[.$A12])&gt;=65;1;0)" office:value-type="float" office:value="1" calcext:value-type="float">
            <text:p>1</text:p>
          </table:table-cell>
          <table:table-cell table:style-name="ce4" table:formula="of:=IF(MAX([.AO$1];[.$A12])*3+MIN([.AO$1];[.$A12])&gt;=65;1;0)" office:value-type="float" office:value="1" calcext:value-type="float">
            <text:p>1</text:p>
          </table:table-cell>
          <table:table-cell table:style-name="ce4" table:formula="of:=IF(MAX([.AP$1];[.$A12])*3+MIN([.AP$1];[.$A12])&gt;=65;1;0)" office:value-type="float" office:value="1" calcext:value-type="float">
            <text:p>1</text:p>
          </table:table-cell>
          <table:table-cell table:style-name="ce4" table:formula="of:=IF(MAX([.AQ$1];[.$A12])*3+MIN([.AQ$1];[.$A12])&gt;=65;1;0)" office:value-type="float" office:value="1" calcext:value-type="float">
            <text:p>1</text:p>
          </table:table-cell>
          <table:table-cell table:style-name="ce4" table:formula="of:=IF(MAX([.AR$1];[.$A12])*3+MIN([.AR$1];[.$A12])&gt;=65;1;0)" office:value-type="float" office:value="1" calcext:value-type="float">
            <text:p>1</text:p>
          </table:table-cell>
          <table:table-cell table:style-name="ce4" table:formula="of:=IF(MAX([.AS$1];[.$A12])*3+MIN([.AS$1];[.$A12])&gt;=65;1;0)" office:value-type="float" office:value="1" calcext:value-type="float">
            <text:p>1</text:p>
          </table:table-cell>
          <table:table-cell table:style-name="ce4" table:formula="of:=IF(MAX([.AT$1];[.$A12])*3+MIN([.AT$1];[.$A12])&gt;=65;1;0)" office:value-type="float" office:value="1" calcext:value-type="float">
            <text:p>1</text:p>
          </table:table-cell>
          <table:table-cell table:style-name="ce4" table:formula="of:=IF(MAX([.AU$1];[.$A12])*3+MIN([.AU$1];[.$A12])&gt;=65;1;0)" office:value-type="float" office:value="1" calcext:value-type="float">
            <text:p>1</text:p>
          </table:table-cell>
          <table:table-cell table:style-name="ce4" table:formula="of:=IF(MAX([.AV$1];[.$A12])*3+MIN([.AV$1];[.$A12])&gt;=65;1;0)" office:value-type="float" office:value="1" calcext:value-type="float">
            <text:p>1</text:p>
          </table:table-cell>
          <table:table-cell table:style-name="ce4" table:formula="of:=IF(MAX([.AW$1];[.$A12])*3+MIN([.AW$1];[.$A12])&gt;=65;1;0)" office:value-type="float" office:value="1" calcext:value-type="float">
            <text:p>1</text:p>
          </table:table-cell>
          <table:table-cell table:style-name="ce4" table:formula="of:=IF(MAX([.AX$1];[.$A12])*3+MIN([.AX$1];[.$A12])&gt;=65;1;0)" office:value-type="float" office:value="1" calcext:value-type="float">
            <text:p>1</text:p>
          </table:table-cell>
          <table:table-cell table:style-name="ce4" table:formula="of:=IF(MAX([.AY$1];[.$A12])*3+MIN([.AY$1];[.$A12])&gt;=65;1;0)" office:value-type="float" office:value="1" calcext:value-type="float">
            <text:p>1</text:p>
          </table:table-cell>
          <table:table-cell table:style-name="ce4" table:formula="of:=IF(MAX([.AZ$1];[.$A12])*3+MIN([.AZ$1];[.$A12])&gt;=65;1;0)" office:value-type="float" office:value="1" calcext:value-type="float">
            <text:p>1</text:p>
          </table:table-cell>
          <table:table-cell table:style-name="ce4" table:formula="of:=IF(MAX([.BA$1];[.$A12])*3+MIN([.BA$1];[.$A12])&gt;=65;1;0)" office:value-type="float" office:value="1" calcext:value-type="float">
            <text:p>1</text:p>
          </table:table-cell>
          <table:table-cell table:style-name="ce4" table:formula="of:=IF(MAX([.BB$1];[.$A12])*3+MIN([.BB$1];[.$A12])&gt;=65;1;0)" office:value-type="float" office:value="1" calcext:value-type="float">
            <text:p>1</text:p>
          </table:table-cell>
          <table:table-cell table:style-name="ce4" table:formula="of:=IF(MAX([.BC$1];[.$A12])*3+MIN([.BC$1];[.$A12])&gt;=65;1;0)" office:value-type="float" office:value="1" calcext:value-type="float">
            <text:p>1</text:p>
          </table:table-cell>
          <table:table-cell table:style-name="ce4" table:formula="of:=IF(MAX([.BD$1];[.$A12])*3+MIN([.BD$1];[.$A12])&gt;=65;1;0)" office:value-type="float" office:value="1" calcext:value-type="float">
            <text:p>1</text:p>
          </table:table-cell>
          <table:table-cell table:style-name="ce4" table:formula="of:=IF(MAX([.BE$1];[.$A12])*3+MIN([.BE$1];[.$A12])&gt;=65;1;0)" office:value-type="float" office:value="1" calcext:value-type="float">
            <text:p>1</text:p>
          </table:table-cell>
          <table:table-cell table:style-name="ce4" table:formula="of:=IF(MAX([.BF$1];[.$A12])*3+MIN([.BF$1];[.$A12])&gt;=65;1;0)" office:value-type="float" office:value="1" calcext:value-type="float">
            <text:p>1</text:p>
          </table:table-cell>
          <table:table-cell table:style-name="ce4" table:formula="of:=IF(MAX([.BG$1];[.$A12])*3+MIN([.BG$1];[.$A12])&gt;=65;1;0)" office:value-type="float" office:value="1" calcext:value-type="float">
            <text:p>1</text:p>
          </table:table-cell>
          <table:table-cell table:style-name="ce4" table:formula="of:=IF(MAX([.BH$1];[.$A12])*3+MIN([.BH$1];[.$A12])&gt;=65;1;0)" office:value-type="float" office:value="1" calcext:value-type="float">
            <text:p>1</text:p>
          </table:table-cell>
          <table:table-cell table:style-name="ce4" table:formula="of:=IF(MAX([.BI$1];[.$A12])*3+MIN([.BI$1];[.$A12])&gt;=65;1;0)" office:value-type="float" office:value="1" calcext:value-type="float">
            <text:p>1</text:p>
          </table:table-cell>
          <table:table-cell table:style-name="ce4" table:formula="of:=IF(MAX([.BJ$1];[.$A12])*3+MIN([.BJ$1];[.$A12])&gt;=65;1;0)" office:value-type="float" office:value="1" calcext:value-type="float">
            <text:p>1</text:p>
          </table:table-cell>
          <table:table-cell table:style-name="ce4" table:formula="of:=IF(MAX([.BK$1];[.$A12])*3+MIN([.BK$1];[.$A12])&gt;=65;1;0)" office:value-type="float" office:value="1" calcext:value-type="float">
            <text:p>1</text:p>
          </table:table-cell>
          <table:table-cell table:style-name="ce4" table:formula="of:=IF(MAX([.BL$1];[.$A12])*3+MIN([.BL$1];[.$A12])&gt;=65;1;0)" office:value-type="float" office:value="1" calcext:value-type="float">
            <text:p>1</text:p>
          </table:table-cell>
          <table:table-cell table:style-name="ce4" table:formula="of:=IF(MAX([.BM$1];[.$A12])*3+MIN([.BM$1];[.$A12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IF([$д.B13]=0;IF(AND(INDEX([$д.$B$2:.$BM$64];[.$A13]*3;[.B$1])&gt;0;INDEX([$д.$B$2:.$BM$64];[.$A13];[.B$1]*3)&gt;0;INDEX([$д.$B$2:.$BM$64];[.$A13];[.B$1]+1)&gt;0;INDEX([$д.$B$2:.$BM$64];[.$A13]+1;[.B$1])&gt;0);-2;0);[$д.B13])" office:value-type="float" office:value="0" calcext:value-type="float">
            <text:p>0</text:p>
          </table:table-cell>
          <table:table-cell table:style-name="ce1" table:formula="of:=IF([$д.C13]=0;IF(AND(INDEX([$д.$B$2:.$BM$64];[.$A13]*3;[.C$1])&gt;0;INDEX([$д.$B$2:.$BM$64];[.$A13];[.C$1]*3)&gt;0;INDEX([$д.$B$2:.$BM$64];[.$A13];[.C$1]+1)&gt;0;INDEX([$д.$B$2:.$BM$64];[.$A13]+1;[.C$1])&gt;0);-2;0);[$д.C13])" office:value-type="float" office:value="0" calcext:value-type="float">
            <text:p>0</text:p>
          </table:table-cell>
          <table:table-cell table:style-name="ce1" table:formula="of:=IF([$д.D13]=0;IF(AND(INDEX([$д.$B$2:.$BM$64];[.$A13]*3;[.D$1])&gt;0;INDEX([$д.$B$2:.$BM$64];[.$A13];[.D$1]*3)&gt;0;INDEX([$д.$B$2:.$BM$64];[.$A13];[.D$1]+1)&gt;0;INDEX([$д.$B$2:.$BM$64];[.$A13]+1;[.D$1])&gt;0);-2;0);[$д.D13])" office:value-type="float" office:value="0" calcext:value-type="float">
            <text:p>0</text:p>
          </table:table-cell>
          <table:table-cell table:style-name="ce1" table:formula="of:=IF([$д.E13]=0;IF(AND(INDEX([$д.$B$2:.$BM$64];[.$A13]*3;[.E$1])&gt;0;INDEX([$д.$B$2:.$BM$64];[.$A13];[.E$1]*3)&gt;0;INDEX([$д.$B$2:.$BM$64];[.$A13];[.E$1]+1)&gt;0;INDEX([$д.$B$2:.$BM$64];[.$A13]+1;[.E$1])&gt;0);-2;0);[$д.E13])" office:value-type="float" office:value="0" calcext:value-type="float">
            <text:p>0</text:p>
          </table:table-cell>
          <table:table-cell table:style-name="ce1" table:formula="of:=IF([$д.F13]=0;IF(AND(INDEX([$д.$B$2:.$BM$64];[.$A13]*3;[.F$1])&gt;0;INDEX([$д.$B$2:.$BM$64];[.$A13];[.F$1]*3)&gt;0;INDEX([$д.$B$2:.$BM$64];[.$A13];[.F$1]+1)&gt;0;INDEX([$д.$B$2:.$BM$64];[.$A13]+1;[.F$1])&gt;0);-2;0);[$д.F13])" office:value-type="float" office:value="0" calcext:value-type="float">
            <text:p>0</text:p>
          </table:table-cell>
          <table:table-cell table:style-name="ce1" table:formula="of:=IF([$д.G13]=0;IF(AND(INDEX([$д.$B$2:.$BM$64];[.$A13]*3;[.G$1])&gt;0;INDEX([$д.$B$2:.$BM$64];[.$A13];[.G$1]*3)&gt;0;INDEX([$д.$B$2:.$BM$64];[.$A13];[.G$1]+1)&gt;0;INDEX([$д.$B$2:.$BM$64];[.$A13]+1;[.G$1])&gt;0);-2;0);[$д.G13])" office:value-type="float" office:value="0" calcext:value-type="float">
            <text:p>0</text:p>
          </table:table-cell>
          <table:table-cell table:style-name="ce1" table:formula="of:=IF([$д.H13]=0;IF(AND(INDEX([$д.$B$2:.$BM$64];[.$A13]*3;[.H$1])&gt;0;INDEX([$д.$B$2:.$BM$64];[.$A13];[.H$1]*3)&gt;0;INDEX([$д.$B$2:.$BM$64];[.$A13];[.H$1]+1)&gt;0;INDEX([$д.$B$2:.$BM$64];[.$A13]+1;[.H$1])&gt;0);-2;0);[$д.H13])" office:value-type="float" office:value="0" calcext:value-type="float">
            <text:p>0</text:p>
          </table:table-cell>
          <table:table-cell table:style-name="ce1" table:formula="of:=IF([$д.I13]=0;IF(AND(INDEX([$д.$B$2:.$BM$64];[.$A13]*3;[.I$1])&gt;0;INDEX([$д.$B$2:.$BM$64];[.$A13];[.I$1]*3)&gt;0;INDEX([$д.$B$2:.$BM$64];[.$A13];[.I$1]+1)&gt;0;INDEX([$д.$B$2:.$BM$64];[.$A13]+1;[.I$1])&gt;0);-2;0);[$д.I13])" office:value-type="float" office:value="0" calcext:value-type="float">
            <text:p>0</text:p>
          </table:table-cell>
          <table:table-cell table:style-name="ce1" table:formula="of:=IF([$д.J13]=0;IF(AND(INDEX([$д.$B$2:.$BM$64];[.$A13]*3;[.J$1])&gt;0;INDEX([$д.$B$2:.$BM$64];[.$A13];[.J$1]*3)&gt;0;INDEX([$д.$B$2:.$BM$64];[.$A13];[.J$1]+1)&gt;0;INDEX([$д.$B$2:.$BM$64];[.$A13]+1;[.J$1])&gt;0);-2;0);[$д.J13])" office:value-type="float" office:value="0" calcext:value-type="float">
            <text:p>0</text:p>
          </table:table-cell>
          <table:table-cell table:style-name="ce1" table:formula="of:=IF([$д.K13]=0;IF(AND(INDEX([$д.$B$2:.$BM$64];[.$A13]*3;[.K$1])&gt;0;INDEX([$д.$B$2:.$BM$64];[.$A13];[.K$1]*3)&gt;0;INDEX([$д.$B$2:.$BM$64];[.$A13];[.K$1]+1)&gt;0;INDEX([$д.$B$2:.$BM$64];[.$A13]+1;[.K$1])&gt;0);-2;0);[$д.K13])" office:value-type="float" office:value="0" calcext:value-type="float">
            <text:p>0</text:p>
          </table:table-cell>
          <table:table-cell table:style-name="ce1" table:formula="of:=IF([$д.L13]=0;IF(AND(INDEX([$д.$B$2:.$BM$64];[.$A13]*3;[.L$1])&gt;0;INDEX([$д.$B$2:.$BM$64];[.$A13];[.L$1]*3)&gt;0;INDEX([$д.$B$2:.$BM$64];[.$A13];[.L$1]+1)&gt;0;INDEX([$д.$B$2:.$BM$64];[.$A13]+1;[.L$1])&gt;0);-2;0);[$д.L13])" office:value-type="float" office:value="0" calcext:value-type="float">
            <text:p>0</text:p>
          </table:table-cell>
          <table:table-cell table:style-name="ce1" table:formula="of:=IF([$д.M13]=0;IF(AND(INDEX([$д.$B$2:.$BM$64];[.$A13]*3;[.M$1])&gt;0;INDEX([$д.$B$2:.$BM$64];[.$A13];[.M$1]*3)&gt;0;INDEX([$д.$B$2:.$BM$64];[.$A13];[.M$1]+1)&gt;0;INDEX([$д.$B$2:.$BM$64];[.$A13]+1;[.M$1])&gt;0);-2;0);[$д.M13])" office:value-type="float" office:value="0" calcext:value-type="float">
            <text:p>0</text:p>
          </table:table-cell>
          <table:table-cell table:style-name="ce1" table:formula="of:=IF([$д.N13]=0;IF(AND(INDEX([$д.$B$2:.$BM$64];[.$A13]*3;[.N$1])&gt;0;INDEX([$д.$B$2:.$BM$64];[.$A13];[.N$1]*3)&gt;0;INDEX([$д.$B$2:.$BM$64];[.$A13];[.N$1]+1)&gt;0;INDEX([$д.$B$2:.$BM$64];[.$A13]+1;[.N$1])&gt;0);-2;0);[$д.N13])" office:value-type="float" office:value="0" calcext:value-type="float">
            <text:p>0</text:p>
          </table:table-cell>
          <table:table-cell table:style-name="ce1" table:formula="of:=IF([$д.O13]=0;IF(AND(INDEX([$д.$B$2:.$BM$64];[.$A13]*3;[.O$1])&gt;0;INDEX([$д.$B$2:.$BM$64];[.$A13];[.O$1]*3)&gt;0;INDEX([$д.$B$2:.$BM$64];[.$A13];[.O$1]+1)&gt;0;INDEX([$д.$B$2:.$BM$64];[.$A13]+1;[.O$1])&gt;0);-2;0);[$д.O13])" office:value-type="float" office:value="0" calcext:value-type="float">
            <text:p>0</text:p>
          </table:table-cell>
          <table:table-cell table:style-name="ce1" table:formula="of:=IF([$д.P13]=0;IF(AND(INDEX([$д.$B$2:.$BM$64];[.$A13]*3;[.P$1])&gt;0;INDEX([$д.$B$2:.$BM$64];[.$A13];[.P$1]*3)&gt;0;INDEX([$д.$B$2:.$BM$64];[.$A13];[.P$1]+1)&gt;0;INDEX([$д.$B$2:.$BM$64];[.$A13]+1;[.P$1])&gt;0);-2;0);[$д.P13])" office:value-type="float" office:value="0" calcext:value-type="float">
            <text:p>0</text:p>
          </table:table-cell>
          <table:table-cell table:style-name="ce1" table:formula="of:=IF([$д.Q13]=0;IF(AND(INDEX([$д.$B$2:.$BM$64];[.$A13]*3;[.Q$1])&gt;0;INDEX([$д.$B$2:.$BM$64];[.$A13];[.Q$1]*3)&gt;0;INDEX([$д.$B$2:.$BM$64];[.$A13];[.Q$1]+1)&gt;0;INDEX([$д.$B$2:.$BM$64];[.$A13]+1;[.Q$1])&gt;0);-2;0);[$д.Q13])" office:value-type="float" office:value="-2" calcext:value-type="float">
            <text:p>-2</text:p>
          </table:table-cell>
          <table:table-cell table:style-name="ce1" table:formula="of:=IF([$д.R13]=0;IF(AND(INDEX([$д.$B$2:.$BM$64];[.$A13]*3;[.R$1])&gt;0;INDEX([$д.$B$2:.$BM$64];[.$A13];[.R$1]*3)&gt;0;INDEX([$д.$B$2:.$BM$64];[.$A13];[.R$1]+1)&gt;0;INDEX([$д.$B$2:.$BM$64];[.$A13]+1;[.R$1])&gt;0);-2;0);[$д.R13])" office:value-type="float" office:value="2" calcext:value-type="float">
            <text:p>2</text:p>
          </table:table-cell>
          <table:table-cell table:style-name="ce1" table:formula="of:=IF([$д.S13]=0;IF(AND(INDEX([$д.$B$2:.$BM$64];[.$A13]*3;[.S$1])&gt;0;INDEX([$д.$B$2:.$BM$64];[.$A13];[.S$1]*3)&gt;0;INDEX([$д.$B$2:.$BM$64];[.$A13];[.S$1]+1)&gt;0;INDEX([$д.$B$2:.$BM$64];[.$A13]+1;[.S$1])&gt;0);-2;0);[$д.S13])" office:value-type="float" office:value="1" calcext:value-type="float">
            <text:p>1</text:p>
          </table:table-cell>
          <table:table-cell table:style-name="ce1" table:formula="of:=IF([$д.T13]=0;IF(AND(INDEX([$д.$B$2:.$BM$64];[.$A13]*3;[.T$1])&gt;0;INDEX([$д.$B$2:.$BM$64];[.$A13];[.T$1]*3)&gt;0;INDEX([$д.$B$2:.$BM$64];[.$A13];[.T$1]+1)&gt;0;INDEX([$д.$B$2:.$BM$64];[.$A13]+1;[.T$1])&gt;0);-2;0);[$д.T13])" office:value-type="float" office:value="1" calcext:value-type="float">
            <text:p>1</text:p>
          </table:table-cell>
          <table:table-cell table:style-name="ce1" table:formula="of:=IF([$д.U13]=0;IF(AND(INDEX([$д.$B$2:.$BM$64];[.$A13]*3;[.U$1])&gt;0;INDEX([$д.$B$2:.$BM$64];[.$A13];[.U$1]*3)&gt;0;INDEX([$д.$B$2:.$BM$64];[.$A13];[.U$1]+1)&gt;0;INDEX([$д.$B$2:.$BM$64];[.$A13]+1;[.U$1])&gt;0);-2;0);[$д.U13])" office:value-type="float" office:value="1" calcext:value-type="float">
            <text:p>1</text:p>
          </table:table-cell>
          <table:table-cell table:style-name="ce2" table:formula="of:=IF([$д.V13]=0;IF(OR(INDEX([$д.$B$2:.$BM$64];[.$A13]*3;[.V$1])&lt;0;INDEX([$д.$B$2:.$BM$64];[.$A13];[.V$1]*3)&lt;0;INDEX([$д.$B$2:.$BM$64];[.$A13];[.V$1]+1)&lt;0;INDEX([$д.$B$2:.$BM$64];[.$A13]+1;[.V$1])&lt;0);2;0);[$д.V13])" office:value-type="float" office:value="1" calcext:value-type="float">
            <text:p>1</text:p>
          </table:table-cell>
          <table:table-cell table:style-name="ce3" table:formula="of:=IF([$д.W13]=0;IF(AND(INDEX([$д.$B$2:.$BM$64];[.$A13]*3;[.W$1])&gt;0;INDEX([$д.$B$2:.$BM$64];[.$A13];[.W$1]*3)&gt;0;INDEX([$д.$B$2:.$BM$64];[.$A13];[.W$1]+1)&gt;0;INDEX([$д.$B$2:.$BM$64];[.$A13]+1;[.W$1])&gt;0);-1;0);[$д.W13])" office:value-type="float" office:value="1" calcext:value-type="float">
            <text:p>1</text:p>
          </table:table-cell>
          <table:table-cell table:style-name="ce4" table:formula="of:=IF([$д.X13]=0;IF(OR(INDEX([$д.$B$2:.$BM$64];[.$A13]*3;[.X$1])&gt;0;INDEX([$д.$B$2:.$BM$64];[.$A13];[.X$1]*3)&gt;0;INDEX([$д.$B$2:.$BM$64];[.$A13];[.X$1]+1)&gt;0;INDEX([$д.$B$2:.$BM$64];[.$A13]+1;[.X$1])&gt;0);-1;0);[$д.X13])" office:value-type="float" office:value="1" calcext:value-type="float">
            <text:p>1</text:p>
          </table:table-cell>
          <table:table-cell table:style-name="ce4" table:formula="of:=IF([$д.Y13]=0;IF(OR(INDEX([$д.$B$2:.$BM$64];[.$A13]*3;[.Y$1])&gt;0;INDEX([$д.$B$2:.$BM$64];[.$A13];[.Y$1]*3)&gt;0;INDEX([$д.$B$2:.$BM$64];[.$A13];[.Y$1]+1)&gt;0;INDEX([$д.$B$2:.$BM$64];[.$A13]+1;[.Y$1])&gt;0);-1;0);[$д.Y13])" office:value-type="float" office:value="1" calcext:value-type="float">
            <text:p>1</text:p>
          </table:table-cell>
          <table:table-cell table:style-name="ce4" table:formula="of:=IF([$д.Z13]=0;IF(OR(INDEX([$д.$B$2:.$BM$64];[.$A13]*3;[.Z$1])&gt;0;INDEX([$д.$B$2:.$BM$64];[.$A13];[.Z$1]*3)&gt;0;INDEX([$д.$B$2:.$BM$64];[.$A13];[.Z$1]+1)&gt;0;INDEX([$д.$B$2:.$BM$64];[.$A13]+1;[.Z$1])&gt;0);-1;0);[$д.Z13])" office:value-type="float" office:value="1" calcext:value-type="float">
            <text:p>1</text:p>
          </table:table-cell>
          <table:table-cell table:style-name="ce4" table:formula="of:=IF([$д.AA13]=0;IF(OR(INDEX([$д.$B$2:.$BM$64];[.$A13]*3;[.AA$1])&gt;0;INDEX([$д.$B$2:.$BM$64];[.$A13];[.AA$1]*3)&gt;0;INDEX([$д.$B$2:.$BM$64];[.$A13];[.AA$1]+1)&gt;0;INDEX([$д.$B$2:.$BM$64];[.$A13]+1;[.AA$1])&gt;0);-1;0);[$д.AA13])" office:value-type="float" office:value="1" calcext:value-type="float">
            <text:p>1</text:p>
          </table:table-cell>
          <table:table-cell table:style-name="ce4" table:formula="of:=IF([$д.AB13]=0;IF(OR(INDEX([$д.$B$2:.$BM$64];[.$A13]*3;[.AB$1])&gt;0;INDEX([$д.$B$2:.$BM$64];[.$A13];[.AB$1]*3)&gt;0;INDEX([$д.$B$2:.$BM$64];[.$A13];[.AB$1]+1)&gt;0;INDEX([$д.$B$2:.$BM$64];[.$A13]+1;[.AB$1])&gt;0);-1;0);[$д.AB13])" office:value-type="float" office:value="1" calcext:value-type="float">
            <text:p>1</text:p>
          </table:table-cell>
          <table:table-cell table:style-name="ce4" table:formula="of:=IF([$д.AC13]=0;IF(OR(INDEX([$д.$B$2:.$BM$64];[.$A13]*3;[.AC$1])&gt;0;INDEX([$д.$B$2:.$BM$64];[.$A13];[.AC$1]*3)&gt;0;INDEX([$д.$B$2:.$BM$64];[.$A13];[.AC$1]+1)&gt;0;INDEX([$д.$B$2:.$BM$64];[.$A13]+1;[.AC$1])&gt;0);-1;0);[$д.AC13])" office:value-type="float" office:value="1" calcext:value-type="float">
            <text:p>1</text:p>
          </table:table-cell>
          <table:table-cell table:style-name="ce4" table:formula="of:=IF(MAX([.AD$1];[.$A13])*3+MIN([.AD$1];[.$A13])&gt;=65;1;0)" office:value-type="float" office:value="1" calcext:value-type="float">
            <text:p>1</text:p>
          </table:table-cell>
          <table:table-cell table:style-name="ce4" table:formula="of:=IF(MAX([.AE$1];[.$A13])*3+MIN([.AE$1];[.$A13])&gt;=65;1;0)" office:value-type="float" office:value="1" calcext:value-type="float">
            <text:p>1</text:p>
          </table:table-cell>
          <table:table-cell table:style-name="ce4" table:formula="of:=IF(MAX([.AF$1];[.$A13])*3+MIN([.AF$1];[.$A13])&gt;=65;1;0)" office:value-type="float" office:value="1" calcext:value-type="float">
            <text:p>1</text:p>
          </table:table-cell>
          <table:table-cell table:style-name="ce4" table:formula="of:=IF(MAX([.AG$1];[.$A13])*3+MIN([.AG$1];[.$A13])&gt;=65;1;0)" office:value-type="float" office:value="1" calcext:value-type="float">
            <text:p>1</text:p>
          </table:table-cell>
          <table:table-cell table:style-name="ce4" table:formula="of:=IF(MAX([.AH$1];[.$A13])*3+MIN([.AH$1];[.$A13])&gt;=65;1;0)" office:value-type="float" office:value="1" calcext:value-type="float">
            <text:p>1</text:p>
          </table:table-cell>
          <table:table-cell table:style-name="ce4" table:formula="of:=IF(MAX([.AI$1];[.$A13])*3+MIN([.AI$1];[.$A13])&gt;=65;1;0)" office:value-type="float" office:value="1" calcext:value-type="float">
            <text:p>1</text:p>
          </table:table-cell>
          <table:table-cell table:style-name="ce4" table:formula="of:=IF(MAX([.AJ$1];[.$A13])*3+MIN([.AJ$1];[.$A13])&gt;=65;1;0)" office:value-type="float" office:value="1" calcext:value-type="float">
            <text:p>1</text:p>
          </table:table-cell>
          <table:table-cell table:style-name="ce4" table:formula="of:=IF(MAX([.AK$1];[.$A13])*3+MIN([.AK$1];[.$A13])&gt;=65;1;0)" office:value-type="float" office:value="1" calcext:value-type="float">
            <text:p>1</text:p>
          </table:table-cell>
          <table:table-cell table:style-name="ce4" table:formula="of:=IF(MAX([.AL$1];[.$A13])*3+MIN([.AL$1];[.$A13])&gt;=65;1;0)" office:value-type="float" office:value="1" calcext:value-type="float">
            <text:p>1</text:p>
          </table:table-cell>
          <table:table-cell table:style-name="ce4" table:formula="of:=IF(MAX([.AM$1];[.$A13])*3+MIN([.AM$1];[.$A13])&gt;=65;1;0)" office:value-type="float" office:value="1" calcext:value-type="float">
            <text:p>1</text:p>
          </table:table-cell>
          <table:table-cell table:style-name="ce4" table:formula="of:=IF(MAX([.AN$1];[.$A13])*3+MIN([.AN$1];[.$A13])&gt;=65;1;0)" office:value-type="float" office:value="1" calcext:value-type="float">
            <text:p>1</text:p>
          </table:table-cell>
          <table:table-cell table:style-name="ce4" table:formula="of:=IF(MAX([.AO$1];[.$A13])*3+MIN([.AO$1];[.$A13])&gt;=65;1;0)" office:value-type="float" office:value="1" calcext:value-type="float">
            <text:p>1</text:p>
          </table:table-cell>
          <table:table-cell table:style-name="ce4" table:formula="of:=IF(MAX([.AP$1];[.$A13])*3+MIN([.AP$1];[.$A13])&gt;=65;1;0)" office:value-type="float" office:value="1" calcext:value-type="float">
            <text:p>1</text:p>
          </table:table-cell>
          <table:table-cell table:style-name="ce4" table:formula="of:=IF(MAX([.AQ$1];[.$A13])*3+MIN([.AQ$1];[.$A13])&gt;=65;1;0)" office:value-type="float" office:value="1" calcext:value-type="float">
            <text:p>1</text:p>
          </table:table-cell>
          <table:table-cell table:style-name="ce4" table:formula="of:=IF(MAX([.AR$1];[.$A13])*3+MIN([.AR$1];[.$A13])&gt;=65;1;0)" office:value-type="float" office:value="1" calcext:value-type="float">
            <text:p>1</text:p>
          </table:table-cell>
          <table:table-cell table:style-name="ce4" table:formula="of:=IF(MAX([.AS$1];[.$A13])*3+MIN([.AS$1];[.$A13])&gt;=65;1;0)" office:value-type="float" office:value="1" calcext:value-type="float">
            <text:p>1</text:p>
          </table:table-cell>
          <table:table-cell table:style-name="ce4" table:formula="of:=IF(MAX([.AT$1];[.$A13])*3+MIN([.AT$1];[.$A13])&gt;=65;1;0)" office:value-type="float" office:value="1" calcext:value-type="float">
            <text:p>1</text:p>
          </table:table-cell>
          <table:table-cell table:style-name="ce4" table:formula="of:=IF(MAX([.AU$1];[.$A13])*3+MIN([.AU$1];[.$A13])&gt;=65;1;0)" office:value-type="float" office:value="1" calcext:value-type="float">
            <text:p>1</text:p>
          </table:table-cell>
          <table:table-cell table:style-name="ce4" table:formula="of:=IF(MAX([.AV$1];[.$A13])*3+MIN([.AV$1];[.$A13])&gt;=65;1;0)" office:value-type="float" office:value="1" calcext:value-type="float">
            <text:p>1</text:p>
          </table:table-cell>
          <table:table-cell table:style-name="ce4" table:formula="of:=IF(MAX([.AW$1];[.$A13])*3+MIN([.AW$1];[.$A13])&gt;=65;1;0)" office:value-type="float" office:value="1" calcext:value-type="float">
            <text:p>1</text:p>
          </table:table-cell>
          <table:table-cell table:style-name="ce4" table:formula="of:=IF(MAX([.AX$1];[.$A13])*3+MIN([.AX$1];[.$A13])&gt;=65;1;0)" office:value-type="float" office:value="1" calcext:value-type="float">
            <text:p>1</text:p>
          </table:table-cell>
          <table:table-cell table:style-name="ce4" table:formula="of:=IF(MAX([.AY$1];[.$A13])*3+MIN([.AY$1];[.$A13])&gt;=65;1;0)" office:value-type="float" office:value="1" calcext:value-type="float">
            <text:p>1</text:p>
          </table:table-cell>
          <table:table-cell table:style-name="ce4" table:formula="of:=IF(MAX([.AZ$1];[.$A13])*3+MIN([.AZ$1];[.$A13])&gt;=65;1;0)" office:value-type="float" office:value="1" calcext:value-type="float">
            <text:p>1</text:p>
          </table:table-cell>
          <table:table-cell table:style-name="ce4" table:formula="of:=IF(MAX([.BA$1];[.$A13])*3+MIN([.BA$1];[.$A13])&gt;=65;1;0)" office:value-type="float" office:value="1" calcext:value-type="float">
            <text:p>1</text:p>
          </table:table-cell>
          <table:table-cell table:style-name="ce4" table:formula="of:=IF(MAX([.BB$1];[.$A13])*3+MIN([.BB$1];[.$A13])&gt;=65;1;0)" office:value-type="float" office:value="1" calcext:value-type="float">
            <text:p>1</text:p>
          </table:table-cell>
          <table:table-cell table:style-name="ce4" table:formula="of:=IF(MAX([.BC$1];[.$A13])*3+MIN([.BC$1];[.$A13])&gt;=65;1;0)" office:value-type="float" office:value="1" calcext:value-type="float">
            <text:p>1</text:p>
          </table:table-cell>
          <table:table-cell table:style-name="ce4" table:formula="of:=IF(MAX([.BD$1];[.$A13])*3+MIN([.BD$1];[.$A13])&gt;=65;1;0)" office:value-type="float" office:value="1" calcext:value-type="float">
            <text:p>1</text:p>
          </table:table-cell>
          <table:table-cell table:style-name="ce4" table:formula="of:=IF(MAX([.BE$1];[.$A13])*3+MIN([.BE$1];[.$A13])&gt;=65;1;0)" office:value-type="float" office:value="1" calcext:value-type="float">
            <text:p>1</text:p>
          </table:table-cell>
          <table:table-cell table:style-name="ce4" table:formula="of:=IF(MAX([.BF$1];[.$A13])*3+MIN([.BF$1];[.$A13])&gt;=65;1;0)" office:value-type="float" office:value="1" calcext:value-type="float">
            <text:p>1</text:p>
          </table:table-cell>
          <table:table-cell table:style-name="ce4" table:formula="of:=IF(MAX([.BG$1];[.$A13])*3+MIN([.BG$1];[.$A13])&gt;=65;1;0)" office:value-type="float" office:value="1" calcext:value-type="float">
            <text:p>1</text:p>
          </table:table-cell>
          <table:table-cell table:style-name="ce4" table:formula="of:=IF(MAX([.BH$1];[.$A13])*3+MIN([.BH$1];[.$A13])&gt;=65;1;0)" office:value-type="float" office:value="1" calcext:value-type="float">
            <text:p>1</text:p>
          </table:table-cell>
          <table:table-cell table:style-name="ce4" table:formula="of:=IF(MAX([.BI$1];[.$A13])*3+MIN([.BI$1];[.$A13])&gt;=65;1;0)" office:value-type="float" office:value="1" calcext:value-type="float">
            <text:p>1</text:p>
          </table:table-cell>
          <table:table-cell table:style-name="ce4" table:formula="of:=IF(MAX([.BJ$1];[.$A13])*3+MIN([.BJ$1];[.$A13])&gt;=65;1;0)" office:value-type="float" office:value="1" calcext:value-type="float">
            <text:p>1</text:p>
          </table:table-cell>
          <table:table-cell table:style-name="ce4" table:formula="of:=IF(MAX([.BK$1];[.$A13])*3+MIN([.BK$1];[.$A13])&gt;=65;1;0)" office:value-type="float" office:value="1" calcext:value-type="float">
            <text:p>1</text:p>
          </table:table-cell>
          <table:table-cell table:style-name="ce4" table:formula="of:=IF(MAX([.BL$1];[.$A13])*3+MIN([.BL$1];[.$A13])&gt;=65;1;0)" office:value-type="float" office:value="1" calcext:value-type="float">
            <text:p>1</text:p>
          </table:table-cell>
          <table:table-cell table:style-name="ce4" table:formula="of:=IF(MAX([.BM$1];[.$A13])*3+MIN([.BM$1];[.$A13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IF([$д.B14]=0;IF(AND(INDEX([$д.$B$2:.$BM$64];[.$A14]*3;[.B$1])&gt;0;INDEX([$д.$B$2:.$BM$64];[.$A14];[.B$1]*3)&gt;0;INDEX([$д.$B$2:.$BM$64];[.$A14];[.B$1]+1)&gt;0;INDEX([$д.$B$2:.$BM$64];[.$A14]+1;[.B$1])&gt;0);-2;0);[$д.B14])" office:value-type="float" office:value="0" calcext:value-type="float">
            <text:p>0</text:p>
          </table:table-cell>
          <table:table-cell table:style-name="ce1" table:formula="of:=IF([$д.C14]=0;IF(AND(INDEX([$д.$B$2:.$BM$64];[.$A14]*3;[.C$1])&gt;0;INDEX([$д.$B$2:.$BM$64];[.$A14];[.C$1]*3)&gt;0;INDEX([$д.$B$2:.$BM$64];[.$A14];[.C$1]+1)&gt;0;INDEX([$д.$B$2:.$BM$64];[.$A14]+1;[.C$1])&gt;0);-2;0);[$д.C14])" office:value-type="float" office:value="0" calcext:value-type="float">
            <text:p>0</text:p>
          </table:table-cell>
          <table:table-cell table:style-name="ce1" table:formula="of:=IF([$д.D14]=0;IF(AND(INDEX([$д.$B$2:.$BM$64];[.$A14]*3;[.D$1])&gt;0;INDEX([$д.$B$2:.$BM$64];[.$A14];[.D$1]*3)&gt;0;INDEX([$д.$B$2:.$BM$64];[.$A14];[.D$1]+1)&gt;0;INDEX([$д.$B$2:.$BM$64];[.$A14]+1;[.D$1])&gt;0);-2;0);[$д.D14])" office:value-type="float" office:value="0" calcext:value-type="float">
            <text:p>0</text:p>
          </table:table-cell>
          <table:table-cell table:style-name="ce1" table:formula="of:=IF([$д.E14]=0;IF(AND(INDEX([$д.$B$2:.$BM$64];[.$A14]*3;[.E$1])&gt;0;INDEX([$д.$B$2:.$BM$64];[.$A14];[.E$1]*3)&gt;0;INDEX([$д.$B$2:.$BM$64];[.$A14];[.E$1]+1)&gt;0;INDEX([$д.$B$2:.$BM$64];[.$A14]+1;[.E$1])&gt;0);-2;0);[$д.E14])" office:value-type="float" office:value="0" calcext:value-type="float">
            <text:p>0</text:p>
          </table:table-cell>
          <table:table-cell table:style-name="ce1" table:formula="of:=IF([$д.F14]=0;IF(AND(INDEX([$д.$B$2:.$BM$64];[.$A14]*3;[.F$1])&gt;0;INDEX([$д.$B$2:.$BM$64];[.$A14];[.F$1]*3)&gt;0;INDEX([$д.$B$2:.$BM$64];[.$A14];[.F$1]+1)&gt;0;INDEX([$д.$B$2:.$BM$64];[.$A14]+1;[.F$1])&gt;0);-2;0);[$д.F14])" office:value-type="float" office:value="0" calcext:value-type="float">
            <text:p>0</text:p>
          </table:table-cell>
          <table:table-cell table:style-name="ce1" table:formula="of:=IF([$д.G14]=0;IF(AND(INDEX([$д.$B$2:.$BM$64];[.$A14]*3;[.G$1])&gt;0;INDEX([$д.$B$2:.$BM$64];[.$A14];[.G$1]*3)&gt;0;INDEX([$д.$B$2:.$BM$64];[.$A14];[.G$1]+1)&gt;0;INDEX([$д.$B$2:.$BM$64];[.$A14]+1;[.G$1])&gt;0);-2;0);[$д.G14])" office:value-type="float" office:value="0" calcext:value-type="float">
            <text:p>0</text:p>
          </table:table-cell>
          <table:table-cell table:style-name="ce1" table:formula="of:=IF([$д.H14]=0;IF(AND(INDEX([$д.$B$2:.$BM$64];[.$A14]*3;[.H$1])&gt;0;INDEX([$д.$B$2:.$BM$64];[.$A14];[.H$1]*3)&gt;0;INDEX([$д.$B$2:.$BM$64];[.$A14];[.H$1]+1)&gt;0;INDEX([$д.$B$2:.$BM$64];[.$A14]+1;[.H$1])&gt;0);-2;0);[$д.H14])" office:value-type="float" office:value="0" calcext:value-type="float">
            <text:p>0</text:p>
          </table:table-cell>
          <table:table-cell table:style-name="ce1" table:formula="of:=IF([$д.I14]=0;IF(AND(INDEX([$д.$B$2:.$BM$64];[.$A14]*3;[.I$1])&gt;0;INDEX([$д.$B$2:.$BM$64];[.$A14];[.I$1]*3)&gt;0;INDEX([$д.$B$2:.$BM$64];[.$A14];[.I$1]+1)&gt;0;INDEX([$д.$B$2:.$BM$64];[.$A14]+1;[.I$1])&gt;0);-2;0);[$д.I14])" office:value-type="float" office:value="0" calcext:value-type="float">
            <text:p>0</text:p>
          </table:table-cell>
          <table:table-cell table:style-name="ce1" table:formula="of:=IF([$д.J14]=0;IF(AND(INDEX([$д.$B$2:.$BM$64];[.$A14]*3;[.J$1])&gt;0;INDEX([$д.$B$2:.$BM$64];[.$A14];[.J$1]*3)&gt;0;INDEX([$д.$B$2:.$BM$64];[.$A14];[.J$1]+1)&gt;0;INDEX([$д.$B$2:.$BM$64];[.$A14]+1;[.J$1])&gt;0);-2;0);[$д.J14])" office:value-type="float" office:value="0" calcext:value-type="float">
            <text:p>0</text:p>
          </table:table-cell>
          <table:table-cell table:style-name="ce1" table:formula="of:=IF([$д.K14]=0;IF(AND(INDEX([$д.$B$2:.$BM$64];[.$A14]*3;[.K$1])&gt;0;INDEX([$д.$B$2:.$BM$64];[.$A14];[.K$1]*3)&gt;0;INDEX([$д.$B$2:.$BM$64];[.$A14];[.K$1]+1)&gt;0;INDEX([$д.$B$2:.$BM$64];[.$A14]+1;[.K$1])&gt;0);-2;0);[$д.K14])" office:value-type="float" office:value="0" calcext:value-type="float">
            <text:p>0</text:p>
          </table:table-cell>
          <table:table-cell table:style-name="ce1" table:formula="of:=IF([$д.L14]=0;IF(AND(INDEX([$д.$B$2:.$BM$64];[.$A14]*3;[.L$1])&gt;0;INDEX([$д.$B$2:.$BM$64];[.$A14];[.L$1]*3)&gt;0;INDEX([$д.$B$2:.$BM$64];[.$A14];[.L$1]+1)&gt;0;INDEX([$д.$B$2:.$BM$64];[.$A14]+1;[.L$1])&gt;0);-2;0);[$д.L14])" office:value-type="float" office:value="0" calcext:value-type="float">
            <text:p>0</text:p>
          </table:table-cell>
          <table:table-cell table:style-name="ce1" table:formula="of:=IF([$д.M14]=0;IF(AND(INDEX([$д.$B$2:.$BM$64];[.$A14]*3;[.M$1])&gt;0;INDEX([$д.$B$2:.$BM$64];[.$A14];[.M$1]*3)&gt;0;INDEX([$д.$B$2:.$BM$64];[.$A14];[.M$1]+1)&gt;0;INDEX([$д.$B$2:.$BM$64];[.$A14]+1;[.M$1])&gt;0);-2;0);[$д.M14])" office:value-type="float" office:value="0" calcext:value-type="float">
            <text:p>0</text:p>
          </table:table-cell>
          <table:table-cell table:style-name="ce1" table:formula="of:=IF([$д.N14]=0;IF(AND(INDEX([$д.$B$2:.$BM$64];[.$A14]*3;[.N$1])&gt;0;INDEX([$д.$B$2:.$BM$64];[.$A14];[.N$1]*3)&gt;0;INDEX([$д.$B$2:.$BM$64];[.$A14];[.N$1]+1)&gt;0;INDEX([$д.$B$2:.$BM$64];[.$A14]+1;[.N$1])&gt;0);-2;0);[$д.N14])" office:value-type="float" office:value="0" calcext:value-type="float">
            <text:p>0</text:p>
          </table:table-cell>
          <table:table-cell table:style-name="ce1" table:formula="of:=IF([$д.O14]=0;IF(AND(INDEX([$д.$B$2:.$BM$64];[.$A14]*3;[.O$1])&gt;0;INDEX([$д.$B$2:.$BM$64];[.$A14];[.O$1]*3)&gt;0;INDEX([$д.$B$2:.$BM$64];[.$A14];[.O$1]+1)&gt;0;INDEX([$д.$B$2:.$BM$64];[.$A14]+1;[.O$1])&gt;0);-2;0);[$д.O14])" office:value-type="float" office:value="0" calcext:value-type="float">
            <text:p>0</text:p>
          </table:table-cell>
          <table:table-cell table:style-name="ce1" table:formula="of:=IF([$д.P14]=0;IF(AND(INDEX([$д.$B$2:.$BM$64];[.$A14]*3;[.P$1])&gt;0;INDEX([$д.$B$2:.$BM$64];[.$A14];[.P$1]*3)&gt;0;INDEX([$д.$B$2:.$BM$64];[.$A14];[.P$1]+1)&gt;0;INDEX([$д.$B$2:.$BM$64];[.$A14]+1;[.P$1])&gt;0);-2;0);[$д.P14])" office:value-type="float" office:value="0" calcext:value-type="float">
            <text:p>0</text:p>
          </table:table-cell>
          <table:table-cell table:style-name="ce1" table:formula="of:=IF([$д.Q14]=0;IF(AND(INDEX([$д.$B$2:.$BM$64];[.$A14]*3;[.Q$1])&gt;0;INDEX([$д.$B$2:.$BM$64];[.$A14];[.Q$1]*3)&gt;0;INDEX([$д.$B$2:.$BM$64];[.$A14];[.Q$1]+1)&gt;0;INDEX([$д.$B$2:.$BM$64];[.$A14]+1;[.Q$1])&gt;0);-2;0);[$д.Q14])" office:value-type="float" office:value="2" calcext:value-type="float">
            <text:p>2</text:p>
          </table:table-cell>
          <table:table-cell table:style-name="ce1" table:formula="of:=IF([$д.R14]=0;IF(AND(INDEX([$д.$B$2:.$BM$64];[.$A14]*3;[.R$1])&gt;0;INDEX([$д.$B$2:.$BM$64];[.$A14];[.R$1]*3)&gt;0;INDEX([$д.$B$2:.$BM$64];[.$A14];[.R$1]+1)&gt;0;INDEX([$д.$B$2:.$BM$64];[.$A14]+1;[.R$1])&gt;0);-2;0);[$д.R14])" office:value-type="float" office:value="-1" calcext:value-type="float">
            <text:p>-1</text:p>
          </table:table-cell>
          <table:table-cell table:style-name="ce1" table:formula="of:=IF([$д.S14]=0;IF(AND(INDEX([$д.$B$2:.$BM$64];[.$A14]*3;[.S$1])&gt;0;INDEX([$д.$B$2:.$BM$64];[.$A14];[.S$1]*3)&gt;0;INDEX([$д.$B$2:.$BM$64];[.$A14];[.S$1]+1)&gt;0;INDEX([$д.$B$2:.$BM$64];[.$A14]+1;[.S$1])&gt;0);-2;0);[$д.S14])" office:value-type="float" office:value="1" calcext:value-type="float">
            <text:p>1</text:p>
          </table:table-cell>
          <table:table-cell table:style-name="ce1" table:formula="of:=IF([$д.T14]=0;IF(AND(INDEX([$д.$B$2:.$BM$64];[.$A14]*3;[.T$1])&gt;0;INDEX([$д.$B$2:.$BM$64];[.$A14];[.T$1]*3)&gt;0;INDEX([$д.$B$2:.$BM$64];[.$A14];[.T$1]+1)&gt;0;INDEX([$д.$B$2:.$BM$64];[.$A14]+1;[.T$1])&gt;0);-2;0);[$д.T14])" office:value-type="float" office:value="1" calcext:value-type="float">
            <text:p>1</text:p>
          </table:table-cell>
          <table:table-cell table:style-name="ce1" table:formula="of:=IF([$д.U14]=0;IF(AND(INDEX([$д.$B$2:.$BM$64];[.$A14]*3;[.U$1])&gt;0;INDEX([$д.$B$2:.$BM$64];[.$A14];[.U$1]*3)&gt;0;INDEX([$д.$B$2:.$BM$64];[.$A14];[.U$1]+1)&gt;0;INDEX([$д.$B$2:.$BM$64];[.$A14]+1;[.U$1])&gt;0);-2;0);[$д.U14])" office:value-type="float" office:value="1" calcext:value-type="float">
            <text:p>1</text:p>
          </table:table-cell>
          <table:table-cell table:style-name="ce2" table:formula="of:=IF([$д.V14]=0;IF(OR(INDEX([$д.$B$2:.$BM$64];[.$A14]*3;[.V$1])&lt;0;INDEX([$д.$B$2:.$BM$64];[.$A14];[.V$1]*3)&lt;0;INDEX([$д.$B$2:.$BM$64];[.$A14];[.V$1]+1)&lt;0;INDEX([$д.$B$2:.$BM$64];[.$A14]+1;[.V$1])&lt;0);2;0);[$д.V14])" office:value-type="float" office:value="1" calcext:value-type="float">
            <text:p>1</text:p>
          </table:table-cell>
          <table:table-cell table:style-name="ce3" table:formula="of:=IF([$д.W14]=0;IF(AND(INDEX([$д.$B$2:.$BM$64];[.$A14]*3;[.W$1])&gt;0;INDEX([$д.$B$2:.$BM$64];[.$A14];[.W$1]*3)&gt;0;INDEX([$д.$B$2:.$BM$64];[.$A14];[.W$1]+1)&gt;0;INDEX([$д.$B$2:.$BM$64];[.$A14]+1;[.W$1])&gt;0);-1;0);[$д.W14])" office:value-type="float" office:value="1" calcext:value-type="float">
            <text:p>1</text:p>
          </table:table-cell>
          <table:table-cell table:style-name="ce4" table:formula="of:=IF([$д.X14]=0;IF(OR(INDEX([$д.$B$2:.$BM$64];[.$A14]*3;[.X$1])&gt;0;INDEX([$д.$B$2:.$BM$64];[.$A14];[.X$1]*3)&gt;0;INDEX([$д.$B$2:.$BM$64];[.$A14];[.X$1]+1)&gt;0;INDEX([$д.$B$2:.$BM$64];[.$A14]+1;[.X$1])&gt;0);-1;0);[$д.X14])" office:value-type="float" office:value="1" calcext:value-type="float">
            <text:p>1</text:p>
          </table:table-cell>
          <table:table-cell table:style-name="ce4" table:formula="of:=IF([$д.Y14]=0;IF(OR(INDEX([$д.$B$2:.$BM$64];[.$A14]*3;[.Y$1])&gt;0;INDEX([$д.$B$2:.$BM$64];[.$A14];[.Y$1]*3)&gt;0;INDEX([$д.$B$2:.$BM$64];[.$A14];[.Y$1]+1)&gt;0;INDEX([$д.$B$2:.$BM$64];[.$A14]+1;[.Y$1])&gt;0);-1;0);[$д.Y14])" office:value-type="float" office:value="1" calcext:value-type="float">
            <text:p>1</text:p>
          </table:table-cell>
          <table:table-cell table:style-name="ce4" table:formula="of:=IF([$д.Z14]=0;IF(OR(INDEX([$д.$B$2:.$BM$64];[.$A14]*3;[.Z$1])&gt;0;INDEX([$д.$B$2:.$BM$64];[.$A14];[.Z$1]*3)&gt;0;INDEX([$д.$B$2:.$BM$64];[.$A14];[.Z$1]+1)&gt;0;INDEX([$д.$B$2:.$BM$64];[.$A14]+1;[.Z$1])&gt;0);-1;0);[$д.Z14])" office:value-type="float" office:value="1" calcext:value-type="float">
            <text:p>1</text:p>
          </table:table-cell>
          <table:table-cell table:style-name="ce4" table:formula="of:=IF([$д.AA14]=0;IF(OR(INDEX([$д.$B$2:.$BM$64];[.$A14]*3;[.AA$1])&gt;0;INDEX([$д.$B$2:.$BM$64];[.$A14];[.AA$1]*3)&gt;0;INDEX([$д.$B$2:.$BM$64];[.$A14];[.AA$1]+1)&gt;0;INDEX([$д.$B$2:.$BM$64];[.$A14]+1;[.AA$1])&gt;0);-1;0);[$д.AA14])" office:value-type="float" office:value="1" calcext:value-type="float">
            <text:p>1</text:p>
          </table:table-cell>
          <table:table-cell table:style-name="ce4" table:formula="of:=IF([$д.AB14]=0;IF(OR(INDEX([$д.$B$2:.$BM$64];[.$A14]*3;[.AB$1])&gt;0;INDEX([$д.$B$2:.$BM$64];[.$A14];[.AB$1]*3)&gt;0;INDEX([$д.$B$2:.$BM$64];[.$A14];[.AB$1]+1)&gt;0;INDEX([$д.$B$2:.$BM$64];[.$A14]+1;[.AB$1])&gt;0);-1;0);[$д.AB14])" office:value-type="float" office:value="1" calcext:value-type="float">
            <text:p>1</text:p>
          </table:table-cell>
          <table:table-cell table:style-name="ce4" table:formula="of:=IF([$д.AC14]=0;IF(OR(INDEX([$д.$B$2:.$BM$64];[.$A14]*3;[.AC$1])&gt;0;INDEX([$д.$B$2:.$BM$64];[.$A14];[.AC$1]*3)&gt;0;INDEX([$д.$B$2:.$BM$64];[.$A14];[.AC$1]+1)&gt;0;INDEX([$д.$B$2:.$BM$64];[.$A14]+1;[.AC$1])&gt;0);-1;0);[$д.AC14])" office:value-type="float" office:value="1" calcext:value-type="float">
            <text:p>1</text:p>
          </table:table-cell>
          <table:table-cell table:style-name="ce4" table:formula="of:=IF(MAX([.AD$1];[.$A14])*3+MIN([.AD$1];[.$A14])&gt;=65;1;0)" office:value-type="float" office:value="1" calcext:value-type="float">
            <text:p>1</text:p>
          </table:table-cell>
          <table:table-cell table:style-name="ce4" table:formula="of:=IF(MAX([.AE$1];[.$A14])*3+MIN([.AE$1];[.$A14])&gt;=65;1;0)" office:value-type="float" office:value="1" calcext:value-type="float">
            <text:p>1</text:p>
          </table:table-cell>
          <table:table-cell table:style-name="ce4" table:formula="of:=IF(MAX([.AF$1];[.$A14])*3+MIN([.AF$1];[.$A14])&gt;=65;1;0)" office:value-type="float" office:value="1" calcext:value-type="float">
            <text:p>1</text:p>
          </table:table-cell>
          <table:table-cell table:style-name="ce4" table:formula="of:=IF(MAX([.AG$1];[.$A14])*3+MIN([.AG$1];[.$A14])&gt;=65;1;0)" office:value-type="float" office:value="1" calcext:value-type="float">
            <text:p>1</text:p>
          </table:table-cell>
          <table:table-cell table:style-name="ce4" table:formula="of:=IF(MAX([.AH$1];[.$A14])*3+MIN([.AH$1];[.$A14])&gt;=65;1;0)" office:value-type="float" office:value="1" calcext:value-type="float">
            <text:p>1</text:p>
          </table:table-cell>
          <table:table-cell table:style-name="ce4" table:formula="of:=IF(MAX([.AI$1];[.$A14])*3+MIN([.AI$1];[.$A14])&gt;=65;1;0)" office:value-type="float" office:value="1" calcext:value-type="float">
            <text:p>1</text:p>
          </table:table-cell>
          <table:table-cell table:style-name="ce4" table:formula="of:=IF(MAX([.AJ$1];[.$A14])*3+MIN([.AJ$1];[.$A14])&gt;=65;1;0)" office:value-type="float" office:value="1" calcext:value-type="float">
            <text:p>1</text:p>
          </table:table-cell>
          <table:table-cell table:style-name="ce4" table:formula="of:=IF(MAX([.AK$1];[.$A14])*3+MIN([.AK$1];[.$A14])&gt;=65;1;0)" office:value-type="float" office:value="1" calcext:value-type="float">
            <text:p>1</text:p>
          </table:table-cell>
          <table:table-cell table:style-name="ce4" table:formula="of:=IF(MAX([.AL$1];[.$A14])*3+MIN([.AL$1];[.$A14])&gt;=65;1;0)" office:value-type="float" office:value="1" calcext:value-type="float">
            <text:p>1</text:p>
          </table:table-cell>
          <table:table-cell table:style-name="ce4" table:formula="of:=IF(MAX([.AM$1];[.$A14])*3+MIN([.AM$1];[.$A14])&gt;=65;1;0)" office:value-type="float" office:value="1" calcext:value-type="float">
            <text:p>1</text:p>
          </table:table-cell>
          <table:table-cell table:style-name="ce4" table:formula="of:=IF(MAX([.AN$1];[.$A14])*3+MIN([.AN$1];[.$A14])&gt;=65;1;0)" office:value-type="float" office:value="1" calcext:value-type="float">
            <text:p>1</text:p>
          </table:table-cell>
          <table:table-cell table:style-name="ce4" table:formula="of:=IF(MAX([.AO$1];[.$A14])*3+MIN([.AO$1];[.$A14])&gt;=65;1;0)" office:value-type="float" office:value="1" calcext:value-type="float">
            <text:p>1</text:p>
          </table:table-cell>
          <table:table-cell table:style-name="ce4" table:formula="of:=IF(MAX([.AP$1];[.$A14])*3+MIN([.AP$1];[.$A14])&gt;=65;1;0)" office:value-type="float" office:value="1" calcext:value-type="float">
            <text:p>1</text:p>
          </table:table-cell>
          <table:table-cell table:style-name="ce4" table:formula="of:=IF(MAX([.AQ$1];[.$A14])*3+MIN([.AQ$1];[.$A14])&gt;=65;1;0)" office:value-type="float" office:value="1" calcext:value-type="float">
            <text:p>1</text:p>
          </table:table-cell>
          <table:table-cell table:style-name="ce4" table:formula="of:=IF(MAX([.AR$1];[.$A14])*3+MIN([.AR$1];[.$A14])&gt;=65;1;0)" office:value-type="float" office:value="1" calcext:value-type="float">
            <text:p>1</text:p>
          </table:table-cell>
          <table:table-cell table:style-name="ce4" table:formula="of:=IF(MAX([.AS$1];[.$A14])*3+MIN([.AS$1];[.$A14])&gt;=65;1;0)" office:value-type="float" office:value="1" calcext:value-type="float">
            <text:p>1</text:p>
          </table:table-cell>
          <table:table-cell table:style-name="ce4" table:formula="of:=IF(MAX([.AT$1];[.$A14])*3+MIN([.AT$1];[.$A14])&gt;=65;1;0)" office:value-type="float" office:value="1" calcext:value-type="float">
            <text:p>1</text:p>
          </table:table-cell>
          <table:table-cell table:style-name="ce4" table:formula="of:=IF(MAX([.AU$1];[.$A14])*3+MIN([.AU$1];[.$A14])&gt;=65;1;0)" office:value-type="float" office:value="1" calcext:value-type="float">
            <text:p>1</text:p>
          </table:table-cell>
          <table:table-cell table:style-name="ce4" table:formula="of:=IF(MAX([.AV$1];[.$A14])*3+MIN([.AV$1];[.$A14])&gt;=65;1;0)" office:value-type="float" office:value="1" calcext:value-type="float">
            <text:p>1</text:p>
          </table:table-cell>
          <table:table-cell table:style-name="ce4" table:formula="of:=IF(MAX([.AW$1];[.$A14])*3+MIN([.AW$1];[.$A14])&gt;=65;1;0)" office:value-type="float" office:value="1" calcext:value-type="float">
            <text:p>1</text:p>
          </table:table-cell>
          <table:table-cell table:style-name="ce4" table:formula="of:=IF(MAX([.AX$1];[.$A14])*3+MIN([.AX$1];[.$A14])&gt;=65;1;0)" office:value-type="float" office:value="1" calcext:value-type="float">
            <text:p>1</text:p>
          </table:table-cell>
          <table:table-cell table:style-name="ce4" table:formula="of:=IF(MAX([.AY$1];[.$A14])*3+MIN([.AY$1];[.$A14])&gt;=65;1;0)" office:value-type="float" office:value="1" calcext:value-type="float">
            <text:p>1</text:p>
          </table:table-cell>
          <table:table-cell table:style-name="ce4" table:formula="of:=IF(MAX([.AZ$1];[.$A14])*3+MIN([.AZ$1];[.$A14])&gt;=65;1;0)" office:value-type="float" office:value="1" calcext:value-type="float">
            <text:p>1</text:p>
          </table:table-cell>
          <table:table-cell table:style-name="ce4" table:formula="of:=IF(MAX([.BA$1];[.$A14])*3+MIN([.BA$1];[.$A14])&gt;=65;1;0)" office:value-type="float" office:value="1" calcext:value-type="float">
            <text:p>1</text:p>
          </table:table-cell>
          <table:table-cell table:style-name="ce4" table:formula="of:=IF(MAX([.BB$1];[.$A14])*3+MIN([.BB$1];[.$A14])&gt;=65;1;0)" office:value-type="float" office:value="1" calcext:value-type="float">
            <text:p>1</text:p>
          </table:table-cell>
          <table:table-cell table:style-name="ce4" table:formula="of:=IF(MAX([.BC$1];[.$A14])*3+MIN([.BC$1];[.$A14])&gt;=65;1;0)" office:value-type="float" office:value="1" calcext:value-type="float">
            <text:p>1</text:p>
          </table:table-cell>
          <table:table-cell table:style-name="ce4" table:formula="of:=IF(MAX([.BD$1];[.$A14])*3+MIN([.BD$1];[.$A14])&gt;=65;1;0)" office:value-type="float" office:value="1" calcext:value-type="float">
            <text:p>1</text:p>
          </table:table-cell>
          <table:table-cell table:style-name="ce4" table:formula="of:=IF(MAX([.BE$1];[.$A14])*3+MIN([.BE$1];[.$A14])&gt;=65;1;0)" office:value-type="float" office:value="1" calcext:value-type="float">
            <text:p>1</text:p>
          </table:table-cell>
          <table:table-cell table:style-name="ce4" table:formula="of:=IF(MAX([.BF$1];[.$A14])*3+MIN([.BF$1];[.$A14])&gt;=65;1;0)" office:value-type="float" office:value="1" calcext:value-type="float">
            <text:p>1</text:p>
          </table:table-cell>
          <table:table-cell table:style-name="ce4" table:formula="of:=IF(MAX([.BG$1];[.$A14])*3+MIN([.BG$1];[.$A14])&gt;=65;1;0)" office:value-type="float" office:value="1" calcext:value-type="float">
            <text:p>1</text:p>
          </table:table-cell>
          <table:table-cell table:style-name="ce4" table:formula="of:=IF(MAX([.BH$1];[.$A14])*3+MIN([.BH$1];[.$A14])&gt;=65;1;0)" office:value-type="float" office:value="1" calcext:value-type="float">
            <text:p>1</text:p>
          </table:table-cell>
          <table:table-cell table:style-name="ce4" table:formula="of:=IF(MAX([.BI$1];[.$A14])*3+MIN([.BI$1];[.$A14])&gt;=65;1;0)" office:value-type="float" office:value="1" calcext:value-type="float">
            <text:p>1</text:p>
          </table:table-cell>
          <table:table-cell table:style-name="ce4" table:formula="of:=IF(MAX([.BJ$1];[.$A14])*3+MIN([.BJ$1];[.$A14])&gt;=65;1;0)" office:value-type="float" office:value="1" calcext:value-type="float">
            <text:p>1</text:p>
          </table:table-cell>
          <table:table-cell table:style-name="ce4" table:formula="of:=IF(MAX([.BK$1];[.$A14])*3+MIN([.BK$1];[.$A14])&gt;=65;1;0)" office:value-type="float" office:value="1" calcext:value-type="float">
            <text:p>1</text:p>
          </table:table-cell>
          <table:table-cell table:style-name="ce4" table:formula="of:=IF(MAX([.BL$1];[.$A14])*3+MIN([.BL$1];[.$A14])&gt;=65;1;0)" office:value-type="float" office:value="1" calcext:value-type="float">
            <text:p>1</text:p>
          </table:table-cell>
          <table:table-cell table:style-name="ce4" table:formula="of:=IF(MAX([.BM$1];[.$A14])*3+MIN([.BM$1];[.$A14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IF([$д.B15]=0;IF(AND(INDEX([$д.$B$2:.$BM$64];[.$A15]*3;[.B$1])&gt;0;INDEX([$д.$B$2:.$BM$64];[.$A15];[.B$1]*3)&gt;0;INDEX([$д.$B$2:.$BM$64];[.$A15];[.B$1]+1)&gt;0;INDEX([$д.$B$2:.$BM$64];[.$A15]+1;[.B$1])&gt;0);-2;0);[$д.B15])" office:value-type="float" office:value="0" calcext:value-type="float">
            <text:p>0</text:p>
          </table:table-cell>
          <table:table-cell table:style-name="ce1" table:formula="of:=IF([$д.C15]=0;IF(AND(INDEX([$д.$B$2:.$BM$64];[.$A15]*3;[.C$1])&gt;0;INDEX([$д.$B$2:.$BM$64];[.$A15];[.C$1]*3)&gt;0;INDEX([$д.$B$2:.$BM$64];[.$A15];[.C$1]+1)&gt;0;INDEX([$д.$B$2:.$BM$64];[.$A15]+1;[.C$1])&gt;0);-2;0);[$д.C15])" office:value-type="float" office:value="0" calcext:value-type="float">
            <text:p>0</text:p>
          </table:table-cell>
          <table:table-cell table:style-name="ce1" table:formula="of:=IF([$д.D15]=0;IF(AND(INDEX([$д.$B$2:.$BM$64];[.$A15]*3;[.D$1])&gt;0;INDEX([$д.$B$2:.$BM$64];[.$A15];[.D$1]*3)&gt;0;INDEX([$д.$B$2:.$BM$64];[.$A15];[.D$1]+1)&gt;0;INDEX([$д.$B$2:.$BM$64];[.$A15]+1;[.D$1])&gt;0);-2;0);[$д.D15])" office:value-type="float" office:value="0" calcext:value-type="float">
            <text:p>0</text:p>
          </table:table-cell>
          <table:table-cell table:style-name="ce1" table:formula="of:=IF([$д.E15]=0;IF(AND(INDEX([$д.$B$2:.$BM$64];[.$A15]*3;[.E$1])&gt;0;INDEX([$д.$B$2:.$BM$64];[.$A15];[.E$1]*3)&gt;0;INDEX([$д.$B$2:.$BM$64];[.$A15];[.E$1]+1)&gt;0;INDEX([$д.$B$2:.$BM$64];[.$A15]+1;[.E$1])&gt;0);-2;0);[$д.E15])" office:value-type="float" office:value="0" calcext:value-type="float">
            <text:p>0</text:p>
          </table:table-cell>
          <table:table-cell table:style-name="ce1" table:formula="of:=IF([$д.F15]=0;IF(AND(INDEX([$д.$B$2:.$BM$64];[.$A15]*3;[.F$1])&gt;0;INDEX([$д.$B$2:.$BM$64];[.$A15];[.F$1]*3)&gt;0;INDEX([$д.$B$2:.$BM$64];[.$A15];[.F$1]+1)&gt;0;INDEX([$д.$B$2:.$BM$64];[.$A15]+1;[.F$1])&gt;0);-2;0);[$д.F15])" office:value-type="float" office:value="0" calcext:value-type="float">
            <text:p>0</text:p>
          </table:table-cell>
          <table:table-cell table:style-name="ce1" table:formula="of:=IF([$д.G15]=0;IF(AND(INDEX([$д.$B$2:.$BM$64];[.$A15]*3;[.G$1])&gt;0;INDEX([$д.$B$2:.$BM$64];[.$A15];[.G$1]*3)&gt;0;INDEX([$д.$B$2:.$BM$64];[.$A15];[.G$1]+1)&gt;0;INDEX([$д.$B$2:.$BM$64];[.$A15]+1;[.G$1])&gt;0);-2;0);[$д.G15])" office:value-type="float" office:value="0" calcext:value-type="float">
            <text:p>0</text:p>
          </table:table-cell>
          <table:table-cell table:style-name="ce1" table:formula="of:=IF([$д.H15]=0;IF(AND(INDEX([$д.$B$2:.$BM$64];[.$A15]*3;[.H$1])&gt;0;INDEX([$д.$B$2:.$BM$64];[.$A15];[.H$1]*3)&gt;0;INDEX([$д.$B$2:.$BM$64];[.$A15];[.H$1]+1)&gt;0;INDEX([$д.$B$2:.$BM$64];[.$A15]+1;[.H$1])&gt;0);-2;0);[$д.H15])" office:value-type="float" office:value="0" calcext:value-type="float">
            <text:p>0</text:p>
          </table:table-cell>
          <table:table-cell table:style-name="ce1" table:formula="of:=IF([$д.I15]=0;IF(AND(INDEX([$д.$B$2:.$BM$64];[.$A15]*3;[.I$1])&gt;0;INDEX([$д.$B$2:.$BM$64];[.$A15];[.I$1]*3)&gt;0;INDEX([$д.$B$2:.$BM$64];[.$A15];[.I$1]+1)&gt;0;INDEX([$д.$B$2:.$BM$64];[.$A15]+1;[.I$1])&gt;0);-2;0);[$д.I15])" office:value-type="float" office:value="0" calcext:value-type="float">
            <text:p>0</text:p>
          </table:table-cell>
          <table:table-cell table:style-name="ce1" table:formula="of:=IF([$д.J15]=0;IF(AND(INDEX([$д.$B$2:.$BM$64];[.$A15]*3;[.J$1])&gt;0;INDEX([$д.$B$2:.$BM$64];[.$A15];[.J$1]*3)&gt;0;INDEX([$д.$B$2:.$BM$64];[.$A15];[.J$1]+1)&gt;0;INDEX([$д.$B$2:.$BM$64];[.$A15]+1;[.J$1])&gt;0);-2;0);[$д.J15])" office:value-type="float" office:value="0" calcext:value-type="float">
            <text:p>0</text:p>
          </table:table-cell>
          <table:table-cell table:style-name="ce1" table:formula="of:=IF([$д.K15]=0;IF(AND(INDEX([$д.$B$2:.$BM$64];[.$A15]*3;[.K$1])&gt;0;INDEX([$д.$B$2:.$BM$64];[.$A15];[.K$1]*3)&gt;0;INDEX([$д.$B$2:.$BM$64];[.$A15];[.K$1]+1)&gt;0;INDEX([$д.$B$2:.$BM$64];[.$A15]+1;[.K$1])&gt;0);-2;0);[$д.K15])" office:value-type="float" office:value="0" calcext:value-type="float">
            <text:p>0</text:p>
          </table:table-cell>
          <table:table-cell table:style-name="ce1" table:formula="of:=IF([$д.L15]=0;IF(AND(INDEX([$д.$B$2:.$BM$64];[.$A15]*3;[.L$1])&gt;0;INDEX([$д.$B$2:.$BM$64];[.$A15];[.L$1]*3)&gt;0;INDEX([$д.$B$2:.$BM$64];[.$A15];[.L$1]+1)&gt;0;INDEX([$д.$B$2:.$BM$64];[.$A15]+1;[.L$1])&gt;0);-2;0);[$д.L15])" office:value-type="float" office:value="0" calcext:value-type="float">
            <text:p>0</text:p>
          </table:table-cell>
          <table:table-cell table:style-name="ce1" table:formula="of:=IF([$д.M15]=0;IF(AND(INDEX([$д.$B$2:.$BM$64];[.$A15]*3;[.M$1])&gt;0;INDEX([$д.$B$2:.$BM$64];[.$A15];[.M$1]*3)&gt;0;INDEX([$д.$B$2:.$BM$64];[.$A15];[.M$1]+1)&gt;0;INDEX([$д.$B$2:.$BM$64];[.$A15]+1;[.M$1])&gt;0);-2;0);[$д.M15])" office:value-type="float" office:value="0" calcext:value-type="float">
            <text:p>0</text:p>
          </table:table-cell>
          <table:table-cell table:style-name="ce1" table:formula="of:=IF([$д.N15]=0;IF(AND(INDEX([$д.$B$2:.$BM$64];[.$A15]*3;[.N$1])&gt;0;INDEX([$д.$B$2:.$BM$64];[.$A15];[.N$1]*3)&gt;0;INDEX([$д.$B$2:.$BM$64];[.$A15];[.N$1]+1)&gt;0;INDEX([$д.$B$2:.$BM$64];[.$A15]+1;[.N$1])&gt;0);-2;0);[$д.N15])" office:value-type="float" office:value="0" calcext:value-type="float">
            <text:p>0</text:p>
          </table:table-cell>
          <table:table-cell table:style-name="ce1" table:formula="of:=IF([$д.O15]=0;IF(AND(INDEX([$д.$B$2:.$BM$64];[.$A15]*3;[.O$1])&gt;0;INDEX([$д.$B$2:.$BM$64];[.$A15];[.O$1]*3)&gt;0;INDEX([$д.$B$2:.$BM$64];[.$A15];[.O$1]+1)&gt;0;INDEX([$д.$B$2:.$BM$64];[.$A15]+1;[.O$1])&gt;0);-2;0);[$д.O15])" office:value-type="float" office:value="0" calcext:value-type="float">
            <text:p>0</text:p>
          </table:table-cell>
          <table:table-cell table:style-name="ce1" table:formula="of:=IF([$д.P15]=0;IF(AND(INDEX([$д.$B$2:.$BM$64];[.$A15]*3;[.P$1])&gt;0;INDEX([$д.$B$2:.$BM$64];[.$A15];[.P$1]*3)&gt;0;INDEX([$д.$B$2:.$BM$64];[.$A15];[.P$1]+1)&gt;0;INDEX([$д.$B$2:.$BM$64];[.$A15]+1;[.P$1])&gt;0);-2;0);[$д.P15])" office:value-type="float" office:value="0" calcext:value-type="float">
            <text:p>0</text:p>
          </table:table-cell>
          <table:table-cell table:style-name="ce1" table:formula="of:=IF([$д.Q15]=0;IF(AND(INDEX([$д.$B$2:.$BM$64];[.$A15]*3;[.Q$1])&gt;0;INDEX([$д.$B$2:.$BM$64];[.$A15];[.Q$1]*3)&gt;0;INDEX([$д.$B$2:.$BM$64];[.$A15];[.Q$1]+1)&gt;0;INDEX([$д.$B$2:.$BM$64];[.$A15]+1;[.Q$1])&gt;0);-2;0);[$д.Q15])" office:value-type="float" office:value="-2" calcext:value-type="float">
            <text:p>-2</text:p>
          </table:table-cell>
          <table:table-cell table:style-name="ce1" table:formula="of:=IF([$д.R15]=0;IF(AND(INDEX([$д.$B$2:.$BM$64];[.$A15]*3;[.R$1])&gt;0;INDEX([$д.$B$2:.$BM$64];[.$A15];[.R$1]*3)&gt;0;INDEX([$д.$B$2:.$BM$64];[.$A15];[.R$1]+1)&gt;0;INDEX([$д.$B$2:.$BM$64];[.$A15]+1;[.R$1])&gt;0);-2;0);[$д.R15])" office:value-type="float" office:value="1" calcext:value-type="float">
            <text:p>1</text:p>
          </table:table-cell>
          <table:table-cell table:style-name="ce1" table:formula="of:=IF([$д.S15]=0;IF(AND(INDEX([$д.$B$2:.$BM$64];[.$A15]*3;[.S$1])&gt;0;INDEX([$д.$B$2:.$BM$64];[.$A15];[.S$1]*3)&gt;0;INDEX([$д.$B$2:.$BM$64];[.$A15];[.S$1]+1)&gt;0;INDEX([$д.$B$2:.$BM$64];[.$A15]+1;[.S$1])&gt;0);-2;0);[$д.S15])" office:value-type="float" office:value="1" calcext:value-type="float">
            <text:p>1</text:p>
          </table:table-cell>
          <table:table-cell table:style-name="ce1" table:formula="of:=IF([$д.T15]=0;IF(AND(INDEX([$д.$B$2:.$BM$64];[.$A15]*3;[.T$1])&gt;0;INDEX([$д.$B$2:.$BM$64];[.$A15];[.T$1]*3)&gt;0;INDEX([$д.$B$2:.$BM$64];[.$A15];[.T$1]+1)&gt;0;INDEX([$д.$B$2:.$BM$64];[.$A15]+1;[.T$1])&gt;0);-2;0);[$д.T15])" office:value-type="float" office:value="1" calcext:value-type="float">
            <text:p>1</text:p>
          </table:table-cell>
          <table:table-cell table:style-name="ce1" table:formula="of:=IF([$д.U15]=0;IF(AND(INDEX([$д.$B$2:.$BM$64];[.$A15]*3;[.U$1])&gt;0;INDEX([$д.$B$2:.$BM$64];[.$A15];[.U$1]*3)&gt;0;INDEX([$д.$B$2:.$BM$64];[.$A15];[.U$1]+1)&gt;0;INDEX([$д.$B$2:.$BM$64];[.$A15]+1;[.U$1])&gt;0);-2;0);[$д.U15])" office:value-type="float" office:value="1" calcext:value-type="float">
            <text:p>1</text:p>
          </table:table-cell>
          <table:table-cell table:style-name="ce2" table:formula="of:=IF([$д.V15]=0;IF(OR(INDEX([$д.$B$2:.$BM$64];[.$A15]*3;[.V$1])&lt;0;INDEX([$д.$B$2:.$BM$64];[.$A15];[.V$1]*3)&lt;0;INDEX([$д.$B$2:.$BM$64];[.$A15];[.V$1]+1)&lt;0;INDEX([$д.$B$2:.$BM$64];[.$A15]+1;[.V$1])&lt;0);2;0);[$д.V15])" office:value-type="float" office:value="1" calcext:value-type="float">
            <text:p>1</text:p>
          </table:table-cell>
          <table:table-cell table:style-name="ce3" table:formula="of:=IF([$д.W15]=0;IF(AND(INDEX([$д.$B$2:.$BM$64];[.$A15]*3;[.W$1])&gt;0;INDEX([$д.$B$2:.$BM$64];[.$A15];[.W$1]*3)&gt;0;INDEX([$д.$B$2:.$BM$64];[.$A15];[.W$1]+1)&gt;0;INDEX([$д.$B$2:.$BM$64];[.$A15]+1;[.W$1])&gt;0);-1;0);[$д.W15])" office:value-type="float" office:value="1" calcext:value-type="float">
            <text:p>1</text:p>
          </table:table-cell>
          <table:table-cell table:style-name="ce4" table:formula="of:=IF([$д.X15]=0;IF(OR(INDEX([$д.$B$2:.$BM$64];[.$A15]*3;[.X$1])&gt;0;INDEX([$д.$B$2:.$BM$64];[.$A15];[.X$1]*3)&gt;0;INDEX([$д.$B$2:.$BM$64];[.$A15];[.X$1]+1)&gt;0;INDEX([$д.$B$2:.$BM$64];[.$A15]+1;[.X$1])&gt;0);-1;0);[$д.X15])" office:value-type="float" office:value="1" calcext:value-type="float">
            <text:p>1</text:p>
          </table:table-cell>
          <table:table-cell table:style-name="ce4" table:formula="of:=IF([$д.Y15]=0;IF(OR(INDEX([$д.$B$2:.$BM$64];[.$A15]*3;[.Y$1])&gt;0;INDEX([$д.$B$2:.$BM$64];[.$A15];[.Y$1]*3)&gt;0;INDEX([$д.$B$2:.$BM$64];[.$A15];[.Y$1]+1)&gt;0;INDEX([$д.$B$2:.$BM$64];[.$A15]+1;[.Y$1])&gt;0);-1;0);[$д.Y15])" office:value-type="float" office:value="1" calcext:value-type="float">
            <text:p>1</text:p>
          </table:table-cell>
          <table:table-cell table:style-name="ce4" table:formula="of:=IF([$д.Z15]=0;IF(OR(INDEX([$д.$B$2:.$BM$64];[.$A15]*3;[.Z$1])&gt;0;INDEX([$д.$B$2:.$BM$64];[.$A15];[.Z$1]*3)&gt;0;INDEX([$д.$B$2:.$BM$64];[.$A15];[.Z$1]+1)&gt;0;INDEX([$д.$B$2:.$BM$64];[.$A15]+1;[.Z$1])&gt;0);-1;0);[$д.Z15])" office:value-type="float" office:value="1" calcext:value-type="float">
            <text:p>1</text:p>
          </table:table-cell>
          <table:table-cell table:style-name="ce4" table:formula="of:=IF([$д.AA15]=0;IF(OR(INDEX([$д.$B$2:.$BM$64];[.$A15]*3;[.AA$1])&gt;0;INDEX([$д.$B$2:.$BM$64];[.$A15];[.AA$1]*3)&gt;0;INDEX([$д.$B$2:.$BM$64];[.$A15];[.AA$1]+1)&gt;0;INDEX([$д.$B$2:.$BM$64];[.$A15]+1;[.AA$1])&gt;0);-1;0);[$д.AA15])" office:value-type="float" office:value="1" calcext:value-type="float">
            <text:p>1</text:p>
          </table:table-cell>
          <table:table-cell table:style-name="ce4" table:formula="of:=IF([$д.AB15]=0;IF(OR(INDEX([$д.$B$2:.$BM$64];[.$A15]*3;[.AB$1])&gt;0;INDEX([$д.$B$2:.$BM$64];[.$A15];[.AB$1]*3)&gt;0;INDEX([$д.$B$2:.$BM$64];[.$A15];[.AB$1]+1)&gt;0;INDEX([$д.$B$2:.$BM$64];[.$A15]+1;[.AB$1])&gt;0);-1;0);[$д.AB15])" office:value-type="float" office:value="1" calcext:value-type="float">
            <text:p>1</text:p>
          </table:table-cell>
          <table:table-cell table:style-name="ce4" table:formula="of:=IF([$д.AC15]=0;IF(OR(INDEX([$д.$B$2:.$BM$64];[.$A15]*3;[.AC$1])&gt;0;INDEX([$д.$B$2:.$BM$64];[.$A15];[.AC$1]*3)&gt;0;INDEX([$д.$B$2:.$BM$64];[.$A15];[.AC$1]+1)&gt;0;INDEX([$д.$B$2:.$BM$64];[.$A15]+1;[.AC$1])&gt;0);-1;0);[$д.AC15])" office:value-type="float" office:value="1" calcext:value-type="float">
            <text:p>1</text:p>
          </table:table-cell>
          <table:table-cell table:style-name="ce4" table:formula="of:=IF(MAX([.AD$1];[.$A15])*3+MIN([.AD$1];[.$A15])&gt;=65;1;0)" office:value-type="float" office:value="1" calcext:value-type="float">
            <text:p>1</text:p>
          </table:table-cell>
          <table:table-cell table:style-name="ce4" table:formula="of:=IF(MAX([.AE$1];[.$A15])*3+MIN([.AE$1];[.$A15])&gt;=65;1;0)" office:value-type="float" office:value="1" calcext:value-type="float">
            <text:p>1</text:p>
          </table:table-cell>
          <table:table-cell table:style-name="ce4" table:formula="of:=IF(MAX([.AF$1];[.$A15])*3+MIN([.AF$1];[.$A15])&gt;=65;1;0)" office:value-type="float" office:value="1" calcext:value-type="float">
            <text:p>1</text:p>
          </table:table-cell>
          <table:table-cell table:style-name="ce4" table:formula="of:=IF(MAX([.AG$1];[.$A15])*3+MIN([.AG$1];[.$A15])&gt;=65;1;0)" office:value-type="float" office:value="1" calcext:value-type="float">
            <text:p>1</text:p>
          </table:table-cell>
          <table:table-cell table:style-name="ce4" table:formula="of:=IF(MAX([.AH$1];[.$A15])*3+MIN([.AH$1];[.$A15])&gt;=65;1;0)" office:value-type="float" office:value="1" calcext:value-type="float">
            <text:p>1</text:p>
          </table:table-cell>
          <table:table-cell table:style-name="ce4" table:formula="of:=IF(MAX([.AI$1];[.$A15])*3+MIN([.AI$1];[.$A15])&gt;=65;1;0)" office:value-type="float" office:value="1" calcext:value-type="float">
            <text:p>1</text:p>
          </table:table-cell>
          <table:table-cell table:style-name="ce4" table:formula="of:=IF(MAX([.AJ$1];[.$A15])*3+MIN([.AJ$1];[.$A15])&gt;=65;1;0)" office:value-type="float" office:value="1" calcext:value-type="float">
            <text:p>1</text:p>
          </table:table-cell>
          <table:table-cell table:style-name="ce4" table:formula="of:=IF(MAX([.AK$1];[.$A15])*3+MIN([.AK$1];[.$A15])&gt;=65;1;0)" office:value-type="float" office:value="1" calcext:value-type="float">
            <text:p>1</text:p>
          </table:table-cell>
          <table:table-cell table:style-name="ce4" table:formula="of:=IF(MAX([.AL$1];[.$A15])*3+MIN([.AL$1];[.$A15])&gt;=65;1;0)" office:value-type="float" office:value="1" calcext:value-type="float">
            <text:p>1</text:p>
          </table:table-cell>
          <table:table-cell table:style-name="ce4" table:formula="of:=IF(MAX([.AM$1];[.$A15])*3+MIN([.AM$1];[.$A15])&gt;=65;1;0)" office:value-type="float" office:value="1" calcext:value-type="float">
            <text:p>1</text:p>
          </table:table-cell>
          <table:table-cell table:style-name="ce4" table:formula="of:=IF(MAX([.AN$1];[.$A15])*3+MIN([.AN$1];[.$A15])&gt;=65;1;0)" office:value-type="float" office:value="1" calcext:value-type="float">
            <text:p>1</text:p>
          </table:table-cell>
          <table:table-cell table:style-name="ce4" table:formula="of:=IF(MAX([.AO$1];[.$A15])*3+MIN([.AO$1];[.$A15])&gt;=65;1;0)" office:value-type="float" office:value="1" calcext:value-type="float">
            <text:p>1</text:p>
          </table:table-cell>
          <table:table-cell table:style-name="ce4" table:formula="of:=IF(MAX([.AP$1];[.$A15])*3+MIN([.AP$1];[.$A15])&gt;=65;1;0)" office:value-type="float" office:value="1" calcext:value-type="float">
            <text:p>1</text:p>
          </table:table-cell>
          <table:table-cell table:style-name="ce4" table:formula="of:=IF(MAX([.AQ$1];[.$A15])*3+MIN([.AQ$1];[.$A15])&gt;=65;1;0)" office:value-type="float" office:value="1" calcext:value-type="float">
            <text:p>1</text:p>
          </table:table-cell>
          <table:table-cell table:style-name="ce4" table:formula="of:=IF(MAX([.AR$1];[.$A15])*3+MIN([.AR$1];[.$A15])&gt;=65;1;0)" office:value-type="float" office:value="1" calcext:value-type="float">
            <text:p>1</text:p>
          </table:table-cell>
          <table:table-cell table:style-name="ce4" table:formula="of:=IF(MAX([.AS$1];[.$A15])*3+MIN([.AS$1];[.$A15])&gt;=65;1;0)" office:value-type="float" office:value="1" calcext:value-type="float">
            <text:p>1</text:p>
          </table:table-cell>
          <table:table-cell table:style-name="ce4" table:formula="of:=IF(MAX([.AT$1];[.$A15])*3+MIN([.AT$1];[.$A15])&gt;=65;1;0)" office:value-type="float" office:value="1" calcext:value-type="float">
            <text:p>1</text:p>
          </table:table-cell>
          <table:table-cell table:style-name="ce4" table:formula="of:=IF(MAX([.AU$1];[.$A15])*3+MIN([.AU$1];[.$A15])&gt;=65;1;0)" office:value-type="float" office:value="1" calcext:value-type="float">
            <text:p>1</text:p>
          </table:table-cell>
          <table:table-cell table:style-name="ce4" table:formula="of:=IF(MAX([.AV$1];[.$A15])*3+MIN([.AV$1];[.$A15])&gt;=65;1;0)" office:value-type="float" office:value="1" calcext:value-type="float">
            <text:p>1</text:p>
          </table:table-cell>
          <table:table-cell table:style-name="ce4" table:formula="of:=IF(MAX([.AW$1];[.$A15])*3+MIN([.AW$1];[.$A15])&gt;=65;1;0)" office:value-type="float" office:value="1" calcext:value-type="float">
            <text:p>1</text:p>
          </table:table-cell>
          <table:table-cell table:style-name="ce4" table:formula="of:=IF(MAX([.AX$1];[.$A15])*3+MIN([.AX$1];[.$A15])&gt;=65;1;0)" office:value-type="float" office:value="1" calcext:value-type="float">
            <text:p>1</text:p>
          </table:table-cell>
          <table:table-cell table:style-name="ce4" table:formula="of:=IF(MAX([.AY$1];[.$A15])*3+MIN([.AY$1];[.$A15])&gt;=65;1;0)" office:value-type="float" office:value="1" calcext:value-type="float">
            <text:p>1</text:p>
          </table:table-cell>
          <table:table-cell table:style-name="ce4" table:formula="of:=IF(MAX([.AZ$1];[.$A15])*3+MIN([.AZ$1];[.$A15])&gt;=65;1;0)" office:value-type="float" office:value="1" calcext:value-type="float">
            <text:p>1</text:p>
          </table:table-cell>
          <table:table-cell table:style-name="ce4" table:formula="of:=IF(MAX([.BA$1];[.$A15])*3+MIN([.BA$1];[.$A15])&gt;=65;1;0)" office:value-type="float" office:value="1" calcext:value-type="float">
            <text:p>1</text:p>
          </table:table-cell>
          <table:table-cell table:style-name="ce4" table:formula="of:=IF(MAX([.BB$1];[.$A15])*3+MIN([.BB$1];[.$A15])&gt;=65;1;0)" office:value-type="float" office:value="1" calcext:value-type="float">
            <text:p>1</text:p>
          </table:table-cell>
          <table:table-cell table:style-name="ce4" table:formula="of:=IF(MAX([.BC$1];[.$A15])*3+MIN([.BC$1];[.$A15])&gt;=65;1;0)" office:value-type="float" office:value="1" calcext:value-type="float">
            <text:p>1</text:p>
          </table:table-cell>
          <table:table-cell table:style-name="ce4" table:formula="of:=IF(MAX([.BD$1];[.$A15])*3+MIN([.BD$1];[.$A15])&gt;=65;1;0)" office:value-type="float" office:value="1" calcext:value-type="float">
            <text:p>1</text:p>
          </table:table-cell>
          <table:table-cell table:style-name="ce4" table:formula="of:=IF(MAX([.BE$1];[.$A15])*3+MIN([.BE$1];[.$A15])&gt;=65;1;0)" office:value-type="float" office:value="1" calcext:value-type="float">
            <text:p>1</text:p>
          </table:table-cell>
          <table:table-cell table:style-name="ce4" table:formula="of:=IF(MAX([.BF$1];[.$A15])*3+MIN([.BF$1];[.$A15])&gt;=65;1;0)" office:value-type="float" office:value="1" calcext:value-type="float">
            <text:p>1</text:p>
          </table:table-cell>
          <table:table-cell table:style-name="ce4" table:formula="of:=IF(MAX([.BG$1];[.$A15])*3+MIN([.BG$1];[.$A15])&gt;=65;1;0)" office:value-type="float" office:value="1" calcext:value-type="float">
            <text:p>1</text:p>
          </table:table-cell>
          <table:table-cell table:style-name="ce4" table:formula="of:=IF(MAX([.BH$1];[.$A15])*3+MIN([.BH$1];[.$A15])&gt;=65;1;0)" office:value-type="float" office:value="1" calcext:value-type="float">
            <text:p>1</text:p>
          </table:table-cell>
          <table:table-cell table:style-name="ce4" table:formula="of:=IF(MAX([.BI$1];[.$A15])*3+MIN([.BI$1];[.$A15])&gt;=65;1;0)" office:value-type="float" office:value="1" calcext:value-type="float">
            <text:p>1</text:p>
          </table:table-cell>
          <table:table-cell table:style-name="ce4" table:formula="of:=IF(MAX([.BJ$1];[.$A15])*3+MIN([.BJ$1];[.$A15])&gt;=65;1;0)" office:value-type="float" office:value="1" calcext:value-type="float">
            <text:p>1</text:p>
          </table:table-cell>
          <table:table-cell table:style-name="ce4" table:formula="of:=IF(MAX([.BK$1];[.$A15])*3+MIN([.BK$1];[.$A15])&gt;=65;1;0)" office:value-type="float" office:value="1" calcext:value-type="float">
            <text:p>1</text:p>
          </table:table-cell>
          <table:table-cell table:style-name="ce4" table:formula="of:=IF(MAX([.BL$1];[.$A15])*3+MIN([.BL$1];[.$A15])&gt;=65;1;0)" office:value-type="float" office:value="1" calcext:value-type="float">
            <text:p>1</text:p>
          </table:table-cell>
          <table:table-cell table:style-name="ce4" table:formula="of:=IF(MAX([.BM$1];[.$A15])*3+MIN([.BM$1];[.$A15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IF([$д.B16]=0;IF(AND(INDEX([$д.$B$2:.$BM$64];[.$A16]*3;[.B$1])&gt;0;INDEX([$д.$B$2:.$BM$64];[.$A16];[.B$1]*3)&gt;0;INDEX([$д.$B$2:.$BM$64];[.$A16];[.B$1]+1)&gt;0;INDEX([$д.$B$2:.$BM$64];[.$A16]+1;[.B$1])&gt;0);-2;0);[$д.B16])" office:value-type="float" office:value="0" calcext:value-type="float">
            <text:p>0</text:p>
          </table:table-cell>
          <table:table-cell table:style-name="ce1" table:formula="of:=IF([$д.C16]=0;IF(AND(INDEX([$д.$B$2:.$BM$64];[.$A16]*3;[.C$1])&gt;0;INDEX([$д.$B$2:.$BM$64];[.$A16];[.C$1]*3)&gt;0;INDEX([$д.$B$2:.$BM$64];[.$A16];[.C$1]+1)&gt;0;INDEX([$д.$B$2:.$BM$64];[.$A16]+1;[.C$1])&gt;0);-2;0);[$д.C16])" office:value-type="float" office:value="0" calcext:value-type="float">
            <text:p>0</text:p>
          </table:table-cell>
          <table:table-cell table:style-name="ce1" table:formula="of:=IF([$д.D16]=0;IF(AND(INDEX([$д.$B$2:.$BM$64];[.$A16]*3;[.D$1])&gt;0;INDEX([$д.$B$2:.$BM$64];[.$A16];[.D$1]*3)&gt;0;INDEX([$д.$B$2:.$BM$64];[.$A16];[.D$1]+1)&gt;0;INDEX([$д.$B$2:.$BM$64];[.$A16]+1;[.D$1])&gt;0);-2;0);[$д.D16])" office:value-type="float" office:value="0" calcext:value-type="float">
            <text:p>0</text:p>
          </table:table-cell>
          <table:table-cell table:style-name="ce1" table:formula="of:=IF([$д.E16]=0;IF(AND(INDEX([$д.$B$2:.$BM$64];[.$A16]*3;[.E$1])&gt;0;INDEX([$д.$B$2:.$BM$64];[.$A16];[.E$1]*3)&gt;0;INDEX([$д.$B$2:.$BM$64];[.$A16];[.E$1]+1)&gt;0;INDEX([$д.$B$2:.$BM$64];[.$A16]+1;[.E$1])&gt;0);-2;0);[$д.E16])" office:value-type="float" office:value="0" calcext:value-type="float">
            <text:p>0</text:p>
          </table:table-cell>
          <table:table-cell table:style-name="ce1" table:formula="of:=IF([$д.F16]=0;IF(AND(INDEX([$д.$B$2:.$BM$64];[.$A16]*3;[.F$1])&gt;0;INDEX([$д.$B$2:.$BM$64];[.$A16];[.F$1]*3)&gt;0;INDEX([$д.$B$2:.$BM$64];[.$A16];[.F$1]+1)&gt;0;INDEX([$д.$B$2:.$BM$64];[.$A16]+1;[.F$1])&gt;0);-2;0);[$д.F16])" office:value-type="float" office:value="0" calcext:value-type="float">
            <text:p>0</text:p>
          </table:table-cell>
          <table:table-cell table:style-name="ce1" table:formula="of:=IF([$д.G16]=0;IF(AND(INDEX([$д.$B$2:.$BM$64];[.$A16]*3;[.G$1])&gt;0;INDEX([$д.$B$2:.$BM$64];[.$A16];[.G$1]*3)&gt;0;INDEX([$д.$B$2:.$BM$64];[.$A16];[.G$1]+1)&gt;0;INDEX([$д.$B$2:.$BM$64];[.$A16]+1;[.G$1])&gt;0);-2;0);[$д.G16])" office:value-type="float" office:value="0" calcext:value-type="float">
            <text:p>0</text:p>
          </table:table-cell>
          <table:table-cell table:style-name="ce1" table:formula="of:=IF([$д.H16]=0;IF(AND(INDEX([$д.$B$2:.$BM$64];[.$A16]*3;[.H$1])&gt;0;INDEX([$д.$B$2:.$BM$64];[.$A16];[.H$1]*3)&gt;0;INDEX([$д.$B$2:.$BM$64];[.$A16];[.H$1]+1)&gt;0;INDEX([$д.$B$2:.$BM$64];[.$A16]+1;[.H$1])&gt;0);-2;0);[$д.H16])" office:value-type="float" office:value="0" calcext:value-type="float">
            <text:p>0</text:p>
          </table:table-cell>
          <table:table-cell table:style-name="ce1" table:formula="of:=IF([$д.I16]=0;IF(AND(INDEX([$д.$B$2:.$BM$64];[.$A16]*3;[.I$1])&gt;0;INDEX([$д.$B$2:.$BM$64];[.$A16];[.I$1]*3)&gt;0;INDEX([$д.$B$2:.$BM$64];[.$A16];[.I$1]+1)&gt;0;INDEX([$д.$B$2:.$BM$64];[.$A16]+1;[.I$1])&gt;0);-2;0);[$д.I16])" office:value-type="float" office:value="0" calcext:value-type="float">
            <text:p>0</text:p>
          </table:table-cell>
          <table:table-cell table:style-name="ce1" table:formula="of:=IF([$д.J16]=0;IF(AND(INDEX([$д.$B$2:.$BM$64];[.$A16]*3;[.J$1])&gt;0;INDEX([$д.$B$2:.$BM$64];[.$A16];[.J$1]*3)&gt;0;INDEX([$д.$B$2:.$BM$64];[.$A16];[.J$1]+1)&gt;0;INDEX([$д.$B$2:.$BM$64];[.$A16]+1;[.J$1])&gt;0);-2;0);[$д.J16])" office:value-type="float" office:value="0" calcext:value-type="float">
            <text:p>0</text:p>
          </table:table-cell>
          <table:table-cell table:style-name="ce1" table:formula="of:=IF([$д.K16]=0;IF(AND(INDEX([$д.$B$2:.$BM$64];[.$A16]*3;[.K$1])&gt;0;INDEX([$д.$B$2:.$BM$64];[.$A16];[.K$1]*3)&gt;0;INDEX([$д.$B$2:.$BM$64];[.$A16];[.K$1]+1)&gt;0;INDEX([$д.$B$2:.$BM$64];[.$A16]+1;[.K$1])&gt;0);-2;0);[$д.K16])" office:value-type="float" office:value="0" calcext:value-type="float">
            <text:p>0</text:p>
          </table:table-cell>
          <table:table-cell table:style-name="ce1" table:formula="of:=IF([$д.L16]=0;IF(AND(INDEX([$д.$B$2:.$BM$64];[.$A16]*3;[.L$1])&gt;0;INDEX([$д.$B$2:.$BM$64];[.$A16];[.L$1]*3)&gt;0;INDEX([$д.$B$2:.$BM$64];[.$A16];[.L$1]+1)&gt;0;INDEX([$д.$B$2:.$BM$64];[.$A16]+1;[.L$1])&gt;0);-2;0);[$д.L16])" office:value-type="float" office:value="0" calcext:value-type="float">
            <text:p>0</text:p>
          </table:table-cell>
          <table:table-cell table:style-name="ce1" table:formula="of:=IF([$д.M16]=0;IF(AND(INDEX([$д.$B$2:.$BM$64];[.$A16]*3;[.M$1])&gt;0;INDEX([$д.$B$2:.$BM$64];[.$A16];[.M$1]*3)&gt;0;INDEX([$д.$B$2:.$BM$64];[.$A16];[.M$1]+1)&gt;0;INDEX([$д.$B$2:.$BM$64];[.$A16]+1;[.M$1])&gt;0);-2;0);[$д.M16])" office:value-type="float" office:value="0" calcext:value-type="float">
            <text:p>0</text:p>
          </table:table-cell>
          <table:table-cell table:style-name="ce1" table:formula="of:=IF([$д.N16]=0;IF(AND(INDEX([$д.$B$2:.$BM$64];[.$A16]*3;[.N$1])&gt;0;INDEX([$д.$B$2:.$BM$64];[.$A16];[.N$1]*3)&gt;0;INDEX([$д.$B$2:.$BM$64];[.$A16];[.N$1]+1)&gt;0;INDEX([$д.$B$2:.$BM$64];[.$A16]+1;[.N$1])&gt;0);-2;0);[$д.N16])" office:value-type="float" office:value="0" calcext:value-type="float">
            <text:p>0</text:p>
          </table:table-cell>
          <table:table-cell table:style-name="ce1" table:formula="of:=IF([$д.O16]=0;IF(AND(INDEX([$д.$B$2:.$BM$64];[.$A16]*3;[.O$1])&gt;0;INDEX([$д.$B$2:.$BM$64];[.$A16];[.O$1]*3)&gt;0;INDEX([$д.$B$2:.$BM$64];[.$A16];[.O$1]+1)&gt;0;INDEX([$д.$B$2:.$BM$64];[.$A16]+1;[.O$1])&gt;0);-2;0);[$д.O16])" office:value-type="float" office:value="0" calcext:value-type="float">
            <text:p>0</text:p>
          </table:table-cell>
          <table:table-cell table:style-name="ce1" table:formula="of:=IF([$д.P16]=0;IF(AND(INDEX([$д.$B$2:.$BM$64];[.$A16]*3;[.P$1])&gt;0;INDEX([$д.$B$2:.$BM$64];[.$A16];[.P$1]*3)&gt;0;INDEX([$д.$B$2:.$BM$64];[.$A16];[.P$1]+1)&gt;0;INDEX([$д.$B$2:.$BM$64];[.$A16]+1;[.P$1])&gt;0);-2;0);[$д.P16])" office:value-type="float" office:value="-2" calcext:value-type="float">
            <text:p>-2</text:p>
          </table:table-cell>
          <table:table-cell table:style-name="ce1" table:formula="of:=IF([$д.Q16]=0;IF(AND(INDEX([$д.$B$2:.$BM$64];[.$A16]*3;[.Q$1])&gt;0;INDEX([$д.$B$2:.$BM$64];[.$A16];[.Q$1]*3)&gt;0;INDEX([$д.$B$2:.$BM$64];[.$A16];[.Q$1]+1)&gt;0;INDEX([$д.$B$2:.$BM$64];[.$A16]+1;[.Q$1])&gt;0);-2;0);[$д.Q16])" office:value-type="float" office:value="2" calcext:value-type="float">
            <text:p>2</text:p>
          </table:table-cell>
          <table:table-cell table:style-name="ce1" table:formula="of:=IF([$д.R16]=0;IF(AND(INDEX([$д.$B$2:.$BM$64];[.$A16]*3;[.R$1])&gt;0;INDEX([$д.$B$2:.$BM$64];[.$A16];[.R$1]*3)&gt;0;INDEX([$д.$B$2:.$BM$64];[.$A16];[.R$1]+1)&gt;0;INDEX([$д.$B$2:.$BM$64];[.$A16]+1;[.R$1])&gt;0);-2;0);[$д.R16])" office:value-type="float" office:value="1" calcext:value-type="float">
            <text:p>1</text:p>
          </table:table-cell>
          <table:table-cell table:style-name="ce1" table:formula="of:=IF([$д.S16]=0;IF(AND(INDEX([$д.$B$2:.$BM$64];[.$A16]*3;[.S$1])&gt;0;INDEX([$д.$B$2:.$BM$64];[.$A16];[.S$1]*3)&gt;0;INDEX([$д.$B$2:.$BM$64];[.$A16];[.S$1]+1)&gt;0;INDEX([$д.$B$2:.$BM$64];[.$A16]+1;[.S$1])&gt;0);-2;0);[$д.S16])" office:value-type="float" office:value="1" calcext:value-type="float">
            <text:p>1</text:p>
          </table:table-cell>
          <table:table-cell table:style-name="ce1" table:formula="of:=IF([$д.T16]=0;IF(AND(INDEX([$д.$B$2:.$BM$64];[.$A16]*3;[.T$1])&gt;0;INDEX([$д.$B$2:.$BM$64];[.$A16];[.T$1]*3)&gt;0;INDEX([$д.$B$2:.$BM$64];[.$A16];[.T$1]+1)&gt;0;INDEX([$д.$B$2:.$BM$64];[.$A16]+1;[.T$1])&gt;0);-2;0);[$д.T16])" office:value-type="float" office:value="1" calcext:value-type="float">
            <text:p>1</text:p>
          </table:table-cell>
          <table:table-cell table:style-name="ce1" table:formula="of:=IF([$д.U16]=0;IF(AND(INDEX([$д.$B$2:.$BM$64];[.$A16]*3;[.U$1])&gt;0;INDEX([$д.$B$2:.$BM$64];[.$A16];[.U$1]*3)&gt;0;INDEX([$д.$B$2:.$BM$64];[.$A16];[.U$1]+1)&gt;0;INDEX([$д.$B$2:.$BM$64];[.$A16]+1;[.U$1])&gt;0);-2;0);[$д.U16])" office:value-type="float" office:value="1" calcext:value-type="float">
            <text:p>1</text:p>
          </table:table-cell>
          <table:table-cell table:style-name="ce2" table:formula="of:=IF([$д.V16]=0;IF(OR(INDEX([$д.$B$2:.$BM$64];[.$A16]*3;[.V$1])&lt;0;INDEX([$д.$B$2:.$BM$64];[.$A16];[.V$1]*3)&lt;0;INDEX([$д.$B$2:.$BM$64];[.$A16];[.V$1]+1)&lt;0;INDEX([$д.$B$2:.$BM$64];[.$A16]+1;[.V$1])&lt;0);2;0);[$д.V16])" office:value-type="float" office:value="1" calcext:value-type="float">
            <text:p>1</text:p>
          </table:table-cell>
          <table:table-cell table:style-name="ce3" table:formula="of:=IF([$д.W16]=0;IF(AND(INDEX([$д.$B$2:.$BM$64];[.$A16]*3;[.W$1])&gt;0;INDEX([$д.$B$2:.$BM$64];[.$A16];[.W$1]*3)&gt;0;INDEX([$д.$B$2:.$BM$64];[.$A16];[.W$1]+1)&gt;0;INDEX([$д.$B$2:.$BM$64];[.$A16]+1;[.W$1])&gt;0);-1;0);[$д.W16])" office:value-type="float" office:value="1" calcext:value-type="float">
            <text:p>1</text:p>
          </table:table-cell>
          <table:table-cell table:style-name="ce4" table:formula="of:=IF([$д.X16]=0;IF(OR(INDEX([$д.$B$2:.$BM$64];[.$A16]*3;[.X$1])&gt;0;INDEX([$д.$B$2:.$BM$64];[.$A16];[.X$1]*3)&gt;0;INDEX([$д.$B$2:.$BM$64];[.$A16];[.X$1]+1)&gt;0;INDEX([$д.$B$2:.$BM$64];[.$A16]+1;[.X$1])&gt;0);-1;0);[$д.X16])" office:value-type="float" office:value="1" calcext:value-type="float">
            <text:p>1</text:p>
          </table:table-cell>
          <table:table-cell table:style-name="ce4" table:formula="of:=IF([$д.Y16]=0;IF(OR(INDEX([$д.$B$2:.$BM$64];[.$A16]*3;[.Y$1])&gt;0;INDEX([$д.$B$2:.$BM$64];[.$A16];[.Y$1]*3)&gt;0;INDEX([$д.$B$2:.$BM$64];[.$A16];[.Y$1]+1)&gt;0;INDEX([$д.$B$2:.$BM$64];[.$A16]+1;[.Y$1])&gt;0);-1;0);[$д.Y16])" office:value-type="float" office:value="1" calcext:value-type="float">
            <text:p>1</text:p>
          </table:table-cell>
          <table:table-cell table:style-name="ce4" table:formula="of:=IF([$д.Z16]=0;IF(OR(INDEX([$д.$B$2:.$BM$64];[.$A16]*3;[.Z$1])&gt;0;INDEX([$д.$B$2:.$BM$64];[.$A16];[.Z$1]*3)&gt;0;INDEX([$д.$B$2:.$BM$64];[.$A16];[.Z$1]+1)&gt;0;INDEX([$д.$B$2:.$BM$64];[.$A16]+1;[.Z$1])&gt;0);-1;0);[$д.Z16])" office:value-type="float" office:value="1" calcext:value-type="float">
            <text:p>1</text:p>
          </table:table-cell>
          <table:table-cell table:style-name="ce4" table:formula="of:=IF([$д.AA16]=0;IF(OR(INDEX([$д.$B$2:.$BM$64];[.$A16]*3;[.AA$1])&gt;0;INDEX([$д.$B$2:.$BM$64];[.$A16];[.AA$1]*3)&gt;0;INDEX([$д.$B$2:.$BM$64];[.$A16];[.AA$1]+1)&gt;0;INDEX([$д.$B$2:.$BM$64];[.$A16]+1;[.AA$1])&gt;0);-1;0);[$д.AA16])" office:value-type="float" office:value="1" calcext:value-type="float">
            <text:p>1</text:p>
          </table:table-cell>
          <table:table-cell table:style-name="ce4" table:formula="of:=IF([$д.AB16]=0;IF(OR(INDEX([$д.$B$2:.$BM$64];[.$A16]*3;[.AB$1])&gt;0;INDEX([$д.$B$2:.$BM$64];[.$A16];[.AB$1]*3)&gt;0;INDEX([$д.$B$2:.$BM$64];[.$A16];[.AB$1]+1)&gt;0;INDEX([$д.$B$2:.$BM$64];[.$A16]+1;[.AB$1])&gt;0);-1;0);[$д.AB16])" office:value-type="float" office:value="1" calcext:value-type="float">
            <text:p>1</text:p>
          </table:table-cell>
          <table:table-cell table:style-name="ce4" table:formula="of:=IF([$д.AC16]=0;IF(OR(INDEX([$д.$B$2:.$BM$64];[.$A16]*3;[.AC$1])&gt;0;INDEX([$д.$B$2:.$BM$64];[.$A16];[.AC$1]*3)&gt;0;INDEX([$д.$B$2:.$BM$64];[.$A16];[.AC$1]+1)&gt;0;INDEX([$д.$B$2:.$BM$64];[.$A16]+1;[.AC$1])&gt;0);-1;0);[$д.AC16])" office:value-type="float" office:value="1" calcext:value-type="float">
            <text:p>1</text:p>
          </table:table-cell>
          <table:table-cell table:style-name="ce4" table:formula="of:=IF(MAX([.AD$1];[.$A16])*3+MIN([.AD$1];[.$A16])&gt;=65;1;0)" office:value-type="float" office:value="1" calcext:value-type="float">
            <text:p>1</text:p>
          </table:table-cell>
          <table:table-cell table:style-name="ce4" table:formula="of:=IF(MAX([.AE$1];[.$A16])*3+MIN([.AE$1];[.$A16])&gt;=65;1;0)" office:value-type="float" office:value="1" calcext:value-type="float">
            <text:p>1</text:p>
          </table:table-cell>
          <table:table-cell table:style-name="ce4" table:formula="of:=IF(MAX([.AF$1];[.$A16])*3+MIN([.AF$1];[.$A16])&gt;=65;1;0)" office:value-type="float" office:value="1" calcext:value-type="float">
            <text:p>1</text:p>
          </table:table-cell>
          <table:table-cell table:style-name="ce4" table:formula="of:=IF(MAX([.AG$1];[.$A16])*3+MIN([.AG$1];[.$A16])&gt;=65;1;0)" office:value-type="float" office:value="1" calcext:value-type="float">
            <text:p>1</text:p>
          </table:table-cell>
          <table:table-cell table:style-name="ce4" table:formula="of:=IF(MAX([.AH$1];[.$A16])*3+MIN([.AH$1];[.$A16])&gt;=65;1;0)" office:value-type="float" office:value="1" calcext:value-type="float">
            <text:p>1</text:p>
          </table:table-cell>
          <table:table-cell table:style-name="ce4" table:formula="of:=IF(MAX([.AI$1];[.$A16])*3+MIN([.AI$1];[.$A16])&gt;=65;1;0)" office:value-type="float" office:value="1" calcext:value-type="float">
            <text:p>1</text:p>
          </table:table-cell>
          <table:table-cell table:style-name="ce4" table:formula="of:=IF(MAX([.AJ$1];[.$A16])*3+MIN([.AJ$1];[.$A16])&gt;=65;1;0)" office:value-type="float" office:value="1" calcext:value-type="float">
            <text:p>1</text:p>
          </table:table-cell>
          <table:table-cell table:style-name="ce4" table:formula="of:=IF(MAX([.AK$1];[.$A16])*3+MIN([.AK$1];[.$A16])&gt;=65;1;0)" office:value-type="float" office:value="1" calcext:value-type="float">
            <text:p>1</text:p>
          </table:table-cell>
          <table:table-cell table:style-name="ce4" table:formula="of:=IF(MAX([.AL$1];[.$A16])*3+MIN([.AL$1];[.$A16])&gt;=65;1;0)" office:value-type="float" office:value="1" calcext:value-type="float">
            <text:p>1</text:p>
          </table:table-cell>
          <table:table-cell table:style-name="ce4" table:formula="of:=IF(MAX([.AM$1];[.$A16])*3+MIN([.AM$1];[.$A16])&gt;=65;1;0)" office:value-type="float" office:value="1" calcext:value-type="float">
            <text:p>1</text:p>
          </table:table-cell>
          <table:table-cell table:style-name="ce4" table:formula="of:=IF(MAX([.AN$1];[.$A16])*3+MIN([.AN$1];[.$A16])&gt;=65;1;0)" office:value-type="float" office:value="1" calcext:value-type="float">
            <text:p>1</text:p>
          </table:table-cell>
          <table:table-cell table:style-name="ce4" table:formula="of:=IF(MAX([.AO$1];[.$A16])*3+MIN([.AO$1];[.$A16])&gt;=65;1;0)" office:value-type="float" office:value="1" calcext:value-type="float">
            <text:p>1</text:p>
          </table:table-cell>
          <table:table-cell table:style-name="ce4" table:formula="of:=IF(MAX([.AP$1];[.$A16])*3+MIN([.AP$1];[.$A16])&gt;=65;1;0)" office:value-type="float" office:value="1" calcext:value-type="float">
            <text:p>1</text:p>
          </table:table-cell>
          <table:table-cell table:style-name="ce4" table:formula="of:=IF(MAX([.AQ$1];[.$A16])*3+MIN([.AQ$1];[.$A16])&gt;=65;1;0)" office:value-type="float" office:value="1" calcext:value-type="float">
            <text:p>1</text:p>
          </table:table-cell>
          <table:table-cell table:style-name="ce4" table:formula="of:=IF(MAX([.AR$1];[.$A16])*3+MIN([.AR$1];[.$A16])&gt;=65;1;0)" office:value-type="float" office:value="1" calcext:value-type="float">
            <text:p>1</text:p>
          </table:table-cell>
          <table:table-cell table:style-name="ce4" table:formula="of:=IF(MAX([.AS$1];[.$A16])*3+MIN([.AS$1];[.$A16])&gt;=65;1;0)" office:value-type="float" office:value="1" calcext:value-type="float">
            <text:p>1</text:p>
          </table:table-cell>
          <table:table-cell table:style-name="ce4" table:formula="of:=IF(MAX([.AT$1];[.$A16])*3+MIN([.AT$1];[.$A16])&gt;=65;1;0)" office:value-type="float" office:value="1" calcext:value-type="float">
            <text:p>1</text:p>
          </table:table-cell>
          <table:table-cell table:style-name="ce4" table:formula="of:=IF(MAX([.AU$1];[.$A16])*3+MIN([.AU$1];[.$A16])&gt;=65;1;0)" office:value-type="float" office:value="1" calcext:value-type="float">
            <text:p>1</text:p>
          </table:table-cell>
          <table:table-cell table:style-name="ce4" table:formula="of:=IF(MAX([.AV$1];[.$A16])*3+MIN([.AV$1];[.$A16])&gt;=65;1;0)" office:value-type="float" office:value="1" calcext:value-type="float">
            <text:p>1</text:p>
          </table:table-cell>
          <table:table-cell table:style-name="ce4" table:formula="of:=IF(MAX([.AW$1];[.$A16])*3+MIN([.AW$1];[.$A16])&gt;=65;1;0)" office:value-type="float" office:value="1" calcext:value-type="float">
            <text:p>1</text:p>
          </table:table-cell>
          <table:table-cell table:style-name="ce4" table:formula="of:=IF(MAX([.AX$1];[.$A16])*3+MIN([.AX$1];[.$A16])&gt;=65;1;0)" office:value-type="float" office:value="1" calcext:value-type="float">
            <text:p>1</text:p>
          </table:table-cell>
          <table:table-cell table:style-name="ce4" table:formula="of:=IF(MAX([.AY$1];[.$A16])*3+MIN([.AY$1];[.$A16])&gt;=65;1;0)" office:value-type="float" office:value="1" calcext:value-type="float">
            <text:p>1</text:p>
          </table:table-cell>
          <table:table-cell table:style-name="ce4" table:formula="of:=IF(MAX([.AZ$1];[.$A16])*3+MIN([.AZ$1];[.$A16])&gt;=65;1;0)" office:value-type="float" office:value="1" calcext:value-type="float">
            <text:p>1</text:p>
          </table:table-cell>
          <table:table-cell table:style-name="ce4" table:formula="of:=IF(MAX([.BA$1];[.$A16])*3+MIN([.BA$1];[.$A16])&gt;=65;1;0)" office:value-type="float" office:value="1" calcext:value-type="float">
            <text:p>1</text:p>
          </table:table-cell>
          <table:table-cell table:style-name="ce4" table:formula="of:=IF(MAX([.BB$1];[.$A16])*3+MIN([.BB$1];[.$A16])&gt;=65;1;0)" office:value-type="float" office:value="1" calcext:value-type="float">
            <text:p>1</text:p>
          </table:table-cell>
          <table:table-cell table:style-name="ce4" table:formula="of:=IF(MAX([.BC$1];[.$A16])*3+MIN([.BC$1];[.$A16])&gt;=65;1;0)" office:value-type="float" office:value="1" calcext:value-type="float">
            <text:p>1</text:p>
          </table:table-cell>
          <table:table-cell table:style-name="ce4" table:formula="of:=IF(MAX([.BD$1];[.$A16])*3+MIN([.BD$1];[.$A16])&gt;=65;1;0)" office:value-type="float" office:value="1" calcext:value-type="float">
            <text:p>1</text:p>
          </table:table-cell>
          <table:table-cell table:style-name="ce4" table:formula="of:=IF(MAX([.BE$1];[.$A16])*3+MIN([.BE$1];[.$A16])&gt;=65;1;0)" office:value-type="float" office:value="1" calcext:value-type="float">
            <text:p>1</text:p>
          </table:table-cell>
          <table:table-cell table:style-name="ce4" table:formula="of:=IF(MAX([.BF$1];[.$A16])*3+MIN([.BF$1];[.$A16])&gt;=65;1;0)" office:value-type="float" office:value="1" calcext:value-type="float">
            <text:p>1</text:p>
          </table:table-cell>
          <table:table-cell table:style-name="ce4" table:formula="of:=IF(MAX([.BG$1];[.$A16])*3+MIN([.BG$1];[.$A16])&gt;=65;1;0)" office:value-type="float" office:value="1" calcext:value-type="float">
            <text:p>1</text:p>
          </table:table-cell>
          <table:table-cell table:style-name="ce4" table:formula="of:=IF(MAX([.BH$1];[.$A16])*3+MIN([.BH$1];[.$A16])&gt;=65;1;0)" office:value-type="float" office:value="1" calcext:value-type="float">
            <text:p>1</text:p>
          </table:table-cell>
          <table:table-cell table:style-name="ce4" table:formula="of:=IF(MAX([.BI$1];[.$A16])*3+MIN([.BI$1];[.$A16])&gt;=65;1;0)" office:value-type="float" office:value="1" calcext:value-type="float">
            <text:p>1</text:p>
          </table:table-cell>
          <table:table-cell table:style-name="ce4" table:formula="of:=IF(MAX([.BJ$1];[.$A16])*3+MIN([.BJ$1];[.$A16])&gt;=65;1;0)" office:value-type="float" office:value="1" calcext:value-type="float">
            <text:p>1</text:p>
          </table:table-cell>
          <table:table-cell table:style-name="ce4" table:formula="of:=IF(MAX([.BK$1];[.$A16])*3+MIN([.BK$1];[.$A16])&gt;=65;1;0)" office:value-type="float" office:value="1" calcext:value-type="float">
            <text:p>1</text:p>
          </table:table-cell>
          <table:table-cell table:style-name="ce4" table:formula="of:=IF(MAX([.BL$1];[.$A16])*3+MIN([.BL$1];[.$A16])&gt;=65;1;0)" office:value-type="float" office:value="1" calcext:value-type="float">
            <text:p>1</text:p>
          </table:table-cell>
          <table:table-cell table:style-name="ce4" table:formula="of:=IF(MAX([.BM$1];[.$A16])*3+MIN([.BM$1];[.$A16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IF([$д.B17]=0;IF(AND(INDEX([$д.$B$2:.$BM$64];[.$A17]*3;[.B$1])&gt;0;INDEX([$д.$B$2:.$BM$64];[.$A17];[.B$1]*3)&gt;0;INDEX([$д.$B$2:.$BM$64];[.$A17];[.B$1]+1)&gt;0;INDEX([$д.$B$2:.$BM$64];[.$A17]+1;[.B$1])&gt;0);-2;0);[$д.B17])" office:value-type="float" office:value="0" calcext:value-type="float">
            <text:p>0</text:p>
          </table:table-cell>
          <table:table-cell table:style-name="ce1" table:formula="of:=IF([$д.C17]=0;IF(AND(INDEX([$д.$B$2:.$BM$64];[.$A17]*3;[.C$1])&gt;0;INDEX([$д.$B$2:.$BM$64];[.$A17];[.C$1]*3)&gt;0;INDEX([$д.$B$2:.$BM$64];[.$A17];[.C$1]+1)&gt;0;INDEX([$д.$B$2:.$BM$64];[.$A17]+1;[.C$1])&gt;0);-2;0);[$д.C17])" office:value-type="float" office:value="0" calcext:value-type="float">
            <text:p>0</text:p>
          </table:table-cell>
          <table:table-cell table:style-name="ce1" table:formula="of:=IF([$д.D17]=0;IF(AND(INDEX([$д.$B$2:.$BM$64];[.$A17]*3;[.D$1])&gt;0;INDEX([$д.$B$2:.$BM$64];[.$A17];[.D$1]*3)&gt;0;INDEX([$д.$B$2:.$BM$64];[.$A17];[.D$1]+1)&gt;0;INDEX([$д.$B$2:.$BM$64];[.$A17]+1;[.D$1])&gt;0);-2;0);[$д.D17])" office:value-type="float" office:value="0" calcext:value-type="float">
            <text:p>0</text:p>
          </table:table-cell>
          <table:table-cell table:style-name="ce1" table:formula="of:=IF([$д.E17]=0;IF(AND(INDEX([$д.$B$2:.$BM$64];[.$A17]*3;[.E$1])&gt;0;INDEX([$д.$B$2:.$BM$64];[.$A17];[.E$1]*3)&gt;0;INDEX([$д.$B$2:.$BM$64];[.$A17];[.E$1]+1)&gt;0;INDEX([$д.$B$2:.$BM$64];[.$A17]+1;[.E$1])&gt;0);-2;0);[$д.E17])" office:value-type="float" office:value="0" calcext:value-type="float">
            <text:p>0</text:p>
          </table:table-cell>
          <table:table-cell table:style-name="ce1" table:formula="of:=IF([$д.F17]=0;IF(AND(INDEX([$д.$B$2:.$BM$64];[.$A17]*3;[.F$1])&gt;0;INDEX([$д.$B$2:.$BM$64];[.$A17];[.F$1]*3)&gt;0;INDEX([$д.$B$2:.$BM$64];[.$A17];[.F$1]+1)&gt;0;INDEX([$д.$B$2:.$BM$64];[.$A17]+1;[.F$1])&gt;0);-2;0);[$д.F17])" office:value-type="float" office:value="0" calcext:value-type="float">
            <text:p>0</text:p>
          </table:table-cell>
          <table:table-cell table:style-name="ce1" table:formula="of:=IF([$д.G17]=0;IF(AND(INDEX([$д.$B$2:.$BM$64];[.$A17]*3;[.G$1])&gt;0;INDEX([$д.$B$2:.$BM$64];[.$A17];[.G$1]*3)&gt;0;INDEX([$д.$B$2:.$BM$64];[.$A17];[.G$1]+1)&gt;0;INDEX([$д.$B$2:.$BM$64];[.$A17]+1;[.G$1])&gt;0);-2;0);[$д.G17])" office:value-type="float" office:value="0" calcext:value-type="float">
            <text:p>0</text:p>
          </table:table-cell>
          <table:table-cell table:style-name="ce1" table:formula="of:=IF([$д.H17]=0;IF(AND(INDEX([$д.$B$2:.$BM$64];[.$A17]*3;[.H$1])&gt;0;INDEX([$д.$B$2:.$BM$64];[.$A17];[.H$1]*3)&gt;0;INDEX([$д.$B$2:.$BM$64];[.$A17];[.H$1]+1)&gt;0;INDEX([$д.$B$2:.$BM$64];[.$A17]+1;[.H$1])&gt;0);-2;0);[$д.H17])" office:value-type="float" office:value="0" calcext:value-type="float">
            <text:p>0</text:p>
          </table:table-cell>
          <table:table-cell table:style-name="ce1" table:formula="of:=IF([$д.I17]=0;IF(AND(INDEX([$д.$B$2:.$BM$64];[.$A17]*3;[.I$1])&gt;0;INDEX([$д.$B$2:.$BM$64];[.$A17];[.I$1]*3)&gt;0;INDEX([$д.$B$2:.$BM$64];[.$A17];[.I$1]+1)&gt;0;INDEX([$д.$B$2:.$BM$64];[.$A17]+1;[.I$1])&gt;0);-2;0);[$д.I17])" office:value-type="float" office:value="0" calcext:value-type="float">
            <text:p>0</text:p>
          </table:table-cell>
          <table:table-cell table:style-name="ce1" table:formula="of:=IF([$д.J17]=0;IF(AND(INDEX([$д.$B$2:.$BM$64];[.$A17]*3;[.J$1])&gt;0;INDEX([$д.$B$2:.$BM$64];[.$A17];[.J$1]*3)&gt;0;INDEX([$д.$B$2:.$BM$64];[.$A17];[.J$1]+1)&gt;0;INDEX([$д.$B$2:.$BM$64];[.$A17]+1;[.J$1])&gt;0);-2;0);[$д.J17])" office:value-type="float" office:value="0" calcext:value-type="float">
            <text:p>0</text:p>
          </table:table-cell>
          <table:table-cell table:style-name="ce1" table:formula="of:=IF([$д.K17]=0;IF(AND(INDEX([$д.$B$2:.$BM$64];[.$A17]*3;[.K$1])&gt;0;INDEX([$д.$B$2:.$BM$64];[.$A17];[.K$1]*3)&gt;0;INDEX([$д.$B$2:.$BM$64];[.$A17];[.K$1]+1)&gt;0;INDEX([$д.$B$2:.$BM$64];[.$A17]+1;[.K$1])&gt;0);-2;0);[$д.K17])" office:value-type="float" office:value="0" calcext:value-type="float">
            <text:p>0</text:p>
          </table:table-cell>
          <table:table-cell table:style-name="ce1" table:formula="of:=IF([$д.L17]=0;IF(AND(INDEX([$д.$B$2:.$BM$64];[.$A17]*3;[.L$1])&gt;0;INDEX([$д.$B$2:.$BM$64];[.$A17];[.L$1]*3)&gt;0;INDEX([$д.$B$2:.$BM$64];[.$A17];[.L$1]+1)&gt;0;INDEX([$д.$B$2:.$BM$64];[.$A17]+1;[.L$1])&gt;0);-2;0);[$д.L17])" office:value-type="float" office:value="0" calcext:value-type="float">
            <text:p>0</text:p>
          </table:table-cell>
          <table:table-cell table:style-name="ce1" table:formula="of:=IF([$д.M17]=0;IF(AND(INDEX([$д.$B$2:.$BM$64];[.$A17]*3;[.M$1])&gt;0;INDEX([$д.$B$2:.$BM$64];[.$A17];[.M$1]*3)&gt;0;INDEX([$д.$B$2:.$BM$64];[.$A17];[.M$1]+1)&gt;0;INDEX([$д.$B$2:.$BM$64];[.$A17]+1;[.M$1])&gt;0);-2;0);[$д.M17])" office:value-type="float" office:value="-2" calcext:value-type="float">
            <text:p>-2</text:p>
          </table:table-cell>
          <table:table-cell table:style-name="ce1" table:formula="of:=IF([$д.N17]=0;IF(AND(INDEX([$д.$B$2:.$BM$64];[.$A17]*3;[.N$1])&gt;0;INDEX([$д.$B$2:.$BM$64];[.$A17];[.N$1]*3)&gt;0;INDEX([$д.$B$2:.$BM$64];[.$A17];[.N$1]+1)&gt;0;INDEX([$д.$B$2:.$BM$64];[.$A17]+1;[.N$1])&gt;0);-2;0);[$д.N17])" office:value-type="float" office:value="2" calcext:value-type="float">
            <text:p>2</text:p>
          </table:table-cell>
          <table:table-cell table:style-name="ce1" table:formula="of:=IF([$д.O17]=0;IF(AND(INDEX([$д.$B$2:.$BM$64];[.$A17]*3;[.O$1])&gt;0;INDEX([$д.$B$2:.$BM$64];[.$A17];[.O$1]*3)&gt;0;INDEX([$д.$B$2:.$BM$64];[.$A17];[.O$1]+1)&gt;0;INDEX([$д.$B$2:.$BM$64];[.$A17]+1;[.O$1])&gt;0);-2;0);[$д.O17])" office:value-type="float" office:value="-2" calcext:value-type="float">
            <text:p>-2</text:p>
          </table:table-cell>
          <table:table-cell table:style-name="ce1" table:formula="of:=IF([$д.P17]=0;IF(AND(INDEX([$д.$B$2:.$BM$64];[.$A17]*3;[.P$1])&gt;0;INDEX([$д.$B$2:.$BM$64];[.$A17];[.P$1]*3)&gt;0;INDEX([$д.$B$2:.$BM$64];[.$A17];[.P$1]+1)&gt;0;INDEX([$д.$B$2:.$BM$64];[.$A17]+1;[.P$1])&gt;0);-2;0);[$д.P17])" office:value-type="float" office:value="2" calcext:value-type="float">
            <text:p>2</text:p>
          </table:table-cell>
          <table:table-cell table:style-name="ce1" table:formula="of:=IF([$д.Q17]=0;IF(AND(INDEX([$д.$B$2:.$BM$64];[.$A17]*3;[.Q$1])&gt;0;INDEX([$д.$B$2:.$BM$64];[.$A17];[.Q$1]*3)&gt;0;INDEX([$д.$B$2:.$BM$64];[.$A17];[.Q$1]+1)&gt;0;INDEX([$д.$B$2:.$BM$64];[.$A17]+1;[.Q$1])&gt;0);-2;0);[$д.Q17])" office:value-type="float" office:value="-1" calcext:value-type="float">
            <text:p>-1</text:p>
          </table:table-cell>
          <table:table-cell table:style-name="ce1" table:formula="of:=IF([$д.R17]=0;IF(AND(INDEX([$д.$B$2:.$BM$64];[.$A17]*3;[.R$1])&gt;0;INDEX([$д.$B$2:.$BM$64];[.$A17];[.R$1]*3)&gt;0;INDEX([$д.$B$2:.$BM$64];[.$A17];[.R$1]+1)&gt;0;INDEX([$д.$B$2:.$BM$64];[.$A17]+1;[.R$1])&gt;0);-2;0);[$д.R17])" office:value-type="float" office:value="1" calcext:value-type="float">
            <text:p>1</text:p>
          </table:table-cell>
          <table:table-cell table:style-name="ce1" table:formula="of:=IF([$д.S17]=0;IF(AND(INDEX([$д.$B$2:.$BM$64];[.$A17]*3;[.S$1])&gt;0;INDEX([$д.$B$2:.$BM$64];[.$A17];[.S$1]*3)&gt;0;INDEX([$д.$B$2:.$BM$64];[.$A17];[.S$1]+1)&gt;0;INDEX([$д.$B$2:.$BM$64];[.$A17]+1;[.S$1])&gt;0);-2;0);[$д.S17])" office:value-type="float" office:value="1" calcext:value-type="float">
            <text:p>1</text:p>
          </table:table-cell>
          <table:table-cell table:style-name="ce1" table:formula="of:=IF([$д.T17]=0;IF(AND(INDEX([$д.$B$2:.$BM$64];[.$A17]*3;[.T$1])&gt;0;INDEX([$д.$B$2:.$BM$64];[.$A17];[.T$1]*3)&gt;0;INDEX([$д.$B$2:.$BM$64];[.$A17];[.T$1]+1)&gt;0;INDEX([$д.$B$2:.$BM$64];[.$A17]+1;[.T$1])&gt;0);-2;0);[$д.T17])" office:value-type="float" office:value="1" calcext:value-type="float">
            <text:p>1</text:p>
          </table:table-cell>
          <table:table-cell table:style-name="ce1" table:formula="of:=IF([$д.U17]=0;IF(AND(INDEX([$д.$B$2:.$BM$64];[.$A17]*3;[.U$1])&gt;0;INDEX([$д.$B$2:.$BM$64];[.$A17];[.U$1]*3)&gt;0;INDEX([$д.$B$2:.$BM$64];[.$A17];[.U$1]+1)&gt;0;INDEX([$д.$B$2:.$BM$64];[.$A17]+1;[.U$1])&gt;0);-2;0);[$д.U17])" office:value-type="float" office:value="1" calcext:value-type="float">
            <text:p>1</text:p>
          </table:table-cell>
          <table:table-cell table:style-name="ce2" table:formula="of:=IF([$д.V17]=0;IF(OR(INDEX([$д.$B$2:.$BM$64];[.$A17]*3;[.V$1])&lt;0;INDEX([$д.$B$2:.$BM$64];[.$A17];[.V$1]*3)&lt;0;INDEX([$д.$B$2:.$BM$64];[.$A17];[.V$1]+1)&lt;0;INDEX([$д.$B$2:.$BM$64];[.$A17]+1;[.V$1])&lt;0);2;0);[$д.V17])" office:value-type="float" office:value="1" calcext:value-type="float">
            <text:p>1</text:p>
          </table:table-cell>
          <table:table-cell table:style-name="ce3" table:formula="of:=IF([$д.W17]=0;IF(AND(INDEX([$д.$B$2:.$BM$64];[.$A17]*3;[.W$1])&gt;0;INDEX([$д.$B$2:.$BM$64];[.$A17];[.W$1]*3)&gt;0;INDEX([$д.$B$2:.$BM$64];[.$A17];[.W$1]+1)&gt;0;INDEX([$д.$B$2:.$BM$64];[.$A17]+1;[.W$1])&gt;0);-1;0);[$д.W17])" office:value-type="float" office:value="1" calcext:value-type="float">
            <text:p>1</text:p>
          </table:table-cell>
          <table:table-cell table:style-name="ce4" table:formula="of:=IF([$д.X17]=0;IF(OR(INDEX([$д.$B$2:.$BM$64];[.$A17]*3;[.X$1])&gt;0;INDEX([$д.$B$2:.$BM$64];[.$A17];[.X$1]*3)&gt;0;INDEX([$д.$B$2:.$BM$64];[.$A17];[.X$1]+1)&gt;0;INDEX([$д.$B$2:.$BM$64];[.$A17]+1;[.X$1])&gt;0);-1;0);[$д.X17])" office:value-type="float" office:value="1" calcext:value-type="float">
            <text:p>1</text:p>
          </table:table-cell>
          <table:table-cell table:style-name="ce4" table:formula="of:=IF([$д.Y17]=0;IF(OR(INDEX([$д.$B$2:.$BM$64];[.$A17]*3;[.Y$1])&gt;0;INDEX([$д.$B$2:.$BM$64];[.$A17];[.Y$1]*3)&gt;0;INDEX([$д.$B$2:.$BM$64];[.$A17];[.Y$1]+1)&gt;0;INDEX([$д.$B$2:.$BM$64];[.$A17]+1;[.Y$1])&gt;0);-1;0);[$д.Y17])" office:value-type="float" office:value="1" calcext:value-type="float">
            <text:p>1</text:p>
          </table:table-cell>
          <table:table-cell table:style-name="ce4" table:formula="of:=IF([$д.Z17]=0;IF(OR(INDEX([$д.$B$2:.$BM$64];[.$A17]*3;[.Z$1])&gt;0;INDEX([$д.$B$2:.$BM$64];[.$A17];[.Z$1]*3)&gt;0;INDEX([$д.$B$2:.$BM$64];[.$A17];[.Z$1]+1)&gt;0;INDEX([$д.$B$2:.$BM$64];[.$A17]+1;[.Z$1])&gt;0);-1;0);[$д.Z17])" office:value-type="float" office:value="1" calcext:value-type="float">
            <text:p>1</text:p>
          </table:table-cell>
          <table:table-cell table:style-name="ce4" table:formula="of:=IF([$д.AA17]=0;IF(OR(INDEX([$д.$B$2:.$BM$64];[.$A17]*3;[.AA$1])&gt;0;INDEX([$д.$B$2:.$BM$64];[.$A17];[.AA$1]*3)&gt;0;INDEX([$д.$B$2:.$BM$64];[.$A17];[.AA$1]+1)&gt;0;INDEX([$д.$B$2:.$BM$64];[.$A17]+1;[.AA$1])&gt;0);-1;0);[$д.AA17])" office:value-type="float" office:value="1" calcext:value-type="float">
            <text:p>1</text:p>
          </table:table-cell>
          <table:table-cell table:style-name="ce4" table:formula="of:=IF([$д.AB17]=0;IF(OR(INDEX([$д.$B$2:.$BM$64];[.$A17]*3;[.AB$1])&gt;0;INDEX([$д.$B$2:.$BM$64];[.$A17];[.AB$1]*3)&gt;0;INDEX([$д.$B$2:.$BM$64];[.$A17];[.AB$1]+1)&gt;0;INDEX([$д.$B$2:.$BM$64];[.$A17]+1;[.AB$1])&gt;0);-1;0);[$д.AB17])" office:value-type="float" office:value="1" calcext:value-type="float">
            <text:p>1</text:p>
          </table:table-cell>
          <table:table-cell table:style-name="ce4" table:formula="of:=IF([$д.AC17]=0;IF(OR(INDEX([$д.$B$2:.$BM$64];[.$A17]*3;[.AC$1])&gt;0;INDEX([$д.$B$2:.$BM$64];[.$A17];[.AC$1]*3)&gt;0;INDEX([$д.$B$2:.$BM$64];[.$A17];[.AC$1]+1)&gt;0;INDEX([$д.$B$2:.$BM$64];[.$A17]+1;[.AC$1])&gt;0);-1;0);[$д.AC17])" office:value-type="float" office:value="1" calcext:value-type="float">
            <text:p>1</text:p>
          </table:table-cell>
          <table:table-cell table:style-name="ce4" table:formula="of:=IF(MAX([.AD$1];[.$A17])*3+MIN([.AD$1];[.$A17])&gt;=65;1;0)" office:value-type="float" office:value="1" calcext:value-type="float">
            <text:p>1</text:p>
          </table:table-cell>
          <table:table-cell table:style-name="ce4" table:formula="of:=IF(MAX([.AE$1];[.$A17])*3+MIN([.AE$1];[.$A17])&gt;=65;1;0)" office:value-type="float" office:value="1" calcext:value-type="float">
            <text:p>1</text:p>
          </table:table-cell>
          <table:table-cell table:style-name="ce4" table:formula="of:=IF(MAX([.AF$1];[.$A17])*3+MIN([.AF$1];[.$A17])&gt;=65;1;0)" office:value-type="float" office:value="1" calcext:value-type="float">
            <text:p>1</text:p>
          </table:table-cell>
          <table:table-cell table:style-name="ce4" table:formula="of:=IF(MAX([.AG$1];[.$A17])*3+MIN([.AG$1];[.$A17])&gt;=65;1;0)" office:value-type="float" office:value="1" calcext:value-type="float">
            <text:p>1</text:p>
          </table:table-cell>
          <table:table-cell table:style-name="ce4" table:formula="of:=IF(MAX([.AH$1];[.$A17])*3+MIN([.AH$1];[.$A17])&gt;=65;1;0)" office:value-type="float" office:value="1" calcext:value-type="float">
            <text:p>1</text:p>
          </table:table-cell>
          <table:table-cell table:style-name="ce4" table:formula="of:=IF(MAX([.AI$1];[.$A17])*3+MIN([.AI$1];[.$A17])&gt;=65;1;0)" office:value-type="float" office:value="1" calcext:value-type="float">
            <text:p>1</text:p>
          </table:table-cell>
          <table:table-cell table:style-name="ce4" table:formula="of:=IF(MAX([.AJ$1];[.$A17])*3+MIN([.AJ$1];[.$A17])&gt;=65;1;0)" office:value-type="float" office:value="1" calcext:value-type="float">
            <text:p>1</text:p>
          </table:table-cell>
          <table:table-cell table:style-name="ce4" table:formula="of:=IF(MAX([.AK$1];[.$A17])*3+MIN([.AK$1];[.$A17])&gt;=65;1;0)" office:value-type="float" office:value="1" calcext:value-type="float">
            <text:p>1</text:p>
          </table:table-cell>
          <table:table-cell table:style-name="ce4" table:formula="of:=IF(MAX([.AL$1];[.$A17])*3+MIN([.AL$1];[.$A17])&gt;=65;1;0)" office:value-type="float" office:value="1" calcext:value-type="float">
            <text:p>1</text:p>
          </table:table-cell>
          <table:table-cell table:style-name="ce4" table:formula="of:=IF(MAX([.AM$1];[.$A17])*3+MIN([.AM$1];[.$A17])&gt;=65;1;0)" office:value-type="float" office:value="1" calcext:value-type="float">
            <text:p>1</text:p>
          </table:table-cell>
          <table:table-cell table:style-name="ce4" table:formula="of:=IF(MAX([.AN$1];[.$A17])*3+MIN([.AN$1];[.$A17])&gt;=65;1;0)" office:value-type="float" office:value="1" calcext:value-type="float">
            <text:p>1</text:p>
          </table:table-cell>
          <table:table-cell table:style-name="ce4" table:formula="of:=IF(MAX([.AO$1];[.$A17])*3+MIN([.AO$1];[.$A17])&gt;=65;1;0)" office:value-type="float" office:value="1" calcext:value-type="float">
            <text:p>1</text:p>
          </table:table-cell>
          <table:table-cell table:style-name="ce4" table:formula="of:=IF(MAX([.AP$1];[.$A17])*3+MIN([.AP$1];[.$A17])&gt;=65;1;0)" office:value-type="float" office:value="1" calcext:value-type="float">
            <text:p>1</text:p>
          </table:table-cell>
          <table:table-cell table:style-name="ce4" table:formula="of:=IF(MAX([.AQ$1];[.$A17])*3+MIN([.AQ$1];[.$A17])&gt;=65;1;0)" office:value-type="float" office:value="1" calcext:value-type="float">
            <text:p>1</text:p>
          </table:table-cell>
          <table:table-cell table:style-name="ce4" table:formula="of:=IF(MAX([.AR$1];[.$A17])*3+MIN([.AR$1];[.$A17])&gt;=65;1;0)" office:value-type="float" office:value="1" calcext:value-type="float">
            <text:p>1</text:p>
          </table:table-cell>
          <table:table-cell table:style-name="ce4" table:formula="of:=IF(MAX([.AS$1];[.$A17])*3+MIN([.AS$1];[.$A17])&gt;=65;1;0)" office:value-type="float" office:value="1" calcext:value-type="float">
            <text:p>1</text:p>
          </table:table-cell>
          <table:table-cell table:style-name="ce4" table:formula="of:=IF(MAX([.AT$1];[.$A17])*3+MIN([.AT$1];[.$A17])&gt;=65;1;0)" office:value-type="float" office:value="1" calcext:value-type="float">
            <text:p>1</text:p>
          </table:table-cell>
          <table:table-cell table:style-name="ce4" table:formula="of:=IF(MAX([.AU$1];[.$A17])*3+MIN([.AU$1];[.$A17])&gt;=65;1;0)" office:value-type="float" office:value="1" calcext:value-type="float">
            <text:p>1</text:p>
          </table:table-cell>
          <table:table-cell table:style-name="ce4" table:formula="of:=IF(MAX([.AV$1];[.$A17])*3+MIN([.AV$1];[.$A17])&gt;=65;1;0)" office:value-type="float" office:value="1" calcext:value-type="float">
            <text:p>1</text:p>
          </table:table-cell>
          <table:table-cell table:style-name="ce4" table:formula="of:=IF(MAX([.AW$1];[.$A17])*3+MIN([.AW$1];[.$A17])&gt;=65;1;0)" office:value-type="float" office:value="1" calcext:value-type="float">
            <text:p>1</text:p>
          </table:table-cell>
          <table:table-cell table:style-name="ce4" table:formula="of:=IF(MAX([.AX$1];[.$A17])*3+MIN([.AX$1];[.$A17])&gt;=65;1;0)" office:value-type="float" office:value="1" calcext:value-type="float">
            <text:p>1</text:p>
          </table:table-cell>
          <table:table-cell table:style-name="ce4" table:formula="of:=IF(MAX([.AY$1];[.$A17])*3+MIN([.AY$1];[.$A17])&gt;=65;1;0)" office:value-type="float" office:value="1" calcext:value-type="float">
            <text:p>1</text:p>
          </table:table-cell>
          <table:table-cell table:style-name="ce4" table:formula="of:=IF(MAX([.AZ$1];[.$A17])*3+MIN([.AZ$1];[.$A17])&gt;=65;1;0)" office:value-type="float" office:value="1" calcext:value-type="float">
            <text:p>1</text:p>
          </table:table-cell>
          <table:table-cell table:style-name="ce4" table:formula="of:=IF(MAX([.BA$1];[.$A17])*3+MIN([.BA$1];[.$A17])&gt;=65;1;0)" office:value-type="float" office:value="1" calcext:value-type="float">
            <text:p>1</text:p>
          </table:table-cell>
          <table:table-cell table:style-name="ce4" table:formula="of:=IF(MAX([.BB$1];[.$A17])*3+MIN([.BB$1];[.$A17])&gt;=65;1;0)" office:value-type="float" office:value="1" calcext:value-type="float">
            <text:p>1</text:p>
          </table:table-cell>
          <table:table-cell table:style-name="ce4" table:formula="of:=IF(MAX([.BC$1];[.$A17])*3+MIN([.BC$1];[.$A17])&gt;=65;1;0)" office:value-type="float" office:value="1" calcext:value-type="float">
            <text:p>1</text:p>
          </table:table-cell>
          <table:table-cell table:style-name="ce4" table:formula="of:=IF(MAX([.BD$1];[.$A17])*3+MIN([.BD$1];[.$A17])&gt;=65;1;0)" office:value-type="float" office:value="1" calcext:value-type="float">
            <text:p>1</text:p>
          </table:table-cell>
          <table:table-cell table:style-name="ce4" table:formula="of:=IF(MAX([.BE$1];[.$A17])*3+MIN([.BE$1];[.$A17])&gt;=65;1;0)" office:value-type="float" office:value="1" calcext:value-type="float">
            <text:p>1</text:p>
          </table:table-cell>
          <table:table-cell table:style-name="ce4" table:formula="of:=IF(MAX([.BF$1];[.$A17])*3+MIN([.BF$1];[.$A17])&gt;=65;1;0)" office:value-type="float" office:value="1" calcext:value-type="float">
            <text:p>1</text:p>
          </table:table-cell>
          <table:table-cell table:style-name="ce4" table:formula="of:=IF(MAX([.BG$1];[.$A17])*3+MIN([.BG$1];[.$A17])&gt;=65;1;0)" office:value-type="float" office:value="1" calcext:value-type="float">
            <text:p>1</text:p>
          </table:table-cell>
          <table:table-cell table:style-name="ce4" table:formula="of:=IF(MAX([.BH$1];[.$A17])*3+MIN([.BH$1];[.$A17])&gt;=65;1;0)" office:value-type="float" office:value="1" calcext:value-type="float">
            <text:p>1</text:p>
          </table:table-cell>
          <table:table-cell table:style-name="ce4" table:formula="of:=IF(MAX([.BI$1];[.$A17])*3+MIN([.BI$1];[.$A17])&gt;=65;1;0)" office:value-type="float" office:value="1" calcext:value-type="float">
            <text:p>1</text:p>
          </table:table-cell>
          <table:table-cell table:style-name="ce4" table:formula="of:=IF(MAX([.BJ$1];[.$A17])*3+MIN([.BJ$1];[.$A17])&gt;=65;1;0)" office:value-type="float" office:value="1" calcext:value-type="float">
            <text:p>1</text:p>
          </table:table-cell>
          <table:table-cell table:style-name="ce4" table:formula="of:=IF(MAX([.BK$1];[.$A17])*3+MIN([.BK$1];[.$A17])&gt;=65;1;0)" office:value-type="float" office:value="1" calcext:value-type="float">
            <text:p>1</text:p>
          </table:table-cell>
          <table:table-cell table:style-name="ce4" table:formula="of:=IF(MAX([.BL$1];[.$A17])*3+MIN([.BL$1];[.$A17])&gt;=65;1;0)" office:value-type="float" office:value="1" calcext:value-type="float">
            <text:p>1</text:p>
          </table:table-cell>
          <table:table-cell table:style-name="ce4" table:formula="of:=IF(MAX([.BM$1];[.$A17])*3+MIN([.BM$1];[.$A17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table:formula="of:=IF([$д.B18]=0;IF(AND(INDEX([$д.$B$2:.$BM$64];[.$A18]*3;[.B$1])&gt;0;INDEX([$д.$B$2:.$BM$64];[.$A18];[.B$1]*3)&gt;0;INDEX([$д.$B$2:.$BM$64];[.$A18];[.B$1]+1)&gt;0;INDEX([$д.$B$2:.$BM$64];[.$A18]+1;[.B$1])&gt;0);-2;0);[$д.B18])" office:value-type="float" office:value="0" calcext:value-type="float">
            <text:p>0</text:p>
          </table:table-cell>
          <table:table-cell table:style-name="ce1" table:formula="of:=IF([$д.C18]=0;IF(AND(INDEX([$д.$B$2:.$BM$64];[.$A18]*3;[.C$1])&gt;0;INDEX([$д.$B$2:.$BM$64];[.$A18];[.C$1]*3)&gt;0;INDEX([$д.$B$2:.$BM$64];[.$A18];[.C$1]+1)&gt;0;INDEX([$д.$B$2:.$BM$64];[.$A18]+1;[.C$1])&gt;0);-2;0);[$д.C18])" office:value-type="float" office:value="0" calcext:value-type="float">
            <text:p>0</text:p>
          </table:table-cell>
          <table:table-cell table:style-name="ce1" table:formula="of:=IF([$д.D18]=0;IF(AND(INDEX([$д.$B$2:.$BM$64];[.$A18]*3;[.D$1])&gt;0;INDEX([$д.$B$2:.$BM$64];[.$A18];[.D$1]*3)&gt;0;INDEX([$д.$B$2:.$BM$64];[.$A18];[.D$1]+1)&gt;0;INDEX([$д.$B$2:.$BM$64];[.$A18]+1;[.D$1])&gt;0);-2;0);[$д.D18])" office:value-type="float" office:value="0" calcext:value-type="float">
            <text:p>0</text:p>
          </table:table-cell>
          <table:table-cell table:style-name="ce1" table:formula="of:=IF([$д.E18]=0;IF(AND(INDEX([$д.$B$2:.$BM$64];[.$A18]*3;[.E$1])&gt;0;INDEX([$д.$B$2:.$BM$64];[.$A18];[.E$1]*3)&gt;0;INDEX([$д.$B$2:.$BM$64];[.$A18];[.E$1]+1)&gt;0;INDEX([$д.$B$2:.$BM$64];[.$A18]+1;[.E$1])&gt;0);-2;0);[$д.E18])" office:value-type="float" office:value="0" calcext:value-type="float">
            <text:p>0</text:p>
          </table:table-cell>
          <table:table-cell table:style-name="ce1" table:formula="of:=IF([$д.F18]=0;IF(AND(INDEX([$д.$B$2:.$BM$64];[.$A18]*3;[.F$1])&gt;0;INDEX([$д.$B$2:.$BM$64];[.$A18];[.F$1]*3)&gt;0;INDEX([$д.$B$2:.$BM$64];[.$A18];[.F$1]+1)&gt;0;INDEX([$д.$B$2:.$BM$64];[.$A18]+1;[.F$1])&gt;0);-2;0);[$д.F18])" office:value-type="float" office:value="0" calcext:value-type="float">
            <text:p>0</text:p>
          </table:table-cell>
          <table:table-cell table:style-name="ce1" table:formula="of:=IF([$д.G18]=0;IF(AND(INDEX([$д.$B$2:.$BM$64];[.$A18]*3;[.G$1])&gt;0;INDEX([$д.$B$2:.$BM$64];[.$A18];[.G$1]*3)&gt;0;INDEX([$д.$B$2:.$BM$64];[.$A18];[.G$1]+1)&gt;0;INDEX([$д.$B$2:.$BM$64];[.$A18]+1;[.G$1])&gt;0);-2;0);[$д.G18])" office:value-type="float" office:value="0" calcext:value-type="float">
            <text:p>0</text:p>
          </table:table-cell>
          <table:table-cell table:style-name="ce1" table:formula="of:=IF([$д.H18]=0;IF(AND(INDEX([$д.$B$2:.$BM$64];[.$A18]*3;[.H$1])&gt;0;INDEX([$д.$B$2:.$BM$64];[.$A18];[.H$1]*3)&gt;0;INDEX([$д.$B$2:.$BM$64];[.$A18];[.H$1]+1)&gt;0;INDEX([$д.$B$2:.$BM$64];[.$A18]+1;[.H$1])&gt;0);-2;0);[$д.H18])" office:value-type="float" office:value="0" calcext:value-type="float">
            <text:p>0</text:p>
          </table:table-cell>
          <table:table-cell table:style-name="ce1" table:formula="of:=IF([$д.I18]=0;IF(AND(INDEX([$д.$B$2:.$BM$64];[.$A18]*3;[.I$1])&gt;0;INDEX([$д.$B$2:.$BM$64];[.$A18];[.I$1]*3)&gt;0;INDEX([$д.$B$2:.$BM$64];[.$A18];[.I$1]+1)&gt;0;INDEX([$д.$B$2:.$BM$64];[.$A18]+1;[.I$1])&gt;0);-2;0);[$д.I18])" office:value-type="float" office:value="0" calcext:value-type="float">
            <text:p>0</text:p>
          </table:table-cell>
          <table:table-cell table:style-name="ce1" table:formula="of:=IF([$д.J18]=0;IF(AND(INDEX([$д.$B$2:.$BM$64];[.$A18]*3;[.J$1])&gt;0;INDEX([$д.$B$2:.$BM$64];[.$A18];[.J$1]*3)&gt;0;INDEX([$д.$B$2:.$BM$64];[.$A18];[.J$1]+1)&gt;0;INDEX([$д.$B$2:.$BM$64];[.$A18]+1;[.J$1])&gt;0);-2;0);[$д.J18])" office:value-type="float" office:value="-2" calcext:value-type="float">
            <text:p>-2</text:p>
          </table:table-cell>
          <table:table-cell table:style-name="ce1" table:formula="of:=IF([$д.K18]=0;IF(AND(INDEX([$д.$B$2:.$BM$64];[.$A18]*3;[.K$1])&gt;0;INDEX([$д.$B$2:.$BM$64];[.$A18];[.K$1]*3)&gt;0;INDEX([$д.$B$2:.$BM$64];[.$A18];[.K$1]+1)&gt;0;INDEX([$д.$B$2:.$BM$64];[.$A18]+1;[.K$1])&gt;0);-2;0);[$д.K18])" office:value-type="float" office:value="2" calcext:value-type="float">
            <text:p>2</text:p>
          </table:table-cell>
          <table:table-cell table:style-name="ce1" table:formula="of:=IF([$д.L18]=0;IF(AND(INDEX([$д.$B$2:.$BM$64];[.$A18]*3;[.L$1])&gt;0;INDEX([$д.$B$2:.$BM$64];[.$A18];[.L$1]*3)&gt;0;INDEX([$д.$B$2:.$BM$64];[.$A18];[.L$1]+1)&gt;0;INDEX([$д.$B$2:.$BM$64];[.$A18]+1;[.L$1])&gt;0);-2;0);[$д.L18])" office:value-type="float" office:value="-2" calcext:value-type="float">
            <text:p>-2</text:p>
          </table:table-cell>
          <table:table-cell table:style-name="ce1" table:formula="of:=IF([$д.M18]=0;IF(AND(INDEX([$д.$B$2:.$BM$64];[.$A18]*3;[.M$1])&gt;0;INDEX([$д.$B$2:.$BM$64];[.$A18];[.M$1]*3)&gt;0;INDEX([$д.$B$2:.$BM$64];[.$A18];[.M$1]+1)&gt;0;INDEX([$д.$B$2:.$BM$64];[.$A18]+1;[.M$1])&gt;0);-2;0);[$д.M18])" office:value-type="float" office:value="2" calcext:value-type="float">
            <text:p>2</text:p>
          </table:table-cell>
          <table:table-cell table:style-name="ce1" table:formula="of:=IF([$д.N18]=0;IF(AND(INDEX([$д.$B$2:.$BM$64];[.$A18]*3;[.N$1])&gt;0;INDEX([$д.$B$2:.$BM$64];[.$A18];[.N$1]*3)&gt;0;INDEX([$д.$B$2:.$BM$64];[.$A18];[.N$1]+1)&gt;0;INDEX([$д.$B$2:.$BM$64];[.$A18]+1;[.N$1])&gt;0);-2;0);[$д.N18])" office:value-type="float" office:value="-1" calcext:value-type="float">
            <text:p>-1</text:p>
          </table:table-cell>
          <table:table-cell table:style-name="ce1" table:formula="of:=IF([$д.O18]=0;IF(AND(INDEX([$д.$B$2:.$BM$64];[.$A18]*3;[.O$1])&gt;0;INDEX([$д.$B$2:.$BM$64];[.$A18];[.O$1]*3)&gt;0;INDEX([$д.$B$2:.$BM$64];[.$A18];[.O$1]+1)&gt;0;INDEX([$д.$B$2:.$BM$64];[.$A18]+1;[.O$1])&gt;0);-2;0);[$д.O18])" office:value-type="float" office:value="1" calcext:value-type="float">
            <text:p>1</text:p>
          </table:table-cell>
          <table:table-cell table:style-name="ce1" table:formula="of:=IF([$д.P18]=0;IF(AND(INDEX([$д.$B$2:.$BM$64];[.$A18]*3;[.P$1])&gt;0;INDEX([$д.$B$2:.$BM$64];[.$A18];[.P$1]*3)&gt;0;INDEX([$д.$B$2:.$BM$64];[.$A18];[.P$1]+1)&gt;0;INDEX([$д.$B$2:.$BM$64];[.$A18]+1;[.P$1])&gt;0);-2;0);[$д.P18])" office:value-type="float" office:value="1" calcext:value-type="float">
            <text:p>1</text:p>
          </table:table-cell>
          <table:table-cell table:style-name="ce1" table:formula="of:=IF([$д.Q18]=0;IF(AND(INDEX([$д.$B$2:.$BM$64];[.$A18]*3;[.Q$1])&gt;0;INDEX([$д.$B$2:.$BM$64];[.$A18];[.Q$1]*3)&gt;0;INDEX([$д.$B$2:.$BM$64];[.$A18];[.Q$1]+1)&gt;0;INDEX([$д.$B$2:.$BM$64];[.$A18]+1;[.Q$1])&gt;0);-2;0);[$д.Q18])" office:value-type="float" office:value="1" calcext:value-type="float">
            <text:p>1</text:p>
          </table:table-cell>
          <table:table-cell table:style-name="ce1" table:formula="of:=IF([$д.R18]=0;IF(AND(INDEX([$д.$B$2:.$BM$64];[.$A18]*3;[.R$1])&gt;0;INDEX([$д.$B$2:.$BM$64];[.$A18];[.R$1]*3)&gt;0;INDEX([$д.$B$2:.$BM$64];[.$A18];[.R$1]+1)&gt;0;INDEX([$д.$B$2:.$BM$64];[.$A18]+1;[.R$1])&gt;0);-2;0);[$д.R18])" office:value-type="float" office:value="1" calcext:value-type="float">
            <text:p>1</text:p>
          </table:table-cell>
          <table:table-cell table:style-name="ce1" table:formula="of:=IF([$д.S18]=0;IF(AND(INDEX([$д.$B$2:.$BM$64];[.$A18]*3;[.S$1])&gt;0;INDEX([$д.$B$2:.$BM$64];[.$A18];[.S$1]*3)&gt;0;INDEX([$д.$B$2:.$BM$64];[.$A18];[.S$1]+1)&gt;0;INDEX([$д.$B$2:.$BM$64];[.$A18]+1;[.S$1])&gt;0);-2;0);[$д.S18])" office:value-type="float" office:value="1" calcext:value-type="float">
            <text:p>1</text:p>
          </table:table-cell>
          <table:table-cell table:style-name="ce1" table:formula="of:=IF([$д.T18]=0;IF(AND(INDEX([$д.$B$2:.$BM$64];[.$A18]*3;[.T$1])&gt;0;INDEX([$д.$B$2:.$BM$64];[.$A18];[.T$1]*3)&gt;0;INDEX([$д.$B$2:.$BM$64];[.$A18];[.T$1]+1)&gt;0;INDEX([$д.$B$2:.$BM$64];[.$A18]+1;[.T$1])&gt;0);-2;0);[$д.T18])" office:value-type="float" office:value="1" calcext:value-type="float">
            <text:p>1</text:p>
          </table:table-cell>
          <table:table-cell table:style-name="ce1" table:formula="of:=IF([$д.U18]=0;IF(AND(INDEX([$д.$B$2:.$BM$64];[.$A18]*3;[.U$1])&gt;0;INDEX([$д.$B$2:.$BM$64];[.$A18];[.U$1]*3)&gt;0;INDEX([$д.$B$2:.$BM$64];[.$A18];[.U$1]+1)&gt;0;INDEX([$д.$B$2:.$BM$64];[.$A18]+1;[.U$1])&gt;0);-2;0);[$д.U18])" office:value-type="float" office:value="1" calcext:value-type="float">
            <text:p>1</text:p>
          </table:table-cell>
          <table:table-cell table:style-name="ce2" table:formula="of:=IF([$д.V18]=0;IF(OR(INDEX([$д.$B$2:.$BM$64];[.$A18]*3;[.V$1])&lt;0;INDEX([$д.$B$2:.$BM$64];[.$A18];[.V$1]*3)&lt;0;INDEX([$д.$B$2:.$BM$64];[.$A18];[.V$1]+1)&lt;0;INDEX([$д.$B$2:.$BM$64];[.$A18]+1;[.V$1])&lt;0);2;0);[$д.V18])" office:value-type="float" office:value="1" calcext:value-type="float">
            <text:p>1</text:p>
          </table:table-cell>
          <table:table-cell table:style-name="ce3" table:formula="of:=IF([$д.W18]=0;IF(AND(INDEX([$д.$B$2:.$BM$64];[.$A18]*3;[.W$1])&gt;0;INDEX([$д.$B$2:.$BM$64];[.$A18];[.W$1]*3)&gt;0;INDEX([$д.$B$2:.$BM$64];[.$A18];[.W$1]+1)&gt;0;INDEX([$д.$B$2:.$BM$64];[.$A18]+1;[.W$1])&gt;0);-1;0);[$д.W18])" office:value-type="float" office:value="1" calcext:value-type="float">
            <text:p>1</text:p>
          </table:table-cell>
          <table:table-cell table:style-name="ce4" table:formula="of:=IF([$д.X18]=0;IF(OR(INDEX([$д.$B$2:.$BM$64];[.$A18]*3;[.X$1])&gt;0;INDEX([$д.$B$2:.$BM$64];[.$A18];[.X$1]*3)&gt;0;INDEX([$д.$B$2:.$BM$64];[.$A18];[.X$1]+1)&gt;0;INDEX([$д.$B$2:.$BM$64];[.$A18]+1;[.X$1])&gt;0);-1;0);[$д.X18])" office:value-type="float" office:value="1" calcext:value-type="float">
            <text:p>1</text:p>
          </table:table-cell>
          <table:table-cell table:style-name="ce4" table:formula="of:=IF([$д.Y18]=0;IF(OR(INDEX([$д.$B$2:.$BM$64];[.$A18]*3;[.Y$1])&gt;0;INDEX([$д.$B$2:.$BM$64];[.$A18];[.Y$1]*3)&gt;0;INDEX([$д.$B$2:.$BM$64];[.$A18];[.Y$1]+1)&gt;0;INDEX([$д.$B$2:.$BM$64];[.$A18]+1;[.Y$1])&gt;0);-1;0);[$д.Y18])" office:value-type="float" office:value="1" calcext:value-type="float">
            <text:p>1</text:p>
          </table:table-cell>
          <table:table-cell table:style-name="ce4" table:formula="of:=IF([$д.Z18]=0;IF(OR(INDEX([$д.$B$2:.$BM$64];[.$A18]*3;[.Z$1])&gt;0;INDEX([$д.$B$2:.$BM$64];[.$A18];[.Z$1]*3)&gt;0;INDEX([$д.$B$2:.$BM$64];[.$A18];[.Z$1]+1)&gt;0;INDEX([$д.$B$2:.$BM$64];[.$A18]+1;[.Z$1])&gt;0);-1;0);[$д.Z18])" office:value-type="float" office:value="1" calcext:value-type="float">
            <text:p>1</text:p>
          </table:table-cell>
          <table:table-cell table:style-name="ce4" table:formula="of:=IF([$д.AA18]=0;IF(OR(INDEX([$д.$B$2:.$BM$64];[.$A18]*3;[.AA$1])&gt;0;INDEX([$д.$B$2:.$BM$64];[.$A18];[.AA$1]*3)&gt;0;INDEX([$д.$B$2:.$BM$64];[.$A18];[.AA$1]+1)&gt;0;INDEX([$д.$B$2:.$BM$64];[.$A18]+1;[.AA$1])&gt;0);-1;0);[$д.AA18])" office:value-type="float" office:value="1" calcext:value-type="float">
            <text:p>1</text:p>
          </table:table-cell>
          <table:table-cell table:style-name="ce4" table:formula="of:=IF([$д.AB18]=0;IF(OR(INDEX([$д.$B$2:.$BM$64];[.$A18]*3;[.AB$1])&gt;0;INDEX([$д.$B$2:.$BM$64];[.$A18];[.AB$1]*3)&gt;0;INDEX([$д.$B$2:.$BM$64];[.$A18];[.AB$1]+1)&gt;0;INDEX([$д.$B$2:.$BM$64];[.$A18]+1;[.AB$1])&gt;0);-1;0);[$д.AB18])" office:value-type="float" office:value="1" calcext:value-type="float">
            <text:p>1</text:p>
          </table:table-cell>
          <table:table-cell table:style-name="ce4" table:formula="of:=IF([$д.AC18]=0;IF(OR(INDEX([$д.$B$2:.$BM$64];[.$A18]*3;[.AC$1])&gt;0;INDEX([$д.$B$2:.$BM$64];[.$A18];[.AC$1]*3)&gt;0;INDEX([$д.$B$2:.$BM$64];[.$A18];[.AC$1]+1)&gt;0;INDEX([$д.$B$2:.$BM$64];[.$A18]+1;[.AC$1])&gt;0);-1;0);[$д.AC18])" office:value-type="float" office:value="1" calcext:value-type="float">
            <text:p>1</text:p>
          </table:table-cell>
          <table:table-cell table:style-name="ce4" table:formula="of:=IF(MAX([.AD$1];[.$A18])*3+MIN([.AD$1];[.$A18])&gt;=65;1;0)" office:value-type="float" office:value="1" calcext:value-type="float">
            <text:p>1</text:p>
          </table:table-cell>
          <table:table-cell table:style-name="ce4" table:formula="of:=IF(MAX([.AE$1];[.$A18])*3+MIN([.AE$1];[.$A18])&gt;=65;1;0)" office:value-type="float" office:value="1" calcext:value-type="float">
            <text:p>1</text:p>
          </table:table-cell>
          <table:table-cell table:style-name="ce4" table:formula="of:=IF(MAX([.AF$1];[.$A18])*3+MIN([.AF$1];[.$A18])&gt;=65;1;0)" office:value-type="float" office:value="1" calcext:value-type="float">
            <text:p>1</text:p>
          </table:table-cell>
          <table:table-cell table:style-name="ce4" table:formula="of:=IF(MAX([.AG$1];[.$A18])*3+MIN([.AG$1];[.$A18])&gt;=65;1;0)" office:value-type="float" office:value="1" calcext:value-type="float">
            <text:p>1</text:p>
          </table:table-cell>
          <table:table-cell table:style-name="ce4" table:formula="of:=IF(MAX([.AH$1];[.$A18])*3+MIN([.AH$1];[.$A18])&gt;=65;1;0)" office:value-type="float" office:value="1" calcext:value-type="float">
            <text:p>1</text:p>
          </table:table-cell>
          <table:table-cell table:style-name="ce4" table:formula="of:=IF(MAX([.AI$1];[.$A18])*3+MIN([.AI$1];[.$A18])&gt;=65;1;0)" office:value-type="float" office:value="1" calcext:value-type="float">
            <text:p>1</text:p>
          </table:table-cell>
          <table:table-cell table:style-name="ce4" table:formula="of:=IF(MAX([.AJ$1];[.$A18])*3+MIN([.AJ$1];[.$A18])&gt;=65;1;0)" office:value-type="float" office:value="1" calcext:value-type="float">
            <text:p>1</text:p>
          </table:table-cell>
          <table:table-cell table:style-name="ce4" table:formula="of:=IF(MAX([.AK$1];[.$A18])*3+MIN([.AK$1];[.$A18])&gt;=65;1;0)" office:value-type="float" office:value="1" calcext:value-type="float">
            <text:p>1</text:p>
          </table:table-cell>
          <table:table-cell table:style-name="ce4" table:formula="of:=IF(MAX([.AL$1];[.$A18])*3+MIN([.AL$1];[.$A18])&gt;=65;1;0)" office:value-type="float" office:value="1" calcext:value-type="float">
            <text:p>1</text:p>
          </table:table-cell>
          <table:table-cell table:style-name="ce4" table:formula="of:=IF(MAX([.AM$1];[.$A18])*3+MIN([.AM$1];[.$A18])&gt;=65;1;0)" office:value-type="float" office:value="1" calcext:value-type="float">
            <text:p>1</text:p>
          </table:table-cell>
          <table:table-cell table:style-name="ce4" table:formula="of:=IF(MAX([.AN$1];[.$A18])*3+MIN([.AN$1];[.$A18])&gt;=65;1;0)" office:value-type="float" office:value="1" calcext:value-type="float">
            <text:p>1</text:p>
          </table:table-cell>
          <table:table-cell table:style-name="ce4" table:formula="of:=IF(MAX([.AO$1];[.$A18])*3+MIN([.AO$1];[.$A18])&gt;=65;1;0)" office:value-type="float" office:value="1" calcext:value-type="float">
            <text:p>1</text:p>
          </table:table-cell>
          <table:table-cell table:style-name="ce4" table:formula="of:=IF(MAX([.AP$1];[.$A18])*3+MIN([.AP$1];[.$A18])&gt;=65;1;0)" office:value-type="float" office:value="1" calcext:value-type="float">
            <text:p>1</text:p>
          </table:table-cell>
          <table:table-cell table:style-name="ce4" table:formula="of:=IF(MAX([.AQ$1];[.$A18])*3+MIN([.AQ$1];[.$A18])&gt;=65;1;0)" office:value-type="float" office:value="1" calcext:value-type="float">
            <text:p>1</text:p>
          </table:table-cell>
          <table:table-cell table:style-name="ce4" table:formula="of:=IF(MAX([.AR$1];[.$A18])*3+MIN([.AR$1];[.$A18])&gt;=65;1;0)" office:value-type="float" office:value="1" calcext:value-type="float">
            <text:p>1</text:p>
          </table:table-cell>
          <table:table-cell table:style-name="ce4" table:formula="of:=IF(MAX([.AS$1];[.$A18])*3+MIN([.AS$1];[.$A18])&gt;=65;1;0)" office:value-type="float" office:value="1" calcext:value-type="float">
            <text:p>1</text:p>
          </table:table-cell>
          <table:table-cell table:style-name="ce4" table:formula="of:=IF(MAX([.AT$1];[.$A18])*3+MIN([.AT$1];[.$A18])&gt;=65;1;0)" office:value-type="float" office:value="1" calcext:value-type="float">
            <text:p>1</text:p>
          </table:table-cell>
          <table:table-cell table:style-name="ce4" table:formula="of:=IF(MAX([.AU$1];[.$A18])*3+MIN([.AU$1];[.$A18])&gt;=65;1;0)" office:value-type="float" office:value="1" calcext:value-type="float">
            <text:p>1</text:p>
          </table:table-cell>
          <table:table-cell table:style-name="ce4" table:formula="of:=IF(MAX([.AV$1];[.$A18])*3+MIN([.AV$1];[.$A18])&gt;=65;1;0)" office:value-type="float" office:value="1" calcext:value-type="float">
            <text:p>1</text:p>
          </table:table-cell>
          <table:table-cell table:style-name="ce4" table:formula="of:=IF(MAX([.AW$1];[.$A18])*3+MIN([.AW$1];[.$A18])&gt;=65;1;0)" office:value-type="float" office:value="1" calcext:value-type="float">
            <text:p>1</text:p>
          </table:table-cell>
          <table:table-cell table:style-name="ce4" table:formula="of:=IF(MAX([.AX$1];[.$A18])*3+MIN([.AX$1];[.$A18])&gt;=65;1;0)" office:value-type="float" office:value="1" calcext:value-type="float">
            <text:p>1</text:p>
          </table:table-cell>
          <table:table-cell table:style-name="ce4" table:formula="of:=IF(MAX([.AY$1];[.$A18])*3+MIN([.AY$1];[.$A18])&gt;=65;1;0)" office:value-type="float" office:value="1" calcext:value-type="float">
            <text:p>1</text:p>
          </table:table-cell>
          <table:table-cell table:style-name="ce4" table:formula="of:=IF(MAX([.AZ$1];[.$A18])*3+MIN([.AZ$1];[.$A18])&gt;=65;1;0)" office:value-type="float" office:value="1" calcext:value-type="float">
            <text:p>1</text:p>
          </table:table-cell>
          <table:table-cell table:style-name="ce4" table:formula="of:=IF(MAX([.BA$1];[.$A18])*3+MIN([.BA$1];[.$A18])&gt;=65;1;0)" office:value-type="float" office:value="1" calcext:value-type="float">
            <text:p>1</text:p>
          </table:table-cell>
          <table:table-cell table:style-name="ce4" table:formula="of:=IF(MAX([.BB$1];[.$A18])*3+MIN([.BB$1];[.$A18])&gt;=65;1;0)" office:value-type="float" office:value="1" calcext:value-type="float">
            <text:p>1</text:p>
          </table:table-cell>
          <table:table-cell table:style-name="ce4" table:formula="of:=IF(MAX([.BC$1];[.$A18])*3+MIN([.BC$1];[.$A18])&gt;=65;1;0)" office:value-type="float" office:value="1" calcext:value-type="float">
            <text:p>1</text:p>
          </table:table-cell>
          <table:table-cell table:style-name="ce4" table:formula="of:=IF(MAX([.BD$1];[.$A18])*3+MIN([.BD$1];[.$A18])&gt;=65;1;0)" office:value-type="float" office:value="1" calcext:value-type="float">
            <text:p>1</text:p>
          </table:table-cell>
          <table:table-cell table:style-name="ce4" table:formula="of:=IF(MAX([.BE$1];[.$A18])*3+MIN([.BE$1];[.$A18])&gt;=65;1;0)" office:value-type="float" office:value="1" calcext:value-type="float">
            <text:p>1</text:p>
          </table:table-cell>
          <table:table-cell table:style-name="ce4" table:formula="of:=IF(MAX([.BF$1];[.$A18])*3+MIN([.BF$1];[.$A18])&gt;=65;1;0)" office:value-type="float" office:value="1" calcext:value-type="float">
            <text:p>1</text:p>
          </table:table-cell>
          <table:table-cell table:style-name="ce4" table:formula="of:=IF(MAX([.BG$1];[.$A18])*3+MIN([.BG$1];[.$A18])&gt;=65;1;0)" office:value-type="float" office:value="1" calcext:value-type="float">
            <text:p>1</text:p>
          </table:table-cell>
          <table:table-cell table:style-name="ce4" table:formula="of:=IF(MAX([.BH$1];[.$A18])*3+MIN([.BH$1];[.$A18])&gt;=65;1;0)" office:value-type="float" office:value="1" calcext:value-type="float">
            <text:p>1</text:p>
          </table:table-cell>
          <table:table-cell table:style-name="ce4" table:formula="of:=IF(MAX([.BI$1];[.$A18])*3+MIN([.BI$1];[.$A18])&gt;=65;1;0)" office:value-type="float" office:value="1" calcext:value-type="float">
            <text:p>1</text:p>
          </table:table-cell>
          <table:table-cell table:style-name="ce4" table:formula="of:=IF(MAX([.BJ$1];[.$A18])*3+MIN([.BJ$1];[.$A18])&gt;=65;1;0)" office:value-type="float" office:value="1" calcext:value-type="float">
            <text:p>1</text:p>
          </table:table-cell>
          <table:table-cell table:style-name="ce4" table:formula="of:=IF(MAX([.BK$1];[.$A18])*3+MIN([.BK$1];[.$A18])&gt;=65;1;0)" office:value-type="float" office:value="1" calcext:value-type="float">
            <text:p>1</text:p>
          </table:table-cell>
          <table:table-cell table:style-name="ce4" table:formula="of:=IF(MAX([.BL$1];[.$A18])*3+MIN([.BL$1];[.$A18])&gt;=65;1;0)" office:value-type="float" office:value="1" calcext:value-type="float">
            <text:p>1</text:p>
          </table:table-cell>
          <table:table-cell table:style-name="ce4" table:formula="of:=IF(MAX([.BM$1];[.$A18])*3+MIN([.BM$1];[.$A18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formula="of:=IF([$д.B19]=0;IF(AND(INDEX([$д.$B$2:.$BM$64];[.$A19]*3;[.B$1])&gt;0;INDEX([$д.$B$2:.$BM$64];[.$A19];[.B$1]*3)&gt;0;INDEX([$д.$B$2:.$BM$64];[.$A19];[.B$1]+1)&gt;0;INDEX([$д.$B$2:.$BM$64];[.$A19]+1;[.B$1])&gt;0);-2;0);[$д.B19])" office:value-type="float" office:value="0" calcext:value-type="float">
            <text:p>0</text:p>
          </table:table-cell>
          <table:table-cell table:style-name="ce1" table:formula="of:=IF([$д.C19]=0;IF(AND(INDEX([$д.$B$2:.$BM$64];[.$A19]*3;[.C$1])&gt;0;INDEX([$д.$B$2:.$BM$64];[.$A19];[.C$1]*3)&gt;0;INDEX([$д.$B$2:.$BM$64];[.$A19];[.C$1]+1)&gt;0;INDEX([$д.$B$2:.$BM$64];[.$A19]+1;[.C$1])&gt;0);-2;0);[$д.C19])" office:value-type="float" office:value="0" calcext:value-type="float">
            <text:p>0</text:p>
          </table:table-cell>
          <table:table-cell table:style-name="ce1" table:formula="of:=IF([$д.D19]=0;IF(AND(INDEX([$д.$B$2:.$BM$64];[.$A19]*3;[.D$1])&gt;0;INDEX([$д.$B$2:.$BM$64];[.$A19];[.D$1]*3)&gt;0;INDEX([$д.$B$2:.$BM$64];[.$A19];[.D$1]+1)&gt;0;INDEX([$д.$B$2:.$BM$64];[.$A19]+1;[.D$1])&gt;0);-2;0);[$д.D19])" office:value-type="float" office:value="0" calcext:value-type="float">
            <text:p>0</text:p>
          </table:table-cell>
          <table:table-cell table:style-name="ce1" table:formula="of:=IF([$д.E19]=0;IF(AND(INDEX([$д.$B$2:.$BM$64];[.$A19]*3;[.E$1])&gt;0;INDEX([$д.$B$2:.$BM$64];[.$A19];[.E$1]*3)&gt;0;INDEX([$д.$B$2:.$BM$64];[.$A19];[.E$1]+1)&gt;0;INDEX([$д.$B$2:.$BM$64];[.$A19]+1;[.E$1])&gt;0);-2;0);[$д.E19])" office:value-type="float" office:value="0" calcext:value-type="float">
            <text:p>0</text:p>
          </table:table-cell>
          <table:table-cell table:style-name="ce1" table:formula="of:=IF([$д.F19]=0;IF(AND(INDEX([$д.$B$2:.$BM$64];[.$A19]*3;[.F$1])&gt;0;INDEX([$д.$B$2:.$BM$64];[.$A19];[.F$1]*3)&gt;0;INDEX([$д.$B$2:.$BM$64];[.$A19];[.F$1]+1)&gt;0;INDEX([$д.$B$2:.$BM$64];[.$A19]+1;[.F$1])&gt;0);-2;0);[$д.F19])" office:value-type="float" office:value="0" calcext:value-type="float">
            <text:p>0</text:p>
          </table:table-cell>
          <table:table-cell table:style-name="ce1" table:formula="of:=IF([$д.G19]=0;IF(AND(INDEX([$д.$B$2:.$BM$64];[.$A19]*3;[.G$1])&gt;0;INDEX([$д.$B$2:.$BM$64];[.$A19];[.G$1]*3)&gt;0;INDEX([$д.$B$2:.$BM$64];[.$A19];[.G$1]+1)&gt;0;INDEX([$д.$B$2:.$BM$64];[.$A19]+1;[.G$1])&gt;0);-2;0);[$д.G19])" office:value-type="float" office:value="-2" calcext:value-type="float">
            <text:p>-2</text:p>
          </table:table-cell>
          <table:table-cell table:style-name="ce1" table:formula="of:=IF([$д.H19]=0;IF(AND(INDEX([$д.$B$2:.$BM$64];[.$A19]*3;[.H$1])&gt;0;INDEX([$д.$B$2:.$BM$64];[.$A19];[.H$1]*3)&gt;0;INDEX([$д.$B$2:.$BM$64];[.$A19];[.H$1]+1)&gt;0;INDEX([$д.$B$2:.$BM$64];[.$A19]+1;[.H$1])&gt;0);-2;0);[$д.H19])" office:value-type="float" office:value="2" calcext:value-type="float">
            <text:p>2</text:p>
          </table:table-cell>
          <table:table-cell table:style-name="ce1" table:formula="of:=IF([$д.I19]=0;IF(AND(INDEX([$д.$B$2:.$BM$64];[.$A19]*3;[.I$1])&gt;0;INDEX([$д.$B$2:.$BM$64];[.$A19];[.I$1]*3)&gt;0;INDEX([$д.$B$2:.$BM$64];[.$A19];[.I$1]+1)&gt;0;INDEX([$д.$B$2:.$BM$64];[.$A19]+1;[.I$1])&gt;0);-2;0);[$д.I19])" office:value-type="float" office:value="-2" calcext:value-type="float">
            <text:p>-2</text:p>
          </table:table-cell>
          <table:table-cell table:style-name="ce1" table:formula="of:=IF([$д.J19]=0;IF(AND(INDEX([$д.$B$2:.$BM$64];[.$A19]*3;[.J$1])&gt;0;INDEX([$д.$B$2:.$BM$64];[.$A19];[.J$1]*3)&gt;0;INDEX([$д.$B$2:.$BM$64];[.$A19];[.J$1]+1)&gt;0;INDEX([$д.$B$2:.$BM$64];[.$A19]+1;[.J$1])&gt;0);-2;0);[$д.J19])" office:value-type="float" office:value="2" calcext:value-type="float">
            <text:p>2</text:p>
          </table:table-cell>
          <table:table-cell table:style-name="ce1" table:formula="of:=IF([$д.K19]=0;IF(AND(INDEX([$д.$B$2:.$BM$64];[.$A19]*3;[.K$1])&gt;0;INDEX([$д.$B$2:.$BM$64];[.$A19];[.K$1]*3)&gt;0;INDEX([$д.$B$2:.$BM$64];[.$A19];[.K$1]+1)&gt;0;INDEX([$д.$B$2:.$BM$64];[.$A19]+1;[.K$1])&gt;0);-2;0);[$д.K19])" office:value-type="float" office:value="-1" calcext:value-type="float">
            <text:p>-1</text:p>
          </table:table-cell>
          <table:table-cell table:style-name="ce1" table:formula="of:=IF([$д.L19]=0;IF(AND(INDEX([$д.$B$2:.$BM$64];[.$A19]*3;[.L$1])&gt;0;INDEX([$д.$B$2:.$BM$64];[.$A19];[.L$1]*3)&gt;0;INDEX([$д.$B$2:.$BM$64];[.$A19];[.L$1]+1)&gt;0;INDEX([$д.$B$2:.$BM$64];[.$A19]+1;[.L$1])&gt;0);-2;0);[$д.L19])" office:value-type="float" office:value="1" calcext:value-type="float">
            <text:p>1</text:p>
          </table:table-cell>
          <table:table-cell table:style-name="ce1" table:formula="of:=IF([$д.M19]=0;IF(AND(INDEX([$д.$B$2:.$BM$64];[.$A19]*3;[.M$1])&gt;0;INDEX([$д.$B$2:.$BM$64];[.$A19];[.M$1]*3)&gt;0;INDEX([$д.$B$2:.$BM$64];[.$A19];[.M$1]+1)&gt;0;INDEX([$д.$B$2:.$BM$64];[.$A19]+1;[.M$1])&gt;0);-2;0);[$д.M19])" office:value-type="float" office:value="1" calcext:value-type="float">
            <text:p>1</text:p>
          </table:table-cell>
          <table:table-cell table:style-name="ce1" table:formula="of:=IF([$д.N19]=0;IF(AND(INDEX([$д.$B$2:.$BM$64];[.$A19]*3;[.N$1])&gt;0;INDEX([$д.$B$2:.$BM$64];[.$A19];[.N$1]*3)&gt;0;INDEX([$д.$B$2:.$BM$64];[.$A19];[.N$1]+1)&gt;0;INDEX([$д.$B$2:.$BM$64];[.$A19]+1;[.N$1])&gt;0);-2;0);[$д.N19])" office:value-type="float" office:value="1" calcext:value-type="float">
            <text:p>1</text:p>
          </table:table-cell>
          <table:table-cell table:style-name="ce1" table:formula="of:=IF([$д.O19]=0;IF(AND(INDEX([$д.$B$2:.$BM$64];[.$A19]*3;[.O$1])&gt;0;INDEX([$д.$B$2:.$BM$64];[.$A19];[.O$1]*3)&gt;0;INDEX([$д.$B$2:.$BM$64];[.$A19];[.O$1]+1)&gt;0;INDEX([$д.$B$2:.$BM$64];[.$A19]+1;[.O$1])&gt;0);-2;0);[$д.O19])" office:value-type="float" office:value="1" calcext:value-type="float">
            <text:p>1</text:p>
          </table:table-cell>
          <table:table-cell table:style-name="ce1" table:formula="of:=IF([$д.P19]=0;IF(AND(INDEX([$д.$B$2:.$BM$64];[.$A19]*3;[.P$1])&gt;0;INDEX([$д.$B$2:.$BM$64];[.$A19];[.P$1]*3)&gt;0;INDEX([$д.$B$2:.$BM$64];[.$A19];[.P$1]+1)&gt;0;INDEX([$д.$B$2:.$BM$64];[.$A19]+1;[.P$1])&gt;0);-2;0);[$д.P19])" office:value-type="float" office:value="1" calcext:value-type="float">
            <text:p>1</text:p>
          </table:table-cell>
          <table:table-cell table:style-name="ce1" table:formula="of:=IF([$д.Q19]=0;IF(AND(INDEX([$д.$B$2:.$BM$64];[.$A19]*3;[.Q$1])&gt;0;INDEX([$д.$B$2:.$BM$64];[.$A19];[.Q$1]*3)&gt;0;INDEX([$д.$B$2:.$BM$64];[.$A19];[.Q$1]+1)&gt;0;INDEX([$д.$B$2:.$BM$64];[.$A19]+1;[.Q$1])&gt;0);-2;0);[$д.Q19])" office:value-type="float" office:value="1" calcext:value-type="float">
            <text:p>1</text:p>
          </table:table-cell>
          <table:table-cell table:style-name="ce1" table:formula="of:=IF([$д.R19]=0;IF(AND(INDEX([$д.$B$2:.$BM$64];[.$A19]*3;[.R$1])&gt;0;INDEX([$д.$B$2:.$BM$64];[.$A19];[.R$1]*3)&gt;0;INDEX([$д.$B$2:.$BM$64];[.$A19];[.R$1]+1)&gt;0;INDEX([$д.$B$2:.$BM$64];[.$A19]+1;[.R$1])&gt;0);-2;0);[$д.R19])" office:value-type="float" office:value="1" calcext:value-type="float">
            <text:p>1</text:p>
          </table:table-cell>
          <table:table-cell table:style-name="ce1" table:formula="of:=IF([$д.S19]=0;IF(AND(INDEX([$д.$B$2:.$BM$64];[.$A19]*3;[.S$1])&gt;0;INDEX([$д.$B$2:.$BM$64];[.$A19];[.S$1]*3)&gt;0;INDEX([$д.$B$2:.$BM$64];[.$A19];[.S$1]+1)&gt;0;INDEX([$д.$B$2:.$BM$64];[.$A19]+1;[.S$1])&gt;0);-2;0);[$д.S19])" office:value-type="float" office:value="1" calcext:value-type="float">
            <text:p>1</text:p>
          </table:table-cell>
          <table:table-cell table:style-name="ce1" table:formula="of:=IF([$д.T19]=0;IF(AND(INDEX([$д.$B$2:.$BM$64];[.$A19]*3;[.T$1])&gt;0;INDEX([$д.$B$2:.$BM$64];[.$A19];[.T$1]*3)&gt;0;INDEX([$д.$B$2:.$BM$64];[.$A19];[.T$1]+1)&gt;0;INDEX([$д.$B$2:.$BM$64];[.$A19]+1;[.T$1])&gt;0);-2;0);[$д.T19])" office:value-type="float" office:value="1" calcext:value-type="float">
            <text:p>1</text:p>
          </table:table-cell>
          <table:table-cell table:style-name="ce1" table:formula="of:=IF([$д.U19]=0;IF(AND(INDEX([$д.$B$2:.$BM$64];[.$A19]*3;[.U$1])&gt;0;INDEX([$д.$B$2:.$BM$64];[.$A19];[.U$1]*3)&gt;0;INDEX([$д.$B$2:.$BM$64];[.$A19];[.U$1]+1)&gt;0;INDEX([$д.$B$2:.$BM$64];[.$A19]+1;[.U$1])&gt;0);-2;0);[$д.U19])" office:value-type="float" office:value="1" calcext:value-type="float">
            <text:p>1</text:p>
          </table:table-cell>
          <table:table-cell table:style-name="ce2" table:formula="of:=IF([$д.V19]=0;IF(OR(INDEX([$д.$B$2:.$BM$64];[.$A19]*3;[.V$1])&lt;0;INDEX([$д.$B$2:.$BM$64];[.$A19];[.V$1]*3)&lt;0;INDEX([$д.$B$2:.$BM$64];[.$A19];[.V$1]+1)&lt;0;INDEX([$д.$B$2:.$BM$64];[.$A19]+1;[.V$1])&lt;0);2;0);[$д.V19])" office:value-type="float" office:value="1" calcext:value-type="float">
            <text:p>1</text:p>
          </table:table-cell>
          <table:table-cell table:style-name="ce3" table:formula="of:=IF([$д.W19]=0;IF(AND(INDEX([$д.$B$2:.$BM$64];[.$A19]*3;[.W$1])&gt;0;INDEX([$д.$B$2:.$BM$64];[.$A19];[.W$1]*3)&gt;0;INDEX([$д.$B$2:.$BM$64];[.$A19];[.W$1]+1)&gt;0;INDEX([$д.$B$2:.$BM$64];[.$A19]+1;[.W$1])&gt;0);-1;0);[$д.W19])" office:value-type="float" office:value="1" calcext:value-type="float">
            <text:p>1</text:p>
          </table:table-cell>
          <table:table-cell table:style-name="ce4" table:formula="of:=IF([$д.X19]=0;IF(OR(INDEX([$д.$B$2:.$BM$64];[.$A19]*3;[.X$1])&gt;0;INDEX([$д.$B$2:.$BM$64];[.$A19];[.X$1]*3)&gt;0;INDEX([$д.$B$2:.$BM$64];[.$A19];[.X$1]+1)&gt;0;INDEX([$д.$B$2:.$BM$64];[.$A19]+1;[.X$1])&gt;0);-1;0);[$д.X19])" office:value-type="float" office:value="1" calcext:value-type="float">
            <text:p>1</text:p>
          </table:table-cell>
          <table:table-cell table:style-name="ce4" table:formula="of:=IF([$д.Y19]=0;IF(OR(INDEX([$д.$B$2:.$BM$64];[.$A19]*3;[.Y$1])&gt;0;INDEX([$д.$B$2:.$BM$64];[.$A19];[.Y$1]*3)&gt;0;INDEX([$д.$B$2:.$BM$64];[.$A19];[.Y$1]+1)&gt;0;INDEX([$д.$B$2:.$BM$64];[.$A19]+1;[.Y$1])&gt;0);-1;0);[$д.Y19])" office:value-type="float" office:value="1" calcext:value-type="float">
            <text:p>1</text:p>
          </table:table-cell>
          <table:table-cell table:style-name="ce4" table:formula="of:=IF([$д.Z19]=0;IF(OR(INDEX([$д.$B$2:.$BM$64];[.$A19]*3;[.Z$1])&gt;0;INDEX([$д.$B$2:.$BM$64];[.$A19];[.Z$1]*3)&gt;0;INDEX([$д.$B$2:.$BM$64];[.$A19];[.Z$1]+1)&gt;0;INDEX([$д.$B$2:.$BM$64];[.$A19]+1;[.Z$1])&gt;0);-1;0);[$д.Z19])" office:value-type="float" office:value="1" calcext:value-type="float">
            <text:p>1</text:p>
          </table:table-cell>
          <table:table-cell table:style-name="ce4" table:formula="of:=IF([$д.AA19]=0;IF(OR(INDEX([$д.$B$2:.$BM$64];[.$A19]*3;[.AA$1])&gt;0;INDEX([$д.$B$2:.$BM$64];[.$A19];[.AA$1]*3)&gt;0;INDEX([$д.$B$2:.$BM$64];[.$A19];[.AA$1]+1)&gt;0;INDEX([$д.$B$2:.$BM$64];[.$A19]+1;[.AA$1])&gt;0);-1;0);[$д.AA19])" office:value-type="float" office:value="1" calcext:value-type="float">
            <text:p>1</text:p>
          </table:table-cell>
          <table:table-cell table:style-name="ce4" table:formula="of:=IF([$д.AB19]=0;IF(OR(INDEX([$д.$B$2:.$BM$64];[.$A19]*3;[.AB$1])&gt;0;INDEX([$д.$B$2:.$BM$64];[.$A19];[.AB$1]*3)&gt;0;INDEX([$д.$B$2:.$BM$64];[.$A19];[.AB$1]+1)&gt;0;INDEX([$д.$B$2:.$BM$64];[.$A19]+1;[.AB$1])&gt;0);-1;0);[$д.AB19])" office:value-type="float" office:value="1" calcext:value-type="float">
            <text:p>1</text:p>
          </table:table-cell>
          <table:table-cell table:style-name="ce4" table:formula="of:=IF([$д.AC19]=0;IF(OR(INDEX([$д.$B$2:.$BM$64];[.$A19]*3;[.AC$1])&gt;0;INDEX([$д.$B$2:.$BM$64];[.$A19];[.AC$1]*3)&gt;0;INDEX([$д.$B$2:.$BM$64];[.$A19];[.AC$1]+1)&gt;0;INDEX([$д.$B$2:.$BM$64];[.$A19]+1;[.AC$1])&gt;0);-1;0);[$д.AC19])" office:value-type="float" office:value="1" calcext:value-type="float">
            <text:p>1</text:p>
          </table:table-cell>
          <table:table-cell table:style-name="ce4" table:formula="of:=IF(MAX([.AD$1];[.$A19])*3+MIN([.AD$1];[.$A19])&gt;=65;1;0)" office:value-type="float" office:value="1" calcext:value-type="float">
            <text:p>1</text:p>
          </table:table-cell>
          <table:table-cell table:style-name="ce4" table:formula="of:=IF(MAX([.AE$1];[.$A19])*3+MIN([.AE$1];[.$A19])&gt;=65;1;0)" office:value-type="float" office:value="1" calcext:value-type="float">
            <text:p>1</text:p>
          </table:table-cell>
          <table:table-cell table:style-name="ce4" table:formula="of:=IF(MAX([.AF$1];[.$A19])*3+MIN([.AF$1];[.$A19])&gt;=65;1;0)" office:value-type="float" office:value="1" calcext:value-type="float">
            <text:p>1</text:p>
          </table:table-cell>
          <table:table-cell table:style-name="ce4" table:formula="of:=IF(MAX([.AG$1];[.$A19])*3+MIN([.AG$1];[.$A19])&gt;=65;1;0)" office:value-type="float" office:value="1" calcext:value-type="float">
            <text:p>1</text:p>
          </table:table-cell>
          <table:table-cell table:style-name="ce4" table:formula="of:=IF(MAX([.AH$1];[.$A19])*3+MIN([.AH$1];[.$A19])&gt;=65;1;0)" office:value-type="float" office:value="1" calcext:value-type="float">
            <text:p>1</text:p>
          </table:table-cell>
          <table:table-cell table:style-name="ce4" table:formula="of:=IF(MAX([.AI$1];[.$A19])*3+MIN([.AI$1];[.$A19])&gt;=65;1;0)" office:value-type="float" office:value="1" calcext:value-type="float">
            <text:p>1</text:p>
          </table:table-cell>
          <table:table-cell table:style-name="ce4" table:formula="of:=IF(MAX([.AJ$1];[.$A19])*3+MIN([.AJ$1];[.$A19])&gt;=65;1;0)" office:value-type="float" office:value="1" calcext:value-type="float">
            <text:p>1</text:p>
          </table:table-cell>
          <table:table-cell table:style-name="ce4" table:formula="of:=IF(MAX([.AK$1];[.$A19])*3+MIN([.AK$1];[.$A19])&gt;=65;1;0)" office:value-type="float" office:value="1" calcext:value-type="float">
            <text:p>1</text:p>
          </table:table-cell>
          <table:table-cell table:style-name="ce4" table:formula="of:=IF(MAX([.AL$1];[.$A19])*3+MIN([.AL$1];[.$A19])&gt;=65;1;0)" office:value-type="float" office:value="1" calcext:value-type="float">
            <text:p>1</text:p>
          </table:table-cell>
          <table:table-cell table:style-name="ce4" table:formula="of:=IF(MAX([.AM$1];[.$A19])*3+MIN([.AM$1];[.$A19])&gt;=65;1;0)" office:value-type="float" office:value="1" calcext:value-type="float">
            <text:p>1</text:p>
          </table:table-cell>
          <table:table-cell table:style-name="ce4" table:formula="of:=IF(MAX([.AN$1];[.$A19])*3+MIN([.AN$1];[.$A19])&gt;=65;1;0)" office:value-type="float" office:value="1" calcext:value-type="float">
            <text:p>1</text:p>
          </table:table-cell>
          <table:table-cell table:style-name="ce4" table:formula="of:=IF(MAX([.AO$1];[.$A19])*3+MIN([.AO$1];[.$A19])&gt;=65;1;0)" office:value-type="float" office:value="1" calcext:value-type="float">
            <text:p>1</text:p>
          </table:table-cell>
          <table:table-cell table:style-name="ce4" table:formula="of:=IF(MAX([.AP$1];[.$A19])*3+MIN([.AP$1];[.$A19])&gt;=65;1;0)" office:value-type="float" office:value="1" calcext:value-type="float">
            <text:p>1</text:p>
          </table:table-cell>
          <table:table-cell table:style-name="ce4" table:formula="of:=IF(MAX([.AQ$1];[.$A19])*3+MIN([.AQ$1];[.$A19])&gt;=65;1;0)" office:value-type="float" office:value="1" calcext:value-type="float">
            <text:p>1</text:p>
          </table:table-cell>
          <table:table-cell table:style-name="ce4" table:formula="of:=IF(MAX([.AR$1];[.$A19])*3+MIN([.AR$1];[.$A19])&gt;=65;1;0)" office:value-type="float" office:value="1" calcext:value-type="float">
            <text:p>1</text:p>
          </table:table-cell>
          <table:table-cell table:style-name="ce4" table:formula="of:=IF(MAX([.AS$1];[.$A19])*3+MIN([.AS$1];[.$A19])&gt;=65;1;0)" office:value-type="float" office:value="1" calcext:value-type="float">
            <text:p>1</text:p>
          </table:table-cell>
          <table:table-cell table:style-name="ce4" table:formula="of:=IF(MAX([.AT$1];[.$A19])*3+MIN([.AT$1];[.$A19])&gt;=65;1;0)" office:value-type="float" office:value="1" calcext:value-type="float">
            <text:p>1</text:p>
          </table:table-cell>
          <table:table-cell table:style-name="ce4" table:formula="of:=IF(MAX([.AU$1];[.$A19])*3+MIN([.AU$1];[.$A19])&gt;=65;1;0)" office:value-type="float" office:value="1" calcext:value-type="float">
            <text:p>1</text:p>
          </table:table-cell>
          <table:table-cell table:style-name="ce4" table:formula="of:=IF(MAX([.AV$1];[.$A19])*3+MIN([.AV$1];[.$A19])&gt;=65;1;0)" office:value-type="float" office:value="1" calcext:value-type="float">
            <text:p>1</text:p>
          </table:table-cell>
          <table:table-cell table:style-name="ce4" table:formula="of:=IF(MAX([.AW$1];[.$A19])*3+MIN([.AW$1];[.$A19])&gt;=65;1;0)" office:value-type="float" office:value="1" calcext:value-type="float">
            <text:p>1</text:p>
          </table:table-cell>
          <table:table-cell table:style-name="ce4" table:formula="of:=IF(MAX([.AX$1];[.$A19])*3+MIN([.AX$1];[.$A19])&gt;=65;1;0)" office:value-type="float" office:value="1" calcext:value-type="float">
            <text:p>1</text:p>
          </table:table-cell>
          <table:table-cell table:style-name="ce4" table:formula="of:=IF(MAX([.AY$1];[.$A19])*3+MIN([.AY$1];[.$A19])&gt;=65;1;0)" office:value-type="float" office:value="1" calcext:value-type="float">
            <text:p>1</text:p>
          </table:table-cell>
          <table:table-cell table:style-name="ce4" table:formula="of:=IF(MAX([.AZ$1];[.$A19])*3+MIN([.AZ$1];[.$A19])&gt;=65;1;0)" office:value-type="float" office:value="1" calcext:value-type="float">
            <text:p>1</text:p>
          </table:table-cell>
          <table:table-cell table:style-name="ce4" table:formula="of:=IF(MAX([.BA$1];[.$A19])*3+MIN([.BA$1];[.$A19])&gt;=65;1;0)" office:value-type="float" office:value="1" calcext:value-type="float">
            <text:p>1</text:p>
          </table:table-cell>
          <table:table-cell table:style-name="ce4" table:formula="of:=IF(MAX([.BB$1];[.$A19])*3+MIN([.BB$1];[.$A19])&gt;=65;1;0)" office:value-type="float" office:value="1" calcext:value-type="float">
            <text:p>1</text:p>
          </table:table-cell>
          <table:table-cell table:style-name="ce4" table:formula="of:=IF(MAX([.BC$1];[.$A19])*3+MIN([.BC$1];[.$A19])&gt;=65;1;0)" office:value-type="float" office:value="1" calcext:value-type="float">
            <text:p>1</text:p>
          </table:table-cell>
          <table:table-cell table:style-name="ce4" table:formula="of:=IF(MAX([.BD$1];[.$A19])*3+MIN([.BD$1];[.$A19])&gt;=65;1;0)" office:value-type="float" office:value="1" calcext:value-type="float">
            <text:p>1</text:p>
          </table:table-cell>
          <table:table-cell table:style-name="ce4" table:formula="of:=IF(MAX([.BE$1];[.$A19])*3+MIN([.BE$1];[.$A19])&gt;=65;1;0)" office:value-type="float" office:value="1" calcext:value-type="float">
            <text:p>1</text:p>
          </table:table-cell>
          <table:table-cell table:style-name="ce4" table:formula="of:=IF(MAX([.BF$1];[.$A19])*3+MIN([.BF$1];[.$A19])&gt;=65;1;0)" office:value-type="float" office:value="1" calcext:value-type="float">
            <text:p>1</text:p>
          </table:table-cell>
          <table:table-cell table:style-name="ce4" table:formula="of:=IF(MAX([.BG$1];[.$A19])*3+MIN([.BG$1];[.$A19])&gt;=65;1;0)" office:value-type="float" office:value="1" calcext:value-type="float">
            <text:p>1</text:p>
          </table:table-cell>
          <table:table-cell table:style-name="ce4" table:formula="of:=IF(MAX([.BH$1];[.$A19])*3+MIN([.BH$1];[.$A19])&gt;=65;1;0)" office:value-type="float" office:value="1" calcext:value-type="float">
            <text:p>1</text:p>
          </table:table-cell>
          <table:table-cell table:style-name="ce4" table:formula="of:=IF(MAX([.BI$1];[.$A19])*3+MIN([.BI$1];[.$A19])&gt;=65;1;0)" office:value-type="float" office:value="1" calcext:value-type="float">
            <text:p>1</text:p>
          </table:table-cell>
          <table:table-cell table:style-name="ce4" table:formula="of:=IF(MAX([.BJ$1];[.$A19])*3+MIN([.BJ$1];[.$A19])&gt;=65;1;0)" office:value-type="float" office:value="1" calcext:value-type="float">
            <text:p>1</text:p>
          </table:table-cell>
          <table:table-cell table:style-name="ce4" table:formula="of:=IF(MAX([.BK$1];[.$A19])*3+MIN([.BK$1];[.$A19])&gt;=65;1;0)" office:value-type="float" office:value="1" calcext:value-type="float">
            <text:p>1</text:p>
          </table:table-cell>
          <table:table-cell table:style-name="ce4" table:formula="of:=IF(MAX([.BL$1];[.$A19])*3+MIN([.BL$1];[.$A19])&gt;=65;1;0)" office:value-type="float" office:value="1" calcext:value-type="float">
            <text:p>1</text:p>
          </table:table-cell>
          <table:table-cell table:style-name="ce4" table:formula="of:=IF(MAX([.BM$1];[.$A19])*3+MIN([.BM$1];[.$A19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formula="of:=IF([$д.B20]=0;IF(AND(INDEX([$д.$B$2:.$BM$64];[.$A20]*3;[.B$1])&gt;0;INDEX([$д.$B$2:.$BM$64];[.$A20];[.B$1]*3)&gt;0;INDEX([$д.$B$2:.$BM$64];[.$A20];[.B$1]+1)&gt;0;INDEX([$д.$B$2:.$BM$64];[.$A20]+1;[.B$1])&gt;0);-2;0);[$д.B20])" office:value-type="float" office:value="0" calcext:value-type="float">
            <text:p>0</text:p>
          </table:table-cell>
          <table:table-cell table:style-name="ce1" table:formula="of:=IF([$д.C20]=0;IF(AND(INDEX([$д.$B$2:.$BM$64];[.$A20]*3;[.C$1])&gt;0;INDEX([$д.$B$2:.$BM$64];[.$A20];[.C$1]*3)&gt;0;INDEX([$д.$B$2:.$BM$64];[.$A20];[.C$1]+1)&gt;0;INDEX([$д.$B$2:.$BM$64];[.$A20]+1;[.C$1])&gt;0);-2;0);[$д.C20])" office:value-type="float" office:value="0" calcext:value-type="float">
            <text:p>0</text:p>
          </table:table-cell>
          <table:table-cell table:style-name="ce1" table:formula="of:=IF([$д.D20]=0;IF(AND(INDEX([$д.$B$2:.$BM$64];[.$A20]*3;[.D$1])&gt;0;INDEX([$д.$B$2:.$BM$64];[.$A20];[.D$1]*3)&gt;0;INDEX([$д.$B$2:.$BM$64];[.$A20];[.D$1]+1)&gt;0;INDEX([$д.$B$2:.$BM$64];[.$A20]+1;[.D$1])&gt;0);-2;0);[$д.D20])" office:value-type="float" office:value="-2" calcext:value-type="float">
            <text:p>-2</text:p>
          </table:table-cell>
          <table:table-cell table:style-name="ce1" table:formula="of:=IF([$д.E20]=0;IF(AND(INDEX([$д.$B$2:.$BM$64];[.$A20]*3;[.E$1])&gt;0;INDEX([$д.$B$2:.$BM$64];[.$A20];[.E$1]*3)&gt;0;INDEX([$д.$B$2:.$BM$64];[.$A20];[.E$1]+1)&gt;0;INDEX([$д.$B$2:.$BM$64];[.$A20]+1;[.E$1])&gt;0);-2;0);[$д.E20])" office:value-type="float" office:value="2" calcext:value-type="float">
            <text:p>2</text:p>
          </table:table-cell>
          <table:table-cell table:style-name="ce1" table:formula="of:=IF([$д.F20]=0;IF(AND(INDEX([$д.$B$2:.$BM$64];[.$A20]*3;[.F$1])&gt;0;INDEX([$д.$B$2:.$BM$64];[.$A20];[.F$1]*3)&gt;0;INDEX([$д.$B$2:.$BM$64];[.$A20];[.F$1]+1)&gt;0;INDEX([$д.$B$2:.$BM$64];[.$A20]+1;[.F$1])&gt;0);-2;0);[$д.F20])" office:value-type="float" office:value="-2" calcext:value-type="float">
            <text:p>-2</text:p>
          </table:table-cell>
          <table:table-cell table:style-name="ce1" table:formula="of:=IF([$д.G20]=0;IF(AND(INDEX([$д.$B$2:.$BM$64];[.$A20]*3;[.G$1])&gt;0;INDEX([$д.$B$2:.$BM$64];[.$A20];[.G$1]*3)&gt;0;INDEX([$д.$B$2:.$BM$64];[.$A20];[.G$1]+1)&gt;0;INDEX([$д.$B$2:.$BM$64];[.$A20]+1;[.G$1])&gt;0);-2;0);[$д.G20])" office:value-type="float" office:value="2" calcext:value-type="float">
            <text:p>2</text:p>
          </table:table-cell>
          <table:table-cell table:style-name="ce1" table:formula="of:=IF([$д.H20]=0;IF(AND(INDEX([$д.$B$2:.$BM$64];[.$A20]*3;[.H$1])&gt;0;INDEX([$д.$B$2:.$BM$64];[.$A20];[.H$1]*3)&gt;0;INDEX([$д.$B$2:.$BM$64];[.$A20];[.H$1]+1)&gt;0;INDEX([$д.$B$2:.$BM$64];[.$A20]+1;[.H$1])&gt;0);-2;0);[$д.H20])" office:value-type="float" office:value="-1" calcext:value-type="float">
            <text:p>-1</text:p>
          </table:table-cell>
          <table:table-cell table:style-name="ce1" table:formula="of:=IF([$д.I20]=0;IF(AND(INDEX([$д.$B$2:.$BM$64];[.$A20]*3;[.I$1])&gt;0;INDEX([$д.$B$2:.$BM$64];[.$A20];[.I$1]*3)&gt;0;INDEX([$д.$B$2:.$BM$64];[.$A20];[.I$1]+1)&gt;0;INDEX([$д.$B$2:.$BM$64];[.$A20]+1;[.I$1])&gt;0);-2;0);[$д.I20])" office:value-type="float" office:value="1" calcext:value-type="float">
            <text:p>1</text:p>
          </table:table-cell>
          <table:table-cell table:style-name="ce1" table:formula="of:=IF([$д.J20]=0;IF(AND(INDEX([$д.$B$2:.$BM$64];[.$A20]*3;[.J$1])&gt;0;INDEX([$д.$B$2:.$BM$64];[.$A20];[.J$1]*3)&gt;0;INDEX([$д.$B$2:.$BM$64];[.$A20];[.J$1]+1)&gt;0;INDEX([$д.$B$2:.$BM$64];[.$A20]+1;[.J$1])&gt;0);-2;0);[$д.J20])" office:value-type="float" office:value="1" calcext:value-type="float">
            <text:p>1</text:p>
          </table:table-cell>
          <table:table-cell table:style-name="ce1" table:formula="of:=IF([$д.K20]=0;IF(AND(INDEX([$д.$B$2:.$BM$64];[.$A20]*3;[.K$1])&gt;0;INDEX([$д.$B$2:.$BM$64];[.$A20];[.K$1]*3)&gt;0;INDEX([$д.$B$2:.$BM$64];[.$A20];[.K$1]+1)&gt;0;INDEX([$д.$B$2:.$BM$64];[.$A20]+1;[.K$1])&gt;0);-2;0);[$д.K20])" office:value-type="float" office:value="1" calcext:value-type="float">
            <text:p>1</text:p>
          </table:table-cell>
          <table:table-cell table:style-name="ce1" table:formula="of:=IF([$д.L20]=0;IF(AND(INDEX([$д.$B$2:.$BM$64];[.$A20]*3;[.L$1])&gt;0;INDEX([$д.$B$2:.$BM$64];[.$A20];[.L$1]*3)&gt;0;INDEX([$д.$B$2:.$BM$64];[.$A20];[.L$1]+1)&gt;0;INDEX([$д.$B$2:.$BM$64];[.$A20]+1;[.L$1])&gt;0);-2;0);[$д.L20])" office:value-type="float" office:value="1" calcext:value-type="float">
            <text:p>1</text:p>
          </table:table-cell>
          <table:table-cell table:style-name="ce1" table:formula="of:=IF([$д.M20]=0;IF(AND(INDEX([$д.$B$2:.$BM$64];[.$A20]*3;[.M$1])&gt;0;INDEX([$д.$B$2:.$BM$64];[.$A20];[.M$1]*3)&gt;0;INDEX([$д.$B$2:.$BM$64];[.$A20];[.M$1]+1)&gt;0;INDEX([$д.$B$2:.$BM$64];[.$A20]+1;[.M$1])&gt;0);-2;0);[$д.M20])" office:value-type="float" office:value="1" calcext:value-type="float">
            <text:p>1</text:p>
          </table:table-cell>
          <table:table-cell table:style-name="ce1" table:formula="of:=IF([$д.N20]=0;IF(AND(INDEX([$д.$B$2:.$BM$64];[.$A20]*3;[.N$1])&gt;0;INDEX([$д.$B$2:.$BM$64];[.$A20];[.N$1]*3)&gt;0;INDEX([$д.$B$2:.$BM$64];[.$A20];[.N$1]+1)&gt;0;INDEX([$д.$B$2:.$BM$64];[.$A20]+1;[.N$1])&gt;0);-2;0);[$д.N20])" office:value-type="float" office:value="1" calcext:value-type="float">
            <text:p>1</text:p>
          </table:table-cell>
          <table:table-cell table:style-name="ce1" table:formula="of:=IF([$д.O20]=0;IF(AND(INDEX([$д.$B$2:.$BM$64];[.$A20]*3;[.O$1])&gt;0;INDEX([$д.$B$2:.$BM$64];[.$A20];[.O$1]*3)&gt;0;INDEX([$д.$B$2:.$BM$64];[.$A20];[.O$1]+1)&gt;0;INDEX([$д.$B$2:.$BM$64];[.$A20]+1;[.O$1])&gt;0);-2;0);[$д.O20])" office:value-type="float" office:value="1" calcext:value-type="float">
            <text:p>1</text:p>
          </table:table-cell>
          <table:table-cell table:style-name="ce1" table:formula="of:=IF([$д.P20]=0;IF(AND(INDEX([$д.$B$2:.$BM$64];[.$A20]*3;[.P$1])&gt;0;INDEX([$д.$B$2:.$BM$64];[.$A20];[.P$1]*3)&gt;0;INDEX([$д.$B$2:.$BM$64];[.$A20];[.P$1]+1)&gt;0;INDEX([$д.$B$2:.$BM$64];[.$A20]+1;[.P$1])&gt;0);-2;0);[$д.P20])" office:value-type="float" office:value="1" calcext:value-type="float">
            <text:p>1</text:p>
          </table:table-cell>
          <table:table-cell table:style-name="ce1" table:formula="of:=IF([$д.Q20]=0;IF(AND(INDEX([$д.$B$2:.$BM$64];[.$A20]*3;[.Q$1])&gt;0;INDEX([$д.$B$2:.$BM$64];[.$A20];[.Q$1]*3)&gt;0;INDEX([$д.$B$2:.$BM$64];[.$A20];[.Q$1]+1)&gt;0;INDEX([$д.$B$2:.$BM$64];[.$A20]+1;[.Q$1])&gt;0);-2;0);[$д.Q20])" office:value-type="float" office:value="1" calcext:value-type="float">
            <text:p>1</text:p>
          </table:table-cell>
          <table:table-cell table:style-name="ce1" table:formula="of:=IF([$д.R20]=0;IF(AND(INDEX([$д.$B$2:.$BM$64];[.$A20]*3;[.R$1])&gt;0;INDEX([$д.$B$2:.$BM$64];[.$A20];[.R$1]*3)&gt;0;INDEX([$д.$B$2:.$BM$64];[.$A20];[.R$1]+1)&gt;0;INDEX([$д.$B$2:.$BM$64];[.$A20]+1;[.R$1])&gt;0);-2;0);[$д.R20])" office:value-type="float" office:value="1" calcext:value-type="float">
            <text:p>1</text:p>
          </table:table-cell>
          <table:table-cell table:style-name="ce1" table:formula="of:=IF([$д.S20]=0;IF(AND(INDEX([$д.$B$2:.$BM$64];[.$A20]*3;[.S$1])&gt;0;INDEX([$д.$B$2:.$BM$64];[.$A20];[.S$1]*3)&gt;0;INDEX([$д.$B$2:.$BM$64];[.$A20];[.S$1]+1)&gt;0;INDEX([$д.$B$2:.$BM$64];[.$A20]+1;[.S$1])&gt;0);-2;0);[$д.S20])" office:value-type="float" office:value="1" calcext:value-type="float">
            <text:p>1</text:p>
          </table:table-cell>
          <table:table-cell table:style-name="ce1" table:formula="of:=IF([$д.T20]=0;IF(AND(INDEX([$д.$B$2:.$BM$64];[.$A20]*3;[.T$1])&gt;0;INDEX([$д.$B$2:.$BM$64];[.$A20];[.T$1]*3)&gt;0;INDEX([$д.$B$2:.$BM$64];[.$A20];[.T$1]+1)&gt;0;INDEX([$д.$B$2:.$BM$64];[.$A20]+1;[.T$1])&gt;0);-2;0);[$д.T20])" office:value-type="float" office:value="1" calcext:value-type="float">
            <text:p>1</text:p>
          </table:table-cell>
          <table:table-cell table:style-name="ce1" table:formula="of:=IF([$д.U20]=0;IF(AND(INDEX([$д.$B$2:.$BM$64];[.$A20]*3;[.U$1])&gt;0;INDEX([$д.$B$2:.$BM$64];[.$A20];[.U$1]*3)&gt;0;INDEX([$д.$B$2:.$BM$64];[.$A20];[.U$1]+1)&gt;0;INDEX([$д.$B$2:.$BM$64];[.$A20]+1;[.U$1])&gt;0);-2;0);[$д.U20])" office:value-type="float" office:value="1" calcext:value-type="float">
            <text:p>1</text:p>
          </table:table-cell>
          <table:table-cell table:style-name="ce2" table:formula="of:=IF([$д.V20]=0;IF(OR(INDEX([$д.$B$2:.$BM$64];[.$A20]*3;[.V$1])&lt;0;INDEX([$д.$B$2:.$BM$64];[.$A20];[.V$1]*3)&lt;0;INDEX([$д.$B$2:.$BM$64];[.$A20];[.V$1]+1)&lt;0;INDEX([$д.$B$2:.$BM$64];[.$A20]+1;[.V$1])&lt;0);2;0);[$д.V20])" office:value-type="float" office:value="1" calcext:value-type="float">
            <text:p>1</text:p>
          </table:table-cell>
          <table:table-cell table:style-name="ce3" table:formula="of:=IF([$д.W20]=0;IF(AND(INDEX([$д.$B$2:.$BM$64];[.$A20]*3;[.W$1])&gt;0;INDEX([$д.$B$2:.$BM$64];[.$A20];[.W$1]*3)&gt;0;INDEX([$д.$B$2:.$BM$64];[.$A20];[.W$1]+1)&gt;0;INDEX([$д.$B$2:.$BM$64];[.$A20]+1;[.W$1])&gt;0);-1;0);[$д.W20])" office:value-type="float" office:value="1" calcext:value-type="float">
            <text:p>1</text:p>
          </table:table-cell>
          <table:table-cell table:style-name="ce4" table:formula="of:=IF([$д.X20]=0;IF(OR(INDEX([$д.$B$2:.$BM$64];[.$A20]*3;[.X$1])&gt;0;INDEX([$д.$B$2:.$BM$64];[.$A20];[.X$1]*3)&gt;0;INDEX([$д.$B$2:.$BM$64];[.$A20];[.X$1]+1)&gt;0;INDEX([$д.$B$2:.$BM$64];[.$A20]+1;[.X$1])&gt;0);-1;0);[$д.X20])" office:value-type="float" office:value="1" calcext:value-type="float">
            <text:p>1</text:p>
          </table:table-cell>
          <table:table-cell table:style-name="ce4" table:formula="of:=IF([$д.Y20]=0;IF(OR(INDEX([$д.$B$2:.$BM$64];[.$A20]*3;[.Y$1])&gt;0;INDEX([$д.$B$2:.$BM$64];[.$A20];[.Y$1]*3)&gt;0;INDEX([$д.$B$2:.$BM$64];[.$A20];[.Y$1]+1)&gt;0;INDEX([$д.$B$2:.$BM$64];[.$A20]+1;[.Y$1])&gt;0);-1;0);[$д.Y20])" office:value-type="float" office:value="1" calcext:value-type="float">
            <text:p>1</text:p>
          </table:table-cell>
          <table:table-cell table:style-name="ce4" table:formula="of:=IF([$д.Z20]=0;IF(OR(INDEX([$д.$B$2:.$BM$64];[.$A20]*3;[.Z$1])&gt;0;INDEX([$д.$B$2:.$BM$64];[.$A20];[.Z$1]*3)&gt;0;INDEX([$д.$B$2:.$BM$64];[.$A20];[.Z$1]+1)&gt;0;INDEX([$д.$B$2:.$BM$64];[.$A20]+1;[.Z$1])&gt;0);-1;0);[$д.Z20])" office:value-type="float" office:value="1" calcext:value-type="float">
            <text:p>1</text:p>
          </table:table-cell>
          <table:table-cell table:style-name="ce4" table:formula="of:=IF([$д.AA20]=0;IF(OR(INDEX([$д.$B$2:.$BM$64];[.$A20]*3;[.AA$1])&gt;0;INDEX([$д.$B$2:.$BM$64];[.$A20];[.AA$1]*3)&gt;0;INDEX([$д.$B$2:.$BM$64];[.$A20];[.AA$1]+1)&gt;0;INDEX([$д.$B$2:.$BM$64];[.$A20]+1;[.AA$1])&gt;0);-1;0);[$д.AA20])" office:value-type="float" office:value="1" calcext:value-type="float">
            <text:p>1</text:p>
          </table:table-cell>
          <table:table-cell table:style-name="ce4" table:formula="of:=IF([$д.AB20]=0;IF(OR(INDEX([$д.$B$2:.$BM$64];[.$A20]*3;[.AB$1])&gt;0;INDEX([$д.$B$2:.$BM$64];[.$A20];[.AB$1]*3)&gt;0;INDEX([$д.$B$2:.$BM$64];[.$A20];[.AB$1]+1)&gt;0;INDEX([$д.$B$2:.$BM$64];[.$A20]+1;[.AB$1])&gt;0);-1;0);[$д.AB20])" office:value-type="float" office:value="1" calcext:value-type="float">
            <text:p>1</text:p>
          </table:table-cell>
          <table:table-cell table:style-name="ce4" table:formula="of:=IF([$д.AC20]=0;IF(OR(INDEX([$д.$B$2:.$BM$64];[.$A20]*3;[.AC$1])&gt;0;INDEX([$д.$B$2:.$BM$64];[.$A20];[.AC$1]*3)&gt;0;INDEX([$д.$B$2:.$BM$64];[.$A20];[.AC$1]+1)&gt;0;INDEX([$д.$B$2:.$BM$64];[.$A20]+1;[.AC$1])&gt;0);-1;0);[$д.AC20])" office:value-type="float" office:value="1" calcext:value-type="float">
            <text:p>1</text:p>
          </table:table-cell>
          <table:table-cell table:style-name="ce4" table:formula="of:=IF(MAX([.AD$1];[.$A20])*3+MIN([.AD$1];[.$A20])&gt;=65;1;0)" office:value-type="float" office:value="1" calcext:value-type="float">
            <text:p>1</text:p>
          </table:table-cell>
          <table:table-cell table:style-name="ce4" table:formula="of:=IF(MAX([.AE$1];[.$A20])*3+MIN([.AE$1];[.$A20])&gt;=65;1;0)" office:value-type="float" office:value="1" calcext:value-type="float">
            <text:p>1</text:p>
          </table:table-cell>
          <table:table-cell table:style-name="ce4" table:formula="of:=IF(MAX([.AF$1];[.$A20])*3+MIN([.AF$1];[.$A20])&gt;=65;1;0)" office:value-type="float" office:value="1" calcext:value-type="float">
            <text:p>1</text:p>
          </table:table-cell>
          <table:table-cell table:style-name="ce4" table:formula="of:=IF(MAX([.AG$1];[.$A20])*3+MIN([.AG$1];[.$A20])&gt;=65;1;0)" office:value-type="float" office:value="1" calcext:value-type="float">
            <text:p>1</text:p>
          </table:table-cell>
          <table:table-cell table:style-name="ce4" table:formula="of:=IF(MAX([.AH$1];[.$A20])*3+MIN([.AH$1];[.$A20])&gt;=65;1;0)" office:value-type="float" office:value="1" calcext:value-type="float">
            <text:p>1</text:p>
          </table:table-cell>
          <table:table-cell table:style-name="ce4" table:formula="of:=IF(MAX([.AI$1];[.$A20])*3+MIN([.AI$1];[.$A20])&gt;=65;1;0)" office:value-type="float" office:value="1" calcext:value-type="float">
            <text:p>1</text:p>
          </table:table-cell>
          <table:table-cell table:style-name="ce4" table:formula="of:=IF(MAX([.AJ$1];[.$A20])*3+MIN([.AJ$1];[.$A20])&gt;=65;1;0)" office:value-type="float" office:value="1" calcext:value-type="float">
            <text:p>1</text:p>
          </table:table-cell>
          <table:table-cell table:style-name="ce4" table:formula="of:=IF(MAX([.AK$1];[.$A20])*3+MIN([.AK$1];[.$A20])&gt;=65;1;0)" office:value-type="float" office:value="1" calcext:value-type="float">
            <text:p>1</text:p>
          </table:table-cell>
          <table:table-cell table:style-name="ce4" table:formula="of:=IF(MAX([.AL$1];[.$A20])*3+MIN([.AL$1];[.$A20])&gt;=65;1;0)" office:value-type="float" office:value="1" calcext:value-type="float">
            <text:p>1</text:p>
          </table:table-cell>
          <table:table-cell table:style-name="ce4" table:formula="of:=IF(MAX([.AM$1];[.$A20])*3+MIN([.AM$1];[.$A20])&gt;=65;1;0)" office:value-type="float" office:value="1" calcext:value-type="float">
            <text:p>1</text:p>
          </table:table-cell>
          <table:table-cell table:style-name="ce4" table:formula="of:=IF(MAX([.AN$1];[.$A20])*3+MIN([.AN$1];[.$A20])&gt;=65;1;0)" office:value-type="float" office:value="1" calcext:value-type="float">
            <text:p>1</text:p>
          </table:table-cell>
          <table:table-cell table:style-name="ce4" table:formula="of:=IF(MAX([.AO$1];[.$A20])*3+MIN([.AO$1];[.$A20])&gt;=65;1;0)" office:value-type="float" office:value="1" calcext:value-type="float">
            <text:p>1</text:p>
          </table:table-cell>
          <table:table-cell table:style-name="ce4" table:formula="of:=IF(MAX([.AP$1];[.$A20])*3+MIN([.AP$1];[.$A20])&gt;=65;1;0)" office:value-type="float" office:value="1" calcext:value-type="float">
            <text:p>1</text:p>
          </table:table-cell>
          <table:table-cell table:style-name="ce4" table:formula="of:=IF(MAX([.AQ$1];[.$A20])*3+MIN([.AQ$1];[.$A20])&gt;=65;1;0)" office:value-type="float" office:value="1" calcext:value-type="float">
            <text:p>1</text:p>
          </table:table-cell>
          <table:table-cell table:style-name="ce4" table:formula="of:=IF(MAX([.AR$1];[.$A20])*3+MIN([.AR$1];[.$A20])&gt;=65;1;0)" office:value-type="float" office:value="1" calcext:value-type="float">
            <text:p>1</text:p>
          </table:table-cell>
          <table:table-cell table:style-name="ce4" table:formula="of:=IF(MAX([.AS$1];[.$A20])*3+MIN([.AS$1];[.$A20])&gt;=65;1;0)" office:value-type="float" office:value="1" calcext:value-type="float">
            <text:p>1</text:p>
          </table:table-cell>
          <table:table-cell table:style-name="ce4" table:formula="of:=IF(MAX([.AT$1];[.$A20])*3+MIN([.AT$1];[.$A20])&gt;=65;1;0)" office:value-type="float" office:value="1" calcext:value-type="float">
            <text:p>1</text:p>
          </table:table-cell>
          <table:table-cell table:style-name="ce4" table:formula="of:=IF(MAX([.AU$1];[.$A20])*3+MIN([.AU$1];[.$A20])&gt;=65;1;0)" office:value-type="float" office:value="1" calcext:value-type="float">
            <text:p>1</text:p>
          </table:table-cell>
          <table:table-cell table:style-name="ce4" table:formula="of:=IF(MAX([.AV$1];[.$A20])*3+MIN([.AV$1];[.$A20])&gt;=65;1;0)" office:value-type="float" office:value="1" calcext:value-type="float">
            <text:p>1</text:p>
          </table:table-cell>
          <table:table-cell table:style-name="ce4" table:formula="of:=IF(MAX([.AW$1];[.$A20])*3+MIN([.AW$1];[.$A20])&gt;=65;1;0)" office:value-type="float" office:value="1" calcext:value-type="float">
            <text:p>1</text:p>
          </table:table-cell>
          <table:table-cell table:style-name="ce4" table:formula="of:=IF(MAX([.AX$1];[.$A20])*3+MIN([.AX$1];[.$A20])&gt;=65;1;0)" office:value-type="float" office:value="1" calcext:value-type="float">
            <text:p>1</text:p>
          </table:table-cell>
          <table:table-cell table:style-name="ce4" table:formula="of:=IF(MAX([.AY$1];[.$A20])*3+MIN([.AY$1];[.$A20])&gt;=65;1;0)" office:value-type="float" office:value="1" calcext:value-type="float">
            <text:p>1</text:p>
          </table:table-cell>
          <table:table-cell table:style-name="ce4" table:formula="of:=IF(MAX([.AZ$1];[.$A20])*3+MIN([.AZ$1];[.$A20])&gt;=65;1;0)" office:value-type="float" office:value="1" calcext:value-type="float">
            <text:p>1</text:p>
          </table:table-cell>
          <table:table-cell table:style-name="ce4" table:formula="of:=IF(MAX([.BA$1];[.$A20])*3+MIN([.BA$1];[.$A20])&gt;=65;1;0)" office:value-type="float" office:value="1" calcext:value-type="float">
            <text:p>1</text:p>
          </table:table-cell>
          <table:table-cell table:style-name="ce4" table:formula="of:=IF(MAX([.BB$1];[.$A20])*3+MIN([.BB$1];[.$A20])&gt;=65;1;0)" office:value-type="float" office:value="1" calcext:value-type="float">
            <text:p>1</text:p>
          </table:table-cell>
          <table:table-cell table:style-name="ce4" table:formula="of:=IF(MAX([.BC$1];[.$A20])*3+MIN([.BC$1];[.$A20])&gt;=65;1;0)" office:value-type="float" office:value="1" calcext:value-type="float">
            <text:p>1</text:p>
          </table:table-cell>
          <table:table-cell table:style-name="ce4" table:formula="of:=IF(MAX([.BD$1];[.$A20])*3+MIN([.BD$1];[.$A20])&gt;=65;1;0)" office:value-type="float" office:value="1" calcext:value-type="float">
            <text:p>1</text:p>
          </table:table-cell>
          <table:table-cell table:style-name="ce4" table:formula="of:=IF(MAX([.BE$1];[.$A20])*3+MIN([.BE$1];[.$A20])&gt;=65;1;0)" office:value-type="float" office:value="1" calcext:value-type="float">
            <text:p>1</text:p>
          </table:table-cell>
          <table:table-cell table:style-name="ce4" table:formula="of:=IF(MAX([.BF$1];[.$A20])*3+MIN([.BF$1];[.$A20])&gt;=65;1;0)" office:value-type="float" office:value="1" calcext:value-type="float">
            <text:p>1</text:p>
          </table:table-cell>
          <table:table-cell table:style-name="ce4" table:formula="of:=IF(MAX([.BG$1];[.$A20])*3+MIN([.BG$1];[.$A20])&gt;=65;1;0)" office:value-type="float" office:value="1" calcext:value-type="float">
            <text:p>1</text:p>
          </table:table-cell>
          <table:table-cell table:style-name="ce4" table:formula="of:=IF(MAX([.BH$1];[.$A20])*3+MIN([.BH$1];[.$A20])&gt;=65;1;0)" office:value-type="float" office:value="1" calcext:value-type="float">
            <text:p>1</text:p>
          </table:table-cell>
          <table:table-cell table:style-name="ce4" table:formula="of:=IF(MAX([.BI$1];[.$A20])*3+MIN([.BI$1];[.$A20])&gt;=65;1;0)" office:value-type="float" office:value="1" calcext:value-type="float">
            <text:p>1</text:p>
          </table:table-cell>
          <table:table-cell table:style-name="ce4" table:formula="of:=IF(MAX([.BJ$1];[.$A20])*3+MIN([.BJ$1];[.$A20])&gt;=65;1;0)" office:value-type="float" office:value="1" calcext:value-type="float">
            <text:p>1</text:p>
          </table:table-cell>
          <table:table-cell table:style-name="ce4" table:formula="of:=IF(MAX([.BK$1];[.$A20])*3+MIN([.BK$1];[.$A20])&gt;=65;1;0)" office:value-type="float" office:value="1" calcext:value-type="float">
            <text:p>1</text:p>
          </table:table-cell>
          <table:table-cell table:style-name="ce4" table:formula="of:=IF(MAX([.BL$1];[.$A20])*3+MIN([.BL$1];[.$A20])&gt;=65;1;0)" office:value-type="float" office:value="1" calcext:value-type="float">
            <text:p>1</text:p>
          </table:table-cell>
          <table:table-cell table:style-name="ce4" table:formula="of:=IF(MAX([.BM$1];[.$A20])*3+MIN([.BM$1];[.$A20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formula="of:=IF([$д.B21]=0;IF(AND(INDEX([$д.$B$2:.$BM$64];[.$A21]*3;[.B$1])&gt;0;INDEX([$д.$B$2:.$BM$64];[.$A21];[.B$1]*3)&gt;0;INDEX([$д.$B$2:.$BM$64];[.$A21];[.B$1]+1)&gt;0;INDEX([$д.$B$2:.$BM$64];[.$A21]+1;[.B$1])&gt;0);-2;0);[$д.B21])" office:value-type="float" office:value="2" calcext:value-type="float">
            <text:p>2</text:p>
          </table:table-cell>
          <table:table-cell table:style-name="ce1" table:formula="of:=IF([$д.C21]=0;IF(AND(INDEX([$д.$B$2:.$BM$64];[.$A21]*3;[.C$1])&gt;0;INDEX([$д.$B$2:.$BM$64];[.$A21];[.C$1]*3)&gt;0;INDEX([$д.$B$2:.$BM$64];[.$A21];[.C$1]+1)&gt;0;INDEX([$д.$B$2:.$BM$64];[.$A21]+1;[.C$1])&gt;0);-2;0);[$д.C21])" office:value-type="float" office:value="-2" calcext:value-type="float">
            <text:p>-2</text:p>
          </table:table-cell>
          <table:table-cell table:style-name="ce1" table:formula="of:=IF([$д.D21]=0;IF(AND(INDEX([$д.$B$2:.$BM$64];[.$A21]*3;[.D$1])&gt;0;INDEX([$д.$B$2:.$BM$64];[.$A21];[.D$1]*3)&gt;0;INDEX([$д.$B$2:.$BM$64];[.$A21];[.D$1]+1)&gt;0;INDEX([$д.$B$2:.$BM$64];[.$A21]+1;[.D$1])&gt;0);-2;0);[$д.D21])" office:value-type="float" office:value="2" calcext:value-type="float">
            <text:p>2</text:p>
          </table:table-cell>
          <table:table-cell table:style-name="ce1" table:formula="of:=IF([$д.E21]=0;IF(AND(INDEX([$д.$B$2:.$BM$64];[.$A21]*3;[.E$1])&gt;0;INDEX([$д.$B$2:.$BM$64];[.$A21];[.E$1]*3)&gt;0;INDEX([$д.$B$2:.$BM$64];[.$A21];[.E$1]+1)&gt;0;INDEX([$д.$B$2:.$BM$64];[.$A21]+1;[.E$1])&gt;0);-2;0);[$д.E21])" office:value-type="float" office:value="-1" calcext:value-type="float">
            <text:p>-1</text:p>
          </table:table-cell>
          <table:table-cell table:style-name="ce1" table:formula="of:=IF([$д.F21]=0;IF(AND(INDEX([$д.$B$2:.$BM$64];[.$A21]*3;[.F$1])&gt;0;INDEX([$д.$B$2:.$BM$64];[.$A21];[.F$1]*3)&gt;0;INDEX([$д.$B$2:.$BM$64];[.$A21];[.F$1]+1)&gt;0;INDEX([$д.$B$2:.$BM$64];[.$A21]+1;[.F$1])&gt;0);-2;0);[$д.F21])" office:value-type="float" office:value="1" calcext:value-type="float">
            <text:p>1</text:p>
          </table:table-cell>
          <table:table-cell table:style-name="ce1" table:formula="of:=IF([$д.G21]=0;IF(AND(INDEX([$д.$B$2:.$BM$64];[.$A21]*3;[.G$1])&gt;0;INDEX([$д.$B$2:.$BM$64];[.$A21];[.G$1]*3)&gt;0;INDEX([$д.$B$2:.$BM$64];[.$A21];[.G$1]+1)&gt;0;INDEX([$д.$B$2:.$BM$64];[.$A21]+1;[.G$1])&gt;0);-2;0);[$д.G21])" office:value-type="float" office:value="1" calcext:value-type="float">
            <text:p>1</text:p>
          </table:table-cell>
          <table:table-cell table:style-name="ce1" table:formula="of:=IF([$д.H21]=0;IF(AND(INDEX([$д.$B$2:.$BM$64];[.$A21]*3;[.H$1])&gt;0;INDEX([$д.$B$2:.$BM$64];[.$A21];[.H$1]*3)&gt;0;INDEX([$д.$B$2:.$BM$64];[.$A21];[.H$1]+1)&gt;0;INDEX([$д.$B$2:.$BM$64];[.$A21]+1;[.H$1])&gt;0);-2;0);[$д.H21])" office:value-type="float" office:value="1" calcext:value-type="float">
            <text:p>1</text:p>
          </table:table-cell>
          <table:table-cell table:style-name="ce1" table:formula="of:=IF([$д.I21]=0;IF(AND(INDEX([$д.$B$2:.$BM$64];[.$A21]*3;[.I$1])&gt;0;INDEX([$д.$B$2:.$BM$64];[.$A21];[.I$1]*3)&gt;0;INDEX([$д.$B$2:.$BM$64];[.$A21];[.I$1]+1)&gt;0;INDEX([$д.$B$2:.$BM$64];[.$A21]+1;[.I$1])&gt;0);-2;0);[$д.I21])" office:value-type="float" office:value="1" calcext:value-type="float">
            <text:p>1</text:p>
          </table:table-cell>
          <table:table-cell table:style-name="ce1" table:formula="of:=IF([$д.J21]=0;IF(AND(INDEX([$д.$B$2:.$BM$64];[.$A21]*3;[.J$1])&gt;0;INDEX([$д.$B$2:.$BM$64];[.$A21];[.J$1]*3)&gt;0;INDEX([$д.$B$2:.$BM$64];[.$A21];[.J$1]+1)&gt;0;INDEX([$д.$B$2:.$BM$64];[.$A21]+1;[.J$1])&gt;0);-2;0);[$д.J21])" office:value-type="float" office:value="1" calcext:value-type="float">
            <text:p>1</text:p>
          </table:table-cell>
          <table:table-cell table:style-name="ce1" table:formula="of:=IF([$д.K21]=0;IF(AND(INDEX([$д.$B$2:.$BM$64];[.$A21]*3;[.K$1])&gt;0;INDEX([$д.$B$2:.$BM$64];[.$A21];[.K$1]*3)&gt;0;INDEX([$д.$B$2:.$BM$64];[.$A21];[.K$1]+1)&gt;0;INDEX([$д.$B$2:.$BM$64];[.$A21]+1;[.K$1])&gt;0);-2;0);[$д.K21])" office:value-type="float" office:value="1" calcext:value-type="float">
            <text:p>1</text:p>
          </table:table-cell>
          <table:table-cell table:style-name="ce1" table:formula="of:=IF([$д.L21]=0;IF(AND(INDEX([$д.$B$2:.$BM$64];[.$A21]*3;[.L$1])&gt;0;INDEX([$д.$B$2:.$BM$64];[.$A21];[.L$1]*3)&gt;0;INDEX([$д.$B$2:.$BM$64];[.$A21];[.L$1]+1)&gt;0;INDEX([$д.$B$2:.$BM$64];[.$A21]+1;[.L$1])&gt;0);-2;0);[$д.L21])" office:value-type="float" office:value="1" calcext:value-type="float">
            <text:p>1</text:p>
          </table:table-cell>
          <table:table-cell table:style-name="ce1" table:formula="of:=IF([$д.M21]=0;IF(AND(INDEX([$д.$B$2:.$BM$64];[.$A21]*3;[.M$1])&gt;0;INDEX([$д.$B$2:.$BM$64];[.$A21];[.M$1]*3)&gt;0;INDEX([$д.$B$2:.$BM$64];[.$A21];[.M$1]+1)&gt;0;INDEX([$д.$B$2:.$BM$64];[.$A21]+1;[.M$1])&gt;0);-2;0);[$д.M21])" office:value-type="float" office:value="1" calcext:value-type="float">
            <text:p>1</text:p>
          </table:table-cell>
          <table:table-cell table:style-name="ce1" table:formula="of:=IF([$д.N21]=0;IF(AND(INDEX([$д.$B$2:.$BM$64];[.$A21]*3;[.N$1])&gt;0;INDEX([$д.$B$2:.$BM$64];[.$A21];[.N$1]*3)&gt;0;INDEX([$д.$B$2:.$BM$64];[.$A21];[.N$1]+1)&gt;0;INDEX([$д.$B$2:.$BM$64];[.$A21]+1;[.N$1])&gt;0);-2;0);[$д.N21])" office:value-type="float" office:value="1" calcext:value-type="float">
            <text:p>1</text:p>
          </table:table-cell>
          <table:table-cell table:style-name="ce1" table:formula="of:=IF([$д.O21]=0;IF(AND(INDEX([$д.$B$2:.$BM$64];[.$A21]*3;[.O$1])&gt;0;INDEX([$д.$B$2:.$BM$64];[.$A21];[.O$1]*3)&gt;0;INDEX([$д.$B$2:.$BM$64];[.$A21];[.O$1]+1)&gt;0;INDEX([$д.$B$2:.$BM$64];[.$A21]+1;[.O$1])&gt;0);-2;0);[$д.O21])" office:value-type="float" office:value="1" calcext:value-type="float">
            <text:p>1</text:p>
          </table:table-cell>
          <table:table-cell table:style-name="ce1" table:formula="of:=IF([$д.P21]=0;IF(AND(INDEX([$д.$B$2:.$BM$64];[.$A21]*3;[.P$1])&gt;0;INDEX([$д.$B$2:.$BM$64];[.$A21];[.P$1]*3)&gt;0;INDEX([$д.$B$2:.$BM$64];[.$A21];[.P$1]+1)&gt;0;INDEX([$д.$B$2:.$BM$64];[.$A21]+1;[.P$1])&gt;0);-2;0);[$д.P21])" office:value-type="float" office:value="1" calcext:value-type="float">
            <text:p>1</text:p>
          </table:table-cell>
          <table:table-cell table:style-name="ce1" table:formula="of:=IF([$д.Q21]=0;IF(AND(INDEX([$д.$B$2:.$BM$64];[.$A21]*3;[.Q$1])&gt;0;INDEX([$д.$B$2:.$BM$64];[.$A21];[.Q$1]*3)&gt;0;INDEX([$д.$B$2:.$BM$64];[.$A21];[.Q$1]+1)&gt;0;INDEX([$д.$B$2:.$BM$64];[.$A21]+1;[.Q$1])&gt;0);-2;0);[$д.Q21])" office:value-type="float" office:value="1" calcext:value-type="float">
            <text:p>1</text:p>
          </table:table-cell>
          <table:table-cell table:style-name="ce1" table:formula="of:=IF([$д.R21]=0;IF(AND(INDEX([$д.$B$2:.$BM$64];[.$A21]*3;[.R$1])&gt;0;INDEX([$д.$B$2:.$BM$64];[.$A21];[.R$1]*3)&gt;0;INDEX([$д.$B$2:.$BM$64];[.$A21];[.R$1]+1)&gt;0;INDEX([$д.$B$2:.$BM$64];[.$A21]+1;[.R$1])&gt;0);-2;0);[$д.R21])" office:value-type="float" office:value="1" calcext:value-type="float">
            <text:p>1</text:p>
          </table:table-cell>
          <table:table-cell table:style-name="ce1" table:formula="of:=IF([$д.S21]=0;IF(AND(INDEX([$д.$B$2:.$BM$64];[.$A21]*3;[.S$1])&gt;0;INDEX([$д.$B$2:.$BM$64];[.$A21];[.S$1]*3)&gt;0;INDEX([$д.$B$2:.$BM$64];[.$A21];[.S$1]+1)&gt;0;INDEX([$д.$B$2:.$BM$64];[.$A21]+1;[.S$1])&gt;0);-2;0);[$д.S21])" office:value-type="float" office:value="1" calcext:value-type="float">
            <text:p>1</text:p>
          </table:table-cell>
          <table:table-cell table:style-name="ce1" table:formula="of:=IF([$д.T21]=0;IF(AND(INDEX([$д.$B$2:.$BM$64];[.$A21]*3;[.T$1])&gt;0;INDEX([$д.$B$2:.$BM$64];[.$A21];[.T$1]*3)&gt;0;INDEX([$д.$B$2:.$BM$64];[.$A21];[.T$1]+1)&gt;0;INDEX([$д.$B$2:.$BM$64];[.$A21]+1;[.T$1])&gt;0);-2;0);[$д.T21])" office:value-type="float" office:value="1" calcext:value-type="float">
            <text:p>1</text:p>
          </table:table-cell>
          <table:table-cell table:style-name="ce1" table:formula="of:=IF([$д.U21]=0;IF(AND(INDEX([$д.$B$2:.$BM$64];[.$A21]*3;[.U$1])&gt;0;INDEX([$д.$B$2:.$BM$64];[.$A21];[.U$1]*3)&gt;0;INDEX([$д.$B$2:.$BM$64];[.$A21];[.U$1]+1)&gt;0;INDEX([$д.$B$2:.$BM$64];[.$A21]+1;[.U$1])&gt;0);-2;0);[$д.U21])" office:value-type="float" office:value="1" calcext:value-type="float">
            <text:p>1</text:p>
          </table:table-cell>
          <table:table-cell table:style-name="ce2" table:formula="of:=IF([$д.V21]=0;IF(OR(INDEX([$д.$B$2:.$BM$64];[.$A21]*3;[.V$1])&lt;0;INDEX([$д.$B$2:.$BM$64];[.$A21];[.V$1]*3)&lt;0;INDEX([$д.$B$2:.$BM$64];[.$A21];[.V$1]+1)&lt;0;INDEX([$д.$B$2:.$BM$64];[.$A21]+1;[.V$1])&lt;0);2;0);[$д.V21])" office:value-type="float" office:value="1" calcext:value-type="float">
            <text:p>1</text:p>
          </table:table-cell>
          <table:table-cell table:style-name="ce3" table:formula="of:=IF([$д.W21]=0;IF(AND(INDEX([$д.$B$2:.$BM$64];[.$A21]*3;[.W$1])&gt;0;INDEX([$д.$B$2:.$BM$64];[.$A21];[.W$1]*3)&gt;0;INDEX([$д.$B$2:.$BM$64];[.$A21];[.W$1]+1)&gt;0;INDEX([$д.$B$2:.$BM$64];[.$A21]+1;[.W$1])&gt;0);-1;0);[$д.W21])" office:value-type="float" office:value="1" calcext:value-type="float">
            <text:p>1</text:p>
          </table:table-cell>
          <table:table-cell table:style-name="ce4" table:formula="of:=IF([$д.X21]=0;IF(OR(INDEX([$д.$B$2:.$BM$64];[.$A21]*3;[.X$1])&gt;0;INDEX([$д.$B$2:.$BM$64];[.$A21];[.X$1]*3)&gt;0;INDEX([$д.$B$2:.$BM$64];[.$A21];[.X$1]+1)&gt;0;INDEX([$д.$B$2:.$BM$64];[.$A21]+1;[.X$1])&gt;0);-1;0);[$д.X21])" office:value-type="float" office:value="1" calcext:value-type="float">
            <text:p>1</text:p>
          </table:table-cell>
          <table:table-cell table:style-name="ce4" table:formula="of:=IF([$д.Y21]=0;IF(OR(INDEX([$д.$B$2:.$BM$64];[.$A21]*3;[.Y$1])&gt;0;INDEX([$д.$B$2:.$BM$64];[.$A21];[.Y$1]*3)&gt;0;INDEX([$д.$B$2:.$BM$64];[.$A21];[.Y$1]+1)&gt;0;INDEX([$д.$B$2:.$BM$64];[.$A21]+1;[.Y$1])&gt;0);-1;0);[$д.Y21])" office:value-type="float" office:value="1" calcext:value-type="float">
            <text:p>1</text:p>
          </table:table-cell>
          <table:table-cell table:style-name="ce4" table:formula="of:=IF([$д.Z21]=0;IF(OR(INDEX([$д.$B$2:.$BM$64];[.$A21]*3;[.Z$1])&gt;0;INDEX([$д.$B$2:.$BM$64];[.$A21];[.Z$1]*3)&gt;0;INDEX([$д.$B$2:.$BM$64];[.$A21];[.Z$1]+1)&gt;0;INDEX([$д.$B$2:.$BM$64];[.$A21]+1;[.Z$1])&gt;0);-1;0);[$д.Z21])" office:value-type="float" office:value="1" calcext:value-type="float">
            <text:p>1</text:p>
          </table:table-cell>
          <table:table-cell table:style-name="ce4" table:formula="of:=IF([$д.AA21]=0;IF(OR(INDEX([$д.$B$2:.$BM$64];[.$A21]*3;[.AA$1])&gt;0;INDEX([$д.$B$2:.$BM$64];[.$A21];[.AA$1]*3)&gt;0;INDEX([$д.$B$2:.$BM$64];[.$A21];[.AA$1]+1)&gt;0;INDEX([$д.$B$2:.$BM$64];[.$A21]+1;[.AA$1])&gt;0);-1;0);[$д.AA21])" office:value-type="float" office:value="1" calcext:value-type="float">
            <text:p>1</text:p>
          </table:table-cell>
          <table:table-cell table:style-name="ce4" table:formula="of:=IF([$д.AB21]=0;IF(OR(INDEX([$д.$B$2:.$BM$64];[.$A21]*3;[.AB$1])&gt;0;INDEX([$д.$B$2:.$BM$64];[.$A21];[.AB$1]*3)&gt;0;INDEX([$д.$B$2:.$BM$64];[.$A21];[.AB$1]+1)&gt;0;INDEX([$д.$B$2:.$BM$64];[.$A21]+1;[.AB$1])&gt;0);-1;0);[$д.AB21])" office:value-type="float" office:value="1" calcext:value-type="float">
            <text:p>1</text:p>
          </table:table-cell>
          <table:table-cell table:style-name="ce4" table:formula="of:=IF([$д.AC21]=0;IF(OR(INDEX([$д.$B$2:.$BM$64];[.$A21]*3;[.AC$1])&gt;0;INDEX([$д.$B$2:.$BM$64];[.$A21];[.AC$1]*3)&gt;0;INDEX([$д.$B$2:.$BM$64];[.$A21];[.AC$1]+1)&gt;0;INDEX([$д.$B$2:.$BM$64];[.$A21]+1;[.AC$1])&gt;0);-1;0);[$д.AC21])" office:value-type="float" office:value="1" calcext:value-type="float">
            <text:p>1</text:p>
          </table:table-cell>
          <table:table-cell table:style-name="ce4" table:formula="of:=IF(MAX([.AD$1];[.$A21])*3+MIN([.AD$1];[.$A21])&gt;=65;1;0)" office:value-type="float" office:value="1" calcext:value-type="float">
            <text:p>1</text:p>
          </table:table-cell>
          <table:table-cell table:style-name="ce4" table:formula="of:=IF(MAX([.AE$1];[.$A21])*3+MIN([.AE$1];[.$A21])&gt;=65;1;0)" office:value-type="float" office:value="1" calcext:value-type="float">
            <text:p>1</text:p>
          </table:table-cell>
          <table:table-cell table:style-name="ce4" table:formula="of:=IF(MAX([.AF$1];[.$A21])*3+MIN([.AF$1];[.$A21])&gt;=65;1;0)" office:value-type="float" office:value="1" calcext:value-type="float">
            <text:p>1</text:p>
          </table:table-cell>
          <table:table-cell table:style-name="ce4" table:formula="of:=IF(MAX([.AG$1];[.$A21])*3+MIN([.AG$1];[.$A21])&gt;=65;1;0)" office:value-type="float" office:value="1" calcext:value-type="float">
            <text:p>1</text:p>
          </table:table-cell>
          <table:table-cell table:style-name="ce4" table:formula="of:=IF(MAX([.AH$1];[.$A21])*3+MIN([.AH$1];[.$A21])&gt;=65;1;0)" office:value-type="float" office:value="1" calcext:value-type="float">
            <text:p>1</text:p>
          </table:table-cell>
          <table:table-cell table:style-name="ce4" table:formula="of:=IF(MAX([.AI$1];[.$A21])*3+MIN([.AI$1];[.$A21])&gt;=65;1;0)" office:value-type="float" office:value="1" calcext:value-type="float">
            <text:p>1</text:p>
          </table:table-cell>
          <table:table-cell table:style-name="ce4" table:formula="of:=IF(MAX([.AJ$1];[.$A21])*3+MIN([.AJ$1];[.$A21])&gt;=65;1;0)" office:value-type="float" office:value="1" calcext:value-type="float">
            <text:p>1</text:p>
          </table:table-cell>
          <table:table-cell table:style-name="ce4" table:formula="of:=IF(MAX([.AK$1];[.$A21])*3+MIN([.AK$1];[.$A21])&gt;=65;1;0)" office:value-type="float" office:value="1" calcext:value-type="float">
            <text:p>1</text:p>
          </table:table-cell>
          <table:table-cell table:style-name="ce4" table:formula="of:=IF(MAX([.AL$1];[.$A21])*3+MIN([.AL$1];[.$A21])&gt;=65;1;0)" office:value-type="float" office:value="1" calcext:value-type="float">
            <text:p>1</text:p>
          </table:table-cell>
          <table:table-cell table:style-name="ce4" table:formula="of:=IF(MAX([.AM$1];[.$A21])*3+MIN([.AM$1];[.$A21])&gt;=65;1;0)" office:value-type="float" office:value="1" calcext:value-type="float">
            <text:p>1</text:p>
          </table:table-cell>
          <table:table-cell table:style-name="ce4" table:formula="of:=IF(MAX([.AN$1];[.$A21])*3+MIN([.AN$1];[.$A21])&gt;=65;1;0)" office:value-type="float" office:value="1" calcext:value-type="float">
            <text:p>1</text:p>
          </table:table-cell>
          <table:table-cell table:style-name="ce4" table:formula="of:=IF(MAX([.AO$1];[.$A21])*3+MIN([.AO$1];[.$A21])&gt;=65;1;0)" office:value-type="float" office:value="1" calcext:value-type="float">
            <text:p>1</text:p>
          </table:table-cell>
          <table:table-cell table:style-name="ce4" table:formula="of:=IF(MAX([.AP$1];[.$A21])*3+MIN([.AP$1];[.$A21])&gt;=65;1;0)" office:value-type="float" office:value="1" calcext:value-type="float">
            <text:p>1</text:p>
          </table:table-cell>
          <table:table-cell table:style-name="ce4" table:formula="of:=IF(MAX([.AQ$1];[.$A21])*3+MIN([.AQ$1];[.$A21])&gt;=65;1;0)" office:value-type="float" office:value="1" calcext:value-type="float">
            <text:p>1</text:p>
          </table:table-cell>
          <table:table-cell table:style-name="ce4" table:formula="of:=IF(MAX([.AR$1];[.$A21])*3+MIN([.AR$1];[.$A21])&gt;=65;1;0)" office:value-type="float" office:value="1" calcext:value-type="float">
            <text:p>1</text:p>
          </table:table-cell>
          <table:table-cell table:style-name="ce4" table:formula="of:=IF(MAX([.AS$1];[.$A21])*3+MIN([.AS$1];[.$A21])&gt;=65;1;0)" office:value-type="float" office:value="1" calcext:value-type="float">
            <text:p>1</text:p>
          </table:table-cell>
          <table:table-cell table:style-name="ce4" table:formula="of:=IF(MAX([.AT$1];[.$A21])*3+MIN([.AT$1];[.$A21])&gt;=65;1;0)" office:value-type="float" office:value="1" calcext:value-type="float">
            <text:p>1</text:p>
          </table:table-cell>
          <table:table-cell table:style-name="ce4" table:formula="of:=IF(MAX([.AU$1];[.$A21])*3+MIN([.AU$1];[.$A21])&gt;=65;1;0)" office:value-type="float" office:value="1" calcext:value-type="float">
            <text:p>1</text:p>
          </table:table-cell>
          <table:table-cell table:style-name="ce4" table:formula="of:=IF(MAX([.AV$1];[.$A21])*3+MIN([.AV$1];[.$A21])&gt;=65;1;0)" office:value-type="float" office:value="1" calcext:value-type="float">
            <text:p>1</text:p>
          </table:table-cell>
          <table:table-cell table:style-name="ce4" table:formula="of:=IF(MAX([.AW$1];[.$A21])*3+MIN([.AW$1];[.$A21])&gt;=65;1;0)" office:value-type="float" office:value="1" calcext:value-type="float">
            <text:p>1</text:p>
          </table:table-cell>
          <table:table-cell table:style-name="ce4" table:formula="of:=IF(MAX([.AX$1];[.$A21])*3+MIN([.AX$1];[.$A21])&gt;=65;1;0)" office:value-type="float" office:value="1" calcext:value-type="float">
            <text:p>1</text:p>
          </table:table-cell>
          <table:table-cell table:style-name="ce4" table:formula="of:=IF(MAX([.AY$1];[.$A21])*3+MIN([.AY$1];[.$A21])&gt;=65;1;0)" office:value-type="float" office:value="1" calcext:value-type="float">
            <text:p>1</text:p>
          </table:table-cell>
          <table:table-cell table:style-name="ce4" table:formula="of:=IF(MAX([.AZ$1];[.$A21])*3+MIN([.AZ$1];[.$A21])&gt;=65;1;0)" office:value-type="float" office:value="1" calcext:value-type="float">
            <text:p>1</text:p>
          </table:table-cell>
          <table:table-cell table:style-name="ce4" table:formula="of:=IF(MAX([.BA$1];[.$A21])*3+MIN([.BA$1];[.$A21])&gt;=65;1;0)" office:value-type="float" office:value="1" calcext:value-type="float">
            <text:p>1</text:p>
          </table:table-cell>
          <table:table-cell table:style-name="ce4" table:formula="of:=IF(MAX([.BB$1];[.$A21])*3+MIN([.BB$1];[.$A21])&gt;=65;1;0)" office:value-type="float" office:value="1" calcext:value-type="float">
            <text:p>1</text:p>
          </table:table-cell>
          <table:table-cell table:style-name="ce4" table:formula="of:=IF(MAX([.BC$1];[.$A21])*3+MIN([.BC$1];[.$A21])&gt;=65;1;0)" office:value-type="float" office:value="1" calcext:value-type="float">
            <text:p>1</text:p>
          </table:table-cell>
          <table:table-cell table:style-name="ce4" table:formula="of:=IF(MAX([.BD$1];[.$A21])*3+MIN([.BD$1];[.$A21])&gt;=65;1;0)" office:value-type="float" office:value="1" calcext:value-type="float">
            <text:p>1</text:p>
          </table:table-cell>
          <table:table-cell table:style-name="ce4" table:formula="of:=IF(MAX([.BE$1];[.$A21])*3+MIN([.BE$1];[.$A21])&gt;=65;1;0)" office:value-type="float" office:value="1" calcext:value-type="float">
            <text:p>1</text:p>
          </table:table-cell>
          <table:table-cell table:style-name="ce4" table:formula="of:=IF(MAX([.BF$1];[.$A21])*3+MIN([.BF$1];[.$A21])&gt;=65;1;0)" office:value-type="float" office:value="1" calcext:value-type="float">
            <text:p>1</text:p>
          </table:table-cell>
          <table:table-cell table:style-name="ce4" table:formula="of:=IF(MAX([.BG$1];[.$A21])*3+MIN([.BG$1];[.$A21])&gt;=65;1;0)" office:value-type="float" office:value="1" calcext:value-type="float">
            <text:p>1</text:p>
          </table:table-cell>
          <table:table-cell table:style-name="ce4" table:formula="of:=IF(MAX([.BH$1];[.$A21])*3+MIN([.BH$1];[.$A21])&gt;=65;1;0)" office:value-type="float" office:value="1" calcext:value-type="float">
            <text:p>1</text:p>
          </table:table-cell>
          <table:table-cell table:style-name="ce4" table:formula="of:=IF(MAX([.BI$1];[.$A21])*3+MIN([.BI$1];[.$A21])&gt;=65;1;0)" office:value-type="float" office:value="1" calcext:value-type="float">
            <text:p>1</text:p>
          </table:table-cell>
          <table:table-cell table:style-name="ce4" table:formula="of:=IF(MAX([.BJ$1];[.$A21])*3+MIN([.BJ$1];[.$A21])&gt;=65;1;0)" office:value-type="float" office:value="1" calcext:value-type="float">
            <text:p>1</text:p>
          </table:table-cell>
          <table:table-cell table:style-name="ce4" table:formula="of:=IF(MAX([.BK$1];[.$A21])*3+MIN([.BK$1];[.$A21])&gt;=65;1;0)" office:value-type="float" office:value="1" calcext:value-type="float">
            <text:p>1</text:p>
          </table:table-cell>
          <table:table-cell table:style-name="ce4" table:formula="of:=IF(MAX([.BL$1];[.$A21])*3+MIN([.BL$1];[.$A21])&gt;=65;1;0)" office:value-type="float" office:value="1" calcext:value-type="float">
            <text:p>1</text:p>
          </table:table-cell>
          <table:table-cell table:style-name="ce4" table:formula="of:=IF(MAX([.BM$1];[.$A21])*3+MIN([.BM$1];[.$A21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IF([$д.B22]=0;IF(AND(INDEX([$д.$B$2:.$BM$64];[.$A22]*3;[.B$1])&gt;0;INDEX([$д.$B$2:.$BM$64];[.$A22];[.B$1]*3)&gt;0;INDEX([$д.$B$2:.$BM$64];[.$A22];[.B$1]+1)&gt;0;INDEX([$д.$B$2:.$BM$64];[.$A22]+1;[.B$1])&gt;0);-2;0);[$д.B22])" office:value-type="float" office:value="-1" calcext:value-type="float">
            <text:p>-1</text:p>
          </table:table-cell>
          <table:table-cell table:style-name="ce1" table:formula="of:=IF([$д.C22]=0;IF(AND(INDEX([$д.$B$2:.$BM$64];[.$A22]*3;[.C$1])&gt;0;INDEX([$д.$B$2:.$BM$64];[.$A22];[.C$1]*3)&gt;0;INDEX([$д.$B$2:.$BM$64];[.$A22];[.C$1]+1)&gt;0;INDEX([$д.$B$2:.$BM$64];[.$A22]+1;[.C$1])&gt;0);-2;0);[$д.C22])" office:value-type="float" office:value="1" calcext:value-type="float">
            <text:p>1</text:p>
          </table:table-cell>
          <table:table-cell table:style-name="ce1" table:formula="of:=IF([$д.D22]=0;IF(AND(INDEX([$д.$B$2:.$BM$64];[.$A22]*3;[.D$1])&gt;0;INDEX([$д.$B$2:.$BM$64];[.$A22];[.D$1]*3)&gt;0;INDEX([$д.$B$2:.$BM$64];[.$A22];[.D$1]+1)&gt;0;INDEX([$д.$B$2:.$BM$64];[.$A22]+1;[.D$1])&gt;0);-2;0);[$д.D22])" office:value-type="float" office:value="1" calcext:value-type="float">
            <text:p>1</text:p>
          </table:table-cell>
          <table:table-cell table:style-name="ce1" table:formula="of:=IF([$д.E22]=0;IF(AND(INDEX([$д.$B$2:.$BM$64];[.$A22]*3;[.E$1])&gt;0;INDEX([$д.$B$2:.$BM$64];[.$A22];[.E$1]*3)&gt;0;INDEX([$д.$B$2:.$BM$64];[.$A22];[.E$1]+1)&gt;0;INDEX([$д.$B$2:.$BM$64];[.$A22]+1;[.E$1])&gt;0);-2;0);[$д.E22])" office:value-type="float" office:value="1" calcext:value-type="float">
            <text:p>1</text:p>
          </table:table-cell>
          <table:table-cell table:style-name="ce1" table:formula="of:=IF([$д.F22]=0;IF(AND(INDEX([$д.$B$2:.$BM$64];[.$A22]*3;[.F$1])&gt;0;INDEX([$д.$B$2:.$BM$64];[.$A22];[.F$1]*3)&gt;0;INDEX([$д.$B$2:.$BM$64];[.$A22];[.F$1]+1)&gt;0;INDEX([$д.$B$2:.$BM$64];[.$A22]+1;[.F$1])&gt;0);-2;0);[$д.F22])" office:value-type="float" office:value="1" calcext:value-type="float">
            <text:p>1</text:p>
          </table:table-cell>
          <table:table-cell table:style-name="ce1" table:formula="of:=IF([$д.G22]=0;IF(AND(INDEX([$д.$B$2:.$BM$64];[.$A22]*3;[.G$1])&gt;0;INDEX([$д.$B$2:.$BM$64];[.$A22];[.G$1]*3)&gt;0;INDEX([$д.$B$2:.$BM$64];[.$A22];[.G$1]+1)&gt;0;INDEX([$д.$B$2:.$BM$64];[.$A22]+1;[.G$1])&gt;0);-2;0);[$д.G22])" office:value-type="float" office:value="1" calcext:value-type="float">
            <text:p>1</text:p>
          </table:table-cell>
          <table:table-cell table:style-name="ce1" table:formula="of:=IF([$д.H22]=0;IF(AND(INDEX([$д.$B$2:.$BM$64];[.$A22]*3;[.H$1])&gt;0;INDEX([$д.$B$2:.$BM$64];[.$A22];[.H$1]*3)&gt;0;INDEX([$д.$B$2:.$BM$64];[.$A22];[.H$1]+1)&gt;0;INDEX([$д.$B$2:.$BM$64];[.$A22]+1;[.H$1])&gt;0);-2;0);[$д.H22])" office:value-type="float" office:value="1" calcext:value-type="float">
            <text:p>1</text:p>
          </table:table-cell>
          <table:table-cell table:style-name="ce1" table:formula="of:=IF([$д.I22]=0;IF(AND(INDEX([$д.$B$2:.$BM$64];[.$A22]*3;[.I$1])&gt;0;INDEX([$д.$B$2:.$BM$64];[.$A22];[.I$1]*3)&gt;0;INDEX([$д.$B$2:.$BM$64];[.$A22];[.I$1]+1)&gt;0;INDEX([$д.$B$2:.$BM$64];[.$A22]+1;[.I$1])&gt;0);-2;0);[$д.I22])" office:value-type="float" office:value="1" calcext:value-type="float">
            <text:p>1</text:p>
          </table:table-cell>
          <table:table-cell table:style-name="ce1" table:formula="of:=IF([$д.J22]=0;IF(AND(INDEX([$д.$B$2:.$BM$64];[.$A22]*3;[.J$1])&gt;0;INDEX([$д.$B$2:.$BM$64];[.$A22];[.J$1]*3)&gt;0;INDEX([$д.$B$2:.$BM$64];[.$A22];[.J$1]+1)&gt;0;INDEX([$д.$B$2:.$BM$64];[.$A22]+1;[.J$1])&gt;0);-2;0);[$д.J22])" office:value-type="float" office:value="1" calcext:value-type="float">
            <text:p>1</text:p>
          </table:table-cell>
          <table:table-cell table:style-name="ce1" table:formula="of:=IF([$д.K22]=0;IF(AND(INDEX([$д.$B$2:.$BM$64];[.$A22]*3;[.K$1])&gt;0;INDEX([$д.$B$2:.$BM$64];[.$A22];[.K$1]*3)&gt;0;INDEX([$д.$B$2:.$BM$64];[.$A22];[.K$1]+1)&gt;0;INDEX([$д.$B$2:.$BM$64];[.$A22]+1;[.K$1])&gt;0);-2;0);[$д.K22])" office:value-type="float" office:value="1" calcext:value-type="float">
            <text:p>1</text:p>
          </table:table-cell>
          <table:table-cell table:style-name="ce1" table:formula="of:=IF([$д.L22]=0;IF(AND(INDEX([$д.$B$2:.$BM$64];[.$A22]*3;[.L$1])&gt;0;INDEX([$д.$B$2:.$BM$64];[.$A22];[.L$1]*3)&gt;0;INDEX([$д.$B$2:.$BM$64];[.$A22];[.L$1]+1)&gt;0;INDEX([$д.$B$2:.$BM$64];[.$A22]+1;[.L$1])&gt;0);-2;0);[$д.L22])" office:value-type="float" office:value="1" calcext:value-type="float">
            <text:p>1</text:p>
          </table:table-cell>
          <table:table-cell table:style-name="ce1" table:formula="of:=IF([$д.M22]=0;IF(AND(INDEX([$д.$B$2:.$BM$64];[.$A22]*3;[.M$1])&gt;0;INDEX([$д.$B$2:.$BM$64];[.$A22];[.M$1]*3)&gt;0;INDEX([$д.$B$2:.$BM$64];[.$A22];[.M$1]+1)&gt;0;INDEX([$д.$B$2:.$BM$64];[.$A22]+1;[.M$1])&gt;0);-2;0);[$д.M22])" office:value-type="float" office:value="1" calcext:value-type="float">
            <text:p>1</text:p>
          </table:table-cell>
          <table:table-cell table:style-name="ce1" table:formula="of:=IF([$д.N22]=0;IF(AND(INDEX([$д.$B$2:.$BM$64];[.$A22]*3;[.N$1])&gt;0;INDEX([$д.$B$2:.$BM$64];[.$A22];[.N$1]*3)&gt;0;INDEX([$д.$B$2:.$BM$64];[.$A22];[.N$1]+1)&gt;0;INDEX([$д.$B$2:.$BM$64];[.$A22]+1;[.N$1])&gt;0);-2;0);[$д.N22])" office:value-type="float" office:value="1" calcext:value-type="float">
            <text:p>1</text:p>
          </table:table-cell>
          <table:table-cell table:style-name="ce1" table:formula="of:=IF([$д.O22]=0;IF(AND(INDEX([$д.$B$2:.$BM$64];[.$A22]*3;[.O$1])&gt;0;INDEX([$д.$B$2:.$BM$64];[.$A22];[.O$1]*3)&gt;0;INDEX([$д.$B$2:.$BM$64];[.$A22];[.O$1]+1)&gt;0;INDEX([$д.$B$2:.$BM$64];[.$A22]+1;[.O$1])&gt;0);-2;0);[$д.O22])" office:value-type="float" office:value="1" calcext:value-type="float">
            <text:p>1</text:p>
          </table:table-cell>
          <table:table-cell table:style-name="ce1" table:formula="of:=IF([$д.P22]=0;IF(AND(INDEX([$д.$B$2:.$BM$64];[.$A22]*3;[.P$1])&gt;0;INDEX([$д.$B$2:.$BM$64];[.$A22];[.P$1]*3)&gt;0;INDEX([$д.$B$2:.$BM$64];[.$A22];[.P$1]+1)&gt;0;INDEX([$д.$B$2:.$BM$64];[.$A22]+1;[.P$1])&gt;0);-2;0);[$д.P22])" office:value-type="float" office:value="1" calcext:value-type="float">
            <text:p>1</text:p>
          </table:table-cell>
          <table:table-cell table:style-name="ce1" table:formula="of:=IF([$д.Q22]=0;IF(AND(INDEX([$д.$B$2:.$BM$64];[.$A22]*3;[.Q$1])&gt;0;INDEX([$д.$B$2:.$BM$64];[.$A22];[.Q$1]*3)&gt;0;INDEX([$д.$B$2:.$BM$64];[.$A22];[.Q$1]+1)&gt;0;INDEX([$д.$B$2:.$BM$64];[.$A22]+1;[.Q$1])&gt;0);-2;0);[$д.Q22])" office:value-type="float" office:value="1" calcext:value-type="float">
            <text:p>1</text:p>
          </table:table-cell>
          <table:table-cell table:style-name="ce1" table:formula="of:=IF([$д.R22]=0;IF(AND(INDEX([$д.$B$2:.$BM$64];[.$A22]*3;[.R$1])&gt;0;INDEX([$д.$B$2:.$BM$64];[.$A22];[.R$1]*3)&gt;0;INDEX([$д.$B$2:.$BM$64];[.$A22];[.R$1]+1)&gt;0;INDEX([$д.$B$2:.$BM$64];[.$A22]+1;[.R$1])&gt;0);-2;0);[$д.R22])" office:value-type="float" office:value="1" calcext:value-type="float">
            <text:p>1</text:p>
          </table:table-cell>
          <table:table-cell table:style-name="ce1" table:formula="of:=IF([$д.S22]=0;IF(AND(INDEX([$д.$B$2:.$BM$64];[.$A22]*3;[.S$1])&gt;0;INDEX([$д.$B$2:.$BM$64];[.$A22];[.S$1]*3)&gt;0;INDEX([$д.$B$2:.$BM$64];[.$A22];[.S$1]+1)&gt;0;INDEX([$д.$B$2:.$BM$64];[.$A22]+1;[.S$1])&gt;0);-2;0);[$д.S22])" office:value-type="float" office:value="1" calcext:value-type="float">
            <text:p>1</text:p>
          </table:table-cell>
          <table:table-cell table:style-name="ce1" table:formula="of:=IF([$д.T22]=0;IF(AND(INDEX([$д.$B$2:.$BM$64];[.$A22]*3;[.T$1])&gt;0;INDEX([$д.$B$2:.$BM$64];[.$A22];[.T$1]*3)&gt;0;INDEX([$д.$B$2:.$BM$64];[.$A22];[.T$1]+1)&gt;0;INDEX([$д.$B$2:.$BM$64];[.$A22]+1;[.T$1])&gt;0);-2;0);[$д.T22])" office:value-type="float" office:value="1" calcext:value-type="float">
            <text:p>1</text:p>
          </table:table-cell>
          <table:table-cell table:style-name="ce1" table:formula="of:=IF([$д.U22]=0;IF(AND(INDEX([$д.$B$2:.$BM$64];[.$A22]*3;[.U$1])&gt;0;INDEX([$д.$B$2:.$BM$64];[.$A22];[.U$1]*3)&gt;0;INDEX([$д.$B$2:.$BM$64];[.$A22];[.U$1]+1)&gt;0;INDEX([$д.$B$2:.$BM$64];[.$A22]+1;[.U$1])&gt;0);-2;0);[$д.U22])" office:value-type="float" office:value="1" calcext:value-type="float">
            <text:p>1</text:p>
          </table:table-cell>
          <table:table-cell table:style-name="ce2" table:formula="of:=IF([$д.V22]=0;IF(OR(INDEX([$д.$B$2:.$BM$64];[.$A22]*3;[.V$1])&lt;0;INDEX([$д.$B$2:.$BM$64];[.$A22];[.V$1]*3)&lt;0;INDEX([$д.$B$2:.$BM$64];[.$A22];[.V$1]+1)&lt;0;INDEX([$д.$B$2:.$BM$64];[.$A22]+1;[.V$1])&lt;0);2;0);[$д.V22])" office:value-type="float" office:value="1" calcext:value-type="float">
            <text:p>1</text:p>
          </table:table-cell>
          <table:table-cell table:style-name="ce3" table:formula="of:=IF([$д.W22]=0;IF(AND(INDEX([$д.$B$2:.$BM$64];[.$A22]*3;[.W$1])&gt;0;INDEX([$д.$B$2:.$BM$64];[.$A22];[.W$1]*3)&gt;0;INDEX([$д.$B$2:.$BM$64];[.$A22];[.W$1]+1)&gt;0;INDEX([$д.$B$2:.$BM$64];[.$A22]+1;[.W$1])&gt;0);-1;0);[$д.W22])" office:value-type="float" office:value="1" calcext:value-type="float">
            <text:p>1</text:p>
          </table:table-cell>
          <table:table-cell table:style-name="ce4" table:formula="of:=IF([$д.X22]=0;IF(OR(INDEX([$д.$B$2:.$BM$64];[.$A22]*3;[.X$1])&gt;0;INDEX([$д.$B$2:.$BM$64];[.$A22];[.X$1]*3)&gt;0;INDEX([$д.$B$2:.$BM$64];[.$A22];[.X$1]+1)&gt;0;INDEX([$д.$B$2:.$BM$64];[.$A22]+1;[.X$1])&gt;0);-1;0);[$д.X22])" office:value-type="float" office:value="1" calcext:value-type="float">
            <text:p>1</text:p>
          </table:table-cell>
          <table:table-cell table:style-name="ce4" table:formula="of:=IF([$д.Y22]=0;IF(OR(INDEX([$д.$B$2:.$BM$64];[.$A22]*3;[.Y$1])&gt;0;INDEX([$д.$B$2:.$BM$64];[.$A22];[.Y$1]*3)&gt;0;INDEX([$д.$B$2:.$BM$64];[.$A22];[.Y$1]+1)&gt;0;INDEX([$д.$B$2:.$BM$64];[.$A22]+1;[.Y$1])&gt;0);-1;0);[$д.Y22])" office:value-type="float" office:value="1" calcext:value-type="float">
            <text:p>1</text:p>
          </table:table-cell>
          <table:table-cell table:style-name="ce4" table:formula="of:=IF([$д.Z22]=0;IF(OR(INDEX([$д.$B$2:.$BM$64];[.$A22]*3;[.Z$1])&gt;0;INDEX([$д.$B$2:.$BM$64];[.$A22];[.Z$1]*3)&gt;0;INDEX([$д.$B$2:.$BM$64];[.$A22];[.Z$1]+1)&gt;0;INDEX([$д.$B$2:.$BM$64];[.$A22]+1;[.Z$1])&gt;0);-1;0);[$д.Z22])" office:value-type="float" office:value="1" calcext:value-type="float">
            <text:p>1</text:p>
          </table:table-cell>
          <table:table-cell table:style-name="ce4" table:formula="of:=IF([$д.AA22]=0;IF(OR(INDEX([$д.$B$2:.$BM$64];[.$A22]*3;[.AA$1])&gt;0;INDEX([$д.$B$2:.$BM$64];[.$A22];[.AA$1]*3)&gt;0;INDEX([$д.$B$2:.$BM$64];[.$A22];[.AA$1]+1)&gt;0;INDEX([$д.$B$2:.$BM$64];[.$A22]+1;[.AA$1])&gt;0);-1;0);[$д.AA22])" office:value-type="float" office:value="1" calcext:value-type="float">
            <text:p>1</text:p>
          </table:table-cell>
          <table:table-cell table:style-name="ce4" table:formula="of:=IF([$д.AB22]=0;IF(OR(INDEX([$д.$B$2:.$BM$64];[.$A22]*3;[.AB$1])&gt;0;INDEX([$д.$B$2:.$BM$64];[.$A22];[.AB$1]*3)&gt;0;INDEX([$д.$B$2:.$BM$64];[.$A22];[.AB$1]+1)&gt;0;INDEX([$д.$B$2:.$BM$64];[.$A22]+1;[.AB$1])&gt;0);-1;0);[$д.AB22])" office:value-type="float" office:value="1" calcext:value-type="float">
            <text:p>1</text:p>
          </table:table-cell>
          <table:table-cell table:style-name="ce4" table:formula="of:=IF([$д.AC22]=0;IF(OR(INDEX([$д.$B$2:.$BM$64];[.$A22]*3;[.AC$1])&gt;0;INDEX([$д.$B$2:.$BM$64];[.$A22];[.AC$1]*3)&gt;0;INDEX([$д.$B$2:.$BM$64];[.$A22];[.AC$1]+1)&gt;0;INDEX([$д.$B$2:.$BM$64];[.$A22]+1;[.AC$1])&gt;0);-1;0);[$д.AC22])" office:value-type="float" office:value="1" calcext:value-type="float">
            <text:p>1</text:p>
          </table:table-cell>
          <table:table-cell table:style-name="ce4" table:formula="of:=IF(MAX([.AD$1];[.$A22])*3+MIN([.AD$1];[.$A22])&gt;=65;1;0)" office:value-type="float" office:value="1" calcext:value-type="float">
            <text:p>1</text:p>
          </table:table-cell>
          <table:table-cell table:style-name="ce4" table:formula="of:=IF(MAX([.AE$1];[.$A22])*3+MIN([.AE$1];[.$A22])&gt;=65;1;0)" office:value-type="float" office:value="1" calcext:value-type="float">
            <text:p>1</text:p>
          </table:table-cell>
          <table:table-cell table:style-name="ce4" table:formula="of:=IF(MAX([.AF$1];[.$A22])*3+MIN([.AF$1];[.$A22])&gt;=65;1;0)" office:value-type="float" office:value="1" calcext:value-type="float">
            <text:p>1</text:p>
          </table:table-cell>
          <table:table-cell table:style-name="ce4" table:formula="of:=IF(MAX([.AG$1];[.$A22])*3+MIN([.AG$1];[.$A22])&gt;=65;1;0)" office:value-type="float" office:value="1" calcext:value-type="float">
            <text:p>1</text:p>
          </table:table-cell>
          <table:table-cell table:style-name="ce4" table:formula="of:=IF(MAX([.AH$1];[.$A22])*3+MIN([.AH$1];[.$A22])&gt;=65;1;0)" office:value-type="float" office:value="1" calcext:value-type="float">
            <text:p>1</text:p>
          </table:table-cell>
          <table:table-cell table:style-name="ce4" table:formula="of:=IF(MAX([.AI$1];[.$A22])*3+MIN([.AI$1];[.$A22])&gt;=65;1;0)" office:value-type="float" office:value="1" calcext:value-type="float">
            <text:p>1</text:p>
          </table:table-cell>
          <table:table-cell table:style-name="ce4" table:formula="of:=IF(MAX([.AJ$1];[.$A22])*3+MIN([.AJ$1];[.$A22])&gt;=65;1;0)" office:value-type="float" office:value="1" calcext:value-type="float">
            <text:p>1</text:p>
          </table:table-cell>
          <table:table-cell table:style-name="ce4" table:formula="of:=IF(MAX([.AK$1];[.$A22])*3+MIN([.AK$1];[.$A22])&gt;=65;1;0)" office:value-type="float" office:value="1" calcext:value-type="float">
            <text:p>1</text:p>
          </table:table-cell>
          <table:table-cell table:style-name="ce4" table:formula="of:=IF(MAX([.AL$1];[.$A22])*3+MIN([.AL$1];[.$A22])&gt;=65;1;0)" office:value-type="float" office:value="1" calcext:value-type="float">
            <text:p>1</text:p>
          </table:table-cell>
          <table:table-cell table:style-name="ce4" table:formula="of:=IF(MAX([.AM$1];[.$A22])*3+MIN([.AM$1];[.$A22])&gt;=65;1;0)" office:value-type="float" office:value="1" calcext:value-type="float">
            <text:p>1</text:p>
          </table:table-cell>
          <table:table-cell table:style-name="ce4" table:formula="of:=IF(MAX([.AN$1];[.$A22])*3+MIN([.AN$1];[.$A22])&gt;=65;1;0)" office:value-type="float" office:value="1" calcext:value-type="float">
            <text:p>1</text:p>
          </table:table-cell>
          <table:table-cell table:style-name="ce4" table:formula="of:=IF(MAX([.AO$1];[.$A22])*3+MIN([.AO$1];[.$A22])&gt;=65;1;0)" office:value-type="float" office:value="1" calcext:value-type="float">
            <text:p>1</text:p>
          </table:table-cell>
          <table:table-cell table:style-name="ce4" table:formula="of:=IF(MAX([.AP$1];[.$A22])*3+MIN([.AP$1];[.$A22])&gt;=65;1;0)" office:value-type="float" office:value="1" calcext:value-type="float">
            <text:p>1</text:p>
          </table:table-cell>
          <table:table-cell table:style-name="ce4" table:formula="of:=IF(MAX([.AQ$1];[.$A22])*3+MIN([.AQ$1];[.$A22])&gt;=65;1;0)" office:value-type="float" office:value="1" calcext:value-type="float">
            <text:p>1</text:p>
          </table:table-cell>
          <table:table-cell table:style-name="ce4" table:formula="of:=IF(MAX([.AR$1];[.$A22])*3+MIN([.AR$1];[.$A22])&gt;=65;1;0)" office:value-type="float" office:value="1" calcext:value-type="float">
            <text:p>1</text:p>
          </table:table-cell>
          <table:table-cell table:style-name="ce4" table:formula="of:=IF(MAX([.AS$1];[.$A22])*3+MIN([.AS$1];[.$A22])&gt;=65;1;0)" office:value-type="float" office:value="1" calcext:value-type="float">
            <text:p>1</text:p>
          </table:table-cell>
          <table:table-cell table:style-name="ce4" table:formula="of:=IF(MAX([.AT$1];[.$A22])*3+MIN([.AT$1];[.$A22])&gt;=65;1;0)" office:value-type="float" office:value="1" calcext:value-type="float">
            <text:p>1</text:p>
          </table:table-cell>
          <table:table-cell table:style-name="ce4" table:formula="of:=IF(MAX([.AU$1];[.$A22])*3+MIN([.AU$1];[.$A22])&gt;=65;1;0)" office:value-type="float" office:value="1" calcext:value-type="float">
            <text:p>1</text:p>
          </table:table-cell>
          <table:table-cell table:style-name="ce4" table:formula="of:=IF(MAX([.AV$1];[.$A22])*3+MIN([.AV$1];[.$A22])&gt;=65;1;0)" office:value-type="float" office:value="1" calcext:value-type="float">
            <text:p>1</text:p>
          </table:table-cell>
          <table:table-cell table:style-name="ce4" table:formula="of:=IF(MAX([.AW$1];[.$A22])*3+MIN([.AW$1];[.$A22])&gt;=65;1;0)" office:value-type="float" office:value="1" calcext:value-type="float">
            <text:p>1</text:p>
          </table:table-cell>
          <table:table-cell table:style-name="ce4" table:formula="of:=IF(MAX([.AX$1];[.$A22])*3+MIN([.AX$1];[.$A22])&gt;=65;1;0)" office:value-type="float" office:value="1" calcext:value-type="float">
            <text:p>1</text:p>
          </table:table-cell>
          <table:table-cell table:style-name="ce4" table:formula="of:=IF(MAX([.AY$1];[.$A22])*3+MIN([.AY$1];[.$A22])&gt;=65;1;0)" office:value-type="float" office:value="1" calcext:value-type="float">
            <text:p>1</text:p>
          </table:table-cell>
          <table:table-cell table:style-name="ce4" table:formula="of:=IF(MAX([.AZ$1];[.$A22])*3+MIN([.AZ$1];[.$A22])&gt;=65;1;0)" office:value-type="float" office:value="1" calcext:value-type="float">
            <text:p>1</text:p>
          </table:table-cell>
          <table:table-cell table:style-name="ce4" table:formula="of:=IF(MAX([.BA$1];[.$A22])*3+MIN([.BA$1];[.$A22])&gt;=65;1;0)" office:value-type="float" office:value="1" calcext:value-type="float">
            <text:p>1</text:p>
          </table:table-cell>
          <table:table-cell table:style-name="ce4" table:formula="of:=IF(MAX([.BB$1];[.$A22])*3+MIN([.BB$1];[.$A22])&gt;=65;1;0)" office:value-type="float" office:value="1" calcext:value-type="float">
            <text:p>1</text:p>
          </table:table-cell>
          <table:table-cell table:style-name="ce4" table:formula="of:=IF(MAX([.BC$1];[.$A22])*3+MIN([.BC$1];[.$A22])&gt;=65;1;0)" office:value-type="float" office:value="1" calcext:value-type="float">
            <text:p>1</text:p>
          </table:table-cell>
          <table:table-cell table:style-name="ce4" table:formula="of:=IF(MAX([.BD$1];[.$A22])*3+MIN([.BD$1];[.$A22])&gt;=65;1;0)" office:value-type="float" office:value="1" calcext:value-type="float">
            <text:p>1</text:p>
          </table:table-cell>
          <table:table-cell table:style-name="ce4" table:formula="of:=IF(MAX([.BE$1];[.$A22])*3+MIN([.BE$1];[.$A22])&gt;=65;1;0)" office:value-type="float" office:value="1" calcext:value-type="float">
            <text:p>1</text:p>
          </table:table-cell>
          <table:table-cell table:style-name="ce4" table:formula="of:=IF(MAX([.BF$1];[.$A22])*3+MIN([.BF$1];[.$A22])&gt;=65;1;0)" office:value-type="float" office:value="1" calcext:value-type="float">
            <text:p>1</text:p>
          </table:table-cell>
          <table:table-cell table:style-name="ce4" table:formula="of:=IF(MAX([.BG$1];[.$A22])*3+MIN([.BG$1];[.$A22])&gt;=65;1;0)" office:value-type="float" office:value="1" calcext:value-type="float">
            <text:p>1</text:p>
          </table:table-cell>
          <table:table-cell table:style-name="ce4" table:formula="of:=IF(MAX([.BH$1];[.$A22])*3+MIN([.BH$1];[.$A22])&gt;=65;1;0)" office:value-type="float" office:value="1" calcext:value-type="float">
            <text:p>1</text:p>
          </table:table-cell>
          <table:table-cell table:style-name="ce4" table:formula="of:=IF(MAX([.BI$1];[.$A22])*3+MIN([.BI$1];[.$A22])&gt;=65;1;0)" office:value-type="float" office:value="1" calcext:value-type="float">
            <text:p>1</text:p>
          </table:table-cell>
          <table:table-cell table:style-name="ce4" table:formula="of:=IF(MAX([.BJ$1];[.$A22])*3+MIN([.BJ$1];[.$A22])&gt;=65;1;0)" office:value-type="float" office:value="1" calcext:value-type="float">
            <text:p>1</text:p>
          </table:table-cell>
          <table:table-cell table:style-name="ce4" table:formula="of:=IF(MAX([.BK$1];[.$A22])*3+MIN([.BK$1];[.$A22])&gt;=65;1;0)" office:value-type="float" office:value="1" calcext:value-type="float">
            <text:p>1</text:p>
          </table:table-cell>
          <table:table-cell table:style-name="ce4" table:formula="of:=IF(MAX([.BL$1];[.$A22])*3+MIN([.BL$1];[.$A22])&gt;=65;1;0)" office:value-type="float" office:value="1" calcext:value-type="float">
            <text:p>1</text:p>
          </table:table-cell>
          <table:table-cell table:style-name="ce4" table:formula="of:=IF(MAX([.BM$1];[.$A22])*3+MIN([.BM$1];[.$A22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formula="of:=IF([$д.B23]=0;IF(AND(INDEX([$д.$B$2:.$BM$64];[.$A23]*3;[.B$1])&gt;0;INDEX([$д.$B$2:.$BM$64];[.$A23];[.B$1]*3)&gt;0;INDEX([$д.$B$2:.$BM$64];[.$A23];[.B$1]+1)&gt;0;INDEX([$д.$B$2:.$BM$64];[.$A23]+1;[.B$1])&gt;0);-2;0);[$д.B23])" office:value-type="float" office:value="1" calcext:value-type="float">
            <text:p>1</text:p>
          </table:table-cell>
          <table:table-cell table:style-name="ce1" table:formula="of:=IF([$д.C23]=0;IF(AND(INDEX([$д.$B$2:.$BM$64];[.$A23]*3;[.C$1])&gt;0;INDEX([$д.$B$2:.$BM$64];[.$A23];[.C$1]*3)&gt;0;INDEX([$д.$B$2:.$BM$64];[.$A23];[.C$1]+1)&gt;0;INDEX([$д.$B$2:.$BM$64];[.$A23]+1;[.C$1])&gt;0);-2;0);[$д.C23])" office:value-type="float" office:value="1" calcext:value-type="float">
            <text:p>1</text:p>
          </table:table-cell>
          <table:table-cell table:style-name="ce1" table:formula="of:=IF([$д.D23]=0;IF(AND(INDEX([$д.$B$2:.$BM$64];[.$A23]*3;[.D$1])&gt;0;INDEX([$д.$B$2:.$BM$64];[.$A23];[.D$1]*3)&gt;0;INDEX([$д.$B$2:.$BM$64];[.$A23];[.D$1]+1)&gt;0;INDEX([$д.$B$2:.$BM$64];[.$A23]+1;[.D$1])&gt;0);-2;0);[$д.D23])" office:value-type="float" office:value="1" calcext:value-type="float">
            <text:p>1</text:p>
          </table:table-cell>
          <table:table-cell table:style-name="ce1" table:formula="of:=IF([$д.E23]=0;IF(AND(INDEX([$д.$B$2:.$BM$64];[.$A23]*3;[.E$1])&gt;0;INDEX([$д.$B$2:.$BM$64];[.$A23];[.E$1]*3)&gt;0;INDEX([$д.$B$2:.$BM$64];[.$A23];[.E$1]+1)&gt;0;INDEX([$д.$B$2:.$BM$64];[.$A23]+1;[.E$1])&gt;0);-2;0);[$д.E23])" office:value-type="float" office:value="1" calcext:value-type="float">
            <text:p>1</text:p>
          </table:table-cell>
          <table:table-cell table:style-name="ce1" table:formula="of:=IF([$д.F23]=0;IF(AND(INDEX([$д.$B$2:.$BM$64];[.$A23]*3;[.F$1])&gt;0;INDEX([$д.$B$2:.$BM$64];[.$A23];[.F$1]*3)&gt;0;INDEX([$д.$B$2:.$BM$64];[.$A23];[.F$1]+1)&gt;0;INDEX([$д.$B$2:.$BM$64];[.$A23]+1;[.F$1])&gt;0);-2;0);[$д.F23])" office:value-type="float" office:value="1" calcext:value-type="float">
            <text:p>1</text:p>
          </table:table-cell>
          <table:table-cell table:style-name="ce1" table:formula="of:=IF([$д.G23]=0;IF(AND(INDEX([$д.$B$2:.$BM$64];[.$A23]*3;[.G$1])&gt;0;INDEX([$д.$B$2:.$BM$64];[.$A23];[.G$1]*3)&gt;0;INDEX([$д.$B$2:.$BM$64];[.$A23];[.G$1]+1)&gt;0;INDEX([$д.$B$2:.$BM$64];[.$A23]+1;[.G$1])&gt;0);-2;0);[$д.G23])" office:value-type="float" office:value="1" calcext:value-type="float">
            <text:p>1</text:p>
          </table:table-cell>
          <table:table-cell table:style-name="ce1" table:formula="of:=IF([$д.H23]=0;IF(AND(INDEX([$д.$B$2:.$BM$64];[.$A23]*3;[.H$1])&gt;0;INDEX([$д.$B$2:.$BM$64];[.$A23];[.H$1]*3)&gt;0;INDEX([$д.$B$2:.$BM$64];[.$A23];[.H$1]+1)&gt;0;INDEX([$д.$B$2:.$BM$64];[.$A23]+1;[.H$1])&gt;0);-2;0);[$д.H23])" office:value-type="float" office:value="1" calcext:value-type="float">
            <text:p>1</text:p>
          </table:table-cell>
          <table:table-cell table:style-name="ce1" table:formula="of:=IF([$д.I23]=0;IF(AND(INDEX([$д.$B$2:.$BM$64];[.$A23]*3;[.I$1])&gt;0;INDEX([$д.$B$2:.$BM$64];[.$A23];[.I$1]*3)&gt;0;INDEX([$д.$B$2:.$BM$64];[.$A23];[.I$1]+1)&gt;0;INDEX([$д.$B$2:.$BM$64];[.$A23]+1;[.I$1])&gt;0);-2;0);[$д.I23])" office:value-type="float" office:value="1" calcext:value-type="float">
            <text:p>1</text:p>
          </table:table-cell>
          <table:table-cell table:style-name="ce1" table:formula="of:=IF([$д.J23]=0;IF(AND(INDEX([$д.$B$2:.$BM$64];[.$A23]*3;[.J$1])&gt;0;INDEX([$д.$B$2:.$BM$64];[.$A23];[.J$1]*3)&gt;0;INDEX([$д.$B$2:.$BM$64];[.$A23];[.J$1]+1)&gt;0;INDEX([$д.$B$2:.$BM$64];[.$A23]+1;[.J$1])&gt;0);-2;0);[$д.J23])" office:value-type="float" office:value="1" calcext:value-type="float">
            <text:p>1</text:p>
          </table:table-cell>
          <table:table-cell table:style-name="ce1" table:formula="of:=IF([$д.K23]=0;IF(AND(INDEX([$д.$B$2:.$BM$64];[.$A23]*3;[.K$1])&gt;0;INDEX([$д.$B$2:.$BM$64];[.$A23];[.K$1]*3)&gt;0;INDEX([$д.$B$2:.$BM$64];[.$A23];[.K$1]+1)&gt;0;INDEX([$д.$B$2:.$BM$64];[.$A23]+1;[.K$1])&gt;0);-2;0);[$д.K23])" office:value-type="float" office:value="1" calcext:value-type="float">
            <text:p>1</text:p>
          </table:table-cell>
          <table:table-cell table:style-name="ce1" table:formula="of:=IF([$д.L23]=0;IF(AND(INDEX([$д.$B$2:.$BM$64];[.$A23]*3;[.L$1])&gt;0;INDEX([$д.$B$2:.$BM$64];[.$A23];[.L$1]*3)&gt;0;INDEX([$д.$B$2:.$BM$64];[.$A23];[.L$1]+1)&gt;0;INDEX([$д.$B$2:.$BM$64];[.$A23]+1;[.L$1])&gt;0);-2;0);[$д.L23])" office:value-type="float" office:value="1" calcext:value-type="float">
            <text:p>1</text:p>
          </table:table-cell>
          <table:table-cell table:style-name="ce1" table:formula="of:=IF([$д.M23]=0;IF(AND(INDEX([$д.$B$2:.$BM$64];[.$A23]*3;[.M$1])&gt;0;INDEX([$д.$B$2:.$BM$64];[.$A23];[.M$1]*3)&gt;0;INDEX([$д.$B$2:.$BM$64];[.$A23];[.M$1]+1)&gt;0;INDEX([$д.$B$2:.$BM$64];[.$A23]+1;[.M$1])&gt;0);-2;0);[$д.M23])" office:value-type="float" office:value="1" calcext:value-type="float">
            <text:p>1</text:p>
          </table:table-cell>
          <table:table-cell table:style-name="ce1" table:formula="of:=IF([$д.N23]=0;IF(AND(INDEX([$д.$B$2:.$BM$64];[.$A23]*3;[.N$1])&gt;0;INDEX([$д.$B$2:.$BM$64];[.$A23];[.N$1]*3)&gt;0;INDEX([$д.$B$2:.$BM$64];[.$A23];[.N$1]+1)&gt;0;INDEX([$д.$B$2:.$BM$64];[.$A23]+1;[.N$1])&gt;0);-2;0);[$д.N23])" office:value-type="float" office:value="1" calcext:value-type="float">
            <text:p>1</text:p>
          </table:table-cell>
          <table:table-cell table:style-name="ce1" table:formula="of:=IF([$д.O23]=0;IF(AND(INDEX([$д.$B$2:.$BM$64];[.$A23]*3;[.O$1])&gt;0;INDEX([$д.$B$2:.$BM$64];[.$A23];[.O$1]*3)&gt;0;INDEX([$д.$B$2:.$BM$64];[.$A23];[.O$1]+1)&gt;0;INDEX([$д.$B$2:.$BM$64];[.$A23]+1;[.O$1])&gt;0);-2;0);[$д.O23])" office:value-type="float" office:value="1" calcext:value-type="float">
            <text:p>1</text:p>
          </table:table-cell>
          <table:table-cell table:style-name="ce1" table:formula="of:=IF([$д.P23]=0;IF(AND(INDEX([$д.$B$2:.$BM$64];[.$A23]*3;[.P$1])&gt;0;INDEX([$д.$B$2:.$BM$64];[.$A23];[.P$1]*3)&gt;0;INDEX([$д.$B$2:.$BM$64];[.$A23];[.P$1]+1)&gt;0;INDEX([$д.$B$2:.$BM$64];[.$A23]+1;[.P$1])&gt;0);-2;0);[$д.P23])" office:value-type="float" office:value="1" calcext:value-type="float">
            <text:p>1</text:p>
          </table:table-cell>
          <table:table-cell table:style-name="ce1" table:formula="of:=IF([$д.Q23]=0;IF(AND(INDEX([$д.$B$2:.$BM$64];[.$A23]*3;[.Q$1])&gt;0;INDEX([$д.$B$2:.$BM$64];[.$A23];[.Q$1]*3)&gt;0;INDEX([$д.$B$2:.$BM$64];[.$A23];[.Q$1]+1)&gt;0;INDEX([$д.$B$2:.$BM$64];[.$A23]+1;[.Q$1])&gt;0);-2;0);[$д.Q23])" office:value-type="float" office:value="1" calcext:value-type="float">
            <text:p>1</text:p>
          </table:table-cell>
          <table:table-cell table:style-name="ce1" table:formula="of:=IF([$д.R23]=0;IF(AND(INDEX([$д.$B$2:.$BM$64];[.$A23]*3;[.R$1])&gt;0;INDEX([$д.$B$2:.$BM$64];[.$A23];[.R$1]*3)&gt;0;INDEX([$д.$B$2:.$BM$64];[.$A23];[.R$1]+1)&gt;0;INDEX([$д.$B$2:.$BM$64];[.$A23]+1;[.R$1])&gt;0);-2;0);[$д.R23])" office:value-type="float" office:value="1" calcext:value-type="float">
            <text:p>1</text:p>
          </table:table-cell>
          <table:table-cell table:style-name="ce1" table:formula="of:=IF([$д.S23]=0;IF(AND(INDEX([$д.$B$2:.$BM$64];[.$A23]*3;[.S$1])&gt;0;INDEX([$д.$B$2:.$BM$64];[.$A23];[.S$1]*3)&gt;0;INDEX([$д.$B$2:.$BM$64];[.$A23];[.S$1]+1)&gt;0;INDEX([$д.$B$2:.$BM$64];[.$A23]+1;[.S$1])&gt;0);-2;0);[$д.S23])" office:value-type="float" office:value="1" calcext:value-type="float">
            <text:p>1</text:p>
          </table:table-cell>
          <table:table-cell table:style-name="ce1" table:formula="of:=IF([$д.T23]=0;IF(AND(INDEX([$д.$B$2:.$BM$64];[.$A23]*3;[.T$1])&gt;0;INDEX([$д.$B$2:.$BM$64];[.$A23];[.T$1]*3)&gt;0;INDEX([$д.$B$2:.$BM$64];[.$A23];[.T$1]+1)&gt;0;INDEX([$д.$B$2:.$BM$64];[.$A23]+1;[.T$1])&gt;0);-2;0);[$д.T23])" office:value-type="float" office:value="1" calcext:value-type="float">
            <text:p>1</text:p>
          </table:table-cell>
          <table:table-cell table:style-name="ce1" table:formula="of:=IF([$д.U23]=0;IF(AND(INDEX([$д.$B$2:.$BM$64];[.$A23]*3;[.U$1])&gt;0;INDEX([$д.$B$2:.$BM$64];[.$A23];[.U$1]*3)&gt;0;INDEX([$д.$B$2:.$BM$64];[.$A23];[.U$1]+1)&gt;0;INDEX([$д.$B$2:.$BM$64];[.$A23]+1;[.U$1])&gt;0);-2;0);[$д.U23])" office:value-type="float" office:value="1" calcext:value-type="float">
            <text:p>1</text:p>
          </table:table-cell>
          <table:table-cell table:style-name="ce2" table:formula="of:=IF([$д.V23]=0;IF(OR(INDEX([$д.$B$2:.$BM$64];[.$A23]*3;[.V$1])&lt;0;INDEX([$д.$B$2:.$BM$64];[.$A23];[.V$1]*3)&lt;0;INDEX([$д.$B$2:.$BM$64];[.$A23];[.V$1]+1)&lt;0;INDEX([$д.$B$2:.$BM$64];[.$A23]+1;[.V$1])&lt;0);2;0);[$д.V23])" office:value-type="float" office:value="1" calcext:value-type="float">
            <text:p>1</text:p>
          </table:table-cell>
          <table:table-cell table:style-name="ce3" table:formula="of:=IF([$д.W23]=0;IF(AND(INDEX([$д.$B$2:.$BM$64];[.$A23]*3;[.W$1])&gt;0;INDEX([$д.$B$2:.$BM$64];[.$A23];[.W$1]*3)&gt;0;INDEX([$д.$B$2:.$BM$64];[.$A23];[.W$1]+1)&gt;0;INDEX([$д.$B$2:.$BM$64];[.$A23]+1;[.W$1])&gt;0);-1;0);[$д.W23])" office:value-type="float" office:value="1" calcext:value-type="float">
            <text:p>1</text:p>
          </table:table-cell>
          <table:table-cell table:style-name="ce4" table:formula="of:=IF([$д.X23]=0;IF(OR(INDEX([$д.$B$2:.$BM$64];[.$A23]*3;[.X$1])&gt;0;INDEX([$д.$B$2:.$BM$64];[.$A23];[.X$1]*3)&gt;0;INDEX([$д.$B$2:.$BM$64];[.$A23];[.X$1]+1)&gt;0;INDEX([$д.$B$2:.$BM$64];[.$A23]+1;[.X$1])&gt;0);-1;0);[$д.X23])" office:value-type="float" office:value="1" calcext:value-type="float">
            <text:p>1</text:p>
          </table:table-cell>
          <table:table-cell table:style-name="ce4" table:formula="of:=IF([$д.Y23]=0;IF(OR(INDEX([$д.$B$2:.$BM$64];[.$A23]*3;[.Y$1])&gt;0;INDEX([$д.$B$2:.$BM$64];[.$A23];[.Y$1]*3)&gt;0;INDEX([$д.$B$2:.$BM$64];[.$A23];[.Y$1]+1)&gt;0;INDEX([$д.$B$2:.$BM$64];[.$A23]+1;[.Y$1])&gt;0);-1;0);[$д.Y23])" office:value-type="float" office:value="1" calcext:value-type="float">
            <text:p>1</text:p>
          </table:table-cell>
          <table:table-cell table:style-name="ce4" table:formula="of:=IF([$д.Z23]=0;IF(OR(INDEX([$д.$B$2:.$BM$64];[.$A23]*3;[.Z$1])&gt;0;INDEX([$д.$B$2:.$BM$64];[.$A23];[.Z$1]*3)&gt;0;INDEX([$д.$B$2:.$BM$64];[.$A23];[.Z$1]+1)&gt;0;INDEX([$д.$B$2:.$BM$64];[.$A23]+1;[.Z$1])&gt;0);-1;0);[$д.Z23])" office:value-type="float" office:value="1" calcext:value-type="float">
            <text:p>1</text:p>
          </table:table-cell>
          <table:table-cell table:style-name="ce4" table:formula="of:=IF([$д.AA23]=0;IF(OR(INDEX([$д.$B$2:.$BM$64];[.$A23]*3;[.AA$1])&gt;0;INDEX([$д.$B$2:.$BM$64];[.$A23];[.AA$1]*3)&gt;0;INDEX([$д.$B$2:.$BM$64];[.$A23];[.AA$1]+1)&gt;0;INDEX([$д.$B$2:.$BM$64];[.$A23]+1;[.AA$1])&gt;0);-1;0);[$д.AA23])" office:value-type="float" office:value="1" calcext:value-type="float">
            <text:p>1</text:p>
          </table:table-cell>
          <table:table-cell table:style-name="ce4" table:formula="of:=IF([$д.AB23]=0;IF(OR(INDEX([$д.$B$2:.$BM$64];[.$A23]*3;[.AB$1])&gt;0;INDEX([$д.$B$2:.$BM$64];[.$A23];[.AB$1]*3)&gt;0;INDEX([$д.$B$2:.$BM$64];[.$A23];[.AB$1]+1)&gt;0;INDEX([$д.$B$2:.$BM$64];[.$A23]+1;[.AB$1])&gt;0);-1;0);[$д.AB23])" office:value-type="float" office:value="1" calcext:value-type="float">
            <text:p>1</text:p>
          </table:table-cell>
          <table:table-cell table:style-name="ce4" table:formula="of:=IF([$д.AC23]=0;IF(OR(INDEX([$д.$B$2:.$BM$64];[.$A23]*3;[.AC$1])&gt;0;INDEX([$д.$B$2:.$BM$64];[.$A23];[.AC$1]*3)&gt;0;INDEX([$д.$B$2:.$BM$64];[.$A23];[.AC$1]+1)&gt;0;INDEX([$д.$B$2:.$BM$64];[.$A23]+1;[.AC$1])&gt;0);-1;0);[$д.AC23])" office:value-type="float" office:value="1" calcext:value-type="float">
            <text:p>1</text:p>
          </table:table-cell>
          <table:table-cell table:style-name="ce4" table:formula="of:=IF(MAX([.AD$1];[.$A23])*3+MIN([.AD$1];[.$A23])&gt;=65;1;0)" office:value-type="float" office:value="1" calcext:value-type="float">
            <text:p>1</text:p>
          </table:table-cell>
          <table:table-cell table:style-name="ce4" table:formula="of:=IF(MAX([.AE$1];[.$A23])*3+MIN([.AE$1];[.$A23])&gt;=65;1;0)" office:value-type="float" office:value="1" calcext:value-type="float">
            <text:p>1</text:p>
          </table:table-cell>
          <table:table-cell table:style-name="ce4" table:formula="of:=IF(MAX([.AF$1];[.$A23])*3+MIN([.AF$1];[.$A23])&gt;=65;1;0)" office:value-type="float" office:value="1" calcext:value-type="float">
            <text:p>1</text:p>
          </table:table-cell>
          <table:table-cell table:style-name="ce4" table:formula="of:=IF(MAX([.AG$1];[.$A23])*3+MIN([.AG$1];[.$A23])&gt;=65;1;0)" office:value-type="float" office:value="1" calcext:value-type="float">
            <text:p>1</text:p>
          </table:table-cell>
          <table:table-cell table:style-name="ce4" table:formula="of:=IF(MAX([.AH$1];[.$A23])*3+MIN([.AH$1];[.$A23])&gt;=65;1;0)" office:value-type="float" office:value="1" calcext:value-type="float">
            <text:p>1</text:p>
          </table:table-cell>
          <table:table-cell table:style-name="ce4" table:formula="of:=IF(MAX([.AI$1];[.$A23])*3+MIN([.AI$1];[.$A23])&gt;=65;1;0)" office:value-type="float" office:value="1" calcext:value-type="float">
            <text:p>1</text:p>
          </table:table-cell>
          <table:table-cell table:style-name="ce4" table:formula="of:=IF(MAX([.AJ$1];[.$A23])*3+MIN([.AJ$1];[.$A23])&gt;=65;1;0)" office:value-type="float" office:value="1" calcext:value-type="float">
            <text:p>1</text:p>
          </table:table-cell>
          <table:table-cell table:style-name="ce4" table:formula="of:=IF(MAX([.AK$1];[.$A23])*3+MIN([.AK$1];[.$A23])&gt;=65;1;0)" office:value-type="float" office:value="1" calcext:value-type="float">
            <text:p>1</text:p>
          </table:table-cell>
          <table:table-cell table:style-name="ce4" table:formula="of:=IF(MAX([.AL$1];[.$A23])*3+MIN([.AL$1];[.$A23])&gt;=65;1;0)" office:value-type="float" office:value="1" calcext:value-type="float">
            <text:p>1</text:p>
          </table:table-cell>
          <table:table-cell table:style-name="ce4" table:formula="of:=IF(MAX([.AM$1];[.$A23])*3+MIN([.AM$1];[.$A23])&gt;=65;1;0)" office:value-type="float" office:value="1" calcext:value-type="float">
            <text:p>1</text:p>
          </table:table-cell>
          <table:table-cell table:style-name="ce4" table:formula="of:=IF(MAX([.AN$1];[.$A23])*3+MIN([.AN$1];[.$A23])&gt;=65;1;0)" office:value-type="float" office:value="1" calcext:value-type="float">
            <text:p>1</text:p>
          </table:table-cell>
          <table:table-cell table:style-name="ce4" table:formula="of:=IF(MAX([.AO$1];[.$A23])*3+MIN([.AO$1];[.$A23])&gt;=65;1;0)" office:value-type="float" office:value="1" calcext:value-type="float">
            <text:p>1</text:p>
          </table:table-cell>
          <table:table-cell table:style-name="ce4" table:formula="of:=IF(MAX([.AP$1];[.$A23])*3+MIN([.AP$1];[.$A23])&gt;=65;1;0)" office:value-type="float" office:value="1" calcext:value-type="float">
            <text:p>1</text:p>
          </table:table-cell>
          <table:table-cell table:style-name="ce4" table:formula="of:=IF(MAX([.AQ$1];[.$A23])*3+MIN([.AQ$1];[.$A23])&gt;=65;1;0)" office:value-type="float" office:value="1" calcext:value-type="float">
            <text:p>1</text:p>
          </table:table-cell>
          <table:table-cell table:style-name="ce4" table:formula="of:=IF(MAX([.AR$1];[.$A23])*3+MIN([.AR$1];[.$A23])&gt;=65;1;0)" office:value-type="float" office:value="1" calcext:value-type="float">
            <text:p>1</text:p>
          </table:table-cell>
          <table:table-cell table:style-name="ce4" table:formula="of:=IF(MAX([.AS$1];[.$A23])*3+MIN([.AS$1];[.$A23])&gt;=65;1;0)" office:value-type="float" office:value="1" calcext:value-type="float">
            <text:p>1</text:p>
          </table:table-cell>
          <table:table-cell table:style-name="ce4" table:formula="of:=IF(MAX([.AT$1];[.$A23])*3+MIN([.AT$1];[.$A23])&gt;=65;1;0)" office:value-type="float" office:value="1" calcext:value-type="float">
            <text:p>1</text:p>
          </table:table-cell>
          <table:table-cell table:style-name="ce4" table:formula="of:=IF(MAX([.AU$1];[.$A23])*3+MIN([.AU$1];[.$A23])&gt;=65;1;0)" office:value-type="float" office:value="1" calcext:value-type="float">
            <text:p>1</text:p>
          </table:table-cell>
          <table:table-cell table:style-name="ce4" table:formula="of:=IF(MAX([.AV$1];[.$A23])*3+MIN([.AV$1];[.$A23])&gt;=65;1;0)" office:value-type="float" office:value="1" calcext:value-type="float">
            <text:p>1</text:p>
          </table:table-cell>
          <table:table-cell table:style-name="ce4" table:formula="of:=IF(MAX([.AW$1];[.$A23])*3+MIN([.AW$1];[.$A23])&gt;=65;1;0)" office:value-type="float" office:value="1" calcext:value-type="float">
            <text:p>1</text:p>
          </table:table-cell>
          <table:table-cell table:style-name="ce4" table:formula="of:=IF(MAX([.AX$1];[.$A23])*3+MIN([.AX$1];[.$A23])&gt;=65;1;0)" office:value-type="float" office:value="1" calcext:value-type="float">
            <text:p>1</text:p>
          </table:table-cell>
          <table:table-cell table:style-name="ce4" table:formula="of:=IF(MAX([.AY$1];[.$A23])*3+MIN([.AY$1];[.$A23])&gt;=65;1;0)" office:value-type="float" office:value="1" calcext:value-type="float">
            <text:p>1</text:p>
          </table:table-cell>
          <table:table-cell table:style-name="ce4" table:formula="of:=IF(MAX([.AZ$1];[.$A23])*3+MIN([.AZ$1];[.$A23])&gt;=65;1;0)" office:value-type="float" office:value="1" calcext:value-type="float">
            <text:p>1</text:p>
          </table:table-cell>
          <table:table-cell table:style-name="ce4" table:formula="of:=IF(MAX([.BA$1];[.$A23])*3+MIN([.BA$1];[.$A23])&gt;=65;1;0)" office:value-type="float" office:value="1" calcext:value-type="float">
            <text:p>1</text:p>
          </table:table-cell>
          <table:table-cell table:style-name="ce4" table:formula="of:=IF(MAX([.BB$1];[.$A23])*3+MIN([.BB$1];[.$A23])&gt;=65;1;0)" office:value-type="float" office:value="1" calcext:value-type="float">
            <text:p>1</text:p>
          </table:table-cell>
          <table:table-cell table:style-name="ce4" table:formula="of:=IF(MAX([.BC$1];[.$A23])*3+MIN([.BC$1];[.$A23])&gt;=65;1;0)" office:value-type="float" office:value="1" calcext:value-type="float">
            <text:p>1</text:p>
          </table:table-cell>
          <table:table-cell table:style-name="ce4" table:formula="of:=IF(MAX([.BD$1];[.$A23])*3+MIN([.BD$1];[.$A23])&gt;=65;1;0)" office:value-type="float" office:value="1" calcext:value-type="float">
            <text:p>1</text:p>
          </table:table-cell>
          <table:table-cell table:style-name="ce4" table:formula="of:=IF(MAX([.BE$1];[.$A23])*3+MIN([.BE$1];[.$A23])&gt;=65;1;0)" office:value-type="float" office:value="1" calcext:value-type="float">
            <text:p>1</text:p>
          </table:table-cell>
          <table:table-cell table:style-name="ce4" table:formula="of:=IF(MAX([.BF$1];[.$A23])*3+MIN([.BF$1];[.$A23])&gt;=65;1;0)" office:value-type="float" office:value="1" calcext:value-type="float">
            <text:p>1</text:p>
          </table:table-cell>
          <table:table-cell table:style-name="ce4" table:formula="of:=IF(MAX([.BG$1];[.$A23])*3+MIN([.BG$1];[.$A23])&gt;=65;1;0)" office:value-type="float" office:value="1" calcext:value-type="float">
            <text:p>1</text:p>
          </table:table-cell>
          <table:table-cell table:style-name="ce4" table:formula="of:=IF(MAX([.BH$1];[.$A23])*3+MIN([.BH$1];[.$A23])&gt;=65;1;0)" office:value-type="float" office:value="1" calcext:value-type="float">
            <text:p>1</text:p>
          </table:table-cell>
          <table:table-cell table:style-name="ce4" table:formula="of:=IF(MAX([.BI$1];[.$A23])*3+MIN([.BI$1];[.$A23])&gt;=65;1;0)" office:value-type="float" office:value="1" calcext:value-type="float">
            <text:p>1</text:p>
          </table:table-cell>
          <table:table-cell table:style-name="ce4" table:formula="of:=IF(MAX([.BJ$1];[.$A23])*3+MIN([.BJ$1];[.$A23])&gt;=65;1;0)" office:value-type="float" office:value="1" calcext:value-type="float">
            <text:p>1</text:p>
          </table:table-cell>
          <table:table-cell table:style-name="ce4" table:formula="of:=IF(MAX([.BK$1];[.$A23])*3+MIN([.BK$1];[.$A23])&gt;=65;1;0)" office:value-type="float" office:value="1" calcext:value-type="float">
            <text:p>1</text:p>
          </table:table-cell>
          <table:table-cell table:style-name="ce4" table:formula="of:=IF(MAX([.BL$1];[.$A23])*3+MIN([.BL$1];[.$A23])&gt;=65;1;0)" office:value-type="float" office:value="1" calcext:value-type="float">
            <text:p>1</text:p>
          </table:table-cell>
          <table:table-cell table:style-name="ce4" table:formula="of:=IF(MAX([.BM$1];[.$A23])*3+MIN([.BM$1];[.$A23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table:formula="of:=IF([$д.B24]=0;IF(AND(INDEX([$д.$B$2:.$BM$64];[.$A24]*3;[.B$1])&gt;0;INDEX([$д.$B$2:.$BM$64];[.$A24];[.B$1]*3)&gt;0;INDEX([$д.$B$2:.$BM$64];[.$A24];[.B$1]+1)&gt;0;INDEX([$д.$B$2:.$BM$64];[.$A24]+1;[.B$1])&gt;0);-2;0);[$д.B24])" office:value-type="float" office:value="1" calcext:value-type="float">
            <text:p>1</text:p>
          </table:table-cell>
          <table:table-cell table:style-name="ce1" table:formula="of:=IF([$д.C24]=0;IF(AND(INDEX([$д.$B$2:.$BM$64];[.$A24]*3;[.C$1])&gt;0;INDEX([$д.$B$2:.$BM$64];[.$A24];[.C$1]*3)&gt;0;INDEX([$д.$B$2:.$BM$64];[.$A24];[.C$1]+1)&gt;0;INDEX([$д.$B$2:.$BM$64];[.$A24]+1;[.C$1])&gt;0);-2;0);[$д.C24])" office:value-type="float" office:value="1" calcext:value-type="float">
            <text:p>1</text:p>
          </table:table-cell>
          <table:table-cell table:style-name="ce1" table:formula="of:=IF([$д.D24]=0;IF(AND(INDEX([$д.$B$2:.$BM$64];[.$A24]*3;[.D$1])&gt;0;INDEX([$д.$B$2:.$BM$64];[.$A24];[.D$1]*3)&gt;0;INDEX([$д.$B$2:.$BM$64];[.$A24];[.D$1]+1)&gt;0;INDEX([$д.$B$2:.$BM$64];[.$A24]+1;[.D$1])&gt;0);-2;0);[$д.D24])" office:value-type="float" office:value="1" calcext:value-type="float">
            <text:p>1</text:p>
          </table:table-cell>
          <table:table-cell table:style-name="ce1" table:formula="of:=IF([$д.E24]=0;IF(AND(INDEX([$д.$B$2:.$BM$64];[.$A24]*3;[.E$1])&gt;0;INDEX([$д.$B$2:.$BM$64];[.$A24];[.E$1]*3)&gt;0;INDEX([$д.$B$2:.$BM$64];[.$A24];[.E$1]+1)&gt;0;INDEX([$д.$B$2:.$BM$64];[.$A24]+1;[.E$1])&gt;0);-2;0);[$д.E24])" office:value-type="float" office:value="1" calcext:value-type="float">
            <text:p>1</text:p>
          </table:table-cell>
          <table:table-cell table:style-name="ce1" table:formula="of:=IF([$д.F24]=0;IF(AND(INDEX([$д.$B$2:.$BM$64];[.$A24]*3;[.F$1])&gt;0;INDEX([$д.$B$2:.$BM$64];[.$A24];[.F$1]*3)&gt;0;INDEX([$д.$B$2:.$BM$64];[.$A24];[.F$1]+1)&gt;0;INDEX([$д.$B$2:.$BM$64];[.$A24]+1;[.F$1])&gt;0);-2;0);[$д.F24])" office:value-type="float" office:value="1" calcext:value-type="float">
            <text:p>1</text:p>
          </table:table-cell>
          <table:table-cell table:style-name="ce1" table:formula="of:=IF([$д.G24]=0;IF(AND(INDEX([$д.$B$2:.$BM$64];[.$A24]*3;[.G$1])&gt;0;INDEX([$д.$B$2:.$BM$64];[.$A24];[.G$1]*3)&gt;0;INDEX([$д.$B$2:.$BM$64];[.$A24];[.G$1]+1)&gt;0;INDEX([$д.$B$2:.$BM$64];[.$A24]+1;[.G$1])&gt;0);-2;0);[$д.G24])" office:value-type="float" office:value="1" calcext:value-type="float">
            <text:p>1</text:p>
          </table:table-cell>
          <table:table-cell table:style-name="ce1" table:formula="of:=IF([$д.H24]=0;IF(AND(INDEX([$д.$B$2:.$BM$64];[.$A24]*3;[.H$1])&gt;0;INDEX([$д.$B$2:.$BM$64];[.$A24];[.H$1]*3)&gt;0;INDEX([$д.$B$2:.$BM$64];[.$A24];[.H$1]+1)&gt;0;INDEX([$д.$B$2:.$BM$64];[.$A24]+1;[.H$1])&gt;0);-2;0);[$д.H24])" office:value-type="float" office:value="1" calcext:value-type="float">
            <text:p>1</text:p>
          </table:table-cell>
          <table:table-cell table:style-name="ce1" table:formula="of:=IF([$д.I24]=0;IF(AND(INDEX([$д.$B$2:.$BM$64];[.$A24]*3;[.I$1])&gt;0;INDEX([$д.$B$2:.$BM$64];[.$A24];[.I$1]*3)&gt;0;INDEX([$д.$B$2:.$BM$64];[.$A24];[.I$1]+1)&gt;0;INDEX([$д.$B$2:.$BM$64];[.$A24]+1;[.I$1])&gt;0);-2;0);[$д.I24])" office:value-type="float" office:value="1" calcext:value-type="float">
            <text:p>1</text:p>
          </table:table-cell>
          <table:table-cell table:style-name="ce1" table:formula="of:=IF([$д.J24]=0;IF(AND(INDEX([$д.$B$2:.$BM$64];[.$A24]*3;[.J$1])&gt;0;INDEX([$д.$B$2:.$BM$64];[.$A24];[.J$1]*3)&gt;0;INDEX([$д.$B$2:.$BM$64];[.$A24];[.J$1]+1)&gt;0;INDEX([$д.$B$2:.$BM$64];[.$A24]+1;[.J$1])&gt;0);-2;0);[$д.J24])" office:value-type="float" office:value="1" calcext:value-type="float">
            <text:p>1</text:p>
          </table:table-cell>
          <table:table-cell table:style-name="ce1" table:formula="of:=IF([$д.K24]=0;IF(AND(INDEX([$д.$B$2:.$BM$64];[.$A24]*3;[.K$1])&gt;0;INDEX([$д.$B$2:.$BM$64];[.$A24];[.K$1]*3)&gt;0;INDEX([$д.$B$2:.$BM$64];[.$A24];[.K$1]+1)&gt;0;INDEX([$д.$B$2:.$BM$64];[.$A24]+1;[.K$1])&gt;0);-2;0);[$д.K24])" office:value-type="float" office:value="1" calcext:value-type="float">
            <text:p>1</text:p>
          </table:table-cell>
          <table:table-cell table:style-name="ce1" table:formula="of:=IF([$д.L24]=0;IF(AND(INDEX([$д.$B$2:.$BM$64];[.$A24]*3;[.L$1])&gt;0;INDEX([$д.$B$2:.$BM$64];[.$A24];[.L$1]*3)&gt;0;INDEX([$д.$B$2:.$BM$64];[.$A24];[.L$1]+1)&gt;0;INDEX([$д.$B$2:.$BM$64];[.$A24]+1;[.L$1])&gt;0);-2;0);[$д.L24])" office:value-type="float" office:value="1" calcext:value-type="float">
            <text:p>1</text:p>
          </table:table-cell>
          <table:table-cell table:style-name="ce1" table:formula="of:=IF([$д.M24]=0;IF(AND(INDEX([$д.$B$2:.$BM$64];[.$A24]*3;[.M$1])&gt;0;INDEX([$д.$B$2:.$BM$64];[.$A24];[.M$1]*3)&gt;0;INDEX([$д.$B$2:.$BM$64];[.$A24];[.M$1]+1)&gt;0;INDEX([$д.$B$2:.$BM$64];[.$A24]+1;[.M$1])&gt;0);-2;0);[$д.M24])" office:value-type="float" office:value="1" calcext:value-type="float">
            <text:p>1</text:p>
          </table:table-cell>
          <table:table-cell table:style-name="ce1" table:formula="of:=IF([$д.N24]=0;IF(AND(INDEX([$д.$B$2:.$BM$64];[.$A24]*3;[.N$1])&gt;0;INDEX([$д.$B$2:.$BM$64];[.$A24];[.N$1]*3)&gt;0;INDEX([$д.$B$2:.$BM$64];[.$A24];[.N$1]+1)&gt;0;INDEX([$д.$B$2:.$BM$64];[.$A24]+1;[.N$1])&gt;0);-2;0);[$д.N24])" office:value-type="float" office:value="1" calcext:value-type="float">
            <text:p>1</text:p>
          </table:table-cell>
          <table:table-cell table:style-name="ce1" table:formula="of:=IF([$д.O24]=0;IF(AND(INDEX([$д.$B$2:.$BM$64];[.$A24]*3;[.O$1])&gt;0;INDEX([$д.$B$2:.$BM$64];[.$A24];[.O$1]*3)&gt;0;INDEX([$д.$B$2:.$BM$64];[.$A24];[.O$1]+1)&gt;0;INDEX([$д.$B$2:.$BM$64];[.$A24]+1;[.O$1])&gt;0);-2;0);[$д.O24])" office:value-type="float" office:value="1" calcext:value-type="float">
            <text:p>1</text:p>
          </table:table-cell>
          <table:table-cell table:style-name="ce1" table:formula="of:=IF([$д.P24]=0;IF(AND(INDEX([$д.$B$2:.$BM$64];[.$A24]*3;[.P$1])&gt;0;INDEX([$д.$B$2:.$BM$64];[.$A24];[.P$1]*3)&gt;0;INDEX([$д.$B$2:.$BM$64];[.$A24];[.P$1]+1)&gt;0;INDEX([$д.$B$2:.$BM$64];[.$A24]+1;[.P$1])&gt;0);-2;0);[$д.P24])" office:value-type="float" office:value="1" calcext:value-type="float">
            <text:p>1</text:p>
          </table:table-cell>
          <table:table-cell table:style-name="ce1" table:formula="of:=IF([$д.Q24]=0;IF(AND(INDEX([$д.$B$2:.$BM$64];[.$A24]*3;[.Q$1])&gt;0;INDEX([$д.$B$2:.$BM$64];[.$A24];[.Q$1]*3)&gt;0;INDEX([$д.$B$2:.$BM$64];[.$A24];[.Q$1]+1)&gt;0;INDEX([$д.$B$2:.$BM$64];[.$A24]+1;[.Q$1])&gt;0);-2;0);[$д.Q24])" office:value-type="float" office:value="1" calcext:value-type="float">
            <text:p>1</text:p>
          </table:table-cell>
          <table:table-cell table:style-name="ce1" table:formula="of:=IF([$д.R24]=0;IF(AND(INDEX([$д.$B$2:.$BM$64];[.$A24]*3;[.R$1])&gt;0;INDEX([$д.$B$2:.$BM$64];[.$A24];[.R$1]*3)&gt;0;INDEX([$д.$B$2:.$BM$64];[.$A24];[.R$1]+1)&gt;0;INDEX([$д.$B$2:.$BM$64];[.$A24]+1;[.R$1])&gt;0);-2;0);[$д.R24])" office:value-type="float" office:value="1" calcext:value-type="float">
            <text:p>1</text:p>
          </table:table-cell>
          <table:table-cell table:style-name="ce1" table:formula="of:=IF([$д.S24]=0;IF(AND(INDEX([$д.$B$2:.$BM$64];[.$A24]*3;[.S$1])&gt;0;INDEX([$д.$B$2:.$BM$64];[.$A24];[.S$1]*3)&gt;0;INDEX([$д.$B$2:.$BM$64];[.$A24];[.S$1]+1)&gt;0;INDEX([$д.$B$2:.$BM$64];[.$A24]+1;[.S$1])&gt;0);-2;0);[$д.S24])" office:value-type="float" office:value="1" calcext:value-type="float">
            <text:p>1</text:p>
          </table:table-cell>
          <table:table-cell table:style-name="ce1" table:formula="of:=IF([$д.T24]=0;IF(AND(INDEX([$д.$B$2:.$BM$64];[.$A24]*3;[.T$1])&gt;0;INDEX([$д.$B$2:.$BM$64];[.$A24];[.T$1]*3)&gt;0;INDEX([$д.$B$2:.$BM$64];[.$A24];[.T$1]+1)&gt;0;INDEX([$д.$B$2:.$BM$64];[.$A24]+1;[.T$1])&gt;0);-2;0);[$д.T24])" office:value-type="float" office:value="1" calcext:value-type="float">
            <text:p>1</text:p>
          </table:table-cell>
          <table:table-cell table:style-name="ce1" table:formula="of:=IF([$д.U24]=0;IF(AND(INDEX([$д.$B$2:.$BM$64];[.$A24]*3;[.U$1])&gt;0;INDEX([$д.$B$2:.$BM$64];[.$A24];[.U$1]*3)&gt;0;INDEX([$д.$B$2:.$BM$64];[.$A24];[.U$1]+1)&gt;0;INDEX([$д.$B$2:.$BM$64];[.$A24]+1;[.U$1])&gt;0);-2;0);[$д.U24])" office:value-type="float" office:value="1" calcext:value-type="float">
            <text:p>1</text:p>
          </table:table-cell>
          <table:table-cell table:style-name="ce2" table:formula="of:=IF([$д.V24]=0;IF(OR(INDEX([$д.$B$2:.$BM$64];[.$A24]*3;[.V$1])&lt;0;INDEX([$д.$B$2:.$BM$64];[.$A24];[.V$1]*3)&lt;0;INDEX([$д.$B$2:.$BM$64];[.$A24];[.V$1]+1)&lt;0;INDEX([$д.$B$2:.$BM$64];[.$A24]+1;[.V$1])&lt;0);2;0);[$д.V24])" office:value-type="float" office:value="1" calcext:value-type="float">
            <text:p>1</text:p>
          </table:table-cell>
          <table:table-cell table:style-name="ce3" table:formula="of:=IF([$д.W24]=0;IF(AND(INDEX([$д.$B$2:.$BM$64];[.$A24]*3;[.W$1])&gt;0;INDEX([$д.$B$2:.$BM$64];[.$A24];[.W$1]*3)&gt;0;INDEX([$д.$B$2:.$BM$64];[.$A24];[.W$1]+1)&gt;0;INDEX([$д.$B$2:.$BM$64];[.$A24]+1;[.W$1])&gt;0);-1;0);[$д.W24])" office:value-type="float" office:value="1" calcext:value-type="float">
            <text:p>1</text:p>
          </table:table-cell>
          <table:table-cell table:style-name="ce4" table:formula="of:=IF([$д.X24]=0;IF(OR(INDEX([$д.$B$2:.$BM$64];[.$A24]*3;[.X$1])&gt;0;INDEX([$д.$B$2:.$BM$64];[.$A24];[.X$1]*3)&gt;0;INDEX([$д.$B$2:.$BM$64];[.$A24];[.X$1]+1)&gt;0;INDEX([$д.$B$2:.$BM$64];[.$A24]+1;[.X$1])&gt;0);-1;0);[$д.X24])" office:value-type="float" office:value="1" calcext:value-type="float">
            <text:p>1</text:p>
          </table:table-cell>
          <table:table-cell table:style-name="ce4" table:formula="of:=IF([$д.Y24]=0;IF(OR(INDEX([$д.$B$2:.$BM$64];[.$A24]*3;[.Y$1])&gt;0;INDEX([$д.$B$2:.$BM$64];[.$A24];[.Y$1]*3)&gt;0;INDEX([$д.$B$2:.$BM$64];[.$A24];[.Y$1]+1)&gt;0;INDEX([$д.$B$2:.$BM$64];[.$A24]+1;[.Y$1])&gt;0);-1;0);[$д.Y24])" office:value-type="float" office:value="1" calcext:value-type="float">
            <text:p>1</text:p>
          </table:table-cell>
          <table:table-cell table:style-name="ce4" table:formula="of:=IF([$д.Z24]=0;IF(OR(INDEX([$д.$B$2:.$BM$64];[.$A24]*3;[.Z$1])&gt;0;INDEX([$д.$B$2:.$BM$64];[.$A24];[.Z$1]*3)&gt;0;INDEX([$д.$B$2:.$BM$64];[.$A24];[.Z$1]+1)&gt;0;INDEX([$д.$B$2:.$BM$64];[.$A24]+1;[.Z$1])&gt;0);-1;0);[$д.Z24])" office:value-type="float" office:value="1" calcext:value-type="float">
            <text:p>1</text:p>
          </table:table-cell>
          <table:table-cell table:style-name="ce4" table:formula="of:=IF([$д.AA24]=0;IF(OR(INDEX([$д.$B$2:.$BM$64];[.$A24]*3;[.AA$1])&gt;0;INDEX([$д.$B$2:.$BM$64];[.$A24];[.AA$1]*3)&gt;0;INDEX([$д.$B$2:.$BM$64];[.$A24];[.AA$1]+1)&gt;0;INDEX([$д.$B$2:.$BM$64];[.$A24]+1;[.AA$1])&gt;0);-1;0);[$д.AA24])" office:value-type="float" office:value="1" calcext:value-type="float">
            <text:p>1</text:p>
          </table:table-cell>
          <table:table-cell table:style-name="ce4" table:formula="of:=IF([$д.AB24]=0;IF(OR(INDEX([$д.$B$2:.$BM$64];[.$A24]*3;[.AB$1])&gt;0;INDEX([$д.$B$2:.$BM$64];[.$A24];[.AB$1]*3)&gt;0;INDEX([$д.$B$2:.$BM$64];[.$A24];[.AB$1]+1)&gt;0;INDEX([$д.$B$2:.$BM$64];[.$A24]+1;[.AB$1])&gt;0);-1;0);[$д.AB24])" office:value-type="float" office:value="1" calcext:value-type="float">
            <text:p>1</text:p>
          </table:table-cell>
          <table:table-cell table:style-name="ce4" table:formula="of:=IF([$д.AC24]=0;IF(OR(INDEX([$д.$B$2:.$BM$64];[.$A24]*3;[.AC$1])&gt;0;INDEX([$д.$B$2:.$BM$64];[.$A24];[.AC$1]*3)&gt;0;INDEX([$д.$B$2:.$BM$64];[.$A24];[.AC$1]+1)&gt;0;INDEX([$д.$B$2:.$BM$64];[.$A24]+1;[.AC$1])&gt;0);-1;0);[$д.AC24])" office:value-type="float" office:value="1" calcext:value-type="float">
            <text:p>1</text:p>
          </table:table-cell>
          <table:table-cell table:style-name="ce4" table:formula="of:=IF(MAX([.AD$1];[.$A24])*3+MIN([.AD$1];[.$A24])&gt;=65;1;0)" office:value-type="float" office:value="1" calcext:value-type="float">
            <text:p>1</text:p>
          </table:table-cell>
          <table:table-cell table:style-name="ce4" table:formula="of:=IF(MAX([.AE$1];[.$A24])*3+MIN([.AE$1];[.$A24])&gt;=65;1;0)" office:value-type="float" office:value="1" calcext:value-type="float">
            <text:p>1</text:p>
          </table:table-cell>
          <table:table-cell table:style-name="ce4" table:formula="of:=IF(MAX([.AF$1];[.$A24])*3+MIN([.AF$1];[.$A24])&gt;=65;1;0)" office:value-type="float" office:value="1" calcext:value-type="float">
            <text:p>1</text:p>
          </table:table-cell>
          <table:table-cell table:style-name="ce4" table:formula="of:=IF(MAX([.AG$1];[.$A24])*3+MIN([.AG$1];[.$A24])&gt;=65;1;0)" office:value-type="float" office:value="1" calcext:value-type="float">
            <text:p>1</text:p>
          </table:table-cell>
          <table:table-cell table:style-name="ce4" table:formula="of:=IF(MAX([.AH$1];[.$A24])*3+MIN([.AH$1];[.$A24])&gt;=65;1;0)" office:value-type="float" office:value="1" calcext:value-type="float">
            <text:p>1</text:p>
          </table:table-cell>
          <table:table-cell table:style-name="ce4" table:formula="of:=IF(MAX([.AI$1];[.$A24])*3+MIN([.AI$1];[.$A24])&gt;=65;1;0)" office:value-type="float" office:value="1" calcext:value-type="float">
            <text:p>1</text:p>
          </table:table-cell>
          <table:table-cell table:style-name="ce4" table:formula="of:=IF(MAX([.AJ$1];[.$A24])*3+MIN([.AJ$1];[.$A24])&gt;=65;1;0)" office:value-type="float" office:value="1" calcext:value-type="float">
            <text:p>1</text:p>
          </table:table-cell>
          <table:table-cell table:style-name="ce4" table:formula="of:=IF(MAX([.AK$1];[.$A24])*3+MIN([.AK$1];[.$A24])&gt;=65;1;0)" office:value-type="float" office:value="1" calcext:value-type="float">
            <text:p>1</text:p>
          </table:table-cell>
          <table:table-cell table:style-name="ce4" table:formula="of:=IF(MAX([.AL$1];[.$A24])*3+MIN([.AL$1];[.$A24])&gt;=65;1;0)" office:value-type="float" office:value="1" calcext:value-type="float">
            <text:p>1</text:p>
          </table:table-cell>
          <table:table-cell table:style-name="ce4" table:formula="of:=IF(MAX([.AM$1];[.$A24])*3+MIN([.AM$1];[.$A24])&gt;=65;1;0)" office:value-type="float" office:value="1" calcext:value-type="float">
            <text:p>1</text:p>
          </table:table-cell>
          <table:table-cell table:style-name="ce4" table:formula="of:=IF(MAX([.AN$1];[.$A24])*3+MIN([.AN$1];[.$A24])&gt;=65;1;0)" office:value-type="float" office:value="1" calcext:value-type="float">
            <text:p>1</text:p>
          </table:table-cell>
          <table:table-cell table:style-name="ce4" table:formula="of:=IF(MAX([.AO$1];[.$A24])*3+MIN([.AO$1];[.$A24])&gt;=65;1;0)" office:value-type="float" office:value="1" calcext:value-type="float">
            <text:p>1</text:p>
          </table:table-cell>
          <table:table-cell table:style-name="ce4" table:formula="of:=IF(MAX([.AP$1];[.$A24])*3+MIN([.AP$1];[.$A24])&gt;=65;1;0)" office:value-type="float" office:value="1" calcext:value-type="float">
            <text:p>1</text:p>
          </table:table-cell>
          <table:table-cell table:style-name="ce4" table:formula="of:=IF(MAX([.AQ$1];[.$A24])*3+MIN([.AQ$1];[.$A24])&gt;=65;1;0)" office:value-type="float" office:value="1" calcext:value-type="float">
            <text:p>1</text:p>
          </table:table-cell>
          <table:table-cell table:style-name="ce4" table:formula="of:=IF(MAX([.AR$1];[.$A24])*3+MIN([.AR$1];[.$A24])&gt;=65;1;0)" office:value-type="float" office:value="1" calcext:value-type="float">
            <text:p>1</text:p>
          </table:table-cell>
          <table:table-cell table:style-name="ce4" table:formula="of:=IF(MAX([.AS$1];[.$A24])*3+MIN([.AS$1];[.$A24])&gt;=65;1;0)" office:value-type="float" office:value="1" calcext:value-type="float">
            <text:p>1</text:p>
          </table:table-cell>
          <table:table-cell table:style-name="ce4" table:formula="of:=IF(MAX([.AT$1];[.$A24])*3+MIN([.AT$1];[.$A24])&gt;=65;1;0)" office:value-type="float" office:value="1" calcext:value-type="float">
            <text:p>1</text:p>
          </table:table-cell>
          <table:table-cell table:style-name="ce4" table:formula="of:=IF(MAX([.AU$1];[.$A24])*3+MIN([.AU$1];[.$A24])&gt;=65;1;0)" office:value-type="float" office:value="1" calcext:value-type="float">
            <text:p>1</text:p>
          </table:table-cell>
          <table:table-cell table:style-name="ce4" table:formula="of:=IF(MAX([.AV$1];[.$A24])*3+MIN([.AV$1];[.$A24])&gt;=65;1;0)" office:value-type="float" office:value="1" calcext:value-type="float">
            <text:p>1</text:p>
          </table:table-cell>
          <table:table-cell table:style-name="ce4" table:formula="of:=IF(MAX([.AW$1];[.$A24])*3+MIN([.AW$1];[.$A24])&gt;=65;1;0)" office:value-type="float" office:value="1" calcext:value-type="float">
            <text:p>1</text:p>
          </table:table-cell>
          <table:table-cell table:style-name="ce4" table:formula="of:=IF(MAX([.AX$1];[.$A24])*3+MIN([.AX$1];[.$A24])&gt;=65;1;0)" office:value-type="float" office:value="1" calcext:value-type="float">
            <text:p>1</text:p>
          </table:table-cell>
          <table:table-cell table:style-name="ce4" table:formula="of:=IF(MAX([.AY$1];[.$A24])*3+MIN([.AY$1];[.$A24])&gt;=65;1;0)" office:value-type="float" office:value="1" calcext:value-type="float">
            <text:p>1</text:p>
          </table:table-cell>
          <table:table-cell table:style-name="ce4" table:formula="of:=IF(MAX([.AZ$1];[.$A24])*3+MIN([.AZ$1];[.$A24])&gt;=65;1;0)" office:value-type="float" office:value="1" calcext:value-type="float">
            <text:p>1</text:p>
          </table:table-cell>
          <table:table-cell table:style-name="ce4" table:formula="of:=IF(MAX([.BA$1];[.$A24])*3+MIN([.BA$1];[.$A24])&gt;=65;1;0)" office:value-type="float" office:value="1" calcext:value-type="float">
            <text:p>1</text:p>
          </table:table-cell>
          <table:table-cell table:style-name="ce4" table:formula="of:=IF(MAX([.BB$1];[.$A24])*3+MIN([.BB$1];[.$A24])&gt;=65;1;0)" office:value-type="float" office:value="1" calcext:value-type="float">
            <text:p>1</text:p>
          </table:table-cell>
          <table:table-cell table:style-name="ce4" table:formula="of:=IF(MAX([.BC$1];[.$A24])*3+MIN([.BC$1];[.$A24])&gt;=65;1;0)" office:value-type="float" office:value="1" calcext:value-type="float">
            <text:p>1</text:p>
          </table:table-cell>
          <table:table-cell table:style-name="ce4" table:formula="of:=IF(MAX([.BD$1];[.$A24])*3+MIN([.BD$1];[.$A24])&gt;=65;1;0)" office:value-type="float" office:value="1" calcext:value-type="float">
            <text:p>1</text:p>
          </table:table-cell>
          <table:table-cell table:style-name="ce4" table:formula="of:=IF(MAX([.BE$1];[.$A24])*3+MIN([.BE$1];[.$A24])&gt;=65;1;0)" office:value-type="float" office:value="1" calcext:value-type="float">
            <text:p>1</text:p>
          </table:table-cell>
          <table:table-cell table:style-name="ce4" table:formula="of:=IF(MAX([.BF$1];[.$A24])*3+MIN([.BF$1];[.$A24])&gt;=65;1;0)" office:value-type="float" office:value="1" calcext:value-type="float">
            <text:p>1</text:p>
          </table:table-cell>
          <table:table-cell table:style-name="ce4" table:formula="of:=IF(MAX([.BG$1];[.$A24])*3+MIN([.BG$1];[.$A24])&gt;=65;1;0)" office:value-type="float" office:value="1" calcext:value-type="float">
            <text:p>1</text:p>
          </table:table-cell>
          <table:table-cell table:style-name="ce4" table:formula="of:=IF(MAX([.BH$1];[.$A24])*3+MIN([.BH$1];[.$A24])&gt;=65;1;0)" office:value-type="float" office:value="1" calcext:value-type="float">
            <text:p>1</text:p>
          </table:table-cell>
          <table:table-cell table:style-name="ce4" table:formula="of:=IF(MAX([.BI$1];[.$A24])*3+MIN([.BI$1];[.$A24])&gt;=65;1;0)" office:value-type="float" office:value="1" calcext:value-type="float">
            <text:p>1</text:p>
          </table:table-cell>
          <table:table-cell table:style-name="ce4" table:formula="of:=IF(MAX([.BJ$1];[.$A24])*3+MIN([.BJ$1];[.$A24])&gt;=65;1;0)" office:value-type="float" office:value="1" calcext:value-type="float">
            <text:p>1</text:p>
          </table:table-cell>
          <table:table-cell table:style-name="ce4" table:formula="of:=IF(MAX([.BK$1];[.$A24])*3+MIN([.BK$1];[.$A24])&gt;=65;1;0)" office:value-type="float" office:value="1" calcext:value-type="float">
            <text:p>1</text:p>
          </table:table-cell>
          <table:table-cell table:style-name="ce4" table:formula="of:=IF(MAX([.BL$1];[.$A24])*3+MIN([.BL$1];[.$A24])&gt;=65;1;0)" office:value-type="float" office:value="1" calcext:value-type="float">
            <text:p>1</text:p>
          </table:table-cell>
          <table:table-cell table:style-name="ce4" table:formula="of:=IF(MAX([.BM$1];[.$A24])*3+MIN([.BM$1];[.$A24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table:formula="of:=IF([$д.B25]=0;IF(AND(INDEX([$д.$B$2:.$BM$64];[.$A25]*3;[.B$1])&gt;0;INDEX([$д.$B$2:.$BM$64];[.$A25];[.B$1]*3)&gt;0;INDEX([$д.$B$2:.$BM$64];[.$A25];[.B$1]+1)&gt;0;INDEX([$д.$B$2:.$BM$64];[.$A25]+1;[.B$1])&gt;0);-2;0);[$д.B25])" office:value-type="float" office:value="1" calcext:value-type="float">
            <text:p>1</text:p>
          </table:table-cell>
          <table:table-cell table:style-name="ce1" table:formula="of:=IF([$д.C25]=0;IF(AND(INDEX([$д.$B$2:.$BM$64];[.$A25]*3;[.C$1])&gt;0;INDEX([$д.$B$2:.$BM$64];[.$A25];[.C$1]*3)&gt;0;INDEX([$д.$B$2:.$BM$64];[.$A25];[.C$1]+1)&gt;0;INDEX([$д.$B$2:.$BM$64];[.$A25]+1;[.C$1])&gt;0);-2;0);[$д.C25])" office:value-type="float" office:value="1" calcext:value-type="float">
            <text:p>1</text:p>
          </table:table-cell>
          <table:table-cell table:style-name="ce1" table:formula="of:=IF([$д.D25]=0;IF(AND(INDEX([$д.$B$2:.$BM$64];[.$A25]*3;[.D$1])&gt;0;INDEX([$д.$B$2:.$BM$64];[.$A25];[.D$1]*3)&gt;0;INDEX([$д.$B$2:.$BM$64];[.$A25];[.D$1]+1)&gt;0;INDEX([$д.$B$2:.$BM$64];[.$A25]+1;[.D$1])&gt;0);-2;0);[$д.D25])" office:value-type="float" office:value="1" calcext:value-type="float">
            <text:p>1</text:p>
          </table:table-cell>
          <table:table-cell table:style-name="ce1" table:formula="of:=IF([$д.E25]=0;IF(AND(INDEX([$д.$B$2:.$BM$64];[.$A25]*3;[.E$1])&gt;0;INDEX([$д.$B$2:.$BM$64];[.$A25];[.E$1]*3)&gt;0;INDEX([$д.$B$2:.$BM$64];[.$A25];[.E$1]+1)&gt;0;INDEX([$д.$B$2:.$BM$64];[.$A25]+1;[.E$1])&gt;0);-2;0);[$д.E25])" office:value-type="float" office:value="1" calcext:value-type="float">
            <text:p>1</text:p>
          </table:table-cell>
          <table:table-cell table:style-name="ce1" table:formula="of:=IF([$д.F25]=0;IF(AND(INDEX([$д.$B$2:.$BM$64];[.$A25]*3;[.F$1])&gt;0;INDEX([$д.$B$2:.$BM$64];[.$A25];[.F$1]*3)&gt;0;INDEX([$д.$B$2:.$BM$64];[.$A25];[.F$1]+1)&gt;0;INDEX([$д.$B$2:.$BM$64];[.$A25]+1;[.F$1])&gt;0);-2;0);[$д.F25])" office:value-type="float" office:value="1" calcext:value-type="float">
            <text:p>1</text:p>
          </table:table-cell>
          <table:table-cell table:style-name="ce1" table:formula="of:=IF([$д.G25]=0;IF(AND(INDEX([$д.$B$2:.$BM$64];[.$A25]*3;[.G$1])&gt;0;INDEX([$д.$B$2:.$BM$64];[.$A25];[.G$1]*3)&gt;0;INDEX([$д.$B$2:.$BM$64];[.$A25];[.G$1]+1)&gt;0;INDEX([$д.$B$2:.$BM$64];[.$A25]+1;[.G$1])&gt;0);-2;0);[$д.G25])" office:value-type="float" office:value="1" calcext:value-type="float">
            <text:p>1</text:p>
          </table:table-cell>
          <table:table-cell table:style-name="ce1" table:formula="of:=IF([$д.H25]=0;IF(AND(INDEX([$д.$B$2:.$BM$64];[.$A25]*3;[.H$1])&gt;0;INDEX([$д.$B$2:.$BM$64];[.$A25];[.H$1]*3)&gt;0;INDEX([$д.$B$2:.$BM$64];[.$A25];[.H$1]+1)&gt;0;INDEX([$д.$B$2:.$BM$64];[.$A25]+1;[.H$1])&gt;0);-2;0);[$д.H25])" office:value-type="float" office:value="1" calcext:value-type="float">
            <text:p>1</text:p>
          </table:table-cell>
          <table:table-cell table:style-name="ce1" table:formula="of:=IF([$д.I25]=0;IF(AND(INDEX([$д.$B$2:.$BM$64];[.$A25]*3;[.I$1])&gt;0;INDEX([$д.$B$2:.$BM$64];[.$A25];[.I$1]*3)&gt;0;INDEX([$д.$B$2:.$BM$64];[.$A25];[.I$1]+1)&gt;0;INDEX([$д.$B$2:.$BM$64];[.$A25]+1;[.I$1])&gt;0);-2;0);[$д.I25])" office:value-type="float" office:value="1" calcext:value-type="float">
            <text:p>1</text:p>
          </table:table-cell>
          <table:table-cell table:style-name="ce1" table:formula="of:=IF([$д.J25]=0;IF(AND(INDEX([$д.$B$2:.$BM$64];[.$A25]*3;[.J$1])&gt;0;INDEX([$д.$B$2:.$BM$64];[.$A25];[.J$1]*3)&gt;0;INDEX([$д.$B$2:.$BM$64];[.$A25];[.J$1]+1)&gt;0;INDEX([$д.$B$2:.$BM$64];[.$A25]+1;[.J$1])&gt;0);-2;0);[$д.J25])" office:value-type="float" office:value="1" calcext:value-type="float">
            <text:p>1</text:p>
          </table:table-cell>
          <table:table-cell table:style-name="ce1" table:formula="of:=IF([$д.K25]=0;IF(AND(INDEX([$д.$B$2:.$BM$64];[.$A25]*3;[.K$1])&gt;0;INDEX([$д.$B$2:.$BM$64];[.$A25];[.K$1]*3)&gt;0;INDEX([$д.$B$2:.$BM$64];[.$A25];[.K$1]+1)&gt;0;INDEX([$д.$B$2:.$BM$64];[.$A25]+1;[.K$1])&gt;0);-2;0);[$д.K25])" office:value-type="float" office:value="1" calcext:value-type="float">
            <text:p>1</text:p>
          </table:table-cell>
          <table:table-cell table:style-name="ce1" table:formula="of:=IF([$д.L25]=0;IF(AND(INDEX([$д.$B$2:.$BM$64];[.$A25]*3;[.L$1])&gt;0;INDEX([$д.$B$2:.$BM$64];[.$A25];[.L$1]*3)&gt;0;INDEX([$д.$B$2:.$BM$64];[.$A25];[.L$1]+1)&gt;0;INDEX([$д.$B$2:.$BM$64];[.$A25]+1;[.L$1])&gt;0);-2;0);[$д.L25])" office:value-type="float" office:value="1" calcext:value-type="float">
            <text:p>1</text:p>
          </table:table-cell>
          <table:table-cell table:style-name="ce1" table:formula="of:=IF([$д.M25]=0;IF(AND(INDEX([$д.$B$2:.$BM$64];[.$A25]*3;[.M$1])&gt;0;INDEX([$д.$B$2:.$BM$64];[.$A25];[.M$1]*3)&gt;0;INDEX([$д.$B$2:.$BM$64];[.$A25];[.M$1]+1)&gt;0;INDEX([$д.$B$2:.$BM$64];[.$A25]+1;[.M$1])&gt;0);-2;0);[$д.M25])" office:value-type="float" office:value="1" calcext:value-type="float">
            <text:p>1</text:p>
          </table:table-cell>
          <table:table-cell table:style-name="ce1" table:formula="of:=IF([$д.N25]=0;IF(AND(INDEX([$д.$B$2:.$BM$64];[.$A25]*3;[.N$1])&gt;0;INDEX([$д.$B$2:.$BM$64];[.$A25];[.N$1]*3)&gt;0;INDEX([$д.$B$2:.$BM$64];[.$A25];[.N$1]+1)&gt;0;INDEX([$д.$B$2:.$BM$64];[.$A25]+1;[.N$1])&gt;0);-2;0);[$д.N25])" office:value-type="float" office:value="1" calcext:value-type="float">
            <text:p>1</text:p>
          </table:table-cell>
          <table:table-cell table:style-name="ce1" table:formula="of:=IF([$д.O25]=0;IF(AND(INDEX([$д.$B$2:.$BM$64];[.$A25]*3;[.O$1])&gt;0;INDEX([$д.$B$2:.$BM$64];[.$A25];[.O$1]*3)&gt;0;INDEX([$д.$B$2:.$BM$64];[.$A25];[.O$1]+1)&gt;0;INDEX([$д.$B$2:.$BM$64];[.$A25]+1;[.O$1])&gt;0);-2;0);[$д.O25])" office:value-type="float" office:value="1" calcext:value-type="float">
            <text:p>1</text:p>
          </table:table-cell>
          <table:table-cell table:style-name="ce1" table:formula="of:=IF([$д.P25]=0;IF(AND(INDEX([$д.$B$2:.$BM$64];[.$A25]*3;[.P$1])&gt;0;INDEX([$д.$B$2:.$BM$64];[.$A25];[.P$1]*3)&gt;0;INDEX([$д.$B$2:.$BM$64];[.$A25];[.P$1]+1)&gt;0;INDEX([$д.$B$2:.$BM$64];[.$A25]+1;[.P$1])&gt;0);-2;0);[$д.P25])" office:value-type="float" office:value="1" calcext:value-type="float">
            <text:p>1</text:p>
          </table:table-cell>
          <table:table-cell table:style-name="ce1" table:formula="of:=IF([$д.Q25]=0;IF(AND(INDEX([$д.$B$2:.$BM$64];[.$A25]*3;[.Q$1])&gt;0;INDEX([$д.$B$2:.$BM$64];[.$A25];[.Q$1]*3)&gt;0;INDEX([$д.$B$2:.$BM$64];[.$A25];[.Q$1]+1)&gt;0;INDEX([$д.$B$2:.$BM$64];[.$A25]+1;[.Q$1])&gt;0);-2;0);[$д.Q25])" office:value-type="float" office:value="1" calcext:value-type="float">
            <text:p>1</text:p>
          </table:table-cell>
          <table:table-cell table:style-name="ce1" table:formula="of:=IF([$д.R25]=0;IF(AND(INDEX([$д.$B$2:.$BM$64];[.$A25]*3;[.R$1])&gt;0;INDEX([$д.$B$2:.$BM$64];[.$A25];[.R$1]*3)&gt;0;INDEX([$д.$B$2:.$BM$64];[.$A25];[.R$1]+1)&gt;0;INDEX([$д.$B$2:.$BM$64];[.$A25]+1;[.R$1])&gt;0);-2;0);[$д.R25])" office:value-type="float" office:value="1" calcext:value-type="float">
            <text:p>1</text:p>
          </table:table-cell>
          <table:table-cell table:style-name="ce1" table:formula="of:=IF([$д.S25]=0;IF(AND(INDEX([$д.$B$2:.$BM$64];[.$A25]*3;[.S$1])&gt;0;INDEX([$д.$B$2:.$BM$64];[.$A25];[.S$1]*3)&gt;0;INDEX([$д.$B$2:.$BM$64];[.$A25];[.S$1]+1)&gt;0;INDEX([$д.$B$2:.$BM$64];[.$A25]+1;[.S$1])&gt;0);-2;0);[$д.S25])" office:value-type="float" office:value="1" calcext:value-type="float">
            <text:p>1</text:p>
          </table:table-cell>
          <table:table-cell table:style-name="ce1" table:formula="of:=IF([$д.T25]=0;IF(AND(INDEX([$д.$B$2:.$BM$64];[.$A25]*3;[.T$1])&gt;0;INDEX([$д.$B$2:.$BM$64];[.$A25];[.T$1]*3)&gt;0;INDEX([$д.$B$2:.$BM$64];[.$A25];[.T$1]+1)&gt;0;INDEX([$д.$B$2:.$BM$64];[.$A25]+1;[.T$1])&gt;0);-2;0);[$д.T25])" office:value-type="float" office:value="1" calcext:value-type="float">
            <text:p>1</text:p>
          </table:table-cell>
          <table:table-cell table:style-name="ce1" table:formula="of:=IF([$д.U25]=0;IF(AND(INDEX([$д.$B$2:.$BM$64];[.$A25]*3;[.U$1])&gt;0;INDEX([$д.$B$2:.$BM$64];[.$A25];[.U$1]*3)&gt;0;INDEX([$д.$B$2:.$BM$64];[.$A25];[.U$1]+1)&gt;0;INDEX([$д.$B$2:.$BM$64];[.$A25]+1;[.U$1])&gt;0);-2;0);[$д.U25])" office:value-type="float" office:value="1" calcext:value-type="float">
            <text:p>1</text:p>
          </table:table-cell>
          <table:table-cell table:style-name="ce2" table:formula="of:=IF([$д.V25]=0;IF(OR(INDEX([$д.$B$2:.$BM$64];[.$A25]*3;[.V$1])&lt;0;INDEX([$д.$B$2:.$BM$64];[.$A25];[.V$1]*3)&lt;0;INDEX([$д.$B$2:.$BM$64];[.$A25];[.V$1]+1)&lt;0;INDEX([$д.$B$2:.$BM$64];[.$A25]+1;[.V$1])&lt;0);2;0);[$д.V25])" office:value-type="float" office:value="1" calcext:value-type="float">
            <text:p>1</text:p>
          </table:table-cell>
          <table:table-cell table:style-name="ce3" table:formula="of:=IF([$д.W25]=0;IF(AND(INDEX([$д.$B$2:.$BM$64];[.$A25]*3;[.W$1])&gt;0;INDEX([$д.$B$2:.$BM$64];[.$A25];[.W$1]*3)&gt;0;INDEX([$д.$B$2:.$BM$64];[.$A25];[.W$1]+1)&gt;0;INDEX([$д.$B$2:.$BM$64];[.$A25]+1;[.W$1])&gt;0);-1;0);[$д.W25])" office:value-type="float" office:value="1" calcext:value-type="float">
            <text:p>1</text:p>
          </table:table-cell>
          <table:table-cell table:style-name="ce4" table:formula="of:=IF([$д.X25]=0;IF(OR(INDEX([$д.$B$2:.$BM$64];[.$A25]*3;[.X$1])&gt;0;INDEX([$д.$B$2:.$BM$64];[.$A25];[.X$1]*3)&gt;0;INDEX([$д.$B$2:.$BM$64];[.$A25];[.X$1]+1)&gt;0;INDEX([$д.$B$2:.$BM$64];[.$A25]+1;[.X$1])&gt;0);-1;0);[$д.X25])" office:value-type="float" office:value="1" calcext:value-type="float">
            <text:p>1</text:p>
          </table:table-cell>
          <table:table-cell table:style-name="ce4" table:formula="of:=IF([$д.Y25]=0;IF(OR(INDEX([$д.$B$2:.$BM$64];[.$A25]*3;[.Y$1])&gt;0;INDEX([$д.$B$2:.$BM$64];[.$A25];[.Y$1]*3)&gt;0;INDEX([$д.$B$2:.$BM$64];[.$A25];[.Y$1]+1)&gt;0;INDEX([$д.$B$2:.$BM$64];[.$A25]+1;[.Y$1])&gt;0);-1;0);[$д.Y25])" office:value-type="float" office:value="1" calcext:value-type="float">
            <text:p>1</text:p>
          </table:table-cell>
          <table:table-cell table:style-name="ce4" table:formula="of:=IF([$д.Z25]=0;IF(OR(INDEX([$д.$B$2:.$BM$64];[.$A25]*3;[.Z$1])&gt;0;INDEX([$д.$B$2:.$BM$64];[.$A25];[.Z$1]*3)&gt;0;INDEX([$д.$B$2:.$BM$64];[.$A25];[.Z$1]+1)&gt;0;INDEX([$д.$B$2:.$BM$64];[.$A25]+1;[.Z$1])&gt;0);-1;0);[$д.Z25])" office:value-type="float" office:value="1" calcext:value-type="float">
            <text:p>1</text:p>
          </table:table-cell>
          <table:table-cell table:style-name="ce4" table:formula="of:=IF([$д.AA25]=0;IF(OR(INDEX([$д.$B$2:.$BM$64];[.$A25]*3;[.AA$1])&gt;0;INDEX([$д.$B$2:.$BM$64];[.$A25];[.AA$1]*3)&gt;0;INDEX([$д.$B$2:.$BM$64];[.$A25];[.AA$1]+1)&gt;0;INDEX([$д.$B$2:.$BM$64];[.$A25]+1;[.AA$1])&gt;0);-1;0);[$д.AA25])" office:value-type="float" office:value="1" calcext:value-type="float">
            <text:p>1</text:p>
          </table:table-cell>
          <table:table-cell table:style-name="ce4" table:formula="of:=IF([$д.AB25]=0;IF(OR(INDEX([$д.$B$2:.$BM$64];[.$A25]*3;[.AB$1])&gt;0;INDEX([$д.$B$2:.$BM$64];[.$A25];[.AB$1]*3)&gt;0;INDEX([$д.$B$2:.$BM$64];[.$A25];[.AB$1]+1)&gt;0;INDEX([$д.$B$2:.$BM$64];[.$A25]+1;[.AB$1])&gt;0);-1;0);[$д.AB25])" office:value-type="float" office:value="1" calcext:value-type="float">
            <text:p>1</text:p>
          </table:table-cell>
          <table:table-cell table:style-name="ce4" table:formula="of:=IF([$д.AC25]=0;IF(OR(INDEX([$д.$B$2:.$BM$64];[.$A25]*3;[.AC$1])&gt;0;INDEX([$д.$B$2:.$BM$64];[.$A25];[.AC$1]*3)&gt;0;INDEX([$д.$B$2:.$BM$64];[.$A25];[.AC$1]+1)&gt;0;INDEX([$д.$B$2:.$BM$64];[.$A25]+1;[.AC$1])&gt;0);-1;0);[$д.AC25])" office:value-type="float" office:value="1" calcext:value-type="float">
            <text:p>1</text:p>
          </table:table-cell>
          <table:table-cell table:style-name="ce4" table:formula="of:=IF(MAX([.AD$1];[.$A25])*3+MIN([.AD$1];[.$A25])&gt;=65;1;0)" office:value-type="float" office:value="1" calcext:value-type="float">
            <text:p>1</text:p>
          </table:table-cell>
          <table:table-cell table:style-name="ce4" table:formula="of:=IF(MAX([.AE$1];[.$A25])*3+MIN([.AE$1];[.$A25])&gt;=65;1;0)" office:value-type="float" office:value="1" calcext:value-type="float">
            <text:p>1</text:p>
          </table:table-cell>
          <table:table-cell table:style-name="ce4" table:formula="of:=IF(MAX([.AF$1];[.$A25])*3+MIN([.AF$1];[.$A25])&gt;=65;1;0)" office:value-type="float" office:value="1" calcext:value-type="float">
            <text:p>1</text:p>
          </table:table-cell>
          <table:table-cell table:style-name="ce4" table:formula="of:=IF(MAX([.AG$1];[.$A25])*3+MIN([.AG$1];[.$A25])&gt;=65;1;0)" office:value-type="float" office:value="1" calcext:value-type="float">
            <text:p>1</text:p>
          </table:table-cell>
          <table:table-cell table:style-name="ce4" table:formula="of:=IF(MAX([.AH$1];[.$A25])*3+MIN([.AH$1];[.$A25])&gt;=65;1;0)" office:value-type="float" office:value="1" calcext:value-type="float">
            <text:p>1</text:p>
          </table:table-cell>
          <table:table-cell table:style-name="ce4" table:formula="of:=IF(MAX([.AI$1];[.$A25])*3+MIN([.AI$1];[.$A25])&gt;=65;1;0)" office:value-type="float" office:value="1" calcext:value-type="float">
            <text:p>1</text:p>
          </table:table-cell>
          <table:table-cell table:style-name="ce4" table:formula="of:=IF(MAX([.AJ$1];[.$A25])*3+MIN([.AJ$1];[.$A25])&gt;=65;1;0)" office:value-type="float" office:value="1" calcext:value-type="float">
            <text:p>1</text:p>
          </table:table-cell>
          <table:table-cell table:style-name="ce4" table:formula="of:=IF(MAX([.AK$1];[.$A25])*3+MIN([.AK$1];[.$A25])&gt;=65;1;0)" office:value-type="float" office:value="1" calcext:value-type="float">
            <text:p>1</text:p>
          </table:table-cell>
          <table:table-cell table:style-name="ce4" table:formula="of:=IF(MAX([.AL$1];[.$A25])*3+MIN([.AL$1];[.$A25])&gt;=65;1;0)" office:value-type="float" office:value="1" calcext:value-type="float">
            <text:p>1</text:p>
          </table:table-cell>
          <table:table-cell table:style-name="ce4" table:formula="of:=IF(MAX([.AM$1];[.$A25])*3+MIN([.AM$1];[.$A25])&gt;=65;1;0)" office:value-type="float" office:value="1" calcext:value-type="float">
            <text:p>1</text:p>
          </table:table-cell>
          <table:table-cell table:style-name="ce4" table:formula="of:=IF(MAX([.AN$1];[.$A25])*3+MIN([.AN$1];[.$A25])&gt;=65;1;0)" office:value-type="float" office:value="1" calcext:value-type="float">
            <text:p>1</text:p>
          </table:table-cell>
          <table:table-cell table:style-name="ce4" table:formula="of:=IF(MAX([.AO$1];[.$A25])*3+MIN([.AO$1];[.$A25])&gt;=65;1;0)" office:value-type="float" office:value="1" calcext:value-type="float">
            <text:p>1</text:p>
          </table:table-cell>
          <table:table-cell table:style-name="ce4" table:formula="of:=IF(MAX([.AP$1];[.$A25])*3+MIN([.AP$1];[.$A25])&gt;=65;1;0)" office:value-type="float" office:value="1" calcext:value-type="float">
            <text:p>1</text:p>
          </table:table-cell>
          <table:table-cell table:style-name="ce4" table:formula="of:=IF(MAX([.AQ$1];[.$A25])*3+MIN([.AQ$1];[.$A25])&gt;=65;1;0)" office:value-type="float" office:value="1" calcext:value-type="float">
            <text:p>1</text:p>
          </table:table-cell>
          <table:table-cell table:style-name="ce4" table:formula="of:=IF(MAX([.AR$1];[.$A25])*3+MIN([.AR$1];[.$A25])&gt;=65;1;0)" office:value-type="float" office:value="1" calcext:value-type="float">
            <text:p>1</text:p>
          </table:table-cell>
          <table:table-cell table:style-name="ce4" table:formula="of:=IF(MAX([.AS$1];[.$A25])*3+MIN([.AS$1];[.$A25])&gt;=65;1;0)" office:value-type="float" office:value="1" calcext:value-type="float">
            <text:p>1</text:p>
          </table:table-cell>
          <table:table-cell table:style-name="ce4" table:formula="of:=IF(MAX([.AT$1];[.$A25])*3+MIN([.AT$1];[.$A25])&gt;=65;1;0)" office:value-type="float" office:value="1" calcext:value-type="float">
            <text:p>1</text:p>
          </table:table-cell>
          <table:table-cell table:style-name="ce4" table:formula="of:=IF(MAX([.AU$1];[.$A25])*3+MIN([.AU$1];[.$A25])&gt;=65;1;0)" office:value-type="float" office:value="1" calcext:value-type="float">
            <text:p>1</text:p>
          </table:table-cell>
          <table:table-cell table:style-name="ce4" table:formula="of:=IF(MAX([.AV$1];[.$A25])*3+MIN([.AV$1];[.$A25])&gt;=65;1;0)" office:value-type="float" office:value="1" calcext:value-type="float">
            <text:p>1</text:p>
          </table:table-cell>
          <table:table-cell table:style-name="ce4" table:formula="of:=IF(MAX([.AW$1];[.$A25])*3+MIN([.AW$1];[.$A25])&gt;=65;1;0)" office:value-type="float" office:value="1" calcext:value-type="float">
            <text:p>1</text:p>
          </table:table-cell>
          <table:table-cell table:style-name="ce4" table:formula="of:=IF(MAX([.AX$1];[.$A25])*3+MIN([.AX$1];[.$A25])&gt;=65;1;0)" office:value-type="float" office:value="1" calcext:value-type="float">
            <text:p>1</text:p>
          </table:table-cell>
          <table:table-cell table:style-name="ce4" table:formula="of:=IF(MAX([.AY$1];[.$A25])*3+MIN([.AY$1];[.$A25])&gt;=65;1;0)" office:value-type="float" office:value="1" calcext:value-type="float">
            <text:p>1</text:p>
          </table:table-cell>
          <table:table-cell table:style-name="ce4" table:formula="of:=IF(MAX([.AZ$1];[.$A25])*3+MIN([.AZ$1];[.$A25])&gt;=65;1;0)" office:value-type="float" office:value="1" calcext:value-type="float">
            <text:p>1</text:p>
          </table:table-cell>
          <table:table-cell table:style-name="ce4" table:formula="of:=IF(MAX([.BA$1];[.$A25])*3+MIN([.BA$1];[.$A25])&gt;=65;1;0)" office:value-type="float" office:value="1" calcext:value-type="float">
            <text:p>1</text:p>
          </table:table-cell>
          <table:table-cell table:style-name="ce4" table:formula="of:=IF(MAX([.BB$1];[.$A25])*3+MIN([.BB$1];[.$A25])&gt;=65;1;0)" office:value-type="float" office:value="1" calcext:value-type="float">
            <text:p>1</text:p>
          </table:table-cell>
          <table:table-cell table:style-name="ce4" table:formula="of:=IF(MAX([.BC$1];[.$A25])*3+MIN([.BC$1];[.$A25])&gt;=65;1;0)" office:value-type="float" office:value="1" calcext:value-type="float">
            <text:p>1</text:p>
          </table:table-cell>
          <table:table-cell table:style-name="ce4" table:formula="of:=IF(MAX([.BD$1];[.$A25])*3+MIN([.BD$1];[.$A25])&gt;=65;1;0)" office:value-type="float" office:value="1" calcext:value-type="float">
            <text:p>1</text:p>
          </table:table-cell>
          <table:table-cell table:style-name="ce4" table:formula="of:=IF(MAX([.BE$1];[.$A25])*3+MIN([.BE$1];[.$A25])&gt;=65;1;0)" office:value-type="float" office:value="1" calcext:value-type="float">
            <text:p>1</text:p>
          </table:table-cell>
          <table:table-cell table:style-name="ce4" table:formula="of:=IF(MAX([.BF$1];[.$A25])*3+MIN([.BF$1];[.$A25])&gt;=65;1;0)" office:value-type="float" office:value="1" calcext:value-type="float">
            <text:p>1</text:p>
          </table:table-cell>
          <table:table-cell table:style-name="ce4" table:formula="of:=IF(MAX([.BG$1];[.$A25])*3+MIN([.BG$1];[.$A25])&gt;=65;1;0)" office:value-type="float" office:value="1" calcext:value-type="float">
            <text:p>1</text:p>
          </table:table-cell>
          <table:table-cell table:style-name="ce4" table:formula="of:=IF(MAX([.BH$1];[.$A25])*3+MIN([.BH$1];[.$A25])&gt;=65;1;0)" office:value-type="float" office:value="1" calcext:value-type="float">
            <text:p>1</text:p>
          </table:table-cell>
          <table:table-cell table:style-name="ce4" table:formula="of:=IF(MAX([.BI$1];[.$A25])*3+MIN([.BI$1];[.$A25])&gt;=65;1;0)" office:value-type="float" office:value="1" calcext:value-type="float">
            <text:p>1</text:p>
          </table:table-cell>
          <table:table-cell table:style-name="ce4" table:formula="of:=IF(MAX([.BJ$1];[.$A25])*3+MIN([.BJ$1];[.$A25])&gt;=65;1;0)" office:value-type="float" office:value="1" calcext:value-type="float">
            <text:p>1</text:p>
          </table:table-cell>
          <table:table-cell table:style-name="ce4" table:formula="of:=IF(MAX([.BK$1];[.$A25])*3+MIN([.BK$1];[.$A25])&gt;=65;1;0)" office:value-type="float" office:value="1" calcext:value-type="float">
            <text:p>1</text:p>
          </table:table-cell>
          <table:table-cell table:style-name="ce4" table:formula="of:=IF(MAX([.BL$1];[.$A25])*3+MIN([.BL$1];[.$A25])&gt;=65;1;0)" office:value-type="float" office:value="1" calcext:value-type="float">
            <text:p>1</text:p>
          </table:table-cell>
          <table:table-cell table:style-name="ce4" table:formula="of:=IF(MAX([.BM$1];[.$A25])*3+MIN([.BM$1];[.$A25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IF([$д.B26]=0;IF(AND(INDEX([$д.$B$2:.$BM$64];[.$A26]*3;[.B$1])&gt;0;INDEX([$д.$B$2:.$BM$64];[.$A26];[.B$1]*3)&gt;0;INDEX([$д.$B$2:.$BM$64];[.$A26];[.B$1]+1)&gt;0;INDEX([$д.$B$2:.$BM$64];[.$A26]+1;[.B$1])&gt;0);-2;0);[$д.B26])" office:value-type="float" office:value="1" calcext:value-type="float">
            <text:p>1</text:p>
          </table:table-cell>
          <table:table-cell table:style-name="ce1" table:formula="of:=IF([$д.C26]=0;IF(AND(INDEX([$д.$B$2:.$BM$64];[.$A26]*3;[.C$1])&gt;0;INDEX([$д.$B$2:.$BM$64];[.$A26];[.C$1]*3)&gt;0;INDEX([$д.$B$2:.$BM$64];[.$A26];[.C$1]+1)&gt;0;INDEX([$д.$B$2:.$BM$64];[.$A26]+1;[.C$1])&gt;0);-2;0);[$д.C26])" office:value-type="float" office:value="1" calcext:value-type="float">
            <text:p>1</text:p>
          </table:table-cell>
          <table:table-cell table:style-name="ce1" table:formula="of:=IF([$д.D26]=0;IF(AND(INDEX([$д.$B$2:.$BM$64];[.$A26]*3;[.D$1])&gt;0;INDEX([$д.$B$2:.$BM$64];[.$A26];[.D$1]*3)&gt;0;INDEX([$д.$B$2:.$BM$64];[.$A26];[.D$1]+1)&gt;0;INDEX([$д.$B$2:.$BM$64];[.$A26]+1;[.D$1])&gt;0);-2;0);[$д.D26])" office:value-type="float" office:value="1" calcext:value-type="float">
            <text:p>1</text:p>
          </table:table-cell>
          <table:table-cell table:style-name="ce1" table:formula="of:=IF([$д.E26]=0;IF(AND(INDEX([$д.$B$2:.$BM$64];[.$A26]*3;[.E$1])&gt;0;INDEX([$д.$B$2:.$BM$64];[.$A26];[.E$1]*3)&gt;0;INDEX([$д.$B$2:.$BM$64];[.$A26];[.E$1]+1)&gt;0;INDEX([$д.$B$2:.$BM$64];[.$A26]+1;[.E$1])&gt;0);-2;0);[$д.E26])" office:value-type="float" office:value="1" calcext:value-type="float">
            <text:p>1</text:p>
          </table:table-cell>
          <table:table-cell table:style-name="ce1" table:formula="of:=IF([$д.F26]=0;IF(AND(INDEX([$д.$B$2:.$BM$64];[.$A26]*3;[.F$1])&gt;0;INDEX([$д.$B$2:.$BM$64];[.$A26];[.F$1]*3)&gt;0;INDEX([$д.$B$2:.$BM$64];[.$A26];[.F$1]+1)&gt;0;INDEX([$д.$B$2:.$BM$64];[.$A26]+1;[.F$1])&gt;0);-2;0);[$д.F26])" office:value-type="float" office:value="1" calcext:value-type="float">
            <text:p>1</text:p>
          </table:table-cell>
          <table:table-cell table:style-name="ce1" table:formula="of:=IF([$д.G26]=0;IF(AND(INDEX([$д.$B$2:.$BM$64];[.$A26]*3;[.G$1])&gt;0;INDEX([$д.$B$2:.$BM$64];[.$A26];[.G$1]*3)&gt;0;INDEX([$д.$B$2:.$BM$64];[.$A26];[.G$1]+1)&gt;0;INDEX([$д.$B$2:.$BM$64];[.$A26]+1;[.G$1])&gt;0);-2;0);[$д.G26])" office:value-type="float" office:value="1" calcext:value-type="float">
            <text:p>1</text:p>
          </table:table-cell>
          <table:table-cell table:style-name="ce1" table:formula="of:=IF([$д.H26]=0;IF(AND(INDEX([$д.$B$2:.$BM$64];[.$A26]*3;[.H$1])&gt;0;INDEX([$д.$B$2:.$BM$64];[.$A26];[.H$1]*3)&gt;0;INDEX([$д.$B$2:.$BM$64];[.$A26];[.H$1]+1)&gt;0;INDEX([$д.$B$2:.$BM$64];[.$A26]+1;[.H$1])&gt;0);-2;0);[$д.H26])" office:value-type="float" office:value="1" calcext:value-type="float">
            <text:p>1</text:p>
          </table:table-cell>
          <table:table-cell table:style-name="ce1" table:formula="of:=IF([$д.I26]=0;IF(AND(INDEX([$д.$B$2:.$BM$64];[.$A26]*3;[.I$1])&gt;0;INDEX([$д.$B$2:.$BM$64];[.$A26];[.I$1]*3)&gt;0;INDEX([$д.$B$2:.$BM$64];[.$A26];[.I$1]+1)&gt;0;INDEX([$д.$B$2:.$BM$64];[.$A26]+1;[.I$1])&gt;0);-2;0);[$д.I26])" office:value-type="float" office:value="1" calcext:value-type="float">
            <text:p>1</text:p>
          </table:table-cell>
          <table:table-cell table:style-name="ce1" table:formula="of:=IF([$д.J26]=0;IF(AND(INDEX([$д.$B$2:.$BM$64];[.$A26]*3;[.J$1])&gt;0;INDEX([$д.$B$2:.$BM$64];[.$A26];[.J$1]*3)&gt;0;INDEX([$д.$B$2:.$BM$64];[.$A26];[.J$1]+1)&gt;0;INDEX([$д.$B$2:.$BM$64];[.$A26]+1;[.J$1])&gt;0);-2;0);[$д.J26])" office:value-type="float" office:value="1" calcext:value-type="float">
            <text:p>1</text:p>
          </table:table-cell>
          <table:table-cell table:style-name="ce1" table:formula="of:=IF([$д.K26]=0;IF(AND(INDEX([$д.$B$2:.$BM$64];[.$A26]*3;[.K$1])&gt;0;INDEX([$д.$B$2:.$BM$64];[.$A26];[.K$1]*3)&gt;0;INDEX([$д.$B$2:.$BM$64];[.$A26];[.K$1]+1)&gt;0;INDEX([$д.$B$2:.$BM$64];[.$A26]+1;[.K$1])&gt;0);-2;0);[$д.K26])" office:value-type="float" office:value="1" calcext:value-type="float">
            <text:p>1</text:p>
          </table:table-cell>
          <table:table-cell table:style-name="ce1" table:formula="of:=IF([$д.L26]=0;IF(AND(INDEX([$д.$B$2:.$BM$64];[.$A26]*3;[.L$1])&gt;0;INDEX([$д.$B$2:.$BM$64];[.$A26];[.L$1]*3)&gt;0;INDEX([$д.$B$2:.$BM$64];[.$A26];[.L$1]+1)&gt;0;INDEX([$д.$B$2:.$BM$64];[.$A26]+1;[.L$1])&gt;0);-2;0);[$д.L26])" office:value-type="float" office:value="1" calcext:value-type="float">
            <text:p>1</text:p>
          </table:table-cell>
          <table:table-cell table:style-name="ce1" table:formula="of:=IF([$д.M26]=0;IF(AND(INDEX([$д.$B$2:.$BM$64];[.$A26]*3;[.M$1])&gt;0;INDEX([$д.$B$2:.$BM$64];[.$A26];[.M$1]*3)&gt;0;INDEX([$д.$B$2:.$BM$64];[.$A26];[.M$1]+1)&gt;0;INDEX([$д.$B$2:.$BM$64];[.$A26]+1;[.M$1])&gt;0);-2;0);[$д.M26])" office:value-type="float" office:value="1" calcext:value-type="float">
            <text:p>1</text:p>
          </table:table-cell>
          <table:table-cell table:style-name="ce1" table:formula="of:=IF([$д.N26]=0;IF(AND(INDEX([$д.$B$2:.$BM$64];[.$A26]*3;[.N$1])&gt;0;INDEX([$д.$B$2:.$BM$64];[.$A26];[.N$1]*3)&gt;0;INDEX([$д.$B$2:.$BM$64];[.$A26];[.N$1]+1)&gt;0;INDEX([$д.$B$2:.$BM$64];[.$A26]+1;[.N$1])&gt;0);-2;0);[$д.N26])" office:value-type="float" office:value="1" calcext:value-type="float">
            <text:p>1</text:p>
          </table:table-cell>
          <table:table-cell table:style-name="ce1" table:formula="of:=IF([$д.O26]=0;IF(AND(INDEX([$д.$B$2:.$BM$64];[.$A26]*3;[.O$1])&gt;0;INDEX([$д.$B$2:.$BM$64];[.$A26];[.O$1]*3)&gt;0;INDEX([$д.$B$2:.$BM$64];[.$A26];[.O$1]+1)&gt;0;INDEX([$д.$B$2:.$BM$64];[.$A26]+1;[.O$1])&gt;0);-2;0);[$д.O26])" office:value-type="float" office:value="1" calcext:value-type="float">
            <text:p>1</text:p>
          </table:table-cell>
          <table:table-cell table:style-name="ce1" table:formula="of:=IF([$д.P26]=0;IF(AND(INDEX([$д.$B$2:.$BM$64];[.$A26]*3;[.P$1])&gt;0;INDEX([$д.$B$2:.$BM$64];[.$A26];[.P$1]*3)&gt;0;INDEX([$д.$B$2:.$BM$64];[.$A26];[.P$1]+1)&gt;0;INDEX([$д.$B$2:.$BM$64];[.$A26]+1;[.P$1])&gt;0);-2;0);[$д.P26])" office:value-type="float" office:value="1" calcext:value-type="float">
            <text:p>1</text:p>
          </table:table-cell>
          <table:table-cell table:style-name="ce1" table:formula="of:=IF([$д.Q26]=0;IF(AND(INDEX([$д.$B$2:.$BM$64];[.$A26]*3;[.Q$1])&gt;0;INDEX([$д.$B$2:.$BM$64];[.$A26];[.Q$1]*3)&gt;0;INDEX([$д.$B$2:.$BM$64];[.$A26];[.Q$1]+1)&gt;0;INDEX([$д.$B$2:.$BM$64];[.$A26]+1;[.Q$1])&gt;0);-2;0);[$д.Q26])" office:value-type="float" office:value="1" calcext:value-type="float">
            <text:p>1</text:p>
          </table:table-cell>
          <table:table-cell table:style-name="ce1" table:formula="of:=IF([$д.R26]=0;IF(AND(INDEX([$д.$B$2:.$BM$64];[.$A26]*3;[.R$1])&gt;0;INDEX([$д.$B$2:.$BM$64];[.$A26];[.R$1]*3)&gt;0;INDEX([$д.$B$2:.$BM$64];[.$A26];[.R$1]+1)&gt;0;INDEX([$д.$B$2:.$BM$64];[.$A26]+1;[.R$1])&gt;0);-2;0);[$д.R26])" office:value-type="float" office:value="1" calcext:value-type="float">
            <text:p>1</text:p>
          </table:table-cell>
          <table:table-cell table:style-name="ce1" table:formula="of:=IF([$д.S26]=0;IF(AND(INDEX([$д.$B$2:.$BM$64];[.$A26]*3;[.S$1])&gt;0;INDEX([$д.$B$2:.$BM$64];[.$A26];[.S$1]*3)&gt;0;INDEX([$д.$B$2:.$BM$64];[.$A26];[.S$1]+1)&gt;0;INDEX([$д.$B$2:.$BM$64];[.$A26]+1;[.S$1])&gt;0);-2;0);[$д.S26])" office:value-type="float" office:value="1" calcext:value-type="float">
            <text:p>1</text:p>
          </table:table-cell>
          <table:table-cell table:style-name="ce1" table:formula="of:=IF([$д.T26]=0;IF(AND(INDEX([$д.$B$2:.$BM$64];[.$A26]*3;[.T$1])&gt;0;INDEX([$д.$B$2:.$BM$64];[.$A26];[.T$1]*3)&gt;0;INDEX([$д.$B$2:.$BM$64];[.$A26];[.T$1]+1)&gt;0;INDEX([$д.$B$2:.$BM$64];[.$A26]+1;[.T$1])&gt;0);-2;0);[$д.T26])" office:value-type="float" office:value="1" calcext:value-type="float">
            <text:p>1</text:p>
          </table:table-cell>
          <table:table-cell table:style-name="ce1" table:formula="of:=IF([$д.U26]=0;IF(AND(INDEX([$д.$B$2:.$BM$64];[.$A26]*3;[.U$1])&gt;0;INDEX([$д.$B$2:.$BM$64];[.$A26];[.U$1]*3)&gt;0;INDEX([$д.$B$2:.$BM$64];[.$A26];[.U$1]+1)&gt;0;INDEX([$д.$B$2:.$BM$64];[.$A26]+1;[.U$1])&gt;0);-2;0);[$д.U26])" office:value-type="float" office:value="1" calcext:value-type="float">
            <text:p>1</text:p>
          </table:table-cell>
          <table:table-cell table:style-name="ce2" table:formula="of:=IF([$д.V26]=0;IF(OR(INDEX([$д.$B$2:.$BM$64];[.$A26]*3;[.V$1])&lt;0;INDEX([$д.$B$2:.$BM$64];[.$A26];[.V$1]*3)&lt;0;INDEX([$д.$B$2:.$BM$64];[.$A26];[.V$1]+1)&lt;0;INDEX([$д.$B$2:.$BM$64];[.$A26]+1;[.V$1])&lt;0);2;0);[$д.V26])" office:value-type="float" office:value="1" calcext:value-type="float">
            <text:p>1</text:p>
          </table:table-cell>
          <table:table-cell table:style-name="ce3" table:formula="of:=IF([$д.W26]=0;IF(AND(INDEX([$д.$B$2:.$BM$64];[.$A26]*3;[.W$1])&gt;0;INDEX([$д.$B$2:.$BM$64];[.$A26];[.W$1]*3)&gt;0;INDEX([$д.$B$2:.$BM$64];[.$A26];[.W$1]+1)&gt;0;INDEX([$д.$B$2:.$BM$64];[.$A26]+1;[.W$1])&gt;0);-1;0);[$д.W26])" office:value-type="float" office:value="1" calcext:value-type="float">
            <text:p>1</text:p>
          </table:table-cell>
          <table:table-cell table:style-name="ce4" table:formula="of:=IF([$д.X26]=0;IF(OR(INDEX([$д.$B$2:.$BM$64];[.$A26]*3;[.X$1])&gt;0;INDEX([$д.$B$2:.$BM$64];[.$A26];[.X$1]*3)&gt;0;INDEX([$д.$B$2:.$BM$64];[.$A26];[.X$1]+1)&gt;0;INDEX([$д.$B$2:.$BM$64];[.$A26]+1;[.X$1])&gt;0);-1;0);[$д.X26])" office:value-type="float" office:value="1" calcext:value-type="float">
            <text:p>1</text:p>
          </table:table-cell>
          <table:table-cell table:style-name="ce4" table:formula="of:=IF([$д.Y26]=0;IF(OR(INDEX([$д.$B$2:.$BM$64];[.$A26]*3;[.Y$1])&gt;0;INDEX([$д.$B$2:.$BM$64];[.$A26];[.Y$1]*3)&gt;0;INDEX([$д.$B$2:.$BM$64];[.$A26];[.Y$1]+1)&gt;0;INDEX([$д.$B$2:.$BM$64];[.$A26]+1;[.Y$1])&gt;0);-1;0);[$д.Y26])" office:value-type="float" office:value="1" calcext:value-type="float">
            <text:p>1</text:p>
          </table:table-cell>
          <table:table-cell table:style-name="ce4" table:formula="of:=IF([$д.Z26]=0;IF(OR(INDEX([$д.$B$2:.$BM$64];[.$A26]*3;[.Z$1])&gt;0;INDEX([$д.$B$2:.$BM$64];[.$A26];[.Z$1]*3)&gt;0;INDEX([$д.$B$2:.$BM$64];[.$A26];[.Z$1]+1)&gt;0;INDEX([$д.$B$2:.$BM$64];[.$A26]+1;[.Z$1])&gt;0);-1;0);[$д.Z26])" office:value-type="float" office:value="1" calcext:value-type="float">
            <text:p>1</text:p>
          </table:table-cell>
          <table:table-cell table:style-name="ce4" table:formula="of:=IF([$д.AA26]=0;IF(OR(INDEX([$д.$B$2:.$BM$64];[.$A26]*3;[.AA$1])&gt;0;INDEX([$д.$B$2:.$BM$64];[.$A26];[.AA$1]*3)&gt;0;INDEX([$д.$B$2:.$BM$64];[.$A26];[.AA$1]+1)&gt;0;INDEX([$д.$B$2:.$BM$64];[.$A26]+1;[.AA$1])&gt;0);-1;0);[$д.AA26])" office:value-type="float" office:value="1" calcext:value-type="float">
            <text:p>1</text:p>
          </table:table-cell>
          <table:table-cell table:style-name="ce4" table:formula="of:=IF([$д.AB26]=0;IF(OR(INDEX([$д.$B$2:.$BM$64];[.$A26]*3;[.AB$1])&gt;0;INDEX([$д.$B$2:.$BM$64];[.$A26];[.AB$1]*3)&gt;0;INDEX([$д.$B$2:.$BM$64];[.$A26];[.AB$1]+1)&gt;0;INDEX([$д.$B$2:.$BM$64];[.$A26]+1;[.AB$1])&gt;0);-1;0);[$д.AB26])" office:value-type="float" office:value="1" calcext:value-type="float">
            <text:p>1</text:p>
          </table:table-cell>
          <table:table-cell table:style-name="ce4" table:formula="of:=IF([$д.AC26]=0;IF(OR(INDEX([$д.$B$2:.$BM$64];[.$A26]*3;[.AC$1])&gt;0;INDEX([$д.$B$2:.$BM$64];[.$A26];[.AC$1]*3)&gt;0;INDEX([$д.$B$2:.$BM$64];[.$A26];[.AC$1]+1)&gt;0;INDEX([$д.$B$2:.$BM$64];[.$A26]+1;[.AC$1])&gt;0);-1;0);[$д.AC26])" office:value-type="float" office:value="1" calcext:value-type="float">
            <text:p>1</text:p>
          </table:table-cell>
          <table:table-cell table:style-name="ce4" table:formula="of:=IF(MAX([.AD$1];[.$A26])*3+MIN([.AD$1];[.$A26])&gt;=65;1;0)" office:value-type="float" office:value="1" calcext:value-type="float">
            <text:p>1</text:p>
          </table:table-cell>
          <table:table-cell table:style-name="ce4" table:formula="of:=IF(MAX([.AE$1];[.$A26])*3+MIN([.AE$1];[.$A26])&gt;=65;1;0)" office:value-type="float" office:value="1" calcext:value-type="float">
            <text:p>1</text:p>
          </table:table-cell>
          <table:table-cell table:style-name="ce4" table:formula="of:=IF(MAX([.AF$1];[.$A26])*3+MIN([.AF$1];[.$A26])&gt;=65;1;0)" office:value-type="float" office:value="1" calcext:value-type="float">
            <text:p>1</text:p>
          </table:table-cell>
          <table:table-cell table:style-name="ce4" table:formula="of:=IF(MAX([.AG$1];[.$A26])*3+MIN([.AG$1];[.$A26])&gt;=65;1;0)" office:value-type="float" office:value="1" calcext:value-type="float">
            <text:p>1</text:p>
          </table:table-cell>
          <table:table-cell table:style-name="ce4" table:formula="of:=IF(MAX([.AH$1];[.$A26])*3+MIN([.AH$1];[.$A26])&gt;=65;1;0)" office:value-type="float" office:value="1" calcext:value-type="float">
            <text:p>1</text:p>
          </table:table-cell>
          <table:table-cell table:style-name="ce4" table:formula="of:=IF(MAX([.AI$1];[.$A26])*3+MIN([.AI$1];[.$A26])&gt;=65;1;0)" office:value-type="float" office:value="1" calcext:value-type="float">
            <text:p>1</text:p>
          </table:table-cell>
          <table:table-cell table:style-name="ce4" table:formula="of:=IF(MAX([.AJ$1];[.$A26])*3+MIN([.AJ$1];[.$A26])&gt;=65;1;0)" office:value-type="float" office:value="1" calcext:value-type="float">
            <text:p>1</text:p>
          </table:table-cell>
          <table:table-cell table:style-name="ce4" table:formula="of:=IF(MAX([.AK$1];[.$A26])*3+MIN([.AK$1];[.$A26])&gt;=65;1;0)" office:value-type="float" office:value="1" calcext:value-type="float">
            <text:p>1</text:p>
          </table:table-cell>
          <table:table-cell table:style-name="ce4" table:formula="of:=IF(MAX([.AL$1];[.$A26])*3+MIN([.AL$1];[.$A26])&gt;=65;1;0)" office:value-type="float" office:value="1" calcext:value-type="float">
            <text:p>1</text:p>
          </table:table-cell>
          <table:table-cell table:style-name="ce4" table:formula="of:=IF(MAX([.AM$1];[.$A26])*3+MIN([.AM$1];[.$A26])&gt;=65;1;0)" office:value-type="float" office:value="1" calcext:value-type="float">
            <text:p>1</text:p>
          </table:table-cell>
          <table:table-cell table:style-name="ce4" table:formula="of:=IF(MAX([.AN$1];[.$A26])*3+MIN([.AN$1];[.$A26])&gt;=65;1;0)" office:value-type="float" office:value="1" calcext:value-type="float">
            <text:p>1</text:p>
          </table:table-cell>
          <table:table-cell table:style-name="ce4" table:formula="of:=IF(MAX([.AO$1];[.$A26])*3+MIN([.AO$1];[.$A26])&gt;=65;1;0)" office:value-type="float" office:value="1" calcext:value-type="float">
            <text:p>1</text:p>
          </table:table-cell>
          <table:table-cell table:style-name="ce4" table:formula="of:=IF(MAX([.AP$1];[.$A26])*3+MIN([.AP$1];[.$A26])&gt;=65;1;0)" office:value-type="float" office:value="1" calcext:value-type="float">
            <text:p>1</text:p>
          </table:table-cell>
          <table:table-cell table:style-name="ce4" table:formula="of:=IF(MAX([.AQ$1];[.$A26])*3+MIN([.AQ$1];[.$A26])&gt;=65;1;0)" office:value-type="float" office:value="1" calcext:value-type="float">
            <text:p>1</text:p>
          </table:table-cell>
          <table:table-cell table:style-name="ce4" table:formula="of:=IF(MAX([.AR$1];[.$A26])*3+MIN([.AR$1];[.$A26])&gt;=65;1;0)" office:value-type="float" office:value="1" calcext:value-type="float">
            <text:p>1</text:p>
          </table:table-cell>
          <table:table-cell table:style-name="ce4" table:formula="of:=IF(MAX([.AS$1];[.$A26])*3+MIN([.AS$1];[.$A26])&gt;=65;1;0)" office:value-type="float" office:value="1" calcext:value-type="float">
            <text:p>1</text:p>
          </table:table-cell>
          <table:table-cell table:style-name="ce4" table:formula="of:=IF(MAX([.AT$1];[.$A26])*3+MIN([.AT$1];[.$A26])&gt;=65;1;0)" office:value-type="float" office:value="1" calcext:value-type="float">
            <text:p>1</text:p>
          </table:table-cell>
          <table:table-cell table:style-name="ce4" table:formula="of:=IF(MAX([.AU$1];[.$A26])*3+MIN([.AU$1];[.$A26])&gt;=65;1;0)" office:value-type="float" office:value="1" calcext:value-type="float">
            <text:p>1</text:p>
          </table:table-cell>
          <table:table-cell table:style-name="ce4" table:formula="of:=IF(MAX([.AV$1];[.$A26])*3+MIN([.AV$1];[.$A26])&gt;=65;1;0)" office:value-type="float" office:value="1" calcext:value-type="float">
            <text:p>1</text:p>
          </table:table-cell>
          <table:table-cell table:style-name="ce4" table:formula="of:=IF(MAX([.AW$1];[.$A26])*3+MIN([.AW$1];[.$A26])&gt;=65;1;0)" office:value-type="float" office:value="1" calcext:value-type="float">
            <text:p>1</text:p>
          </table:table-cell>
          <table:table-cell table:style-name="ce4" table:formula="of:=IF(MAX([.AX$1];[.$A26])*3+MIN([.AX$1];[.$A26])&gt;=65;1;0)" office:value-type="float" office:value="1" calcext:value-type="float">
            <text:p>1</text:p>
          </table:table-cell>
          <table:table-cell table:style-name="ce4" table:formula="of:=IF(MAX([.AY$1];[.$A26])*3+MIN([.AY$1];[.$A26])&gt;=65;1;0)" office:value-type="float" office:value="1" calcext:value-type="float">
            <text:p>1</text:p>
          </table:table-cell>
          <table:table-cell table:style-name="ce4" table:formula="of:=IF(MAX([.AZ$1];[.$A26])*3+MIN([.AZ$1];[.$A26])&gt;=65;1;0)" office:value-type="float" office:value="1" calcext:value-type="float">
            <text:p>1</text:p>
          </table:table-cell>
          <table:table-cell table:style-name="ce4" table:formula="of:=IF(MAX([.BA$1];[.$A26])*3+MIN([.BA$1];[.$A26])&gt;=65;1;0)" office:value-type="float" office:value="1" calcext:value-type="float">
            <text:p>1</text:p>
          </table:table-cell>
          <table:table-cell table:style-name="ce4" table:formula="of:=IF(MAX([.BB$1];[.$A26])*3+MIN([.BB$1];[.$A26])&gt;=65;1;0)" office:value-type="float" office:value="1" calcext:value-type="float">
            <text:p>1</text:p>
          </table:table-cell>
          <table:table-cell table:style-name="ce4" table:formula="of:=IF(MAX([.BC$1];[.$A26])*3+MIN([.BC$1];[.$A26])&gt;=65;1;0)" office:value-type="float" office:value="1" calcext:value-type="float">
            <text:p>1</text:p>
          </table:table-cell>
          <table:table-cell table:style-name="ce4" table:formula="of:=IF(MAX([.BD$1];[.$A26])*3+MIN([.BD$1];[.$A26])&gt;=65;1;0)" office:value-type="float" office:value="1" calcext:value-type="float">
            <text:p>1</text:p>
          </table:table-cell>
          <table:table-cell table:style-name="ce4" table:formula="of:=IF(MAX([.BE$1];[.$A26])*3+MIN([.BE$1];[.$A26])&gt;=65;1;0)" office:value-type="float" office:value="1" calcext:value-type="float">
            <text:p>1</text:p>
          </table:table-cell>
          <table:table-cell table:style-name="ce4" table:formula="of:=IF(MAX([.BF$1];[.$A26])*3+MIN([.BF$1];[.$A26])&gt;=65;1;0)" office:value-type="float" office:value="1" calcext:value-type="float">
            <text:p>1</text:p>
          </table:table-cell>
          <table:table-cell table:style-name="ce4" table:formula="of:=IF(MAX([.BG$1];[.$A26])*3+MIN([.BG$1];[.$A26])&gt;=65;1;0)" office:value-type="float" office:value="1" calcext:value-type="float">
            <text:p>1</text:p>
          </table:table-cell>
          <table:table-cell table:style-name="ce4" table:formula="of:=IF(MAX([.BH$1];[.$A26])*3+MIN([.BH$1];[.$A26])&gt;=65;1;0)" office:value-type="float" office:value="1" calcext:value-type="float">
            <text:p>1</text:p>
          </table:table-cell>
          <table:table-cell table:style-name="ce4" table:formula="of:=IF(MAX([.BI$1];[.$A26])*3+MIN([.BI$1];[.$A26])&gt;=65;1;0)" office:value-type="float" office:value="1" calcext:value-type="float">
            <text:p>1</text:p>
          </table:table-cell>
          <table:table-cell table:style-name="ce4" table:formula="of:=IF(MAX([.BJ$1];[.$A26])*3+MIN([.BJ$1];[.$A26])&gt;=65;1;0)" office:value-type="float" office:value="1" calcext:value-type="float">
            <text:p>1</text:p>
          </table:table-cell>
          <table:table-cell table:style-name="ce4" table:formula="of:=IF(MAX([.BK$1];[.$A26])*3+MIN([.BK$1];[.$A26])&gt;=65;1;0)" office:value-type="float" office:value="1" calcext:value-type="float">
            <text:p>1</text:p>
          </table:table-cell>
          <table:table-cell table:style-name="ce4" table:formula="of:=IF(MAX([.BL$1];[.$A26])*3+MIN([.BL$1];[.$A26])&gt;=65;1;0)" office:value-type="float" office:value="1" calcext:value-type="float">
            <text:p>1</text:p>
          </table:table-cell>
          <table:table-cell table:style-name="ce4" table:formula="of:=IF(MAX([.BM$1];[.$A26])*3+MIN([.BM$1];[.$A26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formula="of:=IF([$д.B27]=0;IF(AND(INDEX([$д.$B$2:.$BM$64];[.$A27]*3;[.B$1])&gt;0;INDEX([$д.$B$2:.$BM$64];[.$A27];[.B$1]*3)&gt;0;INDEX([$д.$B$2:.$BM$64];[.$A27];[.B$1]+1)&gt;0;INDEX([$д.$B$2:.$BM$64];[.$A27]+1;[.B$1])&gt;0);-2;0);[$д.B27])" office:value-type="float" office:value="1" calcext:value-type="float">
            <text:p>1</text:p>
          </table:table-cell>
          <table:table-cell table:style-name="ce1" table:formula="of:=IF([$д.C27]=0;IF(AND(INDEX([$д.$B$2:.$BM$64];[.$A27]*3;[.C$1])&gt;0;INDEX([$д.$B$2:.$BM$64];[.$A27];[.C$1]*3)&gt;0;INDEX([$д.$B$2:.$BM$64];[.$A27];[.C$1]+1)&gt;0;INDEX([$д.$B$2:.$BM$64];[.$A27]+1;[.C$1])&gt;0);-2;0);[$д.C27])" office:value-type="float" office:value="1" calcext:value-type="float">
            <text:p>1</text:p>
          </table:table-cell>
          <table:table-cell table:style-name="ce1" table:formula="of:=IF([$д.D27]=0;IF(AND(INDEX([$д.$B$2:.$BM$64];[.$A27]*3;[.D$1])&gt;0;INDEX([$д.$B$2:.$BM$64];[.$A27];[.D$1]*3)&gt;0;INDEX([$д.$B$2:.$BM$64];[.$A27];[.D$1]+1)&gt;0;INDEX([$д.$B$2:.$BM$64];[.$A27]+1;[.D$1])&gt;0);-2;0);[$д.D27])" office:value-type="float" office:value="1" calcext:value-type="float">
            <text:p>1</text:p>
          </table:table-cell>
          <table:table-cell table:style-name="ce1" table:formula="of:=IF([$д.E27]=0;IF(AND(INDEX([$д.$B$2:.$BM$64];[.$A27]*3;[.E$1])&gt;0;INDEX([$д.$B$2:.$BM$64];[.$A27];[.E$1]*3)&gt;0;INDEX([$д.$B$2:.$BM$64];[.$A27];[.E$1]+1)&gt;0;INDEX([$д.$B$2:.$BM$64];[.$A27]+1;[.E$1])&gt;0);-2;0);[$д.E27])" office:value-type="float" office:value="1" calcext:value-type="float">
            <text:p>1</text:p>
          </table:table-cell>
          <table:table-cell table:style-name="ce1" table:formula="of:=IF([$д.F27]=0;IF(AND(INDEX([$д.$B$2:.$BM$64];[.$A27]*3;[.F$1])&gt;0;INDEX([$д.$B$2:.$BM$64];[.$A27];[.F$1]*3)&gt;0;INDEX([$д.$B$2:.$BM$64];[.$A27];[.F$1]+1)&gt;0;INDEX([$д.$B$2:.$BM$64];[.$A27]+1;[.F$1])&gt;0);-2;0);[$д.F27])" office:value-type="float" office:value="1" calcext:value-type="float">
            <text:p>1</text:p>
          </table:table-cell>
          <table:table-cell table:style-name="ce1" table:formula="of:=IF([$д.G27]=0;IF(AND(INDEX([$д.$B$2:.$BM$64];[.$A27]*3;[.G$1])&gt;0;INDEX([$д.$B$2:.$BM$64];[.$A27];[.G$1]*3)&gt;0;INDEX([$д.$B$2:.$BM$64];[.$A27];[.G$1]+1)&gt;0;INDEX([$д.$B$2:.$BM$64];[.$A27]+1;[.G$1])&gt;0);-2;0);[$д.G27])" office:value-type="float" office:value="1" calcext:value-type="float">
            <text:p>1</text:p>
          </table:table-cell>
          <table:table-cell table:style-name="ce1" table:formula="of:=IF([$д.H27]=0;IF(AND(INDEX([$д.$B$2:.$BM$64];[.$A27]*3;[.H$1])&gt;0;INDEX([$д.$B$2:.$BM$64];[.$A27];[.H$1]*3)&gt;0;INDEX([$д.$B$2:.$BM$64];[.$A27];[.H$1]+1)&gt;0;INDEX([$д.$B$2:.$BM$64];[.$A27]+1;[.H$1])&gt;0);-2;0);[$д.H27])" office:value-type="float" office:value="1" calcext:value-type="float">
            <text:p>1</text:p>
          </table:table-cell>
          <table:table-cell table:style-name="ce1" table:formula="of:=IF([$д.I27]=0;IF(AND(INDEX([$д.$B$2:.$BM$64];[.$A27]*3;[.I$1])&gt;0;INDEX([$д.$B$2:.$BM$64];[.$A27];[.I$1]*3)&gt;0;INDEX([$д.$B$2:.$BM$64];[.$A27];[.I$1]+1)&gt;0;INDEX([$д.$B$2:.$BM$64];[.$A27]+1;[.I$1])&gt;0);-2;0);[$д.I27])" office:value-type="float" office:value="1" calcext:value-type="float">
            <text:p>1</text:p>
          </table:table-cell>
          <table:table-cell table:style-name="ce1" table:formula="of:=IF([$д.J27]=0;IF(AND(INDEX([$д.$B$2:.$BM$64];[.$A27]*3;[.J$1])&gt;0;INDEX([$д.$B$2:.$BM$64];[.$A27];[.J$1]*3)&gt;0;INDEX([$д.$B$2:.$BM$64];[.$A27];[.J$1]+1)&gt;0;INDEX([$д.$B$2:.$BM$64];[.$A27]+1;[.J$1])&gt;0);-2;0);[$д.J27])" office:value-type="float" office:value="1" calcext:value-type="float">
            <text:p>1</text:p>
          </table:table-cell>
          <table:table-cell table:style-name="ce1" table:formula="of:=IF([$д.K27]=0;IF(AND(INDEX([$д.$B$2:.$BM$64];[.$A27]*3;[.K$1])&gt;0;INDEX([$д.$B$2:.$BM$64];[.$A27];[.K$1]*3)&gt;0;INDEX([$д.$B$2:.$BM$64];[.$A27];[.K$1]+1)&gt;0;INDEX([$д.$B$2:.$BM$64];[.$A27]+1;[.K$1])&gt;0);-2;0);[$д.K27])" office:value-type="float" office:value="1" calcext:value-type="float">
            <text:p>1</text:p>
          </table:table-cell>
          <table:table-cell table:style-name="ce1" table:formula="of:=IF([$д.L27]=0;IF(AND(INDEX([$д.$B$2:.$BM$64];[.$A27]*3;[.L$1])&gt;0;INDEX([$д.$B$2:.$BM$64];[.$A27];[.L$1]*3)&gt;0;INDEX([$д.$B$2:.$BM$64];[.$A27];[.L$1]+1)&gt;0;INDEX([$д.$B$2:.$BM$64];[.$A27]+1;[.L$1])&gt;0);-2;0);[$д.L27])" office:value-type="float" office:value="1" calcext:value-type="float">
            <text:p>1</text:p>
          </table:table-cell>
          <table:table-cell table:style-name="ce1" table:formula="of:=IF([$д.M27]=0;IF(AND(INDEX([$д.$B$2:.$BM$64];[.$A27]*3;[.M$1])&gt;0;INDEX([$д.$B$2:.$BM$64];[.$A27];[.M$1]*3)&gt;0;INDEX([$д.$B$2:.$BM$64];[.$A27];[.M$1]+1)&gt;0;INDEX([$д.$B$2:.$BM$64];[.$A27]+1;[.M$1])&gt;0);-2;0);[$д.M27])" office:value-type="float" office:value="1" calcext:value-type="float">
            <text:p>1</text:p>
          </table:table-cell>
          <table:table-cell table:style-name="ce1" table:formula="of:=IF([$д.N27]=0;IF(AND(INDEX([$д.$B$2:.$BM$64];[.$A27]*3;[.N$1])&gt;0;INDEX([$д.$B$2:.$BM$64];[.$A27];[.N$1]*3)&gt;0;INDEX([$д.$B$2:.$BM$64];[.$A27];[.N$1]+1)&gt;0;INDEX([$д.$B$2:.$BM$64];[.$A27]+1;[.N$1])&gt;0);-2;0);[$д.N27])" office:value-type="float" office:value="1" calcext:value-type="float">
            <text:p>1</text:p>
          </table:table-cell>
          <table:table-cell table:style-name="ce1" table:formula="of:=IF([$д.O27]=0;IF(AND(INDEX([$д.$B$2:.$BM$64];[.$A27]*3;[.O$1])&gt;0;INDEX([$д.$B$2:.$BM$64];[.$A27];[.O$1]*3)&gt;0;INDEX([$д.$B$2:.$BM$64];[.$A27];[.O$1]+1)&gt;0;INDEX([$д.$B$2:.$BM$64];[.$A27]+1;[.O$1])&gt;0);-2;0);[$д.O27])" office:value-type="float" office:value="1" calcext:value-type="float">
            <text:p>1</text:p>
          </table:table-cell>
          <table:table-cell table:style-name="ce1" table:formula="of:=IF([$д.P27]=0;IF(AND(INDEX([$д.$B$2:.$BM$64];[.$A27]*3;[.P$1])&gt;0;INDEX([$д.$B$2:.$BM$64];[.$A27];[.P$1]*3)&gt;0;INDEX([$д.$B$2:.$BM$64];[.$A27];[.P$1]+1)&gt;0;INDEX([$д.$B$2:.$BM$64];[.$A27]+1;[.P$1])&gt;0);-2;0);[$д.P27])" office:value-type="float" office:value="1" calcext:value-type="float">
            <text:p>1</text:p>
          </table:table-cell>
          <table:table-cell table:style-name="ce1" table:formula="of:=IF([$д.Q27]=0;IF(AND(INDEX([$д.$B$2:.$BM$64];[.$A27]*3;[.Q$1])&gt;0;INDEX([$д.$B$2:.$BM$64];[.$A27];[.Q$1]*3)&gt;0;INDEX([$д.$B$2:.$BM$64];[.$A27];[.Q$1]+1)&gt;0;INDEX([$д.$B$2:.$BM$64];[.$A27]+1;[.Q$1])&gt;0);-2;0);[$д.Q27])" office:value-type="float" office:value="1" calcext:value-type="float">
            <text:p>1</text:p>
          </table:table-cell>
          <table:table-cell table:style-name="ce1" table:formula="of:=IF([$д.R27]=0;IF(AND(INDEX([$д.$B$2:.$BM$64];[.$A27]*3;[.R$1])&gt;0;INDEX([$д.$B$2:.$BM$64];[.$A27];[.R$1]*3)&gt;0;INDEX([$д.$B$2:.$BM$64];[.$A27];[.R$1]+1)&gt;0;INDEX([$д.$B$2:.$BM$64];[.$A27]+1;[.R$1])&gt;0);-2;0);[$д.R27])" office:value-type="float" office:value="1" calcext:value-type="float">
            <text:p>1</text:p>
          </table:table-cell>
          <table:table-cell table:style-name="ce1" table:formula="of:=IF([$д.S27]=0;IF(AND(INDEX([$д.$B$2:.$BM$64];[.$A27]*3;[.S$1])&gt;0;INDEX([$д.$B$2:.$BM$64];[.$A27];[.S$1]*3)&gt;0;INDEX([$д.$B$2:.$BM$64];[.$A27];[.S$1]+1)&gt;0;INDEX([$д.$B$2:.$BM$64];[.$A27]+1;[.S$1])&gt;0);-2;0);[$д.S27])" office:value-type="float" office:value="1" calcext:value-type="float">
            <text:p>1</text:p>
          </table:table-cell>
          <table:table-cell table:style-name="ce1" table:formula="of:=IF([$д.T27]=0;IF(AND(INDEX([$д.$B$2:.$BM$64];[.$A27]*3;[.T$1])&gt;0;INDEX([$д.$B$2:.$BM$64];[.$A27];[.T$1]*3)&gt;0;INDEX([$д.$B$2:.$BM$64];[.$A27];[.T$1]+1)&gt;0;INDEX([$д.$B$2:.$BM$64];[.$A27]+1;[.T$1])&gt;0);-2;0);[$д.T27])" office:value-type="float" office:value="1" calcext:value-type="float">
            <text:p>1</text:p>
          </table:table-cell>
          <table:table-cell table:style-name="ce1" table:formula="of:=IF([$д.U27]=0;IF(AND(INDEX([$д.$B$2:.$BM$64];[.$A27]*3;[.U$1])&gt;0;INDEX([$д.$B$2:.$BM$64];[.$A27];[.U$1]*3)&gt;0;INDEX([$д.$B$2:.$BM$64];[.$A27];[.U$1]+1)&gt;0;INDEX([$д.$B$2:.$BM$64];[.$A27]+1;[.U$1])&gt;0);-2;0);[$д.U27])" office:value-type="float" office:value="1" calcext:value-type="float">
            <text:p>1</text:p>
          </table:table-cell>
          <table:table-cell table:style-name="ce2" table:formula="of:=IF([$д.V27]=0;IF(OR(INDEX([$д.$B$2:.$BM$64];[.$A27]*3;[.V$1])&lt;0;INDEX([$д.$B$2:.$BM$64];[.$A27];[.V$1]*3)&lt;0;INDEX([$д.$B$2:.$BM$64];[.$A27];[.V$1]+1)&lt;0;INDEX([$д.$B$2:.$BM$64];[.$A27]+1;[.V$1])&lt;0);2;0);[$д.V27])" office:value-type="float" office:value="1" calcext:value-type="float">
            <text:p>1</text:p>
          </table:table-cell>
          <table:table-cell table:style-name="ce3" table:formula="of:=IF([$д.W27]=0;IF(AND(INDEX([$д.$B$2:.$BM$64];[.$A27]*3;[.W$1])&gt;0;INDEX([$д.$B$2:.$BM$64];[.$A27];[.W$1]*3)&gt;0;INDEX([$д.$B$2:.$BM$64];[.$A27];[.W$1]+1)&gt;0;INDEX([$д.$B$2:.$BM$64];[.$A27]+1;[.W$1])&gt;0);-1;0);[$д.W27])" office:value-type="float" office:value="1" calcext:value-type="float">
            <text:p>1</text:p>
          </table:table-cell>
          <table:table-cell table:style-name="ce4" table:formula="of:=IF([$д.X27]=0;IF(OR(INDEX([$д.$B$2:.$BM$64];[.$A27]*3;[.X$1])&gt;0;INDEX([$д.$B$2:.$BM$64];[.$A27];[.X$1]*3)&gt;0;INDEX([$д.$B$2:.$BM$64];[.$A27];[.X$1]+1)&gt;0;INDEX([$д.$B$2:.$BM$64];[.$A27]+1;[.X$1])&gt;0);-1;0);[$д.X27])" office:value-type="float" office:value="1" calcext:value-type="float">
            <text:p>1</text:p>
          </table:table-cell>
          <table:table-cell table:style-name="ce4" table:formula="of:=IF([$д.Y27]=0;IF(OR(INDEX([$д.$B$2:.$BM$64];[.$A27]*3;[.Y$1])&gt;0;INDEX([$д.$B$2:.$BM$64];[.$A27];[.Y$1]*3)&gt;0;INDEX([$д.$B$2:.$BM$64];[.$A27];[.Y$1]+1)&gt;0;INDEX([$д.$B$2:.$BM$64];[.$A27]+1;[.Y$1])&gt;0);-1;0);[$д.Y27])" office:value-type="float" office:value="1" calcext:value-type="float">
            <text:p>1</text:p>
          </table:table-cell>
          <table:table-cell table:style-name="ce4" table:formula="of:=IF([$д.Z27]=0;IF(OR(INDEX([$д.$B$2:.$BM$64];[.$A27]*3;[.Z$1])&gt;0;INDEX([$д.$B$2:.$BM$64];[.$A27];[.Z$1]*3)&gt;0;INDEX([$д.$B$2:.$BM$64];[.$A27];[.Z$1]+1)&gt;0;INDEX([$д.$B$2:.$BM$64];[.$A27]+1;[.Z$1])&gt;0);-1;0);[$д.Z27])" office:value-type="float" office:value="1" calcext:value-type="float">
            <text:p>1</text:p>
          </table:table-cell>
          <table:table-cell table:style-name="ce4" table:formula="of:=IF([$д.AA27]=0;IF(OR(INDEX([$д.$B$2:.$BM$64];[.$A27]*3;[.AA$1])&gt;0;INDEX([$д.$B$2:.$BM$64];[.$A27];[.AA$1]*3)&gt;0;INDEX([$д.$B$2:.$BM$64];[.$A27];[.AA$1]+1)&gt;0;INDEX([$д.$B$2:.$BM$64];[.$A27]+1;[.AA$1])&gt;0);-1;0);[$д.AA27])" office:value-type="float" office:value="1" calcext:value-type="float">
            <text:p>1</text:p>
          </table:table-cell>
          <table:table-cell table:style-name="ce4" table:formula="of:=IF([$д.AB27]=0;IF(OR(INDEX([$д.$B$2:.$BM$64];[.$A27]*3;[.AB$1])&gt;0;INDEX([$д.$B$2:.$BM$64];[.$A27];[.AB$1]*3)&gt;0;INDEX([$д.$B$2:.$BM$64];[.$A27];[.AB$1]+1)&gt;0;INDEX([$д.$B$2:.$BM$64];[.$A27]+1;[.AB$1])&gt;0);-1;0);[$д.AB27])" office:value-type="float" office:value="1" calcext:value-type="float">
            <text:p>1</text:p>
          </table:table-cell>
          <table:table-cell table:style-name="ce4" table:formula="of:=IF([$д.AC27]=0;IF(OR(INDEX([$д.$B$2:.$BM$64];[.$A27]*3;[.AC$1])&gt;0;INDEX([$д.$B$2:.$BM$64];[.$A27];[.AC$1]*3)&gt;0;INDEX([$д.$B$2:.$BM$64];[.$A27];[.AC$1]+1)&gt;0;INDEX([$д.$B$2:.$BM$64];[.$A27]+1;[.AC$1])&gt;0);-1;0);[$д.AC27])" office:value-type="float" office:value="1" calcext:value-type="float">
            <text:p>1</text:p>
          </table:table-cell>
          <table:table-cell table:style-name="ce4" table:formula="of:=IF(MAX([.AD$1];[.$A27])*3+MIN([.AD$1];[.$A27])&gt;=65;1;0)" office:value-type="float" office:value="1" calcext:value-type="float">
            <text:p>1</text:p>
          </table:table-cell>
          <table:table-cell table:style-name="ce4" table:formula="of:=IF(MAX([.AE$1];[.$A27])*3+MIN([.AE$1];[.$A27])&gt;=65;1;0)" office:value-type="float" office:value="1" calcext:value-type="float">
            <text:p>1</text:p>
          </table:table-cell>
          <table:table-cell table:style-name="ce4" table:formula="of:=IF(MAX([.AF$1];[.$A27])*3+MIN([.AF$1];[.$A27])&gt;=65;1;0)" office:value-type="float" office:value="1" calcext:value-type="float">
            <text:p>1</text:p>
          </table:table-cell>
          <table:table-cell table:style-name="ce4" table:formula="of:=IF(MAX([.AG$1];[.$A27])*3+MIN([.AG$1];[.$A27])&gt;=65;1;0)" office:value-type="float" office:value="1" calcext:value-type="float">
            <text:p>1</text:p>
          </table:table-cell>
          <table:table-cell table:style-name="ce4" table:formula="of:=IF(MAX([.AH$1];[.$A27])*3+MIN([.AH$1];[.$A27])&gt;=65;1;0)" office:value-type="float" office:value="1" calcext:value-type="float">
            <text:p>1</text:p>
          </table:table-cell>
          <table:table-cell table:style-name="ce4" table:formula="of:=IF(MAX([.AI$1];[.$A27])*3+MIN([.AI$1];[.$A27])&gt;=65;1;0)" office:value-type="float" office:value="1" calcext:value-type="float">
            <text:p>1</text:p>
          </table:table-cell>
          <table:table-cell table:style-name="ce4" table:formula="of:=IF(MAX([.AJ$1];[.$A27])*3+MIN([.AJ$1];[.$A27])&gt;=65;1;0)" office:value-type="float" office:value="1" calcext:value-type="float">
            <text:p>1</text:p>
          </table:table-cell>
          <table:table-cell table:style-name="ce4" table:formula="of:=IF(MAX([.AK$1];[.$A27])*3+MIN([.AK$1];[.$A27])&gt;=65;1;0)" office:value-type="float" office:value="1" calcext:value-type="float">
            <text:p>1</text:p>
          </table:table-cell>
          <table:table-cell table:style-name="ce4" table:formula="of:=IF(MAX([.AL$1];[.$A27])*3+MIN([.AL$1];[.$A27])&gt;=65;1;0)" office:value-type="float" office:value="1" calcext:value-type="float">
            <text:p>1</text:p>
          </table:table-cell>
          <table:table-cell table:style-name="ce4" table:formula="of:=IF(MAX([.AM$1];[.$A27])*3+MIN([.AM$1];[.$A27])&gt;=65;1;0)" office:value-type="float" office:value="1" calcext:value-type="float">
            <text:p>1</text:p>
          </table:table-cell>
          <table:table-cell table:style-name="ce4" table:formula="of:=IF(MAX([.AN$1];[.$A27])*3+MIN([.AN$1];[.$A27])&gt;=65;1;0)" office:value-type="float" office:value="1" calcext:value-type="float">
            <text:p>1</text:p>
          </table:table-cell>
          <table:table-cell table:style-name="ce4" table:formula="of:=IF(MAX([.AO$1];[.$A27])*3+MIN([.AO$1];[.$A27])&gt;=65;1;0)" office:value-type="float" office:value="1" calcext:value-type="float">
            <text:p>1</text:p>
          </table:table-cell>
          <table:table-cell table:style-name="ce4" table:formula="of:=IF(MAX([.AP$1];[.$A27])*3+MIN([.AP$1];[.$A27])&gt;=65;1;0)" office:value-type="float" office:value="1" calcext:value-type="float">
            <text:p>1</text:p>
          </table:table-cell>
          <table:table-cell table:style-name="ce4" table:formula="of:=IF(MAX([.AQ$1];[.$A27])*3+MIN([.AQ$1];[.$A27])&gt;=65;1;0)" office:value-type="float" office:value="1" calcext:value-type="float">
            <text:p>1</text:p>
          </table:table-cell>
          <table:table-cell table:style-name="ce4" table:formula="of:=IF(MAX([.AR$1];[.$A27])*3+MIN([.AR$1];[.$A27])&gt;=65;1;0)" office:value-type="float" office:value="1" calcext:value-type="float">
            <text:p>1</text:p>
          </table:table-cell>
          <table:table-cell table:style-name="ce4" table:formula="of:=IF(MAX([.AS$1];[.$A27])*3+MIN([.AS$1];[.$A27])&gt;=65;1;0)" office:value-type="float" office:value="1" calcext:value-type="float">
            <text:p>1</text:p>
          </table:table-cell>
          <table:table-cell table:style-name="ce4" table:formula="of:=IF(MAX([.AT$1];[.$A27])*3+MIN([.AT$1];[.$A27])&gt;=65;1;0)" office:value-type="float" office:value="1" calcext:value-type="float">
            <text:p>1</text:p>
          </table:table-cell>
          <table:table-cell table:style-name="ce4" table:formula="of:=IF(MAX([.AU$1];[.$A27])*3+MIN([.AU$1];[.$A27])&gt;=65;1;0)" office:value-type="float" office:value="1" calcext:value-type="float">
            <text:p>1</text:p>
          </table:table-cell>
          <table:table-cell table:style-name="ce4" table:formula="of:=IF(MAX([.AV$1];[.$A27])*3+MIN([.AV$1];[.$A27])&gt;=65;1;0)" office:value-type="float" office:value="1" calcext:value-type="float">
            <text:p>1</text:p>
          </table:table-cell>
          <table:table-cell table:style-name="ce4" table:formula="of:=IF(MAX([.AW$1];[.$A27])*3+MIN([.AW$1];[.$A27])&gt;=65;1;0)" office:value-type="float" office:value="1" calcext:value-type="float">
            <text:p>1</text:p>
          </table:table-cell>
          <table:table-cell table:style-name="ce4" table:formula="of:=IF(MAX([.AX$1];[.$A27])*3+MIN([.AX$1];[.$A27])&gt;=65;1;0)" office:value-type="float" office:value="1" calcext:value-type="float">
            <text:p>1</text:p>
          </table:table-cell>
          <table:table-cell table:style-name="ce4" table:formula="of:=IF(MAX([.AY$1];[.$A27])*3+MIN([.AY$1];[.$A27])&gt;=65;1;0)" office:value-type="float" office:value="1" calcext:value-type="float">
            <text:p>1</text:p>
          </table:table-cell>
          <table:table-cell table:style-name="ce4" table:formula="of:=IF(MAX([.AZ$1];[.$A27])*3+MIN([.AZ$1];[.$A27])&gt;=65;1;0)" office:value-type="float" office:value="1" calcext:value-type="float">
            <text:p>1</text:p>
          </table:table-cell>
          <table:table-cell table:style-name="ce4" table:formula="of:=IF(MAX([.BA$1];[.$A27])*3+MIN([.BA$1];[.$A27])&gt;=65;1;0)" office:value-type="float" office:value="1" calcext:value-type="float">
            <text:p>1</text:p>
          </table:table-cell>
          <table:table-cell table:style-name="ce4" table:formula="of:=IF(MAX([.BB$1];[.$A27])*3+MIN([.BB$1];[.$A27])&gt;=65;1;0)" office:value-type="float" office:value="1" calcext:value-type="float">
            <text:p>1</text:p>
          </table:table-cell>
          <table:table-cell table:style-name="ce4" table:formula="of:=IF(MAX([.BC$1];[.$A27])*3+MIN([.BC$1];[.$A27])&gt;=65;1;0)" office:value-type="float" office:value="1" calcext:value-type="float">
            <text:p>1</text:p>
          </table:table-cell>
          <table:table-cell table:style-name="ce4" table:formula="of:=IF(MAX([.BD$1];[.$A27])*3+MIN([.BD$1];[.$A27])&gt;=65;1;0)" office:value-type="float" office:value="1" calcext:value-type="float">
            <text:p>1</text:p>
          </table:table-cell>
          <table:table-cell table:style-name="ce4" table:formula="of:=IF(MAX([.BE$1];[.$A27])*3+MIN([.BE$1];[.$A27])&gt;=65;1;0)" office:value-type="float" office:value="1" calcext:value-type="float">
            <text:p>1</text:p>
          </table:table-cell>
          <table:table-cell table:style-name="ce4" table:formula="of:=IF(MAX([.BF$1];[.$A27])*3+MIN([.BF$1];[.$A27])&gt;=65;1;0)" office:value-type="float" office:value="1" calcext:value-type="float">
            <text:p>1</text:p>
          </table:table-cell>
          <table:table-cell table:style-name="ce4" table:formula="of:=IF(MAX([.BG$1];[.$A27])*3+MIN([.BG$1];[.$A27])&gt;=65;1;0)" office:value-type="float" office:value="1" calcext:value-type="float">
            <text:p>1</text:p>
          </table:table-cell>
          <table:table-cell table:style-name="ce4" table:formula="of:=IF(MAX([.BH$1];[.$A27])*3+MIN([.BH$1];[.$A27])&gt;=65;1;0)" office:value-type="float" office:value="1" calcext:value-type="float">
            <text:p>1</text:p>
          </table:table-cell>
          <table:table-cell table:style-name="ce4" table:formula="of:=IF(MAX([.BI$1];[.$A27])*3+MIN([.BI$1];[.$A27])&gt;=65;1;0)" office:value-type="float" office:value="1" calcext:value-type="float">
            <text:p>1</text:p>
          </table:table-cell>
          <table:table-cell table:style-name="ce4" table:formula="of:=IF(MAX([.BJ$1];[.$A27])*3+MIN([.BJ$1];[.$A27])&gt;=65;1;0)" office:value-type="float" office:value="1" calcext:value-type="float">
            <text:p>1</text:p>
          </table:table-cell>
          <table:table-cell table:style-name="ce4" table:formula="of:=IF(MAX([.BK$1];[.$A27])*3+MIN([.BK$1];[.$A27])&gt;=65;1;0)" office:value-type="float" office:value="1" calcext:value-type="float">
            <text:p>1</text:p>
          </table:table-cell>
          <table:table-cell table:style-name="ce4" table:formula="of:=IF(MAX([.BL$1];[.$A27])*3+MIN([.BL$1];[.$A27])&gt;=65;1;0)" office:value-type="float" office:value="1" calcext:value-type="float">
            <text:p>1</text:p>
          </table:table-cell>
          <table:table-cell table:style-name="ce4" table:formula="of:=IF(MAX([.BM$1];[.$A27])*3+MIN([.BM$1];[.$A27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formula="of:=IF([$д.B28]=0;IF(AND(INDEX([$д.$B$2:.$BM$64];[.$A28]*3;[.B$1])&gt;0;INDEX([$д.$B$2:.$BM$64];[.$A28];[.B$1]*3)&gt;0;INDEX([$д.$B$2:.$BM$64];[.$A28];[.B$1]+1)&gt;0;INDEX([$д.$B$2:.$BM$64];[.$A28]+1;[.B$1])&gt;0);-2;0);[$д.B28])" office:value-type="float" office:value="1" calcext:value-type="float">
            <text:p>1</text:p>
          </table:table-cell>
          <table:table-cell table:style-name="ce1" table:formula="of:=IF([$д.C28]=0;IF(AND(INDEX([$д.$B$2:.$BM$64];[.$A28]*3;[.C$1])&gt;0;INDEX([$д.$B$2:.$BM$64];[.$A28];[.C$1]*3)&gt;0;INDEX([$д.$B$2:.$BM$64];[.$A28];[.C$1]+1)&gt;0;INDEX([$д.$B$2:.$BM$64];[.$A28]+1;[.C$1])&gt;0);-2;0);[$д.C28])" office:value-type="float" office:value="1" calcext:value-type="float">
            <text:p>1</text:p>
          </table:table-cell>
          <table:table-cell table:style-name="ce1" table:formula="of:=IF([$д.D28]=0;IF(AND(INDEX([$д.$B$2:.$BM$64];[.$A28]*3;[.D$1])&gt;0;INDEX([$д.$B$2:.$BM$64];[.$A28];[.D$1]*3)&gt;0;INDEX([$д.$B$2:.$BM$64];[.$A28];[.D$1]+1)&gt;0;INDEX([$д.$B$2:.$BM$64];[.$A28]+1;[.D$1])&gt;0);-2;0);[$д.D28])" office:value-type="float" office:value="1" calcext:value-type="float">
            <text:p>1</text:p>
          </table:table-cell>
          <table:table-cell table:style-name="ce1" table:formula="of:=IF([$д.E28]=0;IF(AND(INDEX([$д.$B$2:.$BM$64];[.$A28]*3;[.E$1])&gt;0;INDEX([$д.$B$2:.$BM$64];[.$A28];[.E$1]*3)&gt;0;INDEX([$д.$B$2:.$BM$64];[.$A28];[.E$1]+1)&gt;0;INDEX([$д.$B$2:.$BM$64];[.$A28]+1;[.E$1])&gt;0);-2;0);[$д.E28])" office:value-type="float" office:value="1" calcext:value-type="float">
            <text:p>1</text:p>
          </table:table-cell>
          <table:table-cell table:style-name="ce1" table:formula="of:=IF([$д.F28]=0;IF(AND(INDEX([$д.$B$2:.$BM$64];[.$A28]*3;[.F$1])&gt;0;INDEX([$д.$B$2:.$BM$64];[.$A28];[.F$1]*3)&gt;0;INDEX([$д.$B$2:.$BM$64];[.$A28];[.F$1]+1)&gt;0;INDEX([$д.$B$2:.$BM$64];[.$A28]+1;[.F$1])&gt;0);-2;0);[$д.F28])" office:value-type="float" office:value="1" calcext:value-type="float">
            <text:p>1</text:p>
          </table:table-cell>
          <table:table-cell table:style-name="ce1" table:formula="of:=IF([$д.G28]=0;IF(AND(INDEX([$д.$B$2:.$BM$64];[.$A28]*3;[.G$1])&gt;0;INDEX([$д.$B$2:.$BM$64];[.$A28];[.G$1]*3)&gt;0;INDEX([$д.$B$2:.$BM$64];[.$A28];[.G$1]+1)&gt;0;INDEX([$д.$B$2:.$BM$64];[.$A28]+1;[.G$1])&gt;0);-2;0);[$д.G28])" office:value-type="float" office:value="1" calcext:value-type="float">
            <text:p>1</text:p>
          </table:table-cell>
          <table:table-cell table:style-name="ce1" table:formula="of:=IF([$д.H28]=0;IF(AND(INDEX([$д.$B$2:.$BM$64];[.$A28]*3;[.H$1])&gt;0;INDEX([$д.$B$2:.$BM$64];[.$A28];[.H$1]*3)&gt;0;INDEX([$д.$B$2:.$BM$64];[.$A28];[.H$1]+1)&gt;0;INDEX([$д.$B$2:.$BM$64];[.$A28]+1;[.H$1])&gt;0);-2;0);[$д.H28])" office:value-type="float" office:value="1" calcext:value-type="float">
            <text:p>1</text:p>
          </table:table-cell>
          <table:table-cell table:style-name="ce1" table:formula="of:=IF([$д.I28]=0;IF(AND(INDEX([$д.$B$2:.$BM$64];[.$A28]*3;[.I$1])&gt;0;INDEX([$д.$B$2:.$BM$64];[.$A28];[.I$1]*3)&gt;0;INDEX([$д.$B$2:.$BM$64];[.$A28];[.I$1]+1)&gt;0;INDEX([$д.$B$2:.$BM$64];[.$A28]+1;[.I$1])&gt;0);-2;0);[$д.I28])" office:value-type="float" office:value="1" calcext:value-type="float">
            <text:p>1</text:p>
          </table:table-cell>
          <table:table-cell table:style-name="ce1" table:formula="of:=IF([$д.J28]=0;IF(AND(INDEX([$д.$B$2:.$BM$64];[.$A28]*3;[.J$1])&gt;0;INDEX([$д.$B$2:.$BM$64];[.$A28];[.J$1]*3)&gt;0;INDEX([$д.$B$2:.$BM$64];[.$A28];[.J$1]+1)&gt;0;INDEX([$д.$B$2:.$BM$64];[.$A28]+1;[.J$1])&gt;0);-2;0);[$д.J28])" office:value-type="float" office:value="1" calcext:value-type="float">
            <text:p>1</text:p>
          </table:table-cell>
          <table:table-cell table:style-name="ce1" table:formula="of:=IF([$д.K28]=0;IF(AND(INDEX([$д.$B$2:.$BM$64];[.$A28]*3;[.K$1])&gt;0;INDEX([$д.$B$2:.$BM$64];[.$A28];[.K$1]*3)&gt;0;INDEX([$д.$B$2:.$BM$64];[.$A28];[.K$1]+1)&gt;0;INDEX([$д.$B$2:.$BM$64];[.$A28]+1;[.K$1])&gt;0);-2;0);[$д.K28])" office:value-type="float" office:value="1" calcext:value-type="float">
            <text:p>1</text:p>
          </table:table-cell>
          <table:table-cell table:style-name="ce1" table:formula="of:=IF([$д.L28]=0;IF(AND(INDEX([$д.$B$2:.$BM$64];[.$A28]*3;[.L$1])&gt;0;INDEX([$д.$B$2:.$BM$64];[.$A28];[.L$1]*3)&gt;0;INDEX([$д.$B$2:.$BM$64];[.$A28];[.L$1]+1)&gt;0;INDEX([$д.$B$2:.$BM$64];[.$A28]+1;[.L$1])&gt;0);-2;0);[$д.L28])" office:value-type="float" office:value="1" calcext:value-type="float">
            <text:p>1</text:p>
          </table:table-cell>
          <table:table-cell table:style-name="ce1" table:formula="of:=IF([$д.M28]=0;IF(AND(INDEX([$д.$B$2:.$BM$64];[.$A28]*3;[.M$1])&gt;0;INDEX([$д.$B$2:.$BM$64];[.$A28];[.M$1]*3)&gt;0;INDEX([$д.$B$2:.$BM$64];[.$A28];[.M$1]+1)&gt;0;INDEX([$д.$B$2:.$BM$64];[.$A28]+1;[.M$1])&gt;0);-2;0);[$д.M28])" office:value-type="float" office:value="1" calcext:value-type="float">
            <text:p>1</text:p>
          </table:table-cell>
          <table:table-cell table:style-name="ce1" table:formula="of:=IF([$д.N28]=0;IF(AND(INDEX([$д.$B$2:.$BM$64];[.$A28]*3;[.N$1])&gt;0;INDEX([$д.$B$2:.$BM$64];[.$A28];[.N$1]*3)&gt;0;INDEX([$д.$B$2:.$BM$64];[.$A28];[.N$1]+1)&gt;0;INDEX([$д.$B$2:.$BM$64];[.$A28]+1;[.N$1])&gt;0);-2;0);[$д.N28])" office:value-type="float" office:value="1" calcext:value-type="float">
            <text:p>1</text:p>
          </table:table-cell>
          <table:table-cell table:style-name="ce1" table:formula="of:=IF([$д.O28]=0;IF(AND(INDEX([$д.$B$2:.$BM$64];[.$A28]*3;[.O$1])&gt;0;INDEX([$д.$B$2:.$BM$64];[.$A28];[.O$1]*3)&gt;0;INDEX([$д.$B$2:.$BM$64];[.$A28];[.O$1]+1)&gt;0;INDEX([$д.$B$2:.$BM$64];[.$A28]+1;[.O$1])&gt;0);-2;0);[$д.O28])" office:value-type="float" office:value="1" calcext:value-type="float">
            <text:p>1</text:p>
          </table:table-cell>
          <table:table-cell table:style-name="ce1" table:formula="of:=IF([$д.P28]=0;IF(AND(INDEX([$д.$B$2:.$BM$64];[.$A28]*3;[.P$1])&gt;0;INDEX([$д.$B$2:.$BM$64];[.$A28];[.P$1]*3)&gt;0;INDEX([$д.$B$2:.$BM$64];[.$A28];[.P$1]+1)&gt;0;INDEX([$д.$B$2:.$BM$64];[.$A28]+1;[.P$1])&gt;0);-2;0);[$д.P28])" office:value-type="float" office:value="1" calcext:value-type="float">
            <text:p>1</text:p>
          </table:table-cell>
          <table:table-cell table:style-name="ce1" table:formula="of:=IF([$д.Q28]=0;IF(AND(INDEX([$д.$B$2:.$BM$64];[.$A28]*3;[.Q$1])&gt;0;INDEX([$д.$B$2:.$BM$64];[.$A28];[.Q$1]*3)&gt;0;INDEX([$д.$B$2:.$BM$64];[.$A28];[.Q$1]+1)&gt;0;INDEX([$д.$B$2:.$BM$64];[.$A28]+1;[.Q$1])&gt;0);-2;0);[$д.Q28])" office:value-type="float" office:value="1" calcext:value-type="float">
            <text:p>1</text:p>
          </table:table-cell>
          <table:table-cell table:style-name="ce1" table:formula="of:=IF([$д.R28]=0;IF(AND(INDEX([$д.$B$2:.$BM$64];[.$A28]*3;[.R$1])&gt;0;INDEX([$д.$B$2:.$BM$64];[.$A28];[.R$1]*3)&gt;0;INDEX([$д.$B$2:.$BM$64];[.$A28];[.R$1]+1)&gt;0;INDEX([$д.$B$2:.$BM$64];[.$A28]+1;[.R$1])&gt;0);-2;0);[$д.R28])" office:value-type="float" office:value="1" calcext:value-type="float">
            <text:p>1</text:p>
          </table:table-cell>
          <table:table-cell table:style-name="ce1" table:formula="of:=IF([$д.S28]=0;IF(AND(INDEX([$д.$B$2:.$BM$64];[.$A28]*3;[.S$1])&gt;0;INDEX([$д.$B$2:.$BM$64];[.$A28];[.S$1]*3)&gt;0;INDEX([$д.$B$2:.$BM$64];[.$A28];[.S$1]+1)&gt;0;INDEX([$д.$B$2:.$BM$64];[.$A28]+1;[.S$1])&gt;0);-2;0);[$д.S28])" office:value-type="float" office:value="1" calcext:value-type="float">
            <text:p>1</text:p>
          </table:table-cell>
          <table:table-cell table:style-name="ce1" table:formula="of:=IF([$д.T28]=0;IF(AND(INDEX([$д.$B$2:.$BM$64];[.$A28]*3;[.T$1])&gt;0;INDEX([$д.$B$2:.$BM$64];[.$A28];[.T$1]*3)&gt;0;INDEX([$д.$B$2:.$BM$64];[.$A28];[.T$1]+1)&gt;0;INDEX([$д.$B$2:.$BM$64];[.$A28]+1;[.T$1])&gt;0);-2;0);[$д.T28])" office:value-type="float" office:value="1" calcext:value-type="float">
            <text:p>1</text:p>
          </table:table-cell>
          <table:table-cell table:style-name="ce1" table:formula="of:=IF([$д.U28]=0;IF(AND(INDEX([$д.$B$2:.$BM$64];[.$A28]*3;[.U$1])&gt;0;INDEX([$д.$B$2:.$BM$64];[.$A28];[.U$1]*3)&gt;0;INDEX([$д.$B$2:.$BM$64];[.$A28];[.U$1]+1)&gt;0;INDEX([$д.$B$2:.$BM$64];[.$A28]+1;[.U$1])&gt;0);-2;0);[$д.U28])" office:value-type="float" office:value="1" calcext:value-type="float">
            <text:p>1</text:p>
          </table:table-cell>
          <table:table-cell table:style-name="ce2" table:formula="of:=IF([$д.V28]=0;IF(OR(INDEX([$д.$B$2:.$BM$64];[.$A28]*3;[.V$1])&lt;0;INDEX([$д.$B$2:.$BM$64];[.$A28];[.V$1]*3)&lt;0;INDEX([$д.$B$2:.$BM$64];[.$A28];[.V$1]+1)&lt;0;INDEX([$д.$B$2:.$BM$64];[.$A28]+1;[.V$1])&lt;0);2;0);[$д.V28])" office:value-type="float" office:value="1" calcext:value-type="float">
            <text:p>1</text:p>
          </table:table-cell>
          <table:table-cell table:style-name="ce3" table:formula="of:=IF([$д.W28]=0;IF(AND(INDEX([$д.$B$2:.$BM$64];[.$A28]*3;[.W$1])&gt;0;INDEX([$д.$B$2:.$BM$64];[.$A28];[.W$1]*3)&gt;0;INDEX([$д.$B$2:.$BM$64];[.$A28];[.W$1]+1)&gt;0;INDEX([$д.$B$2:.$BM$64];[.$A28]+1;[.W$1])&gt;0);-1;0);[$д.W28])" office:value-type="float" office:value="1" calcext:value-type="float">
            <text:p>1</text:p>
          </table:table-cell>
          <table:table-cell table:style-name="ce4" table:formula="of:=IF([$д.X28]=0;IF(OR(INDEX([$д.$B$2:.$BM$64];[.$A28]*3;[.X$1])&gt;0;INDEX([$д.$B$2:.$BM$64];[.$A28];[.X$1]*3)&gt;0;INDEX([$д.$B$2:.$BM$64];[.$A28];[.X$1]+1)&gt;0;INDEX([$д.$B$2:.$BM$64];[.$A28]+1;[.X$1])&gt;0);-1;0);[$д.X28])" office:value-type="float" office:value="1" calcext:value-type="float">
            <text:p>1</text:p>
          </table:table-cell>
          <table:table-cell table:style-name="ce4" table:formula="of:=IF([$д.Y28]=0;IF(OR(INDEX([$д.$B$2:.$BM$64];[.$A28]*3;[.Y$1])&gt;0;INDEX([$д.$B$2:.$BM$64];[.$A28];[.Y$1]*3)&gt;0;INDEX([$д.$B$2:.$BM$64];[.$A28];[.Y$1]+1)&gt;0;INDEX([$д.$B$2:.$BM$64];[.$A28]+1;[.Y$1])&gt;0);-1;0);[$д.Y28])" office:value-type="float" office:value="1" calcext:value-type="float">
            <text:p>1</text:p>
          </table:table-cell>
          <table:table-cell table:style-name="ce4" table:formula="of:=IF([$д.Z28]=0;IF(OR(INDEX([$д.$B$2:.$BM$64];[.$A28]*3;[.Z$1])&gt;0;INDEX([$д.$B$2:.$BM$64];[.$A28];[.Z$1]*3)&gt;0;INDEX([$д.$B$2:.$BM$64];[.$A28];[.Z$1]+1)&gt;0;INDEX([$д.$B$2:.$BM$64];[.$A28]+1;[.Z$1])&gt;0);-1;0);[$д.Z28])" office:value-type="float" office:value="1" calcext:value-type="float">
            <text:p>1</text:p>
          </table:table-cell>
          <table:table-cell table:style-name="ce4" table:formula="of:=IF([$д.AA28]=0;IF(OR(INDEX([$д.$B$2:.$BM$64];[.$A28]*3;[.AA$1])&gt;0;INDEX([$д.$B$2:.$BM$64];[.$A28];[.AA$1]*3)&gt;0;INDEX([$д.$B$2:.$BM$64];[.$A28];[.AA$1]+1)&gt;0;INDEX([$д.$B$2:.$BM$64];[.$A28]+1;[.AA$1])&gt;0);-1;0);[$д.AA28])" office:value-type="float" office:value="1" calcext:value-type="float">
            <text:p>1</text:p>
          </table:table-cell>
          <table:table-cell table:style-name="ce4" table:formula="of:=IF([$д.AB28]=0;IF(OR(INDEX([$д.$B$2:.$BM$64];[.$A28]*3;[.AB$1])&gt;0;INDEX([$д.$B$2:.$BM$64];[.$A28];[.AB$1]*3)&gt;0;INDEX([$д.$B$2:.$BM$64];[.$A28];[.AB$1]+1)&gt;0;INDEX([$д.$B$2:.$BM$64];[.$A28]+1;[.AB$1])&gt;0);-1;0);[$д.AB28])" office:value-type="float" office:value="1" calcext:value-type="float">
            <text:p>1</text:p>
          </table:table-cell>
          <table:table-cell table:style-name="ce4" table:formula="of:=IF([$д.AC28]=0;IF(OR(INDEX([$д.$B$2:.$BM$64];[.$A28]*3;[.AC$1])&gt;0;INDEX([$д.$B$2:.$BM$64];[.$A28];[.AC$1]*3)&gt;0;INDEX([$д.$B$2:.$BM$64];[.$A28];[.AC$1]+1)&gt;0;INDEX([$д.$B$2:.$BM$64];[.$A28]+1;[.AC$1])&gt;0);-1;0);[$д.AC28])" office:value-type="float" office:value="1" calcext:value-type="float">
            <text:p>1</text:p>
          </table:table-cell>
          <table:table-cell table:style-name="ce4" table:formula="of:=IF(MAX([.AD$1];[.$A28])*3+MIN([.AD$1];[.$A28])&gt;=65;1;0)" office:value-type="float" office:value="1" calcext:value-type="float">
            <text:p>1</text:p>
          </table:table-cell>
          <table:table-cell table:style-name="ce4" table:formula="of:=IF(MAX([.AE$1];[.$A28])*3+MIN([.AE$1];[.$A28])&gt;=65;1;0)" office:value-type="float" office:value="1" calcext:value-type="float">
            <text:p>1</text:p>
          </table:table-cell>
          <table:table-cell table:style-name="ce4" table:formula="of:=IF(MAX([.AF$1];[.$A28])*3+MIN([.AF$1];[.$A28])&gt;=65;1;0)" office:value-type="float" office:value="1" calcext:value-type="float">
            <text:p>1</text:p>
          </table:table-cell>
          <table:table-cell table:style-name="ce4" table:formula="of:=IF(MAX([.AG$1];[.$A28])*3+MIN([.AG$1];[.$A28])&gt;=65;1;0)" office:value-type="float" office:value="1" calcext:value-type="float">
            <text:p>1</text:p>
          </table:table-cell>
          <table:table-cell table:style-name="ce4" table:formula="of:=IF(MAX([.AH$1];[.$A28])*3+MIN([.AH$1];[.$A28])&gt;=65;1;0)" office:value-type="float" office:value="1" calcext:value-type="float">
            <text:p>1</text:p>
          </table:table-cell>
          <table:table-cell table:style-name="ce4" table:formula="of:=IF(MAX([.AI$1];[.$A28])*3+MIN([.AI$1];[.$A28])&gt;=65;1;0)" office:value-type="float" office:value="1" calcext:value-type="float">
            <text:p>1</text:p>
          </table:table-cell>
          <table:table-cell table:style-name="ce4" table:formula="of:=IF(MAX([.AJ$1];[.$A28])*3+MIN([.AJ$1];[.$A28])&gt;=65;1;0)" office:value-type="float" office:value="1" calcext:value-type="float">
            <text:p>1</text:p>
          </table:table-cell>
          <table:table-cell table:style-name="ce4" table:formula="of:=IF(MAX([.AK$1];[.$A28])*3+MIN([.AK$1];[.$A28])&gt;=65;1;0)" office:value-type="float" office:value="1" calcext:value-type="float">
            <text:p>1</text:p>
          </table:table-cell>
          <table:table-cell table:style-name="ce4" table:formula="of:=IF(MAX([.AL$1];[.$A28])*3+MIN([.AL$1];[.$A28])&gt;=65;1;0)" office:value-type="float" office:value="1" calcext:value-type="float">
            <text:p>1</text:p>
          </table:table-cell>
          <table:table-cell table:style-name="ce4" table:formula="of:=IF(MAX([.AM$1];[.$A28])*3+MIN([.AM$1];[.$A28])&gt;=65;1;0)" office:value-type="float" office:value="1" calcext:value-type="float">
            <text:p>1</text:p>
          </table:table-cell>
          <table:table-cell table:style-name="ce4" table:formula="of:=IF(MAX([.AN$1];[.$A28])*3+MIN([.AN$1];[.$A28])&gt;=65;1;0)" office:value-type="float" office:value="1" calcext:value-type="float">
            <text:p>1</text:p>
          </table:table-cell>
          <table:table-cell table:style-name="ce4" table:formula="of:=IF(MAX([.AO$1];[.$A28])*3+MIN([.AO$1];[.$A28])&gt;=65;1;0)" office:value-type="float" office:value="1" calcext:value-type="float">
            <text:p>1</text:p>
          </table:table-cell>
          <table:table-cell table:style-name="ce4" table:formula="of:=IF(MAX([.AP$1];[.$A28])*3+MIN([.AP$1];[.$A28])&gt;=65;1;0)" office:value-type="float" office:value="1" calcext:value-type="float">
            <text:p>1</text:p>
          </table:table-cell>
          <table:table-cell table:style-name="ce4" table:formula="of:=IF(MAX([.AQ$1];[.$A28])*3+MIN([.AQ$1];[.$A28])&gt;=65;1;0)" office:value-type="float" office:value="1" calcext:value-type="float">
            <text:p>1</text:p>
          </table:table-cell>
          <table:table-cell table:style-name="ce4" table:formula="of:=IF(MAX([.AR$1];[.$A28])*3+MIN([.AR$1];[.$A28])&gt;=65;1;0)" office:value-type="float" office:value="1" calcext:value-type="float">
            <text:p>1</text:p>
          </table:table-cell>
          <table:table-cell table:style-name="ce4" table:formula="of:=IF(MAX([.AS$1];[.$A28])*3+MIN([.AS$1];[.$A28])&gt;=65;1;0)" office:value-type="float" office:value="1" calcext:value-type="float">
            <text:p>1</text:p>
          </table:table-cell>
          <table:table-cell table:style-name="ce4" table:formula="of:=IF(MAX([.AT$1];[.$A28])*3+MIN([.AT$1];[.$A28])&gt;=65;1;0)" office:value-type="float" office:value="1" calcext:value-type="float">
            <text:p>1</text:p>
          </table:table-cell>
          <table:table-cell table:style-name="ce4" table:formula="of:=IF(MAX([.AU$1];[.$A28])*3+MIN([.AU$1];[.$A28])&gt;=65;1;0)" office:value-type="float" office:value="1" calcext:value-type="float">
            <text:p>1</text:p>
          </table:table-cell>
          <table:table-cell table:style-name="ce4" table:formula="of:=IF(MAX([.AV$1];[.$A28])*3+MIN([.AV$1];[.$A28])&gt;=65;1;0)" office:value-type="float" office:value="1" calcext:value-type="float">
            <text:p>1</text:p>
          </table:table-cell>
          <table:table-cell table:style-name="ce4" table:formula="of:=IF(MAX([.AW$1];[.$A28])*3+MIN([.AW$1];[.$A28])&gt;=65;1;0)" office:value-type="float" office:value="1" calcext:value-type="float">
            <text:p>1</text:p>
          </table:table-cell>
          <table:table-cell table:style-name="ce4" table:formula="of:=IF(MAX([.AX$1];[.$A28])*3+MIN([.AX$1];[.$A28])&gt;=65;1;0)" office:value-type="float" office:value="1" calcext:value-type="float">
            <text:p>1</text:p>
          </table:table-cell>
          <table:table-cell table:style-name="ce4" table:formula="of:=IF(MAX([.AY$1];[.$A28])*3+MIN([.AY$1];[.$A28])&gt;=65;1;0)" office:value-type="float" office:value="1" calcext:value-type="float">
            <text:p>1</text:p>
          </table:table-cell>
          <table:table-cell table:style-name="ce4" table:formula="of:=IF(MAX([.AZ$1];[.$A28])*3+MIN([.AZ$1];[.$A28])&gt;=65;1;0)" office:value-type="float" office:value="1" calcext:value-type="float">
            <text:p>1</text:p>
          </table:table-cell>
          <table:table-cell table:style-name="ce4" table:formula="of:=IF(MAX([.BA$1];[.$A28])*3+MIN([.BA$1];[.$A28])&gt;=65;1;0)" office:value-type="float" office:value="1" calcext:value-type="float">
            <text:p>1</text:p>
          </table:table-cell>
          <table:table-cell table:style-name="ce4" table:formula="of:=IF(MAX([.BB$1];[.$A28])*3+MIN([.BB$1];[.$A28])&gt;=65;1;0)" office:value-type="float" office:value="1" calcext:value-type="float">
            <text:p>1</text:p>
          </table:table-cell>
          <table:table-cell table:style-name="ce4" table:formula="of:=IF(MAX([.BC$1];[.$A28])*3+MIN([.BC$1];[.$A28])&gt;=65;1;0)" office:value-type="float" office:value="1" calcext:value-type="float">
            <text:p>1</text:p>
          </table:table-cell>
          <table:table-cell table:style-name="ce4" table:formula="of:=IF(MAX([.BD$1];[.$A28])*3+MIN([.BD$1];[.$A28])&gt;=65;1;0)" office:value-type="float" office:value="1" calcext:value-type="float">
            <text:p>1</text:p>
          </table:table-cell>
          <table:table-cell table:style-name="ce4" table:formula="of:=IF(MAX([.BE$1];[.$A28])*3+MIN([.BE$1];[.$A28])&gt;=65;1;0)" office:value-type="float" office:value="1" calcext:value-type="float">
            <text:p>1</text:p>
          </table:table-cell>
          <table:table-cell table:style-name="ce4" table:formula="of:=IF(MAX([.BF$1];[.$A28])*3+MIN([.BF$1];[.$A28])&gt;=65;1;0)" office:value-type="float" office:value="1" calcext:value-type="float">
            <text:p>1</text:p>
          </table:table-cell>
          <table:table-cell table:style-name="ce4" table:formula="of:=IF(MAX([.BG$1];[.$A28])*3+MIN([.BG$1];[.$A28])&gt;=65;1;0)" office:value-type="float" office:value="1" calcext:value-type="float">
            <text:p>1</text:p>
          </table:table-cell>
          <table:table-cell table:style-name="ce4" table:formula="of:=IF(MAX([.BH$1];[.$A28])*3+MIN([.BH$1];[.$A28])&gt;=65;1;0)" office:value-type="float" office:value="1" calcext:value-type="float">
            <text:p>1</text:p>
          </table:table-cell>
          <table:table-cell table:style-name="ce4" table:formula="of:=IF(MAX([.BI$1];[.$A28])*3+MIN([.BI$1];[.$A28])&gt;=65;1;0)" office:value-type="float" office:value="1" calcext:value-type="float">
            <text:p>1</text:p>
          </table:table-cell>
          <table:table-cell table:style-name="ce4" table:formula="of:=IF(MAX([.BJ$1];[.$A28])*3+MIN([.BJ$1];[.$A28])&gt;=65;1;0)" office:value-type="float" office:value="1" calcext:value-type="float">
            <text:p>1</text:p>
          </table:table-cell>
          <table:table-cell table:style-name="ce4" table:formula="of:=IF(MAX([.BK$1];[.$A28])*3+MIN([.BK$1];[.$A28])&gt;=65;1;0)" office:value-type="float" office:value="1" calcext:value-type="float">
            <text:p>1</text:p>
          </table:table-cell>
          <table:table-cell table:style-name="ce4" table:formula="of:=IF(MAX([.BL$1];[.$A28])*3+MIN([.BL$1];[.$A28])&gt;=65;1;0)" office:value-type="float" office:value="1" calcext:value-type="float">
            <text:p>1</text:p>
          </table:table-cell>
          <table:table-cell table:style-name="ce4" table:formula="of:=IF(MAX([.BM$1];[.$A28])*3+MIN([.BM$1];[.$A28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table:formula="of:=IF([$д.B29]=0;IF(AND(INDEX([$д.$B$2:.$BM$64];[.$A29]*3;[.B$1])&gt;0;INDEX([$д.$B$2:.$BM$64];[.$A29];[.B$1]*3)&gt;0;INDEX([$д.$B$2:.$BM$64];[.$A29];[.B$1]+1)&gt;0;INDEX([$д.$B$2:.$BM$64];[.$A29]+1;[.B$1])&gt;0);-2;0);[$д.B29])" office:value-type="float" office:value="1" calcext:value-type="float">
            <text:p>1</text:p>
          </table:table-cell>
          <table:table-cell table:style-name="ce1" table:formula="of:=IF([$д.C29]=0;IF(AND(INDEX([$д.$B$2:.$BM$64];[.$A29]*3;[.C$1])&gt;0;INDEX([$д.$B$2:.$BM$64];[.$A29];[.C$1]*3)&gt;0;INDEX([$д.$B$2:.$BM$64];[.$A29];[.C$1]+1)&gt;0;INDEX([$д.$B$2:.$BM$64];[.$A29]+1;[.C$1])&gt;0);-2;0);[$д.C29])" office:value-type="float" office:value="1" calcext:value-type="float">
            <text:p>1</text:p>
          </table:table-cell>
          <table:table-cell table:style-name="ce1" table:formula="of:=IF([$д.D29]=0;IF(AND(INDEX([$д.$B$2:.$BM$64];[.$A29]*3;[.D$1])&gt;0;INDEX([$д.$B$2:.$BM$64];[.$A29];[.D$1]*3)&gt;0;INDEX([$д.$B$2:.$BM$64];[.$A29];[.D$1]+1)&gt;0;INDEX([$д.$B$2:.$BM$64];[.$A29]+1;[.D$1])&gt;0);-2;0);[$д.D29])" office:value-type="float" office:value="1" calcext:value-type="float">
            <text:p>1</text:p>
          </table:table-cell>
          <table:table-cell table:style-name="ce1" table:formula="of:=IF([$д.E29]=0;IF(AND(INDEX([$д.$B$2:.$BM$64];[.$A29]*3;[.E$1])&gt;0;INDEX([$д.$B$2:.$BM$64];[.$A29];[.E$1]*3)&gt;0;INDEX([$д.$B$2:.$BM$64];[.$A29];[.E$1]+1)&gt;0;INDEX([$д.$B$2:.$BM$64];[.$A29]+1;[.E$1])&gt;0);-2;0);[$д.E29])" office:value-type="float" office:value="1" calcext:value-type="float">
            <text:p>1</text:p>
          </table:table-cell>
          <table:table-cell table:style-name="ce1" table:formula="of:=IF([$д.F29]=0;IF(AND(INDEX([$д.$B$2:.$BM$64];[.$A29]*3;[.F$1])&gt;0;INDEX([$д.$B$2:.$BM$64];[.$A29];[.F$1]*3)&gt;0;INDEX([$д.$B$2:.$BM$64];[.$A29];[.F$1]+1)&gt;0;INDEX([$д.$B$2:.$BM$64];[.$A29]+1;[.F$1])&gt;0);-2;0);[$д.F29])" office:value-type="float" office:value="1" calcext:value-type="float">
            <text:p>1</text:p>
          </table:table-cell>
          <table:table-cell table:style-name="ce1" table:formula="of:=IF([$д.G29]=0;IF(AND(INDEX([$д.$B$2:.$BM$64];[.$A29]*3;[.G$1])&gt;0;INDEX([$д.$B$2:.$BM$64];[.$A29];[.G$1]*3)&gt;0;INDEX([$д.$B$2:.$BM$64];[.$A29];[.G$1]+1)&gt;0;INDEX([$д.$B$2:.$BM$64];[.$A29]+1;[.G$1])&gt;0);-2;0);[$д.G29])" office:value-type="float" office:value="1" calcext:value-type="float">
            <text:p>1</text:p>
          </table:table-cell>
          <table:table-cell table:style-name="ce1" table:formula="of:=IF([$д.H29]=0;IF(AND(INDEX([$д.$B$2:.$BM$64];[.$A29]*3;[.H$1])&gt;0;INDEX([$д.$B$2:.$BM$64];[.$A29];[.H$1]*3)&gt;0;INDEX([$д.$B$2:.$BM$64];[.$A29];[.H$1]+1)&gt;0;INDEX([$д.$B$2:.$BM$64];[.$A29]+1;[.H$1])&gt;0);-2;0);[$д.H29])" office:value-type="float" office:value="1" calcext:value-type="float">
            <text:p>1</text:p>
          </table:table-cell>
          <table:table-cell table:style-name="ce1" table:formula="of:=IF([$д.I29]=0;IF(AND(INDEX([$д.$B$2:.$BM$64];[.$A29]*3;[.I$1])&gt;0;INDEX([$д.$B$2:.$BM$64];[.$A29];[.I$1]*3)&gt;0;INDEX([$д.$B$2:.$BM$64];[.$A29];[.I$1]+1)&gt;0;INDEX([$д.$B$2:.$BM$64];[.$A29]+1;[.I$1])&gt;0);-2;0);[$д.I29])" office:value-type="float" office:value="1" calcext:value-type="float">
            <text:p>1</text:p>
          </table:table-cell>
          <table:table-cell table:style-name="ce1" table:formula="of:=IF([$д.J29]=0;IF(AND(INDEX([$д.$B$2:.$BM$64];[.$A29]*3;[.J$1])&gt;0;INDEX([$д.$B$2:.$BM$64];[.$A29];[.J$1]*3)&gt;0;INDEX([$д.$B$2:.$BM$64];[.$A29];[.J$1]+1)&gt;0;INDEX([$д.$B$2:.$BM$64];[.$A29]+1;[.J$1])&gt;0);-2;0);[$д.J29])" office:value-type="float" office:value="1" calcext:value-type="float">
            <text:p>1</text:p>
          </table:table-cell>
          <table:table-cell table:style-name="ce1" table:formula="of:=IF([$д.K29]=0;IF(AND(INDEX([$д.$B$2:.$BM$64];[.$A29]*3;[.K$1])&gt;0;INDEX([$д.$B$2:.$BM$64];[.$A29];[.K$1]*3)&gt;0;INDEX([$д.$B$2:.$BM$64];[.$A29];[.K$1]+1)&gt;0;INDEX([$д.$B$2:.$BM$64];[.$A29]+1;[.K$1])&gt;0);-2;0);[$д.K29])" office:value-type="float" office:value="1" calcext:value-type="float">
            <text:p>1</text:p>
          </table:table-cell>
          <table:table-cell table:style-name="ce1" table:formula="of:=IF([$д.L29]=0;IF(AND(INDEX([$д.$B$2:.$BM$64];[.$A29]*3;[.L$1])&gt;0;INDEX([$д.$B$2:.$BM$64];[.$A29];[.L$1]*3)&gt;0;INDEX([$д.$B$2:.$BM$64];[.$A29];[.L$1]+1)&gt;0;INDEX([$д.$B$2:.$BM$64];[.$A29]+1;[.L$1])&gt;0);-2;0);[$д.L29])" office:value-type="float" office:value="1" calcext:value-type="float">
            <text:p>1</text:p>
          </table:table-cell>
          <table:table-cell table:style-name="ce1" table:formula="of:=IF([$д.M29]=0;IF(AND(INDEX([$д.$B$2:.$BM$64];[.$A29]*3;[.M$1])&gt;0;INDEX([$д.$B$2:.$BM$64];[.$A29];[.M$1]*3)&gt;0;INDEX([$д.$B$2:.$BM$64];[.$A29];[.M$1]+1)&gt;0;INDEX([$д.$B$2:.$BM$64];[.$A29]+1;[.M$1])&gt;0);-2;0);[$д.M29])" office:value-type="float" office:value="1" calcext:value-type="float">
            <text:p>1</text:p>
          </table:table-cell>
          <table:table-cell table:style-name="ce1" table:formula="of:=IF([$д.N29]=0;IF(AND(INDEX([$д.$B$2:.$BM$64];[.$A29]*3;[.N$1])&gt;0;INDEX([$д.$B$2:.$BM$64];[.$A29];[.N$1]*3)&gt;0;INDEX([$д.$B$2:.$BM$64];[.$A29];[.N$1]+1)&gt;0;INDEX([$д.$B$2:.$BM$64];[.$A29]+1;[.N$1])&gt;0);-2;0);[$д.N29])" office:value-type="float" office:value="1" calcext:value-type="float">
            <text:p>1</text:p>
          </table:table-cell>
          <table:table-cell table:style-name="ce1" table:formula="of:=IF([$д.O29]=0;IF(AND(INDEX([$д.$B$2:.$BM$64];[.$A29]*3;[.O$1])&gt;0;INDEX([$д.$B$2:.$BM$64];[.$A29];[.O$1]*3)&gt;0;INDEX([$д.$B$2:.$BM$64];[.$A29];[.O$1]+1)&gt;0;INDEX([$д.$B$2:.$BM$64];[.$A29]+1;[.O$1])&gt;0);-2;0);[$д.O29])" office:value-type="float" office:value="1" calcext:value-type="float">
            <text:p>1</text:p>
          </table:table-cell>
          <table:table-cell table:style-name="ce1" table:formula="of:=IF([$д.P29]=0;IF(AND(INDEX([$д.$B$2:.$BM$64];[.$A29]*3;[.P$1])&gt;0;INDEX([$д.$B$2:.$BM$64];[.$A29];[.P$1]*3)&gt;0;INDEX([$д.$B$2:.$BM$64];[.$A29];[.P$1]+1)&gt;0;INDEX([$д.$B$2:.$BM$64];[.$A29]+1;[.P$1])&gt;0);-2;0);[$д.P29])" office:value-type="float" office:value="1" calcext:value-type="float">
            <text:p>1</text:p>
          </table:table-cell>
          <table:table-cell table:style-name="ce1" table:formula="of:=IF([$д.Q29]=0;IF(AND(INDEX([$д.$B$2:.$BM$64];[.$A29]*3;[.Q$1])&gt;0;INDEX([$д.$B$2:.$BM$64];[.$A29];[.Q$1]*3)&gt;0;INDEX([$д.$B$2:.$BM$64];[.$A29];[.Q$1]+1)&gt;0;INDEX([$д.$B$2:.$BM$64];[.$A29]+1;[.Q$1])&gt;0);-2;0);[$д.Q29])" office:value-type="float" office:value="1" calcext:value-type="float">
            <text:p>1</text:p>
          </table:table-cell>
          <table:table-cell table:style-name="ce1" table:formula="of:=IF([$д.R29]=0;IF(AND(INDEX([$д.$B$2:.$BM$64];[.$A29]*3;[.R$1])&gt;0;INDEX([$д.$B$2:.$BM$64];[.$A29];[.R$1]*3)&gt;0;INDEX([$д.$B$2:.$BM$64];[.$A29];[.R$1]+1)&gt;0;INDEX([$д.$B$2:.$BM$64];[.$A29]+1;[.R$1])&gt;0);-2;0);[$д.R29])" office:value-type="float" office:value="1" calcext:value-type="float">
            <text:p>1</text:p>
          </table:table-cell>
          <table:table-cell table:style-name="ce1" table:formula="of:=IF([$д.S29]=0;IF(AND(INDEX([$д.$B$2:.$BM$64];[.$A29]*3;[.S$1])&gt;0;INDEX([$д.$B$2:.$BM$64];[.$A29];[.S$1]*3)&gt;0;INDEX([$д.$B$2:.$BM$64];[.$A29];[.S$1]+1)&gt;0;INDEX([$д.$B$2:.$BM$64];[.$A29]+1;[.S$1])&gt;0);-2;0);[$д.S29])" office:value-type="float" office:value="1" calcext:value-type="float">
            <text:p>1</text:p>
          </table:table-cell>
          <table:table-cell table:style-name="ce1" table:formula="of:=IF([$д.T29]=0;IF(AND(INDEX([$д.$B$2:.$BM$64];[.$A29]*3;[.T$1])&gt;0;INDEX([$д.$B$2:.$BM$64];[.$A29];[.T$1]*3)&gt;0;INDEX([$д.$B$2:.$BM$64];[.$A29];[.T$1]+1)&gt;0;INDEX([$д.$B$2:.$BM$64];[.$A29]+1;[.T$1])&gt;0);-2;0);[$д.T29])" office:value-type="float" office:value="1" calcext:value-type="float">
            <text:p>1</text:p>
          </table:table-cell>
          <table:table-cell table:style-name="ce1" table:formula="of:=IF([$д.U29]=0;IF(AND(INDEX([$д.$B$2:.$BM$64];[.$A29]*3;[.U$1])&gt;0;INDEX([$д.$B$2:.$BM$64];[.$A29];[.U$1]*3)&gt;0;INDEX([$д.$B$2:.$BM$64];[.$A29];[.U$1]+1)&gt;0;INDEX([$д.$B$2:.$BM$64];[.$A29]+1;[.U$1])&gt;0);-2;0);[$д.U29])" office:value-type="float" office:value="1" calcext:value-type="float">
            <text:p>1</text:p>
          </table:table-cell>
          <table:table-cell table:style-name="ce2" table:formula="of:=IF([$д.V29]=0;IF(OR(INDEX([$д.$B$2:.$BM$64];[.$A29]*3;[.V$1])&lt;0;INDEX([$д.$B$2:.$BM$64];[.$A29];[.V$1]*3)&lt;0;INDEX([$д.$B$2:.$BM$64];[.$A29];[.V$1]+1)&lt;0;INDEX([$д.$B$2:.$BM$64];[.$A29]+1;[.V$1])&lt;0);2;0);[$д.V29])" office:value-type="float" office:value="1" calcext:value-type="float">
            <text:p>1</text:p>
          </table:table-cell>
          <table:table-cell table:style-name="ce3" table:formula="of:=IF([$д.W29]=0;IF(AND(INDEX([$д.$B$2:.$BM$64];[.$A29]*3;[.W$1])&gt;0;INDEX([$д.$B$2:.$BM$64];[.$A29];[.W$1]*3)&gt;0;INDEX([$д.$B$2:.$BM$64];[.$A29];[.W$1]+1)&gt;0;INDEX([$д.$B$2:.$BM$64];[.$A29]+1;[.W$1])&gt;0);-1;0);[$д.W29])" office:value-type="float" office:value="1" calcext:value-type="float">
            <text:p>1</text:p>
          </table:table-cell>
          <table:table-cell table:style-name="ce4" table:formula="of:=IF([$д.X29]=0;IF(OR(INDEX([$д.$B$2:.$BM$64];[.$A29]*3;[.X$1])&gt;0;INDEX([$д.$B$2:.$BM$64];[.$A29];[.X$1]*3)&gt;0;INDEX([$д.$B$2:.$BM$64];[.$A29];[.X$1]+1)&gt;0;INDEX([$д.$B$2:.$BM$64];[.$A29]+1;[.X$1])&gt;0);-1;0);[$д.X29])" office:value-type="float" office:value="1" calcext:value-type="float">
            <text:p>1</text:p>
          </table:table-cell>
          <table:table-cell table:style-name="ce4" table:formula="of:=IF([$д.Y29]=0;IF(OR(INDEX([$д.$B$2:.$BM$64];[.$A29]*3;[.Y$1])&gt;0;INDEX([$д.$B$2:.$BM$64];[.$A29];[.Y$1]*3)&gt;0;INDEX([$д.$B$2:.$BM$64];[.$A29];[.Y$1]+1)&gt;0;INDEX([$д.$B$2:.$BM$64];[.$A29]+1;[.Y$1])&gt;0);-1;0);[$д.Y29])" office:value-type="float" office:value="1" calcext:value-type="float">
            <text:p>1</text:p>
          </table:table-cell>
          <table:table-cell table:style-name="ce4" table:formula="of:=IF([$д.Z29]=0;IF(OR(INDEX([$д.$B$2:.$BM$64];[.$A29]*3;[.Z$1])&gt;0;INDEX([$д.$B$2:.$BM$64];[.$A29];[.Z$1]*3)&gt;0;INDEX([$д.$B$2:.$BM$64];[.$A29];[.Z$1]+1)&gt;0;INDEX([$д.$B$2:.$BM$64];[.$A29]+1;[.Z$1])&gt;0);-1;0);[$д.Z29])" office:value-type="float" office:value="1" calcext:value-type="float">
            <text:p>1</text:p>
          </table:table-cell>
          <table:table-cell table:style-name="ce4" table:formula="of:=IF([$д.AA29]=0;IF(OR(INDEX([$д.$B$2:.$BM$64];[.$A29]*3;[.AA$1])&gt;0;INDEX([$д.$B$2:.$BM$64];[.$A29];[.AA$1]*3)&gt;0;INDEX([$д.$B$2:.$BM$64];[.$A29];[.AA$1]+1)&gt;0;INDEX([$д.$B$2:.$BM$64];[.$A29]+1;[.AA$1])&gt;0);-1;0);[$д.AA29])" office:value-type="float" office:value="1" calcext:value-type="float">
            <text:p>1</text:p>
          </table:table-cell>
          <table:table-cell table:style-name="ce4" table:formula="of:=IF([$д.AB29]=0;IF(OR(INDEX([$д.$B$2:.$BM$64];[.$A29]*3;[.AB$1])&gt;0;INDEX([$д.$B$2:.$BM$64];[.$A29];[.AB$1]*3)&gt;0;INDEX([$д.$B$2:.$BM$64];[.$A29];[.AB$1]+1)&gt;0;INDEX([$д.$B$2:.$BM$64];[.$A29]+1;[.AB$1])&gt;0);-1;0);[$д.AB29])" office:value-type="float" office:value="1" calcext:value-type="float">
            <text:p>1</text:p>
          </table:table-cell>
          <table:table-cell table:style-name="ce4" table:formula="of:=IF([$д.AC29]=0;IF(OR(INDEX([$д.$B$2:.$BM$64];[.$A29]*3;[.AC$1])&gt;0;INDEX([$д.$B$2:.$BM$64];[.$A29];[.AC$1]*3)&gt;0;INDEX([$д.$B$2:.$BM$64];[.$A29];[.AC$1]+1)&gt;0;INDEX([$д.$B$2:.$BM$64];[.$A29]+1;[.AC$1])&gt;0);-1;0);[$д.AC29])" office:value-type="float" office:value="1" calcext:value-type="float">
            <text:p>1</text:p>
          </table:table-cell>
          <table:table-cell table:style-name="ce4" table:formula="of:=IF(MAX([.AD$1];[.$A29])*3+MIN([.AD$1];[.$A29])&gt;=65;1;0)" office:value-type="float" office:value="1" calcext:value-type="float">
            <text:p>1</text:p>
          </table:table-cell>
          <table:table-cell table:style-name="ce4" table:formula="of:=IF(MAX([.AE$1];[.$A29])*3+MIN([.AE$1];[.$A29])&gt;=65;1;0)" office:value-type="float" office:value="1" calcext:value-type="float">
            <text:p>1</text:p>
          </table:table-cell>
          <table:table-cell table:style-name="ce4" table:formula="of:=IF(MAX([.AF$1];[.$A29])*3+MIN([.AF$1];[.$A29])&gt;=65;1;0)" office:value-type="float" office:value="1" calcext:value-type="float">
            <text:p>1</text:p>
          </table:table-cell>
          <table:table-cell table:style-name="ce4" table:formula="of:=IF(MAX([.AG$1];[.$A29])*3+MIN([.AG$1];[.$A29])&gt;=65;1;0)" office:value-type="float" office:value="1" calcext:value-type="float">
            <text:p>1</text:p>
          </table:table-cell>
          <table:table-cell table:style-name="ce4" table:formula="of:=IF(MAX([.AH$1];[.$A29])*3+MIN([.AH$1];[.$A29])&gt;=65;1;0)" office:value-type="float" office:value="1" calcext:value-type="float">
            <text:p>1</text:p>
          </table:table-cell>
          <table:table-cell table:style-name="ce4" table:formula="of:=IF(MAX([.AI$1];[.$A29])*3+MIN([.AI$1];[.$A29])&gt;=65;1;0)" office:value-type="float" office:value="1" calcext:value-type="float">
            <text:p>1</text:p>
          </table:table-cell>
          <table:table-cell table:style-name="ce4" table:formula="of:=IF(MAX([.AJ$1];[.$A29])*3+MIN([.AJ$1];[.$A29])&gt;=65;1;0)" office:value-type="float" office:value="1" calcext:value-type="float">
            <text:p>1</text:p>
          </table:table-cell>
          <table:table-cell table:style-name="ce4" table:formula="of:=IF(MAX([.AK$1];[.$A29])*3+MIN([.AK$1];[.$A29])&gt;=65;1;0)" office:value-type="float" office:value="1" calcext:value-type="float">
            <text:p>1</text:p>
          </table:table-cell>
          <table:table-cell table:style-name="ce4" table:formula="of:=IF(MAX([.AL$1];[.$A29])*3+MIN([.AL$1];[.$A29])&gt;=65;1;0)" office:value-type="float" office:value="1" calcext:value-type="float">
            <text:p>1</text:p>
          </table:table-cell>
          <table:table-cell table:style-name="ce4" table:formula="of:=IF(MAX([.AM$1];[.$A29])*3+MIN([.AM$1];[.$A29])&gt;=65;1;0)" office:value-type="float" office:value="1" calcext:value-type="float">
            <text:p>1</text:p>
          </table:table-cell>
          <table:table-cell table:style-name="ce4" table:formula="of:=IF(MAX([.AN$1];[.$A29])*3+MIN([.AN$1];[.$A29])&gt;=65;1;0)" office:value-type="float" office:value="1" calcext:value-type="float">
            <text:p>1</text:p>
          </table:table-cell>
          <table:table-cell table:style-name="ce4" table:formula="of:=IF(MAX([.AO$1];[.$A29])*3+MIN([.AO$1];[.$A29])&gt;=65;1;0)" office:value-type="float" office:value="1" calcext:value-type="float">
            <text:p>1</text:p>
          </table:table-cell>
          <table:table-cell table:style-name="ce4" table:formula="of:=IF(MAX([.AP$1];[.$A29])*3+MIN([.AP$1];[.$A29])&gt;=65;1;0)" office:value-type="float" office:value="1" calcext:value-type="float">
            <text:p>1</text:p>
          </table:table-cell>
          <table:table-cell table:style-name="ce4" table:formula="of:=IF(MAX([.AQ$1];[.$A29])*3+MIN([.AQ$1];[.$A29])&gt;=65;1;0)" office:value-type="float" office:value="1" calcext:value-type="float">
            <text:p>1</text:p>
          </table:table-cell>
          <table:table-cell table:style-name="ce4" table:formula="of:=IF(MAX([.AR$1];[.$A29])*3+MIN([.AR$1];[.$A29])&gt;=65;1;0)" office:value-type="float" office:value="1" calcext:value-type="float">
            <text:p>1</text:p>
          </table:table-cell>
          <table:table-cell table:style-name="ce4" table:formula="of:=IF(MAX([.AS$1];[.$A29])*3+MIN([.AS$1];[.$A29])&gt;=65;1;0)" office:value-type="float" office:value="1" calcext:value-type="float">
            <text:p>1</text:p>
          </table:table-cell>
          <table:table-cell table:style-name="ce4" table:formula="of:=IF(MAX([.AT$1];[.$A29])*3+MIN([.AT$1];[.$A29])&gt;=65;1;0)" office:value-type="float" office:value="1" calcext:value-type="float">
            <text:p>1</text:p>
          </table:table-cell>
          <table:table-cell table:style-name="ce4" table:formula="of:=IF(MAX([.AU$1];[.$A29])*3+MIN([.AU$1];[.$A29])&gt;=65;1;0)" office:value-type="float" office:value="1" calcext:value-type="float">
            <text:p>1</text:p>
          </table:table-cell>
          <table:table-cell table:style-name="ce4" table:formula="of:=IF(MAX([.AV$1];[.$A29])*3+MIN([.AV$1];[.$A29])&gt;=65;1;0)" office:value-type="float" office:value="1" calcext:value-type="float">
            <text:p>1</text:p>
          </table:table-cell>
          <table:table-cell table:style-name="ce4" table:formula="of:=IF(MAX([.AW$1];[.$A29])*3+MIN([.AW$1];[.$A29])&gt;=65;1;0)" office:value-type="float" office:value="1" calcext:value-type="float">
            <text:p>1</text:p>
          </table:table-cell>
          <table:table-cell table:style-name="ce4" table:formula="of:=IF(MAX([.AX$1];[.$A29])*3+MIN([.AX$1];[.$A29])&gt;=65;1;0)" office:value-type="float" office:value="1" calcext:value-type="float">
            <text:p>1</text:p>
          </table:table-cell>
          <table:table-cell table:style-name="ce4" table:formula="of:=IF(MAX([.AY$1];[.$A29])*3+MIN([.AY$1];[.$A29])&gt;=65;1;0)" office:value-type="float" office:value="1" calcext:value-type="float">
            <text:p>1</text:p>
          </table:table-cell>
          <table:table-cell table:style-name="ce4" table:formula="of:=IF(MAX([.AZ$1];[.$A29])*3+MIN([.AZ$1];[.$A29])&gt;=65;1;0)" office:value-type="float" office:value="1" calcext:value-type="float">
            <text:p>1</text:p>
          </table:table-cell>
          <table:table-cell table:style-name="ce4" table:formula="of:=IF(MAX([.BA$1];[.$A29])*3+MIN([.BA$1];[.$A29])&gt;=65;1;0)" office:value-type="float" office:value="1" calcext:value-type="float">
            <text:p>1</text:p>
          </table:table-cell>
          <table:table-cell table:style-name="ce4" table:formula="of:=IF(MAX([.BB$1];[.$A29])*3+MIN([.BB$1];[.$A29])&gt;=65;1;0)" office:value-type="float" office:value="1" calcext:value-type="float">
            <text:p>1</text:p>
          </table:table-cell>
          <table:table-cell table:style-name="ce4" table:formula="of:=IF(MAX([.BC$1];[.$A29])*3+MIN([.BC$1];[.$A29])&gt;=65;1;0)" office:value-type="float" office:value="1" calcext:value-type="float">
            <text:p>1</text:p>
          </table:table-cell>
          <table:table-cell table:style-name="ce4" table:formula="of:=IF(MAX([.BD$1];[.$A29])*3+MIN([.BD$1];[.$A29])&gt;=65;1;0)" office:value-type="float" office:value="1" calcext:value-type="float">
            <text:p>1</text:p>
          </table:table-cell>
          <table:table-cell table:style-name="ce4" table:formula="of:=IF(MAX([.BE$1];[.$A29])*3+MIN([.BE$1];[.$A29])&gt;=65;1;0)" office:value-type="float" office:value="1" calcext:value-type="float">
            <text:p>1</text:p>
          </table:table-cell>
          <table:table-cell table:style-name="ce4" table:formula="of:=IF(MAX([.BF$1];[.$A29])*3+MIN([.BF$1];[.$A29])&gt;=65;1;0)" office:value-type="float" office:value="1" calcext:value-type="float">
            <text:p>1</text:p>
          </table:table-cell>
          <table:table-cell table:style-name="ce4" table:formula="of:=IF(MAX([.BG$1];[.$A29])*3+MIN([.BG$1];[.$A29])&gt;=65;1;0)" office:value-type="float" office:value="1" calcext:value-type="float">
            <text:p>1</text:p>
          </table:table-cell>
          <table:table-cell table:style-name="ce4" table:formula="of:=IF(MAX([.BH$1];[.$A29])*3+MIN([.BH$1];[.$A29])&gt;=65;1;0)" office:value-type="float" office:value="1" calcext:value-type="float">
            <text:p>1</text:p>
          </table:table-cell>
          <table:table-cell table:style-name="ce4" table:formula="of:=IF(MAX([.BI$1];[.$A29])*3+MIN([.BI$1];[.$A29])&gt;=65;1;0)" office:value-type="float" office:value="1" calcext:value-type="float">
            <text:p>1</text:p>
          </table:table-cell>
          <table:table-cell table:style-name="ce4" table:formula="of:=IF(MAX([.BJ$1];[.$A29])*3+MIN([.BJ$1];[.$A29])&gt;=65;1;0)" office:value-type="float" office:value="1" calcext:value-type="float">
            <text:p>1</text:p>
          </table:table-cell>
          <table:table-cell table:style-name="ce4" table:formula="of:=IF(MAX([.BK$1];[.$A29])*3+MIN([.BK$1];[.$A29])&gt;=65;1;0)" office:value-type="float" office:value="1" calcext:value-type="float">
            <text:p>1</text:p>
          </table:table-cell>
          <table:table-cell table:style-name="ce4" table:formula="of:=IF(MAX([.BL$1];[.$A29])*3+MIN([.BL$1];[.$A29])&gt;=65;1;0)" office:value-type="float" office:value="1" calcext:value-type="float">
            <text:p>1</text:p>
          </table:table-cell>
          <table:table-cell table:style-name="ce4" table:formula="of:=IF(MAX([.BM$1];[.$A29])*3+MIN([.BM$1];[.$A29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table:formula="of:=IF([$д.B30]=0;IF(AND(INDEX([$д.$B$2:.$BM$64];[.$A30]*3;[.B$1])&gt;0;INDEX([$д.$B$2:.$BM$64];[.$A30];[.B$1]*3)&gt;0;INDEX([$д.$B$2:.$BM$64];[.$A30];[.B$1]+1)&gt;0;INDEX([$д.$B$2:.$BM$64];[.$A30]+1;[.B$1])&gt;0);-2;0);[$д.B30])" office:value-type="float" office:value="1" calcext:value-type="float">
            <text:p>1</text:p>
          </table:table-cell>
          <table:table-cell table:style-name="ce1" table:formula="of:=IF([$д.C30]=0;IF(AND(INDEX([$д.$B$2:.$BM$64];[.$A30]*3;[.C$1])&gt;0;INDEX([$д.$B$2:.$BM$64];[.$A30];[.C$1]*3)&gt;0;INDEX([$д.$B$2:.$BM$64];[.$A30];[.C$1]+1)&gt;0;INDEX([$д.$B$2:.$BM$64];[.$A30]+1;[.C$1])&gt;0);-2;0);[$д.C30])" office:value-type="float" office:value="1" calcext:value-type="float">
            <text:p>1</text:p>
          </table:table-cell>
          <table:table-cell table:style-name="ce1" table:formula="of:=IF([$д.D30]=0;IF(AND(INDEX([$д.$B$2:.$BM$64];[.$A30]*3;[.D$1])&gt;0;INDEX([$д.$B$2:.$BM$64];[.$A30];[.D$1]*3)&gt;0;INDEX([$д.$B$2:.$BM$64];[.$A30];[.D$1]+1)&gt;0;INDEX([$д.$B$2:.$BM$64];[.$A30]+1;[.D$1])&gt;0);-2;0);[$д.D30])" office:value-type="float" office:value="1" calcext:value-type="float">
            <text:p>1</text:p>
          </table:table-cell>
          <table:table-cell table:style-name="ce1" table:formula="of:=IF([$д.E30]=0;IF(AND(INDEX([$д.$B$2:.$BM$64];[.$A30]*3;[.E$1])&gt;0;INDEX([$д.$B$2:.$BM$64];[.$A30];[.E$1]*3)&gt;0;INDEX([$д.$B$2:.$BM$64];[.$A30];[.E$1]+1)&gt;0;INDEX([$д.$B$2:.$BM$64];[.$A30]+1;[.E$1])&gt;0);-2;0);[$д.E30])" office:value-type="float" office:value="1" calcext:value-type="float">
            <text:p>1</text:p>
          </table:table-cell>
          <table:table-cell table:style-name="ce1" table:formula="of:=IF([$д.F30]=0;IF(AND(INDEX([$д.$B$2:.$BM$64];[.$A30]*3;[.F$1])&gt;0;INDEX([$д.$B$2:.$BM$64];[.$A30];[.F$1]*3)&gt;0;INDEX([$д.$B$2:.$BM$64];[.$A30];[.F$1]+1)&gt;0;INDEX([$д.$B$2:.$BM$64];[.$A30]+1;[.F$1])&gt;0);-2;0);[$д.F30])" office:value-type="float" office:value="1" calcext:value-type="float">
            <text:p>1</text:p>
          </table:table-cell>
          <table:table-cell table:style-name="ce1" table:formula="of:=IF([$д.G30]=0;IF(AND(INDEX([$д.$B$2:.$BM$64];[.$A30]*3;[.G$1])&gt;0;INDEX([$д.$B$2:.$BM$64];[.$A30];[.G$1]*3)&gt;0;INDEX([$д.$B$2:.$BM$64];[.$A30];[.G$1]+1)&gt;0;INDEX([$д.$B$2:.$BM$64];[.$A30]+1;[.G$1])&gt;0);-2;0);[$д.G30])" office:value-type="float" office:value="1" calcext:value-type="float">
            <text:p>1</text:p>
          </table:table-cell>
          <table:table-cell table:style-name="ce1" table:formula="of:=IF([$д.H30]=0;IF(AND(INDEX([$д.$B$2:.$BM$64];[.$A30]*3;[.H$1])&gt;0;INDEX([$д.$B$2:.$BM$64];[.$A30];[.H$1]*3)&gt;0;INDEX([$д.$B$2:.$BM$64];[.$A30];[.H$1]+1)&gt;0;INDEX([$д.$B$2:.$BM$64];[.$A30]+1;[.H$1])&gt;0);-2;0);[$д.H30])" office:value-type="float" office:value="1" calcext:value-type="float">
            <text:p>1</text:p>
          </table:table-cell>
          <table:table-cell table:style-name="ce1" table:formula="of:=IF([$д.I30]=0;IF(AND(INDEX([$д.$B$2:.$BM$64];[.$A30]*3;[.I$1])&gt;0;INDEX([$д.$B$2:.$BM$64];[.$A30];[.I$1]*3)&gt;0;INDEX([$д.$B$2:.$BM$64];[.$A30];[.I$1]+1)&gt;0;INDEX([$д.$B$2:.$BM$64];[.$A30]+1;[.I$1])&gt;0);-2;0);[$д.I30])" office:value-type="float" office:value="1" calcext:value-type="float">
            <text:p>1</text:p>
          </table:table-cell>
          <table:table-cell table:style-name="ce1" table:formula="of:=IF([$д.J30]=0;IF(AND(INDEX([$д.$B$2:.$BM$64];[.$A30]*3;[.J$1])&gt;0;INDEX([$д.$B$2:.$BM$64];[.$A30];[.J$1]*3)&gt;0;INDEX([$д.$B$2:.$BM$64];[.$A30];[.J$1]+1)&gt;0;INDEX([$д.$B$2:.$BM$64];[.$A30]+1;[.J$1])&gt;0);-2;0);[$д.J30])" office:value-type="float" office:value="1" calcext:value-type="float">
            <text:p>1</text:p>
          </table:table-cell>
          <table:table-cell table:style-name="ce1" table:formula="of:=IF([$д.K30]=0;IF(AND(INDEX([$д.$B$2:.$BM$64];[.$A30]*3;[.K$1])&gt;0;INDEX([$д.$B$2:.$BM$64];[.$A30];[.K$1]*3)&gt;0;INDEX([$д.$B$2:.$BM$64];[.$A30];[.K$1]+1)&gt;0;INDEX([$д.$B$2:.$BM$64];[.$A30]+1;[.K$1])&gt;0);-2;0);[$д.K30])" office:value-type="float" office:value="1" calcext:value-type="float">
            <text:p>1</text:p>
          </table:table-cell>
          <table:table-cell table:style-name="ce1" table:formula="of:=IF([$д.L30]=0;IF(AND(INDEX([$д.$B$2:.$BM$64];[.$A30]*3;[.L$1])&gt;0;INDEX([$д.$B$2:.$BM$64];[.$A30];[.L$1]*3)&gt;0;INDEX([$д.$B$2:.$BM$64];[.$A30];[.L$1]+1)&gt;0;INDEX([$д.$B$2:.$BM$64];[.$A30]+1;[.L$1])&gt;0);-2;0);[$д.L30])" office:value-type="float" office:value="1" calcext:value-type="float">
            <text:p>1</text:p>
          </table:table-cell>
          <table:table-cell table:style-name="ce1" table:formula="of:=IF([$д.M30]=0;IF(AND(INDEX([$д.$B$2:.$BM$64];[.$A30]*3;[.M$1])&gt;0;INDEX([$д.$B$2:.$BM$64];[.$A30];[.M$1]*3)&gt;0;INDEX([$д.$B$2:.$BM$64];[.$A30];[.M$1]+1)&gt;0;INDEX([$д.$B$2:.$BM$64];[.$A30]+1;[.M$1])&gt;0);-2;0);[$д.M30])" office:value-type="float" office:value="1" calcext:value-type="float">
            <text:p>1</text:p>
          </table:table-cell>
          <table:table-cell table:style-name="ce1" table:formula="of:=IF([$д.N30]=0;IF(AND(INDEX([$д.$B$2:.$BM$64];[.$A30]*3;[.N$1])&gt;0;INDEX([$д.$B$2:.$BM$64];[.$A30];[.N$1]*3)&gt;0;INDEX([$д.$B$2:.$BM$64];[.$A30];[.N$1]+1)&gt;0;INDEX([$д.$B$2:.$BM$64];[.$A30]+1;[.N$1])&gt;0);-2;0);[$д.N30])" office:value-type="float" office:value="1" calcext:value-type="float">
            <text:p>1</text:p>
          </table:table-cell>
          <table:table-cell table:style-name="ce1" table:formula="of:=IF([$д.O30]=0;IF(AND(INDEX([$д.$B$2:.$BM$64];[.$A30]*3;[.O$1])&gt;0;INDEX([$д.$B$2:.$BM$64];[.$A30];[.O$1]*3)&gt;0;INDEX([$д.$B$2:.$BM$64];[.$A30];[.O$1]+1)&gt;0;INDEX([$д.$B$2:.$BM$64];[.$A30]+1;[.O$1])&gt;0);-2;0);[$д.O30])" office:value-type="float" office:value="1" calcext:value-type="float">
            <text:p>1</text:p>
          </table:table-cell>
          <table:table-cell table:style-name="ce1" table:formula="of:=IF([$д.P30]=0;IF(AND(INDEX([$д.$B$2:.$BM$64];[.$A30]*3;[.P$1])&gt;0;INDEX([$д.$B$2:.$BM$64];[.$A30];[.P$1]*3)&gt;0;INDEX([$д.$B$2:.$BM$64];[.$A30];[.P$1]+1)&gt;0;INDEX([$д.$B$2:.$BM$64];[.$A30]+1;[.P$1])&gt;0);-2;0);[$д.P30])" office:value-type="float" office:value="1" calcext:value-type="float">
            <text:p>1</text:p>
          </table:table-cell>
          <table:table-cell table:style-name="ce1" table:formula="of:=IF([$д.Q30]=0;IF(AND(INDEX([$д.$B$2:.$BM$64];[.$A30]*3;[.Q$1])&gt;0;INDEX([$д.$B$2:.$BM$64];[.$A30];[.Q$1]*3)&gt;0;INDEX([$д.$B$2:.$BM$64];[.$A30];[.Q$1]+1)&gt;0;INDEX([$д.$B$2:.$BM$64];[.$A30]+1;[.Q$1])&gt;0);-2;0);[$д.Q30])" office:value-type="float" office:value="1" calcext:value-type="float">
            <text:p>1</text:p>
          </table:table-cell>
          <table:table-cell table:style-name="ce1" table:formula="of:=IF([$д.R30]=0;IF(AND(INDEX([$д.$B$2:.$BM$64];[.$A30]*3;[.R$1])&gt;0;INDEX([$д.$B$2:.$BM$64];[.$A30];[.R$1]*3)&gt;0;INDEX([$д.$B$2:.$BM$64];[.$A30];[.R$1]+1)&gt;0;INDEX([$д.$B$2:.$BM$64];[.$A30]+1;[.R$1])&gt;0);-2;0);[$д.R30])" office:value-type="float" office:value="1" calcext:value-type="float">
            <text:p>1</text:p>
          </table:table-cell>
          <table:table-cell table:style-name="ce1" table:formula="of:=IF([$д.S30]=0;IF(AND(INDEX([$д.$B$2:.$BM$64];[.$A30]*3;[.S$1])&gt;0;INDEX([$д.$B$2:.$BM$64];[.$A30];[.S$1]*3)&gt;0;INDEX([$д.$B$2:.$BM$64];[.$A30];[.S$1]+1)&gt;0;INDEX([$д.$B$2:.$BM$64];[.$A30]+1;[.S$1])&gt;0);-2;0);[$д.S30])" office:value-type="float" office:value="1" calcext:value-type="float">
            <text:p>1</text:p>
          </table:table-cell>
          <table:table-cell table:style-name="ce1" table:formula="of:=IF([$д.T30]=0;IF(AND(INDEX([$д.$B$2:.$BM$64];[.$A30]*3;[.T$1])&gt;0;INDEX([$д.$B$2:.$BM$64];[.$A30];[.T$1]*3)&gt;0;INDEX([$д.$B$2:.$BM$64];[.$A30];[.T$1]+1)&gt;0;INDEX([$д.$B$2:.$BM$64];[.$A30]+1;[.T$1])&gt;0);-2;0);[$д.T30])" office:value-type="float" office:value="1" calcext:value-type="float">
            <text:p>1</text:p>
          </table:table-cell>
          <table:table-cell table:style-name="ce1" table:formula="of:=IF([$д.U30]=0;IF(AND(INDEX([$д.$B$2:.$BM$64];[.$A30]*3;[.U$1])&gt;0;INDEX([$д.$B$2:.$BM$64];[.$A30];[.U$1]*3)&gt;0;INDEX([$д.$B$2:.$BM$64];[.$A30];[.U$1]+1)&gt;0;INDEX([$д.$B$2:.$BM$64];[.$A30]+1;[.U$1])&gt;0);-2;0);[$д.U30])" office:value-type="float" office:value="1" calcext:value-type="float">
            <text:p>1</text:p>
          </table:table-cell>
          <table:table-cell table:style-name="ce2" table:formula="of:=IF([$д.V30]=0;IF(OR(INDEX([$д.$B$2:.$BM$64];[.$A30]*3;[.V$1])&lt;0;INDEX([$д.$B$2:.$BM$64];[.$A30];[.V$1]*3)&lt;0;INDEX([$д.$B$2:.$BM$64];[.$A30];[.V$1]+1)&lt;0;INDEX([$д.$B$2:.$BM$64];[.$A30]+1;[.V$1])&lt;0);2;0);[$д.V30])" office:value-type="float" office:value="1" calcext:value-type="float">
            <text:p>1</text:p>
          </table:table-cell>
          <table:table-cell table:style-name="ce3" table:formula="of:=IF([$д.W30]=0;IF(AND(INDEX([$д.$B$2:.$BM$64];[.$A30]*3;[.W$1])&gt;0;INDEX([$д.$B$2:.$BM$64];[.$A30];[.W$1]*3)&gt;0;INDEX([$д.$B$2:.$BM$64];[.$A30];[.W$1]+1)&gt;0;INDEX([$д.$B$2:.$BM$64];[.$A30]+1;[.W$1])&gt;0);-1;0);[$д.W30])" office:value-type="float" office:value="1" calcext:value-type="float">
            <text:p>1</text:p>
          </table:table-cell>
          <table:table-cell table:style-name="ce4" table:formula="of:=IF([$д.X30]=0;IF(OR(INDEX([$д.$B$2:.$BM$64];[.$A30]*3;[.X$1])&gt;0;INDEX([$д.$B$2:.$BM$64];[.$A30];[.X$1]*3)&gt;0;INDEX([$д.$B$2:.$BM$64];[.$A30];[.X$1]+1)&gt;0;INDEX([$д.$B$2:.$BM$64];[.$A30]+1;[.X$1])&gt;0);-1;0);[$д.X30])" office:value-type="float" office:value="1" calcext:value-type="float">
            <text:p>1</text:p>
          </table:table-cell>
          <table:table-cell table:style-name="ce4" table:formula="of:=IF([$д.Y30]=0;IF(OR(INDEX([$д.$B$2:.$BM$64];[.$A30]*3;[.Y$1])&gt;0;INDEX([$д.$B$2:.$BM$64];[.$A30];[.Y$1]*3)&gt;0;INDEX([$д.$B$2:.$BM$64];[.$A30];[.Y$1]+1)&gt;0;INDEX([$д.$B$2:.$BM$64];[.$A30]+1;[.Y$1])&gt;0);-1;0);[$д.Y30])" office:value-type="float" office:value="1" calcext:value-type="float">
            <text:p>1</text:p>
          </table:table-cell>
          <table:table-cell table:style-name="ce4" table:formula="of:=IF([$д.Z30]=0;IF(OR(INDEX([$д.$B$2:.$BM$64];[.$A30]*3;[.Z$1])&gt;0;INDEX([$д.$B$2:.$BM$64];[.$A30];[.Z$1]*3)&gt;0;INDEX([$д.$B$2:.$BM$64];[.$A30];[.Z$1]+1)&gt;0;INDEX([$д.$B$2:.$BM$64];[.$A30]+1;[.Z$1])&gt;0);-1;0);[$д.Z30])" office:value-type="float" office:value="1" calcext:value-type="float">
            <text:p>1</text:p>
          </table:table-cell>
          <table:table-cell table:style-name="ce4" table:formula="of:=IF([$д.AA30]=0;IF(OR(INDEX([$д.$B$2:.$BM$64];[.$A30]*3;[.AA$1])&gt;0;INDEX([$д.$B$2:.$BM$64];[.$A30];[.AA$1]*3)&gt;0;INDEX([$д.$B$2:.$BM$64];[.$A30];[.AA$1]+1)&gt;0;INDEX([$д.$B$2:.$BM$64];[.$A30]+1;[.AA$1])&gt;0);-1;0);[$д.AA30])" office:value-type="float" office:value="1" calcext:value-type="float">
            <text:p>1</text:p>
          </table:table-cell>
          <table:table-cell table:style-name="ce4" table:formula="of:=IF([$д.AB30]=0;IF(OR(INDEX([$д.$B$2:.$BM$64];[.$A30]*3;[.AB$1])&gt;0;INDEX([$д.$B$2:.$BM$64];[.$A30];[.AB$1]*3)&gt;0;INDEX([$д.$B$2:.$BM$64];[.$A30];[.AB$1]+1)&gt;0;INDEX([$д.$B$2:.$BM$64];[.$A30]+1;[.AB$1])&gt;0);-1;0);[$д.AB30])" office:value-type="float" office:value="1" calcext:value-type="float">
            <text:p>1</text:p>
          </table:table-cell>
          <table:table-cell table:style-name="ce4" table:formula="of:=IF([$д.AC30]=0;IF(OR(INDEX([$д.$B$2:.$BM$64];[.$A30]*3;[.AC$1])&gt;0;INDEX([$д.$B$2:.$BM$64];[.$A30];[.AC$1]*3)&gt;0;INDEX([$д.$B$2:.$BM$64];[.$A30];[.AC$1]+1)&gt;0;INDEX([$д.$B$2:.$BM$64];[.$A30]+1;[.AC$1])&gt;0);-1;0);[$д.AC30])" office:value-type="float" office:value="1" calcext:value-type="float">
            <text:p>1</text:p>
          </table:table-cell>
          <table:table-cell table:style-name="ce4" table:formula="of:=IF(MAX([.AD$1];[.$A30])*3+MIN([.AD$1];[.$A30])&gt;=65;1;0)" office:value-type="float" office:value="1" calcext:value-type="float">
            <text:p>1</text:p>
          </table:table-cell>
          <table:table-cell table:style-name="ce4" table:formula="of:=IF(MAX([.AE$1];[.$A30])*3+MIN([.AE$1];[.$A30])&gt;=65;1;0)" office:value-type="float" office:value="1" calcext:value-type="float">
            <text:p>1</text:p>
          </table:table-cell>
          <table:table-cell table:style-name="ce4" table:formula="of:=IF(MAX([.AF$1];[.$A30])*3+MIN([.AF$1];[.$A30])&gt;=65;1;0)" office:value-type="float" office:value="1" calcext:value-type="float">
            <text:p>1</text:p>
          </table:table-cell>
          <table:table-cell table:style-name="ce4" table:formula="of:=IF(MAX([.AG$1];[.$A30])*3+MIN([.AG$1];[.$A30])&gt;=65;1;0)" office:value-type="float" office:value="1" calcext:value-type="float">
            <text:p>1</text:p>
          </table:table-cell>
          <table:table-cell table:style-name="ce4" table:formula="of:=IF(MAX([.AH$1];[.$A30])*3+MIN([.AH$1];[.$A30])&gt;=65;1;0)" office:value-type="float" office:value="1" calcext:value-type="float">
            <text:p>1</text:p>
          </table:table-cell>
          <table:table-cell table:style-name="ce4" table:formula="of:=IF(MAX([.AI$1];[.$A30])*3+MIN([.AI$1];[.$A30])&gt;=65;1;0)" office:value-type="float" office:value="1" calcext:value-type="float">
            <text:p>1</text:p>
          </table:table-cell>
          <table:table-cell table:style-name="ce4" table:formula="of:=IF(MAX([.AJ$1];[.$A30])*3+MIN([.AJ$1];[.$A30])&gt;=65;1;0)" office:value-type="float" office:value="1" calcext:value-type="float">
            <text:p>1</text:p>
          </table:table-cell>
          <table:table-cell table:style-name="ce4" table:formula="of:=IF(MAX([.AK$1];[.$A30])*3+MIN([.AK$1];[.$A30])&gt;=65;1;0)" office:value-type="float" office:value="1" calcext:value-type="float">
            <text:p>1</text:p>
          </table:table-cell>
          <table:table-cell table:style-name="ce4" table:formula="of:=IF(MAX([.AL$1];[.$A30])*3+MIN([.AL$1];[.$A30])&gt;=65;1;0)" office:value-type="float" office:value="1" calcext:value-type="float">
            <text:p>1</text:p>
          </table:table-cell>
          <table:table-cell table:style-name="ce4" table:formula="of:=IF(MAX([.AM$1];[.$A30])*3+MIN([.AM$1];[.$A30])&gt;=65;1;0)" office:value-type="float" office:value="1" calcext:value-type="float">
            <text:p>1</text:p>
          </table:table-cell>
          <table:table-cell table:style-name="ce4" table:formula="of:=IF(MAX([.AN$1];[.$A30])*3+MIN([.AN$1];[.$A30])&gt;=65;1;0)" office:value-type="float" office:value="1" calcext:value-type="float">
            <text:p>1</text:p>
          </table:table-cell>
          <table:table-cell table:style-name="ce4" table:formula="of:=IF(MAX([.AO$1];[.$A30])*3+MIN([.AO$1];[.$A30])&gt;=65;1;0)" office:value-type="float" office:value="1" calcext:value-type="float">
            <text:p>1</text:p>
          </table:table-cell>
          <table:table-cell table:style-name="ce4" table:formula="of:=IF(MAX([.AP$1];[.$A30])*3+MIN([.AP$1];[.$A30])&gt;=65;1;0)" office:value-type="float" office:value="1" calcext:value-type="float">
            <text:p>1</text:p>
          </table:table-cell>
          <table:table-cell table:style-name="ce4" table:formula="of:=IF(MAX([.AQ$1];[.$A30])*3+MIN([.AQ$1];[.$A30])&gt;=65;1;0)" office:value-type="float" office:value="1" calcext:value-type="float">
            <text:p>1</text:p>
          </table:table-cell>
          <table:table-cell table:style-name="ce4" table:formula="of:=IF(MAX([.AR$1];[.$A30])*3+MIN([.AR$1];[.$A30])&gt;=65;1;0)" office:value-type="float" office:value="1" calcext:value-type="float">
            <text:p>1</text:p>
          </table:table-cell>
          <table:table-cell table:style-name="ce4" table:formula="of:=IF(MAX([.AS$1];[.$A30])*3+MIN([.AS$1];[.$A30])&gt;=65;1;0)" office:value-type="float" office:value="1" calcext:value-type="float">
            <text:p>1</text:p>
          </table:table-cell>
          <table:table-cell table:style-name="ce4" table:formula="of:=IF(MAX([.AT$1];[.$A30])*3+MIN([.AT$1];[.$A30])&gt;=65;1;0)" office:value-type="float" office:value="1" calcext:value-type="float">
            <text:p>1</text:p>
          </table:table-cell>
          <table:table-cell table:style-name="ce4" table:formula="of:=IF(MAX([.AU$1];[.$A30])*3+MIN([.AU$1];[.$A30])&gt;=65;1;0)" office:value-type="float" office:value="1" calcext:value-type="float">
            <text:p>1</text:p>
          </table:table-cell>
          <table:table-cell table:style-name="ce4" table:formula="of:=IF(MAX([.AV$1];[.$A30])*3+MIN([.AV$1];[.$A30])&gt;=65;1;0)" office:value-type="float" office:value="1" calcext:value-type="float">
            <text:p>1</text:p>
          </table:table-cell>
          <table:table-cell table:style-name="ce4" table:formula="of:=IF(MAX([.AW$1];[.$A30])*3+MIN([.AW$1];[.$A30])&gt;=65;1;0)" office:value-type="float" office:value="1" calcext:value-type="float">
            <text:p>1</text:p>
          </table:table-cell>
          <table:table-cell table:style-name="ce4" table:formula="of:=IF(MAX([.AX$1];[.$A30])*3+MIN([.AX$1];[.$A30])&gt;=65;1;0)" office:value-type="float" office:value="1" calcext:value-type="float">
            <text:p>1</text:p>
          </table:table-cell>
          <table:table-cell table:style-name="ce4" table:formula="of:=IF(MAX([.AY$1];[.$A30])*3+MIN([.AY$1];[.$A30])&gt;=65;1;0)" office:value-type="float" office:value="1" calcext:value-type="float">
            <text:p>1</text:p>
          </table:table-cell>
          <table:table-cell table:style-name="ce4" table:formula="of:=IF(MAX([.AZ$1];[.$A30])*3+MIN([.AZ$1];[.$A30])&gt;=65;1;0)" office:value-type="float" office:value="1" calcext:value-type="float">
            <text:p>1</text:p>
          </table:table-cell>
          <table:table-cell table:style-name="ce4" table:formula="of:=IF(MAX([.BA$1];[.$A30])*3+MIN([.BA$1];[.$A30])&gt;=65;1;0)" office:value-type="float" office:value="1" calcext:value-type="float">
            <text:p>1</text:p>
          </table:table-cell>
          <table:table-cell table:style-name="ce4" table:formula="of:=IF(MAX([.BB$1];[.$A30])*3+MIN([.BB$1];[.$A30])&gt;=65;1;0)" office:value-type="float" office:value="1" calcext:value-type="float">
            <text:p>1</text:p>
          </table:table-cell>
          <table:table-cell table:style-name="ce4" table:formula="of:=IF(MAX([.BC$1];[.$A30])*3+MIN([.BC$1];[.$A30])&gt;=65;1;0)" office:value-type="float" office:value="1" calcext:value-type="float">
            <text:p>1</text:p>
          </table:table-cell>
          <table:table-cell table:style-name="ce4" table:formula="of:=IF(MAX([.BD$1];[.$A30])*3+MIN([.BD$1];[.$A30])&gt;=65;1;0)" office:value-type="float" office:value="1" calcext:value-type="float">
            <text:p>1</text:p>
          </table:table-cell>
          <table:table-cell table:style-name="ce4" table:formula="of:=IF(MAX([.BE$1];[.$A30])*3+MIN([.BE$1];[.$A30])&gt;=65;1;0)" office:value-type="float" office:value="1" calcext:value-type="float">
            <text:p>1</text:p>
          </table:table-cell>
          <table:table-cell table:style-name="ce4" table:formula="of:=IF(MAX([.BF$1];[.$A30])*3+MIN([.BF$1];[.$A30])&gt;=65;1;0)" office:value-type="float" office:value="1" calcext:value-type="float">
            <text:p>1</text:p>
          </table:table-cell>
          <table:table-cell table:style-name="ce4" table:formula="of:=IF(MAX([.BG$1];[.$A30])*3+MIN([.BG$1];[.$A30])&gt;=65;1;0)" office:value-type="float" office:value="1" calcext:value-type="float">
            <text:p>1</text:p>
          </table:table-cell>
          <table:table-cell table:style-name="ce4" table:formula="of:=IF(MAX([.BH$1];[.$A30])*3+MIN([.BH$1];[.$A30])&gt;=65;1;0)" office:value-type="float" office:value="1" calcext:value-type="float">
            <text:p>1</text:p>
          </table:table-cell>
          <table:table-cell table:style-name="ce4" table:formula="of:=IF(MAX([.BI$1];[.$A30])*3+MIN([.BI$1];[.$A30])&gt;=65;1;0)" office:value-type="float" office:value="1" calcext:value-type="float">
            <text:p>1</text:p>
          </table:table-cell>
          <table:table-cell table:style-name="ce4" table:formula="of:=IF(MAX([.BJ$1];[.$A30])*3+MIN([.BJ$1];[.$A30])&gt;=65;1;0)" office:value-type="float" office:value="1" calcext:value-type="float">
            <text:p>1</text:p>
          </table:table-cell>
          <table:table-cell table:style-name="ce4" table:formula="of:=IF(MAX([.BK$1];[.$A30])*3+MIN([.BK$1];[.$A30])&gt;=65;1;0)" office:value-type="float" office:value="1" calcext:value-type="float">
            <text:p>1</text:p>
          </table:table-cell>
          <table:table-cell table:style-name="ce4" table:formula="of:=IF(MAX([.BL$1];[.$A30])*3+MIN([.BL$1];[.$A30])&gt;=65;1;0)" office:value-type="float" office:value="1" calcext:value-type="float">
            <text:p>1</text:p>
          </table:table-cell>
          <table:table-cell table:style-name="ce4" table:formula="of:=IF(MAX([.BM$1];[.$A30])*3+MIN([.BM$1];[.$A30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table:formula="of:=IF([$д.B31]=0;IF(AND(INDEX([$д.$B$2:.$BM$64];[.$A31]*3;[.B$1])&gt;0;INDEX([$д.$B$2:.$BM$64];[.$A31];[.B$1]*3)&gt;0;INDEX([$д.$B$2:.$BM$64];[.$A31];[.B$1]+1)&gt;0;INDEX([$д.$B$2:.$BM$64];[.$A31]+1;[.B$1])&gt;0);-2;0);[$д.B31])" office:value-type="float" office:value="1" calcext:value-type="float">
            <text:p>1</text:p>
          </table:table-cell>
          <table:table-cell table:style-name="ce1" table:formula="of:=IF([$д.C31]=0;IF(AND(INDEX([$д.$B$2:.$BM$64];[.$A31]*3;[.C$1])&gt;0;INDEX([$д.$B$2:.$BM$64];[.$A31];[.C$1]*3)&gt;0;INDEX([$д.$B$2:.$BM$64];[.$A31];[.C$1]+1)&gt;0;INDEX([$д.$B$2:.$BM$64];[.$A31]+1;[.C$1])&gt;0);-2;0);[$д.C31])" office:value-type="float" office:value="1" calcext:value-type="float">
            <text:p>1</text:p>
          </table:table-cell>
          <table:table-cell table:style-name="ce1" table:formula="of:=IF([$д.D31]=0;IF(AND(INDEX([$д.$B$2:.$BM$64];[.$A31]*3;[.D$1])&gt;0;INDEX([$д.$B$2:.$BM$64];[.$A31];[.D$1]*3)&gt;0;INDEX([$д.$B$2:.$BM$64];[.$A31];[.D$1]+1)&gt;0;INDEX([$д.$B$2:.$BM$64];[.$A31]+1;[.D$1])&gt;0);-2;0);[$д.D31])" office:value-type="float" office:value="1" calcext:value-type="float">
            <text:p>1</text:p>
          </table:table-cell>
          <table:table-cell table:style-name="ce1" table:formula="of:=IF([$д.E31]=0;IF(AND(INDEX([$д.$B$2:.$BM$64];[.$A31]*3;[.E$1])&gt;0;INDEX([$д.$B$2:.$BM$64];[.$A31];[.E$1]*3)&gt;0;INDEX([$д.$B$2:.$BM$64];[.$A31];[.E$1]+1)&gt;0;INDEX([$д.$B$2:.$BM$64];[.$A31]+1;[.E$1])&gt;0);-2;0);[$д.E31])" office:value-type="float" office:value="1" calcext:value-type="float">
            <text:p>1</text:p>
          </table:table-cell>
          <table:table-cell table:style-name="ce1" table:formula="of:=IF([$д.F31]=0;IF(AND(INDEX([$д.$B$2:.$BM$64];[.$A31]*3;[.F$1])&gt;0;INDEX([$д.$B$2:.$BM$64];[.$A31];[.F$1]*3)&gt;0;INDEX([$д.$B$2:.$BM$64];[.$A31];[.F$1]+1)&gt;0;INDEX([$д.$B$2:.$BM$64];[.$A31]+1;[.F$1])&gt;0);-2;0);[$д.F31])" office:value-type="float" office:value="1" calcext:value-type="float">
            <text:p>1</text:p>
          </table:table-cell>
          <table:table-cell table:style-name="ce1" table:formula="of:=IF([$д.G31]=0;IF(AND(INDEX([$д.$B$2:.$BM$64];[.$A31]*3;[.G$1])&gt;0;INDEX([$д.$B$2:.$BM$64];[.$A31];[.G$1]*3)&gt;0;INDEX([$д.$B$2:.$BM$64];[.$A31];[.G$1]+1)&gt;0;INDEX([$д.$B$2:.$BM$64];[.$A31]+1;[.G$1])&gt;0);-2;0);[$д.G31])" office:value-type="float" office:value="1" calcext:value-type="float">
            <text:p>1</text:p>
          </table:table-cell>
          <table:table-cell table:style-name="ce1" table:formula="of:=IF([$д.H31]=0;IF(AND(INDEX([$д.$B$2:.$BM$64];[.$A31]*3;[.H$1])&gt;0;INDEX([$д.$B$2:.$BM$64];[.$A31];[.H$1]*3)&gt;0;INDEX([$д.$B$2:.$BM$64];[.$A31];[.H$1]+1)&gt;0;INDEX([$д.$B$2:.$BM$64];[.$A31]+1;[.H$1])&gt;0);-2;0);[$д.H31])" office:value-type="float" office:value="1" calcext:value-type="float">
            <text:p>1</text:p>
          </table:table-cell>
          <table:table-cell table:style-name="ce1" table:formula="of:=IF([$д.I31]=0;IF(AND(INDEX([$д.$B$2:.$BM$64];[.$A31]*3;[.I$1])&gt;0;INDEX([$д.$B$2:.$BM$64];[.$A31];[.I$1]*3)&gt;0;INDEX([$д.$B$2:.$BM$64];[.$A31];[.I$1]+1)&gt;0;INDEX([$д.$B$2:.$BM$64];[.$A31]+1;[.I$1])&gt;0);-2;0);[$д.I31])" office:value-type="float" office:value="1" calcext:value-type="float">
            <text:p>1</text:p>
          </table:table-cell>
          <table:table-cell table:style-name="ce1" table:formula="of:=IF([$д.J31]=0;IF(AND(INDEX([$д.$B$2:.$BM$64];[.$A31]*3;[.J$1])&gt;0;INDEX([$д.$B$2:.$BM$64];[.$A31];[.J$1]*3)&gt;0;INDEX([$д.$B$2:.$BM$64];[.$A31];[.J$1]+1)&gt;0;INDEX([$д.$B$2:.$BM$64];[.$A31]+1;[.J$1])&gt;0);-2;0);[$д.J31])" office:value-type="float" office:value="1" calcext:value-type="float">
            <text:p>1</text:p>
          </table:table-cell>
          <table:table-cell table:style-name="ce1" table:formula="of:=IF([$д.K31]=0;IF(AND(INDEX([$д.$B$2:.$BM$64];[.$A31]*3;[.K$1])&gt;0;INDEX([$д.$B$2:.$BM$64];[.$A31];[.K$1]*3)&gt;0;INDEX([$д.$B$2:.$BM$64];[.$A31];[.K$1]+1)&gt;0;INDEX([$д.$B$2:.$BM$64];[.$A31]+1;[.K$1])&gt;0);-2;0);[$д.K31])" office:value-type="float" office:value="1" calcext:value-type="float">
            <text:p>1</text:p>
          </table:table-cell>
          <table:table-cell table:style-name="ce1" table:formula="of:=IF([$д.L31]=0;IF(AND(INDEX([$д.$B$2:.$BM$64];[.$A31]*3;[.L$1])&gt;0;INDEX([$д.$B$2:.$BM$64];[.$A31];[.L$1]*3)&gt;0;INDEX([$д.$B$2:.$BM$64];[.$A31];[.L$1]+1)&gt;0;INDEX([$д.$B$2:.$BM$64];[.$A31]+1;[.L$1])&gt;0);-2;0);[$д.L31])" office:value-type="float" office:value="1" calcext:value-type="float">
            <text:p>1</text:p>
          </table:table-cell>
          <table:table-cell table:style-name="ce1" table:formula="of:=IF([$д.M31]=0;IF(AND(INDEX([$д.$B$2:.$BM$64];[.$A31]*3;[.M$1])&gt;0;INDEX([$д.$B$2:.$BM$64];[.$A31];[.M$1]*3)&gt;0;INDEX([$д.$B$2:.$BM$64];[.$A31];[.M$1]+1)&gt;0;INDEX([$д.$B$2:.$BM$64];[.$A31]+1;[.M$1])&gt;0);-2;0);[$д.M31])" office:value-type="float" office:value="1" calcext:value-type="float">
            <text:p>1</text:p>
          </table:table-cell>
          <table:table-cell table:style-name="ce1" table:formula="of:=IF([$д.N31]=0;IF(AND(INDEX([$д.$B$2:.$BM$64];[.$A31]*3;[.N$1])&gt;0;INDEX([$д.$B$2:.$BM$64];[.$A31];[.N$1]*3)&gt;0;INDEX([$д.$B$2:.$BM$64];[.$A31];[.N$1]+1)&gt;0;INDEX([$д.$B$2:.$BM$64];[.$A31]+1;[.N$1])&gt;0);-2;0);[$д.N31])" office:value-type="float" office:value="1" calcext:value-type="float">
            <text:p>1</text:p>
          </table:table-cell>
          <table:table-cell table:style-name="ce1" table:formula="of:=IF([$д.O31]=0;IF(AND(INDEX([$д.$B$2:.$BM$64];[.$A31]*3;[.O$1])&gt;0;INDEX([$д.$B$2:.$BM$64];[.$A31];[.O$1]*3)&gt;0;INDEX([$д.$B$2:.$BM$64];[.$A31];[.O$1]+1)&gt;0;INDEX([$д.$B$2:.$BM$64];[.$A31]+1;[.O$1])&gt;0);-2;0);[$д.O31])" office:value-type="float" office:value="1" calcext:value-type="float">
            <text:p>1</text:p>
          </table:table-cell>
          <table:table-cell table:style-name="ce1" table:formula="of:=IF([$д.P31]=0;IF(AND(INDEX([$д.$B$2:.$BM$64];[.$A31]*3;[.P$1])&gt;0;INDEX([$д.$B$2:.$BM$64];[.$A31];[.P$1]*3)&gt;0;INDEX([$д.$B$2:.$BM$64];[.$A31];[.P$1]+1)&gt;0;INDEX([$д.$B$2:.$BM$64];[.$A31]+1;[.P$1])&gt;0);-2;0);[$д.P31])" office:value-type="float" office:value="1" calcext:value-type="float">
            <text:p>1</text:p>
          </table:table-cell>
          <table:table-cell table:style-name="ce1" table:formula="of:=IF([$д.Q31]=0;IF(AND(INDEX([$д.$B$2:.$BM$64];[.$A31]*3;[.Q$1])&gt;0;INDEX([$д.$B$2:.$BM$64];[.$A31];[.Q$1]*3)&gt;0;INDEX([$д.$B$2:.$BM$64];[.$A31];[.Q$1]+1)&gt;0;INDEX([$д.$B$2:.$BM$64];[.$A31]+1;[.Q$1])&gt;0);-2;0);[$д.Q31])" office:value-type="float" office:value="1" calcext:value-type="float">
            <text:p>1</text:p>
          </table:table-cell>
          <table:table-cell table:style-name="ce1" table:formula="of:=IF([$д.R31]=0;IF(AND(INDEX([$д.$B$2:.$BM$64];[.$A31]*3;[.R$1])&gt;0;INDEX([$д.$B$2:.$BM$64];[.$A31];[.R$1]*3)&gt;0;INDEX([$д.$B$2:.$BM$64];[.$A31];[.R$1]+1)&gt;0;INDEX([$д.$B$2:.$BM$64];[.$A31]+1;[.R$1])&gt;0);-2;0);[$д.R31])" office:value-type="float" office:value="1" calcext:value-type="float">
            <text:p>1</text:p>
          </table:table-cell>
          <table:table-cell table:style-name="ce1" table:formula="of:=IF([$д.S31]=0;IF(AND(INDEX([$д.$B$2:.$BM$64];[.$A31]*3;[.S$1])&gt;0;INDEX([$д.$B$2:.$BM$64];[.$A31];[.S$1]*3)&gt;0;INDEX([$д.$B$2:.$BM$64];[.$A31];[.S$1]+1)&gt;0;INDEX([$д.$B$2:.$BM$64];[.$A31]+1;[.S$1])&gt;0);-2;0);[$д.S31])" office:value-type="float" office:value="1" calcext:value-type="float">
            <text:p>1</text:p>
          </table:table-cell>
          <table:table-cell table:style-name="ce1" table:formula="of:=IF([$д.T31]=0;IF(AND(INDEX([$д.$B$2:.$BM$64];[.$A31]*3;[.T$1])&gt;0;INDEX([$д.$B$2:.$BM$64];[.$A31];[.T$1]*3)&gt;0;INDEX([$д.$B$2:.$BM$64];[.$A31];[.T$1]+1)&gt;0;INDEX([$д.$B$2:.$BM$64];[.$A31]+1;[.T$1])&gt;0);-2;0);[$д.T31])" office:value-type="float" office:value="1" calcext:value-type="float">
            <text:p>1</text:p>
          </table:table-cell>
          <table:table-cell table:style-name="ce1" table:formula="of:=IF([$д.U31]=0;IF(AND(INDEX([$д.$B$2:.$BM$64];[.$A31]*3;[.U$1])&gt;0;INDEX([$д.$B$2:.$BM$64];[.$A31];[.U$1]*3)&gt;0;INDEX([$д.$B$2:.$BM$64];[.$A31];[.U$1]+1)&gt;0;INDEX([$д.$B$2:.$BM$64];[.$A31]+1;[.U$1])&gt;0);-2;0);[$д.U31])" office:value-type="float" office:value="1" calcext:value-type="float">
            <text:p>1</text:p>
          </table:table-cell>
          <table:table-cell table:style-name="ce2" table:formula="of:=IF([$д.V31]=0;IF(OR(INDEX([$д.$B$2:.$BM$64];[.$A31]*3;[.V$1])&lt;0;INDEX([$д.$B$2:.$BM$64];[.$A31];[.V$1]*3)&lt;0;INDEX([$д.$B$2:.$BM$64];[.$A31];[.V$1]+1)&lt;0;INDEX([$д.$B$2:.$BM$64];[.$A31]+1;[.V$1])&lt;0);2;0);[$д.V31])" office:value-type="float" office:value="1" calcext:value-type="float">
            <text:p>1</text:p>
          </table:table-cell>
          <table:table-cell table:style-name="ce3" table:formula="of:=IF([$д.W31]=0;IF(AND(INDEX([$д.$B$2:.$BM$64];[.$A31]*3;[.W$1])&gt;0;INDEX([$д.$B$2:.$BM$64];[.$A31];[.W$1]*3)&gt;0;INDEX([$д.$B$2:.$BM$64];[.$A31];[.W$1]+1)&gt;0;INDEX([$д.$B$2:.$BM$64];[.$A31]+1;[.W$1])&gt;0);-1;0);[$д.W31])" office:value-type="float" office:value="1" calcext:value-type="float">
            <text:p>1</text:p>
          </table:table-cell>
          <table:table-cell table:style-name="ce4" table:formula="of:=IF([$д.X31]=0;IF(OR(INDEX([$д.$B$2:.$BM$64];[.$A31]*3;[.X$1])&gt;0;INDEX([$д.$B$2:.$BM$64];[.$A31];[.X$1]*3)&gt;0;INDEX([$д.$B$2:.$BM$64];[.$A31];[.X$1]+1)&gt;0;INDEX([$д.$B$2:.$BM$64];[.$A31]+1;[.X$1])&gt;0);-1;0);[$д.X31])" office:value-type="float" office:value="1" calcext:value-type="float">
            <text:p>1</text:p>
          </table:table-cell>
          <table:table-cell table:style-name="ce4" table:formula="of:=IF([$д.Y31]=0;IF(OR(INDEX([$д.$B$2:.$BM$64];[.$A31]*3;[.Y$1])&gt;0;INDEX([$д.$B$2:.$BM$64];[.$A31];[.Y$1]*3)&gt;0;INDEX([$д.$B$2:.$BM$64];[.$A31];[.Y$1]+1)&gt;0;INDEX([$д.$B$2:.$BM$64];[.$A31]+1;[.Y$1])&gt;0);-1;0);[$д.Y31])" office:value-type="float" office:value="1" calcext:value-type="float">
            <text:p>1</text:p>
          </table:table-cell>
          <table:table-cell table:style-name="ce4" table:formula="of:=IF([$д.Z31]=0;IF(OR(INDEX([$д.$B$2:.$BM$64];[.$A31]*3;[.Z$1])&gt;0;INDEX([$д.$B$2:.$BM$64];[.$A31];[.Z$1]*3)&gt;0;INDEX([$д.$B$2:.$BM$64];[.$A31];[.Z$1]+1)&gt;0;INDEX([$д.$B$2:.$BM$64];[.$A31]+1;[.Z$1])&gt;0);-1;0);[$д.Z31])" office:value-type="float" office:value="1" calcext:value-type="float">
            <text:p>1</text:p>
          </table:table-cell>
          <table:table-cell table:style-name="ce4" table:formula="of:=IF([$д.AA31]=0;IF(OR(INDEX([$д.$B$2:.$BM$64];[.$A31]*3;[.AA$1])&gt;0;INDEX([$д.$B$2:.$BM$64];[.$A31];[.AA$1]*3)&gt;0;INDEX([$д.$B$2:.$BM$64];[.$A31];[.AA$1]+1)&gt;0;INDEX([$д.$B$2:.$BM$64];[.$A31]+1;[.AA$1])&gt;0);-1;0);[$д.AA31])" office:value-type="float" office:value="1" calcext:value-type="float">
            <text:p>1</text:p>
          </table:table-cell>
          <table:table-cell table:style-name="ce4" table:formula="of:=IF([$д.AB31]=0;IF(OR(INDEX([$д.$B$2:.$BM$64];[.$A31]*3;[.AB$1])&gt;0;INDEX([$д.$B$2:.$BM$64];[.$A31];[.AB$1]*3)&gt;0;INDEX([$д.$B$2:.$BM$64];[.$A31];[.AB$1]+1)&gt;0;INDEX([$д.$B$2:.$BM$64];[.$A31]+1;[.AB$1])&gt;0);-1;0);[$д.AB31])" office:value-type="float" office:value="1" calcext:value-type="float">
            <text:p>1</text:p>
          </table:table-cell>
          <table:table-cell table:style-name="ce4" table:formula="of:=IF([$д.AC31]=0;IF(OR(INDEX([$д.$B$2:.$BM$64];[.$A31]*3;[.AC$1])&gt;0;INDEX([$д.$B$2:.$BM$64];[.$A31];[.AC$1]*3)&gt;0;INDEX([$д.$B$2:.$BM$64];[.$A31];[.AC$1]+1)&gt;0;INDEX([$д.$B$2:.$BM$64];[.$A31]+1;[.AC$1])&gt;0);-1;0);[$д.AC31])" office:value-type="float" office:value="1" calcext:value-type="float">
            <text:p>1</text:p>
          </table:table-cell>
          <table:table-cell table:style-name="ce4" table:formula="of:=IF(MAX([.AD$1];[.$A31])*3+MIN([.AD$1];[.$A31])&gt;=65;1;0)" office:value-type="float" office:value="1" calcext:value-type="float">
            <text:p>1</text:p>
          </table:table-cell>
          <table:table-cell table:style-name="ce4" table:formula="of:=IF(MAX([.AE$1];[.$A31])*3+MIN([.AE$1];[.$A31])&gt;=65;1;0)" office:value-type="float" office:value="1" calcext:value-type="float">
            <text:p>1</text:p>
          </table:table-cell>
          <table:table-cell table:style-name="ce4" table:formula="of:=IF(MAX([.AF$1];[.$A31])*3+MIN([.AF$1];[.$A31])&gt;=65;1;0)" office:value-type="float" office:value="1" calcext:value-type="float">
            <text:p>1</text:p>
          </table:table-cell>
          <table:table-cell table:style-name="ce4" table:formula="of:=IF(MAX([.AG$1];[.$A31])*3+MIN([.AG$1];[.$A31])&gt;=65;1;0)" office:value-type="float" office:value="1" calcext:value-type="float">
            <text:p>1</text:p>
          </table:table-cell>
          <table:table-cell table:style-name="ce4" table:formula="of:=IF(MAX([.AH$1];[.$A31])*3+MIN([.AH$1];[.$A31])&gt;=65;1;0)" office:value-type="float" office:value="1" calcext:value-type="float">
            <text:p>1</text:p>
          </table:table-cell>
          <table:table-cell table:style-name="ce4" table:formula="of:=IF(MAX([.AI$1];[.$A31])*3+MIN([.AI$1];[.$A31])&gt;=65;1;0)" office:value-type="float" office:value="1" calcext:value-type="float">
            <text:p>1</text:p>
          </table:table-cell>
          <table:table-cell table:style-name="ce4" table:formula="of:=IF(MAX([.AJ$1];[.$A31])*3+MIN([.AJ$1];[.$A31])&gt;=65;1;0)" office:value-type="float" office:value="1" calcext:value-type="float">
            <text:p>1</text:p>
          </table:table-cell>
          <table:table-cell table:style-name="ce4" table:formula="of:=IF(MAX([.AK$1];[.$A31])*3+MIN([.AK$1];[.$A31])&gt;=65;1;0)" office:value-type="float" office:value="1" calcext:value-type="float">
            <text:p>1</text:p>
          </table:table-cell>
          <table:table-cell table:style-name="ce4" table:formula="of:=IF(MAX([.AL$1];[.$A31])*3+MIN([.AL$1];[.$A31])&gt;=65;1;0)" office:value-type="float" office:value="1" calcext:value-type="float">
            <text:p>1</text:p>
          </table:table-cell>
          <table:table-cell table:style-name="ce4" table:formula="of:=IF(MAX([.AM$1];[.$A31])*3+MIN([.AM$1];[.$A31])&gt;=65;1;0)" office:value-type="float" office:value="1" calcext:value-type="float">
            <text:p>1</text:p>
          </table:table-cell>
          <table:table-cell table:style-name="ce4" table:formula="of:=IF(MAX([.AN$1];[.$A31])*3+MIN([.AN$1];[.$A31])&gt;=65;1;0)" office:value-type="float" office:value="1" calcext:value-type="float">
            <text:p>1</text:p>
          </table:table-cell>
          <table:table-cell table:style-name="ce4" table:formula="of:=IF(MAX([.AO$1];[.$A31])*3+MIN([.AO$1];[.$A31])&gt;=65;1;0)" office:value-type="float" office:value="1" calcext:value-type="float">
            <text:p>1</text:p>
          </table:table-cell>
          <table:table-cell table:style-name="ce4" table:formula="of:=IF(MAX([.AP$1];[.$A31])*3+MIN([.AP$1];[.$A31])&gt;=65;1;0)" office:value-type="float" office:value="1" calcext:value-type="float">
            <text:p>1</text:p>
          </table:table-cell>
          <table:table-cell table:style-name="ce4" table:formula="of:=IF(MAX([.AQ$1];[.$A31])*3+MIN([.AQ$1];[.$A31])&gt;=65;1;0)" office:value-type="float" office:value="1" calcext:value-type="float">
            <text:p>1</text:p>
          </table:table-cell>
          <table:table-cell table:style-name="ce4" table:formula="of:=IF(MAX([.AR$1];[.$A31])*3+MIN([.AR$1];[.$A31])&gt;=65;1;0)" office:value-type="float" office:value="1" calcext:value-type="float">
            <text:p>1</text:p>
          </table:table-cell>
          <table:table-cell table:style-name="ce4" table:formula="of:=IF(MAX([.AS$1];[.$A31])*3+MIN([.AS$1];[.$A31])&gt;=65;1;0)" office:value-type="float" office:value="1" calcext:value-type="float">
            <text:p>1</text:p>
          </table:table-cell>
          <table:table-cell table:style-name="ce4" table:formula="of:=IF(MAX([.AT$1];[.$A31])*3+MIN([.AT$1];[.$A31])&gt;=65;1;0)" office:value-type="float" office:value="1" calcext:value-type="float">
            <text:p>1</text:p>
          </table:table-cell>
          <table:table-cell table:style-name="ce4" table:formula="of:=IF(MAX([.AU$1];[.$A31])*3+MIN([.AU$1];[.$A31])&gt;=65;1;0)" office:value-type="float" office:value="1" calcext:value-type="float">
            <text:p>1</text:p>
          </table:table-cell>
          <table:table-cell table:style-name="ce4" table:formula="of:=IF(MAX([.AV$1];[.$A31])*3+MIN([.AV$1];[.$A31])&gt;=65;1;0)" office:value-type="float" office:value="1" calcext:value-type="float">
            <text:p>1</text:p>
          </table:table-cell>
          <table:table-cell table:style-name="ce4" table:formula="of:=IF(MAX([.AW$1];[.$A31])*3+MIN([.AW$1];[.$A31])&gt;=65;1;0)" office:value-type="float" office:value="1" calcext:value-type="float">
            <text:p>1</text:p>
          </table:table-cell>
          <table:table-cell table:style-name="ce4" table:formula="of:=IF(MAX([.AX$1];[.$A31])*3+MIN([.AX$1];[.$A31])&gt;=65;1;0)" office:value-type="float" office:value="1" calcext:value-type="float">
            <text:p>1</text:p>
          </table:table-cell>
          <table:table-cell table:style-name="ce4" table:formula="of:=IF(MAX([.AY$1];[.$A31])*3+MIN([.AY$1];[.$A31])&gt;=65;1;0)" office:value-type="float" office:value="1" calcext:value-type="float">
            <text:p>1</text:p>
          </table:table-cell>
          <table:table-cell table:style-name="ce4" table:formula="of:=IF(MAX([.AZ$1];[.$A31])*3+MIN([.AZ$1];[.$A31])&gt;=65;1;0)" office:value-type="float" office:value="1" calcext:value-type="float">
            <text:p>1</text:p>
          </table:table-cell>
          <table:table-cell table:style-name="ce4" table:formula="of:=IF(MAX([.BA$1];[.$A31])*3+MIN([.BA$1];[.$A31])&gt;=65;1;0)" office:value-type="float" office:value="1" calcext:value-type="float">
            <text:p>1</text:p>
          </table:table-cell>
          <table:table-cell table:style-name="ce4" table:formula="of:=IF(MAX([.BB$1];[.$A31])*3+MIN([.BB$1];[.$A31])&gt;=65;1;0)" office:value-type="float" office:value="1" calcext:value-type="float">
            <text:p>1</text:p>
          </table:table-cell>
          <table:table-cell table:style-name="ce4" table:formula="of:=IF(MAX([.BC$1];[.$A31])*3+MIN([.BC$1];[.$A31])&gt;=65;1;0)" office:value-type="float" office:value="1" calcext:value-type="float">
            <text:p>1</text:p>
          </table:table-cell>
          <table:table-cell table:style-name="ce4" table:formula="of:=IF(MAX([.BD$1];[.$A31])*3+MIN([.BD$1];[.$A31])&gt;=65;1;0)" office:value-type="float" office:value="1" calcext:value-type="float">
            <text:p>1</text:p>
          </table:table-cell>
          <table:table-cell table:style-name="ce4" table:formula="of:=IF(MAX([.BE$1];[.$A31])*3+MIN([.BE$1];[.$A31])&gt;=65;1;0)" office:value-type="float" office:value="1" calcext:value-type="float">
            <text:p>1</text:p>
          </table:table-cell>
          <table:table-cell table:style-name="ce4" table:formula="of:=IF(MAX([.BF$1];[.$A31])*3+MIN([.BF$1];[.$A31])&gt;=65;1;0)" office:value-type="float" office:value="1" calcext:value-type="float">
            <text:p>1</text:p>
          </table:table-cell>
          <table:table-cell table:style-name="ce4" table:formula="of:=IF(MAX([.BG$1];[.$A31])*3+MIN([.BG$1];[.$A31])&gt;=65;1;0)" office:value-type="float" office:value="1" calcext:value-type="float">
            <text:p>1</text:p>
          </table:table-cell>
          <table:table-cell table:style-name="ce4" table:formula="of:=IF(MAX([.BH$1];[.$A31])*3+MIN([.BH$1];[.$A31])&gt;=65;1;0)" office:value-type="float" office:value="1" calcext:value-type="float">
            <text:p>1</text:p>
          </table:table-cell>
          <table:table-cell table:style-name="ce4" table:formula="of:=IF(MAX([.BI$1];[.$A31])*3+MIN([.BI$1];[.$A31])&gt;=65;1;0)" office:value-type="float" office:value="1" calcext:value-type="float">
            <text:p>1</text:p>
          </table:table-cell>
          <table:table-cell table:style-name="ce4" table:formula="of:=IF(MAX([.BJ$1];[.$A31])*3+MIN([.BJ$1];[.$A31])&gt;=65;1;0)" office:value-type="float" office:value="1" calcext:value-type="float">
            <text:p>1</text:p>
          </table:table-cell>
          <table:table-cell table:style-name="ce4" table:formula="of:=IF(MAX([.BK$1];[.$A31])*3+MIN([.BK$1];[.$A31])&gt;=65;1;0)" office:value-type="float" office:value="1" calcext:value-type="float">
            <text:p>1</text:p>
          </table:table-cell>
          <table:table-cell table:style-name="ce4" table:formula="of:=IF(MAX([.BL$1];[.$A31])*3+MIN([.BL$1];[.$A31])&gt;=65;1;0)" office:value-type="float" office:value="1" calcext:value-type="float">
            <text:p>1</text:p>
          </table:table-cell>
          <table:table-cell table:style-name="ce4" table:formula="of:=IF(MAX([.BM$1];[.$A31])*3+MIN([.BM$1];[.$A31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table:formula="of:=IF([$д.B32]=0;IF(AND(INDEX([$д.$B$2:.$BM$64];[.$A32]*3;[.B$1])&gt;0;INDEX([$д.$B$2:.$BM$64];[.$A32];[.B$1]*3)&gt;0;INDEX([$д.$B$2:.$BM$64];[.$A32];[.B$1]+1)&gt;0;INDEX([$д.$B$2:.$BM$64];[.$A32]+1;[.B$1])&gt;0);-2;0);[$д.B32])" office:value-type="float" office:value="1" calcext:value-type="float">
            <text:p>1</text:p>
          </table:table-cell>
          <table:table-cell table:style-name="ce1" table:formula="of:=IF([$д.C32]=0;IF(AND(INDEX([$д.$B$2:.$BM$64];[.$A32]*3;[.C$1])&gt;0;INDEX([$д.$B$2:.$BM$64];[.$A32];[.C$1]*3)&gt;0;INDEX([$д.$B$2:.$BM$64];[.$A32];[.C$1]+1)&gt;0;INDEX([$д.$B$2:.$BM$64];[.$A32]+1;[.C$1])&gt;0);-2;0);[$д.C32])" office:value-type="float" office:value="1" calcext:value-type="float">
            <text:p>1</text:p>
          </table:table-cell>
          <table:table-cell table:style-name="ce1" table:formula="of:=IF([$д.D32]=0;IF(AND(INDEX([$д.$B$2:.$BM$64];[.$A32]*3;[.D$1])&gt;0;INDEX([$д.$B$2:.$BM$64];[.$A32];[.D$1]*3)&gt;0;INDEX([$д.$B$2:.$BM$64];[.$A32];[.D$1]+1)&gt;0;INDEX([$д.$B$2:.$BM$64];[.$A32]+1;[.D$1])&gt;0);-2;0);[$д.D32])" office:value-type="float" office:value="1" calcext:value-type="float">
            <text:p>1</text:p>
          </table:table-cell>
          <table:table-cell table:style-name="ce1" table:formula="of:=IF([$д.E32]=0;IF(AND(INDEX([$д.$B$2:.$BM$64];[.$A32]*3;[.E$1])&gt;0;INDEX([$д.$B$2:.$BM$64];[.$A32];[.E$1]*3)&gt;0;INDEX([$д.$B$2:.$BM$64];[.$A32];[.E$1]+1)&gt;0;INDEX([$д.$B$2:.$BM$64];[.$A32]+1;[.E$1])&gt;0);-2;0);[$д.E32])" office:value-type="float" office:value="1" calcext:value-type="float">
            <text:p>1</text:p>
          </table:table-cell>
          <table:table-cell table:style-name="ce1" table:formula="of:=IF([$д.F32]=0;IF(AND(INDEX([$д.$B$2:.$BM$64];[.$A32]*3;[.F$1])&gt;0;INDEX([$д.$B$2:.$BM$64];[.$A32];[.F$1]*3)&gt;0;INDEX([$д.$B$2:.$BM$64];[.$A32];[.F$1]+1)&gt;0;INDEX([$д.$B$2:.$BM$64];[.$A32]+1;[.F$1])&gt;0);-2;0);[$д.F32])" office:value-type="float" office:value="1" calcext:value-type="float">
            <text:p>1</text:p>
          </table:table-cell>
          <table:table-cell table:style-name="ce1" table:formula="of:=IF([$д.G32]=0;IF(AND(INDEX([$д.$B$2:.$BM$64];[.$A32]*3;[.G$1])&gt;0;INDEX([$д.$B$2:.$BM$64];[.$A32];[.G$1]*3)&gt;0;INDEX([$д.$B$2:.$BM$64];[.$A32];[.G$1]+1)&gt;0;INDEX([$д.$B$2:.$BM$64];[.$A32]+1;[.G$1])&gt;0);-2;0);[$д.G32])" office:value-type="float" office:value="1" calcext:value-type="float">
            <text:p>1</text:p>
          </table:table-cell>
          <table:table-cell table:style-name="ce1" table:formula="of:=IF([$д.H32]=0;IF(AND(INDEX([$д.$B$2:.$BM$64];[.$A32]*3;[.H$1])&gt;0;INDEX([$д.$B$2:.$BM$64];[.$A32];[.H$1]*3)&gt;0;INDEX([$д.$B$2:.$BM$64];[.$A32];[.H$1]+1)&gt;0;INDEX([$д.$B$2:.$BM$64];[.$A32]+1;[.H$1])&gt;0);-2;0);[$д.H32])" office:value-type="float" office:value="1" calcext:value-type="float">
            <text:p>1</text:p>
          </table:table-cell>
          <table:table-cell table:style-name="ce1" table:formula="of:=IF([$д.I32]=0;IF(AND(INDEX([$д.$B$2:.$BM$64];[.$A32]*3;[.I$1])&gt;0;INDEX([$д.$B$2:.$BM$64];[.$A32];[.I$1]*3)&gt;0;INDEX([$д.$B$2:.$BM$64];[.$A32];[.I$1]+1)&gt;0;INDEX([$д.$B$2:.$BM$64];[.$A32]+1;[.I$1])&gt;0);-2;0);[$д.I32])" office:value-type="float" office:value="1" calcext:value-type="float">
            <text:p>1</text:p>
          </table:table-cell>
          <table:table-cell table:style-name="ce1" table:formula="of:=IF([$д.J32]=0;IF(AND(INDEX([$д.$B$2:.$BM$64];[.$A32]*3;[.J$1])&gt;0;INDEX([$д.$B$2:.$BM$64];[.$A32];[.J$1]*3)&gt;0;INDEX([$д.$B$2:.$BM$64];[.$A32];[.J$1]+1)&gt;0;INDEX([$д.$B$2:.$BM$64];[.$A32]+1;[.J$1])&gt;0);-2;0);[$д.J32])" office:value-type="float" office:value="1" calcext:value-type="float">
            <text:p>1</text:p>
          </table:table-cell>
          <table:table-cell table:style-name="ce1" table:formula="of:=IF([$д.K32]=0;IF(AND(INDEX([$д.$B$2:.$BM$64];[.$A32]*3;[.K$1])&gt;0;INDEX([$д.$B$2:.$BM$64];[.$A32];[.K$1]*3)&gt;0;INDEX([$д.$B$2:.$BM$64];[.$A32];[.K$1]+1)&gt;0;INDEX([$д.$B$2:.$BM$64];[.$A32]+1;[.K$1])&gt;0);-2;0);[$д.K32])" office:value-type="float" office:value="1" calcext:value-type="float">
            <text:p>1</text:p>
          </table:table-cell>
          <table:table-cell table:style-name="ce1" table:formula="of:=IF([$д.L32]=0;IF(AND(INDEX([$д.$B$2:.$BM$64];[.$A32]*3;[.L$1])&gt;0;INDEX([$д.$B$2:.$BM$64];[.$A32];[.L$1]*3)&gt;0;INDEX([$д.$B$2:.$BM$64];[.$A32];[.L$1]+1)&gt;0;INDEX([$д.$B$2:.$BM$64];[.$A32]+1;[.L$1])&gt;0);-2;0);[$д.L32])" office:value-type="float" office:value="1" calcext:value-type="float">
            <text:p>1</text:p>
          </table:table-cell>
          <table:table-cell table:style-name="ce1" table:formula="of:=IF([$д.M32]=0;IF(AND(INDEX([$д.$B$2:.$BM$64];[.$A32]*3;[.M$1])&gt;0;INDEX([$д.$B$2:.$BM$64];[.$A32];[.M$1]*3)&gt;0;INDEX([$д.$B$2:.$BM$64];[.$A32];[.M$1]+1)&gt;0;INDEX([$д.$B$2:.$BM$64];[.$A32]+1;[.M$1])&gt;0);-2;0);[$д.M32])" office:value-type="float" office:value="1" calcext:value-type="float">
            <text:p>1</text:p>
          </table:table-cell>
          <table:table-cell table:style-name="ce1" table:formula="of:=IF([$д.N32]=0;IF(AND(INDEX([$д.$B$2:.$BM$64];[.$A32]*3;[.N$1])&gt;0;INDEX([$д.$B$2:.$BM$64];[.$A32];[.N$1]*3)&gt;0;INDEX([$д.$B$2:.$BM$64];[.$A32];[.N$1]+1)&gt;0;INDEX([$д.$B$2:.$BM$64];[.$A32]+1;[.N$1])&gt;0);-2;0);[$д.N32])" office:value-type="float" office:value="1" calcext:value-type="float">
            <text:p>1</text:p>
          </table:table-cell>
          <table:table-cell table:style-name="ce1" table:formula="of:=IF([$д.O32]=0;IF(AND(INDEX([$д.$B$2:.$BM$64];[.$A32]*3;[.O$1])&gt;0;INDEX([$д.$B$2:.$BM$64];[.$A32];[.O$1]*3)&gt;0;INDEX([$д.$B$2:.$BM$64];[.$A32];[.O$1]+1)&gt;0;INDEX([$д.$B$2:.$BM$64];[.$A32]+1;[.O$1])&gt;0);-2;0);[$д.O32])" office:value-type="float" office:value="1" calcext:value-type="float">
            <text:p>1</text:p>
          </table:table-cell>
          <table:table-cell table:style-name="ce1" table:formula="of:=IF([$д.P32]=0;IF(AND(INDEX([$д.$B$2:.$BM$64];[.$A32]*3;[.P$1])&gt;0;INDEX([$д.$B$2:.$BM$64];[.$A32];[.P$1]*3)&gt;0;INDEX([$д.$B$2:.$BM$64];[.$A32];[.P$1]+1)&gt;0;INDEX([$д.$B$2:.$BM$64];[.$A32]+1;[.P$1])&gt;0);-2;0);[$д.P32])" office:value-type="float" office:value="1" calcext:value-type="float">
            <text:p>1</text:p>
          </table:table-cell>
          <table:table-cell table:style-name="ce1" table:formula="of:=IF([$д.Q32]=0;IF(AND(INDEX([$д.$B$2:.$BM$64];[.$A32]*3;[.Q$1])&gt;0;INDEX([$д.$B$2:.$BM$64];[.$A32];[.Q$1]*3)&gt;0;INDEX([$д.$B$2:.$BM$64];[.$A32];[.Q$1]+1)&gt;0;INDEX([$д.$B$2:.$BM$64];[.$A32]+1;[.Q$1])&gt;0);-2;0);[$д.Q32])" office:value-type="float" office:value="1" calcext:value-type="float">
            <text:p>1</text:p>
          </table:table-cell>
          <table:table-cell table:style-name="ce1" table:formula="of:=IF([$д.R32]=0;IF(AND(INDEX([$д.$B$2:.$BM$64];[.$A32]*3;[.R$1])&gt;0;INDEX([$д.$B$2:.$BM$64];[.$A32];[.R$1]*3)&gt;0;INDEX([$д.$B$2:.$BM$64];[.$A32];[.R$1]+1)&gt;0;INDEX([$д.$B$2:.$BM$64];[.$A32]+1;[.R$1])&gt;0);-2;0);[$д.R32])" office:value-type="float" office:value="1" calcext:value-type="float">
            <text:p>1</text:p>
          </table:table-cell>
          <table:table-cell table:style-name="ce1" table:formula="of:=IF([$д.S32]=0;IF(AND(INDEX([$д.$B$2:.$BM$64];[.$A32]*3;[.S$1])&gt;0;INDEX([$д.$B$2:.$BM$64];[.$A32];[.S$1]*3)&gt;0;INDEX([$д.$B$2:.$BM$64];[.$A32];[.S$1]+1)&gt;0;INDEX([$д.$B$2:.$BM$64];[.$A32]+1;[.S$1])&gt;0);-2;0);[$д.S32])" office:value-type="float" office:value="1" calcext:value-type="float">
            <text:p>1</text:p>
          </table:table-cell>
          <table:table-cell table:style-name="ce1" table:formula="of:=IF([$д.T32]=0;IF(AND(INDEX([$д.$B$2:.$BM$64];[.$A32]*3;[.T$1])&gt;0;INDEX([$д.$B$2:.$BM$64];[.$A32];[.T$1]*3)&gt;0;INDEX([$д.$B$2:.$BM$64];[.$A32];[.T$1]+1)&gt;0;INDEX([$д.$B$2:.$BM$64];[.$A32]+1;[.T$1])&gt;0);-2;0);[$д.T32])" office:value-type="float" office:value="1" calcext:value-type="float">
            <text:p>1</text:p>
          </table:table-cell>
          <table:table-cell table:style-name="ce1" table:formula="of:=IF([$д.U32]=0;IF(AND(INDEX([$д.$B$2:.$BM$64];[.$A32]*3;[.U$1])&gt;0;INDEX([$д.$B$2:.$BM$64];[.$A32];[.U$1]*3)&gt;0;INDEX([$д.$B$2:.$BM$64];[.$A32];[.U$1]+1)&gt;0;INDEX([$д.$B$2:.$BM$64];[.$A32]+1;[.U$1])&gt;0);-2;0);[$д.U32])" office:value-type="float" office:value="1" calcext:value-type="float">
            <text:p>1</text:p>
          </table:table-cell>
          <table:table-cell table:style-name="ce2" table:formula="of:=IF([$д.V32]=0;IF(OR(INDEX([$д.$B$2:.$BM$64];[.$A32]*3;[.V$1])&lt;0;INDEX([$д.$B$2:.$BM$64];[.$A32];[.V$1]*3)&lt;0;INDEX([$д.$B$2:.$BM$64];[.$A32];[.V$1]+1)&lt;0;INDEX([$д.$B$2:.$BM$64];[.$A32]+1;[.V$1])&lt;0);2;0);[$д.V32])" office:value-type="float" office:value="1" calcext:value-type="float">
            <text:p>1</text:p>
          </table:table-cell>
          <table:table-cell table:style-name="ce3" table:formula="of:=IF([$д.W32]=0;IF(AND(INDEX([$д.$B$2:.$BM$64];[.$A32]*3;[.W$1])&gt;0;INDEX([$д.$B$2:.$BM$64];[.$A32];[.W$1]*3)&gt;0;INDEX([$д.$B$2:.$BM$64];[.$A32];[.W$1]+1)&gt;0;INDEX([$д.$B$2:.$BM$64];[.$A32]+1;[.W$1])&gt;0);-1;0);[$д.W32])" office:value-type="float" office:value="1" calcext:value-type="float">
            <text:p>1</text:p>
          </table:table-cell>
          <table:table-cell table:style-name="ce4" table:formula="of:=IF([$д.X32]=0;IF(OR(INDEX([$д.$B$2:.$BM$64];[.$A32]*3;[.X$1])&gt;0;INDEX([$д.$B$2:.$BM$64];[.$A32];[.X$1]*3)&gt;0;INDEX([$д.$B$2:.$BM$64];[.$A32];[.X$1]+1)&gt;0;INDEX([$д.$B$2:.$BM$64];[.$A32]+1;[.X$1])&gt;0);-1;0);[$д.X32])" office:value-type="float" office:value="1" calcext:value-type="float">
            <text:p>1</text:p>
          </table:table-cell>
          <table:table-cell table:style-name="ce4" table:formula="of:=IF([$д.Y32]=0;IF(OR(INDEX([$д.$B$2:.$BM$64];[.$A32]*3;[.Y$1])&gt;0;INDEX([$д.$B$2:.$BM$64];[.$A32];[.Y$1]*3)&gt;0;INDEX([$д.$B$2:.$BM$64];[.$A32];[.Y$1]+1)&gt;0;INDEX([$д.$B$2:.$BM$64];[.$A32]+1;[.Y$1])&gt;0);-1;0);[$д.Y32])" office:value-type="float" office:value="1" calcext:value-type="float">
            <text:p>1</text:p>
          </table:table-cell>
          <table:table-cell table:style-name="ce4" table:formula="of:=IF([$д.Z32]=0;IF(OR(INDEX([$д.$B$2:.$BM$64];[.$A32]*3;[.Z$1])&gt;0;INDEX([$д.$B$2:.$BM$64];[.$A32];[.Z$1]*3)&gt;0;INDEX([$д.$B$2:.$BM$64];[.$A32];[.Z$1]+1)&gt;0;INDEX([$д.$B$2:.$BM$64];[.$A32]+1;[.Z$1])&gt;0);-1;0);[$д.Z32])" office:value-type="float" office:value="1" calcext:value-type="float">
            <text:p>1</text:p>
          </table:table-cell>
          <table:table-cell table:style-name="ce4" table:formula="of:=IF([$д.AA32]=0;IF(OR(INDEX([$д.$B$2:.$BM$64];[.$A32]*3;[.AA$1])&gt;0;INDEX([$д.$B$2:.$BM$64];[.$A32];[.AA$1]*3)&gt;0;INDEX([$д.$B$2:.$BM$64];[.$A32];[.AA$1]+1)&gt;0;INDEX([$д.$B$2:.$BM$64];[.$A32]+1;[.AA$1])&gt;0);-1;0);[$д.AA32])" office:value-type="float" office:value="1" calcext:value-type="float">
            <text:p>1</text:p>
          </table:table-cell>
          <table:table-cell table:style-name="ce4" table:formula="of:=IF([$д.AB32]=0;IF(OR(INDEX([$д.$B$2:.$BM$64];[.$A32]*3;[.AB$1])&gt;0;INDEX([$д.$B$2:.$BM$64];[.$A32];[.AB$1]*3)&gt;0;INDEX([$д.$B$2:.$BM$64];[.$A32];[.AB$1]+1)&gt;0;INDEX([$д.$B$2:.$BM$64];[.$A32]+1;[.AB$1])&gt;0);-1;0);[$д.AB32])" office:value-type="float" office:value="1" calcext:value-type="float">
            <text:p>1</text:p>
          </table:table-cell>
          <table:table-cell table:style-name="ce4" table:formula="of:=IF([$д.AC32]=0;IF(OR(INDEX([$д.$B$2:.$BM$64];[.$A32]*3;[.AC$1])&gt;0;INDEX([$д.$B$2:.$BM$64];[.$A32];[.AC$1]*3)&gt;0;INDEX([$д.$B$2:.$BM$64];[.$A32];[.AC$1]+1)&gt;0;INDEX([$д.$B$2:.$BM$64];[.$A32]+1;[.AC$1])&gt;0);-1;0);[$д.AC32])" office:value-type="float" office:value="1" calcext:value-type="float">
            <text:p>1</text:p>
          </table:table-cell>
          <table:table-cell table:style-name="ce4" table:formula="of:=IF(MAX([.AD$1];[.$A32])*3+MIN([.AD$1];[.$A32])&gt;=65;1;0)" office:value-type="float" office:value="1" calcext:value-type="float">
            <text:p>1</text:p>
          </table:table-cell>
          <table:table-cell table:style-name="ce4" table:formula="of:=IF(MAX([.AE$1];[.$A32])*3+MIN([.AE$1];[.$A32])&gt;=65;1;0)" office:value-type="float" office:value="1" calcext:value-type="float">
            <text:p>1</text:p>
          </table:table-cell>
          <table:table-cell table:style-name="ce4" table:formula="of:=IF(MAX([.AF$1];[.$A32])*3+MIN([.AF$1];[.$A32])&gt;=65;1;0)" office:value-type="float" office:value="1" calcext:value-type="float">
            <text:p>1</text:p>
          </table:table-cell>
          <table:table-cell table:style-name="ce4" table:formula="of:=IF(MAX([.AG$1];[.$A32])*3+MIN([.AG$1];[.$A32])&gt;=65;1;0)" office:value-type="float" office:value="1" calcext:value-type="float">
            <text:p>1</text:p>
          </table:table-cell>
          <table:table-cell table:style-name="ce4" table:formula="of:=IF(MAX([.AH$1];[.$A32])*3+MIN([.AH$1];[.$A32])&gt;=65;1;0)" office:value-type="float" office:value="1" calcext:value-type="float">
            <text:p>1</text:p>
          </table:table-cell>
          <table:table-cell table:style-name="ce4" table:formula="of:=IF(MAX([.AI$1];[.$A32])*3+MIN([.AI$1];[.$A32])&gt;=65;1;0)" office:value-type="float" office:value="1" calcext:value-type="float">
            <text:p>1</text:p>
          </table:table-cell>
          <table:table-cell table:style-name="ce4" table:formula="of:=IF(MAX([.AJ$1];[.$A32])*3+MIN([.AJ$1];[.$A32])&gt;=65;1;0)" office:value-type="float" office:value="1" calcext:value-type="float">
            <text:p>1</text:p>
          </table:table-cell>
          <table:table-cell table:style-name="ce4" table:formula="of:=IF(MAX([.AK$1];[.$A32])*3+MIN([.AK$1];[.$A32])&gt;=65;1;0)" office:value-type="float" office:value="1" calcext:value-type="float">
            <text:p>1</text:p>
          </table:table-cell>
          <table:table-cell table:style-name="ce4" table:formula="of:=IF(MAX([.AL$1];[.$A32])*3+MIN([.AL$1];[.$A32])&gt;=65;1;0)" office:value-type="float" office:value="1" calcext:value-type="float">
            <text:p>1</text:p>
          </table:table-cell>
          <table:table-cell table:style-name="ce4" table:formula="of:=IF(MAX([.AM$1];[.$A32])*3+MIN([.AM$1];[.$A32])&gt;=65;1;0)" office:value-type="float" office:value="1" calcext:value-type="float">
            <text:p>1</text:p>
          </table:table-cell>
          <table:table-cell table:style-name="ce4" table:formula="of:=IF(MAX([.AN$1];[.$A32])*3+MIN([.AN$1];[.$A32])&gt;=65;1;0)" office:value-type="float" office:value="1" calcext:value-type="float">
            <text:p>1</text:p>
          </table:table-cell>
          <table:table-cell table:style-name="ce4" table:formula="of:=IF(MAX([.AO$1];[.$A32])*3+MIN([.AO$1];[.$A32])&gt;=65;1;0)" office:value-type="float" office:value="1" calcext:value-type="float">
            <text:p>1</text:p>
          </table:table-cell>
          <table:table-cell table:style-name="ce4" table:formula="of:=IF(MAX([.AP$1];[.$A32])*3+MIN([.AP$1];[.$A32])&gt;=65;1;0)" office:value-type="float" office:value="1" calcext:value-type="float">
            <text:p>1</text:p>
          </table:table-cell>
          <table:table-cell table:style-name="ce4" table:formula="of:=IF(MAX([.AQ$1];[.$A32])*3+MIN([.AQ$1];[.$A32])&gt;=65;1;0)" office:value-type="float" office:value="1" calcext:value-type="float">
            <text:p>1</text:p>
          </table:table-cell>
          <table:table-cell table:style-name="ce4" table:formula="of:=IF(MAX([.AR$1];[.$A32])*3+MIN([.AR$1];[.$A32])&gt;=65;1;0)" office:value-type="float" office:value="1" calcext:value-type="float">
            <text:p>1</text:p>
          </table:table-cell>
          <table:table-cell table:style-name="ce4" table:formula="of:=IF(MAX([.AS$1];[.$A32])*3+MIN([.AS$1];[.$A32])&gt;=65;1;0)" office:value-type="float" office:value="1" calcext:value-type="float">
            <text:p>1</text:p>
          </table:table-cell>
          <table:table-cell table:style-name="ce4" table:formula="of:=IF(MAX([.AT$1];[.$A32])*3+MIN([.AT$1];[.$A32])&gt;=65;1;0)" office:value-type="float" office:value="1" calcext:value-type="float">
            <text:p>1</text:p>
          </table:table-cell>
          <table:table-cell table:style-name="ce4" table:formula="of:=IF(MAX([.AU$1];[.$A32])*3+MIN([.AU$1];[.$A32])&gt;=65;1;0)" office:value-type="float" office:value="1" calcext:value-type="float">
            <text:p>1</text:p>
          </table:table-cell>
          <table:table-cell table:style-name="ce4" table:formula="of:=IF(MAX([.AV$1];[.$A32])*3+MIN([.AV$1];[.$A32])&gt;=65;1;0)" office:value-type="float" office:value="1" calcext:value-type="float">
            <text:p>1</text:p>
          </table:table-cell>
          <table:table-cell table:style-name="ce4" table:formula="of:=IF(MAX([.AW$1];[.$A32])*3+MIN([.AW$1];[.$A32])&gt;=65;1;0)" office:value-type="float" office:value="1" calcext:value-type="float">
            <text:p>1</text:p>
          </table:table-cell>
          <table:table-cell table:style-name="ce4" table:formula="of:=IF(MAX([.AX$1];[.$A32])*3+MIN([.AX$1];[.$A32])&gt;=65;1;0)" office:value-type="float" office:value="1" calcext:value-type="float">
            <text:p>1</text:p>
          </table:table-cell>
          <table:table-cell table:style-name="ce4" table:formula="of:=IF(MAX([.AY$1];[.$A32])*3+MIN([.AY$1];[.$A32])&gt;=65;1;0)" office:value-type="float" office:value="1" calcext:value-type="float">
            <text:p>1</text:p>
          </table:table-cell>
          <table:table-cell table:style-name="ce4" table:formula="of:=IF(MAX([.AZ$1];[.$A32])*3+MIN([.AZ$1];[.$A32])&gt;=65;1;0)" office:value-type="float" office:value="1" calcext:value-type="float">
            <text:p>1</text:p>
          </table:table-cell>
          <table:table-cell table:style-name="ce4" table:formula="of:=IF(MAX([.BA$1];[.$A32])*3+MIN([.BA$1];[.$A32])&gt;=65;1;0)" office:value-type="float" office:value="1" calcext:value-type="float">
            <text:p>1</text:p>
          </table:table-cell>
          <table:table-cell table:style-name="ce4" table:formula="of:=IF(MAX([.BB$1];[.$A32])*3+MIN([.BB$1];[.$A32])&gt;=65;1;0)" office:value-type="float" office:value="1" calcext:value-type="float">
            <text:p>1</text:p>
          </table:table-cell>
          <table:table-cell table:style-name="ce4" table:formula="of:=IF(MAX([.BC$1];[.$A32])*3+MIN([.BC$1];[.$A32])&gt;=65;1;0)" office:value-type="float" office:value="1" calcext:value-type="float">
            <text:p>1</text:p>
          </table:table-cell>
          <table:table-cell table:style-name="ce4" table:formula="of:=IF(MAX([.BD$1];[.$A32])*3+MIN([.BD$1];[.$A32])&gt;=65;1;0)" office:value-type="float" office:value="1" calcext:value-type="float">
            <text:p>1</text:p>
          </table:table-cell>
          <table:table-cell table:style-name="ce4" table:formula="of:=IF(MAX([.BE$1];[.$A32])*3+MIN([.BE$1];[.$A32])&gt;=65;1;0)" office:value-type="float" office:value="1" calcext:value-type="float">
            <text:p>1</text:p>
          </table:table-cell>
          <table:table-cell table:style-name="ce4" table:formula="of:=IF(MAX([.BF$1];[.$A32])*3+MIN([.BF$1];[.$A32])&gt;=65;1;0)" office:value-type="float" office:value="1" calcext:value-type="float">
            <text:p>1</text:p>
          </table:table-cell>
          <table:table-cell table:style-name="ce4" table:formula="of:=IF(MAX([.BG$1];[.$A32])*3+MIN([.BG$1];[.$A32])&gt;=65;1;0)" office:value-type="float" office:value="1" calcext:value-type="float">
            <text:p>1</text:p>
          </table:table-cell>
          <table:table-cell table:style-name="ce4" table:formula="of:=IF(MAX([.BH$1];[.$A32])*3+MIN([.BH$1];[.$A32])&gt;=65;1;0)" office:value-type="float" office:value="1" calcext:value-type="float">
            <text:p>1</text:p>
          </table:table-cell>
          <table:table-cell table:style-name="ce4" table:formula="of:=IF(MAX([.BI$1];[.$A32])*3+MIN([.BI$1];[.$A32])&gt;=65;1;0)" office:value-type="float" office:value="1" calcext:value-type="float">
            <text:p>1</text:p>
          </table:table-cell>
          <table:table-cell table:style-name="ce4" table:formula="of:=IF(MAX([.BJ$1];[.$A32])*3+MIN([.BJ$1];[.$A32])&gt;=65;1;0)" office:value-type="float" office:value="1" calcext:value-type="float">
            <text:p>1</text:p>
          </table:table-cell>
          <table:table-cell table:style-name="ce4" table:formula="of:=IF(MAX([.BK$1];[.$A32])*3+MIN([.BK$1];[.$A32])&gt;=65;1;0)" office:value-type="float" office:value="1" calcext:value-type="float">
            <text:p>1</text:p>
          </table:table-cell>
          <table:table-cell table:style-name="ce4" table:formula="of:=IF(MAX([.BL$1];[.$A32])*3+MIN([.BL$1];[.$A32])&gt;=65;1;0)" office:value-type="float" office:value="1" calcext:value-type="float">
            <text:p>1</text:p>
          </table:table-cell>
          <table:table-cell table:style-name="ce4" table:formula="of:=IF(MAX([.BM$1];[.$A32])*3+MIN([.BM$1];[.$A32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IF([$д.B33]=0;IF(AND(INDEX([$д.$B$2:.$BM$64];[.$A33]*3;[.B$1])&gt;0;INDEX([$д.$B$2:.$BM$64];[.$A33];[.B$1]*3)&gt;0;INDEX([$д.$B$2:.$BM$64];[.$A33];[.B$1]+1)&gt;0;INDEX([$д.$B$2:.$BM$64];[.$A33]+1;[.B$1])&gt;0);-2;0);[$д.B33])" office:value-type="float" office:value="1" calcext:value-type="float">
            <text:p>1</text:p>
          </table:table-cell>
          <table:table-cell table:style-name="ce1" table:formula="of:=IF([$д.C33]=0;IF(AND(INDEX([$д.$B$2:.$BM$64];[.$A33]*3;[.C$1])&gt;0;INDEX([$д.$B$2:.$BM$64];[.$A33];[.C$1]*3)&gt;0;INDEX([$д.$B$2:.$BM$64];[.$A33];[.C$1]+1)&gt;0;INDEX([$д.$B$2:.$BM$64];[.$A33]+1;[.C$1])&gt;0);-2;0);[$д.C33])" office:value-type="float" office:value="1" calcext:value-type="float">
            <text:p>1</text:p>
          </table:table-cell>
          <table:table-cell table:style-name="ce1" table:formula="of:=IF([$д.D33]=0;IF(AND(INDEX([$д.$B$2:.$BM$64];[.$A33]*3;[.D$1])&gt;0;INDEX([$д.$B$2:.$BM$64];[.$A33];[.D$1]*3)&gt;0;INDEX([$д.$B$2:.$BM$64];[.$A33];[.D$1]+1)&gt;0;INDEX([$д.$B$2:.$BM$64];[.$A33]+1;[.D$1])&gt;0);-2;0);[$д.D33])" office:value-type="float" office:value="1" calcext:value-type="float">
            <text:p>1</text:p>
          </table:table-cell>
          <table:table-cell table:style-name="ce1" table:formula="of:=IF([$д.E33]=0;IF(AND(INDEX([$д.$B$2:.$BM$64];[.$A33]*3;[.E$1])&gt;0;INDEX([$д.$B$2:.$BM$64];[.$A33];[.E$1]*3)&gt;0;INDEX([$д.$B$2:.$BM$64];[.$A33];[.E$1]+1)&gt;0;INDEX([$д.$B$2:.$BM$64];[.$A33]+1;[.E$1])&gt;0);-2;0);[$д.E33])" office:value-type="float" office:value="1" calcext:value-type="float">
            <text:p>1</text:p>
          </table:table-cell>
          <table:table-cell table:style-name="ce1" table:formula="of:=IF([$д.F33]=0;IF(AND(INDEX([$д.$B$2:.$BM$64];[.$A33]*3;[.F$1])&gt;0;INDEX([$д.$B$2:.$BM$64];[.$A33];[.F$1]*3)&gt;0;INDEX([$д.$B$2:.$BM$64];[.$A33];[.F$1]+1)&gt;0;INDEX([$д.$B$2:.$BM$64];[.$A33]+1;[.F$1])&gt;0);-2;0);[$д.F33])" office:value-type="float" office:value="1" calcext:value-type="float">
            <text:p>1</text:p>
          </table:table-cell>
          <table:table-cell table:style-name="ce1" table:formula="of:=IF([$д.G33]=0;IF(AND(INDEX([$д.$B$2:.$BM$64];[.$A33]*3;[.G$1])&gt;0;INDEX([$д.$B$2:.$BM$64];[.$A33];[.G$1]*3)&gt;0;INDEX([$д.$B$2:.$BM$64];[.$A33];[.G$1]+1)&gt;0;INDEX([$д.$B$2:.$BM$64];[.$A33]+1;[.G$1])&gt;0);-2;0);[$д.G33])" office:value-type="float" office:value="1" calcext:value-type="float">
            <text:p>1</text:p>
          </table:table-cell>
          <table:table-cell table:style-name="ce1" table:formula="of:=IF([$д.H33]=0;IF(AND(INDEX([$д.$B$2:.$BM$64];[.$A33]*3;[.H$1])&gt;0;INDEX([$д.$B$2:.$BM$64];[.$A33];[.H$1]*3)&gt;0;INDEX([$д.$B$2:.$BM$64];[.$A33];[.H$1]+1)&gt;0;INDEX([$д.$B$2:.$BM$64];[.$A33]+1;[.H$1])&gt;0);-2;0);[$д.H33])" office:value-type="float" office:value="1" calcext:value-type="float">
            <text:p>1</text:p>
          </table:table-cell>
          <table:table-cell table:style-name="ce1" table:formula="of:=IF([$д.I33]=0;IF(AND(INDEX([$д.$B$2:.$BM$64];[.$A33]*3;[.I$1])&gt;0;INDEX([$д.$B$2:.$BM$64];[.$A33];[.I$1]*3)&gt;0;INDEX([$д.$B$2:.$BM$64];[.$A33];[.I$1]+1)&gt;0;INDEX([$д.$B$2:.$BM$64];[.$A33]+1;[.I$1])&gt;0);-2;0);[$д.I33])" office:value-type="float" office:value="1" calcext:value-type="float">
            <text:p>1</text:p>
          </table:table-cell>
          <table:table-cell table:style-name="ce1" table:formula="of:=IF([$д.J33]=0;IF(AND(INDEX([$д.$B$2:.$BM$64];[.$A33]*3;[.J$1])&gt;0;INDEX([$д.$B$2:.$BM$64];[.$A33];[.J$1]*3)&gt;0;INDEX([$д.$B$2:.$BM$64];[.$A33];[.J$1]+1)&gt;0;INDEX([$д.$B$2:.$BM$64];[.$A33]+1;[.J$1])&gt;0);-2;0);[$д.J33])" office:value-type="float" office:value="1" calcext:value-type="float">
            <text:p>1</text:p>
          </table:table-cell>
          <table:table-cell table:style-name="ce1" table:formula="of:=IF([$д.K33]=0;IF(AND(INDEX([$д.$B$2:.$BM$64];[.$A33]*3;[.K$1])&gt;0;INDEX([$д.$B$2:.$BM$64];[.$A33];[.K$1]*3)&gt;0;INDEX([$д.$B$2:.$BM$64];[.$A33];[.K$1]+1)&gt;0;INDEX([$д.$B$2:.$BM$64];[.$A33]+1;[.K$1])&gt;0);-2;0);[$д.K33])" office:value-type="float" office:value="1" calcext:value-type="float">
            <text:p>1</text:p>
          </table:table-cell>
          <table:table-cell table:style-name="ce1" table:formula="of:=IF([$д.L33]=0;IF(AND(INDEX([$д.$B$2:.$BM$64];[.$A33]*3;[.L$1])&gt;0;INDEX([$д.$B$2:.$BM$64];[.$A33];[.L$1]*3)&gt;0;INDEX([$д.$B$2:.$BM$64];[.$A33];[.L$1]+1)&gt;0;INDEX([$д.$B$2:.$BM$64];[.$A33]+1;[.L$1])&gt;0);-2;0);[$д.L33])" office:value-type="float" office:value="1" calcext:value-type="float">
            <text:p>1</text:p>
          </table:table-cell>
          <table:table-cell table:style-name="ce1" table:formula="of:=IF([$д.M33]=0;IF(AND(INDEX([$д.$B$2:.$BM$64];[.$A33]*3;[.M$1])&gt;0;INDEX([$д.$B$2:.$BM$64];[.$A33];[.M$1]*3)&gt;0;INDEX([$д.$B$2:.$BM$64];[.$A33];[.M$1]+1)&gt;0;INDEX([$д.$B$2:.$BM$64];[.$A33]+1;[.M$1])&gt;0);-2;0);[$д.M33])" office:value-type="float" office:value="1" calcext:value-type="float">
            <text:p>1</text:p>
          </table:table-cell>
          <table:table-cell table:style-name="ce1" table:formula="of:=IF([$д.N33]=0;IF(AND(INDEX([$д.$B$2:.$BM$64];[.$A33]*3;[.N$1])&gt;0;INDEX([$д.$B$2:.$BM$64];[.$A33];[.N$1]*3)&gt;0;INDEX([$д.$B$2:.$BM$64];[.$A33];[.N$1]+1)&gt;0;INDEX([$д.$B$2:.$BM$64];[.$A33]+1;[.N$1])&gt;0);-2;0);[$д.N33])" office:value-type="float" office:value="1" calcext:value-type="float">
            <text:p>1</text:p>
          </table:table-cell>
          <table:table-cell table:style-name="ce1" table:formula="of:=IF([$д.O33]=0;IF(AND(INDEX([$д.$B$2:.$BM$64];[.$A33]*3;[.O$1])&gt;0;INDEX([$д.$B$2:.$BM$64];[.$A33];[.O$1]*3)&gt;0;INDEX([$д.$B$2:.$BM$64];[.$A33];[.O$1]+1)&gt;0;INDEX([$д.$B$2:.$BM$64];[.$A33]+1;[.O$1])&gt;0);-2;0);[$д.O33])" office:value-type="float" office:value="1" calcext:value-type="float">
            <text:p>1</text:p>
          </table:table-cell>
          <table:table-cell table:style-name="ce1" table:formula="of:=IF([$д.P33]=0;IF(AND(INDEX([$д.$B$2:.$BM$64];[.$A33]*3;[.P$1])&gt;0;INDEX([$д.$B$2:.$BM$64];[.$A33];[.P$1]*3)&gt;0;INDEX([$д.$B$2:.$BM$64];[.$A33];[.P$1]+1)&gt;0;INDEX([$д.$B$2:.$BM$64];[.$A33]+1;[.P$1])&gt;0);-2;0);[$д.P33])" office:value-type="float" office:value="1" calcext:value-type="float">
            <text:p>1</text:p>
          </table:table-cell>
          <table:table-cell table:style-name="ce1" table:formula="of:=IF([$д.Q33]=0;IF(AND(INDEX([$д.$B$2:.$BM$64];[.$A33]*3;[.Q$1])&gt;0;INDEX([$д.$B$2:.$BM$64];[.$A33];[.Q$1]*3)&gt;0;INDEX([$д.$B$2:.$BM$64];[.$A33];[.Q$1]+1)&gt;0;INDEX([$д.$B$2:.$BM$64];[.$A33]+1;[.Q$1])&gt;0);-2;0);[$д.Q33])" office:value-type="float" office:value="1" calcext:value-type="float">
            <text:p>1</text:p>
          </table:table-cell>
          <table:table-cell table:style-name="ce1" table:formula="of:=IF([$д.R33]=0;IF(AND(INDEX([$д.$B$2:.$BM$64];[.$A33]*3;[.R$1])&gt;0;INDEX([$д.$B$2:.$BM$64];[.$A33];[.R$1]*3)&gt;0;INDEX([$д.$B$2:.$BM$64];[.$A33];[.R$1]+1)&gt;0;INDEX([$д.$B$2:.$BM$64];[.$A33]+1;[.R$1])&gt;0);-2;0);[$д.R33])" office:value-type="float" office:value="1" calcext:value-type="float">
            <text:p>1</text:p>
          </table:table-cell>
          <table:table-cell table:style-name="ce1" table:formula="of:=IF([$д.S33]=0;IF(AND(INDEX([$д.$B$2:.$BM$64];[.$A33]*3;[.S$1])&gt;0;INDEX([$д.$B$2:.$BM$64];[.$A33];[.S$1]*3)&gt;0;INDEX([$д.$B$2:.$BM$64];[.$A33];[.S$1]+1)&gt;0;INDEX([$д.$B$2:.$BM$64];[.$A33]+1;[.S$1])&gt;0);-2;0);[$д.S33])" office:value-type="float" office:value="1" calcext:value-type="float">
            <text:p>1</text:p>
          </table:table-cell>
          <table:table-cell table:style-name="ce1" table:formula="of:=IF([$д.T33]=0;IF(AND(INDEX([$д.$B$2:.$BM$64];[.$A33]*3;[.T$1])&gt;0;INDEX([$д.$B$2:.$BM$64];[.$A33];[.T$1]*3)&gt;0;INDEX([$д.$B$2:.$BM$64];[.$A33];[.T$1]+1)&gt;0;INDEX([$д.$B$2:.$BM$64];[.$A33]+1;[.T$1])&gt;0);-2;0);[$д.T33])" office:value-type="float" office:value="1" calcext:value-type="float">
            <text:p>1</text:p>
          </table:table-cell>
          <table:table-cell table:style-name="ce1" table:formula="of:=IF([$д.U33]=0;IF(AND(INDEX([$д.$B$2:.$BM$64];[.$A33]*3;[.U$1])&gt;0;INDEX([$д.$B$2:.$BM$64];[.$A33];[.U$1]*3)&gt;0;INDEX([$д.$B$2:.$BM$64];[.$A33];[.U$1]+1)&gt;0;INDEX([$д.$B$2:.$BM$64];[.$A33]+1;[.U$1])&gt;0);-2;0);[$д.U33])" office:value-type="float" office:value="1" calcext:value-type="float">
            <text:p>1</text:p>
          </table:table-cell>
          <table:table-cell table:style-name="ce2" table:formula="of:=IF([$д.V33]=0;IF(OR(INDEX([$д.$B$2:.$BM$64];[.$A33]*3;[.V$1])&lt;0;INDEX([$д.$B$2:.$BM$64];[.$A33];[.V$1]*3)&lt;0;INDEX([$д.$B$2:.$BM$64];[.$A33];[.V$1]+1)&lt;0;INDEX([$д.$B$2:.$BM$64];[.$A33]+1;[.V$1])&lt;0);2;0);[$д.V33])" office:value-type="float" office:value="1" calcext:value-type="float">
            <text:p>1</text:p>
          </table:table-cell>
          <table:table-cell table:style-name="ce3" table:formula="of:=IF([$д.W33]=0;IF(AND(INDEX([$д.$B$2:.$BM$64];[.$A33]*3;[.W$1])&gt;0;INDEX([$д.$B$2:.$BM$64];[.$A33];[.W$1]*3)&gt;0;INDEX([$д.$B$2:.$BM$64];[.$A33];[.W$1]+1)&gt;0;INDEX([$д.$B$2:.$BM$64];[.$A33]+1;[.W$1])&gt;0);-1;0);[$д.W33])" office:value-type="float" office:value="1" calcext:value-type="float">
            <text:p>1</text:p>
          </table:table-cell>
          <table:table-cell table:style-name="ce4" table:formula="of:=IF([$д.X33]=0;IF(OR(INDEX([$д.$B$2:.$BM$64];[.$A33]*3;[.X$1])&gt;0;INDEX([$д.$B$2:.$BM$64];[.$A33];[.X$1]*3)&gt;0;INDEX([$д.$B$2:.$BM$64];[.$A33];[.X$1]+1)&gt;0;INDEX([$д.$B$2:.$BM$64];[.$A33]+1;[.X$1])&gt;0);-1;0);[$д.X33])" office:value-type="float" office:value="1" calcext:value-type="float">
            <text:p>1</text:p>
          </table:table-cell>
          <table:table-cell table:style-name="ce4" table:formula="of:=IF([$д.Y33]=0;IF(OR(INDEX([$д.$B$2:.$BM$64];[.$A33]*3;[.Y$1])&gt;0;INDEX([$д.$B$2:.$BM$64];[.$A33];[.Y$1]*3)&gt;0;INDEX([$д.$B$2:.$BM$64];[.$A33];[.Y$1]+1)&gt;0;INDEX([$д.$B$2:.$BM$64];[.$A33]+1;[.Y$1])&gt;0);-1;0);[$д.Y33])" office:value-type="float" office:value="1" calcext:value-type="float">
            <text:p>1</text:p>
          </table:table-cell>
          <table:table-cell table:style-name="ce4" table:formula="of:=IF([$д.Z33]=0;IF(OR(INDEX([$д.$B$2:.$BM$64];[.$A33]*3;[.Z$1])&gt;0;INDEX([$д.$B$2:.$BM$64];[.$A33];[.Z$1]*3)&gt;0;INDEX([$д.$B$2:.$BM$64];[.$A33];[.Z$1]+1)&gt;0;INDEX([$д.$B$2:.$BM$64];[.$A33]+1;[.Z$1])&gt;0);-1;0);[$д.Z33])" office:value-type="float" office:value="1" calcext:value-type="float">
            <text:p>1</text:p>
          </table:table-cell>
          <table:table-cell table:style-name="ce4" table:formula="of:=IF([$д.AA33]=0;IF(OR(INDEX([$д.$B$2:.$BM$64];[.$A33]*3;[.AA$1])&gt;0;INDEX([$д.$B$2:.$BM$64];[.$A33];[.AA$1]*3)&gt;0;INDEX([$д.$B$2:.$BM$64];[.$A33];[.AA$1]+1)&gt;0;INDEX([$д.$B$2:.$BM$64];[.$A33]+1;[.AA$1])&gt;0);-1;0);[$д.AA33])" office:value-type="float" office:value="1" calcext:value-type="float">
            <text:p>1</text:p>
          </table:table-cell>
          <table:table-cell table:style-name="ce4" table:formula="of:=IF([$д.AB33]=0;IF(OR(INDEX([$д.$B$2:.$BM$64];[.$A33]*3;[.AB$1])&gt;0;INDEX([$д.$B$2:.$BM$64];[.$A33];[.AB$1]*3)&gt;0;INDEX([$д.$B$2:.$BM$64];[.$A33];[.AB$1]+1)&gt;0;INDEX([$д.$B$2:.$BM$64];[.$A33]+1;[.AB$1])&gt;0);-1;0);[$д.AB33])" office:value-type="float" office:value="1" calcext:value-type="float">
            <text:p>1</text:p>
          </table:table-cell>
          <table:table-cell table:style-name="ce4" table:formula="of:=IF([$д.AC33]=0;IF(OR(INDEX([$д.$B$2:.$BM$64];[.$A33]*3;[.AC$1])&gt;0;INDEX([$д.$B$2:.$BM$64];[.$A33];[.AC$1]*3)&gt;0;INDEX([$д.$B$2:.$BM$64];[.$A33];[.AC$1]+1)&gt;0;INDEX([$д.$B$2:.$BM$64];[.$A33]+1;[.AC$1])&gt;0);-1;0);[$д.AC33])" office:value-type="float" office:value="1" calcext:value-type="float">
            <text:p>1</text:p>
          </table:table-cell>
          <table:table-cell table:style-name="ce4" table:formula="of:=IF(MAX([.AD$1];[.$A33])*3+MIN([.AD$1];[.$A33])&gt;=65;1;0)" office:value-type="float" office:value="1" calcext:value-type="float">
            <text:p>1</text:p>
          </table:table-cell>
          <table:table-cell table:style-name="ce4" table:formula="of:=IF(MAX([.AE$1];[.$A33])*3+MIN([.AE$1];[.$A33])&gt;=65;1;0)" office:value-type="float" office:value="1" calcext:value-type="float">
            <text:p>1</text:p>
          </table:table-cell>
          <table:table-cell table:style-name="ce4" table:formula="of:=IF(MAX([.AF$1];[.$A33])*3+MIN([.AF$1];[.$A33])&gt;=65;1;0)" office:value-type="float" office:value="1" calcext:value-type="float">
            <text:p>1</text:p>
          </table:table-cell>
          <table:table-cell table:style-name="ce4" table:formula="of:=IF(MAX([.AG$1];[.$A33])*3+MIN([.AG$1];[.$A33])&gt;=65;1;0)" office:value-type="float" office:value="1" calcext:value-type="float">
            <text:p>1</text:p>
          </table:table-cell>
          <table:table-cell table:style-name="ce4" table:formula="of:=IF(MAX([.AH$1];[.$A33])*3+MIN([.AH$1];[.$A33])&gt;=65;1;0)" office:value-type="float" office:value="1" calcext:value-type="float">
            <text:p>1</text:p>
          </table:table-cell>
          <table:table-cell table:style-name="ce4" table:formula="of:=IF(MAX([.AI$1];[.$A33])*3+MIN([.AI$1];[.$A33])&gt;=65;1;0)" office:value-type="float" office:value="1" calcext:value-type="float">
            <text:p>1</text:p>
          </table:table-cell>
          <table:table-cell table:style-name="ce4" table:formula="of:=IF(MAX([.AJ$1];[.$A33])*3+MIN([.AJ$1];[.$A33])&gt;=65;1;0)" office:value-type="float" office:value="1" calcext:value-type="float">
            <text:p>1</text:p>
          </table:table-cell>
          <table:table-cell table:style-name="ce4" table:formula="of:=IF(MAX([.AK$1];[.$A33])*3+MIN([.AK$1];[.$A33])&gt;=65;1;0)" office:value-type="float" office:value="1" calcext:value-type="float">
            <text:p>1</text:p>
          </table:table-cell>
          <table:table-cell table:style-name="ce4" table:formula="of:=IF(MAX([.AL$1];[.$A33])*3+MIN([.AL$1];[.$A33])&gt;=65;1;0)" office:value-type="float" office:value="1" calcext:value-type="float">
            <text:p>1</text:p>
          </table:table-cell>
          <table:table-cell table:style-name="ce4" table:formula="of:=IF(MAX([.AM$1];[.$A33])*3+MIN([.AM$1];[.$A33])&gt;=65;1;0)" office:value-type="float" office:value="1" calcext:value-type="float">
            <text:p>1</text:p>
          </table:table-cell>
          <table:table-cell table:style-name="ce4" table:formula="of:=IF(MAX([.AN$1];[.$A33])*3+MIN([.AN$1];[.$A33])&gt;=65;1;0)" office:value-type="float" office:value="1" calcext:value-type="float">
            <text:p>1</text:p>
          </table:table-cell>
          <table:table-cell table:style-name="ce4" table:formula="of:=IF(MAX([.AO$1];[.$A33])*3+MIN([.AO$1];[.$A33])&gt;=65;1;0)" office:value-type="float" office:value="1" calcext:value-type="float">
            <text:p>1</text:p>
          </table:table-cell>
          <table:table-cell table:style-name="ce4" table:formula="of:=IF(MAX([.AP$1];[.$A33])*3+MIN([.AP$1];[.$A33])&gt;=65;1;0)" office:value-type="float" office:value="1" calcext:value-type="float">
            <text:p>1</text:p>
          </table:table-cell>
          <table:table-cell table:style-name="ce4" table:formula="of:=IF(MAX([.AQ$1];[.$A33])*3+MIN([.AQ$1];[.$A33])&gt;=65;1;0)" office:value-type="float" office:value="1" calcext:value-type="float">
            <text:p>1</text:p>
          </table:table-cell>
          <table:table-cell table:style-name="ce4" table:formula="of:=IF(MAX([.AR$1];[.$A33])*3+MIN([.AR$1];[.$A33])&gt;=65;1;0)" office:value-type="float" office:value="1" calcext:value-type="float">
            <text:p>1</text:p>
          </table:table-cell>
          <table:table-cell table:style-name="ce4" table:formula="of:=IF(MAX([.AS$1];[.$A33])*3+MIN([.AS$1];[.$A33])&gt;=65;1;0)" office:value-type="float" office:value="1" calcext:value-type="float">
            <text:p>1</text:p>
          </table:table-cell>
          <table:table-cell table:style-name="ce4" table:formula="of:=IF(MAX([.AT$1];[.$A33])*3+MIN([.AT$1];[.$A33])&gt;=65;1;0)" office:value-type="float" office:value="1" calcext:value-type="float">
            <text:p>1</text:p>
          </table:table-cell>
          <table:table-cell table:style-name="ce4" table:formula="of:=IF(MAX([.AU$1];[.$A33])*3+MIN([.AU$1];[.$A33])&gt;=65;1;0)" office:value-type="float" office:value="1" calcext:value-type="float">
            <text:p>1</text:p>
          </table:table-cell>
          <table:table-cell table:style-name="ce4" table:formula="of:=IF(MAX([.AV$1];[.$A33])*3+MIN([.AV$1];[.$A33])&gt;=65;1;0)" office:value-type="float" office:value="1" calcext:value-type="float">
            <text:p>1</text:p>
          </table:table-cell>
          <table:table-cell table:style-name="ce4" table:formula="of:=IF(MAX([.AW$1];[.$A33])*3+MIN([.AW$1];[.$A33])&gt;=65;1;0)" office:value-type="float" office:value="1" calcext:value-type="float">
            <text:p>1</text:p>
          </table:table-cell>
          <table:table-cell table:style-name="ce4" table:formula="of:=IF(MAX([.AX$1];[.$A33])*3+MIN([.AX$1];[.$A33])&gt;=65;1;0)" office:value-type="float" office:value="1" calcext:value-type="float">
            <text:p>1</text:p>
          </table:table-cell>
          <table:table-cell table:style-name="ce4" table:formula="of:=IF(MAX([.AY$1];[.$A33])*3+MIN([.AY$1];[.$A33])&gt;=65;1;0)" office:value-type="float" office:value="1" calcext:value-type="float">
            <text:p>1</text:p>
          </table:table-cell>
          <table:table-cell table:style-name="ce4" table:formula="of:=IF(MAX([.AZ$1];[.$A33])*3+MIN([.AZ$1];[.$A33])&gt;=65;1;0)" office:value-type="float" office:value="1" calcext:value-type="float">
            <text:p>1</text:p>
          </table:table-cell>
          <table:table-cell table:style-name="ce4" table:formula="of:=IF(MAX([.BA$1];[.$A33])*3+MIN([.BA$1];[.$A33])&gt;=65;1;0)" office:value-type="float" office:value="1" calcext:value-type="float">
            <text:p>1</text:p>
          </table:table-cell>
          <table:table-cell table:style-name="ce4" table:formula="of:=IF(MAX([.BB$1];[.$A33])*3+MIN([.BB$1];[.$A33])&gt;=65;1;0)" office:value-type="float" office:value="1" calcext:value-type="float">
            <text:p>1</text:p>
          </table:table-cell>
          <table:table-cell table:style-name="ce4" table:formula="of:=IF(MAX([.BC$1];[.$A33])*3+MIN([.BC$1];[.$A33])&gt;=65;1;0)" office:value-type="float" office:value="1" calcext:value-type="float">
            <text:p>1</text:p>
          </table:table-cell>
          <table:table-cell table:style-name="ce4" table:formula="of:=IF(MAX([.BD$1];[.$A33])*3+MIN([.BD$1];[.$A33])&gt;=65;1;0)" office:value-type="float" office:value="1" calcext:value-type="float">
            <text:p>1</text:p>
          </table:table-cell>
          <table:table-cell table:style-name="ce4" table:formula="of:=IF(MAX([.BE$1];[.$A33])*3+MIN([.BE$1];[.$A33])&gt;=65;1;0)" office:value-type="float" office:value="1" calcext:value-type="float">
            <text:p>1</text:p>
          </table:table-cell>
          <table:table-cell table:style-name="ce4" table:formula="of:=IF(MAX([.BF$1];[.$A33])*3+MIN([.BF$1];[.$A33])&gt;=65;1;0)" office:value-type="float" office:value="1" calcext:value-type="float">
            <text:p>1</text:p>
          </table:table-cell>
          <table:table-cell table:style-name="ce4" table:formula="of:=IF(MAX([.BG$1];[.$A33])*3+MIN([.BG$1];[.$A33])&gt;=65;1;0)" office:value-type="float" office:value="1" calcext:value-type="float">
            <text:p>1</text:p>
          </table:table-cell>
          <table:table-cell table:style-name="ce4" table:formula="of:=IF(MAX([.BH$1];[.$A33])*3+MIN([.BH$1];[.$A33])&gt;=65;1;0)" office:value-type="float" office:value="1" calcext:value-type="float">
            <text:p>1</text:p>
          </table:table-cell>
          <table:table-cell table:style-name="ce4" table:formula="of:=IF(MAX([.BI$1];[.$A33])*3+MIN([.BI$1];[.$A33])&gt;=65;1;0)" office:value-type="float" office:value="1" calcext:value-type="float">
            <text:p>1</text:p>
          </table:table-cell>
          <table:table-cell table:style-name="ce4" table:formula="of:=IF(MAX([.BJ$1];[.$A33])*3+MIN([.BJ$1];[.$A33])&gt;=65;1;0)" office:value-type="float" office:value="1" calcext:value-type="float">
            <text:p>1</text:p>
          </table:table-cell>
          <table:table-cell table:style-name="ce4" table:formula="of:=IF(MAX([.BK$1];[.$A33])*3+MIN([.BK$1];[.$A33])&gt;=65;1;0)" office:value-type="float" office:value="1" calcext:value-type="float">
            <text:p>1</text:p>
          </table:table-cell>
          <table:table-cell table:style-name="ce4" table:formula="of:=IF(MAX([.BL$1];[.$A33])*3+MIN([.BL$1];[.$A33])&gt;=65;1;0)" office:value-type="float" office:value="1" calcext:value-type="float">
            <text:p>1</text:p>
          </table:table-cell>
          <table:table-cell table:style-name="ce4" table:formula="of:=IF(MAX([.BM$1];[.$A33])*3+MIN([.BM$1];[.$A33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table:formula="of:=IF([$д.B34]=0;IF(AND(INDEX([$д.$B$2:.$BM$64];[.$A34]*3;[.B$1])&gt;0;INDEX([$д.$B$2:.$BM$64];[.$A34];[.B$1]*3)&gt;0;INDEX([$д.$B$2:.$BM$64];[.$A34];[.B$1]+1)&gt;0;INDEX([$д.$B$2:.$BM$64];[.$A34]+1;[.B$1])&gt;0);-2;0);[$д.B34])" office:value-type="float" office:value="1" calcext:value-type="float">
            <text:p>1</text:p>
          </table:table-cell>
          <table:table-cell table:style-name="ce1" table:formula="of:=IF([$д.C34]=0;IF(AND(INDEX([$д.$B$2:.$BM$64];[.$A34]*3;[.C$1])&gt;0;INDEX([$д.$B$2:.$BM$64];[.$A34];[.C$1]*3)&gt;0;INDEX([$д.$B$2:.$BM$64];[.$A34];[.C$1]+1)&gt;0;INDEX([$д.$B$2:.$BM$64];[.$A34]+1;[.C$1])&gt;0);-2;0);[$д.C34])" office:value-type="float" office:value="1" calcext:value-type="float">
            <text:p>1</text:p>
          </table:table-cell>
          <table:table-cell table:style-name="ce1" table:formula="of:=IF([$д.D34]=0;IF(AND(INDEX([$д.$B$2:.$BM$64];[.$A34]*3;[.D$1])&gt;0;INDEX([$д.$B$2:.$BM$64];[.$A34];[.D$1]*3)&gt;0;INDEX([$д.$B$2:.$BM$64];[.$A34];[.D$1]+1)&gt;0;INDEX([$д.$B$2:.$BM$64];[.$A34]+1;[.D$1])&gt;0);-2;0);[$д.D34])" office:value-type="float" office:value="1" calcext:value-type="float">
            <text:p>1</text:p>
          </table:table-cell>
          <table:table-cell table:style-name="ce1" table:formula="of:=IF([$д.E34]=0;IF(AND(INDEX([$д.$B$2:.$BM$64];[.$A34]*3;[.E$1])&gt;0;INDEX([$д.$B$2:.$BM$64];[.$A34];[.E$1]*3)&gt;0;INDEX([$д.$B$2:.$BM$64];[.$A34];[.E$1]+1)&gt;0;INDEX([$д.$B$2:.$BM$64];[.$A34]+1;[.E$1])&gt;0);-2;0);[$д.E34])" office:value-type="float" office:value="1" calcext:value-type="float">
            <text:p>1</text:p>
          </table:table-cell>
          <table:table-cell table:style-name="ce1" table:formula="of:=IF([$д.F34]=0;IF(AND(INDEX([$д.$B$2:.$BM$64];[.$A34]*3;[.F$1])&gt;0;INDEX([$д.$B$2:.$BM$64];[.$A34];[.F$1]*3)&gt;0;INDEX([$д.$B$2:.$BM$64];[.$A34];[.F$1]+1)&gt;0;INDEX([$д.$B$2:.$BM$64];[.$A34]+1;[.F$1])&gt;0);-2;0);[$д.F34])" office:value-type="float" office:value="1" calcext:value-type="float">
            <text:p>1</text:p>
          </table:table-cell>
          <table:table-cell table:style-name="ce1" table:formula="of:=IF([$д.G34]=0;IF(AND(INDEX([$д.$B$2:.$BM$64];[.$A34]*3;[.G$1])&gt;0;INDEX([$д.$B$2:.$BM$64];[.$A34];[.G$1]*3)&gt;0;INDEX([$д.$B$2:.$BM$64];[.$A34];[.G$1]+1)&gt;0;INDEX([$д.$B$2:.$BM$64];[.$A34]+1;[.G$1])&gt;0);-2;0);[$д.G34])" office:value-type="float" office:value="1" calcext:value-type="float">
            <text:p>1</text:p>
          </table:table-cell>
          <table:table-cell table:style-name="ce1" table:formula="of:=IF([$д.H34]=0;IF(AND(INDEX([$д.$B$2:.$BM$64];[.$A34]*3;[.H$1])&gt;0;INDEX([$д.$B$2:.$BM$64];[.$A34];[.H$1]*3)&gt;0;INDEX([$д.$B$2:.$BM$64];[.$A34];[.H$1]+1)&gt;0;INDEX([$д.$B$2:.$BM$64];[.$A34]+1;[.H$1])&gt;0);-2;0);[$д.H34])" office:value-type="float" office:value="1" calcext:value-type="float">
            <text:p>1</text:p>
          </table:table-cell>
          <table:table-cell table:style-name="ce1" table:formula="of:=IF([$д.I34]=0;IF(AND(INDEX([$д.$B$2:.$BM$64];[.$A34]*3;[.I$1])&gt;0;INDEX([$д.$B$2:.$BM$64];[.$A34];[.I$1]*3)&gt;0;INDEX([$д.$B$2:.$BM$64];[.$A34];[.I$1]+1)&gt;0;INDEX([$д.$B$2:.$BM$64];[.$A34]+1;[.I$1])&gt;0);-2;0);[$д.I34])" office:value-type="float" office:value="1" calcext:value-type="float">
            <text:p>1</text:p>
          </table:table-cell>
          <table:table-cell table:style-name="ce1" table:formula="of:=IF([$д.J34]=0;IF(AND(INDEX([$д.$B$2:.$BM$64];[.$A34]*3;[.J$1])&gt;0;INDEX([$д.$B$2:.$BM$64];[.$A34];[.J$1]*3)&gt;0;INDEX([$д.$B$2:.$BM$64];[.$A34];[.J$1]+1)&gt;0;INDEX([$д.$B$2:.$BM$64];[.$A34]+1;[.J$1])&gt;0);-2;0);[$д.J34])" office:value-type="float" office:value="1" calcext:value-type="float">
            <text:p>1</text:p>
          </table:table-cell>
          <table:table-cell table:style-name="ce1" table:formula="of:=IF([$д.K34]=0;IF(AND(INDEX([$д.$B$2:.$BM$64];[.$A34]*3;[.K$1])&gt;0;INDEX([$д.$B$2:.$BM$64];[.$A34];[.K$1]*3)&gt;0;INDEX([$д.$B$2:.$BM$64];[.$A34];[.K$1]+1)&gt;0;INDEX([$д.$B$2:.$BM$64];[.$A34]+1;[.K$1])&gt;0);-2;0);[$д.K34])" office:value-type="float" office:value="1" calcext:value-type="float">
            <text:p>1</text:p>
          </table:table-cell>
          <table:table-cell table:style-name="ce1" table:formula="of:=IF([$д.L34]=0;IF(AND(INDEX([$д.$B$2:.$BM$64];[.$A34]*3;[.L$1])&gt;0;INDEX([$д.$B$2:.$BM$64];[.$A34];[.L$1]*3)&gt;0;INDEX([$д.$B$2:.$BM$64];[.$A34];[.L$1]+1)&gt;0;INDEX([$д.$B$2:.$BM$64];[.$A34]+1;[.L$1])&gt;0);-2;0);[$д.L34])" office:value-type="float" office:value="1" calcext:value-type="float">
            <text:p>1</text:p>
          </table:table-cell>
          <table:table-cell table:style-name="ce1" table:formula="of:=IF([$д.M34]=0;IF(AND(INDEX([$д.$B$2:.$BM$64];[.$A34]*3;[.M$1])&gt;0;INDEX([$д.$B$2:.$BM$64];[.$A34];[.M$1]*3)&gt;0;INDEX([$д.$B$2:.$BM$64];[.$A34];[.M$1]+1)&gt;0;INDEX([$д.$B$2:.$BM$64];[.$A34]+1;[.M$1])&gt;0);-2;0);[$д.M34])" office:value-type="float" office:value="1" calcext:value-type="float">
            <text:p>1</text:p>
          </table:table-cell>
          <table:table-cell table:style-name="ce1" table:formula="of:=IF([$д.N34]=0;IF(AND(INDEX([$д.$B$2:.$BM$64];[.$A34]*3;[.N$1])&gt;0;INDEX([$д.$B$2:.$BM$64];[.$A34];[.N$1]*3)&gt;0;INDEX([$д.$B$2:.$BM$64];[.$A34];[.N$1]+1)&gt;0;INDEX([$д.$B$2:.$BM$64];[.$A34]+1;[.N$1])&gt;0);-2;0);[$д.N34])" office:value-type="float" office:value="1" calcext:value-type="float">
            <text:p>1</text:p>
          </table:table-cell>
          <table:table-cell table:style-name="ce1" table:formula="of:=IF([$д.O34]=0;IF(AND(INDEX([$д.$B$2:.$BM$64];[.$A34]*3;[.O$1])&gt;0;INDEX([$д.$B$2:.$BM$64];[.$A34];[.O$1]*3)&gt;0;INDEX([$д.$B$2:.$BM$64];[.$A34];[.O$1]+1)&gt;0;INDEX([$д.$B$2:.$BM$64];[.$A34]+1;[.O$1])&gt;0);-2;0);[$д.O34])" office:value-type="float" office:value="1" calcext:value-type="float">
            <text:p>1</text:p>
          </table:table-cell>
          <table:table-cell table:style-name="ce1" table:formula="of:=IF([$д.P34]=0;IF(AND(INDEX([$д.$B$2:.$BM$64];[.$A34]*3;[.P$1])&gt;0;INDEX([$д.$B$2:.$BM$64];[.$A34];[.P$1]*3)&gt;0;INDEX([$д.$B$2:.$BM$64];[.$A34];[.P$1]+1)&gt;0;INDEX([$д.$B$2:.$BM$64];[.$A34]+1;[.P$1])&gt;0);-2;0);[$д.P34])" office:value-type="float" office:value="1" calcext:value-type="float">
            <text:p>1</text:p>
          </table:table-cell>
          <table:table-cell table:style-name="ce1" table:formula="of:=IF([$д.Q34]=0;IF(AND(INDEX([$д.$B$2:.$BM$64];[.$A34]*3;[.Q$1])&gt;0;INDEX([$д.$B$2:.$BM$64];[.$A34];[.Q$1]*3)&gt;0;INDEX([$д.$B$2:.$BM$64];[.$A34];[.Q$1]+1)&gt;0;INDEX([$д.$B$2:.$BM$64];[.$A34]+1;[.Q$1])&gt;0);-2;0);[$д.Q34])" office:value-type="float" office:value="1" calcext:value-type="float">
            <text:p>1</text:p>
          </table:table-cell>
          <table:table-cell table:style-name="ce1" table:formula="of:=IF([$д.R34]=0;IF(AND(INDEX([$д.$B$2:.$BM$64];[.$A34]*3;[.R$1])&gt;0;INDEX([$д.$B$2:.$BM$64];[.$A34];[.R$1]*3)&gt;0;INDEX([$д.$B$2:.$BM$64];[.$A34];[.R$1]+1)&gt;0;INDEX([$д.$B$2:.$BM$64];[.$A34]+1;[.R$1])&gt;0);-2;0);[$д.R34])" office:value-type="float" office:value="1" calcext:value-type="float">
            <text:p>1</text:p>
          </table:table-cell>
          <table:table-cell table:style-name="ce1" table:formula="of:=IF([$д.S34]=0;IF(AND(INDEX([$д.$B$2:.$BM$64];[.$A34]*3;[.S$1])&gt;0;INDEX([$д.$B$2:.$BM$64];[.$A34];[.S$1]*3)&gt;0;INDEX([$д.$B$2:.$BM$64];[.$A34];[.S$1]+1)&gt;0;INDEX([$д.$B$2:.$BM$64];[.$A34]+1;[.S$1])&gt;0);-2;0);[$д.S34])" office:value-type="float" office:value="1" calcext:value-type="float">
            <text:p>1</text:p>
          </table:table-cell>
          <table:table-cell table:style-name="ce1" table:formula="of:=IF([$д.T34]=0;IF(AND(INDEX([$д.$B$2:.$BM$64];[.$A34]*3;[.T$1])&gt;0;INDEX([$д.$B$2:.$BM$64];[.$A34];[.T$1]*3)&gt;0;INDEX([$д.$B$2:.$BM$64];[.$A34];[.T$1]+1)&gt;0;INDEX([$д.$B$2:.$BM$64];[.$A34]+1;[.T$1])&gt;0);-2;0);[$д.T34])" office:value-type="float" office:value="1" calcext:value-type="float">
            <text:p>1</text:p>
          </table:table-cell>
          <table:table-cell table:style-name="ce1" table:formula="of:=IF([$д.U34]=0;IF(AND(INDEX([$д.$B$2:.$BM$64];[.$A34]*3;[.U$1])&gt;0;INDEX([$д.$B$2:.$BM$64];[.$A34];[.U$1]*3)&gt;0;INDEX([$д.$B$2:.$BM$64];[.$A34];[.U$1]+1)&gt;0;INDEX([$д.$B$2:.$BM$64];[.$A34]+1;[.U$1])&gt;0);-2;0);[$д.U34])" office:value-type="float" office:value="1" calcext:value-type="float">
            <text:p>1</text:p>
          </table:table-cell>
          <table:table-cell table:style-name="ce2" table:formula="of:=IF([$д.V34]=0;IF(OR(INDEX([$д.$B$2:.$BM$64];[.$A34]*3;[.V$1])&lt;0;INDEX([$д.$B$2:.$BM$64];[.$A34];[.V$1]*3)&lt;0;INDEX([$д.$B$2:.$BM$64];[.$A34];[.V$1]+1)&lt;0;INDEX([$д.$B$2:.$BM$64];[.$A34]+1;[.V$1])&lt;0);2;0);[$д.V34])" office:value-type="float" office:value="1" calcext:value-type="float">
            <text:p>1</text:p>
          </table:table-cell>
          <table:table-cell table:style-name="ce3" table:formula="of:=IF([$д.W34]=0;IF(AND(INDEX([$д.$B$2:.$BM$64];[.$A34]*3;[.W$1])&gt;0;INDEX([$д.$B$2:.$BM$64];[.$A34];[.W$1]*3)&gt;0;INDEX([$д.$B$2:.$BM$64];[.$A34];[.W$1]+1)&gt;0;INDEX([$д.$B$2:.$BM$64];[.$A34]+1;[.W$1])&gt;0);-1;0);[$д.W34])" office:value-type="float" office:value="1" calcext:value-type="float">
            <text:p>1</text:p>
          </table:table-cell>
          <table:table-cell table:style-name="ce4" table:formula="of:=IF([$д.X34]=0;IF(OR(INDEX([$д.$B$2:.$BM$64];[.$A34]*3;[.X$1])&gt;0;INDEX([$д.$B$2:.$BM$64];[.$A34];[.X$1]*3)&gt;0;INDEX([$д.$B$2:.$BM$64];[.$A34];[.X$1]+1)&gt;0;INDEX([$д.$B$2:.$BM$64];[.$A34]+1;[.X$1])&gt;0);-1;0);[$д.X34])" office:value-type="float" office:value="1" calcext:value-type="float">
            <text:p>1</text:p>
          </table:table-cell>
          <table:table-cell table:style-name="ce4" table:formula="of:=IF([$д.Y34]=0;IF(OR(INDEX([$д.$B$2:.$BM$64];[.$A34]*3;[.Y$1])&gt;0;INDEX([$д.$B$2:.$BM$64];[.$A34];[.Y$1]*3)&gt;0;INDEX([$д.$B$2:.$BM$64];[.$A34];[.Y$1]+1)&gt;0;INDEX([$д.$B$2:.$BM$64];[.$A34]+1;[.Y$1])&gt;0);-1;0);[$д.Y34])" office:value-type="float" office:value="1" calcext:value-type="float">
            <text:p>1</text:p>
          </table:table-cell>
          <table:table-cell table:style-name="ce4" table:formula="of:=IF([$д.Z34]=0;IF(OR(INDEX([$д.$B$2:.$BM$64];[.$A34]*3;[.Z$1])&gt;0;INDEX([$д.$B$2:.$BM$64];[.$A34];[.Z$1]*3)&gt;0;INDEX([$д.$B$2:.$BM$64];[.$A34];[.Z$1]+1)&gt;0;INDEX([$д.$B$2:.$BM$64];[.$A34]+1;[.Z$1])&gt;0);-1;0);[$д.Z34])" office:value-type="float" office:value="1" calcext:value-type="float">
            <text:p>1</text:p>
          </table:table-cell>
          <table:table-cell table:style-name="ce4" table:formula="of:=IF([$д.AA34]=0;IF(OR(INDEX([$д.$B$2:.$BM$64];[.$A34]*3;[.AA$1])&gt;0;INDEX([$д.$B$2:.$BM$64];[.$A34];[.AA$1]*3)&gt;0;INDEX([$д.$B$2:.$BM$64];[.$A34];[.AA$1]+1)&gt;0;INDEX([$д.$B$2:.$BM$64];[.$A34]+1;[.AA$1])&gt;0);-1;0);[$д.AA34])" office:value-type="float" office:value="1" calcext:value-type="float">
            <text:p>1</text:p>
          </table:table-cell>
          <table:table-cell table:style-name="ce4" table:formula="of:=IF([$д.AB34]=0;IF(OR(INDEX([$д.$B$2:.$BM$64];[.$A34]*3;[.AB$1])&gt;0;INDEX([$д.$B$2:.$BM$64];[.$A34];[.AB$1]*3)&gt;0;INDEX([$д.$B$2:.$BM$64];[.$A34];[.AB$1]+1)&gt;0;INDEX([$д.$B$2:.$BM$64];[.$A34]+1;[.AB$1])&gt;0);-1;0);[$д.AB34])" office:value-type="float" office:value="1" calcext:value-type="float">
            <text:p>1</text:p>
          </table:table-cell>
          <table:table-cell table:style-name="ce4" table:formula="of:=IF([$д.AC34]=0;IF(OR(INDEX([$д.$B$2:.$BM$64];[.$A34]*3;[.AC$1])&gt;0;INDEX([$д.$B$2:.$BM$64];[.$A34];[.AC$1]*3)&gt;0;INDEX([$д.$B$2:.$BM$64];[.$A34];[.AC$1]+1)&gt;0;INDEX([$д.$B$2:.$BM$64];[.$A34]+1;[.AC$1])&gt;0);-1;0);[$д.AC34])" office:value-type="float" office:value="1" calcext:value-type="float">
            <text:p>1</text:p>
          </table:table-cell>
          <table:table-cell table:style-name="ce4" table:formula="of:=IF(MAX([.AD$1];[.$A34])*3+MIN([.AD$1];[.$A34])&gt;=65;1;0)" office:value-type="float" office:value="1" calcext:value-type="float">
            <text:p>1</text:p>
          </table:table-cell>
          <table:table-cell table:style-name="ce4" table:formula="of:=IF(MAX([.AE$1];[.$A34])*3+MIN([.AE$1];[.$A34])&gt;=65;1;0)" office:value-type="float" office:value="1" calcext:value-type="float">
            <text:p>1</text:p>
          </table:table-cell>
          <table:table-cell table:style-name="ce4" table:formula="of:=IF(MAX([.AF$1];[.$A34])*3+MIN([.AF$1];[.$A34])&gt;=65;1;0)" office:value-type="float" office:value="1" calcext:value-type="float">
            <text:p>1</text:p>
          </table:table-cell>
          <table:table-cell table:style-name="ce4" table:formula="of:=IF(MAX([.AG$1];[.$A34])*3+MIN([.AG$1];[.$A34])&gt;=65;1;0)" office:value-type="float" office:value="1" calcext:value-type="float">
            <text:p>1</text:p>
          </table:table-cell>
          <table:table-cell table:style-name="ce4" table:formula="of:=IF(MAX([.AH$1];[.$A34])*3+MIN([.AH$1];[.$A34])&gt;=65;1;0)" office:value-type="float" office:value="1" calcext:value-type="float">
            <text:p>1</text:p>
          </table:table-cell>
          <table:table-cell table:style-name="ce4" table:formula="of:=IF(MAX([.AI$1];[.$A34])*3+MIN([.AI$1];[.$A34])&gt;=65;1;0)" office:value-type="float" office:value="1" calcext:value-type="float">
            <text:p>1</text:p>
          </table:table-cell>
          <table:table-cell table:style-name="ce4" table:formula="of:=IF(MAX([.AJ$1];[.$A34])*3+MIN([.AJ$1];[.$A34])&gt;=65;1;0)" office:value-type="float" office:value="1" calcext:value-type="float">
            <text:p>1</text:p>
          </table:table-cell>
          <table:table-cell table:style-name="ce4" table:formula="of:=IF(MAX([.AK$1];[.$A34])*3+MIN([.AK$1];[.$A34])&gt;=65;1;0)" office:value-type="float" office:value="1" calcext:value-type="float">
            <text:p>1</text:p>
          </table:table-cell>
          <table:table-cell table:style-name="ce4" table:formula="of:=IF(MAX([.AL$1];[.$A34])*3+MIN([.AL$1];[.$A34])&gt;=65;1;0)" office:value-type="float" office:value="1" calcext:value-type="float">
            <text:p>1</text:p>
          </table:table-cell>
          <table:table-cell table:style-name="ce4" table:formula="of:=IF(MAX([.AM$1];[.$A34])*3+MIN([.AM$1];[.$A34])&gt;=65;1;0)" office:value-type="float" office:value="1" calcext:value-type="float">
            <text:p>1</text:p>
          </table:table-cell>
          <table:table-cell table:style-name="ce4" table:formula="of:=IF(MAX([.AN$1];[.$A34])*3+MIN([.AN$1];[.$A34])&gt;=65;1;0)" office:value-type="float" office:value="1" calcext:value-type="float">
            <text:p>1</text:p>
          </table:table-cell>
          <table:table-cell table:style-name="ce4" table:formula="of:=IF(MAX([.AO$1];[.$A34])*3+MIN([.AO$1];[.$A34])&gt;=65;1;0)" office:value-type="float" office:value="1" calcext:value-type="float">
            <text:p>1</text:p>
          </table:table-cell>
          <table:table-cell table:style-name="ce4" table:formula="of:=IF(MAX([.AP$1];[.$A34])*3+MIN([.AP$1];[.$A34])&gt;=65;1;0)" office:value-type="float" office:value="1" calcext:value-type="float">
            <text:p>1</text:p>
          </table:table-cell>
          <table:table-cell table:style-name="ce4" table:formula="of:=IF(MAX([.AQ$1];[.$A34])*3+MIN([.AQ$1];[.$A34])&gt;=65;1;0)" office:value-type="float" office:value="1" calcext:value-type="float">
            <text:p>1</text:p>
          </table:table-cell>
          <table:table-cell table:style-name="ce4" table:formula="of:=IF(MAX([.AR$1];[.$A34])*3+MIN([.AR$1];[.$A34])&gt;=65;1;0)" office:value-type="float" office:value="1" calcext:value-type="float">
            <text:p>1</text:p>
          </table:table-cell>
          <table:table-cell table:style-name="ce4" table:formula="of:=IF(MAX([.AS$1];[.$A34])*3+MIN([.AS$1];[.$A34])&gt;=65;1;0)" office:value-type="float" office:value="1" calcext:value-type="float">
            <text:p>1</text:p>
          </table:table-cell>
          <table:table-cell table:style-name="ce4" table:formula="of:=IF(MAX([.AT$1];[.$A34])*3+MIN([.AT$1];[.$A34])&gt;=65;1;0)" office:value-type="float" office:value="1" calcext:value-type="float">
            <text:p>1</text:p>
          </table:table-cell>
          <table:table-cell table:style-name="ce4" table:formula="of:=IF(MAX([.AU$1];[.$A34])*3+MIN([.AU$1];[.$A34])&gt;=65;1;0)" office:value-type="float" office:value="1" calcext:value-type="float">
            <text:p>1</text:p>
          </table:table-cell>
          <table:table-cell table:style-name="ce4" table:formula="of:=IF(MAX([.AV$1];[.$A34])*3+MIN([.AV$1];[.$A34])&gt;=65;1;0)" office:value-type="float" office:value="1" calcext:value-type="float">
            <text:p>1</text:p>
          </table:table-cell>
          <table:table-cell table:style-name="ce4" table:formula="of:=IF(MAX([.AW$1];[.$A34])*3+MIN([.AW$1];[.$A34])&gt;=65;1;0)" office:value-type="float" office:value="1" calcext:value-type="float">
            <text:p>1</text:p>
          </table:table-cell>
          <table:table-cell table:style-name="ce4" table:formula="of:=IF(MAX([.AX$1];[.$A34])*3+MIN([.AX$1];[.$A34])&gt;=65;1;0)" office:value-type="float" office:value="1" calcext:value-type="float">
            <text:p>1</text:p>
          </table:table-cell>
          <table:table-cell table:style-name="ce4" table:formula="of:=IF(MAX([.AY$1];[.$A34])*3+MIN([.AY$1];[.$A34])&gt;=65;1;0)" office:value-type="float" office:value="1" calcext:value-type="float">
            <text:p>1</text:p>
          </table:table-cell>
          <table:table-cell table:style-name="ce4" table:formula="of:=IF(MAX([.AZ$1];[.$A34])*3+MIN([.AZ$1];[.$A34])&gt;=65;1;0)" office:value-type="float" office:value="1" calcext:value-type="float">
            <text:p>1</text:p>
          </table:table-cell>
          <table:table-cell table:style-name="ce4" table:formula="of:=IF(MAX([.BA$1];[.$A34])*3+MIN([.BA$1];[.$A34])&gt;=65;1;0)" office:value-type="float" office:value="1" calcext:value-type="float">
            <text:p>1</text:p>
          </table:table-cell>
          <table:table-cell table:style-name="ce4" table:formula="of:=IF(MAX([.BB$1];[.$A34])*3+MIN([.BB$1];[.$A34])&gt;=65;1;0)" office:value-type="float" office:value="1" calcext:value-type="float">
            <text:p>1</text:p>
          </table:table-cell>
          <table:table-cell table:style-name="ce4" table:formula="of:=IF(MAX([.BC$1];[.$A34])*3+MIN([.BC$1];[.$A34])&gt;=65;1;0)" office:value-type="float" office:value="1" calcext:value-type="float">
            <text:p>1</text:p>
          </table:table-cell>
          <table:table-cell table:style-name="ce4" table:formula="of:=IF(MAX([.BD$1];[.$A34])*3+MIN([.BD$1];[.$A34])&gt;=65;1;0)" office:value-type="float" office:value="1" calcext:value-type="float">
            <text:p>1</text:p>
          </table:table-cell>
          <table:table-cell table:style-name="ce4" table:formula="of:=IF(MAX([.BE$1];[.$A34])*3+MIN([.BE$1];[.$A34])&gt;=65;1;0)" office:value-type="float" office:value="1" calcext:value-type="float">
            <text:p>1</text:p>
          </table:table-cell>
          <table:table-cell table:style-name="ce4" table:formula="of:=IF(MAX([.BF$1];[.$A34])*3+MIN([.BF$1];[.$A34])&gt;=65;1;0)" office:value-type="float" office:value="1" calcext:value-type="float">
            <text:p>1</text:p>
          </table:table-cell>
          <table:table-cell table:style-name="ce4" table:formula="of:=IF(MAX([.BG$1];[.$A34])*3+MIN([.BG$1];[.$A34])&gt;=65;1;0)" office:value-type="float" office:value="1" calcext:value-type="float">
            <text:p>1</text:p>
          </table:table-cell>
          <table:table-cell table:style-name="ce4" table:formula="of:=IF(MAX([.BH$1];[.$A34])*3+MIN([.BH$1];[.$A34])&gt;=65;1;0)" office:value-type="float" office:value="1" calcext:value-type="float">
            <text:p>1</text:p>
          </table:table-cell>
          <table:table-cell table:style-name="ce4" table:formula="of:=IF(MAX([.BI$1];[.$A34])*3+MIN([.BI$1];[.$A34])&gt;=65;1;0)" office:value-type="float" office:value="1" calcext:value-type="float">
            <text:p>1</text:p>
          </table:table-cell>
          <table:table-cell table:style-name="ce4" table:formula="of:=IF(MAX([.BJ$1];[.$A34])*3+MIN([.BJ$1];[.$A34])&gt;=65;1;0)" office:value-type="float" office:value="1" calcext:value-type="float">
            <text:p>1</text:p>
          </table:table-cell>
          <table:table-cell table:style-name="ce4" table:formula="of:=IF(MAX([.BK$1];[.$A34])*3+MIN([.BK$1];[.$A34])&gt;=65;1;0)" office:value-type="float" office:value="1" calcext:value-type="float">
            <text:p>1</text:p>
          </table:table-cell>
          <table:table-cell table:style-name="ce4" table:formula="of:=IF(MAX([.BL$1];[.$A34])*3+MIN([.BL$1];[.$A34])&gt;=65;1;0)" office:value-type="float" office:value="1" calcext:value-type="float">
            <text:p>1</text:p>
          </table:table-cell>
          <table:table-cell table:style-name="ce4" table:formula="of:=IF(MAX([.BM$1];[.$A34])*3+MIN([.BM$1];[.$A34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table:formula="of:=IF([$д.B35]=0;IF(AND(INDEX([$д.$B$2:.$BM$64];[.$A35]*3;[.B$1])&gt;0;INDEX([$д.$B$2:.$BM$64];[.$A35];[.B$1]*3)&gt;0;INDEX([$д.$B$2:.$BM$64];[.$A35];[.B$1]+1)&gt;0;INDEX([$д.$B$2:.$BM$64];[.$A35]+1;[.B$1])&gt;0);-2;0);[$д.B35])" office:value-type="float" office:value="1" calcext:value-type="float">
            <text:p>1</text:p>
          </table:table-cell>
          <table:table-cell table:style-name="ce1" table:formula="of:=IF([$д.C35]=0;IF(AND(INDEX([$д.$B$2:.$BM$64];[.$A35]*3;[.C$1])&gt;0;INDEX([$д.$B$2:.$BM$64];[.$A35];[.C$1]*3)&gt;0;INDEX([$д.$B$2:.$BM$64];[.$A35];[.C$1]+1)&gt;0;INDEX([$д.$B$2:.$BM$64];[.$A35]+1;[.C$1])&gt;0);-2;0);[$д.C35])" office:value-type="float" office:value="1" calcext:value-type="float">
            <text:p>1</text:p>
          </table:table-cell>
          <table:table-cell table:style-name="ce1" table:formula="of:=IF([$д.D35]=0;IF(AND(INDEX([$д.$B$2:.$BM$64];[.$A35]*3;[.D$1])&gt;0;INDEX([$д.$B$2:.$BM$64];[.$A35];[.D$1]*3)&gt;0;INDEX([$д.$B$2:.$BM$64];[.$A35];[.D$1]+1)&gt;0;INDEX([$д.$B$2:.$BM$64];[.$A35]+1;[.D$1])&gt;0);-2;0);[$д.D35])" office:value-type="float" office:value="1" calcext:value-type="float">
            <text:p>1</text:p>
          </table:table-cell>
          <table:table-cell table:style-name="ce1" table:formula="of:=IF([$д.E35]=0;IF(AND(INDEX([$д.$B$2:.$BM$64];[.$A35]*3;[.E$1])&gt;0;INDEX([$д.$B$2:.$BM$64];[.$A35];[.E$1]*3)&gt;0;INDEX([$д.$B$2:.$BM$64];[.$A35];[.E$1]+1)&gt;0;INDEX([$д.$B$2:.$BM$64];[.$A35]+1;[.E$1])&gt;0);-2;0);[$д.E35])" office:value-type="float" office:value="1" calcext:value-type="float">
            <text:p>1</text:p>
          </table:table-cell>
          <table:table-cell table:style-name="ce1" table:formula="of:=IF([$д.F35]=0;IF(AND(INDEX([$д.$B$2:.$BM$64];[.$A35]*3;[.F$1])&gt;0;INDEX([$д.$B$2:.$BM$64];[.$A35];[.F$1]*3)&gt;0;INDEX([$д.$B$2:.$BM$64];[.$A35];[.F$1]+1)&gt;0;INDEX([$д.$B$2:.$BM$64];[.$A35]+1;[.F$1])&gt;0);-2;0);[$д.F35])" office:value-type="float" office:value="1" calcext:value-type="float">
            <text:p>1</text:p>
          </table:table-cell>
          <table:table-cell table:style-name="ce1" table:formula="of:=IF([$д.G35]=0;IF(AND(INDEX([$д.$B$2:.$BM$64];[.$A35]*3;[.G$1])&gt;0;INDEX([$д.$B$2:.$BM$64];[.$A35];[.G$1]*3)&gt;0;INDEX([$д.$B$2:.$BM$64];[.$A35];[.G$1]+1)&gt;0;INDEX([$д.$B$2:.$BM$64];[.$A35]+1;[.G$1])&gt;0);-2;0);[$д.G35])" office:value-type="float" office:value="1" calcext:value-type="float">
            <text:p>1</text:p>
          </table:table-cell>
          <table:table-cell table:style-name="ce1" table:formula="of:=IF([$д.H35]=0;IF(AND(INDEX([$д.$B$2:.$BM$64];[.$A35]*3;[.H$1])&gt;0;INDEX([$д.$B$2:.$BM$64];[.$A35];[.H$1]*3)&gt;0;INDEX([$д.$B$2:.$BM$64];[.$A35];[.H$1]+1)&gt;0;INDEX([$д.$B$2:.$BM$64];[.$A35]+1;[.H$1])&gt;0);-2;0);[$д.H35])" office:value-type="float" office:value="1" calcext:value-type="float">
            <text:p>1</text:p>
          </table:table-cell>
          <table:table-cell table:style-name="ce1" table:formula="of:=IF([$д.I35]=0;IF(AND(INDEX([$д.$B$2:.$BM$64];[.$A35]*3;[.I$1])&gt;0;INDEX([$д.$B$2:.$BM$64];[.$A35];[.I$1]*3)&gt;0;INDEX([$д.$B$2:.$BM$64];[.$A35];[.I$1]+1)&gt;0;INDEX([$д.$B$2:.$BM$64];[.$A35]+1;[.I$1])&gt;0);-2;0);[$д.I35])" office:value-type="float" office:value="1" calcext:value-type="float">
            <text:p>1</text:p>
          </table:table-cell>
          <table:table-cell table:style-name="ce1" table:formula="of:=IF([$д.J35]=0;IF(AND(INDEX([$д.$B$2:.$BM$64];[.$A35]*3;[.J$1])&gt;0;INDEX([$д.$B$2:.$BM$64];[.$A35];[.J$1]*3)&gt;0;INDEX([$д.$B$2:.$BM$64];[.$A35];[.J$1]+1)&gt;0;INDEX([$д.$B$2:.$BM$64];[.$A35]+1;[.J$1])&gt;0);-2;0);[$д.J35])" office:value-type="float" office:value="1" calcext:value-type="float">
            <text:p>1</text:p>
          </table:table-cell>
          <table:table-cell table:style-name="ce1" table:formula="of:=IF([$д.K35]=0;IF(AND(INDEX([$д.$B$2:.$BM$64];[.$A35]*3;[.K$1])&gt;0;INDEX([$д.$B$2:.$BM$64];[.$A35];[.K$1]*3)&gt;0;INDEX([$д.$B$2:.$BM$64];[.$A35];[.K$1]+1)&gt;0;INDEX([$д.$B$2:.$BM$64];[.$A35]+1;[.K$1])&gt;0);-2;0);[$д.K35])" office:value-type="float" office:value="1" calcext:value-type="float">
            <text:p>1</text:p>
          </table:table-cell>
          <table:table-cell table:style-name="ce1" table:formula="of:=IF([$д.L35]=0;IF(AND(INDEX([$д.$B$2:.$BM$64];[.$A35]*3;[.L$1])&gt;0;INDEX([$д.$B$2:.$BM$64];[.$A35];[.L$1]*3)&gt;0;INDEX([$д.$B$2:.$BM$64];[.$A35];[.L$1]+1)&gt;0;INDEX([$д.$B$2:.$BM$64];[.$A35]+1;[.L$1])&gt;0);-2;0);[$д.L35])" office:value-type="float" office:value="1" calcext:value-type="float">
            <text:p>1</text:p>
          </table:table-cell>
          <table:table-cell table:style-name="ce1" table:formula="of:=IF([$д.M35]=0;IF(AND(INDEX([$д.$B$2:.$BM$64];[.$A35]*3;[.M$1])&gt;0;INDEX([$д.$B$2:.$BM$64];[.$A35];[.M$1]*3)&gt;0;INDEX([$д.$B$2:.$BM$64];[.$A35];[.M$1]+1)&gt;0;INDEX([$д.$B$2:.$BM$64];[.$A35]+1;[.M$1])&gt;0);-2;0);[$д.M35])" office:value-type="float" office:value="1" calcext:value-type="float">
            <text:p>1</text:p>
          </table:table-cell>
          <table:table-cell table:style-name="ce1" table:formula="of:=IF([$д.N35]=0;IF(AND(INDEX([$д.$B$2:.$BM$64];[.$A35]*3;[.N$1])&gt;0;INDEX([$д.$B$2:.$BM$64];[.$A35];[.N$1]*3)&gt;0;INDEX([$д.$B$2:.$BM$64];[.$A35];[.N$1]+1)&gt;0;INDEX([$д.$B$2:.$BM$64];[.$A35]+1;[.N$1])&gt;0);-2;0);[$д.N35])" office:value-type="float" office:value="1" calcext:value-type="float">
            <text:p>1</text:p>
          </table:table-cell>
          <table:table-cell table:style-name="ce1" table:formula="of:=IF([$д.O35]=0;IF(AND(INDEX([$д.$B$2:.$BM$64];[.$A35]*3;[.O$1])&gt;0;INDEX([$д.$B$2:.$BM$64];[.$A35];[.O$1]*3)&gt;0;INDEX([$д.$B$2:.$BM$64];[.$A35];[.O$1]+1)&gt;0;INDEX([$д.$B$2:.$BM$64];[.$A35]+1;[.O$1])&gt;0);-2;0);[$д.O35])" office:value-type="float" office:value="1" calcext:value-type="float">
            <text:p>1</text:p>
          </table:table-cell>
          <table:table-cell table:style-name="ce1" table:formula="of:=IF([$д.P35]=0;IF(AND(INDEX([$д.$B$2:.$BM$64];[.$A35]*3;[.P$1])&gt;0;INDEX([$д.$B$2:.$BM$64];[.$A35];[.P$1]*3)&gt;0;INDEX([$д.$B$2:.$BM$64];[.$A35];[.P$1]+1)&gt;0;INDEX([$д.$B$2:.$BM$64];[.$A35]+1;[.P$1])&gt;0);-2;0);[$д.P35])" office:value-type="float" office:value="1" calcext:value-type="float">
            <text:p>1</text:p>
          </table:table-cell>
          <table:table-cell table:style-name="ce1" table:formula="of:=IF([$д.Q35]=0;IF(AND(INDEX([$д.$B$2:.$BM$64];[.$A35]*3;[.Q$1])&gt;0;INDEX([$д.$B$2:.$BM$64];[.$A35];[.Q$1]*3)&gt;0;INDEX([$д.$B$2:.$BM$64];[.$A35];[.Q$1]+1)&gt;0;INDEX([$д.$B$2:.$BM$64];[.$A35]+1;[.Q$1])&gt;0);-2;0);[$д.Q35])" office:value-type="float" office:value="1" calcext:value-type="float">
            <text:p>1</text:p>
          </table:table-cell>
          <table:table-cell table:style-name="ce1" table:formula="of:=IF([$д.R35]=0;IF(AND(INDEX([$д.$B$2:.$BM$64];[.$A35]*3;[.R$1])&gt;0;INDEX([$д.$B$2:.$BM$64];[.$A35];[.R$1]*3)&gt;0;INDEX([$д.$B$2:.$BM$64];[.$A35];[.R$1]+1)&gt;0;INDEX([$д.$B$2:.$BM$64];[.$A35]+1;[.R$1])&gt;0);-2;0);[$д.R35])" office:value-type="float" office:value="1" calcext:value-type="float">
            <text:p>1</text:p>
          </table:table-cell>
          <table:table-cell table:style-name="ce1" table:formula="of:=IF([$д.S35]=0;IF(AND(INDEX([$д.$B$2:.$BM$64];[.$A35]*3;[.S$1])&gt;0;INDEX([$д.$B$2:.$BM$64];[.$A35];[.S$1]*3)&gt;0;INDEX([$д.$B$2:.$BM$64];[.$A35];[.S$1]+1)&gt;0;INDEX([$д.$B$2:.$BM$64];[.$A35]+1;[.S$1])&gt;0);-2;0);[$д.S35])" office:value-type="float" office:value="1" calcext:value-type="float">
            <text:p>1</text:p>
          </table:table-cell>
          <table:table-cell table:style-name="ce1" table:formula="of:=IF([$д.T35]=0;IF(AND(INDEX([$д.$B$2:.$BM$64];[.$A35]*3;[.T$1])&gt;0;INDEX([$д.$B$2:.$BM$64];[.$A35];[.T$1]*3)&gt;0;INDEX([$д.$B$2:.$BM$64];[.$A35];[.T$1]+1)&gt;0;INDEX([$д.$B$2:.$BM$64];[.$A35]+1;[.T$1])&gt;0);-2;0);[$д.T35])" office:value-type="float" office:value="1" calcext:value-type="float">
            <text:p>1</text:p>
          </table:table-cell>
          <table:table-cell table:style-name="ce1" table:formula="of:=IF([$д.U35]=0;IF(AND(INDEX([$д.$B$2:.$BM$64];[.$A35]*3;[.U$1])&gt;0;INDEX([$д.$B$2:.$BM$64];[.$A35];[.U$1]*3)&gt;0;INDEX([$д.$B$2:.$BM$64];[.$A35];[.U$1]+1)&gt;0;INDEX([$д.$B$2:.$BM$64];[.$A35]+1;[.U$1])&gt;0);-2;0);[$д.U35])" office:value-type="float" office:value="1" calcext:value-type="float">
            <text:p>1</text:p>
          </table:table-cell>
          <table:table-cell table:style-name="ce2" table:formula="of:=IF([$д.V35]=0;IF(OR(INDEX([$д.$B$2:.$BM$64];[.$A35]*3;[.V$1])&lt;0;INDEX([$д.$B$2:.$BM$64];[.$A35];[.V$1]*3)&lt;0;INDEX([$д.$B$2:.$BM$64];[.$A35];[.V$1]+1)&lt;0;INDEX([$д.$B$2:.$BM$64];[.$A35]+1;[.V$1])&lt;0);2;0);[$д.V35])" office:value-type="float" office:value="1" calcext:value-type="float">
            <text:p>1</text:p>
          </table:table-cell>
          <table:table-cell table:style-name="ce3" table:formula="of:=IF([$д.W35]=0;IF(AND(INDEX([$д.$B$2:.$BM$64];[.$A35]*3;[.W$1])&gt;0;INDEX([$д.$B$2:.$BM$64];[.$A35];[.W$1]*3)&gt;0;INDEX([$д.$B$2:.$BM$64];[.$A35];[.W$1]+1)&gt;0;INDEX([$д.$B$2:.$BM$64];[.$A35]+1;[.W$1])&gt;0);-1;0);[$д.W35])" office:value-type="float" office:value="1" calcext:value-type="float">
            <text:p>1</text:p>
          </table:table-cell>
          <table:table-cell table:style-name="ce4" table:formula="of:=IF([$д.X35]=0;IF(OR(INDEX([$д.$B$2:.$BM$64];[.$A35]*3;[.X$1])&gt;0;INDEX([$д.$B$2:.$BM$64];[.$A35];[.X$1]*3)&gt;0;INDEX([$д.$B$2:.$BM$64];[.$A35];[.X$1]+1)&gt;0;INDEX([$д.$B$2:.$BM$64];[.$A35]+1;[.X$1])&gt;0);-1;0);[$д.X35])" office:value-type="float" office:value="1" calcext:value-type="float">
            <text:p>1</text:p>
          </table:table-cell>
          <table:table-cell table:style-name="ce4" table:formula="of:=IF([$д.Y35]=0;IF(OR(INDEX([$д.$B$2:.$BM$64];[.$A35]*3;[.Y$1])&gt;0;INDEX([$д.$B$2:.$BM$64];[.$A35];[.Y$1]*3)&gt;0;INDEX([$д.$B$2:.$BM$64];[.$A35];[.Y$1]+1)&gt;0;INDEX([$д.$B$2:.$BM$64];[.$A35]+1;[.Y$1])&gt;0);-1;0);[$д.Y35])" office:value-type="float" office:value="1" calcext:value-type="float">
            <text:p>1</text:p>
          </table:table-cell>
          <table:table-cell table:style-name="ce4" table:formula="of:=IF([$д.Z35]=0;IF(OR(INDEX([$д.$B$2:.$BM$64];[.$A35]*3;[.Z$1])&gt;0;INDEX([$д.$B$2:.$BM$64];[.$A35];[.Z$1]*3)&gt;0;INDEX([$д.$B$2:.$BM$64];[.$A35];[.Z$1]+1)&gt;0;INDEX([$д.$B$2:.$BM$64];[.$A35]+1;[.Z$1])&gt;0);-1;0);[$д.Z35])" office:value-type="float" office:value="1" calcext:value-type="float">
            <text:p>1</text:p>
          </table:table-cell>
          <table:table-cell table:style-name="ce4" table:formula="of:=IF([$д.AA35]=0;IF(OR(INDEX([$д.$B$2:.$BM$64];[.$A35]*3;[.AA$1])&gt;0;INDEX([$д.$B$2:.$BM$64];[.$A35];[.AA$1]*3)&gt;0;INDEX([$д.$B$2:.$BM$64];[.$A35];[.AA$1]+1)&gt;0;INDEX([$д.$B$2:.$BM$64];[.$A35]+1;[.AA$1])&gt;0);-1;0);[$д.AA35])" office:value-type="float" office:value="1" calcext:value-type="float">
            <text:p>1</text:p>
          </table:table-cell>
          <table:table-cell table:style-name="ce4" table:formula="of:=IF([$д.AB35]=0;IF(OR(INDEX([$д.$B$2:.$BM$64];[.$A35]*3;[.AB$1])&gt;0;INDEX([$д.$B$2:.$BM$64];[.$A35];[.AB$1]*3)&gt;0;INDEX([$д.$B$2:.$BM$64];[.$A35];[.AB$1]+1)&gt;0;INDEX([$д.$B$2:.$BM$64];[.$A35]+1;[.AB$1])&gt;0);-1;0);[$д.AB35])" office:value-type="float" office:value="1" calcext:value-type="float">
            <text:p>1</text:p>
          </table:table-cell>
          <table:table-cell table:style-name="ce4" table:formula="of:=IF([$д.AC35]=0;IF(OR(INDEX([$д.$B$2:.$BM$64];[.$A35]*3;[.AC$1])&gt;0;INDEX([$д.$B$2:.$BM$64];[.$A35];[.AC$1]*3)&gt;0;INDEX([$д.$B$2:.$BM$64];[.$A35];[.AC$1]+1)&gt;0;INDEX([$д.$B$2:.$BM$64];[.$A35]+1;[.AC$1])&gt;0);-1;0);[$д.AC35])" office:value-type="float" office:value="1" calcext:value-type="float">
            <text:p>1</text:p>
          </table:table-cell>
          <table:table-cell table:style-name="ce4" table:formula="of:=IF(MAX([.AD$1];[.$A35])*3+MIN([.AD$1];[.$A35])&gt;=65;1;0)" office:value-type="float" office:value="1" calcext:value-type="float">
            <text:p>1</text:p>
          </table:table-cell>
          <table:table-cell table:style-name="ce4" table:formula="of:=IF(MAX([.AE$1];[.$A35])*3+MIN([.AE$1];[.$A35])&gt;=65;1;0)" office:value-type="float" office:value="1" calcext:value-type="float">
            <text:p>1</text:p>
          </table:table-cell>
          <table:table-cell table:style-name="ce4" table:formula="of:=IF(MAX([.AF$1];[.$A35])*3+MIN([.AF$1];[.$A35])&gt;=65;1;0)" office:value-type="float" office:value="1" calcext:value-type="float">
            <text:p>1</text:p>
          </table:table-cell>
          <table:table-cell table:style-name="ce4" table:formula="of:=IF(MAX([.AG$1];[.$A35])*3+MIN([.AG$1];[.$A35])&gt;=65;1;0)" office:value-type="float" office:value="1" calcext:value-type="float">
            <text:p>1</text:p>
          </table:table-cell>
          <table:table-cell table:style-name="ce4" table:formula="of:=IF(MAX([.AH$1];[.$A35])*3+MIN([.AH$1];[.$A35])&gt;=65;1;0)" office:value-type="float" office:value="1" calcext:value-type="float">
            <text:p>1</text:p>
          </table:table-cell>
          <table:table-cell table:style-name="ce4" table:formula="of:=IF(MAX([.AI$1];[.$A35])*3+MIN([.AI$1];[.$A35])&gt;=65;1;0)" office:value-type="float" office:value="1" calcext:value-type="float">
            <text:p>1</text:p>
          </table:table-cell>
          <table:table-cell table:style-name="ce4" table:formula="of:=IF(MAX([.AJ$1];[.$A35])*3+MIN([.AJ$1];[.$A35])&gt;=65;1;0)" office:value-type="float" office:value="1" calcext:value-type="float">
            <text:p>1</text:p>
          </table:table-cell>
          <table:table-cell table:style-name="ce4" table:formula="of:=IF(MAX([.AK$1];[.$A35])*3+MIN([.AK$1];[.$A35])&gt;=65;1;0)" office:value-type="float" office:value="1" calcext:value-type="float">
            <text:p>1</text:p>
          </table:table-cell>
          <table:table-cell table:style-name="ce4" table:formula="of:=IF(MAX([.AL$1];[.$A35])*3+MIN([.AL$1];[.$A35])&gt;=65;1;0)" office:value-type="float" office:value="1" calcext:value-type="float">
            <text:p>1</text:p>
          </table:table-cell>
          <table:table-cell table:style-name="ce4" table:formula="of:=IF(MAX([.AM$1];[.$A35])*3+MIN([.AM$1];[.$A35])&gt;=65;1;0)" office:value-type="float" office:value="1" calcext:value-type="float">
            <text:p>1</text:p>
          </table:table-cell>
          <table:table-cell table:style-name="ce4" table:formula="of:=IF(MAX([.AN$1];[.$A35])*3+MIN([.AN$1];[.$A35])&gt;=65;1;0)" office:value-type="float" office:value="1" calcext:value-type="float">
            <text:p>1</text:p>
          </table:table-cell>
          <table:table-cell table:style-name="ce4" table:formula="of:=IF(MAX([.AO$1];[.$A35])*3+MIN([.AO$1];[.$A35])&gt;=65;1;0)" office:value-type="float" office:value="1" calcext:value-type="float">
            <text:p>1</text:p>
          </table:table-cell>
          <table:table-cell table:style-name="ce4" table:formula="of:=IF(MAX([.AP$1];[.$A35])*3+MIN([.AP$1];[.$A35])&gt;=65;1;0)" office:value-type="float" office:value="1" calcext:value-type="float">
            <text:p>1</text:p>
          </table:table-cell>
          <table:table-cell table:style-name="ce4" table:formula="of:=IF(MAX([.AQ$1];[.$A35])*3+MIN([.AQ$1];[.$A35])&gt;=65;1;0)" office:value-type="float" office:value="1" calcext:value-type="float">
            <text:p>1</text:p>
          </table:table-cell>
          <table:table-cell table:style-name="ce4" table:formula="of:=IF(MAX([.AR$1];[.$A35])*3+MIN([.AR$1];[.$A35])&gt;=65;1;0)" office:value-type="float" office:value="1" calcext:value-type="float">
            <text:p>1</text:p>
          </table:table-cell>
          <table:table-cell table:style-name="ce4" table:formula="of:=IF(MAX([.AS$1];[.$A35])*3+MIN([.AS$1];[.$A35])&gt;=65;1;0)" office:value-type="float" office:value="1" calcext:value-type="float">
            <text:p>1</text:p>
          </table:table-cell>
          <table:table-cell table:style-name="ce4" table:formula="of:=IF(MAX([.AT$1];[.$A35])*3+MIN([.AT$1];[.$A35])&gt;=65;1;0)" office:value-type="float" office:value="1" calcext:value-type="float">
            <text:p>1</text:p>
          </table:table-cell>
          <table:table-cell table:style-name="ce4" table:formula="of:=IF(MAX([.AU$1];[.$A35])*3+MIN([.AU$1];[.$A35])&gt;=65;1;0)" office:value-type="float" office:value="1" calcext:value-type="float">
            <text:p>1</text:p>
          </table:table-cell>
          <table:table-cell table:style-name="ce4" table:formula="of:=IF(MAX([.AV$1];[.$A35])*3+MIN([.AV$1];[.$A35])&gt;=65;1;0)" office:value-type="float" office:value="1" calcext:value-type="float">
            <text:p>1</text:p>
          </table:table-cell>
          <table:table-cell table:style-name="ce4" table:formula="of:=IF(MAX([.AW$1];[.$A35])*3+MIN([.AW$1];[.$A35])&gt;=65;1;0)" office:value-type="float" office:value="1" calcext:value-type="float">
            <text:p>1</text:p>
          </table:table-cell>
          <table:table-cell table:style-name="ce4" table:formula="of:=IF(MAX([.AX$1];[.$A35])*3+MIN([.AX$1];[.$A35])&gt;=65;1;0)" office:value-type="float" office:value="1" calcext:value-type="float">
            <text:p>1</text:p>
          </table:table-cell>
          <table:table-cell table:style-name="ce4" table:formula="of:=IF(MAX([.AY$1];[.$A35])*3+MIN([.AY$1];[.$A35])&gt;=65;1;0)" office:value-type="float" office:value="1" calcext:value-type="float">
            <text:p>1</text:p>
          </table:table-cell>
          <table:table-cell table:style-name="ce4" table:formula="of:=IF(MAX([.AZ$1];[.$A35])*3+MIN([.AZ$1];[.$A35])&gt;=65;1;0)" office:value-type="float" office:value="1" calcext:value-type="float">
            <text:p>1</text:p>
          </table:table-cell>
          <table:table-cell table:style-name="ce4" table:formula="of:=IF(MAX([.BA$1];[.$A35])*3+MIN([.BA$1];[.$A35])&gt;=65;1;0)" office:value-type="float" office:value="1" calcext:value-type="float">
            <text:p>1</text:p>
          </table:table-cell>
          <table:table-cell table:style-name="ce4" table:formula="of:=IF(MAX([.BB$1];[.$A35])*3+MIN([.BB$1];[.$A35])&gt;=65;1;0)" office:value-type="float" office:value="1" calcext:value-type="float">
            <text:p>1</text:p>
          </table:table-cell>
          <table:table-cell table:style-name="ce4" table:formula="of:=IF(MAX([.BC$1];[.$A35])*3+MIN([.BC$1];[.$A35])&gt;=65;1;0)" office:value-type="float" office:value="1" calcext:value-type="float">
            <text:p>1</text:p>
          </table:table-cell>
          <table:table-cell table:style-name="ce4" table:formula="of:=IF(MAX([.BD$1];[.$A35])*3+MIN([.BD$1];[.$A35])&gt;=65;1;0)" office:value-type="float" office:value="1" calcext:value-type="float">
            <text:p>1</text:p>
          </table:table-cell>
          <table:table-cell table:style-name="ce4" table:formula="of:=IF(MAX([.BE$1];[.$A35])*3+MIN([.BE$1];[.$A35])&gt;=65;1;0)" office:value-type="float" office:value="1" calcext:value-type="float">
            <text:p>1</text:p>
          </table:table-cell>
          <table:table-cell table:style-name="ce4" table:formula="of:=IF(MAX([.BF$1];[.$A35])*3+MIN([.BF$1];[.$A35])&gt;=65;1;0)" office:value-type="float" office:value="1" calcext:value-type="float">
            <text:p>1</text:p>
          </table:table-cell>
          <table:table-cell table:style-name="ce4" table:formula="of:=IF(MAX([.BG$1];[.$A35])*3+MIN([.BG$1];[.$A35])&gt;=65;1;0)" office:value-type="float" office:value="1" calcext:value-type="float">
            <text:p>1</text:p>
          </table:table-cell>
          <table:table-cell table:style-name="ce4" table:formula="of:=IF(MAX([.BH$1];[.$A35])*3+MIN([.BH$1];[.$A35])&gt;=65;1;0)" office:value-type="float" office:value="1" calcext:value-type="float">
            <text:p>1</text:p>
          </table:table-cell>
          <table:table-cell table:style-name="ce4" table:formula="of:=IF(MAX([.BI$1];[.$A35])*3+MIN([.BI$1];[.$A35])&gt;=65;1;0)" office:value-type="float" office:value="1" calcext:value-type="float">
            <text:p>1</text:p>
          </table:table-cell>
          <table:table-cell table:style-name="ce4" table:formula="of:=IF(MAX([.BJ$1];[.$A35])*3+MIN([.BJ$1];[.$A35])&gt;=65;1;0)" office:value-type="float" office:value="1" calcext:value-type="float">
            <text:p>1</text:p>
          </table:table-cell>
          <table:table-cell table:style-name="ce4" table:formula="of:=IF(MAX([.BK$1];[.$A35])*3+MIN([.BK$1];[.$A35])&gt;=65;1;0)" office:value-type="float" office:value="1" calcext:value-type="float">
            <text:p>1</text:p>
          </table:table-cell>
          <table:table-cell table:style-name="ce4" table:formula="of:=IF(MAX([.BL$1];[.$A35])*3+MIN([.BL$1];[.$A35])&gt;=65;1;0)" office:value-type="float" office:value="1" calcext:value-type="float">
            <text:p>1</text:p>
          </table:table-cell>
          <table:table-cell table:style-name="ce4" table:formula="of:=IF(MAX([.BM$1];[.$A35])*3+MIN([.BM$1];[.$A35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table:formula="of:=IF([$д.B36]=0;IF(AND(INDEX([$д.$B$2:.$BM$64];[.$A36]*3;[.B$1])&gt;0;INDEX([$д.$B$2:.$BM$64];[.$A36];[.B$1]*3)&gt;0;INDEX([$д.$B$2:.$BM$64];[.$A36];[.B$1]+1)&gt;0;INDEX([$д.$B$2:.$BM$64];[.$A36]+1;[.B$1])&gt;0);-2;0);[$д.B36])" office:value-type="float" office:value="1" calcext:value-type="float">
            <text:p>1</text:p>
          </table:table-cell>
          <table:table-cell table:style-name="ce1" table:formula="of:=IF([$д.C36]=0;IF(AND(INDEX([$д.$B$2:.$BM$64];[.$A36]*3;[.C$1])&gt;0;INDEX([$д.$B$2:.$BM$64];[.$A36];[.C$1]*3)&gt;0;INDEX([$д.$B$2:.$BM$64];[.$A36];[.C$1]+1)&gt;0;INDEX([$д.$B$2:.$BM$64];[.$A36]+1;[.C$1])&gt;0);-2;0);[$д.C36])" office:value-type="float" office:value="1" calcext:value-type="float">
            <text:p>1</text:p>
          </table:table-cell>
          <table:table-cell table:style-name="ce1" table:formula="of:=IF([$д.D36]=0;IF(AND(INDEX([$д.$B$2:.$BM$64];[.$A36]*3;[.D$1])&gt;0;INDEX([$д.$B$2:.$BM$64];[.$A36];[.D$1]*3)&gt;0;INDEX([$д.$B$2:.$BM$64];[.$A36];[.D$1]+1)&gt;0;INDEX([$д.$B$2:.$BM$64];[.$A36]+1;[.D$1])&gt;0);-2;0);[$д.D36])" office:value-type="float" office:value="1" calcext:value-type="float">
            <text:p>1</text:p>
          </table:table-cell>
          <table:table-cell table:style-name="ce1" table:formula="of:=IF([$д.E36]=0;IF(AND(INDEX([$д.$B$2:.$BM$64];[.$A36]*3;[.E$1])&gt;0;INDEX([$д.$B$2:.$BM$64];[.$A36];[.E$1]*3)&gt;0;INDEX([$д.$B$2:.$BM$64];[.$A36];[.E$1]+1)&gt;0;INDEX([$д.$B$2:.$BM$64];[.$A36]+1;[.E$1])&gt;0);-2;0);[$д.E36])" office:value-type="float" office:value="1" calcext:value-type="float">
            <text:p>1</text:p>
          </table:table-cell>
          <table:table-cell table:style-name="ce1" table:formula="of:=IF([$д.F36]=0;IF(AND(INDEX([$д.$B$2:.$BM$64];[.$A36]*3;[.F$1])&gt;0;INDEX([$д.$B$2:.$BM$64];[.$A36];[.F$1]*3)&gt;0;INDEX([$д.$B$2:.$BM$64];[.$A36];[.F$1]+1)&gt;0;INDEX([$д.$B$2:.$BM$64];[.$A36]+1;[.F$1])&gt;0);-2;0);[$д.F36])" office:value-type="float" office:value="1" calcext:value-type="float">
            <text:p>1</text:p>
          </table:table-cell>
          <table:table-cell table:style-name="ce1" table:formula="of:=IF([$д.G36]=0;IF(AND(INDEX([$д.$B$2:.$BM$64];[.$A36]*3;[.G$1])&gt;0;INDEX([$д.$B$2:.$BM$64];[.$A36];[.G$1]*3)&gt;0;INDEX([$д.$B$2:.$BM$64];[.$A36];[.G$1]+1)&gt;0;INDEX([$д.$B$2:.$BM$64];[.$A36]+1;[.G$1])&gt;0);-2;0);[$д.G36])" office:value-type="float" office:value="1" calcext:value-type="float">
            <text:p>1</text:p>
          </table:table-cell>
          <table:table-cell table:style-name="ce1" table:formula="of:=IF([$д.H36]=0;IF(AND(INDEX([$д.$B$2:.$BM$64];[.$A36]*3;[.H$1])&gt;0;INDEX([$д.$B$2:.$BM$64];[.$A36];[.H$1]*3)&gt;0;INDEX([$д.$B$2:.$BM$64];[.$A36];[.H$1]+1)&gt;0;INDEX([$д.$B$2:.$BM$64];[.$A36]+1;[.H$1])&gt;0);-2;0);[$д.H36])" office:value-type="float" office:value="1" calcext:value-type="float">
            <text:p>1</text:p>
          </table:table-cell>
          <table:table-cell table:style-name="ce1" table:formula="of:=IF([$д.I36]=0;IF(AND(INDEX([$д.$B$2:.$BM$64];[.$A36]*3;[.I$1])&gt;0;INDEX([$д.$B$2:.$BM$64];[.$A36];[.I$1]*3)&gt;0;INDEX([$д.$B$2:.$BM$64];[.$A36];[.I$1]+1)&gt;0;INDEX([$д.$B$2:.$BM$64];[.$A36]+1;[.I$1])&gt;0);-2;0);[$д.I36])" office:value-type="float" office:value="1" calcext:value-type="float">
            <text:p>1</text:p>
          </table:table-cell>
          <table:table-cell table:style-name="ce1" table:formula="of:=IF([$д.J36]=0;IF(AND(INDEX([$д.$B$2:.$BM$64];[.$A36]*3;[.J$1])&gt;0;INDEX([$д.$B$2:.$BM$64];[.$A36];[.J$1]*3)&gt;0;INDEX([$д.$B$2:.$BM$64];[.$A36];[.J$1]+1)&gt;0;INDEX([$д.$B$2:.$BM$64];[.$A36]+1;[.J$1])&gt;0);-2;0);[$д.J36])" office:value-type="float" office:value="1" calcext:value-type="float">
            <text:p>1</text:p>
          </table:table-cell>
          <table:table-cell table:style-name="ce1" table:formula="of:=IF([$д.K36]=0;IF(AND(INDEX([$д.$B$2:.$BM$64];[.$A36]*3;[.K$1])&gt;0;INDEX([$д.$B$2:.$BM$64];[.$A36];[.K$1]*3)&gt;0;INDEX([$д.$B$2:.$BM$64];[.$A36];[.K$1]+1)&gt;0;INDEX([$д.$B$2:.$BM$64];[.$A36]+1;[.K$1])&gt;0);-2;0);[$д.K36])" office:value-type="float" office:value="1" calcext:value-type="float">
            <text:p>1</text:p>
          </table:table-cell>
          <table:table-cell table:style-name="ce1" table:formula="of:=IF([$д.L36]=0;IF(AND(INDEX([$д.$B$2:.$BM$64];[.$A36]*3;[.L$1])&gt;0;INDEX([$д.$B$2:.$BM$64];[.$A36];[.L$1]*3)&gt;0;INDEX([$д.$B$2:.$BM$64];[.$A36];[.L$1]+1)&gt;0;INDEX([$д.$B$2:.$BM$64];[.$A36]+1;[.L$1])&gt;0);-2;0);[$д.L36])" office:value-type="float" office:value="1" calcext:value-type="float">
            <text:p>1</text:p>
          </table:table-cell>
          <table:table-cell table:style-name="ce1" table:formula="of:=IF([$д.M36]=0;IF(AND(INDEX([$д.$B$2:.$BM$64];[.$A36]*3;[.M$1])&gt;0;INDEX([$д.$B$2:.$BM$64];[.$A36];[.M$1]*3)&gt;0;INDEX([$д.$B$2:.$BM$64];[.$A36];[.M$1]+1)&gt;0;INDEX([$д.$B$2:.$BM$64];[.$A36]+1;[.M$1])&gt;0);-2;0);[$д.M36])" office:value-type="float" office:value="1" calcext:value-type="float">
            <text:p>1</text:p>
          </table:table-cell>
          <table:table-cell table:style-name="ce1" table:formula="of:=IF([$д.N36]=0;IF(AND(INDEX([$д.$B$2:.$BM$64];[.$A36]*3;[.N$1])&gt;0;INDEX([$д.$B$2:.$BM$64];[.$A36];[.N$1]*3)&gt;0;INDEX([$д.$B$2:.$BM$64];[.$A36];[.N$1]+1)&gt;0;INDEX([$д.$B$2:.$BM$64];[.$A36]+1;[.N$1])&gt;0);-2;0);[$д.N36])" office:value-type="float" office:value="1" calcext:value-type="float">
            <text:p>1</text:p>
          </table:table-cell>
          <table:table-cell table:style-name="ce1" table:formula="of:=IF([$д.O36]=0;IF(AND(INDEX([$д.$B$2:.$BM$64];[.$A36]*3;[.O$1])&gt;0;INDEX([$д.$B$2:.$BM$64];[.$A36];[.O$1]*3)&gt;0;INDEX([$д.$B$2:.$BM$64];[.$A36];[.O$1]+1)&gt;0;INDEX([$д.$B$2:.$BM$64];[.$A36]+1;[.O$1])&gt;0);-2;0);[$д.O36])" office:value-type="float" office:value="1" calcext:value-type="float">
            <text:p>1</text:p>
          </table:table-cell>
          <table:table-cell table:style-name="ce1" table:formula="of:=IF([$д.P36]=0;IF(AND(INDEX([$д.$B$2:.$BM$64];[.$A36]*3;[.P$1])&gt;0;INDEX([$д.$B$2:.$BM$64];[.$A36];[.P$1]*3)&gt;0;INDEX([$д.$B$2:.$BM$64];[.$A36];[.P$1]+1)&gt;0;INDEX([$д.$B$2:.$BM$64];[.$A36]+1;[.P$1])&gt;0);-2;0);[$д.P36])" office:value-type="float" office:value="1" calcext:value-type="float">
            <text:p>1</text:p>
          </table:table-cell>
          <table:table-cell table:style-name="ce1" table:formula="of:=IF([$д.Q36]=0;IF(AND(INDEX([$д.$B$2:.$BM$64];[.$A36]*3;[.Q$1])&gt;0;INDEX([$д.$B$2:.$BM$64];[.$A36];[.Q$1]*3)&gt;0;INDEX([$д.$B$2:.$BM$64];[.$A36];[.Q$1]+1)&gt;0;INDEX([$д.$B$2:.$BM$64];[.$A36]+1;[.Q$1])&gt;0);-2;0);[$д.Q36])" office:value-type="float" office:value="1" calcext:value-type="float">
            <text:p>1</text:p>
          </table:table-cell>
          <table:table-cell table:style-name="ce1" table:formula="of:=IF([$д.R36]=0;IF(AND(INDEX([$д.$B$2:.$BM$64];[.$A36]*3;[.R$1])&gt;0;INDEX([$д.$B$2:.$BM$64];[.$A36];[.R$1]*3)&gt;0;INDEX([$д.$B$2:.$BM$64];[.$A36];[.R$1]+1)&gt;0;INDEX([$д.$B$2:.$BM$64];[.$A36]+1;[.R$1])&gt;0);-2;0);[$д.R36])" office:value-type="float" office:value="1" calcext:value-type="float">
            <text:p>1</text:p>
          </table:table-cell>
          <table:table-cell table:style-name="ce1" table:formula="of:=IF([$д.S36]=0;IF(AND(INDEX([$д.$B$2:.$BM$64];[.$A36]*3;[.S$1])&gt;0;INDEX([$д.$B$2:.$BM$64];[.$A36];[.S$1]*3)&gt;0;INDEX([$д.$B$2:.$BM$64];[.$A36];[.S$1]+1)&gt;0;INDEX([$д.$B$2:.$BM$64];[.$A36]+1;[.S$1])&gt;0);-2;0);[$д.S36])" office:value-type="float" office:value="1" calcext:value-type="float">
            <text:p>1</text:p>
          </table:table-cell>
          <table:table-cell table:style-name="ce1" table:formula="of:=IF([$д.T36]=0;IF(AND(INDEX([$д.$B$2:.$BM$64];[.$A36]*3;[.T$1])&gt;0;INDEX([$д.$B$2:.$BM$64];[.$A36];[.T$1]*3)&gt;0;INDEX([$д.$B$2:.$BM$64];[.$A36];[.T$1]+1)&gt;0;INDEX([$д.$B$2:.$BM$64];[.$A36]+1;[.T$1])&gt;0);-2;0);[$д.T36])" office:value-type="float" office:value="1" calcext:value-type="float">
            <text:p>1</text:p>
          </table:table-cell>
          <table:table-cell table:style-name="ce1" table:formula="of:=IF([$д.U36]=0;IF(AND(INDEX([$д.$B$2:.$BM$64];[.$A36]*3;[.U$1])&gt;0;INDEX([$д.$B$2:.$BM$64];[.$A36];[.U$1]*3)&gt;0;INDEX([$д.$B$2:.$BM$64];[.$A36];[.U$1]+1)&gt;0;INDEX([$д.$B$2:.$BM$64];[.$A36]+1;[.U$1])&gt;0);-2;0);[$д.U36])" office:value-type="float" office:value="1" calcext:value-type="float">
            <text:p>1</text:p>
          </table:table-cell>
          <table:table-cell table:style-name="ce2" table:formula="of:=IF([$д.V36]=0;IF(OR(INDEX([$д.$B$2:.$BM$64];[.$A36]*3;[.V$1])&lt;0;INDEX([$д.$B$2:.$BM$64];[.$A36];[.V$1]*3)&lt;0;INDEX([$д.$B$2:.$BM$64];[.$A36];[.V$1]+1)&lt;0;INDEX([$д.$B$2:.$BM$64];[.$A36]+1;[.V$1])&lt;0);2;0);[$д.V36])" office:value-type="float" office:value="1" calcext:value-type="float">
            <text:p>1</text:p>
          </table:table-cell>
          <table:table-cell table:style-name="ce3" table:formula="of:=IF([$д.W36]=0;IF(AND(INDEX([$д.$B$2:.$BM$64];[.$A36]*3;[.W$1])&gt;0;INDEX([$д.$B$2:.$BM$64];[.$A36];[.W$1]*3)&gt;0;INDEX([$д.$B$2:.$BM$64];[.$A36];[.W$1]+1)&gt;0;INDEX([$д.$B$2:.$BM$64];[.$A36]+1;[.W$1])&gt;0);-1;0);[$д.W36])" office:value-type="float" office:value="1" calcext:value-type="float">
            <text:p>1</text:p>
          </table:table-cell>
          <table:table-cell table:style-name="ce4" table:formula="of:=IF([$д.X36]=0;IF(OR(INDEX([$д.$B$2:.$BM$64];[.$A36]*3;[.X$1])&gt;0;INDEX([$д.$B$2:.$BM$64];[.$A36];[.X$1]*3)&gt;0;INDEX([$д.$B$2:.$BM$64];[.$A36];[.X$1]+1)&gt;0;INDEX([$д.$B$2:.$BM$64];[.$A36]+1;[.X$1])&gt;0);-1;0);[$д.X36])" office:value-type="float" office:value="1" calcext:value-type="float">
            <text:p>1</text:p>
          </table:table-cell>
          <table:table-cell table:style-name="ce4" table:formula="of:=IF([$д.Y36]=0;IF(OR(INDEX([$д.$B$2:.$BM$64];[.$A36]*3;[.Y$1])&gt;0;INDEX([$д.$B$2:.$BM$64];[.$A36];[.Y$1]*3)&gt;0;INDEX([$д.$B$2:.$BM$64];[.$A36];[.Y$1]+1)&gt;0;INDEX([$д.$B$2:.$BM$64];[.$A36]+1;[.Y$1])&gt;0);-1;0);[$д.Y36])" office:value-type="float" office:value="1" calcext:value-type="float">
            <text:p>1</text:p>
          </table:table-cell>
          <table:table-cell table:style-name="ce4" table:formula="of:=IF([$д.Z36]=0;IF(OR(INDEX([$д.$B$2:.$BM$64];[.$A36]*3;[.Z$1])&gt;0;INDEX([$д.$B$2:.$BM$64];[.$A36];[.Z$1]*3)&gt;0;INDEX([$д.$B$2:.$BM$64];[.$A36];[.Z$1]+1)&gt;0;INDEX([$д.$B$2:.$BM$64];[.$A36]+1;[.Z$1])&gt;0);-1;0);[$д.Z36])" office:value-type="float" office:value="1" calcext:value-type="float">
            <text:p>1</text:p>
          </table:table-cell>
          <table:table-cell table:style-name="ce4" table:formula="of:=IF([$д.AA36]=0;IF(OR(INDEX([$д.$B$2:.$BM$64];[.$A36]*3;[.AA$1])&gt;0;INDEX([$д.$B$2:.$BM$64];[.$A36];[.AA$1]*3)&gt;0;INDEX([$д.$B$2:.$BM$64];[.$A36];[.AA$1]+1)&gt;0;INDEX([$д.$B$2:.$BM$64];[.$A36]+1;[.AA$1])&gt;0);-1;0);[$д.AA36])" office:value-type="float" office:value="1" calcext:value-type="float">
            <text:p>1</text:p>
          </table:table-cell>
          <table:table-cell table:style-name="ce4" table:formula="of:=IF([$д.AB36]=0;IF(OR(INDEX([$д.$B$2:.$BM$64];[.$A36]*3;[.AB$1])&gt;0;INDEX([$д.$B$2:.$BM$64];[.$A36];[.AB$1]*3)&gt;0;INDEX([$д.$B$2:.$BM$64];[.$A36];[.AB$1]+1)&gt;0;INDEX([$д.$B$2:.$BM$64];[.$A36]+1;[.AB$1])&gt;0);-1;0);[$д.AB36])" office:value-type="float" office:value="1" calcext:value-type="float">
            <text:p>1</text:p>
          </table:table-cell>
          <table:table-cell table:style-name="ce4" table:formula="of:=IF([$д.AC36]=0;IF(OR(INDEX([$д.$B$2:.$BM$64];[.$A36]*3;[.AC$1])&gt;0;INDEX([$д.$B$2:.$BM$64];[.$A36];[.AC$1]*3)&gt;0;INDEX([$д.$B$2:.$BM$64];[.$A36];[.AC$1]+1)&gt;0;INDEX([$д.$B$2:.$BM$64];[.$A36]+1;[.AC$1])&gt;0);-1;0);[$д.AC36])" office:value-type="float" office:value="1" calcext:value-type="float">
            <text:p>1</text:p>
          </table:table-cell>
          <table:table-cell table:style-name="ce4" table:formula="of:=IF(MAX([.AD$1];[.$A36])*3+MIN([.AD$1];[.$A36])&gt;=65;1;0)" office:value-type="float" office:value="1" calcext:value-type="float">
            <text:p>1</text:p>
          </table:table-cell>
          <table:table-cell table:style-name="ce4" table:formula="of:=IF(MAX([.AE$1];[.$A36])*3+MIN([.AE$1];[.$A36])&gt;=65;1;0)" office:value-type="float" office:value="1" calcext:value-type="float">
            <text:p>1</text:p>
          </table:table-cell>
          <table:table-cell table:style-name="ce4" table:formula="of:=IF(MAX([.AF$1];[.$A36])*3+MIN([.AF$1];[.$A36])&gt;=65;1;0)" office:value-type="float" office:value="1" calcext:value-type="float">
            <text:p>1</text:p>
          </table:table-cell>
          <table:table-cell table:style-name="ce4" table:formula="of:=IF(MAX([.AG$1];[.$A36])*3+MIN([.AG$1];[.$A36])&gt;=65;1;0)" office:value-type="float" office:value="1" calcext:value-type="float">
            <text:p>1</text:p>
          </table:table-cell>
          <table:table-cell table:style-name="ce4" table:formula="of:=IF(MAX([.AH$1];[.$A36])*3+MIN([.AH$1];[.$A36])&gt;=65;1;0)" office:value-type="float" office:value="1" calcext:value-type="float">
            <text:p>1</text:p>
          </table:table-cell>
          <table:table-cell table:style-name="ce4" table:formula="of:=IF(MAX([.AI$1];[.$A36])*3+MIN([.AI$1];[.$A36])&gt;=65;1;0)" office:value-type="float" office:value="1" calcext:value-type="float">
            <text:p>1</text:p>
          </table:table-cell>
          <table:table-cell table:style-name="ce4" table:formula="of:=IF(MAX([.AJ$1];[.$A36])*3+MIN([.AJ$1];[.$A36])&gt;=65;1;0)" office:value-type="float" office:value="1" calcext:value-type="float">
            <text:p>1</text:p>
          </table:table-cell>
          <table:table-cell table:style-name="ce4" table:formula="of:=IF(MAX([.AK$1];[.$A36])*3+MIN([.AK$1];[.$A36])&gt;=65;1;0)" office:value-type="float" office:value="1" calcext:value-type="float">
            <text:p>1</text:p>
          </table:table-cell>
          <table:table-cell table:style-name="ce4" table:formula="of:=IF(MAX([.AL$1];[.$A36])*3+MIN([.AL$1];[.$A36])&gt;=65;1;0)" office:value-type="float" office:value="1" calcext:value-type="float">
            <text:p>1</text:p>
          </table:table-cell>
          <table:table-cell table:style-name="ce4" table:formula="of:=IF(MAX([.AM$1];[.$A36])*3+MIN([.AM$1];[.$A36])&gt;=65;1;0)" office:value-type="float" office:value="1" calcext:value-type="float">
            <text:p>1</text:p>
          </table:table-cell>
          <table:table-cell table:style-name="ce4" table:formula="of:=IF(MAX([.AN$1];[.$A36])*3+MIN([.AN$1];[.$A36])&gt;=65;1;0)" office:value-type="float" office:value="1" calcext:value-type="float">
            <text:p>1</text:p>
          </table:table-cell>
          <table:table-cell table:style-name="ce4" table:formula="of:=IF(MAX([.AO$1];[.$A36])*3+MIN([.AO$1];[.$A36])&gt;=65;1;0)" office:value-type="float" office:value="1" calcext:value-type="float">
            <text:p>1</text:p>
          </table:table-cell>
          <table:table-cell table:style-name="ce4" table:formula="of:=IF(MAX([.AP$1];[.$A36])*3+MIN([.AP$1];[.$A36])&gt;=65;1;0)" office:value-type="float" office:value="1" calcext:value-type="float">
            <text:p>1</text:p>
          </table:table-cell>
          <table:table-cell table:style-name="ce4" table:formula="of:=IF(MAX([.AQ$1];[.$A36])*3+MIN([.AQ$1];[.$A36])&gt;=65;1;0)" office:value-type="float" office:value="1" calcext:value-type="float">
            <text:p>1</text:p>
          </table:table-cell>
          <table:table-cell table:style-name="ce4" table:formula="of:=IF(MAX([.AR$1];[.$A36])*3+MIN([.AR$1];[.$A36])&gt;=65;1;0)" office:value-type="float" office:value="1" calcext:value-type="float">
            <text:p>1</text:p>
          </table:table-cell>
          <table:table-cell table:style-name="ce4" table:formula="of:=IF(MAX([.AS$1];[.$A36])*3+MIN([.AS$1];[.$A36])&gt;=65;1;0)" office:value-type="float" office:value="1" calcext:value-type="float">
            <text:p>1</text:p>
          </table:table-cell>
          <table:table-cell table:style-name="ce4" table:formula="of:=IF(MAX([.AT$1];[.$A36])*3+MIN([.AT$1];[.$A36])&gt;=65;1;0)" office:value-type="float" office:value="1" calcext:value-type="float">
            <text:p>1</text:p>
          </table:table-cell>
          <table:table-cell table:style-name="ce4" table:formula="of:=IF(MAX([.AU$1];[.$A36])*3+MIN([.AU$1];[.$A36])&gt;=65;1;0)" office:value-type="float" office:value="1" calcext:value-type="float">
            <text:p>1</text:p>
          </table:table-cell>
          <table:table-cell table:style-name="ce4" table:formula="of:=IF(MAX([.AV$1];[.$A36])*3+MIN([.AV$1];[.$A36])&gt;=65;1;0)" office:value-type="float" office:value="1" calcext:value-type="float">
            <text:p>1</text:p>
          </table:table-cell>
          <table:table-cell table:style-name="ce4" table:formula="of:=IF(MAX([.AW$1];[.$A36])*3+MIN([.AW$1];[.$A36])&gt;=65;1;0)" office:value-type="float" office:value="1" calcext:value-type="float">
            <text:p>1</text:p>
          </table:table-cell>
          <table:table-cell table:style-name="ce4" table:formula="of:=IF(MAX([.AX$1];[.$A36])*3+MIN([.AX$1];[.$A36])&gt;=65;1;0)" office:value-type="float" office:value="1" calcext:value-type="float">
            <text:p>1</text:p>
          </table:table-cell>
          <table:table-cell table:style-name="ce4" table:formula="of:=IF(MAX([.AY$1];[.$A36])*3+MIN([.AY$1];[.$A36])&gt;=65;1;0)" office:value-type="float" office:value="1" calcext:value-type="float">
            <text:p>1</text:p>
          </table:table-cell>
          <table:table-cell table:style-name="ce4" table:formula="of:=IF(MAX([.AZ$1];[.$A36])*3+MIN([.AZ$1];[.$A36])&gt;=65;1;0)" office:value-type="float" office:value="1" calcext:value-type="float">
            <text:p>1</text:p>
          </table:table-cell>
          <table:table-cell table:style-name="ce4" table:formula="of:=IF(MAX([.BA$1];[.$A36])*3+MIN([.BA$1];[.$A36])&gt;=65;1;0)" office:value-type="float" office:value="1" calcext:value-type="float">
            <text:p>1</text:p>
          </table:table-cell>
          <table:table-cell table:style-name="ce4" table:formula="of:=IF(MAX([.BB$1];[.$A36])*3+MIN([.BB$1];[.$A36])&gt;=65;1;0)" office:value-type="float" office:value="1" calcext:value-type="float">
            <text:p>1</text:p>
          </table:table-cell>
          <table:table-cell table:style-name="ce4" table:formula="of:=IF(MAX([.BC$1];[.$A36])*3+MIN([.BC$1];[.$A36])&gt;=65;1;0)" office:value-type="float" office:value="1" calcext:value-type="float">
            <text:p>1</text:p>
          </table:table-cell>
          <table:table-cell table:style-name="ce4" table:formula="of:=IF(MAX([.BD$1];[.$A36])*3+MIN([.BD$1];[.$A36])&gt;=65;1;0)" office:value-type="float" office:value="1" calcext:value-type="float">
            <text:p>1</text:p>
          </table:table-cell>
          <table:table-cell table:style-name="ce4" table:formula="of:=IF(MAX([.BE$1];[.$A36])*3+MIN([.BE$1];[.$A36])&gt;=65;1;0)" office:value-type="float" office:value="1" calcext:value-type="float">
            <text:p>1</text:p>
          </table:table-cell>
          <table:table-cell table:style-name="ce4" table:formula="of:=IF(MAX([.BF$1];[.$A36])*3+MIN([.BF$1];[.$A36])&gt;=65;1;0)" office:value-type="float" office:value="1" calcext:value-type="float">
            <text:p>1</text:p>
          </table:table-cell>
          <table:table-cell table:style-name="ce4" table:formula="of:=IF(MAX([.BG$1];[.$A36])*3+MIN([.BG$1];[.$A36])&gt;=65;1;0)" office:value-type="float" office:value="1" calcext:value-type="float">
            <text:p>1</text:p>
          </table:table-cell>
          <table:table-cell table:style-name="ce4" table:formula="of:=IF(MAX([.BH$1];[.$A36])*3+MIN([.BH$1];[.$A36])&gt;=65;1;0)" office:value-type="float" office:value="1" calcext:value-type="float">
            <text:p>1</text:p>
          </table:table-cell>
          <table:table-cell table:style-name="ce4" table:formula="of:=IF(MAX([.BI$1];[.$A36])*3+MIN([.BI$1];[.$A36])&gt;=65;1;0)" office:value-type="float" office:value="1" calcext:value-type="float">
            <text:p>1</text:p>
          </table:table-cell>
          <table:table-cell table:style-name="ce4" table:formula="of:=IF(MAX([.BJ$1];[.$A36])*3+MIN([.BJ$1];[.$A36])&gt;=65;1;0)" office:value-type="float" office:value="1" calcext:value-type="float">
            <text:p>1</text:p>
          </table:table-cell>
          <table:table-cell table:style-name="ce4" table:formula="of:=IF(MAX([.BK$1];[.$A36])*3+MIN([.BK$1];[.$A36])&gt;=65;1;0)" office:value-type="float" office:value="1" calcext:value-type="float">
            <text:p>1</text:p>
          </table:table-cell>
          <table:table-cell table:style-name="ce4" table:formula="of:=IF(MAX([.BL$1];[.$A36])*3+MIN([.BL$1];[.$A36])&gt;=65;1;0)" office:value-type="float" office:value="1" calcext:value-type="float">
            <text:p>1</text:p>
          </table:table-cell>
          <table:table-cell table:style-name="ce4" table:formula="of:=IF(MAX([.BM$1];[.$A36])*3+MIN([.BM$1];[.$A36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table:formula="of:=IF([$д.B37]=0;IF(AND(INDEX([$д.$B$2:.$BM$64];[.$A37]*3;[.B$1])&gt;0;INDEX([$д.$B$2:.$BM$64];[.$A37];[.B$1]*3)&gt;0;INDEX([$д.$B$2:.$BM$64];[.$A37];[.B$1]+1)&gt;0;INDEX([$д.$B$2:.$BM$64];[.$A37]+1;[.B$1])&gt;0);-2;0);[$д.B37])" office:value-type="float" office:value="1" calcext:value-type="float">
            <text:p>1</text:p>
          </table:table-cell>
          <table:table-cell table:style-name="ce1" table:formula="of:=IF([$д.C37]=0;IF(AND(INDEX([$д.$B$2:.$BM$64];[.$A37]*3;[.C$1])&gt;0;INDEX([$д.$B$2:.$BM$64];[.$A37];[.C$1]*3)&gt;0;INDEX([$д.$B$2:.$BM$64];[.$A37];[.C$1]+1)&gt;0;INDEX([$д.$B$2:.$BM$64];[.$A37]+1;[.C$1])&gt;0);-2;0);[$д.C37])" office:value-type="float" office:value="1" calcext:value-type="float">
            <text:p>1</text:p>
          </table:table-cell>
          <table:table-cell table:style-name="ce1" table:formula="of:=IF([$д.D37]=0;IF(AND(INDEX([$д.$B$2:.$BM$64];[.$A37]*3;[.D$1])&gt;0;INDEX([$д.$B$2:.$BM$64];[.$A37];[.D$1]*3)&gt;0;INDEX([$д.$B$2:.$BM$64];[.$A37];[.D$1]+1)&gt;0;INDEX([$д.$B$2:.$BM$64];[.$A37]+1;[.D$1])&gt;0);-2;0);[$д.D37])" office:value-type="float" office:value="1" calcext:value-type="float">
            <text:p>1</text:p>
          </table:table-cell>
          <table:table-cell table:style-name="ce1" table:formula="of:=IF([$д.E37]=0;IF(AND(INDEX([$д.$B$2:.$BM$64];[.$A37]*3;[.E$1])&gt;0;INDEX([$д.$B$2:.$BM$64];[.$A37];[.E$1]*3)&gt;0;INDEX([$д.$B$2:.$BM$64];[.$A37];[.E$1]+1)&gt;0;INDEX([$д.$B$2:.$BM$64];[.$A37]+1;[.E$1])&gt;0);-2;0);[$д.E37])" office:value-type="float" office:value="1" calcext:value-type="float">
            <text:p>1</text:p>
          </table:table-cell>
          <table:table-cell table:style-name="ce1" table:formula="of:=IF([$д.F37]=0;IF(AND(INDEX([$д.$B$2:.$BM$64];[.$A37]*3;[.F$1])&gt;0;INDEX([$д.$B$2:.$BM$64];[.$A37];[.F$1]*3)&gt;0;INDEX([$д.$B$2:.$BM$64];[.$A37];[.F$1]+1)&gt;0;INDEX([$д.$B$2:.$BM$64];[.$A37]+1;[.F$1])&gt;0);-2;0);[$д.F37])" office:value-type="float" office:value="1" calcext:value-type="float">
            <text:p>1</text:p>
          </table:table-cell>
          <table:table-cell table:style-name="ce1" table:formula="of:=IF([$д.G37]=0;IF(AND(INDEX([$д.$B$2:.$BM$64];[.$A37]*3;[.G$1])&gt;0;INDEX([$д.$B$2:.$BM$64];[.$A37];[.G$1]*3)&gt;0;INDEX([$д.$B$2:.$BM$64];[.$A37];[.G$1]+1)&gt;0;INDEX([$д.$B$2:.$BM$64];[.$A37]+1;[.G$1])&gt;0);-2;0);[$д.G37])" office:value-type="float" office:value="1" calcext:value-type="float">
            <text:p>1</text:p>
          </table:table-cell>
          <table:table-cell table:style-name="ce1" table:formula="of:=IF([$д.H37]=0;IF(AND(INDEX([$д.$B$2:.$BM$64];[.$A37]*3;[.H$1])&gt;0;INDEX([$д.$B$2:.$BM$64];[.$A37];[.H$1]*3)&gt;0;INDEX([$д.$B$2:.$BM$64];[.$A37];[.H$1]+1)&gt;0;INDEX([$д.$B$2:.$BM$64];[.$A37]+1;[.H$1])&gt;0);-2;0);[$д.H37])" office:value-type="float" office:value="1" calcext:value-type="float">
            <text:p>1</text:p>
          </table:table-cell>
          <table:table-cell table:style-name="ce1" table:formula="of:=IF([$д.I37]=0;IF(AND(INDEX([$д.$B$2:.$BM$64];[.$A37]*3;[.I$1])&gt;0;INDEX([$д.$B$2:.$BM$64];[.$A37];[.I$1]*3)&gt;0;INDEX([$д.$B$2:.$BM$64];[.$A37];[.I$1]+1)&gt;0;INDEX([$д.$B$2:.$BM$64];[.$A37]+1;[.I$1])&gt;0);-2;0);[$д.I37])" office:value-type="float" office:value="1" calcext:value-type="float">
            <text:p>1</text:p>
          </table:table-cell>
          <table:table-cell table:style-name="ce1" table:formula="of:=IF([$д.J37]=0;IF(AND(INDEX([$д.$B$2:.$BM$64];[.$A37]*3;[.J$1])&gt;0;INDEX([$д.$B$2:.$BM$64];[.$A37];[.J$1]*3)&gt;0;INDEX([$д.$B$2:.$BM$64];[.$A37];[.J$1]+1)&gt;0;INDEX([$д.$B$2:.$BM$64];[.$A37]+1;[.J$1])&gt;0);-2;0);[$д.J37])" office:value-type="float" office:value="1" calcext:value-type="float">
            <text:p>1</text:p>
          </table:table-cell>
          <table:table-cell table:style-name="ce1" table:formula="of:=IF([$д.K37]=0;IF(AND(INDEX([$д.$B$2:.$BM$64];[.$A37]*3;[.K$1])&gt;0;INDEX([$д.$B$2:.$BM$64];[.$A37];[.K$1]*3)&gt;0;INDEX([$д.$B$2:.$BM$64];[.$A37];[.K$1]+1)&gt;0;INDEX([$д.$B$2:.$BM$64];[.$A37]+1;[.K$1])&gt;0);-2;0);[$д.K37])" office:value-type="float" office:value="1" calcext:value-type="float">
            <text:p>1</text:p>
          </table:table-cell>
          <table:table-cell table:style-name="ce1" table:formula="of:=IF([$д.L37]=0;IF(AND(INDEX([$д.$B$2:.$BM$64];[.$A37]*3;[.L$1])&gt;0;INDEX([$д.$B$2:.$BM$64];[.$A37];[.L$1]*3)&gt;0;INDEX([$д.$B$2:.$BM$64];[.$A37];[.L$1]+1)&gt;0;INDEX([$д.$B$2:.$BM$64];[.$A37]+1;[.L$1])&gt;0);-2;0);[$д.L37])" office:value-type="float" office:value="1" calcext:value-type="float">
            <text:p>1</text:p>
          </table:table-cell>
          <table:table-cell table:style-name="ce1" table:formula="of:=IF([$д.M37]=0;IF(AND(INDEX([$д.$B$2:.$BM$64];[.$A37]*3;[.M$1])&gt;0;INDEX([$д.$B$2:.$BM$64];[.$A37];[.M$1]*3)&gt;0;INDEX([$д.$B$2:.$BM$64];[.$A37];[.M$1]+1)&gt;0;INDEX([$д.$B$2:.$BM$64];[.$A37]+1;[.M$1])&gt;0);-2;0);[$д.M37])" office:value-type="float" office:value="1" calcext:value-type="float">
            <text:p>1</text:p>
          </table:table-cell>
          <table:table-cell table:style-name="ce1" table:formula="of:=IF([$д.N37]=0;IF(AND(INDEX([$д.$B$2:.$BM$64];[.$A37]*3;[.N$1])&gt;0;INDEX([$д.$B$2:.$BM$64];[.$A37];[.N$1]*3)&gt;0;INDEX([$д.$B$2:.$BM$64];[.$A37];[.N$1]+1)&gt;0;INDEX([$д.$B$2:.$BM$64];[.$A37]+1;[.N$1])&gt;0);-2;0);[$д.N37])" office:value-type="float" office:value="1" calcext:value-type="float">
            <text:p>1</text:p>
          </table:table-cell>
          <table:table-cell table:style-name="ce1" table:formula="of:=IF([$д.O37]=0;IF(AND(INDEX([$д.$B$2:.$BM$64];[.$A37]*3;[.O$1])&gt;0;INDEX([$д.$B$2:.$BM$64];[.$A37];[.O$1]*3)&gt;0;INDEX([$д.$B$2:.$BM$64];[.$A37];[.O$1]+1)&gt;0;INDEX([$д.$B$2:.$BM$64];[.$A37]+1;[.O$1])&gt;0);-2;0);[$д.O37])" office:value-type="float" office:value="1" calcext:value-type="float">
            <text:p>1</text:p>
          </table:table-cell>
          <table:table-cell table:style-name="ce1" table:formula="of:=IF([$д.P37]=0;IF(AND(INDEX([$д.$B$2:.$BM$64];[.$A37]*3;[.P$1])&gt;0;INDEX([$д.$B$2:.$BM$64];[.$A37];[.P$1]*3)&gt;0;INDEX([$д.$B$2:.$BM$64];[.$A37];[.P$1]+1)&gt;0;INDEX([$д.$B$2:.$BM$64];[.$A37]+1;[.P$1])&gt;0);-2;0);[$д.P37])" office:value-type="float" office:value="1" calcext:value-type="float">
            <text:p>1</text:p>
          </table:table-cell>
          <table:table-cell table:style-name="ce1" table:formula="of:=IF([$д.Q37]=0;IF(AND(INDEX([$д.$B$2:.$BM$64];[.$A37]*3;[.Q$1])&gt;0;INDEX([$д.$B$2:.$BM$64];[.$A37];[.Q$1]*3)&gt;0;INDEX([$д.$B$2:.$BM$64];[.$A37];[.Q$1]+1)&gt;0;INDEX([$д.$B$2:.$BM$64];[.$A37]+1;[.Q$1])&gt;0);-2;0);[$д.Q37])" office:value-type="float" office:value="1" calcext:value-type="float">
            <text:p>1</text:p>
          </table:table-cell>
          <table:table-cell table:style-name="ce1" table:formula="of:=IF([$д.R37]=0;IF(AND(INDEX([$д.$B$2:.$BM$64];[.$A37]*3;[.R$1])&gt;0;INDEX([$д.$B$2:.$BM$64];[.$A37];[.R$1]*3)&gt;0;INDEX([$д.$B$2:.$BM$64];[.$A37];[.R$1]+1)&gt;0;INDEX([$д.$B$2:.$BM$64];[.$A37]+1;[.R$1])&gt;0);-2;0);[$д.R37])" office:value-type="float" office:value="1" calcext:value-type="float">
            <text:p>1</text:p>
          </table:table-cell>
          <table:table-cell table:style-name="ce1" table:formula="of:=IF([$д.S37]=0;IF(AND(INDEX([$д.$B$2:.$BM$64];[.$A37]*3;[.S$1])&gt;0;INDEX([$д.$B$2:.$BM$64];[.$A37];[.S$1]*3)&gt;0;INDEX([$д.$B$2:.$BM$64];[.$A37];[.S$1]+1)&gt;0;INDEX([$д.$B$2:.$BM$64];[.$A37]+1;[.S$1])&gt;0);-2;0);[$д.S37])" office:value-type="float" office:value="1" calcext:value-type="float">
            <text:p>1</text:p>
          </table:table-cell>
          <table:table-cell table:style-name="ce1" table:formula="of:=IF([$д.T37]=0;IF(AND(INDEX([$д.$B$2:.$BM$64];[.$A37]*3;[.T$1])&gt;0;INDEX([$д.$B$2:.$BM$64];[.$A37];[.T$1]*3)&gt;0;INDEX([$д.$B$2:.$BM$64];[.$A37];[.T$1]+1)&gt;0;INDEX([$д.$B$2:.$BM$64];[.$A37]+1;[.T$1])&gt;0);-2;0);[$д.T37])" office:value-type="float" office:value="1" calcext:value-type="float">
            <text:p>1</text:p>
          </table:table-cell>
          <table:table-cell table:style-name="ce1" table:formula="of:=IF([$д.U37]=0;IF(AND(INDEX([$д.$B$2:.$BM$64];[.$A37]*3;[.U$1])&gt;0;INDEX([$д.$B$2:.$BM$64];[.$A37];[.U$1]*3)&gt;0;INDEX([$д.$B$2:.$BM$64];[.$A37];[.U$1]+1)&gt;0;INDEX([$д.$B$2:.$BM$64];[.$A37]+1;[.U$1])&gt;0);-2;0);[$д.U37])" office:value-type="float" office:value="1" calcext:value-type="float">
            <text:p>1</text:p>
          </table:table-cell>
          <table:table-cell table:style-name="ce2" table:formula="of:=IF([$д.V37]=0;IF(OR(INDEX([$д.$B$2:.$BM$64];[.$A37]*3;[.V$1])&lt;0;INDEX([$д.$B$2:.$BM$64];[.$A37];[.V$1]*3)&lt;0;INDEX([$д.$B$2:.$BM$64];[.$A37];[.V$1]+1)&lt;0;INDEX([$д.$B$2:.$BM$64];[.$A37]+1;[.V$1])&lt;0);2;0);[$д.V37])" office:value-type="float" office:value="1" calcext:value-type="float">
            <text:p>1</text:p>
          </table:table-cell>
          <table:table-cell table:style-name="ce3" table:formula="of:=IF([$д.W37]=0;IF(AND(INDEX([$д.$B$2:.$BM$64];[.$A37]*3;[.W$1])&gt;0;INDEX([$д.$B$2:.$BM$64];[.$A37];[.W$1]*3)&gt;0;INDEX([$д.$B$2:.$BM$64];[.$A37];[.W$1]+1)&gt;0;INDEX([$д.$B$2:.$BM$64];[.$A37]+1;[.W$1])&gt;0);-1;0);[$д.W37])" office:value-type="float" office:value="1" calcext:value-type="float">
            <text:p>1</text:p>
          </table:table-cell>
          <table:table-cell table:style-name="ce4" table:formula="of:=IF([$д.X37]=0;IF(OR(INDEX([$д.$B$2:.$BM$64];[.$A37]*3;[.X$1])&gt;0;INDEX([$д.$B$2:.$BM$64];[.$A37];[.X$1]*3)&gt;0;INDEX([$д.$B$2:.$BM$64];[.$A37];[.X$1]+1)&gt;0;INDEX([$д.$B$2:.$BM$64];[.$A37]+1;[.X$1])&gt;0);-1;0);[$д.X37])" office:value-type="float" office:value="1" calcext:value-type="float">
            <text:p>1</text:p>
          </table:table-cell>
          <table:table-cell table:style-name="ce4" table:formula="of:=IF([$д.Y37]=0;IF(OR(INDEX([$д.$B$2:.$BM$64];[.$A37]*3;[.Y$1])&gt;0;INDEX([$д.$B$2:.$BM$64];[.$A37];[.Y$1]*3)&gt;0;INDEX([$д.$B$2:.$BM$64];[.$A37];[.Y$1]+1)&gt;0;INDEX([$д.$B$2:.$BM$64];[.$A37]+1;[.Y$1])&gt;0);-1;0);[$д.Y37])" office:value-type="float" office:value="1" calcext:value-type="float">
            <text:p>1</text:p>
          </table:table-cell>
          <table:table-cell table:style-name="ce4" table:formula="of:=IF([$д.Z37]=0;IF(OR(INDEX([$д.$B$2:.$BM$64];[.$A37]*3;[.Z$1])&gt;0;INDEX([$д.$B$2:.$BM$64];[.$A37];[.Z$1]*3)&gt;0;INDEX([$д.$B$2:.$BM$64];[.$A37];[.Z$1]+1)&gt;0;INDEX([$д.$B$2:.$BM$64];[.$A37]+1;[.Z$1])&gt;0);-1;0);[$д.Z37])" office:value-type="float" office:value="1" calcext:value-type="float">
            <text:p>1</text:p>
          </table:table-cell>
          <table:table-cell table:style-name="ce4" table:formula="of:=IF([$д.AA37]=0;IF(OR(INDEX([$д.$B$2:.$BM$64];[.$A37]*3;[.AA$1])&gt;0;INDEX([$д.$B$2:.$BM$64];[.$A37];[.AA$1]*3)&gt;0;INDEX([$д.$B$2:.$BM$64];[.$A37];[.AA$1]+1)&gt;0;INDEX([$д.$B$2:.$BM$64];[.$A37]+1;[.AA$1])&gt;0);-1;0);[$д.AA37])" office:value-type="float" office:value="1" calcext:value-type="float">
            <text:p>1</text:p>
          </table:table-cell>
          <table:table-cell table:style-name="ce4" table:formula="of:=IF([$д.AB37]=0;IF(OR(INDEX([$д.$B$2:.$BM$64];[.$A37]*3;[.AB$1])&gt;0;INDEX([$д.$B$2:.$BM$64];[.$A37];[.AB$1]*3)&gt;0;INDEX([$д.$B$2:.$BM$64];[.$A37];[.AB$1]+1)&gt;0;INDEX([$д.$B$2:.$BM$64];[.$A37]+1;[.AB$1])&gt;0);-1;0);[$д.AB37])" office:value-type="float" office:value="1" calcext:value-type="float">
            <text:p>1</text:p>
          </table:table-cell>
          <table:table-cell table:style-name="ce4" table:formula="of:=IF([$д.AC37]=0;IF(OR(INDEX([$д.$B$2:.$BM$64];[.$A37]*3;[.AC$1])&gt;0;INDEX([$д.$B$2:.$BM$64];[.$A37];[.AC$1]*3)&gt;0;INDEX([$д.$B$2:.$BM$64];[.$A37];[.AC$1]+1)&gt;0;INDEX([$д.$B$2:.$BM$64];[.$A37]+1;[.AC$1])&gt;0);-1;0);[$д.AC37])" office:value-type="float" office:value="1" calcext:value-type="float">
            <text:p>1</text:p>
          </table:table-cell>
          <table:table-cell table:style-name="ce4" table:formula="of:=IF(MAX([.AD$1];[.$A37])*3+MIN([.AD$1];[.$A37])&gt;=65;1;0)" office:value-type="float" office:value="1" calcext:value-type="float">
            <text:p>1</text:p>
          </table:table-cell>
          <table:table-cell table:style-name="ce4" table:formula="of:=IF(MAX([.AE$1];[.$A37])*3+MIN([.AE$1];[.$A37])&gt;=65;1;0)" office:value-type="float" office:value="1" calcext:value-type="float">
            <text:p>1</text:p>
          </table:table-cell>
          <table:table-cell table:style-name="ce4" table:formula="of:=IF(MAX([.AF$1];[.$A37])*3+MIN([.AF$1];[.$A37])&gt;=65;1;0)" office:value-type="float" office:value="1" calcext:value-type="float">
            <text:p>1</text:p>
          </table:table-cell>
          <table:table-cell table:style-name="ce4" table:formula="of:=IF(MAX([.AG$1];[.$A37])*3+MIN([.AG$1];[.$A37])&gt;=65;1;0)" office:value-type="float" office:value="1" calcext:value-type="float">
            <text:p>1</text:p>
          </table:table-cell>
          <table:table-cell table:style-name="ce4" table:formula="of:=IF(MAX([.AH$1];[.$A37])*3+MIN([.AH$1];[.$A37])&gt;=65;1;0)" office:value-type="float" office:value="1" calcext:value-type="float">
            <text:p>1</text:p>
          </table:table-cell>
          <table:table-cell table:style-name="ce4" table:formula="of:=IF(MAX([.AI$1];[.$A37])*3+MIN([.AI$1];[.$A37])&gt;=65;1;0)" office:value-type="float" office:value="1" calcext:value-type="float">
            <text:p>1</text:p>
          </table:table-cell>
          <table:table-cell table:style-name="ce4" table:formula="of:=IF(MAX([.AJ$1];[.$A37])*3+MIN([.AJ$1];[.$A37])&gt;=65;1;0)" office:value-type="float" office:value="1" calcext:value-type="float">
            <text:p>1</text:p>
          </table:table-cell>
          <table:table-cell table:style-name="ce4" table:formula="of:=IF(MAX([.AK$1];[.$A37])*3+MIN([.AK$1];[.$A37])&gt;=65;1;0)" office:value-type="float" office:value="1" calcext:value-type="float">
            <text:p>1</text:p>
          </table:table-cell>
          <table:table-cell table:style-name="ce4" table:formula="of:=IF(MAX([.AL$1];[.$A37])*3+MIN([.AL$1];[.$A37])&gt;=65;1;0)" office:value-type="float" office:value="1" calcext:value-type="float">
            <text:p>1</text:p>
          </table:table-cell>
          <table:table-cell table:style-name="ce4" table:formula="of:=IF(MAX([.AM$1];[.$A37])*3+MIN([.AM$1];[.$A37])&gt;=65;1;0)" office:value-type="float" office:value="1" calcext:value-type="float">
            <text:p>1</text:p>
          </table:table-cell>
          <table:table-cell table:style-name="ce4" table:formula="of:=IF(MAX([.AN$1];[.$A37])*3+MIN([.AN$1];[.$A37])&gt;=65;1;0)" office:value-type="float" office:value="1" calcext:value-type="float">
            <text:p>1</text:p>
          </table:table-cell>
          <table:table-cell table:style-name="ce4" table:formula="of:=IF(MAX([.AO$1];[.$A37])*3+MIN([.AO$1];[.$A37])&gt;=65;1;0)" office:value-type="float" office:value="1" calcext:value-type="float">
            <text:p>1</text:p>
          </table:table-cell>
          <table:table-cell table:style-name="ce4" table:formula="of:=IF(MAX([.AP$1];[.$A37])*3+MIN([.AP$1];[.$A37])&gt;=65;1;0)" office:value-type="float" office:value="1" calcext:value-type="float">
            <text:p>1</text:p>
          </table:table-cell>
          <table:table-cell table:style-name="ce4" table:formula="of:=IF(MAX([.AQ$1];[.$A37])*3+MIN([.AQ$1];[.$A37])&gt;=65;1;0)" office:value-type="float" office:value="1" calcext:value-type="float">
            <text:p>1</text:p>
          </table:table-cell>
          <table:table-cell table:style-name="ce4" table:formula="of:=IF(MAX([.AR$1];[.$A37])*3+MIN([.AR$1];[.$A37])&gt;=65;1;0)" office:value-type="float" office:value="1" calcext:value-type="float">
            <text:p>1</text:p>
          </table:table-cell>
          <table:table-cell table:style-name="ce4" table:formula="of:=IF(MAX([.AS$1];[.$A37])*3+MIN([.AS$1];[.$A37])&gt;=65;1;0)" office:value-type="float" office:value="1" calcext:value-type="float">
            <text:p>1</text:p>
          </table:table-cell>
          <table:table-cell table:style-name="ce4" table:formula="of:=IF(MAX([.AT$1];[.$A37])*3+MIN([.AT$1];[.$A37])&gt;=65;1;0)" office:value-type="float" office:value="1" calcext:value-type="float">
            <text:p>1</text:p>
          </table:table-cell>
          <table:table-cell table:style-name="ce4" table:formula="of:=IF(MAX([.AU$1];[.$A37])*3+MIN([.AU$1];[.$A37])&gt;=65;1;0)" office:value-type="float" office:value="1" calcext:value-type="float">
            <text:p>1</text:p>
          </table:table-cell>
          <table:table-cell table:style-name="ce4" table:formula="of:=IF(MAX([.AV$1];[.$A37])*3+MIN([.AV$1];[.$A37])&gt;=65;1;0)" office:value-type="float" office:value="1" calcext:value-type="float">
            <text:p>1</text:p>
          </table:table-cell>
          <table:table-cell table:style-name="ce4" table:formula="of:=IF(MAX([.AW$1];[.$A37])*3+MIN([.AW$1];[.$A37])&gt;=65;1;0)" office:value-type="float" office:value="1" calcext:value-type="float">
            <text:p>1</text:p>
          </table:table-cell>
          <table:table-cell table:style-name="ce4" table:formula="of:=IF(MAX([.AX$1];[.$A37])*3+MIN([.AX$1];[.$A37])&gt;=65;1;0)" office:value-type="float" office:value="1" calcext:value-type="float">
            <text:p>1</text:p>
          </table:table-cell>
          <table:table-cell table:style-name="ce4" table:formula="of:=IF(MAX([.AY$1];[.$A37])*3+MIN([.AY$1];[.$A37])&gt;=65;1;0)" office:value-type="float" office:value="1" calcext:value-type="float">
            <text:p>1</text:p>
          </table:table-cell>
          <table:table-cell table:style-name="ce4" table:formula="of:=IF(MAX([.AZ$1];[.$A37])*3+MIN([.AZ$1];[.$A37])&gt;=65;1;0)" office:value-type="float" office:value="1" calcext:value-type="float">
            <text:p>1</text:p>
          </table:table-cell>
          <table:table-cell table:style-name="ce4" table:formula="of:=IF(MAX([.BA$1];[.$A37])*3+MIN([.BA$1];[.$A37])&gt;=65;1;0)" office:value-type="float" office:value="1" calcext:value-type="float">
            <text:p>1</text:p>
          </table:table-cell>
          <table:table-cell table:style-name="ce4" table:formula="of:=IF(MAX([.BB$1];[.$A37])*3+MIN([.BB$1];[.$A37])&gt;=65;1;0)" office:value-type="float" office:value="1" calcext:value-type="float">
            <text:p>1</text:p>
          </table:table-cell>
          <table:table-cell table:style-name="ce4" table:formula="of:=IF(MAX([.BC$1];[.$A37])*3+MIN([.BC$1];[.$A37])&gt;=65;1;0)" office:value-type="float" office:value="1" calcext:value-type="float">
            <text:p>1</text:p>
          </table:table-cell>
          <table:table-cell table:style-name="ce4" table:formula="of:=IF(MAX([.BD$1];[.$A37])*3+MIN([.BD$1];[.$A37])&gt;=65;1;0)" office:value-type="float" office:value="1" calcext:value-type="float">
            <text:p>1</text:p>
          </table:table-cell>
          <table:table-cell table:style-name="ce4" table:formula="of:=IF(MAX([.BE$1];[.$A37])*3+MIN([.BE$1];[.$A37])&gt;=65;1;0)" office:value-type="float" office:value="1" calcext:value-type="float">
            <text:p>1</text:p>
          </table:table-cell>
          <table:table-cell table:style-name="ce4" table:formula="of:=IF(MAX([.BF$1];[.$A37])*3+MIN([.BF$1];[.$A37])&gt;=65;1;0)" office:value-type="float" office:value="1" calcext:value-type="float">
            <text:p>1</text:p>
          </table:table-cell>
          <table:table-cell table:style-name="ce4" table:formula="of:=IF(MAX([.BG$1];[.$A37])*3+MIN([.BG$1];[.$A37])&gt;=65;1;0)" office:value-type="float" office:value="1" calcext:value-type="float">
            <text:p>1</text:p>
          </table:table-cell>
          <table:table-cell table:style-name="ce4" table:formula="of:=IF(MAX([.BH$1];[.$A37])*3+MIN([.BH$1];[.$A37])&gt;=65;1;0)" office:value-type="float" office:value="1" calcext:value-type="float">
            <text:p>1</text:p>
          </table:table-cell>
          <table:table-cell table:style-name="ce4" table:formula="of:=IF(MAX([.BI$1];[.$A37])*3+MIN([.BI$1];[.$A37])&gt;=65;1;0)" office:value-type="float" office:value="1" calcext:value-type="float">
            <text:p>1</text:p>
          </table:table-cell>
          <table:table-cell table:style-name="ce4" table:formula="of:=IF(MAX([.BJ$1];[.$A37])*3+MIN([.BJ$1];[.$A37])&gt;=65;1;0)" office:value-type="float" office:value="1" calcext:value-type="float">
            <text:p>1</text:p>
          </table:table-cell>
          <table:table-cell table:style-name="ce4" table:formula="of:=IF(MAX([.BK$1];[.$A37])*3+MIN([.BK$1];[.$A37])&gt;=65;1;0)" office:value-type="float" office:value="1" calcext:value-type="float">
            <text:p>1</text:p>
          </table:table-cell>
          <table:table-cell table:style-name="ce4" table:formula="of:=IF(MAX([.BL$1];[.$A37])*3+MIN([.BL$1];[.$A37])&gt;=65;1;0)" office:value-type="float" office:value="1" calcext:value-type="float">
            <text:p>1</text:p>
          </table:table-cell>
          <table:table-cell table:style-name="ce4" table:formula="of:=IF(MAX([.BM$1];[.$A37])*3+MIN([.BM$1];[.$A37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table:formula="of:=IF([$д.B38]=0;IF(AND(INDEX([$д.$B$2:.$BM$64];[.$A38]*3;[.B$1])&gt;0;INDEX([$д.$B$2:.$BM$64];[.$A38];[.B$1]*3)&gt;0;INDEX([$д.$B$2:.$BM$64];[.$A38];[.B$1]+1)&gt;0;INDEX([$д.$B$2:.$BM$64];[.$A38]+1;[.B$1])&gt;0);-2;0);[$д.B38])" office:value-type="float" office:value="1" calcext:value-type="float">
            <text:p>1</text:p>
          </table:table-cell>
          <table:table-cell table:style-name="ce1" table:formula="of:=IF([$д.C38]=0;IF(AND(INDEX([$д.$B$2:.$BM$64];[.$A38]*3;[.C$1])&gt;0;INDEX([$д.$B$2:.$BM$64];[.$A38];[.C$1]*3)&gt;0;INDEX([$д.$B$2:.$BM$64];[.$A38];[.C$1]+1)&gt;0;INDEX([$д.$B$2:.$BM$64];[.$A38]+1;[.C$1])&gt;0);-2;0);[$д.C38])" office:value-type="float" office:value="1" calcext:value-type="float">
            <text:p>1</text:p>
          </table:table-cell>
          <table:table-cell table:style-name="ce1" table:formula="of:=IF([$д.D38]=0;IF(AND(INDEX([$д.$B$2:.$BM$64];[.$A38]*3;[.D$1])&gt;0;INDEX([$д.$B$2:.$BM$64];[.$A38];[.D$1]*3)&gt;0;INDEX([$д.$B$2:.$BM$64];[.$A38];[.D$1]+1)&gt;0;INDEX([$д.$B$2:.$BM$64];[.$A38]+1;[.D$1])&gt;0);-2;0);[$д.D38])" office:value-type="float" office:value="1" calcext:value-type="float">
            <text:p>1</text:p>
          </table:table-cell>
          <table:table-cell table:style-name="ce1" table:formula="of:=IF([$д.E38]=0;IF(AND(INDEX([$д.$B$2:.$BM$64];[.$A38]*3;[.E$1])&gt;0;INDEX([$д.$B$2:.$BM$64];[.$A38];[.E$1]*3)&gt;0;INDEX([$д.$B$2:.$BM$64];[.$A38];[.E$1]+1)&gt;0;INDEX([$д.$B$2:.$BM$64];[.$A38]+1;[.E$1])&gt;0);-2;0);[$д.E38])" office:value-type="float" office:value="1" calcext:value-type="float">
            <text:p>1</text:p>
          </table:table-cell>
          <table:table-cell table:style-name="ce1" table:formula="of:=IF([$д.F38]=0;IF(AND(INDEX([$д.$B$2:.$BM$64];[.$A38]*3;[.F$1])&gt;0;INDEX([$д.$B$2:.$BM$64];[.$A38];[.F$1]*3)&gt;0;INDEX([$д.$B$2:.$BM$64];[.$A38];[.F$1]+1)&gt;0;INDEX([$д.$B$2:.$BM$64];[.$A38]+1;[.F$1])&gt;0);-2;0);[$д.F38])" office:value-type="float" office:value="1" calcext:value-type="float">
            <text:p>1</text:p>
          </table:table-cell>
          <table:table-cell table:style-name="ce1" table:formula="of:=IF([$д.G38]=0;IF(AND(INDEX([$д.$B$2:.$BM$64];[.$A38]*3;[.G$1])&gt;0;INDEX([$д.$B$2:.$BM$64];[.$A38];[.G$1]*3)&gt;0;INDEX([$д.$B$2:.$BM$64];[.$A38];[.G$1]+1)&gt;0;INDEX([$д.$B$2:.$BM$64];[.$A38]+1;[.G$1])&gt;0);-2;0);[$д.G38])" office:value-type="float" office:value="1" calcext:value-type="float">
            <text:p>1</text:p>
          </table:table-cell>
          <table:table-cell table:style-name="ce1" table:formula="of:=IF([$д.H38]=0;IF(AND(INDEX([$д.$B$2:.$BM$64];[.$A38]*3;[.H$1])&gt;0;INDEX([$д.$B$2:.$BM$64];[.$A38];[.H$1]*3)&gt;0;INDEX([$д.$B$2:.$BM$64];[.$A38];[.H$1]+1)&gt;0;INDEX([$д.$B$2:.$BM$64];[.$A38]+1;[.H$1])&gt;0);-2;0);[$д.H38])" office:value-type="float" office:value="1" calcext:value-type="float">
            <text:p>1</text:p>
          </table:table-cell>
          <table:table-cell table:style-name="ce1" table:formula="of:=IF([$д.I38]=0;IF(AND(INDEX([$д.$B$2:.$BM$64];[.$A38]*3;[.I$1])&gt;0;INDEX([$д.$B$2:.$BM$64];[.$A38];[.I$1]*3)&gt;0;INDEX([$д.$B$2:.$BM$64];[.$A38];[.I$1]+1)&gt;0;INDEX([$д.$B$2:.$BM$64];[.$A38]+1;[.I$1])&gt;0);-2;0);[$д.I38])" office:value-type="float" office:value="1" calcext:value-type="float">
            <text:p>1</text:p>
          </table:table-cell>
          <table:table-cell table:style-name="ce1" table:formula="of:=IF([$д.J38]=0;IF(AND(INDEX([$д.$B$2:.$BM$64];[.$A38]*3;[.J$1])&gt;0;INDEX([$д.$B$2:.$BM$64];[.$A38];[.J$1]*3)&gt;0;INDEX([$д.$B$2:.$BM$64];[.$A38];[.J$1]+1)&gt;0;INDEX([$д.$B$2:.$BM$64];[.$A38]+1;[.J$1])&gt;0);-2;0);[$д.J38])" office:value-type="float" office:value="1" calcext:value-type="float">
            <text:p>1</text:p>
          </table:table-cell>
          <table:table-cell table:style-name="ce1" table:formula="of:=IF([$д.K38]=0;IF(AND(INDEX([$д.$B$2:.$BM$64];[.$A38]*3;[.K$1])&gt;0;INDEX([$д.$B$2:.$BM$64];[.$A38];[.K$1]*3)&gt;0;INDEX([$д.$B$2:.$BM$64];[.$A38];[.K$1]+1)&gt;0;INDEX([$д.$B$2:.$BM$64];[.$A38]+1;[.K$1])&gt;0);-2;0);[$д.K38])" office:value-type="float" office:value="1" calcext:value-type="float">
            <text:p>1</text:p>
          </table:table-cell>
          <table:table-cell table:style-name="ce1" table:formula="of:=IF([$д.L38]=0;IF(AND(INDEX([$д.$B$2:.$BM$64];[.$A38]*3;[.L$1])&gt;0;INDEX([$д.$B$2:.$BM$64];[.$A38];[.L$1]*3)&gt;0;INDEX([$д.$B$2:.$BM$64];[.$A38];[.L$1]+1)&gt;0;INDEX([$д.$B$2:.$BM$64];[.$A38]+1;[.L$1])&gt;0);-2;0);[$д.L38])" office:value-type="float" office:value="1" calcext:value-type="float">
            <text:p>1</text:p>
          </table:table-cell>
          <table:table-cell table:style-name="ce1" table:formula="of:=IF([$д.M38]=0;IF(AND(INDEX([$д.$B$2:.$BM$64];[.$A38]*3;[.M$1])&gt;0;INDEX([$д.$B$2:.$BM$64];[.$A38];[.M$1]*3)&gt;0;INDEX([$д.$B$2:.$BM$64];[.$A38];[.M$1]+1)&gt;0;INDEX([$д.$B$2:.$BM$64];[.$A38]+1;[.M$1])&gt;0);-2;0);[$д.M38])" office:value-type="float" office:value="1" calcext:value-type="float">
            <text:p>1</text:p>
          </table:table-cell>
          <table:table-cell table:style-name="ce1" table:formula="of:=IF([$д.N38]=0;IF(AND(INDEX([$д.$B$2:.$BM$64];[.$A38]*3;[.N$1])&gt;0;INDEX([$д.$B$2:.$BM$64];[.$A38];[.N$1]*3)&gt;0;INDEX([$д.$B$2:.$BM$64];[.$A38];[.N$1]+1)&gt;0;INDEX([$д.$B$2:.$BM$64];[.$A38]+1;[.N$1])&gt;0);-2;0);[$д.N38])" office:value-type="float" office:value="1" calcext:value-type="float">
            <text:p>1</text:p>
          </table:table-cell>
          <table:table-cell table:style-name="ce1" table:formula="of:=IF([$д.O38]=0;IF(AND(INDEX([$д.$B$2:.$BM$64];[.$A38]*3;[.O$1])&gt;0;INDEX([$д.$B$2:.$BM$64];[.$A38];[.O$1]*3)&gt;0;INDEX([$д.$B$2:.$BM$64];[.$A38];[.O$1]+1)&gt;0;INDEX([$д.$B$2:.$BM$64];[.$A38]+1;[.O$1])&gt;0);-2;0);[$д.O38])" office:value-type="float" office:value="1" calcext:value-type="float">
            <text:p>1</text:p>
          </table:table-cell>
          <table:table-cell table:style-name="ce1" table:formula="of:=IF([$д.P38]=0;IF(AND(INDEX([$д.$B$2:.$BM$64];[.$A38]*3;[.P$1])&gt;0;INDEX([$д.$B$2:.$BM$64];[.$A38];[.P$1]*3)&gt;0;INDEX([$д.$B$2:.$BM$64];[.$A38];[.P$1]+1)&gt;0;INDEX([$д.$B$2:.$BM$64];[.$A38]+1;[.P$1])&gt;0);-2;0);[$д.P38])" office:value-type="float" office:value="1" calcext:value-type="float">
            <text:p>1</text:p>
          </table:table-cell>
          <table:table-cell table:style-name="ce1" table:formula="of:=IF([$д.Q38]=0;IF(AND(INDEX([$д.$B$2:.$BM$64];[.$A38]*3;[.Q$1])&gt;0;INDEX([$д.$B$2:.$BM$64];[.$A38];[.Q$1]*3)&gt;0;INDEX([$д.$B$2:.$BM$64];[.$A38];[.Q$1]+1)&gt;0;INDEX([$д.$B$2:.$BM$64];[.$A38]+1;[.Q$1])&gt;0);-2;0);[$д.Q38])" office:value-type="float" office:value="1" calcext:value-type="float">
            <text:p>1</text:p>
          </table:table-cell>
          <table:table-cell table:style-name="ce1" table:formula="of:=IF([$д.R38]=0;IF(AND(INDEX([$д.$B$2:.$BM$64];[.$A38]*3;[.R$1])&gt;0;INDEX([$д.$B$2:.$BM$64];[.$A38];[.R$1]*3)&gt;0;INDEX([$д.$B$2:.$BM$64];[.$A38];[.R$1]+1)&gt;0;INDEX([$д.$B$2:.$BM$64];[.$A38]+1;[.R$1])&gt;0);-2;0);[$д.R38])" office:value-type="float" office:value="1" calcext:value-type="float">
            <text:p>1</text:p>
          </table:table-cell>
          <table:table-cell table:style-name="ce1" table:formula="of:=IF([$д.S38]=0;IF(AND(INDEX([$д.$B$2:.$BM$64];[.$A38]*3;[.S$1])&gt;0;INDEX([$д.$B$2:.$BM$64];[.$A38];[.S$1]*3)&gt;0;INDEX([$д.$B$2:.$BM$64];[.$A38];[.S$1]+1)&gt;0;INDEX([$д.$B$2:.$BM$64];[.$A38]+1;[.S$1])&gt;0);-2;0);[$д.S38])" office:value-type="float" office:value="1" calcext:value-type="float">
            <text:p>1</text:p>
          </table:table-cell>
          <table:table-cell table:style-name="ce1" table:formula="of:=IF([$д.T38]=0;IF(AND(INDEX([$д.$B$2:.$BM$64];[.$A38]*3;[.T$1])&gt;0;INDEX([$д.$B$2:.$BM$64];[.$A38];[.T$1]*3)&gt;0;INDEX([$д.$B$2:.$BM$64];[.$A38];[.T$1]+1)&gt;0;INDEX([$д.$B$2:.$BM$64];[.$A38]+1;[.T$1])&gt;0);-2;0);[$д.T38])" office:value-type="float" office:value="1" calcext:value-type="float">
            <text:p>1</text:p>
          </table:table-cell>
          <table:table-cell table:style-name="ce1" table:formula="of:=IF([$д.U38]=0;IF(AND(INDEX([$д.$B$2:.$BM$64];[.$A38]*3;[.U$1])&gt;0;INDEX([$д.$B$2:.$BM$64];[.$A38];[.U$1]*3)&gt;0;INDEX([$д.$B$2:.$BM$64];[.$A38];[.U$1]+1)&gt;0;INDEX([$д.$B$2:.$BM$64];[.$A38]+1;[.U$1])&gt;0);-2;0);[$д.U38])" office:value-type="float" office:value="1" calcext:value-type="float">
            <text:p>1</text:p>
          </table:table-cell>
          <table:table-cell table:style-name="ce2" table:formula="of:=IF([$д.V38]=0;IF(OR(INDEX([$д.$B$2:.$BM$64];[.$A38]*3;[.V$1])&lt;0;INDEX([$д.$B$2:.$BM$64];[.$A38];[.V$1]*3)&lt;0;INDEX([$д.$B$2:.$BM$64];[.$A38];[.V$1]+1)&lt;0;INDEX([$д.$B$2:.$BM$64];[.$A38]+1;[.V$1])&lt;0);2;0);[$д.V38])" office:value-type="float" office:value="1" calcext:value-type="float">
            <text:p>1</text:p>
          </table:table-cell>
          <table:table-cell table:style-name="ce3" table:formula="of:=IF([$д.W38]=0;IF(AND(INDEX([$д.$B$2:.$BM$64];[.$A38]*3;[.W$1])&gt;0;INDEX([$д.$B$2:.$BM$64];[.$A38];[.W$1]*3)&gt;0;INDEX([$д.$B$2:.$BM$64];[.$A38];[.W$1]+1)&gt;0;INDEX([$д.$B$2:.$BM$64];[.$A38]+1;[.W$1])&gt;0);-1;0);[$д.W38])" office:value-type="float" office:value="1" calcext:value-type="float">
            <text:p>1</text:p>
          </table:table-cell>
          <table:table-cell table:style-name="ce4" table:formula="of:=IF([$д.X38]=0;IF(OR(INDEX([$д.$B$2:.$BM$64];[.$A38]*3;[.X$1])&gt;0;INDEX([$д.$B$2:.$BM$64];[.$A38];[.X$1]*3)&gt;0;INDEX([$д.$B$2:.$BM$64];[.$A38];[.X$1]+1)&gt;0;INDEX([$д.$B$2:.$BM$64];[.$A38]+1;[.X$1])&gt;0);-1;0);[$д.X38])" office:value-type="float" office:value="1" calcext:value-type="float">
            <text:p>1</text:p>
          </table:table-cell>
          <table:table-cell table:style-name="ce4" table:formula="of:=IF([$д.Y38]=0;IF(OR(INDEX([$д.$B$2:.$BM$64];[.$A38]*3;[.Y$1])&gt;0;INDEX([$д.$B$2:.$BM$64];[.$A38];[.Y$1]*3)&gt;0;INDEX([$д.$B$2:.$BM$64];[.$A38];[.Y$1]+1)&gt;0;INDEX([$д.$B$2:.$BM$64];[.$A38]+1;[.Y$1])&gt;0);-1;0);[$д.Y38])" office:value-type="float" office:value="1" calcext:value-type="float">
            <text:p>1</text:p>
          </table:table-cell>
          <table:table-cell table:style-name="ce4" table:formula="of:=IF([$д.Z38]=0;IF(OR(INDEX([$д.$B$2:.$BM$64];[.$A38]*3;[.Z$1])&gt;0;INDEX([$д.$B$2:.$BM$64];[.$A38];[.Z$1]*3)&gt;0;INDEX([$д.$B$2:.$BM$64];[.$A38];[.Z$1]+1)&gt;0;INDEX([$д.$B$2:.$BM$64];[.$A38]+1;[.Z$1])&gt;0);-1;0);[$д.Z38])" office:value-type="float" office:value="1" calcext:value-type="float">
            <text:p>1</text:p>
          </table:table-cell>
          <table:table-cell table:style-name="ce4" table:formula="of:=IF([$д.AA38]=0;IF(OR(INDEX([$д.$B$2:.$BM$64];[.$A38]*3;[.AA$1])&gt;0;INDEX([$д.$B$2:.$BM$64];[.$A38];[.AA$1]*3)&gt;0;INDEX([$д.$B$2:.$BM$64];[.$A38];[.AA$1]+1)&gt;0;INDEX([$д.$B$2:.$BM$64];[.$A38]+1;[.AA$1])&gt;0);-1;0);[$д.AA38])" office:value-type="float" office:value="1" calcext:value-type="float">
            <text:p>1</text:p>
          </table:table-cell>
          <table:table-cell table:style-name="ce4" table:formula="of:=IF([$д.AB38]=0;IF(OR(INDEX([$д.$B$2:.$BM$64];[.$A38]*3;[.AB$1])&gt;0;INDEX([$д.$B$2:.$BM$64];[.$A38];[.AB$1]*3)&gt;0;INDEX([$д.$B$2:.$BM$64];[.$A38];[.AB$1]+1)&gt;0;INDEX([$д.$B$2:.$BM$64];[.$A38]+1;[.AB$1])&gt;0);-1;0);[$д.AB38])" office:value-type="float" office:value="1" calcext:value-type="float">
            <text:p>1</text:p>
          </table:table-cell>
          <table:table-cell table:style-name="ce4" table:formula="of:=IF([$д.AC38]=0;IF(OR(INDEX([$д.$B$2:.$BM$64];[.$A38]*3;[.AC$1])&gt;0;INDEX([$д.$B$2:.$BM$64];[.$A38];[.AC$1]*3)&gt;0;INDEX([$д.$B$2:.$BM$64];[.$A38];[.AC$1]+1)&gt;0;INDEX([$д.$B$2:.$BM$64];[.$A38]+1;[.AC$1])&gt;0);-1;0);[$д.AC38])" office:value-type="float" office:value="1" calcext:value-type="float">
            <text:p>1</text:p>
          </table:table-cell>
          <table:table-cell table:style-name="ce4" table:formula="of:=IF(MAX([.AD$1];[.$A38])*3+MIN([.AD$1];[.$A38])&gt;=65;1;0)" office:value-type="float" office:value="1" calcext:value-type="float">
            <text:p>1</text:p>
          </table:table-cell>
          <table:table-cell table:style-name="ce4" table:formula="of:=IF(MAX([.AE$1];[.$A38])*3+MIN([.AE$1];[.$A38])&gt;=65;1;0)" office:value-type="float" office:value="1" calcext:value-type="float">
            <text:p>1</text:p>
          </table:table-cell>
          <table:table-cell table:style-name="ce4" table:formula="of:=IF(MAX([.AF$1];[.$A38])*3+MIN([.AF$1];[.$A38])&gt;=65;1;0)" office:value-type="float" office:value="1" calcext:value-type="float">
            <text:p>1</text:p>
          </table:table-cell>
          <table:table-cell table:style-name="ce4" table:formula="of:=IF(MAX([.AG$1];[.$A38])*3+MIN([.AG$1];[.$A38])&gt;=65;1;0)" office:value-type="float" office:value="1" calcext:value-type="float">
            <text:p>1</text:p>
          </table:table-cell>
          <table:table-cell table:style-name="ce4" table:formula="of:=IF(MAX([.AH$1];[.$A38])*3+MIN([.AH$1];[.$A38])&gt;=65;1;0)" office:value-type="float" office:value="1" calcext:value-type="float">
            <text:p>1</text:p>
          </table:table-cell>
          <table:table-cell table:style-name="ce4" table:formula="of:=IF(MAX([.AI$1];[.$A38])*3+MIN([.AI$1];[.$A38])&gt;=65;1;0)" office:value-type="float" office:value="1" calcext:value-type="float">
            <text:p>1</text:p>
          </table:table-cell>
          <table:table-cell table:style-name="ce4" table:formula="of:=IF(MAX([.AJ$1];[.$A38])*3+MIN([.AJ$1];[.$A38])&gt;=65;1;0)" office:value-type="float" office:value="1" calcext:value-type="float">
            <text:p>1</text:p>
          </table:table-cell>
          <table:table-cell table:style-name="ce4" table:formula="of:=IF(MAX([.AK$1];[.$A38])*3+MIN([.AK$1];[.$A38])&gt;=65;1;0)" office:value-type="float" office:value="1" calcext:value-type="float">
            <text:p>1</text:p>
          </table:table-cell>
          <table:table-cell table:style-name="ce4" table:formula="of:=IF(MAX([.AL$1];[.$A38])*3+MIN([.AL$1];[.$A38])&gt;=65;1;0)" office:value-type="float" office:value="1" calcext:value-type="float">
            <text:p>1</text:p>
          </table:table-cell>
          <table:table-cell table:style-name="ce4" table:formula="of:=IF(MAX([.AM$1];[.$A38])*3+MIN([.AM$1];[.$A38])&gt;=65;1;0)" office:value-type="float" office:value="1" calcext:value-type="float">
            <text:p>1</text:p>
          </table:table-cell>
          <table:table-cell table:style-name="ce4" table:formula="of:=IF(MAX([.AN$1];[.$A38])*3+MIN([.AN$1];[.$A38])&gt;=65;1;0)" office:value-type="float" office:value="1" calcext:value-type="float">
            <text:p>1</text:p>
          </table:table-cell>
          <table:table-cell table:style-name="ce4" table:formula="of:=IF(MAX([.AO$1];[.$A38])*3+MIN([.AO$1];[.$A38])&gt;=65;1;0)" office:value-type="float" office:value="1" calcext:value-type="float">
            <text:p>1</text:p>
          </table:table-cell>
          <table:table-cell table:style-name="ce4" table:formula="of:=IF(MAX([.AP$1];[.$A38])*3+MIN([.AP$1];[.$A38])&gt;=65;1;0)" office:value-type="float" office:value="1" calcext:value-type="float">
            <text:p>1</text:p>
          </table:table-cell>
          <table:table-cell table:style-name="ce4" table:formula="of:=IF(MAX([.AQ$1];[.$A38])*3+MIN([.AQ$1];[.$A38])&gt;=65;1;0)" office:value-type="float" office:value="1" calcext:value-type="float">
            <text:p>1</text:p>
          </table:table-cell>
          <table:table-cell table:style-name="ce4" table:formula="of:=IF(MAX([.AR$1];[.$A38])*3+MIN([.AR$1];[.$A38])&gt;=65;1;0)" office:value-type="float" office:value="1" calcext:value-type="float">
            <text:p>1</text:p>
          </table:table-cell>
          <table:table-cell table:style-name="ce4" table:formula="of:=IF(MAX([.AS$1];[.$A38])*3+MIN([.AS$1];[.$A38])&gt;=65;1;0)" office:value-type="float" office:value="1" calcext:value-type="float">
            <text:p>1</text:p>
          </table:table-cell>
          <table:table-cell table:style-name="ce4" table:formula="of:=IF(MAX([.AT$1];[.$A38])*3+MIN([.AT$1];[.$A38])&gt;=65;1;0)" office:value-type="float" office:value="1" calcext:value-type="float">
            <text:p>1</text:p>
          </table:table-cell>
          <table:table-cell table:style-name="ce4" table:formula="of:=IF(MAX([.AU$1];[.$A38])*3+MIN([.AU$1];[.$A38])&gt;=65;1;0)" office:value-type="float" office:value="1" calcext:value-type="float">
            <text:p>1</text:p>
          </table:table-cell>
          <table:table-cell table:style-name="ce4" table:formula="of:=IF(MAX([.AV$1];[.$A38])*3+MIN([.AV$1];[.$A38])&gt;=65;1;0)" office:value-type="float" office:value="1" calcext:value-type="float">
            <text:p>1</text:p>
          </table:table-cell>
          <table:table-cell table:style-name="ce4" table:formula="of:=IF(MAX([.AW$1];[.$A38])*3+MIN([.AW$1];[.$A38])&gt;=65;1;0)" office:value-type="float" office:value="1" calcext:value-type="float">
            <text:p>1</text:p>
          </table:table-cell>
          <table:table-cell table:style-name="ce4" table:formula="of:=IF(MAX([.AX$1];[.$A38])*3+MIN([.AX$1];[.$A38])&gt;=65;1;0)" office:value-type="float" office:value="1" calcext:value-type="float">
            <text:p>1</text:p>
          </table:table-cell>
          <table:table-cell table:style-name="ce4" table:formula="of:=IF(MAX([.AY$1];[.$A38])*3+MIN([.AY$1];[.$A38])&gt;=65;1;0)" office:value-type="float" office:value="1" calcext:value-type="float">
            <text:p>1</text:p>
          </table:table-cell>
          <table:table-cell table:style-name="ce4" table:formula="of:=IF(MAX([.AZ$1];[.$A38])*3+MIN([.AZ$1];[.$A38])&gt;=65;1;0)" office:value-type="float" office:value="1" calcext:value-type="float">
            <text:p>1</text:p>
          </table:table-cell>
          <table:table-cell table:style-name="ce4" table:formula="of:=IF(MAX([.BA$1];[.$A38])*3+MIN([.BA$1];[.$A38])&gt;=65;1;0)" office:value-type="float" office:value="1" calcext:value-type="float">
            <text:p>1</text:p>
          </table:table-cell>
          <table:table-cell table:style-name="ce4" table:formula="of:=IF(MAX([.BB$1];[.$A38])*3+MIN([.BB$1];[.$A38])&gt;=65;1;0)" office:value-type="float" office:value="1" calcext:value-type="float">
            <text:p>1</text:p>
          </table:table-cell>
          <table:table-cell table:style-name="ce4" table:formula="of:=IF(MAX([.BC$1];[.$A38])*3+MIN([.BC$1];[.$A38])&gt;=65;1;0)" office:value-type="float" office:value="1" calcext:value-type="float">
            <text:p>1</text:p>
          </table:table-cell>
          <table:table-cell table:style-name="ce4" table:formula="of:=IF(MAX([.BD$1];[.$A38])*3+MIN([.BD$1];[.$A38])&gt;=65;1;0)" office:value-type="float" office:value="1" calcext:value-type="float">
            <text:p>1</text:p>
          </table:table-cell>
          <table:table-cell table:style-name="ce4" table:formula="of:=IF(MAX([.BE$1];[.$A38])*3+MIN([.BE$1];[.$A38])&gt;=65;1;0)" office:value-type="float" office:value="1" calcext:value-type="float">
            <text:p>1</text:p>
          </table:table-cell>
          <table:table-cell table:style-name="ce4" table:formula="of:=IF(MAX([.BF$1];[.$A38])*3+MIN([.BF$1];[.$A38])&gt;=65;1;0)" office:value-type="float" office:value="1" calcext:value-type="float">
            <text:p>1</text:p>
          </table:table-cell>
          <table:table-cell table:style-name="ce4" table:formula="of:=IF(MAX([.BG$1];[.$A38])*3+MIN([.BG$1];[.$A38])&gt;=65;1;0)" office:value-type="float" office:value="1" calcext:value-type="float">
            <text:p>1</text:p>
          </table:table-cell>
          <table:table-cell table:style-name="ce4" table:formula="of:=IF(MAX([.BH$1];[.$A38])*3+MIN([.BH$1];[.$A38])&gt;=65;1;0)" office:value-type="float" office:value="1" calcext:value-type="float">
            <text:p>1</text:p>
          </table:table-cell>
          <table:table-cell table:style-name="ce4" table:formula="of:=IF(MAX([.BI$1];[.$A38])*3+MIN([.BI$1];[.$A38])&gt;=65;1;0)" office:value-type="float" office:value="1" calcext:value-type="float">
            <text:p>1</text:p>
          </table:table-cell>
          <table:table-cell table:style-name="ce4" table:formula="of:=IF(MAX([.BJ$1];[.$A38])*3+MIN([.BJ$1];[.$A38])&gt;=65;1;0)" office:value-type="float" office:value="1" calcext:value-type="float">
            <text:p>1</text:p>
          </table:table-cell>
          <table:table-cell table:style-name="ce4" table:formula="of:=IF(MAX([.BK$1];[.$A38])*3+MIN([.BK$1];[.$A38])&gt;=65;1;0)" office:value-type="float" office:value="1" calcext:value-type="float">
            <text:p>1</text:p>
          </table:table-cell>
          <table:table-cell table:style-name="ce4" table:formula="of:=IF(MAX([.BL$1];[.$A38])*3+MIN([.BL$1];[.$A38])&gt;=65;1;0)" office:value-type="float" office:value="1" calcext:value-type="float">
            <text:p>1</text:p>
          </table:table-cell>
          <table:table-cell table:style-name="ce4" table:formula="of:=IF(MAX([.BM$1];[.$A38])*3+MIN([.BM$1];[.$A38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table:formula="of:=IF([$д.B39]=0;IF(AND(INDEX([$д.$B$2:.$BM$64];[.$A39]*3;[.B$1])&gt;0;INDEX([$д.$B$2:.$BM$64];[.$A39];[.B$1]*3)&gt;0;INDEX([$д.$B$2:.$BM$64];[.$A39];[.B$1]+1)&gt;0;INDEX([$д.$B$2:.$BM$64];[.$A39]+1;[.B$1])&gt;0);-2;0);[$д.B39])" office:value-type="float" office:value="1" calcext:value-type="float">
            <text:p>1</text:p>
          </table:table-cell>
          <table:table-cell table:style-name="ce1" table:formula="of:=IF([$д.C39]=0;IF(AND(INDEX([$д.$B$2:.$BM$64];[.$A39]*3;[.C$1])&gt;0;INDEX([$д.$B$2:.$BM$64];[.$A39];[.C$1]*3)&gt;0;INDEX([$д.$B$2:.$BM$64];[.$A39];[.C$1]+1)&gt;0;INDEX([$д.$B$2:.$BM$64];[.$A39]+1;[.C$1])&gt;0);-2;0);[$д.C39])" office:value-type="float" office:value="1" calcext:value-type="float">
            <text:p>1</text:p>
          </table:table-cell>
          <table:table-cell table:style-name="ce1" table:formula="of:=IF([$д.D39]=0;IF(AND(INDEX([$д.$B$2:.$BM$64];[.$A39]*3;[.D$1])&gt;0;INDEX([$д.$B$2:.$BM$64];[.$A39];[.D$1]*3)&gt;0;INDEX([$д.$B$2:.$BM$64];[.$A39];[.D$1]+1)&gt;0;INDEX([$д.$B$2:.$BM$64];[.$A39]+1;[.D$1])&gt;0);-2;0);[$д.D39])" office:value-type="float" office:value="1" calcext:value-type="float">
            <text:p>1</text:p>
          </table:table-cell>
          <table:table-cell table:style-name="ce1" table:formula="of:=IF([$д.E39]=0;IF(AND(INDEX([$д.$B$2:.$BM$64];[.$A39]*3;[.E$1])&gt;0;INDEX([$д.$B$2:.$BM$64];[.$A39];[.E$1]*3)&gt;0;INDEX([$д.$B$2:.$BM$64];[.$A39];[.E$1]+1)&gt;0;INDEX([$д.$B$2:.$BM$64];[.$A39]+1;[.E$1])&gt;0);-2;0);[$д.E39])" office:value-type="float" office:value="1" calcext:value-type="float">
            <text:p>1</text:p>
          </table:table-cell>
          <table:table-cell table:style-name="ce1" table:formula="of:=IF([$д.F39]=0;IF(AND(INDEX([$д.$B$2:.$BM$64];[.$A39]*3;[.F$1])&gt;0;INDEX([$д.$B$2:.$BM$64];[.$A39];[.F$1]*3)&gt;0;INDEX([$д.$B$2:.$BM$64];[.$A39];[.F$1]+1)&gt;0;INDEX([$д.$B$2:.$BM$64];[.$A39]+1;[.F$1])&gt;0);-2;0);[$д.F39])" office:value-type="float" office:value="1" calcext:value-type="float">
            <text:p>1</text:p>
          </table:table-cell>
          <table:table-cell table:style-name="ce1" table:formula="of:=IF([$д.G39]=0;IF(AND(INDEX([$д.$B$2:.$BM$64];[.$A39]*3;[.G$1])&gt;0;INDEX([$д.$B$2:.$BM$64];[.$A39];[.G$1]*3)&gt;0;INDEX([$д.$B$2:.$BM$64];[.$A39];[.G$1]+1)&gt;0;INDEX([$д.$B$2:.$BM$64];[.$A39]+1;[.G$1])&gt;0);-2;0);[$д.G39])" office:value-type="float" office:value="1" calcext:value-type="float">
            <text:p>1</text:p>
          </table:table-cell>
          <table:table-cell table:style-name="ce1" table:formula="of:=IF([$д.H39]=0;IF(AND(INDEX([$д.$B$2:.$BM$64];[.$A39]*3;[.H$1])&gt;0;INDEX([$д.$B$2:.$BM$64];[.$A39];[.H$1]*3)&gt;0;INDEX([$д.$B$2:.$BM$64];[.$A39];[.H$1]+1)&gt;0;INDEX([$д.$B$2:.$BM$64];[.$A39]+1;[.H$1])&gt;0);-2;0);[$д.H39])" office:value-type="float" office:value="1" calcext:value-type="float">
            <text:p>1</text:p>
          </table:table-cell>
          <table:table-cell table:style-name="ce1" table:formula="of:=IF([$д.I39]=0;IF(AND(INDEX([$д.$B$2:.$BM$64];[.$A39]*3;[.I$1])&gt;0;INDEX([$д.$B$2:.$BM$64];[.$A39];[.I$1]*3)&gt;0;INDEX([$д.$B$2:.$BM$64];[.$A39];[.I$1]+1)&gt;0;INDEX([$д.$B$2:.$BM$64];[.$A39]+1;[.I$1])&gt;0);-2;0);[$д.I39])" office:value-type="float" office:value="1" calcext:value-type="float">
            <text:p>1</text:p>
          </table:table-cell>
          <table:table-cell table:style-name="ce1" table:formula="of:=IF([$д.J39]=0;IF(AND(INDEX([$д.$B$2:.$BM$64];[.$A39]*3;[.J$1])&gt;0;INDEX([$д.$B$2:.$BM$64];[.$A39];[.J$1]*3)&gt;0;INDEX([$д.$B$2:.$BM$64];[.$A39];[.J$1]+1)&gt;0;INDEX([$д.$B$2:.$BM$64];[.$A39]+1;[.J$1])&gt;0);-2;0);[$д.J39])" office:value-type="float" office:value="1" calcext:value-type="float">
            <text:p>1</text:p>
          </table:table-cell>
          <table:table-cell table:style-name="ce1" table:formula="of:=IF([$д.K39]=0;IF(AND(INDEX([$д.$B$2:.$BM$64];[.$A39]*3;[.K$1])&gt;0;INDEX([$д.$B$2:.$BM$64];[.$A39];[.K$1]*3)&gt;0;INDEX([$д.$B$2:.$BM$64];[.$A39];[.K$1]+1)&gt;0;INDEX([$д.$B$2:.$BM$64];[.$A39]+1;[.K$1])&gt;0);-2;0);[$д.K39])" office:value-type="float" office:value="1" calcext:value-type="float">
            <text:p>1</text:p>
          </table:table-cell>
          <table:table-cell table:style-name="ce1" table:formula="of:=IF([$д.L39]=0;IF(AND(INDEX([$д.$B$2:.$BM$64];[.$A39]*3;[.L$1])&gt;0;INDEX([$д.$B$2:.$BM$64];[.$A39];[.L$1]*3)&gt;0;INDEX([$д.$B$2:.$BM$64];[.$A39];[.L$1]+1)&gt;0;INDEX([$д.$B$2:.$BM$64];[.$A39]+1;[.L$1])&gt;0);-2;0);[$д.L39])" office:value-type="float" office:value="1" calcext:value-type="float">
            <text:p>1</text:p>
          </table:table-cell>
          <table:table-cell table:style-name="ce1" table:formula="of:=IF([$д.M39]=0;IF(AND(INDEX([$д.$B$2:.$BM$64];[.$A39]*3;[.M$1])&gt;0;INDEX([$д.$B$2:.$BM$64];[.$A39];[.M$1]*3)&gt;0;INDEX([$д.$B$2:.$BM$64];[.$A39];[.M$1]+1)&gt;0;INDEX([$д.$B$2:.$BM$64];[.$A39]+1;[.M$1])&gt;0);-2;0);[$д.M39])" office:value-type="float" office:value="1" calcext:value-type="float">
            <text:p>1</text:p>
          </table:table-cell>
          <table:table-cell table:style-name="ce1" table:formula="of:=IF([$д.N39]=0;IF(AND(INDEX([$д.$B$2:.$BM$64];[.$A39]*3;[.N$1])&gt;0;INDEX([$д.$B$2:.$BM$64];[.$A39];[.N$1]*3)&gt;0;INDEX([$д.$B$2:.$BM$64];[.$A39];[.N$1]+1)&gt;0;INDEX([$д.$B$2:.$BM$64];[.$A39]+1;[.N$1])&gt;0);-2;0);[$д.N39])" office:value-type="float" office:value="1" calcext:value-type="float">
            <text:p>1</text:p>
          </table:table-cell>
          <table:table-cell table:style-name="ce1" table:formula="of:=IF([$д.O39]=0;IF(AND(INDEX([$д.$B$2:.$BM$64];[.$A39]*3;[.O$1])&gt;0;INDEX([$д.$B$2:.$BM$64];[.$A39];[.O$1]*3)&gt;0;INDEX([$д.$B$2:.$BM$64];[.$A39];[.O$1]+1)&gt;0;INDEX([$д.$B$2:.$BM$64];[.$A39]+1;[.O$1])&gt;0);-2;0);[$д.O39])" office:value-type="float" office:value="1" calcext:value-type="float">
            <text:p>1</text:p>
          </table:table-cell>
          <table:table-cell table:style-name="ce1" table:formula="of:=IF([$д.P39]=0;IF(AND(INDEX([$д.$B$2:.$BM$64];[.$A39]*3;[.P$1])&gt;0;INDEX([$д.$B$2:.$BM$64];[.$A39];[.P$1]*3)&gt;0;INDEX([$д.$B$2:.$BM$64];[.$A39];[.P$1]+1)&gt;0;INDEX([$д.$B$2:.$BM$64];[.$A39]+1;[.P$1])&gt;0);-2;0);[$д.P39])" office:value-type="float" office:value="1" calcext:value-type="float">
            <text:p>1</text:p>
          </table:table-cell>
          <table:table-cell table:style-name="ce1" table:formula="of:=IF([$д.Q39]=0;IF(AND(INDEX([$д.$B$2:.$BM$64];[.$A39]*3;[.Q$1])&gt;0;INDEX([$д.$B$2:.$BM$64];[.$A39];[.Q$1]*3)&gt;0;INDEX([$д.$B$2:.$BM$64];[.$A39];[.Q$1]+1)&gt;0;INDEX([$д.$B$2:.$BM$64];[.$A39]+1;[.Q$1])&gt;0);-2;0);[$д.Q39])" office:value-type="float" office:value="1" calcext:value-type="float">
            <text:p>1</text:p>
          </table:table-cell>
          <table:table-cell table:style-name="ce1" table:formula="of:=IF([$д.R39]=0;IF(AND(INDEX([$д.$B$2:.$BM$64];[.$A39]*3;[.R$1])&gt;0;INDEX([$д.$B$2:.$BM$64];[.$A39];[.R$1]*3)&gt;0;INDEX([$д.$B$2:.$BM$64];[.$A39];[.R$1]+1)&gt;0;INDEX([$д.$B$2:.$BM$64];[.$A39]+1;[.R$1])&gt;0);-2;0);[$д.R39])" office:value-type="float" office:value="1" calcext:value-type="float">
            <text:p>1</text:p>
          </table:table-cell>
          <table:table-cell table:style-name="ce1" table:formula="of:=IF([$д.S39]=0;IF(AND(INDEX([$д.$B$2:.$BM$64];[.$A39]*3;[.S$1])&gt;0;INDEX([$д.$B$2:.$BM$64];[.$A39];[.S$1]*3)&gt;0;INDEX([$д.$B$2:.$BM$64];[.$A39];[.S$1]+1)&gt;0;INDEX([$д.$B$2:.$BM$64];[.$A39]+1;[.S$1])&gt;0);-2;0);[$д.S39])" office:value-type="float" office:value="1" calcext:value-type="float">
            <text:p>1</text:p>
          </table:table-cell>
          <table:table-cell table:style-name="ce1" table:formula="of:=IF([$д.T39]=0;IF(AND(INDEX([$д.$B$2:.$BM$64];[.$A39]*3;[.T$1])&gt;0;INDEX([$д.$B$2:.$BM$64];[.$A39];[.T$1]*3)&gt;0;INDEX([$д.$B$2:.$BM$64];[.$A39];[.T$1]+1)&gt;0;INDEX([$д.$B$2:.$BM$64];[.$A39]+1;[.T$1])&gt;0);-2;0);[$д.T39])" office:value-type="float" office:value="1" calcext:value-type="float">
            <text:p>1</text:p>
          </table:table-cell>
          <table:table-cell table:style-name="ce1" table:formula="of:=IF([$д.U39]=0;IF(AND(INDEX([$д.$B$2:.$BM$64];[.$A39]*3;[.U$1])&gt;0;INDEX([$д.$B$2:.$BM$64];[.$A39];[.U$1]*3)&gt;0;INDEX([$д.$B$2:.$BM$64];[.$A39];[.U$1]+1)&gt;0;INDEX([$д.$B$2:.$BM$64];[.$A39]+1;[.U$1])&gt;0);-2;0);[$д.U39])" office:value-type="float" office:value="1" calcext:value-type="float">
            <text:p>1</text:p>
          </table:table-cell>
          <table:table-cell table:style-name="ce2" table:formula="of:=IF([$д.V39]=0;IF(OR(INDEX([$д.$B$2:.$BM$64];[.$A39]*3;[.V$1])&lt;0;INDEX([$д.$B$2:.$BM$64];[.$A39];[.V$1]*3)&lt;0;INDEX([$д.$B$2:.$BM$64];[.$A39];[.V$1]+1)&lt;0;INDEX([$д.$B$2:.$BM$64];[.$A39]+1;[.V$1])&lt;0);2;0);[$д.V39])" office:value-type="float" office:value="1" calcext:value-type="float">
            <text:p>1</text:p>
          </table:table-cell>
          <table:table-cell table:style-name="ce3" table:formula="of:=IF([$д.W39]=0;IF(AND(INDEX([$д.$B$2:.$BM$64];[.$A39]*3;[.W$1])&gt;0;INDEX([$д.$B$2:.$BM$64];[.$A39];[.W$1]*3)&gt;0;INDEX([$д.$B$2:.$BM$64];[.$A39];[.W$1]+1)&gt;0;INDEX([$д.$B$2:.$BM$64];[.$A39]+1;[.W$1])&gt;0);-1;0);[$д.W39])" office:value-type="float" office:value="1" calcext:value-type="float">
            <text:p>1</text:p>
          </table:table-cell>
          <table:table-cell table:style-name="ce4" table:formula="of:=IF([$д.X39]=0;IF(OR(INDEX([$д.$B$2:.$BM$64];[.$A39]*3;[.X$1])&gt;0;INDEX([$д.$B$2:.$BM$64];[.$A39];[.X$1]*3)&gt;0;INDEX([$д.$B$2:.$BM$64];[.$A39];[.X$1]+1)&gt;0;INDEX([$д.$B$2:.$BM$64];[.$A39]+1;[.X$1])&gt;0);-1;0);[$д.X39])" office:value-type="float" office:value="1" calcext:value-type="float">
            <text:p>1</text:p>
          </table:table-cell>
          <table:table-cell table:style-name="ce4" table:formula="of:=IF([$д.Y39]=0;IF(OR(INDEX([$д.$B$2:.$BM$64];[.$A39]*3;[.Y$1])&gt;0;INDEX([$д.$B$2:.$BM$64];[.$A39];[.Y$1]*3)&gt;0;INDEX([$д.$B$2:.$BM$64];[.$A39];[.Y$1]+1)&gt;0;INDEX([$д.$B$2:.$BM$64];[.$A39]+1;[.Y$1])&gt;0);-1;0);[$д.Y39])" office:value-type="float" office:value="1" calcext:value-type="float">
            <text:p>1</text:p>
          </table:table-cell>
          <table:table-cell table:style-name="ce4" table:formula="of:=IF([$д.Z39]=0;IF(OR(INDEX([$д.$B$2:.$BM$64];[.$A39]*3;[.Z$1])&gt;0;INDEX([$д.$B$2:.$BM$64];[.$A39];[.Z$1]*3)&gt;0;INDEX([$д.$B$2:.$BM$64];[.$A39];[.Z$1]+1)&gt;0;INDEX([$д.$B$2:.$BM$64];[.$A39]+1;[.Z$1])&gt;0);-1;0);[$д.Z39])" office:value-type="float" office:value="1" calcext:value-type="float">
            <text:p>1</text:p>
          </table:table-cell>
          <table:table-cell table:style-name="ce4" table:formula="of:=IF([$д.AA39]=0;IF(OR(INDEX([$д.$B$2:.$BM$64];[.$A39]*3;[.AA$1])&gt;0;INDEX([$д.$B$2:.$BM$64];[.$A39];[.AA$1]*3)&gt;0;INDEX([$д.$B$2:.$BM$64];[.$A39];[.AA$1]+1)&gt;0;INDEX([$д.$B$2:.$BM$64];[.$A39]+1;[.AA$1])&gt;0);-1;0);[$д.AA39])" office:value-type="float" office:value="1" calcext:value-type="float">
            <text:p>1</text:p>
          </table:table-cell>
          <table:table-cell table:style-name="ce4" table:formula="of:=IF([$д.AB39]=0;IF(OR(INDEX([$д.$B$2:.$BM$64];[.$A39]*3;[.AB$1])&gt;0;INDEX([$д.$B$2:.$BM$64];[.$A39];[.AB$1]*3)&gt;0;INDEX([$д.$B$2:.$BM$64];[.$A39];[.AB$1]+1)&gt;0;INDEX([$д.$B$2:.$BM$64];[.$A39]+1;[.AB$1])&gt;0);-1;0);[$д.AB39])" office:value-type="float" office:value="1" calcext:value-type="float">
            <text:p>1</text:p>
          </table:table-cell>
          <table:table-cell table:style-name="ce4" table:formula="of:=IF([$д.AC39]=0;IF(OR(INDEX([$д.$B$2:.$BM$64];[.$A39]*3;[.AC$1])&gt;0;INDEX([$д.$B$2:.$BM$64];[.$A39];[.AC$1]*3)&gt;0;INDEX([$д.$B$2:.$BM$64];[.$A39];[.AC$1]+1)&gt;0;INDEX([$д.$B$2:.$BM$64];[.$A39]+1;[.AC$1])&gt;0);-1;0);[$д.AC39])" office:value-type="float" office:value="1" calcext:value-type="float">
            <text:p>1</text:p>
          </table:table-cell>
          <table:table-cell table:style-name="ce4" table:formula="of:=IF(MAX([.AD$1];[.$A39])*3+MIN([.AD$1];[.$A39])&gt;=65;1;0)" office:value-type="float" office:value="1" calcext:value-type="float">
            <text:p>1</text:p>
          </table:table-cell>
          <table:table-cell table:style-name="ce4" table:formula="of:=IF(MAX([.AE$1];[.$A39])*3+MIN([.AE$1];[.$A39])&gt;=65;1;0)" office:value-type="float" office:value="1" calcext:value-type="float">
            <text:p>1</text:p>
          </table:table-cell>
          <table:table-cell table:style-name="ce4" table:formula="of:=IF(MAX([.AF$1];[.$A39])*3+MIN([.AF$1];[.$A39])&gt;=65;1;0)" office:value-type="float" office:value="1" calcext:value-type="float">
            <text:p>1</text:p>
          </table:table-cell>
          <table:table-cell table:style-name="ce4" table:formula="of:=IF(MAX([.AG$1];[.$A39])*3+MIN([.AG$1];[.$A39])&gt;=65;1;0)" office:value-type="float" office:value="1" calcext:value-type="float">
            <text:p>1</text:p>
          </table:table-cell>
          <table:table-cell table:style-name="ce4" table:formula="of:=IF(MAX([.AH$1];[.$A39])*3+MIN([.AH$1];[.$A39])&gt;=65;1;0)" office:value-type="float" office:value="1" calcext:value-type="float">
            <text:p>1</text:p>
          </table:table-cell>
          <table:table-cell table:style-name="ce4" table:formula="of:=IF(MAX([.AI$1];[.$A39])*3+MIN([.AI$1];[.$A39])&gt;=65;1;0)" office:value-type="float" office:value="1" calcext:value-type="float">
            <text:p>1</text:p>
          </table:table-cell>
          <table:table-cell table:style-name="ce4" table:formula="of:=IF(MAX([.AJ$1];[.$A39])*3+MIN([.AJ$1];[.$A39])&gt;=65;1;0)" office:value-type="float" office:value="1" calcext:value-type="float">
            <text:p>1</text:p>
          </table:table-cell>
          <table:table-cell table:style-name="ce4" table:formula="of:=IF(MAX([.AK$1];[.$A39])*3+MIN([.AK$1];[.$A39])&gt;=65;1;0)" office:value-type="float" office:value="1" calcext:value-type="float">
            <text:p>1</text:p>
          </table:table-cell>
          <table:table-cell table:style-name="ce4" table:formula="of:=IF(MAX([.AL$1];[.$A39])*3+MIN([.AL$1];[.$A39])&gt;=65;1;0)" office:value-type="float" office:value="1" calcext:value-type="float">
            <text:p>1</text:p>
          </table:table-cell>
          <table:table-cell table:style-name="ce4" table:formula="of:=IF(MAX([.AM$1];[.$A39])*3+MIN([.AM$1];[.$A39])&gt;=65;1;0)" office:value-type="float" office:value="1" calcext:value-type="float">
            <text:p>1</text:p>
          </table:table-cell>
          <table:table-cell table:style-name="ce4" table:formula="of:=IF(MAX([.AN$1];[.$A39])*3+MIN([.AN$1];[.$A39])&gt;=65;1;0)" office:value-type="float" office:value="1" calcext:value-type="float">
            <text:p>1</text:p>
          </table:table-cell>
          <table:table-cell table:style-name="ce4" table:formula="of:=IF(MAX([.AO$1];[.$A39])*3+MIN([.AO$1];[.$A39])&gt;=65;1;0)" office:value-type="float" office:value="1" calcext:value-type="float">
            <text:p>1</text:p>
          </table:table-cell>
          <table:table-cell table:style-name="ce4" table:formula="of:=IF(MAX([.AP$1];[.$A39])*3+MIN([.AP$1];[.$A39])&gt;=65;1;0)" office:value-type="float" office:value="1" calcext:value-type="float">
            <text:p>1</text:p>
          </table:table-cell>
          <table:table-cell table:style-name="ce4" table:formula="of:=IF(MAX([.AQ$1];[.$A39])*3+MIN([.AQ$1];[.$A39])&gt;=65;1;0)" office:value-type="float" office:value="1" calcext:value-type="float">
            <text:p>1</text:p>
          </table:table-cell>
          <table:table-cell table:style-name="ce4" table:formula="of:=IF(MAX([.AR$1];[.$A39])*3+MIN([.AR$1];[.$A39])&gt;=65;1;0)" office:value-type="float" office:value="1" calcext:value-type="float">
            <text:p>1</text:p>
          </table:table-cell>
          <table:table-cell table:style-name="ce4" table:formula="of:=IF(MAX([.AS$1];[.$A39])*3+MIN([.AS$1];[.$A39])&gt;=65;1;0)" office:value-type="float" office:value="1" calcext:value-type="float">
            <text:p>1</text:p>
          </table:table-cell>
          <table:table-cell table:style-name="ce4" table:formula="of:=IF(MAX([.AT$1];[.$A39])*3+MIN([.AT$1];[.$A39])&gt;=65;1;0)" office:value-type="float" office:value="1" calcext:value-type="float">
            <text:p>1</text:p>
          </table:table-cell>
          <table:table-cell table:style-name="ce4" table:formula="of:=IF(MAX([.AU$1];[.$A39])*3+MIN([.AU$1];[.$A39])&gt;=65;1;0)" office:value-type="float" office:value="1" calcext:value-type="float">
            <text:p>1</text:p>
          </table:table-cell>
          <table:table-cell table:style-name="ce4" table:formula="of:=IF(MAX([.AV$1];[.$A39])*3+MIN([.AV$1];[.$A39])&gt;=65;1;0)" office:value-type="float" office:value="1" calcext:value-type="float">
            <text:p>1</text:p>
          </table:table-cell>
          <table:table-cell table:style-name="ce4" table:formula="of:=IF(MAX([.AW$1];[.$A39])*3+MIN([.AW$1];[.$A39])&gt;=65;1;0)" office:value-type="float" office:value="1" calcext:value-type="float">
            <text:p>1</text:p>
          </table:table-cell>
          <table:table-cell table:style-name="ce4" table:formula="of:=IF(MAX([.AX$1];[.$A39])*3+MIN([.AX$1];[.$A39])&gt;=65;1;0)" office:value-type="float" office:value="1" calcext:value-type="float">
            <text:p>1</text:p>
          </table:table-cell>
          <table:table-cell table:style-name="ce4" table:formula="of:=IF(MAX([.AY$1];[.$A39])*3+MIN([.AY$1];[.$A39])&gt;=65;1;0)" office:value-type="float" office:value="1" calcext:value-type="float">
            <text:p>1</text:p>
          </table:table-cell>
          <table:table-cell table:style-name="ce4" table:formula="of:=IF(MAX([.AZ$1];[.$A39])*3+MIN([.AZ$1];[.$A39])&gt;=65;1;0)" office:value-type="float" office:value="1" calcext:value-type="float">
            <text:p>1</text:p>
          </table:table-cell>
          <table:table-cell table:style-name="ce4" table:formula="of:=IF(MAX([.BA$1];[.$A39])*3+MIN([.BA$1];[.$A39])&gt;=65;1;0)" office:value-type="float" office:value="1" calcext:value-type="float">
            <text:p>1</text:p>
          </table:table-cell>
          <table:table-cell table:style-name="ce4" table:formula="of:=IF(MAX([.BB$1];[.$A39])*3+MIN([.BB$1];[.$A39])&gt;=65;1;0)" office:value-type="float" office:value="1" calcext:value-type="float">
            <text:p>1</text:p>
          </table:table-cell>
          <table:table-cell table:style-name="ce4" table:formula="of:=IF(MAX([.BC$1];[.$A39])*3+MIN([.BC$1];[.$A39])&gt;=65;1;0)" office:value-type="float" office:value="1" calcext:value-type="float">
            <text:p>1</text:p>
          </table:table-cell>
          <table:table-cell table:style-name="ce4" table:formula="of:=IF(MAX([.BD$1];[.$A39])*3+MIN([.BD$1];[.$A39])&gt;=65;1;0)" office:value-type="float" office:value="1" calcext:value-type="float">
            <text:p>1</text:p>
          </table:table-cell>
          <table:table-cell table:style-name="ce4" table:formula="of:=IF(MAX([.BE$1];[.$A39])*3+MIN([.BE$1];[.$A39])&gt;=65;1;0)" office:value-type="float" office:value="1" calcext:value-type="float">
            <text:p>1</text:p>
          </table:table-cell>
          <table:table-cell table:style-name="ce4" table:formula="of:=IF(MAX([.BF$1];[.$A39])*3+MIN([.BF$1];[.$A39])&gt;=65;1;0)" office:value-type="float" office:value="1" calcext:value-type="float">
            <text:p>1</text:p>
          </table:table-cell>
          <table:table-cell table:style-name="ce4" table:formula="of:=IF(MAX([.BG$1];[.$A39])*3+MIN([.BG$1];[.$A39])&gt;=65;1;0)" office:value-type="float" office:value="1" calcext:value-type="float">
            <text:p>1</text:p>
          </table:table-cell>
          <table:table-cell table:style-name="ce4" table:formula="of:=IF(MAX([.BH$1];[.$A39])*3+MIN([.BH$1];[.$A39])&gt;=65;1;0)" office:value-type="float" office:value="1" calcext:value-type="float">
            <text:p>1</text:p>
          </table:table-cell>
          <table:table-cell table:style-name="ce4" table:formula="of:=IF(MAX([.BI$1];[.$A39])*3+MIN([.BI$1];[.$A39])&gt;=65;1;0)" office:value-type="float" office:value="1" calcext:value-type="float">
            <text:p>1</text:p>
          </table:table-cell>
          <table:table-cell table:style-name="ce4" table:formula="of:=IF(MAX([.BJ$1];[.$A39])*3+MIN([.BJ$1];[.$A39])&gt;=65;1;0)" office:value-type="float" office:value="1" calcext:value-type="float">
            <text:p>1</text:p>
          </table:table-cell>
          <table:table-cell table:style-name="ce4" table:formula="of:=IF(MAX([.BK$1];[.$A39])*3+MIN([.BK$1];[.$A39])&gt;=65;1;0)" office:value-type="float" office:value="1" calcext:value-type="float">
            <text:p>1</text:p>
          </table:table-cell>
          <table:table-cell table:style-name="ce4" table:formula="of:=IF(MAX([.BL$1];[.$A39])*3+MIN([.BL$1];[.$A39])&gt;=65;1;0)" office:value-type="float" office:value="1" calcext:value-type="float">
            <text:p>1</text:p>
          </table:table-cell>
          <table:table-cell table:style-name="ce4" table:formula="of:=IF(MAX([.BM$1];[.$A39])*3+MIN([.BM$1];[.$A39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table:formula="of:=IF([$д.B40]=0;IF(AND(INDEX([$д.$B$2:.$BM$64];[.$A40]*3;[.B$1])&gt;0;INDEX([$д.$B$2:.$BM$64];[.$A40];[.B$1]*3)&gt;0;INDEX([$д.$B$2:.$BM$64];[.$A40];[.B$1]+1)&gt;0;INDEX([$д.$B$2:.$BM$64];[.$A40]+1;[.B$1])&gt;0);-2;0);[$д.B40])" office:value-type="float" office:value="1" calcext:value-type="float">
            <text:p>1</text:p>
          </table:table-cell>
          <table:table-cell table:style-name="ce1" table:formula="of:=IF([$д.C40]=0;IF(AND(INDEX([$д.$B$2:.$BM$64];[.$A40]*3;[.C$1])&gt;0;INDEX([$д.$B$2:.$BM$64];[.$A40];[.C$1]*3)&gt;0;INDEX([$д.$B$2:.$BM$64];[.$A40];[.C$1]+1)&gt;0;INDEX([$д.$B$2:.$BM$64];[.$A40]+1;[.C$1])&gt;0);-2;0);[$д.C40])" office:value-type="float" office:value="1" calcext:value-type="float">
            <text:p>1</text:p>
          </table:table-cell>
          <table:table-cell table:style-name="ce1" table:formula="of:=IF([$д.D40]=0;IF(AND(INDEX([$д.$B$2:.$BM$64];[.$A40]*3;[.D$1])&gt;0;INDEX([$д.$B$2:.$BM$64];[.$A40];[.D$1]*3)&gt;0;INDEX([$д.$B$2:.$BM$64];[.$A40];[.D$1]+1)&gt;0;INDEX([$д.$B$2:.$BM$64];[.$A40]+1;[.D$1])&gt;0);-2;0);[$д.D40])" office:value-type="float" office:value="1" calcext:value-type="float">
            <text:p>1</text:p>
          </table:table-cell>
          <table:table-cell table:style-name="ce1" table:formula="of:=IF([$д.E40]=0;IF(AND(INDEX([$д.$B$2:.$BM$64];[.$A40]*3;[.E$1])&gt;0;INDEX([$д.$B$2:.$BM$64];[.$A40];[.E$1]*3)&gt;0;INDEX([$д.$B$2:.$BM$64];[.$A40];[.E$1]+1)&gt;0;INDEX([$д.$B$2:.$BM$64];[.$A40]+1;[.E$1])&gt;0);-2;0);[$д.E40])" office:value-type="float" office:value="1" calcext:value-type="float">
            <text:p>1</text:p>
          </table:table-cell>
          <table:table-cell table:style-name="ce1" table:formula="of:=IF([$д.F40]=0;IF(AND(INDEX([$д.$B$2:.$BM$64];[.$A40]*3;[.F$1])&gt;0;INDEX([$д.$B$2:.$BM$64];[.$A40];[.F$1]*3)&gt;0;INDEX([$д.$B$2:.$BM$64];[.$A40];[.F$1]+1)&gt;0;INDEX([$д.$B$2:.$BM$64];[.$A40]+1;[.F$1])&gt;0);-2;0);[$д.F40])" office:value-type="float" office:value="1" calcext:value-type="float">
            <text:p>1</text:p>
          </table:table-cell>
          <table:table-cell table:style-name="ce1" table:formula="of:=IF([$д.G40]=0;IF(AND(INDEX([$д.$B$2:.$BM$64];[.$A40]*3;[.G$1])&gt;0;INDEX([$д.$B$2:.$BM$64];[.$A40];[.G$1]*3)&gt;0;INDEX([$д.$B$2:.$BM$64];[.$A40];[.G$1]+1)&gt;0;INDEX([$д.$B$2:.$BM$64];[.$A40]+1;[.G$1])&gt;0);-2;0);[$д.G40])" office:value-type="float" office:value="1" calcext:value-type="float">
            <text:p>1</text:p>
          </table:table-cell>
          <table:table-cell table:style-name="ce1" table:formula="of:=IF([$д.H40]=0;IF(AND(INDEX([$д.$B$2:.$BM$64];[.$A40]*3;[.H$1])&gt;0;INDEX([$д.$B$2:.$BM$64];[.$A40];[.H$1]*3)&gt;0;INDEX([$д.$B$2:.$BM$64];[.$A40];[.H$1]+1)&gt;0;INDEX([$д.$B$2:.$BM$64];[.$A40]+1;[.H$1])&gt;0);-2;0);[$д.H40])" office:value-type="float" office:value="1" calcext:value-type="float">
            <text:p>1</text:p>
          </table:table-cell>
          <table:table-cell table:style-name="ce1" table:formula="of:=IF([$д.I40]=0;IF(AND(INDEX([$д.$B$2:.$BM$64];[.$A40]*3;[.I$1])&gt;0;INDEX([$д.$B$2:.$BM$64];[.$A40];[.I$1]*3)&gt;0;INDEX([$д.$B$2:.$BM$64];[.$A40];[.I$1]+1)&gt;0;INDEX([$д.$B$2:.$BM$64];[.$A40]+1;[.I$1])&gt;0);-2;0);[$д.I40])" office:value-type="float" office:value="1" calcext:value-type="float">
            <text:p>1</text:p>
          </table:table-cell>
          <table:table-cell table:style-name="ce1" table:formula="of:=IF([$д.J40]=0;IF(AND(INDEX([$д.$B$2:.$BM$64];[.$A40]*3;[.J$1])&gt;0;INDEX([$д.$B$2:.$BM$64];[.$A40];[.J$1]*3)&gt;0;INDEX([$д.$B$2:.$BM$64];[.$A40];[.J$1]+1)&gt;0;INDEX([$д.$B$2:.$BM$64];[.$A40]+1;[.J$1])&gt;0);-2;0);[$д.J40])" office:value-type="float" office:value="1" calcext:value-type="float">
            <text:p>1</text:p>
          </table:table-cell>
          <table:table-cell table:style-name="ce1" table:formula="of:=IF([$д.K40]=0;IF(AND(INDEX([$д.$B$2:.$BM$64];[.$A40]*3;[.K$1])&gt;0;INDEX([$д.$B$2:.$BM$64];[.$A40];[.K$1]*3)&gt;0;INDEX([$д.$B$2:.$BM$64];[.$A40];[.K$1]+1)&gt;0;INDEX([$д.$B$2:.$BM$64];[.$A40]+1;[.K$1])&gt;0);-2;0);[$д.K40])" office:value-type="float" office:value="1" calcext:value-type="float">
            <text:p>1</text:p>
          </table:table-cell>
          <table:table-cell table:style-name="ce1" table:formula="of:=IF([$д.L40]=0;IF(AND(INDEX([$д.$B$2:.$BM$64];[.$A40]*3;[.L$1])&gt;0;INDEX([$д.$B$2:.$BM$64];[.$A40];[.L$1]*3)&gt;0;INDEX([$д.$B$2:.$BM$64];[.$A40];[.L$1]+1)&gt;0;INDEX([$д.$B$2:.$BM$64];[.$A40]+1;[.L$1])&gt;0);-2;0);[$д.L40])" office:value-type="float" office:value="1" calcext:value-type="float">
            <text:p>1</text:p>
          </table:table-cell>
          <table:table-cell table:style-name="ce1" table:formula="of:=IF([$д.M40]=0;IF(AND(INDEX([$д.$B$2:.$BM$64];[.$A40]*3;[.M$1])&gt;0;INDEX([$д.$B$2:.$BM$64];[.$A40];[.M$1]*3)&gt;0;INDEX([$д.$B$2:.$BM$64];[.$A40];[.M$1]+1)&gt;0;INDEX([$д.$B$2:.$BM$64];[.$A40]+1;[.M$1])&gt;0);-2;0);[$д.M40])" office:value-type="float" office:value="1" calcext:value-type="float">
            <text:p>1</text:p>
          </table:table-cell>
          <table:table-cell table:style-name="ce1" table:formula="of:=IF([$д.N40]=0;IF(AND(INDEX([$д.$B$2:.$BM$64];[.$A40]*3;[.N$1])&gt;0;INDEX([$д.$B$2:.$BM$64];[.$A40];[.N$1]*3)&gt;0;INDEX([$д.$B$2:.$BM$64];[.$A40];[.N$1]+1)&gt;0;INDEX([$д.$B$2:.$BM$64];[.$A40]+1;[.N$1])&gt;0);-2;0);[$д.N40])" office:value-type="float" office:value="1" calcext:value-type="float">
            <text:p>1</text:p>
          </table:table-cell>
          <table:table-cell table:style-name="ce1" table:formula="of:=IF([$д.O40]=0;IF(AND(INDEX([$д.$B$2:.$BM$64];[.$A40]*3;[.O$1])&gt;0;INDEX([$д.$B$2:.$BM$64];[.$A40];[.O$1]*3)&gt;0;INDEX([$д.$B$2:.$BM$64];[.$A40];[.O$1]+1)&gt;0;INDEX([$д.$B$2:.$BM$64];[.$A40]+1;[.O$1])&gt;0);-2;0);[$д.O40])" office:value-type="float" office:value="1" calcext:value-type="float">
            <text:p>1</text:p>
          </table:table-cell>
          <table:table-cell table:style-name="ce1" table:formula="of:=IF([$д.P40]=0;IF(AND(INDEX([$д.$B$2:.$BM$64];[.$A40]*3;[.P$1])&gt;0;INDEX([$д.$B$2:.$BM$64];[.$A40];[.P$1]*3)&gt;0;INDEX([$д.$B$2:.$BM$64];[.$A40];[.P$1]+1)&gt;0;INDEX([$д.$B$2:.$BM$64];[.$A40]+1;[.P$1])&gt;0);-2;0);[$д.P40])" office:value-type="float" office:value="1" calcext:value-type="float">
            <text:p>1</text:p>
          </table:table-cell>
          <table:table-cell table:style-name="ce1" table:formula="of:=IF([$д.Q40]=0;IF(AND(INDEX([$д.$B$2:.$BM$64];[.$A40]*3;[.Q$1])&gt;0;INDEX([$д.$B$2:.$BM$64];[.$A40];[.Q$1]*3)&gt;0;INDEX([$д.$B$2:.$BM$64];[.$A40];[.Q$1]+1)&gt;0;INDEX([$д.$B$2:.$BM$64];[.$A40]+1;[.Q$1])&gt;0);-2;0);[$д.Q40])" office:value-type="float" office:value="1" calcext:value-type="float">
            <text:p>1</text:p>
          </table:table-cell>
          <table:table-cell table:style-name="ce1" table:formula="of:=IF([$д.R40]=0;IF(AND(INDEX([$д.$B$2:.$BM$64];[.$A40]*3;[.R$1])&gt;0;INDEX([$д.$B$2:.$BM$64];[.$A40];[.R$1]*3)&gt;0;INDEX([$д.$B$2:.$BM$64];[.$A40];[.R$1]+1)&gt;0;INDEX([$д.$B$2:.$BM$64];[.$A40]+1;[.R$1])&gt;0);-2;0);[$д.R40])" office:value-type="float" office:value="1" calcext:value-type="float">
            <text:p>1</text:p>
          </table:table-cell>
          <table:table-cell table:style-name="ce1" table:formula="of:=IF([$д.S40]=0;IF(AND(INDEX([$д.$B$2:.$BM$64];[.$A40]*3;[.S$1])&gt;0;INDEX([$д.$B$2:.$BM$64];[.$A40];[.S$1]*3)&gt;0;INDEX([$д.$B$2:.$BM$64];[.$A40];[.S$1]+1)&gt;0;INDEX([$д.$B$2:.$BM$64];[.$A40]+1;[.S$1])&gt;0);-2;0);[$д.S40])" office:value-type="float" office:value="1" calcext:value-type="float">
            <text:p>1</text:p>
          </table:table-cell>
          <table:table-cell table:style-name="ce1" table:formula="of:=IF([$д.T40]=0;IF(AND(INDEX([$д.$B$2:.$BM$64];[.$A40]*3;[.T$1])&gt;0;INDEX([$д.$B$2:.$BM$64];[.$A40];[.T$1]*3)&gt;0;INDEX([$д.$B$2:.$BM$64];[.$A40];[.T$1]+1)&gt;0;INDEX([$д.$B$2:.$BM$64];[.$A40]+1;[.T$1])&gt;0);-2;0);[$д.T40])" office:value-type="float" office:value="1" calcext:value-type="float">
            <text:p>1</text:p>
          </table:table-cell>
          <table:table-cell table:style-name="ce1" table:formula="of:=IF([$д.U40]=0;IF(AND(INDEX([$д.$B$2:.$BM$64];[.$A40]*3;[.U$1])&gt;0;INDEX([$д.$B$2:.$BM$64];[.$A40];[.U$1]*3)&gt;0;INDEX([$д.$B$2:.$BM$64];[.$A40];[.U$1]+1)&gt;0;INDEX([$д.$B$2:.$BM$64];[.$A40]+1;[.U$1])&gt;0);-2;0);[$д.U40])" office:value-type="float" office:value="1" calcext:value-type="float">
            <text:p>1</text:p>
          </table:table-cell>
          <table:table-cell table:style-name="ce2" table:formula="of:=IF([$д.V40]=0;IF(OR(INDEX([$д.$B$2:.$BM$64];[.$A40]*3;[.V$1])&lt;0;INDEX([$д.$B$2:.$BM$64];[.$A40];[.V$1]*3)&lt;0;INDEX([$д.$B$2:.$BM$64];[.$A40];[.V$1]+1)&lt;0;INDEX([$д.$B$2:.$BM$64];[.$A40]+1;[.V$1])&lt;0);2;0);[$д.V40])" office:value-type="float" office:value="1" calcext:value-type="float">
            <text:p>1</text:p>
          </table:table-cell>
          <table:table-cell table:style-name="ce3" table:formula="of:=IF([$д.W40]=0;IF(AND(INDEX([$д.$B$2:.$BM$64];[.$A40]*3;[.W$1])&gt;0;INDEX([$д.$B$2:.$BM$64];[.$A40];[.W$1]*3)&gt;0;INDEX([$д.$B$2:.$BM$64];[.$A40];[.W$1]+1)&gt;0;INDEX([$д.$B$2:.$BM$64];[.$A40]+1;[.W$1])&gt;0);-1;0);[$д.W40])" office:value-type="float" office:value="1" calcext:value-type="float">
            <text:p>1</text:p>
          </table:table-cell>
          <table:table-cell table:style-name="ce4" table:formula="of:=IF([$д.X40]=0;IF(OR(INDEX([$д.$B$2:.$BM$64];[.$A40]*3;[.X$1])&gt;0;INDEX([$д.$B$2:.$BM$64];[.$A40];[.X$1]*3)&gt;0;INDEX([$д.$B$2:.$BM$64];[.$A40];[.X$1]+1)&gt;0;INDEX([$д.$B$2:.$BM$64];[.$A40]+1;[.X$1])&gt;0);-1;0);[$д.X40])" office:value-type="float" office:value="1" calcext:value-type="float">
            <text:p>1</text:p>
          </table:table-cell>
          <table:table-cell table:style-name="ce4" table:formula="of:=IF([$д.Y40]=0;IF(OR(INDEX([$д.$B$2:.$BM$64];[.$A40]*3;[.Y$1])&gt;0;INDEX([$д.$B$2:.$BM$64];[.$A40];[.Y$1]*3)&gt;0;INDEX([$д.$B$2:.$BM$64];[.$A40];[.Y$1]+1)&gt;0;INDEX([$д.$B$2:.$BM$64];[.$A40]+1;[.Y$1])&gt;0);-1;0);[$д.Y40])" office:value-type="float" office:value="1" calcext:value-type="float">
            <text:p>1</text:p>
          </table:table-cell>
          <table:table-cell table:style-name="ce4" table:formula="of:=IF([$д.Z40]=0;IF(OR(INDEX([$д.$B$2:.$BM$64];[.$A40]*3;[.Z$1])&gt;0;INDEX([$д.$B$2:.$BM$64];[.$A40];[.Z$1]*3)&gt;0;INDEX([$д.$B$2:.$BM$64];[.$A40];[.Z$1]+1)&gt;0;INDEX([$д.$B$2:.$BM$64];[.$A40]+1;[.Z$1])&gt;0);-1;0);[$д.Z40])" office:value-type="float" office:value="1" calcext:value-type="float">
            <text:p>1</text:p>
          </table:table-cell>
          <table:table-cell table:style-name="ce4" table:formula="of:=IF([$д.AA40]=0;IF(OR(INDEX([$д.$B$2:.$BM$64];[.$A40]*3;[.AA$1])&gt;0;INDEX([$д.$B$2:.$BM$64];[.$A40];[.AA$1]*3)&gt;0;INDEX([$д.$B$2:.$BM$64];[.$A40];[.AA$1]+1)&gt;0;INDEX([$д.$B$2:.$BM$64];[.$A40]+1;[.AA$1])&gt;0);-1;0);[$д.AA40])" office:value-type="float" office:value="1" calcext:value-type="float">
            <text:p>1</text:p>
          </table:table-cell>
          <table:table-cell table:style-name="ce4" table:formula="of:=IF([$д.AB40]=0;IF(OR(INDEX([$д.$B$2:.$BM$64];[.$A40]*3;[.AB$1])&gt;0;INDEX([$д.$B$2:.$BM$64];[.$A40];[.AB$1]*3)&gt;0;INDEX([$д.$B$2:.$BM$64];[.$A40];[.AB$1]+1)&gt;0;INDEX([$д.$B$2:.$BM$64];[.$A40]+1;[.AB$1])&gt;0);-1;0);[$д.AB40])" office:value-type="float" office:value="1" calcext:value-type="float">
            <text:p>1</text:p>
          </table:table-cell>
          <table:table-cell table:style-name="ce4" table:formula="of:=IF([$д.AC40]=0;IF(OR(INDEX([$д.$B$2:.$BM$64];[.$A40]*3;[.AC$1])&gt;0;INDEX([$д.$B$2:.$BM$64];[.$A40];[.AC$1]*3)&gt;0;INDEX([$д.$B$2:.$BM$64];[.$A40];[.AC$1]+1)&gt;0;INDEX([$д.$B$2:.$BM$64];[.$A40]+1;[.AC$1])&gt;0);-1;0);[$д.AC40])" office:value-type="float" office:value="1" calcext:value-type="float">
            <text:p>1</text:p>
          </table:table-cell>
          <table:table-cell table:style-name="ce4" table:formula="of:=IF(MAX([.AD$1];[.$A40])*3+MIN([.AD$1];[.$A40])&gt;=65;1;0)" office:value-type="float" office:value="1" calcext:value-type="float">
            <text:p>1</text:p>
          </table:table-cell>
          <table:table-cell table:style-name="ce4" table:formula="of:=IF(MAX([.AE$1];[.$A40])*3+MIN([.AE$1];[.$A40])&gt;=65;1;0)" office:value-type="float" office:value="1" calcext:value-type="float">
            <text:p>1</text:p>
          </table:table-cell>
          <table:table-cell table:style-name="ce4" table:formula="of:=IF(MAX([.AF$1];[.$A40])*3+MIN([.AF$1];[.$A40])&gt;=65;1;0)" office:value-type="float" office:value="1" calcext:value-type="float">
            <text:p>1</text:p>
          </table:table-cell>
          <table:table-cell table:style-name="ce4" table:formula="of:=IF(MAX([.AG$1];[.$A40])*3+MIN([.AG$1];[.$A40])&gt;=65;1;0)" office:value-type="float" office:value="1" calcext:value-type="float">
            <text:p>1</text:p>
          </table:table-cell>
          <table:table-cell table:style-name="ce4" table:formula="of:=IF(MAX([.AH$1];[.$A40])*3+MIN([.AH$1];[.$A40])&gt;=65;1;0)" office:value-type="float" office:value="1" calcext:value-type="float">
            <text:p>1</text:p>
          </table:table-cell>
          <table:table-cell table:style-name="ce4" table:formula="of:=IF(MAX([.AI$1];[.$A40])*3+MIN([.AI$1];[.$A40])&gt;=65;1;0)" office:value-type="float" office:value="1" calcext:value-type="float">
            <text:p>1</text:p>
          </table:table-cell>
          <table:table-cell table:style-name="ce4" table:formula="of:=IF(MAX([.AJ$1];[.$A40])*3+MIN([.AJ$1];[.$A40])&gt;=65;1;0)" office:value-type="float" office:value="1" calcext:value-type="float">
            <text:p>1</text:p>
          </table:table-cell>
          <table:table-cell table:style-name="ce4" table:formula="of:=IF(MAX([.AK$1];[.$A40])*3+MIN([.AK$1];[.$A40])&gt;=65;1;0)" office:value-type="float" office:value="1" calcext:value-type="float">
            <text:p>1</text:p>
          </table:table-cell>
          <table:table-cell table:style-name="ce4" table:formula="of:=IF(MAX([.AL$1];[.$A40])*3+MIN([.AL$1];[.$A40])&gt;=65;1;0)" office:value-type="float" office:value="1" calcext:value-type="float">
            <text:p>1</text:p>
          </table:table-cell>
          <table:table-cell table:style-name="ce4" table:formula="of:=IF(MAX([.AM$1];[.$A40])*3+MIN([.AM$1];[.$A40])&gt;=65;1;0)" office:value-type="float" office:value="1" calcext:value-type="float">
            <text:p>1</text:p>
          </table:table-cell>
          <table:table-cell table:style-name="ce4" table:formula="of:=IF(MAX([.AN$1];[.$A40])*3+MIN([.AN$1];[.$A40])&gt;=65;1;0)" office:value-type="float" office:value="1" calcext:value-type="float">
            <text:p>1</text:p>
          </table:table-cell>
          <table:table-cell table:style-name="ce4" table:formula="of:=IF(MAX([.AO$1];[.$A40])*3+MIN([.AO$1];[.$A40])&gt;=65;1;0)" office:value-type="float" office:value="1" calcext:value-type="float">
            <text:p>1</text:p>
          </table:table-cell>
          <table:table-cell table:style-name="ce4" table:formula="of:=IF(MAX([.AP$1];[.$A40])*3+MIN([.AP$1];[.$A40])&gt;=65;1;0)" office:value-type="float" office:value="1" calcext:value-type="float">
            <text:p>1</text:p>
          </table:table-cell>
          <table:table-cell table:style-name="ce4" table:formula="of:=IF(MAX([.AQ$1];[.$A40])*3+MIN([.AQ$1];[.$A40])&gt;=65;1;0)" office:value-type="float" office:value="1" calcext:value-type="float">
            <text:p>1</text:p>
          </table:table-cell>
          <table:table-cell table:style-name="ce4" table:formula="of:=IF(MAX([.AR$1];[.$A40])*3+MIN([.AR$1];[.$A40])&gt;=65;1;0)" office:value-type="float" office:value="1" calcext:value-type="float">
            <text:p>1</text:p>
          </table:table-cell>
          <table:table-cell table:style-name="ce4" table:formula="of:=IF(MAX([.AS$1];[.$A40])*3+MIN([.AS$1];[.$A40])&gt;=65;1;0)" office:value-type="float" office:value="1" calcext:value-type="float">
            <text:p>1</text:p>
          </table:table-cell>
          <table:table-cell table:style-name="ce4" table:formula="of:=IF(MAX([.AT$1];[.$A40])*3+MIN([.AT$1];[.$A40])&gt;=65;1;0)" office:value-type="float" office:value="1" calcext:value-type="float">
            <text:p>1</text:p>
          </table:table-cell>
          <table:table-cell table:style-name="ce4" table:formula="of:=IF(MAX([.AU$1];[.$A40])*3+MIN([.AU$1];[.$A40])&gt;=65;1;0)" office:value-type="float" office:value="1" calcext:value-type="float">
            <text:p>1</text:p>
          </table:table-cell>
          <table:table-cell table:style-name="ce4" table:formula="of:=IF(MAX([.AV$1];[.$A40])*3+MIN([.AV$1];[.$A40])&gt;=65;1;0)" office:value-type="float" office:value="1" calcext:value-type="float">
            <text:p>1</text:p>
          </table:table-cell>
          <table:table-cell table:style-name="ce4" table:formula="of:=IF(MAX([.AW$1];[.$A40])*3+MIN([.AW$1];[.$A40])&gt;=65;1;0)" office:value-type="float" office:value="1" calcext:value-type="float">
            <text:p>1</text:p>
          </table:table-cell>
          <table:table-cell table:style-name="ce4" table:formula="of:=IF(MAX([.AX$1];[.$A40])*3+MIN([.AX$1];[.$A40])&gt;=65;1;0)" office:value-type="float" office:value="1" calcext:value-type="float">
            <text:p>1</text:p>
          </table:table-cell>
          <table:table-cell table:style-name="ce4" table:formula="of:=IF(MAX([.AY$1];[.$A40])*3+MIN([.AY$1];[.$A40])&gt;=65;1;0)" office:value-type="float" office:value="1" calcext:value-type="float">
            <text:p>1</text:p>
          </table:table-cell>
          <table:table-cell table:style-name="ce4" table:formula="of:=IF(MAX([.AZ$1];[.$A40])*3+MIN([.AZ$1];[.$A40])&gt;=65;1;0)" office:value-type="float" office:value="1" calcext:value-type="float">
            <text:p>1</text:p>
          </table:table-cell>
          <table:table-cell table:style-name="ce4" table:formula="of:=IF(MAX([.BA$1];[.$A40])*3+MIN([.BA$1];[.$A40])&gt;=65;1;0)" office:value-type="float" office:value="1" calcext:value-type="float">
            <text:p>1</text:p>
          </table:table-cell>
          <table:table-cell table:style-name="ce4" table:formula="of:=IF(MAX([.BB$1];[.$A40])*3+MIN([.BB$1];[.$A40])&gt;=65;1;0)" office:value-type="float" office:value="1" calcext:value-type="float">
            <text:p>1</text:p>
          </table:table-cell>
          <table:table-cell table:style-name="ce4" table:formula="of:=IF(MAX([.BC$1];[.$A40])*3+MIN([.BC$1];[.$A40])&gt;=65;1;0)" office:value-type="float" office:value="1" calcext:value-type="float">
            <text:p>1</text:p>
          </table:table-cell>
          <table:table-cell table:style-name="ce4" table:formula="of:=IF(MAX([.BD$1];[.$A40])*3+MIN([.BD$1];[.$A40])&gt;=65;1;0)" office:value-type="float" office:value="1" calcext:value-type="float">
            <text:p>1</text:p>
          </table:table-cell>
          <table:table-cell table:style-name="ce4" table:formula="of:=IF(MAX([.BE$1];[.$A40])*3+MIN([.BE$1];[.$A40])&gt;=65;1;0)" office:value-type="float" office:value="1" calcext:value-type="float">
            <text:p>1</text:p>
          </table:table-cell>
          <table:table-cell table:style-name="ce4" table:formula="of:=IF(MAX([.BF$1];[.$A40])*3+MIN([.BF$1];[.$A40])&gt;=65;1;0)" office:value-type="float" office:value="1" calcext:value-type="float">
            <text:p>1</text:p>
          </table:table-cell>
          <table:table-cell table:style-name="ce4" table:formula="of:=IF(MAX([.BG$1];[.$A40])*3+MIN([.BG$1];[.$A40])&gt;=65;1;0)" office:value-type="float" office:value="1" calcext:value-type="float">
            <text:p>1</text:p>
          </table:table-cell>
          <table:table-cell table:style-name="ce4" table:formula="of:=IF(MAX([.BH$1];[.$A40])*3+MIN([.BH$1];[.$A40])&gt;=65;1;0)" office:value-type="float" office:value="1" calcext:value-type="float">
            <text:p>1</text:p>
          </table:table-cell>
          <table:table-cell table:style-name="ce4" table:formula="of:=IF(MAX([.BI$1];[.$A40])*3+MIN([.BI$1];[.$A40])&gt;=65;1;0)" office:value-type="float" office:value="1" calcext:value-type="float">
            <text:p>1</text:p>
          </table:table-cell>
          <table:table-cell table:style-name="ce4" table:formula="of:=IF(MAX([.BJ$1];[.$A40])*3+MIN([.BJ$1];[.$A40])&gt;=65;1;0)" office:value-type="float" office:value="1" calcext:value-type="float">
            <text:p>1</text:p>
          </table:table-cell>
          <table:table-cell table:style-name="ce4" table:formula="of:=IF(MAX([.BK$1];[.$A40])*3+MIN([.BK$1];[.$A40])&gt;=65;1;0)" office:value-type="float" office:value="1" calcext:value-type="float">
            <text:p>1</text:p>
          </table:table-cell>
          <table:table-cell table:style-name="ce4" table:formula="of:=IF(MAX([.BL$1];[.$A40])*3+MIN([.BL$1];[.$A40])&gt;=65;1;0)" office:value-type="float" office:value="1" calcext:value-type="float">
            <text:p>1</text:p>
          </table:table-cell>
          <table:table-cell table:style-name="ce4" table:formula="of:=IF(MAX([.BM$1];[.$A40])*3+MIN([.BM$1];[.$A40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table:formula="of:=IF([$д.B41]=0;IF(AND(INDEX([$д.$B$2:.$BM$64];[.$A41]*3;[.B$1])&gt;0;INDEX([$д.$B$2:.$BM$64];[.$A41];[.B$1]*3)&gt;0;INDEX([$д.$B$2:.$BM$64];[.$A41];[.B$1]+1)&gt;0;INDEX([$д.$B$2:.$BM$64];[.$A41]+1;[.B$1])&gt;0);-2;0);[$д.B41])" office:value-type="float" office:value="1" calcext:value-type="float">
            <text:p>1</text:p>
          </table:table-cell>
          <table:table-cell table:style-name="ce1" table:formula="of:=IF([$д.C41]=0;IF(AND(INDEX([$д.$B$2:.$BM$64];[.$A41]*3;[.C$1])&gt;0;INDEX([$д.$B$2:.$BM$64];[.$A41];[.C$1]*3)&gt;0;INDEX([$д.$B$2:.$BM$64];[.$A41];[.C$1]+1)&gt;0;INDEX([$д.$B$2:.$BM$64];[.$A41]+1;[.C$1])&gt;0);-2;0);[$д.C41])" office:value-type="float" office:value="1" calcext:value-type="float">
            <text:p>1</text:p>
          </table:table-cell>
          <table:table-cell table:style-name="ce1" table:formula="of:=IF([$д.D41]=0;IF(AND(INDEX([$д.$B$2:.$BM$64];[.$A41]*3;[.D$1])&gt;0;INDEX([$д.$B$2:.$BM$64];[.$A41];[.D$1]*3)&gt;0;INDEX([$д.$B$2:.$BM$64];[.$A41];[.D$1]+1)&gt;0;INDEX([$д.$B$2:.$BM$64];[.$A41]+1;[.D$1])&gt;0);-2;0);[$д.D41])" office:value-type="float" office:value="1" calcext:value-type="float">
            <text:p>1</text:p>
          </table:table-cell>
          <table:table-cell table:style-name="ce1" table:formula="of:=IF([$д.E41]=0;IF(AND(INDEX([$д.$B$2:.$BM$64];[.$A41]*3;[.E$1])&gt;0;INDEX([$д.$B$2:.$BM$64];[.$A41];[.E$1]*3)&gt;0;INDEX([$д.$B$2:.$BM$64];[.$A41];[.E$1]+1)&gt;0;INDEX([$д.$B$2:.$BM$64];[.$A41]+1;[.E$1])&gt;0);-2;0);[$д.E41])" office:value-type="float" office:value="1" calcext:value-type="float">
            <text:p>1</text:p>
          </table:table-cell>
          <table:table-cell table:style-name="ce1" table:formula="of:=IF([$д.F41]=0;IF(AND(INDEX([$д.$B$2:.$BM$64];[.$A41]*3;[.F$1])&gt;0;INDEX([$д.$B$2:.$BM$64];[.$A41];[.F$1]*3)&gt;0;INDEX([$д.$B$2:.$BM$64];[.$A41];[.F$1]+1)&gt;0;INDEX([$д.$B$2:.$BM$64];[.$A41]+1;[.F$1])&gt;0);-2;0);[$д.F41])" office:value-type="float" office:value="1" calcext:value-type="float">
            <text:p>1</text:p>
          </table:table-cell>
          <table:table-cell table:style-name="ce1" table:formula="of:=IF([$д.G41]=0;IF(AND(INDEX([$д.$B$2:.$BM$64];[.$A41]*3;[.G$1])&gt;0;INDEX([$д.$B$2:.$BM$64];[.$A41];[.G$1]*3)&gt;0;INDEX([$д.$B$2:.$BM$64];[.$A41];[.G$1]+1)&gt;0;INDEX([$д.$B$2:.$BM$64];[.$A41]+1;[.G$1])&gt;0);-2;0);[$д.G41])" office:value-type="float" office:value="1" calcext:value-type="float">
            <text:p>1</text:p>
          </table:table-cell>
          <table:table-cell table:style-name="ce1" table:formula="of:=IF([$д.H41]=0;IF(AND(INDEX([$д.$B$2:.$BM$64];[.$A41]*3;[.H$1])&gt;0;INDEX([$д.$B$2:.$BM$64];[.$A41];[.H$1]*3)&gt;0;INDEX([$д.$B$2:.$BM$64];[.$A41];[.H$1]+1)&gt;0;INDEX([$д.$B$2:.$BM$64];[.$A41]+1;[.H$1])&gt;0);-2;0);[$д.H41])" office:value-type="float" office:value="1" calcext:value-type="float">
            <text:p>1</text:p>
          </table:table-cell>
          <table:table-cell table:style-name="ce1" table:formula="of:=IF([$д.I41]=0;IF(AND(INDEX([$д.$B$2:.$BM$64];[.$A41]*3;[.I$1])&gt;0;INDEX([$д.$B$2:.$BM$64];[.$A41];[.I$1]*3)&gt;0;INDEX([$д.$B$2:.$BM$64];[.$A41];[.I$1]+1)&gt;0;INDEX([$д.$B$2:.$BM$64];[.$A41]+1;[.I$1])&gt;0);-2;0);[$д.I41])" office:value-type="float" office:value="1" calcext:value-type="float">
            <text:p>1</text:p>
          </table:table-cell>
          <table:table-cell table:style-name="ce1" table:formula="of:=IF([$д.J41]=0;IF(AND(INDEX([$д.$B$2:.$BM$64];[.$A41]*3;[.J$1])&gt;0;INDEX([$д.$B$2:.$BM$64];[.$A41];[.J$1]*3)&gt;0;INDEX([$д.$B$2:.$BM$64];[.$A41];[.J$1]+1)&gt;0;INDEX([$д.$B$2:.$BM$64];[.$A41]+1;[.J$1])&gt;0);-2;0);[$д.J41])" office:value-type="float" office:value="1" calcext:value-type="float">
            <text:p>1</text:p>
          </table:table-cell>
          <table:table-cell table:style-name="ce1" table:formula="of:=IF([$д.K41]=0;IF(AND(INDEX([$д.$B$2:.$BM$64];[.$A41]*3;[.K$1])&gt;0;INDEX([$д.$B$2:.$BM$64];[.$A41];[.K$1]*3)&gt;0;INDEX([$д.$B$2:.$BM$64];[.$A41];[.K$1]+1)&gt;0;INDEX([$д.$B$2:.$BM$64];[.$A41]+1;[.K$1])&gt;0);-2;0);[$д.K41])" office:value-type="float" office:value="1" calcext:value-type="float">
            <text:p>1</text:p>
          </table:table-cell>
          <table:table-cell table:style-name="ce1" table:formula="of:=IF([$д.L41]=0;IF(AND(INDEX([$д.$B$2:.$BM$64];[.$A41]*3;[.L$1])&gt;0;INDEX([$д.$B$2:.$BM$64];[.$A41];[.L$1]*3)&gt;0;INDEX([$д.$B$2:.$BM$64];[.$A41];[.L$1]+1)&gt;0;INDEX([$д.$B$2:.$BM$64];[.$A41]+1;[.L$1])&gt;0);-2;0);[$д.L41])" office:value-type="float" office:value="1" calcext:value-type="float">
            <text:p>1</text:p>
          </table:table-cell>
          <table:table-cell table:style-name="ce1" table:formula="of:=IF([$д.M41]=0;IF(AND(INDEX([$д.$B$2:.$BM$64];[.$A41]*3;[.M$1])&gt;0;INDEX([$д.$B$2:.$BM$64];[.$A41];[.M$1]*3)&gt;0;INDEX([$д.$B$2:.$BM$64];[.$A41];[.M$1]+1)&gt;0;INDEX([$д.$B$2:.$BM$64];[.$A41]+1;[.M$1])&gt;0);-2;0);[$д.M41])" office:value-type="float" office:value="1" calcext:value-type="float">
            <text:p>1</text:p>
          </table:table-cell>
          <table:table-cell table:style-name="ce1" table:formula="of:=IF([$д.N41]=0;IF(AND(INDEX([$д.$B$2:.$BM$64];[.$A41]*3;[.N$1])&gt;0;INDEX([$д.$B$2:.$BM$64];[.$A41];[.N$1]*3)&gt;0;INDEX([$д.$B$2:.$BM$64];[.$A41];[.N$1]+1)&gt;0;INDEX([$д.$B$2:.$BM$64];[.$A41]+1;[.N$1])&gt;0);-2;0);[$д.N41])" office:value-type="float" office:value="1" calcext:value-type="float">
            <text:p>1</text:p>
          </table:table-cell>
          <table:table-cell table:style-name="ce1" table:formula="of:=IF([$д.O41]=0;IF(AND(INDEX([$д.$B$2:.$BM$64];[.$A41]*3;[.O$1])&gt;0;INDEX([$д.$B$2:.$BM$64];[.$A41];[.O$1]*3)&gt;0;INDEX([$д.$B$2:.$BM$64];[.$A41];[.O$1]+1)&gt;0;INDEX([$д.$B$2:.$BM$64];[.$A41]+1;[.O$1])&gt;0);-2;0);[$д.O41])" office:value-type="float" office:value="1" calcext:value-type="float">
            <text:p>1</text:p>
          </table:table-cell>
          <table:table-cell table:style-name="ce1" table:formula="of:=IF([$д.P41]=0;IF(AND(INDEX([$д.$B$2:.$BM$64];[.$A41]*3;[.P$1])&gt;0;INDEX([$д.$B$2:.$BM$64];[.$A41];[.P$1]*3)&gt;0;INDEX([$д.$B$2:.$BM$64];[.$A41];[.P$1]+1)&gt;0;INDEX([$д.$B$2:.$BM$64];[.$A41]+1;[.P$1])&gt;0);-2;0);[$д.P41])" office:value-type="float" office:value="1" calcext:value-type="float">
            <text:p>1</text:p>
          </table:table-cell>
          <table:table-cell table:style-name="ce1" table:formula="of:=IF([$д.Q41]=0;IF(AND(INDEX([$д.$B$2:.$BM$64];[.$A41]*3;[.Q$1])&gt;0;INDEX([$д.$B$2:.$BM$64];[.$A41];[.Q$1]*3)&gt;0;INDEX([$д.$B$2:.$BM$64];[.$A41];[.Q$1]+1)&gt;0;INDEX([$д.$B$2:.$BM$64];[.$A41]+1;[.Q$1])&gt;0);-2;0);[$д.Q41])" office:value-type="float" office:value="1" calcext:value-type="float">
            <text:p>1</text:p>
          </table:table-cell>
          <table:table-cell table:style-name="ce1" table:formula="of:=IF([$д.R41]=0;IF(AND(INDEX([$д.$B$2:.$BM$64];[.$A41]*3;[.R$1])&gt;0;INDEX([$д.$B$2:.$BM$64];[.$A41];[.R$1]*3)&gt;0;INDEX([$д.$B$2:.$BM$64];[.$A41];[.R$1]+1)&gt;0;INDEX([$д.$B$2:.$BM$64];[.$A41]+1;[.R$1])&gt;0);-2;0);[$д.R41])" office:value-type="float" office:value="1" calcext:value-type="float">
            <text:p>1</text:p>
          </table:table-cell>
          <table:table-cell table:style-name="ce1" table:formula="of:=IF([$д.S41]=0;IF(AND(INDEX([$д.$B$2:.$BM$64];[.$A41]*3;[.S$1])&gt;0;INDEX([$д.$B$2:.$BM$64];[.$A41];[.S$1]*3)&gt;0;INDEX([$д.$B$2:.$BM$64];[.$A41];[.S$1]+1)&gt;0;INDEX([$д.$B$2:.$BM$64];[.$A41]+1;[.S$1])&gt;0);-2;0);[$д.S41])" office:value-type="float" office:value="1" calcext:value-type="float">
            <text:p>1</text:p>
          </table:table-cell>
          <table:table-cell table:style-name="ce1" table:formula="of:=IF([$д.T41]=0;IF(AND(INDEX([$д.$B$2:.$BM$64];[.$A41]*3;[.T$1])&gt;0;INDEX([$д.$B$2:.$BM$64];[.$A41];[.T$1]*3)&gt;0;INDEX([$д.$B$2:.$BM$64];[.$A41];[.T$1]+1)&gt;0;INDEX([$д.$B$2:.$BM$64];[.$A41]+1;[.T$1])&gt;0);-2;0);[$д.T41])" office:value-type="float" office:value="1" calcext:value-type="float">
            <text:p>1</text:p>
          </table:table-cell>
          <table:table-cell table:style-name="ce1" table:formula="of:=IF([$д.U41]=0;IF(AND(INDEX([$д.$B$2:.$BM$64];[.$A41]*3;[.U$1])&gt;0;INDEX([$д.$B$2:.$BM$64];[.$A41];[.U$1]*3)&gt;0;INDEX([$д.$B$2:.$BM$64];[.$A41];[.U$1]+1)&gt;0;INDEX([$д.$B$2:.$BM$64];[.$A41]+1;[.U$1])&gt;0);-2;0);[$д.U41])" office:value-type="float" office:value="1" calcext:value-type="float">
            <text:p>1</text:p>
          </table:table-cell>
          <table:table-cell table:style-name="ce2" table:formula="of:=IF([$д.V41]=0;IF(OR(INDEX([$д.$B$2:.$BM$64];[.$A41]*3;[.V$1])&lt;0;INDEX([$д.$B$2:.$BM$64];[.$A41];[.V$1]*3)&lt;0;INDEX([$д.$B$2:.$BM$64];[.$A41];[.V$1]+1)&lt;0;INDEX([$д.$B$2:.$BM$64];[.$A41]+1;[.V$1])&lt;0);2;0);[$д.V41])" office:value-type="float" office:value="1" calcext:value-type="float">
            <text:p>1</text:p>
          </table:table-cell>
          <table:table-cell table:style-name="ce3" table:formula="of:=IF([$д.W41]=0;IF(AND(INDEX([$д.$B$2:.$BM$64];[.$A41]*3;[.W$1])&gt;0;INDEX([$д.$B$2:.$BM$64];[.$A41];[.W$1]*3)&gt;0;INDEX([$д.$B$2:.$BM$64];[.$A41];[.W$1]+1)&gt;0;INDEX([$д.$B$2:.$BM$64];[.$A41]+1;[.W$1])&gt;0);-1;0);[$д.W41])" office:value-type="float" office:value="1" calcext:value-type="float">
            <text:p>1</text:p>
          </table:table-cell>
          <table:table-cell table:style-name="ce4" table:formula="of:=IF([$д.X41]=0;IF(OR(INDEX([$д.$B$2:.$BM$64];[.$A41]*3;[.X$1])&gt;0;INDEX([$д.$B$2:.$BM$64];[.$A41];[.X$1]*3)&gt;0;INDEX([$д.$B$2:.$BM$64];[.$A41];[.X$1]+1)&gt;0;INDEX([$д.$B$2:.$BM$64];[.$A41]+1;[.X$1])&gt;0);-1;0);[$д.X41])" office:value-type="float" office:value="1" calcext:value-type="float">
            <text:p>1</text:p>
          </table:table-cell>
          <table:table-cell table:style-name="ce4" table:formula="of:=IF([$д.Y41]=0;IF(OR(INDEX([$д.$B$2:.$BM$64];[.$A41]*3;[.Y$1])&gt;0;INDEX([$д.$B$2:.$BM$64];[.$A41];[.Y$1]*3)&gt;0;INDEX([$д.$B$2:.$BM$64];[.$A41];[.Y$1]+1)&gt;0;INDEX([$д.$B$2:.$BM$64];[.$A41]+1;[.Y$1])&gt;0);-1;0);[$д.Y41])" office:value-type="float" office:value="1" calcext:value-type="float">
            <text:p>1</text:p>
          </table:table-cell>
          <table:table-cell table:style-name="ce4" table:formula="of:=IF([$д.Z41]=0;IF(OR(INDEX([$д.$B$2:.$BM$64];[.$A41]*3;[.Z$1])&gt;0;INDEX([$д.$B$2:.$BM$64];[.$A41];[.Z$1]*3)&gt;0;INDEX([$д.$B$2:.$BM$64];[.$A41];[.Z$1]+1)&gt;0;INDEX([$д.$B$2:.$BM$64];[.$A41]+1;[.Z$1])&gt;0);-1;0);[$д.Z41])" office:value-type="float" office:value="1" calcext:value-type="float">
            <text:p>1</text:p>
          </table:table-cell>
          <table:table-cell table:style-name="ce4" table:formula="of:=IF([$д.AA41]=0;IF(OR(INDEX([$д.$B$2:.$BM$64];[.$A41]*3;[.AA$1])&gt;0;INDEX([$д.$B$2:.$BM$64];[.$A41];[.AA$1]*3)&gt;0;INDEX([$д.$B$2:.$BM$64];[.$A41];[.AA$1]+1)&gt;0;INDEX([$д.$B$2:.$BM$64];[.$A41]+1;[.AA$1])&gt;0);-1;0);[$д.AA41])" office:value-type="float" office:value="1" calcext:value-type="float">
            <text:p>1</text:p>
          </table:table-cell>
          <table:table-cell table:style-name="ce4" table:formula="of:=IF([$д.AB41]=0;IF(OR(INDEX([$д.$B$2:.$BM$64];[.$A41]*3;[.AB$1])&gt;0;INDEX([$д.$B$2:.$BM$64];[.$A41];[.AB$1]*3)&gt;0;INDEX([$д.$B$2:.$BM$64];[.$A41];[.AB$1]+1)&gt;0;INDEX([$д.$B$2:.$BM$64];[.$A41]+1;[.AB$1])&gt;0);-1;0);[$д.AB41])" office:value-type="float" office:value="1" calcext:value-type="float">
            <text:p>1</text:p>
          </table:table-cell>
          <table:table-cell table:style-name="ce4" table:formula="of:=IF([$д.AC41]=0;IF(OR(INDEX([$д.$B$2:.$BM$64];[.$A41]*3;[.AC$1])&gt;0;INDEX([$д.$B$2:.$BM$64];[.$A41];[.AC$1]*3)&gt;0;INDEX([$д.$B$2:.$BM$64];[.$A41];[.AC$1]+1)&gt;0;INDEX([$д.$B$2:.$BM$64];[.$A41]+1;[.AC$1])&gt;0);-1;0);[$д.AC41])" office:value-type="float" office:value="1" calcext:value-type="float">
            <text:p>1</text:p>
          </table:table-cell>
          <table:table-cell table:style-name="ce4" table:formula="of:=IF(MAX([.AD$1];[.$A41])*3+MIN([.AD$1];[.$A41])&gt;=65;1;0)" office:value-type="float" office:value="1" calcext:value-type="float">
            <text:p>1</text:p>
          </table:table-cell>
          <table:table-cell table:style-name="ce4" table:formula="of:=IF(MAX([.AE$1];[.$A41])*3+MIN([.AE$1];[.$A41])&gt;=65;1;0)" office:value-type="float" office:value="1" calcext:value-type="float">
            <text:p>1</text:p>
          </table:table-cell>
          <table:table-cell table:style-name="ce4" table:formula="of:=IF(MAX([.AF$1];[.$A41])*3+MIN([.AF$1];[.$A41])&gt;=65;1;0)" office:value-type="float" office:value="1" calcext:value-type="float">
            <text:p>1</text:p>
          </table:table-cell>
          <table:table-cell table:style-name="ce4" table:formula="of:=IF(MAX([.AG$1];[.$A41])*3+MIN([.AG$1];[.$A41])&gt;=65;1;0)" office:value-type="float" office:value="1" calcext:value-type="float">
            <text:p>1</text:p>
          </table:table-cell>
          <table:table-cell table:style-name="ce4" table:formula="of:=IF(MAX([.AH$1];[.$A41])*3+MIN([.AH$1];[.$A41])&gt;=65;1;0)" office:value-type="float" office:value="1" calcext:value-type="float">
            <text:p>1</text:p>
          </table:table-cell>
          <table:table-cell table:style-name="ce4" table:formula="of:=IF(MAX([.AI$1];[.$A41])*3+MIN([.AI$1];[.$A41])&gt;=65;1;0)" office:value-type="float" office:value="1" calcext:value-type="float">
            <text:p>1</text:p>
          </table:table-cell>
          <table:table-cell table:style-name="ce4" table:formula="of:=IF(MAX([.AJ$1];[.$A41])*3+MIN([.AJ$1];[.$A41])&gt;=65;1;0)" office:value-type="float" office:value="1" calcext:value-type="float">
            <text:p>1</text:p>
          </table:table-cell>
          <table:table-cell table:style-name="ce4" table:formula="of:=IF(MAX([.AK$1];[.$A41])*3+MIN([.AK$1];[.$A41])&gt;=65;1;0)" office:value-type="float" office:value="1" calcext:value-type="float">
            <text:p>1</text:p>
          </table:table-cell>
          <table:table-cell table:style-name="ce4" table:formula="of:=IF(MAX([.AL$1];[.$A41])*3+MIN([.AL$1];[.$A41])&gt;=65;1;0)" office:value-type="float" office:value="1" calcext:value-type="float">
            <text:p>1</text:p>
          </table:table-cell>
          <table:table-cell table:style-name="ce4" table:formula="of:=IF(MAX([.AM$1];[.$A41])*3+MIN([.AM$1];[.$A41])&gt;=65;1;0)" office:value-type="float" office:value="1" calcext:value-type="float">
            <text:p>1</text:p>
          </table:table-cell>
          <table:table-cell table:style-name="ce4" table:formula="of:=IF(MAX([.AN$1];[.$A41])*3+MIN([.AN$1];[.$A41])&gt;=65;1;0)" office:value-type="float" office:value="1" calcext:value-type="float">
            <text:p>1</text:p>
          </table:table-cell>
          <table:table-cell table:style-name="ce4" table:formula="of:=IF(MAX([.AO$1];[.$A41])*3+MIN([.AO$1];[.$A41])&gt;=65;1;0)" office:value-type="float" office:value="1" calcext:value-type="float">
            <text:p>1</text:p>
          </table:table-cell>
          <table:table-cell table:style-name="ce4" table:formula="of:=IF(MAX([.AP$1];[.$A41])*3+MIN([.AP$1];[.$A41])&gt;=65;1;0)" office:value-type="float" office:value="1" calcext:value-type="float">
            <text:p>1</text:p>
          </table:table-cell>
          <table:table-cell table:style-name="ce4" table:formula="of:=IF(MAX([.AQ$1];[.$A41])*3+MIN([.AQ$1];[.$A41])&gt;=65;1;0)" office:value-type="float" office:value="1" calcext:value-type="float">
            <text:p>1</text:p>
          </table:table-cell>
          <table:table-cell table:style-name="ce4" table:formula="of:=IF(MAX([.AR$1];[.$A41])*3+MIN([.AR$1];[.$A41])&gt;=65;1;0)" office:value-type="float" office:value="1" calcext:value-type="float">
            <text:p>1</text:p>
          </table:table-cell>
          <table:table-cell table:style-name="ce4" table:formula="of:=IF(MAX([.AS$1];[.$A41])*3+MIN([.AS$1];[.$A41])&gt;=65;1;0)" office:value-type="float" office:value="1" calcext:value-type="float">
            <text:p>1</text:p>
          </table:table-cell>
          <table:table-cell table:style-name="ce4" table:formula="of:=IF(MAX([.AT$1];[.$A41])*3+MIN([.AT$1];[.$A41])&gt;=65;1;0)" office:value-type="float" office:value="1" calcext:value-type="float">
            <text:p>1</text:p>
          </table:table-cell>
          <table:table-cell table:style-name="ce4" table:formula="of:=IF(MAX([.AU$1];[.$A41])*3+MIN([.AU$1];[.$A41])&gt;=65;1;0)" office:value-type="float" office:value="1" calcext:value-type="float">
            <text:p>1</text:p>
          </table:table-cell>
          <table:table-cell table:style-name="ce4" table:formula="of:=IF(MAX([.AV$1];[.$A41])*3+MIN([.AV$1];[.$A41])&gt;=65;1;0)" office:value-type="float" office:value="1" calcext:value-type="float">
            <text:p>1</text:p>
          </table:table-cell>
          <table:table-cell table:style-name="ce4" table:formula="of:=IF(MAX([.AW$1];[.$A41])*3+MIN([.AW$1];[.$A41])&gt;=65;1;0)" office:value-type="float" office:value="1" calcext:value-type="float">
            <text:p>1</text:p>
          </table:table-cell>
          <table:table-cell table:style-name="ce4" table:formula="of:=IF(MAX([.AX$1];[.$A41])*3+MIN([.AX$1];[.$A41])&gt;=65;1;0)" office:value-type="float" office:value="1" calcext:value-type="float">
            <text:p>1</text:p>
          </table:table-cell>
          <table:table-cell table:style-name="ce4" table:formula="of:=IF(MAX([.AY$1];[.$A41])*3+MIN([.AY$1];[.$A41])&gt;=65;1;0)" office:value-type="float" office:value="1" calcext:value-type="float">
            <text:p>1</text:p>
          </table:table-cell>
          <table:table-cell table:style-name="ce4" table:formula="of:=IF(MAX([.AZ$1];[.$A41])*3+MIN([.AZ$1];[.$A41])&gt;=65;1;0)" office:value-type="float" office:value="1" calcext:value-type="float">
            <text:p>1</text:p>
          </table:table-cell>
          <table:table-cell table:style-name="ce4" table:formula="of:=IF(MAX([.BA$1];[.$A41])*3+MIN([.BA$1];[.$A41])&gt;=65;1;0)" office:value-type="float" office:value="1" calcext:value-type="float">
            <text:p>1</text:p>
          </table:table-cell>
          <table:table-cell table:style-name="ce4" table:formula="of:=IF(MAX([.BB$1];[.$A41])*3+MIN([.BB$1];[.$A41])&gt;=65;1;0)" office:value-type="float" office:value="1" calcext:value-type="float">
            <text:p>1</text:p>
          </table:table-cell>
          <table:table-cell table:style-name="ce4" table:formula="of:=IF(MAX([.BC$1];[.$A41])*3+MIN([.BC$1];[.$A41])&gt;=65;1;0)" office:value-type="float" office:value="1" calcext:value-type="float">
            <text:p>1</text:p>
          </table:table-cell>
          <table:table-cell table:style-name="ce4" table:formula="of:=IF(MAX([.BD$1];[.$A41])*3+MIN([.BD$1];[.$A41])&gt;=65;1;0)" office:value-type="float" office:value="1" calcext:value-type="float">
            <text:p>1</text:p>
          </table:table-cell>
          <table:table-cell table:style-name="ce4" table:formula="of:=IF(MAX([.BE$1];[.$A41])*3+MIN([.BE$1];[.$A41])&gt;=65;1;0)" office:value-type="float" office:value="1" calcext:value-type="float">
            <text:p>1</text:p>
          </table:table-cell>
          <table:table-cell table:style-name="ce4" table:formula="of:=IF(MAX([.BF$1];[.$A41])*3+MIN([.BF$1];[.$A41])&gt;=65;1;0)" office:value-type="float" office:value="1" calcext:value-type="float">
            <text:p>1</text:p>
          </table:table-cell>
          <table:table-cell table:style-name="ce4" table:formula="of:=IF(MAX([.BG$1];[.$A41])*3+MIN([.BG$1];[.$A41])&gt;=65;1;0)" office:value-type="float" office:value="1" calcext:value-type="float">
            <text:p>1</text:p>
          </table:table-cell>
          <table:table-cell table:style-name="ce4" table:formula="of:=IF(MAX([.BH$1];[.$A41])*3+MIN([.BH$1];[.$A41])&gt;=65;1;0)" office:value-type="float" office:value="1" calcext:value-type="float">
            <text:p>1</text:p>
          </table:table-cell>
          <table:table-cell table:style-name="ce4" table:formula="of:=IF(MAX([.BI$1];[.$A41])*3+MIN([.BI$1];[.$A41])&gt;=65;1;0)" office:value-type="float" office:value="1" calcext:value-type="float">
            <text:p>1</text:p>
          </table:table-cell>
          <table:table-cell table:style-name="ce4" table:formula="of:=IF(MAX([.BJ$1];[.$A41])*3+MIN([.BJ$1];[.$A41])&gt;=65;1;0)" office:value-type="float" office:value="1" calcext:value-type="float">
            <text:p>1</text:p>
          </table:table-cell>
          <table:table-cell table:style-name="ce4" table:formula="of:=IF(MAX([.BK$1];[.$A41])*3+MIN([.BK$1];[.$A41])&gt;=65;1;0)" office:value-type="float" office:value="1" calcext:value-type="float">
            <text:p>1</text:p>
          </table:table-cell>
          <table:table-cell table:style-name="ce4" table:formula="of:=IF(MAX([.BL$1];[.$A41])*3+MIN([.BL$1];[.$A41])&gt;=65;1;0)" office:value-type="float" office:value="1" calcext:value-type="float">
            <text:p>1</text:p>
          </table:table-cell>
          <table:table-cell table:style-name="ce4" table:formula="of:=IF(MAX([.BM$1];[.$A41])*3+MIN([.BM$1];[.$A41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table:formula="of:=IF([$д.B42]=0;IF(AND(INDEX([$д.$B$2:.$BM$64];[.$A42]*3;[.B$1])&gt;0;INDEX([$д.$B$2:.$BM$64];[.$A42];[.B$1]*3)&gt;0;INDEX([$д.$B$2:.$BM$64];[.$A42];[.B$1]+1)&gt;0;INDEX([$д.$B$2:.$BM$64];[.$A42]+1;[.B$1])&gt;0);-2;0);[$д.B42])" office:value-type="float" office:value="1" calcext:value-type="float">
            <text:p>1</text:p>
          </table:table-cell>
          <table:table-cell table:style-name="ce1" table:formula="of:=IF([$д.C42]=0;IF(AND(INDEX([$д.$B$2:.$BM$64];[.$A42]*3;[.C$1])&gt;0;INDEX([$д.$B$2:.$BM$64];[.$A42];[.C$1]*3)&gt;0;INDEX([$д.$B$2:.$BM$64];[.$A42];[.C$1]+1)&gt;0;INDEX([$д.$B$2:.$BM$64];[.$A42]+1;[.C$1])&gt;0);-2;0);[$д.C42])" office:value-type="float" office:value="1" calcext:value-type="float">
            <text:p>1</text:p>
          </table:table-cell>
          <table:table-cell table:style-name="ce1" table:formula="of:=IF([$д.D42]=0;IF(AND(INDEX([$д.$B$2:.$BM$64];[.$A42]*3;[.D$1])&gt;0;INDEX([$д.$B$2:.$BM$64];[.$A42];[.D$1]*3)&gt;0;INDEX([$д.$B$2:.$BM$64];[.$A42];[.D$1]+1)&gt;0;INDEX([$д.$B$2:.$BM$64];[.$A42]+1;[.D$1])&gt;0);-2;0);[$д.D42])" office:value-type="float" office:value="1" calcext:value-type="float">
            <text:p>1</text:p>
          </table:table-cell>
          <table:table-cell table:style-name="ce1" table:formula="of:=IF([$д.E42]=0;IF(AND(INDEX([$д.$B$2:.$BM$64];[.$A42]*3;[.E$1])&gt;0;INDEX([$д.$B$2:.$BM$64];[.$A42];[.E$1]*3)&gt;0;INDEX([$д.$B$2:.$BM$64];[.$A42];[.E$1]+1)&gt;0;INDEX([$д.$B$2:.$BM$64];[.$A42]+1;[.E$1])&gt;0);-2;0);[$д.E42])" office:value-type="float" office:value="1" calcext:value-type="float">
            <text:p>1</text:p>
          </table:table-cell>
          <table:table-cell table:style-name="ce1" table:formula="of:=IF([$д.F42]=0;IF(AND(INDEX([$д.$B$2:.$BM$64];[.$A42]*3;[.F$1])&gt;0;INDEX([$д.$B$2:.$BM$64];[.$A42];[.F$1]*3)&gt;0;INDEX([$д.$B$2:.$BM$64];[.$A42];[.F$1]+1)&gt;0;INDEX([$д.$B$2:.$BM$64];[.$A42]+1;[.F$1])&gt;0);-2;0);[$д.F42])" office:value-type="float" office:value="1" calcext:value-type="float">
            <text:p>1</text:p>
          </table:table-cell>
          <table:table-cell table:style-name="ce1" table:formula="of:=IF([$д.G42]=0;IF(AND(INDEX([$д.$B$2:.$BM$64];[.$A42]*3;[.G$1])&gt;0;INDEX([$д.$B$2:.$BM$64];[.$A42];[.G$1]*3)&gt;0;INDEX([$д.$B$2:.$BM$64];[.$A42];[.G$1]+1)&gt;0;INDEX([$д.$B$2:.$BM$64];[.$A42]+1;[.G$1])&gt;0);-2;0);[$д.G42])" office:value-type="float" office:value="1" calcext:value-type="float">
            <text:p>1</text:p>
          </table:table-cell>
          <table:table-cell table:style-name="ce1" table:formula="of:=IF([$д.H42]=0;IF(AND(INDEX([$д.$B$2:.$BM$64];[.$A42]*3;[.H$1])&gt;0;INDEX([$д.$B$2:.$BM$64];[.$A42];[.H$1]*3)&gt;0;INDEX([$д.$B$2:.$BM$64];[.$A42];[.H$1]+1)&gt;0;INDEX([$д.$B$2:.$BM$64];[.$A42]+1;[.H$1])&gt;0);-2;0);[$д.H42])" office:value-type="float" office:value="1" calcext:value-type="float">
            <text:p>1</text:p>
          </table:table-cell>
          <table:table-cell table:style-name="ce1" table:formula="of:=IF([$д.I42]=0;IF(AND(INDEX([$д.$B$2:.$BM$64];[.$A42]*3;[.I$1])&gt;0;INDEX([$д.$B$2:.$BM$64];[.$A42];[.I$1]*3)&gt;0;INDEX([$д.$B$2:.$BM$64];[.$A42];[.I$1]+1)&gt;0;INDEX([$д.$B$2:.$BM$64];[.$A42]+1;[.I$1])&gt;0);-2;0);[$д.I42])" office:value-type="float" office:value="1" calcext:value-type="float">
            <text:p>1</text:p>
          </table:table-cell>
          <table:table-cell table:style-name="ce1" table:formula="of:=IF([$д.J42]=0;IF(AND(INDEX([$д.$B$2:.$BM$64];[.$A42]*3;[.J$1])&gt;0;INDEX([$д.$B$2:.$BM$64];[.$A42];[.J$1]*3)&gt;0;INDEX([$д.$B$2:.$BM$64];[.$A42];[.J$1]+1)&gt;0;INDEX([$д.$B$2:.$BM$64];[.$A42]+1;[.J$1])&gt;0);-2;0);[$д.J42])" office:value-type="float" office:value="1" calcext:value-type="float">
            <text:p>1</text:p>
          </table:table-cell>
          <table:table-cell table:style-name="ce1" table:formula="of:=IF([$д.K42]=0;IF(AND(INDEX([$д.$B$2:.$BM$64];[.$A42]*3;[.K$1])&gt;0;INDEX([$д.$B$2:.$BM$64];[.$A42];[.K$1]*3)&gt;0;INDEX([$д.$B$2:.$BM$64];[.$A42];[.K$1]+1)&gt;0;INDEX([$д.$B$2:.$BM$64];[.$A42]+1;[.K$1])&gt;0);-2;0);[$д.K42])" office:value-type="float" office:value="1" calcext:value-type="float">
            <text:p>1</text:p>
          </table:table-cell>
          <table:table-cell table:style-name="ce1" table:formula="of:=IF([$д.L42]=0;IF(AND(INDEX([$д.$B$2:.$BM$64];[.$A42]*3;[.L$1])&gt;0;INDEX([$д.$B$2:.$BM$64];[.$A42];[.L$1]*3)&gt;0;INDEX([$д.$B$2:.$BM$64];[.$A42];[.L$1]+1)&gt;0;INDEX([$д.$B$2:.$BM$64];[.$A42]+1;[.L$1])&gt;0);-2;0);[$д.L42])" office:value-type="float" office:value="1" calcext:value-type="float">
            <text:p>1</text:p>
          </table:table-cell>
          <table:table-cell table:style-name="ce1" table:formula="of:=IF([$д.M42]=0;IF(AND(INDEX([$д.$B$2:.$BM$64];[.$A42]*3;[.M$1])&gt;0;INDEX([$д.$B$2:.$BM$64];[.$A42];[.M$1]*3)&gt;0;INDEX([$д.$B$2:.$BM$64];[.$A42];[.M$1]+1)&gt;0;INDEX([$д.$B$2:.$BM$64];[.$A42]+1;[.M$1])&gt;0);-2;0);[$д.M42])" office:value-type="float" office:value="1" calcext:value-type="float">
            <text:p>1</text:p>
          </table:table-cell>
          <table:table-cell table:style-name="ce1" table:formula="of:=IF([$д.N42]=0;IF(AND(INDEX([$д.$B$2:.$BM$64];[.$A42]*3;[.N$1])&gt;0;INDEX([$д.$B$2:.$BM$64];[.$A42];[.N$1]*3)&gt;0;INDEX([$д.$B$2:.$BM$64];[.$A42];[.N$1]+1)&gt;0;INDEX([$д.$B$2:.$BM$64];[.$A42]+1;[.N$1])&gt;0);-2;0);[$д.N42])" office:value-type="float" office:value="1" calcext:value-type="float">
            <text:p>1</text:p>
          </table:table-cell>
          <table:table-cell table:style-name="ce1" table:formula="of:=IF([$д.O42]=0;IF(AND(INDEX([$д.$B$2:.$BM$64];[.$A42]*3;[.O$1])&gt;0;INDEX([$д.$B$2:.$BM$64];[.$A42];[.O$1]*3)&gt;0;INDEX([$д.$B$2:.$BM$64];[.$A42];[.O$1]+1)&gt;0;INDEX([$д.$B$2:.$BM$64];[.$A42]+1;[.O$1])&gt;0);-2;0);[$д.O42])" office:value-type="float" office:value="1" calcext:value-type="float">
            <text:p>1</text:p>
          </table:table-cell>
          <table:table-cell table:style-name="ce1" table:formula="of:=IF([$д.P42]=0;IF(AND(INDEX([$д.$B$2:.$BM$64];[.$A42]*3;[.P$1])&gt;0;INDEX([$д.$B$2:.$BM$64];[.$A42];[.P$1]*3)&gt;0;INDEX([$д.$B$2:.$BM$64];[.$A42];[.P$1]+1)&gt;0;INDEX([$д.$B$2:.$BM$64];[.$A42]+1;[.P$1])&gt;0);-2;0);[$д.P42])" office:value-type="float" office:value="1" calcext:value-type="float">
            <text:p>1</text:p>
          </table:table-cell>
          <table:table-cell table:style-name="ce1" table:formula="of:=IF([$д.Q42]=0;IF(AND(INDEX([$д.$B$2:.$BM$64];[.$A42]*3;[.Q$1])&gt;0;INDEX([$д.$B$2:.$BM$64];[.$A42];[.Q$1]*3)&gt;0;INDEX([$д.$B$2:.$BM$64];[.$A42];[.Q$1]+1)&gt;0;INDEX([$д.$B$2:.$BM$64];[.$A42]+1;[.Q$1])&gt;0);-2;0);[$д.Q42])" office:value-type="float" office:value="1" calcext:value-type="float">
            <text:p>1</text:p>
          </table:table-cell>
          <table:table-cell table:style-name="ce1" table:formula="of:=IF([$д.R42]=0;IF(AND(INDEX([$д.$B$2:.$BM$64];[.$A42]*3;[.R$1])&gt;0;INDEX([$д.$B$2:.$BM$64];[.$A42];[.R$1]*3)&gt;0;INDEX([$д.$B$2:.$BM$64];[.$A42];[.R$1]+1)&gt;0;INDEX([$д.$B$2:.$BM$64];[.$A42]+1;[.R$1])&gt;0);-2;0);[$д.R42])" office:value-type="float" office:value="1" calcext:value-type="float">
            <text:p>1</text:p>
          </table:table-cell>
          <table:table-cell table:style-name="ce1" table:formula="of:=IF([$д.S42]=0;IF(AND(INDEX([$д.$B$2:.$BM$64];[.$A42]*3;[.S$1])&gt;0;INDEX([$д.$B$2:.$BM$64];[.$A42];[.S$1]*3)&gt;0;INDEX([$д.$B$2:.$BM$64];[.$A42];[.S$1]+1)&gt;0;INDEX([$д.$B$2:.$BM$64];[.$A42]+1;[.S$1])&gt;0);-2;0);[$д.S42])" office:value-type="float" office:value="1" calcext:value-type="float">
            <text:p>1</text:p>
          </table:table-cell>
          <table:table-cell table:style-name="ce1" table:formula="of:=IF([$д.T42]=0;IF(AND(INDEX([$д.$B$2:.$BM$64];[.$A42]*3;[.T$1])&gt;0;INDEX([$д.$B$2:.$BM$64];[.$A42];[.T$1]*3)&gt;0;INDEX([$д.$B$2:.$BM$64];[.$A42];[.T$1]+1)&gt;0;INDEX([$д.$B$2:.$BM$64];[.$A42]+1;[.T$1])&gt;0);-2;0);[$д.T42])" office:value-type="float" office:value="1" calcext:value-type="float">
            <text:p>1</text:p>
          </table:table-cell>
          <table:table-cell table:style-name="ce1" table:formula="of:=IF([$д.U42]=0;IF(AND(INDEX([$д.$B$2:.$BM$64];[.$A42]*3;[.U$1])&gt;0;INDEX([$д.$B$2:.$BM$64];[.$A42];[.U$1]*3)&gt;0;INDEX([$д.$B$2:.$BM$64];[.$A42];[.U$1]+1)&gt;0;INDEX([$д.$B$2:.$BM$64];[.$A42]+1;[.U$1])&gt;0);-2;0);[$д.U42])" office:value-type="float" office:value="1" calcext:value-type="float">
            <text:p>1</text:p>
          </table:table-cell>
          <table:table-cell table:style-name="ce2" table:formula="of:=IF([$д.V42]=0;IF(OR(INDEX([$д.$B$2:.$BM$64];[.$A42]*3;[.V$1])&lt;0;INDEX([$д.$B$2:.$BM$64];[.$A42];[.V$1]*3)&lt;0;INDEX([$д.$B$2:.$BM$64];[.$A42];[.V$1]+1)&lt;0;INDEX([$д.$B$2:.$BM$64];[.$A42]+1;[.V$1])&lt;0);2;0);[$д.V42])" office:value-type="float" office:value="1" calcext:value-type="float">
            <text:p>1</text:p>
          </table:table-cell>
          <table:table-cell table:style-name="ce3" table:formula="of:=IF([$д.W42]=0;IF(AND(INDEX([$д.$B$2:.$BM$64];[.$A42]*3;[.W$1])&gt;0;INDEX([$д.$B$2:.$BM$64];[.$A42];[.W$1]*3)&gt;0;INDEX([$д.$B$2:.$BM$64];[.$A42];[.W$1]+1)&gt;0;INDEX([$д.$B$2:.$BM$64];[.$A42]+1;[.W$1])&gt;0);-1;0);[$д.W42])" office:value-type="float" office:value="1" calcext:value-type="float">
            <text:p>1</text:p>
          </table:table-cell>
          <table:table-cell table:style-name="ce4" table:formula="of:=IF([$д.X42]=0;IF(OR(INDEX([$д.$B$2:.$BM$64];[.$A42]*3;[.X$1])&gt;0;INDEX([$д.$B$2:.$BM$64];[.$A42];[.X$1]*3)&gt;0;INDEX([$д.$B$2:.$BM$64];[.$A42];[.X$1]+1)&gt;0;INDEX([$д.$B$2:.$BM$64];[.$A42]+1;[.X$1])&gt;0);-1;0);[$д.X42])" office:value-type="float" office:value="1" calcext:value-type="float">
            <text:p>1</text:p>
          </table:table-cell>
          <table:table-cell table:style-name="ce4" table:formula="of:=IF([$д.Y42]=0;IF(OR(INDEX([$д.$B$2:.$BM$64];[.$A42]*3;[.Y$1])&gt;0;INDEX([$д.$B$2:.$BM$64];[.$A42];[.Y$1]*3)&gt;0;INDEX([$д.$B$2:.$BM$64];[.$A42];[.Y$1]+1)&gt;0;INDEX([$д.$B$2:.$BM$64];[.$A42]+1;[.Y$1])&gt;0);-1;0);[$д.Y42])" office:value-type="float" office:value="1" calcext:value-type="float">
            <text:p>1</text:p>
          </table:table-cell>
          <table:table-cell table:style-name="ce4" table:formula="of:=IF([$д.Z42]=0;IF(OR(INDEX([$д.$B$2:.$BM$64];[.$A42]*3;[.Z$1])&gt;0;INDEX([$д.$B$2:.$BM$64];[.$A42];[.Z$1]*3)&gt;0;INDEX([$д.$B$2:.$BM$64];[.$A42];[.Z$1]+1)&gt;0;INDEX([$д.$B$2:.$BM$64];[.$A42]+1;[.Z$1])&gt;0);-1;0);[$д.Z42])" office:value-type="float" office:value="1" calcext:value-type="float">
            <text:p>1</text:p>
          </table:table-cell>
          <table:table-cell table:style-name="ce4" table:formula="of:=IF([$д.AA42]=0;IF(OR(INDEX([$д.$B$2:.$BM$64];[.$A42]*3;[.AA$1])&gt;0;INDEX([$д.$B$2:.$BM$64];[.$A42];[.AA$1]*3)&gt;0;INDEX([$д.$B$2:.$BM$64];[.$A42];[.AA$1]+1)&gt;0;INDEX([$д.$B$2:.$BM$64];[.$A42]+1;[.AA$1])&gt;0);-1;0);[$д.AA42])" office:value-type="float" office:value="1" calcext:value-type="float">
            <text:p>1</text:p>
          </table:table-cell>
          <table:table-cell table:style-name="ce4" table:formula="of:=IF([$д.AB42]=0;IF(OR(INDEX([$д.$B$2:.$BM$64];[.$A42]*3;[.AB$1])&gt;0;INDEX([$д.$B$2:.$BM$64];[.$A42];[.AB$1]*3)&gt;0;INDEX([$д.$B$2:.$BM$64];[.$A42];[.AB$1]+1)&gt;0;INDEX([$д.$B$2:.$BM$64];[.$A42]+1;[.AB$1])&gt;0);-1;0);[$д.AB42])" office:value-type="float" office:value="1" calcext:value-type="float">
            <text:p>1</text:p>
          </table:table-cell>
          <table:table-cell table:style-name="ce4" table:formula="of:=IF([$д.AC42]=0;IF(OR(INDEX([$д.$B$2:.$BM$64];[.$A42]*3;[.AC$1])&gt;0;INDEX([$д.$B$2:.$BM$64];[.$A42];[.AC$1]*3)&gt;0;INDEX([$д.$B$2:.$BM$64];[.$A42];[.AC$1]+1)&gt;0;INDEX([$д.$B$2:.$BM$64];[.$A42]+1;[.AC$1])&gt;0);-1;0);[$д.AC42])" office:value-type="float" office:value="1" calcext:value-type="float">
            <text:p>1</text:p>
          </table:table-cell>
          <table:table-cell table:style-name="ce4" table:formula="of:=IF(MAX([.AD$1];[.$A42])*3+MIN([.AD$1];[.$A42])&gt;=65;1;0)" office:value-type="float" office:value="1" calcext:value-type="float">
            <text:p>1</text:p>
          </table:table-cell>
          <table:table-cell table:style-name="ce4" table:formula="of:=IF(MAX([.AE$1];[.$A42])*3+MIN([.AE$1];[.$A42])&gt;=65;1;0)" office:value-type="float" office:value="1" calcext:value-type="float">
            <text:p>1</text:p>
          </table:table-cell>
          <table:table-cell table:style-name="ce4" table:formula="of:=IF(MAX([.AF$1];[.$A42])*3+MIN([.AF$1];[.$A42])&gt;=65;1;0)" office:value-type="float" office:value="1" calcext:value-type="float">
            <text:p>1</text:p>
          </table:table-cell>
          <table:table-cell table:style-name="ce4" table:formula="of:=IF(MAX([.AG$1];[.$A42])*3+MIN([.AG$1];[.$A42])&gt;=65;1;0)" office:value-type="float" office:value="1" calcext:value-type="float">
            <text:p>1</text:p>
          </table:table-cell>
          <table:table-cell table:style-name="ce4" table:formula="of:=IF(MAX([.AH$1];[.$A42])*3+MIN([.AH$1];[.$A42])&gt;=65;1;0)" office:value-type="float" office:value="1" calcext:value-type="float">
            <text:p>1</text:p>
          </table:table-cell>
          <table:table-cell table:style-name="ce4" table:formula="of:=IF(MAX([.AI$1];[.$A42])*3+MIN([.AI$1];[.$A42])&gt;=65;1;0)" office:value-type="float" office:value="1" calcext:value-type="float">
            <text:p>1</text:p>
          </table:table-cell>
          <table:table-cell table:style-name="ce4" table:formula="of:=IF(MAX([.AJ$1];[.$A42])*3+MIN([.AJ$1];[.$A42])&gt;=65;1;0)" office:value-type="float" office:value="1" calcext:value-type="float">
            <text:p>1</text:p>
          </table:table-cell>
          <table:table-cell table:style-name="ce4" table:formula="of:=IF(MAX([.AK$1];[.$A42])*3+MIN([.AK$1];[.$A42])&gt;=65;1;0)" office:value-type="float" office:value="1" calcext:value-type="float">
            <text:p>1</text:p>
          </table:table-cell>
          <table:table-cell table:style-name="ce4" table:formula="of:=IF(MAX([.AL$1];[.$A42])*3+MIN([.AL$1];[.$A42])&gt;=65;1;0)" office:value-type="float" office:value="1" calcext:value-type="float">
            <text:p>1</text:p>
          </table:table-cell>
          <table:table-cell table:style-name="ce4" table:formula="of:=IF(MAX([.AM$1];[.$A42])*3+MIN([.AM$1];[.$A42])&gt;=65;1;0)" office:value-type="float" office:value="1" calcext:value-type="float">
            <text:p>1</text:p>
          </table:table-cell>
          <table:table-cell table:style-name="ce4" table:formula="of:=IF(MAX([.AN$1];[.$A42])*3+MIN([.AN$1];[.$A42])&gt;=65;1;0)" office:value-type="float" office:value="1" calcext:value-type="float">
            <text:p>1</text:p>
          </table:table-cell>
          <table:table-cell table:style-name="ce4" table:formula="of:=IF(MAX([.AO$1];[.$A42])*3+MIN([.AO$1];[.$A42])&gt;=65;1;0)" office:value-type="float" office:value="1" calcext:value-type="float">
            <text:p>1</text:p>
          </table:table-cell>
          <table:table-cell table:style-name="ce4" table:formula="of:=IF(MAX([.AP$1];[.$A42])*3+MIN([.AP$1];[.$A42])&gt;=65;1;0)" office:value-type="float" office:value="1" calcext:value-type="float">
            <text:p>1</text:p>
          </table:table-cell>
          <table:table-cell table:style-name="ce4" table:formula="of:=IF(MAX([.AQ$1];[.$A42])*3+MIN([.AQ$1];[.$A42])&gt;=65;1;0)" office:value-type="float" office:value="1" calcext:value-type="float">
            <text:p>1</text:p>
          </table:table-cell>
          <table:table-cell table:style-name="ce4" table:formula="of:=IF(MAX([.AR$1];[.$A42])*3+MIN([.AR$1];[.$A42])&gt;=65;1;0)" office:value-type="float" office:value="1" calcext:value-type="float">
            <text:p>1</text:p>
          </table:table-cell>
          <table:table-cell table:style-name="ce4" table:formula="of:=IF(MAX([.AS$1];[.$A42])*3+MIN([.AS$1];[.$A42])&gt;=65;1;0)" office:value-type="float" office:value="1" calcext:value-type="float">
            <text:p>1</text:p>
          </table:table-cell>
          <table:table-cell table:style-name="ce4" table:formula="of:=IF(MAX([.AT$1];[.$A42])*3+MIN([.AT$1];[.$A42])&gt;=65;1;0)" office:value-type="float" office:value="1" calcext:value-type="float">
            <text:p>1</text:p>
          </table:table-cell>
          <table:table-cell table:style-name="ce4" table:formula="of:=IF(MAX([.AU$1];[.$A42])*3+MIN([.AU$1];[.$A42])&gt;=65;1;0)" office:value-type="float" office:value="1" calcext:value-type="float">
            <text:p>1</text:p>
          </table:table-cell>
          <table:table-cell table:style-name="ce4" table:formula="of:=IF(MAX([.AV$1];[.$A42])*3+MIN([.AV$1];[.$A42])&gt;=65;1;0)" office:value-type="float" office:value="1" calcext:value-type="float">
            <text:p>1</text:p>
          </table:table-cell>
          <table:table-cell table:style-name="ce4" table:formula="of:=IF(MAX([.AW$1];[.$A42])*3+MIN([.AW$1];[.$A42])&gt;=65;1;0)" office:value-type="float" office:value="1" calcext:value-type="float">
            <text:p>1</text:p>
          </table:table-cell>
          <table:table-cell table:style-name="ce4" table:formula="of:=IF(MAX([.AX$1];[.$A42])*3+MIN([.AX$1];[.$A42])&gt;=65;1;0)" office:value-type="float" office:value="1" calcext:value-type="float">
            <text:p>1</text:p>
          </table:table-cell>
          <table:table-cell table:style-name="ce4" table:formula="of:=IF(MAX([.AY$1];[.$A42])*3+MIN([.AY$1];[.$A42])&gt;=65;1;0)" office:value-type="float" office:value="1" calcext:value-type="float">
            <text:p>1</text:p>
          </table:table-cell>
          <table:table-cell table:style-name="ce4" table:formula="of:=IF(MAX([.AZ$1];[.$A42])*3+MIN([.AZ$1];[.$A42])&gt;=65;1;0)" office:value-type="float" office:value="1" calcext:value-type="float">
            <text:p>1</text:p>
          </table:table-cell>
          <table:table-cell table:style-name="ce4" table:formula="of:=IF(MAX([.BA$1];[.$A42])*3+MIN([.BA$1];[.$A42])&gt;=65;1;0)" office:value-type="float" office:value="1" calcext:value-type="float">
            <text:p>1</text:p>
          </table:table-cell>
          <table:table-cell table:style-name="ce4" table:formula="of:=IF(MAX([.BB$1];[.$A42])*3+MIN([.BB$1];[.$A42])&gt;=65;1;0)" office:value-type="float" office:value="1" calcext:value-type="float">
            <text:p>1</text:p>
          </table:table-cell>
          <table:table-cell table:style-name="ce4" table:formula="of:=IF(MAX([.BC$1];[.$A42])*3+MIN([.BC$1];[.$A42])&gt;=65;1;0)" office:value-type="float" office:value="1" calcext:value-type="float">
            <text:p>1</text:p>
          </table:table-cell>
          <table:table-cell table:style-name="ce4" table:formula="of:=IF(MAX([.BD$1];[.$A42])*3+MIN([.BD$1];[.$A42])&gt;=65;1;0)" office:value-type="float" office:value="1" calcext:value-type="float">
            <text:p>1</text:p>
          </table:table-cell>
          <table:table-cell table:style-name="ce4" table:formula="of:=IF(MAX([.BE$1];[.$A42])*3+MIN([.BE$1];[.$A42])&gt;=65;1;0)" office:value-type="float" office:value="1" calcext:value-type="float">
            <text:p>1</text:p>
          </table:table-cell>
          <table:table-cell table:style-name="ce4" table:formula="of:=IF(MAX([.BF$1];[.$A42])*3+MIN([.BF$1];[.$A42])&gt;=65;1;0)" office:value-type="float" office:value="1" calcext:value-type="float">
            <text:p>1</text:p>
          </table:table-cell>
          <table:table-cell table:style-name="ce4" table:formula="of:=IF(MAX([.BG$1];[.$A42])*3+MIN([.BG$1];[.$A42])&gt;=65;1;0)" office:value-type="float" office:value="1" calcext:value-type="float">
            <text:p>1</text:p>
          </table:table-cell>
          <table:table-cell table:style-name="ce4" table:formula="of:=IF(MAX([.BH$1];[.$A42])*3+MIN([.BH$1];[.$A42])&gt;=65;1;0)" office:value-type="float" office:value="1" calcext:value-type="float">
            <text:p>1</text:p>
          </table:table-cell>
          <table:table-cell table:style-name="ce4" table:formula="of:=IF(MAX([.BI$1];[.$A42])*3+MIN([.BI$1];[.$A42])&gt;=65;1;0)" office:value-type="float" office:value="1" calcext:value-type="float">
            <text:p>1</text:p>
          </table:table-cell>
          <table:table-cell table:style-name="ce4" table:formula="of:=IF(MAX([.BJ$1];[.$A42])*3+MIN([.BJ$1];[.$A42])&gt;=65;1;0)" office:value-type="float" office:value="1" calcext:value-type="float">
            <text:p>1</text:p>
          </table:table-cell>
          <table:table-cell table:style-name="ce4" table:formula="of:=IF(MAX([.BK$1];[.$A42])*3+MIN([.BK$1];[.$A42])&gt;=65;1;0)" office:value-type="float" office:value="1" calcext:value-type="float">
            <text:p>1</text:p>
          </table:table-cell>
          <table:table-cell table:style-name="ce4" table:formula="of:=IF(MAX([.BL$1];[.$A42])*3+MIN([.BL$1];[.$A42])&gt;=65;1;0)" office:value-type="float" office:value="1" calcext:value-type="float">
            <text:p>1</text:p>
          </table:table-cell>
          <table:table-cell table:style-name="ce4" table:formula="of:=IF(MAX([.BM$1];[.$A42])*3+MIN([.BM$1];[.$A42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table:formula="of:=IF([$д.B43]=0;IF(AND(INDEX([$д.$B$2:.$BM$64];[.$A43]*3;[.B$1])&gt;0;INDEX([$д.$B$2:.$BM$64];[.$A43];[.B$1]*3)&gt;0;INDEX([$д.$B$2:.$BM$64];[.$A43];[.B$1]+1)&gt;0;INDEX([$д.$B$2:.$BM$64];[.$A43]+1;[.B$1])&gt;0);-2;0);[$д.B43])" office:value-type="float" office:value="1" calcext:value-type="float">
            <text:p>1</text:p>
          </table:table-cell>
          <table:table-cell table:style-name="ce1" table:formula="of:=IF([$д.C43]=0;IF(AND(INDEX([$д.$B$2:.$BM$64];[.$A43]*3;[.C$1])&gt;0;INDEX([$д.$B$2:.$BM$64];[.$A43];[.C$1]*3)&gt;0;INDEX([$д.$B$2:.$BM$64];[.$A43];[.C$1]+1)&gt;0;INDEX([$д.$B$2:.$BM$64];[.$A43]+1;[.C$1])&gt;0);-2;0);[$д.C43])" office:value-type="float" office:value="1" calcext:value-type="float">
            <text:p>1</text:p>
          </table:table-cell>
          <table:table-cell table:style-name="ce1" table:formula="of:=IF([$д.D43]=0;IF(AND(INDEX([$д.$B$2:.$BM$64];[.$A43]*3;[.D$1])&gt;0;INDEX([$д.$B$2:.$BM$64];[.$A43];[.D$1]*3)&gt;0;INDEX([$д.$B$2:.$BM$64];[.$A43];[.D$1]+1)&gt;0;INDEX([$д.$B$2:.$BM$64];[.$A43]+1;[.D$1])&gt;0);-2;0);[$д.D43])" office:value-type="float" office:value="1" calcext:value-type="float">
            <text:p>1</text:p>
          </table:table-cell>
          <table:table-cell table:style-name="ce1" table:formula="of:=IF([$д.E43]=0;IF(AND(INDEX([$д.$B$2:.$BM$64];[.$A43]*3;[.E$1])&gt;0;INDEX([$д.$B$2:.$BM$64];[.$A43];[.E$1]*3)&gt;0;INDEX([$д.$B$2:.$BM$64];[.$A43];[.E$1]+1)&gt;0;INDEX([$д.$B$2:.$BM$64];[.$A43]+1;[.E$1])&gt;0);-2;0);[$д.E43])" office:value-type="float" office:value="1" calcext:value-type="float">
            <text:p>1</text:p>
          </table:table-cell>
          <table:table-cell table:style-name="ce1" table:formula="of:=IF([$д.F43]=0;IF(AND(INDEX([$д.$B$2:.$BM$64];[.$A43]*3;[.F$1])&gt;0;INDEX([$д.$B$2:.$BM$64];[.$A43];[.F$1]*3)&gt;0;INDEX([$д.$B$2:.$BM$64];[.$A43];[.F$1]+1)&gt;0;INDEX([$д.$B$2:.$BM$64];[.$A43]+1;[.F$1])&gt;0);-2;0);[$д.F43])" office:value-type="float" office:value="1" calcext:value-type="float">
            <text:p>1</text:p>
          </table:table-cell>
          <table:table-cell table:style-name="ce1" table:formula="of:=IF([$д.G43]=0;IF(AND(INDEX([$д.$B$2:.$BM$64];[.$A43]*3;[.G$1])&gt;0;INDEX([$д.$B$2:.$BM$64];[.$A43];[.G$1]*3)&gt;0;INDEX([$д.$B$2:.$BM$64];[.$A43];[.G$1]+1)&gt;0;INDEX([$д.$B$2:.$BM$64];[.$A43]+1;[.G$1])&gt;0);-2;0);[$д.G43])" office:value-type="float" office:value="1" calcext:value-type="float">
            <text:p>1</text:p>
          </table:table-cell>
          <table:table-cell table:style-name="ce1" table:formula="of:=IF([$д.H43]=0;IF(AND(INDEX([$д.$B$2:.$BM$64];[.$A43]*3;[.H$1])&gt;0;INDEX([$д.$B$2:.$BM$64];[.$A43];[.H$1]*3)&gt;0;INDEX([$д.$B$2:.$BM$64];[.$A43];[.H$1]+1)&gt;0;INDEX([$д.$B$2:.$BM$64];[.$A43]+1;[.H$1])&gt;0);-2;0);[$д.H43])" office:value-type="float" office:value="1" calcext:value-type="float">
            <text:p>1</text:p>
          </table:table-cell>
          <table:table-cell table:style-name="ce1" table:formula="of:=IF([$д.I43]=0;IF(AND(INDEX([$д.$B$2:.$BM$64];[.$A43]*3;[.I$1])&gt;0;INDEX([$д.$B$2:.$BM$64];[.$A43];[.I$1]*3)&gt;0;INDEX([$д.$B$2:.$BM$64];[.$A43];[.I$1]+1)&gt;0;INDEX([$д.$B$2:.$BM$64];[.$A43]+1;[.I$1])&gt;0);-2;0);[$д.I43])" office:value-type="float" office:value="1" calcext:value-type="float">
            <text:p>1</text:p>
          </table:table-cell>
          <table:table-cell table:style-name="ce1" table:formula="of:=IF([$д.J43]=0;IF(AND(INDEX([$д.$B$2:.$BM$64];[.$A43]*3;[.J$1])&gt;0;INDEX([$д.$B$2:.$BM$64];[.$A43];[.J$1]*3)&gt;0;INDEX([$д.$B$2:.$BM$64];[.$A43];[.J$1]+1)&gt;0;INDEX([$д.$B$2:.$BM$64];[.$A43]+1;[.J$1])&gt;0);-2;0);[$д.J43])" office:value-type="float" office:value="1" calcext:value-type="float">
            <text:p>1</text:p>
          </table:table-cell>
          <table:table-cell table:style-name="ce1" table:formula="of:=IF([$д.K43]=0;IF(AND(INDEX([$д.$B$2:.$BM$64];[.$A43]*3;[.K$1])&gt;0;INDEX([$д.$B$2:.$BM$64];[.$A43];[.K$1]*3)&gt;0;INDEX([$д.$B$2:.$BM$64];[.$A43];[.K$1]+1)&gt;0;INDEX([$д.$B$2:.$BM$64];[.$A43]+1;[.K$1])&gt;0);-2;0);[$д.K43])" office:value-type="float" office:value="1" calcext:value-type="float">
            <text:p>1</text:p>
          </table:table-cell>
          <table:table-cell table:style-name="ce1" table:formula="of:=IF([$д.L43]=0;IF(AND(INDEX([$д.$B$2:.$BM$64];[.$A43]*3;[.L$1])&gt;0;INDEX([$д.$B$2:.$BM$64];[.$A43];[.L$1]*3)&gt;0;INDEX([$д.$B$2:.$BM$64];[.$A43];[.L$1]+1)&gt;0;INDEX([$д.$B$2:.$BM$64];[.$A43]+1;[.L$1])&gt;0);-2;0);[$д.L43])" office:value-type="float" office:value="1" calcext:value-type="float">
            <text:p>1</text:p>
          </table:table-cell>
          <table:table-cell table:style-name="ce1" table:formula="of:=IF([$д.M43]=0;IF(AND(INDEX([$д.$B$2:.$BM$64];[.$A43]*3;[.M$1])&gt;0;INDEX([$д.$B$2:.$BM$64];[.$A43];[.M$1]*3)&gt;0;INDEX([$д.$B$2:.$BM$64];[.$A43];[.M$1]+1)&gt;0;INDEX([$д.$B$2:.$BM$64];[.$A43]+1;[.M$1])&gt;0);-2;0);[$д.M43])" office:value-type="float" office:value="1" calcext:value-type="float">
            <text:p>1</text:p>
          </table:table-cell>
          <table:table-cell table:style-name="ce1" table:formula="of:=IF([$д.N43]=0;IF(AND(INDEX([$д.$B$2:.$BM$64];[.$A43]*3;[.N$1])&gt;0;INDEX([$д.$B$2:.$BM$64];[.$A43];[.N$1]*3)&gt;0;INDEX([$д.$B$2:.$BM$64];[.$A43];[.N$1]+1)&gt;0;INDEX([$д.$B$2:.$BM$64];[.$A43]+1;[.N$1])&gt;0);-2;0);[$д.N43])" office:value-type="float" office:value="1" calcext:value-type="float">
            <text:p>1</text:p>
          </table:table-cell>
          <table:table-cell table:style-name="ce1" table:formula="of:=IF([$д.O43]=0;IF(AND(INDEX([$д.$B$2:.$BM$64];[.$A43]*3;[.O$1])&gt;0;INDEX([$д.$B$2:.$BM$64];[.$A43];[.O$1]*3)&gt;0;INDEX([$д.$B$2:.$BM$64];[.$A43];[.O$1]+1)&gt;0;INDEX([$д.$B$2:.$BM$64];[.$A43]+1;[.O$1])&gt;0);-2;0);[$д.O43])" office:value-type="float" office:value="1" calcext:value-type="float">
            <text:p>1</text:p>
          </table:table-cell>
          <table:table-cell table:style-name="ce1" table:formula="of:=IF([$д.P43]=0;IF(AND(INDEX([$д.$B$2:.$BM$64];[.$A43]*3;[.P$1])&gt;0;INDEX([$д.$B$2:.$BM$64];[.$A43];[.P$1]*3)&gt;0;INDEX([$д.$B$2:.$BM$64];[.$A43];[.P$1]+1)&gt;0;INDEX([$д.$B$2:.$BM$64];[.$A43]+1;[.P$1])&gt;0);-2;0);[$д.P43])" office:value-type="float" office:value="1" calcext:value-type="float">
            <text:p>1</text:p>
          </table:table-cell>
          <table:table-cell table:style-name="ce1" table:formula="of:=IF([$д.Q43]=0;IF(AND(INDEX([$д.$B$2:.$BM$64];[.$A43]*3;[.Q$1])&gt;0;INDEX([$д.$B$2:.$BM$64];[.$A43];[.Q$1]*3)&gt;0;INDEX([$д.$B$2:.$BM$64];[.$A43];[.Q$1]+1)&gt;0;INDEX([$д.$B$2:.$BM$64];[.$A43]+1;[.Q$1])&gt;0);-2;0);[$д.Q43])" office:value-type="float" office:value="1" calcext:value-type="float">
            <text:p>1</text:p>
          </table:table-cell>
          <table:table-cell table:style-name="ce1" table:formula="of:=IF([$д.R43]=0;IF(AND(INDEX([$д.$B$2:.$BM$64];[.$A43]*3;[.R$1])&gt;0;INDEX([$д.$B$2:.$BM$64];[.$A43];[.R$1]*3)&gt;0;INDEX([$д.$B$2:.$BM$64];[.$A43];[.R$1]+1)&gt;0;INDEX([$д.$B$2:.$BM$64];[.$A43]+1;[.R$1])&gt;0);-2;0);[$д.R43])" office:value-type="float" office:value="1" calcext:value-type="float">
            <text:p>1</text:p>
          </table:table-cell>
          <table:table-cell table:style-name="ce1" table:formula="of:=IF([$д.S43]=0;IF(AND(INDEX([$д.$B$2:.$BM$64];[.$A43]*3;[.S$1])&gt;0;INDEX([$д.$B$2:.$BM$64];[.$A43];[.S$1]*3)&gt;0;INDEX([$д.$B$2:.$BM$64];[.$A43];[.S$1]+1)&gt;0;INDEX([$д.$B$2:.$BM$64];[.$A43]+1;[.S$1])&gt;0);-2;0);[$д.S43])" office:value-type="float" office:value="1" calcext:value-type="float">
            <text:p>1</text:p>
          </table:table-cell>
          <table:table-cell table:style-name="ce1" table:formula="of:=IF([$д.T43]=0;IF(AND(INDEX([$д.$B$2:.$BM$64];[.$A43]*3;[.T$1])&gt;0;INDEX([$д.$B$2:.$BM$64];[.$A43];[.T$1]*3)&gt;0;INDEX([$д.$B$2:.$BM$64];[.$A43];[.T$1]+1)&gt;0;INDEX([$д.$B$2:.$BM$64];[.$A43]+1;[.T$1])&gt;0);-2;0);[$д.T43])" office:value-type="float" office:value="1" calcext:value-type="float">
            <text:p>1</text:p>
          </table:table-cell>
          <table:table-cell table:style-name="ce1" table:formula="of:=IF([$д.U43]=0;IF(AND(INDEX([$д.$B$2:.$BM$64];[.$A43]*3;[.U$1])&gt;0;INDEX([$д.$B$2:.$BM$64];[.$A43];[.U$1]*3)&gt;0;INDEX([$д.$B$2:.$BM$64];[.$A43];[.U$1]+1)&gt;0;INDEX([$д.$B$2:.$BM$64];[.$A43]+1;[.U$1])&gt;0);-2;0);[$д.U43])" office:value-type="float" office:value="1" calcext:value-type="float">
            <text:p>1</text:p>
          </table:table-cell>
          <table:table-cell table:style-name="ce2" table:formula="of:=IF([$д.V43]=0;IF(OR(INDEX([$д.$B$2:.$BM$64];[.$A43]*3;[.V$1])&lt;0;INDEX([$д.$B$2:.$BM$64];[.$A43];[.V$1]*3)&lt;0;INDEX([$д.$B$2:.$BM$64];[.$A43];[.V$1]+1)&lt;0;INDEX([$д.$B$2:.$BM$64];[.$A43]+1;[.V$1])&lt;0);2;0);[$д.V43])" office:value-type="float" office:value="1" calcext:value-type="float">
            <text:p>1</text:p>
          </table:table-cell>
          <table:table-cell table:style-name="ce3" table:formula="of:=IF([$д.W43]=0;IF(AND(INDEX([$д.$B$2:.$BM$64];[.$A43]*3;[.W$1])&gt;0;INDEX([$д.$B$2:.$BM$64];[.$A43];[.W$1]*3)&gt;0;INDEX([$д.$B$2:.$BM$64];[.$A43];[.W$1]+1)&gt;0;INDEX([$д.$B$2:.$BM$64];[.$A43]+1;[.W$1])&gt;0);-1;0);[$д.W43])" office:value-type="float" office:value="1" calcext:value-type="float">
            <text:p>1</text:p>
          </table:table-cell>
          <table:table-cell table:style-name="ce4" table:formula="of:=IF([$д.X43]=0;IF(OR(INDEX([$д.$B$2:.$BM$64];[.$A43]*3;[.X$1])&gt;0;INDEX([$д.$B$2:.$BM$64];[.$A43];[.X$1]*3)&gt;0;INDEX([$д.$B$2:.$BM$64];[.$A43];[.X$1]+1)&gt;0;INDEX([$д.$B$2:.$BM$64];[.$A43]+1;[.X$1])&gt;0);-1;0);[$д.X43])" office:value-type="float" office:value="1" calcext:value-type="float">
            <text:p>1</text:p>
          </table:table-cell>
          <table:table-cell table:style-name="ce4" table:formula="of:=IF([$д.Y43]=0;IF(OR(INDEX([$д.$B$2:.$BM$64];[.$A43]*3;[.Y$1])&gt;0;INDEX([$д.$B$2:.$BM$64];[.$A43];[.Y$1]*3)&gt;0;INDEX([$д.$B$2:.$BM$64];[.$A43];[.Y$1]+1)&gt;0;INDEX([$д.$B$2:.$BM$64];[.$A43]+1;[.Y$1])&gt;0);-1;0);[$д.Y43])" office:value-type="float" office:value="1" calcext:value-type="float">
            <text:p>1</text:p>
          </table:table-cell>
          <table:table-cell table:style-name="ce4" table:formula="of:=IF([$д.Z43]=0;IF(OR(INDEX([$д.$B$2:.$BM$64];[.$A43]*3;[.Z$1])&gt;0;INDEX([$д.$B$2:.$BM$64];[.$A43];[.Z$1]*3)&gt;0;INDEX([$д.$B$2:.$BM$64];[.$A43];[.Z$1]+1)&gt;0;INDEX([$д.$B$2:.$BM$64];[.$A43]+1;[.Z$1])&gt;0);-1;0);[$д.Z43])" office:value-type="float" office:value="1" calcext:value-type="float">
            <text:p>1</text:p>
          </table:table-cell>
          <table:table-cell table:style-name="ce4" table:formula="of:=IF([$д.AA43]=0;IF(OR(INDEX([$д.$B$2:.$BM$64];[.$A43]*3;[.AA$1])&gt;0;INDEX([$д.$B$2:.$BM$64];[.$A43];[.AA$1]*3)&gt;0;INDEX([$д.$B$2:.$BM$64];[.$A43];[.AA$1]+1)&gt;0;INDEX([$д.$B$2:.$BM$64];[.$A43]+1;[.AA$1])&gt;0);-1;0);[$д.AA43])" office:value-type="float" office:value="1" calcext:value-type="float">
            <text:p>1</text:p>
          </table:table-cell>
          <table:table-cell table:style-name="ce4" table:formula="of:=IF([$д.AB43]=0;IF(OR(INDEX([$д.$B$2:.$BM$64];[.$A43]*3;[.AB$1])&gt;0;INDEX([$д.$B$2:.$BM$64];[.$A43];[.AB$1]*3)&gt;0;INDEX([$д.$B$2:.$BM$64];[.$A43];[.AB$1]+1)&gt;0;INDEX([$д.$B$2:.$BM$64];[.$A43]+1;[.AB$1])&gt;0);-1;0);[$д.AB43])" office:value-type="float" office:value="1" calcext:value-type="float">
            <text:p>1</text:p>
          </table:table-cell>
          <table:table-cell table:style-name="ce4" table:formula="of:=IF([$д.AC43]=0;IF(OR(INDEX([$д.$B$2:.$BM$64];[.$A43]*3;[.AC$1])&gt;0;INDEX([$д.$B$2:.$BM$64];[.$A43];[.AC$1]*3)&gt;0;INDEX([$д.$B$2:.$BM$64];[.$A43];[.AC$1]+1)&gt;0;INDEX([$д.$B$2:.$BM$64];[.$A43]+1;[.AC$1])&gt;0);-1;0);[$д.AC43])" office:value-type="float" office:value="1" calcext:value-type="float">
            <text:p>1</text:p>
          </table:table-cell>
          <table:table-cell table:style-name="ce4" table:formula="of:=IF(MAX([.AD$1];[.$A43])*3+MIN([.AD$1];[.$A43])&gt;=65;1;0)" office:value-type="float" office:value="1" calcext:value-type="float">
            <text:p>1</text:p>
          </table:table-cell>
          <table:table-cell table:style-name="ce4" table:formula="of:=IF(MAX([.AE$1];[.$A43])*3+MIN([.AE$1];[.$A43])&gt;=65;1;0)" office:value-type="float" office:value="1" calcext:value-type="float">
            <text:p>1</text:p>
          </table:table-cell>
          <table:table-cell table:style-name="ce4" table:formula="of:=IF(MAX([.AF$1];[.$A43])*3+MIN([.AF$1];[.$A43])&gt;=65;1;0)" office:value-type="float" office:value="1" calcext:value-type="float">
            <text:p>1</text:p>
          </table:table-cell>
          <table:table-cell table:style-name="ce4" table:formula="of:=IF(MAX([.AG$1];[.$A43])*3+MIN([.AG$1];[.$A43])&gt;=65;1;0)" office:value-type="float" office:value="1" calcext:value-type="float">
            <text:p>1</text:p>
          </table:table-cell>
          <table:table-cell table:style-name="ce4" table:formula="of:=IF(MAX([.AH$1];[.$A43])*3+MIN([.AH$1];[.$A43])&gt;=65;1;0)" office:value-type="float" office:value="1" calcext:value-type="float">
            <text:p>1</text:p>
          </table:table-cell>
          <table:table-cell table:style-name="ce4" table:formula="of:=IF(MAX([.AI$1];[.$A43])*3+MIN([.AI$1];[.$A43])&gt;=65;1;0)" office:value-type="float" office:value="1" calcext:value-type="float">
            <text:p>1</text:p>
          </table:table-cell>
          <table:table-cell table:style-name="ce4" table:formula="of:=IF(MAX([.AJ$1];[.$A43])*3+MIN([.AJ$1];[.$A43])&gt;=65;1;0)" office:value-type="float" office:value="1" calcext:value-type="float">
            <text:p>1</text:p>
          </table:table-cell>
          <table:table-cell table:style-name="ce4" table:formula="of:=IF(MAX([.AK$1];[.$A43])*3+MIN([.AK$1];[.$A43])&gt;=65;1;0)" office:value-type="float" office:value="1" calcext:value-type="float">
            <text:p>1</text:p>
          </table:table-cell>
          <table:table-cell table:style-name="ce4" table:formula="of:=IF(MAX([.AL$1];[.$A43])*3+MIN([.AL$1];[.$A43])&gt;=65;1;0)" office:value-type="float" office:value="1" calcext:value-type="float">
            <text:p>1</text:p>
          </table:table-cell>
          <table:table-cell table:style-name="ce4" table:formula="of:=IF(MAX([.AM$1];[.$A43])*3+MIN([.AM$1];[.$A43])&gt;=65;1;0)" office:value-type="float" office:value="1" calcext:value-type="float">
            <text:p>1</text:p>
          </table:table-cell>
          <table:table-cell table:style-name="ce4" table:formula="of:=IF(MAX([.AN$1];[.$A43])*3+MIN([.AN$1];[.$A43])&gt;=65;1;0)" office:value-type="float" office:value="1" calcext:value-type="float">
            <text:p>1</text:p>
          </table:table-cell>
          <table:table-cell table:style-name="ce4" table:formula="of:=IF(MAX([.AO$1];[.$A43])*3+MIN([.AO$1];[.$A43])&gt;=65;1;0)" office:value-type="float" office:value="1" calcext:value-type="float">
            <text:p>1</text:p>
          </table:table-cell>
          <table:table-cell table:style-name="ce4" table:formula="of:=IF(MAX([.AP$1];[.$A43])*3+MIN([.AP$1];[.$A43])&gt;=65;1;0)" office:value-type="float" office:value="1" calcext:value-type="float">
            <text:p>1</text:p>
          </table:table-cell>
          <table:table-cell table:style-name="ce4" table:formula="of:=IF(MAX([.AQ$1];[.$A43])*3+MIN([.AQ$1];[.$A43])&gt;=65;1;0)" office:value-type="float" office:value="1" calcext:value-type="float">
            <text:p>1</text:p>
          </table:table-cell>
          <table:table-cell table:style-name="ce4" table:formula="of:=IF(MAX([.AR$1];[.$A43])*3+MIN([.AR$1];[.$A43])&gt;=65;1;0)" office:value-type="float" office:value="1" calcext:value-type="float">
            <text:p>1</text:p>
          </table:table-cell>
          <table:table-cell table:style-name="ce4" table:formula="of:=IF(MAX([.AS$1];[.$A43])*3+MIN([.AS$1];[.$A43])&gt;=65;1;0)" office:value-type="float" office:value="1" calcext:value-type="float">
            <text:p>1</text:p>
          </table:table-cell>
          <table:table-cell table:style-name="ce4" table:formula="of:=IF(MAX([.AT$1];[.$A43])*3+MIN([.AT$1];[.$A43])&gt;=65;1;0)" office:value-type="float" office:value="1" calcext:value-type="float">
            <text:p>1</text:p>
          </table:table-cell>
          <table:table-cell table:style-name="ce4" table:formula="of:=IF(MAX([.AU$1];[.$A43])*3+MIN([.AU$1];[.$A43])&gt;=65;1;0)" office:value-type="float" office:value="1" calcext:value-type="float">
            <text:p>1</text:p>
          </table:table-cell>
          <table:table-cell table:style-name="ce4" table:formula="of:=IF(MAX([.AV$1];[.$A43])*3+MIN([.AV$1];[.$A43])&gt;=65;1;0)" office:value-type="float" office:value="1" calcext:value-type="float">
            <text:p>1</text:p>
          </table:table-cell>
          <table:table-cell table:style-name="ce4" table:formula="of:=IF(MAX([.AW$1];[.$A43])*3+MIN([.AW$1];[.$A43])&gt;=65;1;0)" office:value-type="float" office:value="1" calcext:value-type="float">
            <text:p>1</text:p>
          </table:table-cell>
          <table:table-cell table:style-name="ce4" table:formula="of:=IF(MAX([.AX$1];[.$A43])*3+MIN([.AX$1];[.$A43])&gt;=65;1;0)" office:value-type="float" office:value="1" calcext:value-type="float">
            <text:p>1</text:p>
          </table:table-cell>
          <table:table-cell table:style-name="ce4" table:formula="of:=IF(MAX([.AY$1];[.$A43])*3+MIN([.AY$1];[.$A43])&gt;=65;1;0)" office:value-type="float" office:value="1" calcext:value-type="float">
            <text:p>1</text:p>
          </table:table-cell>
          <table:table-cell table:style-name="ce4" table:formula="of:=IF(MAX([.AZ$1];[.$A43])*3+MIN([.AZ$1];[.$A43])&gt;=65;1;0)" office:value-type="float" office:value="1" calcext:value-type="float">
            <text:p>1</text:p>
          </table:table-cell>
          <table:table-cell table:style-name="ce4" table:formula="of:=IF(MAX([.BA$1];[.$A43])*3+MIN([.BA$1];[.$A43])&gt;=65;1;0)" office:value-type="float" office:value="1" calcext:value-type="float">
            <text:p>1</text:p>
          </table:table-cell>
          <table:table-cell table:style-name="ce4" table:formula="of:=IF(MAX([.BB$1];[.$A43])*3+MIN([.BB$1];[.$A43])&gt;=65;1;0)" office:value-type="float" office:value="1" calcext:value-type="float">
            <text:p>1</text:p>
          </table:table-cell>
          <table:table-cell table:style-name="ce4" table:formula="of:=IF(MAX([.BC$1];[.$A43])*3+MIN([.BC$1];[.$A43])&gt;=65;1;0)" office:value-type="float" office:value="1" calcext:value-type="float">
            <text:p>1</text:p>
          </table:table-cell>
          <table:table-cell table:style-name="ce4" table:formula="of:=IF(MAX([.BD$1];[.$A43])*3+MIN([.BD$1];[.$A43])&gt;=65;1;0)" office:value-type="float" office:value="1" calcext:value-type="float">
            <text:p>1</text:p>
          </table:table-cell>
          <table:table-cell table:style-name="ce4" table:formula="of:=IF(MAX([.BE$1];[.$A43])*3+MIN([.BE$1];[.$A43])&gt;=65;1;0)" office:value-type="float" office:value="1" calcext:value-type="float">
            <text:p>1</text:p>
          </table:table-cell>
          <table:table-cell table:style-name="ce4" table:formula="of:=IF(MAX([.BF$1];[.$A43])*3+MIN([.BF$1];[.$A43])&gt;=65;1;0)" office:value-type="float" office:value="1" calcext:value-type="float">
            <text:p>1</text:p>
          </table:table-cell>
          <table:table-cell table:style-name="ce4" table:formula="of:=IF(MAX([.BG$1];[.$A43])*3+MIN([.BG$1];[.$A43])&gt;=65;1;0)" office:value-type="float" office:value="1" calcext:value-type="float">
            <text:p>1</text:p>
          </table:table-cell>
          <table:table-cell table:style-name="ce4" table:formula="of:=IF(MAX([.BH$1];[.$A43])*3+MIN([.BH$1];[.$A43])&gt;=65;1;0)" office:value-type="float" office:value="1" calcext:value-type="float">
            <text:p>1</text:p>
          </table:table-cell>
          <table:table-cell table:style-name="ce4" table:formula="of:=IF(MAX([.BI$1];[.$A43])*3+MIN([.BI$1];[.$A43])&gt;=65;1;0)" office:value-type="float" office:value="1" calcext:value-type="float">
            <text:p>1</text:p>
          </table:table-cell>
          <table:table-cell table:style-name="ce4" table:formula="of:=IF(MAX([.BJ$1];[.$A43])*3+MIN([.BJ$1];[.$A43])&gt;=65;1;0)" office:value-type="float" office:value="1" calcext:value-type="float">
            <text:p>1</text:p>
          </table:table-cell>
          <table:table-cell table:style-name="ce4" table:formula="of:=IF(MAX([.BK$1];[.$A43])*3+MIN([.BK$1];[.$A43])&gt;=65;1;0)" office:value-type="float" office:value="1" calcext:value-type="float">
            <text:p>1</text:p>
          </table:table-cell>
          <table:table-cell table:style-name="ce4" table:formula="of:=IF(MAX([.BL$1];[.$A43])*3+MIN([.BL$1];[.$A43])&gt;=65;1;0)" office:value-type="float" office:value="1" calcext:value-type="float">
            <text:p>1</text:p>
          </table:table-cell>
          <table:table-cell table:style-name="ce4" table:formula="of:=IF(MAX([.BM$1];[.$A43])*3+MIN([.BM$1];[.$A43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table:formula="of:=IF([$д.B44]=0;IF(AND(INDEX([$д.$B$2:.$BM$64];[.$A44]*3;[.B$1])&gt;0;INDEX([$д.$B$2:.$BM$64];[.$A44];[.B$1]*3)&gt;0;INDEX([$д.$B$2:.$BM$64];[.$A44];[.B$1]+1)&gt;0;INDEX([$д.$B$2:.$BM$64];[.$A44]+1;[.B$1])&gt;0);-2;0);[$д.B44])" office:value-type="float" office:value="1" calcext:value-type="float">
            <text:p>1</text:p>
          </table:table-cell>
          <table:table-cell table:style-name="ce1" table:formula="of:=IF([$д.C44]=0;IF(AND(INDEX([$д.$B$2:.$BM$64];[.$A44]*3;[.C$1])&gt;0;INDEX([$д.$B$2:.$BM$64];[.$A44];[.C$1]*3)&gt;0;INDEX([$д.$B$2:.$BM$64];[.$A44];[.C$1]+1)&gt;0;INDEX([$д.$B$2:.$BM$64];[.$A44]+1;[.C$1])&gt;0);-2;0);[$д.C44])" office:value-type="float" office:value="1" calcext:value-type="float">
            <text:p>1</text:p>
          </table:table-cell>
          <table:table-cell table:style-name="ce1" table:formula="of:=IF([$д.D44]=0;IF(AND(INDEX([$д.$B$2:.$BM$64];[.$A44]*3;[.D$1])&gt;0;INDEX([$д.$B$2:.$BM$64];[.$A44];[.D$1]*3)&gt;0;INDEX([$д.$B$2:.$BM$64];[.$A44];[.D$1]+1)&gt;0;INDEX([$д.$B$2:.$BM$64];[.$A44]+1;[.D$1])&gt;0);-2;0);[$д.D44])" office:value-type="float" office:value="1" calcext:value-type="float">
            <text:p>1</text:p>
          </table:table-cell>
          <table:table-cell table:style-name="ce1" table:formula="of:=IF([$д.E44]=0;IF(AND(INDEX([$д.$B$2:.$BM$64];[.$A44]*3;[.E$1])&gt;0;INDEX([$д.$B$2:.$BM$64];[.$A44];[.E$1]*3)&gt;0;INDEX([$д.$B$2:.$BM$64];[.$A44];[.E$1]+1)&gt;0;INDEX([$д.$B$2:.$BM$64];[.$A44]+1;[.E$1])&gt;0);-2;0);[$д.E44])" office:value-type="float" office:value="1" calcext:value-type="float">
            <text:p>1</text:p>
          </table:table-cell>
          <table:table-cell table:style-name="ce1" table:formula="of:=IF([$д.F44]=0;IF(AND(INDEX([$д.$B$2:.$BM$64];[.$A44]*3;[.F$1])&gt;0;INDEX([$д.$B$2:.$BM$64];[.$A44];[.F$1]*3)&gt;0;INDEX([$д.$B$2:.$BM$64];[.$A44];[.F$1]+1)&gt;0;INDEX([$д.$B$2:.$BM$64];[.$A44]+1;[.F$1])&gt;0);-2;0);[$д.F44])" office:value-type="float" office:value="1" calcext:value-type="float">
            <text:p>1</text:p>
          </table:table-cell>
          <table:table-cell table:style-name="ce1" table:formula="of:=IF([$д.G44]=0;IF(AND(INDEX([$д.$B$2:.$BM$64];[.$A44]*3;[.G$1])&gt;0;INDEX([$д.$B$2:.$BM$64];[.$A44];[.G$1]*3)&gt;0;INDEX([$д.$B$2:.$BM$64];[.$A44];[.G$1]+1)&gt;0;INDEX([$д.$B$2:.$BM$64];[.$A44]+1;[.G$1])&gt;0);-2;0);[$д.G44])" office:value-type="float" office:value="1" calcext:value-type="float">
            <text:p>1</text:p>
          </table:table-cell>
          <table:table-cell table:style-name="ce1" table:formula="of:=IF([$д.H44]=0;IF(AND(INDEX([$д.$B$2:.$BM$64];[.$A44]*3;[.H$1])&gt;0;INDEX([$д.$B$2:.$BM$64];[.$A44];[.H$1]*3)&gt;0;INDEX([$д.$B$2:.$BM$64];[.$A44];[.H$1]+1)&gt;0;INDEX([$д.$B$2:.$BM$64];[.$A44]+1;[.H$1])&gt;0);-2;0);[$д.H44])" office:value-type="float" office:value="1" calcext:value-type="float">
            <text:p>1</text:p>
          </table:table-cell>
          <table:table-cell table:style-name="ce1" table:formula="of:=IF([$д.I44]=0;IF(AND(INDEX([$д.$B$2:.$BM$64];[.$A44]*3;[.I$1])&gt;0;INDEX([$д.$B$2:.$BM$64];[.$A44];[.I$1]*3)&gt;0;INDEX([$д.$B$2:.$BM$64];[.$A44];[.I$1]+1)&gt;0;INDEX([$д.$B$2:.$BM$64];[.$A44]+1;[.I$1])&gt;0);-2;0);[$д.I44])" office:value-type="float" office:value="1" calcext:value-type="float">
            <text:p>1</text:p>
          </table:table-cell>
          <table:table-cell table:style-name="ce1" table:formula="of:=IF([$д.J44]=0;IF(AND(INDEX([$д.$B$2:.$BM$64];[.$A44]*3;[.J$1])&gt;0;INDEX([$д.$B$2:.$BM$64];[.$A44];[.J$1]*3)&gt;0;INDEX([$д.$B$2:.$BM$64];[.$A44];[.J$1]+1)&gt;0;INDEX([$д.$B$2:.$BM$64];[.$A44]+1;[.J$1])&gt;0);-2;0);[$д.J44])" office:value-type="float" office:value="1" calcext:value-type="float">
            <text:p>1</text:p>
          </table:table-cell>
          <table:table-cell table:style-name="ce1" table:formula="of:=IF([$д.K44]=0;IF(AND(INDEX([$д.$B$2:.$BM$64];[.$A44]*3;[.K$1])&gt;0;INDEX([$д.$B$2:.$BM$64];[.$A44];[.K$1]*3)&gt;0;INDEX([$д.$B$2:.$BM$64];[.$A44];[.K$1]+1)&gt;0;INDEX([$д.$B$2:.$BM$64];[.$A44]+1;[.K$1])&gt;0);-2;0);[$д.K44])" office:value-type="float" office:value="1" calcext:value-type="float">
            <text:p>1</text:p>
          </table:table-cell>
          <table:table-cell table:style-name="ce1" table:formula="of:=IF([$д.L44]=0;IF(AND(INDEX([$д.$B$2:.$BM$64];[.$A44]*3;[.L$1])&gt;0;INDEX([$д.$B$2:.$BM$64];[.$A44];[.L$1]*3)&gt;0;INDEX([$д.$B$2:.$BM$64];[.$A44];[.L$1]+1)&gt;0;INDEX([$д.$B$2:.$BM$64];[.$A44]+1;[.L$1])&gt;0);-2;0);[$д.L44])" office:value-type="float" office:value="1" calcext:value-type="float">
            <text:p>1</text:p>
          </table:table-cell>
          <table:table-cell table:style-name="ce1" table:formula="of:=IF([$д.M44]=0;IF(AND(INDEX([$д.$B$2:.$BM$64];[.$A44]*3;[.M$1])&gt;0;INDEX([$д.$B$2:.$BM$64];[.$A44];[.M$1]*3)&gt;0;INDEX([$д.$B$2:.$BM$64];[.$A44];[.M$1]+1)&gt;0;INDEX([$д.$B$2:.$BM$64];[.$A44]+1;[.M$1])&gt;0);-2;0);[$д.M44])" office:value-type="float" office:value="1" calcext:value-type="float">
            <text:p>1</text:p>
          </table:table-cell>
          <table:table-cell table:style-name="ce1" table:formula="of:=IF([$д.N44]=0;IF(AND(INDEX([$д.$B$2:.$BM$64];[.$A44]*3;[.N$1])&gt;0;INDEX([$д.$B$2:.$BM$64];[.$A44];[.N$1]*3)&gt;0;INDEX([$д.$B$2:.$BM$64];[.$A44];[.N$1]+1)&gt;0;INDEX([$д.$B$2:.$BM$64];[.$A44]+1;[.N$1])&gt;0);-2;0);[$д.N44])" office:value-type="float" office:value="1" calcext:value-type="float">
            <text:p>1</text:p>
          </table:table-cell>
          <table:table-cell table:style-name="ce1" table:formula="of:=IF([$д.O44]=0;IF(AND(INDEX([$д.$B$2:.$BM$64];[.$A44]*3;[.O$1])&gt;0;INDEX([$д.$B$2:.$BM$64];[.$A44];[.O$1]*3)&gt;0;INDEX([$д.$B$2:.$BM$64];[.$A44];[.O$1]+1)&gt;0;INDEX([$д.$B$2:.$BM$64];[.$A44]+1;[.O$1])&gt;0);-2;0);[$д.O44])" office:value-type="float" office:value="1" calcext:value-type="float">
            <text:p>1</text:p>
          </table:table-cell>
          <table:table-cell table:style-name="ce1" table:formula="of:=IF([$д.P44]=0;IF(AND(INDEX([$д.$B$2:.$BM$64];[.$A44]*3;[.P$1])&gt;0;INDEX([$д.$B$2:.$BM$64];[.$A44];[.P$1]*3)&gt;0;INDEX([$д.$B$2:.$BM$64];[.$A44];[.P$1]+1)&gt;0;INDEX([$д.$B$2:.$BM$64];[.$A44]+1;[.P$1])&gt;0);-2;0);[$д.P44])" office:value-type="float" office:value="1" calcext:value-type="float">
            <text:p>1</text:p>
          </table:table-cell>
          <table:table-cell table:style-name="ce1" table:formula="of:=IF([$д.Q44]=0;IF(AND(INDEX([$д.$B$2:.$BM$64];[.$A44]*3;[.Q$1])&gt;0;INDEX([$д.$B$2:.$BM$64];[.$A44];[.Q$1]*3)&gt;0;INDEX([$д.$B$2:.$BM$64];[.$A44];[.Q$1]+1)&gt;0;INDEX([$д.$B$2:.$BM$64];[.$A44]+1;[.Q$1])&gt;0);-2;0);[$д.Q44])" office:value-type="float" office:value="1" calcext:value-type="float">
            <text:p>1</text:p>
          </table:table-cell>
          <table:table-cell table:style-name="ce1" table:formula="of:=IF([$д.R44]=0;IF(AND(INDEX([$д.$B$2:.$BM$64];[.$A44]*3;[.R$1])&gt;0;INDEX([$д.$B$2:.$BM$64];[.$A44];[.R$1]*3)&gt;0;INDEX([$д.$B$2:.$BM$64];[.$A44];[.R$1]+1)&gt;0;INDEX([$д.$B$2:.$BM$64];[.$A44]+1;[.R$1])&gt;0);-2;0);[$д.R44])" office:value-type="float" office:value="1" calcext:value-type="float">
            <text:p>1</text:p>
          </table:table-cell>
          <table:table-cell table:style-name="ce1" table:formula="of:=IF([$д.S44]=0;IF(AND(INDEX([$д.$B$2:.$BM$64];[.$A44]*3;[.S$1])&gt;0;INDEX([$д.$B$2:.$BM$64];[.$A44];[.S$1]*3)&gt;0;INDEX([$д.$B$2:.$BM$64];[.$A44];[.S$1]+1)&gt;0;INDEX([$д.$B$2:.$BM$64];[.$A44]+1;[.S$1])&gt;0);-2;0);[$д.S44])" office:value-type="float" office:value="1" calcext:value-type="float">
            <text:p>1</text:p>
          </table:table-cell>
          <table:table-cell table:style-name="ce1" table:formula="of:=IF([$д.T44]=0;IF(AND(INDEX([$д.$B$2:.$BM$64];[.$A44]*3;[.T$1])&gt;0;INDEX([$д.$B$2:.$BM$64];[.$A44];[.T$1]*3)&gt;0;INDEX([$д.$B$2:.$BM$64];[.$A44];[.T$1]+1)&gt;0;INDEX([$д.$B$2:.$BM$64];[.$A44]+1;[.T$1])&gt;0);-2;0);[$д.T44])" office:value-type="float" office:value="1" calcext:value-type="float">
            <text:p>1</text:p>
          </table:table-cell>
          <table:table-cell table:style-name="ce1" table:formula="of:=IF([$д.U44]=0;IF(AND(INDEX([$д.$B$2:.$BM$64];[.$A44]*3;[.U$1])&gt;0;INDEX([$д.$B$2:.$BM$64];[.$A44];[.U$1]*3)&gt;0;INDEX([$д.$B$2:.$BM$64];[.$A44];[.U$1]+1)&gt;0;INDEX([$д.$B$2:.$BM$64];[.$A44]+1;[.U$1])&gt;0);-2;0);[$д.U44])" office:value-type="float" office:value="1" calcext:value-type="float">
            <text:p>1</text:p>
          </table:table-cell>
          <table:table-cell table:style-name="ce2" table:formula="of:=IF([$д.V44]=0;IF(OR(INDEX([$д.$B$2:.$BM$64];[.$A44]*3;[.V$1])&lt;0;INDEX([$д.$B$2:.$BM$64];[.$A44];[.V$1]*3)&lt;0;INDEX([$д.$B$2:.$BM$64];[.$A44];[.V$1]+1)&lt;0;INDEX([$д.$B$2:.$BM$64];[.$A44]+1;[.V$1])&lt;0);2;0);[$д.V44])" office:value-type="float" office:value="1" calcext:value-type="float">
            <text:p>1</text:p>
          </table:table-cell>
          <table:table-cell table:style-name="ce3" table:formula="of:=IF([$д.W44]=0;IF(AND(INDEX([$д.$B$2:.$BM$64];[.$A44]*3;[.W$1])&gt;0;INDEX([$д.$B$2:.$BM$64];[.$A44];[.W$1]*3)&gt;0;INDEX([$д.$B$2:.$BM$64];[.$A44];[.W$1]+1)&gt;0;INDEX([$д.$B$2:.$BM$64];[.$A44]+1;[.W$1])&gt;0);-1;0);[$д.W44])" office:value-type="float" office:value="1" calcext:value-type="float">
            <text:p>1</text:p>
          </table:table-cell>
          <table:table-cell table:style-name="ce4" table:formula="of:=IF([$д.X44]=0;IF(OR(INDEX([$д.$B$2:.$BM$64];[.$A44]*3;[.X$1])&gt;0;INDEX([$д.$B$2:.$BM$64];[.$A44];[.X$1]*3)&gt;0;INDEX([$д.$B$2:.$BM$64];[.$A44];[.X$1]+1)&gt;0;INDEX([$д.$B$2:.$BM$64];[.$A44]+1;[.X$1])&gt;0);-1;0);[$д.X44])" office:value-type="float" office:value="1" calcext:value-type="float">
            <text:p>1</text:p>
          </table:table-cell>
          <table:table-cell table:style-name="ce4" table:formula="of:=IF([$д.Y44]=0;IF(OR(INDEX([$д.$B$2:.$BM$64];[.$A44]*3;[.Y$1])&gt;0;INDEX([$д.$B$2:.$BM$64];[.$A44];[.Y$1]*3)&gt;0;INDEX([$д.$B$2:.$BM$64];[.$A44];[.Y$1]+1)&gt;0;INDEX([$д.$B$2:.$BM$64];[.$A44]+1;[.Y$1])&gt;0);-1;0);[$д.Y44])" office:value-type="float" office:value="1" calcext:value-type="float">
            <text:p>1</text:p>
          </table:table-cell>
          <table:table-cell table:style-name="ce4" table:formula="of:=IF([$д.Z44]=0;IF(OR(INDEX([$д.$B$2:.$BM$64];[.$A44]*3;[.Z$1])&gt;0;INDEX([$д.$B$2:.$BM$64];[.$A44];[.Z$1]*3)&gt;0;INDEX([$д.$B$2:.$BM$64];[.$A44];[.Z$1]+1)&gt;0;INDEX([$д.$B$2:.$BM$64];[.$A44]+1;[.Z$1])&gt;0);-1;0);[$д.Z44])" office:value-type="float" office:value="1" calcext:value-type="float">
            <text:p>1</text:p>
          </table:table-cell>
          <table:table-cell table:style-name="ce4" table:formula="of:=IF([$д.AA44]=0;IF(OR(INDEX([$д.$B$2:.$BM$64];[.$A44]*3;[.AA$1])&gt;0;INDEX([$д.$B$2:.$BM$64];[.$A44];[.AA$1]*3)&gt;0;INDEX([$д.$B$2:.$BM$64];[.$A44];[.AA$1]+1)&gt;0;INDEX([$д.$B$2:.$BM$64];[.$A44]+1;[.AA$1])&gt;0);-1;0);[$д.AA44])" office:value-type="float" office:value="1" calcext:value-type="float">
            <text:p>1</text:p>
          </table:table-cell>
          <table:table-cell table:style-name="ce4" table:formula="of:=IF([$д.AB44]=0;IF(OR(INDEX([$д.$B$2:.$BM$64];[.$A44]*3;[.AB$1])&gt;0;INDEX([$д.$B$2:.$BM$64];[.$A44];[.AB$1]*3)&gt;0;INDEX([$д.$B$2:.$BM$64];[.$A44];[.AB$1]+1)&gt;0;INDEX([$д.$B$2:.$BM$64];[.$A44]+1;[.AB$1])&gt;0);-1;0);[$д.AB44])" office:value-type="float" office:value="1" calcext:value-type="float">
            <text:p>1</text:p>
          </table:table-cell>
          <table:table-cell table:style-name="ce4" table:formula="of:=IF([$д.AC44]=0;IF(OR(INDEX([$д.$B$2:.$BM$64];[.$A44]*3;[.AC$1])&gt;0;INDEX([$д.$B$2:.$BM$64];[.$A44];[.AC$1]*3)&gt;0;INDEX([$д.$B$2:.$BM$64];[.$A44];[.AC$1]+1)&gt;0;INDEX([$д.$B$2:.$BM$64];[.$A44]+1;[.AC$1])&gt;0);-1;0);[$д.AC44])" office:value-type="float" office:value="1" calcext:value-type="float">
            <text:p>1</text:p>
          </table:table-cell>
          <table:table-cell table:style-name="ce4" table:formula="of:=IF(MAX([.AD$1];[.$A44])*3+MIN([.AD$1];[.$A44])&gt;=65;1;0)" office:value-type="float" office:value="1" calcext:value-type="float">
            <text:p>1</text:p>
          </table:table-cell>
          <table:table-cell table:style-name="ce4" table:formula="of:=IF(MAX([.AE$1];[.$A44])*3+MIN([.AE$1];[.$A44])&gt;=65;1;0)" office:value-type="float" office:value="1" calcext:value-type="float">
            <text:p>1</text:p>
          </table:table-cell>
          <table:table-cell table:style-name="ce4" table:formula="of:=IF(MAX([.AF$1];[.$A44])*3+MIN([.AF$1];[.$A44])&gt;=65;1;0)" office:value-type="float" office:value="1" calcext:value-type="float">
            <text:p>1</text:p>
          </table:table-cell>
          <table:table-cell table:style-name="ce4" table:formula="of:=IF(MAX([.AG$1];[.$A44])*3+MIN([.AG$1];[.$A44])&gt;=65;1;0)" office:value-type="float" office:value="1" calcext:value-type="float">
            <text:p>1</text:p>
          </table:table-cell>
          <table:table-cell table:style-name="ce4" table:formula="of:=IF(MAX([.AH$1];[.$A44])*3+MIN([.AH$1];[.$A44])&gt;=65;1;0)" office:value-type="float" office:value="1" calcext:value-type="float">
            <text:p>1</text:p>
          </table:table-cell>
          <table:table-cell table:style-name="ce4" table:formula="of:=IF(MAX([.AI$1];[.$A44])*3+MIN([.AI$1];[.$A44])&gt;=65;1;0)" office:value-type="float" office:value="1" calcext:value-type="float">
            <text:p>1</text:p>
          </table:table-cell>
          <table:table-cell table:style-name="ce4" table:formula="of:=IF(MAX([.AJ$1];[.$A44])*3+MIN([.AJ$1];[.$A44])&gt;=65;1;0)" office:value-type="float" office:value="1" calcext:value-type="float">
            <text:p>1</text:p>
          </table:table-cell>
          <table:table-cell table:style-name="ce4" table:formula="of:=IF(MAX([.AK$1];[.$A44])*3+MIN([.AK$1];[.$A44])&gt;=65;1;0)" office:value-type="float" office:value="1" calcext:value-type="float">
            <text:p>1</text:p>
          </table:table-cell>
          <table:table-cell table:style-name="ce4" table:formula="of:=IF(MAX([.AL$1];[.$A44])*3+MIN([.AL$1];[.$A44])&gt;=65;1;0)" office:value-type="float" office:value="1" calcext:value-type="float">
            <text:p>1</text:p>
          </table:table-cell>
          <table:table-cell table:style-name="ce4" table:formula="of:=IF(MAX([.AM$1];[.$A44])*3+MIN([.AM$1];[.$A44])&gt;=65;1;0)" office:value-type="float" office:value="1" calcext:value-type="float">
            <text:p>1</text:p>
          </table:table-cell>
          <table:table-cell table:style-name="ce4" table:formula="of:=IF(MAX([.AN$1];[.$A44])*3+MIN([.AN$1];[.$A44])&gt;=65;1;0)" office:value-type="float" office:value="1" calcext:value-type="float">
            <text:p>1</text:p>
          </table:table-cell>
          <table:table-cell table:style-name="ce4" table:formula="of:=IF(MAX([.AO$1];[.$A44])*3+MIN([.AO$1];[.$A44])&gt;=65;1;0)" office:value-type="float" office:value="1" calcext:value-type="float">
            <text:p>1</text:p>
          </table:table-cell>
          <table:table-cell table:style-name="ce4" table:formula="of:=IF(MAX([.AP$1];[.$A44])*3+MIN([.AP$1];[.$A44])&gt;=65;1;0)" office:value-type="float" office:value="1" calcext:value-type="float">
            <text:p>1</text:p>
          </table:table-cell>
          <table:table-cell table:style-name="ce4" table:formula="of:=IF(MAX([.AQ$1];[.$A44])*3+MIN([.AQ$1];[.$A44])&gt;=65;1;0)" office:value-type="float" office:value="1" calcext:value-type="float">
            <text:p>1</text:p>
          </table:table-cell>
          <table:table-cell table:style-name="ce4" table:formula="of:=IF(MAX([.AR$1];[.$A44])*3+MIN([.AR$1];[.$A44])&gt;=65;1;0)" office:value-type="float" office:value="1" calcext:value-type="float">
            <text:p>1</text:p>
          </table:table-cell>
          <table:table-cell table:style-name="ce4" table:formula="of:=IF(MAX([.AS$1];[.$A44])*3+MIN([.AS$1];[.$A44])&gt;=65;1;0)" office:value-type="float" office:value="1" calcext:value-type="float">
            <text:p>1</text:p>
          </table:table-cell>
          <table:table-cell table:style-name="ce4" table:formula="of:=IF(MAX([.AT$1];[.$A44])*3+MIN([.AT$1];[.$A44])&gt;=65;1;0)" office:value-type="float" office:value="1" calcext:value-type="float">
            <text:p>1</text:p>
          </table:table-cell>
          <table:table-cell table:style-name="ce4" table:formula="of:=IF(MAX([.AU$1];[.$A44])*3+MIN([.AU$1];[.$A44])&gt;=65;1;0)" office:value-type="float" office:value="1" calcext:value-type="float">
            <text:p>1</text:p>
          </table:table-cell>
          <table:table-cell table:style-name="ce4" table:formula="of:=IF(MAX([.AV$1];[.$A44])*3+MIN([.AV$1];[.$A44])&gt;=65;1;0)" office:value-type="float" office:value="1" calcext:value-type="float">
            <text:p>1</text:p>
          </table:table-cell>
          <table:table-cell table:style-name="ce4" table:formula="of:=IF(MAX([.AW$1];[.$A44])*3+MIN([.AW$1];[.$A44])&gt;=65;1;0)" office:value-type="float" office:value="1" calcext:value-type="float">
            <text:p>1</text:p>
          </table:table-cell>
          <table:table-cell table:style-name="ce4" table:formula="of:=IF(MAX([.AX$1];[.$A44])*3+MIN([.AX$1];[.$A44])&gt;=65;1;0)" office:value-type="float" office:value="1" calcext:value-type="float">
            <text:p>1</text:p>
          </table:table-cell>
          <table:table-cell table:style-name="ce4" table:formula="of:=IF(MAX([.AY$1];[.$A44])*3+MIN([.AY$1];[.$A44])&gt;=65;1;0)" office:value-type="float" office:value="1" calcext:value-type="float">
            <text:p>1</text:p>
          </table:table-cell>
          <table:table-cell table:style-name="ce4" table:formula="of:=IF(MAX([.AZ$1];[.$A44])*3+MIN([.AZ$1];[.$A44])&gt;=65;1;0)" office:value-type="float" office:value="1" calcext:value-type="float">
            <text:p>1</text:p>
          </table:table-cell>
          <table:table-cell table:style-name="ce4" table:formula="of:=IF(MAX([.BA$1];[.$A44])*3+MIN([.BA$1];[.$A44])&gt;=65;1;0)" office:value-type="float" office:value="1" calcext:value-type="float">
            <text:p>1</text:p>
          </table:table-cell>
          <table:table-cell table:style-name="ce4" table:formula="of:=IF(MAX([.BB$1];[.$A44])*3+MIN([.BB$1];[.$A44])&gt;=65;1;0)" office:value-type="float" office:value="1" calcext:value-type="float">
            <text:p>1</text:p>
          </table:table-cell>
          <table:table-cell table:style-name="ce4" table:formula="of:=IF(MAX([.BC$1];[.$A44])*3+MIN([.BC$1];[.$A44])&gt;=65;1;0)" office:value-type="float" office:value="1" calcext:value-type="float">
            <text:p>1</text:p>
          </table:table-cell>
          <table:table-cell table:style-name="ce4" table:formula="of:=IF(MAX([.BD$1];[.$A44])*3+MIN([.BD$1];[.$A44])&gt;=65;1;0)" office:value-type="float" office:value="1" calcext:value-type="float">
            <text:p>1</text:p>
          </table:table-cell>
          <table:table-cell table:style-name="ce4" table:formula="of:=IF(MAX([.BE$1];[.$A44])*3+MIN([.BE$1];[.$A44])&gt;=65;1;0)" office:value-type="float" office:value="1" calcext:value-type="float">
            <text:p>1</text:p>
          </table:table-cell>
          <table:table-cell table:style-name="ce4" table:formula="of:=IF(MAX([.BF$1];[.$A44])*3+MIN([.BF$1];[.$A44])&gt;=65;1;0)" office:value-type="float" office:value="1" calcext:value-type="float">
            <text:p>1</text:p>
          </table:table-cell>
          <table:table-cell table:style-name="ce4" table:formula="of:=IF(MAX([.BG$1];[.$A44])*3+MIN([.BG$1];[.$A44])&gt;=65;1;0)" office:value-type="float" office:value="1" calcext:value-type="float">
            <text:p>1</text:p>
          </table:table-cell>
          <table:table-cell table:style-name="ce4" table:formula="of:=IF(MAX([.BH$1];[.$A44])*3+MIN([.BH$1];[.$A44])&gt;=65;1;0)" office:value-type="float" office:value="1" calcext:value-type="float">
            <text:p>1</text:p>
          </table:table-cell>
          <table:table-cell table:style-name="ce4" table:formula="of:=IF(MAX([.BI$1];[.$A44])*3+MIN([.BI$1];[.$A44])&gt;=65;1;0)" office:value-type="float" office:value="1" calcext:value-type="float">
            <text:p>1</text:p>
          </table:table-cell>
          <table:table-cell table:style-name="ce4" table:formula="of:=IF(MAX([.BJ$1];[.$A44])*3+MIN([.BJ$1];[.$A44])&gt;=65;1;0)" office:value-type="float" office:value="1" calcext:value-type="float">
            <text:p>1</text:p>
          </table:table-cell>
          <table:table-cell table:style-name="ce4" table:formula="of:=IF(MAX([.BK$1];[.$A44])*3+MIN([.BK$1];[.$A44])&gt;=65;1;0)" office:value-type="float" office:value="1" calcext:value-type="float">
            <text:p>1</text:p>
          </table:table-cell>
          <table:table-cell table:style-name="ce4" table:formula="of:=IF(MAX([.BL$1];[.$A44])*3+MIN([.BL$1];[.$A44])&gt;=65;1;0)" office:value-type="float" office:value="1" calcext:value-type="float">
            <text:p>1</text:p>
          </table:table-cell>
          <table:table-cell table:style-name="ce4" table:formula="of:=IF(MAX([.BM$1];[.$A44])*3+MIN([.BM$1];[.$A44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table:formula="of:=IF([$д.B45]=0;IF(AND(INDEX([$д.$B$2:.$BM$64];[.$A45]*3;[.B$1])&gt;0;INDEX([$д.$B$2:.$BM$64];[.$A45];[.B$1]*3)&gt;0;INDEX([$д.$B$2:.$BM$64];[.$A45];[.B$1]+1)&gt;0;INDEX([$д.$B$2:.$BM$64];[.$A45]+1;[.B$1])&gt;0);-2;0);[$д.B45])" office:value-type="float" office:value="1" calcext:value-type="float">
            <text:p>1</text:p>
          </table:table-cell>
          <table:table-cell table:style-name="ce1" table:formula="of:=IF([$д.C45]=0;IF(AND(INDEX([$д.$B$2:.$BM$64];[.$A45]*3;[.C$1])&gt;0;INDEX([$д.$B$2:.$BM$64];[.$A45];[.C$1]*3)&gt;0;INDEX([$д.$B$2:.$BM$64];[.$A45];[.C$1]+1)&gt;0;INDEX([$д.$B$2:.$BM$64];[.$A45]+1;[.C$1])&gt;0);-2;0);[$д.C45])" office:value-type="float" office:value="1" calcext:value-type="float">
            <text:p>1</text:p>
          </table:table-cell>
          <table:table-cell table:style-name="ce1" table:formula="of:=IF([$д.D45]=0;IF(AND(INDEX([$д.$B$2:.$BM$64];[.$A45]*3;[.D$1])&gt;0;INDEX([$д.$B$2:.$BM$64];[.$A45];[.D$1]*3)&gt;0;INDEX([$д.$B$2:.$BM$64];[.$A45];[.D$1]+1)&gt;0;INDEX([$д.$B$2:.$BM$64];[.$A45]+1;[.D$1])&gt;0);-2;0);[$д.D45])" office:value-type="float" office:value="1" calcext:value-type="float">
            <text:p>1</text:p>
          </table:table-cell>
          <table:table-cell table:style-name="ce1" table:formula="of:=IF([$д.E45]=0;IF(AND(INDEX([$д.$B$2:.$BM$64];[.$A45]*3;[.E$1])&gt;0;INDEX([$д.$B$2:.$BM$64];[.$A45];[.E$1]*3)&gt;0;INDEX([$д.$B$2:.$BM$64];[.$A45];[.E$1]+1)&gt;0;INDEX([$д.$B$2:.$BM$64];[.$A45]+1;[.E$1])&gt;0);-2;0);[$д.E45])" office:value-type="float" office:value="1" calcext:value-type="float">
            <text:p>1</text:p>
          </table:table-cell>
          <table:table-cell table:style-name="ce1" table:formula="of:=IF([$д.F45]=0;IF(AND(INDEX([$д.$B$2:.$BM$64];[.$A45]*3;[.F$1])&gt;0;INDEX([$д.$B$2:.$BM$64];[.$A45];[.F$1]*3)&gt;0;INDEX([$д.$B$2:.$BM$64];[.$A45];[.F$1]+1)&gt;0;INDEX([$д.$B$2:.$BM$64];[.$A45]+1;[.F$1])&gt;0);-2;0);[$д.F45])" office:value-type="float" office:value="1" calcext:value-type="float">
            <text:p>1</text:p>
          </table:table-cell>
          <table:table-cell table:style-name="ce1" table:formula="of:=IF([$д.G45]=0;IF(AND(INDEX([$д.$B$2:.$BM$64];[.$A45]*3;[.G$1])&gt;0;INDEX([$д.$B$2:.$BM$64];[.$A45];[.G$1]*3)&gt;0;INDEX([$д.$B$2:.$BM$64];[.$A45];[.G$1]+1)&gt;0;INDEX([$д.$B$2:.$BM$64];[.$A45]+1;[.G$1])&gt;0);-2;0);[$д.G45])" office:value-type="float" office:value="1" calcext:value-type="float">
            <text:p>1</text:p>
          </table:table-cell>
          <table:table-cell table:style-name="ce1" table:formula="of:=IF([$д.H45]=0;IF(AND(INDEX([$д.$B$2:.$BM$64];[.$A45]*3;[.H$1])&gt;0;INDEX([$д.$B$2:.$BM$64];[.$A45];[.H$1]*3)&gt;0;INDEX([$д.$B$2:.$BM$64];[.$A45];[.H$1]+1)&gt;0;INDEX([$д.$B$2:.$BM$64];[.$A45]+1;[.H$1])&gt;0);-2;0);[$д.H45])" office:value-type="float" office:value="1" calcext:value-type="float">
            <text:p>1</text:p>
          </table:table-cell>
          <table:table-cell table:style-name="ce1" table:formula="of:=IF([$д.I45]=0;IF(AND(INDEX([$д.$B$2:.$BM$64];[.$A45]*3;[.I$1])&gt;0;INDEX([$д.$B$2:.$BM$64];[.$A45];[.I$1]*3)&gt;0;INDEX([$д.$B$2:.$BM$64];[.$A45];[.I$1]+1)&gt;0;INDEX([$д.$B$2:.$BM$64];[.$A45]+1;[.I$1])&gt;0);-2;0);[$д.I45])" office:value-type="float" office:value="1" calcext:value-type="float">
            <text:p>1</text:p>
          </table:table-cell>
          <table:table-cell table:style-name="ce1" table:formula="of:=IF([$д.J45]=0;IF(AND(INDEX([$д.$B$2:.$BM$64];[.$A45]*3;[.J$1])&gt;0;INDEX([$д.$B$2:.$BM$64];[.$A45];[.J$1]*3)&gt;0;INDEX([$д.$B$2:.$BM$64];[.$A45];[.J$1]+1)&gt;0;INDEX([$д.$B$2:.$BM$64];[.$A45]+1;[.J$1])&gt;0);-2;0);[$д.J45])" office:value-type="float" office:value="1" calcext:value-type="float">
            <text:p>1</text:p>
          </table:table-cell>
          <table:table-cell table:style-name="ce1" table:formula="of:=IF([$д.K45]=0;IF(AND(INDEX([$д.$B$2:.$BM$64];[.$A45]*3;[.K$1])&gt;0;INDEX([$д.$B$2:.$BM$64];[.$A45];[.K$1]*3)&gt;0;INDEX([$д.$B$2:.$BM$64];[.$A45];[.K$1]+1)&gt;0;INDEX([$д.$B$2:.$BM$64];[.$A45]+1;[.K$1])&gt;0);-2;0);[$д.K45])" office:value-type="float" office:value="1" calcext:value-type="float">
            <text:p>1</text:p>
          </table:table-cell>
          <table:table-cell table:style-name="ce1" table:formula="of:=IF([$д.L45]=0;IF(AND(INDEX([$д.$B$2:.$BM$64];[.$A45]*3;[.L$1])&gt;0;INDEX([$д.$B$2:.$BM$64];[.$A45];[.L$1]*3)&gt;0;INDEX([$д.$B$2:.$BM$64];[.$A45];[.L$1]+1)&gt;0;INDEX([$д.$B$2:.$BM$64];[.$A45]+1;[.L$1])&gt;0);-2;0);[$д.L45])" office:value-type="float" office:value="1" calcext:value-type="float">
            <text:p>1</text:p>
          </table:table-cell>
          <table:table-cell table:style-name="ce1" table:formula="of:=IF([$д.M45]=0;IF(AND(INDEX([$д.$B$2:.$BM$64];[.$A45]*3;[.M$1])&gt;0;INDEX([$д.$B$2:.$BM$64];[.$A45];[.M$1]*3)&gt;0;INDEX([$д.$B$2:.$BM$64];[.$A45];[.M$1]+1)&gt;0;INDEX([$д.$B$2:.$BM$64];[.$A45]+1;[.M$1])&gt;0);-2;0);[$д.M45])" office:value-type="float" office:value="1" calcext:value-type="float">
            <text:p>1</text:p>
          </table:table-cell>
          <table:table-cell table:style-name="ce1" table:formula="of:=IF([$д.N45]=0;IF(AND(INDEX([$д.$B$2:.$BM$64];[.$A45]*3;[.N$1])&gt;0;INDEX([$д.$B$2:.$BM$64];[.$A45];[.N$1]*3)&gt;0;INDEX([$д.$B$2:.$BM$64];[.$A45];[.N$1]+1)&gt;0;INDEX([$д.$B$2:.$BM$64];[.$A45]+1;[.N$1])&gt;0);-2;0);[$д.N45])" office:value-type="float" office:value="1" calcext:value-type="float">
            <text:p>1</text:p>
          </table:table-cell>
          <table:table-cell table:style-name="ce1" table:formula="of:=IF([$д.O45]=0;IF(AND(INDEX([$д.$B$2:.$BM$64];[.$A45]*3;[.O$1])&gt;0;INDEX([$д.$B$2:.$BM$64];[.$A45];[.O$1]*3)&gt;0;INDEX([$д.$B$2:.$BM$64];[.$A45];[.O$1]+1)&gt;0;INDEX([$д.$B$2:.$BM$64];[.$A45]+1;[.O$1])&gt;0);-2;0);[$д.O45])" office:value-type="float" office:value="1" calcext:value-type="float">
            <text:p>1</text:p>
          </table:table-cell>
          <table:table-cell table:style-name="ce1" table:formula="of:=IF([$д.P45]=0;IF(AND(INDEX([$д.$B$2:.$BM$64];[.$A45]*3;[.P$1])&gt;0;INDEX([$д.$B$2:.$BM$64];[.$A45];[.P$1]*3)&gt;0;INDEX([$д.$B$2:.$BM$64];[.$A45];[.P$1]+1)&gt;0;INDEX([$д.$B$2:.$BM$64];[.$A45]+1;[.P$1])&gt;0);-2;0);[$д.P45])" office:value-type="float" office:value="1" calcext:value-type="float">
            <text:p>1</text:p>
          </table:table-cell>
          <table:table-cell table:style-name="ce1" table:formula="of:=IF([$д.Q45]=0;IF(AND(INDEX([$д.$B$2:.$BM$64];[.$A45]*3;[.Q$1])&gt;0;INDEX([$д.$B$2:.$BM$64];[.$A45];[.Q$1]*3)&gt;0;INDEX([$д.$B$2:.$BM$64];[.$A45];[.Q$1]+1)&gt;0;INDEX([$д.$B$2:.$BM$64];[.$A45]+1;[.Q$1])&gt;0);-2;0);[$д.Q45])" office:value-type="float" office:value="1" calcext:value-type="float">
            <text:p>1</text:p>
          </table:table-cell>
          <table:table-cell table:style-name="ce1" table:formula="of:=IF([$д.R45]=0;IF(AND(INDEX([$д.$B$2:.$BM$64];[.$A45]*3;[.R$1])&gt;0;INDEX([$д.$B$2:.$BM$64];[.$A45];[.R$1]*3)&gt;0;INDEX([$д.$B$2:.$BM$64];[.$A45];[.R$1]+1)&gt;0;INDEX([$д.$B$2:.$BM$64];[.$A45]+1;[.R$1])&gt;0);-2;0);[$д.R45])" office:value-type="float" office:value="1" calcext:value-type="float">
            <text:p>1</text:p>
          </table:table-cell>
          <table:table-cell table:style-name="ce1" table:formula="of:=IF([$д.S45]=0;IF(AND(INDEX([$д.$B$2:.$BM$64];[.$A45]*3;[.S$1])&gt;0;INDEX([$д.$B$2:.$BM$64];[.$A45];[.S$1]*3)&gt;0;INDEX([$д.$B$2:.$BM$64];[.$A45];[.S$1]+1)&gt;0;INDEX([$д.$B$2:.$BM$64];[.$A45]+1;[.S$1])&gt;0);-2;0);[$д.S45])" office:value-type="float" office:value="1" calcext:value-type="float">
            <text:p>1</text:p>
          </table:table-cell>
          <table:table-cell table:style-name="ce1" table:formula="of:=IF([$д.T45]=0;IF(AND(INDEX([$д.$B$2:.$BM$64];[.$A45]*3;[.T$1])&gt;0;INDEX([$д.$B$2:.$BM$64];[.$A45];[.T$1]*3)&gt;0;INDEX([$д.$B$2:.$BM$64];[.$A45];[.T$1]+1)&gt;0;INDEX([$д.$B$2:.$BM$64];[.$A45]+1;[.T$1])&gt;0);-2;0);[$д.T45])" office:value-type="float" office:value="1" calcext:value-type="float">
            <text:p>1</text:p>
          </table:table-cell>
          <table:table-cell table:style-name="ce1" table:formula="of:=IF([$д.U45]=0;IF(AND(INDEX([$д.$B$2:.$BM$64];[.$A45]*3;[.U$1])&gt;0;INDEX([$д.$B$2:.$BM$64];[.$A45];[.U$1]*3)&gt;0;INDEX([$д.$B$2:.$BM$64];[.$A45];[.U$1]+1)&gt;0;INDEX([$д.$B$2:.$BM$64];[.$A45]+1;[.U$1])&gt;0);-2;0);[$д.U45])" office:value-type="float" office:value="1" calcext:value-type="float">
            <text:p>1</text:p>
          </table:table-cell>
          <table:table-cell table:style-name="ce2" table:formula="of:=IF([$д.V45]=0;IF(OR(INDEX([$д.$B$2:.$BM$64];[.$A45]*3;[.V$1])&lt;0;INDEX([$д.$B$2:.$BM$64];[.$A45];[.V$1]*3)&lt;0;INDEX([$д.$B$2:.$BM$64];[.$A45];[.V$1]+1)&lt;0;INDEX([$д.$B$2:.$BM$64];[.$A45]+1;[.V$1])&lt;0);2;0);[$д.V45])" office:value-type="float" office:value="1" calcext:value-type="float">
            <text:p>1</text:p>
          </table:table-cell>
          <table:table-cell table:style-name="ce3" table:formula="of:=IF([$д.W45]=0;IF(AND(INDEX([$д.$B$2:.$BM$64];[.$A45]*3;[.W$1])&gt;0;INDEX([$д.$B$2:.$BM$64];[.$A45];[.W$1]*3)&gt;0;INDEX([$д.$B$2:.$BM$64];[.$A45];[.W$1]+1)&gt;0;INDEX([$д.$B$2:.$BM$64];[.$A45]+1;[.W$1])&gt;0);-1;0);[$д.W45])" office:value-type="float" office:value="1" calcext:value-type="float">
            <text:p>1</text:p>
          </table:table-cell>
          <table:table-cell table:style-name="ce4" table:formula="of:=IF([$д.X45]=0;IF(OR(INDEX([$д.$B$2:.$BM$64];[.$A45]*3;[.X$1])&gt;0;INDEX([$д.$B$2:.$BM$64];[.$A45];[.X$1]*3)&gt;0;INDEX([$д.$B$2:.$BM$64];[.$A45];[.X$1]+1)&gt;0;INDEX([$д.$B$2:.$BM$64];[.$A45]+1;[.X$1])&gt;0);-1;0);[$д.X45])" office:value-type="float" office:value="1" calcext:value-type="float">
            <text:p>1</text:p>
          </table:table-cell>
          <table:table-cell table:style-name="ce4" table:formula="of:=IF([$д.Y45]=0;IF(OR(INDEX([$д.$B$2:.$BM$64];[.$A45]*3;[.Y$1])&gt;0;INDEX([$д.$B$2:.$BM$64];[.$A45];[.Y$1]*3)&gt;0;INDEX([$д.$B$2:.$BM$64];[.$A45];[.Y$1]+1)&gt;0;INDEX([$д.$B$2:.$BM$64];[.$A45]+1;[.Y$1])&gt;0);-1;0);[$д.Y45])" office:value-type="float" office:value="1" calcext:value-type="float">
            <text:p>1</text:p>
          </table:table-cell>
          <table:table-cell table:style-name="ce4" table:formula="of:=IF([$д.Z45]=0;IF(OR(INDEX([$д.$B$2:.$BM$64];[.$A45]*3;[.Z$1])&gt;0;INDEX([$д.$B$2:.$BM$64];[.$A45];[.Z$1]*3)&gt;0;INDEX([$д.$B$2:.$BM$64];[.$A45];[.Z$1]+1)&gt;0;INDEX([$д.$B$2:.$BM$64];[.$A45]+1;[.Z$1])&gt;0);-1;0);[$д.Z45])" office:value-type="float" office:value="1" calcext:value-type="float">
            <text:p>1</text:p>
          </table:table-cell>
          <table:table-cell table:style-name="ce4" table:formula="of:=IF([$д.AA45]=0;IF(OR(INDEX([$д.$B$2:.$BM$64];[.$A45]*3;[.AA$1])&gt;0;INDEX([$д.$B$2:.$BM$64];[.$A45];[.AA$1]*3)&gt;0;INDEX([$д.$B$2:.$BM$64];[.$A45];[.AA$1]+1)&gt;0;INDEX([$д.$B$2:.$BM$64];[.$A45]+1;[.AA$1])&gt;0);-1;0);[$д.AA45])" office:value-type="float" office:value="1" calcext:value-type="float">
            <text:p>1</text:p>
          </table:table-cell>
          <table:table-cell table:style-name="ce4" table:formula="of:=IF([$д.AB45]=0;IF(OR(INDEX([$д.$B$2:.$BM$64];[.$A45]*3;[.AB$1])&gt;0;INDEX([$д.$B$2:.$BM$64];[.$A45];[.AB$1]*3)&gt;0;INDEX([$д.$B$2:.$BM$64];[.$A45];[.AB$1]+1)&gt;0;INDEX([$д.$B$2:.$BM$64];[.$A45]+1;[.AB$1])&gt;0);-1;0);[$д.AB45])" office:value-type="float" office:value="1" calcext:value-type="float">
            <text:p>1</text:p>
          </table:table-cell>
          <table:table-cell table:style-name="ce4" table:formula="of:=IF([$д.AC45]=0;IF(OR(INDEX([$д.$B$2:.$BM$64];[.$A45]*3;[.AC$1])&gt;0;INDEX([$д.$B$2:.$BM$64];[.$A45];[.AC$1]*3)&gt;0;INDEX([$д.$B$2:.$BM$64];[.$A45];[.AC$1]+1)&gt;0;INDEX([$д.$B$2:.$BM$64];[.$A45]+1;[.AC$1])&gt;0);-1;0);[$д.AC45])" office:value-type="float" office:value="1" calcext:value-type="float">
            <text:p>1</text:p>
          </table:table-cell>
          <table:table-cell table:style-name="ce4" table:formula="of:=IF(MAX([.AD$1];[.$A45])*3+MIN([.AD$1];[.$A45])&gt;=65;1;0)" office:value-type="float" office:value="1" calcext:value-type="float">
            <text:p>1</text:p>
          </table:table-cell>
          <table:table-cell table:style-name="ce4" table:formula="of:=IF(MAX([.AE$1];[.$A45])*3+MIN([.AE$1];[.$A45])&gt;=65;1;0)" office:value-type="float" office:value="1" calcext:value-type="float">
            <text:p>1</text:p>
          </table:table-cell>
          <table:table-cell table:style-name="ce4" table:formula="of:=IF(MAX([.AF$1];[.$A45])*3+MIN([.AF$1];[.$A45])&gt;=65;1;0)" office:value-type="float" office:value="1" calcext:value-type="float">
            <text:p>1</text:p>
          </table:table-cell>
          <table:table-cell table:style-name="ce4" table:formula="of:=IF(MAX([.AG$1];[.$A45])*3+MIN([.AG$1];[.$A45])&gt;=65;1;0)" office:value-type="float" office:value="1" calcext:value-type="float">
            <text:p>1</text:p>
          </table:table-cell>
          <table:table-cell table:style-name="ce4" table:formula="of:=IF(MAX([.AH$1];[.$A45])*3+MIN([.AH$1];[.$A45])&gt;=65;1;0)" office:value-type="float" office:value="1" calcext:value-type="float">
            <text:p>1</text:p>
          </table:table-cell>
          <table:table-cell table:style-name="ce4" table:formula="of:=IF(MAX([.AI$1];[.$A45])*3+MIN([.AI$1];[.$A45])&gt;=65;1;0)" office:value-type="float" office:value="1" calcext:value-type="float">
            <text:p>1</text:p>
          </table:table-cell>
          <table:table-cell table:style-name="ce4" table:formula="of:=IF(MAX([.AJ$1];[.$A45])*3+MIN([.AJ$1];[.$A45])&gt;=65;1;0)" office:value-type="float" office:value="1" calcext:value-type="float">
            <text:p>1</text:p>
          </table:table-cell>
          <table:table-cell table:style-name="ce4" table:formula="of:=IF(MAX([.AK$1];[.$A45])*3+MIN([.AK$1];[.$A45])&gt;=65;1;0)" office:value-type="float" office:value="1" calcext:value-type="float">
            <text:p>1</text:p>
          </table:table-cell>
          <table:table-cell table:style-name="ce4" table:formula="of:=IF(MAX([.AL$1];[.$A45])*3+MIN([.AL$1];[.$A45])&gt;=65;1;0)" office:value-type="float" office:value="1" calcext:value-type="float">
            <text:p>1</text:p>
          </table:table-cell>
          <table:table-cell table:style-name="ce4" table:formula="of:=IF(MAX([.AM$1];[.$A45])*3+MIN([.AM$1];[.$A45])&gt;=65;1;0)" office:value-type="float" office:value="1" calcext:value-type="float">
            <text:p>1</text:p>
          </table:table-cell>
          <table:table-cell table:style-name="ce4" table:formula="of:=IF(MAX([.AN$1];[.$A45])*3+MIN([.AN$1];[.$A45])&gt;=65;1;0)" office:value-type="float" office:value="1" calcext:value-type="float">
            <text:p>1</text:p>
          </table:table-cell>
          <table:table-cell table:style-name="ce4" table:formula="of:=IF(MAX([.AO$1];[.$A45])*3+MIN([.AO$1];[.$A45])&gt;=65;1;0)" office:value-type="float" office:value="1" calcext:value-type="float">
            <text:p>1</text:p>
          </table:table-cell>
          <table:table-cell table:style-name="ce4" table:formula="of:=IF(MAX([.AP$1];[.$A45])*3+MIN([.AP$1];[.$A45])&gt;=65;1;0)" office:value-type="float" office:value="1" calcext:value-type="float">
            <text:p>1</text:p>
          </table:table-cell>
          <table:table-cell table:style-name="ce4" table:formula="of:=IF(MAX([.AQ$1];[.$A45])*3+MIN([.AQ$1];[.$A45])&gt;=65;1;0)" office:value-type="float" office:value="1" calcext:value-type="float">
            <text:p>1</text:p>
          </table:table-cell>
          <table:table-cell table:style-name="ce4" table:formula="of:=IF(MAX([.AR$1];[.$A45])*3+MIN([.AR$1];[.$A45])&gt;=65;1;0)" office:value-type="float" office:value="1" calcext:value-type="float">
            <text:p>1</text:p>
          </table:table-cell>
          <table:table-cell table:style-name="ce4" table:formula="of:=IF(MAX([.AS$1];[.$A45])*3+MIN([.AS$1];[.$A45])&gt;=65;1;0)" office:value-type="float" office:value="1" calcext:value-type="float">
            <text:p>1</text:p>
          </table:table-cell>
          <table:table-cell table:style-name="ce4" table:formula="of:=IF(MAX([.AT$1];[.$A45])*3+MIN([.AT$1];[.$A45])&gt;=65;1;0)" office:value-type="float" office:value="1" calcext:value-type="float">
            <text:p>1</text:p>
          </table:table-cell>
          <table:table-cell table:style-name="ce4" table:formula="of:=IF(MAX([.AU$1];[.$A45])*3+MIN([.AU$1];[.$A45])&gt;=65;1;0)" office:value-type="float" office:value="1" calcext:value-type="float">
            <text:p>1</text:p>
          </table:table-cell>
          <table:table-cell table:style-name="ce4" table:formula="of:=IF(MAX([.AV$1];[.$A45])*3+MIN([.AV$1];[.$A45])&gt;=65;1;0)" office:value-type="float" office:value="1" calcext:value-type="float">
            <text:p>1</text:p>
          </table:table-cell>
          <table:table-cell table:style-name="ce4" table:formula="of:=IF(MAX([.AW$1];[.$A45])*3+MIN([.AW$1];[.$A45])&gt;=65;1;0)" office:value-type="float" office:value="1" calcext:value-type="float">
            <text:p>1</text:p>
          </table:table-cell>
          <table:table-cell table:style-name="ce4" table:formula="of:=IF(MAX([.AX$1];[.$A45])*3+MIN([.AX$1];[.$A45])&gt;=65;1;0)" office:value-type="float" office:value="1" calcext:value-type="float">
            <text:p>1</text:p>
          </table:table-cell>
          <table:table-cell table:style-name="ce4" table:formula="of:=IF(MAX([.AY$1];[.$A45])*3+MIN([.AY$1];[.$A45])&gt;=65;1;0)" office:value-type="float" office:value="1" calcext:value-type="float">
            <text:p>1</text:p>
          </table:table-cell>
          <table:table-cell table:style-name="ce4" table:formula="of:=IF(MAX([.AZ$1];[.$A45])*3+MIN([.AZ$1];[.$A45])&gt;=65;1;0)" office:value-type="float" office:value="1" calcext:value-type="float">
            <text:p>1</text:p>
          </table:table-cell>
          <table:table-cell table:style-name="ce4" table:formula="of:=IF(MAX([.BA$1];[.$A45])*3+MIN([.BA$1];[.$A45])&gt;=65;1;0)" office:value-type="float" office:value="1" calcext:value-type="float">
            <text:p>1</text:p>
          </table:table-cell>
          <table:table-cell table:style-name="ce4" table:formula="of:=IF(MAX([.BB$1];[.$A45])*3+MIN([.BB$1];[.$A45])&gt;=65;1;0)" office:value-type="float" office:value="1" calcext:value-type="float">
            <text:p>1</text:p>
          </table:table-cell>
          <table:table-cell table:style-name="ce4" table:formula="of:=IF(MAX([.BC$1];[.$A45])*3+MIN([.BC$1];[.$A45])&gt;=65;1;0)" office:value-type="float" office:value="1" calcext:value-type="float">
            <text:p>1</text:p>
          </table:table-cell>
          <table:table-cell table:style-name="ce4" table:formula="of:=IF(MAX([.BD$1];[.$A45])*3+MIN([.BD$1];[.$A45])&gt;=65;1;0)" office:value-type="float" office:value="1" calcext:value-type="float">
            <text:p>1</text:p>
          </table:table-cell>
          <table:table-cell table:style-name="ce4" table:formula="of:=IF(MAX([.BE$1];[.$A45])*3+MIN([.BE$1];[.$A45])&gt;=65;1;0)" office:value-type="float" office:value="1" calcext:value-type="float">
            <text:p>1</text:p>
          </table:table-cell>
          <table:table-cell table:style-name="ce4" table:formula="of:=IF(MAX([.BF$1];[.$A45])*3+MIN([.BF$1];[.$A45])&gt;=65;1;0)" office:value-type="float" office:value="1" calcext:value-type="float">
            <text:p>1</text:p>
          </table:table-cell>
          <table:table-cell table:style-name="ce4" table:formula="of:=IF(MAX([.BG$1];[.$A45])*3+MIN([.BG$1];[.$A45])&gt;=65;1;0)" office:value-type="float" office:value="1" calcext:value-type="float">
            <text:p>1</text:p>
          </table:table-cell>
          <table:table-cell table:style-name="ce4" table:formula="of:=IF(MAX([.BH$1];[.$A45])*3+MIN([.BH$1];[.$A45])&gt;=65;1;0)" office:value-type="float" office:value="1" calcext:value-type="float">
            <text:p>1</text:p>
          </table:table-cell>
          <table:table-cell table:style-name="ce4" table:formula="of:=IF(MAX([.BI$1];[.$A45])*3+MIN([.BI$1];[.$A45])&gt;=65;1;0)" office:value-type="float" office:value="1" calcext:value-type="float">
            <text:p>1</text:p>
          </table:table-cell>
          <table:table-cell table:style-name="ce4" table:formula="of:=IF(MAX([.BJ$1];[.$A45])*3+MIN([.BJ$1];[.$A45])&gt;=65;1;0)" office:value-type="float" office:value="1" calcext:value-type="float">
            <text:p>1</text:p>
          </table:table-cell>
          <table:table-cell table:style-name="ce4" table:formula="of:=IF(MAX([.BK$1];[.$A45])*3+MIN([.BK$1];[.$A45])&gt;=65;1;0)" office:value-type="float" office:value="1" calcext:value-type="float">
            <text:p>1</text:p>
          </table:table-cell>
          <table:table-cell table:style-name="ce4" table:formula="of:=IF(MAX([.BL$1];[.$A45])*3+MIN([.BL$1];[.$A45])&gt;=65;1;0)" office:value-type="float" office:value="1" calcext:value-type="float">
            <text:p>1</text:p>
          </table:table-cell>
          <table:table-cell table:style-name="ce4" table:formula="of:=IF(MAX([.BM$1];[.$A45])*3+MIN([.BM$1];[.$A45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table:formula="of:=IF([$д.B46]=0;IF(AND(INDEX([$д.$B$2:.$BM$64];[.$A46]*3;[.B$1])&gt;0;INDEX([$д.$B$2:.$BM$64];[.$A46];[.B$1]*3)&gt;0;INDEX([$д.$B$2:.$BM$64];[.$A46];[.B$1]+1)&gt;0;INDEX([$д.$B$2:.$BM$64];[.$A46]+1;[.B$1])&gt;0);-2;0);[$д.B46])" office:value-type="float" office:value="1" calcext:value-type="float">
            <text:p>1</text:p>
          </table:table-cell>
          <table:table-cell table:style-name="ce1" table:formula="of:=IF([$д.C46]=0;IF(AND(INDEX([$д.$B$2:.$BM$64];[.$A46]*3;[.C$1])&gt;0;INDEX([$д.$B$2:.$BM$64];[.$A46];[.C$1]*3)&gt;0;INDEX([$д.$B$2:.$BM$64];[.$A46];[.C$1]+1)&gt;0;INDEX([$д.$B$2:.$BM$64];[.$A46]+1;[.C$1])&gt;0);-2;0);[$д.C46])" office:value-type="float" office:value="1" calcext:value-type="float">
            <text:p>1</text:p>
          </table:table-cell>
          <table:table-cell table:style-name="ce1" table:formula="of:=IF([$д.D46]=0;IF(AND(INDEX([$д.$B$2:.$BM$64];[.$A46]*3;[.D$1])&gt;0;INDEX([$д.$B$2:.$BM$64];[.$A46];[.D$1]*3)&gt;0;INDEX([$д.$B$2:.$BM$64];[.$A46];[.D$1]+1)&gt;0;INDEX([$д.$B$2:.$BM$64];[.$A46]+1;[.D$1])&gt;0);-2;0);[$д.D46])" office:value-type="float" office:value="1" calcext:value-type="float">
            <text:p>1</text:p>
          </table:table-cell>
          <table:table-cell table:style-name="ce1" table:formula="of:=IF([$д.E46]=0;IF(AND(INDEX([$д.$B$2:.$BM$64];[.$A46]*3;[.E$1])&gt;0;INDEX([$д.$B$2:.$BM$64];[.$A46];[.E$1]*3)&gt;0;INDEX([$д.$B$2:.$BM$64];[.$A46];[.E$1]+1)&gt;0;INDEX([$д.$B$2:.$BM$64];[.$A46]+1;[.E$1])&gt;0);-2;0);[$д.E46])" office:value-type="float" office:value="1" calcext:value-type="float">
            <text:p>1</text:p>
          </table:table-cell>
          <table:table-cell table:style-name="ce1" table:formula="of:=IF([$д.F46]=0;IF(AND(INDEX([$д.$B$2:.$BM$64];[.$A46]*3;[.F$1])&gt;0;INDEX([$д.$B$2:.$BM$64];[.$A46];[.F$1]*3)&gt;0;INDEX([$д.$B$2:.$BM$64];[.$A46];[.F$1]+1)&gt;0;INDEX([$д.$B$2:.$BM$64];[.$A46]+1;[.F$1])&gt;0);-2;0);[$д.F46])" office:value-type="float" office:value="1" calcext:value-type="float">
            <text:p>1</text:p>
          </table:table-cell>
          <table:table-cell table:style-name="ce1" table:formula="of:=IF([$д.G46]=0;IF(AND(INDEX([$д.$B$2:.$BM$64];[.$A46]*3;[.G$1])&gt;0;INDEX([$д.$B$2:.$BM$64];[.$A46];[.G$1]*3)&gt;0;INDEX([$д.$B$2:.$BM$64];[.$A46];[.G$1]+1)&gt;0;INDEX([$д.$B$2:.$BM$64];[.$A46]+1;[.G$1])&gt;0);-2;0);[$д.G46])" office:value-type="float" office:value="1" calcext:value-type="float">
            <text:p>1</text:p>
          </table:table-cell>
          <table:table-cell table:style-name="ce1" table:formula="of:=IF([$д.H46]=0;IF(AND(INDEX([$д.$B$2:.$BM$64];[.$A46]*3;[.H$1])&gt;0;INDEX([$д.$B$2:.$BM$64];[.$A46];[.H$1]*3)&gt;0;INDEX([$д.$B$2:.$BM$64];[.$A46];[.H$1]+1)&gt;0;INDEX([$д.$B$2:.$BM$64];[.$A46]+1;[.H$1])&gt;0);-2;0);[$д.H46])" office:value-type="float" office:value="1" calcext:value-type="float">
            <text:p>1</text:p>
          </table:table-cell>
          <table:table-cell table:style-name="ce1" table:formula="of:=IF([$д.I46]=0;IF(AND(INDEX([$д.$B$2:.$BM$64];[.$A46]*3;[.I$1])&gt;0;INDEX([$д.$B$2:.$BM$64];[.$A46];[.I$1]*3)&gt;0;INDEX([$д.$B$2:.$BM$64];[.$A46];[.I$1]+1)&gt;0;INDEX([$д.$B$2:.$BM$64];[.$A46]+1;[.I$1])&gt;0);-2;0);[$д.I46])" office:value-type="float" office:value="1" calcext:value-type="float">
            <text:p>1</text:p>
          </table:table-cell>
          <table:table-cell table:style-name="ce1" table:formula="of:=IF([$д.J46]=0;IF(AND(INDEX([$д.$B$2:.$BM$64];[.$A46]*3;[.J$1])&gt;0;INDEX([$д.$B$2:.$BM$64];[.$A46];[.J$1]*3)&gt;0;INDEX([$д.$B$2:.$BM$64];[.$A46];[.J$1]+1)&gt;0;INDEX([$д.$B$2:.$BM$64];[.$A46]+1;[.J$1])&gt;0);-2;0);[$д.J46])" office:value-type="float" office:value="1" calcext:value-type="float">
            <text:p>1</text:p>
          </table:table-cell>
          <table:table-cell table:style-name="ce1" table:formula="of:=IF([$д.K46]=0;IF(AND(INDEX([$д.$B$2:.$BM$64];[.$A46]*3;[.K$1])&gt;0;INDEX([$д.$B$2:.$BM$64];[.$A46];[.K$1]*3)&gt;0;INDEX([$д.$B$2:.$BM$64];[.$A46];[.K$1]+1)&gt;0;INDEX([$д.$B$2:.$BM$64];[.$A46]+1;[.K$1])&gt;0);-2;0);[$д.K46])" office:value-type="float" office:value="1" calcext:value-type="float">
            <text:p>1</text:p>
          </table:table-cell>
          <table:table-cell table:style-name="ce1" table:formula="of:=IF([$д.L46]=0;IF(AND(INDEX([$д.$B$2:.$BM$64];[.$A46]*3;[.L$1])&gt;0;INDEX([$д.$B$2:.$BM$64];[.$A46];[.L$1]*3)&gt;0;INDEX([$д.$B$2:.$BM$64];[.$A46];[.L$1]+1)&gt;0;INDEX([$д.$B$2:.$BM$64];[.$A46]+1;[.L$1])&gt;0);-2;0);[$д.L46])" office:value-type="float" office:value="1" calcext:value-type="float">
            <text:p>1</text:p>
          </table:table-cell>
          <table:table-cell table:style-name="ce1" table:formula="of:=IF([$д.M46]=0;IF(AND(INDEX([$д.$B$2:.$BM$64];[.$A46]*3;[.M$1])&gt;0;INDEX([$д.$B$2:.$BM$64];[.$A46];[.M$1]*3)&gt;0;INDEX([$д.$B$2:.$BM$64];[.$A46];[.M$1]+1)&gt;0;INDEX([$д.$B$2:.$BM$64];[.$A46]+1;[.M$1])&gt;0);-2;0);[$д.M46])" office:value-type="float" office:value="1" calcext:value-type="float">
            <text:p>1</text:p>
          </table:table-cell>
          <table:table-cell table:style-name="ce1" table:formula="of:=IF([$д.N46]=0;IF(AND(INDEX([$д.$B$2:.$BM$64];[.$A46]*3;[.N$1])&gt;0;INDEX([$д.$B$2:.$BM$64];[.$A46];[.N$1]*3)&gt;0;INDEX([$д.$B$2:.$BM$64];[.$A46];[.N$1]+1)&gt;0;INDEX([$д.$B$2:.$BM$64];[.$A46]+1;[.N$1])&gt;0);-2;0);[$д.N46])" office:value-type="float" office:value="1" calcext:value-type="float">
            <text:p>1</text:p>
          </table:table-cell>
          <table:table-cell table:style-name="ce1" table:formula="of:=IF([$д.O46]=0;IF(AND(INDEX([$д.$B$2:.$BM$64];[.$A46]*3;[.O$1])&gt;0;INDEX([$д.$B$2:.$BM$64];[.$A46];[.O$1]*3)&gt;0;INDEX([$д.$B$2:.$BM$64];[.$A46];[.O$1]+1)&gt;0;INDEX([$д.$B$2:.$BM$64];[.$A46]+1;[.O$1])&gt;0);-2;0);[$д.O46])" office:value-type="float" office:value="1" calcext:value-type="float">
            <text:p>1</text:p>
          </table:table-cell>
          <table:table-cell table:style-name="ce1" table:formula="of:=IF([$д.P46]=0;IF(AND(INDEX([$д.$B$2:.$BM$64];[.$A46]*3;[.P$1])&gt;0;INDEX([$д.$B$2:.$BM$64];[.$A46];[.P$1]*3)&gt;0;INDEX([$д.$B$2:.$BM$64];[.$A46];[.P$1]+1)&gt;0;INDEX([$д.$B$2:.$BM$64];[.$A46]+1;[.P$1])&gt;0);-2;0);[$д.P46])" office:value-type="float" office:value="1" calcext:value-type="float">
            <text:p>1</text:p>
          </table:table-cell>
          <table:table-cell table:style-name="ce1" table:formula="of:=IF([$д.Q46]=0;IF(AND(INDEX([$д.$B$2:.$BM$64];[.$A46]*3;[.Q$1])&gt;0;INDEX([$д.$B$2:.$BM$64];[.$A46];[.Q$1]*3)&gt;0;INDEX([$д.$B$2:.$BM$64];[.$A46];[.Q$1]+1)&gt;0;INDEX([$д.$B$2:.$BM$64];[.$A46]+1;[.Q$1])&gt;0);-2;0);[$д.Q46])" office:value-type="float" office:value="1" calcext:value-type="float">
            <text:p>1</text:p>
          </table:table-cell>
          <table:table-cell table:style-name="ce1" table:formula="of:=IF([$д.R46]=0;IF(AND(INDEX([$д.$B$2:.$BM$64];[.$A46]*3;[.R$1])&gt;0;INDEX([$д.$B$2:.$BM$64];[.$A46];[.R$1]*3)&gt;0;INDEX([$д.$B$2:.$BM$64];[.$A46];[.R$1]+1)&gt;0;INDEX([$д.$B$2:.$BM$64];[.$A46]+1;[.R$1])&gt;0);-2;0);[$д.R46])" office:value-type="float" office:value="1" calcext:value-type="float">
            <text:p>1</text:p>
          </table:table-cell>
          <table:table-cell table:style-name="ce1" table:formula="of:=IF([$д.S46]=0;IF(AND(INDEX([$д.$B$2:.$BM$64];[.$A46]*3;[.S$1])&gt;0;INDEX([$д.$B$2:.$BM$64];[.$A46];[.S$1]*3)&gt;0;INDEX([$д.$B$2:.$BM$64];[.$A46];[.S$1]+1)&gt;0;INDEX([$д.$B$2:.$BM$64];[.$A46]+1;[.S$1])&gt;0);-2;0);[$д.S46])" office:value-type="float" office:value="1" calcext:value-type="float">
            <text:p>1</text:p>
          </table:table-cell>
          <table:table-cell table:style-name="ce1" table:formula="of:=IF([$д.T46]=0;IF(AND(INDEX([$д.$B$2:.$BM$64];[.$A46]*3;[.T$1])&gt;0;INDEX([$д.$B$2:.$BM$64];[.$A46];[.T$1]*3)&gt;0;INDEX([$д.$B$2:.$BM$64];[.$A46];[.T$1]+1)&gt;0;INDEX([$д.$B$2:.$BM$64];[.$A46]+1;[.T$1])&gt;0);-2;0);[$д.T46])" office:value-type="float" office:value="1" calcext:value-type="float">
            <text:p>1</text:p>
          </table:table-cell>
          <table:table-cell table:style-name="ce1" table:formula="of:=IF([$д.U46]=0;IF(AND(INDEX([$д.$B$2:.$BM$64];[.$A46]*3;[.U$1])&gt;0;INDEX([$д.$B$2:.$BM$64];[.$A46];[.U$1]*3)&gt;0;INDEX([$д.$B$2:.$BM$64];[.$A46];[.U$1]+1)&gt;0;INDEX([$д.$B$2:.$BM$64];[.$A46]+1;[.U$1])&gt;0);-2;0);[$д.U46])" office:value-type="float" office:value="1" calcext:value-type="float">
            <text:p>1</text:p>
          </table:table-cell>
          <table:table-cell table:style-name="ce2" table:formula="of:=IF([$д.V46]=0;IF(OR(INDEX([$д.$B$2:.$BM$64];[.$A46]*3;[.V$1])&lt;0;INDEX([$д.$B$2:.$BM$64];[.$A46];[.V$1]*3)&lt;0;INDEX([$д.$B$2:.$BM$64];[.$A46];[.V$1]+1)&lt;0;INDEX([$д.$B$2:.$BM$64];[.$A46]+1;[.V$1])&lt;0);2;0);[$д.V46])" office:value-type="float" office:value="1" calcext:value-type="float">
            <text:p>1</text:p>
          </table:table-cell>
          <table:table-cell table:style-name="ce3" table:formula="of:=IF([$д.W46]=0;IF(AND(INDEX([$д.$B$2:.$BM$64];[.$A46]*3;[.W$1])&gt;0;INDEX([$д.$B$2:.$BM$64];[.$A46];[.W$1]*3)&gt;0;INDEX([$д.$B$2:.$BM$64];[.$A46];[.W$1]+1)&gt;0;INDEX([$д.$B$2:.$BM$64];[.$A46]+1;[.W$1])&gt;0);-1;0);[$д.W46])" office:value-type="float" office:value="1" calcext:value-type="float">
            <text:p>1</text:p>
          </table:table-cell>
          <table:table-cell table:style-name="ce4" table:formula="of:=IF([$д.X46]=0;IF(OR(INDEX([$д.$B$2:.$BM$64];[.$A46]*3;[.X$1])&gt;0;INDEX([$д.$B$2:.$BM$64];[.$A46];[.X$1]*3)&gt;0;INDEX([$д.$B$2:.$BM$64];[.$A46];[.X$1]+1)&gt;0;INDEX([$д.$B$2:.$BM$64];[.$A46]+1;[.X$1])&gt;0);-1;0);[$д.X46])" office:value-type="float" office:value="1" calcext:value-type="float">
            <text:p>1</text:p>
          </table:table-cell>
          <table:table-cell table:style-name="ce4" table:formula="of:=IF([$д.Y46]=0;IF(OR(INDEX([$д.$B$2:.$BM$64];[.$A46]*3;[.Y$1])&gt;0;INDEX([$д.$B$2:.$BM$64];[.$A46];[.Y$1]*3)&gt;0;INDEX([$д.$B$2:.$BM$64];[.$A46];[.Y$1]+1)&gt;0;INDEX([$д.$B$2:.$BM$64];[.$A46]+1;[.Y$1])&gt;0);-1;0);[$д.Y46])" office:value-type="float" office:value="1" calcext:value-type="float">
            <text:p>1</text:p>
          </table:table-cell>
          <table:table-cell table:style-name="ce4" table:formula="of:=IF([$д.Z46]=0;IF(OR(INDEX([$д.$B$2:.$BM$64];[.$A46]*3;[.Z$1])&gt;0;INDEX([$д.$B$2:.$BM$64];[.$A46];[.Z$1]*3)&gt;0;INDEX([$д.$B$2:.$BM$64];[.$A46];[.Z$1]+1)&gt;0;INDEX([$д.$B$2:.$BM$64];[.$A46]+1;[.Z$1])&gt;0);-1;0);[$д.Z46])" office:value-type="float" office:value="1" calcext:value-type="float">
            <text:p>1</text:p>
          </table:table-cell>
          <table:table-cell table:style-name="ce4" table:formula="of:=IF([$д.AA46]=0;IF(OR(INDEX([$д.$B$2:.$BM$64];[.$A46]*3;[.AA$1])&gt;0;INDEX([$д.$B$2:.$BM$64];[.$A46];[.AA$1]*3)&gt;0;INDEX([$д.$B$2:.$BM$64];[.$A46];[.AA$1]+1)&gt;0;INDEX([$д.$B$2:.$BM$64];[.$A46]+1;[.AA$1])&gt;0);-1;0);[$д.AA46])" office:value-type="float" office:value="1" calcext:value-type="float">
            <text:p>1</text:p>
          </table:table-cell>
          <table:table-cell table:style-name="ce4" table:formula="of:=IF([$д.AB46]=0;IF(OR(INDEX([$д.$B$2:.$BM$64];[.$A46]*3;[.AB$1])&gt;0;INDEX([$д.$B$2:.$BM$64];[.$A46];[.AB$1]*3)&gt;0;INDEX([$д.$B$2:.$BM$64];[.$A46];[.AB$1]+1)&gt;0;INDEX([$д.$B$2:.$BM$64];[.$A46]+1;[.AB$1])&gt;0);-1;0);[$д.AB46])" office:value-type="float" office:value="1" calcext:value-type="float">
            <text:p>1</text:p>
          </table:table-cell>
          <table:table-cell table:style-name="ce4" table:formula="of:=IF([$д.AC46]=0;IF(OR(INDEX([$д.$B$2:.$BM$64];[.$A46]*3;[.AC$1])&gt;0;INDEX([$д.$B$2:.$BM$64];[.$A46];[.AC$1]*3)&gt;0;INDEX([$д.$B$2:.$BM$64];[.$A46];[.AC$1]+1)&gt;0;INDEX([$д.$B$2:.$BM$64];[.$A46]+1;[.AC$1])&gt;0);-1;0);[$д.AC46])" office:value-type="float" office:value="1" calcext:value-type="float">
            <text:p>1</text:p>
          </table:table-cell>
          <table:table-cell table:style-name="ce4" table:formula="of:=IF(MAX([.AD$1];[.$A46])*3+MIN([.AD$1];[.$A46])&gt;=65;1;0)" office:value-type="float" office:value="1" calcext:value-type="float">
            <text:p>1</text:p>
          </table:table-cell>
          <table:table-cell table:style-name="ce4" table:formula="of:=IF(MAX([.AE$1];[.$A46])*3+MIN([.AE$1];[.$A46])&gt;=65;1;0)" office:value-type="float" office:value="1" calcext:value-type="float">
            <text:p>1</text:p>
          </table:table-cell>
          <table:table-cell table:style-name="ce4" table:formula="of:=IF(MAX([.AF$1];[.$A46])*3+MIN([.AF$1];[.$A46])&gt;=65;1;0)" office:value-type="float" office:value="1" calcext:value-type="float">
            <text:p>1</text:p>
          </table:table-cell>
          <table:table-cell table:style-name="ce4" table:formula="of:=IF(MAX([.AG$1];[.$A46])*3+MIN([.AG$1];[.$A46])&gt;=65;1;0)" office:value-type="float" office:value="1" calcext:value-type="float">
            <text:p>1</text:p>
          </table:table-cell>
          <table:table-cell table:style-name="ce4" table:formula="of:=IF(MAX([.AH$1];[.$A46])*3+MIN([.AH$1];[.$A46])&gt;=65;1;0)" office:value-type="float" office:value="1" calcext:value-type="float">
            <text:p>1</text:p>
          </table:table-cell>
          <table:table-cell table:style-name="ce4" table:formula="of:=IF(MAX([.AI$1];[.$A46])*3+MIN([.AI$1];[.$A46])&gt;=65;1;0)" office:value-type="float" office:value="1" calcext:value-type="float">
            <text:p>1</text:p>
          </table:table-cell>
          <table:table-cell table:style-name="ce4" table:formula="of:=IF(MAX([.AJ$1];[.$A46])*3+MIN([.AJ$1];[.$A46])&gt;=65;1;0)" office:value-type="float" office:value="1" calcext:value-type="float">
            <text:p>1</text:p>
          </table:table-cell>
          <table:table-cell table:style-name="ce4" table:formula="of:=IF(MAX([.AK$1];[.$A46])*3+MIN([.AK$1];[.$A46])&gt;=65;1;0)" office:value-type="float" office:value="1" calcext:value-type="float">
            <text:p>1</text:p>
          </table:table-cell>
          <table:table-cell table:style-name="ce4" table:formula="of:=IF(MAX([.AL$1];[.$A46])*3+MIN([.AL$1];[.$A46])&gt;=65;1;0)" office:value-type="float" office:value="1" calcext:value-type="float">
            <text:p>1</text:p>
          </table:table-cell>
          <table:table-cell table:style-name="ce4" table:formula="of:=IF(MAX([.AM$1];[.$A46])*3+MIN([.AM$1];[.$A46])&gt;=65;1;0)" office:value-type="float" office:value="1" calcext:value-type="float">
            <text:p>1</text:p>
          </table:table-cell>
          <table:table-cell table:style-name="ce4" table:formula="of:=IF(MAX([.AN$1];[.$A46])*3+MIN([.AN$1];[.$A46])&gt;=65;1;0)" office:value-type="float" office:value="1" calcext:value-type="float">
            <text:p>1</text:p>
          </table:table-cell>
          <table:table-cell table:style-name="ce4" table:formula="of:=IF(MAX([.AO$1];[.$A46])*3+MIN([.AO$1];[.$A46])&gt;=65;1;0)" office:value-type="float" office:value="1" calcext:value-type="float">
            <text:p>1</text:p>
          </table:table-cell>
          <table:table-cell table:style-name="ce4" table:formula="of:=IF(MAX([.AP$1];[.$A46])*3+MIN([.AP$1];[.$A46])&gt;=65;1;0)" office:value-type="float" office:value="1" calcext:value-type="float">
            <text:p>1</text:p>
          </table:table-cell>
          <table:table-cell table:style-name="ce4" table:formula="of:=IF(MAX([.AQ$1];[.$A46])*3+MIN([.AQ$1];[.$A46])&gt;=65;1;0)" office:value-type="float" office:value="1" calcext:value-type="float">
            <text:p>1</text:p>
          </table:table-cell>
          <table:table-cell table:style-name="ce4" table:formula="of:=IF(MAX([.AR$1];[.$A46])*3+MIN([.AR$1];[.$A46])&gt;=65;1;0)" office:value-type="float" office:value="1" calcext:value-type="float">
            <text:p>1</text:p>
          </table:table-cell>
          <table:table-cell table:style-name="ce4" table:formula="of:=IF(MAX([.AS$1];[.$A46])*3+MIN([.AS$1];[.$A46])&gt;=65;1;0)" office:value-type="float" office:value="1" calcext:value-type="float">
            <text:p>1</text:p>
          </table:table-cell>
          <table:table-cell table:style-name="ce4" table:formula="of:=IF(MAX([.AT$1];[.$A46])*3+MIN([.AT$1];[.$A46])&gt;=65;1;0)" office:value-type="float" office:value="1" calcext:value-type="float">
            <text:p>1</text:p>
          </table:table-cell>
          <table:table-cell table:style-name="ce4" table:formula="of:=IF(MAX([.AU$1];[.$A46])*3+MIN([.AU$1];[.$A46])&gt;=65;1;0)" office:value-type="float" office:value="1" calcext:value-type="float">
            <text:p>1</text:p>
          </table:table-cell>
          <table:table-cell table:style-name="ce4" table:formula="of:=IF(MAX([.AV$1];[.$A46])*3+MIN([.AV$1];[.$A46])&gt;=65;1;0)" office:value-type="float" office:value="1" calcext:value-type="float">
            <text:p>1</text:p>
          </table:table-cell>
          <table:table-cell table:style-name="ce4" table:formula="of:=IF(MAX([.AW$1];[.$A46])*3+MIN([.AW$1];[.$A46])&gt;=65;1;0)" office:value-type="float" office:value="1" calcext:value-type="float">
            <text:p>1</text:p>
          </table:table-cell>
          <table:table-cell table:style-name="ce4" table:formula="of:=IF(MAX([.AX$1];[.$A46])*3+MIN([.AX$1];[.$A46])&gt;=65;1;0)" office:value-type="float" office:value="1" calcext:value-type="float">
            <text:p>1</text:p>
          </table:table-cell>
          <table:table-cell table:style-name="ce4" table:formula="of:=IF(MAX([.AY$1];[.$A46])*3+MIN([.AY$1];[.$A46])&gt;=65;1;0)" office:value-type="float" office:value="1" calcext:value-type="float">
            <text:p>1</text:p>
          </table:table-cell>
          <table:table-cell table:style-name="ce4" table:formula="of:=IF(MAX([.AZ$1];[.$A46])*3+MIN([.AZ$1];[.$A46])&gt;=65;1;0)" office:value-type="float" office:value="1" calcext:value-type="float">
            <text:p>1</text:p>
          </table:table-cell>
          <table:table-cell table:style-name="ce4" table:formula="of:=IF(MAX([.BA$1];[.$A46])*3+MIN([.BA$1];[.$A46])&gt;=65;1;0)" office:value-type="float" office:value="1" calcext:value-type="float">
            <text:p>1</text:p>
          </table:table-cell>
          <table:table-cell table:style-name="ce4" table:formula="of:=IF(MAX([.BB$1];[.$A46])*3+MIN([.BB$1];[.$A46])&gt;=65;1;0)" office:value-type="float" office:value="1" calcext:value-type="float">
            <text:p>1</text:p>
          </table:table-cell>
          <table:table-cell table:style-name="ce4" table:formula="of:=IF(MAX([.BC$1];[.$A46])*3+MIN([.BC$1];[.$A46])&gt;=65;1;0)" office:value-type="float" office:value="1" calcext:value-type="float">
            <text:p>1</text:p>
          </table:table-cell>
          <table:table-cell table:style-name="ce4" table:formula="of:=IF(MAX([.BD$1];[.$A46])*3+MIN([.BD$1];[.$A46])&gt;=65;1;0)" office:value-type="float" office:value="1" calcext:value-type="float">
            <text:p>1</text:p>
          </table:table-cell>
          <table:table-cell table:style-name="ce4" table:formula="of:=IF(MAX([.BE$1];[.$A46])*3+MIN([.BE$1];[.$A46])&gt;=65;1;0)" office:value-type="float" office:value="1" calcext:value-type="float">
            <text:p>1</text:p>
          </table:table-cell>
          <table:table-cell table:style-name="ce4" table:formula="of:=IF(MAX([.BF$1];[.$A46])*3+MIN([.BF$1];[.$A46])&gt;=65;1;0)" office:value-type="float" office:value="1" calcext:value-type="float">
            <text:p>1</text:p>
          </table:table-cell>
          <table:table-cell table:style-name="ce4" table:formula="of:=IF(MAX([.BG$1];[.$A46])*3+MIN([.BG$1];[.$A46])&gt;=65;1;0)" office:value-type="float" office:value="1" calcext:value-type="float">
            <text:p>1</text:p>
          </table:table-cell>
          <table:table-cell table:style-name="ce4" table:formula="of:=IF(MAX([.BH$1];[.$A46])*3+MIN([.BH$1];[.$A46])&gt;=65;1;0)" office:value-type="float" office:value="1" calcext:value-type="float">
            <text:p>1</text:p>
          </table:table-cell>
          <table:table-cell table:style-name="ce4" table:formula="of:=IF(MAX([.BI$1];[.$A46])*3+MIN([.BI$1];[.$A46])&gt;=65;1;0)" office:value-type="float" office:value="1" calcext:value-type="float">
            <text:p>1</text:p>
          </table:table-cell>
          <table:table-cell table:style-name="ce4" table:formula="of:=IF(MAX([.BJ$1];[.$A46])*3+MIN([.BJ$1];[.$A46])&gt;=65;1;0)" office:value-type="float" office:value="1" calcext:value-type="float">
            <text:p>1</text:p>
          </table:table-cell>
          <table:table-cell table:style-name="ce4" table:formula="of:=IF(MAX([.BK$1];[.$A46])*3+MIN([.BK$1];[.$A46])&gt;=65;1;0)" office:value-type="float" office:value="1" calcext:value-type="float">
            <text:p>1</text:p>
          </table:table-cell>
          <table:table-cell table:style-name="ce4" table:formula="of:=IF(MAX([.BL$1];[.$A46])*3+MIN([.BL$1];[.$A46])&gt;=65;1;0)" office:value-type="float" office:value="1" calcext:value-type="float">
            <text:p>1</text:p>
          </table:table-cell>
          <table:table-cell table:style-name="ce4" table:formula="of:=IF(MAX([.BM$1];[.$A46])*3+MIN([.BM$1];[.$A46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table:formula="of:=IF([$д.B47]=0;IF(AND(INDEX([$д.$B$2:.$BM$64];[.$A47]*3;[.B$1])&gt;0;INDEX([$д.$B$2:.$BM$64];[.$A47];[.B$1]*3)&gt;0;INDEX([$д.$B$2:.$BM$64];[.$A47];[.B$1]+1)&gt;0;INDEX([$д.$B$2:.$BM$64];[.$A47]+1;[.B$1])&gt;0);-2;0);[$д.B47])" office:value-type="float" office:value="1" calcext:value-type="float">
            <text:p>1</text:p>
          </table:table-cell>
          <table:table-cell table:style-name="ce1" table:formula="of:=IF([$д.C47]=0;IF(AND(INDEX([$д.$B$2:.$BM$64];[.$A47]*3;[.C$1])&gt;0;INDEX([$д.$B$2:.$BM$64];[.$A47];[.C$1]*3)&gt;0;INDEX([$д.$B$2:.$BM$64];[.$A47];[.C$1]+1)&gt;0;INDEX([$д.$B$2:.$BM$64];[.$A47]+1;[.C$1])&gt;0);-2;0);[$д.C47])" office:value-type="float" office:value="1" calcext:value-type="float">
            <text:p>1</text:p>
          </table:table-cell>
          <table:table-cell table:style-name="ce1" table:formula="of:=IF([$д.D47]=0;IF(AND(INDEX([$д.$B$2:.$BM$64];[.$A47]*3;[.D$1])&gt;0;INDEX([$д.$B$2:.$BM$64];[.$A47];[.D$1]*3)&gt;0;INDEX([$д.$B$2:.$BM$64];[.$A47];[.D$1]+1)&gt;0;INDEX([$д.$B$2:.$BM$64];[.$A47]+1;[.D$1])&gt;0);-2;0);[$д.D47])" office:value-type="float" office:value="1" calcext:value-type="float">
            <text:p>1</text:p>
          </table:table-cell>
          <table:table-cell table:style-name="ce1" table:formula="of:=IF([$д.E47]=0;IF(AND(INDEX([$д.$B$2:.$BM$64];[.$A47]*3;[.E$1])&gt;0;INDEX([$д.$B$2:.$BM$64];[.$A47];[.E$1]*3)&gt;0;INDEX([$д.$B$2:.$BM$64];[.$A47];[.E$1]+1)&gt;0;INDEX([$д.$B$2:.$BM$64];[.$A47]+1;[.E$1])&gt;0);-2;0);[$д.E47])" office:value-type="float" office:value="1" calcext:value-type="float">
            <text:p>1</text:p>
          </table:table-cell>
          <table:table-cell table:style-name="ce1" table:formula="of:=IF([$д.F47]=0;IF(AND(INDEX([$д.$B$2:.$BM$64];[.$A47]*3;[.F$1])&gt;0;INDEX([$д.$B$2:.$BM$64];[.$A47];[.F$1]*3)&gt;0;INDEX([$д.$B$2:.$BM$64];[.$A47];[.F$1]+1)&gt;0;INDEX([$д.$B$2:.$BM$64];[.$A47]+1;[.F$1])&gt;0);-2;0);[$д.F47])" office:value-type="float" office:value="1" calcext:value-type="float">
            <text:p>1</text:p>
          </table:table-cell>
          <table:table-cell table:style-name="ce1" table:formula="of:=IF([$д.G47]=0;IF(AND(INDEX([$д.$B$2:.$BM$64];[.$A47]*3;[.G$1])&gt;0;INDEX([$д.$B$2:.$BM$64];[.$A47];[.G$1]*3)&gt;0;INDEX([$д.$B$2:.$BM$64];[.$A47];[.G$1]+1)&gt;0;INDEX([$д.$B$2:.$BM$64];[.$A47]+1;[.G$1])&gt;0);-2;0);[$д.G47])" office:value-type="float" office:value="1" calcext:value-type="float">
            <text:p>1</text:p>
          </table:table-cell>
          <table:table-cell table:style-name="ce1" table:formula="of:=IF([$д.H47]=0;IF(AND(INDEX([$д.$B$2:.$BM$64];[.$A47]*3;[.H$1])&gt;0;INDEX([$д.$B$2:.$BM$64];[.$A47];[.H$1]*3)&gt;0;INDEX([$д.$B$2:.$BM$64];[.$A47];[.H$1]+1)&gt;0;INDEX([$д.$B$2:.$BM$64];[.$A47]+1;[.H$1])&gt;0);-2;0);[$д.H47])" office:value-type="float" office:value="1" calcext:value-type="float">
            <text:p>1</text:p>
          </table:table-cell>
          <table:table-cell table:style-name="ce1" table:formula="of:=IF([$д.I47]=0;IF(AND(INDEX([$д.$B$2:.$BM$64];[.$A47]*3;[.I$1])&gt;0;INDEX([$д.$B$2:.$BM$64];[.$A47];[.I$1]*3)&gt;0;INDEX([$д.$B$2:.$BM$64];[.$A47];[.I$1]+1)&gt;0;INDEX([$д.$B$2:.$BM$64];[.$A47]+1;[.I$1])&gt;0);-2;0);[$д.I47])" office:value-type="float" office:value="1" calcext:value-type="float">
            <text:p>1</text:p>
          </table:table-cell>
          <table:table-cell table:style-name="ce1" table:formula="of:=IF([$д.J47]=0;IF(AND(INDEX([$д.$B$2:.$BM$64];[.$A47]*3;[.J$1])&gt;0;INDEX([$д.$B$2:.$BM$64];[.$A47];[.J$1]*3)&gt;0;INDEX([$д.$B$2:.$BM$64];[.$A47];[.J$1]+1)&gt;0;INDEX([$д.$B$2:.$BM$64];[.$A47]+1;[.J$1])&gt;0);-2;0);[$д.J47])" office:value-type="float" office:value="1" calcext:value-type="float">
            <text:p>1</text:p>
          </table:table-cell>
          <table:table-cell table:style-name="ce1" table:formula="of:=IF([$д.K47]=0;IF(AND(INDEX([$д.$B$2:.$BM$64];[.$A47]*3;[.K$1])&gt;0;INDEX([$д.$B$2:.$BM$64];[.$A47];[.K$1]*3)&gt;0;INDEX([$д.$B$2:.$BM$64];[.$A47];[.K$1]+1)&gt;0;INDEX([$д.$B$2:.$BM$64];[.$A47]+1;[.K$1])&gt;0);-2;0);[$д.K47])" office:value-type="float" office:value="1" calcext:value-type="float">
            <text:p>1</text:p>
          </table:table-cell>
          <table:table-cell table:style-name="ce1" table:formula="of:=IF([$д.L47]=0;IF(AND(INDEX([$д.$B$2:.$BM$64];[.$A47]*3;[.L$1])&gt;0;INDEX([$д.$B$2:.$BM$64];[.$A47];[.L$1]*3)&gt;0;INDEX([$д.$B$2:.$BM$64];[.$A47];[.L$1]+1)&gt;0;INDEX([$д.$B$2:.$BM$64];[.$A47]+1;[.L$1])&gt;0);-2;0);[$д.L47])" office:value-type="float" office:value="1" calcext:value-type="float">
            <text:p>1</text:p>
          </table:table-cell>
          <table:table-cell table:style-name="ce1" table:formula="of:=IF([$д.M47]=0;IF(AND(INDEX([$д.$B$2:.$BM$64];[.$A47]*3;[.M$1])&gt;0;INDEX([$д.$B$2:.$BM$64];[.$A47];[.M$1]*3)&gt;0;INDEX([$д.$B$2:.$BM$64];[.$A47];[.M$1]+1)&gt;0;INDEX([$д.$B$2:.$BM$64];[.$A47]+1;[.M$1])&gt;0);-2;0);[$д.M47])" office:value-type="float" office:value="1" calcext:value-type="float">
            <text:p>1</text:p>
          </table:table-cell>
          <table:table-cell table:style-name="ce1" table:formula="of:=IF([$д.N47]=0;IF(AND(INDEX([$д.$B$2:.$BM$64];[.$A47]*3;[.N$1])&gt;0;INDEX([$д.$B$2:.$BM$64];[.$A47];[.N$1]*3)&gt;0;INDEX([$д.$B$2:.$BM$64];[.$A47];[.N$1]+1)&gt;0;INDEX([$д.$B$2:.$BM$64];[.$A47]+1;[.N$1])&gt;0);-2;0);[$д.N47])" office:value-type="float" office:value="1" calcext:value-type="float">
            <text:p>1</text:p>
          </table:table-cell>
          <table:table-cell table:style-name="ce1" table:formula="of:=IF([$д.O47]=0;IF(AND(INDEX([$д.$B$2:.$BM$64];[.$A47]*3;[.O$1])&gt;0;INDEX([$д.$B$2:.$BM$64];[.$A47];[.O$1]*3)&gt;0;INDEX([$д.$B$2:.$BM$64];[.$A47];[.O$1]+1)&gt;0;INDEX([$д.$B$2:.$BM$64];[.$A47]+1;[.O$1])&gt;0);-2;0);[$д.O47])" office:value-type="float" office:value="1" calcext:value-type="float">
            <text:p>1</text:p>
          </table:table-cell>
          <table:table-cell table:style-name="ce1" table:formula="of:=IF([$д.P47]=0;IF(AND(INDEX([$д.$B$2:.$BM$64];[.$A47]*3;[.P$1])&gt;0;INDEX([$д.$B$2:.$BM$64];[.$A47];[.P$1]*3)&gt;0;INDEX([$д.$B$2:.$BM$64];[.$A47];[.P$1]+1)&gt;0;INDEX([$д.$B$2:.$BM$64];[.$A47]+1;[.P$1])&gt;0);-2;0);[$д.P47])" office:value-type="float" office:value="1" calcext:value-type="float">
            <text:p>1</text:p>
          </table:table-cell>
          <table:table-cell table:style-name="ce1" table:formula="of:=IF([$д.Q47]=0;IF(AND(INDEX([$д.$B$2:.$BM$64];[.$A47]*3;[.Q$1])&gt;0;INDEX([$д.$B$2:.$BM$64];[.$A47];[.Q$1]*3)&gt;0;INDEX([$д.$B$2:.$BM$64];[.$A47];[.Q$1]+1)&gt;0;INDEX([$д.$B$2:.$BM$64];[.$A47]+1;[.Q$1])&gt;0);-2;0);[$д.Q47])" office:value-type="float" office:value="1" calcext:value-type="float">
            <text:p>1</text:p>
          </table:table-cell>
          <table:table-cell table:style-name="ce1" table:formula="of:=IF([$д.R47]=0;IF(AND(INDEX([$д.$B$2:.$BM$64];[.$A47]*3;[.R$1])&gt;0;INDEX([$д.$B$2:.$BM$64];[.$A47];[.R$1]*3)&gt;0;INDEX([$д.$B$2:.$BM$64];[.$A47];[.R$1]+1)&gt;0;INDEX([$д.$B$2:.$BM$64];[.$A47]+1;[.R$1])&gt;0);-2;0);[$д.R47])" office:value-type="float" office:value="1" calcext:value-type="float">
            <text:p>1</text:p>
          </table:table-cell>
          <table:table-cell table:style-name="ce1" table:formula="of:=IF([$д.S47]=0;IF(AND(INDEX([$д.$B$2:.$BM$64];[.$A47]*3;[.S$1])&gt;0;INDEX([$д.$B$2:.$BM$64];[.$A47];[.S$1]*3)&gt;0;INDEX([$д.$B$2:.$BM$64];[.$A47];[.S$1]+1)&gt;0;INDEX([$д.$B$2:.$BM$64];[.$A47]+1;[.S$1])&gt;0);-2;0);[$д.S47])" office:value-type="float" office:value="1" calcext:value-type="float">
            <text:p>1</text:p>
          </table:table-cell>
          <table:table-cell table:style-name="ce1" table:formula="of:=IF([$д.T47]=0;IF(AND(INDEX([$д.$B$2:.$BM$64];[.$A47]*3;[.T$1])&gt;0;INDEX([$д.$B$2:.$BM$64];[.$A47];[.T$1]*3)&gt;0;INDEX([$д.$B$2:.$BM$64];[.$A47];[.T$1]+1)&gt;0;INDEX([$д.$B$2:.$BM$64];[.$A47]+1;[.T$1])&gt;0);-2;0);[$д.T47])" office:value-type="float" office:value="1" calcext:value-type="float">
            <text:p>1</text:p>
          </table:table-cell>
          <table:table-cell table:style-name="ce1" table:formula="of:=IF([$д.U47]=0;IF(AND(INDEX([$д.$B$2:.$BM$64];[.$A47]*3;[.U$1])&gt;0;INDEX([$д.$B$2:.$BM$64];[.$A47];[.U$1]*3)&gt;0;INDEX([$д.$B$2:.$BM$64];[.$A47];[.U$1]+1)&gt;0;INDEX([$д.$B$2:.$BM$64];[.$A47]+1;[.U$1])&gt;0);-2;0);[$д.U47])" office:value-type="float" office:value="1" calcext:value-type="float">
            <text:p>1</text:p>
          </table:table-cell>
          <table:table-cell table:style-name="ce2" table:formula="of:=IF([$д.V47]=0;IF(OR(INDEX([$д.$B$2:.$BM$64];[.$A47]*3;[.V$1])&lt;0;INDEX([$д.$B$2:.$BM$64];[.$A47];[.V$1]*3)&lt;0;INDEX([$д.$B$2:.$BM$64];[.$A47];[.V$1]+1)&lt;0;INDEX([$д.$B$2:.$BM$64];[.$A47]+1;[.V$1])&lt;0);2;0);[$д.V47])" office:value-type="float" office:value="1" calcext:value-type="float">
            <text:p>1</text:p>
          </table:table-cell>
          <table:table-cell table:style-name="ce3" table:formula="of:=IF([$д.W47]=0;IF(AND(INDEX([$д.$B$2:.$BM$64];[.$A47]*3;[.W$1])&gt;0;INDEX([$д.$B$2:.$BM$64];[.$A47];[.W$1]*3)&gt;0;INDEX([$д.$B$2:.$BM$64];[.$A47];[.W$1]+1)&gt;0;INDEX([$д.$B$2:.$BM$64];[.$A47]+1;[.W$1])&gt;0);-1;0);[$д.W47])" office:value-type="float" office:value="1" calcext:value-type="float">
            <text:p>1</text:p>
          </table:table-cell>
          <table:table-cell table:style-name="ce4" table:formula="of:=IF([$д.X47]=0;IF(OR(INDEX([$д.$B$2:.$BM$64];[.$A47]*3;[.X$1])&gt;0;INDEX([$д.$B$2:.$BM$64];[.$A47];[.X$1]*3)&gt;0;INDEX([$д.$B$2:.$BM$64];[.$A47];[.X$1]+1)&gt;0;INDEX([$д.$B$2:.$BM$64];[.$A47]+1;[.X$1])&gt;0);-1;0);[$д.X47])" office:value-type="float" office:value="1" calcext:value-type="float">
            <text:p>1</text:p>
          </table:table-cell>
          <table:table-cell table:style-name="ce4" table:formula="of:=IF([$д.Y47]=0;IF(OR(INDEX([$д.$B$2:.$BM$64];[.$A47]*3;[.Y$1])&gt;0;INDEX([$д.$B$2:.$BM$64];[.$A47];[.Y$1]*3)&gt;0;INDEX([$д.$B$2:.$BM$64];[.$A47];[.Y$1]+1)&gt;0;INDEX([$д.$B$2:.$BM$64];[.$A47]+1;[.Y$1])&gt;0);-1;0);[$д.Y47])" office:value-type="float" office:value="1" calcext:value-type="float">
            <text:p>1</text:p>
          </table:table-cell>
          <table:table-cell table:style-name="ce4" table:formula="of:=IF([$д.Z47]=0;IF(OR(INDEX([$д.$B$2:.$BM$64];[.$A47]*3;[.Z$1])&gt;0;INDEX([$д.$B$2:.$BM$64];[.$A47];[.Z$1]*3)&gt;0;INDEX([$д.$B$2:.$BM$64];[.$A47];[.Z$1]+1)&gt;0;INDEX([$д.$B$2:.$BM$64];[.$A47]+1;[.Z$1])&gt;0);-1;0);[$д.Z47])" office:value-type="float" office:value="1" calcext:value-type="float">
            <text:p>1</text:p>
          </table:table-cell>
          <table:table-cell table:style-name="ce4" table:formula="of:=IF([$д.AA47]=0;IF(OR(INDEX([$д.$B$2:.$BM$64];[.$A47]*3;[.AA$1])&gt;0;INDEX([$д.$B$2:.$BM$64];[.$A47];[.AA$1]*3)&gt;0;INDEX([$д.$B$2:.$BM$64];[.$A47];[.AA$1]+1)&gt;0;INDEX([$д.$B$2:.$BM$64];[.$A47]+1;[.AA$1])&gt;0);-1;0);[$д.AA47])" office:value-type="float" office:value="1" calcext:value-type="float">
            <text:p>1</text:p>
          </table:table-cell>
          <table:table-cell table:style-name="ce4" table:formula="of:=IF([$д.AB47]=0;IF(OR(INDEX([$д.$B$2:.$BM$64];[.$A47]*3;[.AB$1])&gt;0;INDEX([$д.$B$2:.$BM$64];[.$A47];[.AB$1]*3)&gt;0;INDEX([$д.$B$2:.$BM$64];[.$A47];[.AB$1]+1)&gt;0;INDEX([$д.$B$2:.$BM$64];[.$A47]+1;[.AB$1])&gt;0);-1;0);[$д.AB47])" office:value-type="float" office:value="1" calcext:value-type="float">
            <text:p>1</text:p>
          </table:table-cell>
          <table:table-cell table:style-name="ce4" table:formula="of:=IF([$д.AC47]=0;IF(OR(INDEX([$д.$B$2:.$BM$64];[.$A47]*3;[.AC$1])&gt;0;INDEX([$д.$B$2:.$BM$64];[.$A47];[.AC$1]*3)&gt;0;INDEX([$д.$B$2:.$BM$64];[.$A47];[.AC$1]+1)&gt;0;INDEX([$д.$B$2:.$BM$64];[.$A47]+1;[.AC$1])&gt;0);-1;0);[$д.AC47])" office:value-type="float" office:value="1" calcext:value-type="float">
            <text:p>1</text:p>
          </table:table-cell>
          <table:table-cell table:style-name="ce4" table:formula="of:=IF(MAX([.AD$1];[.$A47])*3+MIN([.AD$1];[.$A47])&gt;=65;1;0)" office:value-type="float" office:value="1" calcext:value-type="float">
            <text:p>1</text:p>
          </table:table-cell>
          <table:table-cell table:style-name="ce4" table:formula="of:=IF(MAX([.AE$1];[.$A47])*3+MIN([.AE$1];[.$A47])&gt;=65;1;0)" office:value-type="float" office:value="1" calcext:value-type="float">
            <text:p>1</text:p>
          </table:table-cell>
          <table:table-cell table:style-name="ce4" table:formula="of:=IF(MAX([.AF$1];[.$A47])*3+MIN([.AF$1];[.$A47])&gt;=65;1;0)" office:value-type="float" office:value="1" calcext:value-type="float">
            <text:p>1</text:p>
          </table:table-cell>
          <table:table-cell table:style-name="ce4" table:formula="of:=IF(MAX([.AG$1];[.$A47])*3+MIN([.AG$1];[.$A47])&gt;=65;1;0)" office:value-type="float" office:value="1" calcext:value-type="float">
            <text:p>1</text:p>
          </table:table-cell>
          <table:table-cell table:style-name="ce4" table:formula="of:=IF(MAX([.AH$1];[.$A47])*3+MIN([.AH$1];[.$A47])&gt;=65;1;0)" office:value-type="float" office:value="1" calcext:value-type="float">
            <text:p>1</text:p>
          </table:table-cell>
          <table:table-cell table:style-name="ce4" table:formula="of:=IF(MAX([.AI$1];[.$A47])*3+MIN([.AI$1];[.$A47])&gt;=65;1;0)" office:value-type="float" office:value="1" calcext:value-type="float">
            <text:p>1</text:p>
          </table:table-cell>
          <table:table-cell table:style-name="ce4" table:formula="of:=IF(MAX([.AJ$1];[.$A47])*3+MIN([.AJ$1];[.$A47])&gt;=65;1;0)" office:value-type="float" office:value="1" calcext:value-type="float">
            <text:p>1</text:p>
          </table:table-cell>
          <table:table-cell table:style-name="ce4" table:formula="of:=IF(MAX([.AK$1];[.$A47])*3+MIN([.AK$1];[.$A47])&gt;=65;1;0)" office:value-type="float" office:value="1" calcext:value-type="float">
            <text:p>1</text:p>
          </table:table-cell>
          <table:table-cell table:style-name="ce4" table:formula="of:=IF(MAX([.AL$1];[.$A47])*3+MIN([.AL$1];[.$A47])&gt;=65;1;0)" office:value-type="float" office:value="1" calcext:value-type="float">
            <text:p>1</text:p>
          </table:table-cell>
          <table:table-cell table:style-name="ce4" table:formula="of:=IF(MAX([.AM$1];[.$A47])*3+MIN([.AM$1];[.$A47])&gt;=65;1;0)" office:value-type="float" office:value="1" calcext:value-type="float">
            <text:p>1</text:p>
          </table:table-cell>
          <table:table-cell table:style-name="ce4" table:formula="of:=IF(MAX([.AN$1];[.$A47])*3+MIN([.AN$1];[.$A47])&gt;=65;1;0)" office:value-type="float" office:value="1" calcext:value-type="float">
            <text:p>1</text:p>
          </table:table-cell>
          <table:table-cell table:style-name="ce4" table:formula="of:=IF(MAX([.AO$1];[.$A47])*3+MIN([.AO$1];[.$A47])&gt;=65;1;0)" office:value-type="float" office:value="1" calcext:value-type="float">
            <text:p>1</text:p>
          </table:table-cell>
          <table:table-cell table:style-name="ce4" table:formula="of:=IF(MAX([.AP$1];[.$A47])*3+MIN([.AP$1];[.$A47])&gt;=65;1;0)" office:value-type="float" office:value="1" calcext:value-type="float">
            <text:p>1</text:p>
          </table:table-cell>
          <table:table-cell table:style-name="ce4" table:formula="of:=IF(MAX([.AQ$1];[.$A47])*3+MIN([.AQ$1];[.$A47])&gt;=65;1;0)" office:value-type="float" office:value="1" calcext:value-type="float">
            <text:p>1</text:p>
          </table:table-cell>
          <table:table-cell table:style-name="ce4" table:formula="of:=IF(MAX([.AR$1];[.$A47])*3+MIN([.AR$1];[.$A47])&gt;=65;1;0)" office:value-type="float" office:value="1" calcext:value-type="float">
            <text:p>1</text:p>
          </table:table-cell>
          <table:table-cell table:style-name="ce4" table:formula="of:=IF(MAX([.AS$1];[.$A47])*3+MIN([.AS$1];[.$A47])&gt;=65;1;0)" office:value-type="float" office:value="1" calcext:value-type="float">
            <text:p>1</text:p>
          </table:table-cell>
          <table:table-cell table:style-name="ce4" table:formula="of:=IF(MAX([.AT$1];[.$A47])*3+MIN([.AT$1];[.$A47])&gt;=65;1;0)" office:value-type="float" office:value="1" calcext:value-type="float">
            <text:p>1</text:p>
          </table:table-cell>
          <table:table-cell table:style-name="ce4" table:formula="of:=IF(MAX([.AU$1];[.$A47])*3+MIN([.AU$1];[.$A47])&gt;=65;1;0)" office:value-type="float" office:value="1" calcext:value-type="float">
            <text:p>1</text:p>
          </table:table-cell>
          <table:table-cell table:style-name="ce4" table:formula="of:=IF(MAX([.AV$1];[.$A47])*3+MIN([.AV$1];[.$A47])&gt;=65;1;0)" office:value-type="float" office:value="1" calcext:value-type="float">
            <text:p>1</text:p>
          </table:table-cell>
          <table:table-cell table:style-name="ce4" table:formula="of:=IF(MAX([.AW$1];[.$A47])*3+MIN([.AW$1];[.$A47])&gt;=65;1;0)" office:value-type="float" office:value="1" calcext:value-type="float">
            <text:p>1</text:p>
          </table:table-cell>
          <table:table-cell table:style-name="ce4" table:formula="of:=IF(MAX([.AX$1];[.$A47])*3+MIN([.AX$1];[.$A47])&gt;=65;1;0)" office:value-type="float" office:value="1" calcext:value-type="float">
            <text:p>1</text:p>
          </table:table-cell>
          <table:table-cell table:style-name="ce4" table:formula="of:=IF(MAX([.AY$1];[.$A47])*3+MIN([.AY$1];[.$A47])&gt;=65;1;0)" office:value-type="float" office:value="1" calcext:value-type="float">
            <text:p>1</text:p>
          </table:table-cell>
          <table:table-cell table:style-name="ce4" table:formula="of:=IF(MAX([.AZ$1];[.$A47])*3+MIN([.AZ$1];[.$A47])&gt;=65;1;0)" office:value-type="float" office:value="1" calcext:value-type="float">
            <text:p>1</text:p>
          </table:table-cell>
          <table:table-cell table:style-name="ce4" table:formula="of:=IF(MAX([.BA$1];[.$A47])*3+MIN([.BA$1];[.$A47])&gt;=65;1;0)" office:value-type="float" office:value="1" calcext:value-type="float">
            <text:p>1</text:p>
          </table:table-cell>
          <table:table-cell table:style-name="ce4" table:formula="of:=IF(MAX([.BB$1];[.$A47])*3+MIN([.BB$1];[.$A47])&gt;=65;1;0)" office:value-type="float" office:value="1" calcext:value-type="float">
            <text:p>1</text:p>
          </table:table-cell>
          <table:table-cell table:style-name="ce4" table:formula="of:=IF(MAX([.BC$1];[.$A47])*3+MIN([.BC$1];[.$A47])&gt;=65;1;0)" office:value-type="float" office:value="1" calcext:value-type="float">
            <text:p>1</text:p>
          </table:table-cell>
          <table:table-cell table:style-name="ce4" table:formula="of:=IF(MAX([.BD$1];[.$A47])*3+MIN([.BD$1];[.$A47])&gt;=65;1;0)" office:value-type="float" office:value="1" calcext:value-type="float">
            <text:p>1</text:p>
          </table:table-cell>
          <table:table-cell table:style-name="ce4" table:formula="of:=IF(MAX([.BE$1];[.$A47])*3+MIN([.BE$1];[.$A47])&gt;=65;1;0)" office:value-type="float" office:value="1" calcext:value-type="float">
            <text:p>1</text:p>
          </table:table-cell>
          <table:table-cell table:style-name="ce4" table:formula="of:=IF(MAX([.BF$1];[.$A47])*3+MIN([.BF$1];[.$A47])&gt;=65;1;0)" office:value-type="float" office:value="1" calcext:value-type="float">
            <text:p>1</text:p>
          </table:table-cell>
          <table:table-cell table:style-name="ce4" table:formula="of:=IF(MAX([.BG$1];[.$A47])*3+MIN([.BG$1];[.$A47])&gt;=65;1;0)" office:value-type="float" office:value="1" calcext:value-type="float">
            <text:p>1</text:p>
          </table:table-cell>
          <table:table-cell table:style-name="ce4" table:formula="of:=IF(MAX([.BH$1];[.$A47])*3+MIN([.BH$1];[.$A47])&gt;=65;1;0)" office:value-type="float" office:value="1" calcext:value-type="float">
            <text:p>1</text:p>
          </table:table-cell>
          <table:table-cell table:style-name="ce4" table:formula="of:=IF(MAX([.BI$1];[.$A47])*3+MIN([.BI$1];[.$A47])&gt;=65;1;0)" office:value-type="float" office:value="1" calcext:value-type="float">
            <text:p>1</text:p>
          </table:table-cell>
          <table:table-cell table:style-name="ce4" table:formula="of:=IF(MAX([.BJ$1];[.$A47])*3+MIN([.BJ$1];[.$A47])&gt;=65;1;0)" office:value-type="float" office:value="1" calcext:value-type="float">
            <text:p>1</text:p>
          </table:table-cell>
          <table:table-cell table:style-name="ce4" table:formula="of:=IF(MAX([.BK$1];[.$A47])*3+MIN([.BK$1];[.$A47])&gt;=65;1;0)" office:value-type="float" office:value="1" calcext:value-type="float">
            <text:p>1</text:p>
          </table:table-cell>
          <table:table-cell table:style-name="ce4" table:formula="of:=IF(MAX([.BL$1];[.$A47])*3+MIN([.BL$1];[.$A47])&gt;=65;1;0)" office:value-type="float" office:value="1" calcext:value-type="float">
            <text:p>1</text:p>
          </table:table-cell>
          <table:table-cell table:style-name="ce4" table:formula="of:=IF(MAX([.BM$1];[.$A47])*3+MIN([.BM$1];[.$A47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table:formula="of:=IF([$д.B48]=0;IF(AND(INDEX([$д.$B$2:.$BM$64];[.$A48]*3;[.B$1])&gt;0;INDEX([$д.$B$2:.$BM$64];[.$A48];[.B$1]*3)&gt;0;INDEX([$д.$B$2:.$BM$64];[.$A48];[.B$1]+1)&gt;0;INDEX([$д.$B$2:.$BM$64];[.$A48]+1;[.B$1])&gt;0);-2;0);[$д.B48])" office:value-type="float" office:value="1" calcext:value-type="float">
            <text:p>1</text:p>
          </table:table-cell>
          <table:table-cell table:style-name="ce1" table:formula="of:=IF([$д.C48]=0;IF(AND(INDEX([$д.$B$2:.$BM$64];[.$A48]*3;[.C$1])&gt;0;INDEX([$д.$B$2:.$BM$64];[.$A48];[.C$1]*3)&gt;0;INDEX([$д.$B$2:.$BM$64];[.$A48];[.C$1]+1)&gt;0;INDEX([$д.$B$2:.$BM$64];[.$A48]+1;[.C$1])&gt;0);-2;0);[$д.C48])" office:value-type="float" office:value="1" calcext:value-type="float">
            <text:p>1</text:p>
          </table:table-cell>
          <table:table-cell table:style-name="ce1" table:formula="of:=IF([$д.D48]=0;IF(AND(INDEX([$д.$B$2:.$BM$64];[.$A48]*3;[.D$1])&gt;0;INDEX([$д.$B$2:.$BM$64];[.$A48];[.D$1]*3)&gt;0;INDEX([$д.$B$2:.$BM$64];[.$A48];[.D$1]+1)&gt;0;INDEX([$д.$B$2:.$BM$64];[.$A48]+1;[.D$1])&gt;0);-2;0);[$д.D48])" office:value-type="float" office:value="1" calcext:value-type="float">
            <text:p>1</text:p>
          </table:table-cell>
          <table:table-cell table:style-name="ce1" table:formula="of:=IF([$д.E48]=0;IF(AND(INDEX([$д.$B$2:.$BM$64];[.$A48]*3;[.E$1])&gt;0;INDEX([$д.$B$2:.$BM$64];[.$A48];[.E$1]*3)&gt;0;INDEX([$д.$B$2:.$BM$64];[.$A48];[.E$1]+1)&gt;0;INDEX([$д.$B$2:.$BM$64];[.$A48]+1;[.E$1])&gt;0);-2;0);[$д.E48])" office:value-type="float" office:value="1" calcext:value-type="float">
            <text:p>1</text:p>
          </table:table-cell>
          <table:table-cell table:style-name="ce1" table:formula="of:=IF([$д.F48]=0;IF(AND(INDEX([$д.$B$2:.$BM$64];[.$A48]*3;[.F$1])&gt;0;INDEX([$д.$B$2:.$BM$64];[.$A48];[.F$1]*3)&gt;0;INDEX([$д.$B$2:.$BM$64];[.$A48];[.F$1]+1)&gt;0;INDEX([$д.$B$2:.$BM$64];[.$A48]+1;[.F$1])&gt;0);-2;0);[$д.F48])" office:value-type="float" office:value="1" calcext:value-type="float">
            <text:p>1</text:p>
          </table:table-cell>
          <table:table-cell table:style-name="ce1" table:formula="of:=IF([$д.G48]=0;IF(AND(INDEX([$д.$B$2:.$BM$64];[.$A48]*3;[.G$1])&gt;0;INDEX([$д.$B$2:.$BM$64];[.$A48];[.G$1]*3)&gt;0;INDEX([$д.$B$2:.$BM$64];[.$A48];[.G$1]+1)&gt;0;INDEX([$д.$B$2:.$BM$64];[.$A48]+1;[.G$1])&gt;0);-2;0);[$д.G48])" office:value-type="float" office:value="1" calcext:value-type="float">
            <text:p>1</text:p>
          </table:table-cell>
          <table:table-cell table:style-name="ce1" table:formula="of:=IF([$д.H48]=0;IF(AND(INDEX([$д.$B$2:.$BM$64];[.$A48]*3;[.H$1])&gt;0;INDEX([$д.$B$2:.$BM$64];[.$A48];[.H$1]*3)&gt;0;INDEX([$д.$B$2:.$BM$64];[.$A48];[.H$1]+1)&gt;0;INDEX([$д.$B$2:.$BM$64];[.$A48]+1;[.H$1])&gt;0);-2;0);[$д.H48])" office:value-type="float" office:value="1" calcext:value-type="float">
            <text:p>1</text:p>
          </table:table-cell>
          <table:table-cell table:style-name="ce1" table:formula="of:=IF([$д.I48]=0;IF(AND(INDEX([$д.$B$2:.$BM$64];[.$A48]*3;[.I$1])&gt;0;INDEX([$д.$B$2:.$BM$64];[.$A48];[.I$1]*3)&gt;0;INDEX([$д.$B$2:.$BM$64];[.$A48];[.I$1]+1)&gt;0;INDEX([$д.$B$2:.$BM$64];[.$A48]+1;[.I$1])&gt;0);-2;0);[$д.I48])" office:value-type="float" office:value="1" calcext:value-type="float">
            <text:p>1</text:p>
          </table:table-cell>
          <table:table-cell table:style-name="ce1" table:formula="of:=IF([$д.J48]=0;IF(AND(INDEX([$д.$B$2:.$BM$64];[.$A48]*3;[.J$1])&gt;0;INDEX([$д.$B$2:.$BM$64];[.$A48];[.J$1]*3)&gt;0;INDEX([$д.$B$2:.$BM$64];[.$A48];[.J$1]+1)&gt;0;INDEX([$д.$B$2:.$BM$64];[.$A48]+1;[.J$1])&gt;0);-2;0);[$д.J48])" office:value-type="float" office:value="1" calcext:value-type="float">
            <text:p>1</text:p>
          </table:table-cell>
          <table:table-cell table:style-name="ce1" table:formula="of:=IF([$д.K48]=0;IF(AND(INDEX([$д.$B$2:.$BM$64];[.$A48]*3;[.K$1])&gt;0;INDEX([$д.$B$2:.$BM$64];[.$A48];[.K$1]*3)&gt;0;INDEX([$д.$B$2:.$BM$64];[.$A48];[.K$1]+1)&gt;0;INDEX([$д.$B$2:.$BM$64];[.$A48]+1;[.K$1])&gt;0);-2;0);[$д.K48])" office:value-type="float" office:value="1" calcext:value-type="float">
            <text:p>1</text:p>
          </table:table-cell>
          <table:table-cell table:style-name="ce1" table:formula="of:=IF([$д.L48]=0;IF(AND(INDEX([$д.$B$2:.$BM$64];[.$A48]*3;[.L$1])&gt;0;INDEX([$д.$B$2:.$BM$64];[.$A48];[.L$1]*3)&gt;0;INDEX([$д.$B$2:.$BM$64];[.$A48];[.L$1]+1)&gt;0;INDEX([$д.$B$2:.$BM$64];[.$A48]+1;[.L$1])&gt;0);-2;0);[$д.L48])" office:value-type="float" office:value="1" calcext:value-type="float">
            <text:p>1</text:p>
          </table:table-cell>
          <table:table-cell table:style-name="ce1" table:formula="of:=IF([$д.M48]=0;IF(AND(INDEX([$д.$B$2:.$BM$64];[.$A48]*3;[.M$1])&gt;0;INDEX([$д.$B$2:.$BM$64];[.$A48];[.M$1]*3)&gt;0;INDEX([$д.$B$2:.$BM$64];[.$A48];[.M$1]+1)&gt;0;INDEX([$д.$B$2:.$BM$64];[.$A48]+1;[.M$1])&gt;0);-2;0);[$д.M48])" office:value-type="float" office:value="1" calcext:value-type="float">
            <text:p>1</text:p>
          </table:table-cell>
          <table:table-cell table:style-name="ce1" table:formula="of:=IF([$д.N48]=0;IF(AND(INDEX([$д.$B$2:.$BM$64];[.$A48]*3;[.N$1])&gt;0;INDEX([$д.$B$2:.$BM$64];[.$A48];[.N$1]*3)&gt;0;INDEX([$д.$B$2:.$BM$64];[.$A48];[.N$1]+1)&gt;0;INDEX([$д.$B$2:.$BM$64];[.$A48]+1;[.N$1])&gt;0);-2;0);[$д.N48])" office:value-type="float" office:value="1" calcext:value-type="float">
            <text:p>1</text:p>
          </table:table-cell>
          <table:table-cell table:style-name="ce1" table:formula="of:=IF([$д.O48]=0;IF(AND(INDEX([$д.$B$2:.$BM$64];[.$A48]*3;[.O$1])&gt;0;INDEX([$д.$B$2:.$BM$64];[.$A48];[.O$1]*3)&gt;0;INDEX([$д.$B$2:.$BM$64];[.$A48];[.O$1]+1)&gt;0;INDEX([$д.$B$2:.$BM$64];[.$A48]+1;[.O$1])&gt;0);-2;0);[$д.O48])" office:value-type="float" office:value="1" calcext:value-type="float">
            <text:p>1</text:p>
          </table:table-cell>
          <table:table-cell table:style-name="ce1" table:formula="of:=IF([$д.P48]=0;IF(AND(INDEX([$д.$B$2:.$BM$64];[.$A48]*3;[.P$1])&gt;0;INDEX([$д.$B$2:.$BM$64];[.$A48];[.P$1]*3)&gt;0;INDEX([$д.$B$2:.$BM$64];[.$A48];[.P$1]+1)&gt;0;INDEX([$д.$B$2:.$BM$64];[.$A48]+1;[.P$1])&gt;0);-2;0);[$д.P48])" office:value-type="float" office:value="1" calcext:value-type="float">
            <text:p>1</text:p>
          </table:table-cell>
          <table:table-cell table:style-name="ce1" table:formula="of:=IF([$д.Q48]=0;IF(AND(INDEX([$д.$B$2:.$BM$64];[.$A48]*3;[.Q$1])&gt;0;INDEX([$д.$B$2:.$BM$64];[.$A48];[.Q$1]*3)&gt;0;INDEX([$д.$B$2:.$BM$64];[.$A48];[.Q$1]+1)&gt;0;INDEX([$д.$B$2:.$BM$64];[.$A48]+1;[.Q$1])&gt;0);-2;0);[$д.Q48])" office:value-type="float" office:value="1" calcext:value-type="float">
            <text:p>1</text:p>
          </table:table-cell>
          <table:table-cell table:style-name="ce1" table:formula="of:=IF([$д.R48]=0;IF(AND(INDEX([$д.$B$2:.$BM$64];[.$A48]*3;[.R$1])&gt;0;INDEX([$д.$B$2:.$BM$64];[.$A48];[.R$1]*3)&gt;0;INDEX([$д.$B$2:.$BM$64];[.$A48];[.R$1]+1)&gt;0;INDEX([$д.$B$2:.$BM$64];[.$A48]+1;[.R$1])&gt;0);-2;0);[$д.R48])" office:value-type="float" office:value="1" calcext:value-type="float">
            <text:p>1</text:p>
          </table:table-cell>
          <table:table-cell table:style-name="ce1" table:formula="of:=IF([$д.S48]=0;IF(AND(INDEX([$д.$B$2:.$BM$64];[.$A48]*3;[.S$1])&gt;0;INDEX([$д.$B$2:.$BM$64];[.$A48];[.S$1]*3)&gt;0;INDEX([$д.$B$2:.$BM$64];[.$A48];[.S$1]+1)&gt;0;INDEX([$д.$B$2:.$BM$64];[.$A48]+1;[.S$1])&gt;0);-2;0);[$д.S48])" office:value-type="float" office:value="1" calcext:value-type="float">
            <text:p>1</text:p>
          </table:table-cell>
          <table:table-cell table:style-name="ce1" table:formula="of:=IF([$д.T48]=0;IF(AND(INDEX([$д.$B$2:.$BM$64];[.$A48]*3;[.T$1])&gt;0;INDEX([$д.$B$2:.$BM$64];[.$A48];[.T$1]*3)&gt;0;INDEX([$д.$B$2:.$BM$64];[.$A48];[.T$1]+1)&gt;0;INDEX([$д.$B$2:.$BM$64];[.$A48]+1;[.T$1])&gt;0);-2;0);[$д.T48])" office:value-type="float" office:value="1" calcext:value-type="float">
            <text:p>1</text:p>
          </table:table-cell>
          <table:table-cell table:style-name="ce1" table:formula="of:=IF([$д.U48]=0;IF(AND(INDEX([$д.$B$2:.$BM$64];[.$A48]*3;[.U$1])&gt;0;INDEX([$д.$B$2:.$BM$64];[.$A48];[.U$1]*3)&gt;0;INDEX([$д.$B$2:.$BM$64];[.$A48];[.U$1]+1)&gt;0;INDEX([$д.$B$2:.$BM$64];[.$A48]+1;[.U$1])&gt;0);-2;0);[$д.U48])" office:value-type="float" office:value="1" calcext:value-type="float">
            <text:p>1</text:p>
          </table:table-cell>
          <table:table-cell table:style-name="ce2" table:formula="of:=IF([$д.V48]=0;IF(OR(INDEX([$д.$B$2:.$BM$64];[.$A48]*3;[.V$1])&lt;0;INDEX([$д.$B$2:.$BM$64];[.$A48];[.V$1]*3)&lt;0;INDEX([$д.$B$2:.$BM$64];[.$A48];[.V$1]+1)&lt;0;INDEX([$д.$B$2:.$BM$64];[.$A48]+1;[.V$1])&lt;0);2;0);[$д.V48])" office:value-type="float" office:value="1" calcext:value-type="float">
            <text:p>1</text:p>
          </table:table-cell>
          <table:table-cell table:style-name="ce3" table:formula="of:=IF([$д.W48]=0;IF(AND(INDEX([$д.$B$2:.$BM$64];[.$A48]*3;[.W$1])&gt;0;INDEX([$д.$B$2:.$BM$64];[.$A48];[.W$1]*3)&gt;0;INDEX([$д.$B$2:.$BM$64];[.$A48];[.W$1]+1)&gt;0;INDEX([$д.$B$2:.$BM$64];[.$A48]+1;[.W$1])&gt;0);-1;0);[$д.W48])" office:value-type="float" office:value="1" calcext:value-type="float">
            <text:p>1</text:p>
          </table:table-cell>
          <table:table-cell table:style-name="ce4" table:formula="of:=IF([$д.X48]=0;IF(OR(INDEX([$д.$B$2:.$BM$64];[.$A48]*3;[.X$1])&gt;0;INDEX([$д.$B$2:.$BM$64];[.$A48];[.X$1]*3)&gt;0;INDEX([$д.$B$2:.$BM$64];[.$A48];[.X$1]+1)&gt;0;INDEX([$д.$B$2:.$BM$64];[.$A48]+1;[.X$1])&gt;0);-1;0);[$д.X48])" office:value-type="float" office:value="1" calcext:value-type="float">
            <text:p>1</text:p>
          </table:table-cell>
          <table:table-cell table:style-name="ce4" table:formula="of:=IF([$д.Y48]=0;IF(OR(INDEX([$д.$B$2:.$BM$64];[.$A48]*3;[.Y$1])&gt;0;INDEX([$д.$B$2:.$BM$64];[.$A48];[.Y$1]*3)&gt;0;INDEX([$д.$B$2:.$BM$64];[.$A48];[.Y$1]+1)&gt;0;INDEX([$д.$B$2:.$BM$64];[.$A48]+1;[.Y$1])&gt;0);-1;0);[$д.Y48])" office:value-type="float" office:value="1" calcext:value-type="float">
            <text:p>1</text:p>
          </table:table-cell>
          <table:table-cell table:style-name="ce4" table:formula="of:=IF([$д.Z48]=0;IF(OR(INDEX([$д.$B$2:.$BM$64];[.$A48]*3;[.Z$1])&gt;0;INDEX([$д.$B$2:.$BM$64];[.$A48];[.Z$1]*3)&gt;0;INDEX([$д.$B$2:.$BM$64];[.$A48];[.Z$1]+1)&gt;0;INDEX([$д.$B$2:.$BM$64];[.$A48]+1;[.Z$1])&gt;0);-1;0);[$д.Z48])" office:value-type="float" office:value="1" calcext:value-type="float">
            <text:p>1</text:p>
          </table:table-cell>
          <table:table-cell table:style-name="ce4" table:formula="of:=IF([$д.AA48]=0;IF(OR(INDEX([$д.$B$2:.$BM$64];[.$A48]*3;[.AA$1])&gt;0;INDEX([$д.$B$2:.$BM$64];[.$A48];[.AA$1]*3)&gt;0;INDEX([$д.$B$2:.$BM$64];[.$A48];[.AA$1]+1)&gt;0;INDEX([$д.$B$2:.$BM$64];[.$A48]+1;[.AA$1])&gt;0);-1;0);[$д.AA48])" office:value-type="float" office:value="1" calcext:value-type="float">
            <text:p>1</text:p>
          </table:table-cell>
          <table:table-cell table:style-name="ce4" table:formula="of:=IF([$д.AB48]=0;IF(OR(INDEX([$д.$B$2:.$BM$64];[.$A48]*3;[.AB$1])&gt;0;INDEX([$д.$B$2:.$BM$64];[.$A48];[.AB$1]*3)&gt;0;INDEX([$д.$B$2:.$BM$64];[.$A48];[.AB$1]+1)&gt;0;INDEX([$д.$B$2:.$BM$64];[.$A48]+1;[.AB$1])&gt;0);-1;0);[$д.AB48])" office:value-type="float" office:value="1" calcext:value-type="float">
            <text:p>1</text:p>
          </table:table-cell>
          <table:table-cell table:style-name="ce4" table:formula="of:=IF([$д.AC48]=0;IF(OR(INDEX([$д.$B$2:.$BM$64];[.$A48]*3;[.AC$1])&gt;0;INDEX([$д.$B$2:.$BM$64];[.$A48];[.AC$1]*3)&gt;0;INDEX([$д.$B$2:.$BM$64];[.$A48];[.AC$1]+1)&gt;0;INDEX([$д.$B$2:.$BM$64];[.$A48]+1;[.AC$1])&gt;0);-1;0);[$д.AC48])" office:value-type="float" office:value="1" calcext:value-type="float">
            <text:p>1</text:p>
          </table:table-cell>
          <table:table-cell table:style-name="ce4" table:formula="of:=IF(MAX([.AD$1];[.$A48])*3+MIN([.AD$1];[.$A48])&gt;=65;1;0)" office:value-type="float" office:value="1" calcext:value-type="float">
            <text:p>1</text:p>
          </table:table-cell>
          <table:table-cell table:style-name="ce4" table:formula="of:=IF(MAX([.AE$1];[.$A48])*3+MIN([.AE$1];[.$A48])&gt;=65;1;0)" office:value-type="float" office:value="1" calcext:value-type="float">
            <text:p>1</text:p>
          </table:table-cell>
          <table:table-cell table:style-name="ce4" table:formula="of:=IF(MAX([.AF$1];[.$A48])*3+MIN([.AF$1];[.$A48])&gt;=65;1;0)" office:value-type="float" office:value="1" calcext:value-type="float">
            <text:p>1</text:p>
          </table:table-cell>
          <table:table-cell table:style-name="ce4" table:formula="of:=IF(MAX([.AG$1];[.$A48])*3+MIN([.AG$1];[.$A48])&gt;=65;1;0)" office:value-type="float" office:value="1" calcext:value-type="float">
            <text:p>1</text:p>
          </table:table-cell>
          <table:table-cell table:style-name="ce4" table:formula="of:=IF(MAX([.AH$1];[.$A48])*3+MIN([.AH$1];[.$A48])&gt;=65;1;0)" office:value-type="float" office:value="1" calcext:value-type="float">
            <text:p>1</text:p>
          </table:table-cell>
          <table:table-cell table:style-name="ce4" table:formula="of:=IF(MAX([.AI$1];[.$A48])*3+MIN([.AI$1];[.$A48])&gt;=65;1;0)" office:value-type="float" office:value="1" calcext:value-type="float">
            <text:p>1</text:p>
          </table:table-cell>
          <table:table-cell table:style-name="ce4" table:formula="of:=IF(MAX([.AJ$1];[.$A48])*3+MIN([.AJ$1];[.$A48])&gt;=65;1;0)" office:value-type="float" office:value="1" calcext:value-type="float">
            <text:p>1</text:p>
          </table:table-cell>
          <table:table-cell table:style-name="ce4" table:formula="of:=IF(MAX([.AK$1];[.$A48])*3+MIN([.AK$1];[.$A48])&gt;=65;1;0)" office:value-type="float" office:value="1" calcext:value-type="float">
            <text:p>1</text:p>
          </table:table-cell>
          <table:table-cell table:style-name="ce4" table:formula="of:=IF(MAX([.AL$1];[.$A48])*3+MIN([.AL$1];[.$A48])&gt;=65;1;0)" office:value-type="float" office:value="1" calcext:value-type="float">
            <text:p>1</text:p>
          </table:table-cell>
          <table:table-cell table:style-name="ce4" table:formula="of:=IF(MAX([.AM$1];[.$A48])*3+MIN([.AM$1];[.$A48])&gt;=65;1;0)" office:value-type="float" office:value="1" calcext:value-type="float">
            <text:p>1</text:p>
          </table:table-cell>
          <table:table-cell table:style-name="ce4" table:formula="of:=IF(MAX([.AN$1];[.$A48])*3+MIN([.AN$1];[.$A48])&gt;=65;1;0)" office:value-type="float" office:value="1" calcext:value-type="float">
            <text:p>1</text:p>
          </table:table-cell>
          <table:table-cell table:style-name="ce4" table:formula="of:=IF(MAX([.AO$1];[.$A48])*3+MIN([.AO$1];[.$A48])&gt;=65;1;0)" office:value-type="float" office:value="1" calcext:value-type="float">
            <text:p>1</text:p>
          </table:table-cell>
          <table:table-cell table:style-name="ce4" table:formula="of:=IF(MAX([.AP$1];[.$A48])*3+MIN([.AP$1];[.$A48])&gt;=65;1;0)" office:value-type="float" office:value="1" calcext:value-type="float">
            <text:p>1</text:p>
          </table:table-cell>
          <table:table-cell table:style-name="ce4" table:formula="of:=IF(MAX([.AQ$1];[.$A48])*3+MIN([.AQ$1];[.$A48])&gt;=65;1;0)" office:value-type="float" office:value="1" calcext:value-type="float">
            <text:p>1</text:p>
          </table:table-cell>
          <table:table-cell table:style-name="ce4" table:formula="of:=IF(MAX([.AR$1];[.$A48])*3+MIN([.AR$1];[.$A48])&gt;=65;1;0)" office:value-type="float" office:value="1" calcext:value-type="float">
            <text:p>1</text:p>
          </table:table-cell>
          <table:table-cell table:style-name="ce4" table:formula="of:=IF(MAX([.AS$1];[.$A48])*3+MIN([.AS$1];[.$A48])&gt;=65;1;0)" office:value-type="float" office:value="1" calcext:value-type="float">
            <text:p>1</text:p>
          </table:table-cell>
          <table:table-cell table:style-name="ce4" table:formula="of:=IF(MAX([.AT$1];[.$A48])*3+MIN([.AT$1];[.$A48])&gt;=65;1;0)" office:value-type="float" office:value="1" calcext:value-type="float">
            <text:p>1</text:p>
          </table:table-cell>
          <table:table-cell table:style-name="ce4" table:formula="of:=IF(MAX([.AU$1];[.$A48])*3+MIN([.AU$1];[.$A48])&gt;=65;1;0)" office:value-type="float" office:value="1" calcext:value-type="float">
            <text:p>1</text:p>
          </table:table-cell>
          <table:table-cell table:style-name="ce4" table:formula="of:=IF(MAX([.AV$1];[.$A48])*3+MIN([.AV$1];[.$A48])&gt;=65;1;0)" office:value-type="float" office:value="1" calcext:value-type="float">
            <text:p>1</text:p>
          </table:table-cell>
          <table:table-cell table:style-name="ce4" table:formula="of:=IF(MAX([.AW$1];[.$A48])*3+MIN([.AW$1];[.$A48])&gt;=65;1;0)" office:value-type="float" office:value="1" calcext:value-type="float">
            <text:p>1</text:p>
          </table:table-cell>
          <table:table-cell table:style-name="ce4" table:formula="of:=IF(MAX([.AX$1];[.$A48])*3+MIN([.AX$1];[.$A48])&gt;=65;1;0)" office:value-type="float" office:value="1" calcext:value-type="float">
            <text:p>1</text:p>
          </table:table-cell>
          <table:table-cell table:style-name="ce4" table:formula="of:=IF(MAX([.AY$1];[.$A48])*3+MIN([.AY$1];[.$A48])&gt;=65;1;0)" office:value-type="float" office:value="1" calcext:value-type="float">
            <text:p>1</text:p>
          </table:table-cell>
          <table:table-cell table:style-name="ce4" table:formula="of:=IF(MAX([.AZ$1];[.$A48])*3+MIN([.AZ$1];[.$A48])&gt;=65;1;0)" office:value-type="float" office:value="1" calcext:value-type="float">
            <text:p>1</text:p>
          </table:table-cell>
          <table:table-cell table:style-name="ce4" table:formula="of:=IF(MAX([.BA$1];[.$A48])*3+MIN([.BA$1];[.$A48])&gt;=65;1;0)" office:value-type="float" office:value="1" calcext:value-type="float">
            <text:p>1</text:p>
          </table:table-cell>
          <table:table-cell table:style-name="ce4" table:formula="of:=IF(MAX([.BB$1];[.$A48])*3+MIN([.BB$1];[.$A48])&gt;=65;1;0)" office:value-type="float" office:value="1" calcext:value-type="float">
            <text:p>1</text:p>
          </table:table-cell>
          <table:table-cell table:style-name="ce4" table:formula="of:=IF(MAX([.BC$1];[.$A48])*3+MIN([.BC$1];[.$A48])&gt;=65;1;0)" office:value-type="float" office:value="1" calcext:value-type="float">
            <text:p>1</text:p>
          </table:table-cell>
          <table:table-cell table:style-name="ce4" table:formula="of:=IF(MAX([.BD$1];[.$A48])*3+MIN([.BD$1];[.$A48])&gt;=65;1;0)" office:value-type="float" office:value="1" calcext:value-type="float">
            <text:p>1</text:p>
          </table:table-cell>
          <table:table-cell table:style-name="ce4" table:formula="of:=IF(MAX([.BE$1];[.$A48])*3+MIN([.BE$1];[.$A48])&gt;=65;1;0)" office:value-type="float" office:value="1" calcext:value-type="float">
            <text:p>1</text:p>
          </table:table-cell>
          <table:table-cell table:style-name="ce4" table:formula="of:=IF(MAX([.BF$1];[.$A48])*3+MIN([.BF$1];[.$A48])&gt;=65;1;0)" office:value-type="float" office:value="1" calcext:value-type="float">
            <text:p>1</text:p>
          </table:table-cell>
          <table:table-cell table:style-name="ce4" table:formula="of:=IF(MAX([.BG$1];[.$A48])*3+MIN([.BG$1];[.$A48])&gt;=65;1;0)" office:value-type="float" office:value="1" calcext:value-type="float">
            <text:p>1</text:p>
          </table:table-cell>
          <table:table-cell table:style-name="ce4" table:formula="of:=IF(MAX([.BH$1];[.$A48])*3+MIN([.BH$1];[.$A48])&gt;=65;1;0)" office:value-type="float" office:value="1" calcext:value-type="float">
            <text:p>1</text:p>
          </table:table-cell>
          <table:table-cell table:style-name="ce4" table:formula="of:=IF(MAX([.BI$1];[.$A48])*3+MIN([.BI$1];[.$A48])&gt;=65;1;0)" office:value-type="float" office:value="1" calcext:value-type="float">
            <text:p>1</text:p>
          </table:table-cell>
          <table:table-cell table:style-name="ce4" table:formula="of:=IF(MAX([.BJ$1];[.$A48])*3+MIN([.BJ$1];[.$A48])&gt;=65;1;0)" office:value-type="float" office:value="1" calcext:value-type="float">
            <text:p>1</text:p>
          </table:table-cell>
          <table:table-cell table:style-name="ce4" table:formula="of:=IF(MAX([.BK$1];[.$A48])*3+MIN([.BK$1];[.$A48])&gt;=65;1;0)" office:value-type="float" office:value="1" calcext:value-type="float">
            <text:p>1</text:p>
          </table:table-cell>
          <table:table-cell table:style-name="ce4" table:formula="of:=IF(MAX([.BL$1];[.$A48])*3+MIN([.BL$1];[.$A48])&gt;=65;1;0)" office:value-type="float" office:value="1" calcext:value-type="float">
            <text:p>1</text:p>
          </table:table-cell>
          <table:table-cell table:style-name="ce4" table:formula="of:=IF(MAX([.BM$1];[.$A48])*3+MIN([.BM$1];[.$A48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table:formula="of:=IF([$д.B49]=0;IF(AND(INDEX([$д.$B$2:.$BM$64];[.$A49]*3;[.B$1])&gt;0;INDEX([$д.$B$2:.$BM$64];[.$A49];[.B$1]*3)&gt;0;INDEX([$д.$B$2:.$BM$64];[.$A49];[.B$1]+1)&gt;0;INDEX([$д.$B$2:.$BM$64];[.$A49]+1;[.B$1])&gt;0);-2;0);[$д.B49])" office:value-type="float" office:value="1" calcext:value-type="float">
            <text:p>1</text:p>
          </table:table-cell>
          <table:table-cell table:style-name="ce1" table:formula="of:=IF([$д.C49]=0;IF(AND(INDEX([$д.$B$2:.$BM$64];[.$A49]*3;[.C$1])&gt;0;INDEX([$д.$B$2:.$BM$64];[.$A49];[.C$1]*3)&gt;0;INDEX([$д.$B$2:.$BM$64];[.$A49];[.C$1]+1)&gt;0;INDEX([$д.$B$2:.$BM$64];[.$A49]+1;[.C$1])&gt;0);-2;0);[$д.C49])" office:value-type="float" office:value="1" calcext:value-type="float">
            <text:p>1</text:p>
          </table:table-cell>
          <table:table-cell table:style-name="ce1" table:formula="of:=IF([$д.D49]=0;IF(AND(INDEX([$д.$B$2:.$BM$64];[.$A49]*3;[.D$1])&gt;0;INDEX([$д.$B$2:.$BM$64];[.$A49];[.D$1]*3)&gt;0;INDEX([$д.$B$2:.$BM$64];[.$A49];[.D$1]+1)&gt;0;INDEX([$д.$B$2:.$BM$64];[.$A49]+1;[.D$1])&gt;0);-2;0);[$д.D49])" office:value-type="float" office:value="1" calcext:value-type="float">
            <text:p>1</text:p>
          </table:table-cell>
          <table:table-cell table:style-name="ce1" table:formula="of:=IF([$д.E49]=0;IF(AND(INDEX([$д.$B$2:.$BM$64];[.$A49]*3;[.E$1])&gt;0;INDEX([$д.$B$2:.$BM$64];[.$A49];[.E$1]*3)&gt;0;INDEX([$д.$B$2:.$BM$64];[.$A49];[.E$1]+1)&gt;0;INDEX([$д.$B$2:.$BM$64];[.$A49]+1;[.E$1])&gt;0);-2;0);[$д.E49])" office:value-type="float" office:value="1" calcext:value-type="float">
            <text:p>1</text:p>
          </table:table-cell>
          <table:table-cell table:style-name="ce1" table:formula="of:=IF([$д.F49]=0;IF(AND(INDEX([$д.$B$2:.$BM$64];[.$A49]*3;[.F$1])&gt;0;INDEX([$д.$B$2:.$BM$64];[.$A49];[.F$1]*3)&gt;0;INDEX([$д.$B$2:.$BM$64];[.$A49];[.F$1]+1)&gt;0;INDEX([$д.$B$2:.$BM$64];[.$A49]+1;[.F$1])&gt;0);-2;0);[$д.F49])" office:value-type="float" office:value="1" calcext:value-type="float">
            <text:p>1</text:p>
          </table:table-cell>
          <table:table-cell table:style-name="ce1" table:formula="of:=IF([$д.G49]=0;IF(AND(INDEX([$д.$B$2:.$BM$64];[.$A49]*3;[.G$1])&gt;0;INDEX([$д.$B$2:.$BM$64];[.$A49];[.G$1]*3)&gt;0;INDEX([$д.$B$2:.$BM$64];[.$A49];[.G$1]+1)&gt;0;INDEX([$д.$B$2:.$BM$64];[.$A49]+1;[.G$1])&gt;0);-2;0);[$д.G49])" office:value-type="float" office:value="1" calcext:value-type="float">
            <text:p>1</text:p>
          </table:table-cell>
          <table:table-cell table:style-name="ce1" table:formula="of:=IF([$д.H49]=0;IF(AND(INDEX([$д.$B$2:.$BM$64];[.$A49]*3;[.H$1])&gt;0;INDEX([$д.$B$2:.$BM$64];[.$A49];[.H$1]*3)&gt;0;INDEX([$д.$B$2:.$BM$64];[.$A49];[.H$1]+1)&gt;0;INDEX([$д.$B$2:.$BM$64];[.$A49]+1;[.H$1])&gt;0);-2;0);[$д.H49])" office:value-type="float" office:value="1" calcext:value-type="float">
            <text:p>1</text:p>
          </table:table-cell>
          <table:table-cell table:style-name="ce1" table:formula="of:=IF([$д.I49]=0;IF(AND(INDEX([$д.$B$2:.$BM$64];[.$A49]*3;[.I$1])&gt;0;INDEX([$д.$B$2:.$BM$64];[.$A49];[.I$1]*3)&gt;0;INDEX([$д.$B$2:.$BM$64];[.$A49];[.I$1]+1)&gt;0;INDEX([$д.$B$2:.$BM$64];[.$A49]+1;[.I$1])&gt;0);-2;0);[$д.I49])" office:value-type="float" office:value="1" calcext:value-type="float">
            <text:p>1</text:p>
          </table:table-cell>
          <table:table-cell table:style-name="ce1" table:formula="of:=IF([$д.J49]=0;IF(AND(INDEX([$д.$B$2:.$BM$64];[.$A49]*3;[.J$1])&gt;0;INDEX([$д.$B$2:.$BM$64];[.$A49];[.J$1]*3)&gt;0;INDEX([$д.$B$2:.$BM$64];[.$A49];[.J$1]+1)&gt;0;INDEX([$д.$B$2:.$BM$64];[.$A49]+1;[.J$1])&gt;0);-2;0);[$д.J49])" office:value-type="float" office:value="1" calcext:value-type="float">
            <text:p>1</text:p>
          </table:table-cell>
          <table:table-cell table:style-name="ce1" table:formula="of:=IF([$д.K49]=0;IF(AND(INDEX([$д.$B$2:.$BM$64];[.$A49]*3;[.K$1])&gt;0;INDEX([$д.$B$2:.$BM$64];[.$A49];[.K$1]*3)&gt;0;INDEX([$д.$B$2:.$BM$64];[.$A49];[.K$1]+1)&gt;0;INDEX([$д.$B$2:.$BM$64];[.$A49]+1;[.K$1])&gt;0);-2;0);[$д.K49])" office:value-type="float" office:value="1" calcext:value-type="float">
            <text:p>1</text:p>
          </table:table-cell>
          <table:table-cell table:style-name="ce1" table:formula="of:=IF([$д.L49]=0;IF(AND(INDEX([$д.$B$2:.$BM$64];[.$A49]*3;[.L$1])&gt;0;INDEX([$д.$B$2:.$BM$64];[.$A49];[.L$1]*3)&gt;0;INDEX([$д.$B$2:.$BM$64];[.$A49];[.L$1]+1)&gt;0;INDEX([$д.$B$2:.$BM$64];[.$A49]+1;[.L$1])&gt;0);-2;0);[$д.L49])" office:value-type="float" office:value="1" calcext:value-type="float">
            <text:p>1</text:p>
          </table:table-cell>
          <table:table-cell table:style-name="ce1" table:formula="of:=IF([$д.M49]=0;IF(AND(INDEX([$д.$B$2:.$BM$64];[.$A49]*3;[.M$1])&gt;0;INDEX([$д.$B$2:.$BM$64];[.$A49];[.M$1]*3)&gt;0;INDEX([$д.$B$2:.$BM$64];[.$A49];[.M$1]+1)&gt;0;INDEX([$д.$B$2:.$BM$64];[.$A49]+1;[.M$1])&gt;0);-2;0);[$д.M49])" office:value-type="float" office:value="1" calcext:value-type="float">
            <text:p>1</text:p>
          </table:table-cell>
          <table:table-cell table:style-name="ce1" table:formula="of:=IF([$д.N49]=0;IF(AND(INDEX([$д.$B$2:.$BM$64];[.$A49]*3;[.N$1])&gt;0;INDEX([$д.$B$2:.$BM$64];[.$A49];[.N$1]*3)&gt;0;INDEX([$д.$B$2:.$BM$64];[.$A49];[.N$1]+1)&gt;0;INDEX([$д.$B$2:.$BM$64];[.$A49]+1;[.N$1])&gt;0);-2;0);[$д.N49])" office:value-type="float" office:value="1" calcext:value-type="float">
            <text:p>1</text:p>
          </table:table-cell>
          <table:table-cell table:style-name="ce1" table:formula="of:=IF([$д.O49]=0;IF(AND(INDEX([$д.$B$2:.$BM$64];[.$A49]*3;[.O$1])&gt;0;INDEX([$д.$B$2:.$BM$64];[.$A49];[.O$1]*3)&gt;0;INDEX([$д.$B$2:.$BM$64];[.$A49];[.O$1]+1)&gt;0;INDEX([$д.$B$2:.$BM$64];[.$A49]+1;[.O$1])&gt;0);-2;0);[$д.O49])" office:value-type="float" office:value="1" calcext:value-type="float">
            <text:p>1</text:p>
          </table:table-cell>
          <table:table-cell table:style-name="ce1" table:formula="of:=IF([$д.P49]=0;IF(AND(INDEX([$д.$B$2:.$BM$64];[.$A49]*3;[.P$1])&gt;0;INDEX([$д.$B$2:.$BM$64];[.$A49];[.P$1]*3)&gt;0;INDEX([$д.$B$2:.$BM$64];[.$A49];[.P$1]+1)&gt;0;INDEX([$д.$B$2:.$BM$64];[.$A49]+1;[.P$1])&gt;0);-2;0);[$д.P49])" office:value-type="float" office:value="1" calcext:value-type="float">
            <text:p>1</text:p>
          </table:table-cell>
          <table:table-cell table:style-name="ce1" table:formula="of:=IF([$д.Q49]=0;IF(AND(INDEX([$д.$B$2:.$BM$64];[.$A49]*3;[.Q$1])&gt;0;INDEX([$д.$B$2:.$BM$64];[.$A49];[.Q$1]*3)&gt;0;INDEX([$д.$B$2:.$BM$64];[.$A49];[.Q$1]+1)&gt;0;INDEX([$д.$B$2:.$BM$64];[.$A49]+1;[.Q$1])&gt;0);-2;0);[$д.Q49])" office:value-type="float" office:value="1" calcext:value-type="float">
            <text:p>1</text:p>
          </table:table-cell>
          <table:table-cell table:style-name="ce1" table:formula="of:=IF([$д.R49]=0;IF(AND(INDEX([$д.$B$2:.$BM$64];[.$A49]*3;[.R$1])&gt;0;INDEX([$д.$B$2:.$BM$64];[.$A49];[.R$1]*3)&gt;0;INDEX([$д.$B$2:.$BM$64];[.$A49];[.R$1]+1)&gt;0;INDEX([$д.$B$2:.$BM$64];[.$A49]+1;[.R$1])&gt;0);-2;0);[$д.R49])" office:value-type="float" office:value="1" calcext:value-type="float">
            <text:p>1</text:p>
          </table:table-cell>
          <table:table-cell table:style-name="ce1" table:formula="of:=IF([$д.S49]=0;IF(AND(INDEX([$д.$B$2:.$BM$64];[.$A49]*3;[.S$1])&gt;0;INDEX([$д.$B$2:.$BM$64];[.$A49];[.S$1]*3)&gt;0;INDEX([$д.$B$2:.$BM$64];[.$A49];[.S$1]+1)&gt;0;INDEX([$д.$B$2:.$BM$64];[.$A49]+1;[.S$1])&gt;0);-2;0);[$д.S49])" office:value-type="float" office:value="1" calcext:value-type="float">
            <text:p>1</text:p>
          </table:table-cell>
          <table:table-cell table:style-name="ce1" table:formula="of:=IF([$д.T49]=0;IF(AND(INDEX([$д.$B$2:.$BM$64];[.$A49]*3;[.T$1])&gt;0;INDEX([$д.$B$2:.$BM$64];[.$A49];[.T$1]*3)&gt;0;INDEX([$д.$B$2:.$BM$64];[.$A49];[.T$1]+1)&gt;0;INDEX([$д.$B$2:.$BM$64];[.$A49]+1;[.T$1])&gt;0);-2;0);[$д.T49])" office:value-type="float" office:value="1" calcext:value-type="float">
            <text:p>1</text:p>
          </table:table-cell>
          <table:table-cell table:style-name="ce1" table:formula="of:=IF([$д.U49]=0;IF(AND(INDEX([$д.$B$2:.$BM$64];[.$A49]*3;[.U$1])&gt;0;INDEX([$д.$B$2:.$BM$64];[.$A49];[.U$1]*3)&gt;0;INDEX([$д.$B$2:.$BM$64];[.$A49];[.U$1]+1)&gt;0;INDEX([$д.$B$2:.$BM$64];[.$A49]+1;[.U$1])&gt;0);-2;0);[$д.U49])" office:value-type="float" office:value="1" calcext:value-type="float">
            <text:p>1</text:p>
          </table:table-cell>
          <table:table-cell table:style-name="ce2" table:formula="of:=IF([$д.V49]=0;IF(OR(INDEX([$д.$B$2:.$BM$64];[.$A49]*3;[.V$1])&lt;0;INDEX([$д.$B$2:.$BM$64];[.$A49];[.V$1]*3)&lt;0;INDEX([$д.$B$2:.$BM$64];[.$A49];[.V$1]+1)&lt;0;INDEX([$д.$B$2:.$BM$64];[.$A49]+1;[.V$1])&lt;0);2;0);[$д.V49])" office:value-type="float" office:value="1" calcext:value-type="float">
            <text:p>1</text:p>
          </table:table-cell>
          <table:table-cell table:style-name="ce3" table:formula="of:=IF([$д.W49]=0;IF(AND(INDEX([$д.$B$2:.$BM$64];[.$A49]*3;[.W$1])&gt;0;INDEX([$д.$B$2:.$BM$64];[.$A49];[.W$1]*3)&gt;0;INDEX([$д.$B$2:.$BM$64];[.$A49];[.W$1]+1)&gt;0;INDEX([$д.$B$2:.$BM$64];[.$A49]+1;[.W$1])&gt;0);-1;0);[$д.W49])" office:value-type="float" office:value="1" calcext:value-type="float">
            <text:p>1</text:p>
          </table:table-cell>
          <table:table-cell table:style-name="ce4" table:formula="of:=IF([$д.X49]=0;IF(OR(INDEX([$д.$B$2:.$BM$64];[.$A49]*3;[.X$1])&gt;0;INDEX([$д.$B$2:.$BM$64];[.$A49];[.X$1]*3)&gt;0;INDEX([$д.$B$2:.$BM$64];[.$A49];[.X$1]+1)&gt;0;INDEX([$д.$B$2:.$BM$64];[.$A49]+1;[.X$1])&gt;0);-1;0);[$д.X49])" office:value-type="float" office:value="1" calcext:value-type="float">
            <text:p>1</text:p>
          </table:table-cell>
          <table:table-cell table:style-name="ce4" table:formula="of:=IF([$д.Y49]=0;IF(OR(INDEX([$д.$B$2:.$BM$64];[.$A49]*3;[.Y$1])&gt;0;INDEX([$д.$B$2:.$BM$64];[.$A49];[.Y$1]*3)&gt;0;INDEX([$д.$B$2:.$BM$64];[.$A49];[.Y$1]+1)&gt;0;INDEX([$д.$B$2:.$BM$64];[.$A49]+1;[.Y$1])&gt;0);-1;0);[$д.Y49])" office:value-type="float" office:value="1" calcext:value-type="float">
            <text:p>1</text:p>
          </table:table-cell>
          <table:table-cell table:style-name="ce4" table:formula="of:=IF([$д.Z49]=0;IF(OR(INDEX([$д.$B$2:.$BM$64];[.$A49]*3;[.Z$1])&gt;0;INDEX([$д.$B$2:.$BM$64];[.$A49];[.Z$1]*3)&gt;0;INDEX([$д.$B$2:.$BM$64];[.$A49];[.Z$1]+1)&gt;0;INDEX([$д.$B$2:.$BM$64];[.$A49]+1;[.Z$1])&gt;0);-1;0);[$д.Z49])" office:value-type="float" office:value="1" calcext:value-type="float">
            <text:p>1</text:p>
          </table:table-cell>
          <table:table-cell table:style-name="ce4" table:formula="of:=IF([$д.AA49]=0;IF(OR(INDEX([$д.$B$2:.$BM$64];[.$A49]*3;[.AA$1])&gt;0;INDEX([$д.$B$2:.$BM$64];[.$A49];[.AA$1]*3)&gt;0;INDEX([$д.$B$2:.$BM$64];[.$A49];[.AA$1]+1)&gt;0;INDEX([$д.$B$2:.$BM$64];[.$A49]+1;[.AA$1])&gt;0);-1;0);[$д.AA49])" office:value-type="float" office:value="1" calcext:value-type="float">
            <text:p>1</text:p>
          </table:table-cell>
          <table:table-cell table:style-name="ce4" table:formula="of:=IF([$д.AB49]=0;IF(OR(INDEX([$д.$B$2:.$BM$64];[.$A49]*3;[.AB$1])&gt;0;INDEX([$д.$B$2:.$BM$64];[.$A49];[.AB$1]*3)&gt;0;INDEX([$д.$B$2:.$BM$64];[.$A49];[.AB$1]+1)&gt;0;INDEX([$д.$B$2:.$BM$64];[.$A49]+1;[.AB$1])&gt;0);-1;0);[$д.AB49])" office:value-type="float" office:value="1" calcext:value-type="float">
            <text:p>1</text:p>
          </table:table-cell>
          <table:table-cell table:style-name="ce4" table:formula="of:=IF([$д.AC49]=0;IF(OR(INDEX([$д.$B$2:.$BM$64];[.$A49]*3;[.AC$1])&gt;0;INDEX([$д.$B$2:.$BM$64];[.$A49];[.AC$1]*3)&gt;0;INDEX([$д.$B$2:.$BM$64];[.$A49];[.AC$1]+1)&gt;0;INDEX([$д.$B$2:.$BM$64];[.$A49]+1;[.AC$1])&gt;0);-1;0);[$д.AC49])" office:value-type="float" office:value="1" calcext:value-type="float">
            <text:p>1</text:p>
          </table:table-cell>
          <table:table-cell table:style-name="ce4" table:formula="of:=IF(MAX([.AD$1];[.$A49])*3+MIN([.AD$1];[.$A49])&gt;=65;1;0)" office:value-type="float" office:value="1" calcext:value-type="float">
            <text:p>1</text:p>
          </table:table-cell>
          <table:table-cell table:style-name="ce4" table:formula="of:=IF(MAX([.AE$1];[.$A49])*3+MIN([.AE$1];[.$A49])&gt;=65;1;0)" office:value-type="float" office:value="1" calcext:value-type="float">
            <text:p>1</text:p>
          </table:table-cell>
          <table:table-cell table:style-name="ce4" table:formula="of:=IF(MAX([.AF$1];[.$A49])*3+MIN([.AF$1];[.$A49])&gt;=65;1;0)" office:value-type="float" office:value="1" calcext:value-type="float">
            <text:p>1</text:p>
          </table:table-cell>
          <table:table-cell table:style-name="ce4" table:formula="of:=IF(MAX([.AG$1];[.$A49])*3+MIN([.AG$1];[.$A49])&gt;=65;1;0)" office:value-type="float" office:value="1" calcext:value-type="float">
            <text:p>1</text:p>
          </table:table-cell>
          <table:table-cell table:style-name="ce4" table:formula="of:=IF(MAX([.AH$1];[.$A49])*3+MIN([.AH$1];[.$A49])&gt;=65;1;0)" office:value-type="float" office:value="1" calcext:value-type="float">
            <text:p>1</text:p>
          </table:table-cell>
          <table:table-cell table:style-name="ce4" table:formula="of:=IF(MAX([.AI$1];[.$A49])*3+MIN([.AI$1];[.$A49])&gt;=65;1;0)" office:value-type="float" office:value="1" calcext:value-type="float">
            <text:p>1</text:p>
          </table:table-cell>
          <table:table-cell table:style-name="ce4" table:formula="of:=IF(MAX([.AJ$1];[.$A49])*3+MIN([.AJ$1];[.$A49])&gt;=65;1;0)" office:value-type="float" office:value="1" calcext:value-type="float">
            <text:p>1</text:p>
          </table:table-cell>
          <table:table-cell table:style-name="ce4" table:formula="of:=IF(MAX([.AK$1];[.$A49])*3+MIN([.AK$1];[.$A49])&gt;=65;1;0)" office:value-type="float" office:value="1" calcext:value-type="float">
            <text:p>1</text:p>
          </table:table-cell>
          <table:table-cell table:style-name="ce4" table:formula="of:=IF(MAX([.AL$1];[.$A49])*3+MIN([.AL$1];[.$A49])&gt;=65;1;0)" office:value-type="float" office:value="1" calcext:value-type="float">
            <text:p>1</text:p>
          </table:table-cell>
          <table:table-cell table:style-name="ce4" table:formula="of:=IF(MAX([.AM$1];[.$A49])*3+MIN([.AM$1];[.$A49])&gt;=65;1;0)" office:value-type="float" office:value="1" calcext:value-type="float">
            <text:p>1</text:p>
          </table:table-cell>
          <table:table-cell table:style-name="ce4" table:formula="of:=IF(MAX([.AN$1];[.$A49])*3+MIN([.AN$1];[.$A49])&gt;=65;1;0)" office:value-type="float" office:value="1" calcext:value-type="float">
            <text:p>1</text:p>
          </table:table-cell>
          <table:table-cell table:style-name="ce4" table:formula="of:=IF(MAX([.AO$1];[.$A49])*3+MIN([.AO$1];[.$A49])&gt;=65;1;0)" office:value-type="float" office:value="1" calcext:value-type="float">
            <text:p>1</text:p>
          </table:table-cell>
          <table:table-cell table:style-name="ce4" table:formula="of:=IF(MAX([.AP$1];[.$A49])*3+MIN([.AP$1];[.$A49])&gt;=65;1;0)" office:value-type="float" office:value="1" calcext:value-type="float">
            <text:p>1</text:p>
          </table:table-cell>
          <table:table-cell table:style-name="ce4" table:formula="of:=IF(MAX([.AQ$1];[.$A49])*3+MIN([.AQ$1];[.$A49])&gt;=65;1;0)" office:value-type="float" office:value="1" calcext:value-type="float">
            <text:p>1</text:p>
          </table:table-cell>
          <table:table-cell table:style-name="ce4" table:formula="of:=IF(MAX([.AR$1];[.$A49])*3+MIN([.AR$1];[.$A49])&gt;=65;1;0)" office:value-type="float" office:value="1" calcext:value-type="float">
            <text:p>1</text:p>
          </table:table-cell>
          <table:table-cell table:style-name="ce4" table:formula="of:=IF(MAX([.AS$1];[.$A49])*3+MIN([.AS$1];[.$A49])&gt;=65;1;0)" office:value-type="float" office:value="1" calcext:value-type="float">
            <text:p>1</text:p>
          </table:table-cell>
          <table:table-cell table:style-name="ce4" table:formula="of:=IF(MAX([.AT$1];[.$A49])*3+MIN([.AT$1];[.$A49])&gt;=65;1;0)" office:value-type="float" office:value="1" calcext:value-type="float">
            <text:p>1</text:p>
          </table:table-cell>
          <table:table-cell table:style-name="ce4" table:formula="of:=IF(MAX([.AU$1];[.$A49])*3+MIN([.AU$1];[.$A49])&gt;=65;1;0)" office:value-type="float" office:value="1" calcext:value-type="float">
            <text:p>1</text:p>
          </table:table-cell>
          <table:table-cell table:style-name="ce4" table:formula="of:=IF(MAX([.AV$1];[.$A49])*3+MIN([.AV$1];[.$A49])&gt;=65;1;0)" office:value-type="float" office:value="1" calcext:value-type="float">
            <text:p>1</text:p>
          </table:table-cell>
          <table:table-cell table:style-name="ce4" table:formula="of:=IF(MAX([.AW$1];[.$A49])*3+MIN([.AW$1];[.$A49])&gt;=65;1;0)" office:value-type="float" office:value="1" calcext:value-type="float">
            <text:p>1</text:p>
          </table:table-cell>
          <table:table-cell table:style-name="ce4" table:formula="of:=IF(MAX([.AX$1];[.$A49])*3+MIN([.AX$1];[.$A49])&gt;=65;1;0)" office:value-type="float" office:value="1" calcext:value-type="float">
            <text:p>1</text:p>
          </table:table-cell>
          <table:table-cell table:style-name="ce4" table:formula="of:=IF(MAX([.AY$1];[.$A49])*3+MIN([.AY$1];[.$A49])&gt;=65;1;0)" office:value-type="float" office:value="1" calcext:value-type="float">
            <text:p>1</text:p>
          </table:table-cell>
          <table:table-cell table:style-name="ce4" table:formula="of:=IF(MAX([.AZ$1];[.$A49])*3+MIN([.AZ$1];[.$A49])&gt;=65;1;0)" office:value-type="float" office:value="1" calcext:value-type="float">
            <text:p>1</text:p>
          </table:table-cell>
          <table:table-cell table:style-name="ce4" table:formula="of:=IF(MAX([.BA$1];[.$A49])*3+MIN([.BA$1];[.$A49])&gt;=65;1;0)" office:value-type="float" office:value="1" calcext:value-type="float">
            <text:p>1</text:p>
          </table:table-cell>
          <table:table-cell table:style-name="ce4" table:formula="of:=IF(MAX([.BB$1];[.$A49])*3+MIN([.BB$1];[.$A49])&gt;=65;1;0)" office:value-type="float" office:value="1" calcext:value-type="float">
            <text:p>1</text:p>
          </table:table-cell>
          <table:table-cell table:style-name="ce4" table:formula="of:=IF(MAX([.BC$1];[.$A49])*3+MIN([.BC$1];[.$A49])&gt;=65;1;0)" office:value-type="float" office:value="1" calcext:value-type="float">
            <text:p>1</text:p>
          </table:table-cell>
          <table:table-cell table:style-name="ce4" table:formula="of:=IF(MAX([.BD$1];[.$A49])*3+MIN([.BD$1];[.$A49])&gt;=65;1;0)" office:value-type="float" office:value="1" calcext:value-type="float">
            <text:p>1</text:p>
          </table:table-cell>
          <table:table-cell table:style-name="ce4" table:formula="of:=IF(MAX([.BE$1];[.$A49])*3+MIN([.BE$1];[.$A49])&gt;=65;1;0)" office:value-type="float" office:value="1" calcext:value-type="float">
            <text:p>1</text:p>
          </table:table-cell>
          <table:table-cell table:style-name="ce4" table:formula="of:=IF(MAX([.BF$1];[.$A49])*3+MIN([.BF$1];[.$A49])&gt;=65;1;0)" office:value-type="float" office:value="1" calcext:value-type="float">
            <text:p>1</text:p>
          </table:table-cell>
          <table:table-cell table:style-name="ce4" table:formula="of:=IF(MAX([.BG$1];[.$A49])*3+MIN([.BG$1];[.$A49])&gt;=65;1;0)" office:value-type="float" office:value="1" calcext:value-type="float">
            <text:p>1</text:p>
          </table:table-cell>
          <table:table-cell table:style-name="ce4" table:formula="of:=IF(MAX([.BH$1];[.$A49])*3+MIN([.BH$1];[.$A49])&gt;=65;1;0)" office:value-type="float" office:value="1" calcext:value-type="float">
            <text:p>1</text:p>
          </table:table-cell>
          <table:table-cell table:style-name="ce4" table:formula="of:=IF(MAX([.BI$1];[.$A49])*3+MIN([.BI$1];[.$A49])&gt;=65;1;0)" office:value-type="float" office:value="1" calcext:value-type="float">
            <text:p>1</text:p>
          </table:table-cell>
          <table:table-cell table:style-name="ce4" table:formula="of:=IF(MAX([.BJ$1];[.$A49])*3+MIN([.BJ$1];[.$A49])&gt;=65;1;0)" office:value-type="float" office:value="1" calcext:value-type="float">
            <text:p>1</text:p>
          </table:table-cell>
          <table:table-cell table:style-name="ce4" table:formula="of:=IF(MAX([.BK$1];[.$A49])*3+MIN([.BK$1];[.$A49])&gt;=65;1;0)" office:value-type="float" office:value="1" calcext:value-type="float">
            <text:p>1</text:p>
          </table:table-cell>
          <table:table-cell table:style-name="ce4" table:formula="of:=IF(MAX([.BL$1];[.$A49])*3+MIN([.BL$1];[.$A49])&gt;=65;1;0)" office:value-type="float" office:value="1" calcext:value-type="float">
            <text:p>1</text:p>
          </table:table-cell>
          <table:table-cell table:style-name="ce4" table:formula="of:=IF(MAX([.BM$1];[.$A49])*3+MIN([.BM$1];[.$A49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table:formula="of:=IF([$д.B50]=0;IF(AND(INDEX([$д.$B$2:.$BM$64];[.$A50]*3;[.B$1])&gt;0;INDEX([$д.$B$2:.$BM$64];[.$A50];[.B$1]*3)&gt;0;INDEX([$д.$B$2:.$BM$64];[.$A50];[.B$1]+1)&gt;0;INDEX([$д.$B$2:.$BM$64];[.$A50]+1;[.B$1])&gt;0);-2;0);[$д.B50])" office:value-type="float" office:value="1" calcext:value-type="float">
            <text:p>1</text:p>
          </table:table-cell>
          <table:table-cell table:style-name="ce1" table:formula="of:=IF([$д.C50]=0;IF(AND(INDEX([$д.$B$2:.$BM$64];[.$A50]*3;[.C$1])&gt;0;INDEX([$д.$B$2:.$BM$64];[.$A50];[.C$1]*3)&gt;0;INDEX([$д.$B$2:.$BM$64];[.$A50];[.C$1]+1)&gt;0;INDEX([$д.$B$2:.$BM$64];[.$A50]+1;[.C$1])&gt;0);-2;0);[$д.C50])" office:value-type="float" office:value="1" calcext:value-type="float">
            <text:p>1</text:p>
          </table:table-cell>
          <table:table-cell table:style-name="ce1" table:formula="of:=IF([$д.D50]=0;IF(AND(INDEX([$д.$B$2:.$BM$64];[.$A50]*3;[.D$1])&gt;0;INDEX([$д.$B$2:.$BM$64];[.$A50];[.D$1]*3)&gt;0;INDEX([$д.$B$2:.$BM$64];[.$A50];[.D$1]+1)&gt;0;INDEX([$д.$B$2:.$BM$64];[.$A50]+1;[.D$1])&gt;0);-2;0);[$д.D50])" office:value-type="float" office:value="1" calcext:value-type="float">
            <text:p>1</text:p>
          </table:table-cell>
          <table:table-cell table:style-name="ce1" table:formula="of:=IF([$д.E50]=0;IF(AND(INDEX([$д.$B$2:.$BM$64];[.$A50]*3;[.E$1])&gt;0;INDEX([$д.$B$2:.$BM$64];[.$A50];[.E$1]*3)&gt;0;INDEX([$д.$B$2:.$BM$64];[.$A50];[.E$1]+1)&gt;0;INDEX([$д.$B$2:.$BM$64];[.$A50]+1;[.E$1])&gt;0);-2;0);[$д.E50])" office:value-type="float" office:value="1" calcext:value-type="float">
            <text:p>1</text:p>
          </table:table-cell>
          <table:table-cell table:style-name="ce1" table:formula="of:=IF([$д.F50]=0;IF(AND(INDEX([$д.$B$2:.$BM$64];[.$A50]*3;[.F$1])&gt;0;INDEX([$д.$B$2:.$BM$64];[.$A50];[.F$1]*3)&gt;0;INDEX([$д.$B$2:.$BM$64];[.$A50];[.F$1]+1)&gt;0;INDEX([$д.$B$2:.$BM$64];[.$A50]+1;[.F$1])&gt;0);-2;0);[$д.F50])" office:value-type="float" office:value="1" calcext:value-type="float">
            <text:p>1</text:p>
          </table:table-cell>
          <table:table-cell table:style-name="ce1" table:formula="of:=IF([$д.G50]=0;IF(AND(INDEX([$д.$B$2:.$BM$64];[.$A50]*3;[.G$1])&gt;0;INDEX([$д.$B$2:.$BM$64];[.$A50];[.G$1]*3)&gt;0;INDEX([$д.$B$2:.$BM$64];[.$A50];[.G$1]+1)&gt;0;INDEX([$д.$B$2:.$BM$64];[.$A50]+1;[.G$1])&gt;0);-2;0);[$д.G50])" office:value-type="float" office:value="1" calcext:value-type="float">
            <text:p>1</text:p>
          </table:table-cell>
          <table:table-cell table:style-name="ce1" table:formula="of:=IF([$д.H50]=0;IF(AND(INDEX([$д.$B$2:.$BM$64];[.$A50]*3;[.H$1])&gt;0;INDEX([$д.$B$2:.$BM$64];[.$A50];[.H$1]*3)&gt;0;INDEX([$д.$B$2:.$BM$64];[.$A50];[.H$1]+1)&gt;0;INDEX([$д.$B$2:.$BM$64];[.$A50]+1;[.H$1])&gt;0);-2;0);[$д.H50])" office:value-type="float" office:value="1" calcext:value-type="float">
            <text:p>1</text:p>
          </table:table-cell>
          <table:table-cell table:style-name="ce1" table:formula="of:=IF([$д.I50]=0;IF(AND(INDEX([$д.$B$2:.$BM$64];[.$A50]*3;[.I$1])&gt;0;INDEX([$д.$B$2:.$BM$64];[.$A50];[.I$1]*3)&gt;0;INDEX([$д.$B$2:.$BM$64];[.$A50];[.I$1]+1)&gt;0;INDEX([$д.$B$2:.$BM$64];[.$A50]+1;[.I$1])&gt;0);-2;0);[$д.I50])" office:value-type="float" office:value="1" calcext:value-type="float">
            <text:p>1</text:p>
          </table:table-cell>
          <table:table-cell table:style-name="ce1" table:formula="of:=IF([$д.J50]=0;IF(AND(INDEX([$д.$B$2:.$BM$64];[.$A50]*3;[.J$1])&gt;0;INDEX([$д.$B$2:.$BM$64];[.$A50];[.J$1]*3)&gt;0;INDEX([$д.$B$2:.$BM$64];[.$A50];[.J$1]+1)&gt;0;INDEX([$д.$B$2:.$BM$64];[.$A50]+1;[.J$1])&gt;0);-2;0);[$д.J50])" office:value-type="float" office:value="1" calcext:value-type="float">
            <text:p>1</text:p>
          </table:table-cell>
          <table:table-cell table:style-name="ce1" table:formula="of:=IF([$д.K50]=0;IF(AND(INDEX([$д.$B$2:.$BM$64];[.$A50]*3;[.K$1])&gt;0;INDEX([$д.$B$2:.$BM$64];[.$A50];[.K$1]*3)&gt;0;INDEX([$д.$B$2:.$BM$64];[.$A50];[.K$1]+1)&gt;0;INDEX([$д.$B$2:.$BM$64];[.$A50]+1;[.K$1])&gt;0);-2;0);[$д.K50])" office:value-type="float" office:value="1" calcext:value-type="float">
            <text:p>1</text:p>
          </table:table-cell>
          <table:table-cell table:style-name="ce1" table:formula="of:=IF([$д.L50]=0;IF(AND(INDEX([$д.$B$2:.$BM$64];[.$A50]*3;[.L$1])&gt;0;INDEX([$д.$B$2:.$BM$64];[.$A50];[.L$1]*3)&gt;0;INDEX([$д.$B$2:.$BM$64];[.$A50];[.L$1]+1)&gt;0;INDEX([$д.$B$2:.$BM$64];[.$A50]+1;[.L$1])&gt;0);-2;0);[$д.L50])" office:value-type="float" office:value="1" calcext:value-type="float">
            <text:p>1</text:p>
          </table:table-cell>
          <table:table-cell table:style-name="ce1" table:formula="of:=IF([$д.M50]=0;IF(AND(INDEX([$д.$B$2:.$BM$64];[.$A50]*3;[.M$1])&gt;0;INDEX([$д.$B$2:.$BM$64];[.$A50];[.M$1]*3)&gt;0;INDEX([$д.$B$2:.$BM$64];[.$A50];[.M$1]+1)&gt;0;INDEX([$д.$B$2:.$BM$64];[.$A50]+1;[.M$1])&gt;0);-2;0);[$д.M50])" office:value-type="float" office:value="1" calcext:value-type="float">
            <text:p>1</text:p>
          </table:table-cell>
          <table:table-cell table:style-name="ce1" table:formula="of:=IF([$д.N50]=0;IF(AND(INDEX([$д.$B$2:.$BM$64];[.$A50]*3;[.N$1])&gt;0;INDEX([$д.$B$2:.$BM$64];[.$A50];[.N$1]*3)&gt;0;INDEX([$д.$B$2:.$BM$64];[.$A50];[.N$1]+1)&gt;0;INDEX([$д.$B$2:.$BM$64];[.$A50]+1;[.N$1])&gt;0);-2;0);[$д.N50])" office:value-type="float" office:value="1" calcext:value-type="float">
            <text:p>1</text:p>
          </table:table-cell>
          <table:table-cell table:style-name="ce1" table:formula="of:=IF([$д.O50]=0;IF(AND(INDEX([$д.$B$2:.$BM$64];[.$A50]*3;[.O$1])&gt;0;INDEX([$д.$B$2:.$BM$64];[.$A50];[.O$1]*3)&gt;0;INDEX([$д.$B$2:.$BM$64];[.$A50];[.O$1]+1)&gt;0;INDEX([$д.$B$2:.$BM$64];[.$A50]+1;[.O$1])&gt;0);-2;0);[$д.O50])" office:value-type="float" office:value="1" calcext:value-type="float">
            <text:p>1</text:p>
          </table:table-cell>
          <table:table-cell table:style-name="ce1" table:formula="of:=IF([$д.P50]=0;IF(AND(INDEX([$д.$B$2:.$BM$64];[.$A50]*3;[.P$1])&gt;0;INDEX([$д.$B$2:.$BM$64];[.$A50];[.P$1]*3)&gt;0;INDEX([$д.$B$2:.$BM$64];[.$A50];[.P$1]+1)&gt;0;INDEX([$д.$B$2:.$BM$64];[.$A50]+1;[.P$1])&gt;0);-2;0);[$д.P50])" office:value-type="float" office:value="1" calcext:value-type="float">
            <text:p>1</text:p>
          </table:table-cell>
          <table:table-cell table:style-name="ce1" table:formula="of:=IF([$д.Q50]=0;IF(AND(INDEX([$д.$B$2:.$BM$64];[.$A50]*3;[.Q$1])&gt;0;INDEX([$д.$B$2:.$BM$64];[.$A50];[.Q$1]*3)&gt;0;INDEX([$д.$B$2:.$BM$64];[.$A50];[.Q$1]+1)&gt;0;INDEX([$д.$B$2:.$BM$64];[.$A50]+1;[.Q$1])&gt;0);-2;0);[$д.Q50])" office:value-type="float" office:value="1" calcext:value-type="float">
            <text:p>1</text:p>
          </table:table-cell>
          <table:table-cell table:style-name="ce1" table:formula="of:=IF([$д.R50]=0;IF(AND(INDEX([$д.$B$2:.$BM$64];[.$A50]*3;[.R$1])&gt;0;INDEX([$д.$B$2:.$BM$64];[.$A50];[.R$1]*3)&gt;0;INDEX([$д.$B$2:.$BM$64];[.$A50];[.R$1]+1)&gt;0;INDEX([$д.$B$2:.$BM$64];[.$A50]+1;[.R$1])&gt;0);-2;0);[$д.R50])" office:value-type="float" office:value="1" calcext:value-type="float">
            <text:p>1</text:p>
          </table:table-cell>
          <table:table-cell table:style-name="ce1" table:formula="of:=IF([$д.S50]=0;IF(AND(INDEX([$д.$B$2:.$BM$64];[.$A50]*3;[.S$1])&gt;0;INDEX([$д.$B$2:.$BM$64];[.$A50];[.S$1]*3)&gt;0;INDEX([$д.$B$2:.$BM$64];[.$A50];[.S$1]+1)&gt;0;INDEX([$д.$B$2:.$BM$64];[.$A50]+1;[.S$1])&gt;0);-2;0);[$д.S50])" office:value-type="float" office:value="1" calcext:value-type="float">
            <text:p>1</text:p>
          </table:table-cell>
          <table:table-cell table:style-name="ce1" table:formula="of:=IF([$д.T50]=0;IF(AND(INDEX([$д.$B$2:.$BM$64];[.$A50]*3;[.T$1])&gt;0;INDEX([$д.$B$2:.$BM$64];[.$A50];[.T$1]*3)&gt;0;INDEX([$д.$B$2:.$BM$64];[.$A50];[.T$1]+1)&gt;0;INDEX([$д.$B$2:.$BM$64];[.$A50]+1;[.T$1])&gt;0);-2;0);[$д.T50])" office:value-type="float" office:value="1" calcext:value-type="float">
            <text:p>1</text:p>
          </table:table-cell>
          <table:table-cell table:style-name="ce1" table:formula="of:=IF([$д.U50]=0;IF(AND(INDEX([$д.$B$2:.$BM$64];[.$A50]*3;[.U$1])&gt;0;INDEX([$д.$B$2:.$BM$64];[.$A50];[.U$1]*3)&gt;0;INDEX([$д.$B$2:.$BM$64];[.$A50];[.U$1]+1)&gt;0;INDEX([$д.$B$2:.$BM$64];[.$A50]+1;[.U$1])&gt;0);-2;0);[$д.U50])" office:value-type="float" office:value="1" calcext:value-type="float">
            <text:p>1</text:p>
          </table:table-cell>
          <table:table-cell table:style-name="ce2" table:formula="of:=IF([$д.V50]=0;IF(OR(INDEX([$д.$B$2:.$BM$64];[.$A50]*3;[.V$1])&lt;0;INDEX([$д.$B$2:.$BM$64];[.$A50];[.V$1]*3)&lt;0;INDEX([$д.$B$2:.$BM$64];[.$A50];[.V$1]+1)&lt;0;INDEX([$д.$B$2:.$BM$64];[.$A50]+1;[.V$1])&lt;0);2;0);[$д.V50])" office:value-type="float" office:value="1" calcext:value-type="float">
            <text:p>1</text:p>
          </table:table-cell>
          <table:table-cell table:style-name="ce3" table:formula="of:=IF([$д.W50]=0;IF(AND(INDEX([$д.$B$2:.$BM$64];[.$A50]*3;[.W$1])&gt;0;INDEX([$д.$B$2:.$BM$64];[.$A50];[.W$1]*3)&gt;0;INDEX([$д.$B$2:.$BM$64];[.$A50];[.W$1]+1)&gt;0;INDEX([$д.$B$2:.$BM$64];[.$A50]+1;[.W$1])&gt;0);-1;0);[$д.W50])" office:value-type="float" office:value="1" calcext:value-type="float">
            <text:p>1</text:p>
          </table:table-cell>
          <table:table-cell table:style-name="ce4" table:formula="of:=IF([$д.X50]=0;IF(OR(INDEX([$д.$B$2:.$BM$64];[.$A50]*3;[.X$1])&gt;0;INDEX([$д.$B$2:.$BM$64];[.$A50];[.X$1]*3)&gt;0;INDEX([$д.$B$2:.$BM$64];[.$A50];[.X$1]+1)&gt;0;INDEX([$д.$B$2:.$BM$64];[.$A50]+1;[.X$1])&gt;0);-1;0);[$д.X50])" office:value-type="float" office:value="1" calcext:value-type="float">
            <text:p>1</text:p>
          </table:table-cell>
          <table:table-cell table:style-name="ce4" table:formula="of:=IF([$д.Y50]=0;IF(OR(INDEX([$д.$B$2:.$BM$64];[.$A50]*3;[.Y$1])&gt;0;INDEX([$д.$B$2:.$BM$64];[.$A50];[.Y$1]*3)&gt;0;INDEX([$д.$B$2:.$BM$64];[.$A50];[.Y$1]+1)&gt;0;INDEX([$д.$B$2:.$BM$64];[.$A50]+1;[.Y$1])&gt;0);-1;0);[$д.Y50])" office:value-type="float" office:value="1" calcext:value-type="float">
            <text:p>1</text:p>
          </table:table-cell>
          <table:table-cell table:style-name="ce4" table:formula="of:=IF([$д.Z50]=0;IF(OR(INDEX([$д.$B$2:.$BM$64];[.$A50]*3;[.Z$1])&gt;0;INDEX([$д.$B$2:.$BM$64];[.$A50];[.Z$1]*3)&gt;0;INDEX([$д.$B$2:.$BM$64];[.$A50];[.Z$1]+1)&gt;0;INDEX([$д.$B$2:.$BM$64];[.$A50]+1;[.Z$1])&gt;0);-1;0);[$д.Z50])" office:value-type="float" office:value="1" calcext:value-type="float">
            <text:p>1</text:p>
          </table:table-cell>
          <table:table-cell table:style-name="ce4" table:formula="of:=IF([$д.AA50]=0;IF(OR(INDEX([$д.$B$2:.$BM$64];[.$A50]*3;[.AA$1])&gt;0;INDEX([$д.$B$2:.$BM$64];[.$A50];[.AA$1]*3)&gt;0;INDEX([$д.$B$2:.$BM$64];[.$A50];[.AA$1]+1)&gt;0;INDEX([$д.$B$2:.$BM$64];[.$A50]+1;[.AA$1])&gt;0);-1;0);[$д.AA50])" office:value-type="float" office:value="1" calcext:value-type="float">
            <text:p>1</text:p>
          </table:table-cell>
          <table:table-cell table:style-name="ce4" table:formula="of:=IF([$д.AB50]=0;IF(OR(INDEX([$д.$B$2:.$BM$64];[.$A50]*3;[.AB$1])&gt;0;INDEX([$д.$B$2:.$BM$64];[.$A50];[.AB$1]*3)&gt;0;INDEX([$д.$B$2:.$BM$64];[.$A50];[.AB$1]+1)&gt;0;INDEX([$д.$B$2:.$BM$64];[.$A50]+1;[.AB$1])&gt;0);-1;0);[$д.AB50])" office:value-type="float" office:value="1" calcext:value-type="float">
            <text:p>1</text:p>
          </table:table-cell>
          <table:table-cell table:style-name="ce4" table:formula="of:=IF([$д.AC50]=0;IF(OR(INDEX([$д.$B$2:.$BM$64];[.$A50]*3;[.AC$1])&gt;0;INDEX([$д.$B$2:.$BM$64];[.$A50];[.AC$1]*3)&gt;0;INDEX([$д.$B$2:.$BM$64];[.$A50];[.AC$1]+1)&gt;0;INDEX([$д.$B$2:.$BM$64];[.$A50]+1;[.AC$1])&gt;0);-1;0);[$д.AC50])" office:value-type="float" office:value="1" calcext:value-type="float">
            <text:p>1</text:p>
          </table:table-cell>
          <table:table-cell table:style-name="ce4" table:formula="of:=IF(MAX([.AD$1];[.$A50])*3+MIN([.AD$1];[.$A50])&gt;=65;1;0)" office:value-type="float" office:value="1" calcext:value-type="float">
            <text:p>1</text:p>
          </table:table-cell>
          <table:table-cell table:style-name="ce4" table:formula="of:=IF(MAX([.AE$1];[.$A50])*3+MIN([.AE$1];[.$A50])&gt;=65;1;0)" office:value-type="float" office:value="1" calcext:value-type="float">
            <text:p>1</text:p>
          </table:table-cell>
          <table:table-cell table:style-name="ce4" table:formula="of:=IF(MAX([.AF$1];[.$A50])*3+MIN([.AF$1];[.$A50])&gt;=65;1;0)" office:value-type="float" office:value="1" calcext:value-type="float">
            <text:p>1</text:p>
          </table:table-cell>
          <table:table-cell table:style-name="ce4" table:formula="of:=IF(MAX([.AG$1];[.$A50])*3+MIN([.AG$1];[.$A50])&gt;=65;1;0)" office:value-type="float" office:value="1" calcext:value-type="float">
            <text:p>1</text:p>
          </table:table-cell>
          <table:table-cell table:style-name="ce4" table:formula="of:=IF(MAX([.AH$1];[.$A50])*3+MIN([.AH$1];[.$A50])&gt;=65;1;0)" office:value-type="float" office:value="1" calcext:value-type="float">
            <text:p>1</text:p>
          </table:table-cell>
          <table:table-cell table:style-name="ce4" table:formula="of:=IF(MAX([.AI$1];[.$A50])*3+MIN([.AI$1];[.$A50])&gt;=65;1;0)" office:value-type="float" office:value="1" calcext:value-type="float">
            <text:p>1</text:p>
          </table:table-cell>
          <table:table-cell table:style-name="ce4" table:formula="of:=IF(MAX([.AJ$1];[.$A50])*3+MIN([.AJ$1];[.$A50])&gt;=65;1;0)" office:value-type="float" office:value="1" calcext:value-type="float">
            <text:p>1</text:p>
          </table:table-cell>
          <table:table-cell table:style-name="ce4" table:formula="of:=IF(MAX([.AK$1];[.$A50])*3+MIN([.AK$1];[.$A50])&gt;=65;1;0)" office:value-type="float" office:value="1" calcext:value-type="float">
            <text:p>1</text:p>
          </table:table-cell>
          <table:table-cell table:style-name="ce4" table:formula="of:=IF(MAX([.AL$1];[.$A50])*3+MIN([.AL$1];[.$A50])&gt;=65;1;0)" office:value-type="float" office:value="1" calcext:value-type="float">
            <text:p>1</text:p>
          </table:table-cell>
          <table:table-cell table:style-name="ce4" table:formula="of:=IF(MAX([.AM$1];[.$A50])*3+MIN([.AM$1];[.$A50])&gt;=65;1;0)" office:value-type="float" office:value="1" calcext:value-type="float">
            <text:p>1</text:p>
          </table:table-cell>
          <table:table-cell table:style-name="ce4" table:formula="of:=IF(MAX([.AN$1];[.$A50])*3+MIN([.AN$1];[.$A50])&gt;=65;1;0)" office:value-type="float" office:value="1" calcext:value-type="float">
            <text:p>1</text:p>
          </table:table-cell>
          <table:table-cell table:style-name="ce4" table:formula="of:=IF(MAX([.AO$1];[.$A50])*3+MIN([.AO$1];[.$A50])&gt;=65;1;0)" office:value-type="float" office:value="1" calcext:value-type="float">
            <text:p>1</text:p>
          </table:table-cell>
          <table:table-cell table:style-name="ce4" table:formula="of:=IF(MAX([.AP$1];[.$A50])*3+MIN([.AP$1];[.$A50])&gt;=65;1;0)" office:value-type="float" office:value="1" calcext:value-type="float">
            <text:p>1</text:p>
          </table:table-cell>
          <table:table-cell table:style-name="ce4" table:formula="of:=IF(MAX([.AQ$1];[.$A50])*3+MIN([.AQ$1];[.$A50])&gt;=65;1;0)" office:value-type="float" office:value="1" calcext:value-type="float">
            <text:p>1</text:p>
          </table:table-cell>
          <table:table-cell table:style-name="ce4" table:formula="of:=IF(MAX([.AR$1];[.$A50])*3+MIN([.AR$1];[.$A50])&gt;=65;1;0)" office:value-type="float" office:value="1" calcext:value-type="float">
            <text:p>1</text:p>
          </table:table-cell>
          <table:table-cell table:style-name="ce4" table:formula="of:=IF(MAX([.AS$1];[.$A50])*3+MIN([.AS$1];[.$A50])&gt;=65;1;0)" office:value-type="float" office:value="1" calcext:value-type="float">
            <text:p>1</text:p>
          </table:table-cell>
          <table:table-cell table:style-name="ce4" table:formula="of:=IF(MAX([.AT$1];[.$A50])*3+MIN([.AT$1];[.$A50])&gt;=65;1;0)" office:value-type="float" office:value="1" calcext:value-type="float">
            <text:p>1</text:p>
          </table:table-cell>
          <table:table-cell table:style-name="ce4" table:formula="of:=IF(MAX([.AU$1];[.$A50])*3+MIN([.AU$1];[.$A50])&gt;=65;1;0)" office:value-type="float" office:value="1" calcext:value-type="float">
            <text:p>1</text:p>
          </table:table-cell>
          <table:table-cell table:style-name="ce4" table:formula="of:=IF(MAX([.AV$1];[.$A50])*3+MIN([.AV$1];[.$A50])&gt;=65;1;0)" office:value-type="float" office:value="1" calcext:value-type="float">
            <text:p>1</text:p>
          </table:table-cell>
          <table:table-cell table:style-name="ce4" table:formula="of:=IF(MAX([.AW$1];[.$A50])*3+MIN([.AW$1];[.$A50])&gt;=65;1;0)" office:value-type="float" office:value="1" calcext:value-type="float">
            <text:p>1</text:p>
          </table:table-cell>
          <table:table-cell table:style-name="ce4" table:formula="of:=IF(MAX([.AX$1];[.$A50])*3+MIN([.AX$1];[.$A50])&gt;=65;1;0)" office:value-type="float" office:value="1" calcext:value-type="float">
            <text:p>1</text:p>
          </table:table-cell>
          <table:table-cell table:style-name="ce4" table:formula="of:=IF(MAX([.AY$1];[.$A50])*3+MIN([.AY$1];[.$A50])&gt;=65;1;0)" office:value-type="float" office:value="1" calcext:value-type="float">
            <text:p>1</text:p>
          </table:table-cell>
          <table:table-cell table:style-name="ce4" table:formula="of:=IF(MAX([.AZ$1];[.$A50])*3+MIN([.AZ$1];[.$A50])&gt;=65;1;0)" office:value-type="float" office:value="1" calcext:value-type="float">
            <text:p>1</text:p>
          </table:table-cell>
          <table:table-cell table:style-name="ce4" table:formula="of:=IF(MAX([.BA$1];[.$A50])*3+MIN([.BA$1];[.$A50])&gt;=65;1;0)" office:value-type="float" office:value="1" calcext:value-type="float">
            <text:p>1</text:p>
          </table:table-cell>
          <table:table-cell table:style-name="ce4" table:formula="of:=IF(MAX([.BB$1];[.$A50])*3+MIN([.BB$1];[.$A50])&gt;=65;1;0)" office:value-type="float" office:value="1" calcext:value-type="float">
            <text:p>1</text:p>
          </table:table-cell>
          <table:table-cell table:style-name="ce4" table:formula="of:=IF(MAX([.BC$1];[.$A50])*3+MIN([.BC$1];[.$A50])&gt;=65;1;0)" office:value-type="float" office:value="1" calcext:value-type="float">
            <text:p>1</text:p>
          </table:table-cell>
          <table:table-cell table:style-name="ce4" table:formula="of:=IF(MAX([.BD$1];[.$A50])*3+MIN([.BD$1];[.$A50])&gt;=65;1;0)" office:value-type="float" office:value="1" calcext:value-type="float">
            <text:p>1</text:p>
          </table:table-cell>
          <table:table-cell table:style-name="ce4" table:formula="of:=IF(MAX([.BE$1];[.$A50])*3+MIN([.BE$1];[.$A50])&gt;=65;1;0)" office:value-type="float" office:value="1" calcext:value-type="float">
            <text:p>1</text:p>
          </table:table-cell>
          <table:table-cell table:style-name="ce4" table:formula="of:=IF(MAX([.BF$1];[.$A50])*3+MIN([.BF$1];[.$A50])&gt;=65;1;0)" office:value-type="float" office:value="1" calcext:value-type="float">
            <text:p>1</text:p>
          </table:table-cell>
          <table:table-cell table:style-name="ce4" table:formula="of:=IF(MAX([.BG$1];[.$A50])*3+MIN([.BG$1];[.$A50])&gt;=65;1;0)" office:value-type="float" office:value="1" calcext:value-type="float">
            <text:p>1</text:p>
          </table:table-cell>
          <table:table-cell table:style-name="ce4" table:formula="of:=IF(MAX([.BH$1];[.$A50])*3+MIN([.BH$1];[.$A50])&gt;=65;1;0)" office:value-type="float" office:value="1" calcext:value-type="float">
            <text:p>1</text:p>
          </table:table-cell>
          <table:table-cell table:style-name="ce4" table:formula="of:=IF(MAX([.BI$1];[.$A50])*3+MIN([.BI$1];[.$A50])&gt;=65;1;0)" office:value-type="float" office:value="1" calcext:value-type="float">
            <text:p>1</text:p>
          </table:table-cell>
          <table:table-cell table:style-name="ce4" table:formula="of:=IF(MAX([.BJ$1];[.$A50])*3+MIN([.BJ$1];[.$A50])&gt;=65;1;0)" office:value-type="float" office:value="1" calcext:value-type="float">
            <text:p>1</text:p>
          </table:table-cell>
          <table:table-cell table:style-name="ce4" table:formula="of:=IF(MAX([.BK$1];[.$A50])*3+MIN([.BK$1];[.$A50])&gt;=65;1;0)" office:value-type="float" office:value="1" calcext:value-type="float">
            <text:p>1</text:p>
          </table:table-cell>
          <table:table-cell table:style-name="ce4" table:formula="of:=IF(MAX([.BL$1];[.$A50])*3+MIN([.BL$1];[.$A50])&gt;=65;1;0)" office:value-type="float" office:value="1" calcext:value-type="float">
            <text:p>1</text:p>
          </table:table-cell>
          <table:table-cell table:style-name="ce4" table:formula="of:=IF(MAX([.BM$1];[.$A50])*3+MIN([.BM$1];[.$A50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formula="of:=IF([$д.B51]=0;IF(AND(INDEX([$д.$B$2:.$BM$64];[.$A51]*3;[.B$1])&gt;0;INDEX([$д.$B$2:.$BM$64];[.$A51];[.B$1]*3)&gt;0;INDEX([$д.$B$2:.$BM$64];[.$A51];[.B$1]+1)&gt;0;INDEX([$д.$B$2:.$BM$64];[.$A51]+1;[.B$1])&gt;0);-2;0);[$д.B51])" office:value-type="float" office:value="1" calcext:value-type="float">
            <text:p>1</text:p>
          </table:table-cell>
          <table:table-cell table:style-name="ce1" table:formula="of:=IF([$д.C51]=0;IF(AND(INDEX([$д.$B$2:.$BM$64];[.$A51]*3;[.C$1])&gt;0;INDEX([$д.$B$2:.$BM$64];[.$A51];[.C$1]*3)&gt;0;INDEX([$д.$B$2:.$BM$64];[.$A51];[.C$1]+1)&gt;0;INDEX([$д.$B$2:.$BM$64];[.$A51]+1;[.C$1])&gt;0);-2;0);[$д.C51])" office:value-type="float" office:value="1" calcext:value-type="float">
            <text:p>1</text:p>
          </table:table-cell>
          <table:table-cell table:style-name="ce1" table:formula="of:=IF([$д.D51]=0;IF(AND(INDEX([$д.$B$2:.$BM$64];[.$A51]*3;[.D$1])&gt;0;INDEX([$д.$B$2:.$BM$64];[.$A51];[.D$1]*3)&gt;0;INDEX([$д.$B$2:.$BM$64];[.$A51];[.D$1]+1)&gt;0;INDEX([$д.$B$2:.$BM$64];[.$A51]+1;[.D$1])&gt;0);-2;0);[$д.D51])" office:value-type="float" office:value="1" calcext:value-type="float">
            <text:p>1</text:p>
          </table:table-cell>
          <table:table-cell table:style-name="ce1" table:formula="of:=IF([$д.E51]=0;IF(AND(INDEX([$д.$B$2:.$BM$64];[.$A51]*3;[.E$1])&gt;0;INDEX([$д.$B$2:.$BM$64];[.$A51];[.E$1]*3)&gt;0;INDEX([$д.$B$2:.$BM$64];[.$A51];[.E$1]+1)&gt;0;INDEX([$д.$B$2:.$BM$64];[.$A51]+1;[.E$1])&gt;0);-2;0);[$д.E51])" office:value-type="float" office:value="1" calcext:value-type="float">
            <text:p>1</text:p>
          </table:table-cell>
          <table:table-cell table:style-name="ce1" table:formula="of:=IF([$д.F51]=0;IF(AND(INDEX([$д.$B$2:.$BM$64];[.$A51]*3;[.F$1])&gt;0;INDEX([$д.$B$2:.$BM$64];[.$A51];[.F$1]*3)&gt;0;INDEX([$д.$B$2:.$BM$64];[.$A51];[.F$1]+1)&gt;0;INDEX([$д.$B$2:.$BM$64];[.$A51]+1;[.F$1])&gt;0);-2;0);[$д.F51])" office:value-type="float" office:value="1" calcext:value-type="float">
            <text:p>1</text:p>
          </table:table-cell>
          <table:table-cell table:style-name="ce1" table:formula="of:=IF([$д.G51]=0;IF(AND(INDEX([$д.$B$2:.$BM$64];[.$A51]*3;[.G$1])&gt;0;INDEX([$д.$B$2:.$BM$64];[.$A51];[.G$1]*3)&gt;0;INDEX([$д.$B$2:.$BM$64];[.$A51];[.G$1]+1)&gt;0;INDEX([$д.$B$2:.$BM$64];[.$A51]+1;[.G$1])&gt;0);-2;0);[$д.G51])" office:value-type="float" office:value="1" calcext:value-type="float">
            <text:p>1</text:p>
          </table:table-cell>
          <table:table-cell table:style-name="ce1" table:formula="of:=IF([$д.H51]=0;IF(AND(INDEX([$д.$B$2:.$BM$64];[.$A51]*3;[.H$1])&gt;0;INDEX([$д.$B$2:.$BM$64];[.$A51];[.H$1]*3)&gt;0;INDEX([$д.$B$2:.$BM$64];[.$A51];[.H$1]+1)&gt;0;INDEX([$д.$B$2:.$BM$64];[.$A51]+1;[.H$1])&gt;0);-2;0);[$д.H51])" office:value-type="float" office:value="1" calcext:value-type="float">
            <text:p>1</text:p>
          </table:table-cell>
          <table:table-cell table:style-name="ce1" table:formula="of:=IF([$д.I51]=0;IF(AND(INDEX([$д.$B$2:.$BM$64];[.$A51]*3;[.I$1])&gt;0;INDEX([$д.$B$2:.$BM$64];[.$A51];[.I$1]*3)&gt;0;INDEX([$д.$B$2:.$BM$64];[.$A51];[.I$1]+1)&gt;0;INDEX([$д.$B$2:.$BM$64];[.$A51]+1;[.I$1])&gt;0);-2;0);[$д.I51])" office:value-type="float" office:value="1" calcext:value-type="float">
            <text:p>1</text:p>
          </table:table-cell>
          <table:table-cell table:style-name="ce1" table:formula="of:=IF([$д.J51]=0;IF(AND(INDEX([$д.$B$2:.$BM$64];[.$A51]*3;[.J$1])&gt;0;INDEX([$д.$B$2:.$BM$64];[.$A51];[.J$1]*3)&gt;0;INDEX([$д.$B$2:.$BM$64];[.$A51];[.J$1]+1)&gt;0;INDEX([$д.$B$2:.$BM$64];[.$A51]+1;[.J$1])&gt;0);-2;0);[$д.J51])" office:value-type="float" office:value="1" calcext:value-type="float">
            <text:p>1</text:p>
          </table:table-cell>
          <table:table-cell table:style-name="ce1" table:formula="of:=IF([$д.K51]=0;IF(AND(INDEX([$д.$B$2:.$BM$64];[.$A51]*3;[.K$1])&gt;0;INDEX([$д.$B$2:.$BM$64];[.$A51];[.K$1]*3)&gt;0;INDEX([$д.$B$2:.$BM$64];[.$A51];[.K$1]+1)&gt;0;INDEX([$д.$B$2:.$BM$64];[.$A51]+1;[.K$1])&gt;0);-2;0);[$д.K51])" office:value-type="float" office:value="1" calcext:value-type="float">
            <text:p>1</text:p>
          </table:table-cell>
          <table:table-cell table:style-name="ce1" table:formula="of:=IF([$д.L51]=0;IF(AND(INDEX([$д.$B$2:.$BM$64];[.$A51]*3;[.L$1])&gt;0;INDEX([$д.$B$2:.$BM$64];[.$A51];[.L$1]*3)&gt;0;INDEX([$д.$B$2:.$BM$64];[.$A51];[.L$1]+1)&gt;0;INDEX([$д.$B$2:.$BM$64];[.$A51]+1;[.L$1])&gt;0);-2;0);[$д.L51])" office:value-type="float" office:value="1" calcext:value-type="float">
            <text:p>1</text:p>
          </table:table-cell>
          <table:table-cell table:style-name="ce1" table:formula="of:=IF([$д.M51]=0;IF(AND(INDEX([$д.$B$2:.$BM$64];[.$A51]*3;[.M$1])&gt;0;INDEX([$д.$B$2:.$BM$64];[.$A51];[.M$1]*3)&gt;0;INDEX([$д.$B$2:.$BM$64];[.$A51];[.M$1]+1)&gt;0;INDEX([$д.$B$2:.$BM$64];[.$A51]+1;[.M$1])&gt;0);-2;0);[$д.M51])" office:value-type="float" office:value="1" calcext:value-type="float">
            <text:p>1</text:p>
          </table:table-cell>
          <table:table-cell table:style-name="ce1" table:formula="of:=IF([$д.N51]=0;IF(AND(INDEX([$д.$B$2:.$BM$64];[.$A51]*3;[.N$1])&gt;0;INDEX([$д.$B$2:.$BM$64];[.$A51];[.N$1]*3)&gt;0;INDEX([$д.$B$2:.$BM$64];[.$A51];[.N$1]+1)&gt;0;INDEX([$д.$B$2:.$BM$64];[.$A51]+1;[.N$1])&gt;0);-2;0);[$д.N51])" office:value-type="float" office:value="1" calcext:value-type="float">
            <text:p>1</text:p>
          </table:table-cell>
          <table:table-cell table:style-name="ce1" table:formula="of:=IF([$д.O51]=0;IF(AND(INDEX([$д.$B$2:.$BM$64];[.$A51]*3;[.O$1])&gt;0;INDEX([$д.$B$2:.$BM$64];[.$A51];[.O$1]*3)&gt;0;INDEX([$д.$B$2:.$BM$64];[.$A51];[.O$1]+1)&gt;0;INDEX([$д.$B$2:.$BM$64];[.$A51]+1;[.O$1])&gt;0);-2;0);[$д.O51])" office:value-type="float" office:value="1" calcext:value-type="float">
            <text:p>1</text:p>
          </table:table-cell>
          <table:table-cell table:style-name="ce1" table:formula="of:=IF([$д.P51]=0;IF(AND(INDEX([$д.$B$2:.$BM$64];[.$A51]*3;[.P$1])&gt;0;INDEX([$д.$B$2:.$BM$64];[.$A51];[.P$1]*3)&gt;0;INDEX([$д.$B$2:.$BM$64];[.$A51];[.P$1]+1)&gt;0;INDEX([$д.$B$2:.$BM$64];[.$A51]+1;[.P$1])&gt;0);-2;0);[$д.P51])" office:value-type="float" office:value="1" calcext:value-type="float">
            <text:p>1</text:p>
          </table:table-cell>
          <table:table-cell table:style-name="ce1" table:formula="of:=IF([$д.Q51]=0;IF(AND(INDEX([$д.$B$2:.$BM$64];[.$A51]*3;[.Q$1])&gt;0;INDEX([$д.$B$2:.$BM$64];[.$A51];[.Q$1]*3)&gt;0;INDEX([$д.$B$2:.$BM$64];[.$A51];[.Q$1]+1)&gt;0;INDEX([$д.$B$2:.$BM$64];[.$A51]+1;[.Q$1])&gt;0);-2;0);[$д.Q51])" office:value-type="float" office:value="1" calcext:value-type="float">
            <text:p>1</text:p>
          </table:table-cell>
          <table:table-cell table:style-name="ce1" table:formula="of:=IF([$д.R51]=0;IF(AND(INDEX([$д.$B$2:.$BM$64];[.$A51]*3;[.R$1])&gt;0;INDEX([$д.$B$2:.$BM$64];[.$A51];[.R$1]*3)&gt;0;INDEX([$д.$B$2:.$BM$64];[.$A51];[.R$1]+1)&gt;0;INDEX([$д.$B$2:.$BM$64];[.$A51]+1;[.R$1])&gt;0);-2;0);[$д.R51])" office:value-type="float" office:value="1" calcext:value-type="float">
            <text:p>1</text:p>
          </table:table-cell>
          <table:table-cell table:style-name="ce1" table:formula="of:=IF([$д.S51]=0;IF(AND(INDEX([$д.$B$2:.$BM$64];[.$A51]*3;[.S$1])&gt;0;INDEX([$д.$B$2:.$BM$64];[.$A51];[.S$1]*3)&gt;0;INDEX([$д.$B$2:.$BM$64];[.$A51];[.S$1]+1)&gt;0;INDEX([$д.$B$2:.$BM$64];[.$A51]+1;[.S$1])&gt;0);-2;0);[$д.S51])" office:value-type="float" office:value="1" calcext:value-type="float">
            <text:p>1</text:p>
          </table:table-cell>
          <table:table-cell table:style-name="ce1" table:formula="of:=IF([$д.T51]=0;IF(AND(INDEX([$д.$B$2:.$BM$64];[.$A51]*3;[.T$1])&gt;0;INDEX([$д.$B$2:.$BM$64];[.$A51];[.T$1]*3)&gt;0;INDEX([$д.$B$2:.$BM$64];[.$A51];[.T$1]+1)&gt;0;INDEX([$д.$B$2:.$BM$64];[.$A51]+1;[.T$1])&gt;0);-2;0);[$д.T51])" office:value-type="float" office:value="1" calcext:value-type="float">
            <text:p>1</text:p>
          </table:table-cell>
          <table:table-cell table:style-name="ce1" table:formula="of:=IF([$д.U51]=0;IF(AND(INDEX([$д.$B$2:.$BM$64];[.$A51]*3;[.U$1])&gt;0;INDEX([$д.$B$2:.$BM$64];[.$A51];[.U$1]*3)&gt;0;INDEX([$д.$B$2:.$BM$64];[.$A51];[.U$1]+1)&gt;0;INDEX([$д.$B$2:.$BM$64];[.$A51]+1;[.U$1])&gt;0);-2;0);[$д.U51])" office:value-type="float" office:value="1" calcext:value-type="float">
            <text:p>1</text:p>
          </table:table-cell>
          <table:table-cell table:style-name="ce2" table:formula="of:=IF([$д.V51]=0;IF(OR(INDEX([$д.$B$2:.$BM$64];[.$A51]*3;[.V$1])&lt;0;INDEX([$д.$B$2:.$BM$64];[.$A51];[.V$1]*3)&lt;0;INDEX([$д.$B$2:.$BM$64];[.$A51];[.V$1]+1)&lt;0;INDEX([$д.$B$2:.$BM$64];[.$A51]+1;[.V$1])&lt;0);2;0);[$д.V51])" office:value-type="float" office:value="1" calcext:value-type="float">
            <text:p>1</text:p>
          </table:table-cell>
          <table:table-cell table:style-name="ce3" table:formula="of:=IF([$д.W51]=0;IF(AND(INDEX([$д.$B$2:.$BM$64];[.$A51]*3;[.W$1])&gt;0;INDEX([$д.$B$2:.$BM$64];[.$A51];[.W$1]*3)&gt;0;INDEX([$д.$B$2:.$BM$64];[.$A51];[.W$1]+1)&gt;0;INDEX([$д.$B$2:.$BM$64];[.$A51]+1;[.W$1])&gt;0);-1;0);[$д.W51])" office:value-type="float" office:value="1" calcext:value-type="float">
            <text:p>1</text:p>
          </table:table-cell>
          <table:table-cell table:style-name="ce4" table:formula="of:=IF([$д.X51]=0;IF(OR(INDEX([$д.$B$2:.$BM$64];[.$A51]*3;[.X$1])&gt;0;INDEX([$д.$B$2:.$BM$64];[.$A51];[.X$1]*3)&gt;0;INDEX([$д.$B$2:.$BM$64];[.$A51];[.X$1]+1)&gt;0;INDEX([$д.$B$2:.$BM$64];[.$A51]+1;[.X$1])&gt;0);-1;0);[$д.X51])" office:value-type="float" office:value="1" calcext:value-type="float">
            <text:p>1</text:p>
          </table:table-cell>
          <table:table-cell table:style-name="ce4" table:formula="of:=IF([$д.Y51]=0;IF(OR(INDEX([$д.$B$2:.$BM$64];[.$A51]*3;[.Y$1])&gt;0;INDEX([$д.$B$2:.$BM$64];[.$A51];[.Y$1]*3)&gt;0;INDEX([$д.$B$2:.$BM$64];[.$A51];[.Y$1]+1)&gt;0;INDEX([$д.$B$2:.$BM$64];[.$A51]+1;[.Y$1])&gt;0);-1;0);[$д.Y51])" office:value-type="float" office:value="1" calcext:value-type="float">
            <text:p>1</text:p>
          </table:table-cell>
          <table:table-cell table:style-name="ce4" table:formula="of:=IF([$д.Z51]=0;IF(OR(INDEX([$д.$B$2:.$BM$64];[.$A51]*3;[.Z$1])&gt;0;INDEX([$д.$B$2:.$BM$64];[.$A51];[.Z$1]*3)&gt;0;INDEX([$д.$B$2:.$BM$64];[.$A51];[.Z$1]+1)&gt;0;INDEX([$д.$B$2:.$BM$64];[.$A51]+1;[.Z$1])&gt;0);-1;0);[$д.Z51])" office:value-type="float" office:value="1" calcext:value-type="float">
            <text:p>1</text:p>
          </table:table-cell>
          <table:table-cell table:style-name="ce4" table:formula="of:=IF([$д.AA51]=0;IF(OR(INDEX([$д.$B$2:.$BM$64];[.$A51]*3;[.AA$1])&gt;0;INDEX([$д.$B$2:.$BM$64];[.$A51];[.AA$1]*3)&gt;0;INDEX([$д.$B$2:.$BM$64];[.$A51];[.AA$1]+1)&gt;0;INDEX([$д.$B$2:.$BM$64];[.$A51]+1;[.AA$1])&gt;0);-1;0);[$д.AA51])" office:value-type="float" office:value="1" calcext:value-type="float">
            <text:p>1</text:p>
          </table:table-cell>
          <table:table-cell table:style-name="ce4" table:formula="of:=IF([$д.AB51]=0;IF(OR(INDEX([$д.$B$2:.$BM$64];[.$A51]*3;[.AB$1])&gt;0;INDEX([$д.$B$2:.$BM$64];[.$A51];[.AB$1]*3)&gt;0;INDEX([$д.$B$2:.$BM$64];[.$A51];[.AB$1]+1)&gt;0;INDEX([$д.$B$2:.$BM$64];[.$A51]+1;[.AB$1])&gt;0);-1;0);[$д.AB51])" office:value-type="float" office:value="1" calcext:value-type="float">
            <text:p>1</text:p>
          </table:table-cell>
          <table:table-cell table:style-name="ce4" table:formula="of:=IF([$д.AC51]=0;IF(OR(INDEX([$д.$B$2:.$BM$64];[.$A51]*3;[.AC$1])&gt;0;INDEX([$д.$B$2:.$BM$64];[.$A51];[.AC$1]*3)&gt;0;INDEX([$д.$B$2:.$BM$64];[.$A51];[.AC$1]+1)&gt;0;INDEX([$д.$B$2:.$BM$64];[.$A51]+1;[.AC$1])&gt;0);-1;0);[$д.AC51])" office:value-type="float" office:value="1" calcext:value-type="float">
            <text:p>1</text:p>
          </table:table-cell>
          <table:table-cell table:style-name="ce4" table:formula="of:=IF(MAX([.AD$1];[.$A51])*3+MIN([.AD$1];[.$A51])&gt;=65;1;0)" office:value-type="float" office:value="1" calcext:value-type="float">
            <text:p>1</text:p>
          </table:table-cell>
          <table:table-cell table:style-name="ce4" table:formula="of:=IF(MAX([.AE$1];[.$A51])*3+MIN([.AE$1];[.$A51])&gt;=65;1;0)" office:value-type="float" office:value="1" calcext:value-type="float">
            <text:p>1</text:p>
          </table:table-cell>
          <table:table-cell table:style-name="ce4" table:formula="of:=IF(MAX([.AF$1];[.$A51])*3+MIN([.AF$1];[.$A51])&gt;=65;1;0)" office:value-type="float" office:value="1" calcext:value-type="float">
            <text:p>1</text:p>
          </table:table-cell>
          <table:table-cell table:style-name="ce4" table:formula="of:=IF(MAX([.AG$1];[.$A51])*3+MIN([.AG$1];[.$A51])&gt;=65;1;0)" office:value-type="float" office:value="1" calcext:value-type="float">
            <text:p>1</text:p>
          </table:table-cell>
          <table:table-cell table:style-name="ce4" table:formula="of:=IF(MAX([.AH$1];[.$A51])*3+MIN([.AH$1];[.$A51])&gt;=65;1;0)" office:value-type="float" office:value="1" calcext:value-type="float">
            <text:p>1</text:p>
          </table:table-cell>
          <table:table-cell table:style-name="ce4" table:formula="of:=IF(MAX([.AI$1];[.$A51])*3+MIN([.AI$1];[.$A51])&gt;=65;1;0)" office:value-type="float" office:value="1" calcext:value-type="float">
            <text:p>1</text:p>
          </table:table-cell>
          <table:table-cell table:style-name="ce4" table:formula="of:=IF(MAX([.AJ$1];[.$A51])*3+MIN([.AJ$1];[.$A51])&gt;=65;1;0)" office:value-type="float" office:value="1" calcext:value-type="float">
            <text:p>1</text:p>
          </table:table-cell>
          <table:table-cell table:style-name="ce4" table:formula="of:=IF(MAX([.AK$1];[.$A51])*3+MIN([.AK$1];[.$A51])&gt;=65;1;0)" office:value-type="float" office:value="1" calcext:value-type="float">
            <text:p>1</text:p>
          </table:table-cell>
          <table:table-cell table:style-name="ce4" table:formula="of:=IF(MAX([.AL$1];[.$A51])*3+MIN([.AL$1];[.$A51])&gt;=65;1;0)" office:value-type="float" office:value="1" calcext:value-type="float">
            <text:p>1</text:p>
          </table:table-cell>
          <table:table-cell table:style-name="ce4" table:formula="of:=IF(MAX([.AM$1];[.$A51])*3+MIN([.AM$1];[.$A51])&gt;=65;1;0)" office:value-type="float" office:value="1" calcext:value-type="float">
            <text:p>1</text:p>
          </table:table-cell>
          <table:table-cell table:style-name="ce4" table:formula="of:=IF(MAX([.AN$1];[.$A51])*3+MIN([.AN$1];[.$A51])&gt;=65;1;0)" office:value-type="float" office:value="1" calcext:value-type="float">
            <text:p>1</text:p>
          </table:table-cell>
          <table:table-cell table:style-name="ce4" table:formula="of:=IF(MAX([.AO$1];[.$A51])*3+MIN([.AO$1];[.$A51])&gt;=65;1;0)" office:value-type="float" office:value="1" calcext:value-type="float">
            <text:p>1</text:p>
          </table:table-cell>
          <table:table-cell table:style-name="ce4" table:formula="of:=IF(MAX([.AP$1];[.$A51])*3+MIN([.AP$1];[.$A51])&gt;=65;1;0)" office:value-type="float" office:value="1" calcext:value-type="float">
            <text:p>1</text:p>
          </table:table-cell>
          <table:table-cell table:style-name="ce4" table:formula="of:=IF(MAX([.AQ$1];[.$A51])*3+MIN([.AQ$1];[.$A51])&gt;=65;1;0)" office:value-type="float" office:value="1" calcext:value-type="float">
            <text:p>1</text:p>
          </table:table-cell>
          <table:table-cell table:style-name="ce4" table:formula="of:=IF(MAX([.AR$1];[.$A51])*3+MIN([.AR$1];[.$A51])&gt;=65;1;0)" office:value-type="float" office:value="1" calcext:value-type="float">
            <text:p>1</text:p>
          </table:table-cell>
          <table:table-cell table:style-name="ce4" table:formula="of:=IF(MAX([.AS$1];[.$A51])*3+MIN([.AS$1];[.$A51])&gt;=65;1;0)" office:value-type="float" office:value="1" calcext:value-type="float">
            <text:p>1</text:p>
          </table:table-cell>
          <table:table-cell table:style-name="ce4" table:formula="of:=IF(MAX([.AT$1];[.$A51])*3+MIN([.AT$1];[.$A51])&gt;=65;1;0)" office:value-type="float" office:value="1" calcext:value-type="float">
            <text:p>1</text:p>
          </table:table-cell>
          <table:table-cell table:style-name="ce4" table:formula="of:=IF(MAX([.AU$1];[.$A51])*3+MIN([.AU$1];[.$A51])&gt;=65;1;0)" office:value-type="float" office:value="1" calcext:value-type="float">
            <text:p>1</text:p>
          </table:table-cell>
          <table:table-cell table:style-name="ce4" table:formula="of:=IF(MAX([.AV$1];[.$A51])*3+MIN([.AV$1];[.$A51])&gt;=65;1;0)" office:value-type="float" office:value="1" calcext:value-type="float">
            <text:p>1</text:p>
          </table:table-cell>
          <table:table-cell table:style-name="ce4" table:formula="of:=IF(MAX([.AW$1];[.$A51])*3+MIN([.AW$1];[.$A51])&gt;=65;1;0)" office:value-type="float" office:value="1" calcext:value-type="float">
            <text:p>1</text:p>
          </table:table-cell>
          <table:table-cell table:style-name="ce4" table:formula="of:=IF(MAX([.AX$1];[.$A51])*3+MIN([.AX$1];[.$A51])&gt;=65;1;0)" office:value-type="float" office:value="1" calcext:value-type="float">
            <text:p>1</text:p>
          </table:table-cell>
          <table:table-cell table:style-name="ce4" table:formula="of:=IF(MAX([.AY$1];[.$A51])*3+MIN([.AY$1];[.$A51])&gt;=65;1;0)" office:value-type="float" office:value="1" calcext:value-type="float">
            <text:p>1</text:p>
          </table:table-cell>
          <table:table-cell table:style-name="ce4" table:formula="of:=IF(MAX([.AZ$1];[.$A51])*3+MIN([.AZ$1];[.$A51])&gt;=65;1;0)" office:value-type="float" office:value="1" calcext:value-type="float">
            <text:p>1</text:p>
          </table:table-cell>
          <table:table-cell table:style-name="ce4" table:formula="of:=IF(MAX([.BA$1];[.$A51])*3+MIN([.BA$1];[.$A51])&gt;=65;1;0)" office:value-type="float" office:value="1" calcext:value-type="float">
            <text:p>1</text:p>
          </table:table-cell>
          <table:table-cell table:style-name="ce4" table:formula="of:=IF(MAX([.BB$1];[.$A51])*3+MIN([.BB$1];[.$A51])&gt;=65;1;0)" office:value-type="float" office:value="1" calcext:value-type="float">
            <text:p>1</text:p>
          </table:table-cell>
          <table:table-cell table:style-name="ce4" table:formula="of:=IF(MAX([.BC$1];[.$A51])*3+MIN([.BC$1];[.$A51])&gt;=65;1;0)" office:value-type="float" office:value="1" calcext:value-type="float">
            <text:p>1</text:p>
          </table:table-cell>
          <table:table-cell table:style-name="ce4" table:formula="of:=IF(MAX([.BD$1];[.$A51])*3+MIN([.BD$1];[.$A51])&gt;=65;1;0)" office:value-type="float" office:value="1" calcext:value-type="float">
            <text:p>1</text:p>
          </table:table-cell>
          <table:table-cell table:style-name="ce4" table:formula="of:=IF(MAX([.BE$1];[.$A51])*3+MIN([.BE$1];[.$A51])&gt;=65;1;0)" office:value-type="float" office:value="1" calcext:value-type="float">
            <text:p>1</text:p>
          </table:table-cell>
          <table:table-cell table:style-name="ce4" table:formula="of:=IF(MAX([.BF$1];[.$A51])*3+MIN([.BF$1];[.$A51])&gt;=65;1;0)" office:value-type="float" office:value="1" calcext:value-type="float">
            <text:p>1</text:p>
          </table:table-cell>
          <table:table-cell table:style-name="ce4" table:formula="of:=IF(MAX([.BG$1];[.$A51])*3+MIN([.BG$1];[.$A51])&gt;=65;1;0)" office:value-type="float" office:value="1" calcext:value-type="float">
            <text:p>1</text:p>
          </table:table-cell>
          <table:table-cell table:style-name="ce4" table:formula="of:=IF(MAX([.BH$1];[.$A51])*3+MIN([.BH$1];[.$A51])&gt;=65;1;0)" office:value-type="float" office:value="1" calcext:value-type="float">
            <text:p>1</text:p>
          </table:table-cell>
          <table:table-cell table:style-name="ce4" table:formula="of:=IF(MAX([.BI$1];[.$A51])*3+MIN([.BI$1];[.$A51])&gt;=65;1;0)" office:value-type="float" office:value="1" calcext:value-type="float">
            <text:p>1</text:p>
          </table:table-cell>
          <table:table-cell table:style-name="ce4" table:formula="of:=IF(MAX([.BJ$1];[.$A51])*3+MIN([.BJ$1];[.$A51])&gt;=65;1;0)" office:value-type="float" office:value="1" calcext:value-type="float">
            <text:p>1</text:p>
          </table:table-cell>
          <table:table-cell table:style-name="ce4" table:formula="of:=IF(MAX([.BK$1];[.$A51])*3+MIN([.BK$1];[.$A51])&gt;=65;1;0)" office:value-type="float" office:value="1" calcext:value-type="float">
            <text:p>1</text:p>
          </table:table-cell>
          <table:table-cell table:style-name="ce4" table:formula="of:=IF(MAX([.BL$1];[.$A51])*3+MIN([.BL$1];[.$A51])&gt;=65;1;0)" office:value-type="float" office:value="1" calcext:value-type="float">
            <text:p>1</text:p>
          </table:table-cell>
          <table:table-cell table:style-name="ce4" table:formula="of:=IF(MAX([.BM$1];[.$A51])*3+MIN([.BM$1];[.$A51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table:formula="of:=IF([$д.B52]=0;IF(AND(INDEX([$д.$B$2:.$BM$64];[.$A52]*3;[.B$1])&gt;0;INDEX([$д.$B$2:.$BM$64];[.$A52];[.B$1]*3)&gt;0;INDEX([$д.$B$2:.$BM$64];[.$A52];[.B$1]+1)&gt;0;INDEX([$д.$B$2:.$BM$64];[.$A52]+1;[.B$1])&gt;0);-2;0);[$д.B52])" office:value-type="float" office:value="1" calcext:value-type="float">
            <text:p>1</text:p>
          </table:table-cell>
          <table:table-cell table:style-name="ce1" table:formula="of:=IF([$д.C52]=0;IF(AND(INDEX([$д.$B$2:.$BM$64];[.$A52]*3;[.C$1])&gt;0;INDEX([$д.$B$2:.$BM$64];[.$A52];[.C$1]*3)&gt;0;INDEX([$д.$B$2:.$BM$64];[.$A52];[.C$1]+1)&gt;0;INDEX([$д.$B$2:.$BM$64];[.$A52]+1;[.C$1])&gt;0);-2;0);[$д.C52])" office:value-type="float" office:value="1" calcext:value-type="float">
            <text:p>1</text:p>
          </table:table-cell>
          <table:table-cell table:style-name="ce1" table:formula="of:=IF([$д.D52]=0;IF(AND(INDEX([$д.$B$2:.$BM$64];[.$A52]*3;[.D$1])&gt;0;INDEX([$д.$B$2:.$BM$64];[.$A52];[.D$1]*3)&gt;0;INDEX([$д.$B$2:.$BM$64];[.$A52];[.D$1]+1)&gt;0;INDEX([$д.$B$2:.$BM$64];[.$A52]+1;[.D$1])&gt;0);-2;0);[$д.D52])" office:value-type="float" office:value="1" calcext:value-type="float">
            <text:p>1</text:p>
          </table:table-cell>
          <table:table-cell table:style-name="ce1" table:formula="of:=IF([$д.E52]=0;IF(AND(INDEX([$д.$B$2:.$BM$64];[.$A52]*3;[.E$1])&gt;0;INDEX([$д.$B$2:.$BM$64];[.$A52];[.E$1]*3)&gt;0;INDEX([$д.$B$2:.$BM$64];[.$A52];[.E$1]+1)&gt;0;INDEX([$д.$B$2:.$BM$64];[.$A52]+1;[.E$1])&gt;0);-2;0);[$д.E52])" office:value-type="float" office:value="1" calcext:value-type="float">
            <text:p>1</text:p>
          </table:table-cell>
          <table:table-cell table:style-name="ce1" table:formula="of:=IF([$д.F52]=0;IF(AND(INDEX([$д.$B$2:.$BM$64];[.$A52]*3;[.F$1])&gt;0;INDEX([$д.$B$2:.$BM$64];[.$A52];[.F$1]*3)&gt;0;INDEX([$д.$B$2:.$BM$64];[.$A52];[.F$1]+1)&gt;0;INDEX([$д.$B$2:.$BM$64];[.$A52]+1;[.F$1])&gt;0);-2;0);[$д.F52])" office:value-type="float" office:value="1" calcext:value-type="float">
            <text:p>1</text:p>
          </table:table-cell>
          <table:table-cell table:style-name="ce1" table:formula="of:=IF([$д.G52]=0;IF(AND(INDEX([$д.$B$2:.$BM$64];[.$A52]*3;[.G$1])&gt;0;INDEX([$д.$B$2:.$BM$64];[.$A52];[.G$1]*3)&gt;0;INDEX([$д.$B$2:.$BM$64];[.$A52];[.G$1]+1)&gt;0;INDEX([$д.$B$2:.$BM$64];[.$A52]+1;[.G$1])&gt;0);-2;0);[$д.G52])" office:value-type="float" office:value="1" calcext:value-type="float">
            <text:p>1</text:p>
          </table:table-cell>
          <table:table-cell table:style-name="ce1" table:formula="of:=IF([$д.H52]=0;IF(AND(INDEX([$д.$B$2:.$BM$64];[.$A52]*3;[.H$1])&gt;0;INDEX([$д.$B$2:.$BM$64];[.$A52];[.H$1]*3)&gt;0;INDEX([$д.$B$2:.$BM$64];[.$A52];[.H$1]+1)&gt;0;INDEX([$д.$B$2:.$BM$64];[.$A52]+1;[.H$1])&gt;0);-2;0);[$д.H52])" office:value-type="float" office:value="1" calcext:value-type="float">
            <text:p>1</text:p>
          </table:table-cell>
          <table:table-cell table:style-name="ce1" table:formula="of:=IF([$д.I52]=0;IF(AND(INDEX([$д.$B$2:.$BM$64];[.$A52]*3;[.I$1])&gt;0;INDEX([$д.$B$2:.$BM$64];[.$A52];[.I$1]*3)&gt;0;INDEX([$д.$B$2:.$BM$64];[.$A52];[.I$1]+1)&gt;0;INDEX([$д.$B$2:.$BM$64];[.$A52]+1;[.I$1])&gt;0);-2;0);[$д.I52])" office:value-type="float" office:value="1" calcext:value-type="float">
            <text:p>1</text:p>
          </table:table-cell>
          <table:table-cell table:style-name="ce1" table:formula="of:=IF([$д.J52]=0;IF(AND(INDEX([$д.$B$2:.$BM$64];[.$A52]*3;[.J$1])&gt;0;INDEX([$д.$B$2:.$BM$64];[.$A52];[.J$1]*3)&gt;0;INDEX([$д.$B$2:.$BM$64];[.$A52];[.J$1]+1)&gt;0;INDEX([$д.$B$2:.$BM$64];[.$A52]+1;[.J$1])&gt;0);-2;0);[$д.J52])" office:value-type="float" office:value="1" calcext:value-type="float">
            <text:p>1</text:p>
          </table:table-cell>
          <table:table-cell table:style-name="ce1" table:formula="of:=IF([$д.K52]=0;IF(AND(INDEX([$д.$B$2:.$BM$64];[.$A52]*3;[.K$1])&gt;0;INDEX([$д.$B$2:.$BM$64];[.$A52];[.K$1]*3)&gt;0;INDEX([$д.$B$2:.$BM$64];[.$A52];[.K$1]+1)&gt;0;INDEX([$д.$B$2:.$BM$64];[.$A52]+1;[.K$1])&gt;0);-2;0);[$д.K52])" office:value-type="float" office:value="1" calcext:value-type="float">
            <text:p>1</text:p>
          </table:table-cell>
          <table:table-cell table:style-name="ce1" table:formula="of:=IF([$д.L52]=0;IF(AND(INDEX([$д.$B$2:.$BM$64];[.$A52]*3;[.L$1])&gt;0;INDEX([$д.$B$2:.$BM$64];[.$A52];[.L$1]*3)&gt;0;INDEX([$д.$B$2:.$BM$64];[.$A52];[.L$1]+1)&gt;0;INDEX([$д.$B$2:.$BM$64];[.$A52]+1;[.L$1])&gt;0);-2;0);[$д.L52])" office:value-type="float" office:value="1" calcext:value-type="float">
            <text:p>1</text:p>
          </table:table-cell>
          <table:table-cell table:style-name="ce1" table:formula="of:=IF([$д.M52]=0;IF(AND(INDEX([$д.$B$2:.$BM$64];[.$A52]*3;[.M$1])&gt;0;INDEX([$д.$B$2:.$BM$64];[.$A52];[.M$1]*3)&gt;0;INDEX([$д.$B$2:.$BM$64];[.$A52];[.M$1]+1)&gt;0;INDEX([$д.$B$2:.$BM$64];[.$A52]+1;[.M$1])&gt;0);-2;0);[$д.M52])" office:value-type="float" office:value="1" calcext:value-type="float">
            <text:p>1</text:p>
          </table:table-cell>
          <table:table-cell table:style-name="ce1" table:formula="of:=IF([$д.N52]=0;IF(AND(INDEX([$д.$B$2:.$BM$64];[.$A52]*3;[.N$1])&gt;0;INDEX([$д.$B$2:.$BM$64];[.$A52];[.N$1]*3)&gt;0;INDEX([$д.$B$2:.$BM$64];[.$A52];[.N$1]+1)&gt;0;INDEX([$д.$B$2:.$BM$64];[.$A52]+1;[.N$1])&gt;0);-2;0);[$д.N52])" office:value-type="float" office:value="1" calcext:value-type="float">
            <text:p>1</text:p>
          </table:table-cell>
          <table:table-cell table:style-name="ce1" table:formula="of:=IF([$д.O52]=0;IF(AND(INDEX([$д.$B$2:.$BM$64];[.$A52]*3;[.O$1])&gt;0;INDEX([$д.$B$2:.$BM$64];[.$A52];[.O$1]*3)&gt;0;INDEX([$д.$B$2:.$BM$64];[.$A52];[.O$1]+1)&gt;0;INDEX([$д.$B$2:.$BM$64];[.$A52]+1;[.O$1])&gt;0);-2;0);[$д.O52])" office:value-type="float" office:value="1" calcext:value-type="float">
            <text:p>1</text:p>
          </table:table-cell>
          <table:table-cell table:style-name="ce1" table:formula="of:=IF([$д.P52]=0;IF(AND(INDEX([$д.$B$2:.$BM$64];[.$A52]*3;[.P$1])&gt;0;INDEX([$д.$B$2:.$BM$64];[.$A52];[.P$1]*3)&gt;0;INDEX([$д.$B$2:.$BM$64];[.$A52];[.P$1]+1)&gt;0;INDEX([$д.$B$2:.$BM$64];[.$A52]+1;[.P$1])&gt;0);-2;0);[$д.P52])" office:value-type="float" office:value="1" calcext:value-type="float">
            <text:p>1</text:p>
          </table:table-cell>
          <table:table-cell table:style-name="ce1" table:formula="of:=IF([$д.Q52]=0;IF(AND(INDEX([$д.$B$2:.$BM$64];[.$A52]*3;[.Q$1])&gt;0;INDEX([$д.$B$2:.$BM$64];[.$A52];[.Q$1]*3)&gt;0;INDEX([$д.$B$2:.$BM$64];[.$A52];[.Q$1]+1)&gt;0;INDEX([$д.$B$2:.$BM$64];[.$A52]+1;[.Q$1])&gt;0);-2;0);[$д.Q52])" office:value-type="float" office:value="1" calcext:value-type="float">
            <text:p>1</text:p>
          </table:table-cell>
          <table:table-cell table:style-name="ce1" table:formula="of:=IF([$д.R52]=0;IF(AND(INDEX([$д.$B$2:.$BM$64];[.$A52]*3;[.R$1])&gt;0;INDEX([$д.$B$2:.$BM$64];[.$A52];[.R$1]*3)&gt;0;INDEX([$д.$B$2:.$BM$64];[.$A52];[.R$1]+1)&gt;0;INDEX([$д.$B$2:.$BM$64];[.$A52]+1;[.R$1])&gt;0);-2;0);[$д.R52])" office:value-type="float" office:value="1" calcext:value-type="float">
            <text:p>1</text:p>
          </table:table-cell>
          <table:table-cell table:style-name="ce1" table:formula="of:=IF([$д.S52]=0;IF(AND(INDEX([$д.$B$2:.$BM$64];[.$A52]*3;[.S$1])&gt;0;INDEX([$д.$B$2:.$BM$64];[.$A52];[.S$1]*3)&gt;0;INDEX([$д.$B$2:.$BM$64];[.$A52];[.S$1]+1)&gt;0;INDEX([$д.$B$2:.$BM$64];[.$A52]+1;[.S$1])&gt;0);-2;0);[$д.S52])" office:value-type="float" office:value="1" calcext:value-type="float">
            <text:p>1</text:p>
          </table:table-cell>
          <table:table-cell table:style-name="ce1" table:formula="of:=IF([$д.T52]=0;IF(AND(INDEX([$д.$B$2:.$BM$64];[.$A52]*3;[.T$1])&gt;0;INDEX([$д.$B$2:.$BM$64];[.$A52];[.T$1]*3)&gt;0;INDEX([$д.$B$2:.$BM$64];[.$A52];[.T$1]+1)&gt;0;INDEX([$д.$B$2:.$BM$64];[.$A52]+1;[.T$1])&gt;0);-2;0);[$д.T52])" office:value-type="float" office:value="1" calcext:value-type="float">
            <text:p>1</text:p>
          </table:table-cell>
          <table:table-cell table:style-name="ce1" table:formula="of:=IF([$д.U52]=0;IF(AND(INDEX([$д.$B$2:.$BM$64];[.$A52]*3;[.U$1])&gt;0;INDEX([$д.$B$2:.$BM$64];[.$A52];[.U$1]*3)&gt;0;INDEX([$д.$B$2:.$BM$64];[.$A52];[.U$1]+1)&gt;0;INDEX([$д.$B$2:.$BM$64];[.$A52]+1;[.U$1])&gt;0);-2;0);[$д.U52])" office:value-type="float" office:value="1" calcext:value-type="float">
            <text:p>1</text:p>
          </table:table-cell>
          <table:table-cell table:style-name="ce2" table:formula="of:=IF([$д.V52]=0;IF(OR(INDEX([$д.$B$2:.$BM$64];[.$A52]*3;[.V$1])&lt;0;INDEX([$д.$B$2:.$BM$64];[.$A52];[.V$1]*3)&lt;0;INDEX([$д.$B$2:.$BM$64];[.$A52];[.V$1]+1)&lt;0;INDEX([$д.$B$2:.$BM$64];[.$A52]+1;[.V$1])&lt;0);2;0);[$д.V52])" office:value-type="float" office:value="1" calcext:value-type="float">
            <text:p>1</text:p>
          </table:table-cell>
          <table:table-cell table:style-name="ce3" table:formula="of:=IF([$д.W52]=0;IF(AND(INDEX([$д.$B$2:.$BM$64];[.$A52]*3;[.W$1])&gt;0;INDEX([$д.$B$2:.$BM$64];[.$A52];[.W$1]*3)&gt;0;INDEX([$д.$B$2:.$BM$64];[.$A52];[.W$1]+1)&gt;0;INDEX([$д.$B$2:.$BM$64];[.$A52]+1;[.W$1])&gt;0);-1;0);[$д.W52])" office:value-type="float" office:value="1" calcext:value-type="float">
            <text:p>1</text:p>
          </table:table-cell>
          <table:table-cell table:style-name="ce4" table:formula="of:=IF([$д.X52]=0;IF(OR(INDEX([$д.$B$2:.$BM$64];[.$A52]*3;[.X$1])&gt;0;INDEX([$д.$B$2:.$BM$64];[.$A52];[.X$1]*3)&gt;0;INDEX([$д.$B$2:.$BM$64];[.$A52];[.X$1]+1)&gt;0;INDEX([$д.$B$2:.$BM$64];[.$A52]+1;[.X$1])&gt;0);-1;0);[$д.X52])" office:value-type="float" office:value="1" calcext:value-type="float">
            <text:p>1</text:p>
          </table:table-cell>
          <table:table-cell table:style-name="ce4" table:formula="of:=IF([$д.Y52]=0;IF(OR(INDEX([$д.$B$2:.$BM$64];[.$A52]*3;[.Y$1])&gt;0;INDEX([$д.$B$2:.$BM$64];[.$A52];[.Y$1]*3)&gt;0;INDEX([$д.$B$2:.$BM$64];[.$A52];[.Y$1]+1)&gt;0;INDEX([$д.$B$2:.$BM$64];[.$A52]+1;[.Y$1])&gt;0);-1;0);[$д.Y52])" office:value-type="float" office:value="1" calcext:value-type="float">
            <text:p>1</text:p>
          </table:table-cell>
          <table:table-cell table:style-name="ce4" table:formula="of:=IF([$д.Z52]=0;IF(OR(INDEX([$д.$B$2:.$BM$64];[.$A52]*3;[.Z$1])&gt;0;INDEX([$д.$B$2:.$BM$64];[.$A52];[.Z$1]*3)&gt;0;INDEX([$д.$B$2:.$BM$64];[.$A52];[.Z$1]+1)&gt;0;INDEX([$д.$B$2:.$BM$64];[.$A52]+1;[.Z$1])&gt;0);-1;0);[$д.Z52])" office:value-type="float" office:value="1" calcext:value-type="float">
            <text:p>1</text:p>
          </table:table-cell>
          <table:table-cell table:style-name="ce4" table:formula="of:=IF([$д.AA52]=0;IF(OR(INDEX([$д.$B$2:.$BM$64];[.$A52]*3;[.AA$1])&gt;0;INDEX([$д.$B$2:.$BM$64];[.$A52];[.AA$1]*3)&gt;0;INDEX([$д.$B$2:.$BM$64];[.$A52];[.AA$1]+1)&gt;0;INDEX([$д.$B$2:.$BM$64];[.$A52]+1;[.AA$1])&gt;0);-1;0);[$д.AA52])" office:value-type="float" office:value="1" calcext:value-type="float">
            <text:p>1</text:p>
          </table:table-cell>
          <table:table-cell table:style-name="ce4" table:formula="of:=IF([$д.AB52]=0;IF(OR(INDEX([$д.$B$2:.$BM$64];[.$A52]*3;[.AB$1])&gt;0;INDEX([$д.$B$2:.$BM$64];[.$A52];[.AB$1]*3)&gt;0;INDEX([$д.$B$2:.$BM$64];[.$A52];[.AB$1]+1)&gt;0;INDEX([$д.$B$2:.$BM$64];[.$A52]+1;[.AB$1])&gt;0);-1;0);[$д.AB52])" office:value-type="float" office:value="1" calcext:value-type="float">
            <text:p>1</text:p>
          </table:table-cell>
          <table:table-cell table:style-name="ce4" table:formula="of:=IF([$д.AC52]=0;IF(OR(INDEX([$д.$B$2:.$BM$64];[.$A52]*3;[.AC$1])&gt;0;INDEX([$д.$B$2:.$BM$64];[.$A52];[.AC$1]*3)&gt;0;INDEX([$д.$B$2:.$BM$64];[.$A52];[.AC$1]+1)&gt;0;INDEX([$д.$B$2:.$BM$64];[.$A52]+1;[.AC$1])&gt;0);-1;0);[$д.AC52])" office:value-type="float" office:value="1" calcext:value-type="float">
            <text:p>1</text:p>
          </table:table-cell>
          <table:table-cell table:style-name="ce4" table:formula="of:=IF(MAX([.AD$1];[.$A52])*3+MIN([.AD$1];[.$A52])&gt;=65;1;0)" office:value-type="float" office:value="1" calcext:value-type="float">
            <text:p>1</text:p>
          </table:table-cell>
          <table:table-cell table:style-name="ce4" table:formula="of:=IF(MAX([.AE$1];[.$A52])*3+MIN([.AE$1];[.$A52])&gt;=65;1;0)" office:value-type="float" office:value="1" calcext:value-type="float">
            <text:p>1</text:p>
          </table:table-cell>
          <table:table-cell table:style-name="ce4" table:formula="of:=IF(MAX([.AF$1];[.$A52])*3+MIN([.AF$1];[.$A52])&gt;=65;1;0)" office:value-type="float" office:value="1" calcext:value-type="float">
            <text:p>1</text:p>
          </table:table-cell>
          <table:table-cell table:style-name="ce4" table:formula="of:=IF(MAX([.AG$1];[.$A52])*3+MIN([.AG$1];[.$A52])&gt;=65;1;0)" office:value-type="float" office:value="1" calcext:value-type="float">
            <text:p>1</text:p>
          </table:table-cell>
          <table:table-cell table:style-name="ce4" table:formula="of:=IF(MAX([.AH$1];[.$A52])*3+MIN([.AH$1];[.$A52])&gt;=65;1;0)" office:value-type="float" office:value="1" calcext:value-type="float">
            <text:p>1</text:p>
          </table:table-cell>
          <table:table-cell table:style-name="ce4" table:formula="of:=IF(MAX([.AI$1];[.$A52])*3+MIN([.AI$1];[.$A52])&gt;=65;1;0)" office:value-type="float" office:value="1" calcext:value-type="float">
            <text:p>1</text:p>
          </table:table-cell>
          <table:table-cell table:style-name="ce4" table:formula="of:=IF(MAX([.AJ$1];[.$A52])*3+MIN([.AJ$1];[.$A52])&gt;=65;1;0)" office:value-type="float" office:value="1" calcext:value-type="float">
            <text:p>1</text:p>
          </table:table-cell>
          <table:table-cell table:style-name="ce4" table:formula="of:=IF(MAX([.AK$1];[.$A52])*3+MIN([.AK$1];[.$A52])&gt;=65;1;0)" office:value-type="float" office:value="1" calcext:value-type="float">
            <text:p>1</text:p>
          </table:table-cell>
          <table:table-cell table:style-name="ce4" table:formula="of:=IF(MAX([.AL$1];[.$A52])*3+MIN([.AL$1];[.$A52])&gt;=65;1;0)" office:value-type="float" office:value="1" calcext:value-type="float">
            <text:p>1</text:p>
          </table:table-cell>
          <table:table-cell table:style-name="ce4" table:formula="of:=IF(MAX([.AM$1];[.$A52])*3+MIN([.AM$1];[.$A52])&gt;=65;1;0)" office:value-type="float" office:value="1" calcext:value-type="float">
            <text:p>1</text:p>
          </table:table-cell>
          <table:table-cell table:style-name="ce4" table:formula="of:=IF(MAX([.AN$1];[.$A52])*3+MIN([.AN$1];[.$A52])&gt;=65;1;0)" office:value-type="float" office:value="1" calcext:value-type="float">
            <text:p>1</text:p>
          </table:table-cell>
          <table:table-cell table:style-name="ce4" table:formula="of:=IF(MAX([.AO$1];[.$A52])*3+MIN([.AO$1];[.$A52])&gt;=65;1;0)" office:value-type="float" office:value="1" calcext:value-type="float">
            <text:p>1</text:p>
          </table:table-cell>
          <table:table-cell table:style-name="ce4" table:formula="of:=IF(MAX([.AP$1];[.$A52])*3+MIN([.AP$1];[.$A52])&gt;=65;1;0)" office:value-type="float" office:value="1" calcext:value-type="float">
            <text:p>1</text:p>
          </table:table-cell>
          <table:table-cell table:style-name="ce4" table:formula="of:=IF(MAX([.AQ$1];[.$A52])*3+MIN([.AQ$1];[.$A52])&gt;=65;1;0)" office:value-type="float" office:value="1" calcext:value-type="float">
            <text:p>1</text:p>
          </table:table-cell>
          <table:table-cell table:style-name="ce4" table:formula="of:=IF(MAX([.AR$1];[.$A52])*3+MIN([.AR$1];[.$A52])&gt;=65;1;0)" office:value-type="float" office:value="1" calcext:value-type="float">
            <text:p>1</text:p>
          </table:table-cell>
          <table:table-cell table:style-name="ce4" table:formula="of:=IF(MAX([.AS$1];[.$A52])*3+MIN([.AS$1];[.$A52])&gt;=65;1;0)" office:value-type="float" office:value="1" calcext:value-type="float">
            <text:p>1</text:p>
          </table:table-cell>
          <table:table-cell table:style-name="ce4" table:formula="of:=IF(MAX([.AT$1];[.$A52])*3+MIN([.AT$1];[.$A52])&gt;=65;1;0)" office:value-type="float" office:value="1" calcext:value-type="float">
            <text:p>1</text:p>
          </table:table-cell>
          <table:table-cell table:style-name="ce4" table:formula="of:=IF(MAX([.AU$1];[.$A52])*3+MIN([.AU$1];[.$A52])&gt;=65;1;0)" office:value-type="float" office:value="1" calcext:value-type="float">
            <text:p>1</text:p>
          </table:table-cell>
          <table:table-cell table:style-name="ce4" table:formula="of:=IF(MAX([.AV$1];[.$A52])*3+MIN([.AV$1];[.$A52])&gt;=65;1;0)" office:value-type="float" office:value="1" calcext:value-type="float">
            <text:p>1</text:p>
          </table:table-cell>
          <table:table-cell table:style-name="ce4" table:formula="of:=IF(MAX([.AW$1];[.$A52])*3+MIN([.AW$1];[.$A52])&gt;=65;1;0)" office:value-type="float" office:value="1" calcext:value-type="float">
            <text:p>1</text:p>
          </table:table-cell>
          <table:table-cell table:style-name="ce4" table:formula="of:=IF(MAX([.AX$1];[.$A52])*3+MIN([.AX$1];[.$A52])&gt;=65;1;0)" office:value-type="float" office:value="1" calcext:value-type="float">
            <text:p>1</text:p>
          </table:table-cell>
          <table:table-cell table:style-name="ce4" table:formula="of:=IF(MAX([.AY$1];[.$A52])*3+MIN([.AY$1];[.$A52])&gt;=65;1;0)" office:value-type="float" office:value="1" calcext:value-type="float">
            <text:p>1</text:p>
          </table:table-cell>
          <table:table-cell table:style-name="ce4" table:formula="of:=IF(MAX([.AZ$1];[.$A52])*3+MIN([.AZ$1];[.$A52])&gt;=65;1;0)" office:value-type="float" office:value="1" calcext:value-type="float">
            <text:p>1</text:p>
          </table:table-cell>
          <table:table-cell table:style-name="ce4" table:formula="of:=IF(MAX([.BA$1];[.$A52])*3+MIN([.BA$1];[.$A52])&gt;=65;1;0)" office:value-type="float" office:value="1" calcext:value-type="float">
            <text:p>1</text:p>
          </table:table-cell>
          <table:table-cell table:style-name="ce4" table:formula="of:=IF(MAX([.BB$1];[.$A52])*3+MIN([.BB$1];[.$A52])&gt;=65;1;0)" office:value-type="float" office:value="1" calcext:value-type="float">
            <text:p>1</text:p>
          </table:table-cell>
          <table:table-cell table:style-name="ce4" table:formula="of:=IF(MAX([.BC$1];[.$A52])*3+MIN([.BC$1];[.$A52])&gt;=65;1;0)" office:value-type="float" office:value="1" calcext:value-type="float">
            <text:p>1</text:p>
          </table:table-cell>
          <table:table-cell table:style-name="ce4" table:formula="of:=IF(MAX([.BD$1];[.$A52])*3+MIN([.BD$1];[.$A52])&gt;=65;1;0)" office:value-type="float" office:value="1" calcext:value-type="float">
            <text:p>1</text:p>
          </table:table-cell>
          <table:table-cell table:style-name="ce4" table:formula="of:=IF(MAX([.BE$1];[.$A52])*3+MIN([.BE$1];[.$A52])&gt;=65;1;0)" office:value-type="float" office:value="1" calcext:value-type="float">
            <text:p>1</text:p>
          </table:table-cell>
          <table:table-cell table:style-name="ce4" table:formula="of:=IF(MAX([.BF$1];[.$A52])*3+MIN([.BF$1];[.$A52])&gt;=65;1;0)" office:value-type="float" office:value="1" calcext:value-type="float">
            <text:p>1</text:p>
          </table:table-cell>
          <table:table-cell table:style-name="ce4" table:formula="of:=IF(MAX([.BG$1];[.$A52])*3+MIN([.BG$1];[.$A52])&gt;=65;1;0)" office:value-type="float" office:value="1" calcext:value-type="float">
            <text:p>1</text:p>
          </table:table-cell>
          <table:table-cell table:style-name="ce4" table:formula="of:=IF(MAX([.BH$1];[.$A52])*3+MIN([.BH$1];[.$A52])&gt;=65;1;0)" office:value-type="float" office:value="1" calcext:value-type="float">
            <text:p>1</text:p>
          </table:table-cell>
          <table:table-cell table:style-name="ce4" table:formula="of:=IF(MAX([.BI$1];[.$A52])*3+MIN([.BI$1];[.$A52])&gt;=65;1;0)" office:value-type="float" office:value="1" calcext:value-type="float">
            <text:p>1</text:p>
          </table:table-cell>
          <table:table-cell table:style-name="ce4" table:formula="of:=IF(MAX([.BJ$1];[.$A52])*3+MIN([.BJ$1];[.$A52])&gt;=65;1;0)" office:value-type="float" office:value="1" calcext:value-type="float">
            <text:p>1</text:p>
          </table:table-cell>
          <table:table-cell table:style-name="ce4" table:formula="of:=IF(MAX([.BK$1];[.$A52])*3+MIN([.BK$1];[.$A52])&gt;=65;1;0)" office:value-type="float" office:value="1" calcext:value-type="float">
            <text:p>1</text:p>
          </table:table-cell>
          <table:table-cell table:style-name="ce4" table:formula="of:=IF(MAX([.BL$1];[.$A52])*3+MIN([.BL$1];[.$A52])&gt;=65;1;0)" office:value-type="float" office:value="1" calcext:value-type="float">
            <text:p>1</text:p>
          </table:table-cell>
          <table:table-cell table:style-name="ce4" table:formula="of:=IF(MAX([.BM$1];[.$A52])*3+MIN([.BM$1];[.$A52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table:formula="of:=IF([$д.B53]=0;IF(AND(INDEX([$д.$B$2:.$BM$64];[.$A53]*3;[.B$1])&gt;0;INDEX([$д.$B$2:.$BM$64];[.$A53];[.B$1]*3)&gt;0;INDEX([$д.$B$2:.$BM$64];[.$A53];[.B$1]+1)&gt;0;INDEX([$д.$B$2:.$BM$64];[.$A53]+1;[.B$1])&gt;0);-2;0);[$д.B53])" office:value-type="float" office:value="1" calcext:value-type="float">
            <text:p>1</text:p>
          </table:table-cell>
          <table:table-cell table:style-name="ce1" table:formula="of:=IF([$д.C53]=0;IF(AND(INDEX([$д.$B$2:.$BM$64];[.$A53]*3;[.C$1])&gt;0;INDEX([$д.$B$2:.$BM$64];[.$A53];[.C$1]*3)&gt;0;INDEX([$д.$B$2:.$BM$64];[.$A53];[.C$1]+1)&gt;0;INDEX([$д.$B$2:.$BM$64];[.$A53]+1;[.C$1])&gt;0);-2;0);[$д.C53])" office:value-type="float" office:value="1" calcext:value-type="float">
            <text:p>1</text:p>
          </table:table-cell>
          <table:table-cell table:style-name="ce1" table:formula="of:=IF([$д.D53]=0;IF(AND(INDEX([$д.$B$2:.$BM$64];[.$A53]*3;[.D$1])&gt;0;INDEX([$д.$B$2:.$BM$64];[.$A53];[.D$1]*3)&gt;0;INDEX([$д.$B$2:.$BM$64];[.$A53];[.D$1]+1)&gt;0;INDEX([$д.$B$2:.$BM$64];[.$A53]+1;[.D$1])&gt;0);-2;0);[$д.D53])" office:value-type="float" office:value="1" calcext:value-type="float">
            <text:p>1</text:p>
          </table:table-cell>
          <table:table-cell table:style-name="ce1" table:formula="of:=IF([$д.E53]=0;IF(AND(INDEX([$д.$B$2:.$BM$64];[.$A53]*3;[.E$1])&gt;0;INDEX([$д.$B$2:.$BM$64];[.$A53];[.E$1]*3)&gt;0;INDEX([$д.$B$2:.$BM$64];[.$A53];[.E$1]+1)&gt;0;INDEX([$д.$B$2:.$BM$64];[.$A53]+1;[.E$1])&gt;0);-2;0);[$д.E53])" office:value-type="float" office:value="1" calcext:value-type="float">
            <text:p>1</text:p>
          </table:table-cell>
          <table:table-cell table:style-name="ce1" table:formula="of:=IF([$д.F53]=0;IF(AND(INDEX([$д.$B$2:.$BM$64];[.$A53]*3;[.F$1])&gt;0;INDEX([$д.$B$2:.$BM$64];[.$A53];[.F$1]*3)&gt;0;INDEX([$д.$B$2:.$BM$64];[.$A53];[.F$1]+1)&gt;0;INDEX([$д.$B$2:.$BM$64];[.$A53]+1;[.F$1])&gt;0);-2;0);[$д.F53])" office:value-type="float" office:value="1" calcext:value-type="float">
            <text:p>1</text:p>
          </table:table-cell>
          <table:table-cell table:style-name="ce1" table:formula="of:=IF([$д.G53]=0;IF(AND(INDEX([$д.$B$2:.$BM$64];[.$A53]*3;[.G$1])&gt;0;INDEX([$д.$B$2:.$BM$64];[.$A53];[.G$1]*3)&gt;0;INDEX([$д.$B$2:.$BM$64];[.$A53];[.G$1]+1)&gt;0;INDEX([$д.$B$2:.$BM$64];[.$A53]+1;[.G$1])&gt;0);-2;0);[$д.G53])" office:value-type="float" office:value="1" calcext:value-type="float">
            <text:p>1</text:p>
          </table:table-cell>
          <table:table-cell table:style-name="ce1" table:formula="of:=IF([$д.H53]=0;IF(AND(INDEX([$д.$B$2:.$BM$64];[.$A53]*3;[.H$1])&gt;0;INDEX([$д.$B$2:.$BM$64];[.$A53];[.H$1]*3)&gt;0;INDEX([$д.$B$2:.$BM$64];[.$A53];[.H$1]+1)&gt;0;INDEX([$д.$B$2:.$BM$64];[.$A53]+1;[.H$1])&gt;0);-2;0);[$д.H53])" office:value-type="float" office:value="1" calcext:value-type="float">
            <text:p>1</text:p>
          </table:table-cell>
          <table:table-cell table:style-name="ce1" table:formula="of:=IF([$д.I53]=0;IF(AND(INDEX([$д.$B$2:.$BM$64];[.$A53]*3;[.I$1])&gt;0;INDEX([$д.$B$2:.$BM$64];[.$A53];[.I$1]*3)&gt;0;INDEX([$д.$B$2:.$BM$64];[.$A53];[.I$1]+1)&gt;0;INDEX([$д.$B$2:.$BM$64];[.$A53]+1;[.I$1])&gt;0);-2;0);[$д.I53])" office:value-type="float" office:value="1" calcext:value-type="float">
            <text:p>1</text:p>
          </table:table-cell>
          <table:table-cell table:style-name="ce1" table:formula="of:=IF([$д.J53]=0;IF(AND(INDEX([$д.$B$2:.$BM$64];[.$A53]*3;[.J$1])&gt;0;INDEX([$д.$B$2:.$BM$64];[.$A53];[.J$1]*3)&gt;0;INDEX([$д.$B$2:.$BM$64];[.$A53];[.J$1]+1)&gt;0;INDEX([$д.$B$2:.$BM$64];[.$A53]+1;[.J$1])&gt;0);-2;0);[$д.J53])" office:value-type="float" office:value="1" calcext:value-type="float">
            <text:p>1</text:p>
          </table:table-cell>
          <table:table-cell table:style-name="ce1" table:formula="of:=IF([$д.K53]=0;IF(AND(INDEX([$д.$B$2:.$BM$64];[.$A53]*3;[.K$1])&gt;0;INDEX([$д.$B$2:.$BM$64];[.$A53];[.K$1]*3)&gt;0;INDEX([$д.$B$2:.$BM$64];[.$A53];[.K$1]+1)&gt;0;INDEX([$д.$B$2:.$BM$64];[.$A53]+1;[.K$1])&gt;0);-2;0);[$д.K53])" office:value-type="float" office:value="1" calcext:value-type="float">
            <text:p>1</text:p>
          </table:table-cell>
          <table:table-cell table:style-name="ce1" table:formula="of:=IF([$д.L53]=0;IF(AND(INDEX([$д.$B$2:.$BM$64];[.$A53]*3;[.L$1])&gt;0;INDEX([$д.$B$2:.$BM$64];[.$A53];[.L$1]*3)&gt;0;INDEX([$д.$B$2:.$BM$64];[.$A53];[.L$1]+1)&gt;0;INDEX([$д.$B$2:.$BM$64];[.$A53]+1;[.L$1])&gt;0);-2;0);[$д.L53])" office:value-type="float" office:value="1" calcext:value-type="float">
            <text:p>1</text:p>
          </table:table-cell>
          <table:table-cell table:style-name="ce1" table:formula="of:=IF([$д.M53]=0;IF(AND(INDEX([$д.$B$2:.$BM$64];[.$A53]*3;[.M$1])&gt;0;INDEX([$д.$B$2:.$BM$64];[.$A53];[.M$1]*3)&gt;0;INDEX([$д.$B$2:.$BM$64];[.$A53];[.M$1]+1)&gt;0;INDEX([$д.$B$2:.$BM$64];[.$A53]+1;[.M$1])&gt;0);-2;0);[$д.M53])" office:value-type="float" office:value="1" calcext:value-type="float">
            <text:p>1</text:p>
          </table:table-cell>
          <table:table-cell table:style-name="ce1" table:formula="of:=IF([$д.N53]=0;IF(AND(INDEX([$д.$B$2:.$BM$64];[.$A53]*3;[.N$1])&gt;0;INDEX([$д.$B$2:.$BM$64];[.$A53];[.N$1]*3)&gt;0;INDEX([$д.$B$2:.$BM$64];[.$A53];[.N$1]+1)&gt;0;INDEX([$д.$B$2:.$BM$64];[.$A53]+1;[.N$1])&gt;0);-2;0);[$д.N53])" office:value-type="float" office:value="1" calcext:value-type="float">
            <text:p>1</text:p>
          </table:table-cell>
          <table:table-cell table:style-name="ce1" table:formula="of:=IF([$д.O53]=0;IF(AND(INDEX([$д.$B$2:.$BM$64];[.$A53]*3;[.O$1])&gt;0;INDEX([$д.$B$2:.$BM$64];[.$A53];[.O$1]*3)&gt;0;INDEX([$д.$B$2:.$BM$64];[.$A53];[.O$1]+1)&gt;0;INDEX([$д.$B$2:.$BM$64];[.$A53]+1;[.O$1])&gt;0);-2;0);[$д.O53])" office:value-type="float" office:value="1" calcext:value-type="float">
            <text:p>1</text:p>
          </table:table-cell>
          <table:table-cell table:style-name="ce1" table:formula="of:=IF([$д.P53]=0;IF(AND(INDEX([$д.$B$2:.$BM$64];[.$A53]*3;[.P$1])&gt;0;INDEX([$д.$B$2:.$BM$64];[.$A53];[.P$1]*3)&gt;0;INDEX([$д.$B$2:.$BM$64];[.$A53];[.P$1]+1)&gt;0;INDEX([$д.$B$2:.$BM$64];[.$A53]+1;[.P$1])&gt;0);-2;0);[$д.P53])" office:value-type="float" office:value="1" calcext:value-type="float">
            <text:p>1</text:p>
          </table:table-cell>
          <table:table-cell table:style-name="ce1" table:formula="of:=IF([$д.Q53]=0;IF(AND(INDEX([$д.$B$2:.$BM$64];[.$A53]*3;[.Q$1])&gt;0;INDEX([$д.$B$2:.$BM$64];[.$A53];[.Q$1]*3)&gt;0;INDEX([$д.$B$2:.$BM$64];[.$A53];[.Q$1]+1)&gt;0;INDEX([$д.$B$2:.$BM$64];[.$A53]+1;[.Q$1])&gt;0);-2;0);[$д.Q53])" office:value-type="float" office:value="1" calcext:value-type="float">
            <text:p>1</text:p>
          </table:table-cell>
          <table:table-cell table:style-name="ce1" table:formula="of:=IF([$д.R53]=0;IF(AND(INDEX([$д.$B$2:.$BM$64];[.$A53]*3;[.R$1])&gt;0;INDEX([$д.$B$2:.$BM$64];[.$A53];[.R$1]*3)&gt;0;INDEX([$д.$B$2:.$BM$64];[.$A53];[.R$1]+1)&gt;0;INDEX([$д.$B$2:.$BM$64];[.$A53]+1;[.R$1])&gt;0);-2;0);[$д.R53])" office:value-type="float" office:value="1" calcext:value-type="float">
            <text:p>1</text:p>
          </table:table-cell>
          <table:table-cell table:style-name="ce1" table:formula="of:=IF([$д.S53]=0;IF(AND(INDEX([$д.$B$2:.$BM$64];[.$A53]*3;[.S$1])&gt;0;INDEX([$д.$B$2:.$BM$64];[.$A53];[.S$1]*3)&gt;0;INDEX([$д.$B$2:.$BM$64];[.$A53];[.S$1]+1)&gt;0;INDEX([$д.$B$2:.$BM$64];[.$A53]+1;[.S$1])&gt;0);-2;0);[$д.S53])" office:value-type="float" office:value="1" calcext:value-type="float">
            <text:p>1</text:p>
          </table:table-cell>
          <table:table-cell table:style-name="ce1" table:formula="of:=IF([$д.T53]=0;IF(AND(INDEX([$д.$B$2:.$BM$64];[.$A53]*3;[.T$1])&gt;0;INDEX([$д.$B$2:.$BM$64];[.$A53];[.T$1]*3)&gt;0;INDEX([$д.$B$2:.$BM$64];[.$A53];[.T$1]+1)&gt;0;INDEX([$д.$B$2:.$BM$64];[.$A53]+1;[.T$1])&gt;0);-2;0);[$д.T53])" office:value-type="float" office:value="1" calcext:value-type="float">
            <text:p>1</text:p>
          </table:table-cell>
          <table:table-cell table:style-name="ce1" table:formula="of:=IF([$д.U53]=0;IF(AND(INDEX([$д.$B$2:.$BM$64];[.$A53]*3;[.U$1])&gt;0;INDEX([$д.$B$2:.$BM$64];[.$A53];[.U$1]*3)&gt;0;INDEX([$д.$B$2:.$BM$64];[.$A53];[.U$1]+1)&gt;0;INDEX([$д.$B$2:.$BM$64];[.$A53]+1;[.U$1])&gt;0);-2;0);[$д.U53])" office:value-type="float" office:value="1" calcext:value-type="float">
            <text:p>1</text:p>
          </table:table-cell>
          <table:table-cell table:style-name="ce2" table:formula="of:=IF([$д.V53]=0;IF(OR(INDEX([$д.$B$2:.$BM$64];[.$A53]*3;[.V$1])&lt;0;INDEX([$д.$B$2:.$BM$64];[.$A53];[.V$1]*3)&lt;0;INDEX([$д.$B$2:.$BM$64];[.$A53];[.V$1]+1)&lt;0;INDEX([$д.$B$2:.$BM$64];[.$A53]+1;[.V$1])&lt;0);2;0);[$д.V53])" office:value-type="float" office:value="1" calcext:value-type="float">
            <text:p>1</text:p>
          </table:table-cell>
          <table:table-cell table:style-name="ce3" table:formula="of:=IF([$д.W53]=0;IF(AND(INDEX([$д.$B$2:.$BM$64];[.$A53]*3;[.W$1])&gt;0;INDEX([$д.$B$2:.$BM$64];[.$A53];[.W$1]*3)&gt;0;INDEX([$д.$B$2:.$BM$64];[.$A53];[.W$1]+1)&gt;0;INDEX([$д.$B$2:.$BM$64];[.$A53]+1;[.W$1])&gt;0);-1;0);[$д.W53])" office:value-type="float" office:value="1" calcext:value-type="float">
            <text:p>1</text:p>
          </table:table-cell>
          <table:table-cell table:style-name="ce4" table:formula="of:=IF([$д.X53]=0;IF(OR(INDEX([$д.$B$2:.$BM$64];[.$A53]*3;[.X$1])&gt;0;INDEX([$д.$B$2:.$BM$64];[.$A53];[.X$1]*3)&gt;0;INDEX([$д.$B$2:.$BM$64];[.$A53];[.X$1]+1)&gt;0;INDEX([$д.$B$2:.$BM$64];[.$A53]+1;[.X$1])&gt;0);-1;0);[$д.X53])" office:value-type="float" office:value="1" calcext:value-type="float">
            <text:p>1</text:p>
          </table:table-cell>
          <table:table-cell table:style-name="ce4" table:formula="of:=IF([$д.Y53]=0;IF(OR(INDEX([$д.$B$2:.$BM$64];[.$A53]*3;[.Y$1])&gt;0;INDEX([$д.$B$2:.$BM$64];[.$A53];[.Y$1]*3)&gt;0;INDEX([$д.$B$2:.$BM$64];[.$A53];[.Y$1]+1)&gt;0;INDEX([$д.$B$2:.$BM$64];[.$A53]+1;[.Y$1])&gt;0);-1;0);[$д.Y53])" office:value-type="float" office:value="1" calcext:value-type="float">
            <text:p>1</text:p>
          </table:table-cell>
          <table:table-cell table:style-name="ce4" table:formula="of:=IF([$д.Z53]=0;IF(OR(INDEX([$д.$B$2:.$BM$64];[.$A53]*3;[.Z$1])&gt;0;INDEX([$д.$B$2:.$BM$64];[.$A53];[.Z$1]*3)&gt;0;INDEX([$д.$B$2:.$BM$64];[.$A53];[.Z$1]+1)&gt;0;INDEX([$д.$B$2:.$BM$64];[.$A53]+1;[.Z$1])&gt;0);-1;0);[$д.Z53])" office:value-type="float" office:value="1" calcext:value-type="float">
            <text:p>1</text:p>
          </table:table-cell>
          <table:table-cell table:style-name="ce4" table:formula="of:=IF([$д.AA53]=0;IF(OR(INDEX([$д.$B$2:.$BM$64];[.$A53]*3;[.AA$1])&gt;0;INDEX([$д.$B$2:.$BM$64];[.$A53];[.AA$1]*3)&gt;0;INDEX([$д.$B$2:.$BM$64];[.$A53];[.AA$1]+1)&gt;0;INDEX([$д.$B$2:.$BM$64];[.$A53]+1;[.AA$1])&gt;0);-1;0);[$д.AA53])" office:value-type="float" office:value="1" calcext:value-type="float">
            <text:p>1</text:p>
          </table:table-cell>
          <table:table-cell table:style-name="ce4" table:formula="of:=IF([$д.AB53]=0;IF(OR(INDEX([$д.$B$2:.$BM$64];[.$A53]*3;[.AB$1])&gt;0;INDEX([$д.$B$2:.$BM$64];[.$A53];[.AB$1]*3)&gt;0;INDEX([$д.$B$2:.$BM$64];[.$A53];[.AB$1]+1)&gt;0;INDEX([$д.$B$2:.$BM$64];[.$A53]+1;[.AB$1])&gt;0);-1;0);[$д.AB53])" office:value-type="float" office:value="1" calcext:value-type="float">
            <text:p>1</text:p>
          </table:table-cell>
          <table:table-cell table:style-name="ce4" table:formula="of:=IF([$д.AC53]=0;IF(OR(INDEX([$д.$B$2:.$BM$64];[.$A53]*3;[.AC$1])&gt;0;INDEX([$д.$B$2:.$BM$64];[.$A53];[.AC$1]*3)&gt;0;INDEX([$д.$B$2:.$BM$64];[.$A53];[.AC$1]+1)&gt;0;INDEX([$д.$B$2:.$BM$64];[.$A53]+1;[.AC$1])&gt;0);-1;0);[$д.AC53])" office:value-type="float" office:value="1" calcext:value-type="float">
            <text:p>1</text:p>
          </table:table-cell>
          <table:table-cell table:style-name="ce4" table:formula="of:=IF(MAX([.AD$1];[.$A53])*3+MIN([.AD$1];[.$A53])&gt;=65;1;0)" office:value-type="float" office:value="1" calcext:value-type="float">
            <text:p>1</text:p>
          </table:table-cell>
          <table:table-cell table:style-name="ce4" table:formula="of:=IF(MAX([.AE$1];[.$A53])*3+MIN([.AE$1];[.$A53])&gt;=65;1;0)" office:value-type="float" office:value="1" calcext:value-type="float">
            <text:p>1</text:p>
          </table:table-cell>
          <table:table-cell table:style-name="ce4" table:formula="of:=IF(MAX([.AF$1];[.$A53])*3+MIN([.AF$1];[.$A53])&gt;=65;1;0)" office:value-type="float" office:value="1" calcext:value-type="float">
            <text:p>1</text:p>
          </table:table-cell>
          <table:table-cell table:style-name="ce4" table:formula="of:=IF(MAX([.AG$1];[.$A53])*3+MIN([.AG$1];[.$A53])&gt;=65;1;0)" office:value-type="float" office:value="1" calcext:value-type="float">
            <text:p>1</text:p>
          </table:table-cell>
          <table:table-cell table:style-name="ce4" table:formula="of:=IF(MAX([.AH$1];[.$A53])*3+MIN([.AH$1];[.$A53])&gt;=65;1;0)" office:value-type="float" office:value="1" calcext:value-type="float">
            <text:p>1</text:p>
          </table:table-cell>
          <table:table-cell table:style-name="ce4" table:formula="of:=IF(MAX([.AI$1];[.$A53])*3+MIN([.AI$1];[.$A53])&gt;=65;1;0)" office:value-type="float" office:value="1" calcext:value-type="float">
            <text:p>1</text:p>
          </table:table-cell>
          <table:table-cell table:style-name="ce4" table:formula="of:=IF(MAX([.AJ$1];[.$A53])*3+MIN([.AJ$1];[.$A53])&gt;=65;1;0)" office:value-type="float" office:value="1" calcext:value-type="float">
            <text:p>1</text:p>
          </table:table-cell>
          <table:table-cell table:style-name="ce4" table:formula="of:=IF(MAX([.AK$1];[.$A53])*3+MIN([.AK$1];[.$A53])&gt;=65;1;0)" office:value-type="float" office:value="1" calcext:value-type="float">
            <text:p>1</text:p>
          </table:table-cell>
          <table:table-cell table:style-name="ce4" table:formula="of:=IF(MAX([.AL$1];[.$A53])*3+MIN([.AL$1];[.$A53])&gt;=65;1;0)" office:value-type="float" office:value="1" calcext:value-type="float">
            <text:p>1</text:p>
          </table:table-cell>
          <table:table-cell table:style-name="ce4" table:formula="of:=IF(MAX([.AM$1];[.$A53])*3+MIN([.AM$1];[.$A53])&gt;=65;1;0)" office:value-type="float" office:value="1" calcext:value-type="float">
            <text:p>1</text:p>
          </table:table-cell>
          <table:table-cell table:style-name="ce4" table:formula="of:=IF(MAX([.AN$1];[.$A53])*3+MIN([.AN$1];[.$A53])&gt;=65;1;0)" office:value-type="float" office:value="1" calcext:value-type="float">
            <text:p>1</text:p>
          </table:table-cell>
          <table:table-cell table:style-name="ce4" table:formula="of:=IF(MAX([.AO$1];[.$A53])*3+MIN([.AO$1];[.$A53])&gt;=65;1;0)" office:value-type="float" office:value="1" calcext:value-type="float">
            <text:p>1</text:p>
          </table:table-cell>
          <table:table-cell table:style-name="ce4" table:formula="of:=IF(MAX([.AP$1];[.$A53])*3+MIN([.AP$1];[.$A53])&gt;=65;1;0)" office:value-type="float" office:value="1" calcext:value-type="float">
            <text:p>1</text:p>
          </table:table-cell>
          <table:table-cell table:style-name="ce4" table:formula="of:=IF(MAX([.AQ$1];[.$A53])*3+MIN([.AQ$1];[.$A53])&gt;=65;1;0)" office:value-type="float" office:value="1" calcext:value-type="float">
            <text:p>1</text:p>
          </table:table-cell>
          <table:table-cell table:style-name="ce4" table:formula="of:=IF(MAX([.AR$1];[.$A53])*3+MIN([.AR$1];[.$A53])&gt;=65;1;0)" office:value-type="float" office:value="1" calcext:value-type="float">
            <text:p>1</text:p>
          </table:table-cell>
          <table:table-cell table:style-name="ce4" table:formula="of:=IF(MAX([.AS$1];[.$A53])*3+MIN([.AS$1];[.$A53])&gt;=65;1;0)" office:value-type="float" office:value="1" calcext:value-type="float">
            <text:p>1</text:p>
          </table:table-cell>
          <table:table-cell table:style-name="ce4" table:formula="of:=IF(MAX([.AT$1];[.$A53])*3+MIN([.AT$1];[.$A53])&gt;=65;1;0)" office:value-type="float" office:value="1" calcext:value-type="float">
            <text:p>1</text:p>
          </table:table-cell>
          <table:table-cell table:style-name="ce4" table:formula="of:=IF(MAX([.AU$1];[.$A53])*3+MIN([.AU$1];[.$A53])&gt;=65;1;0)" office:value-type="float" office:value="1" calcext:value-type="float">
            <text:p>1</text:p>
          </table:table-cell>
          <table:table-cell table:style-name="ce4" table:formula="of:=IF(MAX([.AV$1];[.$A53])*3+MIN([.AV$1];[.$A53])&gt;=65;1;0)" office:value-type="float" office:value="1" calcext:value-type="float">
            <text:p>1</text:p>
          </table:table-cell>
          <table:table-cell table:style-name="ce4" table:formula="of:=IF(MAX([.AW$1];[.$A53])*3+MIN([.AW$1];[.$A53])&gt;=65;1;0)" office:value-type="float" office:value="1" calcext:value-type="float">
            <text:p>1</text:p>
          </table:table-cell>
          <table:table-cell table:style-name="ce4" table:formula="of:=IF(MAX([.AX$1];[.$A53])*3+MIN([.AX$1];[.$A53])&gt;=65;1;0)" office:value-type="float" office:value="1" calcext:value-type="float">
            <text:p>1</text:p>
          </table:table-cell>
          <table:table-cell table:style-name="ce4" table:formula="of:=IF(MAX([.AY$1];[.$A53])*3+MIN([.AY$1];[.$A53])&gt;=65;1;0)" office:value-type="float" office:value="1" calcext:value-type="float">
            <text:p>1</text:p>
          </table:table-cell>
          <table:table-cell table:style-name="ce4" table:formula="of:=IF(MAX([.AZ$1];[.$A53])*3+MIN([.AZ$1];[.$A53])&gt;=65;1;0)" office:value-type="float" office:value="1" calcext:value-type="float">
            <text:p>1</text:p>
          </table:table-cell>
          <table:table-cell table:style-name="ce4" table:formula="of:=IF(MAX([.BA$1];[.$A53])*3+MIN([.BA$1];[.$A53])&gt;=65;1;0)" office:value-type="float" office:value="1" calcext:value-type="float">
            <text:p>1</text:p>
          </table:table-cell>
          <table:table-cell table:style-name="ce4" table:formula="of:=IF(MAX([.BB$1];[.$A53])*3+MIN([.BB$1];[.$A53])&gt;=65;1;0)" office:value-type="float" office:value="1" calcext:value-type="float">
            <text:p>1</text:p>
          </table:table-cell>
          <table:table-cell table:style-name="ce4" table:formula="of:=IF(MAX([.BC$1];[.$A53])*3+MIN([.BC$1];[.$A53])&gt;=65;1;0)" office:value-type="float" office:value="1" calcext:value-type="float">
            <text:p>1</text:p>
          </table:table-cell>
          <table:table-cell table:style-name="ce4" table:formula="of:=IF(MAX([.BD$1];[.$A53])*3+MIN([.BD$1];[.$A53])&gt;=65;1;0)" office:value-type="float" office:value="1" calcext:value-type="float">
            <text:p>1</text:p>
          </table:table-cell>
          <table:table-cell table:style-name="ce4" table:formula="of:=IF(MAX([.BE$1];[.$A53])*3+MIN([.BE$1];[.$A53])&gt;=65;1;0)" office:value-type="float" office:value="1" calcext:value-type="float">
            <text:p>1</text:p>
          </table:table-cell>
          <table:table-cell table:style-name="ce4" table:formula="of:=IF(MAX([.BF$1];[.$A53])*3+MIN([.BF$1];[.$A53])&gt;=65;1;0)" office:value-type="float" office:value="1" calcext:value-type="float">
            <text:p>1</text:p>
          </table:table-cell>
          <table:table-cell table:style-name="ce4" table:formula="of:=IF(MAX([.BG$1];[.$A53])*3+MIN([.BG$1];[.$A53])&gt;=65;1;0)" office:value-type="float" office:value="1" calcext:value-type="float">
            <text:p>1</text:p>
          </table:table-cell>
          <table:table-cell table:style-name="ce4" table:formula="of:=IF(MAX([.BH$1];[.$A53])*3+MIN([.BH$1];[.$A53])&gt;=65;1;0)" office:value-type="float" office:value="1" calcext:value-type="float">
            <text:p>1</text:p>
          </table:table-cell>
          <table:table-cell table:style-name="ce4" table:formula="of:=IF(MAX([.BI$1];[.$A53])*3+MIN([.BI$1];[.$A53])&gt;=65;1;0)" office:value-type="float" office:value="1" calcext:value-type="float">
            <text:p>1</text:p>
          </table:table-cell>
          <table:table-cell table:style-name="ce4" table:formula="of:=IF(MAX([.BJ$1];[.$A53])*3+MIN([.BJ$1];[.$A53])&gt;=65;1;0)" office:value-type="float" office:value="1" calcext:value-type="float">
            <text:p>1</text:p>
          </table:table-cell>
          <table:table-cell table:style-name="ce4" table:formula="of:=IF(MAX([.BK$1];[.$A53])*3+MIN([.BK$1];[.$A53])&gt;=65;1;0)" office:value-type="float" office:value="1" calcext:value-type="float">
            <text:p>1</text:p>
          </table:table-cell>
          <table:table-cell table:style-name="ce4" table:formula="of:=IF(MAX([.BL$1];[.$A53])*3+MIN([.BL$1];[.$A53])&gt;=65;1;0)" office:value-type="float" office:value="1" calcext:value-type="float">
            <text:p>1</text:p>
          </table:table-cell>
          <table:table-cell table:style-name="ce4" table:formula="of:=IF(MAX([.BM$1];[.$A53])*3+MIN([.BM$1];[.$A53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table:formula="of:=IF([$д.B54]=0;IF(AND(INDEX([$д.$B$2:.$BM$64];[.$A54]*3;[.B$1])&gt;0;INDEX([$д.$B$2:.$BM$64];[.$A54];[.B$1]*3)&gt;0;INDEX([$д.$B$2:.$BM$64];[.$A54];[.B$1]+1)&gt;0;INDEX([$д.$B$2:.$BM$64];[.$A54]+1;[.B$1])&gt;0);-2;0);[$д.B54])" office:value-type="float" office:value="1" calcext:value-type="float">
            <text:p>1</text:p>
          </table:table-cell>
          <table:table-cell table:style-name="ce1" table:formula="of:=IF([$д.C54]=0;IF(AND(INDEX([$д.$B$2:.$BM$64];[.$A54]*3;[.C$1])&gt;0;INDEX([$д.$B$2:.$BM$64];[.$A54];[.C$1]*3)&gt;0;INDEX([$д.$B$2:.$BM$64];[.$A54];[.C$1]+1)&gt;0;INDEX([$д.$B$2:.$BM$64];[.$A54]+1;[.C$1])&gt;0);-2;0);[$д.C54])" office:value-type="float" office:value="1" calcext:value-type="float">
            <text:p>1</text:p>
          </table:table-cell>
          <table:table-cell table:style-name="ce1" table:formula="of:=IF([$д.D54]=0;IF(AND(INDEX([$д.$B$2:.$BM$64];[.$A54]*3;[.D$1])&gt;0;INDEX([$д.$B$2:.$BM$64];[.$A54];[.D$1]*3)&gt;0;INDEX([$д.$B$2:.$BM$64];[.$A54];[.D$1]+1)&gt;0;INDEX([$д.$B$2:.$BM$64];[.$A54]+1;[.D$1])&gt;0);-2;0);[$д.D54])" office:value-type="float" office:value="1" calcext:value-type="float">
            <text:p>1</text:p>
          </table:table-cell>
          <table:table-cell table:style-name="ce1" table:formula="of:=IF([$д.E54]=0;IF(AND(INDEX([$д.$B$2:.$BM$64];[.$A54]*3;[.E$1])&gt;0;INDEX([$д.$B$2:.$BM$64];[.$A54];[.E$1]*3)&gt;0;INDEX([$д.$B$2:.$BM$64];[.$A54];[.E$1]+1)&gt;0;INDEX([$д.$B$2:.$BM$64];[.$A54]+1;[.E$1])&gt;0);-2;0);[$д.E54])" office:value-type="float" office:value="1" calcext:value-type="float">
            <text:p>1</text:p>
          </table:table-cell>
          <table:table-cell table:style-name="ce1" table:formula="of:=IF([$д.F54]=0;IF(AND(INDEX([$д.$B$2:.$BM$64];[.$A54]*3;[.F$1])&gt;0;INDEX([$д.$B$2:.$BM$64];[.$A54];[.F$1]*3)&gt;0;INDEX([$д.$B$2:.$BM$64];[.$A54];[.F$1]+1)&gt;0;INDEX([$д.$B$2:.$BM$64];[.$A54]+1;[.F$1])&gt;0);-2;0);[$д.F54])" office:value-type="float" office:value="1" calcext:value-type="float">
            <text:p>1</text:p>
          </table:table-cell>
          <table:table-cell table:style-name="ce1" table:formula="of:=IF([$д.G54]=0;IF(AND(INDEX([$д.$B$2:.$BM$64];[.$A54]*3;[.G$1])&gt;0;INDEX([$д.$B$2:.$BM$64];[.$A54];[.G$1]*3)&gt;0;INDEX([$д.$B$2:.$BM$64];[.$A54];[.G$1]+1)&gt;0;INDEX([$д.$B$2:.$BM$64];[.$A54]+1;[.G$1])&gt;0);-2;0);[$д.G54])" office:value-type="float" office:value="1" calcext:value-type="float">
            <text:p>1</text:p>
          </table:table-cell>
          <table:table-cell table:style-name="ce1" table:formula="of:=IF([$д.H54]=0;IF(AND(INDEX([$д.$B$2:.$BM$64];[.$A54]*3;[.H$1])&gt;0;INDEX([$д.$B$2:.$BM$64];[.$A54];[.H$1]*3)&gt;0;INDEX([$д.$B$2:.$BM$64];[.$A54];[.H$1]+1)&gt;0;INDEX([$д.$B$2:.$BM$64];[.$A54]+1;[.H$1])&gt;0);-2;0);[$д.H54])" office:value-type="float" office:value="1" calcext:value-type="float">
            <text:p>1</text:p>
          </table:table-cell>
          <table:table-cell table:style-name="ce1" table:formula="of:=IF([$д.I54]=0;IF(AND(INDEX([$д.$B$2:.$BM$64];[.$A54]*3;[.I$1])&gt;0;INDEX([$д.$B$2:.$BM$64];[.$A54];[.I$1]*3)&gt;0;INDEX([$д.$B$2:.$BM$64];[.$A54];[.I$1]+1)&gt;0;INDEX([$д.$B$2:.$BM$64];[.$A54]+1;[.I$1])&gt;0);-2;0);[$д.I54])" office:value-type="float" office:value="1" calcext:value-type="float">
            <text:p>1</text:p>
          </table:table-cell>
          <table:table-cell table:style-name="ce1" table:formula="of:=IF([$д.J54]=0;IF(AND(INDEX([$д.$B$2:.$BM$64];[.$A54]*3;[.J$1])&gt;0;INDEX([$д.$B$2:.$BM$64];[.$A54];[.J$1]*3)&gt;0;INDEX([$д.$B$2:.$BM$64];[.$A54];[.J$1]+1)&gt;0;INDEX([$д.$B$2:.$BM$64];[.$A54]+1;[.J$1])&gt;0);-2;0);[$д.J54])" office:value-type="float" office:value="1" calcext:value-type="float">
            <text:p>1</text:p>
          </table:table-cell>
          <table:table-cell table:style-name="ce1" table:formula="of:=IF([$д.K54]=0;IF(AND(INDEX([$д.$B$2:.$BM$64];[.$A54]*3;[.K$1])&gt;0;INDEX([$д.$B$2:.$BM$64];[.$A54];[.K$1]*3)&gt;0;INDEX([$д.$B$2:.$BM$64];[.$A54];[.K$1]+1)&gt;0;INDEX([$д.$B$2:.$BM$64];[.$A54]+1;[.K$1])&gt;0);-2;0);[$д.K54])" office:value-type="float" office:value="1" calcext:value-type="float">
            <text:p>1</text:p>
          </table:table-cell>
          <table:table-cell table:style-name="ce1" table:formula="of:=IF([$д.L54]=0;IF(AND(INDEX([$д.$B$2:.$BM$64];[.$A54]*3;[.L$1])&gt;0;INDEX([$д.$B$2:.$BM$64];[.$A54];[.L$1]*3)&gt;0;INDEX([$д.$B$2:.$BM$64];[.$A54];[.L$1]+1)&gt;0;INDEX([$д.$B$2:.$BM$64];[.$A54]+1;[.L$1])&gt;0);-2;0);[$д.L54])" office:value-type="float" office:value="1" calcext:value-type="float">
            <text:p>1</text:p>
          </table:table-cell>
          <table:table-cell table:style-name="ce1" table:formula="of:=IF([$д.M54]=0;IF(AND(INDEX([$д.$B$2:.$BM$64];[.$A54]*3;[.M$1])&gt;0;INDEX([$д.$B$2:.$BM$64];[.$A54];[.M$1]*3)&gt;0;INDEX([$д.$B$2:.$BM$64];[.$A54];[.M$1]+1)&gt;0;INDEX([$д.$B$2:.$BM$64];[.$A54]+1;[.M$1])&gt;0);-2;0);[$д.M54])" office:value-type="float" office:value="1" calcext:value-type="float">
            <text:p>1</text:p>
          </table:table-cell>
          <table:table-cell table:style-name="ce1" table:formula="of:=IF([$д.N54]=0;IF(AND(INDEX([$д.$B$2:.$BM$64];[.$A54]*3;[.N$1])&gt;0;INDEX([$д.$B$2:.$BM$64];[.$A54];[.N$1]*3)&gt;0;INDEX([$д.$B$2:.$BM$64];[.$A54];[.N$1]+1)&gt;0;INDEX([$д.$B$2:.$BM$64];[.$A54]+1;[.N$1])&gt;0);-2;0);[$д.N54])" office:value-type="float" office:value="1" calcext:value-type="float">
            <text:p>1</text:p>
          </table:table-cell>
          <table:table-cell table:style-name="ce1" table:formula="of:=IF([$д.O54]=0;IF(AND(INDEX([$д.$B$2:.$BM$64];[.$A54]*3;[.O$1])&gt;0;INDEX([$д.$B$2:.$BM$64];[.$A54];[.O$1]*3)&gt;0;INDEX([$д.$B$2:.$BM$64];[.$A54];[.O$1]+1)&gt;0;INDEX([$д.$B$2:.$BM$64];[.$A54]+1;[.O$1])&gt;0);-2;0);[$д.O54])" office:value-type="float" office:value="1" calcext:value-type="float">
            <text:p>1</text:p>
          </table:table-cell>
          <table:table-cell table:style-name="ce1" table:formula="of:=IF([$д.P54]=0;IF(AND(INDEX([$д.$B$2:.$BM$64];[.$A54]*3;[.P$1])&gt;0;INDEX([$д.$B$2:.$BM$64];[.$A54];[.P$1]*3)&gt;0;INDEX([$д.$B$2:.$BM$64];[.$A54];[.P$1]+1)&gt;0;INDEX([$д.$B$2:.$BM$64];[.$A54]+1;[.P$1])&gt;0);-2;0);[$д.P54])" office:value-type="float" office:value="1" calcext:value-type="float">
            <text:p>1</text:p>
          </table:table-cell>
          <table:table-cell table:style-name="ce1" table:formula="of:=IF([$д.Q54]=0;IF(AND(INDEX([$д.$B$2:.$BM$64];[.$A54]*3;[.Q$1])&gt;0;INDEX([$д.$B$2:.$BM$64];[.$A54];[.Q$1]*3)&gt;0;INDEX([$д.$B$2:.$BM$64];[.$A54];[.Q$1]+1)&gt;0;INDEX([$д.$B$2:.$BM$64];[.$A54]+1;[.Q$1])&gt;0);-2;0);[$д.Q54])" office:value-type="float" office:value="1" calcext:value-type="float">
            <text:p>1</text:p>
          </table:table-cell>
          <table:table-cell table:style-name="ce1" table:formula="of:=IF([$д.R54]=0;IF(AND(INDEX([$д.$B$2:.$BM$64];[.$A54]*3;[.R$1])&gt;0;INDEX([$д.$B$2:.$BM$64];[.$A54];[.R$1]*3)&gt;0;INDEX([$д.$B$2:.$BM$64];[.$A54];[.R$1]+1)&gt;0;INDEX([$д.$B$2:.$BM$64];[.$A54]+1;[.R$1])&gt;0);-2;0);[$д.R54])" office:value-type="float" office:value="1" calcext:value-type="float">
            <text:p>1</text:p>
          </table:table-cell>
          <table:table-cell table:style-name="ce1" table:formula="of:=IF([$д.S54]=0;IF(AND(INDEX([$д.$B$2:.$BM$64];[.$A54]*3;[.S$1])&gt;0;INDEX([$д.$B$2:.$BM$64];[.$A54];[.S$1]*3)&gt;0;INDEX([$д.$B$2:.$BM$64];[.$A54];[.S$1]+1)&gt;0;INDEX([$д.$B$2:.$BM$64];[.$A54]+1;[.S$1])&gt;0);-2;0);[$д.S54])" office:value-type="float" office:value="1" calcext:value-type="float">
            <text:p>1</text:p>
          </table:table-cell>
          <table:table-cell table:style-name="ce1" table:formula="of:=IF([$д.T54]=0;IF(AND(INDEX([$д.$B$2:.$BM$64];[.$A54]*3;[.T$1])&gt;0;INDEX([$д.$B$2:.$BM$64];[.$A54];[.T$1]*3)&gt;0;INDEX([$д.$B$2:.$BM$64];[.$A54];[.T$1]+1)&gt;0;INDEX([$д.$B$2:.$BM$64];[.$A54]+1;[.T$1])&gt;0);-2;0);[$д.T54])" office:value-type="float" office:value="1" calcext:value-type="float">
            <text:p>1</text:p>
          </table:table-cell>
          <table:table-cell table:style-name="ce1" table:formula="of:=IF([$д.U54]=0;IF(AND(INDEX([$д.$B$2:.$BM$64];[.$A54]*3;[.U$1])&gt;0;INDEX([$д.$B$2:.$BM$64];[.$A54];[.U$1]*3)&gt;0;INDEX([$д.$B$2:.$BM$64];[.$A54];[.U$1]+1)&gt;0;INDEX([$д.$B$2:.$BM$64];[.$A54]+1;[.U$1])&gt;0);-2;0);[$д.U54])" office:value-type="float" office:value="1" calcext:value-type="float">
            <text:p>1</text:p>
          </table:table-cell>
          <table:table-cell table:style-name="ce2" table:formula="of:=IF([$д.V54]=0;IF(OR(INDEX([$д.$B$2:.$BM$64];[.$A54]*3;[.V$1])&lt;0;INDEX([$д.$B$2:.$BM$64];[.$A54];[.V$1]*3)&lt;0;INDEX([$д.$B$2:.$BM$64];[.$A54];[.V$1]+1)&lt;0;INDEX([$д.$B$2:.$BM$64];[.$A54]+1;[.V$1])&lt;0);2;0);[$д.V54])" office:value-type="float" office:value="1" calcext:value-type="float">
            <text:p>1</text:p>
          </table:table-cell>
          <table:table-cell table:style-name="ce3" table:formula="of:=IF([$д.W54]=0;IF(AND(INDEX([$д.$B$2:.$BM$64];[.$A54]*3;[.W$1])&gt;0;INDEX([$д.$B$2:.$BM$64];[.$A54];[.W$1]*3)&gt;0;INDEX([$д.$B$2:.$BM$64];[.$A54];[.W$1]+1)&gt;0;INDEX([$д.$B$2:.$BM$64];[.$A54]+1;[.W$1])&gt;0);-1;0);[$д.W54])" office:value-type="float" office:value="1" calcext:value-type="float">
            <text:p>1</text:p>
          </table:table-cell>
          <table:table-cell table:style-name="ce4" table:formula="of:=IF([$д.X54]=0;IF(OR(INDEX([$д.$B$2:.$BM$64];[.$A54]*3;[.X$1])&gt;0;INDEX([$д.$B$2:.$BM$64];[.$A54];[.X$1]*3)&gt;0;INDEX([$д.$B$2:.$BM$64];[.$A54];[.X$1]+1)&gt;0;INDEX([$д.$B$2:.$BM$64];[.$A54]+1;[.X$1])&gt;0);-1;0);[$д.X54])" office:value-type="float" office:value="1" calcext:value-type="float">
            <text:p>1</text:p>
          </table:table-cell>
          <table:table-cell table:style-name="ce4" table:formula="of:=IF([$д.Y54]=0;IF(OR(INDEX([$д.$B$2:.$BM$64];[.$A54]*3;[.Y$1])&gt;0;INDEX([$д.$B$2:.$BM$64];[.$A54];[.Y$1]*3)&gt;0;INDEX([$д.$B$2:.$BM$64];[.$A54];[.Y$1]+1)&gt;0;INDEX([$д.$B$2:.$BM$64];[.$A54]+1;[.Y$1])&gt;0);-1;0);[$д.Y54])" office:value-type="float" office:value="1" calcext:value-type="float">
            <text:p>1</text:p>
          </table:table-cell>
          <table:table-cell table:style-name="ce4" table:formula="of:=IF([$д.Z54]=0;IF(OR(INDEX([$д.$B$2:.$BM$64];[.$A54]*3;[.Z$1])&gt;0;INDEX([$д.$B$2:.$BM$64];[.$A54];[.Z$1]*3)&gt;0;INDEX([$д.$B$2:.$BM$64];[.$A54];[.Z$1]+1)&gt;0;INDEX([$д.$B$2:.$BM$64];[.$A54]+1;[.Z$1])&gt;0);-1;0);[$д.Z54])" office:value-type="float" office:value="1" calcext:value-type="float">
            <text:p>1</text:p>
          </table:table-cell>
          <table:table-cell table:style-name="ce4" table:formula="of:=IF([$д.AA54]=0;IF(OR(INDEX([$д.$B$2:.$BM$64];[.$A54]*3;[.AA$1])&gt;0;INDEX([$д.$B$2:.$BM$64];[.$A54];[.AA$1]*3)&gt;0;INDEX([$д.$B$2:.$BM$64];[.$A54];[.AA$1]+1)&gt;0;INDEX([$д.$B$2:.$BM$64];[.$A54]+1;[.AA$1])&gt;0);-1;0);[$д.AA54])" office:value-type="float" office:value="1" calcext:value-type="float">
            <text:p>1</text:p>
          </table:table-cell>
          <table:table-cell table:style-name="ce4" table:formula="of:=IF([$д.AB54]=0;IF(OR(INDEX([$д.$B$2:.$BM$64];[.$A54]*3;[.AB$1])&gt;0;INDEX([$д.$B$2:.$BM$64];[.$A54];[.AB$1]*3)&gt;0;INDEX([$д.$B$2:.$BM$64];[.$A54];[.AB$1]+1)&gt;0;INDEX([$д.$B$2:.$BM$64];[.$A54]+1;[.AB$1])&gt;0);-1;0);[$д.AB54])" office:value-type="float" office:value="1" calcext:value-type="float">
            <text:p>1</text:p>
          </table:table-cell>
          <table:table-cell table:style-name="ce4" table:formula="of:=IF([$д.AC54]=0;IF(OR(INDEX([$д.$B$2:.$BM$64];[.$A54]*3;[.AC$1])&gt;0;INDEX([$д.$B$2:.$BM$64];[.$A54];[.AC$1]*3)&gt;0;INDEX([$д.$B$2:.$BM$64];[.$A54];[.AC$1]+1)&gt;0;INDEX([$д.$B$2:.$BM$64];[.$A54]+1;[.AC$1])&gt;0);-1;0);[$д.AC54])" office:value-type="float" office:value="1" calcext:value-type="float">
            <text:p>1</text:p>
          </table:table-cell>
          <table:table-cell table:style-name="ce4" table:formula="of:=IF(MAX([.AD$1];[.$A54])*3+MIN([.AD$1];[.$A54])&gt;=65;1;0)" office:value-type="float" office:value="1" calcext:value-type="float">
            <text:p>1</text:p>
          </table:table-cell>
          <table:table-cell table:style-name="ce4" table:formula="of:=IF(MAX([.AE$1];[.$A54])*3+MIN([.AE$1];[.$A54])&gt;=65;1;0)" office:value-type="float" office:value="1" calcext:value-type="float">
            <text:p>1</text:p>
          </table:table-cell>
          <table:table-cell table:style-name="ce4" table:formula="of:=IF(MAX([.AF$1];[.$A54])*3+MIN([.AF$1];[.$A54])&gt;=65;1;0)" office:value-type="float" office:value="1" calcext:value-type="float">
            <text:p>1</text:p>
          </table:table-cell>
          <table:table-cell table:style-name="ce4" table:formula="of:=IF(MAX([.AG$1];[.$A54])*3+MIN([.AG$1];[.$A54])&gt;=65;1;0)" office:value-type="float" office:value="1" calcext:value-type="float">
            <text:p>1</text:p>
          </table:table-cell>
          <table:table-cell table:style-name="ce4" table:formula="of:=IF(MAX([.AH$1];[.$A54])*3+MIN([.AH$1];[.$A54])&gt;=65;1;0)" office:value-type="float" office:value="1" calcext:value-type="float">
            <text:p>1</text:p>
          </table:table-cell>
          <table:table-cell table:style-name="ce4" table:formula="of:=IF(MAX([.AI$1];[.$A54])*3+MIN([.AI$1];[.$A54])&gt;=65;1;0)" office:value-type="float" office:value="1" calcext:value-type="float">
            <text:p>1</text:p>
          </table:table-cell>
          <table:table-cell table:style-name="ce4" table:formula="of:=IF(MAX([.AJ$1];[.$A54])*3+MIN([.AJ$1];[.$A54])&gt;=65;1;0)" office:value-type="float" office:value="1" calcext:value-type="float">
            <text:p>1</text:p>
          </table:table-cell>
          <table:table-cell table:style-name="ce4" table:formula="of:=IF(MAX([.AK$1];[.$A54])*3+MIN([.AK$1];[.$A54])&gt;=65;1;0)" office:value-type="float" office:value="1" calcext:value-type="float">
            <text:p>1</text:p>
          </table:table-cell>
          <table:table-cell table:style-name="ce4" table:formula="of:=IF(MAX([.AL$1];[.$A54])*3+MIN([.AL$1];[.$A54])&gt;=65;1;0)" office:value-type="float" office:value="1" calcext:value-type="float">
            <text:p>1</text:p>
          </table:table-cell>
          <table:table-cell table:style-name="ce4" table:formula="of:=IF(MAX([.AM$1];[.$A54])*3+MIN([.AM$1];[.$A54])&gt;=65;1;0)" office:value-type="float" office:value="1" calcext:value-type="float">
            <text:p>1</text:p>
          </table:table-cell>
          <table:table-cell table:style-name="ce4" table:formula="of:=IF(MAX([.AN$1];[.$A54])*3+MIN([.AN$1];[.$A54])&gt;=65;1;0)" office:value-type="float" office:value="1" calcext:value-type="float">
            <text:p>1</text:p>
          </table:table-cell>
          <table:table-cell table:style-name="ce4" table:formula="of:=IF(MAX([.AO$1];[.$A54])*3+MIN([.AO$1];[.$A54])&gt;=65;1;0)" office:value-type="float" office:value="1" calcext:value-type="float">
            <text:p>1</text:p>
          </table:table-cell>
          <table:table-cell table:style-name="ce4" table:formula="of:=IF(MAX([.AP$1];[.$A54])*3+MIN([.AP$1];[.$A54])&gt;=65;1;0)" office:value-type="float" office:value="1" calcext:value-type="float">
            <text:p>1</text:p>
          </table:table-cell>
          <table:table-cell table:style-name="ce4" table:formula="of:=IF(MAX([.AQ$1];[.$A54])*3+MIN([.AQ$1];[.$A54])&gt;=65;1;0)" office:value-type="float" office:value="1" calcext:value-type="float">
            <text:p>1</text:p>
          </table:table-cell>
          <table:table-cell table:style-name="ce4" table:formula="of:=IF(MAX([.AR$1];[.$A54])*3+MIN([.AR$1];[.$A54])&gt;=65;1;0)" office:value-type="float" office:value="1" calcext:value-type="float">
            <text:p>1</text:p>
          </table:table-cell>
          <table:table-cell table:style-name="ce4" table:formula="of:=IF(MAX([.AS$1];[.$A54])*3+MIN([.AS$1];[.$A54])&gt;=65;1;0)" office:value-type="float" office:value="1" calcext:value-type="float">
            <text:p>1</text:p>
          </table:table-cell>
          <table:table-cell table:style-name="ce4" table:formula="of:=IF(MAX([.AT$1];[.$A54])*3+MIN([.AT$1];[.$A54])&gt;=65;1;0)" office:value-type="float" office:value="1" calcext:value-type="float">
            <text:p>1</text:p>
          </table:table-cell>
          <table:table-cell table:style-name="ce4" table:formula="of:=IF(MAX([.AU$1];[.$A54])*3+MIN([.AU$1];[.$A54])&gt;=65;1;0)" office:value-type="float" office:value="1" calcext:value-type="float">
            <text:p>1</text:p>
          </table:table-cell>
          <table:table-cell table:style-name="ce4" table:formula="of:=IF(MAX([.AV$1];[.$A54])*3+MIN([.AV$1];[.$A54])&gt;=65;1;0)" office:value-type="float" office:value="1" calcext:value-type="float">
            <text:p>1</text:p>
          </table:table-cell>
          <table:table-cell table:style-name="ce4" table:formula="of:=IF(MAX([.AW$1];[.$A54])*3+MIN([.AW$1];[.$A54])&gt;=65;1;0)" office:value-type="float" office:value="1" calcext:value-type="float">
            <text:p>1</text:p>
          </table:table-cell>
          <table:table-cell table:style-name="ce4" table:formula="of:=IF(MAX([.AX$1];[.$A54])*3+MIN([.AX$1];[.$A54])&gt;=65;1;0)" office:value-type="float" office:value="1" calcext:value-type="float">
            <text:p>1</text:p>
          </table:table-cell>
          <table:table-cell table:style-name="ce4" table:formula="of:=IF(MAX([.AY$1];[.$A54])*3+MIN([.AY$1];[.$A54])&gt;=65;1;0)" office:value-type="float" office:value="1" calcext:value-type="float">
            <text:p>1</text:p>
          </table:table-cell>
          <table:table-cell table:style-name="ce4" table:formula="of:=IF(MAX([.AZ$1];[.$A54])*3+MIN([.AZ$1];[.$A54])&gt;=65;1;0)" office:value-type="float" office:value="1" calcext:value-type="float">
            <text:p>1</text:p>
          </table:table-cell>
          <table:table-cell table:style-name="ce4" table:formula="of:=IF(MAX([.BA$1];[.$A54])*3+MIN([.BA$1];[.$A54])&gt;=65;1;0)" office:value-type="float" office:value="1" calcext:value-type="float">
            <text:p>1</text:p>
          </table:table-cell>
          <table:table-cell table:style-name="ce4" table:formula="of:=IF(MAX([.BB$1];[.$A54])*3+MIN([.BB$1];[.$A54])&gt;=65;1;0)" office:value-type="float" office:value="1" calcext:value-type="float">
            <text:p>1</text:p>
          </table:table-cell>
          <table:table-cell table:style-name="ce4" table:formula="of:=IF(MAX([.BC$1];[.$A54])*3+MIN([.BC$1];[.$A54])&gt;=65;1;0)" office:value-type="float" office:value="1" calcext:value-type="float">
            <text:p>1</text:p>
          </table:table-cell>
          <table:table-cell table:style-name="ce4" table:formula="of:=IF(MAX([.BD$1];[.$A54])*3+MIN([.BD$1];[.$A54])&gt;=65;1;0)" office:value-type="float" office:value="1" calcext:value-type="float">
            <text:p>1</text:p>
          </table:table-cell>
          <table:table-cell table:style-name="ce4" table:formula="of:=IF(MAX([.BE$1];[.$A54])*3+MIN([.BE$1];[.$A54])&gt;=65;1;0)" office:value-type="float" office:value="1" calcext:value-type="float">
            <text:p>1</text:p>
          </table:table-cell>
          <table:table-cell table:style-name="ce4" table:formula="of:=IF(MAX([.BF$1];[.$A54])*3+MIN([.BF$1];[.$A54])&gt;=65;1;0)" office:value-type="float" office:value="1" calcext:value-type="float">
            <text:p>1</text:p>
          </table:table-cell>
          <table:table-cell table:style-name="ce4" table:formula="of:=IF(MAX([.BG$1];[.$A54])*3+MIN([.BG$1];[.$A54])&gt;=65;1;0)" office:value-type="float" office:value="1" calcext:value-type="float">
            <text:p>1</text:p>
          </table:table-cell>
          <table:table-cell table:style-name="ce4" table:formula="of:=IF(MAX([.BH$1];[.$A54])*3+MIN([.BH$1];[.$A54])&gt;=65;1;0)" office:value-type="float" office:value="1" calcext:value-type="float">
            <text:p>1</text:p>
          </table:table-cell>
          <table:table-cell table:style-name="ce4" table:formula="of:=IF(MAX([.BI$1];[.$A54])*3+MIN([.BI$1];[.$A54])&gt;=65;1;0)" office:value-type="float" office:value="1" calcext:value-type="float">
            <text:p>1</text:p>
          </table:table-cell>
          <table:table-cell table:style-name="ce4" table:formula="of:=IF(MAX([.BJ$1];[.$A54])*3+MIN([.BJ$1];[.$A54])&gt;=65;1;0)" office:value-type="float" office:value="1" calcext:value-type="float">
            <text:p>1</text:p>
          </table:table-cell>
          <table:table-cell table:style-name="ce4" table:formula="of:=IF(MAX([.BK$1];[.$A54])*3+MIN([.BK$1];[.$A54])&gt;=65;1;0)" office:value-type="float" office:value="1" calcext:value-type="float">
            <text:p>1</text:p>
          </table:table-cell>
          <table:table-cell table:style-name="ce4" table:formula="of:=IF(MAX([.BL$1];[.$A54])*3+MIN([.BL$1];[.$A54])&gt;=65;1;0)" office:value-type="float" office:value="1" calcext:value-type="float">
            <text:p>1</text:p>
          </table:table-cell>
          <table:table-cell table:style-name="ce4" table:formula="of:=IF(MAX([.BM$1];[.$A54])*3+MIN([.BM$1];[.$A54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table:formula="of:=IF([$д.B55]=0;IF(AND(INDEX([$д.$B$2:.$BM$64];[.$A55]*3;[.B$1])&gt;0;INDEX([$д.$B$2:.$BM$64];[.$A55];[.B$1]*3)&gt;0;INDEX([$д.$B$2:.$BM$64];[.$A55];[.B$1]+1)&gt;0;INDEX([$д.$B$2:.$BM$64];[.$A55]+1;[.B$1])&gt;0);-2;0);[$д.B55])" office:value-type="float" office:value="1" calcext:value-type="float">
            <text:p>1</text:p>
          </table:table-cell>
          <table:table-cell table:style-name="ce1" table:formula="of:=IF([$д.C55]=0;IF(AND(INDEX([$д.$B$2:.$BM$64];[.$A55]*3;[.C$1])&gt;0;INDEX([$д.$B$2:.$BM$64];[.$A55];[.C$1]*3)&gt;0;INDEX([$д.$B$2:.$BM$64];[.$A55];[.C$1]+1)&gt;0;INDEX([$д.$B$2:.$BM$64];[.$A55]+1;[.C$1])&gt;0);-2;0);[$д.C55])" office:value-type="float" office:value="1" calcext:value-type="float">
            <text:p>1</text:p>
          </table:table-cell>
          <table:table-cell table:style-name="ce1" table:formula="of:=IF([$д.D55]=0;IF(AND(INDEX([$д.$B$2:.$BM$64];[.$A55]*3;[.D$1])&gt;0;INDEX([$д.$B$2:.$BM$64];[.$A55];[.D$1]*3)&gt;0;INDEX([$д.$B$2:.$BM$64];[.$A55];[.D$1]+1)&gt;0;INDEX([$д.$B$2:.$BM$64];[.$A55]+1;[.D$1])&gt;0);-2;0);[$д.D55])" office:value-type="float" office:value="1" calcext:value-type="float">
            <text:p>1</text:p>
          </table:table-cell>
          <table:table-cell table:style-name="ce1" table:formula="of:=IF([$д.E55]=0;IF(AND(INDEX([$д.$B$2:.$BM$64];[.$A55]*3;[.E$1])&gt;0;INDEX([$д.$B$2:.$BM$64];[.$A55];[.E$1]*3)&gt;0;INDEX([$д.$B$2:.$BM$64];[.$A55];[.E$1]+1)&gt;0;INDEX([$д.$B$2:.$BM$64];[.$A55]+1;[.E$1])&gt;0);-2;0);[$д.E55])" office:value-type="float" office:value="1" calcext:value-type="float">
            <text:p>1</text:p>
          </table:table-cell>
          <table:table-cell table:style-name="ce1" table:formula="of:=IF([$д.F55]=0;IF(AND(INDEX([$д.$B$2:.$BM$64];[.$A55]*3;[.F$1])&gt;0;INDEX([$д.$B$2:.$BM$64];[.$A55];[.F$1]*3)&gt;0;INDEX([$д.$B$2:.$BM$64];[.$A55];[.F$1]+1)&gt;0;INDEX([$д.$B$2:.$BM$64];[.$A55]+1;[.F$1])&gt;0);-2;0);[$д.F55])" office:value-type="float" office:value="1" calcext:value-type="float">
            <text:p>1</text:p>
          </table:table-cell>
          <table:table-cell table:style-name="ce1" table:formula="of:=IF([$д.G55]=0;IF(AND(INDEX([$д.$B$2:.$BM$64];[.$A55]*3;[.G$1])&gt;0;INDEX([$д.$B$2:.$BM$64];[.$A55];[.G$1]*3)&gt;0;INDEX([$д.$B$2:.$BM$64];[.$A55];[.G$1]+1)&gt;0;INDEX([$д.$B$2:.$BM$64];[.$A55]+1;[.G$1])&gt;0);-2;0);[$д.G55])" office:value-type="float" office:value="1" calcext:value-type="float">
            <text:p>1</text:p>
          </table:table-cell>
          <table:table-cell table:style-name="ce1" table:formula="of:=IF([$д.H55]=0;IF(AND(INDEX([$д.$B$2:.$BM$64];[.$A55]*3;[.H$1])&gt;0;INDEX([$д.$B$2:.$BM$64];[.$A55];[.H$1]*3)&gt;0;INDEX([$д.$B$2:.$BM$64];[.$A55];[.H$1]+1)&gt;0;INDEX([$д.$B$2:.$BM$64];[.$A55]+1;[.H$1])&gt;0);-2;0);[$д.H55])" office:value-type="float" office:value="1" calcext:value-type="float">
            <text:p>1</text:p>
          </table:table-cell>
          <table:table-cell table:style-name="ce1" table:formula="of:=IF([$д.I55]=0;IF(AND(INDEX([$д.$B$2:.$BM$64];[.$A55]*3;[.I$1])&gt;0;INDEX([$д.$B$2:.$BM$64];[.$A55];[.I$1]*3)&gt;0;INDEX([$д.$B$2:.$BM$64];[.$A55];[.I$1]+1)&gt;0;INDEX([$д.$B$2:.$BM$64];[.$A55]+1;[.I$1])&gt;0);-2;0);[$д.I55])" office:value-type="float" office:value="1" calcext:value-type="float">
            <text:p>1</text:p>
          </table:table-cell>
          <table:table-cell table:style-name="ce1" table:formula="of:=IF([$д.J55]=0;IF(AND(INDEX([$д.$B$2:.$BM$64];[.$A55]*3;[.J$1])&gt;0;INDEX([$д.$B$2:.$BM$64];[.$A55];[.J$1]*3)&gt;0;INDEX([$д.$B$2:.$BM$64];[.$A55];[.J$1]+1)&gt;0;INDEX([$д.$B$2:.$BM$64];[.$A55]+1;[.J$1])&gt;0);-2;0);[$д.J55])" office:value-type="float" office:value="1" calcext:value-type="float">
            <text:p>1</text:p>
          </table:table-cell>
          <table:table-cell table:style-name="ce1" table:formula="of:=IF([$д.K55]=0;IF(AND(INDEX([$д.$B$2:.$BM$64];[.$A55]*3;[.K$1])&gt;0;INDEX([$д.$B$2:.$BM$64];[.$A55];[.K$1]*3)&gt;0;INDEX([$д.$B$2:.$BM$64];[.$A55];[.K$1]+1)&gt;0;INDEX([$д.$B$2:.$BM$64];[.$A55]+1;[.K$1])&gt;0);-2;0);[$д.K55])" office:value-type="float" office:value="1" calcext:value-type="float">
            <text:p>1</text:p>
          </table:table-cell>
          <table:table-cell table:style-name="ce1" table:formula="of:=IF([$д.L55]=0;IF(AND(INDEX([$д.$B$2:.$BM$64];[.$A55]*3;[.L$1])&gt;0;INDEX([$д.$B$2:.$BM$64];[.$A55];[.L$1]*3)&gt;0;INDEX([$д.$B$2:.$BM$64];[.$A55];[.L$1]+1)&gt;0;INDEX([$д.$B$2:.$BM$64];[.$A55]+1;[.L$1])&gt;0);-2;0);[$д.L55])" office:value-type="float" office:value="1" calcext:value-type="float">
            <text:p>1</text:p>
          </table:table-cell>
          <table:table-cell table:style-name="ce1" table:formula="of:=IF([$д.M55]=0;IF(AND(INDEX([$д.$B$2:.$BM$64];[.$A55]*3;[.M$1])&gt;0;INDEX([$д.$B$2:.$BM$64];[.$A55];[.M$1]*3)&gt;0;INDEX([$д.$B$2:.$BM$64];[.$A55];[.M$1]+1)&gt;0;INDEX([$д.$B$2:.$BM$64];[.$A55]+1;[.M$1])&gt;0);-2;0);[$д.M55])" office:value-type="float" office:value="1" calcext:value-type="float">
            <text:p>1</text:p>
          </table:table-cell>
          <table:table-cell table:style-name="ce1" table:formula="of:=IF([$д.N55]=0;IF(AND(INDEX([$д.$B$2:.$BM$64];[.$A55]*3;[.N$1])&gt;0;INDEX([$д.$B$2:.$BM$64];[.$A55];[.N$1]*3)&gt;0;INDEX([$д.$B$2:.$BM$64];[.$A55];[.N$1]+1)&gt;0;INDEX([$д.$B$2:.$BM$64];[.$A55]+1;[.N$1])&gt;0);-2;0);[$д.N55])" office:value-type="float" office:value="1" calcext:value-type="float">
            <text:p>1</text:p>
          </table:table-cell>
          <table:table-cell table:style-name="ce1" table:formula="of:=IF([$д.O55]=0;IF(AND(INDEX([$д.$B$2:.$BM$64];[.$A55]*3;[.O$1])&gt;0;INDEX([$д.$B$2:.$BM$64];[.$A55];[.O$1]*3)&gt;0;INDEX([$д.$B$2:.$BM$64];[.$A55];[.O$1]+1)&gt;0;INDEX([$д.$B$2:.$BM$64];[.$A55]+1;[.O$1])&gt;0);-2;0);[$д.O55])" office:value-type="float" office:value="1" calcext:value-type="float">
            <text:p>1</text:p>
          </table:table-cell>
          <table:table-cell table:style-name="ce1" table:formula="of:=IF([$д.P55]=0;IF(AND(INDEX([$д.$B$2:.$BM$64];[.$A55]*3;[.P$1])&gt;0;INDEX([$д.$B$2:.$BM$64];[.$A55];[.P$1]*3)&gt;0;INDEX([$д.$B$2:.$BM$64];[.$A55];[.P$1]+1)&gt;0;INDEX([$д.$B$2:.$BM$64];[.$A55]+1;[.P$1])&gt;0);-2;0);[$д.P55])" office:value-type="float" office:value="1" calcext:value-type="float">
            <text:p>1</text:p>
          </table:table-cell>
          <table:table-cell table:style-name="ce1" table:formula="of:=IF([$д.Q55]=0;IF(AND(INDEX([$д.$B$2:.$BM$64];[.$A55]*3;[.Q$1])&gt;0;INDEX([$д.$B$2:.$BM$64];[.$A55];[.Q$1]*3)&gt;0;INDEX([$д.$B$2:.$BM$64];[.$A55];[.Q$1]+1)&gt;0;INDEX([$д.$B$2:.$BM$64];[.$A55]+1;[.Q$1])&gt;0);-2;0);[$д.Q55])" office:value-type="float" office:value="1" calcext:value-type="float">
            <text:p>1</text:p>
          </table:table-cell>
          <table:table-cell table:style-name="ce1" table:formula="of:=IF([$д.R55]=0;IF(AND(INDEX([$д.$B$2:.$BM$64];[.$A55]*3;[.R$1])&gt;0;INDEX([$д.$B$2:.$BM$64];[.$A55];[.R$1]*3)&gt;0;INDEX([$д.$B$2:.$BM$64];[.$A55];[.R$1]+1)&gt;0;INDEX([$д.$B$2:.$BM$64];[.$A55]+1;[.R$1])&gt;0);-2;0);[$д.R55])" office:value-type="float" office:value="1" calcext:value-type="float">
            <text:p>1</text:p>
          </table:table-cell>
          <table:table-cell table:style-name="ce1" table:formula="of:=IF([$д.S55]=0;IF(AND(INDEX([$д.$B$2:.$BM$64];[.$A55]*3;[.S$1])&gt;0;INDEX([$д.$B$2:.$BM$64];[.$A55];[.S$1]*3)&gt;0;INDEX([$д.$B$2:.$BM$64];[.$A55];[.S$1]+1)&gt;0;INDEX([$д.$B$2:.$BM$64];[.$A55]+1;[.S$1])&gt;0);-2;0);[$д.S55])" office:value-type="float" office:value="1" calcext:value-type="float">
            <text:p>1</text:p>
          </table:table-cell>
          <table:table-cell table:style-name="ce1" table:formula="of:=IF([$д.T55]=0;IF(AND(INDEX([$д.$B$2:.$BM$64];[.$A55]*3;[.T$1])&gt;0;INDEX([$д.$B$2:.$BM$64];[.$A55];[.T$1]*3)&gt;0;INDEX([$д.$B$2:.$BM$64];[.$A55];[.T$1]+1)&gt;0;INDEX([$д.$B$2:.$BM$64];[.$A55]+1;[.T$1])&gt;0);-2;0);[$д.T55])" office:value-type="float" office:value="1" calcext:value-type="float">
            <text:p>1</text:p>
          </table:table-cell>
          <table:table-cell table:style-name="ce1" table:formula="of:=IF([$д.U55]=0;IF(AND(INDEX([$д.$B$2:.$BM$64];[.$A55]*3;[.U$1])&gt;0;INDEX([$д.$B$2:.$BM$64];[.$A55];[.U$1]*3)&gt;0;INDEX([$д.$B$2:.$BM$64];[.$A55];[.U$1]+1)&gt;0;INDEX([$д.$B$2:.$BM$64];[.$A55]+1;[.U$1])&gt;0);-2;0);[$д.U55])" office:value-type="float" office:value="1" calcext:value-type="float">
            <text:p>1</text:p>
          </table:table-cell>
          <table:table-cell table:style-name="ce2" table:formula="of:=IF([$д.V55]=0;IF(OR(INDEX([$д.$B$2:.$BM$64];[.$A55]*3;[.V$1])&lt;0;INDEX([$д.$B$2:.$BM$64];[.$A55];[.V$1]*3)&lt;0;INDEX([$д.$B$2:.$BM$64];[.$A55];[.V$1]+1)&lt;0;INDEX([$д.$B$2:.$BM$64];[.$A55]+1;[.V$1])&lt;0);2;0);[$д.V55])" office:value-type="float" office:value="1" calcext:value-type="float">
            <text:p>1</text:p>
          </table:table-cell>
          <table:table-cell table:style-name="ce3" table:formula="of:=IF([$д.W55]=0;IF(AND(INDEX([$д.$B$2:.$BM$64];[.$A55]*3;[.W$1])&gt;0;INDEX([$д.$B$2:.$BM$64];[.$A55];[.W$1]*3)&gt;0;INDEX([$д.$B$2:.$BM$64];[.$A55];[.W$1]+1)&gt;0;INDEX([$д.$B$2:.$BM$64];[.$A55]+1;[.W$1])&gt;0);-1;0);[$д.W55])" office:value-type="float" office:value="1" calcext:value-type="float">
            <text:p>1</text:p>
          </table:table-cell>
          <table:table-cell table:style-name="ce4" table:formula="of:=IF([$д.X55]=0;IF(OR(INDEX([$д.$B$2:.$BM$64];[.$A55]*3;[.X$1])&gt;0;INDEX([$д.$B$2:.$BM$64];[.$A55];[.X$1]*3)&gt;0;INDEX([$д.$B$2:.$BM$64];[.$A55];[.X$1]+1)&gt;0;INDEX([$д.$B$2:.$BM$64];[.$A55]+1;[.X$1])&gt;0);-1;0);[$д.X55])" office:value-type="float" office:value="1" calcext:value-type="float">
            <text:p>1</text:p>
          </table:table-cell>
          <table:table-cell table:style-name="ce4" table:formula="of:=IF([$д.Y55]=0;IF(OR(INDEX([$д.$B$2:.$BM$64];[.$A55]*3;[.Y$1])&gt;0;INDEX([$д.$B$2:.$BM$64];[.$A55];[.Y$1]*3)&gt;0;INDEX([$д.$B$2:.$BM$64];[.$A55];[.Y$1]+1)&gt;0;INDEX([$д.$B$2:.$BM$64];[.$A55]+1;[.Y$1])&gt;0);-1;0);[$д.Y55])" office:value-type="float" office:value="1" calcext:value-type="float">
            <text:p>1</text:p>
          </table:table-cell>
          <table:table-cell table:style-name="ce4" table:formula="of:=IF([$д.Z55]=0;IF(OR(INDEX([$д.$B$2:.$BM$64];[.$A55]*3;[.Z$1])&gt;0;INDEX([$д.$B$2:.$BM$64];[.$A55];[.Z$1]*3)&gt;0;INDEX([$д.$B$2:.$BM$64];[.$A55];[.Z$1]+1)&gt;0;INDEX([$д.$B$2:.$BM$64];[.$A55]+1;[.Z$1])&gt;0);-1;0);[$д.Z55])" office:value-type="float" office:value="1" calcext:value-type="float">
            <text:p>1</text:p>
          </table:table-cell>
          <table:table-cell table:style-name="ce4" table:formula="of:=IF([$д.AA55]=0;IF(OR(INDEX([$д.$B$2:.$BM$64];[.$A55]*3;[.AA$1])&gt;0;INDEX([$д.$B$2:.$BM$64];[.$A55];[.AA$1]*3)&gt;0;INDEX([$д.$B$2:.$BM$64];[.$A55];[.AA$1]+1)&gt;0;INDEX([$д.$B$2:.$BM$64];[.$A55]+1;[.AA$1])&gt;0);-1;0);[$д.AA55])" office:value-type="float" office:value="1" calcext:value-type="float">
            <text:p>1</text:p>
          </table:table-cell>
          <table:table-cell table:style-name="ce4" table:formula="of:=IF([$д.AB55]=0;IF(OR(INDEX([$д.$B$2:.$BM$64];[.$A55]*3;[.AB$1])&gt;0;INDEX([$д.$B$2:.$BM$64];[.$A55];[.AB$1]*3)&gt;0;INDEX([$д.$B$2:.$BM$64];[.$A55];[.AB$1]+1)&gt;0;INDEX([$д.$B$2:.$BM$64];[.$A55]+1;[.AB$1])&gt;0);-1;0);[$д.AB55])" office:value-type="float" office:value="1" calcext:value-type="float">
            <text:p>1</text:p>
          </table:table-cell>
          <table:table-cell table:style-name="ce4" table:formula="of:=IF([$д.AC55]=0;IF(OR(INDEX([$д.$B$2:.$BM$64];[.$A55]*3;[.AC$1])&gt;0;INDEX([$д.$B$2:.$BM$64];[.$A55];[.AC$1]*3)&gt;0;INDEX([$д.$B$2:.$BM$64];[.$A55];[.AC$1]+1)&gt;0;INDEX([$д.$B$2:.$BM$64];[.$A55]+1;[.AC$1])&gt;0);-1;0);[$д.AC55])" office:value-type="float" office:value="1" calcext:value-type="float">
            <text:p>1</text:p>
          </table:table-cell>
          <table:table-cell table:style-name="ce4" table:formula="of:=IF(MAX([.AD$1];[.$A55])*3+MIN([.AD$1];[.$A55])&gt;=65;1;0)" office:value-type="float" office:value="1" calcext:value-type="float">
            <text:p>1</text:p>
          </table:table-cell>
          <table:table-cell table:style-name="ce4" table:formula="of:=IF(MAX([.AE$1];[.$A55])*3+MIN([.AE$1];[.$A55])&gt;=65;1;0)" office:value-type="float" office:value="1" calcext:value-type="float">
            <text:p>1</text:p>
          </table:table-cell>
          <table:table-cell table:style-name="ce4" table:formula="of:=IF(MAX([.AF$1];[.$A55])*3+MIN([.AF$1];[.$A55])&gt;=65;1;0)" office:value-type="float" office:value="1" calcext:value-type="float">
            <text:p>1</text:p>
          </table:table-cell>
          <table:table-cell table:style-name="ce4" table:formula="of:=IF(MAX([.AG$1];[.$A55])*3+MIN([.AG$1];[.$A55])&gt;=65;1;0)" office:value-type="float" office:value="1" calcext:value-type="float">
            <text:p>1</text:p>
          </table:table-cell>
          <table:table-cell table:style-name="ce4" table:formula="of:=IF(MAX([.AH$1];[.$A55])*3+MIN([.AH$1];[.$A55])&gt;=65;1;0)" office:value-type="float" office:value="1" calcext:value-type="float">
            <text:p>1</text:p>
          </table:table-cell>
          <table:table-cell table:style-name="ce4" table:formula="of:=IF(MAX([.AI$1];[.$A55])*3+MIN([.AI$1];[.$A55])&gt;=65;1;0)" office:value-type="float" office:value="1" calcext:value-type="float">
            <text:p>1</text:p>
          </table:table-cell>
          <table:table-cell table:style-name="ce4" table:formula="of:=IF(MAX([.AJ$1];[.$A55])*3+MIN([.AJ$1];[.$A55])&gt;=65;1;0)" office:value-type="float" office:value="1" calcext:value-type="float">
            <text:p>1</text:p>
          </table:table-cell>
          <table:table-cell table:style-name="ce4" table:formula="of:=IF(MAX([.AK$1];[.$A55])*3+MIN([.AK$1];[.$A55])&gt;=65;1;0)" office:value-type="float" office:value="1" calcext:value-type="float">
            <text:p>1</text:p>
          </table:table-cell>
          <table:table-cell table:style-name="ce4" table:formula="of:=IF(MAX([.AL$1];[.$A55])*3+MIN([.AL$1];[.$A55])&gt;=65;1;0)" office:value-type="float" office:value="1" calcext:value-type="float">
            <text:p>1</text:p>
          </table:table-cell>
          <table:table-cell table:style-name="ce4" table:formula="of:=IF(MAX([.AM$1];[.$A55])*3+MIN([.AM$1];[.$A55])&gt;=65;1;0)" office:value-type="float" office:value="1" calcext:value-type="float">
            <text:p>1</text:p>
          </table:table-cell>
          <table:table-cell table:style-name="ce4" table:formula="of:=IF(MAX([.AN$1];[.$A55])*3+MIN([.AN$1];[.$A55])&gt;=65;1;0)" office:value-type="float" office:value="1" calcext:value-type="float">
            <text:p>1</text:p>
          </table:table-cell>
          <table:table-cell table:style-name="ce4" table:formula="of:=IF(MAX([.AO$1];[.$A55])*3+MIN([.AO$1];[.$A55])&gt;=65;1;0)" office:value-type="float" office:value="1" calcext:value-type="float">
            <text:p>1</text:p>
          </table:table-cell>
          <table:table-cell table:style-name="ce4" table:formula="of:=IF(MAX([.AP$1];[.$A55])*3+MIN([.AP$1];[.$A55])&gt;=65;1;0)" office:value-type="float" office:value="1" calcext:value-type="float">
            <text:p>1</text:p>
          </table:table-cell>
          <table:table-cell table:style-name="ce4" table:formula="of:=IF(MAX([.AQ$1];[.$A55])*3+MIN([.AQ$1];[.$A55])&gt;=65;1;0)" office:value-type="float" office:value="1" calcext:value-type="float">
            <text:p>1</text:p>
          </table:table-cell>
          <table:table-cell table:style-name="ce4" table:formula="of:=IF(MAX([.AR$1];[.$A55])*3+MIN([.AR$1];[.$A55])&gt;=65;1;0)" office:value-type="float" office:value="1" calcext:value-type="float">
            <text:p>1</text:p>
          </table:table-cell>
          <table:table-cell table:style-name="ce4" table:formula="of:=IF(MAX([.AS$1];[.$A55])*3+MIN([.AS$1];[.$A55])&gt;=65;1;0)" office:value-type="float" office:value="1" calcext:value-type="float">
            <text:p>1</text:p>
          </table:table-cell>
          <table:table-cell table:style-name="ce4" table:formula="of:=IF(MAX([.AT$1];[.$A55])*3+MIN([.AT$1];[.$A55])&gt;=65;1;0)" office:value-type="float" office:value="1" calcext:value-type="float">
            <text:p>1</text:p>
          </table:table-cell>
          <table:table-cell table:style-name="ce4" table:formula="of:=IF(MAX([.AU$1];[.$A55])*3+MIN([.AU$1];[.$A55])&gt;=65;1;0)" office:value-type="float" office:value="1" calcext:value-type="float">
            <text:p>1</text:p>
          </table:table-cell>
          <table:table-cell table:style-name="ce4" table:formula="of:=IF(MAX([.AV$1];[.$A55])*3+MIN([.AV$1];[.$A55])&gt;=65;1;0)" office:value-type="float" office:value="1" calcext:value-type="float">
            <text:p>1</text:p>
          </table:table-cell>
          <table:table-cell table:style-name="ce4" table:formula="of:=IF(MAX([.AW$1];[.$A55])*3+MIN([.AW$1];[.$A55])&gt;=65;1;0)" office:value-type="float" office:value="1" calcext:value-type="float">
            <text:p>1</text:p>
          </table:table-cell>
          <table:table-cell table:style-name="ce4" table:formula="of:=IF(MAX([.AX$1];[.$A55])*3+MIN([.AX$1];[.$A55])&gt;=65;1;0)" office:value-type="float" office:value="1" calcext:value-type="float">
            <text:p>1</text:p>
          </table:table-cell>
          <table:table-cell table:style-name="ce4" table:formula="of:=IF(MAX([.AY$1];[.$A55])*3+MIN([.AY$1];[.$A55])&gt;=65;1;0)" office:value-type="float" office:value="1" calcext:value-type="float">
            <text:p>1</text:p>
          </table:table-cell>
          <table:table-cell table:style-name="ce4" table:formula="of:=IF(MAX([.AZ$1];[.$A55])*3+MIN([.AZ$1];[.$A55])&gt;=65;1;0)" office:value-type="float" office:value="1" calcext:value-type="float">
            <text:p>1</text:p>
          </table:table-cell>
          <table:table-cell table:style-name="ce4" table:formula="of:=IF(MAX([.BA$1];[.$A55])*3+MIN([.BA$1];[.$A55])&gt;=65;1;0)" office:value-type="float" office:value="1" calcext:value-type="float">
            <text:p>1</text:p>
          </table:table-cell>
          <table:table-cell table:style-name="ce4" table:formula="of:=IF(MAX([.BB$1];[.$A55])*3+MIN([.BB$1];[.$A55])&gt;=65;1;0)" office:value-type="float" office:value="1" calcext:value-type="float">
            <text:p>1</text:p>
          </table:table-cell>
          <table:table-cell table:style-name="ce4" table:formula="of:=IF(MAX([.BC$1];[.$A55])*3+MIN([.BC$1];[.$A55])&gt;=65;1;0)" office:value-type="float" office:value="1" calcext:value-type="float">
            <text:p>1</text:p>
          </table:table-cell>
          <table:table-cell table:style-name="ce4" table:formula="of:=IF(MAX([.BD$1];[.$A55])*3+MIN([.BD$1];[.$A55])&gt;=65;1;0)" office:value-type="float" office:value="1" calcext:value-type="float">
            <text:p>1</text:p>
          </table:table-cell>
          <table:table-cell table:style-name="ce4" table:formula="of:=IF(MAX([.BE$1];[.$A55])*3+MIN([.BE$1];[.$A55])&gt;=65;1;0)" office:value-type="float" office:value="1" calcext:value-type="float">
            <text:p>1</text:p>
          </table:table-cell>
          <table:table-cell table:style-name="ce4" table:formula="of:=IF(MAX([.BF$1];[.$A55])*3+MIN([.BF$1];[.$A55])&gt;=65;1;0)" office:value-type="float" office:value="1" calcext:value-type="float">
            <text:p>1</text:p>
          </table:table-cell>
          <table:table-cell table:style-name="ce4" table:formula="of:=IF(MAX([.BG$1];[.$A55])*3+MIN([.BG$1];[.$A55])&gt;=65;1;0)" office:value-type="float" office:value="1" calcext:value-type="float">
            <text:p>1</text:p>
          </table:table-cell>
          <table:table-cell table:style-name="ce4" table:formula="of:=IF(MAX([.BH$1];[.$A55])*3+MIN([.BH$1];[.$A55])&gt;=65;1;0)" office:value-type="float" office:value="1" calcext:value-type="float">
            <text:p>1</text:p>
          </table:table-cell>
          <table:table-cell table:style-name="ce4" table:formula="of:=IF(MAX([.BI$1];[.$A55])*3+MIN([.BI$1];[.$A55])&gt;=65;1;0)" office:value-type="float" office:value="1" calcext:value-type="float">
            <text:p>1</text:p>
          </table:table-cell>
          <table:table-cell table:style-name="ce4" table:formula="of:=IF(MAX([.BJ$1];[.$A55])*3+MIN([.BJ$1];[.$A55])&gt;=65;1;0)" office:value-type="float" office:value="1" calcext:value-type="float">
            <text:p>1</text:p>
          </table:table-cell>
          <table:table-cell table:style-name="ce4" table:formula="of:=IF(MAX([.BK$1];[.$A55])*3+MIN([.BK$1];[.$A55])&gt;=65;1;0)" office:value-type="float" office:value="1" calcext:value-type="float">
            <text:p>1</text:p>
          </table:table-cell>
          <table:table-cell table:style-name="ce4" table:formula="of:=IF(MAX([.BL$1];[.$A55])*3+MIN([.BL$1];[.$A55])&gt;=65;1;0)" office:value-type="float" office:value="1" calcext:value-type="float">
            <text:p>1</text:p>
          </table:table-cell>
          <table:table-cell table:style-name="ce4" table:formula="of:=IF(MAX([.BM$1];[.$A55])*3+MIN([.BM$1];[.$A55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table:formula="of:=IF([$д.B56]=0;IF(AND(INDEX([$д.$B$2:.$BM$64];[.$A56]*3;[.B$1])&gt;0;INDEX([$д.$B$2:.$BM$64];[.$A56];[.B$1]*3)&gt;0;INDEX([$д.$B$2:.$BM$64];[.$A56];[.B$1]+1)&gt;0;INDEX([$д.$B$2:.$BM$64];[.$A56]+1;[.B$1])&gt;0);-2;0);[$д.B56])" office:value-type="float" office:value="1" calcext:value-type="float">
            <text:p>1</text:p>
          </table:table-cell>
          <table:table-cell table:style-name="ce1" table:formula="of:=IF([$д.C56]=0;IF(AND(INDEX([$д.$B$2:.$BM$64];[.$A56]*3;[.C$1])&gt;0;INDEX([$д.$B$2:.$BM$64];[.$A56];[.C$1]*3)&gt;0;INDEX([$д.$B$2:.$BM$64];[.$A56];[.C$1]+1)&gt;0;INDEX([$д.$B$2:.$BM$64];[.$A56]+1;[.C$1])&gt;0);-2;0);[$д.C56])" office:value-type="float" office:value="1" calcext:value-type="float">
            <text:p>1</text:p>
          </table:table-cell>
          <table:table-cell table:style-name="ce1" table:formula="of:=IF([$д.D56]=0;IF(AND(INDEX([$д.$B$2:.$BM$64];[.$A56]*3;[.D$1])&gt;0;INDEX([$д.$B$2:.$BM$64];[.$A56];[.D$1]*3)&gt;0;INDEX([$д.$B$2:.$BM$64];[.$A56];[.D$1]+1)&gt;0;INDEX([$д.$B$2:.$BM$64];[.$A56]+1;[.D$1])&gt;0);-2;0);[$д.D56])" office:value-type="float" office:value="1" calcext:value-type="float">
            <text:p>1</text:p>
          </table:table-cell>
          <table:table-cell table:style-name="ce1" table:formula="of:=IF([$д.E56]=0;IF(AND(INDEX([$д.$B$2:.$BM$64];[.$A56]*3;[.E$1])&gt;0;INDEX([$д.$B$2:.$BM$64];[.$A56];[.E$1]*3)&gt;0;INDEX([$д.$B$2:.$BM$64];[.$A56];[.E$1]+1)&gt;0;INDEX([$д.$B$2:.$BM$64];[.$A56]+1;[.E$1])&gt;0);-2;0);[$д.E56])" office:value-type="float" office:value="1" calcext:value-type="float">
            <text:p>1</text:p>
          </table:table-cell>
          <table:table-cell table:style-name="ce1" table:formula="of:=IF([$д.F56]=0;IF(AND(INDEX([$д.$B$2:.$BM$64];[.$A56]*3;[.F$1])&gt;0;INDEX([$д.$B$2:.$BM$64];[.$A56];[.F$1]*3)&gt;0;INDEX([$д.$B$2:.$BM$64];[.$A56];[.F$1]+1)&gt;0;INDEX([$д.$B$2:.$BM$64];[.$A56]+1;[.F$1])&gt;0);-2;0);[$д.F56])" office:value-type="float" office:value="1" calcext:value-type="float">
            <text:p>1</text:p>
          </table:table-cell>
          <table:table-cell table:style-name="ce1" table:formula="of:=IF([$д.G56]=0;IF(AND(INDEX([$д.$B$2:.$BM$64];[.$A56]*3;[.G$1])&gt;0;INDEX([$д.$B$2:.$BM$64];[.$A56];[.G$1]*3)&gt;0;INDEX([$д.$B$2:.$BM$64];[.$A56];[.G$1]+1)&gt;0;INDEX([$д.$B$2:.$BM$64];[.$A56]+1;[.G$1])&gt;0);-2;0);[$д.G56])" office:value-type="float" office:value="1" calcext:value-type="float">
            <text:p>1</text:p>
          </table:table-cell>
          <table:table-cell table:style-name="ce1" table:formula="of:=IF([$д.H56]=0;IF(AND(INDEX([$д.$B$2:.$BM$64];[.$A56]*3;[.H$1])&gt;0;INDEX([$д.$B$2:.$BM$64];[.$A56];[.H$1]*3)&gt;0;INDEX([$д.$B$2:.$BM$64];[.$A56];[.H$1]+1)&gt;0;INDEX([$д.$B$2:.$BM$64];[.$A56]+1;[.H$1])&gt;0);-2;0);[$д.H56])" office:value-type="float" office:value="1" calcext:value-type="float">
            <text:p>1</text:p>
          </table:table-cell>
          <table:table-cell table:style-name="ce1" table:formula="of:=IF([$д.I56]=0;IF(AND(INDEX([$д.$B$2:.$BM$64];[.$A56]*3;[.I$1])&gt;0;INDEX([$д.$B$2:.$BM$64];[.$A56];[.I$1]*3)&gt;0;INDEX([$д.$B$2:.$BM$64];[.$A56];[.I$1]+1)&gt;0;INDEX([$д.$B$2:.$BM$64];[.$A56]+1;[.I$1])&gt;0);-2;0);[$д.I56])" office:value-type="float" office:value="1" calcext:value-type="float">
            <text:p>1</text:p>
          </table:table-cell>
          <table:table-cell table:style-name="ce1" table:formula="of:=IF([$д.J56]=0;IF(AND(INDEX([$д.$B$2:.$BM$64];[.$A56]*3;[.J$1])&gt;0;INDEX([$д.$B$2:.$BM$64];[.$A56];[.J$1]*3)&gt;0;INDEX([$д.$B$2:.$BM$64];[.$A56];[.J$1]+1)&gt;0;INDEX([$д.$B$2:.$BM$64];[.$A56]+1;[.J$1])&gt;0);-2;0);[$д.J56])" office:value-type="float" office:value="1" calcext:value-type="float">
            <text:p>1</text:p>
          </table:table-cell>
          <table:table-cell table:style-name="ce1" table:formula="of:=IF([$д.K56]=0;IF(AND(INDEX([$д.$B$2:.$BM$64];[.$A56]*3;[.K$1])&gt;0;INDEX([$д.$B$2:.$BM$64];[.$A56];[.K$1]*3)&gt;0;INDEX([$д.$B$2:.$BM$64];[.$A56];[.K$1]+1)&gt;0;INDEX([$д.$B$2:.$BM$64];[.$A56]+1;[.K$1])&gt;0);-2;0);[$д.K56])" office:value-type="float" office:value="1" calcext:value-type="float">
            <text:p>1</text:p>
          </table:table-cell>
          <table:table-cell table:style-name="ce1" table:formula="of:=IF([$д.L56]=0;IF(AND(INDEX([$д.$B$2:.$BM$64];[.$A56]*3;[.L$1])&gt;0;INDEX([$д.$B$2:.$BM$64];[.$A56];[.L$1]*3)&gt;0;INDEX([$д.$B$2:.$BM$64];[.$A56];[.L$1]+1)&gt;0;INDEX([$д.$B$2:.$BM$64];[.$A56]+1;[.L$1])&gt;0);-2;0);[$д.L56])" office:value-type="float" office:value="1" calcext:value-type="float">
            <text:p>1</text:p>
          </table:table-cell>
          <table:table-cell table:style-name="ce1" table:formula="of:=IF([$д.M56]=0;IF(AND(INDEX([$д.$B$2:.$BM$64];[.$A56]*3;[.M$1])&gt;0;INDEX([$д.$B$2:.$BM$64];[.$A56];[.M$1]*3)&gt;0;INDEX([$д.$B$2:.$BM$64];[.$A56];[.M$1]+1)&gt;0;INDEX([$д.$B$2:.$BM$64];[.$A56]+1;[.M$1])&gt;0);-2;0);[$д.M56])" office:value-type="float" office:value="1" calcext:value-type="float">
            <text:p>1</text:p>
          </table:table-cell>
          <table:table-cell table:style-name="ce1" table:formula="of:=IF([$д.N56]=0;IF(AND(INDEX([$д.$B$2:.$BM$64];[.$A56]*3;[.N$1])&gt;0;INDEX([$д.$B$2:.$BM$64];[.$A56];[.N$1]*3)&gt;0;INDEX([$д.$B$2:.$BM$64];[.$A56];[.N$1]+1)&gt;0;INDEX([$д.$B$2:.$BM$64];[.$A56]+1;[.N$1])&gt;0);-2;0);[$д.N56])" office:value-type="float" office:value="1" calcext:value-type="float">
            <text:p>1</text:p>
          </table:table-cell>
          <table:table-cell table:style-name="ce1" table:formula="of:=IF([$д.O56]=0;IF(AND(INDEX([$д.$B$2:.$BM$64];[.$A56]*3;[.O$1])&gt;0;INDEX([$д.$B$2:.$BM$64];[.$A56];[.O$1]*3)&gt;0;INDEX([$д.$B$2:.$BM$64];[.$A56];[.O$1]+1)&gt;0;INDEX([$д.$B$2:.$BM$64];[.$A56]+1;[.O$1])&gt;0);-2;0);[$д.O56])" office:value-type="float" office:value="1" calcext:value-type="float">
            <text:p>1</text:p>
          </table:table-cell>
          <table:table-cell table:style-name="ce1" table:formula="of:=IF([$д.P56]=0;IF(AND(INDEX([$д.$B$2:.$BM$64];[.$A56]*3;[.P$1])&gt;0;INDEX([$д.$B$2:.$BM$64];[.$A56];[.P$1]*3)&gt;0;INDEX([$д.$B$2:.$BM$64];[.$A56];[.P$1]+1)&gt;0;INDEX([$д.$B$2:.$BM$64];[.$A56]+1;[.P$1])&gt;0);-2;0);[$д.P56])" office:value-type="float" office:value="1" calcext:value-type="float">
            <text:p>1</text:p>
          </table:table-cell>
          <table:table-cell table:style-name="ce1" table:formula="of:=IF([$д.Q56]=0;IF(AND(INDEX([$д.$B$2:.$BM$64];[.$A56]*3;[.Q$1])&gt;0;INDEX([$д.$B$2:.$BM$64];[.$A56];[.Q$1]*3)&gt;0;INDEX([$д.$B$2:.$BM$64];[.$A56];[.Q$1]+1)&gt;0;INDEX([$д.$B$2:.$BM$64];[.$A56]+1;[.Q$1])&gt;0);-2;0);[$д.Q56])" office:value-type="float" office:value="1" calcext:value-type="float">
            <text:p>1</text:p>
          </table:table-cell>
          <table:table-cell table:style-name="ce1" table:formula="of:=IF([$д.R56]=0;IF(AND(INDEX([$д.$B$2:.$BM$64];[.$A56]*3;[.R$1])&gt;0;INDEX([$д.$B$2:.$BM$64];[.$A56];[.R$1]*3)&gt;0;INDEX([$д.$B$2:.$BM$64];[.$A56];[.R$1]+1)&gt;0;INDEX([$д.$B$2:.$BM$64];[.$A56]+1;[.R$1])&gt;0);-2;0);[$д.R56])" office:value-type="float" office:value="1" calcext:value-type="float">
            <text:p>1</text:p>
          </table:table-cell>
          <table:table-cell table:style-name="ce1" table:formula="of:=IF([$д.S56]=0;IF(AND(INDEX([$д.$B$2:.$BM$64];[.$A56]*3;[.S$1])&gt;0;INDEX([$д.$B$2:.$BM$64];[.$A56];[.S$1]*3)&gt;0;INDEX([$д.$B$2:.$BM$64];[.$A56];[.S$1]+1)&gt;0;INDEX([$д.$B$2:.$BM$64];[.$A56]+1;[.S$1])&gt;0);-2;0);[$д.S56])" office:value-type="float" office:value="1" calcext:value-type="float">
            <text:p>1</text:p>
          </table:table-cell>
          <table:table-cell table:style-name="ce1" table:formula="of:=IF([$д.T56]=0;IF(AND(INDEX([$д.$B$2:.$BM$64];[.$A56]*3;[.T$1])&gt;0;INDEX([$д.$B$2:.$BM$64];[.$A56];[.T$1]*3)&gt;0;INDEX([$д.$B$2:.$BM$64];[.$A56];[.T$1]+1)&gt;0;INDEX([$д.$B$2:.$BM$64];[.$A56]+1;[.T$1])&gt;0);-2;0);[$д.T56])" office:value-type="float" office:value="1" calcext:value-type="float">
            <text:p>1</text:p>
          </table:table-cell>
          <table:table-cell table:style-name="ce1" table:formula="of:=IF([$д.U56]=0;IF(AND(INDEX([$д.$B$2:.$BM$64];[.$A56]*3;[.U$1])&gt;0;INDEX([$д.$B$2:.$BM$64];[.$A56];[.U$1]*3)&gt;0;INDEX([$д.$B$2:.$BM$64];[.$A56];[.U$1]+1)&gt;0;INDEX([$д.$B$2:.$BM$64];[.$A56]+1;[.U$1])&gt;0);-2;0);[$д.U56])" office:value-type="float" office:value="1" calcext:value-type="float">
            <text:p>1</text:p>
          </table:table-cell>
          <table:table-cell table:style-name="ce2" table:formula="of:=IF([$д.V56]=0;IF(OR(INDEX([$д.$B$2:.$BM$64];[.$A56]*3;[.V$1])&lt;0;INDEX([$д.$B$2:.$BM$64];[.$A56];[.V$1]*3)&lt;0;INDEX([$д.$B$2:.$BM$64];[.$A56];[.V$1]+1)&lt;0;INDEX([$д.$B$2:.$BM$64];[.$A56]+1;[.V$1])&lt;0);2;0);[$д.V56])" office:value-type="float" office:value="1" calcext:value-type="float">
            <text:p>1</text:p>
          </table:table-cell>
          <table:table-cell table:style-name="ce3" table:formula="of:=IF([$д.W56]=0;IF(AND(INDEX([$д.$B$2:.$BM$64];[.$A56]*3;[.W$1])&gt;0;INDEX([$д.$B$2:.$BM$64];[.$A56];[.W$1]*3)&gt;0;INDEX([$д.$B$2:.$BM$64];[.$A56];[.W$1]+1)&gt;0;INDEX([$д.$B$2:.$BM$64];[.$A56]+1;[.W$1])&gt;0);-1;0);[$д.W56])" office:value-type="float" office:value="1" calcext:value-type="float">
            <text:p>1</text:p>
          </table:table-cell>
          <table:table-cell table:style-name="ce4" table:formula="of:=IF([$д.X56]=0;IF(OR(INDEX([$д.$B$2:.$BM$64];[.$A56]*3;[.X$1])&gt;0;INDEX([$д.$B$2:.$BM$64];[.$A56];[.X$1]*3)&gt;0;INDEX([$д.$B$2:.$BM$64];[.$A56];[.X$1]+1)&gt;0;INDEX([$д.$B$2:.$BM$64];[.$A56]+1;[.X$1])&gt;0);-1;0);[$д.X56])" office:value-type="float" office:value="1" calcext:value-type="float">
            <text:p>1</text:p>
          </table:table-cell>
          <table:table-cell table:style-name="ce4" table:formula="of:=IF([$д.Y56]=0;IF(OR(INDEX([$д.$B$2:.$BM$64];[.$A56]*3;[.Y$1])&gt;0;INDEX([$д.$B$2:.$BM$64];[.$A56];[.Y$1]*3)&gt;0;INDEX([$д.$B$2:.$BM$64];[.$A56];[.Y$1]+1)&gt;0;INDEX([$д.$B$2:.$BM$64];[.$A56]+1;[.Y$1])&gt;0);-1;0);[$д.Y56])" office:value-type="float" office:value="1" calcext:value-type="float">
            <text:p>1</text:p>
          </table:table-cell>
          <table:table-cell table:style-name="ce4" table:formula="of:=IF([$д.Z56]=0;IF(OR(INDEX([$д.$B$2:.$BM$64];[.$A56]*3;[.Z$1])&gt;0;INDEX([$д.$B$2:.$BM$64];[.$A56];[.Z$1]*3)&gt;0;INDEX([$д.$B$2:.$BM$64];[.$A56];[.Z$1]+1)&gt;0;INDEX([$д.$B$2:.$BM$64];[.$A56]+1;[.Z$1])&gt;0);-1;0);[$д.Z56])" office:value-type="float" office:value="1" calcext:value-type="float">
            <text:p>1</text:p>
          </table:table-cell>
          <table:table-cell table:style-name="ce4" table:formula="of:=IF([$д.AA56]=0;IF(OR(INDEX([$д.$B$2:.$BM$64];[.$A56]*3;[.AA$1])&gt;0;INDEX([$д.$B$2:.$BM$64];[.$A56];[.AA$1]*3)&gt;0;INDEX([$д.$B$2:.$BM$64];[.$A56];[.AA$1]+1)&gt;0;INDEX([$д.$B$2:.$BM$64];[.$A56]+1;[.AA$1])&gt;0);-1;0);[$д.AA56])" office:value-type="float" office:value="1" calcext:value-type="float">
            <text:p>1</text:p>
          </table:table-cell>
          <table:table-cell table:style-name="ce4" table:formula="of:=IF([$д.AB56]=0;IF(OR(INDEX([$д.$B$2:.$BM$64];[.$A56]*3;[.AB$1])&gt;0;INDEX([$д.$B$2:.$BM$64];[.$A56];[.AB$1]*3)&gt;0;INDEX([$д.$B$2:.$BM$64];[.$A56];[.AB$1]+1)&gt;0;INDEX([$д.$B$2:.$BM$64];[.$A56]+1;[.AB$1])&gt;0);-1;0);[$д.AB56])" office:value-type="float" office:value="1" calcext:value-type="float">
            <text:p>1</text:p>
          </table:table-cell>
          <table:table-cell table:style-name="ce4" table:formula="of:=IF([$д.AC56]=0;IF(OR(INDEX([$д.$B$2:.$BM$64];[.$A56]*3;[.AC$1])&gt;0;INDEX([$д.$B$2:.$BM$64];[.$A56];[.AC$1]*3)&gt;0;INDEX([$д.$B$2:.$BM$64];[.$A56];[.AC$1]+1)&gt;0;INDEX([$д.$B$2:.$BM$64];[.$A56]+1;[.AC$1])&gt;0);-1;0);[$д.AC56])" office:value-type="float" office:value="1" calcext:value-type="float">
            <text:p>1</text:p>
          </table:table-cell>
          <table:table-cell table:style-name="ce4" table:formula="of:=IF(MAX([.AD$1];[.$A56])*3+MIN([.AD$1];[.$A56])&gt;=65;1;0)" office:value-type="float" office:value="1" calcext:value-type="float">
            <text:p>1</text:p>
          </table:table-cell>
          <table:table-cell table:style-name="ce4" table:formula="of:=IF(MAX([.AE$1];[.$A56])*3+MIN([.AE$1];[.$A56])&gt;=65;1;0)" office:value-type="float" office:value="1" calcext:value-type="float">
            <text:p>1</text:p>
          </table:table-cell>
          <table:table-cell table:style-name="ce4" table:formula="of:=IF(MAX([.AF$1];[.$A56])*3+MIN([.AF$1];[.$A56])&gt;=65;1;0)" office:value-type="float" office:value="1" calcext:value-type="float">
            <text:p>1</text:p>
          </table:table-cell>
          <table:table-cell table:style-name="ce4" table:formula="of:=IF(MAX([.AG$1];[.$A56])*3+MIN([.AG$1];[.$A56])&gt;=65;1;0)" office:value-type="float" office:value="1" calcext:value-type="float">
            <text:p>1</text:p>
          </table:table-cell>
          <table:table-cell table:style-name="ce4" table:formula="of:=IF(MAX([.AH$1];[.$A56])*3+MIN([.AH$1];[.$A56])&gt;=65;1;0)" office:value-type="float" office:value="1" calcext:value-type="float">
            <text:p>1</text:p>
          </table:table-cell>
          <table:table-cell table:style-name="ce4" table:formula="of:=IF(MAX([.AI$1];[.$A56])*3+MIN([.AI$1];[.$A56])&gt;=65;1;0)" office:value-type="float" office:value="1" calcext:value-type="float">
            <text:p>1</text:p>
          </table:table-cell>
          <table:table-cell table:style-name="ce4" table:formula="of:=IF(MAX([.AJ$1];[.$A56])*3+MIN([.AJ$1];[.$A56])&gt;=65;1;0)" office:value-type="float" office:value="1" calcext:value-type="float">
            <text:p>1</text:p>
          </table:table-cell>
          <table:table-cell table:style-name="ce4" table:formula="of:=IF(MAX([.AK$1];[.$A56])*3+MIN([.AK$1];[.$A56])&gt;=65;1;0)" office:value-type="float" office:value="1" calcext:value-type="float">
            <text:p>1</text:p>
          </table:table-cell>
          <table:table-cell table:style-name="ce4" table:formula="of:=IF(MAX([.AL$1];[.$A56])*3+MIN([.AL$1];[.$A56])&gt;=65;1;0)" office:value-type="float" office:value="1" calcext:value-type="float">
            <text:p>1</text:p>
          </table:table-cell>
          <table:table-cell table:style-name="ce4" table:formula="of:=IF(MAX([.AM$1];[.$A56])*3+MIN([.AM$1];[.$A56])&gt;=65;1;0)" office:value-type="float" office:value="1" calcext:value-type="float">
            <text:p>1</text:p>
          </table:table-cell>
          <table:table-cell table:style-name="ce4" table:formula="of:=IF(MAX([.AN$1];[.$A56])*3+MIN([.AN$1];[.$A56])&gt;=65;1;0)" office:value-type="float" office:value="1" calcext:value-type="float">
            <text:p>1</text:p>
          </table:table-cell>
          <table:table-cell table:style-name="ce4" table:formula="of:=IF(MAX([.AO$1];[.$A56])*3+MIN([.AO$1];[.$A56])&gt;=65;1;0)" office:value-type="float" office:value="1" calcext:value-type="float">
            <text:p>1</text:p>
          </table:table-cell>
          <table:table-cell table:style-name="ce4" table:formula="of:=IF(MAX([.AP$1];[.$A56])*3+MIN([.AP$1];[.$A56])&gt;=65;1;0)" office:value-type="float" office:value="1" calcext:value-type="float">
            <text:p>1</text:p>
          </table:table-cell>
          <table:table-cell table:style-name="ce4" table:formula="of:=IF(MAX([.AQ$1];[.$A56])*3+MIN([.AQ$1];[.$A56])&gt;=65;1;0)" office:value-type="float" office:value="1" calcext:value-type="float">
            <text:p>1</text:p>
          </table:table-cell>
          <table:table-cell table:style-name="ce4" table:formula="of:=IF(MAX([.AR$1];[.$A56])*3+MIN([.AR$1];[.$A56])&gt;=65;1;0)" office:value-type="float" office:value="1" calcext:value-type="float">
            <text:p>1</text:p>
          </table:table-cell>
          <table:table-cell table:style-name="ce4" table:formula="of:=IF(MAX([.AS$1];[.$A56])*3+MIN([.AS$1];[.$A56])&gt;=65;1;0)" office:value-type="float" office:value="1" calcext:value-type="float">
            <text:p>1</text:p>
          </table:table-cell>
          <table:table-cell table:style-name="ce4" table:formula="of:=IF(MAX([.AT$1];[.$A56])*3+MIN([.AT$1];[.$A56])&gt;=65;1;0)" office:value-type="float" office:value="1" calcext:value-type="float">
            <text:p>1</text:p>
          </table:table-cell>
          <table:table-cell table:style-name="ce4" table:formula="of:=IF(MAX([.AU$1];[.$A56])*3+MIN([.AU$1];[.$A56])&gt;=65;1;0)" office:value-type="float" office:value="1" calcext:value-type="float">
            <text:p>1</text:p>
          </table:table-cell>
          <table:table-cell table:style-name="ce4" table:formula="of:=IF(MAX([.AV$1];[.$A56])*3+MIN([.AV$1];[.$A56])&gt;=65;1;0)" office:value-type="float" office:value="1" calcext:value-type="float">
            <text:p>1</text:p>
          </table:table-cell>
          <table:table-cell table:style-name="ce4" table:formula="of:=IF(MAX([.AW$1];[.$A56])*3+MIN([.AW$1];[.$A56])&gt;=65;1;0)" office:value-type="float" office:value="1" calcext:value-type="float">
            <text:p>1</text:p>
          </table:table-cell>
          <table:table-cell table:style-name="ce4" table:formula="of:=IF(MAX([.AX$1];[.$A56])*3+MIN([.AX$1];[.$A56])&gt;=65;1;0)" office:value-type="float" office:value="1" calcext:value-type="float">
            <text:p>1</text:p>
          </table:table-cell>
          <table:table-cell table:style-name="ce4" table:formula="of:=IF(MAX([.AY$1];[.$A56])*3+MIN([.AY$1];[.$A56])&gt;=65;1;0)" office:value-type="float" office:value="1" calcext:value-type="float">
            <text:p>1</text:p>
          </table:table-cell>
          <table:table-cell table:style-name="ce4" table:formula="of:=IF(MAX([.AZ$1];[.$A56])*3+MIN([.AZ$1];[.$A56])&gt;=65;1;0)" office:value-type="float" office:value="1" calcext:value-type="float">
            <text:p>1</text:p>
          </table:table-cell>
          <table:table-cell table:style-name="ce4" table:formula="of:=IF(MAX([.BA$1];[.$A56])*3+MIN([.BA$1];[.$A56])&gt;=65;1;0)" office:value-type="float" office:value="1" calcext:value-type="float">
            <text:p>1</text:p>
          </table:table-cell>
          <table:table-cell table:style-name="ce4" table:formula="of:=IF(MAX([.BB$1];[.$A56])*3+MIN([.BB$1];[.$A56])&gt;=65;1;0)" office:value-type="float" office:value="1" calcext:value-type="float">
            <text:p>1</text:p>
          </table:table-cell>
          <table:table-cell table:style-name="ce4" table:formula="of:=IF(MAX([.BC$1];[.$A56])*3+MIN([.BC$1];[.$A56])&gt;=65;1;0)" office:value-type="float" office:value="1" calcext:value-type="float">
            <text:p>1</text:p>
          </table:table-cell>
          <table:table-cell table:style-name="ce4" table:formula="of:=IF(MAX([.BD$1];[.$A56])*3+MIN([.BD$1];[.$A56])&gt;=65;1;0)" office:value-type="float" office:value="1" calcext:value-type="float">
            <text:p>1</text:p>
          </table:table-cell>
          <table:table-cell table:style-name="ce4" table:formula="of:=IF(MAX([.BE$1];[.$A56])*3+MIN([.BE$1];[.$A56])&gt;=65;1;0)" office:value-type="float" office:value="1" calcext:value-type="float">
            <text:p>1</text:p>
          </table:table-cell>
          <table:table-cell table:style-name="ce4" table:formula="of:=IF(MAX([.BF$1];[.$A56])*3+MIN([.BF$1];[.$A56])&gt;=65;1;0)" office:value-type="float" office:value="1" calcext:value-type="float">
            <text:p>1</text:p>
          </table:table-cell>
          <table:table-cell table:style-name="ce4" table:formula="of:=IF(MAX([.BG$1];[.$A56])*3+MIN([.BG$1];[.$A56])&gt;=65;1;0)" office:value-type="float" office:value="1" calcext:value-type="float">
            <text:p>1</text:p>
          </table:table-cell>
          <table:table-cell table:style-name="ce4" table:formula="of:=IF(MAX([.BH$1];[.$A56])*3+MIN([.BH$1];[.$A56])&gt;=65;1;0)" office:value-type="float" office:value="1" calcext:value-type="float">
            <text:p>1</text:p>
          </table:table-cell>
          <table:table-cell table:style-name="ce4" table:formula="of:=IF(MAX([.BI$1];[.$A56])*3+MIN([.BI$1];[.$A56])&gt;=65;1;0)" office:value-type="float" office:value="1" calcext:value-type="float">
            <text:p>1</text:p>
          </table:table-cell>
          <table:table-cell table:style-name="ce4" table:formula="of:=IF(MAX([.BJ$1];[.$A56])*3+MIN([.BJ$1];[.$A56])&gt;=65;1;0)" office:value-type="float" office:value="1" calcext:value-type="float">
            <text:p>1</text:p>
          </table:table-cell>
          <table:table-cell table:style-name="ce4" table:formula="of:=IF(MAX([.BK$1];[.$A56])*3+MIN([.BK$1];[.$A56])&gt;=65;1;0)" office:value-type="float" office:value="1" calcext:value-type="float">
            <text:p>1</text:p>
          </table:table-cell>
          <table:table-cell table:style-name="ce4" table:formula="of:=IF(MAX([.BL$1];[.$A56])*3+MIN([.BL$1];[.$A56])&gt;=65;1;0)" office:value-type="float" office:value="1" calcext:value-type="float">
            <text:p>1</text:p>
          </table:table-cell>
          <table:table-cell table:style-name="ce4" table:formula="of:=IF(MAX([.BM$1];[.$A56])*3+MIN([.BM$1];[.$A56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table:formula="of:=IF([$д.B57]=0;IF(AND(INDEX([$д.$B$2:.$BM$64];[.$A57]*3;[.B$1])&gt;0;INDEX([$д.$B$2:.$BM$64];[.$A57];[.B$1]*3)&gt;0;INDEX([$д.$B$2:.$BM$64];[.$A57];[.B$1]+1)&gt;0;INDEX([$д.$B$2:.$BM$64];[.$A57]+1;[.B$1])&gt;0);-2;0);[$д.B57])" office:value-type="float" office:value="1" calcext:value-type="float">
            <text:p>1</text:p>
          </table:table-cell>
          <table:table-cell table:style-name="ce1" table:formula="of:=IF([$д.C57]=0;IF(AND(INDEX([$д.$B$2:.$BM$64];[.$A57]*3;[.C$1])&gt;0;INDEX([$д.$B$2:.$BM$64];[.$A57];[.C$1]*3)&gt;0;INDEX([$д.$B$2:.$BM$64];[.$A57];[.C$1]+1)&gt;0;INDEX([$д.$B$2:.$BM$64];[.$A57]+1;[.C$1])&gt;0);-2;0);[$д.C57])" office:value-type="float" office:value="1" calcext:value-type="float">
            <text:p>1</text:p>
          </table:table-cell>
          <table:table-cell table:style-name="ce1" table:formula="of:=IF([$д.D57]=0;IF(AND(INDEX([$д.$B$2:.$BM$64];[.$A57]*3;[.D$1])&gt;0;INDEX([$д.$B$2:.$BM$64];[.$A57];[.D$1]*3)&gt;0;INDEX([$д.$B$2:.$BM$64];[.$A57];[.D$1]+1)&gt;0;INDEX([$д.$B$2:.$BM$64];[.$A57]+1;[.D$1])&gt;0);-2;0);[$д.D57])" office:value-type="float" office:value="1" calcext:value-type="float">
            <text:p>1</text:p>
          </table:table-cell>
          <table:table-cell table:style-name="ce1" table:formula="of:=IF([$д.E57]=0;IF(AND(INDEX([$д.$B$2:.$BM$64];[.$A57]*3;[.E$1])&gt;0;INDEX([$д.$B$2:.$BM$64];[.$A57];[.E$1]*3)&gt;0;INDEX([$д.$B$2:.$BM$64];[.$A57];[.E$1]+1)&gt;0;INDEX([$д.$B$2:.$BM$64];[.$A57]+1;[.E$1])&gt;0);-2;0);[$д.E57])" office:value-type="float" office:value="1" calcext:value-type="float">
            <text:p>1</text:p>
          </table:table-cell>
          <table:table-cell table:style-name="ce1" table:formula="of:=IF([$д.F57]=0;IF(AND(INDEX([$д.$B$2:.$BM$64];[.$A57]*3;[.F$1])&gt;0;INDEX([$д.$B$2:.$BM$64];[.$A57];[.F$1]*3)&gt;0;INDEX([$д.$B$2:.$BM$64];[.$A57];[.F$1]+1)&gt;0;INDEX([$д.$B$2:.$BM$64];[.$A57]+1;[.F$1])&gt;0);-2;0);[$д.F57])" office:value-type="float" office:value="1" calcext:value-type="float">
            <text:p>1</text:p>
          </table:table-cell>
          <table:table-cell table:style-name="ce1" table:formula="of:=IF([$д.G57]=0;IF(AND(INDEX([$д.$B$2:.$BM$64];[.$A57]*3;[.G$1])&gt;0;INDEX([$д.$B$2:.$BM$64];[.$A57];[.G$1]*3)&gt;0;INDEX([$д.$B$2:.$BM$64];[.$A57];[.G$1]+1)&gt;0;INDEX([$д.$B$2:.$BM$64];[.$A57]+1;[.G$1])&gt;0);-2;0);[$д.G57])" office:value-type="float" office:value="1" calcext:value-type="float">
            <text:p>1</text:p>
          </table:table-cell>
          <table:table-cell table:style-name="ce1" table:formula="of:=IF([$д.H57]=0;IF(AND(INDEX([$д.$B$2:.$BM$64];[.$A57]*3;[.H$1])&gt;0;INDEX([$д.$B$2:.$BM$64];[.$A57];[.H$1]*3)&gt;0;INDEX([$д.$B$2:.$BM$64];[.$A57];[.H$1]+1)&gt;0;INDEX([$д.$B$2:.$BM$64];[.$A57]+1;[.H$1])&gt;0);-2;0);[$д.H57])" office:value-type="float" office:value="1" calcext:value-type="float">
            <text:p>1</text:p>
          </table:table-cell>
          <table:table-cell table:style-name="ce1" table:formula="of:=IF([$д.I57]=0;IF(AND(INDEX([$д.$B$2:.$BM$64];[.$A57]*3;[.I$1])&gt;0;INDEX([$д.$B$2:.$BM$64];[.$A57];[.I$1]*3)&gt;0;INDEX([$д.$B$2:.$BM$64];[.$A57];[.I$1]+1)&gt;0;INDEX([$д.$B$2:.$BM$64];[.$A57]+1;[.I$1])&gt;0);-2;0);[$д.I57])" office:value-type="float" office:value="1" calcext:value-type="float">
            <text:p>1</text:p>
          </table:table-cell>
          <table:table-cell table:style-name="ce1" table:formula="of:=IF([$д.J57]=0;IF(AND(INDEX([$д.$B$2:.$BM$64];[.$A57]*3;[.J$1])&gt;0;INDEX([$д.$B$2:.$BM$64];[.$A57];[.J$1]*3)&gt;0;INDEX([$д.$B$2:.$BM$64];[.$A57];[.J$1]+1)&gt;0;INDEX([$д.$B$2:.$BM$64];[.$A57]+1;[.J$1])&gt;0);-2;0);[$д.J57])" office:value-type="float" office:value="1" calcext:value-type="float">
            <text:p>1</text:p>
          </table:table-cell>
          <table:table-cell table:style-name="ce1" table:formula="of:=IF([$д.K57]=0;IF(AND(INDEX([$д.$B$2:.$BM$64];[.$A57]*3;[.K$1])&gt;0;INDEX([$д.$B$2:.$BM$64];[.$A57];[.K$1]*3)&gt;0;INDEX([$д.$B$2:.$BM$64];[.$A57];[.K$1]+1)&gt;0;INDEX([$д.$B$2:.$BM$64];[.$A57]+1;[.K$1])&gt;0);-2;0);[$д.K57])" office:value-type="float" office:value="1" calcext:value-type="float">
            <text:p>1</text:p>
          </table:table-cell>
          <table:table-cell table:style-name="ce1" table:formula="of:=IF([$д.L57]=0;IF(AND(INDEX([$д.$B$2:.$BM$64];[.$A57]*3;[.L$1])&gt;0;INDEX([$д.$B$2:.$BM$64];[.$A57];[.L$1]*3)&gt;0;INDEX([$д.$B$2:.$BM$64];[.$A57];[.L$1]+1)&gt;0;INDEX([$д.$B$2:.$BM$64];[.$A57]+1;[.L$1])&gt;0);-2;0);[$д.L57])" office:value-type="float" office:value="1" calcext:value-type="float">
            <text:p>1</text:p>
          </table:table-cell>
          <table:table-cell table:style-name="ce1" table:formula="of:=IF([$д.M57]=0;IF(AND(INDEX([$д.$B$2:.$BM$64];[.$A57]*3;[.M$1])&gt;0;INDEX([$д.$B$2:.$BM$64];[.$A57];[.M$1]*3)&gt;0;INDEX([$д.$B$2:.$BM$64];[.$A57];[.M$1]+1)&gt;0;INDEX([$д.$B$2:.$BM$64];[.$A57]+1;[.M$1])&gt;0);-2;0);[$д.M57])" office:value-type="float" office:value="1" calcext:value-type="float">
            <text:p>1</text:p>
          </table:table-cell>
          <table:table-cell table:style-name="ce1" table:formula="of:=IF([$д.N57]=0;IF(AND(INDEX([$д.$B$2:.$BM$64];[.$A57]*3;[.N$1])&gt;0;INDEX([$д.$B$2:.$BM$64];[.$A57];[.N$1]*3)&gt;0;INDEX([$д.$B$2:.$BM$64];[.$A57];[.N$1]+1)&gt;0;INDEX([$д.$B$2:.$BM$64];[.$A57]+1;[.N$1])&gt;0);-2;0);[$д.N57])" office:value-type="float" office:value="1" calcext:value-type="float">
            <text:p>1</text:p>
          </table:table-cell>
          <table:table-cell table:style-name="ce1" table:formula="of:=IF([$д.O57]=0;IF(AND(INDEX([$д.$B$2:.$BM$64];[.$A57]*3;[.O$1])&gt;0;INDEX([$д.$B$2:.$BM$64];[.$A57];[.O$1]*3)&gt;0;INDEX([$д.$B$2:.$BM$64];[.$A57];[.O$1]+1)&gt;0;INDEX([$д.$B$2:.$BM$64];[.$A57]+1;[.O$1])&gt;0);-2;0);[$д.O57])" office:value-type="float" office:value="1" calcext:value-type="float">
            <text:p>1</text:p>
          </table:table-cell>
          <table:table-cell table:style-name="ce1" table:formula="of:=IF([$д.P57]=0;IF(AND(INDEX([$д.$B$2:.$BM$64];[.$A57]*3;[.P$1])&gt;0;INDEX([$д.$B$2:.$BM$64];[.$A57];[.P$1]*3)&gt;0;INDEX([$д.$B$2:.$BM$64];[.$A57];[.P$1]+1)&gt;0;INDEX([$д.$B$2:.$BM$64];[.$A57]+1;[.P$1])&gt;0);-2;0);[$д.P57])" office:value-type="float" office:value="1" calcext:value-type="float">
            <text:p>1</text:p>
          </table:table-cell>
          <table:table-cell table:style-name="ce1" table:formula="of:=IF([$д.Q57]=0;IF(AND(INDEX([$д.$B$2:.$BM$64];[.$A57]*3;[.Q$1])&gt;0;INDEX([$д.$B$2:.$BM$64];[.$A57];[.Q$1]*3)&gt;0;INDEX([$д.$B$2:.$BM$64];[.$A57];[.Q$1]+1)&gt;0;INDEX([$д.$B$2:.$BM$64];[.$A57]+1;[.Q$1])&gt;0);-2;0);[$д.Q57])" office:value-type="float" office:value="1" calcext:value-type="float">
            <text:p>1</text:p>
          </table:table-cell>
          <table:table-cell table:style-name="ce1" table:formula="of:=IF([$д.R57]=0;IF(AND(INDEX([$д.$B$2:.$BM$64];[.$A57]*3;[.R$1])&gt;0;INDEX([$д.$B$2:.$BM$64];[.$A57];[.R$1]*3)&gt;0;INDEX([$д.$B$2:.$BM$64];[.$A57];[.R$1]+1)&gt;0;INDEX([$д.$B$2:.$BM$64];[.$A57]+1;[.R$1])&gt;0);-2;0);[$д.R57])" office:value-type="float" office:value="1" calcext:value-type="float">
            <text:p>1</text:p>
          </table:table-cell>
          <table:table-cell table:style-name="ce1" table:formula="of:=IF([$д.S57]=0;IF(AND(INDEX([$д.$B$2:.$BM$64];[.$A57]*3;[.S$1])&gt;0;INDEX([$д.$B$2:.$BM$64];[.$A57];[.S$1]*3)&gt;0;INDEX([$д.$B$2:.$BM$64];[.$A57];[.S$1]+1)&gt;0;INDEX([$д.$B$2:.$BM$64];[.$A57]+1;[.S$1])&gt;0);-2;0);[$д.S57])" office:value-type="float" office:value="1" calcext:value-type="float">
            <text:p>1</text:p>
          </table:table-cell>
          <table:table-cell table:style-name="ce1" table:formula="of:=IF([$д.T57]=0;IF(AND(INDEX([$д.$B$2:.$BM$64];[.$A57]*3;[.T$1])&gt;0;INDEX([$д.$B$2:.$BM$64];[.$A57];[.T$1]*3)&gt;0;INDEX([$д.$B$2:.$BM$64];[.$A57];[.T$1]+1)&gt;0;INDEX([$д.$B$2:.$BM$64];[.$A57]+1;[.T$1])&gt;0);-2;0);[$д.T57])" office:value-type="float" office:value="1" calcext:value-type="float">
            <text:p>1</text:p>
          </table:table-cell>
          <table:table-cell table:style-name="ce1" table:formula="of:=IF([$д.U57]=0;IF(AND(INDEX([$д.$B$2:.$BM$64];[.$A57]*3;[.U$1])&gt;0;INDEX([$д.$B$2:.$BM$64];[.$A57];[.U$1]*3)&gt;0;INDEX([$д.$B$2:.$BM$64];[.$A57];[.U$1]+1)&gt;0;INDEX([$д.$B$2:.$BM$64];[.$A57]+1;[.U$1])&gt;0);-2;0);[$д.U57])" office:value-type="float" office:value="1" calcext:value-type="float">
            <text:p>1</text:p>
          </table:table-cell>
          <table:table-cell table:style-name="ce2" table:formula="of:=IF([$д.V57]=0;IF(OR(INDEX([$д.$B$2:.$BM$64];[.$A57]*3;[.V$1])&lt;0;INDEX([$д.$B$2:.$BM$64];[.$A57];[.V$1]*3)&lt;0;INDEX([$д.$B$2:.$BM$64];[.$A57];[.V$1]+1)&lt;0;INDEX([$д.$B$2:.$BM$64];[.$A57]+1;[.V$1])&lt;0);2;0);[$д.V57])" office:value-type="float" office:value="1" calcext:value-type="float">
            <text:p>1</text:p>
          </table:table-cell>
          <table:table-cell table:style-name="ce3" table:formula="of:=IF([$д.W57]=0;IF(AND(INDEX([$д.$B$2:.$BM$64];[.$A57]*3;[.W$1])&gt;0;INDEX([$д.$B$2:.$BM$64];[.$A57];[.W$1]*3)&gt;0;INDEX([$д.$B$2:.$BM$64];[.$A57];[.W$1]+1)&gt;0;INDEX([$д.$B$2:.$BM$64];[.$A57]+1;[.W$1])&gt;0);-1;0);[$д.W57])" office:value-type="float" office:value="1" calcext:value-type="float">
            <text:p>1</text:p>
          </table:table-cell>
          <table:table-cell table:style-name="ce4" table:formula="of:=IF([$д.X57]=0;IF(OR(INDEX([$д.$B$2:.$BM$64];[.$A57]*3;[.X$1])&gt;0;INDEX([$д.$B$2:.$BM$64];[.$A57];[.X$1]*3)&gt;0;INDEX([$д.$B$2:.$BM$64];[.$A57];[.X$1]+1)&gt;0;INDEX([$д.$B$2:.$BM$64];[.$A57]+1;[.X$1])&gt;0);-1;0);[$д.X57])" office:value-type="float" office:value="1" calcext:value-type="float">
            <text:p>1</text:p>
          </table:table-cell>
          <table:table-cell table:style-name="ce4" table:formula="of:=IF([$д.Y57]=0;IF(OR(INDEX([$д.$B$2:.$BM$64];[.$A57]*3;[.Y$1])&gt;0;INDEX([$д.$B$2:.$BM$64];[.$A57];[.Y$1]*3)&gt;0;INDEX([$д.$B$2:.$BM$64];[.$A57];[.Y$1]+1)&gt;0;INDEX([$д.$B$2:.$BM$64];[.$A57]+1;[.Y$1])&gt;0);-1;0);[$д.Y57])" office:value-type="float" office:value="1" calcext:value-type="float">
            <text:p>1</text:p>
          </table:table-cell>
          <table:table-cell table:style-name="ce4" table:formula="of:=IF([$д.Z57]=0;IF(OR(INDEX([$д.$B$2:.$BM$64];[.$A57]*3;[.Z$1])&gt;0;INDEX([$д.$B$2:.$BM$64];[.$A57];[.Z$1]*3)&gt;0;INDEX([$д.$B$2:.$BM$64];[.$A57];[.Z$1]+1)&gt;0;INDEX([$д.$B$2:.$BM$64];[.$A57]+1;[.Z$1])&gt;0);-1;0);[$д.Z57])" office:value-type="float" office:value="1" calcext:value-type="float">
            <text:p>1</text:p>
          </table:table-cell>
          <table:table-cell table:style-name="ce4" table:formula="of:=IF([$д.AA57]=0;IF(OR(INDEX([$д.$B$2:.$BM$64];[.$A57]*3;[.AA$1])&gt;0;INDEX([$д.$B$2:.$BM$64];[.$A57];[.AA$1]*3)&gt;0;INDEX([$д.$B$2:.$BM$64];[.$A57];[.AA$1]+1)&gt;0;INDEX([$д.$B$2:.$BM$64];[.$A57]+1;[.AA$1])&gt;0);-1;0);[$д.AA57])" office:value-type="float" office:value="1" calcext:value-type="float">
            <text:p>1</text:p>
          </table:table-cell>
          <table:table-cell table:style-name="ce4" table:formula="of:=IF([$д.AB57]=0;IF(OR(INDEX([$д.$B$2:.$BM$64];[.$A57]*3;[.AB$1])&gt;0;INDEX([$д.$B$2:.$BM$64];[.$A57];[.AB$1]*3)&gt;0;INDEX([$д.$B$2:.$BM$64];[.$A57];[.AB$1]+1)&gt;0;INDEX([$д.$B$2:.$BM$64];[.$A57]+1;[.AB$1])&gt;0);-1;0);[$д.AB57])" office:value-type="float" office:value="1" calcext:value-type="float">
            <text:p>1</text:p>
          </table:table-cell>
          <table:table-cell table:style-name="ce4" table:formula="of:=IF([$д.AC57]=0;IF(OR(INDEX([$д.$B$2:.$BM$64];[.$A57]*3;[.AC$1])&gt;0;INDEX([$д.$B$2:.$BM$64];[.$A57];[.AC$1]*3)&gt;0;INDEX([$д.$B$2:.$BM$64];[.$A57];[.AC$1]+1)&gt;0;INDEX([$д.$B$2:.$BM$64];[.$A57]+1;[.AC$1])&gt;0);-1;0);[$д.AC57])" office:value-type="float" office:value="1" calcext:value-type="float">
            <text:p>1</text:p>
          </table:table-cell>
          <table:table-cell table:style-name="ce4" table:formula="of:=IF(MAX([.AD$1];[.$A57])*3+MIN([.AD$1];[.$A57])&gt;=65;1;0)" office:value-type="float" office:value="1" calcext:value-type="float">
            <text:p>1</text:p>
          </table:table-cell>
          <table:table-cell table:style-name="ce4" table:formula="of:=IF(MAX([.AE$1];[.$A57])*3+MIN([.AE$1];[.$A57])&gt;=65;1;0)" office:value-type="float" office:value="1" calcext:value-type="float">
            <text:p>1</text:p>
          </table:table-cell>
          <table:table-cell table:style-name="ce4" table:formula="of:=IF(MAX([.AF$1];[.$A57])*3+MIN([.AF$1];[.$A57])&gt;=65;1;0)" office:value-type="float" office:value="1" calcext:value-type="float">
            <text:p>1</text:p>
          </table:table-cell>
          <table:table-cell table:style-name="ce4" table:formula="of:=IF(MAX([.AG$1];[.$A57])*3+MIN([.AG$1];[.$A57])&gt;=65;1;0)" office:value-type="float" office:value="1" calcext:value-type="float">
            <text:p>1</text:p>
          </table:table-cell>
          <table:table-cell table:style-name="ce4" table:formula="of:=IF(MAX([.AH$1];[.$A57])*3+MIN([.AH$1];[.$A57])&gt;=65;1;0)" office:value-type="float" office:value="1" calcext:value-type="float">
            <text:p>1</text:p>
          </table:table-cell>
          <table:table-cell table:style-name="ce4" table:formula="of:=IF(MAX([.AI$1];[.$A57])*3+MIN([.AI$1];[.$A57])&gt;=65;1;0)" office:value-type="float" office:value="1" calcext:value-type="float">
            <text:p>1</text:p>
          </table:table-cell>
          <table:table-cell table:style-name="ce4" table:formula="of:=IF(MAX([.AJ$1];[.$A57])*3+MIN([.AJ$1];[.$A57])&gt;=65;1;0)" office:value-type="float" office:value="1" calcext:value-type="float">
            <text:p>1</text:p>
          </table:table-cell>
          <table:table-cell table:style-name="ce4" table:formula="of:=IF(MAX([.AK$1];[.$A57])*3+MIN([.AK$1];[.$A57])&gt;=65;1;0)" office:value-type="float" office:value="1" calcext:value-type="float">
            <text:p>1</text:p>
          </table:table-cell>
          <table:table-cell table:style-name="ce4" table:formula="of:=IF(MAX([.AL$1];[.$A57])*3+MIN([.AL$1];[.$A57])&gt;=65;1;0)" office:value-type="float" office:value="1" calcext:value-type="float">
            <text:p>1</text:p>
          </table:table-cell>
          <table:table-cell table:style-name="ce4" table:formula="of:=IF(MAX([.AM$1];[.$A57])*3+MIN([.AM$1];[.$A57])&gt;=65;1;0)" office:value-type="float" office:value="1" calcext:value-type="float">
            <text:p>1</text:p>
          </table:table-cell>
          <table:table-cell table:style-name="ce4" table:formula="of:=IF(MAX([.AN$1];[.$A57])*3+MIN([.AN$1];[.$A57])&gt;=65;1;0)" office:value-type="float" office:value="1" calcext:value-type="float">
            <text:p>1</text:p>
          </table:table-cell>
          <table:table-cell table:style-name="ce4" table:formula="of:=IF(MAX([.AO$1];[.$A57])*3+MIN([.AO$1];[.$A57])&gt;=65;1;0)" office:value-type="float" office:value="1" calcext:value-type="float">
            <text:p>1</text:p>
          </table:table-cell>
          <table:table-cell table:style-name="ce4" table:formula="of:=IF(MAX([.AP$1];[.$A57])*3+MIN([.AP$1];[.$A57])&gt;=65;1;0)" office:value-type="float" office:value="1" calcext:value-type="float">
            <text:p>1</text:p>
          </table:table-cell>
          <table:table-cell table:style-name="ce4" table:formula="of:=IF(MAX([.AQ$1];[.$A57])*3+MIN([.AQ$1];[.$A57])&gt;=65;1;0)" office:value-type="float" office:value="1" calcext:value-type="float">
            <text:p>1</text:p>
          </table:table-cell>
          <table:table-cell table:style-name="ce4" table:formula="of:=IF(MAX([.AR$1];[.$A57])*3+MIN([.AR$1];[.$A57])&gt;=65;1;0)" office:value-type="float" office:value="1" calcext:value-type="float">
            <text:p>1</text:p>
          </table:table-cell>
          <table:table-cell table:style-name="ce4" table:formula="of:=IF(MAX([.AS$1];[.$A57])*3+MIN([.AS$1];[.$A57])&gt;=65;1;0)" office:value-type="float" office:value="1" calcext:value-type="float">
            <text:p>1</text:p>
          </table:table-cell>
          <table:table-cell table:style-name="ce4" table:formula="of:=IF(MAX([.AT$1];[.$A57])*3+MIN([.AT$1];[.$A57])&gt;=65;1;0)" office:value-type="float" office:value="1" calcext:value-type="float">
            <text:p>1</text:p>
          </table:table-cell>
          <table:table-cell table:style-name="ce4" table:formula="of:=IF(MAX([.AU$1];[.$A57])*3+MIN([.AU$1];[.$A57])&gt;=65;1;0)" office:value-type="float" office:value="1" calcext:value-type="float">
            <text:p>1</text:p>
          </table:table-cell>
          <table:table-cell table:style-name="ce4" table:formula="of:=IF(MAX([.AV$1];[.$A57])*3+MIN([.AV$1];[.$A57])&gt;=65;1;0)" office:value-type="float" office:value="1" calcext:value-type="float">
            <text:p>1</text:p>
          </table:table-cell>
          <table:table-cell table:style-name="ce4" table:formula="of:=IF(MAX([.AW$1];[.$A57])*3+MIN([.AW$1];[.$A57])&gt;=65;1;0)" office:value-type="float" office:value="1" calcext:value-type="float">
            <text:p>1</text:p>
          </table:table-cell>
          <table:table-cell table:style-name="ce4" table:formula="of:=IF(MAX([.AX$1];[.$A57])*3+MIN([.AX$1];[.$A57])&gt;=65;1;0)" office:value-type="float" office:value="1" calcext:value-type="float">
            <text:p>1</text:p>
          </table:table-cell>
          <table:table-cell table:style-name="ce4" table:formula="of:=IF(MAX([.AY$1];[.$A57])*3+MIN([.AY$1];[.$A57])&gt;=65;1;0)" office:value-type="float" office:value="1" calcext:value-type="float">
            <text:p>1</text:p>
          </table:table-cell>
          <table:table-cell table:style-name="ce4" table:formula="of:=IF(MAX([.AZ$1];[.$A57])*3+MIN([.AZ$1];[.$A57])&gt;=65;1;0)" office:value-type="float" office:value="1" calcext:value-type="float">
            <text:p>1</text:p>
          </table:table-cell>
          <table:table-cell table:style-name="ce4" table:formula="of:=IF(MAX([.BA$1];[.$A57])*3+MIN([.BA$1];[.$A57])&gt;=65;1;0)" office:value-type="float" office:value="1" calcext:value-type="float">
            <text:p>1</text:p>
          </table:table-cell>
          <table:table-cell table:style-name="ce4" table:formula="of:=IF(MAX([.BB$1];[.$A57])*3+MIN([.BB$1];[.$A57])&gt;=65;1;0)" office:value-type="float" office:value="1" calcext:value-type="float">
            <text:p>1</text:p>
          </table:table-cell>
          <table:table-cell table:style-name="ce4" table:formula="of:=IF(MAX([.BC$1];[.$A57])*3+MIN([.BC$1];[.$A57])&gt;=65;1;0)" office:value-type="float" office:value="1" calcext:value-type="float">
            <text:p>1</text:p>
          </table:table-cell>
          <table:table-cell table:style-name="ce4" table:formula="of:=IF(MAX([.BD$1];[.$A57])*3+MIN([.BD$1];[.$A57])&gt;=65;1;0)" office:value-type="float" office:value="1" calcext:value-type="float">
            <text:p>1</text:p>
          </table:table-cell>
          <table:table-cell table:style-name="ce4" table:formula="of:=IF(MAX([.BE$1];[.$A57])*3+MIN([.BE$1];[.$A57])&gt;=65;1;0)" office:value-type="float" office:value="1" calcext:value-type="float">
            <text:p>1</text:p>
          </table:table-cell>
          <table:table-cell table:style-name="ce4" table:formula="of:=IF(MAX([.BF$1];[.$A57])*3+MIN([.BF$1];[.$A57])&gt;=65;1;0)" office:value-type="float" office:value="1" calcext:value-type="float">
            <text:p>1</text:p>
          </table:table-cell>
          <table:table-cell table:style-name="ce4" table:formula="of:=IF(MAX([.BG$1];[.$A57])*3+MIN([.BG$1];[.$A57])&gt;=65;1;0)" office:value-type="float" office:value="1" calcext:value-type="float">
            <text:p>1</text:p>
          </table:table-cell>
          <table:table-cell table:style-name="ce4" table:formula="of:=IF(MAX([.BH$1];[.$A57])*3+MIN([.BH$1];[.$A57])&gt;=65;1;0)" office:value-type="float" office:value="1" calcext:value-type="float">
            <text:p>1</text:p>
          </table:table-cell>
          <table:table-cell table:style-name="ce4" table:formula="of:=IF(MAX([.BI$1];[.$A57])*3+MIN([.BI$1];[.$A57])&gt;=65;1;0)" office:value-type="float" office:value="1" calcext:value-type="float">
            <text:p>1</text:p>
          </table:table-cell>
          <table:table-cell table:style-name="ce4" table:formula="of:=IF(MAX([.BJ$1];[.$A57])*3+MIN([.BJ$1];[.$A57])&gt;=65;1;0)" office:value-type="float" office:value="1" calcext:value-type="float">
            <text:p>1</text:p>
          </table:table-cell>
          <table:table-cell table:style-name="ce4" table:formula="of:=IF(MAX([.BK$1];[.$A57])*3+MIN([.BK$1];[.$A57])&gt;=65;1;0)" office:value-type="float" office:value="1" calcext:value-type="float">
            <text:p>1</text:p>
          </table:table-cell>
          <table:table-cell table:style-name="ce4" table:formula="of:=IF(MAX([.BL$1];[.$A57])*3+MIN([.BL$1];[.$A57])&gt;=65;1;0)" office:value-type="float" office:value="1" calcext:value-type="float">
            <text:p>1</text:p>
          </table:table-cell>
          <table:table-cell table:style-name="ce4" table:formula="of:=IF(MAX([.BM$1];[.$A57])*3+MIN([.BM$1];[.$A57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table:formula="of:=IF([$д.B58]=0;IF(AND(INDEX([$д.$B$2:.$BM$64];[.$A58]*3;[.B$1])&gt;0;INDEX([$д.$B$2:.$BM$64];[.$A58];[.B$1]*3)&gt;0;INDEX([$д.$B$2:.$BM$64];[.$A58];[.B$1]+1)&gt;0;INDEX([$д.$B$2:.$BM$64];[.$A58]+1;[.B$1])&gt;0);-2;0);[$д.B58])" office:value-type="float" office:value="1" calcext:value-type="float">
            <text:p>1</text:p>
          </table:table-cell>
          <table:table-cell table:style-name="ce1" table:formula="of:=IF([$д.C58]=0;IF(AND(INDEX([$д.$B$2:.$BM$64];[.$A58]*3;[.C$1])&gt;0;INDEX([$д.$B$2:.$BM$64];[.$A58];[.C$1]*3)&gt;0;INDEX([$д.$B$2:.$BM$64];[.$A58];[.C$1]+1)&gt;0;INDEX([$д.$B$2:.$BM$64];[.$A58]+1;[.C$1])&gt;0);-2;0);[$д.C58])" office:value-type="float" office:value="1" calcext:value-type="float">
            <text:p>1</text:p>
          </table:table-cell>
          <table:table-cell table:style-name="ce1" table:formula="of:=IF([$д.D58]=0;IF(AND(INDEX([$д.$B$2:.$BM$64];[.$A58]*3;[.D$1])&gt;0;INDEX([$д.$B$2:.$BM$64];[.$A58];[.D$1]*3)&gt;0;INDEX([$д.$B$2:.$BM$64];[.$A58];[.D$1]+1)&gt;0;INDEX([$д.$B$2:.$BM$64];[.$A58]+1;[.D$1])&gt;0);-2;0);[$д.D58])" office:value-type="float" office:value="1" calcext:value-type="float">
            <text:p>1</text:p>
          </table:table-cell>
          <table:table-cell table:style-name="ce1" table:formula="of:=IF([$д.E58]=0;IF(AND(INDEX([$д.$B$2:.$BM$64];[.$A58]*3;[.E$1])&gt;0;INDEX([$д.$B$2:.$BM$64];[.$A58];[.E$1]*3)&gt;0;INDEX([$д.$B$2:.$BM$64];[.$A58];[.E$1]+1)&gt;0;INDEX([$д.$B$2:.$BM$64];[.$A58]+1;[.E$1])&gt;0);-2;0);[$д.E58])" office:value-type="float" office:value="1" calcext:value-type="float">
            <text:p>1</text:p>
          </table:table-cell>
          <table:table-cell table:style-name="ce1" table:formula="of:=IF([$д.F58]=0;IF(AND(INDEX([$д.$B$2:.$BM$64];[.$A58]*3;[.F$1])&gt;0;INDEX([$д.$B$2:.$BM$64];[.$A58];[.F$1]*3)&gt;0;INDEX([$д.$B$2:.$BM$64];[.$A58];[.F$1]+1)&gt;0;INDEX([$д.$B$2:.$BM$64];[.$A58]+1;[.F$1])&gt;0);-2;0);[$д.F58])" office:value-type="float" office:value="1" calcext:value-type="float">
            <text:p>1</text:p>
          </table:table-cell>
          <table:table-cell table:style-name="ce1" table:formula="of:=IF([$д.G58]=0;IF(AND(INDEX([$д.$B$2:.$BM$64];[.$A58]*3;[.G$1])&gt;0;INDEX([$д.$B$2:.$BM$64];[.$A58];[.G$1]*3)&gt;0;INDEX([$д.$B$2:.$BM$64];[.$A58];[.G$1]+1)&gt;0;INDEX([$д.$B$2:.$BM$64];[.$A58]+1;[.G$1])&gt;0);-2;0);[$д.G58])" office:value-type="float" office:value="1" calcext:value-type="float">
            <text:p>1</text:p>
          </table:table-cell>
          <table:table-cell table:style-name="ce1" table:formula="of:=IF([$д.H58]=0;IF(AND(INDEX([$д.$B$2:.$BM$64];[.$A58]*3;[.H$1])&gt;0;INDEX([$д.$B$2:.$BM$64];[.$A58];[.H$1]*3)&gt;0;INDEX([$д.$B$2:.$BM$64];[.$A58];[.H$1]+1)&gt;0;INDEX([$д.$B$2:.$BM$64];[.$A58]+1;[.H$1])&gt;0);-2;0);[$д.H58])" office:value-type="float" office:value="1" calcext:value-type="float">
            <text:p>1</text:p>
          </table:table-cell>
          <table:table-cell table:style-name="ce1" table:formula="of:=IF([$д.I58]=0;IF(AND(INDEX([$д.$B$2:.$BM$64];[.$A58]*3;[.I$1])&gt;0;INDEX([$д.$B$2:.$BM$64];[.$A58];[.I$1]*3)&gt;0;INDEX([$д.$B$2:.$BM$64];[.$A58];[.I$1]+1)&gt;0;INDEX([$д.$B$2:.$BM$64];[.$A58]+1;[.I$1])&gt;0);-2;0);[$д.I58])" office:value-type="float" office:value="1" calcext:value-type="float">
            <text:p>1</text:p>
          </table:table-cell>
          <table:table-cell table:style-name="ce1" table:formula="of:=IF([$д.J58]=0;IF(AND(INDEX([$д.$B$2:.$BM$64];[.$A58]*3;[.J$1])&gt;0;INDEX([$д.$B$2:.$BM$64];[.$A58];[.J$1]*3)&gt;0;INDEX([$д.$B$2:.$BM$64];[.$A58];[.J$1]+1)&gt;0;INDEX([$д.$B$2:.$BM$64];[.$A58]+1;[.J$1])&gt;0);-2;0);[$д.J58])" office:value-type="float" office:value="1" calcext:value-type="float">
            <text:p>1</text:p>
          </table:table-cell>
          <table:table-cell table:style-name="ce1" table:formula="of:=IF([$д.K58]=0;IF(AND(INDEX([$д.$B$2:.$BM$64];[.$A58]*3;[.K$1])&gt;0;INDEX([$д.$B$2:.$BM$64];[.$A58];[.K$1]*3)&gt;0;INDEX([$д.$B$2:.$BM$64];[.$A58];[.K$1]+1)&gt;0;INDEX([$д.$B$2:.$BM$64];[.$A58]+1;[.K$1])&gt;0);-2;0);[$д.K58])" office:value-type="float" office:value="1" calcext:value-type="float">
            <text:p>1</text:p>
          </table:table-cell>
          <table:table-cell table:style-name="ce1" table:formula="of:=IF([$д.L58]=0;IF(AND(INDEX([$д.$B$2:.$BM$64];[.$A58]*3;[.L$1])&gt;0;INDEX([$д.$B$2:.$BM$64];[.$A58];[.L$1]*3)&gt;0;INDEX([$д.$B$2:.$BM$64];[.$A58];[.L$1]+1)&gt;0;INDEX([$д.$B$2:.$BM$64];[.$A58]+1;[.L$1])&gt;0);-2;0);[$д.L58])" office:value-type="float" office:value="1" calcext:value-type="float">
            <text:p>1</text:p>
          </table:table-cell>
          <table:table-cell table:style-name="ce1" table:formula="of:=IF([$д.M58]=0;IF(AND(INDEX([$д.$B$2:.$BM$64];[.$A58]*3;[.M$1])&gt;0;INDEX([$д.$B$2:.$BM$64];[.$A58];[.M$1]*3)&gt;0;INDEX([$д.$B$2:.$BM$64];[.$A58];[.M$1]+1)&gt;0;INDEX([$д.$B$2:.$BM$64];[.$A58]+1;[.M$1])&gt;0);-2;0);[$д.M58])" office:value-type="float" office:value="1" calcext:value-type="float">
            <text:p>1</text:p>
          </table:table-cell>
          <table:table-cell table:style-name="ce1" table:formula="of:=IF([$д.N58]=0;IF(AND(INDEX([$д.$B$2:.$BM$64];[.$A58]*3;[.N$1])&gt;0;INDEX([$д.$B$2:.$BM$64];[.$A58];[.N$1]*3)&gt;0;INDEX([$д.$B$2:.$BM$64];[.$A58];[.N$1]+1)&gt;0;INDEX([$д.$B$2:.$BM$64];[.$A58]+1;[.N$1])&gt;0);-2;0);[$д.N58])" office:value-type="float" office:value="1" calcext:value-type="float">
            <text:p>1</text:p>
          </table:table-cell>
          <table:table-cell table:style-name="ce1" table:formula="of:=IF([$д.O58]=0;IF(AND(INDEX([$д.$B$2:.$BM$64];[.$A58]*3;[.O$1])&gt;0;INDEX([$д.$B$2:.$BM$64];[.$A58];[.O$1]*3)&gt;0;INDEX([$д.$B$2:.$BM$64];[.$A58];[.O$1]+1)&gt;0;INDEX([$д.$B$2:.$BM$64];[.$A58]+1;[.O$1])&gt;0);-2;0);[$д.O58])" office:value-type="float" office:value="1" calcext:value-type="float">
            <text:p>1</text:p>
          </table:table-cell>
          <table:table-cell table:style-name="ce1" table:formula="of:=IF([$д.P58]=0;IF(AND(INDEX([$д.$B$2:.$BM$64];[.$A58]*3;[.P$1])&gt;0;INDEX([$д.$B$2:.$BM$64];[.$A58];[.P$1]*3)&gt;0;INDEX([$д.$B$2:.$BM$64];[.$A58];[.P$1]+1)&gt;0;INDEX([$д.$B$2:.$BM$64];[.$A58]+1;[.P$1])&gt;0);-2;0);[$д.P58])" office:value-type="float" office:value="1" calcext:value-type="float">
            <text:p>1</text:p>
          </table:table-cell>
          <table:table-cell table:style-name="ce1" table:formula="of:=IF([$д.Q58]=0;IF(AND(INDEX([$д.$B$2:.$BM$64];[.$A58]*3;[.Q$1])&gt;0;INDEX([$д.$B$2:.$BM$64];[.$A58];[.Q$1]*3)&gt;0;INDEX([$д.$B$2:.$BM$64];[.$A58];[.Q$1]+1)&gt;0;INDEX([$д.$B$2:.$BM$64];[.$A58]+1;[.Q$1])&gt;0);-2;0);[$д.Q58])" office:value-type="float" office:value="1" calcext:value-type="float">
            <text:p>1</text:p>
          </table:table-cell>
          <table:table-cell table:style-name="ce1" table:formula="of:=IF([$д.R58]=0;IF(AND(INDEX([$д.$B$2:.$BM$64];[.$A58]*3;[.R$1])&gt;0;INDEX([$д.$B$2:.$BM$64];[.$A58];[.R$1]*3)&gt;0;INDEX([$д.$B$2:.$BM$64];[.$A58];[.R$1]+1)&gt;0;INDEX([$д.$B$2:.$BM$64];[.$A58]+1;[.R$1])&gt;0);-2;0);[$д.R58])" office:value-type="float" office:value="1" calcext:value-type="float">
            <text:p>1</text:p>
          </table:table-cell>
          <table:table-cell table:style-name="ce1" table:formula="of:=IF([$д.S58]=0;IF(AND(INDEX([$д.$B$2:.$BM$64];[.$A58]*3;[.S$1])&gt;0;INDEX([$д.$B$2:.$BM$64];[.$A58];[.S$1]*3)&gt;0;INDEX([$д.$B$2:.$BM$64];[.$A58];[.S$1]+1)&gt;0;INDEX([$д.$B$2:.$BM$64];[.$A58]+1;[.S$1])&gt;0);-2;0);[$д.S58])" office:value-type="float" office:value="1" calcext:value-type="float">
            <text:p>1</text:p>
          </table:table-cell>
          <table:table-cell table:style-name="ce1" table:formula="of:=IF([$д.T58]=0;IF(AND(INDEX([$д.$B$2:.$BM$64];[.$A58]*3;[.T$1])&gt;0;INDEX([$д.$B$2:.$BM$64];[.$A58];[.T$1]*3)&gt;0;INDEX([$д.$B$2:.$BM$64];[.$A58];[.T$1]+1)&gt;0;INDEX([$д.$B$2:.$BM$64];[.$A58]+1;[.T$1])&gt;0);-2;0);[$д.T58])" office:value-type="float" office:value="1" calcext:value-type="float">
            <text:p>1</text:p>
          </table:table-cell>
          <table:table-cell table:style-name="ce1" table:formula="of:=IF([$д.U58]=0;IF(AND(INDEX([$д.$B$2:.$BM$64];[.$A58]*3;[.U$1])&gt;0;INDEX([$д.$B$2:.$BM$64];[.$A58];[.U$1]*3)&gt;0;INDEX([$д.$B$2:.$BM$64];[.$A58];[.U$1]+1)&gt;0;INDEX([$д.$B$2:.$BM$64];[.$A58]+1;[.U$1])&gt;0);-2;0);[$д.U58])" office:value-type="float" office:value="1" calcext:value-type="float">
            <text:p>1</text:p>
          </table:table-cell>
          <table:table-cell table:style-name="ce2" table:formula="of:=IF([$д.V58]=0;IF(OR(INDEX([$д.$B$2:.$BM$64];[.$A58]*3;[.V$1])&lt;0;INDEX([$д.$B$2:.$BM$64];[.$A58];[.V$1]*3)&lt;0;INDEX([$д.$B$2:.$BM$64];[.$A58];[.V$1]+1)&lt;0;INDEX([$д.$B$2:.$BM$64];[.$A58]+1;[.V$1])&lt;0);2;0);[$д.V58])" office:value-type="float" office:value="1" calcext:value-type="float">
            <text:p>1</text:p>
          </table:table-cell>
          <table:table-cell table:style-name="ce3" table:formula="of:=IF([$д.W58]=0;IF(AND(INDEX([$д.$B$2:.$BM$64];[.$A58]*3;[.W$1])&gt;0;INDEX([$д.$B$2:.$BM$64];[.$A58];[.W$1]*3)&gt;0;INDEX([$д.$B$2:.$BM$64];[.$A58];[.W$1]+1)&gt;0;INDEX([$д.$B$2:.$BM$64];[.$A58]+1;[.W$1])&gt;0);-1;0);[$д.W58])" office:value-type="float" office:value="1" calcext:value-type="float">
            <text:p>1</text:p>
          </table:table-cell>
          <table:table-cell table:style-name="ce4" table:formula="of:=IF([$д.X58]=0;IF(OR(INDEX([$д.$B$2:.$BM$64];[.$A58]*3;[.X$1])&gt;0;INDEX([$д.$B$2:.$BM$64];[.$A58];[.X$1]*3)&gt;0;INDEX([$д.$B$2:.$BM$64];[.$A58];[.X$1]+1)&gt;0;INDEX([$д.$B$2:.$BM$64];[.$A58]+1;[.X$1])&gt;0);-1;0);[$д.X58])" office:value-type="float" office:value="1" calcext:value-type="float">
            <text:p>1</text:p>
          </table:table-cell>
          <table:table-cell table:style-name="ce4" table:formula="of:=IF([$д.Y58]=0;IF(OR(INDEX([$д.$B$2:.$BM$64];[.$A58]*3;[.Y$1])&gt;0;INDEX([$д.$B$2:.$BM$64];[.$A58];[.Y$1]*3)&gt;0;INDEX([$д.$B$2:.$BM$64];[.$A58];[.Y$1]+1)&gt;0;INDEX([$д.$B$2:.$BM$64];[.$A58]+1;[.Y$1])&gt;0);-1;0);[$д.Y58])" office:value-type="float" office:value="1" calcext:value-type="float">
            <text:p>1</text:p>
          </table:table-cell>
          <table:table-cell table:style-name="ce4" table:formula="of:=IF([$д.Z58]=0;IF(OR(INDEX([$д.$B$2:.$BM$64];[.$A58]*3;[.Z$1])&gt;0;INDEX([$д.$B$2:.$BM$64];[.$A58];[.Z$1]*3)&gt;0;INDEX([$д.$B$2:.$BM$64];[.$A58];[.Z$1]+1)&gt;0;INDEX([$д.$B$2:.$BM$64];[.$A58]+1;[.Z$1])&gt;0);-1;0);[$д.Z58])" office:value-type="float" office:value="1" calcext:value-type="float">
            <text:p>1</text:p>
          </table:table-cell>
          <table:table-cell table:style-name="ce4" table:formula="of:=IF([$д.AA58]=0;IF(OR(INDEX([$д.$B$2:.$BM$64];[.$A58]*3;[.AA$1])&gt;0;INDEX([$д.$B$2:.$BM$64];[.$A58];[.AA$1]*3)&gt;0;INDEX([$д.$B$2:.$BM$64];[.$A58];[.AA$1]+1)&gt;0;INDEX([$д.$B$2:.$BM$64];[.$A58]+1;[.AA$1])&gt;0);-1;0);[$д.AA58])" office:value-type="float" office:value="1" calcext:value-type="float">
            <text:p>1</text:p>
          </table:table-cell>
          <table:table-cell table:style-name="ce4" table:formula="of:=IF([$д.AB58]=0;IF(OR(INDEX([$д.$B$2:.$BM$64];[.$A58]*3;[.AB$1])&gt;0;INDEX([$д.$B$2:.$BM$64];[.$A58];[.AB$1]*3)&gt;0;INDEX([$д.$B$2:.$BM$64];[.$A58];[.AB$1]+1)&gt;0;INDEX([$д.$B$2:.$BM$64];[.$A58]+1;[.AB$1])&gt;0);-1;0);[$д.AB58])" office:value-type="float" office:value="1" calcext:value-type="float">
            <text:p>1</text:p>
          </table:table-cell>
          <table:table-cell table:style-name="ce4" table:formula="of:=IF([$д.AC58]=0;IF(OR(INDEX([$д.$B$2:.$BM$64];[.$A58]*3;[.AC$1])&gt;0;INDEX([$д.$B$2:.$BM$64];[.$A58];[.AC$1]*3)&gt;0;INDEX([$д.$B$2:.$BM$64];[.$A58];[.AC$1]+1)&gt;0;INDEX([$д.$B$2:.$BM$64];[.$A58]+1;[.AC$1])&gt;0);-1;0);[$д.AC58])" office:value-type="float" office:value="1" calcext:value-type="float">
            <text:p>1</text:p>
          </table:table-cell>
          <table:table-cell table:style-name="ce4" table:formula="of:=IF(MAX([.AD$1];[.$A58])*3+MIN([.AD$1];[.$A58])&gt;=65;1;0)" office:value-type="float" office:value="1" calcext:value-type="float">
            <text:p>1</text:p>
          </table:table-cell>
          <table:table-cell table:style-name="ce4" table:formula="of:=IF(MAX([.AE$1];[.$A58])*3+MIN([.AE$1];[.$A58])&gt;=65;1;0)" office:value-type="float" office:value="1" calcext:value-type="float">
            <text:p>1</text:p>
          </table:table-cell>
          <table:table-cell table:style-name="ce4" table:formula="of:=IF(MAX([.AF$1];[.$A58])*3+MIN([.AF$1];[.$A58])&gt;=65;1;0)" office:value-type="float" office:value="1" calcext:value-type="float">
            <text:p>1</text:p>
          </table:table-cell>
          <table:table-cell table:style-name="ce4" table:formula="of:=IF(MAX([.AG$1];[.$A58])*3+MIN([.AG$1];[.$A58])&gt;=65;1;0)" office:value-type="float" office:value="1" calcext:value-type="float">
            <text:p>1</text:p>
          </table:table-cell>
          <table:table-cell table:style-name="ce4" table:formula="of:=IF(MAX([.AH$1];[.$A58])*3+MIN([.AH$1];[.$A58])&gt;=65;1;0)" office:value-type="float" office:value="1" calcext:value-type="float">
            <text:p>1</text:p>
          </table:table-cell>
          <table:table-cell table:style-name="ce4" table:formula="of:=IF(MAX([.AI$1];[.$A58])*3+MIN([.AI$1];[.$A58])&gt;=65;1;0)" office:value-type="float" office:value="1" calcext:value-type="float">
            <text:p>1</text:p>
          </table:table-cell>
          <table:table-cell table:style-name="ce4" table:formula="of:=IF(MAX([.AJ$1];[.$A58])*3+MIN([.AJ$1];[.$A58])&gt;=65;1;0)" office:value-type="float" office:value="1" calcext:value-type="float">
            <text:p>1</text:p>
          </table:table-cell>
          <table:table-cell table:style-name="ce4" table:formula="of:=IF(MAX([.AK$1];[.$A58])*3+MIN([.AK$1];[.$A58])&gt;=65;1;0)" office:value-type="float" office:value="1" calcext:value-type="float">
            <text:p>1</text:p>
          </table:table-cell>
          <table:table-cell table:style-name="ce4" table:formula="of:=IF(MAX([.AL$1];[.$A58])*3+MIN([.AL$1];[.$A58])&gt;=65;1;0)" office:value-type="float" office:value="1" calcext:value-type="float">
            <text:p>1</text:p>
          </table:table-cell>
          <table:table-cell table:style-name="ce4" table:formula="of:=IF(MAX([.AM$1];[.$A58])*3+MIN([.AM$1];[.$A58])&gt;=65;1;0)" office:value-type="float" office:value="1" calcext:value-type="float">
            <text:p>1</text:p>
          </table:table-cell>
          <table:table-cell table:style-name="ce4" table:formula="of:=IF(MAX([.AN$1];[.$A58])*3+MIN([.AN$1];[.$A58])&gt;=65;1;0)" office:value-type="float" office:value="1" calcext:value-type="float">
            <text:p>1</text:p>
          </table:table-cell>
          <table:table-cell table:style-name="ce4" table:formula="of:=IF(MAX([.AO$1];[.$A58])*3+MIN([.AO$1];[.$A58])&gt;=65;1;0)" office:value-type="float" office:value="1" calcext:value-type="float">
            <text:p>1</text:p>
          </table:table-cell>
          <table:table-cell table:style-name="ce4" table:formula="of:=IF(MAX([.AP$1];[.$A58])*3+MIN([.AP$1];[.$A58])&gt;=65;1;0)" office:value-type="float" office:value="1" calcext:value-type="float">
            <text:p>1</text:p>
          </table:table-cell>
          <table:table-cell table:style-name="ce4" table:formula="of:=IF(MAX([.AQ$1];[.$A58])*3+MIN([.AQ$1];[.$A58])&gt;=65;1;0)" office:value-type="float" office:value="1" calcext:value-type="float">
            <text:p>1</text:p>
          </table:table-cell>
          <table:table-cell table:style-name="ce4" table:formula="of:=IF(MAX([.AR$1];[.$A58])*3+MIN([.AR$1];[.$A58])&gt;=65;1;0)" office:value-type="float" office:value="1" calcext:value-type="float">
            <text:p>1</text:p>
          </table:table-cell>
          <table:table-cell table:style-name="ce4" table:formula="of:=IF(MAX([.AS$1];[.$A58])*3+MIN([.AS$1];[.$A58])&gt;=65;1;0)" office:value-type="float" office:value="1" calcext:value-type="float">
            <text:p>1</text:p>
          </table:table-cell>
          <table:table-cell table:style-name="ce4" table:formula="of:=IF(MAX([.AT$1];[.$A58])*3+MIN([.AT$1];[.$A58])&gt;=65;1;0)" office:value-type="float" office:value="1" calcext:value-type="float">
            <text:p>1</text:p>
          </table:table-cell>
          <table:table-cell table:style-name="ce4" table:formula="of:=IF(MAX([.AU$1];[.$A58])*3+MIN([.AU$1];[.$A58])&gt;=65;1;0)" office:value-type="float" office:value="1" calcext:value-type="float">
            <text:p>1</text:p>
          </table:table-cell>
          <table:table-cell table:style-name="ce4" table:formula="of:=IF(MAX([.AV$1];[.$A58])*3+MIN([.AV$1];[.$A58])&gt;=65;1;0)" office:value-type="float" office:value="1" calcext:value-type="float">
            <text:p>1</text:p>
          </table:table-cell>
          <table:table-cell table:style-name="ce4" table:formula="of:=IF(MAX([.AW$1];[.$A58])*3+MIN([.AW$1];[.$A58])&gt;=65;1;0)" office:value-type="float" office:value="1" calcext:value-type="float">
            <text:p>1</text:p>
          </table:table-cell>
          <table:table-cell table:style-name="ce4" table:formula="of:=IF(MAX([.AX$1];[.$A58])*3+MIN([.AX$1];[.$A58])&gt;=65;1;0)" office:value-type="float" office:value="1" calcext:value-type="float">
            <text:p>1</text:p>
          </table:table-cell>
          <table:table-cell table:style-name="ce4" table:formula="of:=IF(MAX([.AY$1];[.$A58])*3+MIN([.AY$1];[.$A58])&gt;=65;1;0)" office:value-type="float" office:value="1" calcext:value-type="float">
            <text:p>1</text:p>
          </table:table-cell>
          <table:table-cell table:style-name="ce4" table:formula="of:=IF(MAX([.AZ$1];[.$A58])*3+MIN([.AZ$1];[.$A58])&gt;=65;1;0)" office:value-type="float" office:value="1" calcext:value-type="float">
            <text:p>1</text:p>
          </table:table-cell>
          <table:table-cell table:style-name="ce4" table:formula="of:=IF(MAX([.BA$1];[.$A58])*3+MIN([.BA$1];[.$A58])&gt;=65;1;0)" office:value-type="float" office:value="1" calcext:value-type="float">
            <text:p>1</text:p>
          </table:table-cell>
          <table:table-cell table:style-name="ce4" table:formula="of:=IF(MAX([.BB$1];[.$A58])*3+MIN([.BB$1];[.$A58])&gt;=65;1;0)" office:value-type="float" office:value="1" calcext:value-type="float">
            <text:p>1</text:p>
          </table:table-cell>
          <table:table-cell table:style-name="ce4" table:formula="of:=IF(MAX([.BC$1];[.$A58])*3+MIN([.BC$1];[.$A58])&gt;=65;1;0)" office:value-type="float" office:value="1" calcext:value-type="float">
            <text:p>1</text:p>
          </table:table-cell>
          <table:table-cell table:style-name="ce4" table:formula="of:=IF(MAX([.BD$1];[.$A58])*3+MIN([.BD$1];[.$A58])&gt;=65;1;0)" office:value-type="float" office:value="1" calcext:value-type="float">
            <text:p>1</text:p>
          </table:table-cell>
          <table:table-cell table:style-name="ce4" table:formula="of:=IF(MAX([.BE$1];[.$A58])*3+MIN([.BE$1];[.$A58])&gt;=65;1;0)" office:value-type="float" office:value="1" calcext:value-type="float">
            <text:p>1</text:p>
          </table:table-cell>
          <table:table-cell table:style-name="ce4" table:formula="of:=IF(MAX([.BF$1];[.$A58])*3+MIN([.BF$1];[.$A58])&gt;=65;1;0)" office:value-type="float" office:value="1" calcext:value-type="float">
            <text:p>1</text:p>
          </table:table-cell>
          <table:table-cell table:style-name="ce4" table:formula="of:=IF(MAX([.BG$1];[.$A58])*3+MIN([.BG$1];[.$A58])&gt;=65;1;0)" office:value-type="float" office:value="1" calcext:value-type="float">
            <text:p>1</text:p>
          </table:table-cell>
          <table:table-cell table:style-name="ce4" table:formula="of:=IF(MAX([.BH$1];[.$A58])*3+MIN([.BH$1];[.$A58])&gt;=65;1;0)" office:value-type="float" office:value="1" calcext:value-type="float">
            <text:p>1</text:p>
          </table:table-cell>
          <table:table-cell table:style-name="ce4" table:formula="of:=IF(MAX([.BI$1];[.$A58])*3+MIN([.BI$1];[.$A58])&gt;=65;1;0)" office:value-type="float" office:value="1" calcext:value-type="float">
            <text:p>1</text:p>
          </table:table-cell>
          <table:table-cell table:style-name="ce4" table:formula="of:=IF(MAX([.BJ$1];[.$A58])*3+MIN([.BJ$1];[.$A58])&gt;=65;1;0)" office:value-type="float" office:value="1" calcext:value-type="float">
            <text:p>1</text:p>
          </table:table-cell>
          <table:table-cell table:style-name="ce4" table:formula="of:=IF(MAX([.BK$1];[.$A58])*3+MIN([.BK$1];[.$A58])&gt;=65;1;0)" office:value-type="float" office:value="1" calcext:value-type="float">
            <text:p>1</text:p>
          </table:table-cell>
          <table:table-cell table:style-name="ce4" table:formula="of:=IF(MAX([.BL$1];[.$A58])*3+MIN([.BL$1];[.$A58])&gt;=65;1;0)" office:value-type="float" office:value="1" calcext:value-type="float">
            <text:p>1</text:p>
          </table:table-cell>
          <table:table-cell table:style-name="ce4" table:formula="of:=IF(MAX([.BM$1];[.$A58])*3+MIN([.BM$1];[.$A58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table:formula="of:=IF([$д.B59]=0;IF(AND(INDEX([$д.$B$2:.$BM$64];[.$A59]*3;[.B$1])&gt;0;INDEX([$д.$B$2:.$BM$64];[.$A59];[.B$1]*3)&gt;0;INDEX([$д.$B$2:.$BM$64];[.$A59];[.B$1]+1)&gt;0;INDEX([$д.$B$2:.$BM$64];[.$A59]+1;[.B$1])&gt;0);-2;0);[$д.B59])" office:value-type="float" office:value="1" calcext:value-type="float">
            <text:p>1</text:p>
          </table:table-cell>
          <table:table-cell table:style-name="ce1" table:formula="of:=IF([$д.C59]=0;IF(AND(INDEX([$д.$B$2:.$BM$64];[.$A59]*3;[.C$1])&gt;0;INDEX([$д.$B$2:.$BM$64];[.$A59];[.C$1]*3)&gt;0;INDEX([$д.$B$2:.$BM$64];[.$A59];[.C$1]+1)&gt;0;INDEX([$д.$B$2:.$BM$64];[.$A59]+1;[.C$1])&gt;0);-2;0);[$д.C59])" office:value-type="float" office:value="1" calcext:value-type="float">
            <text:p>1</text:p>
          </table:table-cell>
          <table:table-cell table:style-name="ce1" table:formula="of:=IF([$д.D59]=0;IF(AND(INDEX([$д.$B$2:.$BM$64];[.$A59]*3;[.D$1])&gt;0;INDEX([$д.$B$2:.$BM$64];[.$A59];[.D$1]*3)&gt;0;INDEX([$д.$B$2:.$BM$64];[.$A59];[.D$1]+1)&gt;0;INDEX([$д.$B$2:.$BM$64];[.$A59]+1;[.D$1])&gt;0);-2;0);[$д.D59])" office:value-type="float" office:value="1" calcext:value-type="float">
            <text:p>1</text:p>
          </table:table-cell>
          <table:table-cell table:style-name="ce1" table:formula="of:=IF([$д.E59]=0;IF(AND(INDEX([$д.$B$2:.$BM$64];[.$A59]*3;[.E$1])&gt;0;INDEX([$д.$B$2:.$BM$64];[.$A59];[.E$1]*3)&gt;0;INDEX([$д.$B$2:.$BM$64];[.$A59];[.E$1]+1)&gt;0;INDEX([$д.$B$2:.$BM$64];[.$A59]+1;[.E$1])&gt;0);-2;0);[$д.E59])" office:value-type="float" office:value="1" calcext:value-type="float">
            <text:p>1</text:p>
          </table:table-cell>
          <table:table-cell table:style-name="ce1" table:formula="of:=IF([$д.F59]=0;IF(AND(INDEX([$д.$B$2:.$BM$64];[.$A59]*3;[.F$1])&gt;0;INDEX([$д.$B$2:.$BM$64];[.$A59];[.F$1]*3)&gt;0;INDEX([$д.$B$2:.$BM$64];[.$A59];[.F$1]+1)&gt;0;INDEX([$д.$B$2:.$BM$64];[.$A59]+1;[.F$1])&gt;0);-2;0);[$д.F59])" office:value-type="float" office:value="1" calcext:value-type="float">
            <text:p>1</text:p>
          </table:table-cell>
          <table:table-cell table:style-name="ce1" table:formula="of:=IF([$д.G59]=0;IF(AND(INDEX([$д.$B$2:.$BM$64];[.$A59]*3;[.G$1])&gt;0;INDEX([$д.$B$2:.$BM$64];[.$A59];[.G$1]*3)&gt;0;INDEX([$д.$B$2:.$BM$64];[.$A59];[.G$1]+1)&gt;0;INDEX([$д.$B$2:.$BM$64];[.$A59]+1;[.G$1])&gt;0);-2;0);[$д.G59])" office:value-type="float" office:value="1" calcext:value-type="float">
            <text:p>1</text:p>
          </table:table-cell>
          <table:table-cell table:style-name="ce1" table:formula="of:=IF([$д.H59]=0;IF(AND(INDEX([$д.$B$2:.$BM$64];[.$A59]*3;[.H$1])&gt;0;INDEX([$д.$B$2:.$BM$64];[.$A59];[.H$1]*3)&gt;0;INDEX([$д.$B$2:.$BM$64];[.$A59];[.H$1]+1)&gt;0;INDEX([$д.$B$2:.$BM$64];[.$A59]+1;[.H$1])&gt;0);-2;0);[$д.H59])" office:value-type="float" office:value="1" calcext:value-type="float">
            <text:p>1</text:p>
          </table:table-cell>
          <table:table-cell table:style-name="ce1" table:formula="of:=IF([$д.I59]=0;IF(AND(INDEX([$д.$B$2:.$BM$64];[.$A59]*3;[.I$1])&gt;0;INDEX([$д.$B$2:.$BM$64];[.$A59];[.I$1]*3)&gt;0;INDEX([$д.$B$2:.$BM$64];[.$A59];[.I$1]+1)&gt;0;INDEX([$д.$B$2:.$BM$64];[.$A59]+1;[.I$1])&gt;0);-2;0);[$д.I59])" office:value-type="float" office:value="1" calcext:value-type="float">
            <text:p>1</text:p>
          </table:table-cell>
          <table:table-cell table:style-name="ce1" table:formula="of:=IF([$д.J59]=0;IF(AND(INDEX([$д.$B$2:.$BM$64];[.$A59]*3;[.J$1])&gt;0;INDEX([$д.$B$2:.$BM$64];[.$A59];[.J$1]*3)&gt;0;INDEX([$д.$B$2:.$BM$64];[.$A59];[.J$1]+1)&gt;0;INDEX([$д.$B$2:.$BM$64];[.$A59]+1;[.J$1])&gt;0);-2;0);[$д.J59])" office:value-type="float" office:value="1" calcext:value-type="float">
            <text:p>1</text:p>
          </table:table-cell>
          <table:table-cell table:style-name="ce1" table:formula="of:=IF([$д.K59]=0;IF(AND(INDEX([$д.$B$2:.$BM$64];[.$A59]*3;[.K$1])&gt;0;INDEX([$д.$B$2:.$BM$64];[.$A59];[.K$1]*3)&gt;0;INDEX([$д.$B$2:.$BM$64];[.$A59];[.K$1]+1)&gt;0;INDEX([$д.$B$2:.$BM$64];[.$A59]+1;[.K$1])&gt;0);-2;0);[$д.K59])" office:value-type="float" office:value="1" calcext:value-type="float">
            <text:p>1</text:p>
          </table:table-cell>
          <table:table-cell table:style-name="ce1" table:formula="of:=IF([$д.L59]=0;IF(AND(INDEX([$д.$B$2:.$BM$64];[.$A59]*3;[.L$1])&gt;0;INDEX([$д.$B$2:.$BM$64];[.$A59];[.L$1]*3)&gt;0;INDEX([$д.$B$2:.$BM$64];[.$A59];[.L$1]+1)&gt;0;INDEX([$д.$B$2:.$BM$64];[.$A59]+1;[.L$1])&gt;0);-2;0);[$д.L59])" office:value-type="float" office:value="1" calcext:value-type="float">
            <text:p>1</text:p>
          </table:table-cell>
          <table:table-cell table:style-name="ce1" table:formula="of:=IF([$д.M59]=0;IF(AND(INDEX([$д.$B$2:.$BM$64];[.$A59]*3;[.M$1])&gt;0;INDEX([$д.$B$2:.$BM$64];[.$A59];[.M$1]*3)&gt;0;INDEX([$д.$B$2:.$BM$64];[.$A59];[.M$1]+1)&gt;0;INDEX([$д.$B$2:.$BM$64];[.$A59]+1;[.M$1])&gt;0);-2;0);[$д.M59])" office:value-type="float" office:value="1" calcext:value-type="float">
            <text:p>1</text:p>
          </table:table-cell>
          <table:table-cell table:style-name="ce1" table:formula="of:=IF([$д.N59]=0;IF(AND(INDEX([$д.$B$2:.$BM$64];[.$A59]*3;[.N$1])&gt;0;INDEX([$д.$B$2:.$BM$64];[.$A59];[.N$1]*3)&gt;0;INDEX([$д.$B$2:.$BM$64];[.$A59];[.N$1]+1)&gt;0;INDEX([$д.$B$2:.$BM$64];[.$A59]+1;[.N$1])&gt;0);-2;0);[$д.N59])" office:value-type="float" office:value="1" calcext:value-type="float">
            <text:p>1</text:p>
          </table:table-cell>
          <table:table-cell table:style-name="ce1" table:formula="of:=IF([$д.O59]=0;IF(AND(INDEX([$д.$B$2:.$BM$64];[.$A59]*3;[.O$1])&gt;0;INDEX([$д.$B$2:.$BM$64];[.$A59];[.O$1]*3)&gt;0;INDEX([$д.$B$2:.$BM$64];[.$A59];[.O$1]+1)&gt;0;INDEX([$д.$B$2:.$BM$64];[.$A59]+1;[.O$1])&gt;0);-2;0);[$д.O59])" office:value-type="float" office:value="1" calcext:value-type="float">
            <text:p>1</text:p>
          </table:table-cell>
          <table:table-cell table:style-name="ce1" table:formula="of:=IF([$д.P59]=0;IF(AND(INDEX([$д.$B$2:.$BM$64];[.$A59]*3;[.P$1])&gt;0;INDEX([$д.$B$2:.$BM$64];[.$A59];[.P$1]*3)&gt;0;INDEX([$д.$B$2:.$BM$64];[.$A59];[.P$1]+1)&gt;0;INDEX([$д.$B$2:.$BM$64];[.$A59]+1;[.P$1])&gt;0);-2;0);[$д.P59])" office:value-type="float" office:value="1" calcext:value-type="float">
            <text:p>1</text:p>
          </table:table-cell>
          <table:table-cell table:style-name="ce1" table:formula="of:=IF([$д.Q59]=0;IF(AND(INDEX([$д.$B$2:.$BM$64];[.$A59]*3;[.Q$1])&gt;0;INDEX([$д.$B$2:.$BM$64];[.$A59];[.Q$1]*3)&gt;0;INDEX([$д.$B$2:.$BM$64];[.$A59];[.Q$1]+1)&gt;0;INDEX([$д.$B$2:.$BM$64];[.$A59]+1;[.Q$1])&gt;0);-2;0);[$д.Q59])" office:value-type="float" office:value="1" calcext:value-type="float">
            <text:p>1</text:p>
          </table:table-cell>
          <table:table-cell table:style-name="ce1" table:formula="of:=IF([$д.R59]=0;IF(AND(INDEX([$д.$B$2:.$BM$64];[.$A59]*3;[.R$1])&gt;0;INDEX([$д.$B$2:.$BM$64];[.$A59];[.R$1]*3)&gt;0;INDEX([$д.$B$2:.$BM$64];[.$A59];[.R$1]+1)&gt;0;INDEX([$д.$B$2:.$BM$64];[.$A59]+1;[.R$1])&gt;0);-2;0);[$д.R59])" office:value-type="float" office:value="1" calcext:value-type="float">
            <text:p>1</text:p>
          </table:table-cell>
          <table:table-cell table:style-name="ce1" table:formula="of:=IF([$д.S59]=0;IF(AND(INDEX([$д.$B$2:.$BM$64];[.$A59]*3;[.S$1])&gt;0;INDEX([$д.$B$2:.$BM$64];[.$A59];[.S$1]*3)&gt;0;INDEX([$д.$B$2:.$BM$64];[.$A59];[.S$1]+1)&gt;0;INDEX([$д.$B$2:.$BM$64];[.$A59]+1;[.S$1])&gt;0);-2;0);[$д.S59])" office:value-type="float" office:value="1" calcext:value-type="float">
            <text:p>1</text:p>
          </table:table-cell>
          <table:table-cell table:style-name="ce1" table:formula="of:=IF([$д.T59]=0;IF(AND(INDEX([$д.$B$2:.$BM$64];[.$A59]*3;[.T$1])&gt;0;INDEX([$д.$B$2:.$BM$64];[.$A59];[.T$1]*3)&gt;0;INDEX([$д.$B$2:.$BM$64];[.$A59];[.T$1]+1)&gt;0;INDEX([$д.$B$2:.$BM$64];[.$A59]+1;[.T$1])&gt;0);-2;0);[$д.T59])" office:value-type="float" office:value="1" calcext:value-type="float">
            <text:p>1</text:p>
          </table:table-cell>
          <table:table-cell table:style-name="ce1" table:formula="of:=IF([$д.U59]=0;IF(AND(INDEX([$д.$B$2:.$BM$64];[.$A59]*3;[.U$1])&gt;0;INDEX([$д.$B$2:.$BM$64];[.$A59];[.U$1]*3)&gt;0;INDEX([$д.$B$2:.$BM$64];[.$A59];[.U$1]+1)&gt;0;INDEX([$д.$B$2:.$BM$64];[.$A59]+1;[.U$1])&gt;0);-2;0);[$д.U59])" office:value-type="float" office:value="1" calcext:value-type="float">
            <text:p>1</text:p>
          </table:table-cell>
          <table:table-cell table:style-name="ce2" table:formula="of:=IF([$д.V59]=0;IF(OR(INDEX([$д.$B$2:.$BM$64];[.$A59]*3;[.V$1])&lt;0;INDEX([$д.$B$2:.$BM$64];[.$A59];[.V$1]*3)&lt;0;INDEX([$д.$B$2:.$BM$64];[.$A59];[.V$1]+1)&lt;0;INDEX([$д.$B$2:.$BM$64];[.$A59]+1;[.V$1])&lt;0);2;0);[$д.V59])" office:value-type="float" office:value="1" calcext:value-type="float">
            <text:p>1</text:p>
          </table:table-cell>
          <table:table-cell table:style-name="ce3" table:formula="of:=IF([$д.W59]=0;IF(AND(INDEX([$д.$B$2:.$BM$64];[.$A59]*3;[.W$1])&gt;0;INDEX([$д.$B$2:.$BM$64];[.$A59];[.W$1]*3)&gt;0;INDEX([$д.$B$2:.$BM$64];[.$A59];[.W$1]+1)&gt;0;INDEX([$д.$B$2:.$BM$64];[.$A59]+1;[.W$1])&gt;0);-1;0);[$д.W59])" office:value-type="float" office:value="1" calcext:value-type="float">
            <text:p>1</text:p>
          </table:table-cell>
          <table:table-cell table:style-name="ce4" table:formula="of:=IF([$д.X59]=0;IF(OR(INDEX([$д.$B$2:.$BM$64];[.$A59]*3;[.X$1])&gt;0;INDEX([$д.$B$2:.$BM$64];[.$A59];[.X$1]*3)&gt;0;INDEX([$д.$B$2:.$BM$64];[.$A59];[.X$1]+1)&gt;0;INDEX([$д.$B$2:.$BM$64];[.$A59]+1;[.X$1])&gt;0);-1;0);[$д.X59])" office:value-type="float" office:value="1" calcext:value-type="float">
            <text:p>1</text:p>
          </table:table-cell>
          <table:table-cell table:style-name="ce4" table:formula="of:=IF([$д.Y59]=0;IF(OR(INDEX([$д.$B$2:.$BM$64];[.$A59]*3;[.Y$1])&gt;0;INDEX([$д.$B$2:.$BM$64];[.$A59];[.Y$1]*3)&gt;0;INDEX([$д.$B$2:.$BM$64];[.$A59];[.Y$1]+1)&gt;0;INDEX([$д.$B$2:.$BM$64];[.$A59]+1;[.Y$1])&gt;0);-1;0);[$д.Y59])" office:value-type="float" office:value="1" calcext:value-type="float">
            <text:p>1</text:p>
          </table:table-cell>
          <table:table-cell table:style-name="ce4" table:formula="of:=IF([$д.Z59]=0;IF(OR(INDEX([$д.$B$2:.$BM$64];[.$A59]*3;[.Z$1])&gt;0;INDEX([$д.$B$2:.$BM$64];[.$A59];[.Z$1]*3)&gt;0;INDEX([$д.$B$2:.$BM$64];[.$A59];[.Z$1]+1)&gt;0;INDEX([$д.$B$2:.$BM$64];[.$A59]+1;[.Z$1])&gt;0);-1;0);[$д.Z59])" office:value-type="float" office:value="1" calcext:value-type="float">
            <text:p>1</text:p>
          </table:table-cell>
          <table:table-cell table:style-name="ce4" table:formula="of:=IF([$д.AA59]=0;IF(OR(INDEX([$д.$B$2:.$BM$64];[.$A59]*3;[.AA$1])&gt;0;INDEX([$д.$B$2:.$BM$64];[.$A59];[.AA$1]*3)&gt;0;INDEX([$д.$B$2:.$BM$64];[.$A59];[.AA$1]+1)&gt;0;INDEX([$д.$B$2:.$BM$64];[.$A59]+1;[.AA$1])&gt;0);-1;0);[$д.AA59])" office:value-type="float" office:value="1" calcext:value-type="float">
            <text:p>1</text:p>
          </table:table-cell>
          <table:table-cell table:style-name="ce4" table:formula="of:=IF([$д.AB59]=0;IF(OR(INDEX([$д.$B$2:.$BM$64];[.$A59]*3;[.AB$1])&gt;0;INDEX([$д.$B$2:.$BM$64];[.$A59];[.AB$1]*3)&gt;0;INDEX([$д.$B$2:.$BM$64];[.$A59];[.AB$1]+1)&gt;0;INDEX([$д.$B$2:.$BM$64];[.$A59]+1;[.AB$1])&gt;0);-1;0);[$д.AB59])" office:value-type="float" office:value="1" calcext:value-type="float">
            <text:p>1</text:p>
          </table:table-cell>
          <table:table-cell table:style-name="ce4" table:formula="of:=IF([$д.AC59]=0;IF(OR(INDEX([$д.$B$2:.$BM$64];[.$A59]*3;[.AC$1])&gt;0;INDEX([$д.$B$2:.$BM$64];[.$A59];[.AC$1]*3)&gt;0;INDEX([$д.$B$2:.$BM$64];[.$A59];[.AC$1]+1)&gt;0;INDEX([$д.$B$2:.$BM$64];[.$A59]+1;[.AC$1])&gt;0);-1;0);[$д.AC59])" office:value-type="float" office:value="1" calcext:value-type="float">
            <text:p>1</text:p>
          </table:table-cell>
          <table:table-cell table:style-name="ce4" table:formula="of:=IF(MAX([.AD$1];[.$A59])*3+MIN([.AD$1];[.$A59])&gt;=65;1;0)" office:value-type="float" office:value="1" calcext:value-type="float">
            <text:p>1</text:p>
          </table:table-cell>
          <table:table-cell table:style-name="ce4" table:formula="of:=IF(MAX([.AE$1];[.$A59])*3+MIN([.AE$1];[.$A59])&gt;=65;1;0)" office:value-type="float" office:value="1" calcext:value-type="float">
            <text:p>1</text:p>
          </table:table-cell>
          <table:table-cell table:style-name="ce4" table:formula="of:=IF(MAX([.AF$1];[.$A59])*3+MIN([.AF$1];[.$A59])&gt;=65;1;0)" office:value-type="float" office:value="1" calcext:value-type="float">
            <text:p>1</text:p>
          </table:table-cell>
          <table:table-cell table:style-name="ce4" table:formula="of:=IF(MAX([.AG$1];[.$A59])*3+MIN([.AG$1];[.$A59])&gt;=65;1;0)" office:value-type="float" office:value="1" calcext:value-type="float">
            <text:p>1</text:p>
          </table:table-cell>
          <table:table-cell table:style-name="ce4" table:formula="of:=IF(MAX([.AH$1];[.$A59])*3+MIN([.AH$1];[.$A59])&gt;=65;1;0)" office:value-type="float" office:value="1" calcext:value-type="float">
            <text:p>1</text:p>
          </table:table-cell>
          <table:table-cell table:style-name="ce4" table:formula="of:=IF(MAX([.AI$1];[.$A59])*3+MIN([.AI$1];[.$A59])&gt;=65;1;0)" office:value-type="float" office:value="1" calcext:value-type="float">
            <text:p>1</text:p>
          </table:table-cell>
          <table:table-cell table:style-name="ce4" table:formula="of:=IF(MAX([.AJ$1];[.$A59])*3+MIN([.AJ$1];[.$A59])&gt;=65;1;0)" office:value-type="float" office:value="1" calcext:value-type="float">
            <text:p>1</text:p>
          </table:table-cell>
          <table:table-cell table:style-name="ce4" table:formula="of:=IF(MAX([.AK$1];[.$A59])*3+MIN([.AK$1];[.$A59])&gt;=65;1;0)" office:value-type="float" office:value="1" calcext:value-type="float">
            <text:p>1</text:p>
          </table:table-cell>
          <table:table-cell table:style-name="ce4" table:formula="of:=IF(MAX([.AL$1];[.$A59])*3+MIN([.AL$1];[.$A59])&gt;=65;1;0)" office:value-type="float" office:value="1" calcext:value-type="float">
            <text:p>1</text:p>
          </table:table-cell>
          <table:table-cell table:style-name="ce4" table:formula="of:=IF(MAX([.AM$1];[.$A59])*3+MIN([.AM$1];[.$A59])&gt;=65;1;0)" office:value-type="float" office:value="1" calcext:value-type="float">
            <text:p>1</text:p>
          </table:table-cell>
          <table:table-cell table:style-name="ce4" table:formula="of:=IF(MAX([.AN$1];[.$A59])*3+MIN([.AN$1];[.$A59])&gt;=65;1;0)" office:value-type="float" office:value="1" calcext:value-type="float">
            <text:p>1</text:p>
          </table:table-cell>
          <table:table-cell table:style-name="ce4" table:formula="of:=IF(MAX([.AO$1];[.$A59])*3+MIN([.AO$1];[.$A59])&gt;=65;1;0)" office:value-type="float" office:value="1" calcext:value-type="float">
            <text:p>1</text:p>
          </table:table-cell>
          <table:table-cell table:style-name="ce4" table:formula="of:=IF(MAX([.AP$1];[.$A59])*3+MIN([.AP$1];[.$A59])&gt;=65;1;0)" office:value-type="float" office:value="1" calcext:value-type="float">
            <text:p>1</text:p>
          </table:table-cell>
          <table:table-cell table:style-name="ce4" table:formula="of:=IF(MAX([.AQ$1];[.$A59])*3+MIN([.AQ$1];[.$A59])&gt;=65;1;0)" office:value-type="float" office:value="1" calcext:value-type="float">
            <text:p>1</text:p>
          </table:table-cell>
          <table:table-cell table:style-name="ce4" table:formula="of:=IF(MAX([.AR$1];[.$A59])*3+MIN([.AR$1];[.$A59])&gt;=65;1;0)" office:value-type="float" office:value="1" calcext:value-type="float">
            <text:p>1</text:p>
          </table:table-cell>
          <table:table-cell table:style-name="ce4" table:formula="of:=IF(MAX([.AS$1];[.$A59])*3+MIN([.AS$1];[.$A59])&gt;=65;1;0)" office:value-type="float" office:value="1" calcext:value-type="float">
            <text:p>1</text:p>
          </table:table-cell>
          <table:table-cell table:style-name="ce4" table:formula="of:=IF(MAX([.AT$1];[.$A59])*3+MIN([.AT$1];[.$A59])&gt;=65;1;0)" office:value-type="float" office:value="1" calcext:value-type="float">
            <text:p>1</text:p>
          </table:table-cell>
          <table:table-cell table:style-name="ce4" table:formula="of:=IF(MAX([.AU$1];[.$A59])*3+MIN([.AU$1];[.$A59])&gt;=65;1;0)" office:value-type="float" office:value="1" calcext:value-type="float">
            <text:p>1</text:p>
          </table:table-cell>
          <table:table-cell table:style-name="ce4" table:formula="of:=IF(MAX([.AV$1];[.$A59])*3+MIN([.AV$1];[.$A59])&gt;=65;1;0)" office:value-type="float" office:value="1" calcext:value-type="float">
            <text:p>1</text:p>
          </table:table-cell>
          <table:table-cell table:style-name="ce4" table:formula="of:=IF(MAX([.AW$1];[.$A59])*3+MIN([.AW$1];[.$A59])&gt;=65;1;0)" office:value-type="float" office:value="1" calcext:value-type="float">
            <text:p>1</text:p>
          </table:table-cell>
          <table:table-cell table:style-name="ce4" table:formula="of:=IF(MAX([.AX$1];[.$A59])*3+MIN([.AX$1];[.$A59])&gt;=65;1;0)" office:value-type="float" office:value="1" calcext:value-type="float">
            <text:p>1</text:p>
          </table:table-cell>
          <table:table-cell table:style-name="ce4" table:formula="of:=IF(MAX([.AY$1];[.$A59])*3+MIN([.AY$1];[.$A59])&gt;=65;1;0)" office:value-type="float" office:value="1" calcext:value-type="float">
            <text:p>1</text:p>
          </table:table-cell>
          <table:table-cell table:style-name="ce4" table:formula="of:=IF(MAX([.AZ$1];[.$A59])*3+MIN([.AZ$1];[.$A59])&gt;=65;1;0)" office:value-type="float" office:value="1" calcext:value-type="float">
            <text:p>1</text:p>
          </table:table-cell>
          <table:table-cell table:style-name="ce4" table:formula="of:=IF(MAX([.BA$1];[.$A59])*3+MIN([.BA$1];[.$A59])&gt;=65;1;0)" office:value-type="float" office:value="1" calcext:value-type="float">
            <text:p>1</text:p>
          </table:table-cell>
          <table:table-cell table:style-name="ce4" table:formula="of:=IF(MAX([.BB$1];[.$A59])*3+MIN([.BB$1];[.$A59])&gt;=65;1;0)" office:value-type="float" office:value="1" calcext:value-type="float">
            <text:p>1</text:p>
          </table:table-cell>
          <table:table-cell table:style-name="ce4" table:formula="of:=IF(MAX([.BC$1];[.$A59])*3+MIN([.BC$1];[.$A59])&gt;=65;1;0)" office:value-type="float" office:value="1" calcext:value-type="float">
            <text:p>1</text:p>
          </table:table-cell>
          <table:table-cell table:style-name="ce4" table:formula="of:=IF(MAX([.BD$1];[.$A59])*3+MIN([.BD$1];[.$A59])&gt;=65;1;0)" office:value-type="float" office:value="1" calcext:value-type="float">
            <text:p>1</text:p>
          </table:table-cell>
          <table:table-cell table:style-name="ce4" table:formula="of:=IF(MAX([.BE$1];[.$A59])*3+MIN([.BE$1];[.$A59])&gt;=65;1;0)" office:value-type="float" office:value="1" calcext:value-type="float">
            <text:p>1</text:p>
          </table:table-cell>
          <table:table-cell table:style-name="ce4" table:formula="of:=IF(MAX([.BF$1];[.$A59])*3+MIN([.BF$1];[.$A59])&gt;=65;1;0)" office:value-type="float" office:value="1" calcext:value-type="float">
            <text:p>1</text:p>
          </table:table-cell>
          <table:table-cell table:style-name="ce4" table:formula="of:=IF(MAX([.BG$1];[.$A59])*3+MIN([.BG$1];[.$A59])&gt;=65;1;0)" office:value-type="float" office:value="1" calcext:value-type="float">
            <text:p>1</text:p>
          </table:table-cell>
          <table:table-cell table:style-name="ce4" table:formula="of:=IF(MAX([.BH$1];[.$A59])*3+MIN([.BH$1];[.$A59])&gt;=65;1;0)" office:value-type="float" office:value="1" calcext:value-type="float">
            <text:p>1</text:p>
          </table:table-cell>
          <table:table-cell table:style-name="ce4" table:formula="of:=IF(MAX([.BI$1];[.$A59])*3+MIN([.BI$1];[.$A59])&gt;=65;1;0)" office:value-type="float" office:value="1" calcext:value-type="float">
            <text:p>1</text:p>
          </table:table-cell>
          <table:table-cell table:style-name="ce4" table:formula="of:=IF(MAX([.BJ$1];[.$A59])*3+MIN([.BJ$1];[.$A59])&gt;=65;1;0)" office:value-type="float" office:value="1" calcext:value-type="float">
            <text:p>1</text:p>
          </table:table-cell>
          <table:table-cell table:style-name="ce4" table:formula="of:=IF(MAX([.BK$1];[.$A59])*3+MIN([.BK$1];[.$A59])&gt;=65;1;0)" office:value-type="float" office:value="1" calcext:value-type="float">
            <text:p>1</text:p>
          </table:table-cell>
          <table:table-cell table:style-name="ce4" table:formula="of:=IF(MAX([.BL$1];[.$A59])*3+MIN([.BL$1];[.$A59])&gt;=65;1;0)" office:value-type="float" office:value="1" calcext:value-type="float">
            <text:p>1</text:p>
          </table:table-cell>
          <table:table-cell table:style-name="ce4" table:formula="of:=IF(MAX([.BM$1];[.$A59])*3+MIN([.BM$1];[.$A59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table:formula="of:=IF([$д.B60]=0;IF(AND(INDEX([$д.$B$2:.$BM$64];[.$A60]*3;[.B$1])&gt;0;INDEX([$д.$B$2:.$BM$64];[.$A60];[.B$1]*3)&gt;0;INDEX([$д.$B$2:.$BM$64];[.$A60];[.B$1]+1)&gt;0;INDEX([$д.$B$2:.$BM$64];[.$A60]+1;[.B$1])&gt;0);-2;0);[$д.B60])" office:value-type="float" office:value="1" calcext:value-type="float">
            <text:p>1</text:p>
          </table:table-cell>
          <table:table-cell table:style-name="ce1" table:formula="of:=IF([$д.C60]=0;IF(AND(INDEX([$д.$B$2:.$BM$64];[.$A60]*3;[.C$1])&gt;0;INDEX([$д.$B$2:.$BM$64];[.$A60];[.C$1]*3)&gt;0;INDEX([$д.$B$2:.$BM$64];[.$A60];[.C$1]+1)&gt;0;INDEX([$д.$B$2:.$BM$64];[.$A60]+1;[.C$1])&gt;0);-2;0);[$д.C60])" office:value-type="float" office:value="1" calcext:value-type="float">
            <text:p>1</text:p>
          </table:table-cell>
          <table:table-cell table:style-name="ce1" table:formula="of:=IF([$д.D60]=0;IF(AND(INDEX([$д.$B$2:.$BM$64];[.$A60]*3;[.D$1])&gt;0;INDEX([$д.$B$2:.$BM$64];[.$A60];[.D$1]*3)&gt;0;INDEX([$д.$B$2:.$BM$64];[.$A60];[.D$1]+1)&gt;0;INDEX([$д.$B$2:.$BM$64];[.$A60]+1;[.D$1])&gt;0);-2;0);[$д.D60])" office:value-type="float" office:value="1" calcext:value-type="float">
            <text:p>1</text:p>
          </table:table-cell>
          <table:table-cell table:style-name="ce1" table:formula="of:=IF([$д.E60]=0;IF(AND(INDEX([$д.$B$2:.$BM$64];[.$A60]*3;[.E$1])&gt;0;INDEX([$д.$B$2:.$BM$64];[.$A60];[.E$1]*3)&gt;0;INDEX([$д.$B$2:.$BM$64];[.$A60];[.E$1]+1)&gt;0;INDEX([$д.$B$2:.$BM$64];[.$A60]+1;[.E$1])&gt;0);-2;0);[$д.E60])" office:value-type="float" office:value="1" calcext:value-type="float">
            <text:p>1</text:p>
          </table:table-cell>
          <table:table-cell table:style-name="ce1" table:formula="of:=IF([$д.F60]=0;IF(AND(INDEX([$д.$B$2:.$BM$64];[.$A60]*3;[.F$1])&gt;0;INDEX([$д.$B$2:.$BM$64];[.$A60];[.F$1]*3)&gt;0;INDEX([$д.$B$2:.$BM$64];[.$A60];[.F$1]+1)&gt;0;INDEX([$д.$B$2:.$BM$64];[.$A60]+1;[.F$1])&gt;0);-2;0);[$д.F60])" office:value-type="float" office:value="1" calcext:value-type="float">
            <text:p>1</text:p>
          </table:table-cell>
          <table:table-cell table:style-name="ce1" table:formula="of:=IF([$д.G60]=0;IF(AND(INDEX([$д.$B$2:.$BM$64];[.$A60]*3;[.G$1])&gt;0;INDEX([$д.$B$2:.$BM$64];[.$A60];[.G$1]*3)&gt;0;INDEX([$д.$B$2:.$BM$64];[.$A60];[.G$1]+1)&gt;0;INDEX([$д.$B$2:.$BM$64];[.$A60]+1;[.G$1])&gt;0);-2;0);[$д.G60])" office:value-type="float" office:value="1" calcext:value-type="float">
            <text:p>1</text:p>
          </table:table-cell>
          <table:table-cell table:style-name="ce1" table:formula="of:=IF([$д.H60]=0;IF(AND(INDEX([$д.$B$2:.$BM$64];[.$A60]*3;[.H$1])&gt;0;INDEX([$д.$B$2:.$BM$64];[.$A60];[.H$1]*3)&gt;0;INDEX([$д.$B$2:.$BM$64];[.$A60];[.H$1]+1)&gt;0;INDEX([$д.$B$2:.$BM$64];[.$A60]+1;[.H$1])&gt;0);-2;0);[$д.H60])" office:value-type="float" office:value="1" calcext:value-type="float">
            <text:p>1</text:p>
          </table:table-cell>
          <table:table-cell table:style-name="ce1" table:formula="of:=IF([$д.I60]=0;IF(AND(INDEX([$д.$B$2:.$BM$64];[.$A60]*3;[.I$1])&gt;0;INDEX([$д.$B$2:.$BM$64];[.$A60];[.I$1]*3)&gt;0;INDEX([$д.$B$2:.$BM$64];[.$A60];[.I$1]+1)&gt;0;INDEX([$д.$B$2:.$BM$64];[.$A60]+1;[.I$1])&gt;0);-2;0);[$д.I60])" office:value-type="float" office:value="1" calcext:value-type="float">
            <text:p>1</text:p>
          </table:table-cell>
          <table:table-cell table:style-name="ce1" table:formula="of:=IF([$д.J60]=0;IF(AND(INDEX([$д.$B$2:.$BM$64];[.$A60]*3;[.J$1])&gt;0;INDEX([$д.$B$2:.$BM$64];[.$A60];[.J$1]*3)&gt;0;INDEX([$д.$B$2:.$BM$64];[.$A60];[.J$1]+1)&gt;0;INDEX([$д.$B$2:.$BM$64];[.$A60]+1;[.J$1])&gt;0);-2;0);[$д.J60])" office:value-type="float" office:value="1" calcext:value-type="float">
            <text:p>1</text:p>
          </table:table-cell>
          <table:table-cell table:style-name="ce1" table:formula="of:=IF([$д.K60]=0;IF(AND(INDEX([$д.$B$2:.$BM$64];[.$A60]*3;[.K$1])&gt;0;INDEX([$д.$B$2:.$BM$64];[.$A60];[.K$1]*3)&gt;0;INDEX([$д.$B$2:.$BM$64];[.$A60];[.K$1]+1)&gt;0;INDEX([$д.$B$2:.$BM$64];[.$A60]+1;[.K$1])&gt;0);-2;0);[$д.K60])" office:value-type="float" office:value="1" calcext:value-type="float">
            <text:p>1</text:p>
          </table:table-cell>
          <table:table-cell table:style-name="ce1" table:formula="of:=IF([$д.L60]=0;IF(AND(INDEX([$д.$B$2:.$BM$64];[.$A60]*3;[.L$1])&gt;0;INDEX([$д.$B$2:.$BM$64];[.$A60];[.L$1]*3)&gt;0;INDEX([$д.$B$2:.$BM$64];[.$A60];[.L$1]+1)&gt;0;INDEX([$д.$B$2:.$BM$64];[.$A60]+1;[.L$1])&gt;0);-2;0);[$д.L60])" office:value-type="float" office:value="1" calcext:value-type="float">
            <text:p>1</text:p>
          </table:table-cell>
          <table:table-cell table:style-name="ce1" table:formula="of:=IF([$д.M60]=0;IF(AND(INDEX([$д.$B$2:.$BM$64];[.$A60]*3;[.M$1])&gt;0;INDEX([$д.$B$2:.$BM$64];[.$A60];[.M$1]*3)&gt;0;INDEX([$д.$B$2:.$BM$64];[.$A60];[.M$1]+1)&gt;0;INDEX([$д.$B$2:.$BM$64];[.$A60]+1;[.M$1])&gt;0);-2;0);[$д.M60])" office:value-type="float" office:value="1" calcext:value-type="float">
            <text:p>1</text:p>
          </table:table-cell>
          <table:table-cell table:style-name="ce1" table:formula="of:=IF([$д.N60]=0;IF(AND(INDEX([$д.$B$2:.$BM$64];[.$A60]*3;[.N$1])&gt;0;INDEX([$д.$B$2:.$BM$64];[.$A60];[.N$1]*3)&gt;0;INDEX([$д.$B$2:.$BM$64];[.$A60];[.N$1]+1)&gt;0;INDEX([$д.$B$2:.$BM$64];[.$A60]+1;[.N$1])&gt;0);-2;0);[$д.N60])" office:value-type="float" office:value="1" calcext:value-type="float">
            <text:p>1</text:p>
          </table:table-cell>
          <table:table-cell table:style-name="ce1" table:formula="of:=IF([$д.O60]=0;IF(AND(INDEX([$д.$B$2:.$BM$64];[.$A60]*3;[.O$1])&gt;0;INDEX([$д.$B$2:.$BM$64];[.$A60];[.O$1]*3)&gt;0;INDEX([$д.$B$2:.$BM$64];[.$A60];[.O$1]+1)&gt;0;INDEX([$д.$B$2:.$BM$64];[.$A60]+1;[.O$1])&gt;0);-2;0);[$д.O60])" office:value-type="float" office:value="1" calcext:value-type="float">
            <text:p>1</text:p>
          </table:table-cell>
          <table:table-cell table:style-name="ce1" table:formula="of:=IF([$д.P60]=0;IF(AND(INDEX([$д.$B$2:.$BM$64];[.$A60]*3;[.P$1])&gt;0;INDEX([$д.$B$2:.$BM$64];[.$A60];[.P$1]*3)&gt;0;INDEX([$д.$B$2:.$BM$64];[.$A60];[.P$1]+1)&gt;0;INDEX([$д.$B$2:.$BM$64];[.$A60]+1;[.P$1])&gt;0);-2;0);[$д.P60])" office:value-type="float" office:value="1" calcext:value-type="float">
            <text:p>1</text:p>
          </table:table-cell>
          <table:table-cell table:style-name="ce1" table:formula="of:=IF([$д.Q60]=0;IF(AND(INDEX([$д.$B$2:.$BM$64];[.$A60]*3;[.Q$1])&gt;0;INDEX([$д.$B$2:.$BM$64];[.$A60];[.Q$1]*3)&gt;0;INDEX([$д.$B$2:.$BM$64];[.$A60];[.Q$1]+1)&gt;0;INDEX([$д.$B$2:.$BM$64];[.$A60]+1;[.Q$1])&gt;0);-2;0);[$д.Q60])" office:value-type="float" office:value="1" calcext:value-type="float">
            <text:p>1</text:p>
          </table:table-cell>
          <table:table-cell table:style-name="ce1" table:formula="of:=IF([$д.R60]=0;IF(AND(INDEX([$д.$B$2:.$BM$64];[.$A60]*3;[.R$1])&gt;0;INDEX([$д.$B$2:.$BM$64];[.$A60];[.R$1]*3)&gt;0;INDEX([$д.$B$2:.$BM$64];[.$A60];[.R$1]+1)&gt;0;INDEX([$д.$B$2:.$BM$64];[.$A60]+1;[.R$1])&gt;0);-2;0);[$д.R60])" office:value-type="float" office:value="1" calcext:value-type="float">
            <text:p>1</text:p>
          </table:table-cell>
          <table:table-cell table:style-name="ce1" table:formula="of:=IF([$д.S60]=0;IF(AND(INDEX([$д.$B$2:.$BM$64];[.$A60]*3;[.S$1])&gt;0;INDEX([$д.$B$2:.$BM$64];[.$A60];[.S$1]*3)&gt;0;INDEX([$д.$B$2:.$BM$64];[.$A60];[.S$1]+1)&gt;0;INDEX([$д.$B$2:.$BM$64];[.$A60]+1;[.S$1])&gt;0);-2;0);[$д.S60])" office:value-type="float" office:value="1" calcext:value-type="float">
            <text:p>1</text:p>
          </table:table-cell>
          <table:table-cell table:style-name="ce1" table:formula="of:=IF([$д.T60]=0;IF(AND(INDEX([$д.$B$2:.$BM$64];[.$A60]*3;[.T$1])&gt;0;INDEX([$д.$B$2:.$BM$64];[.$A60];[.T$1]*3)&gt;0;INDEX([$д.$B$2:.$BM$64];[.$A60];[.T$1]+1)&gt;0;INDEX([$д.$B$2:.$BM$64];[.$A60]+1;[.T$1])&gt;0);-2;0);[$д.T60])" office:value-type="float" office:value="1" calcext:value-type="float">
            <text:p>1</text:p>
          </table:table-cell>
          <table:table-cell table:style-name="ce1" table:formula="of:=IF([$д.U60]=0;IF(AND(INDEX([$д.$B$2:.$BM$64];[.$A60]*3;[.U$1])&gt;0;INDEX([$д.$B$2:.$BM$64];[.$A60];[.U$1]*3)&gt;0;INDEX([$д.$B$2:.$BM$64];[.$A60];[.U$1]+1)&gt;0;INDEX([$д.$B$2:.$BM$64];[.$A60]+1;[.U$1])&gt;0);-2;0);[$д.U60])" office:value-type="float" office:value="1" calcext:value-type="float">
            <text:p>1</text:p>
          </table:table-cell>
          <table:table-cell table:style-name="ce2" table:formula="of:=IF([$д.V60]=0;IF(OR(INDEX([$д.$B$2:.$BM$64];[.$A60]*3;[.V$1])&lt;0;INDEX([$д.$B$2:.$BM$64];[.$A60];[.V$1]*3)&lt;0;INDEX([$д.$B$2:.$BM$64];[.$A60];[.V$1]+1)&lt;0;INDEX([$д.$B$2:.$BM$64];[.$A60]+1;[.V$1])&lt;0);2;0);[$д.V60])" office:value-type="float" office:value="1" calcext:value-type="float">
            <text:p>1</text:p>
          </table:table-cell>
          <table:table-cell table:style-name="ce3" table:formula="of:=IF([$д.W60]=0;IF(AND(INDEX([$д.$B$2:.$BM$64];[.$A60]*3;[.W$1])&gt;0;INDEX([$д.$B$2:.$BM$64];[.$A60];[.W$1]*3)&gt;0;INDEX([$д.$B$2:.$BM$64];[.$A60];[.W$1]+1)&gt;0;INDEX([$д.$B$2:.$BM$64];[.$A60]+1;[.W$1])&gt;0);-1;0);[$д.W60])" office:value-type="float" office:value="1" calcext:value-type="float">
            <text:p>1</text:p>
          </table:table-cell>
          <table:table-cell table:style-name="ce4" table:formula="of:=IF([$д.X60]=0;IF(OR(INDEX([$д.$B$2:.$BM$64];[.$A60]*3;[.X$1])&gt;0;INDEX([$д.$B$2:.$BM$64];[.$A60];[.X$1]*3)&gt;0;INDEX([$д.$B$2:.$BM$64];[.$A60];[.X$1]+1)&gt;0;INDEX([$д.$B$2:.$BM$64];[.$A60]+1;[.X$1])&gt;0);-1;0);[$д.X60])" office:value-type="float" office:value="1" calcext:value-type="float">
            <text:p>1</text:p>
          </table:table-cell>
          <table:table-cell table:style-name="ce4" table:formula="of:=IF([$д.Y60]=0;IF(OR(INDEX([$д.$B$2:.$BM$64];[.$A60]*3;[.Y$1])&gt;0;INDEX([$д.$B$2:.$BM$64];[.$A60];[.Y$1]*3)&gt;0;INDEX([$д.$B$2:.$BM$64];[.$A60];[.Y$1]+1)&gt;0;INDEX([$д.$B$2:.$BM$64];[.$A60]+1;[.Y$1])&gt;0);-1;0);[$д.Y60])" office:value-type="float" office:value="1" calcext:value-type="float">
            <text:p>1</text:p>
          </table:table-cell>
          <table:table-cell table:style-name="ce4" table:formula="of:=IF([$д.Z60]=0;IF(OR(INDEX([$д.$B$2:.$BM$64];[.$A60]*3;[.Z$1])&gt;0;INDEX([$д.$B$2:.$BM$64];[.$A60];[.Z$1]*3)&gt;0;INDEX([$д.$B$2:.$BM$64];[.$A60];[.Z$1]+1)&gt;0;INDEX([$д.$B$2:.$BM$64];[.$A60]+1;[.Z$1])&gt;0);-1;0);[$д.Z60])" office:value-type="float" office:value="1" calcext:value-type="float">
            <text:p>1</text:p>
          </table:table-cell>
          <table:table-cell table:style-name="ce4" table:formula="of:=IF([$д.AA60]=0;IF(OR(INDEX([$д.$B$2:.$BM$64];[.$A60]*3;[.AA$1])&gt;0;INDEX([$д.$B$2:.$BM$64];[.$A60];[.AA$1]*3)&gt;0;INDEX([$д.$B$2:.$BM$64];[.$A60];[.AA$1]+1)&gt;0;INDEX([$д.$B$2:.$BM$64];[.$A60]+1;[.AA$1])&gt;0);-1;0);[$д.AA60])" office:value-type="float" office:value="1" calcext:value-type="float">
            <text:p>1</text:p>
          </table:table-cell>
          <table:table-cell table:style-name="ce4" table:formula="of:=IF([$д.AB60]=0;IF(OR(INDEX([$д.$B$2:.$BM$64];[.$A60]*3;[.AB$1])&gt;0;INDEX([$д.$B$2:.$BM$64];[.$A60];[.AB$1]*3)&gt;0;INDEX([$д.$B$2:.$BM$64];[.$A60];[.AB$1]+1)&gt;0;INDEX([$д.$B$2:.$BM$64];[.$A60]+1;[.AB$1])&gt;0);-1;0);[$д.AB60])" office:value-type="float" office:value="1" calcext:value-type="float">
            <text:p>1</text:p>
          </table:table-cell>
          <table:table-cell table:style-name="ce4" table:formula="of:=IF([$д.AC60]=0;IF(OR(INDEX([$д.$B$2:.$BM$64];[.$A60]*3;[.AC$1])&gt;0;INDEX([$д.$B$2:.$BM$64];[.$A60];[.AC$1]*3)&gt;0;INDEX([$д.$B$2:.$BM$64];[.$A60];[.AC$1]+1)&gt;0;INDEX([$д.$B$2:.$BM$64];[.$A60]+1;[.AC$1])&gt;0);-1;0);[$д.AC60])" office:value-type="float" office:value="1" calcext:value-type="float">
            <text:p>1</text:p>
          </table:table-cell>
          <table:table-cell table:style-name="ce4" table:formula="of:=IF(MAX([.AD$1];[.$A60])*3+MIN([.AD$1];[.$A60])&gt;=65;1;0)" office:value-type="float" office:value="1" calcext:value-type="float">
            <text:p>1</text:p>
          </table:table-cell>
          <table:table-cell table:style-name="ce4" table:formula="of:=IF(MAX([.AE$1];[.$A60])*3+MIN([.AE$1];[.$A60])&gt;=65;1;0)" office:value-type="float" office:value="1" calcext:value-type="float">
            <text:p>1</text:p>
          </table:table-cell>
          <table:table-cell table:style-name="ce4" table:formula="of:=IF(MAX([.AF$1];[.$A60])*3+MIN([.AF$1];[.$A60])&gt;=65;1;0)" office:value-type="float" office:value="1" calcext:value-type="float">
            <text:p>1</text:p>
          </table:table-cell>
          <table:table-cell table:style-name="ce4" table:formula="of:=IF(MAX([.AG$1];[.$A60])*3+MIN([.AG$1];[.$A60])&gt;=65;1;0)" office:value-type="float" office:value="1" calcext:value-type="float">
            <text:p>1</text:p>
          </table:table-cell>
          <table:table-cell table:style-name="ce4" table:formula="of:=IF(MAX([.AH$1];[.$A60])*3+MIN([.AH$1];[.$A60])&gt;=65;1;0)" office:value-type="float" office:value="1" calcext:value-type="float">
            <text:p>1</text:p>
          </table:table-cell>
          <table:table-cell table:style-name="ce4" table:formula="of:=IF(MAX([.AI$1];[.$A60])*3+MIN([.AI$1];[.$A60])&gt;=65;1;0)" office:value-type="float" office:value="1" calcext:value-type="float">
            <text:p>1</text:p>
          </table:table-cell>
          <table:table-cell table:style-name="ce4" table:formula="of:=IF(MAX([.AJ$1];[.$A60])*3+MIN([.AJ$1];[.$A60])&gt;=65;1;0)" office:value-type="float" office:value="1" calcext:value-type="float">
            <text:p>1</text:p>
          </table:table-cell>
          <table:table-cell table:style-name="ce4" table:formula="of:=IF(MAX([.AK$1];[.$A60])*3+MIN([.AK$1];[.$A60])&gt;=65;1;0)" office:value-type="float" office:value="1" calcext:value-type="float">
            <text:p>1</text:p>
          </table:table-cell>
          <table:table-cell table:style-name="ce4" table:formula="of:=IF(MAX([.AL$1];[.$A60])*3+MIN([.AL$1];[.$A60])&gt;=65;1;0)" office:value-type="float" office:value="1" calcext:value-type="float">
            <text:p>1</text:p>
          </table:table-cell>
          <table:table-cell table:style-name="ce4" table:formula="of:=IF(MAX([.AM$1];[.$A60])*3+MIN([.AM$1];[.$A60])&gt;=65;1;0)" office:value-type="float" office:value="1" calcext:value-type="float">
            <text:p>1</text:p>
          </table:table-cell>
          <table:table-cell table:style-name="ce4" table:formula="of:=IF(MAX([.AN$1];[.$A60])*3+MIN([.AN$1];[.$A60])&gt;=65;1;0)" office:value-type="float" office:value="1" calcext:value-type="float">
            <text:p>1</text:p>
          </table:table-cell>
          <table:table-cell table:style-name="ce4" table:formula="of:=IF(MAX([.AO$1];[.$A60])*3+MIN([.AO$1];[.$A60])&gt;=65;1;0)" office:value-type="float" office:value="1" calcext:value-type="float">
            <text:p>1</text:p>
          </table:table-cell>
          <table:table-cell table:style-name="ce4" table:formula="of:=IF(MAX([.AP$1];[.$A60])*3+MIN([.AP$1];[.$A60])&gt;=65;1;0)" office:value-type="float" office:value="1" calcext:value-type="float">
            <text:p>1</text:p>
          </table:table-cell>
          <table:table-cell table:style-name="ce4" table:formula="of:=IF(MAX([.AQ$1];[.$A60])*3+MIN([.AQ$1];[.$A60])&gt;=65;1;0)" office:value-type="float" office:value="1" calcext:value-type="float">
            <text:p>1</text:p>
          </table:table-cell>
          <table:table-cell table:style-name="ce4" table:formula="of:=IF(MAX([.AR$1];[.$A60])*3+MIN([.AR$1];[.$A60])&gt;=65;1;0)" office:value-type="float" office:value="1" calcext:value-type="float">
            <text:p>1</text:p>
          </table:table-cell>
          <table:table-cell table:style-name="ce4" table:formula="of:=IF(MAX([.AS$1];[.$A60])*3+MIN([.AS$1];[.$A60])&gt;=65;1;0)" office:value-type="float" office:value="1" calcext:value-type="float">
            <text:p>1</text:p>
          </table:table-cell>
          <table:table-cell table:style-name="ce4" table:formula="of:=IF(MAX([.AT$1];[.$A60])*3+MIN([.AT$1];[.$A60])&gt;=65;1;0)" office:value-type="float" office:value="1" calcext:value-type="float">
            <text:p>1</text:p>
          </table:table-cell>
          <table:table-cell table:style-name="ce4" table:formula="of:=IF(MAX([.AU$1];[.$A60])*3+MIN([.AU$1];[.$A60])&gt;=65;1;0)" office:value-type="float" office:value="1" calcext:value-type="float">
            <text:p>1</text:p>
          </table:table-cell>
          <table:table-cell table:style-name="ce4" table:formula="of:=IF(MAX([.AV$1];[.$A60])*3+MIN([.AV$1];[.$A60])&gt;=65;1;0)" office:value-type="float" office:value="1" calcext:value-type="float">
            <text:p>1</text:p>
          </table:table-cell>
          <table:table-cell table:style-name="ce4" table:formula="of:=IF(MAX([.AW$1];[.$A60])*3+MIN([.AW$1];[.$A60])&gt;=65;1;0)" office:value-type="float" office:value="1" calcext:value-type="float">
            <text:p>1</text:p>
          </table:table-cell>
          <table:table-cell table:style-name="ce4" table:formula="of:=IF(MAX([.AX$1];[.$A60])*3+MIN([.AX$1];[.$A60])&gt;=65;1;0)" office:value-type="float" office:value="1" calcext:value-type="float">
            <text:p>1</text:p>
          </table:table-cell>
          <table:table-cell table:style-name="ce4" table:formula="of:=IF(MAX([.AY$1];[.$A60])*3+MIN([.AY$1];[.$A60])&gt;=65;1;0)" office:value-type="float" office:value="1" calcext:value-type="float">
            <text:p>1</text:p>
          </table:table-cell>
          <table:table-cell table:style-name="ce4" table:formula="of:=IF(MAX([.AZ$1];[.$A60])*3+MIN([.AZ$1];[.$A60])&gt;=65;1;0)" office:value-type="float" office:value="1" calcext:value-type="float">
            <text:p>1</text:p>
          </table:table-cell>
          <table:table-cell table:style-name="ce4" table:formula="of:=IF(MAX([.BA$1];[.$A60])*3+MIN([.BA$1];[.$A60])&gt;=65;1;0)" office:value-type="float" office:value="1" calcext:value-type="float">
            <text:p>1</text:p>
          </table:table-cell>
          <table:table-cell table:style-name="ce4" table:formula="of:=IF(MAX([.BB$1];[.$A60])*3+MIN([.BB$1];[.$A60])&gt;=65;1;0)" office:value-type="float" office:value="1" calcext:value-type="float">
            <text:p>1</text:p>
          </table:table-cell>
          <table:table-cell table:style-name="ce4" table:formula="of:=IF(MAX([.BC$1];[.$A60])*3+MIN([.BC$1];[.$A60])&gt;=65;1;0)" office:value-type="float" office:value="1" calcext:value-type="float">
            <text:p>1</text:p>
          </table:table-cell>
          <table:table-cell table:style-name="ce4" table:formula="of:=IF(MAX([.BD$1];[.$A60])*3+MIN([.BD$1];[.$A60])&gt;=65;1;0)" office:value-type="float" office:value="1" calcext:value-type="float">
            <text:p>1</text:p>
          </table:table-cell>
          <table:table-cell table:style-name="ce4" table:formula="of:=IF(MAX([.BE$1];[.$A60])*3+MIN([.BE$1];[.$A60])&gt;=65;1;0)" office:value-type="float" office:value="1" calcext:value-type="float">
            <text:p>1</text:p>
          </table:table-cell>
          <table:table-cell table:style-name="ce4" table:formula="of:=IF(MAX([.BF$1];[.$A60])*3+MIN([.BF$1];[.$A60])&gt;=65;1;0)" office:value-type="float" office:value="1" calcext:value-type="float">
            <text:p>1</text:p>
          </table:table-cell>
          <table:table-cell table:style-name="ce4" table:formula="of:=IF(MAX([.BG$1];[.$A60])*3+MIN([.BG$1];[.$A60])&gt;=65;1;0)" office:value-type="float" office:value="1" calcext:value-type="float">
            <text:p>1</text:p>
          </table:table-cell>
          <table:table-cell table:style-name="ce4" table:formula="of:=IF(MAX([.BH$1];[.$A60])*3+MIN([.BH$1];[.$A60])&gt;=65;1;0)" office:value-type="float" office:value="1" calcext:value-type="float">
            <text:p>1</text:p>
          </table:table-cell>
          <table:table-cell table:style-name="ce4" table:formula="of:=IF(MAX([.BI$1];[.$A60])*3+MIN([.BI$1];[.$A60])&gt;=65;1;0)" office:value-type="float" office:value="1" calcext:value-type="float">
            <text:p>1</text:p>
          </table:table-cell>
          <table:table-cell table:style-name="ce4" table:formula="of:=IF(MAX([.BJ$1];[.$A60])*3+MIN([.BJ$1];[.$A60])&gt;=65;1;0)" office:value-type="float" office:value="1" calcext:value-type="float">
            <text:p>1</text:p>
          </table:table-cell>
          <table:table-cell table:style-name="ce4" table:formula="of:=IF(MAX([.BK$1];[.$A60])*3+MIN([.BK$1];[.$A60])&gt;=65;1;0)" office:value-type="float" office:value="1" calcext:value-type="float">
            <text:p>1</text:p>
          </table:table-cell>
          <table:table-cell table:style-name="ce4" table:formula="of:=IF(MAX([.BL$1];[.$A60])*3+MIN([.BL$1];[.$A60])&gt;=65;1;0)" office:value-type="float" office:value="1" calcext:value-type="float">
            <text:p>1</text:p>
          </table:table-cell>
          <table:table-cell table:style-name="ce4" table:formula="of:=IF(MAX([.BM$1];[.$A60])*3+MIN([.BM$1];[.$A60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table:formula="of:=IF([$д.B61]=0;IF(AND(INDEX([$д.$B$2:.$BM$64];[.$A61]*3;[.B$1])&gt;0;INDEX([$д.$B$2:.$BM$64];[.$A61];[.B$1]*3)&gt;0;INDEX([$д.$B$2:.$BM$64];[.$A61];[.B$1]+1)&gt;0;INDEX([$д.$B$2:.$BM$64];[.$A61]+1;[.B$1])&gt;0);-2;0);[$д.B61])" office:value-type="float" office:value="1" calcext:value-type="float">
            <text:p>1</text:p>
          </table:table-cell>
          <table:table-cell table:style-name="ce1" table:formula="of:=IF([$д.C61]=0;IF(AND(INDEX([$д.$B$2:.$BM$64];[.$A61]*3;[.C$1])&gt;0;INDEX([$д.$B$2:.$BM$64];[.$A61];[.C$1]*3)&gt;0;INDEX([$д.$B$2:.$BM$64];[.$A61];[.C$1]+1)&gt;0;INDEX([$д.$B$2:.$BM$64];[.$A61]+1;[.C$1])&gt;0);-2;0);[$д.C61])" office:value-type="float" office:value="1" calcext:value-type="float">
            <text:p>1</text:p>
          </table:table-cell>
          <table:table-cell table:style-name="ce1" table:formula="of:=IF([$д.D61]=0;IF(AND(INDEX([$д.$B$2:.$BM$64];[.$A61]*3;[.D$1])&gt;0;INDEX([$д.$B$2:.$BM$64];[.$A61];[.D$1]*3)&gt;0;INDEX([$д.$B$2:.$BM$64];[.$A61];[.D$1]+1)&gt;0;INDEX([$д.$B$2:.$BM$64];[.$A61]+1;[.D$1])&gt;0);-2;0);[$д.D61])" office:value-type="float" office:value="1" calcext:value-type="float">
            <text:p>1</text:p>
          </table:table-cell>
          <table:table-cell table:style-name="ce1" table:formula="of:=IF([$д.E61]=0;IF(AND(INDEX([$д.$B$2:.$BM$64];[.$A61]*3;[.E$1])&gt;0;INDEX([$д.$B$2:.$BM$64];[.$A61];[.E$1]*3)&gt;0;INDEX([$д.$B$2:.$BM$64];[.$A61];[.E$1]+1)&gt;0;INDEX([$д.$B$2:.$BM$64];[.$A61]+1;[.E$1])&gt;0);-2;0);[$д.E61])" office:value-type="float" office:value="1" calcext:value-type="float">
            <text:p>1</text:p>
          </table:table-cell>
          <table:table-cell table:style-name="ce1" table:formula="of:=IF([$д.F61]=0;IF(AND(INDEX([$д.$B$2:.$BM$64];[.$A61]*3;[.F$1])&gt;0;INDEX([$д.$B$2:.$BM$64];[.$A61];[.F$1]*3)&gt;0;INDEX([$д.$B$2:.$BM$64];[.$A61];[.F$1]+1)&gt;0;INDEX([$д.$B$2:.$BM$64];[.$A61]+1;[.F$1])&gt;0);-2;0);[$д.F61])" office:value-type="float" office:value="1" calcext:value-type="float">
            <text:p>1</text:p>
          </table:table-cell>
          <table:table-cell table:style-name="ce1" table:formula="of:=IF([$д.G61]=0;IF(AND(INDEX([$д.$B$2:.$BM$64];[.$A61]*3;[.G$1])&gt;0;INDEX([$д.$B$2:.$BM$64];[.$A61];[.G$1]*3)&gt;0;INDEX([$д.$B$2:.$BM$64];[.$A61];[.G$1]+1)&gt;0;INDEX([$д.$B$2:.$BM$64];[.$A61]+1;[.G$1])&gt;0);-2;0);[$д.G61])" office:value-type="float" office:value="1" calcext:value-type="float">
            <text:p>1</text:p>
          </table:table-cell>
          <table:table-cell table:style-name="ce1" table:formula="of:=IF([$д.H61]=0;IF(AND(INDEX([$д.$B$2:.$BM$64];[.$A61]*3;[.H$1])&gt;0;INDEX([$д.$B$2:.$BM$64];[.$A61];[.H$1]*3)&gt;0;INDEX([$д.$B$2:.$BM$64];[.$A61];[.H$1]+1)&gt;0;INDEX([$д.$B$2:.$BM$64];[.$A61]+1;[.H$1])&gt;0);-2;0);[$д.H61])" office:value-type="float" office:value="1" calcext:value-type="float">
            <text:p>1</text:p>
          </table:table-cell>
          <table:table-cell table:style-name="ce1" table:formula="of:=IF([$д.I61]=0;IF(AND(INDEX([$д.$B$2:.$BM$64];[.$A61]*3;[.I$1])&gt;0;INDEX([$д.$B$2:.$BM$64];[.$A61];[.I$1]*3)&gt;0;INDEX([$д.$B$2:.$BM$64];[.$A61];[.I$1]+1)&gt;0;INDEX([$д.$B$2:.$BM$64];[.$A61]+1;[.I$1])&gt;0);-2;0);[$д.I61])" office:value-type="float" office:value="1" calcext:value-type="float">
            <text:p>1</text:p>
          </table:table-cell>
          <table:table-cell table:style-name="ce1" table:formula="of:=IF([$д.J61]=0;IF(AND(INDEX([$д.$B$2:.$BM$64];[.$A61]*3;[.J$1])&gt;0;INDEX([$д.$B$2:.$BM$64];[.$A61];[.J$1]*3)&gt;0;INDEX([$д.$B$2:.$BM$64];[.$A61];[.J$1]+1)&gt;0;INDEX([$д.$B$2:.$BM$64];[.$A61]+1;[.J$1])&gt;0);-2;0);[$д.J61])" office:value-type="float" office:value="1" calcext:value-type="float">
            <text:p>1</text:p>
          </table:table-cell>
          <table:table-cell table:style-name="ce1" table:formula="of:=IF([$д.K61]=0;IF(AND(INDEX([$д.$B$2:.$BM$64];[.$A61]*3;[.K$1])&gt;0;INDEX([$д.$B$2:.$BM$64];[.$A61];[.K$1]*3)&gt;0;INDEX([$д.$B$2:.$BM$64];[.$A61];[.K$1]+1)&gt;0;INDEX([$д.$B$2:.$BM$64];[.$A61]+1;[.K$1])&gt;0);-2;0);[$д.K61])" office:value-type="float" office:value="1" calcext:value-type="float">
            <text:p>1</text:p>
          </table:table-cell>
          <table:table-cell table:style-name="ce1" table:formula="of:=IF([$д.L61]=0;IF(AND(INDEX([$д.$B$2:.$BM$64];[.$A61]*3;[.L$1])&gt;0;INDEX([$д.$B$2:.$BM$64];[.$A61];[.L$1]*3)&gt;0;INDEX([$д.$B$2:.$BM$64];[.$A61];[.L$1]+1)&gt;0;INDEX([$д.$B$2:.$BM$64];[.$A61]+1;[.L$1])&gt;0);-2;0);[$д.L61])" office:value-type="float" office:value="1" calcext:value-type="float">
            <text:p>1</text:p>
          </table:table-cell>
          <table:table-cell table:style-name="ce1" table:formula="of:=IF([$д.M61]=0;IF(AND(INDEX([$д.$B$2:.$BM$64];[.$A61]*3;[.M$1])&gt;0;INDEX([$д.$B$2:.$BM$64];[.$A61];[.M$1]*3)&gt;0;INDEX([$д.$B$2:.$BM$64];[.$A61];[.M$1]+1)&gt;0;INDEX([$д.$B$2:.$BM$64];[.$A61]+1;[.M$1])&gt;0);-2;0);[$д.M61])" office:value-type="float" office:value="1" calcext:value-type="float">
            <text:p>1</text:p>
          </table:table-cell>
          <table:table-cell table:style-name="ce1" table:formula="of:=IF([$д.N61]=0;IF(AND(INDEX([$д.$B$2:.$BM$64];[.$A61]*3;[.N$1])&gt;0;INDEX([$д.$B$2:.$BM$64];[.$A61];[.N$1]*3)&gt;0;INDEX([$д.$B$2:.$BM$64];[.$A61];[.N$1]+1)&gt;0;INDEX([$д.$B$2:.$BM$64];[.$A61]+1;[.N$1])&gt;0);-2;0);[$д.N61])" office:value-type="float" office:value="1" calcext:value-type="float">
            <text:p>1</text:p>
          </table:table-cell>
          <table:table-cell table:style-name="ce1" table:formula="of:=IF([$д.O61]=0;IF(AND(INDEX([$д.$B$2:.$BM$64];[.$A61]*3;[.O$1])&gt;0;INDEX([$д.$B$2:.$BM$64];[.$A61];[.O$1]*3)&gt;0;INDEX([$д.$B$2:.$BM$64];[.$A61];[.O$1]+1)&gt;0;INDEX([$д.$B$2:.$BM$64];[.$A61]+1;[.O$1])&gt;0);-2;0);[$д.O61])" office:value-type="float" office:value="1" calcext:value-type="float">
            <text:p>1</text:p>
          </table:table-cell>
          <table:table-cell table:style-name="ce1" table:formula="of:=IF([$д.P61]=0;IF(AND(INDEX([$д.$B$2:.$BM$64];[.$A61]*3;[.P$1])&gt;0;INDEX([$д.$B$2:.$BM$64];[.$A61];[.P$1]*3)&gt;0;INDEX([$д.$B$2:.$BM$64];[.$A61];[.P$1]+1)&gt;0;INDEX([$д.$B$2:.$BM$64];[.$A61]+1;[.P$1])&gt;0);-2;0);[$д.P61])" office:value-type="float" office:value="1" calcext:value-type="float">
            <text:p>1</text:p>
          </table:table-cell>
          <table:table-cell table:style-name="ce1" table:formula="of:=IF([$д.Q61]=0;IF(AND(INDEX([$д.$B$2:.$BM$64];[.$A61]*3;[.Q$1])&gt;0;INDEX([$д.$B$2:.$BM$64];[.$A61];[.Q$1]*3)&gt;0;INDEX([$д.$B$2:.$BM$64];[.$A61];[.Q$1]+1)&gt;0;INDEX([$д.$B$2:.$BM$64];[.$A61]+1;[.Q$1])&gt;0);-2;0);[$д.Q61])" office:value-type="float" office:value="1" calcext:value-type="float">
            <text:p>1</text:p>
          </table:table-cell>
          <table:table-cell table:style-name="ce1" table:formula="of:=IF([$д.R61]=0;IF(AND(INDEX([$д.$B$2:.$BM$64];[.$A61]*3;[.R$1])&gt;0;INDEX([$д.$B$2:.$BM$64];[.$A61];[.R$1]*3)&gt;0;INDEX([$д.$B$2:.$BM$64];[.$A61];[.R$1]+1)&gt;0;INDEX([$д.$B$2:.$BM$64];[.$A61]+1;[.R$1])&gt;0);-2;0);[$д.R61])" office:value-type="float" office:value="1" calcext:value-type="float">
            <text:p>1</text:p>
          </table:table-cell>
          <table:table-cell table:style-name="ce1" table:formula="of:=IF([$д.S61]=0;IF(AND(INDEX([$д.$B$2:.$BM$64];[.$A61]*3;[.S$1])&gt;0;INDEX([$д.$B$2:.$BM$64];[.$A61];[.S$1]*3)&gt;0;INDEX([$д.$B$2:.$BM$64];[.$A61];[.S$1]+1)&gt;0;INDEX([$д.$B$2:.$BM$64];[.$A61]+1;[.S$1])&gt;0);-2;0);[$д.S61])" office:value-type="float" office:value="1" calcext:value-type="float">
            <text:p>1</text:p>
          </table:table-cell>
          <table:table-cell table:style-name="ce1" table:formula="of:=IF([$д.T61]=0;IF(AND(INDEX([$д.$B$2:.$BM$64];[.$A61]*3;[.T$1])&gt;0;INDEX([$д.$B$2:.$BM$64];[.$A61];[.T$1]*3)&gt;0;INDEX([$д.$B$2:.$BM$64];[.$A61];[.T$1]+1)&gt;0;INDEX([$д.$B$2:.$BM$64];[.$A61]+1;[.T$1])&gt;0);-2;0);[$д.T61])" office:value-type="float" office:value="1" calcext:value-type="float">
            <text:p>1</text:p>
          </table:table-cell>
          <table:table-cell table:style-name="ce1" table:formula="of:=IF([$д.U61]=0;IF(AND(INDEX([$д.$B$2:.$BM$64];[.$A61]*3;[.U$1])&gt;0;INDEX([$д.$B$2:.$BM$64];[.$A61];[.U$1]*3)&gt;0;INDEX([$д.$B$2:.$BM$64];[.$A61];[.U$1]+1)&gt;0;INDEX([$д.$B$2:.$BM$64];[.$A61]+1;[.U$1])&gt;0);-2;0);[$д.U61])" office:value-type="float" office:value="1" calcext:value-type="float">
            <text:p>1</text:p>
          </table:table-cell>
          <table:table-cell table:style-name="ce2" table:formula="of:=IF([$д.V61]=0;IF(OR(INDEX([$д.$B$2:.$BM$64];[.$A61]*3;[.V$1])&lt;0;INDEX([$д.$B$2:.$BM$64];[.$A61];[.V$1]*3)&lt;0;INDEX([$д.$B$2:.$BM$64];[.$A61];[.V$1]+1)&lt;0;INDEX([$д.$B$2:.$BM$64];[.$A61]+1;[.V$1])&lt;0);2;0);[$д.V61])" office:value-type="float" office:value="1" calcext:value-type="float">
            <text:p>1</text:p>
          </table:table-cell>
          <table:table-cell table:style-name="ce3" table:formula="of:=IF([$д.W61]=0;IF(AND(INDEX([$д.$B$2:.$BM$64];[.$A61]*3;[.W$1])&gt;0;INDEX([$д.$B$2:.$BM$64];[.$A61];[.W$1]*3)&gt;0;INDEX([$д.$B$2:.$BM$64];[.$A61];[.W$1]+1)&gt;0;INDEX([$д.$B$2:.$BM$64];[.$A61]+1;[.W$1])&gt;0);-1;0);[$д.W61])" office:value-type="float" office:value="1" calcext:value-type="float">
            <text:p>1</text:p>
          </table:table-cell>
          <table:table-cell table:style-name="ce4" table:formula="of:=IF([$д.X61]=0;IF(OR(INDEX([$д.$B$2:.$BM$64];[.$A61]*3;[.X$1])&gt;0;INDEX([$д.$B$2:.$BM$64];[.$A61];[.X$1]*3)&gt;0;INDEX([$д.$B$2:.$BM$64];[.$A61];[.X$1]+1)&gt;0;INDEX([$д.$B$2:.$BM$64];[.$A61]+1;[.X$1])&gt;0);-1;0);[$д.X61])" office:value-type="float" office:value="1" calcext:value-type="float">
            <text:p>1</text:p>
          </table:table-cell>
          <table:table-cell table:style-name="ce4" table:formula="of:=IF([$д.Y61]=0;IF(OR(INDEX([$д.$B$2:.$BM$64];[.$A61]*3;[.Y$1])&gt;0;INDEX([$д.$B$2:.$BM$64];[.$A61];[.Y$1]*3)&gt;0;INDEX([$д.$B$2:.$BM$64];[.$A61];[.Y$1]+1)&gt;0;INDEX([$д.$B$2:.$BM$64];[.$A61]+1;[.Y$1])&gt;0);-1;0);[$д.Y61])" office:value-type="float" office:value="1" calcext:value-type="float">
            <text:p>1</text:p>
          </table:table-cell>
          <table:table-cell table:style-name="ce4" table:formula="of:=IF([$д.Z61]=0;IF(OR(INDEX([$д.$B$2:.$BM$64];[.$A61]*3;[.Z$1])&gt;0;INDEX([$д.$B$2:.$BM$64];[.$A61];[.Z$1]*3)&gt;0;INDEX([$д.$B$2:.$BM$64];[.$A61];[.Z$1]+1)&gt;0;INDEX([$д.$B$2:.$BM$64];[.$A61]+1;[.Z$1])&gt;0);-1;0);[$д.Z61])" office:value-type="float" office:value="1" calcext:value-type="float">
            <text:p>1</text:p>
          </table:table-cell>
          <table:table-cell table:style-name="ce4" table:formula="of:=IF([$д.AA61]=0;IF(OR(INDEX([$д.$B$2:.$BM$64];[.$A61]*3;[.AA$1])&gt;0;INDEX([$д.$B$2:.$BM$64];[.$A61];[.AA$1]*3)&gt;0;INDEX([$д.$B$2:.$BM$64];[.$A61];[.AA$1]+1)&gt;0;INDEX([$д.$B$2:.$BM$64];[.$A61]+1;[.AA$1])&gt;0);-1;0);[$д.AA61])" office:value-type="float" office:value="1" calcext:value-type="float">
            <text:p>1</text:p>
          </table:table-cell>
          <table:table-cell table:style-name="ce4" table:formula="of:=IF([$д.AB61]=0;IF(OR(INDEX([$д.$B$2:.$BM$64];[.$A61]*3;[.AB$1])&gt;0;INDEX([$д.$B$2:.$BM$64];[.$A61];[.AB$1]*3)&gt;0;INDEX([$д.$B$2:.$BM$64];[.$A61];[.AB$1]+1)&gt;0;INDEX([$д.$B$2:.$BM$64];[.$A61]+1;[.AB$1])&gt;0);-1;0);[$д.AB61])" office:value-type="float" office:value="1" calcext:value-type="float">
            <text:p>1</text:p>
          </table:table-cell>
          <table:table-cell table:style-name="ce4" table:formula="of:=IF([$д.AC61]=0;IF(OR(INDEX([$д.$B$2:.$BM$64];[.$A61]*3;[.AC$1])&gt;0;INDEX([$д.$B$2:.$BM$64];[.$A61];[.AC$1]*3)&gt;0;INDEX([$д.$B$2:.$BM$64];[.$A61];[.AC$1]+1)&gt;0;INDEX([$д.$B$2:.$BM$64];[.$A61]+1;[.AC$1])&gt;0);-1;0);[$д.AC61])" office:value-type="float" office:value="1" calcext:value-type="float">
            <text:p>1</text:p>
          </table:table-cell>
          <table:table-cell table:style-name="ce4" table:formula="of:=IF(MAX([.AD$1];[.$A61])*3+MIN([.AD$1];[.$A61])&gt;=65;1;0)" office:value-type="float" office:value="1" calcext:value-type="float">
            <text:p>1</text:p>
          </table:table-cell>
          <table:table-cell table:style-name="ce4" table:formula="of:=IF(MAX([.AE$1];[.$A61])*3+MIN([.AE$1];[.$A61])&gt;=65;1;0)" office:value-type="float" office:value="1" calcext:value-type="float">
            <text:p>1</text:p>
          </table:table-cell>
          <table:table-cell table:style-name="ce4" table:formula="of:=IF(MAX([.AF$1];[.$A61])*3+MIN([.AF$1];[.$A61])&gt;=65;1;0)" office:value-type="float" office:value="1" calcext:value-type="float">
            <text:p>1</text:p>
          </table:table-cell>
          <table:table-cell table:style-name="ce4" table:formula="of:=IF(MAX([.AG$1];[.$A61])*3+MIN([.AG$1];[.$A61])&gt;=65;1;0)" office:value-type="float" office:value="1" calcext:value-type="float">
            <text:p>1</text:p>
          </table:table-cell>
          <table:table-cell table:style-name="ce4" table:formula="of:=IF(MAX([.AH$1];[.$A61])*3+MIN([.AH$1];[.$A61])&gt;=65;1;0)" office:value-type="float" office:value="1" calcext:value-type="float">
            <text:p>1</text:p>
          </table:table-cell>
          <table:table-cell table:style-name="ce4" table:formula="of:=IF(MAX([.AI$1];[.$A61])*3+MIN([.AI$1];[.$A61])&gt;=65;1;0)" office:value-type="float" office:value="1" calcext:value-type="float">
            <text:p>1</text:p>
          </table:table-cell>
          <table:table-cell table:style-name="ce4" table:formula="of:=IF(MAX([.AJ$1];[.$A61])*3+MIN([.AJ$1];[.$A61])&gt;=65;1;0)" office:value-type="float" office:value="1" calcext:value-type="float">
            <text:p>1</text:p>
          </table:table-cell>
          <table:table-cell table:style-name="ce4" table:formula="of:=IF(MAX([.AK$1];[.$A61])*3+MIN([.AK$1];[.$A61])&gt;=65;1;0)" office:value-type="float" office:value="1" calcext:value-type="float">
            <text:p>1</text:p>
          </table:table-cell>
          <table:table-cell table:style-name="ce4" table:formula="of:=IF(MAX([.AL$1];[.$A61])*3+MIN([.AL$1];[.$A61])&gt;=65;1;0)" office:value-type="float" office:value="1" calcext:value-type="float">
            <text:p>1</text:p>
          </table:table-cell>
          <table:table-cell table:style-name="ce4" table:formula="of:=IF(MAX([.AM$1];[.$A61])*3+MIN([.AM$1];[.$A61])&gt;=65;1;0)" office:value-type="float" office:value="1" calcext:value-type="float">
            <text:p>1</text:p>
          </table:table-cell>
          <table:table-cell table:style-name="ce4" table:formula="of:=IF(MAX([.AN$1];[.$A61])*3+MIN([.AN$1];[.$A61])&gt;=65;1;0)" office:value-type="float" office:value="1" calcext:value-type="float">
            <text:p>1</text:p>
          </table:table-cell>
          <table:table-cell table:style-name="ce4" table:formula="of:=IF(MAX([.AO$1];[.$A61])*3+MIN([.AO$1];[.$A61])&gt;=65;1;0)" office:value-type="float" office:value="1" calcext:value-type="float">
            <text:p>1</text:p>
          </table:table-cell>
          <table:table-cell table:style-name="ce4" table:formula="of:=IF(MAX([.AP$1];[.$A61])*3+MIN([.AP$1];[.$A61])&gt;=65;1;0)" office:value-type="float" office:value="1" calcext:value-type="float">
            <text:p>1</text:p>
          </table:table-cell>
          <table:table-cell table:style-name="ce4" table:formula="of:=IF(MAX([.AQ$1];[.$A61])*3+MIN([.AQ$1];[.$A61])&gt;=65;1;0)" office:value-type="float" office:value="1" calcext:value-type="float">
            <text:p>1</text:p>
          </table:table-cell>
          <table:table-cell table:style-name="ce4" table:formula="of:=IF(MAX([.AR$1];[.$A61])*3+MIN([.AR$1];[.$A61])&gt;=65;1;0)" office:value-type="float" office:value="1" calcext:value-type="float">
            <text:p>1</text:p>
          </table:table-cell>
          <table:table-cell table:style-name="ce4" table:formula="of:=IF(MAX([.AS$1];[.$A61])*3+MIN([.AS$1];[.$A61])&gt;=65;1;0)" office:value-type="float" office:value="1" calcext:value-type="float">
            <text:p>1</text:p>
          </table:table-cell>
          <table:table-cell table:style-name="ce4" table:formula="of:=IF(MAX([.AT$1];[.$A61])*3+MIN([.AT$1];[.$A61])&gt;=65;1;0)" office:value-type="float" office:value="1" calcext:value-type="float">
            <text:p>1</text:p>
          </table:table-cell>
          <table:table-cell table:style-name="ce4" table:formula="of:=IF(MAX([.AU$1];[.$A61])*3+MIN([.AU$1];[.$A61])&gt;=65;1;0)" office:value-type="float" office:value="1" calcext:value-type="float">
            <text:p>1</text:p>
          </table:table-cell>
          <table:table-cell table:style-name="ce4" table:formula="of:=IF(MAX([.AV$1];[.$A61])*3+MIN([.AV$1];[.$A61])&gt;=65;1;0)" office:value-type="float" office:value="1" calcext:value-type="float">
            <text:p>1</text:p>
          </table:table-cell>
          <table:table-cell table:style-name="ce4" table:formula="of:=IF(MAX([.AW$1];[.$A61])*3+MIN([.AW$1];[.$A61])&gt;=65;1;0)" office:value-type="float" office:value="1" calcext:value-type="float">
            <text:p>1</text:p>
          </table:table-cell>
          <table:table-cell table:style-name="ce4" table:formula="of:=IF(MAX([.AX$1];[.$A61])*3+MIN([.AX$1];[.$A61])&gt;=65;1;0)" office:value-type="float" office:value="1" calcext:value-type="float">
            <text:p>1</text:p>
          </table:table-cell>
          <table:table-cell table:style-name="ce4" table:formula="of:=IF(MAX([.AY$1];[.$A61])*3+MIN([.AY$1];[.$A61])&gt;=65;1;0)" office:value-type="float" office:value="1" calcext:value-type="float">
            <text:p>1</text:p>
          </table:table-cell>
          <table:table-cell table:style-name="ce4" table:formula="of:=IF(MAX([.AZ$1];[.$A61])*3+MIN([.AZ$1];[.$A61])&gt;=65;1;0)" office:value-type="float" office:value="1" calcext:value-type="float">
            <text:p>1</text:p>
          </table:table-cell>
          <table:table-cell table:style-name="ce4" table:formula="of:=IF(MAX([.BA$1];[.$A61])*3+MIN([.BA$1];[.$A61])&gt;=65;1;0)" office:value-type="float" office:value="1" calcext:value-type="float">
            <text:p>1</text:p>
          </table:table-cell>
          <table:table-cell table:style-name="ce4" table:formula="of:=IF(MAX([.BB$1];[.$A61])*3+MIN([.BB$1];[.$A61])&gt;=65;1;0)" office:value-type="float" office:value="1" calcext:value-type="float">
            <text:p>1</text:p>
          </table:table-cell>
          <table:table-cell table:style-name="ce4" table:formula="of:=IF(MAX([.BC$1];[.$A61])*3+MIN([.BC$1];[.$A61])&gt;=65;1;0)" office:value-type="float" office:value="1" calcext:value-type="float">
            <text:p>1</text:p>
          </table:table-cell>
          <table:table-cell table:style-name="ce4" table:formula="of:=IF(MAX([.BD$1];[.$A61])*3+MIN([.BD$1];[.$A61])&gt;=65;1;0)" office:value-type="float" office:value="1" calcext:value-type="float">
            <text:p>1</text:p>
          </table:table-cell>
          <table:table-cell table:style-name="ce4" table:formula="of:=IF(MAX([.BE$1];[.$A61])*3+MIN([.BE$1];[.$A61])&gt;=65;1;0)" office:value-type="float" office:value="1" calcext:value-type="float">
            <text:p>1</text:p>
          </table:table-cell>
          <table:table-cell table:style-name="ce4" table:formula="of:=IF(MAX([.BF$1];[.$A61])*3+MIN([.BF$1];[.$A61])&gt;=65;1;0)" office:value-type="float" office:value="1" calcext:value-type="float">
            <text:p>1</text:p>
          </table:table-cell>
          <table:table-cell table:style-name="ce4" table:formula="of:=IF(MAX([.BG$1];[.$A61])*3+MIN([.BG$1];[.$A61])&gt;=65;1;0)" office:value-type="float" office:value="1" calcext:value-type="float">
            <text:p>1</text:p>
          </table:table-cell>
          <table:table-cell table:style-name="ce4" table:formula="of:=IF(MAX([.BH$1];[.$A61])*3+MIN([.BH$1];[.$A61])&gt;=65;1;0)" office:value-type="float" office:value="1" calcext:value-type="float">
            <text:p>1</text:p>
          </table:table-cell>
          <table:table-cell table:style-name="ce4" table:formula="of:=IF(MAX([.BI$1];[.$A61])*3+MIN([.BI$1];[.$A61])&gt;=65;1;0)" office:value-type="float" office:value="1" calcext:value-type="float">
            <text:p>1</text:p>
          </table:table-cell>
          <table:table-cell table:style-name="ce4" table:formula="of:=IF(MAX([.BJ$1];[.$A61])*3+MIN([.BJ$1];[.$A61])&gt;=65;1;0)" office:value-type="float" office:value="1" calcext:value-type="float">
            <text:p>1</text:p>
          </table:table-cell>
          <table:table-cell table:style-name="ce4" table:formula="of:=IF(MAX([.BK$1];[.$A61])*3+MIN([.BK$1];[.$A61])&gt;=65;1;0)" office:value-type="float" office:value="1" calcext:value-type="float">
            <text:p>1</text:p>
          </table:table-cell>
          <table:table-cell table:style-name="ce4" table:formula="of:=IF(MAX([.BL$1];[.$A61])*3+MIN([.BL$1];[.$A61])&gt;=65;1;0)" office:value-type="float" office:value="1" calcext:value-type="float">
            <text:p>1</text:p>
          </table:table-cell>
          <table:table-cell table:style-name="ce4" table:formula="of:=IF(MAX([.BM$1];[.$A61])*3+MIN([.BM$1];[.$A61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table:formula="of:=IF([$д.B62]=0;IF(AND(INDEX([$д.$B$2:.$BM$64];[.$A62]*3;[.B$1])&gt;0;INDEX([$д.$B$2:.$BM$64];[.$A62];[.B$1]*3)&gt;0;INDEX([$д.$B$2:.$BM$64];[.$A62];[.B$1]+1)&gt;0;INDEX([$д.$B$2:.$BM$64];[.$A62]+1;[.B$1])&gt;0);-2;0);[$д.B62])" office:value-type="float" office:value="1" calcext:value-type="float">
            <text:p>1</text:p>
          </table:table-cell>
          <table:table-cell table:style-name="ce1" table:formula="of:=IF([$д.C62]=0;IF(AND(INDEX([$д.$B$2:.$BM$64];[.$A62]*3;[.C$1])&gt;0;INDEX([$д.$B$2:.$BM$64];[.$A62];[.C$1]*3)&gt;0;INDEX([$д.$B$2:.$BM$64];[.$A62];[.C$1]+1)&gt;0;INDEX([$д.$B$2:.$BM$64];[.$A62]+1;[.C$1])&gt;0);-2;0);[$д.C62])" office:value-type="float" office:value="1" calcext:value-type="float">
            <text:p>1</text:p>
          </table:table-cell>
          <table:table-cell table:style-name="ce1" table:formula="of:=IF([$д.D62]=0;IF(AND(INDEX([$д.$B$2:.$BM$64];[.$A62]*3;[.D$1])&gt;0;INDEX([$д.$B$2:.$BM$64];[.$A62];[.D$1]*3)&gt;0;INDEX([$д.$B$2:.$BM$64];[.$A62];[.D$1]+1)&gt;0;INDEX([$д.$B$2:.$BM$64];[.$A62]+1;[.D$1])&gt;0);-2;0);[$д.D62])" office:value-type="float" office:value="1" calcext:value-type="float">
            <text:p>1</text:p>
          </table:table-cell>
          <table:table-cell table:style-name="ce1" table:formula="of:=IF([$д.E62]=0;IF(AND(INDEX([$д.$B$2:.$BM$64];[.$A62]*3;[.E$1])&gt;0;INDEX([$д.$B$2:.$BM$64];[.$A62];[.E$1]*3)&gt;0;INDEX([$д.$B$2:.$BM$64];[.$A62];[.E$1]+1)&gt;0;INDEX([$д.$B$2:.$BM$64];[.$A62]+1;[.E$1])&gt;0);-2;0);[$д.E62])" office:value-type="float" office:value="1" calcext:value-type="float">
            <text:p>1</text:p>
          </table:table-cell>
          <table:table-cell table:style-name="ce1" table:formula="of:=IF([$д.F62]=0;IF(AND(INDEX([$д.$B$2:.$BM$64];[.$A62]*3;[.F$1])&gt;0;INDEX([$д.$B$2:.$BM$64];[.$A62];[.F$1]*3)&gt;0;INDEX([$д.$B$2:.$BM$64];[.$A62];[.F$1]+1)&gt;0;INDEX([$д.$B$2:.$BM$64];[.$A62]+1;[.F$1])&gt;0);-2;0);[$д.F62])" office:value-type="float" office:value="1" calcext:value-type="float">
            <text:p>1</text:p>
          </table:table-cell>
          <table:table-cell table:style-name="ce1" table:formula="of:=IF([$д.G62]=0;IF(AND(INDEX([$д.$B$2:.$BM$64];[.$A62]*3;[.G$1])&gt;0;INDEX([$д.$B$2:.$BM$64];[.$A62];[.G$1]*3)&gt;0;INDEX([$д.$B$2:.$BM$64];[.$A62];[.G$1]+1)&gt;0;INDEX([$д.$B$2:.$BM$64];[.$A62]+1;[.G$1])&gt;0);-2;0);[$д.G62])" office:value-type="float" office:value="1" calcext:value-type="float">
            <text:p>1</text:p>
          </table:table-cell>
          <table:table-cell table:style-name="ce1" table:formula="of:=IF([$д.H62]=0;IF(AND(INDEX([$д.$B$2:.$BM$64];[.$A62]*3;[.H$1])&gt;0;INDEX([$д.$B$2:.$BM$64];[.$A62];[.H$1]*3)&gt;0;INDEX([$д.$B$2:.$BM$64];[.$A62];[.H$1]+1)&gt;0;INDEX([$д.$B$2:.$BM$64];[.$A62]+1;[.H$1])&gt;0);-2;0);[$д.H62])" office:value-type="float" office:value="1" calcext:value-type="float">
            <text:p>1</text:p>
          </table:table-cell>
          <table:table-cell table:style-name="ce1" table:formula="of:=IF([$д.I62]=0;IF(AND(INDEX([$д.$B$2:.$BM$64];[.$A62]*3;[.I$1])&gt;0;INDEX([$д.$B$2:.$BM$64];[.$A62];[.I$1]*3)&gt;0;INDEX([$д.$B$2:.$BM$64];[.$A62];[.I$1]+1)&gt;0;INDEX([$д.$B$2:.$BM$64];[.$A62]+1;[.I$1])&gt;0);-2;0);[$д.I62])" office:value-type="float" office:value="1" calcext:value-type="float">
            <text:p>1</text:p>
          </table:table-cell>
          <table:table-cell table:style-name="ce1" table:formula="of:=IF([$д.J62]=0;IF(AND(INDEX([$д.$B$2:.$BM$64];[.$A62]*3;[.J$1])&gt;0;INDEX([$д.$B$2:.$BM$64];[.$A62];[.J$1]*3)&gt;0;INDEX([$д.$B$2:.$BM$64];[.$A62];[.J$1]+1)&gt;0;INDEX([$д.$B$2:.$BM$64];[.$A62]+1;[.J$1])&gt;0);-2;0);[$д.J62])" office:value-type="float" office:value="1" calcext:value-type="float">
            <text:p>1</text:p>
          </table:table-cell>
          <table:table-cell table:style-name="ce1" table:formula="of:=IF([$д.K62]=0;IF(AND(INDEX([$д.$B$2:.$BM$64];[.$A62]*3;[.K$1])&gt;0;INDEX([$д.$B$2:.$BM$64];[.$A62];[.K$1]*3)&gt;0;INDEX([$д.$B$2:.$BM$64];[.$A62];[.K$1]+1)&gt;0;INDEX([$д.$B$2:.$BM$64];[.$A62]+1;[.K$1])&gt;0);-2;0);[$д.K62])" office:value-type="float" office:value="1" calcext:value-type="float">
            <text:p>1</text:p>
          </table:table-cell>
          <table:table-cell table:style-name="ce1" table:formula="of:=IF([$д.L62]=0;IF(AND(INDEX([$д.$B$2:.$BM$64];[.$A62]*3;[.L$1])&gt;0;INDEX([$д.$B$2:.$BM$64];[.$A62];[.L$1]*3)&gt;0;INDEX([$д.$B$2:.$BM$64];[.$A62];[.L$1]+1)&gt;0;INDEX([$д.$B$2:.$BM$64];[.$A62]+1;[.L$1])&gt;0);-2;0);[$д.L62])" office:value-type="float" office:value="1" calcext:value-type="float">
            <text:p>1</text:p>
          </table:table-cell>
          <table:table-cell table:style-name="ce1" table:formula="of:=IF([$д.M62]=0;IF(AND(INDEX([$д.$B$2:.$BM$64];[.$A62]*3;[.M$1])&gt;0;INDEX([$д.$B$2:.$BM$64];[.$A62];[.M$1]*3)&gt;0;INDEX([$д.$B$2:.$BM$64];[.$A62];[.M$1]+1)&gt;0;INDEX([$д.$B$2:.$BM$64];[.$A62]+1;[.M$1])&gt;0);-2;0);[$д.M62])" office:value-type="float" office:value="1" calcext:value-type="float">
            <text:p>1</text:p>
          </table:table-cell>
          <table:table-cell table:style-name="ce1" table:formula="of:=IF([$д.N62]=0;IF(AND(INDEX([$д.$B$2:.$BM$64];[.$A62]*3;[.N$1])&gt;0;INDEX([$д.$B$2:.$BM$64];[.$A62];[.N$1]*3)&gt;0;INDEX([$д.$B$2:.$BM$64];[.$A62];[.N$1]+1)&gt;0;INDEX([$д.$B$2:.$BM$64];[.$A62]+1;[.N$1])&gt;0);-2;0);[$д.N62])" office:value-type="float" office:value="1" calcext:value-type="float">
            <text:p>1</text:p>
          </table:table-cell>
          <table:table-cell table:style-name="ce1" table:formula="of:=IF([$д.O62]=0;IF(AND(INDEX([$д.$B$2:.$BM$64];[.$A62]*3;[.O$1])&gt;0;INDEX([$д.$B$2:.$BM$64];[.$A62];[.O$1]*3)&gt;0;INDEX([$д.$B$2:.$BM$64];[.$A62];[.O$1]+1)&gt;0;INDEX([$д.$B$2:.$BM$64];[.$A62]+1;[.O$1])&gt;0);-2;0);[$д.O62])" office:value-type="float" office:value="1" calcext:value-type="float">
            <text:p>1</text:p>
          </table:table-cell>
          <table:table-cell table:style-name="ce1" table:formula="of:=IF([$д.P62]=0;IF(AND(INDEX([$д.$B$2:.$BM$64];[.$A62]*3;[.P$1])&gt;0;INDEX([$д.$B$2:.$BM$64];[.$A62];[.P$1]*3)&gt;0;INDEX([$д.$B$2:.$BM$64];[.$A62];[.P$1]+1)&gt;0;INDEX([$д.$B$2:.$BM$64];[.$A62]+1;[.P$1])&gt;0);-2;0);[$д.P62])" office:value-type="float" office:value="1" calcext:value-type="float">
            <text:p>1</text:p>
          </table:table-cell>
          <table:table-cell table:style-name="ce1" table:formula="of:=IF([$д.Q62]=0;IF(AND(INDEX([$д.$B$2:.$BM$64];[.$A62]*3;[.Q$1])&gt;0;INDEX([$д.$B$2:.$BM$64];[.$A62];[.Q$1]*3)&gt;0;INDEX([$д.$B$2:.$BM$64];[.$A62];[.Q$1]+1)&gt;0;INDEX([$д.$B$2:.$BM$64];[.$A62]+1;[.Q$1])&gt;0);-2;0);[$д.Q62])" office:value-type="float" office:value="1" calcext:value-type="float">
            <text:p>1</text:p>
          </table:table-cell>
          <table:table-cell table:style-name="ce1" table:formula="of:=IF([$д.R62]=0;IF(AND(INDEX([$д.$B$2:.$BM$64];[.$A62]*3;[.R$1])&gt;0;INDEX([$д.$B$2:.$BM$64];[.$A62];[.R$1]*3)&gt;0;INDEX([$д.$B$2:.$BM$64];[.$A62];[.R$1]+1)&gt;0;INDEX([$д.$B$2:.$BM$64];[.$A62]+1;[.R$1])&gt;0);-2;0);[$д.R62])" office:value-type="float" office:value="1" calcext:value-type="float">
            <text:p>1</text:p>
          </table:table-cell>
          <table:table-cell table:style-name="ce1" table:formula="of:=IF([$д.S62]=0;IF(AND(INDEX([$д.$B$2:.$BM$64];[.$A62]*3;[.S$1])&gt;0;INDEX([$д.$B$2:.$BM$64];[.$A62];[.S$1]*3)&gt;0;INDEX([$д.$B$2:.$BM$64];[.$A62];[.S$1]+1)&gt;0;INDEX([$д.$B$2:.$BM$64];[.$A62]+1;[.S$1])&gt;0);-2;0);[$д.S62])" office:value-type="float" office:value="1" calcext:value-type="float">
            <text:p>1</text:p>
          </table:table-cell>
          <table:table-cell table:style-name="ce1" table:formula="of:=IF([$д.T62]=0;IF(AND(INDEX([$д.$B$2:.$BM$64];[.$A62]*3;[.T$1])&gt;0;INDEX([$д.$B$2:.$BM$64];[.$A62];[.T$1]*3)&gt;0;INDEX([$д.$B$2:.$BM$64];[.$A62];[.T$1]+1)&gt;0;INDEX([$д.$B$2:.$BM$64];[.$A62]+1;[.T$1])&gt;0);-2;0);[$д.T62])" office:value-type="float" office:value="1" calcext:value-type="float">
            <text:p>1</text:p>
          </table:table-cell>
          <table:table-cell table:style-name="ce1" table:formula="of:=IF([$д.U62]=0;IF(AND(INDEX([$д.$B$2:.$BM$64];[.$A62]*3;[.U$1])&gt;0;INDEX([$д.$B$2:.$BM$64];[.$A62];[.U$1]*3)&gt;0;INDEX([$д.$B$2:.$BM$64];[.$A62];[.U$1]+1)&gt;0;INDEX([$д.$B$2:.$BM$64];[.$A62]+1;[.U$1])&gt;0);-2;0);[$д.U62])" office:value-type="float" office:value="1" calcext:value-type="float">
            <text:p>1</text:p>
          </table:table-cell>
          <table:table-cell table:style-name="ce2" table:formula="of:=IF([$д.V62]=0;IF(OR(INDEX([$д.$B$2:.$BM$64];[.$A62]*3;[.V$1])&lt;0;INDEX([$д.$B$2:.$BM$64];[.$A62];[.V$1]*3)&lt;0;INDEX([$д.$B$2:.$BM$64];[.$A62];[.V$1]+1)&lt;0;INDEX([$д.$B$2:.$BM$64];[.$A62]+1;[.V$1])&lt;0);2;0);[$д.V62])" office:value-type="float" office:value="1" calcext:value-type="float">
            <text:p>1</text:p>
          </table:table-cell>
          <table:table-cell table:style-name="ce3" table:formula="of:=IF([$д.W62]=0;IF(AND(INDEX([$д.$B$2:.$BM$64];[.$A62]*3;[.W$1])&gt;0;INDEX([$д.$B$2:.$BM$64];[.$A62];[.W$1]*3)&gt;0;INDEX([$д.$B$2:.$BM$64];[.$A62];[.W$1]+1)&gt;0;INDEX([$д.$B$2:.$BM$64];[.$A62]+1;[.W$1])&gt;0);-1;0);[$д.W62])" office:value-type="float" office:value="1" calcext:value-type="float">
            <text:p>1</text:p>
          </table:table-cell>
          <table:table-cell table:style-name="ce4" table:formula="of:=IF([$д.X62]=0;IF(OR(INDEX([$д.$B$2:.$BM$64];[.$A62]*3;[.X$1])&gt;0;INDEX([$д.$B$2:.$BM$64];[.$A62];[.X$1]*3)&gt;0;INDEX([$д.$B$2:.$BM$64];[.$A62];[.X$1]+1)&gt;0;INDEX([$д.$B$2:.$BM$64];[.$A62]+1;[.X$1])&gt;0);-1;0);[$д.X62])" office:value-type="float" office:value="1" calcext:value-type="float">
            <text:p>1</text:p>
          </table:table-cell>
          <table:table-cell table:style-name="ce4" table:formula="of:=IF([$д.Y62]=0;IF(OR(INDEX([$д.$B$2:.$BM$64];[.$A62]*3;[.Y$1])&gt;0;INDEX([$д.$B$2:.$BM$64];[.$A62];[.Y$1]*3)&gt;0;INDEX([$д.$B$2:.$BM$64];[.$A62];[.Y$1]+1)&gt;0;INDEX([$д.$B$2:.$BM$64];[.$A62]+1;[.Y$1])&gt;0);-1;0);[$д.Y62])" office:value-type="float" office:value="1" calcext:value-type="float">
            <text:p>1</text:p>
          </table:table-cell>
          <table:table-cell table:style-name="ce4" table:formula="of:=IF([$д.Z62]=0;IF(OR(INDEX([$д.$B$2:.$BM$64];[.$A62]*3;[.Z$1])&gt;0;INDEX([$д.$B$2:.$BM$64];[.$A62];[.Z$1]*3)&gt;0;INDEX([$д.$B$2:.$BM$64];[.$A62];[.Z$1]+1)&gt;0;INDEX([$д.$B$2:.$BM$64];[.$A62]+1;[.Z$1])&gt;0);-1;0);[$д.Z62])" office:value-type="float" office:value="1" calcext:value-type="float">
            <text:p>1</text:p>
          </table:table-cell>
          <table:table-cell table:style-name="ce4" table:formula="of:=IF([$д.AA62]=0;IF(OR(INDEX([$д.$B$2:.$BM$64];[.$A62]*3;[.AA$1])&gt;0;INDEX([$д.$B$2:.$BM$64];[.$A62];[.AA$1]*3)&gt;0;INDEX([$д.$B$2:.$BM$64];[.$A62];[.AA$1]+1)&gt;0;INDEX([$д.$B$2:.$BM$64];[.$A62]+1;[.AA$1])&gt;0);-1;0);[$д.AA62])" office:value-type="float" office:value="1" calcext:value-type="float">
            <text:p>1</text:p>
          </table:table-cell>
          <table:table-cell table:style-name="ce4" table:formula="of:=IF([$д.AB62]=0;IF(OR(INDEX([$д.$B$2:.$BM$64];[.$A62]*3;[.AB$1])&gt;0;INDEX([$д.$B$2:.$BM$64];[.$A62];[.AB$1]*3)&gt;0;INDEX([$д.$B$2:.$BM$64];[.$A62];[.AB$1]+1)&gt;0;INDEX([$д.$B$2:.$BM$64];[.$A62]+1;[.AB$1])&gt;0);-1;0);[$д.AB62])" office:value-type="float" office:value="1" calcext:value-type="float">
            <text:p>1</text:p>
          </table:table-cell>
          <table:table-cell table:style-name="ce4" table:formula="of:=IF([$д.AC62]=0;IF(OR(INDEX([$д.$B$2:.$BM$64];[.$A62]*3;[.AC$1])&gt;0;INDEX([$д.$B$2:.$BM$64];[.$A62];[.AC$1]*3)&gt;0;INDEX([$д.$B$2:.$BM$64];[.$A62];[.AC$1]+1)&gt;0;INDEX([$д.$B$2:.$BM$64];[.$A62]+1;[.AC$1])&gt;0);-1;0);[$д.AC62])" office:value-type="float" office:value="1" calcext:value-type="float">
            <text:p>1</text:p>
          </table:table-cell>
          <table:table-cell table:style-name="ce4" table:formula="of:=IF(MAX([.AD$1];[.$A62])*3+MIN([.AD$1];[.$A62])&gt;=65;1;0)" office:value-type="float" office:value="1" calcext:value-type="float">
            <text:p>1</text:p>
          </table:table-cell>
          <table:table-cell table:style-name="ce4" table:formula="of:=IF(MAX([.AE$1];[.$A62])*3+MIN([.AE$1];[.$A62])&gt;=65;1;0)" office:value-type="float" office:value="1" calcext:value-type="float">
            <text:p>1</text:p>
          </table:table-cell>
          <table:table-cell table:style-name="ce4" table:formula="of:=IF(MAX([.AF$1];[.$A62])*3+MIN([.AF$1];[.$A62])&gt;=65;1;0)" office:value-type="float" office:value="1" calcext:value-type="float">
            <text:p>1</text:p>
          </table:table-cell>
          <table:table-cell table:style-name="ce4" table:formula="of:=IF(MAX([.AG$1];[.$A62])*3+MIN([.AG$1];[.$A62])&gt;=65;1;0)" office:value-type="float" office:value="1" calcext:value-type="float">
            <text:p>1</text:p>
          </table:table-cell>
          <table:table-cell table:style-name="ce4" table:formula="of:=IF(MAX([.AH$1];[.$A62])*3+MIN([.AH$1];[.$A62])&gt;=65;1;0)" office:value-type="float" office:value="1" calcext:value-type="float">
            <text:p>1</text:p>
          </table:table-cell>
          <table:table-cell table:style-name="ce4" table:formula="of:=IF(MAX([.AI$1];[.$A62])*3+MIN([.AI$1];[.$A62])&gt;=65;1;0)" office:value-type="float" office:value="1" calcext:value-type="float">
            <text:p>1</text:p>
          </table:table-cell>
          <table:table-cell table:style-name="ce4" table:formula="of:=IF(MAX([.AJ$1];[.$A62])*3+MIN([.AJ$1];[.$A62])&gt;=65;1;0)" office:value-type="float" office:value="1" calcext:value-type="float">
            <text:p>1</text:p>
          </table:table-cell>
          <table:table-cell table:style-name="ce4" table:formula="of:=IF(MAX([.AK$1];[.$A62])*3+MIN([.AK$1];[.$A62])&gt;=65;1;0)" office:value-type="float" office:value="1" calcext:value-type="float">
            <text:p>1</text:p>
          </table:table-cell>
          <table:table-cell table:style-name="ce4" table:formula="of:=IF(MAX([.AL$1];[.$A62])*3+MIN([.AL$1];[.$A62])&gt;=65;1;0)" office:value-type="float" office:value="1" calcext:value-type="float">
            <text:p>1</text:p>
          </table:table-cell>
          <table:table-cell table:style-name="ce4" table:formula="of:=IF(MAX([.AM$1];[.$A62])*3+MIN([.AM$1];[.$A62])&gt;=65;1;0)" office:value-type="float" office:value="1" calcext:value-type="float">
            <text:p>1</text:p>
          </table:table-cell>
          <table:table-cell table:style-name="ce4" table:formula="of:=IF(MAX([.AN$1];[.$A62])*3+MIN([.AN$1];[.$A62])&gt;=65;1;0)" office:value-type="float" office:value="1" calcext:value-type="float">
            <text:p>1</text:p>
          </table:table-cell>
          <table:table-cell table:style-name="ce4" table:formula="of:=IF(MAX([.AO$1];[.$A62])*3+MIN([.AO$1];[.$A62])&gt;=65;1;0)" office:value-type="float" office:value="1" calcext:value-type="float">
            <text:p>1</text:p>
          </table:table-cell>
          <table:table-cell table:style-name="ce4" table:formula="of:=IF(MAX([.AP$1];[.$A62])*3+MIN([.AP$1];[.$A62])&gt;=65;1;0)" office:value-type="float" office:value="1" calcext:value-type="float">
            <text:p>1</text:p>
          </table:table-cell>
          <table:table-cell table:style-name="ce4" table:formula="of:=IF(MAX([.AQ$1];[.$A62])*3+MIN([.AQ$1];[.$A62])&gt;=65;1;0)" office:value-type="float" office:value="1" calcext:value-type="float">
            <text:p>1</text:p>
          </table:table-cell>
          <table:table-cell table:style-name="ce4" table:formula="of:=IF(MAX([.AR$1];[.$A62])*3+MIN([.AR$1];[.$A62])&gt;=65;1;0)" office:value-type="float" office:value="1" calcext:value-type="float">
            <text:p>1</text:p>
          </table:table-cell>
          <table:table-cell table:style-name="ce4" table:formula="of:=IF(MAX([.AS$1];[.$A62])*3+MIN([.AS$1];[.$A62])&gt;=65;1;0)" office:value-type="float" office:value="1" calcext:value-type="float">
            <text:p>1</text:p>
          </table:table-cell>
          <table:table-cell table:style-name="ce4" table:formula="of:=IF(MAX([.AT$1];[.$A62])*3+MIN([.AT$1];[.$A62])&gt;=65;1;0)" office:value-type="float" office:value="1" calcext:value-type="float">
            <text:p>1</text:p>
          </table:table-cell>
          <table:table-cell table:style-name="ce4" table:formula="of:=IF(MAX([.AU$1];[.$A62])*3+MIN([.AU$1];[.$A62])&gt;=65;1;0)" office:value-type="float" office:value="1" calcext:value-type="float">
            <text:p>1</text:p>
          </table:table-cell>
          <table:table-cell table:style-name="ce4" table:formula="of:=IF(MAX([.AV$1];[.$A62])*3+MIN([.AV$1];[.$A62])&gt;=65;1;0)" office:value-type="float" office:value="1" calcext:value-type="float">
            <text:p>1</text:p>
          </table:table-cell>
          <table:table-cell table:style-name="ce4" table:formula="of:=IF(MAX([.AW$1];[.$A62])*3+MIN([.AW$1];[.$A62])&gt;=65;1;0)" office:value-type="float" office:value="1" calcext:value-type="float">
            <text:p>1</text:p>
          </table:table-cell>
          <table:table-cell table:style-name="ce4" table:formula="of:=IF(MAX([.AX$1];[.$A62])*3+MIN([.AX$1];[.$A62])&gt;=65;1;0)" office:value-type="float" office:value="1" calcext:value-type="float">
            <text:p>1</text:p>
          </table:table-cell>
          <table:table-cell table:style-name="ce4" table:formula="of:=IF(MAX([.AY$1];[.$A62])*3+MIN([.AY$1];[.$A62])&gt;=65;1;0)" office:value-type="float" office:value="1" calcext:value-type="float">
            <text:p>1</text:p>
          </table:table-cell>
          <table:table-cell table:style-name="ce4" table:formula="of:=IF(MAX([.AZ$1];[.$A62])*3+MIN([.AZ$1];[.$A62])&gt;=65;1;0)" office:value-type="float" office:value="1" calcext:value-type="float">
            <text:p>1</text:p>
          </table:table-cell>
          <table:table-cell table:style-name="ce4" table:formula="of:=IF(MAX([.BA$1];[.$A62])*3+MIN([.BA$1];[.$A62])&gt;=65;1;0)" office:value-type="float" office:value="1" calcext:value-type="float">
            <text:p>1</text:p>
          </table:table-cell>
          <table:table-cell table:style-name="ce4" table:formula="of:=IF(MAX([.BB$1];[.$A62])*3+MIN([.BB$1];[.$A62])&gt;=65;1;0)" office:value-type="float" office:value="1" calcext:value-type="float">
            <text:p>1</text:p>
          </table:table-cell>
          <table:table-cell table:style-name="ce4" table:formula="of:=IF(MAX([.BC$1];[.$A62])*3+MIN([.BC$1];[.$A62])&gt;=65;1;0)" office:value-type="float" office:value="1" calcext:value-type="float">
            <text:p>1</text:p>
          </table:table-cell>
          <table:table-cell table:style-name="ce4" table:formula="of:=IF(MAX([.BD$1];[.$A62])*3+MIN([.BD$1];[.$A62])&gt;=65;1;0)" office:value-type="float" office:value="1" calcext:value-type="float">
            <text:p>1</text:p>
          </table:table-cell>
          <table:table-cell table:style-name="ce4" table:formula="of:=IF(MAX([.BE$1];[.$A62])*3+MIN([.BE$1];[.$A62])&gt;=65;1;0)" office:value-type="float" office:value="1" calcext:value-type="float">
            <text:p>1</text:p>
          </table:table-cell>
          <table:table-cell table:style-name="ce4" table:formula="of:=IF(MAX([.BF$1];[.$A62])*3+MIN([.BF$1];[.$A62])&gt;=65;1;0)" office:value-type="float" office:value="1" calcext:value-type="float">
            <text:p>1</text:p>
          </table:table-cell>
          <table:table-cell table:style-name="ce4" table:formula="of:=IF(MAX([.BG$1];[.$A62])*3+MIN([.BG$1];[.$A62])&gt;=65;1;0)" office:value-type="float" office:value="1" calcext:value-type="float">
            <text:p>1</text:p>
          </table:table-cell>
          <table:table-cell table:style-name="ce4" table:formula="of:=IF(MAX([.BH$1];[.$A62])*3+MIN([.BH$1];[.$A62])&gt;=65;1;0)" office:value-type="float" office:value="1" calcext:value-type="float">
            <text:p>1</text:p>
          </table:table-cell>
          <table:table-cell table:style-name="ce4" table:formula="of:=IF(MAX([.BI$1];[.$A62])*3+MIN([.BI$1];[.$A62])&gt;=65;1;0)" office:value-type="float" office:value="1" calcext:value-type="float">
            <text:p>1</text:p>
          </table:table-cell>
          <table:table-cell table:style-name="ce4" table:formula="of:=IF(MAX([.BJ$1];[.$A62])*3+MIN([.BJ$1];[.$A62])&gt;=65;1;0)" office:value-type="float" office:value="1" calcext:value-type="float">
            <text:p>1</text:p>
          </table:table-cell>
          <table:table-cell table:style-name="ce4" table:formula="of:=IF(MAX([.BK$1];[.$A62])*3+MIN([.BK$1];[.$A62])&gt;=65;1;0)" office:value-type="float" office:value="1" calcext:value-type="float">
            <text:p>1</text:p>
          </table:table-cell>
          <table:table-cell table:style-name="ce4" table:formula="of:=IF(MAX([.BL$1];[.$A62])*3+MIN([.BL$1];[.$A62])&gt;=65;1;0)" office:value-type="float" office:value="1" calcext:value-type="float">
            <text:p>1</text:p>
          </table:table-cell>
          <table:table-cell table:style-name="ce4" table:formula="of:=IF(MAX([.BM$1];[.$A62])*3+MIN([.BM$1];[.$A62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table:formula="of:=IF([$д.B63]=0;IF(AND(INDEX([$д.$B$2:.$BM$64];[.$A63]*3;[.B$1])&gt;0;INDEX([$д.$B$2:.$BM$64];[.$A63];[.B$1]*3)&gt;0;INDEX([$д.$B$2:.$BM$64];[.$A63];[.B$1]+1)&gt;0;INDEX([$д.$B$2:.$BM$64];[.$A63]+1;[.B$1])&gt;0);-2;0);[$д.B63])" office:value-type="float" office:value="1" calcext:value-type="float">
            <text:p>1</text:p>
          </table:table-cell>
          <table:table-cell table:style-name="ce1" table:formula="of:=IF([$д.C63]=0;IF(AND(INDEX([$д.$B$2:.$BM$64];[.$A63]*3;[.C$1])&gt;0;INDEX([$д.$B$2:.$BM$64];[.$A63];[.C$1]*3)&gt;0;INDEX([$д.$B$2:.$BM$64];[.$A63];[.C$1]+1)&gt;0;INDEX([$д.$B$2:.$BM$64];[.$A63]+1;[.C$1])&gt;0);-2;0);[$д.C63])" office:value-type="float" office:value="1" calcext:value-type="float">
            <text:p>1</text:p>
          </table:table-cell>
          <table:table-cell table:style-name="ce1" table:formula="of:=IF([$д.D63]=0;IF(AND(INDEX([$д.$B$2:.$BM$64];[.$A63]*3;[.D$1])&gt;0;INDEX([$д.$B$2:.$BM$64];[.$A63];[.D$1]*3)&gt;0;INDEX([$д.$B$2:.$BM$64];[.$A63];[.D$1]+1)&gt;0;INDEX([$д.$B$2:.$BM$64];[.$A63]+1;[.D$1])&gt;0);-2;0);[$д.D63])" office:value-type="float" office:value="1" calcext:value-type="float">
            <text:p>1</text:p>
          </table:table-cell>
          <table:table-cell table:style-name="ce1" table:formula="of:=IF([$д.E63]=0;IF(AND(INDEX([$д.$B$2:.$BM$64];[.$A63]*3;[.E$1])&gt;0;INDEX([$д.$B$2:.$BM$64];[.$A63];[.E$1]*3)&gt;0;INDEX([$д.$B$2:.$BM$64];[.$A63];[.E$1]+1)&gt;0;INDEX([$д.$B$2:.$BM$64];[.$A63]+1;[.E$1])&gt;0);-2;0);[$д.E63])" office:value-type="float" office:value="1" calcext:value-type="float">
            <text:p>1</text:p>
          </table:table-cell>
          <table:table-cell table:style-name="ce1" table:formula="of:=IF([$д.F63]=0;IF(AND(INDEX([$д.$B$2:.$BM$64];[.$A63]*3;[.F$1])&gt;0;INDEX([$д.$B$2:.$BM$64];[.$A63];[.F$1]*3)&gt;0;INDEX([$д.$B$2:.$BM$64];[.$A63];[.F$1]+1)&gt;0;INDEX([$д.$B$2:.$BM$64];[.$A63]+1;[.F$1])&gt;0);-2;0);[$д.F63])" office:value-type="float" office:value="1" calcext:value-type="float">
            <text:p>1</text:p>
          </table:table-cell>
          <table:table-cell table:style-name="ce1" table:formula="of:=IF([$д.G63]=0;IF(AND(INDEX([$д.$B$2:.$BM$64];[.$A63]*3;[.G$1])&gt;0;INDEX([$д.$B$2:.$BM$64];[.$A63];[.G$1]*3)&gt;0;INDEX([$д.$B$2:.$BM$64];[.$A63];[.G$1]+1)&gt;0;INDEX([$д.$B$2:.$BM$64];[.$A63]+1;[.G$1])&gt;0);-2;0);[$д.G63])" office:value-type="float" office:value="1" calcext:value-type="float">
            <text:p>1</text:p>
          </table:table-cell>
          <table:table-cell table:style-name="ce1" table:formula="of:=IF([$д.H63]=0;IF(AND(INDEX([$д.$B$2:.$BM$64];[.$A63]*3;[.H$1])&gt;0;INDEX([$д.$B$2:.$BM$64];[.$A63];[.H$1]*3)&gt;0;INDEX([$д.$B$2:.$BM$64];[.$A63];[.H$1]+1)&gt;0;INDEX([$д.$B$2:.$BM$64];[.$A63]+1;[.H$1])&gt;0);-2;0);[$д.H63])" office:value-type="float" office:value="1" calcext:value-type="float">
            <text:p>1</text:p>
          </table:table-cell>
          <table:table-cell table:style-name="ce1" table:formula="of:=IF([$д.I63]=0;IF(AND(INDEX([$д.$B$2:.$BM$64];[.$A63]*3;[.I$1])&gt;0;INDEX([$д.$B$2:.$BM$64];[.$A63];[.I$1]*3)&gt;0;INDEX([$д.$B$2:.$BM$64];[.$A63];[.I$1]+1)&gt;0;INDEX([$д.$B$2:.$BM$64];[.$A63]+1;[.I$1])&gt;0);-2;0);[$д.I63])" office:value-type="float" office:value="1" calcext:value-type="float">
            <text:p>1</text:p>
          </table:table-cell>
          <table:table-cell table:style-name="ce1" table:formula="of:=IF([$д.J63]=0;IF(AND(INDEX([$д.$B$2:.$BM$64];[.$A63]*3;[.J$1])&gt;0;INDEX([$д.$B$2:.$BM$64];[.$A63];[.J$1]*3)&gt;0;INDEX([$д.$B$2:.$BM$64];[.$A63];[.J$1]+1)&gt;0;INDEX([$д.$B$2:.$BM$64];[.$A63]+1;[.J$1])&gt;0);-2;0);[$д.J63])" office:value-type="float" office:value="1" calcext:value-type="float">
            <text:p>1</text:p>
          </table:table-cell>
          <table:table-cell table:style-name="ce1" table:formula="of:=IF([$д.K63]=0;IF(AND(INDEX([$д.$B$2:.$BM$64];[.$A63]*3;[.K$1])&gt;0;INDEX([$д.$B$2:.$BM$64];[.$A63];[.K$1]*3)&gt;0;INDEX([$д.$B$2:.$BM$64];[.$A63];[.K$1]+1)&gt;0;INDEX([$д.$B$2:.$BM$64];[.$A63]+1;[.K$1])&gt;0);-2;0);[$д.K63])" office:value-type="float" office:value="1" calcext:value-type="float">
            <text:p>1</text:p>
          </table:table-cell>
          <table:table-cell table:style-name="ce1" table:formula="of:=IF([$д.L63]=0;IF(AND(INDEX([$д.$B$2:.$BM$64];[.$A63]*3;[.L$1])&gt;0;INDEX([$д.$B$2:.$BM$64];[.$A63];[.L$1]*3)&gt;0;INDEX([$д.$B$2:.$BM$64];[.$A63];[.L$1]+1)&gt;0;INDEX([$д.$B$2:.$BM$64];[.$A63]+1;[.L$1])&gt;0);-2;0);[$д.L63])" office:value-type="float" office:value="1" calcext:value-type="float">
            <text:p>1</text:p>
          </table:table-cell>
          <table:table-cell table:style-name="ce1" table:formula="of:=IF([$д.M63]=0;IF(AND(INDEX([$д.$B$2:.$BM$64];[.$A63]*3;[.M$1])&gt;0;INDEX([$д.$B$2:.$BM$64];[.$A63];[.M$1]*3)&gt;0;INDEX([$д.$B$2:.$BM$64];[.$A63];[.M$1]+1)&gt;0;INDEX([$д.$B$2:.$BM$64];[.$A63]+1;[.M$1])&gt;0);-2;0);[$д.M63])" office:value-type="float" office:value="1" calcext:value-type="float">
            <text:p>1</text:p>
          </table:table-cell>
          <table:table-cell table:style-name="ce1" table:formula="of:=IF([$д.N63]=0;IF(AND(INDEX([$д.$B$2:.$BM$64];[.$A63]*3;[.N$1])&gt;0;INDEX([$д.$B$2:.$BM$64];[.$A63];[.N$1]*3)&gt;0;INDEX([$д.$B$2:.$BM$64];[.$A63];[.N$1]+1)&gt;0;INDEX([$д.$B$2:.$BM$64];[.$A63]+1;[.N$1])&gt;0);-2;0);[$д.N63])" office:value-type="float" office:value="1" calcext:value-type="float">
            <text:p>1</text:p>
          </table:table-cell>
          <table:table-cell table:style-name="ce1" table:formula="of:=IF([$д.O63]=0;IF(AND(INDEX([$д.$B$2:.$BM$64];[.$A63]*3;[.O$1])&gt;0;INDEX([$д.$B$2:.$BM$64];[.$A63];[.O$1]*3)&gt;0;INDEX([$д.$B$2:.$BM$64];[.$A63];[.O$1]+1)&gt;0;INDEX([$д.$B$2:.$BM$64];[.$A63]+1;[.O$1])&gt;0);-2;0);[$д.O63])" office:value-type="float" office:value="1" calcext:value-type="float">
            <text:p>1</text:p>
          </table:table-cell>
          <table:table-cell table:style-name="ce1" table:formula="of:=IF([$д.P63]=0;IF(AND(INDEX([$д.$B$2:.$BM$64];[.$A63]*3;[.P$1])&gt;0;INDEX([$д.$B$2:.$BM$64];[.$A63];[.P$1]*3)&gt;0;INDEX([$д.$B$2:.$BM$64];[.$A63];[.P$1]+1)&gt;0;INDEX([$д.$B$2:.$BM$64];[.$A63]+1;[.P$1])&gt;0);-2;0);[$д.P63])" office:value-type="float" office:value="1" calcext:value-type="float">
            <text:p>1</text:p>
          </table:table-cell>
          <table:table-cell table:style-name="ce1" table:formula="of:=IF([$д.Q63]=0;IF(AND(INDEX([$д.$B$2:.$BM$64];[.$A63]*3;[.Q$1])&gt;0;INDEX([$д.$B$2:.$BM$64];[.$A63];[.Q$1]*3)&gt;0;INDEX([$д.$B$2:.$BM$64];[.$A63];[.Q$1]+1)&gt;0;INDEX([$д.$B$2:.$BM$64];[.$A63]+1;[.Q$1])&gt;0);-2;0);[$д.Q63])" office:value-type="float" office:value="1" calcext:value-type="float">
            <text:p>1</text:p>
          </table:table-cell>
          <table:table-cell table:style-name="ce1" table:formula="of:=IF([$д.R63]=0;IF(AND(INDEX([$д.$B$2:.$BM$64];[.$A63]*3;[.R$1])&gt;0;INDEX([$д.$B$2:.$BM$64];[.$A63];[.R$1]*3)&gt;0;INDEX([$д.$B$2:.$BM$64];[.$A63];[.R$1]+1)&gt;0;INDEX([$д.$B$2:.$BM$64];[.$A63]+1;[.R$1])&gt;0);-2;0);[$д.R63])" office:value-type="float" office:value="1" calcext:value-type="float">
            <text:p>1</text:p>
          </table:table-cell>
          <table:table-cell table:style-name="ce1" table:formula="of:=IF([$д.S63]=0;IF(AND(INDEX([$д.$B$2:.$BM$64];[.$A63]*3;[.S$1])&gt;0;INDEX([$д.$B$2:.$BM$64];[.$A63];[.S$1]*3)&gt;0;INDEX([$д.$B$2:.$BM$64];[.$A63];[.S$1]+1)&gt;0;INDEX([$д.$B$2:.$BM$64];[.$A63]+1;[.S$1])&gt;0);-2;0);[$д.S63])" office:value-type="float" office:value="1" calcext:value-type="float">
            <text:p>1</text:p>
          </table:table-cell>
          <table:table-cell table:style-name="ce1" table:formula="of:=IF([$д.T63]=0;IF(AND(INDEX([$д.$B$2:.$BM$64];[.$A63]*3;[.T$1])&gt;0;INDEX([$д.$B$2:.$BM$64];[.$A63];[.T$1]*3)&gt;0;INDEX([$д.$B$2:.$BM$64];[.$A63];[.T$1]+1)&gt;0;INDEX([$д.$B$2:.$BM$64];[.$A63]+1;[.T$1])&gt;0);-2;0);[$д.T63])" office:value-type="float" office:value="1" calcext:value-type="float">
            <text:p>1</text:p>
          </table:table-cell>
          <table:table-cell table:style-name="ce1" table:formula="of:=IF([$д.U63]=0;IF(AND(INDEX([$д.$B$2:.$BM$64];[.$A63]*3;[.U$1])&gt;0;INDEX([$д.$B$2:.$BM$64];[.$A63];[.U$1]*3)&gt;0;INDEX([$д.$B$2:.$BM$64];[.$A63];[.U$1]+1)&gt;0;INDEX([$д.$B$2:.$BM$64];[.$A63]+1;[.U$1])&gt;0);-2;0);[$д.U63])" office:value-type="float" office:value="1" calcext:value-type="float">
            <text:p>1</text:p>
          </table:table-cell>
          <table:table-cell table:style-name="ce2" table:formula="of:=IF([$д.V63]=0;IF(OR(INDEX([$д.$B$2:.$BM$64];[.$A63]*3;[.V$1])&lt;0;INDEX([$д.$B$2:.$BM$64];[.$A63];[.V$1]*3)&lt;0;INDEX([$д.$B$2:.$BM$64];[.$A63];[.V$1]+1)&lt;0;INDEX([$д.$B$2:.$BM$64];[.$A63]+1;[.V$1])&lt;0);2;0);[$д.V63])" office:value-type="float" office:value="1" calcext:value-type="float">
            <text:p>1</text:p>
          </table:table-cell>
          <table:table-cell table:style-name="ce3" table:formula="of:=IF([$д.W63]=0;IF(AND(INDEX([$д.$B$2:.$BM$64];[.$A63]*3;[.W$1])&gt;0;INDEX([$д.$B$2:.$BM$64];[.$A63];[.W$1]*3)&gt;0;INDEX([$д.$B$2:.$BM$64];[.$A63];[.W$1]+1)&gt;0;INDEX([$д.$B$2:.$BM$64];[.$A63]+1;[.W$1])&gt;0);-1;0);[$д.W63])" office:value-type="float" office:value="1" calcext:value-type="float">
            <text:p>1</text:p>
          </table:table-cell>
          <table:table-cell table:style-name="ce4" table:formula="of:=IF([$д.X63]=0;IF(OR(INDEX([$д.$B$2:.$BM$64];[.$A63]*3;[.X$1])&gt;0;INDEX([$д.$B$2:.$BM$64];[.$A63];[.X$1]*3)&gt;0;INDEX([$д.$B$2:.$BM$64];[.$A63];[.X$1]+1)&gt;0;INDEX([$д.$B$2:.$BM$64];[.$A63]+1;[.X$1])&gt;0);-1;0);[$д.X63])" office:value-type="float" office:value="1" calcext:value-type="float">
            <text:p>1</text:p>
          </table:table-cell>
          <table:table-cell table:style-name="ce4" table:formula="of:=IF([$д.Y63]=0;IF(OR(INDEX([$д.$B$2:.$BM$64];[.$A63]*3;[.Y$1])&gt;0;INDEX([$д.$B$2:.$BM$64];[.$A63];[.Y$1]*3)&gt;0;INDEX([$д.$B$2:.$BM$64];[.$A63];[.Y$1]+1)&gt;0;INDEX([$д.$B$2:.$BM$64];[.$A63]+1;[.Y$1])&gt;0);-1;0);[$д.Y63])" office:value-type="float" office:value="1" calcext:value-type="float">
            <text:p>1</text:p>
          </table:table-cell>
          <table:table-cell table:style-name="ce4" table:formula="of:=IF([$д.Z63]=0;IF(OR(INDEX([$д.$B$2:.$BM$64];[.$A63]*3;[.Z$1])&gt;0;INDEX([$д.$B$2:.$BM$64];[.$A63];[.Z$1]*3)&gt;0;INDEX([$д.$B$2:.$BM$64];[.$A63];[.Z$1]+1)&gt;0;INDEX([$д.$B$2:.$BM$64];[.$A63]+1;[.Z$1])&gt;0);-1;0);[$д.Z63])" office:value-type="float" office:value="1" calcext:value-type="float">
            <text:p>1</text:p>
          </table:table-cell>
          <table:table-cell table:style-name="ce4" table:formula="of:=IF([$д.AA63]=0;IF(OR(INDEX([$д.$B$2:.$BM$64];[.$A63]*3;[.AA$1])&gt;0;INDEX([$д.$B$2:.$BM$64];[.$A63];[.AA$1]*3)&gt;0;INDEX([$д.$B$2:.$BM$64];[.$A63];[.AA$1]+1)&gt;0;INDEX([$д.$B$2:.$BM$64];[.$A63]+1;[.AA$1])&gt;0);-1;0);[$д.AA63])" office:value-type="float" office:value="1" calcext:value-type="float">
            <text:p>1</text:p>
          </table:table-cell>
          <table:table-cell table:style-name="ce4" table:formula="of:=IF([$д.AB63]=0;IF(OR(INDEX([$д.$B$2:.$BM$64];[.$A63]*3;[.AB$1])&gt;0;INDEX([$д.$B$2:.$BM$64];[.$A63];[.AB$1]*3)&gt;0;INDEX([$д.$B$2:.$BM$64];[.$A63];[.AB$1]+1)&gt;0;INDEX([$д.$B$2:.$BM$64];[.$A63]+1;[.AB$1])&gt;0);-1;0);[$д.AB63])" office:value-type="float" office:value="1" calcext:value-type="float">
            <text:p>1</text:p>
          </table:table-cell>
          <table:table-cell table:style-name="ce4" table:formula="of:=IF([$д.AC63]=0;IF(OR(INDEX([$д.$B$2:.$BM$64];[.$A63]*3;[.AC$1])&gt;0;INDEX([$д.$B$2:.$BM$64];[.$A63];[.AC$1]*3)&gt;0;INDEX([$д.$B$2:.$BM$64];[.$A63];[.AC$1]+1)&gt;0;INDEX([$д.$B$2:.$BM$64];[.$A63]+1;[.AC$1])&gt;0);-1;0);[$д.AC63])" office:value-type="float" office:value="1" calcext:value-type="float">
            <text:p>1</text:p>
          </table:table-cell>
          <table:table-cell table:style-name="ce4" table:formula="of:=IF(MAX([.AD$1];[.$A63])*3+MIN([.AD$1];[.$A63])&gt;=65;1;0)" office:value-type="float" office:value="1" calcext:value-type="float">
            <text:p>1</text:p>
          </table:table-cell>
          <table:table-cell table:style-name="ce4" table:formula="of:=IF(MAX([.AE$1];[.$A63])*3+MIN([.AE$1];[.$A63])&gt;=65;1;0)" office:value-type="float" office:value="1" calcext:value-type="float">
            <text:p>1</text:p>
          </table:table-cell>
          <table:table-cell table:style-name="ce4" table:formula="of:=IF(MAX([.AF$1];[.$A63])*3+MIN([.AF$1];[.$A63])&gt;=65;1;0)" office:value-type="float" office:value="1" calcext:value-type="float">
            <text:p>1</text:p>
          </table:table-cell>
          <table:table-cell table:style-name="ce4" table:formula="of:=IF(MAX([.AG$1];[.$A63])*3+MIN([.AG$1];[.$A63])&gt;=65;1;0)" office:value-type="float" office:value="1" calcext:value-type="float">
            <text:p>1</text:p>
          </table:table-cell>
          <table:table-cell table:style-name="ce4" table:formula="of:=IF(MAX([.AH$1];[.$A63])*3+MIN([.AH$1];[.$A63])&gt;=65;1;0)" office:value-type="float" office:value="1" calcext:value-type="float">
            <text:p>1</text:p>
          </table:table-cell>
          <table:table-cell table:style-name="ce4" table:formula="of:=IF(MAX([.AI$1];[.$A63])*3+MIN([.AI$1];[.$A63])&gt;=65;1;0)" office:value-type="float" office:value="1" calcext:value-type="float">
            <text:p>1</text:p>
          </table:table-cell>
          <table:table-cell table:style-name="ce4" table:formula="of:=IF(MAX([.AJ$1];[.$A63])*3+MIN([.AJ$1];[.$A63])&gt;=65;1;0)" office:value-type="float" office:value="1" calcext:value-type="float">
            <text:p>1</text:p>
          </table:table-cell>
          <table:table-cell table:style-name="ce4" table:formula="of:=IF(MAX([.AK$1];[.$A63])*3+MIN([.AK$1];[.$A63])&gt;=65;1;0)" office:value-type="float" office:value="1" calcext:value-type="float">
            <text:p>1</text:p>
          </table:table-cell>
          <table:table-cell table:style-name="ce4" table:formula="of:=IF(MAX([.AL$1];[.$A63])*3+MIN([.AL$1];[.$A63])&gt;=65;1;0)" office:value-type="float" office:value="1" calcext:value-type="float">
            <text:p>1</text:p>
          </table:table-cell>
          <table:table-cell table:style-name="ce4" table:formula="of:=IF(MAX([.AM$1];[.$A63])*3+MIN([.AM$1];[.$A63])&gt;=65;1;0)" office:value-type="float" office:value="1" calcext:value-type="float">
            <text:p>1</text:p>
          </table:table-cell>
          <table:table-cell table:style-name="ce4" table:formula="of:=IF(MAX([.AN$1];[.$A63])*3+MIN([.AN$1];[.$A63])&gt;=65;1;0)" office:value-type="float" office:value="1" calcext:value-type="float">
            <text:p>1</text:p>
          </table:table-cell>
          <table:table-cell table:style-name="ce4" table:formula="of:=IF(MAX([.AO$1];[.$A63])*3+MIN([.AO$1];[.$A63])&gt;=65;1;0)" office:value-type="float" office:value="1" calcext:value-type="float">
            <text:p>1</text:p>
          </table:table-cell>
          <table:table-cell table:style-name="ce4" table:formula="of:=IF(MAX([.AP$1];[.$A63])*3+MIN([.AP$1];[.$A63])&gt;=65;1;0)" office:value-type="float" office:value="1" calcext:value-type="float">
            <text:p>1</text:p>
          </table:table-cell>
          <table:table-cell table:style-name="ce4" table:formula="of:=IF(MAX([.AQ$1];[.$A63])*3+MIN([.AQ$1];[.$A63])&gt;=65;1;0)" office:value-type="float" office:value="1" calcext:value-type="float">
            <text:p>1</text:p>
          </table:table-cell>
          <table:table-cell table:style-name="ce4" table:formula="of:=IF(MAX([.AR$1];[.$A63])*3+MIN([.AR$1];[.$A63])&gt;=65;1;0)" office:value-type="float" office:value="1" calcext:value-type="float">
            <text:p>1</text:p>
          </table:table-cell>
          <table:table-cell table:style-name="ce4" table:formula="of:=IF(MAX([.AS$1];[.$A63])*3+MIN([.AS$1];[.$A63])&gt;=65;1;0)" office:value-type="float" office:value="1" calcext:value-type="float">
            <text:p>1</text:p>
          </table:table-cell>
          <table:table-cell table:style-name="ce4" table:formula="of:=IF(MAX([.AT$1];[.$A63])*3+MIN([.AT$1];[.$A63])&gt;=65;1;0)" office:value-type="float" office:value="1" calcext:value-type="float">
            <text:p>1</text:p>
          </table:table-cell>
          <table:table-cell table:style-name="ce4" table:formula="of:=IF(MAX([.AU$1];[.$A63])*3+MIN([.AU$1];[.$A63])&gt;=65;1;0)" office:value-type="float" office:value="1" calcext:value-type="float">
            <text:p>1</text:p>
          </table:table-cell>
          <table:table-cell table:style-name="ce4" table:formula="of:=IF(MAX([.AV$1];[.$A63])*3+MIN([.AV$1];[.$A63])&gt;=65;1;0)" office:value-type="float" office:value="1" calcext:value-type="float">
            <text:p>1</text:p>
          </table:table-cell>
          <table:table-cell table:style-name="ce4" table:formula="of:=IF(MAX([.AW$1];[.$A63])*3+MIN([.AW$1];[.$A63])&gt;=65;1;0)" office:value-type="float" office:value="1" calcext:value-type="float">
            <text:p>1</text:p>
          </table:table-cell>
          <table:table-cell table:style-name="ce4" table:formula="of:=IF(MAX([.AX$1];[.$A63])*3+MIN([.AX$1];[.$A63])&gt;=65;1;0)" office:value-type="float" office:value="1" calcext:value-type="float">
            <text:p>1</text:p>
          </table:table-cell>
          <table:table-cell table:style-name="ce4" table:formula="of:=IF(MAX([.AY$1];[.$A63])*3+MIN([.AY$1];[.$A63])&gt;=65;1;0)" office:value-type="float" office:value="1" calcext:value-type="float">
            <text:p>1</text:p>
          </table:table-cell>
          <table:table-cell table:style-name="ce4" table:formula="of:=IF(MAX([.AZ$1];[.$A63])*3+MIN([.AZ$1];[.$A63])&gt;=65;1;0)" office:value-type="float" office:value="1" calcext:value-type="float">
            <text:p>1</text:p>
          </table:table-cell>
          <table:table-cell table:style-name="ce4" table:formula="of:=IF(MAX([.BA$1];[.$A63])*3+MIN([.BA$1];[.$A63])&gt;=65;1;0)" office:value-type="float" office:value="1" calcext:value-type="float">
            <text:p>1</text:p>
          </table:table-cell>
          <table:table-cell table:style-name="ce4" table:formula="of:=IF(MAX([.BB$1];[.$A63])*3+MIN([.BB$1];[.$A63])&gt;=65;1;0)" office:value-type="float" office:value="1" calcext:value-type="float">
            <text:p>1</text:p>
          </table:table-cell>
          <table:table-cell table:style-name="ce4" table:formula="of:=IF(MAX([.BC$1];[.$A63])*3+MIN([.BC$1];[.$A63])&gt;=65;1;0)" office:value-type="float" office:value="1" calcext:value-type="float">
            <text:p>1</text:p>
          </table:table-cell>
          <table:table-cell table:style-name="ce4" table:formula="of:=IF(MAX([.BD$1];[.$A63])*3+MIN([.BD$1];[.$A63])&gt;=65;1;0)" office:value-type="float" office:value="1" calcext:value-type="float">
            <text:p>1</text:p>
          </table:table-cell>
          <table:table-cell table:style-name="ce4" table:formula="of:=IF(MAX([.BE$1];[.$A63])*3+MIN([.BE$1];[.$A63])&gt;=65;1;0)" office:value-type="float" office:value="1" calcext:value-type="float">
            <text:p>1</text:p>
          </table:table-cell>
          <table:table-cell table:style-name="ce4" table:formula="of:=IF(MAX([.BF$1];[.$A63])*3+MIN([.BF$1];[.$A63])&gt;=65;1;0)" office:value-type="float" office:value="1" calcext:value-type="float">
            <text:p>1</text:p>
          </table:table-cell>
          <table:table-cell table:style-name="ce4" table:formula="of:=IF(MAX([.BG$1];[.$A63])*3+MIN([.BG$1];[.$A63])&gt;=65;1;0)" office:value-type="float" office:value="1" calcext:value-type="float">
            <text:p>1</text:p>
          </table:table-cell>
          <table:table-cell table:style-name="ce4" table:formula="of:=IF(MAX([.BH$1];[.$A63])*3+MIN([.BH$1];[.$A63])&gt;=65;1;0)" office:value-type="float" office:value="1" calcext:value-type="float">
            <text:p>1</text:p>
          </table:table-cell>
          <table:table-cell table:style-name="ce4" table:formula="of:=IF(MAX([.BI$1];[.$A63])*3+MIN([.BI$1];[.$A63])&gt;=65;1;0)" office:value-type="float" office:value="1" calcext:value-type="float">
            <text:p>1</text:p>
          </table:table-cell>
          <table:table-cell table:style-name="ce4" table:formula="of:=IF(MAX([.BJ$1];[.$A63])*3+MIN([.BJ$1];[.$A63])&gt;=65;1;0)" office:value-type="float" office:value="1" calcext:value-type="float">
            <text:p>1</text:p>
          </table:table-cell>
          <table:table-cell table:style-name="ce4" table:formula="of:=IF(MAX([.BK$1];[.$A63])*3+MIN([.BK$1];[.$A63])&gt;=65;1;0)" office:value-type="float" office:value="1" calcext:value-type="float">
            <text:p>1</text:p>
          </table:table-cell>
          <table:table-cell table:style-name="ce4" table:formula="of:=IF(MAX([.BL$1];[.$A63])*3+MIN([.BL$1];[.$A63])&gt;=65;1;0)" office:value-type="float" office:value="1" calcext:value-type="float">
            <text:p>1</text:p>
          </table:table-cell>
          <table:table-cell table:style-name="ce4" table:formula="of:=IF(MAX([.BM$1];[.$A63])*3+MIN([.BM$1];[.$A63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table:formula="of:=IF([$д.B64]=0;IF(AND(INDEX([$д.$B$2:.$BM$64];[.$A64]*3;[.B$1])&gt;0;INDEX([$д.$B$2:.$BM$64];[.$A64];[.B$1]*3)&gt;0;INDEX([$д.$B$2:.$BM$64];[.$A64];[.B$1]+1)&gt;0;INDEX([$д.$B$2:.$BM$64];[.$A64]+1;[.B$1])&gt;0);-2;0);[$д.B64])" office:value-type="float" office:value="1" calcext:value-type="float">
            <text:p>1</text:p>
          </table:table-cell>
          <table:table-cell table:style-name="ce1" table:formula="of:=IF([$д.C64]=0;IF(AND(INDEX([$д.$B$2:.$BM$64];[.$A64]*3;[.C$1])&gt;0;INDEX([$д.$B$2:.$BM$64];[.$A64];[.C$1]*3)&gt;0;INDEX([$д.$B$2:.$BM$64];[.$A64];[.C$1]+1)&gt;0;INDEX([$д.$B$2:.$BM$64];[.$A64]+1;[.C$1])&gt;0);-2;0);[$д.C64])" office:value-type="float" office:value="1" calcext:value-type="float">
            <text:p>1</text:p>
          </table:table-cell>
          <table:table-cell table:style-name="ce1" table:formula="of:=IF([$д.D64]=0;IF(AND(INDEX([$д.$B$2:.$BM$64];[.$A64]*3;[.D$1])&gt;0;INDEX([$д.$B$2:.$BM$64];[.$A64];[.D$1]*3)&gt;0;INDEX([$д.$B$2:.$BM$64];[.$A64];[.D$1]+1)&gt;0;INDEX([$д.$B$2:.$BM$64];[.$A64]+1;[.D$1])&gt;0);-2;0);[$д.D64])" office:value-type="float" office:value="1" calcext:value-type="float">
            <text:p>1</text:p>
          </table:table-cell>
          <table:table-cell table:style-name="ce1" table:formula="of:=IF([$д.E64]=0;IF(AND(INDEX([$д.$B$2:.$BM$64];[.$A64]*3;[.E$1])&gt;0;INDEX([$д.$B$2:.$BM$64];[.$A64];[.E$1]*3)&gt;0;INDEX([$д.$B$2:.$BM$64];[.$A64];[.E$1]+1)&gt;0;INDEX([$д.$B$2:.$BM$64];[.$A64]+1;[.E$1])&gt;0);-2;0);[$д.E64])" office:value-type="float" office:value="1" calcext:value-type="float">
            <text:p>1</text:p>
          </table:table-cell>
          <table:table-cell table:style-name="ce1" table:formula="of:=IF([$д.F64]=0;IF(AND(INDEX([$д.$B$2:.$BM$64];[.$A64]*3;[.F$1])&gt;0;INDEX([$д.$B$2:.$BM$64];[.$A64];[.F$1]*3)&gt;0;INDEX([$д.$B$2:.$BM$64];[.$A64];[.F$1]+1)&gt;0;INDEX([$д.$B$2:.$BM$64];[.$A64]+1;[.F$1])&gt;0);-2;0);[$д.F64])" office:value-type="float" office:value="1" calcext:value-type="float">
            <text:p>1</text:p>
          </table:table-cell>
          <table:table-cell table:style-name="ce1" table:formula="of:=IF([$д.G64]=0;IF(AND(INDEX([$д.$B$2:.$BM$64];[.$A64]*3;[.G$1])&gt;0;INDEX([$д.$B$2:.$BM$64];[.$A64];[.G$1]*3)&gt;0;INDEX([$д.$B$2:.$BM$64];[.$A64];[.G$1]+1)&gt;0;INDEX([$д.$B$2:.$BM$64];[.$A64]+1;[.G$1])&gt;0);-2;0);[$д.G64])" office:value-type="float" office:value="1" calcext:value-type="float">
            <text:p>1</text:p>
          </table:table-cell>
          <table:table-cell table:style-name="ce1" table:formula="of:=IF([$д.H64]=0;IF(AND(INDEX([$д.$B$2:.$BM$64];[.$A64]*3;[.H$1])&gt;0;INDEX([$д.$B$2:.$BM$64];[.$A64];[.H$1]*3)&gt;0;INDEX([$д.$B$2:.$BM$64];[.$A64];[.H$1]+1)&gt;0;INDEX([$д.$B$2:.$BM$64];[.$A64]+1;[.H$1])&gt;0);-2;0);[$д.H64])" office:value-type="float" office:value="1" calcext:value-type="float">
            <text:p>1</text:p>
          </table:table-cell>
          <table:table-cell table:style-name="ce1" table:formula="of:=IF([$д.I64]=0;IF(AND(INDEX([$д.$B$2:.$BM$64];[.$A64]*3;[.I$1])&gt;0;INDEX([$д.$B$2:.$BM$64];[.$A64];[.I$1]*3)&gt;0;INDEX([$д.$B$2:.$BM$64];[.$A64];[.I$1]+1)&gt;0;INDEX([$д.$B$2:.$BM$64];[.$A64]+1;[.I$1])&gt;0);-2;0);[$д.I64])" office:value-type="float" office:value="1" calcext:value-type="float">
            <text:p>1</text:p>
          </table:table-cell>
          <table:table-cell table:style-name="ce1" table:formula="of:=IF([$д.J64]=0;IF(AND(INDEX([$д.$B$2:.$BM$64];[.$A64]*3;[.J$1])&gt;0;INDEX([$д.$B$2:.$BM$64];[.$A64];[.J$1]*3)&gt;0;INDEX([$д.$B$2:.$BM$64];[.$A64];[.J$1]+1)&gt;0;INDEX([$д.$B$2:.$BM$64];[.$A64]+1;[.J$1])&gt;0);-2;0);[$д.J64])" office:value-type="float" office:value="1" calcext:value-type="float">
            <text:p>1</text:p>
          </table:table-cell>
          <table:table-cell table:style-name="ce1" table:formula="of:=IF([$д.K64]=0;IF(AND(INDEX([$д.$B$2:.$BM$64];[.$A64]*3;[.K$1])&gt;0;INDEX([$д.$B$2:.$BM$64];[.$A64];[.K$1]*3)&gt;0;INDEX([$д.$B$2:.$BM$64];[.$A64];[.K$1]+1)&gt;0;INDEX([$д.$B$2:.$BM$64];[.$A64]+1;[.K$1])&gt;0);-2;0);[$д.K64])" office:value-type="float" office:value="1" calcext:value-type="float">
            <text:p>1</text:p>
          </table:table-cell>
          <table:table-cell table:style-name="ce1" table:formula="of:=IF([$д.L64]=0;IF(AND(INDEX([$д.$B$2:.$BM$64];[.$A64]*3;[.L$1])&gt;0;INDEX([$д.$B$2:.$BM$64];[.$A64];[.L$1]*3)&gt;0;INDEX([$д.$B$2:.$BM$64];[.$A64];[.L$1]+1)&gt;0;INDEX([$д.$B$2:.$BM$64];[.$A64]+1;[.L$1])&gt;0);-2;0);[$д.L64])" office:value-type="float" office:value="1" calcext:value-type="float">
            <text:p>1</text:p>
          </table:table-cell>
          <table:table-cell table:style-name="ce1" table:formula="of:=IF([$д.M64]=0;IF(AND(INDEX([$д.$B$2:.$BM$64];[.$A64]*3;[.M$1])&gt;0;INDEX([$д.$B$2:.$BM$64];[.$A64];[.M$1]*3)&gt;0;INDEX([$д.$B$2:.$BM$64];[.$A64];[.M$1]+1)&gt;0;INDEX([$д.$B$2:.$BM$64];[.$A64]+1;[.M$1])&gt;0);-2;0);[$д.M64])" office:value-type="float" office:value="1" calcext:value-type="float">
            <text:p>1</text:p>
          </table:table-cell>
          <table:table-cell table:style-name="ce1" table:formula="of:=IF([$д.N64]=0;IF(AND(INDEX([$д.$B$2:.$BM$64];[.$A64]*3;[.N$1])&gt;0;INDEX([$д.$B$2:.$BM$64];[.$A64];[.N$1]*3)&gt;0;INDEX([$д.$B$2:.$BM$64];[.$A64];[.N$1]+1)&gt;0;INDEX([$д.$B$2:.$BM$64];[.$A64]+1;[.N$1])&gt;0);-2;0);[$д.N64])" office:value-type="float" office:value="1" calcext:value-type="float">
            <text:p>1</text:p>
          </table:table-cell>
          <table:table-cell table:style-name="ce1" table:formula="of:=IF([$д.O64]=0;IF(AND(INDEX([$д.$B$2:.$BM$64];[.$A64]*3;[.O$1])&gt;0;INDEX([$д.$B$2:.$BM$64];[.$A64];[.O$1]*3)&gt;0;INDEX([$д.$B$2:.$BM$64];[.$A64];[.O$1]+1)&gt;0;INDEX([$д.$B$2:.$BM$64];[.$A64]+1;[.O$1])&gt;0);-2;0);[$д.O64])" office:value-type="float" office:value="1" calcext:value-type="float">
            <text:p>1</text:p>
          </table:table-cell>
          <table:table-cell table:style-name="ce1" table:formula="of:=IF([$д.P64]=0;IF(AND(INDEX([$д.$B$2:.$BM$64];[.$A64]*3;[.P$1])&gt;0;INDEX([$д.$B$2:.$BM$64];[.$A64];[.P$1]*3)&gt;0;INDEX([$д.$B$2:.$BM$64];[.$A64];[.P$1]+1)&gt;0;INDEX([$д.$B$2:.$BM$64];[.$A64]+1;[.P$1])&gt;0);-2;0);[$д.P64])" office:value-type="float" office:value="1" calcext:value-type="float">
            <text:p>1</text:p>
          </table:table-cell>
          <table:table-cell table:style-name="ce1" table:formula="of:=IF([$д.Q64]=0;IF(AND(INDEX([$д.$B$2:.$BM$64];[.$A64]*3;[.Q$1])&gt;0;INDEX([$д.$B$2:.$BM$64];[.$A64];[.Q$1]*3)&gt;0;INDEX([$д.$B$2:.$BM$64];[.$A64];[.Q$1]+1)&gt;0;INDEX([$д.$B$2:.$BM$64];[.$A64]+1;[.Q$1])&gt;0);-2;0);[$д.Q64])" office:value-type="float" office:value="1" calcext:value-type="float">
            <text:p>1</text:p>
          </table:table-cell>
          <table:table-cell table:style-name="ce1" table:formula="of:=IF([$д.R64]=0;IF(AND(INDEX([$д.$B$2:.$BM$64];[.$A64]*3;[.R$1])&gt;0;INDEX([$д.$B$2:.$BM$64];[.$A64];[.R$1]*3)&gt;0;INDEX([$д.$B$2:.$BM$64];[.$A64];[.R$1]+1)&gt;0;INDEX([$д.$B$2:.$BM$64];[.$A64]+1;[.R$1])&gt;0);-2;0);[$д.R64])" office:value-type="float" office:value="1" calcext:value-type="float">
            <text:p>1</text:p>
          </table:table-cell>
          <table:table-cell table:style-name="ce1" table:formula="of:=IF([$д.S64]=0;IF(AND(INDEX([$д.$B$2:.$BM$64];[.$A64]*3;[.S$1])&gt;0;INDEX([$д.$B$2:.$BM$64];[.$A64];[.S$1]*3)&gt;0;INDEX([$д.$B$2:.$BM$64];[.$A64];[.S$1]+1)&gt;0;INDEX([$д.$B$2:.$BM$64];[.$A64]+1;[.S$1])&gt;0);-2;0);[$д.S64])" office:value-type="float" office:value="1" calcext:value-type="float">
            <text:p>1</text:p>
          </table:table-cell>
          <table:table-cell table:style-name="ce1" table:formula="of:=IF([$д.T64]=0;IF(AND(INDEX([$д.$B$2:.$BM$64];[.$A64]*3;[.T$1])&gt;0;INDEX([$д.$B$2:.$BM$64];[.$A64];[.T$1]*3)&gt;0;INDEX([$д.$B$2:.$BM$64];[.$A64];[.T$1]+1)&gt;0;INDEX([$д.$B$2:.$BM$64];[.$A64]+1;[.T$1])&gt;0);-2;0);[$д.T64])" office:value-type="float" office:value="1" calcext:value-type="float">
            <text:p>1</text:p>
          </table:table-cell>
          <table:table-cell table:style-name="ce1" table:formula="of:=IF([$д.U64]=0;IF(AND(INDEX([$д.$B$2:.$BM$64];[.$A64]*3;[.U$1])&gt;0;INDEX([$д.$B$2:.$BM$64];[.$A64];[.U$1]*3)&gt;0;INDEX([$д.$B$2:.$BM$64];[.$A64];[.U$1]+1)&gt;0;INDEX([$д.$B$2:.$BM$64];[.$A64]+1;[.U$1])&gt;0);-2;0);[$д.U64])" office:value-type="float" office:value="1" calcext:value-type="float">
            <text:p>1</text:p>
          </table:table-cell>
          <table:table-cell table:style-name="ce2" table:formula="of:=IF([$д.V64]=0;IF(OR(INDEX([$д.$B$2:.$BM$64];[.$A64]*3;[.V$1])&lt;0;INDEX([$д.$B$2:.$BM$64];[.$A64];[.V$1]*3)&lt;0;INDEX([$д.$B$2:.$BM$64];[.$A64];[.V$1]+1)&lt;0;INDEX([$д.$B$2:.$BM$64];[.$A64]+1;[.V$1])&lt;0);2;0);[$д.V64])" office:value-type="float" office:value="1" calcext:value-type="float">
            <text:p>1</text:p>
          </table:table-cell>
          <table:table-cell table:style-name="ce3" table:formula="of:=IF([$д.W64]=0;IF(AND(INDEX([$д.$B$2:.$BM$64];[.$A64]*3;[.W$1])&gt;0;INDEX([$д.$B$2:.$BM$64];[.$A64];[.W$1]*3)&gt;0;INDEX([$д.$B$2:.$BM$64];[.$A64];[.W$1]+1)&gt;0;INDEX([$д.$B$2:.$BM$64];[.$A64]+1;[.W$1])&gt;0);-1;0);[$д.W64])" office:value-type="float" office:value="1" calcext:value-type="float">
            <text:p>1</text:p>
          </table:table-cell>
          <table:table-cell table:style-name="ce4" table:formula="of:=IF([$д.X64]=0;IF(OR(INDEX([$д.$B$2:.$BM$64];[.$A64]*3;[.X$1])&gt;0;INDEX([$д.$B$2:.$BM$64];[.$A64];[.X$1]*3)&gt;0;INDEX([$д.$B$2:.$BM$64];[.$A64];[.X$1]+1)&gt;0;INDEX([$д.$B$2:.$BM$64];[.$A64]+1;[.X$1])&gt;0);-1;0);[$д.X64])" office:value-type="float" office:value="1" calcext:value-type="float">
            <text:p>1</text:p>
          </table:table-cell>
          <table:table-cell table:style-name="ce4" table:formula="of:=IF([$д.Y64]=0;IF(OR(INDEX([$д.$B$2:.$BM$64];[.$A64]*3;[.Y$1])&gt;0;INDEX([$д.$B$2:.$BM$64];[.$A64];[.Y$1]*3)&gt;0;INDEX([$д.$B$2:.$BM$64];[.$A64];[.Y$1]+1)&gt;0;INDEX([$д.$B$2:.$BM$64];[.$A64]+1;[.Y$1])&gt;0);-1;0);[$д.Y64])" office:value-type="float" office:value="1" calcext:value-type="float">
            <text:p>1</text:p>
          </table:table-cell>
          <table:table-cell table:style-name="ce4" table:formula="of:=IF([$д.Z64]=0;IF(OR(INDEX([$д.$B$2:.$BM$64];[.$A64]*3;[.Z$1])&gt;0;INDEX([$д.$B$2:.$BM$64];[.$A64];[.Z$1]*3)&gt;0;INDEX([$д.$B$2:.$BM$64];[.$A64];[.Z$1]+1)&gt;0;INDEX([$д.$B$2:.$BM$64];[.$A64]+1;[.Z$1])&gt;0);-1;0);[$д.Z64])" office:value-type="float" office:value="1" calcext:value-type="float">
            <text:p>1</text:p>
          </table:table-cell>
          <table:table-cell table:style-name="ce4" table:formula="of:=IF([$д.AA64]=0;IF(OR(INDEX([$д.$B$2:.$BM$64];[.$A64]*3;[.AA$1])&gt;0;INDEX([$д.$B$2:.$BM$64];[.$A64];[.AA$1]*3)&gt;0;INDEX([$д.$B$2:.$BM$64];[.$A64];[.AA$1]+1)&gt;0;INDEX([$д.$B$2:.$BM$64];[.$A64]+1;[.AA$1])&gt;0);-1;0);[$д.AA64])" office:value-type="float" office:value="1" calcext:value-type="float">
            <text:p>1</text:p>
          </table:table-cell>
          <table:table-cell table:style-name="ce4" table:formula="of:=IF([$д.AB64]=0;IF(OR(INDEX([$д.$B$2:.$BM$64];[.$A64]*3;[.AB$1])&gt;0;INDEX([$д.$B$2:.$BM$64];[.$A64];[.AB$1]*3)&gt;0;INDEX([$д.$B$2:.$BM$64];[.$A64];[.AB$1]+1)&gt;0;INDEX([$д.$B$2:.$BM$64];[.$A64]+1;[.AB$1])&gt;0);-1;0);[$д.AB64])" office:value-type="float" office:value="1" calcext:value-type="float">
            <text:p>1</text:p>
          </table:table-cell>
          <table:table-cell table:style-name="ce4" table:formula="of:=IF([$д.AC64]=0;IF(OR(INDEX([$д.$B$2:.$BM$64];[.$A64]*3;[.AC$1])&gt;0;INDEX([$д.$B$2:.$BM$64];[.$A64];[.AC$1]*3)&gt;0;INDEX([$д.$B$2:.$BM$64];[.$A64];[.AC$1]+1)&gt;0;INDEX([$д.$B$2:.$BM$64];[.$A64]+1;[.AC$1])&gt;0);-1;0);[$д.AC64])" office:value-type="float" office:value="1" calcext:value-type="float">
            <text:p>1</text:p>
          </table:table-cell>
          <table:table-cell table:style-name="ce4" table:formula="of:=IF(MAX([.AD$1];[.$A64])*3+MIN([.AD$1];[.$A64])&gt;=65;1;0)" office:value-type="float" office:value="1" calcext:value-type="float">
            <text:p>1</text:p>
          </table:table-cell>
          <table:table-cell table:style-name="ce4" table:formula="of:=IF(MAX([.AE$1];[.$A64])*3+MIN([.AE$1];[.$A64])&gt;=65;1;0)" office:value-type="float" office:value="1" calcext:value-type="float">
            <text:p>1</text:p>
          </table:table-cell>
          <table:table-cell table:style-name="ce4" table:formula="of:=IF(MAX([.AF$1];[.$A64])*3+MIN([.AF$1];[.$A64])&gt;=65;1;0)" office:value-type="float" office:value="1" calcext:value-type="float">
            <text:p>1</text:p>
          </table:table-cell>
          <table:table-cell table:style-name="ce4" table:formula="of:=IF(MAX([.AG$1];[.$A64])*3+MIN([.AG$1];[.$A64])&gt;=65;1;0)" office:value-type="float" office:value="1" calcext:value-type="float">
            <text:p>1</text:p>
          </table:table-cell>
          <table:table-cell table:style-name="ce4" table:formula="of:=IF(MAX([.AH$1];[.$A64])*3+MIN([.AH$1];[.$A64])&gt;=65;1;0)" office:value-type="float" office:value="1" calcext:value-type="float">
            <text:p>1</text:p>
          </table:table-cell>
          <table:table-cell table:style-name="ce4" table:formula="of:=IF(MAX([.AI$1];[.$A64])*3+MIN([.AI$1];[.$A64])&gt;=65;1;0)" office:value-type="float" office:value="1" calcext:value-type="float">
            <text:p>1</text:p>
          </table:table-cell>
          <table:table-cell table:style-name="ce4" table:formula="of:=IF(MAX([.AJ$1];[.$A64])*3+MIN([.AJ$1];[.$A64])&gt;=65;1;0)" office:value-type="float" office:value="1" calcext:value-type="float">
            <text:p>1</text:p>
          </table:table-cell>
          <table:table-cell table:style-name="ce4" table:formula="of:=IF(MAX([.AK$1];[.$A64])*3+MIN([.AK$1];[.$A64])&gt;=65;1;0)" office:value-type="float" office:value="1" calcext:value-type="float">
            <text:p>1</text:p>
          </table:table-cell>
          <table:table-cell table:style-name="ce4" table:formula="of:=IF(MAX([.AL$1];[.$A64])*3+MIN([.AL$1];[.$A64])&gt;=65;1;0)" office:value-type="float" office:value="1" calcext:value-type="float">
            <text:p>1</text:p>
          </table:table-cell>
          <table:table-cell table:style-name="ce4" table:formula="of:=IF(MAX([.AM$1];[.$A64])*3+MIN([.AM$1];[.$A64])&gt;=65;1;0)" office:value-type="float" office:value="1" calcext:value-type="float">
            <text:p>1</text:p>
          </table:table-cell>
          <table:table-cell table:style-name="ce4" table:formula="of:=IF(MAX([.AN$1];[.$A64])*3+MIN([.AN$1];[.$A64])&gt;=65;1;0)" office:value-type="float" office:value="1" calcext:value-type="float">
            <text:p>1</text:p>
          </table:table-cell>
          <table:table-cell table:style-name="ce4" table:formula="of:=IF(MAX([.AO$1];[.$A64])*3+MIN([.AO$1];[.$A64])&gt;=65;1;0)" office:value-type="float" office:value="1" calcext:value-type="float">
            <text:p>1</text:p>
          </table:table-cell>
          <table:table-cell table:style-name="ce4" table:formula="of:=IF(MAX([.AP$1];[.$A64])*3+MIN([.AP$1];[.$A64])&gt;=65;1;0)" office:value-type="float" office:value="1" calcext:value-type="float">
            <text:p>1</text:p>
          </table:table-cell>
          <table:table-cell table:style-name="ce4" table:formula="of:=IF(MAX([.AQ$1];[.$A64])*3+MIN([.AQ$1];[.$A64])&gt;=65;1;0)" office:value-type="float" office:value="1" calcext:value-type="float">
            <text:p>1</text:p>
          </table:table-cell>
          <table:table-cell table:style-name="ce4" table:formula="of:=IF(MAX([.AR$1];[.$A64])*3+MIN([.AR$1];[.$A64])&gt;=65;1;0)" office:value-type="float" office:value="1" calcext:value-type="float">
            <text:p>1</text:p>
          </table:table-cell>
          <table:table-cell table:style-name="ce4" table:formula="of:=IF(MAX([.AS$1];[.$A64])*3+MIN([.AS$1];[.$A64])&gt;=65;1;0)" office:value-type="float" office:value="1" calcext:value-type="float">
            <text:p>1</text:p>
          </table:table-cell>
          <table:table-cell table:style-name="ce4" table:formula="of:=IF(MAX([.AT$1];[.$A64])*3+MIN([.AT$1];[.$A64])&gt;=65;1;0)" office:value-type="float" office:value="1" calcext:value-type="float">
            <text:p>1</text:p>
          </table:table-cell>
          <table:table-cell table:style-name="ce4" table:formula="of:=IF(MAX([.AU$1];[.$A64])*3+MIN([.AU$1];[.$A64])&gt;=65;1;0)" office:value-type="float" office:value="1" calcext:value-type="float">
            <text:p>1</text:p>
          </table:table-cell>
          <table:table-cell table:style-name="ce4" table:formula="of:=IF(MAX([.AV$1];[.$A64])*3+MIN([.AV$1];[.$A64])&gt;=65;1;0)" office:value-type="float" office:value="1" calcext:value-type="float">
            <text:p>1</text:p>
          </table:table-cell>
          <table:table-cell table:style-name="ce4" table:formula="of:=IF(MAX([.AW$1];[.$A64])*3+MIN([.AW$1];[.$A64])&gt;=65;1;0)" office:value-type="float" office:value="1" calcext:value-type="float">
            <text:p>1</text:p>
          </table:table-cell>
          <table:table-cell table:style-name="ce4" table:formula="of:=IF(MAX([.AX$1];[.$A64])*3+MIN([.AX$1];[.$A64])&gt;=65;1;0)" office:value-type="float" office:value="1" calcext:value-type="float">
            <text:p>1</text:p>
          </table:table-cell>
          <table:table-cell table:style-name="ce4" table:formula="of:=IF(MAX([.AY$1];[.$A64])*3+MIN([.AY$1];[.$A64])&gt;=65;1;0)" office:value-type="float" office:value="1" calcext:value-type="float">
            <text:p>1</text:p>
          </table:table-cell>
          <table:table-cell table:style-name="ce4" table:formula="of:=IF(MAX([.AZ$1];[.$A64])*3+MIN([.AZ$1];[.$A64])&gt;=65;1;0)" office:value-type="float" office:value="1" calcext:value-type="float">
            <text:p>1</text:p>
          </table:table-cell>
          <table:table-cell table:style-name="ce4" table:formula="of:=IF(MAX([.BA$1];[.$A64])*3+MIN([.BA$1];[.$A64])&gt;=65;1;0)" office:value-type="float" office:value="1" calcext:value-type="float">
            <text:p>1</text:p>
          </table:table-cell>
          <table:table-cell table:style-name="ce4" table:formula="of:=IF(MAX([.BB$1];[.$A64])*3+MIN([.BB$1];[.$A64])&gt;=65;1;0)" office:value-type="float" office:value="1" calcext:value-type="float">
            <text:p>1</text:p>
          </table:table-cell>
          <table:table-cell table:style-name="ce4" table:formula="of:=IF(MAX([.BC$1];[.$A64])*3+MIN([.BC$1];[.$A64])&gt;=65;1;0)" office:value-type="float" office:value="1" calcext:value-type="float">
            <text:p>1</text:p>
          </table:table-cell>
          <table:table-cell table:style-name="ce4" table:formula="of:=IF(MAX([.BD$1];[.$A64])*3+MIN([.BD$1];[.$A64])&gt;=65;1;0)" office:value-type="float" office:value="1" calcext:value-type="float">
            <text:p>1</text:p>
          </table:table-cell>
          <table:table-cell table:style-name="ce4" table:formula="of:=IF(MAX([.BE$1];[.$A64])*3+MIN([.BE$1];[.$A64])&gt;=65;1;0)" office:value-type="float" office:value="1" calcext:value-type="float">
            <text:p>1</text:p>
          </table:table-cell>
          <table:table-cell table:style-name="ce4" table:formula="of:=IF(MAX([.BF$1];[.$A64])*3+MIN([.BF$1];[.$A64])&gt;=65;1;0)" office:value-type="float" office:value="1" calcext:value-type="float">
            <text:p>1</text:p>
          </table:table-cell>
          <table:table-cell table:style-name="ce4" table:formula="of:=IF(MAX([.BG$1];[.$A64])*3+MIN([.BG$1];[.$A64])&gt;=65;1;0)" office:value-type="float" office:value="1" calcext:value-type="float">
            <text:p>1</text:p>
          </table:table-cell>
          <table:table-cell table:style-name="ce4" table:formula="of:=IF(MAX([.BH$1];[.$A64])*3+MIN([.BH$1];[.$A64])&gt;=65;1;0)" office:value-type="float" office:value="1" calcext:value-type="float">
            <text:p>1</text:p>
          </table:table-cell>
          <table:table-cell table:style-name="ce4" table:formula="of:=IF(MAX([.BI$1];[.$A64])*3+MIN([.BI$1];[.$A64])&gt;=65;1;0)" office:value-type="float" office:value="1" calcext:value-type="float">
            <text:p>1</text:p>
          </table:table-cell>
          <table:table-cell table:style-name="ce4" table:formula="of:=IF(MAX([.BJ$1];[.$A64])*3+MIN([.BJ$1];[.$A64])&gt;=65;1;0)" office:value-type="float" office:value="1" calcext:value-type="float">
            <text:p>1</text:p>
          </table:table-cell>
          <table:table-cell table:style-name="ce4" table:formula="of:=IF(MAX([.BK$1];[.$A64])*3+MIN([.BK$1];[.$A64])&gt;=65;1;0)" office:value-type="float" office:value="1" calcext:value-type="float">
            <text:p>1</text:p>
          </table:table-cell>
          <table:table-cell table:style-name="ce4" table:formula="of:=IF(MAX([.BL$1];[.$A64])*3+MIN([.BL$1];[.$A64])&gt;=65;1;0)" office:value-type="float" office:value="1" calcext:value-type="float">
            <text:p>1</text:p>
          </table:table-cell>
          <table:table-cell table:style-name="ce4" table:formula="of:=IF(MAX([.BM$1];[.$A64])*3+MIN([.BM$1];[.$A64])&gt;=65;1;0)" office:value-type="float" office:value="1" calcext:value-type="float">
            <text:p>1</text:p>
          </table:table-cell>
          <table:table-cell table:style-name="Default" table:number-columns-repeated="16319"/>
        </table:table-row>
        <table:table-row table:style-name="ro1" table:number-rows-repeated="1048511">
          <table:table-cell table:number-columns-repeated="65"/>
          <table:table-cell table:style-name="Default" table:number-columns-repeated="16319"/>
        </table:table-row>
        <table:table-row table:style-name="ro1">
          <table:table-cell table:number-columns-repeated="65"/>
          <table:table-cell table:style-name="Default" table:number-columns-repeated="16319"/>
        </table:table-row>
        <calcext:conditional-formats>
          <calcext:conditional-format calcext:target-range-address="Лист1.B2:Лист1.BM64">
            <calcext:condition calcext:apply-style-name="Good" calcext:value="=1" calcext:base-cell-address="Лист1.B2"/>
          </calcext:conditional-format>
          <calcext:conditional-format calcext:target-range-address="Лист1.B2:Лист1.W64">
            <calcext:condition calcext:apply-style-name="Bad" calcext:value="=-1" calcext:base-cell-address="Лист1.B2"/>
          </calcext:conditional-format>
          <calcext:conditional-format calcext:target-range-address="Лист1.B2:Лист1.V64">
            <calcext:condition calcext:apply-style-name="Без имени1" calcext:value="=2" calcext:base-cell-address="Лист1.B2"/>
          </calcext:conditional-format>
          <calcext:conditional-format calcext:target-range-address="Лист1.B2:Лист1.U64">
            <calcext:condition calcext:apply-style-name="Error" calcext:value="=-2" calcext:base-cell-address="Лист1.B2"/>
          </calcext:conditional-format>
        </calcext:conditional-formats>
      </table:table>
      <table:table table:name="д" table:style-name="ta1">
        <table:table-column table:style-name="co2" table:number-columns-repeated="16384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631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0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table:number-columns-repeated="63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6319"/>
        </table:table-row>
        <table:table-row table:style-name="ro2" table:number-rows-repeated="104851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729fcf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7T22:58:10.195679100</meta:creation-date>
    <dc:date>2026-05-07T23:15:33.400052600</dc:date>
    <meta:editing-duration>PT7M8S</meta:editing-duration>
    <meta:editing-cycles>1</meta:editing-cycles>
    <meta:document-statistic meta:table-count="2" meta:cell-count="8318" meta:object-count="0"/>
    <meta:generator>LibreOffice/26.2.1.2$Windows_X86_64 LibreOffice_project/620$Build-2</meta:generator>
  </office:meta>
</office:document-meta>
</file>